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iso_code</text:p>
          </table:table-cell>
          <table:table-cell table:style-name="ce1" office:value-type="date" office:date-value="2021-12-01" calcext:value-type="date">
            <text:p>2021-12-01</text:p>
          </table:table-cell>
          <table:table-cell table:style-name="ce1" office:value-type="date" office:date-value="2021-12-02" calcext:value-type="date">
            <text:p>2021-12-02</text:p>
          </table:table-cell>
          <table:table-cell table:style-name="ce1" office:value-type="date" office:date-value="2021-12-03" calcext:value-type="date">
            <text:p>2021-12-03</text:p>
          </table:table-cell>
          <table:table-cell table:style-name="ce1" office:value-type="date" office:date-value="2021-12-04" calcext:value-type="date">
            <text:p>2021-12-04</text:p>
          </table:table-cell>
          <table:table-cell table:style-name="ce1" office:value-type="date" office:date-value="2021-12-05" calcext:value-type="date">
            <text:p>2021-12-05</text:p>
          </table:table-cell>
          <table:table-cell table:style-name="ce1" office:value-type="date" office:date-value="2021-12-06" calcext:value-type="date">
            <text:p>2021-12-06</text:p>
          </table:table-cell>
          <table:table-cell table:style-name="ce1" office:value-type="date" office:date-value="2021-12-07" calcext:value-type="date">
            <text:p>2021-12-07</text:p>
          </table:table-cell>
          <table:table-cell table:style-name="ce1" office:value-type="date" office:date-value="2021-12-08" calcext:value-type="date">
            <text:p>2021-12-08</text:p>
          </table:table-cell>
          <table:table-cell table:style-name="ce1" office:value-type="date" office:date-value="2021-12-09" calcext:value-type="date">
            <text:p>2021-12-09</text:p>
          </table:table-cell>
          <table:table-cell table:style-name="ce1" office:value-type="date" office:date-value="2021-12-10" calcext:value-type="date">
            <text:p>2021-12-10</text:p>
          </table:table-cell>
          <table:table-cell table:style-name="ce1" office:value-type="date" office:date-value="2021-12-11" calcext:value-type="date">
            <text:p>2021-12-11</text:p>
          </table:table-cell>
          <table:table-cell table:style-name="ce1" office:value-type="date" office:date-value="2021-12-12" calcext:value-type="date">
            <text:p>2021-12-12</text:p>
          </table:table-cell>
          <table:table-cell table:style-name="ce1" office:value-type="date" office:date-value="2021-12-13" calcext:value-type="date">
            <text:p>2021-12-13</text:p>
          </table:table-cell>
          <table:table-cell table:style-name="ce1" office:value-type="date" office:date-value="2021-12-14" calcext:value-type="date">
            <text:p>2021-12-14</text:p>
          </table:table-cell>
          <table:table-cell table:style-name="ce1" office:value-type="date" office:date-value="2021-12-15" calcext:value-type="date">
            <text:p>2021-12-15</text:p>
          </table:table-cell>
          <table:table-cell table:style-name="ce1" office:value-type="date" office:date-value="2021-12-16" calcext:value-type="date">
            <text:p>2021-12-16</text:p>
          </table:table-cell>
          <table:table-cell table:style-name="ce1" office:value-type="date" office:date-value="2021-12-17" calcext:value-type="date">
            <text:p>2021-12-17</text:p>
          </table:table-cell>
          <table:table-cell table:style-name="ce1" office:value-type="date" office:date-value="2021-12-18" calcext:value-type="date">
            <text:p>2021-12-18</text:p>
          </table:table-cell>
          <table:table-cell table:style-name="ce1" office:value-type="date" office:date-value="2021-12-19" calcext:value-type="date">
            <text:p>2021-12-19</text:p>
          </table:table-cell>
          <table:table-cell table:style-name="ce1" office:value-type="date" office:date-value="2021-12-20" calcext:value-type="date">
            <text:p>2021-12-20</text:p>
          </table:table-cell>
          <table:table-cell table:style-name="ce1" office:value-type="date" office:date-value="2021-12-21" calcext:value-type="date">
            <text:p>2021-12-21</text:p>
          </table:table-cell>
          <table:table-cell table:style-name="ce1" office:value-type="date" office:date-value="2021-12-22" calcext:value-type="date">
            <text:p>2021-12-22</text:p>
          </table:table-cell>
          <table:table-cell table:style-name="ce1" office:value-type="date" office:date-value="2021-12-23" calcext:value-type="date">
            <text:p>2021-12-23</text:p>
          </table:table-cell>
          <table:table-cell table:style-name="ce1" office:value-type="date" office:date-value="2021-12-24" calcext:value-type="date">
            <text:p>2021-12-24</text:p>
          </table:table-cell>
          <table:table-cell table:style-name="ce1" office:value-type="date" office:date-value="2021-12-25" calcext:value-type="date">
            <text:p>2021-12-25</text:p>
          </table:table-cell>
          <table:table-cell table:style-name="ce1" office:value-type="date" office:date-value="2021-12-26" calcext:value-type="date">
            <text:p>2021-12-26</text:p>
          </table:table-cell>
          <table:table-cell table:style-name="ce1" office:value-type="date" office:date-value="2021-12-27" calcext:value-type="date">
            <text:p>2021-12-27</text:p>
          </table:table-cell>
          <table:table-cell table:style-name="ce1" office:value-type="date" office:date-value="2021-12-28" calcext:value-type="date">
            <text:p>2021-12-28</text:p>
          </table:table-cell>
          <table:table-cell table:style-name="ce1" office:value-type="date" office:date-value="2021-12-29" calcext:value-type="date">
            <text:p>2021-12-29</text:p>
          </table:table-cell>
          <table:table-cell table:style-name="ce1" office:value-type="date" office:date-value="2021-12-30" calcext:value-type="date">
            <text:p>2021-12-30</text:p>
          </table:table-cell>
          <table:table-cell table:style-name="ce1" office:value-type="date" office:date-value="2021-12-31" calcext:value-type="date">
            <text:p>2021-12-31</text:p>
          </table:table-cell>
          <table:table-cell table:style-name="ce1" office:value-type="date" office:date-value="2022-01-01" calcext:value-type="date">
            <text:p>2022-01-01</text:p>
          </table:table-cell>
          <table:table-cell table:style-name="ce1" office:value-type="date" office:date-value="2022-01-02" calcext:value-type="date">
            <text:p>2022-01-02</text:p>
          </table:table-cell>
          <table:table-cell table:style-name="ce1" office:value-type="date" office:date-value="2022-01-03" calcext:value-type="date">
            <text:p>2022-01-03</text:p>
          </table:table-cell>
          <table:table-cell table:style-name="ce1" office:value-type="date" office:date-value="2022-01-04" calcext:value-type="date">
            <text:p>2022-01-04</text:p>
          </table:table-cell>
          <table:table-cell table:style-name="ce1" office:value-type="date" office:date-value="2022-01-05" calcext:value-type="date">
            <text:p>2022-01-05</text:p>
          </table:table-cell>
          <table:table-cell table:style-name="ce1" office:value-type="date" office:date-value="2022-01-06" calcext:value-type="date">
            <text:p>2022-01-06</text:p>
          </table:table-cell>
          <table:table-cell table:style-name="ce1" office:value-type="date" office:date-value="2022-01-07" calcext:value-type="date">
            <text:p>2022-01-07</text:p>
          </table:table-cell>
          <table:table-cell table:style-name="ce1" office:value-type="date" office:date-value="2022-01-08" calcext:value-type="date">
            <text:p>2022-01-08</text:p>
          </table:table-cell>
          <table:table-cell table:style-name="ce1" office:value-type="date" office:date-value="2022-01-09" calcext:value-type="date">
            <text:p>2022-01-09</text:p>
          </table:table-cell>
          <table:table-cell office:value-type="string" calcext:value-type="string">
            <text:p>fullvac</text:p>
          </table:table-cell>
          <table:table-cell office:value-type="string" calcext:value-type="string">
            <text:p>boosters</text:p>
          </table:table-cell>
        </table:table-row>
        <table:table-row table:style-name="ro1">
          <table:table-cell office:value-type="string" calcext:value-type="string">
            <text:p>ABW</text:p>
          </table:table-cell>
          <table:table-cell office:value-type="float" office:value="167.918" calcext:value-type="float">
            <text:p>167.918</text:p>
          </table:table-cell>
          <table:table-cell office:value-type="float" office:value="171.916" calcext:value-type="float">
            <text:p>171.916</text:p>
          </table:table-cell>
          <table:table-cell office:value-type="float" office:value="163.92" calcext:value-type="float">
            <text:p>163.92</text:p>
          </table:table-cell>
          <table:table-cell office:value-type="float" office:value="159.922" calcext:value-type="float">
            <text:p>159.922</text:p>
          </table:table-cell>
          <table:table-cell office:value-type="float" office:value="167.918" calcext:value-type="float">
            <text:p>167.918</text:p>
          </table:table-cell>
          <table:table-cell office:value-type="float" office:value="153.259" calcext:value-type="float">
            <text:p>153.259</text:p>
          </table:table-cell>
          <table:table-cell office:value-type="float" office:value="173.249" calcext:value-type="float">
            <text:p>173.249</text:p>
          </table:table-cell>
          <table:table-cell office:value-type="float" office:value="177.247" calcext:value-type="float">
            <text:p>177.247</text:p>
          </table:table-cell>
          <table:table-cell office:value-type="float" office:value="185.243" calcext:value-type="float">
            <text:p>185.243</text:p>
          </table:table-cell>
          <table:table-cell office:value-type="float" office:value="179.912" calcext:value-type="float">
            <text:p>179.912</text:p>
          </table:table-cell>
          <table:table-cell table:number-columns-repeated="3" office:value-type="float" office:value="190.574" calcext:value-type="float">
            <text:p>190.574</text:p>
          </table:table-cell>
          <table:table-cell office:value-type="float" office:value="215.895" calcext:value-type="float">
            <text:p>215.895</text:p>
          </table:table-cell>
          <table:table-cell office:value-type="float" office:value="223.891" calcext:value-type="float">
            <text:p>223.891</text:p>
          </table:table-cell>
          <table:table-cell office:value-type="float" office:value="246.547" calcext:value-type="float">
            <text:p>246.547</text:p>
          </table:table-cell>
          <table:table-cell office:value-type="float" office:value="269.202" calcext:value-type="float">
            <text:p>269.202</text:p>
          </table:table-cell>
          <table:table-cell office:value-type="float" office:value="270.535" calcext:value-type="float">
            <text:p>270.535</text:p>
          </table:table-cell>
          <table:table-cell office:value-type="float" office:value="285.195" calcext:value-type="float">
            <text:p>285.195</text:p>
          </table:table-cell>
          <table:table-cell office:value-type="float" office:value="339.835" calcext:value-type="float">
            <text:p>339.835</text:p>
          </table:table-cell>
          <table:table-cell office:value-type="float" office:value="365.156" calcext:value-type="float">
            <text:p>365.156</text:p>
          </table:table-cell>
          <table:table-cell office:value-type="float" office:value="490.428" calcext:value-type="float">
            <text:p>490.428</text:p>
          </table:table-cell>
          <table:table-cell office:value-type="float" office:value="598.375" calcext:value-type="float">
            <text:p>598.375</text:p>
          </table:table-cell>
          <table:table-cell office:value-type="float" office:value="763.628" calcext:value-type="float">
            <text:p>763.628</text:p>
          </table:table-cell>
          <table:table-cell office:value-type="float" office:value="962.198" calcext:value-type="float">
            <text:p>962.198</text:p>
          </table:table-cell>
          <table:table-cell office:value-type="float" office:value="1120.788" calcext:value-type="float">
            <text:p>1120.788</text:p>
          </table:table-cell>
          <table:table-cell office:value-type="float" office:value="1396.654" calcext:value-type="float">
            <text:p>1396.654</text:p>
          </table:table-cell>
          <table:table-cell office:value-type="float" office:value="1905.739" calcext:value-type="float">
            <text:p>1905.739</text:p>
          </table:table-cell>
          <table:table-cell office:value-type="float" office:value="2638.716" calcext:value-type="float">
            <text:p>2638.716</text:p>
          </table:table-cell>
          <table:table-cell office:value-type="float" office:value="3403.677" calcext:value-type="float">
            <text:p>3403.677</text:p>
          </table:table-cell>
          <table:table-cell office:value-type="float" office:value="4180.632" calcext:value-type="float">
            <text:p>4180.632</text:p>
          </table:table-cell>
          <table:table-cell office:value-type="float" office:value="4640.408" calcext:value-type="float">
            <text:p>4640.408</text:p>
          </table:table-cell>
          <table:table-cell office:value-type="float" office:value="5094.854" calcext:value-type="float">
            <text:p>5094.854</text:p>
          </table:table-cell>
          <table:table-cell office:value-type="float" office:value="5495.992" calcext:value-type="float">
            <text:p>5495.992</text:p>
          </table:table-cell>
          <table:table-cell office:value-type="float" office:value="6260.953" calcext:value-type="float">
            <text:p>6260.953</text:p>
          </table:table-cell>
          <table:table-cell office:value-type="float" office:value="6915.301" calcext:value-type="float">
            <text:p>6915.301</text:p>
          </table:table-cell>
          <table:table-cell office:value-type="float" office:value="7376.41" calcext:value-type="float">
            <text:p>7376.41</text:p>
          </table:table-cell>
          <table:table-cell office:value-type="float" office:value="7602.967" calcext:value-type="float">
            <text:p>7602.967</text:p>
          </table:table-cell>
          <table:table-cell office:value-type="float" office:value="7842.85" calcext:value-type="float">
            <text:p>7842.85</text:p>
          </table:table-cell>
          <table:table-cell office:value-type="float" office:value="7890.826" calcext:value-type="float">
            <text:p>7890.826</text:p>
          </table:table-cell>
          <table:table-cell office:value-type="float" office:value="79.12" calcext:value-type="float">
            <text:p>79.12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office:value-type="float" office:value="1.173" calcext:value-type="float">
            <text:p>1.173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.864" calcext:value-type="float">
            <text:p>0.864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7" calcext:value-type="float">
            <text:p>0.8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" calcext:value-type="float">
            <text:p>0.7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2" calcext:value-type="float">
            <text:p>0.6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441" calcext:value-type="float">
            <text:p>0.44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7" calcext:value-type="float">
            <text:p>0.47</text:p>
          </table:table-cell>
          <table:table-cell office:value-type="float" office:value="0.481" calcext:value-type="float">
            <text:p>0.48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.549" calcext:value-type="float">
            <text:p>0.54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1" calcext:value-type="float">
            <text:p>0.61</text:p>
          </table:table-cell>
          <table:table-cell office:value-type="float" office:value="0.653" calcext:value-type="float">
            <text:p>0.6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638" calcext:value-type="float">
            <text:p>0.638</text:p>
          </table:table-cell>
          <table:table-cell office:value-type="float" office:value="0.706" calcext:value-type="float">
            <text:p>0.706</text:p>
          </table:table-cell>
          <table:table-cell office:value-type="float" office:value="0.76" calcext:value-type="float">
            <text:p>0.76</text:p>
          </table:table-cell>
          <table:table-cell office:value-type="float" office:value="0.854" calcext:value-type="float">
            <text:p>0.85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689" calcext:value-type="float">
            <text:p>0.68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392" calcext:value-type="float">
            <text:p>0.392</text:p>
          </table:table-cell>
          <table:table-cell office:value-type="float" office:value="0.442" calcext:value-type="float">
            <text:p>0.44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" calcext:value-type="float">
            <text:p>0.56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1" calcext:value-type="float">
            <text:p>0.58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547" calcext:value-type="float">
            <text:p>0.547</text:p>
          </table:table-cell>
          <table:table-cell office:value-type="float" office:value="0.981" calcext:value-type="float">
            <text:p>0.981</text:p>
          </table:table-cell>
          <table:table-cell office:value-type="float" office:value="1.271" calcext:value-type="float">
            <text:p>1.271</text:p>
          </table:table-cell>
          <table:table-cell office:value-type="float" office:value="1.638" calcext:value-type="float">
            <text:p>1.638</text:p>
          </table:table-cell>
          <table:table-cell office:value-type="float" office:value="1.983" calcext:value-type="float">
            <text:p>1.983</text:p>
          </table:table-cell>
          <table:table-cell office:value-type="float" office:value="2.248" calcext:value-type="float">
            <text:p>2.248</text:p>
          </table:table-cell>
          <table:table-cell office:value-type="float" office:value="2.871" calcext:value-type="float">
            <text:p>2.871</text:p>
          </table:table-cell>
          <table:table-cell office:value-type="float" office:value="4.778" calcext:value-type="float">
            <text:p>4.778</text:p>
          </table:table-cell>
          <table:table-cell office:value-type="float" office:value="6.879" calcext:value-type="float">
            <text:p>6.879</text:p>
          </table:table-cell>
          <table:table-cell office:value-type="float" office:value="11.426" calcext:value-type="float">
            <text:p>11.426</text:p>
          </table:table-cell>
          <table:table-cell office:value-type="float" office:value="18.78" calcext:value-type="float">
            <text:p>18.78</text:p>
          </table:table-cell>
          <table:table-cell office:value-type="float" office:value="22.203" calcext:value-type="float">
            <text:p>22.203</text:p>
          </table:table-cell>
          <table:table-cell office:value-type="float" office:value="24.476" calcext:value-type="float">
            <text:p>24.476</text:p>
          </table:table-cell>
          <table:table-cell office:value-type="float" office:value="23.853" calcext:value-type="float">
            <text:p>23.853</text:p>
          </table:table-cell>
          <table:table-cell office:value-type="float" office:value="43.029" calcext:value-type="float">
            <text:p>43.029</text:p>
          </table:table-cell>
          <table:table-cell office:value-type="float" office:value="47.471" calcext:value-type="float">
            <text:p>47.471</text:p>
          </table:table-cell>
          <table:table-cell office:value-type="float" office:value="48.452" calcext:value-type="float">
            <text:p>48.452</text:p>
          </table:table-cell>
          <table:table-cell office:value-type="float" office:value="47.875" calcext:value-type="float">
            <text:p>47.875</text:p>
          </table:table-cell>
          <table:table-cell office:value-type="float" office:value="47.387" calcext:value-type="float">
            <text:p>47.387</text:p>
          </table:table-cell>
          <table:table-cell office:value-type="float" office:value="47.016" calcext:value-type="float">
            <text:p>47.016</text:p>
          </table:table-cell>
          <table:table-cell office:value-type="float" office:value="50.569" calcext:value-type="float">
            <text:p>50.569</text:p>
          </table:table-cell>
          <table:table-cell office:value-type="float" office:value="33.17" calcext:value-type="float">
            <text:p>33.17</text:p>
          </table:table-cell>
          <table:table-cell office:value-type="float" office:value="34.357" calcext:value-type="float">
            <text:p>34.357</text:p>
          </table:table-cell>
          <table:table-cell office:value-type="float" office:value="32.644" calcext:value-type="float">
            <text:p>32.644</text:p>
          </table:table-cell>
          <table:table-cell office:value-type="float" office:value="30.236" calcext:value-type="float">
            <text:p>30.236</text:p>
          </table:table-cell>
          <table:table-cell office:value-type="float" office:value="28.85" calcext:value-type="float">
            <text:p>28.85</text:p>
          </table:table-cell>
          <table:table-cell office:value-type="float" office:value="28.619" calcext:value-type="float">
            <text:p>28.619</text:p>
          </table:table-cell>
          <table:table-cell office:value-type="float" office:value="22.825" calcext:value-type="float">
            <text:p>22.82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office:value-type="float" office:value="491.145" calcext:value-type="float">
            <text:p>491.145</text:p>
          </table:table-cell>
          <table:table-cell table:number-columns-repeated="4" office:value-type="float" office:value="755.608" calcext:value-type="float">
            <text:p>755.608</text:p>
          </table:table-cell>
          <table:table-cell table:number-columns-repeated="3" office:value-type="float" office:value="783.943" calcext:value-type="float">
            <text:p>783.943</text:p>
          </table:table-cell>
          <table:table-cell office:value-type="float" office:value="519.481" calcext:value-type="float">
            <text:p>519.481</text:p>
          </table:table-cell>
          <table:table-cell table:number-columns-repeated="3" office:value-type="float" office:value="1029.516" calcext:value-type="float">
            <text:p>1029.516</text:p>
          </table:table-cell>
          <table:table-cell office:value-type="float" office:value="510.035" calcext:value-type="float">
            <text:p>510.035</text:p>
          </table:table-cell>
          <table:table-cell table:number-columns-repeated="3" office:value-type="float" office:value="1161.747" calcext:value-type="float">
            <text:p>1161.747</text:p>
          </table:table-cell>
          <table:table-cell table:number-columns-repeated="3" office:value-type="float" office:value="651.712" calcext:value-type="float">
            <text:p>651.712</text:p>
          </table:table-cell>
          <table:table-cell office:value-type="float" office:value="1001.181" calcext:value-type="float">
            <text:p>1001.181</text:p>
          </table:table-cell>
          <table:table-cell table:number-columns-repeated="3" office:value-type="float" office:value="349.469" calcext:value-type="float">
            <text:p>349.469</text:p>
          </table:table-cell>
          <table:table-cell table:number-columns-repeated="3" office:value-type="float" office:value="510.035" calcext:value-type="float">
            <text:p>510.035</text:p>
          </table:table-cell>
          <table:table-cell office:value-type="float" office:value="160.567" calcext:value-type="float">
            <text:p>160.567</text:p>
          </table:table-cell>
          <table:table-cell table:number-columns-repeated="3" office:value-type="float" office:value="425.03" calcext:value-type="float">
            <text:p>425.03</text:p>
          </table:table-cell>
          <table:table-cell table:number-columns-repeated="4" office:value-type="float" office:value="264.463" calcext:value-type="float">
            <text:p>264.463</text:p>
          </table:table-cell>
          <table:table-cell office:value-type="float" office:value="972.845" calcext:value-type="float">
            <text:p>972.8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19.191" calcext:value-type="float">
            <text:p>119.191</text:p>
          </table:table-cell>
          <table:table-cell office:value-type="float" office:value="116.705" calcext:value-type="float">
            <text:p>116.705</text:p>
          </table:table-cell>
          <table:table-cell office:value-type="float" office:value="115.014" calcext:value-type="float">
            <text:p>115.014</text:p>
          </table:table-cell>
          <table:table-cell office:value-type="float" office:value="112.628" calcext:value-type="float">
            <text:p>112.628</text:p>
          </table:table-cell>
          <table:table-cell office:value-type="float" office:value="108.152" calcext:value-type="float">
            <text:p>108.152</text:p>
          </table:table-cell>
          <table:table-cell office:value-type="float" office:value="107.009" calcext:value-type="float">
            <text:p>107.009</text:p>
          </table:table-cell>
          <table:table-cell office:value-type="float" office:value="116.854" calcext:value-type="float">
            <text:p>116.854</text:p>
          </table:table-cell>
          <table:table-cell office:value-type="float" office:value="122.722" calcext:value-type="float">
            <text:p>122.722</text:p>
          </table:table-cell>
          <table:table-cell office:value-type="float" office:value="110.589" calcext:value-type="float">
            <text:p>110.589</text:p>
          </table:table-cell>
          <table:table-cell office:value-type="float" office:value="107.904" calcext:value-type="float">
            <text:p>107.904</text:p>
          </table:table-cell>
          <table:table-cell office:value-type="float" office:value="105.517" calcext:value-type="float">
            <text:p>105.517</text:p>
          </table:table-cell>
          <table:table-cell office:value-type="float" office:value="102.285" calcext:value-type="float">
            <text:p>102.285</text:p>
          </table:table-cell>
          <table:table-cell office:value-type="float" office:value="100.594" calcext:value-type="float">
            <text:p>100.594</text:p>
          </table:table-cell>
          <table:table-cell office:value-type="float" office:value="99.749" calcext:value-type="float">
            <text:p>99.749</text:p>
          </table:table-cell>
          <table:table-cell office:value-type="float" office:value="98.754" calcext:value-type="float">
            <text:p>98.754</text:p>
          </table:table-cell>
          <table:table-cell office:value-type="float" office:value="102.682" calcext:value-type="float">
            <text:p>102.682</text:p>
          </table:table-cell>
          <table:table-cell office:value-type="float" office:value="99.898" calcext:value-type="float">
            <text:p>99.898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98.953" calcext:value-type="float">
            <text:p>98.953</text:p>
          </table:table-cell>
          <table:table-cell table:number-columns-repeated="2" office:value-type="float" office:value="98.058" calcext:value-type="float">
            <text:p>98.058</text:p>
          </table:table-cell>
          <table:table-cell office:value-type="float" office:value="98.903" calcext:value-type="float">
            <text:p>98.903</text:p>
          </table:table-cell>
          <table:table-cell office:value-type="float" office:value="99.798" calcext:value-type="float">
            <text:p>99.798</text:p>
          </table:table-cell>
          <table:table-cell office:value-type="float" office:value="99.301" calcext:value-type="float">
            <text:p>99.301</text:p>
          </table:table-cell>
          <table:table-cell office:value-type="float" office:value="99.102" calcext:value-type="float">
            <text:p>99.102</text:p>
          </table:table-cell>
          <table:table-cell office:value-type="float" office:value="96.069" calcext:value-type="float">
            <text:p>96.069</text:p>
          </table:table-cell>
          <table:table-cell office:value-type="float" office:value="90.102" calcext:value-type="float">
            <text:p>90.102</text:p>
          </table:table-cell>
          <table:table-cell office:value-type="float" office:value="103.379" calcext:value-type="float">
            <text:p>103.379</text:p>
          </table:table-cell>
          <table:table-cell office:value-type="float" office:value="113.523" calcext:value-type="float">
            <text:p>113.523</text:p>
          </table:table-cell>
          <table:table-cell office:value-type="float" office:value="97.66" calcext:value-type="float">
            <text:p>97.66</text:p>
          </table:table-cell>
          <table:table-cell office:value-type="float" office:value="149.325" calcext:value-type="float">
            <text:p>149.325</text:p>
          </table:table-cell>
          <table:table-cell office:value-type="float" office:value="133.363" calcext:value-type="float">
            <text:p>133.363</text:p>
          </table:table-cell>
          <table:table-cell table:number-columns-repeated="2" office:value-type="float" office:value="157.927" calcext:value-type="float">
            <text:p>157.927</text:p>
          </table:table-cell>
          <table:table-cell office:value-type="float" office:value="182.442" calcext:value-type="float">
            <text:p>182.442</text:p>
          </table:table-cell>
          <table:table-cell office:value-type="float" office:value="155.242" calcext:value-type="float">
            <text:p>155.242</text:p>
          </table:table-cell>
          <table:table-cell office:value-type="float" office:value="216.702" calcext:value-type="float">
            <text:p>216.702</text:p>
          </table:table-cell>
          <table:table-cell table:number-columns-repeated="2" office:value-type="float" office:value="232.764" calcext:value-type="float">
            <text:p>232.764</text:p>
          </table:table-cell>
          <table:table-cell office:value-type="float" office:value="438.029" calcext:value-type="float">
            <text:p>438.029</text:p>
          </table:table-cell>
          <table:table-cell office:value-type="float" office:value="40.3175" calcext:value-type="float">
            <text:p>40.3175</text:p>
          </table:table-cell>
          <table:table-cell office:value-type="float" office:value="5.3225" calcext:value-type="float">
            <text:p>5.3225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846.797" calcext:value-type="float">
            <text:p>1846.797</text:p>
          </table:table-cell>
          <table:table-cell office:value-type="float" office:value="2016.702" calcext:value-type="float">
            <text:p>2016.702</text:p>
          </table:table-cell>
          <table:table-cell table:number-columns-repeated="3" office:value-type="float" office:value="2397.143" calcext:value-type="float">
            <text:p>2397.143</text:p>
          </table:table-cell>
          <table:table-cell office:value-type="float" office:value="3544.004" calcext:value-type="float">
            <text:p>3544.004</text:p>
          </table:table-cell>
          <table:table-cell office:value-type="float" office:value="3139.555" calcext:value-type="float">
            <text:p>3139.555</text:p>
          </table:table-cell>
          <table:table-cell office:value-type="float" office:value="2565.201" calcext:value-type="float">
            <text:p>2565.201</text:p>
          </table:table-cell>
          <table:table-cell office:value-type="float" office:value="2980.731" calcext:value-type="float">
            <text:p>2980.731</text:p>
          </table:table-cell>
          <table:table-cell table:number-columns-repeated="3" office:value-type="float" office:value="2640.92" calcext:value-type="float">
            <text:p>2640.92</text:p>
          </table:table-cell>
          <table:table-cell office:value-type="float" office:value="1494.059" calcext:value-type="float">
            <text:p>1494.059</text:p>
          </table:table-cell>
          <table:table-cell table:number-columns-repeated="2" office:value-type="float" office:value="2439.619" calcext:value-type="float">
            <text:p>2439.619</text:p>
          </table:table-cell>
          <table:table-cell office:value-type="float" office:value="2358.36" calcext:value-type="float">
            <text:p>2358.36</text:p>
          </table:table-cell>
          <table:table-cell table:number-columns-repeated="3" office:value-type="float" office:value="2048.098" calcext:value-type="float">
            <text:p>2048.098</text:p>
          </table:table-cell>
          <table:table-cell office:value-type="float" office:value="2995.505" calcext:value-type="float">
            <text:p>2995.505</text:p>
          </table:table-cell>
          <table:table-cell office:value-type="float" office:value="1710.134" calcext:value-type="float">
            <text:p>1710.134</text:p>
          </table:table-cell>
          <table:table-cell office:value-type="float" office:value="2282.641" calcext:value-type="float">
            <text:p>2282.641</text:p>
          </table:table-cell>
          <table:table-cell office:value-type="float" office:value="1887.427" calcext:value-type="float">
            <text:p>1887.427</text:p>
          </table:table-cell>
          <table:table-cell table:number-columns-repeated="3" office:value-type="float" office:value="2181.067" calcext:value-type="float">
            <text:p>2181.067</text:p>
          </table:table-cell>
          <table:table-cell office:value-type="float" office:value="2345.432" calcext:value-type="float">
            <text:p>2345.432</text:p>
          </table:table-cell>
          <table:table-cell office:value-type="float" office:value="2729.566" calcext:value-type="float">
            <text:p>2729.566</text:p>
          </table:table-cell>
          <table:table-cell office:value-type="float" office:value="2679.703" calcext:value-type="float">
            <text:p>2679.703</text:p>
          </table:table-cell>
          <table:table-cell office:value-type="float" office:value="2864.382" calcext:value-type="float">
            <text:p>2864.382</text:p>
          </table:table-cell>
          <table:table-cell table:number-columns-repeated="3" office:value-type="float" office:value="3712.062" calcext:value-type="float">
            <text:p>3712.062</text:p>
          </table:table-cell>
          <table:table-cell office:value-type="float" office:value="4007.55" calcext:value-type="float">
            <text:p>4007.55</text:p>
          </table:table-cell>
          <table:table-cell office:value-type="float" office:value="4177.455" calcext:value-type="float">
            <text:p>4177.455</text:p>
          </table:table-cell>
          <table:table-cell office:value-type="float" office:value="4554.202" calcext:value-type="float">
            <text:p>4554.202</text:p>
          </table:table-cell>
          <table:table-cell office:value-type="float" office:value="4002.009" calcext:value-type="float">
            <text:p>4002.009</text:p>
          </table:table-cell>
          <table:table-cell office:value-type="float" office:value="4927.255" calcext:value-type="float">
            <text:p>4927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6.663" calcext:value-type="float">
            <text:p>6.663</text:p>
          </table:table-cell>
          <table:table-cell office:value-type="float" office:value="5.562" calcext:value-type="float">
            <text:p>5.562</text:p>
          </table:table-cell>
          <table:table-cell office:value-type="float" office:value="5.333" calcext:value-type="float">
            <text:p>5.333</text:p>
          </table:table-cell>
          <table:table-cell office:value-type="float" office:value="5.09" calcext:value-type="float">
            <text:p>5.09</text:p>
          </table:table-cell>
          <table:table-cell office:value-type="float" office:value="5.862" calcext:value-type="float">
            <text:p>5.862</text:p>
          </table:table-cell>
          <table:table-cell office:value-type="float" office:value="5.719" calcext:value-type="float">
            <text:p>5.719</text:p>
          </table:table-cell>
          <table:table-cell office:value-type="float" office:value="5.676" calcext:value-type="float">
            <text:p>5.676</text:p>
          </table:table-cell>
          <table:table-cell office:value-type="float" office:value="5.691" calcext:value-type="float">
            <text:p>5.691</text:p>
          </table:table-cell>
          <table:table-cell office:value-type="float" office:value="6.549" calcext:value-type="float">
            <text:p>6.549</text:p>
          </table:table-cell>
          <table:table-cell office:value-type="float" office:value="6.835" calcext:value-type="float">
            <text:p>6.835</text:p>
          </table:table-cell>
          <table:table-cell office:value-type="float" office:value="7.221" calcext:value-type="float">
            <text:p>7.221</text:p>
          </table:table-cell>
          <table:table-cell office:value-type="float" office:value="6.777" calcext:value-type="float">
            <text:p>6.777</text:p>
          </table:table-cell>
          <table:table-cell office:value-type="float" office:value="7.407" calcext:value-type="float">
            <text:p>7.407</text:p>
          </table:table-cell>
          <table:table-cell office:value-type="float" office:value="8.093" calcext:value-type="float">
            <text:p>8.093</text:p>
          </table:table-cell>
          <table:table-cell office:value-type="float" office:value="9.223" calcext:value-type="float">
            <text:p>9.223</text:p>
          </table:table-cell>
          <table:table-cell office:value-type="float" office:value="11.224" calcext:value-type="float">
            <text:p>11.224</text:p>
          </table:table-cell>
          <table:table-cell office:value-type="float" office:value="13.512" calcext:value-type="float">
            <text:p>13.512</text:p>
          </table:table-cell>
          <table:table-cell office:value-type="float" office:value="12.397" calcext:value-type="float">
            <text:p>12.397</text:p>
          </table:table-cell>
          <table:table-cell office:value-type="float" office:value="19.088" calcext:value-type="float">
            <text:p>19.088</text:p>
          </table:table-cell>
          <table:table-cell office:value-type="float" office:value="22.077" calcext:value-type="float">
            <text:p>22.077</text:p>
          </table:table-cell>
          <table:table-cell office:value-type="float" office:value="26.967" calcext:value-type="float">
            <text:p>26.967</text:p>
          </table:table-cell>
          <table:table-cell office:value-type="float" office:value="34.359" calcext:value-type="float">
            <text:p>34.359</text:p>
          </table:table-cell>
          <table:table-cell office:value-type="float" office:value="45.827" calcext:value-type="float">
            <text:p>45.827</text:p>
          </table:table-cell>
          <table:table-cell office:value-type="float" office:value="61.812" calcext:value-type="float">
            <text:p>61.812</text:p>
          </table:table-cell>
          <table:table-cell office:value-type="float" office:value="84.99" calcext:value-type="float">
            <text:p>84.99</text:p>
          </table:table-cell>
          <table:table-cell office:value-type="float" office:value="102.892" calcext:value-type="float">
            <text:p>102.892</text:p>
          </table:table-cell>
          <table:table-cell office:value-type="float" office:value="123.353" calcext:value-type="float">
            <text:p>123.353</text:p>
          </table:table-cell>
          <table:table-cell office:value-type="float" office:value="143.285" calcext:value-type="float">
            <text:p>143.285</text:p>
          </table:table-cell>
          <table:table-cell office:value-type="float" office:value="165.719" calcext:value-type="float">
            <text:p>165.719</text:p>
          </table:table-cell>
          <table:table-cell office:value-type="float" office:value="185.222" calcext:value-type="float">
            <text:p>185.222</text:p>
          </table:table-cell>
          <table:table-cell office:value-type="float" office:value="200.579" calcext:value-type="float">
            <text:p>200.579</text:p>
          </table:table-cell>
          <table:table-cell office:value-type="float" office:value="213.948" calcext:value-type="float">
            <text:p>213.948</text:p>
          </table:table-cell>
          <table:table-cell office:value-type="float" office:value="225.344" calcext:value-type="float">
            <text:p>225.344</text:p>
          </table:table-cell>
          <table:table-cell office:value-type="float" office:value="236.539" calcext:value-type="float">
            <text:p>236.539</text:p>
          </table:table-cell>
          <table:table-cell office:value-type="float" office:value="247.049" calcext:value-type="float">
            <text:p>247.049</text:p>
          </table:table-cell>
          <table:table-cell office:value-type="float" office:value="253.826" calcext:value-type="float">
            <text:p>253.826</text:p>
          </table:table-cell>
          <table:table-cell office:value-type="float" office:value="258.416" calcext:value-type="float">
            <text:p>258.416</text:p>
          </table:table-cell>
          <table:table-cell office:value-type="float" office:value="261.29" calcext:value-type="float">
            <text:p>261.29</text:p>
          </table:table-cell>
          <table:table-cell office:value-type="float" office:value="262.706" calcext:value-type="float">
            <text:p>262.706</text:p>
          </table:table-cell>
          <table:table-cell office:value-type="float" office:value="264.979" calcext:value-type="float">
            <text:p>264.979</text:p>
          </table:table-cell>
          <table:table-cell office:value-type="float" office:value="98.99" calcext:value-type="float">
            <text:p>98.99</text:p>
          </table:table-cell>
          <table:table-cell office:value-type="float" office:value="37.275" calcext:value-type="float">
            <text:p>37.275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9.976" calcext:value-type="float">
            <text:p>39.976</text:p>
          </table:table-cell>
          <table:table-cell office:value-type="float" office:value="41.295" calcext:value-type="float">
            <text:p>41.295</text:p>
          </table:table-cell>
          <table:table-cell office:value-type="float" office:value="42.767" calcext:value-type="float">
            <text:p>42.767</text:p>
          </table:table-cell>
          <table:table-cell office:value-type="float" office:value="43.296" calcext:value-type="float">
            <text:p>43.296</text:p>
          </table:table-cell>
          <table:table-cell office:value-type="float" office:value="44.568" calcext:value-type="float">
            <text:p>44.568</text:p>
          </table:table-cell>
          <table:table-cell office:value-type="float" office:value="46.163" calcext:value-type="float">
            <text:p>46.163</text:p>
          </table:table-cell>
          <table:table-cell table:number-columns-repeated="2" office:value-type="float" office:value="48.534" calcext:value-type="float">
            <text:p>48.534</text:p>
          </table:table-cell>
          <table:table-cell office:value-type="float" office:value="48.731" calcext:value-type="float">
            <text:p>48.731</text:p>
          </table:table-cell>
          <table:table-cell office:value-type="float" office:value="52.462" calcext:value-type="float">
            <text:p>52.462</text:p>
          </table:table-cell>
          <table:table-cell office:value-type="float" office:value="54.827" calcext:value-type="float">
            <text:p>54.827</text:p>
          </table:table-cell>
          <table:table-cell office:value-type="float" office:value="55.692" calcext:value-type="float">
            <text:p>55.692</text:p>
          </table:table-cell>
          <table:table-cell office:value-type="float" office:value="58.934" calcext:value-type="float">
            <text:p>58.934</text:p>
          </table:table-cell>
          <table:table-cell office:value-type="float" office:value="63.526" calcext:value-type="float">
            <text:p>63.526</text:p>
          </table:table-cell>
          <table:table-cell office:value-type="float" office:value="72.729" calcext:value-type="float">
            <text:p>72.729</text:p>
          </table:table-cell>
          <table:table-cell office:value-type="float" office:value="80.738" calcext:value-type="float">
            <text:p>80.738</text:p>
          </table:table-cell>
          <table:table-cell office:value-type="float" office:value="87.238" calcext:value-type="float">
            <text:p>87.238</text:p>
          </table:table-cell>
          <table:table-cell office:value-type="float" office:value="92.62" calcext:value-type="float">
            <text:p>92.62</text:p>
          </table:table-cell>
          <table:table-cell office:value-type="float" office:value="97.895" calcext:value-type="float">
            <text:p>97.895</text:p>
          </table:table-cell>
          <table:table-cell office:value-type="float" office:value="103.611" calcext:value-type="float">
            <text:p>103.611</text:p>
          </table:table-cell>
          <table:table-cell office:value-type="float" office:value="118.588" calcext:value-type="float">
            <text:p>118.588</text:p>
          </table:table-cell>
          <table:table-cell office:value-type="float" office:value="138.328" calcext:value-type="float">
            <text:p>138.328</text:p>
          </table:table-cell>
          <table:table-cell office:value-type="float" office:value="163.873" calcext:value-type="float">
            <text:p>163.873</text:p>
          </table:table-cell>
          <table:table-cell office:value-type="float" office:value="197.174" calcext:value-type="float">
            <text:p>197.174</text:p>
          </table:table-cell>
          <table:table-cell office:value-type="float" office:value="206.634" calcext:value-type="float">
            <text:p>206.634</text:p>
          </table:table-cell>
          <table:table-cell office:value-type="float" office:value="220.32" calcext:value-type="float">
            <text:p>220.32</text:p>
          </table:table-cell>
          <table:table-cell office:value-type="float" office:value="267.074" calcext:value-type="float">
            <text:p>267.074</text:p>
          </table:table-cell>
          <table:table-cell office:value-type="float" office:value="344.026" calcext:value-type="float">
            <text:p>344.026</text:p>
          </table:table-cell>
          <table:table-cell office:value-type="float" office:value="440.852" calcext:value-type="float">
            <text:p>440.852</text:p>
          </table:table-cell>
          <table:table-cell office:value-type="float" office:value="556.909" calcext:value-type="float">
            <text:p>556.909</text:p>
          </table:table-cell>
          <table:table-cell office:value-type="float" office:value="655.217" calcext:value-type="float">
            <text:p>655.217</text:p>
          </table:table-cell>
          <table:table-cell office:value-type="float" office:value="695.428" calcext:value-type="float">
            <text:p>695.428</text:p>
          </table:table-cell>
          <table:table-cell office:value-type="float" office:value="735.771" calcext:value-type="float">
            <text:p>735.771</text:p>
          </table:table-cell>
          <table:table-cell office:value-type="float" office:value="811.366" calcext:value-type="float">
            <text:p>811.366</text:p>
          </table:table-cell>
          <table:table-cell office:value-type="float" office:value="959.555" calcext:value-type="float">
            <text:p>959.555</text:p>
          </table:table-cell>
          <table:table-cell office:value-type="float" office:value="1125.972" calcext:value-type="float">
            <text:p>1125.972</text:p>
          </table:table-cell>
          <table:table-cell office:value-type="float" office:value="1311.105" calcext:value-type="float">
            <text:p>1311.105</text:p>
          </table:table-cell>
          <table:table-cell office:value-type="float" office:value="1508.041" calcext:value-type="float">
            <text:p>1508.041</text:p>
          </table:table-cell>
          <table:table-cell office:value-type="float" office:value="1763.863" calcext:value-type="float">
            <text:p>1763.863</text:p>
          </table:table-cell>
          <table:table-cell office:value-type="float" office:value="1929.309" calcext:value-type="float">
            <text:p>1929.309</text:p>
          </table:table-cell>
          <table:table-cell office:value-type="float" office:value="83.767" calcext:value-type="float">
            <text:p>83.767</text:p>
          </table:table-cell>
          <table:table-cell office:value-type="float" office:value="12.8311111111111" calcext:value-type="float">
            <text:p>12.8311111111111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57.964" calcext:value-type="float">
            <text:p>157.964</text:p>
          </table:table-cell>
          <table:table-cell office:value-type="float" office:value="156.327" calcext:value-type="float">
            <text:p>156.327</text:p>
          </table:table-cell>
          <table:table-cell office:value-type="float" office:value="143.044" calcext:value-type="float">
            <text:p>143.044</text:p>
          </table:table-cell>
          <table:table-cell office:value-type="float" office:value="138.327" calcext:value-type="float">
            <text:p>138.327</text:p>
          </table:table-cell>
          <table:table-cell office:value-type="float" office:value="134.38" calcext:value-type="float">
            <text:p>134.38</text:p>
          </table:table-cell>
          <table:table-cell office:value-type="float" office:value="129.856" calcext:value-type="float">
            <text:p>129.856</text:p>
          </table:table-cell>
          <table:table-cell office:value-type="float" office:value="122.251" calcext:value-type="float">
            <text:p>122.251</text:p>
          </table:table-cell>
          <table:table-cell office:value-type="float" office:value="117.823" calcext:value-type="float">
            <text:p>117.823</text:p>
          </table:table-cell>
          <table:table-cell office:value-type="float" office:value="105.406" calcext:value-type="float">
            <text:p>105.406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96.694" calcext:value-type="float">
            <text:p>96.694</text:p>
          </table:table-cell>
          <table:table-cell office:value-type="float" office:value="87.357" calcext:value-type="float">
            <text:p>87.357</text:p>
          </table:table-cell>
          <table:table-cell office:value-type="float" office:value="85.961" calcext:value-type="float">
            <text:p>85.961</text:p>
          </table:table-cell>
          <table:table-cell office:value-type="float" office:value="82.159" calcext:value-type="float">
            <text:p>82.159</text:p>
          </table:table-cell>
          <table:table-cell office:value-type="float" office:value="72.629" calcext:value-type="float">
            <text:p>72.629</text:p>
          </table:table-cell>
          <table:table-cell office:value-type="float" office:value="66.853" calcext:value-type="float">
            <text:p>66.853</text:p>
          </table:table-cell>
          <table:table-cell office:value-type="float" office:value="59.441" calcext:value-type="float">
            <text:p>59.441</text:p>
          </table:table-cell>
          <table:table-cell office:value-type="float" office:value="52.992" calcext:value-type="float">
            <text:p>52.992</text:p>
          </table:table-cell>
          <table:table-cell office:value-type="float" office:value="52.847" calcext:value-type="float">
            <text:p>52.847</text:p>
          </table:table-cell>
          <table:table-cell office:value-type="float" office:value="53.136" calcext:value-type="float">
            <text:p>53.136</text:p>
          </table:table-cell>
          <table:table-cell office:value-type="float" office:value="51.981" calcext:value-type="float">
            <text:p>51.981</text:p>
          </table:table-cell>
          <table:table-cell office:value-type="float" office:value="49.093" calcext:value-type="float">
            <text:p>49.093</text:p>
          </table:table-cell>
          <table:table-cell office:value-type="float" office:value="46.638" calcext:value-type="float">
            <text:p>46.638</text:p>
          </table:table-cell>
          <table:table-cell office:value-type="float" office:value="43.847" calcext:value-type="float">
            <text:p>43.847</text:p>
          </table:table-cell>
          <table:table-cell office:value-type="float" office:value="42.018" calcext:value-type="float">
            <text:p>42.018</text:p>
          </table:table-cell>
          <table:table-cell office:value-type="float" office:value="40.67" calcext:value-type="float">
            <text:p>40.67</text:p>
          </table:table-cell>
          <table:table-cell office:value-type="float" office:value="40.044" calcext:value-type="float">
            <text:p>40.044</text:p>
          </table:table-cell>
          <table:table-cell office:value-type="float" office:value="38.697" calcext:value-type="float">
            <text:p>38.697</text:p>
          </table:table-cell>
          <table:table-cell office:value-type="float" office:value="35.616" calcext:value-type="float">
            <text:p>35.616</text:p>
          </table:table-cell>
          <table:table-cell office:value-type="float" office:value="33.691" calcext:value-type="float">
            <text:p>33.691</text:p>
          </table:table-cell>
          <table:table-cell office:value-type="float" office:value="32.199" calcext:value-type="float">
            <text:p>32.199</text:p>
          </table:table-cell>
          <table:table-cell office:value-type="float" office:value="28.926" calcext:value-type="float">
            <text:p>28.926</text:p>
          </table:table-cell>
          <table:table-cell office:value-type="float" office:value="25.317" calcext:value-type="float">
            <text:p>25.317</text:p>
          </table:table-cell>
          <table:table-cell office:value-type="float" office:value="23.873" calcext:value-type="float">
            <text:p>23.873</text:p>
          </table:table-cell>
          <table:table-cell office:value-type="float" office:value="22.958" calcext:value-type="float">
            <text:p>22.958</text:p>
          </table:table-cell>
          <table:table-cell office:value-type="float" office:value="24.932" calcext:value-type="float">
            <text:p>24.932</text:p>
          </table:table-cell>
          <table:table-cell office:value-type="float" office:value="27.097" calcext:value-type="float">
            <text:p>27.097</text:p>
          </table:table-cell>
          <table:table-cell office:value-type="float" office:value="28.301" calcext:value-type="float">
            <text:p>28.301</text:p>
          </table:table-cell>
          <table:table-cell office:value-type="float" office:value="35.28" calcext:value-type="float">
            <text:p>35.28</text:p>
          </table:table-cell>
          <table:table-cell office:value-type="float" office:value="40.815" calcext:value-type="float">
            <text:p>40.815</text:p>
          </table:table-cell>
          <table:table-cell office:value-type="float" office:value="31.87" calcext:value-type="float">
            <text:p>31.8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4.341" calcext:value-type="float">
            <text:p>4.341</text:p>
          </table:table-cell>
          <table:table-cell office:value-type="float" office:value="0" calcext:value-type="float">
            <text:p>0</text:p>
          </table:table-cell>
          <table:table-cell office:value-type="float" office:value="7.235" calcext:value-type="float">
            <text:p>7.235</text:p>
          </table:table-cell>
          <table:table-cell table:number-columns-repeated="2" office:value-type="float" office:value="8.682" calcext:value-type="float">
            <text:p>8.682</text:p>
          </table:table-cell>
          <table:table-cell table:number-columns-repeated="2" office:value-type="float" office:value="10.129" calcext:value-type="float">
            <text:p>10.129</text:p>
          </table:table-cell>
          <table:table-cell table:number-columns-repeated="2" office:value-type="float" office:value="14.47" calcext:value-type="float">
            <text:p>14.47</text:p>
          </table:table-cell>
          <table:table-cell office:value-type="float" office:value="18.811" calcext:value-type="float">
            <text:p>18.811</text:p>
          </table:table-cell>
          <table:table-cell office:value-type="float" office:value="17.364" calcext:value-type="float">
            <text:p>17.364</text:p>
          </table:table-cell>
          <table:table-cell office:value-type="float" office:value="21.705" calcext:value-type="float">
            <text:p>21.705</text:p>
          </table:table-cell>
          <table:table-cell office:value-type="float" office:value="20.258" calcext:value-type="float">
            <text:p>20.258</text:p>
          </table:table-cell>
          <table:table-cell office:value-type="float" office:value="41.962" calcext:value-type="float">
            <text:p>41.962</text:p>
          </table:table-cell>
          <table:table-cell office:value-type="float" office:value="37.621" calcext:value-type="float">
            <text:p>37.621</text:p>
          </table:table-cell>
          <table:table-cell table:number-columns-repeated="2" office:value-type="float" office:value="39.068" calcext:value-type="float">
            <text:p>39.068</text:p>
          </table:table-cell>
          <table:table-cell office:value-type="float" office:value="56.432" calcext:value-type="float">
            <text:p>56.432</text:p>
          </table:table-cell>
          <table:table-cell table:number-columns-repeated="2" office:value-type="float" office:value="52.091" calcext:value-type="float">
            <text:p>52.091</text:p>
          </table:table-cell>
          <table:table-cell office:value-type="float" office:value="34.727" calcext:value-type="float">
            <text:p>34.727</text:p>
          </table:table-cell>
          <table:table-cell office:value-type="float" office:value="40.515" calcext:value-type="float">
            <text:p>40.515</text:p>
          </table:table-cell>
          <table:table-cell office:value-type="float" office:value="54.985" calcext:value-type="float">
            <text:p>54.985</text:p>
          </table:table-cell>
          <table:table-cell office:value-type="float" office:value="43.409" calcext:value-type="float">
            <text:p>43.409</text:p>
          </table:table-cell>
          <table:table-cell table:number-columns-repeated="2" office:value-type="float" office:value="54.985" calcext:value-type="float">
            <text:p>54.985</text:p>
          </table:table-cell>
          <table:table-cell office:value-type="float" office:value="88.266" calcext:value-type="float">
            <text:p>88.266</text:p>
          </table:table-cell>
          <table:table-cell office:value-type="float" office:value="83.925" calcext:value-type="float">
            <text:p>83.925</text:p>
          </table:table-cell>
          <table:table-cell office:value-type="float" office:value="78.137" calcext:value-type="float">
            <text:p>78.137</text:p>
          </table:table-cell>
          <table:table-cell table:number-columns-repeated="2" office:value-type="float" office:value="96.947" calcext:value-type="float">
            <text:p>96.947</text:p>
          </table:table-cell>
          <table:table-cell table:number-columns-repeated="2" office:value-type="float" office:value="68.008" calcext:value-type="float">
            <text:p>68.008</text:p>
          </table:table-cell>
          <table:table-cell office:value-type="float" office:value="34.727" calcext:value-type="float">
            <text:p>34.727</text:p>
          </table:table-cell>
          <table:table-cell table:number-columns-repeated="2" office:value-type="float" office:value="328.464" calcext:value-type="float">
            <text:p>328.464</text:p>
          </table:table-cell>
          <table:table-cell table:number-columns-repeated="2" office:value-type="float" office:value="625.094" calcext:value-type="float">
            <text:p>625.094</text:p>
          </table:table-cell>
          <table:table-cell office:value-type="float" office:value="811.754" calcext:value-type="float">
            <text:p>811.754</text:p>
          </table:table-cell>
          <table:table-cell office:value-type="float" office:value="1121.407" calcext:value-type="float">
            <text:p>1121.407</text:p>
          </table:table-cell>
          <table:table-cell office:value-type="float" office:value="63.125" calcext:value-type="float">
            <text:p>63.12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53.817" calcext:value-type="float">
            <text:p>53.817</text:p>
          </table:table-cell>
          <table:table-cell office:value-type="float" office:value="53.236" calcext:value-type="float">
            <text:p>53.236</text:p>
          </table:table-cell>
          <table:table-cell office:value-type="float" office:value="54.499" calcext:value-type="float">
            <text:p>54.499</text:p>
          </table:table-cell>
          <table:table-cell office:value-type="float" office:value="54.576" calcext:value-type="float">
            <text:p>54.576</text:p>
          </table:table-cell>
          <table:table-cell office:value-type="float" office:value="55.297" calcext:value-type="float">
            <text:p>55.297</text:p>
          </table:table-cell>
          <table:table-cell office:value-type="float" office:value="57.152" calcext:value-type="float">
            <text:p>57.152</text:p>
          </table:table-cell>
          <table:table-cell office:value-type="float" office:value="58.748" calcext:value-type="float">
            <text:p>58.748</text:p>
          </table:table-cell>
          <table:table-cell office:value-type="float" office:value="58.482" calcext:value-type="float">
            <text:p>58.482</text:p>
          </table:table-cell>
          <table:table-cell office:value-type="float" office:value="59.529" calcext:value-type="float">
            <text:p>59.529</text:p>
          </table:table-cell>
          <table:table-cell office:value-type="float" office:value="59.8" calcext:value-type="float">
            <text:p>59.8</text:p>
          </table:table-cell>
          <table:table-cell office:value-type="float" office:value="61.429" calcext:value-type="float">
            <text:p>61.429</text:p>
          </table:table-cell>
          <table:table-cell office:value-type="float" office:value="64.52" calcext:value-type="float">
            <text:p>64.52</text:p>
          </table:table-cell>
          <table:table-cell office:value-type="float" office:value="67.489" calcext:value-type="float">
            <text:p>67.489</text:p>
          </table:table-cell>
          <table:table-cell office:value-type="float" office:value="73.605" calcext:value-type="float">
            <text:p>73.605</text:p>
          </table:table-cell>
          <table:table-cell office:value-type="float" office:value="83.405" calcext:value-type="float">
            <text:p>83.405</text:p>
          </table:table-cell>
          <table:table-cell office:value-type="float" office:value="94.988" calcext:value-type="float">
            <text:p>94.988</text:p>
          </table:table-cell>
          <table:table-cell office:value-type="float" office:value="107.508" calcext:value-type="float">
            <text:p>107.508</text:p>
          </table:table-cell>
          <table:table-cell office:value-type="float" office:value="120.354" calcext:value-type="float">
            <text:p>120.354</text:p>
          </table:table-cell>
          <table:table-cell office:value-type="float" office:value="132.475" calcext:value-type="float">
            <text:p>132.475</text:p>
          </table:table-cell>
          <table:table-cell office:value-type="float" office:value="146.446" calcext:value-type="float">
            <text:p>146.446</text:p>
          </table:table-cell>
          <table:table-cell office:value-type="float" office:value="161.524" calcext:value-type="float">
            <text:p>161.524</text:p>
          </table:table-cell>
          <table:table-cell office:value-type="float" office:value="188.857" calcext:value-type="float">
            <text:p>188.857</text:p>
          </table:table-cell>
          <table:table-cell office:value-type="float" office:value="213.32" calcext:value-type="float">
            <text:p>213.32</text:p>
          </table:table-cell>
          <table:table-cell office:value-type="float" office:value="245.66" calcext:value-type="float">
            <text:p>245.66</text:p>
          </table:table-cell>
          <table:table-cell office:value-type="float" office:value="276.666" calcext:value-type="float">
            <text:p>276.666</text:p>
          </table:table-cell>
          <table:table-cell office:value-type="float" office:value="309.089" calcext:value-type="float">
            <text:p>309.089</text:p>
          </table:table-cell>
          <table:table-cell office:value-type="float" office:value="349.556" calcext:value-type="float">
            <text:p>349.556</text:p>
          </table:table-cell>
          <table:table-cell office:value-type="float" office:value="416.846" calcext:value-type="float">
            <text:p>416.846</text:p>
          </table:table-cell>
          <table:table-cell office:value-type="float" office:value="488.928" calcext:value-type="float">
            <text:p>488.928</text:p>
          </table:table-cell>
          <table:table-cell office:value-type="float" office:value="630.703" calcext:value-type="float">
            <text:p>630.703</text:p>
          </table:table-cell>
          <table:table-cell office:value-type="float" office:value="619.408" calcext:value-type="float">
            <text:p>619.408</text:p>
          </table:table-cell>
          <table:table-cell office:value-type="float" office:value="899.42" calcext:value-type="float">
            <text:p>899.42</text:p>
          </table:table-cell>
          <table:table-cell office:value-type="float" office:value="1008.683" calcext:value-type="float">
            <text:p>1008.683</text:p>
          </table:table-cell>
          <table:table-cell office:value-type="float" office:value="1191.203" calcext:value-type="float">
            <text:p>1191.203</text:p>
          </table:table-cell>
          <table:table-cell office:value-type="float" office:value="1489.329" calcext:value-type="float">
            <text:p>1489.329</text:p>
          </table:table-cell>
          <table:table-cell office:value-type="float" office:value="1788.785" calcext:value-type="float">
            <text:p>1788.785</text:p>
          </table:table-cell>
          <table:table-cell office:value-type="float" office:value="2034.844" calcext:value-type="float">
            <text:p>2034.844</text:p>
          </table:table-cell>
          <table:table-cell office:value-type="float" office:value="2534.94" calcext:value-type="float">
            <text:p>2534.94</text:p>
          </table:table-cell>
          <table:table-cell office:value-type="float" office:value="2822.452" calcext:value-type="float">
            <text:p>2822.452</text:p>
          </table:table-cell>
          <table:table-cell office:value-type="float" office:value="3061.908" calcext:value-type="float">
            <text:p>3061.908</text:p>
          </table:table-cell>
          <table:table-cell office:value-type="float" office:value="79.3385714285714" calcext:value-type="float">
            <text:p>79.3385714285714</text:p>
          </table:table-cell>
          <table:table-cell office:value-type="float" office:value="10.3361538461538" calcext:value-type="float">
            <text:p>10.3361538461538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1185.833" calcext:value-type="float">
            <text:p>1185.833</text:p>
          </table:table-cell>
          <table:table-cell office:value-type="float" office:value="1111.427" calcext:value-type="float">
            <text:p>1111.427</text:p>
          </table:table-cell>
          <table:table-cell office:value-type="float" office:value="1024.431" calcext:value-type="float">
            <text:p>1024.431</text:p>
          </table:table-cell>
          <table:table-cell office:value-type="float" office:value="955.443" calcext:value-type="float">
            <text:p>955.443</text:p>
          </table:table-cell>
          <table:table-cell office:value-type="float" office:value="871.938" calcext:value-type="float">
            <text:p>871.938</text:p>
          </table:table-cell>
          <table:table-cell office:value-type="float" office:value="810.313" calcext:value-type="float">
            <text:p>810.313</text:p>
          </table:table-cell>
          <table:table-cell office:value-type="float" office:value="747.865" calcext:value-type="float">
            <text:p>747.865</text:p>
          </table:table-cell>
          <table:table-cell office:value-type="float" office:value="673.554" calcext:value-type="float">
            <text:p>673.554</text:p>
          </table:table-cell>
          <table:table-cell office:value-type="float" office:value="603.335" calcext:value-type="float">
            <text:p>603.335</text:p>
          </table:table-cell>
          <table:table-cell office:value-type="float" office:value="554.695" calcext:value-type="float">
            <text:p>554.695</text:p>
          </table:table-cell>
          <table:table-cell office:value-type="float" office:value="509.767" calcext:value-type="float">
            <text:p>509.767</text:p>
          </table:table-cell>
          <table:table-cell office:value-type="float" office:value="466.908" calcext:value-type="float">
            <text:p>466.908</text:p>
          </table:table-cell>
          <table:table-cell office:value-type="float" office:value="459.721" calcext:value-type="float">
            <text:p>459.721</text:p>
          </table:table-cell>
          <table:table-cell office:value-type="float" office:value="438.015" calcext:value-type="float">
            <text:p>438.015</text:p>
          </table:table-cell>
          <table:table-cell office:value-type="float" office:value="415.282" calcext:value-type="float">
            <text:p>415.282</text:p>
          </table:table-cell>
          <table:table-cell office:value-type="float" office:value="393.308" calcext:value-type="float">
            <text:p>393.308</text:p>
          </table:table-cell>
          <table:table-cell office:value-type="float" office:value="381.302" calcext:value-type="float">
            <text:p>381.302</text:p>
          </table:table-cell>
          <table:table-cell office:value-type="float" office:value="345.079" calcext:value-type="float">
            <text:p>345.079</text:p>
          </table:table-cell>
          <table:table-cell office:value-type="float" office:value="341.335" calcext:value-type="float">
            <text:p>341.335</text:p>
          </table:table-cell>
          <table:table-cell office:value-type="float" office:value="303.768" calcext:value-type="float">
            <text:p>303.768</text:p>
          </table:table-cell>
          <table:table-cell office:value-type="float" office:value="298.54" calcext:value-type="float">
            <text:p>298.54</text:p>
          </table:table-cell>
          <table:table-cell office:value-type="float" office:value="267.656" calcext:value-type="float">
            <text:p>267.656</text:p>
          </table:table-cell>
          <table:table-cell office:value-type="float" office:value="253.454" calcext:value-type="float">
            <text:p>253.454</text:p>
          </table:table-cell>
          <table:table-cell office:value-type="float" office:value="245.16" calcext:value-type="float">
            <text:p>245.16</text:p>
          </table:table-cell>
          <table:table-cell office:value-type="float" office:value="243.865" calcext:value-type="float">
            <text:p>243.865</text:p>
          </table:table-cell>
          <table:table-cell office:value-type="float" office:value="235.571" calcext:value-type="float">
            <text:p>235.571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29.979" calcext:value-type="float">
            <text:p>229.979</text:p>
          </table:table-cell>
          <table:table-cell office:value-type="float" office:value="245.492" calcext:value-type="float">
            <text:p>245.492</text:p>
          </table:table-cell>
          <table:table-cell office:value-type="float" office:value="262.521" calcext:value-type="float">
            <text:p>262.521</text:p>
          </table:table-cell>
          <table:table-cell office:value-type="float" office:value="282.268" calcext:value-type="float">
            <text:p>282.268</text:p>
          </table:table-cell>
          <table:table-cell office:value-type="float" office:value="306.328" calcext:value-type="float">
            <text:p>306.328</text:p>
          </table:table-cell>
          <table:table-cell office:value-type="float" office:value="331.066" calcext:value-type="float">
            <text:p>331.066</text:p>
          </table:table-cell>
          <table:table-cell office:value-type="float" office:value="359.012" calcext:value-type="float">
            <text:p>359.012</text:p>
          </table:table-cell>
          <table:table-cell office:value-type="float" office:value="407.668" calcext:value-type="float">
            <text:p>407.668</text:p>
          </table:table-cell>
          <table:table-cell office:value-type="float" office:value="510.509" calcext:value-type="float">
            <text:p>510.509</text:p>
          </table:table-cell>
          <table:table-cell office:value-type="float" office:value="599.417" calcext:value-type="float">
            <text:p>599.417</text:p>
          </table:table-cell>
          <table:table-cell office:value-type="float" office:value="680.963" calcext:value-type="float">
            <text:p>680.963</text:p>
          </table:table-cell>
          <table:table-cell office:value-type="float" office:value="740.946" calcext:value-type="float">
            <text:p>740.946</text:p>
          </table:table-cell>
          <table:table-cell office:value-type="float" office:value="851.654" calcext:value-type="float">
            <text:p>851.654</text:p>
          </table:table-cell>
          <table:table-cell office:value-type="float" office:value="73.2421428571429" calcext:value-type="float">
            <text:p>73.2421428571429</text:p>
          </table:table-cell>
          <table:table-cell office:value-type="float" office:value="41.1492307692308" calcext:value-type="float">
            <text:p>41.1492307692308</text:p>
          </table:table-cell>
        </table:table-row>
        <table:table-row table:style-name="ro1">
          <table:table-cell office:value-type="string" calcext:value-type="string">
            <text:p>AZE</text:p>
          </table:table-cell>
          <table:table-cell office:value-type="float" office:value="160.501" calcext:value-type="float">
            <text:p>160.501</text:p>
          </table:table-cell>
          <table:table-cell office:value-type="float" office:value="158.992" calcext:value-type="float">
            <text:p>158.992</text:p>
          </table:table-cell>
          <table:table-cell office:value-type="float" office:value="154.884" calcext:value-type="float">
            <text:p>154.884</text:p>
          </table:table-cell>
          <table:table-cell office:value-type="float" office:value="151.935" calcext:value-type="float">
            <text:p>151.935</text:p>
          </table:table-cell>
          <table:table-cell office:value-type="float" office:value="148.19" calcext:value-type="float">
            <text:p>148.19</text:p>
          </table:table-cell>
          <table:table-cell office:value-type="float" office:value="144.389" calcext:value-type="float">
            <text:p>144.389</text:p>
          </table:table-cell>
          <table:table-cell office:value-type="float" office:value="142.321" calcext:value-type="float">
            <text:p>142.321</text:p>
          </table:table-cell>
          <table:table-cell office:value-type="float" office:value="134.147" calcext:value-type="float">
            <text:p>134.147</text:p>
          </table:table-cell>
          <table:table-cell office:value-type="float" office:value="127.761" calcext:value-type="float">
            <text:p>127.761</text:p>
          </table:table-cell>
          <table:table-cell office:value-type="float" office:value="119.46" calcext:value-type="float">
            <text:p>119.4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13.075" calcext:value-type="float">
            <text:p>113.075</text:p>
          </table:table-cell>
          <table:table-cell office:value-type="float" office:value="112.138" calcext:value-type="float">
            <text:p>112.138</text:p>
          </table:table-cell>
          <table:table-cell office:value-type="float" office:value="103.642" calcext:value-type="float">
            <text:p>103.642</text:p>
          </table:table-cell>
          <table:table-cell office:value-type="float" office:value="102.888" calcext:value-type="float">
            <text:p>102.888</text:p>
          </table:table-cell>
          <table:table-cell office:value-type="float" office:value="98.263" calcext:value-type="float">
            <text:p>98.263</text:p>
          </table:table-cell>
          <table:table-cell office:value-type="float" office:value="93.316" calcext:value-type="float">
            <text:p>93.316</text:p>
          </table:table-cell>
          <table:table-cell office:value-type="float" office:value="85.84" calcext:value-type="float">
            <text:p>85.84</text:p>
          </table:table-cell>
          <table:table-cell office:value-type="float" office:value="81.578" calcext:value-type="float">
            <text:p>81.578</text:p>
          </table:table-cell>
          <table:table-cell office:value-type="float" office:value="82.402" calcext:value-type="float">
            <text:p>82.402</text:p>
          </table:table-cell>
          <table:table-cell office:value-type="float" office:value="78.769" calcext:value-type="float">
            <text:p>78.769</text:p>
          </table:table-cell>
          <table:table-cell office:value-type="float" office:value="71.671" calcext:value-type="float">
            <text:p>71.671</text:p>
          </table:table-cell>
          <table:table-cell office:value-type="float" office:value="69.854" calcext:value-type="float">
            <text:p>69.854</text:p>
          </table:table-cell>
          <table:table-cell office:value-type="float" office:value="67.115" calcext:value-type="float">
            <text:p>67.115</text:p>
          </table:table-cell>
          <table:table-cell office:value-type="float" office:value="65.983" calcext:value-type="float">
            <text:p>65.983</text:p>
          </table:table-cell>
          <table:table-cell office:value-type="float" office:value="60.254" calcext:value-type="float">
            <text:p>60.254</text:p>
          </table:table-cell>
          <table:table-cell office:value-type="float" office:value="56.467" calcext:value-type="float">
            <text:p>56.467</text:p>
          </table:table-cell>
          <table:table-cell office:value-type="float" office:value="52.471" calcext:value-type="float">
            <text:p>52.471</text:p>
          </table:table-cell>
          <table:table-cell office:value-type="float" office:value="50.822" calcext:value-type="float">
            <text:p>50.822</text:p>
          </table:table-cell>
          <table:table-cell office:value-type="float" office:value="46.015" calcext:value-type="float">
            <text:p>46.015</text:p>
          </table:table-cell>
          <table:table-cell office:value-type="float" office:value="46.518" calcext:value-type="float">
            <text:p>46.518</text:p>
          </table:table-cell>
          <table:table-cell office:value-type="float" office:value="44.604" calcext:value-type="float">
            <text:p>44.604</text:p>
          </table:table-cell>
          <table:table-cell office:value-type="float" office:value="42.606" calcext:value-type="float">
            <text:p>42.606</text:p>
          </table:table-cell>
          <table:table-cell office:value-type="float" office:value="42.144" calcext:value-type="float">
            <text:p>42.144</text:p>
          </table:table-cell>
          <table:table-cell office:value-type="float" office:value="42.661" calcext:value-type="float">
            <text:p>42.661</text:p>
          </table:table-cell>
          <table:table-cell office:value-type="float" office:value="42.983" calcext:value-type="float">
            <text:p>42.983</text:p>
          </table:table-cell>
          <table:table-cell office:value-type="float" office:value="44.017" calcext:value-type="float">
            <text:p>44.017</text:p>
          </table:table-cell>
          <table:table-cell office:value-type="float" office:value="43.346" calcext:value-type="float">
            <text:p>43.346</text:p>
          </table:table-cell>
          <table:table-cell office:value-type="float" office:value="47.063" calcext:value-type="float">
            <text:p>47.063</text:p>
          </table:table-cell>
          <table:table-cell office:value-type="float" office:value="49.676" calcext:value-type="float">
            <text:p>49.676</text:p>
          </table:table-cell>
          <table:table-cell office:value-type="float" office:value="50.5638461538462" calcext:value-type="float">
            <text:p>50.5638461538462</text:p>
          </table:table-cell>
          <table:table-cell office:value-type="float" office:value="14.6746153846154" calcext:value-type="float">
            <text:p>14.6746153846154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1" calcext:value-type="float">
            <text:p>0.921</text:p>
          </table:table-cell>
          <table:table-cell table:number-columns-repeated="3" office:value-type="float" office:value="0.618" calcext:value-type="float">
            <text:p>0.618</text:p>
          </table:table-cell>
          <table:table-cell office:value-type="float" office:value="0.676" calcext:value-type="float">
            <text:p>0.676</text:p>
          </table:table-cell>
          <table:table-cell office:value-type="float" office:value="1.259" calcext:value-type="float">
            <text:p>1.259</text:p>
          </table:table-cell>
          <table:table-cell office:value-type="float" office:value="1.061" calcext:value-type="float">
            <text:p>1.061</text:p>
          </table:table-cell>
          <table:table-cell office:value-type="float" office:value="1.993" calcext:value-type="float">
            <text:p>1.993</text:p>
          </table:table-cell>
          <table:table-cell table:number-columns-repeated="3" office:value-type="float" office:value="2.646" calcext:value-type="float">
            <text:p>2.646</text:p>
          </table:table-cell>
          <table:table-cell office:value-type="float" office:value="4.814" calcext:value-type="float">
            <text:p>4.814</text:p>
          </table:table-cell>
          <table:table-cell office:value-type="float" office:value="4.231" calcext:value-type="float">
            <text:p>4.231</text:p>
          </table:table-cell>
          <table:table-cell office:value-type="float" office:value="7.227" calcext:value-type="float">
            <text:p>7.227</text:p>
          </table:table-cell>
          <table:table-cell office:value-type="float" office:value="9.465" calcext:value-type="float">
            <text:p>9.465</text:p>
          </table:table-cell>
          <table:table-cell table:number-columns-repeated="3" office:value-type="float" office:value="8.812" calcext:value-type="float">
            <text:p>8.812</text:p>
          </table:table-cell>
          <table:table-cell office:value-type="float" office:value="20.434" calcext:value-type="float">
            <text:p>20.434</text:p>
          </table:table-cell>
          <table:table-cell office:value-type="float" office:value="24.747" calcext:value-type="float">
            <text:p>24.747</text:p>
          </table:table-cell>
          <table:table-cell office:value-type="float" office:value="21.751" calcext:value-type="float">
            <text:p>21.751</text:p>
          </table:table-cell>
          <table:table-cell table:number-columns-repeated="4" office:value-type="float" office:value="26.053" calcext:value-type="float">
            <text:p>26.053</text:p>
          </table:table-cell>
          <table:table-cell office:value-type="float" office:value="41.789" calcext:value-type="float">
            <text:p>41.789</text:p>
          </table:table-cell>
          <table:table-cell office:value-type="float" office:value="46.51" calcext:value-type="float">
            <text:p>46.51</text:p>
          </table:table-cell>
          <table:table-cell office:value-type="float" office:value="50.788" calcext:value-type="float">
            <text:p>50.788</text:p>
          </table:table-cell>
          <table:table-cell table:number-columns-repeated="4" office:value-type="float" office:value="43.234" calcext:value-type="float">
            <text:p>43.234</text:p>
          </table:table-cell>
          <table:table-cell office:value-type="float" office:value="13.312" calcext:value-type="float">
            <text:p>13.312</text:p>
          </table:table-cell>
          <table:table-cell office:value-type="float" office:value="59.181" calcext:value-type="float">
            <text:p>59.181</text:p>
          </table:table-cell>
          <table:table-cell office:value-type="float" office:value="54.903" calcext:value-type="float">
            <text:p>54.903</text:p>
          </table:table-cell>
          <table:table-cell office:value-type="float" office:value="72.096" calcext:value-type="float">
            <text:p>72.096</text:p>
          </table:table-cell>
          <table:table-cell office:value-type="float" office:value="85.746" calcext:value-type="float">
            <text:p>85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1564.838" calcext:value-type="float">
            <text:p>1564.838</text:p>
          </table:table-cell>
          <table:table-cell office:value-type="float" office:value="1592.802" calcext:value-type="float">
            <text:p>1592.802</text:p>
          </table:table-cell>
          <table:table-cell table:number-columns-repeated="3" office:value-type="float" office:value="1545.372" calcext:value-type="float">
            <text:p>1545.372</text:p>
          </table:table-cell>
          <table:table-cell office:value-type="float" office:value="1466.81" calcext:value-type="float">
            <text:p>1466.81</text:p>
          </table:table-cell>
          <table:table-cell office:value-type="float" office:value="1396.956" calcext:value-type="float">
            <text:p>1396.956</text:p>
          </table:table-cell>
          <table:table-cell office:value-type="float" office:value="1376.139" calcext:value-type="float">
            <text:p>1376.139</text:p>
          </table:table-cell>
          <table:table-cell office:value-type="float" office:value="1289.141" calcext:value-type="float">
            <text:p>1289.141</text:p>
          </table:table-cell>
          <table:table-cell table:number-columns-repeated="3" office:value-type="float" office:value="1256.412" calcext:value-type="float">
            <text:p>1256.412</text:p>
          </table:table-cell>
          <table:table-cell office:value-type="float" office:value="1108.818" calcext:value-type="float">
            <text:p>1108.818</text:p>
          </table:table-cell>
          <table:table-cell office:value-type="float" office:value="1086.688" calcext:value-type="float">
            <text:p>1086.688</text:p>
          </table:table-cell>
          <table:table-cell office:value-type="float" office:value="1002.403" calcext:value-type="float">
            <text:p>1002.403</text:p>
          </table:table-cell>
          <table:table-cell office:value-type="float" office:value="805.55" calcext:value-type="float">
            <text:p>805.55</text:p>
          </table:table-cell>
          <table:table-cell office:value-type="float" office:value="741.627" calcext:value-type="float">
            <text:p>741.627</text:p>
          </table:table-cell>
          <table:table-cell table:number-columns-repeated="2" office:value-type="float" office:value="859.574" calcext:value-type="float">
            <text:p>859.574</text:p>
          </table:table-cell>
          <table:table-cell office:value-type="float" office:value="711.821" calcext:value-type="float">
            <text:p>711.821</text:p>
          </table:table-cell>
          <table:table-cell office:value-type="float" office:value="603.957" calcext:value-type="float">
            <text:p>603.957</text:p>
          </table:table-cell>
          <table:table-cell office:value-type="float" office:value="530.111" calcext:value-type="float">
            <text:p>530.111</text:p>
          </table:table-cell>
          <table:table-cell office:value-type="float" office:value="623.361" calcext:value-type="float">
            <text:p>623.361</text:p>
          </table:table-cell>
          <table:table-cell office:value-type="float" office:value="588.888" calcext:value-type="float">
            <text:p>588.888</text:p>
          </table:table-cell>
          <table:table-cell table:number-columns-repeated="2" office:value-type="float" office:value="470.941" calcext:value-type="float">
            <text:p>470.941</text:p>
          </table:table-cell>
          <table:table-cell office:value-type="float" office:value="438.642" calcext:value-type="float">
            <text:p>438.642</text:p>
          </table:table-cell>
          <table:table-cell office:value-type="float" office:value="557.424" calcext:value-type="float">
            <text:p>557.424</text:p>
          </table:table-cell>
          <table:table-cell office:value-type="float" office:value="644.705" calcext:value-type="float">
            <text:p>644.705</text:p>
          </table:table-cell>
          <table:table-cell office:value-type="float" office:value="721.867" calcext:value-type="float">
            <text:p>721.867</text:p>
          </table:table-cell>
          <table:table-cell table:number-columns-repeated="3" office:value-type="float" office:value="825.679" calcext:value-type="float">
            <text:p>825.679</text:p>
          </table:table-cell>
          <table:table-cell office:value-type="float" office:value="987.555" calcext:value-type="float">
            <text:p>987.555</text:p>
          </table:table-cell>
          <table:table-cell office:value-type="float" office:value="1093.97" calcext:value-type="float">
            <text:p>1093.97</text:p>
          </table:table-cell>
          <table:table-cell office:value-type="float" office:value="1276.356" calcext:value-type="float">
            <text:p>1276.356</text:p>
          </table:table-cell>
          <table:table-cell office:value-type="float" office:value="1440.996" calcext:value-type="float">
            <text:p>1440.996</text:p>
          </table:table-cell>
          <table:table-cell office:value-type="float" office:value="1551.623" calcext:value-type="float">
            <text:p>1551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241666666667" calcext:value-type="float">
            <text:p>76.6241666666667</text:p>
          </table:table-cell>
          <table:table-cell office:value-type="float" office:value="38.2136363636364" calcext:value-type="float">
            <text:p>38.2136363636364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table:number-columns-repeated="7"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39" calcext:value-type="float">
            <text:p>0.39</text:p>
          </table:table-cell>
          <table:table-cell office:value-type="float" office:value="0.505" calcext:value-type="float">
            <text:p>0.505</text:p>
          </table:table-cell>
          <table:table-cell table:number-columns-repeated="6" office:value-type="float" office:value="0.115" calcext:value-type="float">
            <text:p>0.115</text:p>
          </table:table-cell>
          <table:table-cell table:number-columns-repeated="7" office:value-type="float" office:value="0.321" calcext:value-type="float">
            <text:p>0.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35" calcext:value-type="float">
            <text:p>6.7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float" office:value="907.544" calcext:value-type="float">
            <text:p>907.544</text:p>
          </table:table-cell>
          <table:table-cell office:value-type="float" office:value="929.152" calcext:value-type="float">
            <text:p>929.152</text:p>
          </table:table-cell>
          <table:table-cell office:value-type="float" office:value="907.544" calcext:value-type="float">
            <text:p>907.544</text:p>
          </table:table-cell>
          <table:table-cell office:value-type="float" office:value="848.121" calcext:value-type="float">
            <text:p>848.121</text:p>
          </table:table-cell>
          <table:table-cell office:value-type="float" office:value="815.709" calcext:value-type="float">
            <text:p>815.709</text:p>
          </table:table-cell>
          <table:table-cell office:value-type="float" office:value="821.111" calcext:value-type="float">
            <text:p>821.111</text:p>
          </table:table-cell>
          <table:table-cell office:value-type="float" office:value="729.276" calcext:value-type="float">
            <text:p>729.276</text:p>
          </table:table-cell>
          <table:table-cell office:value-type="float" office:value="556.411" calcext:value-type="float">
            <text:p>556.411</text:p>
          </table:table-cell>
          <table:table-cell office:value-type="float" office:value="605.029" calcext:value-type="float">
            <text:p>605.029</text:p>
          </table:table-cell>
          <table:table-cell office:value-type="float" office:value="502.39" calcext:value-type="float">
            <text:p>502.39</text:p>
          </table:table-cell>
          <table:table-cell office:value-type="float" office:value="556.411" calcext:value-type="float">
            <text:p>556.411</text:p>
          </table:table-cell>
          <table:table-cell office:value-type="float" office:value="529.401" calcext:value-type="float">
            <text:p>529.401</text:p>
          </table:table-cell>
          <table:table-cell office:value-type="float" office:value="437.566" calcext:value-type="float">
            <text:p>437.566</text:p>
          </table:table-cell>
          <table:table-cell office:value-type="float" office:value="448.37" calcext:value-type="float">
            <text:p>448.37</text:p>
          </table:table-cell>
          <table:table-cell office:value-type="float" office:value="480.782" calcext:value-type="float">
            <text:p>480.782</text:p>
          </table:table-cell>
          <table:table-cell office:value-type="float" office:value="356.535" calcext:value-type="float">
            <text:p>356.535</text:p>
          </table:table-cell>
          <table:table-cell office:value-type="float" office:value="324.123" calcext:value-type="float">
            <text:p>324.123</text:p>
          </table:table-cell>
          <table:table-cell office:value-type="float" office:value="345.731" calcext:value-type="float">
            <text:p>345.731</text:p>
          </table:table-cell>
          <table:table-cell office:value-type="float" office:value="356.535" calcext:value-type="float">
            <text:p>356.535</text:p>
          </table:table-cell>
          <table:table-cell office:value-type="float" office:value="405.154" calcext:value-type="float">
            <text:p>405.154</text:p>
          </table:table-cell>
          <table:table-cell office:value-type="float" office:value="334.927" calcext:value-type="float">
            <text:p>334.927</text:p>
          </table:table-cell>
          <table:table-cell office:value-type="float" office:value="399.752" calcext:value-type="float">
            <text:p>399.752</text:p>
          </table:table-cell>
          <table:table-cell office:value-type="float" office:value="378.143" calcext:value-type="float">
            <text:p>378.143</text:p>
          </table:table-cell>
          <table:table-cell office:value-type="float" office:value="405.154" calcext:value-type="float">
            <text:p>405.154</text:p>
          </table:table-cell>
          <table:table-cell office:value-type="float" office:value="426.762" calcext:value-type="float">
            <text:p>426.762</text:p>
          </table:table-cell>
          <table:table-cell office:value-type="float" office:value="394.349" calcext:value-type="float">
            <text:p>394.349</text:p>
          </table:table-cell>
          <table:table-cell office:value-type="float" office:value="405.154" calcext:value-type="float">
            <text:p>405.154</text:p>
          </table:table-cell>
          <table:table-cell office:value-type="float" office:value="464.576" calcext:value-type="float">
            <text:p>464.576</text:p>
          </table:table-cell>
          <table:table-cell office:value-type="float" office:value="540.205" calcext:value-type="float">
            <text:p>540.205</text:p>
          </table:table-cell>
          <table:table-cell office:value-type="float" office:value="664.452" calcext:value-type="float">
            <text:p>664.452</text:p>
          </table:table-cell>
          <table:table-cell office:value-type="float" office:value="821.111" calcext:value-type="float">
            <text:p>821.111</text:p>
          </table:table-cell>
          <table:table-cell office:value-type="float" office:value="848.121" calcext:value-type="float">
            <text:p>848.121</text:p>
          </table:table-cell>
          <table:table-cell office:value-type="float" office:value="1139.832" calcext:value-type="float">
            <text:p>1139.832</text:p>
          </table:table-cell>
          <table:table-cell office:value-type="float" office:value="1312.698" calcext:value-type="float">
            <text:p>1312.698</text:p>
          </table:table-cell>
          <table:table-cell office:value-type="float" office:value="1944.737" calcext:value-type="float">
            <text:p>1944.737</text:p>
          </table:table-cell>
          <table:table-cell office:value-type="float" office:value="3143.992" calcext:value-type="float">
            <text:p>3143.992</text:p>
          </table:table-cell>
          <table:table-cell office:value-type="float" office:value="3851.66" calcext:value-type="float">
            <text:p>3851.66</text:p>
          </table:table-cell>
          <table:table-cell office:value-type="float" office:value="4807.822" calcext:value-type="float">
            <text:p>4807.822</text:p>
          </table:table-cell>
          <table:table-cell office:value-type="float" office:value="5218.378" calcext:value-type="float">
            <text:p>5218.378</text:p>
          </table:table-cell>
          <table:table-cell office:value-type="float" office:value="4899.657" calcext:value-type="float">
            <text:p>4899.657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FA</text:p>
          </table:table-cell>
          <table:table-cell table:number-columns-repeated="3" office:value-type="float" office:value="3.23" calcext:value-type="float">
            <text:p>3.23</text:p>
          </table:table-cell>
          <table:table-cell table:number-columns-repeated="3" office:value-type="float" office:value="1.921" calcext:value-type="float">
            <text:p>1.921</text:p>
          </table:table-cell>
          <table:table-cell table:number-columns-repeated="7" office:value-type="float" office:value="2.22" calcext:value-type="float">
            <text:p>2.22</text:p>
          </table:table-cell>
          <table:table-cell table:number-columns-repeated="7" office:value-type="float" office:value="2.246" calcext:value-type="float">
            <text:p>2.246</text:p>
          </table:table-cell>
          <table:table-cell table:number-columns-repeated="7" office:value-type="float" office:value="2.446" calcext:value-type="float">
            <text:p>2.446</text:p>
          </table:table-cell>
          <table:table-cell table:number-columns-repeated="7" office:value-type="float" office:value="3.934" calcext:value-type="float">
            <text:p>3.934</text:p>
          </table:table-cell>
          <table:table-cell table:number-columns-repeated="3" office:value-type="float" office:value="6.679" calcext:value-type="float">
            <text:p>6.679</text:p>
          </table:table-cell>
          <table:table-cell office:value-type="float" office:value="8.28" calcext:value-type="float">
            <text:p>8.28</text:p>
          </table:table-cell>
          <table:table-cell office:value-type="float" office:value="11.483" calcext:value-type="float">
            <text:p>11.483</text:p>
          </table:table-cell>
          <table:table-cell office:value-type="float" office:value="13.317" calcext:value-type="float">
            <text:p>13.317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GD</text:p>
          </table:table-cell>
          <table:table-cell office:value-type="float" office:value="1.39" calcext:value-type="float">
            <text:p>1.39</text:p>
          </table:table-cell>
          <table:table-cell office:value-type="float" office:value="1.411" calcext:value-type="float">
            <text:p>1.411</text:p>
          </table:table-cell>
          <table:table-cell office:value-type="float" office:value="1.414" calcext:value-type="float">
            <text:p>1.414</text:p>
          </table:table-cell>
          <table:table-cell office:value-type="float" office:value="1.281" calcext:value-type="float">
            <text:p>1.281</text:p>
          </table:table-cell>
          <table:table-cell office:value-type="float" office:value="1.425" calcext:value-type="float">
            <text:p>1.425</text:p>
          </table:table-cell>
          <table:table-cell office:value-type="float" office:value="1.468" calcext:value-type="float">
            <text:p>1.468</text:p>
          </table:table-cell>
          <table:table-cell office:value-type="float" office:value="1.484" calcext:value-type="float">
            <text:p>1.484</text:p>
          </table:table-cell>
          <table:table-cell office:value-type="float" office:value="1.479" calcext:value-type="float">
            <text:p>1.479</text:p>
          </table:table-cell>
          <table:table-cell office:value-type="float" office:value="1.48" calcext:value-type="float">
            <text:p>1.48</text:p>
          </table:table-cell>
          <table:table-cell office:value-type="float" office:value="1.502" calcext:value-type="float">
            <text:p>1.502</text:p>
          </table:table-cell>
          <table:table-cell office:value-type="float" office:value="1.654" calcext:value-type="float">
            <text:p>1.654</text:p>
          </table:table-cell>
          <table:table-cell office:value-type="float" office:value="1.617" calcext:value-type="float">
            <text:p>1.617</text:p>
          </table:table-cell>
          <table:table-cell office:value-type="float" office:value="1.709" calcext:value-type="float">
            <text:p>1.709</text:p>
          </table:table-cell>
          <table:table-cell office:value-type="float" office:value="1.713" calcext:value-type="float">
            <text:p>1.713</text:p>
          </table:table-cell>
          <table:table-cell office:value-type="float" office:value="1.73" calcext:value-type="float">
            <text:p>1.73</text:p>
          </table:table-cell>
          <table:table-cell office:value-type="float" office:value="1.726" calcext:value-type="float">
            <text:p>1.726</text:p>
          </table:table-cell>
          <table:table-cell office:value-type="float" office:value="1.659" calcext:value-type="float">
            <text:p>1.659</text:p>
          </table:table-cell>
          <table:table-cell office:value-type="float" office:value="1.612" calcext:value-type="float">
            <text:p>1.612</text:p>
          </table:table-cell>
          <table:table-cell office:value-type="float" office:value="1.51" calcext:value-type="float">
            <text:p>1.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399" calcext:value-type="float">
            <text:p>1.399</text:p>
          </table:table-cell>
          <table:table-cell office:value-type="float" office:value="1.447" calcext:value-type="float">
            <text:p>1.447</text:p>
          </table:table-cell>
          <table:table-cell office:value-type="float" office:value="1.554" calcext:value-type="float">
            <text:p>1.554</text:p>
          </table:table-cell>
          <table:table-cell office:value-type="float" office:value="1.684" calcext:value-type="float">
            <text:p>1.684</text:p>
          </table:table-cell>
          <table:table-cell office:value-type="float" office:value="1.815" calcext:value-type="float">
            <text:p>1.815</text:p>
          </table:table-cell>
          <table:table-cell office:value-type="float" office:value="1.864" calcext:value-type="float">
            <text:p>1.864</text:p>
          </table:table-cell>
          <table:table-cell office:value-type="float" office:value="1.961" calcext:value-type="float">
            <text:p>1.961</text:p>
          </table:table-cell>
          <table:table-cell office:value-type="float" office:value="2.052" calcext:value-type="float">
            <text:p>2.052</text:p>
          </table:table-cell>
          <table:table-cell office:value-type="float" office:value="2.175" calcext:value-type="float">
            <text:p>2.175</text:p>
          </table:table-cell>
          <table:table-cell office:value-type="float" office:value="2.284" calcext:value-type="float">
            <text:p>2.284</text:p>
          </table:table-cell>
          <table:table-cell office:value-type="float" office:value="2.43" calcext:value-type="float">
            <text:p>2.43</text:p>
          </table:table-cell>
          <table:table-cell office:value-type="float" office:value="2.512" calcext:value-type="float">
            <text:p>2.512</text:p>
          </table:table-cell>
          <table:table-cell office:value-type="float" office:value="2.76" calcext:value-type="float">
            <text:p>2.76</text:p>
          </table:table-cell>
          <table:table-cell office:value-type="float" office:value="3.019" calcext:value-type="float">
            <text:p>3.019</text:p>
          </table:table-cell>
          <table:table-cell office:value-type="float" office:value="3.343" calcext:value-type="float">
            <text:p>3.343</text:p>
          </table:table-cell>
          <table:table-cell office:value-type="float" office:value="3.684" calcext:value-type="float">
            <text:p>3.684</text:p>
          </table:table-cell>
          <table:table-cell office:value-type="float" office:value="4.226" calcext:value-type="float">
            <text:p>4.226</text:p>
          </table:table-cell>
          <table:table-cell office:value-type="float" office:value="4.771" calcext:value-type="float">
            <text:p>4.771</text:p>
          </table:table-cell>
          <table:table-cell office:value-type="float" office:value="5.412" calcext:value-type="float">
            <text:p>5.412</text:p>
          </table:table-cell>
          <table:table-cell office:value-type="float" office:value="6.214" calcext:value-type="float">
            <text:p>6.214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302.631" calcext:value-type="float">
            <text:p>302.631</text:p>
          </table:table-cell>
          <table:table-cell office:value-type="float" office:value="295.34" calcext:value-type="float">
            <text:p>295.34</text:p>
          </table:table-cell>
          <table:table-cell office:value-type="float" office:value="291.218" calcext:value-type="float">
            <text:p>291.218</text:p>
          </table:table-cell>
          <table:table-cell office:value-type="float" office:value="286.391" calcext:value-type="float">
            <text:p>286.391</text:p>
          </table:table-cell>
          <table:table-cell office:value-type="float" office:value="285.936" calcext:value-type="float">
            <text:p>285.936</text:p>
          </table:table-cell>
          <table:table-cell office:value-type="float" office:value="273.632" calcext:value-type="float">
            <text:p>273.632</text:p>
          </table:table-cell>
          <table:table-cell office:value-type="float" office:value="265.719" calcext:value-type="float">
            <text:p>265.719</text:p>
          </table:table-cell>
          <table:table-cell office:value-type="float" office:value="256.335" calcext:value-type="float">
            <text:p>256.335</text:p>
          </table:table-cell>
          <table:table-cell office:value-type="float" office:value="252.379" calcext:value-type="float">
            <text:p>252.379</text:p>
          </table:table-cell>
          <table:table-cell office:value-type="float" office:value="240.572" calcext:value-type="float">
            <text:p>240.572</text:p>
          </table:table-cell>
          <table:table-cell office:value-type="float" office:value="242.395" calcext:value-type="float">
            <text:p>242.395</text:p>
          </table:table-cell>
          <table:table-cell office:value-type="float" office:value="238.791" calcext:value-type="float">
            <text:p>238.791</text:p>
          </table:table-cell>
          <table:table-cell office:value-type="float" office:value="188.539" calcext:value-type="float">
            <text:p>188.539</text:p>
          </table:table-cell>
          <table:table-cell office:value-type="float" office:value="223.007" calcext:value-type="float">
            <text:p>223.007</text:p>
          </table:table-cell>
          <table:table-cell office:value-type="float" office:value="224.519" calcext:value-type="float">
            <text:p>224.519</text:p>
          </table:table-cell>
          <table:table-cell office:value-type="float" office:value="216.565" calcext:value-type="float">
            <text:p>216.565</text:p>
          </table:table-cell>
          <table:table-cell office:value-type="float" office:value="214.39" calcext:value-type="float">
            <text:p>214.39</text:p>
          </table:table-cell>
          <table:table-cell office:value-type="float" office:value="210.889" calcext:value-type="float">
            <text:p>210.889</text:p>
          </table:table-cell>
          <table:table-cell office:value-type="float" office:value="209.315" calcext:value-type="float">
            <text:p>209.315</text:p>
          </table:table-cell>
          <table:table-cell office:value-type="float" office:value="250.763" calcext:value-type="float">
            <text:p>250.763</text:p>
          </table:table-cell>
          <table:table-cell office:value-type="float" office:value="207.678" calcext:value-type="float">
            <text:p>207.678</text:p>
          </table:table-cell>
          <table:table-cell office:value-type="float" office:value="202.251" calcext:value-type="float">
            <text:p>202.251</text:p>
          </table:table-cell>
          <table:table-cell office:value-type="float" office:value="213.085" calcext:value-type="float">
            <text:p>213.085</text:p>
          </table:table-cell>
          <table:table-cell office:value-type="float" office:value="201.05" calcext:value-type="float">
            <text:p>201.05</text:p>
          </table:table-cell>
          <table:table-cell office:value-type="float" office:value="197.715" calcext:value-type="float">
            <text:p>197.715</text:p>
          </table:table-cell>
          <table:table-cell office:value-type="float" office:value="205.628" calcext:value-type="float">
            <text:p>205.628</text:p>
          </table:table-cell>
          <table:table-cell office:value-type="float" office:value="190.651" calcext:value-type="float">
            <text:p>190.651</text:p>
          </table:table-cell>
          <table:table-cell office:value-type="float" office:value="177.229" calcext:value-type="float">
            <text:p>177.229</text:p>
          </table:table-cell>
          <table:table-cell office:value-type="float" office:value="218.367" calcext:value-type="float">
            <text:p>218.367</text:p>
          </table:table-cell>
          <table:table-cell office:value-type="float" office:value="252.545" calcext:value-type="float">
            <text:p>252.545</text:p>
          </table:table-cell>
          <table:table-cell office:value-type="float" office:value="289.354" calcext:value-type="float">
            <text:p>289.354</text:p>
          </table:table-cell>
          <table:table-cell office:value-type="float" office:value="296.251" calcext:value-type="float">
            <text:p>296.251</text:p>
          </table:table-cell>
          <table:table-cell office:value-type="float" office:value="306.981" calcext:value-type="float">
            <text:p>306.981</text:p>
          </table:table-cell>
          <table:table-cell office:value-type="float" office:value="320.238" calcext:value-type="float">
            <text:p>320.238</text:p>
          </table:table-cell>
          <table:table-cell office:value-type="float" office:value="424.16" calcext:value-type="float">
            <text:p>424.16</text:p>
          </table:table-cell>
          <table:table-cell office:value-type="float" office:value="492.868" calcext:value-type="float">
            <text:p>492.868</text:p>
          </table:table-cell>
          <table:table-cell office:value-type="float" office:value="532.411" calcext:value-type="float">
            <text:p>532.411</text:p>
          </table:table-cell>
          <table:table-cell office:value-type="float" office:value="588.629" calcext:value-type="float">
            <text:p>588.629</text:p>
          </table:table-cell>
          <table:table-cell office:value-type="float" office:value="632.128" calcext:value-type="float">
            <text:p>632.128</text:p>
          </table:table-cell>
          <table:table-cell office:value-type="float" office:value="639.585" calcext:value-type="float">
            <text:p>639.585</text:p>
          </table:table-cell>
          <table:table-cell office:value-type="string" calcext:value-type="string">
            <text:p>#DIV/0!</text:p>
          </table:table-cell>
          <table:table-cell office:value-type="float" office:value="4.34307692307692" calcext:value-type="float">
            <text:p>4.34307692307692</text:p>
          </table:table-cell>
        </table:table-row>
        <table:table-row table:style-name="ro1">
          <table:table-cell office:value-type="string" calcext:value-type="string">
            <text:p>BHR</text:p>
          </table:table-cell>
          <table:table-cell office:value-type="float" office:value="19.611" calcext:value-type="float">
            <text:p>19.611</text:p>
          </table:table-cell>
          <table:table-cell office:value-type="float" office:value="19.774" calcext:value-type="float">
            <text:p>19.774</text:p>
          </table:table-cell>
          <table:table-cell office:value-type="float" office:value="19.284" calcext:value-type="float">
            <text:p>19.284</text:p>
          </table:table-cell>
          <table:table-cell office:value-type="float" office:value="20.51" calcext:value-type="float">
            <text:p>20.51</text:p>
          </table:table-cell>
          <table:table-cell office:value-type="float" office:value="20.101" calcext:value-type="float">
            <text:p>20.101</text:p>
          </table:table-cell>
          <table:table-cell office:value-type="float" office:value="18.63" calcext:value-type="float">
            <text:p>18.63</text:p>
          </table:table-cell>
          <table:table-cell office:value-type="float" office:value="16.669" calcext:value-type="float">
            <text:p>16.669</text:p>
          </table:table-cell>
          <table:table-cell office:value-type="float" office:value="17.486" calcext:value-type="float">
            <text:p>17.486</text:p>
          </table:table-cell>
          <table:table-cell office:value-type="float" office:value="17.323" calcext:value-type="float">
            <text:p>17.323</text:p>
          </table:table-cell>
          <table:table-cell office:value-type="float" office:value="18.385" calcext:value-type="float">
            <text:p>18.385</text:p>
          </table:table-cell>
          <table:table-cell table:number-columns-repeated="2" office:value-type="float" office:value="19.121" calcext:value-type="float">
            <text:p>19.121</text:p>
          </table:table-cell>
          <table:table-cell office:value-type="float" office:value="17.078" calcext:value-type="float">
            <text:p>17.078</text:p>
          </table:table-cell>
          <table:table-cell office:value-type="float" office:value="20.837" calcext:value-type="float">
            <text:p>20.837</text:p>
          </table:table-cell>
          <table:table-cell office:value-type="float" office:value="21.817" calcext:value-type="float">
            <text:p>21.817</text:p>
          </table:table-cell>
          <table:table-cell office:value-type="float" office:value="23.942" calcext:value-type="float">
            <text:p>23.942</text:p>
          </table:table-cell>
          <table:table-cell office:value-type="float" office:value="25.494" calcext:value-type="float">
            <text:p>25.494</text:p>
          </table:table-cell>
          <table:table-cell office:value-type="float" office:value="30.479" calcext:value-type="float">
            <text:p>30.479</text:p>
          </table:table-cell>
          <table:table-cell office:value-type="float" office:value="35.463" calcext:value-type="float">
            <text:p>35.463</text:p>
          </table:table-cell>
          <table:table-cell office:value-type="float" office:value="43.716" calcext:value-type="float">
            <text:p>43.716</text:p>
          </table:table-cell>
          <table:table-cell office:value-type="float" office:value="46.167" calcext:value-type="float">
            <text:p>46.167</text:p>
          </table:table-cell>
          <table:table-cell office:value-type="float" office:value="54.992" calcext:value-type="float">
            <text:p>54.992</text:p>
          </table:table-cell>
          <table:table-cell office:value-type="float" office:value="65.288" calcext:value-type="float">
            <text:p>65.288</text:p>
          </table:table-cell>
          <table:table-cell office:value-type="float" office:value="79.097" calcext:value-type="float">
            <text:p>79.097</text:p>
          </table:table-cell>
          <table:table-cell office:value-type="float" office:value="90.537" calcext:value-type="float">
            <text:p>90.537</text:p>
          </table:table-cell>
          <table:table-cell office:value-type="float" office:value="106.716" calcext:value-type="float">
            <text:p>106.716</text:p>
          </table:table-cell>
          <table:table-cell office:value-type="float" office:value="123.304" calcext:value-type="float">
            <text:p>123.304</text:p>
          </table:table-cell>
          <table:table-cell office:value-type="float" office:value="144.467" calcext:value-type="float">
            <text:p>144.467</text:p>
          </table:table-cell>
          <table:table-cell office:value-type="float" office:value="163.506" calcext:value-type="float">
            <text:p>163.506</text:p>
          </table:table-cell>
          <table:table-cell office:value-type="float" office:value="192.024" calcext:value-type="float">
            <text:p>192.024</text:p>
          </table:table-cell>
          <table:table-cell office:value-type="float" office:value="227.569" calcext:value-type="float">
            <text:p>227.569</text:p>
          </table:table-cell>
          <table:table-cell office:value-type="float" office:value="258.129" calcext:value-type="float">
            <text:p>258.129</text:p>
          </table:table-cell>
          <table:table-cell office:value-type="float" office:value="289.18" calcext:value-type="float">
            <text:p>289.18</text:p>
          </table:table-cell>
          <table:table-cell office:value-type="float" office:value="336.246" calcext:value-type="float">
            <text:p>336.246</text:p>
          </table:table-cell>
          <table:table-cell office:value-type="float" office:value="405.783" calcext:value-type="float">
            <text:p>405.783</text:p>
          </table:table-cell>
          <table:table-cell office:value-type="float" office:value="461.919" calcext:value-type="float">
            <text:p>461.919</text:p>
          </table:table-cell>
          <table:table-cell office:value-type="float" office:value="533.826" calcext:value-type="float">
            <text:p>533.826</text:p>
          </table:table-cell>
          <table:table-cell office:value-type="float" office:value="604.017" calcext:value-type="float">
            <text:p>604.017</text:p>
          </table:table-cell>
          <table:table-cell office:value-type="float" office:value="670.122" calcext:value-type="float">
            <text:p>670.122</text:p>
          </table:table-cell>
          <table:table-cell office:value-type="float" office:value="754.041" calcext:value-type="float">
            <text:p>754.041</text:p>
          </table:table-cell>
          <table:table-cell office:value-type="float" office:value="68.8507142857143" calcext:value-type="float">
            <text:p>68.8507142857143</text:p>
          </table:table-cell>
          <table:table-cell office:value-type="float" office:value="48.7707692307692" calcext:value-type="float">
            <text:p>48.7707692307692</text:p>
          </table:table-cell>
        </table:table-row>
        <table:table-row table:style-name="ro1">
          <table:table-cell office:value-type="string" calcext:value-type="string">
            <text:p>BHS</text:p>
          </table:table-cell>
          <table:table-cell office:value-type="float" office:value="38.151" calcext:value-type="float">
            <text:p>38.151</text:p>
          </table:table-cell>
          <table:table-cell office:value-type="float" office:value="40.671" calcext:value-type="float">
            <text:p>40.671</text:p>
          </table:table-cell>
          <table:table-cell office:value-type="float" office:value="37.792" calcext:value-type="float">
            <text:p>37.792</text:p>
          </table:table-cell>
          <table:table-cell table:number-columns-repeated="2" office:value-type="float" office:value="32.753" calcext:value-type="float">
            <text:p>32.753</text:p>
          </table:table-cell>
          <table:table-cell office:value-type="float" office:value="27.354" calcext:value-type="float">
            <text:p>27.354</text:p>
          </table:table-cell>
          <table:table-cell office:value-type="float" office:value="19.796" calcext:value-type="float">
            <text:p>19.796</text:p>
          </table:table-cell>
          <table:table-cell office:value-type="float" office:value="15.836" calcext:value-type="float">
            <text:p>15.836</text:p>
          </table:table-cell>
          <table:table-cell office:value-type="float" office:value="17.996" calcext:value-type="float">
            <text:p>17.996</text:p>
          </table:table-cell>
          <table:table-cell table:number-columns-repeated="3" office:value-type="float" office:value="20.155" calcext:value-type="float">
            <text:p>20.155</text:p>
          </table:table-cell>
          <table:table-cell office:value-type="float" office:value="24.475" calcext:value-type="float">
            <text:p>24.475</text:p>
          </table:table-cell>
          <table:table-cell office:value-type="float" office:value="21.955" calcext:value-type="float">
            <text:p>21.955</text:p>
          </table:table-cell>
          <table:table-cell office:value-type="float" office:value="37.432" calcext:value-type="float">
            <text:p>37.432</text:p>
          </table:table-cell>
          <table:table-cell office:value-type="float" office:value="40.311" calcext:value-type="float">
            <text:p>40.311</text:p>
          </table:table-cell>
          <table:table-cell table:number-columns-repeated="3" office:value-type="float" office:value="41.031" calcext:value-type="float">
            <text:p>41.031</text:p>
          </table:table-cell>
          <table:table-cell office:value-type="float" office:value="73.784" calcext:value-type="float">
            <text:p>73.784</text:p>
          </table:table-cell>
          <table:table-cell office:value-type="float" office:value="82.062" calcext:value-type="float">
            <text:p>82.062</text:p>
          </table:table-cell>
          <table:table-cell office:value-type="float" office:value="104.377" calcext:value-type="float">
            <text:p>104.377</text:p>
          </table:table-cell>
          <table:table-cell office:value-type="float" office:value="147.207" calcext:value-type="float">
            <text:p>147.207</text:p>
          </table:table-cell>
          <table:table-cell table:number-columns-repeated="3" office:value-type="float" office:value="195.796" calcext:value-type="float">
            <text:p>195.796</text:p>
          </table:table-cell>
          <table:table-cell office:value-type="float" office:value="153.686" calcext:value-type="float">
            <text:p>153.686</text:p>
          </table:table-cell>
          <table:table-cell office:value-type="float" office:value="145.408" calcext:value-type="float">
            <text:p>145.408</text:p>
          </table:table-cell>
          <table:table-cell office:value-type="float" office:value="346.963" calcext:value-type="float">
            <text:p>346.963</text:p>
          </table:table-cell>
          <table:table-cell office:value-type="float" office:value="319.969" calcext:value-type="float">
            <text:p>319.969</text:p>
          </table:table-cell>
          <table:table-cell table:number-columns-repeated="2" office:value-type="float" office:value="337.245" calcext:value-type="float">
            <text:p>337.245</text:p>
          </table:table-cell>
          <table:table-cell office:value-type="float" office:value="628.42" calcext:value-type="float">
            <text:p>628.42</text:p>
          </table:table-cell>
          <table:table-cell office:value-type="float" office:value="718.04" calcext:value-type="float">
            <text:p>718.04</text:p>
          </table:table-cell>
          <table:table-cell office:value-type="float" office:value="889.721" calcext:value-type="float">
            <text:p>889.721</text:p>
          </table:table-cell>
          <table:table-cell office:value-type="float" office:value="763.749" calcext:value-type="float">
            <text:p>763.749</text:p>
          </table:table-cell>
          <table:table-cell office:value-type="float" office:value="875.325" calcext:value-type="float">
            <text:p>875.325</text:p>
          </table:table-cell>
          <table:table-cell table:number-columns-repeated="2" office:value-type="float" office:value="952.347" calcext:value-type="float">
            <text:p>952.347</text:p>
          </table:table-cell>
          <table:table-cell office:value-type="float" office:value="1199.972" calcext:value-type="float">
            <text:p>1199.972</text:p>
          </table:table-cell>
          <table:table-cell office:value-type="float" office:value="39.84" calcext:value-type="float">
            <text:p>39.8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float" office:value="203.202" calcext:value-type="float">
            <text:p>203.202</text:p>
          </table:table-cell>
          <table:table-cell office:value-type="float" office:value="196.33" calcext:value-type="float">
            <text:p>196.33</text:p>
          </table:table-cell>
          <table:table-cell table:number-columns-repeated="3" office:value-type="float" office:value="193.922" calcext:value-type="float">
            <text:p>193.922</text:p>
          </table:table-cell>
          <table:table-cell office:value-type="float" office:value="187.881" calcext:value-type="float">
            <text:p>187.881</text:p>
          </table:table-cell>
          <table:table-cell office:value-type="float" office:value="180.089" calcext:value-type="float">
            <text:p>180.089</text:p>
          </table:table-cell>
          <table:table-cell office:value-type="float" office:value="168.752" calcext:value-type="float">
            <text:p>168.752</text:p>
          </table:table-cell>
          <table:table-cell office:value-type="float" office:value="171.641" calcext:value-type="float">
            <text:p>171.641</text:p>
          </table:table-cell>
          <table:table-cell table:number-columns-repeated="3" office:value-type="float" office:value="164.243" calcext:value-type="float">
            <text:p>164.243</text:p>
          </table:table-cell>
          <table:table-cell office:value-type="float" office:value="148.484" calcext:value-type="float">
            <text:p>148.484</text:p>
          </table:table-cell>
          <table:table-cell office:value-type="float" office:value="149.184" calcext:value-type="float">
            <text:p>149.184</text:p>
          </table:table-cell>
          <table:table-cell office:value-type="float" office:value="143.975" calcext:value-type="float">
            <text:p>143.975</text:p>
          </table:table-cell>
          <table:table-cell office:value-type="float" office:value="145.113" calcext:value-type="float">
            <text:p>145.113</text:p>
          </table:table-cell>
          <table:table-cell table:number-columns-repeated="3" office:value-type="float" office:value="144.107" calcext:value-type="float">
            <text:p>144.107</text:p>
          </table:table-cell>
          <table:table-cell office:value-type="float" office:value="141.392" calcext:value-type="float">
            <text:p>141.392</text:p>
          </table:table-cell>
          <table:table-cell office:value-type="float" office:value="137.321" calcext:value-type="float">
            <text:p>137.321</text:p>
          </table:table-cell>
          <table:table-cell office:value-type="float" office:value="138.635" calcext:value-type="float">
            <text:p>138.635</text:p>
          </table:table-cell>
          <table:table-cell office:value-type="float" office:value="131.674" calcext:value-type="float">
            <text:p>131.674</text:p>
          </table:table-cell>
          <table:table-cell table:number-columns-repeated="3" office:value-type="float" office:value="131.499" calcext:value-type="float">
            <text:p>131.499</text:p>
          </table:table-cell>
          <table:table-cell office:value-type="float" office:value="131.105" calcext:value-type="float">
            <text:p>131.105</text:p>
          </table:table-cell>
          <table:table-cell office:value-type="float" office:value="137.978" calcext:value-type="float">
            <text:p>137.978</text:p>
          </table:table-cell>
          <table:table-cell office:value-type="float" office:value="148.834" calcext:value-type="float">
            <text:p>148.834</text:p>
          </table:table-cell>
          <table:table-cell office:value-type="float" office:value="161.047" calcext:value-type="float">
            <text:p>161.047</text:p>
          </table:table-cell>
          <table:table-cell table:number-columns-repeated="3" office:value-type="float" office:value="176.719" calcext:value-type="float">
            <text:p>176.719</text:p>
          </table:table-cell>
          <table:table-cell office:value-type="float" office:value="139.423" calcext:value-type="float">
            <text:p>139.423</text:p>
          </table:table-cell>
          <table:table-cell office:value-type="float" office:value="210.469" calcext:value-type="float">
            <text:p>210.469</text:p>
          </table:table-cell>
          <table:table-cell office:value-type="float" office:value="243.563" calcext:value-type="float">
            <text:p>243.563</text:p>
          </table:table-cell>
          <table:table-cell office:value-type="float" office:value="300.382" calcext:value-type="float">
            <text:p>300.3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float" office:value="173.086" calcext:value-type="float">
            <text:p>173.086</text:p>
          </table:table-cell>
          <table:table-cell office:value-type="float" office:value="175.265" calcext:value-type="float">
            <text:p>175.265</text:p>
          </table:table-cell>
          <table:table-cell office:value-type="float" office:value="177.488" calcext:value-type="float">
            <text:p>177.488</text:p>
          </table:table-cell>
          <table:table-cell office:value-type="float" office:value="179.849" calcext:value-type="float">
            <text:p>179.849</text:p>
          </table:table-cell>
          <table:table-cell office:value-type="float" office:value="181.15" calcext:value-type="float">
            <text:p>181.15</text:p>
          </table:table-cell>
          <table:table-cell office:value-type="float" office:value="178.547" calcext:value-type="float">
            <text:p>178.547</text:p>
          </table:table-cell>
          <table:table-cell office:value-type="float" office:value="172.753" calcext:value-type="float">
            <text:p>172.753</text:p>
          </table:table-cell>
          <table:table-cell office:value-type="float" office:value="172.209" calcext:value-type="float">
            <text:p>172.209</text:p>
          </table:table-cell>
          <table:table-cell office:value-type="float" office:value="170.998" calcext:value-type="float">
            <text:p>170.998</text:p>
          </table:table-cell>
          <table:table-cell office:value-type="float" office:value="169.864" calcext:value-type="float">
            <text:p>169.864</text:p>
          </table:table-cell>
          <table:table-cell office:value-type="float" office:value="169.637" calcext:value-type="float">
            <text:p>169.637</text:p>
          </table:table-cell>
          <table:table-cell office:value-type="float" office:value="165.053" calcext:value-type="float">
            <text:p>165.053</text:p>
          </table:table-cell>
          <table:table-cell office:value-type="float" office:value="160.499" calcext:value-type="float">
            <text:p>160.499</text:p>
          </table:table-cell>
          <table:table-cell office:value-type="float" office:value="156.959" calcext:value-type="float">
            <text:p>156.959</text:p>
          </table:table-cell>
          <table:table-cell office:value-type="float" office:value="157.095" calcext:value-type="float">
            <text:p>157.095</text:p>
          </table:table-cell>
          <table:table-cell office:value-type="float" office:value="154.947" calcext:value-type="float">
            <text:p>154.947</text:p>
          </table:table-cell>
          <table:table-cell office:value-type="float" office:value="152.572" calcext:value-type="float">
            <text:p>152.572</text:p>
          </table:table-cell>
          <table:table-cell office:value-type="float" office:value="149.818" calcext:value-type="float">
            <text:p>149.818</text:p>
          </table:table-cell>
          <table:table-cell office:value-type="float" office:value="149.849" calcext:value-type="float">
            <text:p>149.849</text:p>
          </table:table-cell>
          <table:table-cell office:value-type="float" office:value="147.171" calcext:value-type="float">
            <text:p>147.171</text:p>
          </table:table-cell>
          <table:table-cell office:value-type="float" office:value="147.988" calcext:value-type="float">
            <text:p>147.988</text:p>
          </table:table-cell>
          <table:table-cell office:value-type="float" office:value="146.308" calcext:value-type="float">
            <text:p>146.308</text:p>
          </table:table-cell>
          <table:table-cell office:value-type="float" office:value="140.363" calcext:value-type="float">
            <text:p>140.363</text:p>
          </table:table-cell>
          <table:table-cell office:value-type="float" office:value="144.554" calcext:value-type="float">
            <text:p>144.554</text:p>
          </table:table-cell>
          <table:table-cell office:value-type="float" office:value="142.647" calcext:value-type="float">
            <text:p>142.647</text:p>
          </table:table-cell>
          <table:table-cell office:value-type="float" office:value="135.492" calcext:value-type="float">
            <text:p>135.492</text:p>
          </table:table-cell>
          <table:table-cell office:value-type="float" office:value="132.587" calcext:value-type="float">
            <text:p>132.587</text:p>
          </table:table-cell>
          <table:table-cell office:value-type="float" office:value="127.579" calcext:value-type="float">
            <text:p>127.579</text:p>
          </table:table-cell>
          <table:table-cell office:value-type="float" office:value="125.144" calcext:value-type="float">
            <text:p>125.144</text:p>
          </table:table-cell>
          <table:table-cell office:value-type="float" office:value="127.821" calcext:value-type="float">
            <text:p>127.821</text:p>
          </table:table-cell>
          <table:table-cell office:value-type="float" office:value="121.604" calcext:value-type="float">
            <text:p>121.604</text:p>
          </table:table-cell>
          <table:table-cell office:value-type="float" office:value="118.305" calcext:value-type="float">
            <text:p>118.305</text:p>
          </table:table-cell>
          <table:table-cell office:value-type="float" office:value="115.098" calcext:value-type="float">
            <text:p>115.098</text:p>
          </table:table-cell>
          <table:table-cell office:value-type="float" office:value="113.056" calcext:value-type="float">
            <text:p>113.05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10.242" calcext:value-type="float">
            <text:p>110.242</text:p>
          </table:table-cell>
          <table:table-cell office:value-type="float" office:value="110.545" calcext:value-type="float">
            <text:p>110.545</text:p>
          </table:table-cell>
          <table:table-cell office:value-type="float" office:value="112.254" calcext:value-type="float">
            <text:p>112.254</text:p>
          </table:table-cell>
          <table:table-cell office:value-type="float" office:value="110.333" calcext:value-type="float">
            <text:p>110.333</text:p>
          </table:table-cell>
          <table:table-cell office:value-type="float" office:value="107.398" calcext:value-type="float">
            <text:p>107.398</text:p>
          </table:table-cell>
          <table:table-cell office:value-type="float" office:value="51.95" calcext:value-type="float">
            <text:p>51.9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194.044" calcext:value-type="float">
            <text:p>194.044</text:p>
          </table:table-cell>
          <table:table-cell office:value-type="float" office:value="196.867" calcext:value-type="float">
            <text:p>196.867</text:p>
          </table:table-cell>
          <table:table-cell table:number-columns-repeated="3" office:value-type="float" office:value="181.696" calcext:value-type="float">
            <text:p>181.696</text:p>
          </table:table-cell>
          <table:table-cell office:value-type="float" office:value="171.465" calcext:value-type="float">
            <text:p>171.465</text:p>
          </table:table-cell>
          <table:table-cell office:value-type="float" office:value="161.233" calcext:value-type="float">
            <text:p>161.233</text:p>
          </table:table-cell>
          <table:table-cell office:value-type="float" office:value="145.71" calcext:value-type="float">
            <text:p>145.71</text:p>
          </table:table-cell>
          <table:table-cell office:value-type="float" office:value="131.597" calcext:value-type="float">
            <text:p>131.597</text:p>
          </table:table-cell>
          <table:table-cell table:number-columns-repeated="3" office:value-type="float" office:value="124.541" calcext:value-type="float">
            <text:p>124.541</text:p>
          </table:table-cell>
          <table:table-cell office:value-type="float" office:value="73.737" calcext:value-type="float">
            <text:p>73.737</text:p>
          </table:table-cell>
          <table:table-cell office:value-type="float" office:value="93.141" calcext:value-type="float">
            <text:p>93.141</text:p>
          </table:table-cell>
          <table:table-cell office:value-type="float" office:value="90.672" calcext:value-type="float">
            <text:p>90.672</text:p>
          </table:table-cell>
          <table:table-cell office:value-type="float" office:value="79.735" calcext:value-type="float">
            <text:p>79.735</text:p>
          </table:table-cell>
          <table:table-cell table:number-columns-repeated="3" office:value-type="float" office:value="75.148" calcext:value-type="float">
            <text:p>75.148</text:p>
          </table:table-cell>
          <table:table-cell office:value-type="float" office:value="92.083" calcext:value-type="float">
            <text:p>92.083</text:p>
          </table:table-cell>
          <table:table-cell office:value-type="float" office:value="59.977" calcext:value-type="float">
            <text:p>59.977</text:p>
          </table:table-cell>
          <table:table-cell office:value-type="float" office:value="70.562" calcext:value-type="float">
            <text:p>70.562</text:p>
          </table:table-cell>
          <table:table-cell office:value-type="float" office:value="80.087" calcext:value-type="float">
            <text:p>80.087</text:p>
          </table:table-cell>
          <table:table-cell table:number-columns-repeated="3" office:value-type="float" office:value="90.672" calcext:value-type="float">
            <text:p>90.672</text:p>
          </table:table-cell>
          <table:table-cell office:value-type="float" office:value="73.737" calcext:value-type="float">
            <text:p>73.737</text:p>
          </table:table-cell>
          <table:table-cell office:value-type="float" office:value="145.357" calcext:value-type="float">
            <text:p>145.357</text:p>
          </table:table-cell>
          <table:table-cell office:value-type="float" office:value="239.909" calcext:value-type="float">
            <text:p>239.909</text:p>
          </table:table-cell>
          <table:table-cell office:value-type="float" office:value="368.331" calcext:value-type="float">
            <text:p>368.331</text:p>
          </table:table-cell>
          <table:table-cell table:number-columns-repeated="3" office:value-type="float" office:value="471.704" calcext:value-type="float">
            <text:p>471.704</text:p>
          </table:table-cell>
          <table:table-cell office:value-type="float" office:value="689.386" calcext:value-type="float">
            <text:p>689.386</text:p>
          </table:table-cell>
          <table:table-cell office:value-type="float" office:value="830.157" calcext:value-type="float">
            <text:p>830.157</text:p>
          </table:table-cell>
          <table:table-cell office:value-type="float" office:value="903.541" calcext:value-type="float">
            <text:p>903.541</text:p>
          </table:table-cell>
          <table:table-cell office:value-type="float" office:value="958.931" calcext:value-type="float">
            <text:p>958.931</text:p>
          </table:table-cell>
          <table:table-cell office:value-type="float" office:value="1045.017" calcext:value-type="float">
            <text:p>1045.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office:value-type="float" office:value="55.218" calcext:value-type="float">
            <text:p>55.218</text:p>
          </table:table-cell>
          <table:table-cell table:number-columns-repeated="4" office:value-type="float" office:value="48.315" calcext:value-type="float">
            <text:p>48.315</text:p>
          </table:table-cell>
          <table:table-cell office:value-type="float" office:value="6.902" calcext:value-type="float">
            <text:p>6.902</text:p>
          </table:table-cell>
          <table:table-cell office:value-type="float" office:value="11.504" calcext:value-type="float">
            <text:p>11.504</text:p>
          </table:table-cell>
          <table:table-cell office:value-type="float" office:value="27.609" calcext:value-type="float">
            <text:p>27.609</text:p>
          </table:table-cell>
          <table:table-cell office:value-type="float" office:value="20.707" calcext:value-type="float">
            <text:p>20.707</text:p>
          </table:table-cell>
          <table:table-cell table:number-columns-repeated="4" office:value-type="float" office:value="29.91" calcext:value-type="float">
            <text:p>29.91</text:p>
          </table:table-cell>
          <table:table-cell office:value-type="float" office:value="71.323" calcext:value-type="float">
            <text:p>71.323</text:p>
          </table:table-cell>
          <table:table-cell office:value-type="float" office:value="55.218" calcext:value-type="float">
            <text:p>55.218</text:p>
          </table:table-cell>
          <table:table-cell office:value-type="float" office:value="126.54" calcext:value-type="float">
            <text:p>126.54</text:p>
          </table:table-cell>
          <table:table-cell table:number-columns-repeated="3" office:value-type="float" office:value="117.337" calcext:value-type="float">
            <text:p>117.337</text:p>
          </table:table-cell>
          <table:table-cell office:value-type="float" office:value="352.012" calcext:value-type="float">
            <text:p>352.012</text:p>
          </table:table-cell>
          <table:table-cell table:number-columns-repeated="2" office:value-type="float" office:value="305.998" calcext:value-type="float">
            <text:p>305.998</text:p>
          </table:table-cell>
          <table:table-cell table:number-columns-repeated="4" office:value-type="float" office:value="457.846" calcext:value-type="float">
            <text:p>457.846</text:p>
          </table:table-cell>
          <table:table-cell office:value-type="float" office:value="223.171" calcext:value-type="float">
            <text:p>223.171</text:p>
          </table:table-cell>
          <table:table-cell table:number-columns-repeated="2" office:value-type="float" office:value="338.208" calcext:value-type="float">
            <text:p>338.208</text:p>
          </table:table-cell>
          <table:table-cell table:number-columns-repeated="5" office:value-type="float" office:value="934.098" calcext:value-type="float">
            <text:p>934.098</text:p>
          </table:table-cell>
          <table:table-cell table:number-columns-repeated="2" office:value-type="float" office:value="2006.24" calcext:value-type="float">
            <text:p>2006.24</text:p>
          </table:table-cell>
          <table:table-cell office:value-type="float" office:value="1187.178" calcext:value-type="float">
            <text:p>1187.178</text:p>
          </table:table-cell>
          <table:table-cell office:value-type="float" office:value="1773.866" calcext:value-type="float">
            <text:p>1773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3" calcext:value-type="float">
            <text:p>74.73</text:p>
          </table:table-cell>
          <table:table-cell office:value-type="float" office:value="34.32" calcext:value-type="float">
            <text:p>34.32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87.154" calcext:value-type="float">
            <text:p>87.154</text:p>
          </table:table-cell>
          <table:table-cell office:value-type="float" office:value="72.509" calcext:value-type="float">
            <text:p>72.509</text:p>
          </table:table-cell>
          <table:table-cell office:value-type="float" office:value="69.467" calcext:value-type="float">
            <text:p>69.467</text:p>
          </table:table-cell>
          <table:table-cell office:value-type="float" office:value="93.492" calcext:value-type="float">
            <text:p>93.492</text:p>
          </table:table-cell>
          <table:table-cell office:value-type="float" office:value="83.52" calcext:value-type="float">
            <text:p>83.52</text:p>
          </table:table-cell>
          <table:table-cell office:value-type="float" office:value="98.925" calcext:value-type="float">
            <text:p>98.925</text:p>
          </table:table-cell>
          <table:table-cell office:value-type="float" office:value="103.778" calcext:value-type="float">
            <text:p>103.778</text:p>
          </table:table-cell>
          <table:table-cell office:value-type="float" office:value="90.643" calcext:value-type="float">
            <text:p>90.643</text:p>
          </table:table-cell>
          <table:table-cell office:value-type="float" office:value="98.152" calcext:value-type="float">
            <text:p>98.152</text:p>
          </table:table-cell>
          <table:table-cell office:value-type="float" office:value="105.867" calcext:value-type="float">
            <text:p>105.867</text:p>
          </table:table-cell>
          <table:table-cell office:value-type="float" office:value="104.515" calcext:value-type="float">
            <text:p>104.515</text:p>
          </table:table-cell>
          <table:table-cell office:value-type="float" office:value="117.324" calcext:value-type="float">
            <text:p>117.324</text:p>
          </table:table-cell>
          <table:table-cell office:value-type="float" office:value="101.919" calcext:value-type="float">
            <text:p>101.919</text:p>
          </table:table-cell>
          <table:table-cell office:value-type="float" office:value="106.772" calcext:value-type="float">
            <text:p>106.772</text:p>
          </table:table-cell>
          <table:table-cell office:value-type="float" office:value="128.093" calcext:value-type="float">
            <text:p>128.093</text:p>
          </table:table-cell>
          <table:table-cell office:value-type="float" office:value="128.853" calcext:value-type="float">
            <text:p>128.853</text:p>
          </table:table-cell>
          <table:table-cell office:value-type="float" office:value="133.357" calcext:value-type="float">
            <text:p>133.357</text:p>
          </table:table-cell>
          <table:table-cell office:value-type="float" office:value="149.003" calcext:value-type="float">
            <text:p>149.003</text:p>
          </table:table-cell>
          <table:table-cell table:number-columns-repeated="2" office:value-type="float" office:value="140.516" calcext:value-type="float">
            <text:p>140.516</text:p>
          </table:table-cell>
          <table:table-cell office:value-type="float" office:value="168.633" calcext:value-type="float">
            <text:p>168.633</text:p>
          </table:table-cell>
          <table:table-cell office:value-type="float" office:value="147.313" calcext:value-type="float">
            <text:p>147.313</text:p>
          </table:table-cell>
          <table:table-cell office:value-type="float" office:value="148.629" calcext:value-type="float">
            <text:p>148.629</text:p>
          </table:table-cell>
          <table:table-cell office:value-type="float" office:value="175.817" calcext:value-type="float">
            <text:p>175.817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143.124" calcext:value-type="float">
            <text:p>143.124</text:p>
          </table:table-cell>
          <table:table-cell office:value-type="float" office:value="157.683" calcext:value-type="float">
            <text:p>157.683</text:p>
          </table:table-cell>
          <table:table-cell office:value-type="float" office:value="141.53" calcext:value-type="float">
            <text:p>141.53</text:p>
          </table:table-cell>
          <table:table-cell office:value-type="float" office:value="201.097" calcext:value-type="float">
            <text:p>201.097</text:p>
          </table:table-cell>
          <table:table-cell office:value-type="float" office:value="252.286" calcext:value-type="float">
            <text:p>252.286</text:p>
          </table:table-cell>
          <table:table-cell table:number-columns-repeated="2" office:value-type="float" office:value="295.857" calcext:value-type="float">
            <text:p>295.857</text:p>
          </table:table-cell>
          <table:table-cell office:value-type="float" office:value="415.656" calcext:value-type="float">
            <text:p>415.656</text:p>
          </table:table-cell>
          <table:table-cell office:value-type="float" office:value="537.29" calcext:value-type="float">
            <text:p>537.29</text:p>
          </table:table-cell>
          <table:table-cell office:value-type="float" office:value="502.496" calcext:value-type="float">
            <text:p>502.496</text:p>
          </table:table-cell>
          <table:table-cell office:value-type="float" office:value="554.506" calcext:value-type="float">
            <text:p>554.506</text:p>
          </table:table-cell>
          <table:table-cell office:value-type="float" office:value="604.173" calcext:value-type="float">
            <text:p>604.173</text:p>
          </table:table-cell>
          <table:table-cell office:value-type="float" office:value="640.657" calcext:value-type="float">
            <text:p>640.657</text:p>
          </table:table-cell>
          <table:table-cell office:value-type="float" office:value="870.198" calcext:value-type="float">
            <text:p>870.198</text:p>
          </table:table-cell>
          <table:table-cell office:value-type="float" office:value="798.437" calcext:value-type="float">
            <text:p>798.437</text:p>
          </table:table-cell>
          <table:table-cell office:value-type="float" office:value="48.0341666666667" calcext:value-type="float">
            <text:p>48.0341666666667</text:p>
          </table:table-cell>
          <table:table-cell office:value-type="float" office:value="4.70909090909091" calcext:value-type="float">
            <text:p>4.70909090909091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41.432" calcext:value-type="float">
            <text:p>41.432</text:p>
          </table:table-cell>
          <table:table-cell office:value-type="float" office:value="41.197" calcext:value-type="float">
            <text:p>41.197</text:p>
          </table:table-cell>
          <table:table-cell office:value-type="float" office:value="41.025" calcext:value-type="float">
            <text:p>41.025</text:p>
          </table:table-cell>
          <table:table-cell office:value-type="float" office:value="40.423" calcext:value-type="float">
            <text:p>40.423</text:p>
          </table:table-cell>
          <table:table-cell office:value-type="float" office:value="41.196" calcext:value-type="float">
            <text:p>41.196</text:p>
          </table:table-cell>
          <table:table-cell office:value-type="float" office:value="42.216" calcext:value-type="float">
            <text:p>42.216</text:p>
          </table:table-cell>
          <table:table-cell office:value-type="float" office:value="42.116" calcext:value-type="float">
            <text:p>42.116</text:p>
          </table:table-cell>
          <table:table-cell office:value-type="float" office:value="40.681" calcext:value-type="float">
            <text:p>40.681</text:p>
          </table:table-cell>
          <table:table-cell office:value-type="float" office:value="38.559" calcext:value-type="float">
            <text:p>38.559</text:p>
          </table:table-cell>
          <table:table-cell office:value-type="float" office:value="36.185" calcext:value-type="float">
            <text:p>36.185</text:p>
          </table:table-cell>
          <table:table-cell office:value-type="float" office:value="33.032" calcext:value-type="float">
            <text:p>33.032</text:p>
          </table:table-cell>
          <table:table-cell office:value-type="float" office:value="30.977" calcext:value-type="float">
            <text:p>30.977</text:p>
          </table:table-cell>
          <table:table-cell office:value-type="float" office:value="28.809" calcext:value-type="float">
            <text:p>28.809</text:p>
          </table:table-cell>
          <table:table-cell office:value-type="float" office:value="24.966" calcext:value-type="float">
            <text:p>24.966</text:p>
          </table:table-cell>
          <table:table-cell office:value-type="float" office:value="21.592" calcext:value-type="float">
            <text:p>21.592</text:p>
          </table:table-cell>
          <table:table-cell office:value-type="float" office:value="18.193" calcext:value-type="float">
            <text:p>18.193</text:p>
          </table:table-cell>
          <table:table-cell office:value-type="float" office:value="16.389" calcext:value-type="float">
            <text:p>16.389</text:p>
          </table:table-cell>
          <table:table-cell office:value-type="float" office:value="16.187" calcext:value-type="float">
            <text:p>16.187</text:p>
          </table:table-cell>
          <table:table-cell office:value-type="float" office:value="16.082" calcext:value-type="float">
            <text:p>16.082</text:p>
          </table:table-cell>
          <table:table-cell office:value-type="float" office:value="15.994" calcext:value-type="float">
            <text:p>15.994</text:p>
          </table:table-cell>
          <table:table-cell office:value-type="float" office:value="15.564" calcext:value-type="float">
            <text:p>15.564</text:p>
          </table:table-cell>
          <table:table-cell office:value-type="float" office:value="14.328" calcext:value-type="float">
            <text:p>14.328</text:p>
          </table:table-cell>
          <table:table-cell office:value-type="float" office:value="14.403" calcext:value-type="float">
            <text:p>14.403</text:p>
          </table:table-cell>
          <table:table-cell office:value-type="float" office:value="13.947" calcext:value-type="float">
            <text:p>13.947</text:p>
          </table:table-cell>
          <table:table-cell office:value-type="float" office:value="14.81" calcext:value-type="float">
            <text:p>14.81</text:p>
          </table:table-cell>
          <table:table-cell office:value-type="float" office:value="17.154" calcext:value-type="float">
            <text:p>17.154</text:p>
          </table:table-cell>
          <table:table-cell office:value-type="float" office:value="20.033" calcext:value-type="float">
            <text:p>20.033</text:p>
          </table:table-cell>
          <table:table-cell office:value-type="float" office:value="23.583" calcext:value-type="float">
            <text:p>23.583</text:p>
          </table:table-cell>
          <table:table-cell office:value-type="float" office:value="27.946" calcext:value-type="float">
            <text:p>27.946</text:p>
          </table:table-cell>
          <table:table-cell office:value-type="float" office:value="33.85" calcext:value-type="float">
            <text:p>33.85</text:p>
          </table:table-cell>
          <table:table-cell office:value-type="float" office:value="38.196" calcext:value-type="float">
            <text:p>38.196</text:p>
          </table:table-cell>
          <table:table-cell office:value-type="float" office:value="38.268" calcext:value-type="float">
            <text:p>38.268</text:p>
          </table:table-cell>
          <table:table-cell office:value-type="float" office:value="36.157" calcext:value-type="float">
            <text:p>36.157</text:p>
          </table:table-cell>
          <table:table-cell office:value-type="float" office:value="39.296" calcext:value-type="float">
            <text:p>39.296</text:p>
          </table:table-cell>
          <table:table-cell office:value-type="float" office:value="46.051" calcext:value-type="float">
            <text:p>46.051</text:p>
          </table:table-cell>
          <table:table-cell office:value-type="float" office:value="39.535" calcext:value-type="float">
            <text:p>39.535</text:p>
          </table:table-cell>
          <table:table-cell office:value-type="float" office:value="31.111" calcext:value-type="float">
            <text:p>31.111</text:p>
          </table:table-cell>
          <table:table-cell office:value-type="float" office:value="24.308" calcext:value-type="float">
            <text:p>24.308</text:p>
          </table:table-cell>
          <table:table-cell office:value-type="float" office:value="21.784" calcext:value-type="float">
            <text:p>21.784</text:p>
          </table:table-cell>
          <table:table-cell office:value-type="float" office:value="154.715" calcext:value-type="float">
            <text:p>154.715</text:p>
          </table:table-cell>
          <table:table-cell office:value-type="float" office:value="77.673" calcext:value-type="float">
            <text:p>77.673</text:p>
          </table:table-cell>
          <table:table-cell office:value-type="float" office:value="12.446" calcext:value-type="float">
            <text:p>12.446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float" office:value="495.046" calcext:value-type="float">
            <text:p>495.046</text:p>
          </table:table-cell>
          <table:table-cell office:value-type="float" office:value="593.36" calcext:value-type="float">
            <text:p>593.36</text:p>
          </table:table-cell>
          <table:table-cell office:value-type="float" office:value="507.955" calcext:value-type="float">
            <text:p>507.955</text:p>
          </table:table-cell>
          <table:table-cell office:value-type="float" office:value="593.36" calcext:value-type="float">
            <text:p>593.36</text:p>
          </table:table-cell>
          <table:table-cell office:value-type="float" office:value="581.939" calcext:value-type="float">
            <text:p>581.939</text:p>
          </table:table-cell>
          <table:table-cell office:value-type="float" office:value="520.369" calcext:value-type="float">
            <text:p>520.369</text:p>
          </table:table-cell>
          <table:table-cell office:value-type="float" office:value="491.57" calcext:value-type="float">
            <text:p>491.57</text:p>
          </table:table-cell>
          <table:table-cell office:value-type="float" office:value="498.521" calcext:value-type="float">
            <text:p>498.521</text:p>
          </table:table-cell>
          <table:table-cell office:value-type="float" office:value="465.75" calcext:value-type="float">
            <text:p>465.75</text:p>
          </table:table-cell>
          <table:table-cell office:value-type="float" office:value="434.965" calcext:value-type="float">
            <text:p>434.965</text:p>
          </table:table-cell>
          <table:table-cell office:value-type="float" office:value="385.311" calcext:value-type="float">
            <text:p>385.311</text:p>
          </table:table-cell>
          <table:table-cell office:value-type="float" office:value="320.265" calcext:value-type="float">
            <text:p>320.265</text:p>
          </table:table-cell>
          <table:table-cell office:value-type="float" office:value="304.873" calcext:value-type="float">
            <text:p>304.873</text:p>
          </table:table-cell>
          <table:table-cell office:value-type="float" office:value="319.272" calcext:value-type="float">
            <text:p>319.272</text:p>
          </table:table-cell>
          <table:table-cell office:value-type="float" office:value="294.942" calcext:value-type="float">
            <text:p>294.942</text:p>
          </table:table-cell>
          <table:table-cell office:value-type="float" office:value="251.247" calcext:value-type="float">
            <text:p>251.247</text:p>
          </table:table-cell>
          <table:table-cell office:value-type="float" office:value="227.413" calcext:value-type="float">
            <text:p>227.413</text:p>
          </table:table-cell>
          <table:table-cell table:number-columns-repeated="2" office:value-type="float" office:value="213.014" calcext:value-type="float">
            <text:p>213.014</text:p>
          </table:table-cell>
          <table:table-cell office:value-type="float" office:value="200.6" calcext:value-type="float">
            <text:p>200.6</text:p>
          </table:table-cell>
          <table:table-cell office:value-type="float" office:value="133.568" calcext:value-type="float">
            <text:p>133.568</text:p>
          </table:table-cell>
          <table:table-cell office:value-type="float" office:value="139.526" calcext:value-type="float">
            <text:p>139.526</text:p>
          </table:table-cell>
          <table:table-cell office:value-type="float" office:value="206.062" calcext:value-type="float">
            <text:p>206.062</text:p>
          </table:table-cell>
          <table:table-cell office:value-type="float" office:value="178.753" calcext:value-type="float">
            <text:p>178.753</text:p>
          </table:table-cell>
          <table:table-cell office:value-type="float" office:value="228.406" calcext:value-type="float">
            <text:p>228.406</text:p>
          </table:table-cell>
          <table:table-cell office:value-type="float" office:value="250.254" calcext:value-type="float">
            <text:p>250.254</text:p>
          </table:table-cell>
          <table:table-cell office:value-type="float" office:value="251.247" calcext:value-type="float">
            <text:p>251.247</text:p>
          </table:table-cell>
          <table:table-cell office:value-type="float" office:value="306.859" calcext:value-type="float">
            <text:p>306.859</text:p>
          </table:table-cell>
          <table:table-cell office:value-type="float" office:value="374.884" calcext:value-type="float">
            <text:p>374.884</text:p>
          </table:table-cell>
          <table:table-cell office:value-type="float" office:value="409.145" calcext:value-type="float">
            <text:p>409.145</text:p>
          </table:table-cell>
          <table:table-cell office:value-type="float" office:value="535.761" calcext:value-type="float">
            <text:p>535.761</text:p>
          </table:table-cell>
          <table:table-cell office:value-type="float" office:value="586.408" calcext:value-type="float">
            <text:p>586.408</text:p>
          </table:table-cell>
          <table:table-cell office:value-type="float" office:value="639.041" calcext:value-type="float">
            <text:p>639.041</text:p>
          </table:table-cell>
          <table:table-cell office:value-type="float" office:value="713.025" calcext:value-type="float">
            <text:p>713.025</text:p>
          </table:table-cell>
          <table:table-cell office:value-type="float" office:value="924.549" calcext:value-type="float">
            <text:p>924.549</text:p>
          </table:table-cell>
          <table:table-cell office:value-type="float" office:value="1049.675" calcext:value-type="float">
            <text:p>1049.675</text:p>
          </table:table-cell>
          <table:table-cell office:value-type="float" office:value="1135.576" calcext:value-type="float">
            <text:p>1135.576</text:p>
          </table:table-cell>
          <table:table-cell office:value-type="float" office:value="1211.049" calcext:value-type="float">
            <text:p>1211.049</text:p>
          </table:table-cell>
          <table:table-cell office:value-type="float" office:value="1335.183" calcext:value-type="float">
            <text:p>1335.183</text:p>
          </table:table-cell>
          <table:table-cell office:value-type="float" office:value="1430.518" calcext:value-type="float">
            <text:p>1430.518</text:p>
          </table:table-cell>
          <table:table-cell office:value-type="float" office:value="54.166" calcext:value-type="float">
            <text:p>54.16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table:number-columns-repeated="2" office:value-type="float" office:value="110.007" calcext:value-type="float">
            <text:p>110.007</text:p>
          </table:table-cell>
          <table:table-cell office:value-type="float" office:value="72.475" calcext:value-type="float">
            <text:p>72.475</text:p>
          </table:table-cell>
          <table:table-cell office:value-type="float" office:value="55.65" calcext:value-type="float">
            <text:p>55.65</text:p>
          </table:table-cell>
          <table:table-cell office:value-type="float" office:value="62.768" calcext:value-type="float">
            <text:p>62.768</text:p>
          </table:table-cell>
          <table:table-cell office:value-type="float" office:value="46.591" calcext:value-type="float">
            <text:p>46.591</text:p>
          </table:table-cell>
          <table:table-cell office:value-type="float" office:value="55.327" calcext:value-type="float">
            <text:p>55.327</text:p>
          </table:table-cell>
          <table:table-cell office:value-type="float" office:value="43.032" calcext:value-type="float">
            <text:p>43.032</text:p>
          </table:table-cell>
          <table:table-cell office:value-type="float" office:value="61.474" calcext:value-type="float">
            <text:p>61.474</text:p>
          </table:table-cell>
          <table:table-cell office:value-type="float" office:value="45.62" calcext:value-type="float">
            <text:p>45.62</text:p>
          </table:table-cell>
          <table:table-cell office:value-type="float" office:value="57.915" calcext:value-type="float">
            <text:p>57.915</text:p>
          </table:table-cell>
          <table:table-cell office:value-type="float" office:value="52.415" calcext:value-type="float">
            <text:p>52.415</text:p>
          </table:table-cell>
          <table:table-cell office:value-type="float" office:value="51.768" calcext:value-type="float">
            <text:p>51.768</text:p>
          </table:table-cell>
          <table:table-cell office:value-type="float" office:value="43.356" calcext:value-type="float">
            <text:p>43.356</text:p>
          </table:table-cell>
          <table:table-cell office:value-type="float" office:value="41.414" calcext:value-type="float">
            <text:p>41.414</text:p>
          </table:table-cell>
          <table:table-cell office:value-type="float" office:value="24.266" calcext:value-type="float">
            <text:p>24.266</text:p>
          </table:table-cell>
          <table:table-cell office:value-type="float" office:value="33.002" calcext:value-type="float">
            <text:p>33.002</text:p>
          </table:table-cell>
          <table:table-cell office:value-type="float" office:value="13.913" calcext:value-type="float">
            <text:p>13.913</text:p>
          </table:table-cell>
          <table:table-cell office:value-type="float" office:value="17.472" calcext:value-type="float">
            <text:p>17.472</text:p>
          </table:table-cell>
          <table:table-cell office:value-type="float" office:value="16.177" calcext:value-type="float">
            <text:p>16.177</text:p>
          </table:table-cell>
          <table:table-cell office:value-type="float" office:value="17.795" calcext:value-type="float">
            <text:p>17.795</text:p>
          </table:table-cell>
          <table:table-cell office:value-type="float" office:value="17.472" calcext:value-type="float">
            <text:p>17.472</text:p>
          </table:table-cell>
          <table:table-cell office:value-type="float" office:value="17.148" calcext:value-type="float">
            <text:p>17.148</text:p>
          </table:table-cell>
          <table:table-cell office:value-type="float" office:value="14.236" calcext:value-type="float">
            <text:p>14.236</text:p>
          </table:table-cell>
          <table:table-cell office:value-type="float" office:value="13.913" calcext:value-type="float">
            <text:p>13.913</text:p>
          </table:table-cell>
          <table:table-cell office:value-type="float" office:value="8.736" calcext:value-type="float">
            <text:p>8.736</text:p>
          </table:table-cell>
          <table:table-cell office:value-type="float" office:value="14.883" calcext:value-type="float">
            <text:p>14.883</text:p>
          </table:table-cell>
          <table:table-cell office:value-type="float" office:value="13.913" calcext:value-type="float">
            <text:p>13.913</text:p>
          </table:table-cell>
          <table:table-cell office:value-type="float" office:value="12.618" calcext:value-type="float">
            <text:p>12.618</text:p>
          </table:table-cell>
          <table:table-cell table:number-columns-repeated="4" office:value-type="float" office:value="13.266" calcext:value-type="float">
            <text:p>13.266</text:p>
          </table:table-cell>
          <table:table-cell office:value-type="float" office:value="15.53" calcext:value-type="float">
            <text:p>15.53</text:p>
          </table:table-cell>
          <table:table-cell office:value-type="float" office:value="14.56" calcext:value-type="float">
            <text:p>14.56</text:p>
          </table:table-cell>
          <table:table-cell office:value-type="float" office:value="21.678" calcext:value-type="float">
            <text:p>21.678</text:p>
          </table:table-cell>
          <table:table-cell office:value-type="float" office:value="20.06" calcext:value-type="float">
            <text:p>20.06</text:p>
          </table:table-cell>
          <table:table-cell office:value-type="float" office:value="34.62" calcext:value-type="float">
            <text:p>34.62</text:p>
          </table:table-cell>
          <table:table-cell office:value-type="float" office:value="41.091" calcext:value-type="float">
            <text:p>41.091</text:p>
          </table:table-cell>
          <table:table-cell office:value-type="float" office:value="53.062" calcext:value-type="float">
            <text:p>53.062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table:number-columns-repeated="2" office:value-type="float" office:value="1.282" calcext:value-type="float">
            <text:p>1.282</text:p>
          </table:table-cell>
          <table:table-cell office:value-type="float" office:value="1.099" calcext:value-type="float">
            <text:p>1.099</text:p>
          </table:table-cell>
          <table:table-cell office:value-type="float" office:value="0.916" calcext:value-type="float">
            <text:p>0.916</text:p>
          </table:table-cell>
          <table:table-cell table:number-columns-repeated="3" office:value-type="float" office:value="0.183" calcext:value-type="float">
            <text:p>0.183</text:p>
          </table:table-cell>
          <table:table-cell office:value-type="float" office:value="0.366" calcext:value-type="float">
            <text:p>0.366</text:p>
          </table:table-cell>
          <table:table-cell office:value-type="float" office:value="1.465" calcext:value-type="float">
            <text:p>1.465</text:p>
          </table:table-cell>
          <table:table-cell office:value-type="float" office:value="1.649" calcext:value-type="float">
            <text:p>1.649</text:p>
          </table:table-cell>
          <table:table-cell table:number-columns-repeated="4" office:value-type="float" office:value="1.465" calcext:value-type="float">
            <text:p>1.465</text:p>
          </table:table-cell>
          <table:table-cell office:value-type="float" office:value="1.832" calcext:value-type="float">
            <text:p>1.832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1.282" calcext:value-type="float">
            <text:p>1.282</text:p>
          </table:table-cell>
          <table:table-cell table:number-columns-repeated="2" office:value-type="float" office:value="1.465" calcext:value-type="float">
            <text:p>1.465</text:p>
          </table:table-cell>
          <table:table-cell office:value-type="float" office:value="1.649" calcext:value-type="float">
            <text:p>1.649</text:p>
          </table:table-cell>
          <table:table-cell table:number-columns-repeated="2" office:value-type="float" office:value="1.282" calcext:value-type="float">
            <text:p>1.282</text:p>
          </table:table-cell>
          <table:table-cell table:number-columns-repeated="4" office:value-type="float" office:value="0.55" calcext:value-type="float">
            <text:p>0.55</text:p>
          </table:table-cell>
          <table:table-cell office:value-type="float" office:value="0.366" calcext:value-type="float">
            <text:p>0.366</text:p>
          </table:table-cell>
          <table:table-cell table:number-columns-repeated="4"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  <table:table-cell office:value-type="float" office:value="1.099" calcext:value-type="float">
            <text:p>1.099</text:p>
          </table:table-cell>
          <table:table-cell office:value-type="float" office:value="1.649" calcext:value-type="float">
            <text:p>1.649</text:p>
          </table:table-cell>
          <table:table-cell office:value-type="float" office:value="2.015" calcext:value-type="float">
            <text:p>2.015</text:p>
          </table:table-cell>
          <table:table-cell office:value-type="float" office:value="17.035" calcext:value-type="float">
            <text:p>17.035</text:p>
          </table:table-cell>
          <table:table-cell office:value-type="float" office:value="18.317" calcext:value-type="float">
            <text:p>18.317</text:p>
          </table:table-cell>
          <table:table-cell office:value-type="float" office:value="22.164" calcext:value-type="float">
            <text:p>22.164</text:p>
          </table:table-cell>
          <table:table-cell office:value-type="float" office:value="75.86" calcext:value-type="float">
            <text:p>75.8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float" office:value="24.79" calcext:value-type="float">
            <text:p>24.79</text:p>
          </table:table-cell>
          <table:table-cell table:number-columns-repeated="4" office:value-type="float" office:value="23.42" calcext:value-type="float">
            <text:p>23.42</text:p>
          </table:table-cell>
          <table:table-cell table:number-columns-repeated="3" office:value-type="float" office:value="28.843" calcext:value-type="float">
            <text:p>28.843</text:p>
          </table:table-cell>
          <table:table-cell table:number-columns-repeated="4" office:value-type="float" office:value="46.959" calcext:value-type="float">
            <text:p>46.959</text:p>
          </table:table-cell>
          <table:table-cell office:value-type="float" office:value="32.061" calcext:value-type="float">
            <text:p>32.061</text:p>
          </table:table-cell>
          <table:table-cell table:number-columns-repeated="2" office:value-type="float" office:value="124.667" calcext:value-type="float">
            <text:p>124.667</text:p>
          </table:table-cell>
          <table:table-cell table:number-columns-repeated="4" office:value-type="float" office:value="224.901" calcext:value-type="float">
            <text:p>224.901</text:p>
          </table:table-cell>
          <table:table-cell office:value-type="float" office:value="513.15" calcext:value-type="float">
            <text:p>513.15</text:p>
          </table:table-cell>
          <table:table-cell table:number-columns-repeated="2" office:value-type="float" office:value="420.543" calcext:value-type="float">
            <text:p>420.543</text:p>
          </table:table-cell>
          <table:table-cell table:number-columns-repeated="4" office:value-type="float" office:value="544.078" calcext:value-type="float">
            <text:p>544.078</text:p>
          </table:table-cell>
          <table:table-cell table:number-columns-repeated="3" office:value-type="float" office:value="463.688" calcext:value-type="float">
            <text:p>463.688</text:p>
          </table:table-cell>
          <table:table-cell table:number-columns-repeated="4" office:value-type="float" office:value="626.613" calcext:value-type="float">
            <text:p>626.613</text:p>
          </table:table-cell>
          <table:table-cell table:number-columns-repeated="3" office:value-type="float" office:value="570.358" calcext:value-type="float">
            <text:p>570.358</text:p>
          </table:table-cell>
          <table:table-cell office:value-type="float" office:value="616.542" calcext:value-type="float">
            <text:p>616.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755" calcext:value-type="float">
            <text:p>48.75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AF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.936" calcext:value-type="float">
            <text:p>4.936</text:p>
          </table:table-cell>
          <table:table-cell table:number-columns-repeated="4" office:value-type="float" office:value="6.359" calcext:value-type="float">
            <text:p>6.359</text:p>
          </table:table-cell>
          <table:table-cell table:number-columns-repeated="3" office:value-type="float" office:value="1.423" calcext:value-type="float">
            <text:p>1.42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5.865" calcext:value-type="float">
            <text:p>5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49" calcext:value-type="float">
            <text:p>8.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745" calcext:value-type="float">
            <text:p>9.74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77.962" calcext:value-type="float">
            <text:p>77.962</text:p>
          </table:table-cell>
          <table:table-cell office:value-type="float" office:value="74.191" calcext:value-type="float">
            <text:p>74.191</text:p>
          </table:table-cell>
          <table:table-cell office:value-type="float" office:value="75.977" calcext:value-type="float">
            <text:p>75.977</text:p>
          </table:table-cell>
          <table:table-cell office:value-type="float" office:value="77.842" calcext:value-type="float">
            <text:p>77.842</text:p>
          </table:table-cell>
          <table:table-cell office:value-type="float" office:value="80.308" calcext:value-type="float">
            <text:p>80.308</text:p>
          </table:table-cell>
          <table:table-cell office:value-type="float" office:value="83.227" calcext:value-type="float">
            <text:p>83.227</text:p>
          </table:table-cell>
          <table:table-cell office:value-type="float" office:value="85.666" calcext:value-type="float">
            <text:p>85.666</text:p>
          </table:table-cell>
          <table:table-cell office:value-type="float" office:value="87.231" calcext:value-type="float">
            <text:p>87.231</text:p>
          </table:table-cell>
          <table:table-cell office:value-type="float" office:value="90.173" calcext:value-type="float">
            <text:p>90.173</text:p>
          </table:table-cell>
          <table:table-cell office:value-type="float" office:value="89.344" calcext:value-type="float">
            <text:p>89.344</text:p>
          </table:table-cell>
          <table:table-cell office:value-type="float" office:value="100.043" calcext:value-type="float">
            <text:p>100.043</text:p>
          </table:table-cell>
          <table:table-cell office:value-type="float" office:value="98.658" calcext:value-type="float">
            <text:p>98.658</text:p>
          </table:table-cell>
          <table:table-cell office:value-type="float" office:value="109.909" calcext:value-type="float">
            <text:p>109.909</text:p>
          </table:table-cell>
          <table:table-cell office:value-type="float" office:value="115.654" calcext:value-type="float">
            <text:p>115.654</text:p>
          </table:table-cell>
          <table:table-cell office:value-type="float" office:value="124.653" calcext:value-type="float">
            <text:p>124.653</text:p>
          </table:table-cell>
          <table:table-cell office:value-type="float" office:value="137.893" calcext:value-type="float">
            <text:p>137.893</text:p>
          </table:table-cell>
          <table:table-cell office:value-type="float" office:value="160.533" calcext:value-type="float">
            <text:p>160.533</text:p>
          </table:table-cell>
          <table:table-cell office:value-type="float" office:value="164.034" calcext:value-type="float">
            <text:p>164.034</text:p>
          </table:table-cell>
          <table:table-cell office:value-type="float" office:value="184.434" calcext:value-type="float">
            <text:p>184.434</text:p>
          </table:table-cell>
          <table:table-cell office:value-type="float" office:value="218.568" calcext:value-type="float">
            <text:p>218.568</text:p>
          </table:table-cell>
          <table:table-cell office:value-type="float" office:value="247.351" calcext:value-type="float">
            <text:p>247.351</text:p>
          </table:table-cell>
          <table:table-cell office:value-type="float" office:value="282.454" calcext:value-type="float">
            <text:p>282.454</text:p>
          </table:table-cell>
          <table:table-cell office:value-type="float" office:value="338.369" calcext:value-type="float">
            <text:p>338.369</text:p>
          </table:table-cell>
          <table:table-cell office:value-type="float" office:value="393.777" calcext:value-type="float">
            <text:p>393.777</text:p>
          </table:table-cell>
          <table:table-cell office:value-type="float" office:value="407.381" calcext:value-type="float">
            <text:p>407.381</text:p>
          </table:table-cell>
          <table:table-cell office:value-type="float" office:value="411.242" calcext:value-type="float">
            <text:p>411.242</text:p>
          </table:table-cell>
          <table:table-cell office:value-type="float" office:value="418.905" calcext:value-type="float">
            <text:p>418.905</text:p>
          </table:table-cell>
          <table:table-cell office:value-type="float" office:value="439.782" calcext:value-type="float">
            <text:p>439.782</text:p>
          </table:table-cell>
          <table:table-cell office:value-type="float" office:value="682.262" calcext:value-type="float">
            <text:p>682.262</text:p>
          </table:table-cell>
          <table:table-cell office:value-type="float" office:value="729.448" calcext:value-type="float">
            <text:p>729.448</text:p>
          </table:table-cell>
          <table:table-cell office:value-type="float" office:value="816.965" calcext:value-type="float">
            <text:p>816.965</text:p>
          </table:table-cell>
          <table:table-cell office:value-type="float" office:value="850.382" calcext:value-type="float">
            <text:p>850.382</text:p>
          </table:table-cell>
          <table:table-cell office:value-type="float" office:value="892.161" calcext:value-type="float">
            <text:p>892.161</text:p>
          </table:table-cell>
          <table:table-cell office:value-type="float" office:value="943.783" calcext:value-type="float">
            <text:p>943.783</text:p>
          </table:table-cell>
          <table:table-cell office:value-type="float" office:value="1193.052" calcext:value-type="float">
            <text:p>1193.052</text:p>
          </table:table-cell>
          <table:table-cell office:value-type="float" office:value="1039.079" calcext:value-type="float">
            <text:p>1039.079</text:p>
          </table:table-cell>
          <table:table-cell office:value-type="float" office:value="1065.145" calcext:value-type="float">
            <text:p>1065.145</text:p>
          </table:table-cell>
          <table:table-cell office:value-type="float" office:value="1054.315" calcext:value-type="float">
            <text:p>1054.315</text:p>
          </table:table-cell>
          <table:table-cell office:value-type="float" office:value="1081.492" calcext:value-type="float">
            <text:p>1081.492</text:p>
          </table:table-cell>
          <table:table-cell office:value-type="float" office:value="1104.931" calcext:value-type="float">
            <text:p>1104.931</text:p>
          </table:table-cell>
          <table:table-cell office:value-type="float" office:value="83.4235714285714" calcext:value-type="float">
            <text:p>83.4235714285714</text:p>
          </table:table-cell>
          <table:table-cell office:value-type="float" office:value="20.8176923076923" calcext:value-type="float">
            <text:p>20.8176923076923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891.286" calcext:value-type="float">
            <text:p>891.286</text:p>
          </table:table-cell>
          <table:table-cell office:value-type="float" office:value="915.84" calcext:value-type="float">
            <text:p>915.84</text:p>
          </table:table-cell>
          <table:table-cell table:number-columns-repeated="3" office:value-type="float" office:value="947.393" calcext:value-type="float">
            <text:p>947.393</text:p>
          </table:table-cell>
          <table:table-cell office:value-type="float" office:value="1020.99" calcext:value-type="float">
            <text:p>1020.99</text:p>
          </table:table-cell>
          <table:table-cell office:value-type="float" office:value="1046.429" calcext:value-type="float">
            <text:p>1046.429</text:p>
          </table:table-cell>
          <table:table-cell office:value-type="float" office:value="1078.523" calcext:value-type="float">
            <text:p>1078.523</text:p>
          </table:table-cell>
          <table:table-cell office:value-type="float" office:value="1100.077" calcext:value-type="float">
            <text:p>1100.077</text:p>
          </table:table-cell>
          <table:table-cell table:number-columns-repeated="3" office:value-type="float" office:value="1102.962" calcext:value-type="float">
            <text:p>1102.962</text:p>
          </table:table-cell>
          <table:table-cell office:value-type="float" office:value="1095.504" calcext:value-type="float">
            <text:p>1095.504</text:p>
          </table:table-cell>
          <table:table-cell office:value-type="float" office:value="1065.934" calcext:value-type="float">
            <text:p>1065.934</text:p>
          </table:table-cell>
          <table:table-cell office:value-type="float" office:value="1045.314" calcext:value-type="float">
            <text:p>1045.314</text:p>
          </table:table-cell>
          <table:table-cell office:value-type="float" office:value="1048.855" calcext:value-type="float">
            <text:p>1048.855</text:p>
          </table:table-cell>
          <table:table-cell table:number-columns-repeated="3" office:value-type="float" office:value="1045.724" calcext:value-type="float">
            <text:p>1045.724</text:p>
          </table:table-cell>
          <table:table-cell table:number-columns-repeated="2" office:value-type="float" office:value="997.321" calcext:value-type="float">
            <text:p>997.321</text:p>
          </table:table-cell>
          <table:table-cell office:value-type="float" office:value="1003.844" calcext:value-type="float">
            <text:p>1003.844</text:p>
          </table:table-cell>
          <table:table-cell office:value-type="float" office:value="1009.975" calcext:value-type="float">
            <text:p>1009.975</text:p>
          </table:table-cell>
          <table:table-cell table:number-columns-repeated="3" office:value-type="float" office:value="846.997" calcext:value-type="float">
            <text:p>846.997</text:p>
          </table:table-cell>
          <table:table-cell office:value-type="float" office:value="1104.437" calcext:value-type="float">
            <text:p>1104.437</text:p>
          </table:table-cell>
          <table:table-cell office:value-type="float" office:value="1189.622" calcext:value-type="float">
            <text:p>1189.622</text:p>
          </table:table-cell>
          <table:table-cell office:value-type="float" office:value="1289.133" calcext:value-type="float">
            <text:p>1289.133</text:p>
          </table:table-cell>
          <table:table-cell office:value-type="float" office:value="1413.46" calcext:value-type="float">
            <text:p>1413.46</text:p>
          </table:table-cell>
          <table:table-cell table:number-columns-repeated="3" office:value-type="float" office:value="1724.679" calcext:value-type="float">
            <text:p>1724.679</text:p>
          </table:table-cell>
          <table:table-cell office:value-type="float" office:value="1761.625" calcext:value-type="float">
            <text:p>1761.625</text:p>
          </table:table-cell>
          <table:table-cell office:value-type="float" office:value="1882.657" calcext:value-type="float">
            <text:p>1882.657</text:p>
          </table:table-cell>
          <table:table-cell office:value-type="float" office:value="2103.643" calcext:value-type="float">
            <text:p>2103.643</text:p>
          </table:table-cell>
          <table:table-cell office:value-type="float" office:value="2320.105" calcext:value-type="float">
            <text:p>2320.105</text:p>
          </table:table-cell>
          <table:table-cell office:value-type="float" office:value="2468.461" calcext:value-type="float">
            <text:p>2468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566666666667" calcext:value-type="float">
            <text:p>68.5566666666667</text:p>
          </table:table-cell>
          <table:table-cell office:value-type="float" office:value="25.2290909090909" calcext:value-type="float">
            <text:p>25.2290909090909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112.837" calcext:value-type="float">
            <text:p>112.837</text:p>
          </table:table-cell>
          <table:table-cell office:value-type="float" office:value="109.483" calcext:value-type="float">
            <text:p>109.483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100.702" calcext:value-type="float">
            <text:p>100.702</text:p>
          </table:table-cell>
          <table:table-cell office:value-type="float" office:value="97.72" calcext:value-type="float">
            <text:p>97.72</text:p>
          </table:table-cell>
          <table:table-cell office:value-type="float" office:value="94.307" calcext:value-type="float">
            <text:p>94.307</text:p>
          </table:table-cell>
          <table:table-cell office:value-type="float" office:value="92.656" calcext:value-type="float">
            <text:p>92.656</text:p>
          </table:table-cell>
          <table:table-cell office:value-type="float" office:value="91.645" calcext:value-type="float">
            <text:p>91.645</text:p>
          </table:table-cell>
          <table:table-cell office:value-type="float" office:value="88.314" calcext:value-type="float">
            <text:p>88.314</text:p>
          </table:table-cell>
          <table:table-cell office:value-type="float" office:value="72.766" calcext:value-type="float">
            <text:p>72.766</text:p>
          </table:table-cell>
          <table:table-cell office:value-type="float" office:value="78.87" calcext:value-type="float">
            <text:p>78.87</text:p>
          </table:table-cell>
          <table:table-cell office:value-type="float" office:value="76.268" calcext:value-type="float">
            <text:p>76.268</text:p>
          </table:table-cell>
          <table:table-cell office:value-type="float" office:value="75.227" calcext:value-type="float">
            <text:p>75.227</text:p>
          </table:table-cell>
          <table:table-cell office:value-type="float" office:value="73.703" calcext:value-type="float">
            <text:p>73.703</text:p>
          </table:table-cell>
          <table:table-cell office:value-type="float" office:value="71.271" calcext:value-type="float">
            <text:p>71.271</text:p>
          </table:table-cell>
          <table:table-cell office:value-type="float" office:value="69.197" calcext:value-type="float">
            <text:p>69.197</text:p>
          </table:table-cell>
          <table:table-cell office:value-type="float" office:value="79.852" calcext:value-type="float">
            <text:p>79.852</text:p>
          </table:table-cell>
          <table:table-cell office:value-type="float" office:value="69.13" calcext:value-type="float">
            <text:p>69.13</text:p>
          </table:table-cell>
          <table:table-cell office:value-type="float" office:value="66.713" calcext:value-type="float">
            <text:p>66.713</text:p>
          </table:table-cell>
          <table:table-cell office:value-type="float" office:value="64.966" calcext:value-type="float">
            <text:p>64.966</text:p>
          </table:table-cell>
          <table:table-cell office:value-type="float" office:value="64.408" calcext:value-type="float">
            <text:p>64.408</text:p>
          </table:table-cell>
          <table:table-cell office:value-type="float" office:value="63.694" calcext:value-type="float">
            <text:p>63.694</text:p>
          </table:table-cell>
          <table:table-cell office:value-type="float" office:value="63.62" calcext:value-type="float">
            <text:p>63.62</text:p>
          </table:table-cell>
          <table:table-cell office:value-type="float" office:value="63.367" calcext:value-type="float">
            <text:p>63.367</text:p>
          </table:table-cell>
          <table:table-cell office:value-type="float" office:value="63.954" calcext:value-type="float">
            <text:p>63.954</text:p>
          </table:table-cell>
          <table:table-cell office:value-type="float" office:value="63.233" calcext:value-type="float">
            <text:p>63.233</text:p>
          </table:table-cell>
          <table:table-cell office:value-type="float" office:value="60.46" calcext:value-type="float">
            <text:p>60.46</text:p>
          </table:table-cell>
          <table:table-cell office:value-type="float" office:value="59.552" calcext:value-type="float">
            <text:p>59.552</text:p>
          </table:table-cell>
          <table:table-cell office:value-type="float" office:value="60.534" calcext:value-type="float">
            <text:p>60.534</text:p>
          </table:table-cell>
          <table:table-cell office:value-type="float" office:value="62.832" calcext:value-type="float">
            <text:p>62.832</text:p>
          </table:table-cell>
          <table:table-cell office:value-type="float" office:value="65.903" calcext:value-type="float">
            <text:p>65.903</text:p>
          </table:table-cell>
          <table:table-cell office:value-type="float" office:value="68.951" calcext:value-type="float">
            <text:p>68.951</text:p>
          </table:table-cell>
          <table:table-cell office:value-type="float" office:value="74.52" calcext:value-type="float">
            <text:p>74.52</text:p>
          </table:table-cell>
          <table:table-cell office:value-type="float" office:value="76.32" calcext:value-type="float">
            <text:p>76.32</text:p>
          </table:table-cell>
          <table:table-cell office:value-type="float" office:value="78.469" calcext:value-type="float">
            <text:p>78.469</text:p>
          </table:table-cell>
          <table:table-cell office:value-type="float" office:value="84.001" calcext:value-type="float">
            <text:p>84.001</text:p>
          </table:table-cell>
          <table:table-cell office:value-type="float" office:value="93.824" calcext:value-type="float">
            <text:p>93.824</text:p>
          </table:table-cell>
          <table:table-cell office:value-type="float" office:value="108.39" calcext:value-type="float">
            <text:p>108.39</text:p>
          </table:table-cell>
          <table:table-cell office:value-type="float" office:value="126.548" calcext:value-type="float">
            <text:p>126.548</text:p>
          </table:table-cell>
          <table:table-cell office:value-type="float" office:value="142.282" calcext:value-type="float">
            <text:p>142.282</text:p>
          </table:table-cell>
          <table:table-cell office:value-type="float" office:value="90.0884615384615" calcext:value-type="float">
            <text:p>90.0884615384615</text:p>
          </table:table-cell>
          <table:table-cell office:value-type="float" office:value="57.7058333333333" calcext:value-type="float">
            <text:p>57.7058333333333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55" calcext:value-type="float">
            <text:p>0.0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9" calcext:value-type="float">
            <text:p>0.059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87.24" calcext:value-type="float">
            <text:p>87.24</text:p>
          </table:table-cell>
          <table:table-cell office:value-type="float" office:value="22.92" calcext:value-type="float">
            <text:p>22.92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0.517" calcext:value-type="float">
            <text:p>0.51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7" calcext:value-type="float">
            <text:p>0.5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4" calcext:value-type="float">
            <text:p>0.634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.465" calcext:value-type="float">
            <text:p>0.46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7" calcext:value-type="float">
            <text:p>0.417</text:p>
          </table:table-cell>
          <table:table-cell office:value-type="float" office:value="0.333" calcext:value-type="float">
            <text:p>0.333</text:p>
          </table:table-cell>
          <table:table-cell office:value-type="float" office:value="0.454" calcext:value-type="float">
            <text:p>0.45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08" calcext:value-type="float">
            <text:p>0.908</text:p>
          </table:table-cell>
          <table:table-cell office:value-type="float" office:value="1.378" calcext:value-type="float">
            <text:p>1.378</text:p>
          </table:table-cell>
          <table:table-cell office:value-type="float" office:value="2.265" calcext:value-type="float">
            <text:p>2.265</text:p>
          </table:table-cell>
          <table:table-cell office:value-type="float" office:value="3.38" calcext:value-type="float">
            <text:p>3.38</text:p>
          </table:table-cell>
          <table:table-cell office:value-type="float" office:value="5.08" calcext:value-type="float">
            <text:p>5.08</text:p>
          </table:table-cell>
          <table:table-cell office:value-type="float" office:value="7.182" calcext:value-type="float">
            <text:p>7.182</text:p>
          </table:table-cell>
          <table:table-cell table:number-columns-repeated="2" office:value-type="float" office:value="9.347" calcext:value-type="float">
            <text:p>9.347</text:p>
          </table:table-cell>
          <table:table-cell office:value-type="float" office:value="12.467" calcext:value-type="float">
            <text:p>12.467</text:p>
          </table:table-cell>
          <table:table-cell office:value-type="float" office:value="14.416" calcext:value-type="float">
            <text:p>14.416</text:p>
          </table:table-cell>
          <table:table-cell office:value-type="float" office:value="21.043" calcext:value-type="float">
            <text:p>21.043</text:p>
          </table:table-cell>
          <table:table-cell office:value-type="float" office:value="27.385" calcext:value-type="float">
            <text:p>27.385</text:p>
          </table:table-cell>
          <table:table-cell office:value-type="float" office:value="40.195" calcext:value-type="float">
            <text:p>40.195</text:p>
          </table:table-cell>
          <table:table-cell office:value-type="float" office:value="42.075" calcext:value-type="float">
            <text:p>42.075</text:p>
          </table:table-cell>
          <table:table-cell office:value-type="float" office:value="44.911" calcext:value-type="float">
            <text:p>44.911</text:p>
          </table:table-cell>
          <table:table-cell office:value-type="float" office:value="41.32" calcext:value-type="float">
            <text:p>41.32</text:p>
          </table:table-cell>
          <table:table-cell office:value-type="float" office:value="46.046" calcext:value-type="float">
            <text:p>46.046</text:p>
          </table:table-cell>
          <table:table-cell office:value-type="float" office:value="44.863" calcext:value-type="float">
            <text:p>44.863</text:p>
          </table:table-cell>
          <table:table-cell office:value-type="float" office:value="39.968" calcext:value-type="float">
            <text:p>39.968</text:p>
          </table:table-cell>
          <table:table-cell office:value-type="float" office:value="28.077" calcext:value-type="float">
            <text:p>28.077</text:p>
          </table:table-cell>
          <table:table-cell office:value-type="float" office:value="25.964" calcext:value-type="float">
            <text:p>25.964</text:p>
          </table:table-cell>
          <table:table-cell office:value-type="float" office:value="26.915" calcext:value-type="float">
            <text:p>26.915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table:number-columns-repeated="7" office:value-type="float" office:value="1.858" calcext:value-type="float">
            <text:p>1.858</text:p>
          </table:table-cell>
          <table:table-cell table:number-columns-repeated="6" office:value-type="float" office:value="2.104" calcext:value-type="float">
            <text:p>2.104</text:p>
          </table:table-cell>
          <table:table-cell office:value-type="float" office:value="2.697" calcext:value-type="float">
            <text:p>2.697</text:p>
          </table:table-cell>
          <table:table-cell table:number-columns-repeated="5" office:value-type="float" office:value="0.593" calcext:value-type="float">
            <text:p>0.593</text:p>
          </table:table-cell>
          <table:table-cell office:value-type="float" office:value="2.503" calcext:value-type="float">
            <text:p>2.503</text:p>
          </table:table-cell>
          <table:table-cell office:value-type="float" office:value="1.91" calcext:value-type="float">
            <text:p>1.91</text:p>
          </table:table-cell>
          <table:table-cell office:value-type="float" office:value="3.925" calcext:value-type="float">
            <text:p>3.925</text:p>
          </table:table-cell>
          <table:table-cell table:number-columns-repeated="3" office:value-type="float" office:value="4.14" calcext:value-type="float">
            <text:p>4.14</text:p>
          </table:table-cell>
          <table:table-cell office:value-type="float" office:value="5.321" calcext:value-type="float">
            <text:p>5.321</text:p>
          </table:table-cell>
          <table:table-cell office:value-type="float" office:value="3.411" calcext:value-type="float">
            <text:p>3.411</text:p>
          </table:table-cell>
          <table:table-cell office:value-type="float" office:value="7.037" calcext:value-type="float">
            <text:p>7.037</text:p>
          </table:table-cell>
          <table:table-cell office:value-type="float" office:value="5.022" calcext:value-type="float">
            <text:p>5.022</text:p>
          </table:table-cell>
          <table:table-cell table:number-columns-repeated="3" office:value-type="float" office:value="4.807" calcext:value-type="float">
            <text:p>4.807</text:p>
          </table:table-cell>
          <table:table-cell table:number-columns-repeated="2" office:value-type="float" office:value="3.626" calcext:value-type="float">
            <text:p>3.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9" calcext:value-type="float">
            <text:p>1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0.38" calcext:value-type="float">
            <text:p>0.38</text:p>
          </table:table-cell>
          <table:table-cell office:value-type="float" office:value="0.401" calcext:value-type="float">
            <text:p>0.401</text:p>
          </table:table-cell>
          <table:table-cell table:number-columns-repeated="3" office:value-type="float" office:value="0.315" calcext:value-type="float">
            <text:p>0.315</text:p>
          </table:table-cell>
          <table:table-cell office:value-type="float" office:value="0.965" calcext:value-type="float">
            <text:p>0.965</text:p>
          </table:table-cell>
          <table:table-cell office:value-type="float" office:value="1.455" calcext:value-type="float">
            <text:p>1.455</text:p>
          </table:table-cell>
          <table:table-cell office:value-type="float" office:value="1.344" calcext:value-type="float">
            <text:p>1.344</text:p>
          </table:table-cell>
          <table:table-cell office:value-type="float" office:value="1.375" calcext:value-type="float">
            <text:p>1.375</text:p>
          </table:table-cell>
          <table:table-cell table:number-columns-repeated="3" office:value-type="float" office:value="2.369" calcext:value-type="float">
            <text:p>2.369</text:p>
          </table:table-cell>
          <table:table-cell office:value-type="float" office:value="1.536" calcext:value-type="float">
            <text:p>1.536</text:p>
          </table:table-cell>
          <table:table-cell office:value-type="float" office:value="1.045" calcext:value-type="float">
            <text:p>1.045</text:p>
          </table:table-cell>
          <table:table-cell office:value-type="float" office:value="4.264" calcext:value-type="float">
            <text:p>4.264</text:p>
          </table:table-cell>
          <table:table-cell office:value-type="float" office:value="6.464" calcext:value-type="float">
            <text:p>6.464</text:p>
          </table:table-cell>
          <table:table-cell table:number-columns-repeated="3" office:value-type="float" office:value="7.109" calcext:value-type="float">
            <text:p>7.109</text:p>
          </table:table-cell>
          <table:table-cell table:number-columns-repeated="2" office:value-type="float" office:value="11.516" calcext:value-type="float">
            <text:p>11.516</text:p>
          </table:table-cell>
          <table:table-cell office:value-type="float" office:value="8.298" calcext:value-type="float">
            <text:p>8.298</text:p>
          </table:table-cell>
          <table:table-cell office:value-type="float" office:value="10.316" calcext:value-type="float">
            <text:p>10.316</text:p>
          </table:table-cell>
          <table:table-cell table:number-columns-repeated="3" office:value-type="float" office:value="8.677" calcext:value-type="float">
            <text:p>8.677</text:p>
          </table:table-cell>
          <table:table-cell table:number-columns-repeated="2" office:value-type="float" office:value="7.811" calcext:value-type="float">
            <text:p>7.811</text:p>
          </table:table-cell>
          <table:table-cell office:value-type="float" office:value="11.591" calcext:value-type="float">
            <text:p>11.591</text:p>
          </table:table-cell>
          <table:table-cell table:number-columns-repeated="4" office:value-type="float" office:value="7.321" calcext:value-type="float">
            <text:p>7.321</text:p>
          </table:table-cell>
          <table:table-cell office:value-type="float" office:value="3.78" calcext:value-type="float">
            <text:p>3.78</text:p>
          </table:table-cell>
          <table:table-cell office:value-type="float" office:value="10.709" calcext:value-type="float">
            <text:p>10.709</text:p>
          </table:table-cell>
          <table:table-cell office:value-type="float" office:value="7.963" calcext:value-type="float">
            <text:p>7.963</text:p>
          </table:table-cell>
          <table:table-cell office:value-type="float" office:value="8.323" calcext:value-type="float">
            <text:p>8.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table:number-columns-repeated="5" office:value-type="float" office:value="3.359" calcext:value-type="float">
            <text:p>3.359</text:p>
          </table:table-cell>
          <table:table-cell office:value-type="float" office:value="1.641" calcext:value-type="float">
            <text:p>1.641</text:p>
          </table:table-cell>
          <table:table-cell table:number-columns-repeated="7" office:value-type="float" office:value="2.424" calcext:value-type="float">
            <text:p>2.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.854" calcext:value-type="float">
            <text:p>2.854</text:p>
          </table:table-cell>
          <table:table-cell table:number-columns-repeated="2" office:value-type="float" office:value="10.707" calcext:value-type="float">
            <text:p>10.707</text:p>
          </table:table-cell>
          <table:table-cell table:number-columns-repeated="4" office:value-type="float" office:value="7.854" calcext:value-type="float">
            <text:p>7.854</text:p>
          </table:table-cell>
          <table:table-cell office:value-type="float" office:value="22.98" calcext:value-type="float">
            <text:p>22.98</text:p>
          </table:table-cell>
          <table:table-cell table:number-columns-repeated="6" office:value-type="float" office:value="15.127" calcext:value-type="float">
            <text:p>15.127</text:p>
          </table:table-cell>
          <table:table-cell table:number-columns-repeated="4" office:value-type="float" office:value="30.001" calcext:value-type="float">
            <text:p>30.001</text:p>
          </table:table-cell>
          <table:table-cell table:number-columns-repeated="2" office:value-type="float" office:value="44.319" calcext:value-type="float">
            <text:p>44.319</text:p>
          </table:table-cell>
          <table:table-cell office:value-type="float" office:value="58.814" calcext:value-type="float">
            <text:p>58.814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8.13" calcext:value-type="float">
            <text:p>8.1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73.63" calcext:value-type="float">
            <text:p>73.6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46.157" calcext:value-type="float">
            <text:p>46.157</text:p>
          </table:table-cell>
          <table:table-cell office:value-type="float" office:value="45.093" calcext:value-type="float">
            <text:p>45.093</text:p>
          </table:table-cell>
          <table:table-cell office:value-type="float" office:value="44.087" calcext:value-type="float">
            <text:p>44.087</text:p>
          </table:table-cell>
          <table:table-cell office:value-type="float" office:value="44.056" calcext:value-type="float">
            <text:p>44.056</text:p>
          </table:table-cell>
          <table:table-cell office:value-type="float" office:value="43.724" calcext:value-type="float">
            <text:p>43.724</text:p>
          </table:table-cell>
          <table:table-cell office:value-type="float" office:value="42.953" calcext:value-type="float">
            <text:p>42.953</text:p>
          </table:table-cell>
          <table:table-cell office:value-type="float" office:value="41.303" calcext:value-type="float">
            <text:p>41.303</text:p>
          </table:table-cell>
          <table:table-cell office:value-type="float" office:value="40.584" calcext:value-type="float">
            <text:p>40.584</text:p>
          </table:table-cell>
          <table:table-cell office:value-type="float" office:value="38.814" calcext:value-type="float">
            <text:p>38.814</text:p>
          </table:table-cell>
          <table:table-cell office:value-type="float" office:value="37.109" calcext:value-type="float">
            <text:p>37.109</text:p>
          </table:table-cell>
          <table:table-cell office:value-type="float" office:value="34.891" calcext:value-type="float">
            <text:p>34.891</text:p>
          </table:table-cell>
          <table:table-cell office:value-type="float" office:value="34.749" calcext:value-type="float">
            <text:p>34.749</text:p>
          </table:table-cell>
          <table:table-cell office:value-type="float" office:value="36.39" calcext:value-type="float">
            <text:p>36.39</text:p>
          </table:table-cell>
          <table:table-cell office:value-type="float" office:value="36.822" calcext:value-type="float">
            <text:p>36.822</text:p>
          </table:table-cell>
          <table:table-cell office:value-type="float" office:value="37.243" calcext:value-type="float">
            <text:p>37.243</text:p>
          </table:table-cell>
          <table:table-cell office:value-type="float" office:value="37.502" calcext:value-type="float">
            <text:p>37.502</text:p>
          </table:table-cell>
          <table:table-cell office:value-type="float" office:value="37.825" calcext:value-type="float">
            <text:p>37.825</text:p>
          </table:table-cell>
          <table:table-cell office:value-type="float" office:value="38.391" calcext:value-type="float">
            <text:p>38.391</text:p>
          </table:table-cell>
          <table:table-cell office:value-type="float" office:value="38.424" calcext:value-type="float">
            <text:p>38.424</text:p>
          </table:table-cell>
          <table:table-cell office:value-type="float" office:value="36.786" calcext:value-type="float">
            <text:p>36.786</text:p>
          </table:table-cell>
          <table:table-cell office:value-type="float" office:value="36.527" calcext:value-type="float">
            <text:p>36.527</text:p>
          </table:table-cell>
          <table:table-cell office:value-type="float" office:value="36.15" calcext:value-type="float">
            <text:p>36.15</text:p>
          </table:table-cell>
          <table:table-cell office:value-type="float" office:value="38.254" calcext:value-type="float">
            <text:p>38.254</text:p>
          </table:table-cell>
          <table:table-cell office:value-type="float" office:value="41.757" calcext:value-type="float">
            <text:p>41.757</text:p>
          </table:table-cell>
          <table:table-cell office:value-type="float" office:value="45.653" calcext:value-type="float">
            <text:p>45.653</text:p>
          </table:table-cell>
          <table:table-cell office:value-type="float" office:value="48.395" calcext:value-type="float">
            <text:p>48.395</text:p>
          </table:table-cell>
          <table:table-cell office:value-type="float" office:value="52.803" calcext:value-type="float">
            <text:p>52.803</text:p>
          </table:table-cell>
          <table:table-cell office:value-type="float" office:value="59.881" calcext:value-type="float">
            <text:p>59.881</text:p>
          </table:table-cell>
          <table:table-cell office:value-type="float" office:value="72.128" calcext:value-type="float">
            <text:p>72.128</text:p>
          </table:table-cell>
          <table:table-cell office:value-type="float" office:value="88.739" calcext:value-type="float">
            <text:p>88.739</text:p>
          </table:table-cell>
          <table:table-cell office:value-type="float" office:value="109.196" calcext:value-type="float">
            <text:p>109.196</text:p>
          </table:table-cell>
          <table:table-cell office:value-type="float" office:value="134.278" calcext:value-type="float">
            <text:p>134.278</text:p>
          </table:table-cell>
          <table:table-cell office:value-type="float" office:value="157.395" calcext:value-type="float">
            <text:p>157.395</text:p>
          </table:table-cell>
          <table:table-cell office:value-type="float" office:value="175.695" calcext:value-type="float">
            <text:p>175.695</text:p>
          </table:table-cell>
          <table:table-cell office:value-type="float" office:value="198.119" calcext:value-type="float">
            <text:p>198.119</text:p>
          </table:table-cell>
          <table:table-cell office:value-type="float" office:value="225.798" calcext:value-type="float">
            <text:p>225.798</text:p>
          </table:table-cell>
          <table:table-cell office:value-type="float" office:value="266.49" calcext:value-type="float">
            <text:p>266.49</text:p>
          </table:table-cell>
          <table:table-cell office:value-type="float" office:value="310.488" calcext:value-type="float">
            <text:p>310.488</text:p>
          </table:table-cell>
          <table:table-cell office:value-type="float" office:value="362.751" calcext:value-type="float">
            <text:p>362.751</text:p>
          </table:table-cell>
          <table:table-cell office:value-type="float" office:value="416.565" calcext:value-type="float">
            <text:p>416.565</text:p>
          </table:table-cell>
          <table:table-cell office:value-type="float" office:value="74.866" calcext:value-type="float">
            <text:p>74.866</text:p>
          </table:table-cell>
          <table:table-cell office:value-type="float" office:value="6.62666666666667" calcext:value-type="float">
            <text:p>6.62666666666667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4.824" calcext:value-type="float">
            <text:p>4.824</text:p>
          </table:table-cell>
          <table:table-cell office:value-type="float" office:value="6.914" calcext:value-type="float">
            <text:p>6.914</text:p>
          </table:table-cell>
          <table:table-cell office:value-type="float" office:value="7.236" calcext:value-type="float">
            <text:p>7.236</text:p>
          </table:table-cell>
          <table:table-cell office:value-type="float" office:value="6.271" calcext:value-type="float">
            <text:p>6.271</text:p>
          </table:table-cell>
          <table:table-cell office:value-type="float" office:value="7.075" calcext:value-type="float">
            <text:p>7.075</text:p>
          </table:table-cell>
          <table:table-cell office:value-type="float" office:value="7.236" calcext:value-type="float">
            <text:p>7.236</text:p>
          </table:table-cell>
          <table:table-cell office:value-type="float" office:value="7.557" calcext:value-type="float">
            <text:p>7.557</text:p>
          </table:table-cell>
          <table:table-cell office:value-type="float" office:value="7.396" calcext:value-type="float">
            <text:p>7.396</text:p>
          </table:table-cell>
          <table:table-cell office:value-type="float" office:value="5.628" calcext:value-type="float">
            <text:p>5.628</text:p>
          </table:table-cell>
          <table:table-cell office:value-type="float" office:value="5.306" calcext:value-type="float">
            <text:p>5.306</text:p>
          </table:table-cell>
          <table:table-cell office:value-type="float" office:value="5.789" calcext:value-type="float">
            <text:p>5.789</text:p>
          </table:table-cell>
          <table:table-cell office:value-type="float" office:value="4.02" calcext:value-type="float">
            <text:p>4.02</text:p>
          </table:table-cell>
          <table:table-cell office:value-type="float" office:value="4.181" calcext:value-type="float">
            <text:p>4.181</text:p>
          </table:table-cell>
          <table:table-cell office:value-type="float" office:value="3.859" calcext:value-type="float">
            <text:p>3.859</text:p>
          </table:table-cell>
          <table:table-cell office:value-type="float" office:value="3.537" calcext:value-type="float">
            <text:p>3.537</text:p>
          </table:table-cell>
          <table:table-cell office:value-type="float" office:value="5.306" calcext:value-type="float">
            <text:p>5.306</text:p>
          </table:table-cell>
          <table:table-cell office:value-type="float" office:value="7.396" calcext:value-type="float">
            <text:p>7.396</text:p>
          </table:table-cell>
          <table:table-cell office:value-type="float" office:value="13.667" calcext:value-type="float">
            <text:p>13.667</text:p>
          </table:table-cell>
          <table:table-cell office:value-type="float" office:value="13.185" calcext:value-type="float">
            <text:p>13.185</text:p>
          </table:table-cell>
          <table:table-cell office:value-type="float" office:value="17.366" calcext:value-type="float">
            <text:p>17.366</text:p>
          </table:table-cell>
          <table:table-cell office:value-type="float" office:value="16.883" calcext:value-type="float">
            <text:p>16.883</text:p>
          </table:table-cell>
          <table:table-cell office:value-type="float" office:value="60.458" calcext:value-type="float">
            <text:p>60.458</text:p>
          </table:table-cell>
          <table:table-cell office:value-type="float" office:value="85.863" calcext:value-type="float">
            <text:p>85.863</text:p>
          </table:table-cell>
          <table:table-cell office:value-type="float" office:value="117.379" calcext:value-type="float">
            <text:p>117.379</text:p>
          </table:table-cell>
          <table:table-cell office:value-type="float" office:value="133.458" calcext:value-type="float">
            <text:p>133.458</text:p>
          </table:table-cell>
          <table:table-cell office:value-type="float" office:value="153.396" calcext:value-type="float">
            <text:p>153.396</text:p>
          </table:table-cell>
          <table:table-cell office:value-type="float" office:value="169.154" calcext:value-type="float">
            <text:p>169.154</text:p>
          </table:table-cell>
          <table:table-cell office:value-type="float" office:value="191.343" calcext:value-type="float">
            <text:p>191.343</text:p>
          </table:table-cell>
          <table:table-cell office:value-type="float" office:value="175.425" calcext:value-type="float">
            <text:p>175.425</text:p>
          </table:table-cell>
          <table:table-cell office:value-type="float" office:value="186.68" calcext:value-type="float">
            <text:p>186.68</text:p>
          </table:table-cell>
          <table:table-cell office:value-type="float" office:value="189.574" calcext:value-type="float">
            <text:p>189.574</text:p>
          </table:table-cell>
          <table:table-cell office:value-type="float" office:value="194.398" calcext:value-type="float">
            <text:p>194.398</text:p>
          </table:table-cell>
          <table:table-cell office:value-type="float" office:value="198.096" calcext:value-type="float">
            <text:p>198.096</text:p>
          </table:table-cell>
          <table:table-cell office:value-type="float" office:value="189.414" calcext:value-type="float">
            <text:p>189.414</text:p>
          </table:table-cell>
          <table:table-cell office:value-type="float" office:value="193.112" calcext:value-type="float">
            <text:p>193.112</text:p>
          </table:table-cell>
          <table:table-cell office:value-type="float" office:value="199.383" calcext:value-type="float">
            <text:p>199.383</text:p>
          </table:table-cell>
          <table:table-cell office:value-type="float" office:value="180.248" calcext:value-type="float">
            <text:p>180.248</text:p>
          </table:table-cell>
          <table:table-cell office:value-type="float" office:value="157.898" calcext:value-type="float">
            <text:p>157.898</text:p>
          </table:table-cell>
          <table:table-cell office:value-type="float" office:value="139.246" calcext:value-type="float">
            <text:p>139.246</text:p>
          </table:table-cell>
          <table:table-cell office:value-type="float" office:value="122.042" calcext:value-type="float">
            <text:p>122.042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PV</text:p>
          </table:table-cell>
          <table:table-cell office:value-type="float" office:value="12.203" calcext:value-type="float">
            <text:p>12.203</text:p>
          </table:table-cell>
          <table:table-cell office:value-type="float" office:value="14.746" calcext:value-type="float">
            <text:p>14.746</text:p>
          </table:table-cell>
          <table:table-cell office:value-type="float" office:value="18.559" calcext:value-type="float">
            <text:p>18.559</text:p>
          </table:table-cell>
          <table:table-cell office:value-type="float" office:value="20.593" calcext:value-type="float">
            <text:p>20.593</text:p>
          </table:table-cell>
          <table:table-cell office:value-type="float" office:value="22.373" calcext:value-type="float">
            <text:p>22.373</text:p>
          </table:table-cell>
          <table:table-cell office:value-type="float" office:value="21.865" calcext:value-type="float">
            <text:p>21.865</text:p>
          </table:table-cell>
          <table:table-cell office:value-type="float" office:value="22.882" calcext:value-type="float">
            <text:p>22.882</text:p>
          </table:table-cell>
          <table:table-cell table:number-columns-repeated="2" office:value-type="float" office:value="19.576" calcext:value-type="float">
            <text:p>19.576</text:p>
          </table:table-cell>
          <table:table-cell office:value-type="float" office:value="16.017" calcext:value-type="float">
            <text:p>16.017</text:p>
          </table:table-cell>
          <table:table-cell office:value-type="float" office:value="14.492" calcext:value-type="float">
            <text:p>14.492</text:p>
          </table:table-cell>
          <table:table-cell office:value-type="float" office:value="13.475" calcext:value-type="float">
            <text:p>13.475</text:p>
          </table:table-cell>
          <table:table-cell office:value-type="float" office:value="12.712" calcext:value-type="float">
            <text:p>12.712</text:p>
          </table:table-cell>
          <table:table-cell office:value-type="float" office:value="12.458" calcext:value-type="float">
            <text:p>12.458</text:p>
          </table:table-cell>
          <table:table-cell office:value-type="float" office:value="14.492" calcext:value-type="float">
            <text:p>14.492</text:p>
          </table:table-cell>
          <table:table-cell office:value-type="float" office:value="15" calcext:value-type="float">
            <text:p>15</text:p>
          </table:table-cell>
          <table:table-cell office:value-type="float" office:value="17.288" calcext:value-type="float">
            <text:p>17.288</text:p>
          </table:table-cell>
          <table:table-cell office:value-type="float" office:value="19.576" calcext:value-type="float">
            <text:p>19.576</text:p>
          </table:table-cell>
          <table:table-cell office:value-type="float" office:value="21.865" calcext:value-type="float">
            <text:p>21.865</text:p>
          </table:table-cell>
          <table:table-cell office:value-type="float" office:value="23.644" calcext:value-type="float">
            <text:p>23.644</text:p>
          </table:table-cell>
          <table:table-cell office:value-type="float" office:value="27.966" calcext:value-type="float">
            <text:p>27.966</text:p>
          </table:table-cell>
          <table:table-cell office:value-type="float" office:value="32.543" calcext:value-type="float">
            <text:p>32.543</text:p>
          </table:table-cell>
          <table:table-cell office:value-type="float" office:value="53.39" calcext:value-type="float">
            <text:p>53.39</text:p>
          </table:table-cell>
          <table:table-cell office:value-type="float" office:value="78.306" calcext:value-type="float">
            <text:p>78.306</text:p>
          </table:table-cell>
          <table:table-cell office:value-type="float" office:value="111.865" calcext:value-type="float">
            <text:p>111.865</text:p>
          </table:table-cell>
          <table:table-cell office:value-type="float" office:value="122.797" calcext:value-type="float">
            <text:p>122.797</text:p>
          </table:table-cell>
          <table:table-cell office:value-type="float" office:value="146.696" calcext:value-type="float">
            <text:p>146.696</text:p>
          </table:table-cell>
          <table:table-cell office:value-type="float" office:value="184.578" calcext:value-type="float">
            <text:p>184.578</text:p>
          </table:table-cell>
          <table:table-cell office:value-type="float" office:value="328.477" calcext:value-type="float">
            <text:p>328.477</text:p>
          </table:table-cell>
          <table:table-cell office:value-type="float" office:value="505.173" calcext:value-type="float">
            <text:p>505.173</text:p>
          </table:table-cell>
          <table:table-cell office:value-type="float" office:value="728.903" calcext:value-type="float">
            <text:p>728.903</text:p>
          </table:table-cell>
          <table:table-cell office:value-type="float" office:value="877.125" calcext:value-type="float">
            <text:p>877.125</text:p>
          </table:table-cell>
          <table:table-cell office:value-type="float" office:value="950.6" calcext:value-type="float">
            <text:p>950.6</text:p>
          </table:table-cell>
          <table:table-cell office:value-type="float" office:value="1117.126" calcext:value-type="float">
            <text:p>1117.126</text:p>
          </table:table-cell>
          <table:table-cell office:value-type="float" office:value="1333.992" calcext:value-type="float">
            <text:p>1333.992</text:p>
          </table:table-cell>
          <table:table-cell office:value-type="float" office:value="1536.112" calcext:value-type="float">
            <text:p>1536.112</text:p>
          </table:table-cell>
          <table:table-cell office:value-type="float" office:value="1687.638" calcext:value-type="float">
            <text:p>1687.638</text:p>
          </table:table-cell>
          <table:table-cell office:value-type="float" office:value="1808.402" calcext:value-type="float">
            <text:p>1808.402</text:p>
          </table:table-cell>
          <table:table-cell office:value-type="float" office:value="1878.063" calcext:value-type="float">
            <text:p>1878.063</text:p>
          </table:table-cell>
          <table:table-cell office:value-type="float" office:value="1891.284" calcext:value-type="float">
            <text:p>1891.284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18.43" calcext:value-type="float">
            <text:p>18.43</text:p>
          </table:table-cell>
          <table:table-cell office:value-type="float" office:value="23.184" calcext:value-type="float">
            <text:p>23.184</text:p>
          </table:table-cell>
          <table:table-cell table:number-columns-repeated="3" office:value-type="float" office:value="22.878" calcext:value-type="float">
            <text:p>22.878</text:p>
          </table:table-cell>
          <table:table-cell office:value-type="float" office:value="29.299" calcext:value-type="float">
            <text:p>29.299</text:p>
          </table:table-cell>
          <table:table-cell office:value-type="float" office:value="24.101" calcext:value-type="float">
            <text:p>24.101</text:p>
          </table:table-cell>
          <table:table-cell office:value-type="float" office:value="20.765" calcext:value-type="float">
            <text:p>20.765</text:p>
          </table:table-cell>
          <table:table-cell office:value-type="float" office:value="17.874" calcext:value-type="float">
            <text:p>17.874</text:p>
          </table:table-cell>
          <table:table-cell table:number-columns-repeated="3" office:value-type="float" office:value="17.013" calcext:value-type="float">
            <text:p>17.013</text:p>
          </table:table-cell>
          <table:table-cell office:value-type="float" office:value="10.591" calcext:value-type="float">
            <text:p>10.591</text:p>
          </table:table-cell>
          <table:table-cell office:value-type="float" office:value="16.651" calcext:value-type="float">
            <text:p>16.651</text:p>
          </table:table-cell>
          <table:table-cell office:value-type="float" office:value="18.541" calcext:value-type="float">
            <text:p>18.541</text:p>
          </table:table-cell>
          <table:table-cell office:value-type="float" office:value="14.511" calcext:value-type="float">
            <text:p>14.511</text:p>
          </table:table-cell>
          <table:table-cell table:number-columns-repeated="4" office:value-type="float" office:value="15.094" calcext:value-type="float">
            <text:p>15.094</text:p>
          </table:table-cell>
          <table:table-cell office:value-type="float" office:value="15.428" calcext:value-type="float">
            <text:p>15.428</text:p>
          </table:table-cell>
          <table:table-cell office:value-type="float" office:value="13.538" calcext:value-type="float">
            <text:p>13.538</text:p>
          </table:table-cell>
          <table:table-cell office:value-type="float" office:value="12.009" calcext:value-type="float">
            <text:p>12.009</text:p>
          </table:table-cell>
          <table:table-cell table:number-columns-repeated="4" office:value-type="float" office:value="8.951" calcext:value-type="float">
            <text:p>8.951</text:p>
          </table:table-cell>
          <table:table-cell table:number-columns-repeated="7" office:value-type="float" office:value="47.146" calcext:value-type="float">
            <text:p>47.146</text:p>
          </table:table-cell>
          <table:table-cell office:value-type="float" office:value="147.748" calcext:value-type="float">
            <text:p>147.748</text:p>
          </table:table-cell>
          <table:table-cell office:value-type="float" office:value="218.412" calcext:value-type="float">
            <text:p>218.412</text:p>
          </table:table-cell>
          <table:table-cell office:value-type="float" office:value="301.278" calcext:value-type="float">
            <text:p>301.278</text:p>
          </table:table-cell>
          <table:table-cell office:value-type="float" office:value="388.927" calcext:value-type="float">
            <text:p>388.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45" calcext:value-type="float">
            <text:p>76.845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float" office:value="14.769" calcext:value-type="float">
            <text:p>14.769</text:p>
          </table:table-cell>
          <table:table-cell office:value-type="float" office:value="13.632" calcext:value-type="float">
            <text:p>13.632</text:p>
          </table:table-cell>
          <table:table-cell office:value-type="float" office:value="12.724" calcext:value-type="float">
            <text:p>12.724</text:p>
          </table:table-cell>
          <table:table-cell office:value-type="float" office:value="11.802" calcext:value-type="float">
            <text:p>11.802</text:p>
          </table:table-cell>
          <table:table-cell office:value-type="float" office:value="10.982" calcext:value-type="float">
            <text:p>10.982</text:p>
          </table:table-cell>
          <table:table-cell office:value-type="float" office:value="10.654" calcext:value-type="float">
            <text:p>10.654</text:p>
          </table:table-cell>
          <table:table-cell office:value-type="float" office:value="9.884" calcext:value-type="float">
            <text:p>9.884</text:p>
          </table:table-cell>
          <table:table-cell office:value-type="float" office:value="9.076" calcext:value-type="float">
            <text:p>9.076</text:p>
          </table:table-cell>
          <table:table-cell office:value-type="float" office:value="8.205" calcext:value-type="float">
            <text:p>8.205</text:p>
          </table:table-cell>
          <table:table-cell office:value-type="float" office:value="7.586" calcext:value-type="float">
            <text:p>7.586</text:p>
          </table:table-cell>
          <table:table-cell office:value-type="float" office:value="7.119" calcext:value-type="float">
            <text:p>7.119</text:p>
          </table:table-cell>
          <table:table-cell office:value-type="float" office:value="6.791" calcext:value-type="float">
            <text:p>6.791</text:p>
          </table:table-cell>
          <table:table-cell office:value-type="float" office:value="6.299" calcext:value-type="float">
            <text:p>6.299</text:p>
          </table:table-cell>
          <table:table-cell office:value-type="float" office:value="6.084" calcext:value-type="float">
            <text:p>6.084</text:p>
          </table:table-cell>
          <table:table-cell office:value-type="float" office:value="5.882" calcext:value-type="float">
            <text:p>5.882</text:p>
          </table:table-cell>
          <table:table-cell office:value-type="float" office:value="5.769" calcext:value-type="float">
            <text:p>5.769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5.92" calcext:value-type="float">
            <text:p>5.92</text:p>
          </table:table-cell>
          <table:table-cell office:value-type="float" office:value="6.097" calcext:value-type="float">
            <text:p>6.097</text:p>
          </table:table-cell>
          <table:table-cell office:value-type="float" office:value="6.135" calcext:value-type="float">
            <text:p>6.135</text:p>
          </table:table-cell>
          <table:table-cell office:value-type="float" office:value="6.362" calcext:value-type="float">
            <text:p>6.362</text:p>
          </table:table-cell>
          <table:table-cell office:value-type="float" office:value="6.576" calcext:value-type="float">
            <text:p>6.576</text:p>
          </table:table-cell>
          <table:table-cell office:value-type="float" office:value="6.614" calcext:value-type="float">
            <text:p>6.614</text:p>
          </table:table-cell>
          <table:table-cell office:value-type="float" office:value="7.22" calcext:value-type="float">
            <text:p>7.22</text:p>
          </table:table-cell>
          <table:table-cell office:value-type="float" office:value="7.978" calcext:value-type="float">
            <text:p>7.978</text:p>
          </table:table-cell>
          <table:table-cell office:value-type="float" office:value="8.596" calcext:value-type="float">
            <text:p>8.596</text:p>
          </table:table-cell>
          <table:table-cell office:value-type="float" office:value="9.656" calcext:value-type="float">
            <text:p>9.656</text:p>
          </table:table-cell>
          <table:table-cell office:value-type="float" office:value="11.689" calcext:value-type="float">
            <text:p>11.689</text:p>
          </table:table-cell>
          <table:table-cell office:value-type="float" office:value="14.705" calcext:value-type="float">
            <text:p>14.705</text:p>
          </table:table-cell>
          <table:table-cell office:value-type="float" office:value="19.212" calcext:value-type="float">
            <text:p>19.212</text:p>
          </table:table-cell>
          <table:table-cell office:value-type="float" office:value="23.554" calcext:value-type="float">
            <text:p>23.554</text:p>
          </table:table-cell>
          <table:table-cell office:value-type="float" office:value="27.934" calcext:value-type="float">
            <text:p>27.934</text:p>
          </table:table-cell>
          <table:table-cell office:value-type="float" office:value="33.336" calcext:value-type="float">
            <text:p>33.336</text:p>
          </table:table-cell>
          <table:table-cell office:value-type="float" office:value="40.001" calcext:value-type="float">
            <text:p>40.001</text:p>
          </table:table-cell>
          <table:table-cell office:value-type="float" office:value="49.165" calcext:value-type="float">
            <text:p>49.165</text:p>
          </table:table-cell>
          <table:table-cell office:value-type="float" office:value="63.063" calcext:value-type="float">
            <text:p>63.063</text:p>
          </table:table-cell>
          <table:table-cell office:value-type="float" office:value="82.161" calcext:value-type="float">
            <text:p>82.161</text:p>
          </table:table-cell>
          <table:table-cell office:value-type="float" office:value="103.683" calcext:value-type="float">
            <text:p>103.683</text:p>
          </table:table-cell>
          <table:table-cell office:value-type="float" office:value="132.134" calcext:value-type="float">
            <text:p>132.134</text:p>
          </table:table-cell>
          <table:table-cell office:value-type="float" office:value="92.31" calcext:value-type="float">
            <text:p>92.31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CUW</text:p>
          </table:table-cell>
          <table:table-cell office:value-type="float" office:value="55.48" calcext:value-type="float">
            <text:p>55.48</text:p>
          </table:table-cell>
          <table:table-cell office:value-type="float" office:value="57.214" calcext:value-type="float">
            <text:p>57.214</text:p>
          </table:table-cell>
          <table:table-cell office:value-type="float" office:value="61.548" calcext:value-type="float">
            <text:p>61.548</text:p>
          </table:table-cell>
          <table:table-cell office:value-type="float" office:value="69.35" calcext:value-type="float">
            <text:p>69.35</text:p>
          </table:table-cell>
          <table:table-cell office:value-type="float" office:value="76.285" calcext:value-type="float">
            <text:p>76.285</text:p>
          </table:table-cell>
          <table:table-cell office:value-type="float" office:value="74.551" calcext:value-type="float">
            <text:p>74.551</text:p>
          </table:table-cell>
          <table:table-cell office:value-type="float" office:value="87.554" calcext:value-type="float">
            <text:p>87.554</text:p>
          </table:table-cell>
          <table:table-cell office:value-type="float" office:value="78.885" calcext:value-type="float">
            <text:p>78.885</text:p>
          </table:table-cell>
          <table:table-cell office:value-type="float" office:value="86.687" calcext:value-type="float">
            <text:p>86.687</text:p>
          </table:table-cell>
          <table:table-cell office:value-type="float" office:value="91.022" calcext:value-type="float">
            <text:p>91.022</text:p>
          </table:table-cell>
          <table:table-cell office:value-type="float" office:value="88.421" calcext:value-type="float">
            <text:p>88.421</text:p>
          </table:table-cell>
          <table:table-cell office:value-type="float" office:value="90.155" calcext:value-type="float">
            <text:p>90.155</text:p>
          </table:table-cell>
          <table:table-cell office:value-type="float" office:value="96.223" calcext:value-type="float">
            <text:p>96.223</text:p>
          </table:table-cell>
          <table:table-cell office:value-type="float" office:value="100.557" calcext:value-type="float">
            <text:p>100.557</text:p>
          </table:table-cell>
          <table:table-cell office:value-type="float" office:value="121.362" calcext:value-type="float">
            <text:p>121.362</text:p>
          </table:table-cell>
          <table:table-cell office:value-type="float" office:value="132.632" calcext:value-type="float">
            <text:p>132.632</text:p>
          </table:table-cell>
          <table:table-cell office:value-type="float" office:value="138.7" calcext:value-type="float">
            <text:p>138.7</text:p>
          </table:table-cell>
          <table:table-cell office:value-type="float" office:value="151.703" calcext:value-type="float">
            <text:p>151.703</text:p>
          </table:table-cell>
          <table:table-cell office:value-type="float" office:value="156.904" calcext:value-type="float">
            <text:p>156.904</text:p>
          </table:table-cell>
          <table:table-cell office:value-type="float" office:value="181.176" calcext:value-type="float">
            <text:p>181.176</text:p>
          </table:table-cell>
          <table:table-cell office:value-type="float" office:value="245.325" calcext:value-type="float">
            <text:p>245.325</text:p>
          </table:table-cell>
          <table:table-cell office:value-type="float" office:value="368.421" calcext:value-type="float">
            <text:p>368.421</text:p>
          </table:table-cell>
          <table:table-cell office:value-type="float" office:value="525.325" calcext:value-type="float">
            <text:p>525.325</text:p>
          </table:table-cell>
          <table:table-cell office:value-type="float" office:value="781.919" calcext:value-type="float">
            <text:p>781.919</text:p>
          </table:table-cell>
          <table:table-cell office:value-type="float" office:value="985.634" calcext:value-type="float">
            <text:p>985.634</text:p>
          </table:table-cell>
          <table:table-cell office:value-type="float" office:value="1108.73" calcext:value-type="float">
            <text:p>1108.73</text:p>
          </table:table-cell>
          <table:table-cell office:value-type="float" office:value="1248.297" calcext:value-type="float">
            <text:p>1248.297</text:p>
          </table:table-cell>
          <table:table-cell office:value-type="float" office:value="1511.826" calcext:value-type="float">
            <text:p>1511.826</text:p>
          </table:table-cell>
          <table:table-cell office:value-type="float" office:value="1835.169" calcext:value-type="float">
            <text:p>1835.169</text:p>
          </table:table-cell>
          <table:table-cell office:value-type="float" office:value="2090.03" calcext:value-type="float">
            <text:p>2090.03</text:p>
          </table:table-cell>
          <table:table-cell office:value-type="float" office:value="2343.157" calcext:value-type="float">
            <text:p>2343.157</text:p>
          </table:table-cell>
          <table:table-cell office:value-type="float" office:value="2823.404" calcext:value-type="float">
            <text:p>2823.404</text:p>
          </table:table-cell>
          <table:table-cell office:value-type="float" office:value="3035.788" calcext:value-type="float">
            <text:p>3035.788</text:p>
          </table:table-cell>
          <table:table-cell office:value-type="float" office:value="3220.432" calcext:value-type="float">
            <text:p>3220.432</text:p>
          </table:table-cell>
          <table:table-cell office:value-type="float" office:value="3508.234" calcext:value-type="float">
            <text:p>3508.234</text:p>
          </table:table-cell>
          <table:table-cell office:value-type="float" office:value="3943.404" calcext:value-type="float">
            <text:p>3943.404</text:p>
          </table:table-cell>
          <table:table-cell office:value-type="float" office:value="4575.354" calcext:value-type="float">
            <text:p>4575.354</text:p>
          </table:table-cell>
          <table:table-cell office:value-type="float" office:value="4877.892" calcext:value-type="float">
            <text:p>4877.892</text:p>
          </table:table-cell>
          <table:table-cell office:value-type="float" office:value="5005.323" calcext:value-type="float">
            <text:p>5005.323</text:p>
          </table:table-cell>
          <table:table-cell office:value-type="float" office:value="5298.326" calcext:value-type="float">
            <text:p>5298.326</text:p>
          </table:table-cell>
          <table:table-cell office:value-type="float" office:value="63.4241666666667" calcext:value-type="float">
            <text:p>63.4241666666667</text:p>
          </table:table-cell>
          <table:table-cell office:value-type="float" office:value="12.6744444444444" calcext:value-type="float">
            <text:p>12.6744444444444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office:value-type="float" office:value="2236.372" calcext:value-type="float">
            <text:p>2236.372</text:p>
          </table:table-cell>
          <table:table-cell office:value-type="float" office:value="1858.273" calcext:value-type="float">
            <text:p>1858.273</text:p>
          </table:table-cell>
          <table:table-cell office:value-type="float" office:value="1997.912" calcext:value-type="float">
            <text:p>1997.912</text:p>
          </table:table-cell>
          <table:table-cell table:number-columns-repeated="2" office:value-type="float" office:value="1699.299" calcext:value-type="float">
            <text:p>1699.299</text:p>
          </table:table-cell>
          <table:table-cell office:value-type="float" office:value="1987.17" calcext:value-type="float">
            <text:p>1987.17</text:p>
          </table:table-cell>
          <table:table-cell office:value-type="float" office:value="1265.344" calcext:value-type="float">
            <text:p>1265.344</text:p>
          </table:table-cell>
          <table:table-cell office:value-type="float" office:value="859.317" calcext:value-type="float">
            <text:p>859.317</text:p>
          </table:table-cell>
          <table:table-cell office:value-type="float" office:value="1106.371" calcext:value-type="float">
            <text:p>1106.371</text:p>
          </table:table-cell>
          <table:table-cell office:value-type="float" office:value="665.971" calcext:value-type="float">
            <text:p>665.971</text:p>
          </table:table-cell>
          <table:table-cell table:number-columns-repeated="2" office:value-type="float" office:value="734.716" calcext:value-type="float">
            <text:p>734.716</text:p>
          </table:table-cell>
          <table:table-cell office:value-type="float" office:value="446.845" calcext:value-type="float">
            <text:p>446.845</text:p>
          </table:table-cell>
          <table:table-cell office:value-type="float" office:value="638.043" calcext:value-type="float">
            <text:p>638.043</text:p>
          </table:table-cell>
          <table:table-cell office:value-type="float" office:value="607.967" calcext:value-type="float">
            <text:p>607.967</text:p>
          </table:table-cell>
          <table:table-cell office:value-type="float" office:value="423.214" calcext:value-type="float">
            <text:p>423.214</text:p>
          </table:table-cell>
          <table:table-cell office:value-type="float" office:value="554.259" calcext:value-type="float">
            <text:p>554.259</text:p>
          </table:table-cell>
          <table:table-cell table:number-columns-repeated="3" office:value-type="float" office:value="485.514" calcext:value-type="float">
            <text:p>485.514</text:p>
          </table:table-cell>
          <table:table-cell office:value-type="float" office:value="612.263" calcext:value-type="float">
            <text:p>612.263</text:p>
          </table:table-cell>
          <table:table-cell office:value-type="float" office:value="511.294" calcext:value-type="float">
            <text:p>511.294</text:p>
          </table:table-cell>
          <table:table-cell office:value-type="float" office:value="751.902" calcext:value-type="float">
            <text:p>751.902</text:p>
          </table:table-cell>
          <table:table-cell table:number-columns-repeated="4" office:value-type="float" office:value="620.856" calcext:value-type="float">
            <text:p>620.856</text:p>
          </table:table-cell>
          <table:table-cell table:number-columns-repeated="2" office:value-type="float" office:value="302.909" calcext:value-type="float">
            <text:p>302.909</text:p>
          </table:table-cell>
          <table:table-cell table:number-columns-repeated="2" office:value-type="float" office:value="928.062" calcext:value-type="float">
            <text:p>928.062</text:p>
          </table:table-cell>
          <table:table-cell table:number-columns-repeated="3" office:value-type="float" office:value="1196.599" calcext:value-type="float">
            <text:p>1196.599</text:p>
          </table:table-cell>
          <table:table-cell table:number-columns-repeated="2" office:value-type="float" office:value="2412.532" calcext:value-type="float">
            <text:p>2412.532</text:p>
          </table:table-cell>
          <table:table-cell office:value-type="float" office:value="1937.76" calcext:value-type="float">
            <text:p>1937.76</text:p>
          </table:table-cell>
          <table:table-cell office:value-type="float" office:value="2938.864" calcext:value-type="float">
            <text:p>2938.864</text:p>
          </table:table-cell>
          <table:table-cell office:value-type="float" office:value="3598.39" calcext:value-type="float">
            <text:p>3598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558.511" calcext:value-type="float">
            <text:p>558.511</text:p>
          </table:table-cell>
          <table:table-cell office:value-type="float" office:value="644.288" calcext:value-type="float">
            <text:p>644.288</text:p>
          </table:table-cell>
          <table:table-cell office:value-type="float" office:value="661.029" calcext:value-type="float">
            <text:p>661.029</text:p>
          </table:table-cell>
          <table:table-cell office:value-type="float" office:value="729.269" calcext:value-type="float">
            <text:p>729.269</text:p>
          </table:table-cell>
          <table:table-cell office:value-type="float" office:value="778.216" calcext:value-type="float">
            <text:p>778.216</text:p>
          </table:table-cell>
          <table:table-cell office:value-type="float" office:value="586.413" calcext:value-type="float">
            <text:p>586.413</text:p>
          </table:table-cell>
          <table:table-cell office:value-type="float" office:value="587.369" calcext:value-type="float">
            <text:p>587.369</text:p>
          </table:table-cell>
          <table:table-cell office:value-type="float" office:value="600.762" calcext:value-type="float">
            <text:p>600.762</text:p>
          </table:table-cell>
          <table:table-cell office:value-type="float" office:value="616.227" calcext:value-type="float">
            <text:p>616.227</text:p>
          </table:table-cell>
          <table:table-cell table:number-columns-repeated="2" office:value-type="float" office:value="627.069" calcext:value-type="float">
            <text:p>627.069</text:p>
          </table:table-cell>
          <table:table-cell office:value-type="float" office:value="640.781" calcext:value-type="float">
            <text:p>640.781</text:p>
          </table:table-cell>
          <table:table-cell office:value-type="float" office:value="642.216" calcext:value-type="float">
            <text:p>642.216</text:p>
          </table:table-cell>
          <table:table-cell office:value-type="float" office:value="649.072" calcext:value-type="float">
            <text:p>649.072</text:p>
          </table:table-cell>
          <table:table-cell office:value-type="float" office:value="660.87" calcext:value-type="float">
            <text:p>660.87</text:p>
          </table:table-cell>
          <table:table-cell office:value-type="float" office:value="660.392" calcext:value-type="float">
            <text:p>660.392</text:p>
          </table:table-cell>
          <table:table-cell office:value-type="float" office:value="665.653" calcext:value-type="float">
            <text:p>665.653</text:p>
          </table:table-cell>
          <table:table-cell office:value-type="float" office:value="678.408" calcext:value-type="float">
            <text:p>678.408</text:p>
          </table:table-cell>
          <table:table-cell office:value-type="float" office:value="687.177" calcext:value-type="float">
            <text:p>687.177</text:p>
          </table:table-cell>
          <table:table-cell office:value-type="float" office:value="706.31" calcext:value-type="float">
            <text:p>706.31</text:p>
          </table:table-cell>
          <table:table-cell office:value-type="float" office:value="729.269" calcext:value-type="float">
            <text:p>729.269</text:p>
          </table:table-cell>
          <table:table-cell office:value-type="float" office:value="766.418" calcext:value-type="float">
            <text:p>766.418</text:p>
          </table:table-cell>
          <table:table-cell office:value-type="float" office:value="821.583" calcext:value-type="float">
            <text:p>821.583</text:p>
          </table:table-cell>
          <table:table-cell office:value-type="float" office:value="856.979" calcext:value-type="float">
            <text:p>856.979</text:p>
          </table:table-cell>
          <table:table-cell office:value-type="float" office:value="818.714" calcext:value-type="float">
            <text:p>818.714</text:p>
          </table:table-cell>
          <table:table-cell office:value-type="float" office:value="892.693" calcext:value-type="float">
            <text:p>892.693</text:p>
          </table:table-cell>
          <table:table-cell office:value-type="float" office:value="1066.48" calcext:value-type="float">
            <text:p>1066.48</text:p>
          </table:table-cell>
          <table:table-cell office:value-type="float" office:value="1295.273" calcext:value-type="float">
            <text:p>1295.273</text:p>
          </table:table-cell>
          <table:table-cell office:value-type="float" office:value="1633.122" calcext:value-type="float">
            <text:p>1633.122</text:p>
          </table:table-cell>
          <table:table-cell office:value-type="float" office:value="2091.187" calcext:value-type="float">
            <text:p>2091.187</text:p>
          </table:table-cell>
          <table:table-cell office:value-type="float" office:value="2749.825" calcext:value-type="float">
            <text:p>2749.825</text:p>
          </table:table-cell>
          <table:table-cell office:value-type="float" office:value="3078.905" calcext:value-type="float">
            <text:p>3078.905</text:p>
          </table:table-cell>
          <table:table-cell office:value-type="float" office:value="3497.589" calcext:value-type="float">
            <text:p>3497.589</text:p>
          </table:table-cell>
          <table:table-cell office:value-type="float" office:value="3991.687" calcext:value-type="float">
            <text:p>3991.687</text:p>
          </table:table-cell>
          <table:table-cell office:value-type="float" office:value="4504.439" calcext:value-type="float">
            <text:p>4504.439</text:p>
          </table:table-cell>
          <table:table-cell office:value-type="float" office:value="4855.202" calcext:value-type="float">
            <text:p>4855.202</text:p>
          </table:table-cell>
          <table:table-cell office:value-type="float" office:value="4843.404" calcext:value-type="float">
            <text:p>4843.404</text:p>
          </table:table-cell>
          <table:table-cell office:value-type="float" office:value="4874.654" calcext:value-type="float">
            <text:p>4874.654</text:p>
          </table:table-cell>
          <table:table-cell office:value-type="float" office:value="5134.059" calcext:value-type="float">
            <text:p>5134.059</text:p>
          </table:table-cell>
          <table:table-cell office:value-type="float" office:value="5050.195" calcext:value-type="float">
            <text:p>5050.195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1705.912" calcext:value-type="float">
            <text:p>1705.912</text:p>
          </table:table-cell>
          <table:table-cell office:value-type="float" office:value="1747.992" calcext:value-type="float">
            <text:p>1747.992</text:p>
          </table:table-cell>
          <table:table-cell office:value-type="float" office:value="1626.641" calcext:value-type="float">
            <text:p>1626.641</text:p>
          </table:table-cell>
          <table:table-cell office:value-type="float" office:value="1591.022" calcext:value-type="float">
            <text:p>1591.022</text:p>
          </table:table-cell>
          <table:table-cell office:value-type="float" office:value="1443.164" calcext:value-type="float">
            <text:p>1443.164</text:p>
          </table:table-cell>
          <table:table-cell office:value-type="float" office:value="1518.132" calcext:value-type="float">
            <text:p>1518.132</text:p>
          </table:table-cell>
          <table:table-cell office:value-type="float" office:value="1500.216" calcext:value-type="float">
            <text:p>1500.216</text:p>
          </table:table-cell>
          <table:table-cell office:value-type="float" office:value="1466.968" calcext:value-type="float">
            <text:p>1466.968</text:p>
          </table:table-cell>
          <table:table-cell office:value-type="float" office:value="1400.684" calcext:value-type="float">
            <text:p>1400.684</text:p>
          </table:table-cell>
          <table:table-cell office:value-type="float" office:value="1342.234" calcext:value-type="float">
            <text:p>1342.234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46.379" calcext:value-type="float">
            <text:p>1246.379</text:p>
          </table:table-cell>
          <table:table-cell office:value-type="float" office:value="1216.634" calcext:value-type="float">
            <text:p>1216.634</text:p>
          </table:table-cell>
          <table:table-cell office:value-type="float" office:value="1167.841" calcext:value-type="float">
            <text:p>1167.841</text:p>
          </table:table-cell>
          <table:table-cell office:value-type="float" office:value="1130.437" calcext:value-type="float">
            <text:p>1130.437</text:p>
          </table:table-cell>
          <table:table-cell office:value-type="float" office:value="1069.468" calcext:value-type="float">
            <text:p>1069.468</text:p>
          </table:table-cell>
          <table:table-cell office:value-type="float" office:value="1005.929" calcext:value-type="float">
            <text:p>1005.929</text:p>
          </table:table-cell>
          <table:table-cell office:value-type="float" office:value="959.947" calcext:value-type="float">
            <text:p>959.947</text:p>
          </table:table-cell>
          <table:table-cell office:value-type="float" office:value="918.573" calcext:value-type="float">
            <text:p>918.573</text:p>
          </table:table-cell>
          <table:table-cell office:value-type="float" office:value="913.618" calcext:value-type="float">
            <text:p>913.618</text:p>
          </table:table-cell>
          <table:table-cell office:value-type="float" office:value="754.624" calcext:value-type="float">
            <text:p>754.624</text:p>
          </table:table-cell>
          <table:table-cell office:value-type="float" office:value="531.664" calcext:value-type="float">
            <text:p>531.664</text:p>
          </table:table-cell>
          <table:table-cell office:value-type="float" office:value="376.453" calcext:value-type="float">
            <text:p>376.453</text:p>
          </table:table-cell>
          <table:table-cell office:value-type="float" office:value="249.574" calcext:value-type="float">
            <text:p>249.574</text:p>
          </table:table-cell>
          <table:table-cell office:value-type="float" office:value="631.422" calcext:value-type="float">
            <text:p>631.422</text:p>
          </table:table-cell>
          <table:table-cell office:value-type="float" office:value="566.031" calcext:value-type="float">
            <text:p>566.031</text:p>
          </table:table-cell>
          <table:table-cell office:value-type="float" office:value="543.066" calcext:value-type="float">
            <text:p>543.066</text:p>
          </table:table-cell>
          <table:table-cell office:value-type="float" office:value="634.805" calcext:value-type="float">
            <text:p>634.805</text:p>
          </table:table-cell>
          <table:table-cell office:value-type="float" office:value="756.488" calcext:value-type="float">
            <text:p>756.488</text:p>
          </table:table-cell>
          <table:table-cell office:value-type="float" office:value="838.69" calcext:value-type="float">
            <text:p>838.69</text:p>
          </table:table-cell>
          <table:table-cell office:value-type="float" office:value="915.656" calcext:value-type="float">
            <text:p>915.656</text:p>
          </table:table-cell>
          <table:table-cell office:value-type="float" office:value="480.713" calcext:value-type="float">
            <text:p>480.713</text:p>
          </table:table-cell>
          <table:table-cell office:value-type="float" office:value="480.753" calcext:value-type="float">
            <text:p>480.753</text:p>
          </table:table-cell>
          <table:table-cell office:value-type="float" office:value="479.594" calcext:value-type="float">
            <text:p>479.594</text:p>
          </table:table-cell>
          <table:table-cell office:value-type="float" office:value="512.842" calcext:value-type="float">
            <text:p>512.842</text:p>
          </table:table-cell>
          <table:table-cell office:value-type="float" office:value="527.415" calcext:value-type="float">
            <text:p>527.415</text:p>
          </table:table-cell>
          <table:table-cell office:value-type="float" office:value="544.079" calcext:value-type="float">
            <text:p>544.079</text:p>
          </table:table-cell>
          <table:table-cell office:value-type="float" office:value="556.08" calcext:value-type="float">
            <text:p>556.08</text:p>
          </table:table-cell>
          <table:table-cell office:value-type="float" office:value="578.579" calcext:value-type="float">
            <text:p>578.579</text:p>
          </table:table-cell>
          <table:table-cell office:value-type="float" office:value="616.929" calcext:value-type="float">
            <text:p>616.929</text:p>
          </table:table-cell>
          <table:table-cell office:value-type="float" office:value="63.6614285714286" calcext:value-type="float">
            <text:p>63.6614285714286</text:p>
          </table:table-cell>
          <table:table-cell office:value-type="float" office:value="23.3746153846154" calcext:value-type="float">
            <text:p>23.3746153846154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686.776" calcext:value-type="float">
            <text:p>686.776</text:p>
          </table:table-cell>
          <table:table-cell office:value-type="float" office:value="684.563" calcext:value-type="float">
            <text:p>684.563</text:p>
          </table:table-cell>
          <table:table-cell office:value-type="float" office:value="678.789" calcext:value-type="float">
            <text:p>678.789</text:p>
          </table:table-cell>
          <table:table-cell office:value-type="float" office:value="676.274" calcext:value-type="float">
            <text:p>676.274</text:p>
          </table:table-cell>
          <table:table-cell office:value-type="float" office:value="675.627" calcext:value-type="float">
            <text:p>675.627</text:p>
          </table:table-cell>
          <table:table-cell office:value-type="float" office:value="620.42" calcext:value-type="float">
            <text:p>620.42</text:p>
          </table:table-cell>
          <table:table-cell office:value-type="float" office:value="661.978" calcext:value-type="float">
            <text:p>661.978</text:p>
          </table:table-cell>
          <table:table-cell office:value-type="float" office:value="580.293" calcext:value-type="float">
            <text:p>580.293</text:p>
          </table:table-cell>
          <table:table-cell office:value-type="float" office:value="630.93" calcext:value-type="float">
            <text:p>630.93</text:p>
          </table:table-cell>
          <table:table-cell office:value-type="float" office:value="615.781" calcext:value-type="float">
            <text:p>615.781</text:p>
          </table:table-cell>
          <table:table-cell office:value-type="float" office:value="597.48" calcext:value-type="float">
            <text:p>597.48</text:p>
          </table:table-cell>
          <table:table-cell office:value-type="float" office:value="587.555" calcext:value-type="float">
            <text:p>587.555</text:p>
          </table:table-cell>
          <table:table-cell office:value-type="float" office:value="616.673" calcext:value-type="float">
            <text:p>616.673</text:p>
          </table:table-cell>
          <table:table-cell office:value-type="float" office:value="547.111" calcext:value-type="float">
            <text:p>547.111</text:p>
          </table:table-cell>
          <table:table-cell office:value-type="float" office:value="597.204" calcext:value-type="float">
            <text:p>597.204</text:p>
          </table:table-cell>
          <table:table-cell office:value-type="float" office:value="509.314" calcext:value-type="float">
            <text:p>509.314</text:p>
          </table:table-cell>
          <table:table-cell office:value-type="float" office:value="445.327" calcext:value-type="float">
            <text:p>445.327</text:p>
          </table:table-cell>
          <table:table-cell office:value-type="float" office:value="484.235" calcext:value-type="float">
            <text:p>484.235</text:p>
          </table:table-cell>
          <table:table-cell office:value-type="float" office:value="454.171" calcext:value-type="float">
            <text:p>454.171</text:p>
          </table:table-cell>
          <table:table-cell office:value-type="float" office:value="430.876" calcext:value-type="float">
            <text:p>430.876</text:p>
          </table:table-cell>
          <table:table-cell office:value-type="float" office:value="452.528" calcext:value-type="float">
            <text:p>452.528</text:p>
          </table:table-cell>
          <table:table-cell office:value-type="float" office:value="431.092" calcext:value-type="float">
            <text:p>431.092</text:p>
          </table:table-cell>
          <table:table-cell office:value-type="float" office:value="402.181" calcext:value-type="float">
            <text:p>402.181</text:p>
          </table:table-cell>
          <table:table-cell office:value-type="float" office:value="382.348" calcext:value-type="float">
            <text:p>382.348</text:p>
          </table:table-cell>
          <table:table-cell office:value-type="float" office:value="317.024" calcext:value-type="float">
            <text:p>317.024</text:p>
          </table:table-cell>
          <table:table-cell office:value-type="float" office:value="335.265" calcext:value-type="float">
            <text:p>335.265</text:p>
          </table:table-cell>
          <table:table-cell office:value-type="float" office:value="330.17" calcext:value-type="float">
            <text:p>330.17</text:p>
          </table:table-cell>
          <table:table-cell office:value-type="float" office:value="272.362" calcext:value-type="float">
            <text:p>272.362</text:p>
          </table:table-cell>
          <table:table-cell office:value-type="float" office:value="316.024" calcext:value-type="float">
            <text:p>316.024</text:p>
          </table:table-cell>
          <table:table-cell office:value-type="float" office:value="329.05" calcext:value-type="float">
            <text:p>329.05</text:p>
          </table:table-cell>
          <table:table-cell office:value-type="float" office:value="359.181" calcext:value-type="float">
            <text:p>359.181</text:p>
          </table:table-cell>
          <table:table-cell office:value-type="float" office:value="334.883" calcext:value-type="float">
            <text:p>334.883</text:p>
          </table:table-cell>
          <table:table-cell office:value-type="float" office:value="339.079" calcext:value-type="float">
            <text:p>339.079</text:p>
          </table:table-cell>
          <table:table-cell office:value-type="float" office:value="392.31" calcext:value-type="float">
            <text:p>392.31</text:p>
          </table:table-cell>
          <table:table-cell office:value-type="float" office:value="444.935" calcext:value-type="float">
            <text:p>444.935</text:p>
          </table:table-cell>
          <table:table-cell office:value-type="float" office:value="440.476" calcext:value-type="float">
            <text:p>440.476</text:p>
          </table:table-cell>
          <table:table-cell office:value-type="float" office:value="469.49" calcext:value-type="float">
            <text:p>469.49</text:p>
          </table:table-cell>
          <table:table-cell office:value-type="float" office:value="522.03" calcext:value-type="float">
            <text:p>522.03</text:p>
          </table:table-cell>
          <table:table-cell office:value-type="float" office:value="571.681" calcext:value-type="float">
            <text:p>571.681</text:p>
          </table:table-cell>
          <table:table-cell office:value-type="float" office:value="587.351" calcext:value-type="float">
            <text:p>587.351</text:p>
          </table:table-cell>
          <table:table-cell office:value-type="float" office:value="73.5892307692308" calcext:value-type="float">
            <text:p>73.5892307692308</text:p>
          </table:table-cell>
          <table:table-cell office:value-type="float" office:value="39.2033333333333" calcext:value-type="float">
            <text:p>39.2033333333333</text:p>
          </table:table-cell>
        </table:table-row>
        <table:table-row table:style-name="ro1">
          <table:table-cell office:value-type="string" calcext:value-type="string">
            <text:p>DJI</text:p>
          </table:table-cell>
          <table:table-cell table:number-columns-repeated="2" office:value-type="float" office:value="0.143" calcext:value-type="float">
            <text:p>0.143</text:p>
          </table:table-cell>
          <table:table-cell office:value-type="float" office:value="0.285" calcext:value-type="float">
            <text:p>0.285</text:p>
          </table:table-cell>
          <table:table-cell table:number-columns-repeated="4" office:value-type="float" office:value="0.57" calcext:value-type="float">
            <text:p>0.57</text:p>
          </table:table-cell>
          <table:table-cell office:value-type="float" office:value="0.713" calcext:value-type="float">
            <text:p>0.713</text:p>
          </table:table-cell>
          <table:table-cell office:value-type="float" office:value="1.283" calcext:value-type="float">
            <text:p>1.283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.855" calcext:value-type="float">
            <text:p>0.855</text:p>
          </table:table-cell>
          <table:table-cell office:value-type="float" office:value="2.423" calcext:value-type="float">
            <text:p>2.423</text:p>
          </table:table-cell>
          <table:table-cell office:value-type="float" office:value="1.711" calcext:value-type="float">
            <text:p>1.711</text:p>
          </table:table-cell>
          <table:table-cell office:value-type="float" office:value="1.853" calcext:value-type="float">
            <text:p>1.853</text:p>
          </table:table-cell>
          <table:table-cell office:value-type="float" office:value="1.996" calcext:value-type="float">
            <text:p>1.996</text:p>
          </table:table-cell>
          <table:table-cell office:value-type="float" office:value="2.993" calcext:value-type="float">
            <text:p>2.993</text:p>
          </table:table-cell>
          <table:table-cell office:value-type="float" office:value="3.421" calcext:value-type="float">
            <text:p>3.421</text:p>
          </table:table-cell>
          <table:table-cell office:value-type="float" office:value="4.561" calcext:value-type="float">
            <text:p>4.561</text:p>
          </table:table-cell>
          <table:table-cell office:value-type="float" office:value="2.851" calcext:value-type="float">
            <text:p>2.851</text:p>
          </table:table-cell>
          <table:table-cell office:value-type="float" office:value="4.134" calcext:value-type="float">
            <text:p>4.134</text:p>
          </table:table-cell>
          <table:table-cell office:value-type="float" office:value="3.991" calcext:value-type="float">
            <text:p>3.991</text:p>
          </table:table-cell>
          <table:table-cell office:value-type="float" office:value="5.702" calcext:value-type="float">
            <text:p>5.702</text:p>
          </table:table-cell>
          <table:table-cell office:value-type="float" office:value="5.274" calcext:value-type="float">
            <text:p>5.274</text:p>
          </table:table-cell>
          <table:table-cell office:value-type="float" office:value="7.84" calcext:value-type="float">
            <text:p>7.84</text:p>
          </table:table-cell>
          <table:table-cell office:value-type="float" office:value="8.125" calcext:value-type="float">
            <text:p>8.125</text:p>
          </table:table-cell>
          <table:table-cell office:value-type="float" office:value="10.406" calcext:value-type="float">
            <text:p>10.406</text:p>
          </table:table-cell>
          <table:table-cell office:value-type="float" office:value="10.976" calcext:value-type="float">
            <text:p>10.976</text:p>
          </table:table-cell>
          <table:table-cell office:value-type="float" office:value="14.397" calcext:value-type="float">
            <text:p>14.397</text:p>
          </table:table-cell>
          <table:table-cell office:value-type="float" office:value="14.254" calcext:value-type="float">
            <text:p>14.254</text:p>
          </table:table-cell>
          <table:table-cell office:value-type="float" office:value="16.107" calcext:value-type="float">
            <text:p>16.107</text:p>
          </table:table-cell>
          <table:table-cell office:value-type="float" office:value="18.531" calcext:value-type="float">
            <text:p>18.531</text:p>
          </table:table-cell>
          <table:table-cell office:value-type="float" office:value="23.662" calcext:value-type="float">
            <text:p>23.662</text:p>
          </table:table-cell>
          <table:table-cell office:value-type="float" office:value="31.36" calcext:value-type="float">
            <text:p>31.36</text:p>
          </table:table-cell>
          <table:table-cell office:value-type="float" office:value="45.044" calcext:value-type="float">
            <text:p>45.044</text:p>
          </table:table-cell>
          <table:table-cell office:value-type="float" office:value="54.024" calcext:value-type="float">
            <text:p>54.024</text:p>
          </table:table-cell>
          <table:table-cell office:value-type="float" office:value="59.298" calcext:value-type="float">
            <text:p>59.298</text:p>
          </table:table-cell>
          <table:table-cell office:value-type="float" office:value="70.132" calcext:value-type="float">
            <text:p>70.132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DMA</text:p>
          </table:table-cell>
          <table:table-cell office:value-type="float" office:value="764.048" calcext:value-type="float">
            <text:p>764.048</text:p>
          </table:table-cell>
          <table:table-cell table:number-columns-repeated="3" office:value-type="float" office:value="595.799" calcext:value-type="float">
            <text:p>595.799</text:p>
          </table:table-cell>
          <table:table-cell office:value-type="float" office:value="326.601" calcext:value-type="float">
            <text:p>326.601</text:p>
          </table:table-cell>
          <table:table-cell office:value-type="float" office:value="259.301" calcext:value-type="float">
            <text:p>259.301</text:p>
          </table:table-cell>
          <table:table-cell office:value-type="float" office:value="114.805" calcext:value-type="float">
            <text:p>114.805</text:p>
          </table:table-cell>
          <table:table-cell office:value-type="float" office:value="292.951" calcext:value-type="float">
            <text:p>292.951</text:p>
          </table:table-cell>
          <table:table-cell office:value-type="float" office:value="174.187" calcext:value-type="float">
            <text:p>174.187</text:p>
          </table:table-cell>
          <table:table-cell table:number-columns-repeated="3" office:value-type="float" office:value="223.672" calcext:value-type="float">
            <text:p>223.672</text:p>
          </table:table-cell>
          <table:table-cell office:value-type="float" office:value="290.972" calcext:value-type="float">
            <text:p>290.972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217.734" calcext:value-type="float">
            <text:p>217.734</text:p>
          </table:table-cell>
          <table:table-cell office:value-type="float" office:value="154.393" calcext:value-type="float">
            <text:p>154.393</text:p>
          </table:table-cell>
          <table:table-cell table:number-columns-repeated="3" office:value-type="float" office:value="104.908" calcext:value-type="float">
            <text:p>104.908</text:p>
          </table:table-cell>
          <table:table-cell office:value-type="float" office:value="389.941" calcext:value-type="float">
            <text:p>389.941</text:p>
          </table:table-cell>
          <table:table-cell office:value-type="float" office:value="342.436" calcext:value-type="float">
            <text:p>342.436</text:p>
          </table:table-cell>
          <table:table-cell table:number-columns-repeated="5" office:value-type="float" office:value="463.179" calcext:value-type="float">
            <text:p>463.179</text:p>
          </table:table-cell>
          <table:table-cell table:number-columns-repeated="2" office:value-type="float" office:value="255.342" calcext:value-type="float">
            <text:p>255.342</text:p>
          </table:table-cell>
          <table:table-cell office:value-type="float" office:value="77.197" calcext:value-type="float">
            <text:p>77.197</text:p>
          </table:table-cell>
          <table:table-cell table:number-columns-repeated="2" office:value-type="float" office:value="581.943" calcext:value-type="float">
            <text:p>581.943</text:p>
          </table:table-cell>
          <table:table-cell table:number-columns-repeated="2" office:value-type="float" office:value="676.954" calcext:value-type="float">
            <text:p>676.954</text:p>
          </table:table-cell>
          <table:table-cell office:value-type="float" office:value="599.758" calcext:value-type="float">
            <text:p>599.758</text:p>
          </table:table-cell>
          <table:table-cell table:number-columns-repeated="2" office:value-type="float" office:value="1017.411" calcext:value-type="float">
            <text:p>1017.411</text:p>
          </table:table-cell>
          <table:table-cell office:value-type="float" office:value="639.346" calcext:value-type="float">
            <text:p>639.346</text:p>
          </table:table-cell>
          <table:table-cell office:value-type="float" office:value="845.203" calcext:value-type="float">
            <text:p>845.203</text:p>
          </table:table-cell>
          <table:table-cell table:number-columns-repeated="2" office:value-type="float" office:value="864.997" calcext:value-type="float">
            <text:p>864.997</text:p>
          </table:table-cell>
          <table:table-cell office:value-type="float" office:value="42.63" calcext:value-type="float">
            <text:p>42.6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739.535" calcext:value-type="float">
            <text:p>739.535</text:p>
          </table:table-cell>
          <table:table-cell office:value-type="float" office:value="746.662" calcext:value-type="float">
            <text:p>746.662</text:p>
          </table:table-cell>
          <table:table-cell office:value-type="float" office:value="758.531" calcext:value-type="float">
            <text:p>758.531</text:p>
          </table:table-cell>
          <table:table-cell office:value-type="float" office:value="772.809" calcext:value-type="float">
            <text:p>772.809</text:p>
          </table:table-cell>
          <table:table-cell office:value-type="float" office:value="741.747" calcext:value-type="float">
            <text:p>741.747</text:p>
          </table:table-cell>
          <table:table-cell office:value-type="float" office:value="811.046" calcext:value-type="float">
            <text:p>811.046</text:p>
          </table:table-cell>
          <table:table-cell office:value-type="float" office:value="864.52" calcext:value-type="float">
            <text:p>864.52</text:p>
          </table:table-cell>
          <table:table-cell office:value-type="float" office:value="901.602" calcext:value-type="float">
            <text:p>901.602</text:p>
          </table:table-cell>
          <table:table-cell office:value-type="float" office:value="958.246" calcext:value-type="float">
            <text:p>958.246</text:p>
          </table:table-cell>
          <table:table-cell office:value-type="float" office:value="1008.377" calcext:value-type="float">
            <text:p>1008.377</text:p>
          </table:table-cell>
          <table:table-cell office:value-type="float" office:value="1039.857" calcext:value-type="float">
            <text:p>1039.857</text:p>
          </table:table-cell>
          <table:table-cell office:value-type="float" office:value="1112.67" calcext:value-type="float">
            <text:p>1112.67</text:p>
          </table:table-cell>
          <table:table-cell office:value-type="float" office:value="1128.717" calcext:value-type="float">
            <text:p>1128.717</text:p>
          </table:table-cell>
          <table:table-cell office:value-type="float" office:value="1177.619" calcext:value-type="float">
            <text:p>1177.619</text:p>
          </table:table-cell>
          <table:table-cell office:value-type="float" office:value="1230.306" calcext:value-type="float">
            <text:p>1230.306</text:p>
          </table:table-cell>
          <table:table-cell office:value-type="float" office:value="1304.373" calcext:value-type="float">
            <text:p>1304.373</text:p>
          </table:table-cell>
          <table:table-cell office:value-type="float" office:value="1417.291" calcext:value-type="float">
            <text:p>1417.291</text:p>
          </table:table-cell>
          <table:table-cell office:value-type="float" office:value="1490.719" calcext:value-type="float">
            <text:p>1490.719</text:p>
          </table:table-cell>
          <table:table-cell office:value-type="float" office:value="1545.347" calcext:value-type="float">
            <text:p>1545.347</text:p>
          </table:table-cell>
          <table:table-cell office:value-type="float" office:value="1601.45" calcext:value-type="float">
            <text:p>1601.45</text:p>
          </table:table-cell>
          <table:table-cell office:value-type="float" office:value="1902.828" calcext:value-type="float">
            <text:p>1902.828</text:p>
          </table:table-cell>
          <table:table-cell office:value-type="float" office:value="2016.189" calcext:value-type="float">
            <text:p>2016.189</text:p>
          </table:table-cell>
          <table:table-cell office:value-type="float" office:value="2077.329" calcext:value-type="float">
            <text:p>2077.329</text:p>
          </table:table-cell>
          <table:table-cell office:value-type="float" office:value="2078.189" calcext:value-type="float">
            <text:p>2078.189</text:p>
          </table:table-cell>
          <table:table-cell office:value-type="float" office:value="1866.999" calcext:value-type="float">
            <text:p>1866.999</text:p>
          </table:table-cell>
          <table:table-cell office:value-type="float" office:value="1665.196" calcext:value-type="float">
            <text:p>1665.196</text:p>
          </table:table-cell>
          <table:table-cell office:value-type="float" office:value="2425.84" calcext:value-type="float">
            <text:p>2425.84</text:p>
          </table:table-cell>
          <table:table-cell office:value-type="float" office:value="2239.617" calcext:value-type="float">
            <text:p>2239.617</text:p>
          </table:table-cell>
          <table:table-cell office:value-type="float" office:value="2481.476" calcext:value-type="float">
            <text:p>2481.476</text:p>
          </table:table-cell>
          <table:table-cell office:value-type="float" office:value="2700.58" calcext:value-type="float">
            <text:p>2700.58</text:p>
          </table:table-cell>
          <table:table-cell office:value-type="float" office:value="2884.051" calcext:value-type="float">
            <text:p>2884.051</text:p>
          </table:table-cell>
          <table:table-cell office:value-type="float" office:value="3397.282" calcext:value-type="float">
            <text:p>3397.282</text:p>
          </table:table-cell>
          <table:table-cell office:value-type="float" office:value="3592.745" calcext:value-type="float">
            <text:p>3592.745</text:p>
          </table:table-cell>
          <table:table-cell office:value-type="float" office:value="2800.621" calcext:value-type="float">
            <text:p>2800.621</text:p>
          </table:table-cell>
          <table:table-cell office:value-type="float" office:value="3097.305" calcext:value-type="float">
            <text:p>3097.305</text:p>
          </table:table-cell>
          <table:table-cell office:value-type="float" office:value="3221.528" calcext:value-type="float">
            <text:p>3221.528</text:p>
          </table:table-cell>
          <table:table-cell office:value-type="float" office:value="3334.372" calcext:value-type="float">
            <text:p>3334.372</text:p>
          </table:table-cell>
          <table:table-cell office:value-type="float" office:value="3323.707" calcext:value-type="float">
            <text:p>3323.707</text:p>
          </table:table-cell>
          <table:table-cell office:value-type="float" office:value="3119.815" calcext:value-type="float">
            <text:p>3119.815</text:p>
          </table:table-cell>
          <table:table-cell office:value-type="float" office:value="3397.356" calcext:value-type="float">
            <text:p>3397.356</text:p>
          </table:table-cell>
          <table:table-cell office:value-type="float" office:value="82.655" calcext:value-type="float">
            <text:p>82.655</text:p>
          </table:table-cell>
          <table:table-cell office:value-type="float" office:value="48.8354545454545" calcext:value-type="float">
            <text:p>48.8354545454545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35.474" calcext:value-type="float">
            <text:p>35.474</text:p>
          </table:table-cell>
          <table:table-cell office:value-type="float" office:value="27.597" calcext:value-type="float">
            <text:p>27.597</text:p>
          </table:table-cell>
          <table:table-cell office:value-type="float" office:value="24.74" calcext:value-type="float">
            <text:p>24.74</text:p>
          </table:table-cell>
          <table:table-cell office:value-type="float" office:value="22.615" calcext:value-type="float">
            <text:p>22.615</text:p>
          </table:table-cell>
          <table:table-cell office:value-type="float" office:value="22.341" calcext:value-type="float">
            <text:p>22.341</text:p>
          </table:table-cell>
          <table:table-cell office:value-type="float" office:value="21.323" calcext:value-type="float">
            <text:p>21.323</text:p>
          </table:table-cell>
          <table:table-cell office:value-type="float" office:value="22.836" calcext:value-type="float">
            <text:p>22.836</text:p>
          </table:table-cell>
          <table:table-cell office:value-type="float" office:value="22.928" calcext:value-type="float">
            <text:p>22.928</text:p>
          </table:table-cell>
          <table:table-cell office:value-type="float" office:value="24.271" calcext:value-type="float">
            <text:p>24.271</text:p>
          </table:table-cell>
          <table:table-cell office:value-type="float" office:value="25.353" calcext:value-type="float">
            <text:p>25.353</text:p>
          </table:table-cell>
          <table:table-cell office:value-type="float" office:value="24.023" calcext:value-type="float">
            <text:p>24.023</text:p>
          </table:table-cell>
          <table:table-cell office:value-type="float" office:value="22.81" calcext:value-type="float">
            <text:p>22.81</text:p>
          </table:table-cell>
          <table:table-cell office:value-type="float" office:value="21.702" calcext:value-type="float">
            <text:p>21.702</text:p>
          </table:table-cell>
          <table:table-cell office:value-type="float" office:value="22.406" calcext:value-type="float">
            <text:p>22.406</text:p>
          </table:table-cell>
          <table:table-cell office:value-type="float" office:value="22.093" calcext:value-type="float">
            <text:p>22.093</text:p>
          </table:table-cell>
          <table:table-cell office:value-type="float" office:value="19.876" calcext:value-type="float">
            <text:p>19.876</text:p>
          </table:table-cell>
          <table:table-cell office:value-type="float" office:value="18.311" calcext:value-type="float">
            <text:p>18.311</text:p>
          </table:table-cell>
          <table:table-cell office:value-type="float" office:value="17.763" calcext:value-type="float">
            <text:p>17.763</text:p>
          </table:table-cell>
          <table:table-cell office:value-type="float" office:value="18.989" calcext:value-type="float">
            <text:p>18.989</text:p>
          </table:table-cell>
          <table:table-cell office:value-type="float" office:value="19.185" calcext:value-type="float">
            <text:p>19.185</text:p>
          </table:table-cell>
          <table:table-cell office:value-type="float" office:value="16.981" calcext:value-type="float">
            <text:p>16.981</text:p>
          </table:table-cell>
          <table:table-cell office:value-type="float" office:value="17.437" calcext:value-type="float">
            <text:p>17.437</text:p>
          </table:table-cell>
          <table:table-cell office:value-type="float" office:value="21.793" calcext:value-type="float">
            <text:p>21.793</text:p>
          </table:table-cell>
          <table:table-cell office:value-type="float" office:value="25.106" calcext:value-type="float">
            <text:p>25.106</text:p>
          </table:table-cell>
          <table:table-cell office:value-type="float" office:value="31.796" calcext:value-type="float">
            <text:p>31.796</text:p>
          </table:table-cell>
          <table:table-cell office:value-type="float" office:value="32.67" calcext:value-type="float">
            <text:p>32.67</text:p>
          </table:table-cell>
          <table:table-cell office:value-type="float" office:value="36.791" calcext:value-type="float">
            <text:p>36.791</text:p>
          </table:table-cell>
          <table:table-cell office:value-type="float" office:value="43.521" calcext:value-type="float">
            <text:p>43.521</text:p>
          </table:table-cell>
          <table:table-cell office:value-type="float" office:value="52.259" calcext:value-type="float">
            <text:p>52.259</text:p>
          </table:table-cell>
          <table:table-cell office:value-type="float" office:value="59.771" calcext:value-type="float">
            <text:p>59.771</text:p>
          </table:table-cell>
          <table:table-cell office:value-type="float" office:value="72.865" calcext:value-type="float">
            <text:p>72.865</text:p>
          </table:table-cell>
          <table:table-cell office:value-type="float" office:value="78.773" calcext:value-type="float">
            <text:p>78.773</text:p>
          </table:table-cell>
          <table:table-cell office:value-type="float" office:value="100.775" calcext:value-type="float">
            <text:p>100.775</text:p>
          </table:table-cell>
          <table:table-cell office:value-type="float" office:value="131.788" calcext:value-type="float">
            <text:p>131.788</text:p>
          </table:table-cell>
          <table:table-cell office:value-type="float" office:value="171.501" calcext:value-type="float">
            <text:p>171.501</text:p>
          </table:table-cell>
          <table:table-cell office:value-type="float" office:value="227.451" calcext:value-type="float">
            <text:p>227.451</text:p>
          </table:table-cell>
          <table:table-cell office:value-type="float" office:value="283.648" calcext:value-type="float">
            <text:p>283.648</text:p>
          </table:table-cell>
          <table:table-cell office:value-type="float" office:value="341.789" calcext:value-type="float">
            <text:p>341.789</text:p>
          </table:table-cell>
          <table:table-cell office:value-type="float" office:value="407.663" calcext:value-type="float">
            <text:p>407.663</text:p>
          </table:table-cell>
          <table:table-cell office:value-type="float" office:value="460.04" calcext:value-type="float">
            <text:p>460.04</text:p>
          </table:table-cell>
          <table:table-cell office:value-type="float" office:value="63.38" calcext:value-type="float">
            <text:p>63.3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4.034" calcext:value-type="float">
            <text:p>4.034</text:p>
          </table:table-cell>
          <table:table-cell office:value-type="float" office:value="4.153" calcext:value-type="float">
            <text:p>4.153</text:p>
          </table:table-cell>
          <table:table-cell office:value-type="float" office:value="4.146" calcext:value-type="float">
            <text:p>4.146</text:p>
          </table:table-cell>
          <table:table-cell table:number-columns-repeated="2" office:value-type="float" office:value="4.217" calcext:value-type="float">
            <text:p>4.217</text:p>
          </table:table-cell>
          <table:table-cell office:value-type="float" office:value="4.22" calcext:value-type="float">
            <text:p>4.22</text:p>
          </table:table-cell>
          <table:table-cell office:value-type="float" office:value="4.252" calcext:value-type="float">
            <text:p>4.252</text:p>
          </table:table-cell>
          <table:table-cell office:value-type="float" office:value="4.239" calcext:value-type="float">
            <text:p>4.239</text:p>
          </table:table-cell>
          <table:table-cell office:value-type="float" office:value="4.172" calcext:value-type="float">
            <text:p>4.172</text:p>
          </table:table-cell>
          <table:table-cell office:value-type="float" office:value="4.233" calcext:value-type="float">
            <text:p>4.233</text:p>
          </table:table-cell>
          <table:table-cell office:value-type="float" office:value="4.339" calcext:value-type="float">
            <text:p>4.339</text:p>
          </table:table-cell>
          <table:table-cell office:value-type="float" office:value="4.415" calcext:value-type="float">
            <text:p>4.415</text:p>
          </table:table-cell>
          <table:table-cell office:value-type="float" office:value="4.47" calcext:value-type="float">
            <text:p>4.47</text:p>
          </table:table-cell>
          <table:table-cell office:value-type="float" office:value="4.575" calcext:value-type="float">
            <text:p>4.575</text:p>
          </table:table-cell>
          <table:table-cell office:value-type="float" office:value="4.758" calcext:value-type="float">
            <text:p>4.758</text:p>
          </table:table-cell>
          <table:table-cell office:value-type="float" office:value="4.87" calcext:value-type="float">
            <text:p>4.87</text:p>
          </table:table-cell>
          <table:table-cell office:value-type="float" office:value="5.155" calcext:value-type="float">
            <text:p>5.155</text:p>
          </table:table-cell>
          <table:table-cell office:value-type="float" office:value="5.373" calcext:value-type="float">
            <text:p>5.373</text:p>
          </table:table-cell>
          <table:table-cell office:value-type="float" office:value="5.584" calcext:value-type="float">
            <text:p>5.584</text:p>
          </table:table-cell>
          <table:table-cell office:value-type="float" office:value="5.69" calcext:value-type="float">
            <text:p>5.69</text:p>
          </table:table-cell>
          <table:table-cell office:value-type="float" office:value="5.946" calcext:value-type="float">
            <text:p>5.946</text:p>
          </table:table-cell>
          <table:table-cell office:value-type="float" office:value="6.074" calcext:value-type="float">
            <text:p>6.074</text:p>
          </table:table-cell>
          <table:table-cell office:value-type="float" office:value="6.333" calcext:value-type="float">
            <text:p>6.333</text:p>
          </table:table-cell>
          <table:table-cell office:value-type="float" office:value="6.577" calcext:value-type="float">
            <text:p>6.577</text:p>
          </table:table-cell>
          <table:table-cell office:value-type="float" office:value="6.551" calcext:value-type="float">
            <text:p>6.551</text:p>
          </table:table-cell>
          <table:table-cell office:value-type="float" office:value="6.548" calcext:value-type="float">
            <text:p>6.548</text:p>
          </table:table-cell>
          <table:table-cell office:value-type="float" office:value="6.708" calcext:value-type="float">
            <text:p>6.708</text:p>
          </table:table-cell>
          <table:table-cell office:value-type="float" office:value="6.788" calcext:value-type="float">
            <text:p>6.788</text:p>
          </table:table-cell>
          <table:table-cell office:value-type="float" office:value="7.099" calcext:value-type="float">
            <text:p>7.099</text:p>
          </table:table-cell>
          <table:table-cell office:value-type="float" office:value="7.409" calcext:value-type="float">
            <text:p>7.409</text:p>
          </table:table-cell>
          <table:table-cell office:value-type="float" office:value="7.473" calcext:value-type="float">
            <text:p>7.473</text:p>
          </table:table-cell>
          <table:table-cell office:value-type="float" office:value="7.819" calcext:value-type="float">
            <text:p>7.819</text:p>
          </table:table-cell>
          <table:table-cell office:value-type="float" office:value="8.075" calcext:value-type="float">
            <text:p>8.075</text:p>
          </table:table-cell>
          <table:table-cell office:value-type="float" office:value="8.331" calcext:value-type="float">
            <text:p>8.331</text:p>
          </table:table-cell>
          <table:table-cell office:value-type="float" office:value="8.607" calcext:value-type="float">
            <text:p>8.607</text:p>
          </table:table-cell>
          <table:table-cell office:value-type="float" office:value="8.863" calcext:value-type="float">
            <text:p>8.863</text:p>
          </table:table-cell>
          <table:table-cell office:value-type="float" office:value="8.927" calcext:value-type="float">
            <text:p>8.927</text:p>
          </table:table-cell>
          <table:table-cell office:value-type="float" office:value="9.234" calcext:value-type="float">
            <text:p>9.234</text:p>
          </table:table-cell>
          <table:table-cell office:value-type="float" office:value="9.362" calcext:value-type="float">
            <text:p>9.362</text:p>
          </table:table-cell>
          <table:table-cell office:value-type="float" office:value="9.599" calcext:value-type="float">
            <text:p>9.599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table:number-columns-repeated="5" office:value-type="float" office:value="19.47" calcext:value-type="float">
            <text:p>19.47</text:p>
          </table:table-cell>
          <table:table-cell office:value-type="float" office:value="21.834" calcext:value-type="float">
            <text:p>21.834</text:p>
          </table:table-cell>
          <table:table-cell office:value-type="float" office:value="20.652" calcext:value-type="float">
            <text:p>20.652</text:p>
          </table:table-cell>
          <table:table-cell table:number-columns-repeated="2" office:value-type="float" office:value="26.002" calcext:value-type="float">
            <text:p>26.002</text:p>
          </table:table-cell>
          <table:table-cell table:number-columns-repeated="2" office:value-type="float" office:value="31.904" calcext:value-type="float">
            <text:p>31.904</text:p>
          </table:table-cell>
          <table:table-cell office:value-type="float" office:value="50.471" calcext:value-type="float">
            <text:p>50.471</text:p>
          </table:table-cell>
          <table:table-cell office:value-type="float" office:value="30.674" calcext:value-type="float">
            <text:p>30.674</text:p>
          </table:table-cell>
          <table:table-cell office:value-type="float" office:value="31.952" calcext:value-type="float">
            <text:p>31.952</text:p>
          </table:table-cell>
          <table:table-cell office:value-type="float" office:value="32.343" calcext:value-type="float">
            <text:p>32.343</text:p>
          </table:table-cell>
          <table:table-cell office:value-type="float" office:value="42.23" calcext:value-type="float">
            <text:p>42.23</text:p>
          </table:table-cell>
          <table:table-cell table:number-columns-repeated="2" office:value-type="float" office:value="42.038" calcext:value-type="float">
            <text:p>42.038</text:p>
          </table:table-cell>
          <table:table-cell office:value-type="float" office:value="23.471" calcext:value-type="float">
            <text:p>23.471</text:p>
          </table:table-cell>
          <table:table-cell office:value-type="float" office:value="30.682" calcext:value-type="float">
            <text:p>30.682</text:p>
          </table:table-cell>
          <table:table-cell office:value-type="float" office:value="38.021" calcext:value-type="float">
            <text:p>38.021</text:p>
          </table:table-cell>
          <table:table-cell office:value-type="float" office:value="32.279" calcext:value-type="float">
            <text:p>32.279</text:p>
          </table:table-cell>
          <table:table-cell office:value-type="float" office:value="22.393" calcext:value-type="float">
            <text:p>22.393</text:p>
          </table:table-cell>
          <table:table-cell table:number-columns-repeated="3" office:value-type="float" office:value="31.888" calcext:value-type="float">
            <text:p>31.888</text:p>
          </table:table-cell>
          <table:table-cell office:value-type="float" office:value="42.398" calcext:value-type="float">
            <text:p>42.398</text:p>
          </table:table-cell>
          <table:table-cell table:number-columns-repeated="2" office:value-type="float" office:value="37.87" calcext:value-type="float">
            <text:p>37.87</text:p>
          </table:table-cell>
          <table:table-cell office:value-type="float" office:value="71.618" calcext:value-type="float">
            <text:p>71.618</text:p>
          </table:table-cell>
          <table:table-cell table:number-columns-repeated="3" office:value-type="float" office:value="74.238" calcext:value-type="float">
            <text:p>74.238</text:p>
          </table:table-cell>
          <table:table-cell office:value-type="float" office:value="86.728" calcext:value-type="float">
            <text:p>86.728</text:p>
          </table:table-cell>
          <table:table-cell table:number-columns-repeated="2" office:value-type="float" office:value="81.785" calcext:value-type="float">
            <text:p>81.785</text:p>
          </table:table-cell>
          <table:table-cell office:value-type="float" office:value="101.933" calcext:value-type="float">
            <text:p>101.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3483333333333" calcext:value-type="float">
            <text:p>79.3483333333333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8.895" calcext:value-type="float">
            <text:p>8.895</text:p>
          </table:table-cell>
          <table:table-cell office:value-type="float" office:value="8.923" calcext:value-type="float">
            <text:p>8.923</text:p>
          </table:table-cell>
          <table:table-cell office:value-type="float" office:value="8.95" calcext:value-type="float">
            <text:p>8.95</text:p>
          </table:table-cell>
          <table:table-cell office:value-type="float" office:value="8.897" calcext:value-type="float">
            <text:p>8.897</text:p>
          </table:table-cell>
          <table:table-cell office:value-type="float" office:value="8.83" calcext:value-type="float">
            <text:p>8.83</text:p>
          </table:table-cell>
          <table:table-cell office:value-type="float" office:value="8.775" calcext:value-type="float">
            <text:p>8.775</text:p>
          </table:table-cell>
          <table:table-cell office:value-type="float" office:value="8.693" calcext:value-type="float">
            <text:p>8.693</text:p>
          </table:table-cell>
          <table:table-cell office:value-type="float" office:value="8.653" calcext:value-type="float">
            <text:p>8.653</text:p>
          </table:table-cell>
          <table:table-cell office:value-type="float" office:value="8.494" calcext:value-type="float">
            <text:p>8.494</text:p>
          </table:table-cell>
          <table:table-cell office:value-type="float" office:value="8.342" calcext:value-type="float">
            <text:p>8.342</text:p>
          </table:table-cell>
          <table:table-cell office:value-type="float" office:value="8.324" calcext:value-type="float">
            <text:p>8.324</text:p>
          </table:table-cell>
          <table:table-cell office:value-type="float" office:value="8.271" calcext:value-type="float">
            <text:p>8.271</text:p>
          </table:table-cell>
          <table:table-cell office:value-type="float" office:value="7.077" calcext:value-type="float">
            <text:p>7.077</text:p>
          </table:table-cell>
          <table:table-cell office:value-type="float" office:value="8.08" calcext:value-type="float">
            <text:p>8.08</text:p>
          </table:table-cell>
          <table:table-cell office:value-type="float" office:value="8.039" calcext:value-type="float">
            <text:p>8.039</text:p>
          </table:table-cell>
          <table:table-cell office:value-type="float" office:value="8.173" calcext:value-type="float">
            <text:p>8.173</text:p>
          </table:table-cell>
          <table:table-cell office:value-type="float" office:value="8.294" calcext:value-type="float">
            <text:p>8.294</text:p>
          </table:table-cell>
          <table:table-cell office:value-type="float" office:value="8.325" calcext:value-type="float">
            <text:p>8.325</text:p>
          </table:table-cell>
          <table:table-cell office:value-type="float" office:value="8.402" calcext:value-type="float">
            <text:p>8.402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8.58" calcext:value-type="float">
            <text:p>8.58</text:p>
          </table:table-cell>
          <table:table-cell office:value-type="float" office:value="8.556" calcext:value-type="float">
            <text:p>8.556</text:p>
          </table:table-cell>
          <table:table-cell office:value-type="float" office:value="8.42" calcext:value-type="float">
            <text:p>8.42</text:p>
          </table:table-cell>
          <table:table-cell office:value-type="float" office:value="8.371" calcext:value-type="float">
            <text:p>8.371</text:p>
          </table:table-cell>
          <table:table-cell office:value-type="float" office:value="8.239" calcext:value-type="float">
            <text:p>8.239</text:p>
          </table:table-cell>
          <table:table-cell office:value-type="float" office:value="8.168" calcext:value-type="float">
            <text:p>8.168</text:p>
          </table:table-cell>
          <table:table-cell office:value-type="float" office:value="8.114" calcext:value-type="float">
            <text:p>8.114</text:p>
          </table:table-cell>
          <table:table-cell office:value-type="float" office:value="8.08" calcext:value-type="float">
            <text:p>8.08</text:p>
          </table:table-cell>
          <table:table-cell office:value-type="float" office:value="8.064" calcext:value-type="float">
            <text:p>8.064</text:p>
          </table:table-cell>
          <table:table-cell office:value-type="float" office:value="8.113" calcext:value-type="float">
            <text:p>8.113</text:p>
          </table:table-cell>
          <table:table-cell office:value-type="float" office:value="7.999" calcext:value-type="float">
            <text:p>7.999</text:p>
          </table:table-cell>
          <table:table-cell office:value-type="float" office:value="7.969" calcext:value-type="float">
            <text:p>7.969</text:p>
          </table:table-cell>
          <table:table-cell office:value-type="float" office:value="7.794" calcext:value-type="float">
            <text:p>7.794</text:p>
          </table:table-cell>
          <table:table-cell office:value-type="float" office:value="7.739" calcext:value-type="float">
            <text:p>7.739</text:p>
          </table:table-cell>
          <table:table-cell office:value-type="float" office:value="7.669" calcext:value-type="float">
            <text:p>7.669</text:p>
          </table:table-cell>
          <table:table-cell office:value-type="float" office:value="7.627" calcext:value-type="float">
            <text:p>7.627</text:p>
          </table:table-cell>
          <table:table-cell office:value-type="float" office:value="7.591" calcext:value-type="float">
            <text:p>7.591</text:p>
          </table:table-cell>
          <table:table-cell office:value-type="float" office:value="7.655" calcext:value-type="float">
            <text:p>7.655</text:p>
          </table:table-cell>
          <table:table-cell office:value-type="float" office:value="7.808" calcext:value-type="float">
            <text:p>7.808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table:number-columns-repeated="2" office:value-type="float" office:value="5.672" calcext:value-type="float">
            <text:p>5.672</text:p>
          </table:table-cell>
          <table:table-cell office:value-type="float" office:value="6.228" calcext:value-type="float">
            <text:p>6.228</text:p>
          </table:table-cell>
          <table:table-cell office:value-type="float" office:value="6.069" calcext:value-type="float">
            <text:p>6.069</text:p>
          </table:table-cell>
          <table:table-cell office:value-type="float" office:value="5.553" calcext:value-type="float">
            <text:p>5.553</text:p>
          </table:table-cell>
          <table:table-cell office:value-type="float" office:value="5.672" calcext:value-type="float">
            <text:p>5.672</text:p>
          </table:table-cell>
          <table:table-cell office:value-type="float" office:value="6.148" calcext:value-type="float">
            <text:p>6.148</text:p>
          </table:table-cell>
          <table:table-cell office:value-type="float" office:value="5.553" calcext:value-type="float">
            <text:p>5.553</text:p>
          </table:table-cell>
          <table:table-cell office:value-type="float" office:value="6.783" calcext:value-type="float">
            <text:p>6.783</text:p>
          </table:table-cell>
          <table:table-cell office:value-type="float" office:value="6.902" calcext:value-type="float">
            <text:p>6.902</text:p>
          </table:table-cell>
          <table:table-cell office:value-type="float" office:value="6.783" calcext:value-type="float">
            <text:p>6.783</text:p>
          </table:table-cell>
          <table:table-cell office:value-type="float" office:value="7.457" calcext:value-type="float">
            <text:p>7.457</text:p>
          </table:table-cell>
          <table:table-cell office:value-type="float" office:value="6.823" calcext:value-type="float">
            <text:p>6.823</text:p>
          </table:table-cell>
          <table:table-cell office:value-type="float" office:value="6.426" calcext:value-type="float">
            <text:p>6.426</text:p>
          </table:table-cell>
          <table:table-cell office:value-type="float" office:value="6.069" calcext:value-type="float">
            <text:p>6.069</text:p>
          </table:table-cell>
          <table:table-cell office:value-type="float" office:value="5.157" calcext:value-type="float">
            <text:p>5.157</text:p>
          </table:table-cell>
          <table:table-cell office:value-type="float" office:value="4.562" calcext:value-type="float">
            <text:p>4.562</text:p>
          </table:table-cell>
          <table:table-cell office:value-type="float" office:value="4.919" calcext:value-type="float">
            <text:p>4.919</text:p>
          </table:table-cell>
          <table:table-cell office:value-type="float" office:value="4.641" calcext:value-type="float">
            <text:p>4.641</text:p>
          </table:table-cell>
          <table:table-cell office:value-type="float" office:value="4.879" calcext:value-type="float">
            <text:p>4.879</text:p>
          </table:table-cell>
          <table:table-cell office:value-type="float" office:value="5.236" calcext:value-type="float">
            <text:p>5.236</text:p>
          </table:table-cell>
          <table:table-cell office:value-type="float" office:value="5.196" calcext:value-type="float">
            <text:p>5.196</text:p>
          </table:table-cell>
          <table:table-cell office:value-type="float" office:value="4.601" calcext:value-type="float">
            <text:p>4.601</text:p>
          </table:table-cell>
          <table:table-cell office:value-type="float" office:value="4.839" calcext:value-type="float">
            <text:p>4.839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4.879" calcext:value-type="float">
            <text:p>4.879</text:p>
          </table:table-cell>
          <table:table-cell office:value-type="float" office:value="4.919" calcext:value-type="float">
            <text:p>4.919</text:p>
          </table:table-cell>
          <table:table-cell office:value-type="float" office:value="5.196" calcext:value-type="float">
            <text:p>5.196</text:p>
          </table:table-cell>
          <table:table-cell office:value-type="float" office:value="6.069" calcext:value-type="float">
            <text:p>6.069</text:p>
          </table:table-cell>
          <table:table-cell office:value-type="float" office:value="6.267" calcext:value-type="float">
            <text:p>6.267</text:p>
          </table:table-cell>
          <table:table-cell office:value-type="float" office:value="6.069" calcext:value-type="float">
            <text:p>6.069</text:p>
          </table:table-cell>
          <table:table-cell office:value-type="float" office:value="6.466" calcext:value-type="float">
            <text:p>6.466</text:p>
          </table:table-cell>
          <table:table-cell office:value-type="float" office:value="6.386" calcext:value-type="float">
            <text:p>6.386</text:p>
          </table:table-cell>
          <table:table-cell office:value-type="float" office:value="7.814" calcext:value-type="float">
            <text:p>7.814</text:p>
          </table:table-cell>
          <table:table-cell office:value-type="float" office:value="8.449" calcext:value-type="float">
            <text:p>8.449</text:p>
          </table:table-cell>
          <table:table-cell office:value-type="float" office:value="9.084" calcext:value-type="float">
            <text:p>9.084</text:p>
          </table:table-cell>
          <table:table-cell office:value-type="float" office:value="9.956" calcext:value-type="float">
            <text:p>9.956</text:p>
          </table:table-cell>
          <table:table-cell office:value-type="float" office:value="10.988" calcext:value-type="float">
            <text:p>10.988</text:p>
          </table:table-cell>
          <table:table-cell office:value-type="float" office:value="11.345" calcext:value-type="float">
            <text:p>11.345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192.16" calcext:value-type="float">
            <text:p>192.16</text:p>
          </table:table-cell>
          <table:table-cell office:value-type="float" office:value="208.18" calcext:value-type="float">
            <text:p>208.18</text:p>
          </table:table-cell>
          <table:table-cell table:number-columns-repeated="3" office:value-type="float" office:value="219.873" calcext:value-type="float">
            <text:p>219.873</text:p>
          </table:table-cell>
          <table:table-cell office:value-type="float" office:value="149.855" calcext:value-type="float">
            <text:p>149.855</text:p>
          </table:table-cell>
          <table:table-cell office:value-type="float" office:value="252.377" calcext:value-type="float">
            <text:p>252.377</text:p>
          </table:table-cell>
          <table:table-cell office:value-type="float" office:value="220.178" calcext:value-type="float">
            <text:p>220.178</text:p>
          </table:table-cell>
          <table:table-cell office:value-type="float" office:value="256.582" calcext:value-type="float">
            <text:p>256.582</text:p>
          </table:table-cell>
          <table:table-cell office:value-type="float" office:value="266.842" calcext:value-type="float">
            <text:p>266.842</text:p>
          </table:table-cell>
          <table:table-cell table:number-columns-repeated="2" office:value-type="float" office:value="266.588" calcext:value-type="float">
            <text:p>266.588</text:p>
          </table:table-cell>
          <table:table-cell office:value-type="float" office:value="418.787" calcext:value-type="float">
            <text:p>418.787</text:p>
          </table:table-cell>
          <table:table-cell office:value-type="float" office:value="364.78" calcext:value-type="float">
            <text:p>364.78</text:p>
          </table:table-cell>
          <table:table-cell office:value-type="float" office:value="447.722" calcext:value-type="float">
            <text:p>447.722</text:p>
          </table:table-cell>
          <table:table-cell office:value-type="float" office:value="455.325" calcext:value-type="float">
            <text:p>455.325</text:p>
          </table:table-cell>
          <table:table-cell office:value-type="float" office:value="505.03" calcext:value-type="float">
            <text:p>505.03</text:p>
          </table:table-cell>
          <table:table-cell table:number-columns-repeated="2" office:value-type="float" office:value="505.283" calcext:value-type="float">
            <text:p>505.283</text:p>
          </table:table-cell>
          <table:table-cell office:value-type="float" office:value="596.666" calcext:value-type="float">
            <text:p>596.666</text:p>
          </table:table-cell>
          <table:table-cell office:value-type="float" office:value="669.056" calcext:value-type="float">
            <text:p>669.056</text:p>
          </table:table-cell>
          <table:table-cell office:value-type="float" office:value="769.604" calcext:value-type="float">
            <text:p>769.604</text:p>
          </table:table-cell>
          <table:table-cell office:value-type="float" office:value="904.108" calcext:value-type="float">
            <text:p>904.108</text:p>
          </table:table-cell>
          <table:table-cell table:number-columns-repeated="3" office:value-type="float" office:value="802.16" calcext:value-type="float">
            <text:p>802.16</text:p>
          </table:table-cell>
          <table:table-cell office:value-type="float" office:value="1214.471" calcext:value-type="float">
            <text:p>1214.471</text:p>
          </table:table-cell>
          <table:table-cell office:value-type="float" office:value="1366.811" calcext:value-type="float">
            <text:p>1366.811</text:p>
          </table:table-cell>
          <table:table-cell office:value-type="float" office:value="1491.251" calcext:value-type="float">
            <text:p>1491.251</text:p>
          </table:table-cell>
          <table:table-cell table:number-columns-repeated="4" office:value-type="float" office:value="1762.558" calcext:value-type="float">
            <text:p>1762.558</text:p>
          </table:table-cell>
          <table:table-cell office:value-type="float" office:value="2245.868" calcext:value-type="float">
            <text:p>2245.868</text:p>
          </table:table-cell>
          <table:table-cell office:value-type="float" office:value="2301.195" calcext:value-type="float">
            <text:p>2301.195</text:p>
          </table:table-cell>
          <table:table-cell office:value-type="float" office:value="2412.498" calcext:value-type="float">
            <text:p>2412.498</text:p>
          </table:table-cell>
          <table:table-cell office:value-type="float" office:value="1918.366" calcext:value-type="float">
            <text:p>1918.366</text:p>
          </table:table-cell>
          <table:table-cell office:value-type="float" office:value="2659.282" calcext:value-type="float">
            <text:p>2659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1625" calcext:value-type="float">
            <text:p>85.01625</text:p>
          </table:table-cell>
          <table:table-cell office:value-type="float" office:value="30.2985714285714" calcext:value-type="float">
            <text:p>30.2985714285714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421.719" calcext:value-type="float">
            <text:p>421.719</text:p>
          </table:table-cell>
          <table:table-cell office:value-type="float" office:value="410.831" calcext:value-type="float">
            <text:p>410.831</text:p>
          </table:table-cell>
          <table:table-cell office:value-type="float" office:value="396.817" calcext:value-type="float">
            <text:p>396.817</text:p>
          </table:table-cell>
          <table:table-cell office:value-type="float" office:value="376.658" calcext:value-type="float">
            <text:p>376.658</text:p>
          </table:table-cell>
          <table:table-cell office:value-type="float" office:value="371.268" calcext:value-type="float">
            <text:p>371.268</text:p>
          </table:table-cell>
          <table:table-cell office:value-type="float" office:value="370.19" calcext:value-type="float">
            <text:p>370.19</text:p>
          </table:table-cell>
          <table:table-cell office:value-type="float" office:value="350.678" calcext:value-type="float">
            <text:p>350.678</text:p>
          </table:table-cell>
          <table:table-cell office:value-type="float" office:value="337.742" calcext:value-type="float">
            <text:p>337.742</text:p>
          </table:table-cell>
          <table:table-cell office:value-type="float" office:value="341.623" calcext:value-type="float">
            <text:p>341.623</text:p>
          </table:table-cell>
          <table:table-cell office:value-type="float" office:value="350.462" calcext:value-type="float">
            <text:p>350.462</text:p>
          </table:table-cell>
          <table:table-cell office:value-type="float" office:value="350.139" calcext:value-type="float">
            <text:p>350.139</text:p>
          </table:table-cell>
          <table:table-cell office:value-type="float" office:value="354.235" calcext:value-type="float">
            <text:p>354.235</text:p>
          </table:table-cell>
          <table:table-cell office:value-type="float" office:value="355.96" calcext:value-type="float">
            <text:p>355.96</text:p>
          </table:table-cell>
          <table:table-cell office:value-type="float" office:value="364.045" calcext:value-type="float">
            <text:p>364.045</text:p>
          </table:table-cell>
          <table:table-cell office:value-type="float" office:value="384.312" calcext:value-type="float">
            <text:p>384.312</text:p>
          </table:table-cell>
          <table:table-cell office:value-type="float" office:value="394.122" calcext:value-type="float">
            <text:p>394.122</text:p>
          </table:table-cell>
          <table:table-cell office:value-type="float" office:value="395.739" calcext:value-type="float">
            <text:p>395.739</text:p>
          </table:table-cell>
          <table:table-cell office:value-type="float" office:value="408.783" calcext:value-type="float">
            <text:p>408.783</text:p>
          </table:table-cell>
          <table:table-cell office:value-type="float" office:value="414.065" calcext:value-type="float">
            <text:p>414.065</text:p>
          </table:table-cell>
          <table:table-cell office:value-type="float" office:value="421.504" calcext:value-type="float">
            <text:p>421.504</text:p>
          </table:table-cell>
          <table:table-cell office:value-type="float" office:value="447.699" calcext:value-type="float">
            <text:p>447.699</text:p>
          </table:table-cell>
          <table:table-cell office:value-type="float" office:value="455.245" calcext:value-type="float">
            <text:p>455.245</text:p>
          </table:table-cell>
          <table:table-cell office:value-type="float" office:value="479.069" calcext:value-type="float">
            <text:p>479.069</text:p>
          </table:table-cell>
          <table:table-cell office:value-type="float" office:value="490.604" calcext:value-type="float">
            <text:p>490.604</text:p>
          </table:table-cell>
          <table:table-cell office:value-type="float" office:value="478.53" calcext:value-type="float">
            <text:p>478.53</text:p>
          </table:table-cell>
          <table:table-cell office:value-type="float" office:value="479.177" calcext:value-type="float">
            <text:p>479.177</text:p>
          </table:table-cell>
          <table:table-cell office:value-type="float" office:value="495.132" calcext:value-type="float">
            <text:p>495.132</text:p>
          </table:table-cell>
          <table:table-cell office:value-type="float" office:value="507.96" calcext:value-type="float">
            <text:p>507.96</text:p>
          </table:table-cell>
          <table:table-cell office:value-type="float" office:value="524.454" calcext:value-type="float">
            <text:p>524.454</text:p>
          </table:table-cell>
          <table:table-cell office:value-type="float" office:value="579.54" calcext:value-type="float">
            <text:p>579.54</text:p>
          </table:table-cell>
          <table:table-cell office:value-type="float" office:value="618.78" calcext:value-type="float">
            <text:p>618.78</text:p>
          </table:table-cell>
          <table:table-cell office:value-type="float" office:value="645.73" calcext:value-type="float">
            <text:p>645.73</text:p>
          </table:table-cell>
          <table:table-cell office:value-type="float" office:value="645.407" calcext:value-type="float">
            <text:p>645.407</text:p>
          </table:table-cell>
          <table:table-cell office:value-type="float" office:value="661.577" calcext:value-type="float">
            <text:p>661.577</text:p>
          </table:table-cell>
          <table:table-cell office:value-type="float" office:value="717.311" calcext:value-type="float">
            <text:p>717.311</text:p>
          </table:table-cell>
          <table:table-cell office:value-type="float" office:value="783.069" calcext:value-type="float">
            <text:p>783.069</text:p>
          </table:table-cell>
          <table:table-cell office:value-type="float" office:value="811.637" calcext:value-type="float">
            <text:p>811.637</text:p>
          </table:table-cell>
          <table:table-cell office:value-type="float" office:value="882.247" calcext:value-type="float">
            <text:p>882.247</text:p>
          </table:table-cell>
          <table:table-cell office:value-type="float" office:value="982.718" calcext:value-type="float">
            <text:p>982.718</text:p>
          </table:table-cell>
          <table:table-cell office:value-type="float" office:value="1074.241" calcext:value-type="float">
            <text:p>1074.241</text:p>
          </table:table-cell>
          <table:table-cell office:value-type="float" office:value="63.6114285714286" calcext:value-type="float">
            <text:p>63.611428571428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1.163" calcext:value-type="float">
            <text:p>1.163</text:p>
          </table:table-cell>
          <table:table-cell office:value-type="float" office:value="1.111" calcext:value-type="float">
            <text:p>1.111</text:p>
          </table:table-cell>
          <table:table-cell office:value-type="float" office:value="1.076" calcext:value-type="float">
            <text:p>1.076</text:p>
          </table:table-cell>
          <table:table-cell office:value-type="float" office:value="1.106" calcext:value-type="float">
            <text:p>1.106</text:p>
          </table:table-cell>
          <table:table-cell office:value-type="float" office:value="1.155" calcext:value-type="float">
            <text:p>1.155</text:p>
          </table:table-cell>
          <table:table-cell office:value-type="float" office:value="1.197" calcext:value-type="float">
            <text:p>1.197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office:value-type="float" office:value="1.117" calcext:value-type="float">
            <text:p>1.117</text:p>
          </table:table-cell>
          <table:table-cell office:value-type="float" office:value="1.103" calcext:value-type="float">
            <text:p>1.103</text:p>
          </table:table-cell>
          <table:table-cell office:value-type="float" office:value="1.091" calcext:value-type="float">
            <text:p>1.091</text:p>
          </table:table-cell>
          <table:table-cell office:value-type="float" office:value="1.098" calcext:value-type="float">
            <text:p>1.098</text:p>
          </table:table-cell>
          <table:table-cell office:value-type="float" office:value="1.336" calcext:value-type="float">
            <text:p>1.336</text:p>
          </table:table-cell>
          <table:table-cell office:value-type="float" office:value="1.542" calcext:value-type="float">
            <text:p>1.542</text:p>
          </table:table-cell>
          <table:table-cell office:value-type="float" office:value="2.049" calcext:value-type="float">
            <text:p>2.049</text:p>
          </table:table-cell>
          <table:table-cell office:value-type="float" office:value="2.607" calcext:value-type="float">
            <text:p>2.607</text:p>
          </table:table-cell>
          <table:table-cell office:value-type="float" office:value="3.406" calcext:value-type="float">
            <text:p>3.406</text:p>
          </table:table-cell>
          <table:table-cell office:value-type="float" office:value="3.951" calcext:value-type="float">
            <text:p>3.951</text:p>
          </table:table-cell>
          <table:table-cell office:value-type="float" office:value="4.625" calcext:value-type="float">
            <text:p>4.625</text:p>
          </table:table-cell>
          <table:table-cell office:value-type="float" office:value="7.047" calcext:value-type="float">
            <text:p>7.047</text:p>
          </table:table-cell>
          <table:table-cell office:value-type="float" office:value="10.315" calcext:value-type="float">
            <text:p>10.315</text:p>
          </table:table-cell>
          <table:table-cell office:value-type="float" office:value="14.255" calcext:value-type="float">
            <text:p>14.255</text:p>
          </table:table-cell>
          <table:table-cell office:value-type="float" office:value="19.049" calcext:value-type="float">
            <text:p>19.049</text:p>
          </table:table-cell>
          <table:table-cell office:value-type="float" office:value="24.166" calcext:value-type="float">
            <text:p>24.166</text:p>
          </table:table-cell>
          <table:table-cell office:value-type="float" office:value="27.051" calcext:value-type="float">
            <text:p>27.051</text:p>
          </table:table-cell>
          <table:table-cell office:value-type="float" office:value="28.485" calcext:value-type="float">
            <text:p>28.485</text:p>
          </table:table-cell>
          <table:table-cell office:value-type="float" office:value="31.954" calcext:value-type="float">
            <text:p>31.954</text:p>
          </table:table-cell>
          <table:table-cell office:value-type="float" office:value="34.024" calcext:value-type="float">
            <text:p>34.024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79" calcext:value-type="float">
            <text:p>35.879</text:p>
          </table:table-cell>
          <table:table-cell office:value-type="float" office:value="34.649" calcext:value-type="float">
            <text:p>34.649</text:p>
          </table:table-cell>
          <table:table-cell office:value-type="float" office:value="33.885" calcext:value-type="float">
            <text:p>33.885</text:p>
          </table:table-cell>
          <table:table-cell office:value-type="float" office:value="34.22" calcext:value-type="float">
            <text:p>34.22</text:p>
          </table:table-cell>
          <table:table-cell office:value-type="float" office:value="32.797" calcext:value-type="float">
            <text:p>32.797</text:p>
          </table:table-cell>
          <table:table-cell office:value-type="float" office:value="31.681" calcext:value-type="float">
            <text:p>31.681</text:p>
          </table:table-cell>
          <table:table-cell office:value-type="float" office:value="29.79" calcext:value-type="float">
            <text:p>29.79</text:p>
          </table:table-cell>
          <table:table-cell office:value-type="float" office:value="26.475" calcext:value-type="float">
            <text:p>26.475</text:p>
          </table:table-cell>
          <table:table-cell office:value-type="float" office:value="23.025" calcext:value-type="float">
            <text:p>23.025</text:p>
          </table:table-cell>
          <table:table-cell office:value-type="float" office:value="21.17" calcext:value-type="float">
            <text:p>21.17</text:p>
          </table:table-cell>
          <table:table-cell office:value-type="float" office:value="7.93461538461538" calcext:value-type="float">
            <text:p>7.9346153846153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7.918" calcext:value-type="float">
            <text:p>227.918</text:p>
          </table:table-cell>
          <table:table-cell table:number-columns-repeated="3" office:value-type="float" office:value="230.235" calcext:value-type="float">
            <text:p>230.235</text:p>
          </table:table-cell>
          <table:table-cell office:value-type="float" office:value="232.141" calcext:value-type="float">
            <text:p>232.141</text:p>
          </table:table-cell>
          <table:table-cell office:value-type="float" office:value="248.259" calcext:value-type="float">
            <text:p>248.259</text:p>
          </table:table-cell>
          <table:table-cell office:value-type="float" office:value="241.204" calcext:value-type="float">
            <text:p>241.204</text:p>
          </table:table-cell>
          <table:table-cell office:value-type="float" office:value="245.298" calcext:value-type="float">
            <text:p>245.298</text:p>
          </table:table-cell>
          <table:table-cell table:number-columns-repeated="3" office:value-type="float" office:value="252.97" calcext:value-type="float">
            <text:p>252.97</text:p>
          </table:table-cell>
          <table:table-cell office:value-type="float" office:value="275.989" calcext:value-type="float">
            <text:p>275.989</text:p>
          </table:table-cell>
          <table:table-cell office:value-type="float" office:value="279.439" calcext:value-type="float">
            <text:p>279.439</text:p>
          </table:table-cell>
          <table:table-cell office:value-type="float" office:value="303.359" calcext:value-type="float">
            <text:p>303.359</text:p>
          </table:table-cell>
          <table:table-cell office:value-type="float" office:value="308.508" calcext:value-type="float">
            <text:p>308.508</text:p>
          </table:table-cell>
          <table:table-cell table:number-columns-repeated="3" office:value-type="float" office:value="315.846" calcext:value-type="float">
            <text:p>315.846</text:p>
          </table:table-cell>
          <table:table-cell office:value-type="float" office:value="357.712" calcext:value-type="float">
            <text:p>357.712</text:p>
          </table:table-cell>
          <table:table-cell office:value-type="float" office:value="367.135" calcext:value-type="float">
            <text:p>367.135</text:p>
          </table:table-cell>
          <table:table-cell office:value-type="float" office:value="383.923" calcext:value-type="float">
            <text:p>383.923</text:p>
          </table:table-cell>
          <table:table-cell office:value-type="float" office:value="410.16" calcext:value-type="float">
            <text:p>410.16</text:p>
          </table:table-cell>
          <table:table-cell table:number-columns-repeated="3" office:value-type="float" office:value="439.615" calcext:value-type="float">
            <text:p>439.615</text:p>
          </table:table-cell>
          <table:table-cell office:value-type="float" office:value="380.833" calcext:value-type="float">
            <text:p>380.833</text:p>
          </table:table-cell>
          <table:table-cell office:value-type="float" office:value="398.136" calcext:value-type="float">
            <text:p>398.136</text:p>
          </table:table-cell>
          <table:table-cell office:value-type="float" office:value="390.592" calcext:value-type="float">
            <text:p>390.592</text:p>
          </table:table-cell>
          <table:table-cell office:value-type="float" office:value="561.015" calcext:value-type="float">
            <text:p>561.015</text:p>
          </table:table-cell>
          <table:table-cell table:number-columns-repeated="3" office:value-type="float" office:value="769.854" calcext:value-type="float">
            <text:p>769.854</text:p>
          </table:table-cell>
          <table:table-cell office:value-type="float" office:value="1114.821" calcext:value-type="float">
            <text:p>1114.821</text:p>
          </table:table-cell>
          <table:table-cell office:value-type="float" office:value="1186.348" calcext:value-type="float">
            <text:p>1186.348</text:p>
          </table:table-cell>
          <table:table-cell office:value-type="float" office:value="1294.668" calcext:value-type="float">
            <text:p>1294.668</text:p>
          </table:table-cell>
          <table:table-cell office:value-type="float" office:value="1200.947" calcext:value-type="float">
            <text:p>1200.947</text:p>
          </table:table-cell>
          <table:table-cell office:value-type="float" office:value="1164.565" calcext:value-type="float">
            <text:p>1164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227272727273" calcext:value-type="float">
            <text:p>78.4227272727273</text:p>
          </table:table-cell>
          <table:table-cell office:value-type="float" office:value="21.405" calcext:value-type="float">
            <text:p>21.405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table:number-columns-repeated="2" office:value-type="float" office:value="9.177" calcext:value-type="float">
            <text:p>9.177</text:p>
          </table:table-cell>
          <table:table-cell table:number-columns-repeated="3" office:value-type="float" office:value="7.753" calcext:value-type="float">
            <text:p>7.753</text:p>
          </table:table-cell>
          <table:table-cell table:number-columns-repeated="2" office:value-type="float" office:value="8.86" calcext:value-type="float">
            <text:p>8.86</text:p>
          </table:table-cell>
          <table:table-cell table:number-columns-repeated="2" office:value-type="float" office:value="5.538" calcext:value-type="float">
            <text:p>5.538</text:p>
          </table:table-cell>
          <table:table-cell table:number-columns-repeated="3" office:value-type="float" office:value="5.379" calcext:value-type="float">
            <text:p>5.379</text:p>
          </table:table-cell>
          <table:table-cell table:number-columns-repeated="2" office:value-type="float" office:value="4.905" calcext:value-type="float">
            <text:p>4.905</text:p>
          </table:table-cell>
          <table:table-cell table:number-columns-repeated="2" office:value-type="float" office:value="5.854" calcext:value-type="float">
            <text:p>5.854</text:p>
          </table:table-cell>
          <table:table-cell table:number-columns-repeated="3" office:value-type="float" office:value="7.278" calcext:value-type="float">
            <text:p>7.278</text:p>
          </table:table-cell>
          <table:table-cell table:number-columns-repeated="2" office:value-type="float" office:value="9.177" calcext:value-type="float">
            <text:p>9.177</text:p>
          </table:table-cell>
          <table:table-cell table:number-columns-repeated="2" office:value-type="float" office:value="16.138" calcext:value-type="float">
            <text:p>16.138</text:p>
          </table:table-cell>
          <table:table-cell table:number-columns-repeated="3" office:value-type="float" office:value="30.378" calcext:value-type="float">
            <text:p>30.378</text:p>
          </table:table-cell>
          <table:table-cell table:number-columns-repeated="2" office:value-type="float" office:value="58.858" calcext:value-type="float">
            <text:p>58.858</text:p>
          </table:table-cell>
          <table:table-cell table:number-columns-repeated="2" office:value-type="float" office:value="99.046" calcext:value-type="float">
            <text:p>99.046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210.75" calcext:value-type="float">
            <text:p>210.75</text:p>
          </table:table-cell>
          <table:table-cell table:number-columns-repeated="2" office:value-type="float" office:value="314.226" calcext:value-type="float">
            <text:p>314.226</text:p>
          </table:table-cell>
          <table:table-cell table:number-columns-repeated="3" office:value-type="float" office:value="366.597" calcext:value-type="float">
            <text:p>366.597</text:p>
          </table:table-cell>
          <table:table-cell office:value-type="float" office:value="492.066" calcext:value-type="float">
            <text:p>492.066</text:p>
          </table:table-cell>
          <table:table-cell office:value-type="float" office:value="0" calcext:value-type="float">
            <text:p>0</text:p>
          </table:table-cell>
          <table:table-cell office:value-type="float" office:value="73.41" calcext:value-type="float">
            <text:p>73.4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FLK</text:p>
          </table:table-cell>
          <table:table-cell table:number-columns-repeated="7" office:value-type="float" office:value="161.97" calcext:value-type="float">
            <text:p>161.9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0.492" calcext:value-type="float">
            <text:p>40.492</text:p>
          </table:table-cell>
          <table:table-cell table:number-columns-repeated="4" office:value-type="float" office:value="80.985" calcext:value-type="float">
            <text:p>80.985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512.457" calcext:value-type="float">
            <text:p>512.457</text:p>
          </table:table-cell>
          <table:table-cell office:value-type="float" office:value="544.138" calcext:value-type="float">
            <text:p>544.138</text:p>
          </table:table-cell>
          <table:table-cell office:value-type="float" office:value="576.815" calcext:value-type="float">
            <text:p>576.815</text:p>
          </table:table-cell>
          <table:table-cell office:value-type="float" office:value="607.341" calcext:value-type="float">
            <text:p>607.341</text:p>
          </table:table-cell>
          <table:table-cell office:value-type="float" office:value="629.741" calcext:value-type="float">
            <text:p>629.741</text:p>
          </table:table-cell>
          <table:table-cell office:value-type="float" office:value="636.248" calcext:value-type="float">
            <text:p>636.248</text:p>
          </table:table-cell>
          <table:table-cell office:value-type="float" office:value="661.289" calcext:value-type="float">
            <text:p>661.289</text:p>
          </table:table-cell>
          <table:table-cell office:value-type="float" office:value="686.143" calcext:value-type="float">
            <text:p>686.143</text:p>
          </table:table-cell>
          <table:table-cell office:value-type="float" office:value="704.022" calcext:value-type="float">
            <text:p>704.022</text:p>
          </table:table-cell>
          <table:table-cell office:value-type="float" office:value="715.214" calcext:value-type="float">
            <text:p>715.214</text:p>
          </table:table-cell>
          <table:table-cell office:value-type="float" office:value="720.416" calcext:value-type="float">
            <text:p>720.416</text:p>
          </table:table-cell>
          <table:table-cell office:value-type="float" office:value="724.007" calcext:value-type="float">
            <text:p>724.007</text:p>
          </table:table-cell>
          <table:table-cell office:value-type="float" office:value="725.037" calcext:value-type="float">
            <text:p>725.037</text:p>
          </table:table-cell>
          <table:table-cell office:value-type="float" office:value="734.33" calcext:value-type="float">
            <text:p>734.33</text:p>
          </table:table-cell>
          <table:table-cell office:value-type="float" office:value="743.596" calcext:value-type="float">
            <text:p>743.596</text:p>
          </table:table-cell>
          <table:table-cell office:value-type="float" office:value="752.097" calcext:value-type="float">
            <text:p>752.097</text:p>
          </table:table-cell>
          <table:table-cell office:value-type="float" office:value="758.428" calcext:value-type="float">
            <text:p>758.428</text:p>
          </table:table-cell>
          <table:table-cell office:value-type="float" office:value="768.21" calcext:value-type="float">
            <text:p>768.21</text:p>
          </table:table-cell>
          <table:table-cell office:value-type="float" office:value="778.01" calcext:value-type="float">
            <text:p>778.01</text:p>
          </table:table-cell>
          <table:table-cell office:value-type="float" office:value="784.39" calcext:value-type="float">
            <text:p>784.39</text:p>
          </table:table-cell>
          <table:table-cell office:value-type="float" office:value="804.417" calcext:value-type="float">
            <text:p>804.417</text:p>
          </table:table-cell>
          <table:table-cell office:value-type="float" office:value="843.741" calcext:value-type="float">
            <text:p>843.741</text:p>
          </table:table-cell>
          <table:table-cell office:value-type="float" office:value="908.879" calcext:value-type="float">
            <text:p>908.879</text:p>
          </table:table-cell>
          <table:table-cell office:value-type="float" office:value="985.149" calcext:value-type="float">
            <text:p>985.149</text:p>
          </table:table-cell>
          <table:table-cell office:value-type="float" office:value="1082.775" calcext:value-type="float">
            <text:p>1082.775</text:p>
          </table:table-cell>
          <table:table-cell office:value-type="float" office:value="1038.754" calcext:value-type="float">
            <text:p>1038.754</text:p>
          </table:table-cell>
          <table:table-cell office:value-type="float" office:value="1071.35" calcext:value-type="float">
            <text:p>1071.35</text:p>
          </table:table-cell>
          <table:table-cell office:value-type="float" office:value="1297.963" calcext:value-type="float">
            <text:p>1297.963</text:p>
          </table:table-cell>
          <table:table-cell office:value-type="float" office:value="1560.334" calcext:value-type="float">
            <text:p>1560.334</text:p>
          </table:table-cell>
          <table:table-cell office:value-type="float" office:value="1803.866" calcext:value-type="float">
            <text:p>1803.866</text:p>
          </table:table-cell>
          <table:table-cell office:value-type="float" office:value="2096.429" calcext:value-type="float">
            <text:p>2096.429</text:p>
          </table:table-cell>
          <table:table-cell office:value-type="float" office:value="2339.069" calcext:value-type="float">
            <text:p>2339.069</text:p>
          </table:table-cell>
          <table:table-cell office:value-type="float" office:value="2404.192" calcext:value-type="float">
            <text:p>2404.192</text:p>
          </table:table-cell>
          <table:table-cell office:value-type="float" office:value="2482.594" calcext:value-type="float">
            <text:p>2482.594</text:p>
          </table:table-cell>
          <table:table-cell office:value-type="float" office:value="2677.397" calcext:value-type="float">
            <text:p>2677.397</text:p>
          </table:table-cell>
          <table:table-cell office:value-type="float" office:value="2940.458" calcext:value-type="float">
            <text:p>2940.458</text:p>
          </table:table-cell>
          <table:table-cell office:value-type="float" office:value="3059.629" calcext:value-type="float">
            <text:p>3059.629</text:p>
          </table:table-cell>
          <table:table-cell office:value-type="float" office:value="3273.813" calcext:value-type="float">
            <text:p>3273.813</text:p>
          </table:table-cell>
          <table:table-cell office:value-type="float" office:value="3442.202" calcext:value-type="float">
            <text:p>3442.202</text:p>
          </table:table-cell>
          <table:table-cell office:value-type="float" office:value="3945.779" calcext:value-type="float">
            <text:p>3945.779</text:p>
          </table:table-cell>
          <table:table-cell office:value-type="float" office:value="78.495" calcext:value-type="float">
            <text:p>78.495</text:p>
          </table:table-cell>
          <table:table-cell office:value-type="float" office:value="33.5781818181818" calcext:value-type="float">
            <text:p>33.5781818181818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float" office:value="1176.57" calcext:value-type="float">
            <text:p>1176.57</text:p>
          </table:table-cell>
          <table:table-cell office:value-type="float" office:value="1202.781" calcext:value-type="float">
            <text:p>1202.781</text:p>
          </table:table-cell>
          <table:table-cell table:number-columns-repeated="2" office:value-type="float" office:value="1129.973" calcext:value-type="float">
            <text:p>1129.973</text:p>
          </table:table-cell>
          <table:table-cell office:value-type="float" office:value="1196.956" calcext:value-type="float">
            <text:p>1196.956</text:p>
          </table:table-cell>
          <table:table-cell office:value-type="float" office:value="1176.57" calcext:value-type="float">
            <text:p>1176.57</text:p>
          </table:table-cell>
          <table:table-cell office:value-type="float" office:value="1243.553" calcext:value-type="float">
            <text:p>1243.553</text:p>
          </table:table-cell>
          <table:table-cell office:value-type="float" office:value="1298.887" calcext:value-type="float">
            <text:p>1298.887</text:p>
          </table:table-cell>
          <table:table-cell office:value-type="float" office:value="1345.483" calcext:value-type="float">
            <text:p>1345.483</text:p>
          </table:table-cell>
          <table:table-cell table:number-columns-repeated="2" office:value-type="float" office:value="1394.993" calcext:value-type="float">
            <text:p>1394.993</text:p>
          </table:table-cell>
          <table:table-cell table:number-columns-repeated="2" office:value-type="float" office:value="1328.01" calcext:value-type="float">
            <text:p>1328.01</text:p>
          </table:table-cell>
          <table:table-cell office:value-type="float" office:value="1234.816" calcext:value-type="float">
            <text:p>1234.816</text:p>
          </table:table-cell>
          <table:table-cell office:value-type="float" office:value="998.92" calcext:value-type="float">
            <text:p>998.92</text:p>
          </table:table-cell>
          <table:table-cell office:value-type="float" office:value="771.76" calcext:value-type="float">
            <text:p>771.76</text:p>
          </table:table-cell>
          <table:table-cell table:number-columns-repeated="2" office:value-type="float" office:value="1060.078" calcext:value-type="float">
            <text:p>1060.078</text:p>
          </table:table-cell>
          <table:table-cell office:value-type="float" office:value="1057.166" calcext:value-type="float">
            <text:p>1057.166</text:p>
          </table:table-cell>
          <table:table-cell office:value-type="float" office:value="937.761" calcext:value-type="float">
            <text:p>937.761</text:p>
          </table:table-cell>
          <table:table-cell office:value-type="float" office:value="917.375" calcext:value-type="float">
            <text:p>917.375</text:p>
          </table:table-cell>
          <table:table-cell office:value-type="float" office:value="1208.605" calcext:value-type="float">
            <text:p>1208.605</text:p>
          </table:table-cell>
          <table:table-cell office:value-type="float" office:value="1636.714" calcext:value-type="float">
            <text:p>1636.714</text:p>
          </table:table-cell>
          <table:table-cell office:value-type="float" office:value="1386.256" calcext:value-type="float">
            <text:p>1386.256</text:p>
          </table:table-cell>
          <table:table-cell office:value-type="float" office:value="1473.625" calcext:value-type="float">
            <text:p>1473.625</text:p>
          </table:table-cell>
          <table:table-cell office:value-type="float" office:value="1205.693" calcext:value-type="float">
            <text:p>1205.693</text:p>
          </table:table-cell>
          <table:table-cell office:value-type="float" office:value="1531.871" calcext:value-type="float">
            <text:p>1531.871</text:p>
          </table:table-cell>
          <table:table-cell office:value-type="float" office:value="1365.87" calcext:value-type="float">
            <text:p>1365.87</text:p>
          </table:table-cell>
          <table:table-cell office:value-type="float" office:value="1910.47" calcext:value-type="float">
            <text:p>1910.47</text:p>
          </table:table-cell>
          <table:table-cell office:value-type="float" office:value="2111.419" calcext:value-type="float">
            <text:p>2111.419</text:p>
          </table:table-cell>
          <table:table-cell office:value-type="float" office:value="1890.084" calcext:value-type="float">
            <text:p>1890.084</text:p>
          </table:table-cell>
          <table:table-cell office:value-type="float" office:value="2725.915" calcext:value-type="float">
            <text:p>2725.915</text:p>
          </table:table-cell>
          <table:table-cell office:value-type="float" office:value="2784.161" calcext:value-type="float">
            <text:p>2784.161</text:p>
          </table:table-cell>
          <table:table-cell office:value-type="float" office:value="3221.006" calcext:value-type="float">
            <text:p>3221.006</text:p>
          </table:table-cell>
          <table:table-cell office:value-type="float" office:value="4033.538" calcext:value-type="float">
            <text:p>4033.538</text:p>
          </table:table-cell>
          <table:table-cell office:value-type="float" office:value="3806.379" calcext:value-type="float">
            <text:p>3806.379</text:p>
          </table:table-cell>
          <table:table-cell table:number-columns-repeated="2" office:value-type="float" office:value="3177.321" calcext:value-type="float">
            <text:p>3177.321</text:p>
          </table:table-cell>
          <table:table-cell office:value-type="float" office:value="2254.122" calcext:value-type="float">
            <text:p>2254.122</text:p>
          </table:table-cell>
          <table:table-cell office:value-type="float" office:value="4668.42" calcext:value-type="float">
            <text:p>4668.42</text:p>
          </table:table-cell>
          <table:table-cell office:value-type="float" office:value="84.4883333333333" calcext:value-type="float">
            <text:p>84.4883333333333</text:p>
          </table:table-cell>
          <table:table-cell office:value-type="float" office:value="29.2916666666667" calcext:value-type="float">
            <text:p>29.2916666666667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AB</text:p>
          </table:table-cell>
          <table:table-cell table:number-columns-repeated="2" office:value-type="float" office:value="7.46" calcext:value-type="float">
            <text:p>7.46</text:p>
          </table:table-cell>
          <table:table-cell office:value-type="float" office:value="10.532" calcext:value-type="float">
            <text:p>10.532</text:p>
          </table:table-cell>
          <table:table-cell table:number-columns-repeated="2" office:value-type="float" office:value="11.221" calcext:value-type="float">
            <text:p>11.221</text:p>
          </table:table-cell>
          <table:table-cell table:number-columns-repeated="2" office:value-type="float" office:value="10.594" calcext:value-type="float">
            <text:p>10.594</text:p>
          </table:table-cell>
          <table:table-cell table:number-columns-repeated="2" office:value-type="float" office:value="13.102" calcext:value-type="float">
            <text:p>13.102</text:p>
          </table:table-cell>
          <table:table-cell office:value-type="float" office:value="10.03" calcext:value-type="float">
            <text:p>10.03</text:p>
          </table:table-cell>
          <table:table-cell table:number-columns-repeated="2" office:value-type="float" office:value="7.147" calcext:value-type="float">
            <text:p>7.147</text:p>
          </table:table-cell>
          <table:table-cell office:value-type="float" office:value="5.015" calcext:value-type="float">
            <text:p>5.015</text:p>
          </table:table-cell>
          <table:table-cell office:value-type="float" office:value="7.209" calcext:value-type="float">
            <text:p>7.209</text:p>
          </table:table-cell>
          <table:table-cell table:number-columns-repeated="2" office:value-type="float" office:value="8.15" calcext:value-type="float">
            <text:p>8.15</text:p>
          </table:table-cell>
          <table:table-cell office:value-type="float" office:value="12.036" calcext:value-type="float">
            <text:p>12.036</text:p>
          </table:table-cell>
          <table:table-cell table:number-columns-repeated="2" office:value-type="float" office:value="9.529" calcext:value-type="float">
            <text:p>9.529</text:p>
          </table:table-cell>
          <table:table-cell office:value-type="float" office:value="14.983" calcext:value-type="float">
            <text:p>14.983</text:p>
          </table:table-cell>
          <table:table-cell office:value-type="float" office:value="12.789" calcext:value-type="float">
            <text:p>12.789</text:p>
          </table:table-cell>
          <table:table-cell table:number-columns-repeated="2" office:value-type="float" office:value="22.443" calcext:value-type="float">
            <text:p>22.443</text:p>
          </table:table-cell>
          <table:table-cell table:number-columns-repeated="3" office:value-type="float" office:value="18.556" calcext:value-type="float">
            <text:p>18.556</text:p>
          </table:table-cell>
          <table:table-cell table:number-columns-repeated="2" office:value-type="float" office:value="130.393" calcext:value-type="float">
            <text:p>130.393</text:p>
          </table:table-cell>
          <table:table-cell office:value-type="float" office:value="117.291" calcext:value-type="float">
            <text:p>117.291</text:p>
          </table:table-cell>
          <table:table-cell office:value-type="float" office:value="190.198" calcext:value-type="float">
            <text:p>190.198</text:p>
          </table:table-cell>
          <table:table-cell table:number-columns-repeated="3" office:value-type="float" office:value="235.647" calcext:value-type="float">
            <text:p>235.647</text:p>
          </table:table-cell>
          <table:table-cell table:number-columns-repeated="3" office:value-type="float" office:value="171.141" calcext:value-type="float">
            <text:p>171.141</text:p>
          </table:table-cell>
          <table:table-cell office:value-type="float" office:value="98.233" calcext:value-type="float">
            <text:p>98.233</text:p>
          </table:table-cell>
          <table:table-cell office:value-type="float" office:value="134.217" calcext:value-type="float">
            <text:p>134.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634.098" calcext:value-type="float">
            <text:p>634.098</text:p>
          </table:table-cell>
          <table:table-cell office:value-type="float" office:value="647.434" calcext:value-type="float">
            <text:p>647.434</text:p>
          </table:table-cell>
          <table:table-cell office:value-type="float" office:value="650.064" calcext:value-type="float">
            <text:p>650.064</text:p>
          </table:table-cell>
          <table:table-cell office:value-type="float" office:value="654.023" calcext:value-type="float">
            <text:p>654.023</text:p>
          </table:table-cell>
          <table:table-cell office:value-type="float" office:value="668.219" calcext:value-type="float">
            <text:p>668.219</text:p>
          </table:table-cell>
          <table:table-cell office:value-type="float" office:value="686.504" calcext:value-type="float">
            <text:p>686.504</text:p>
          </table:table-cell>
          <table:table-cell office:value-type="float" office:value="697.65" calcext:value-type="float">
            <text:p>697.65</text:p>
          </table:table-cell>
          <table:table-cell office:value-type="float" office:value="704.681" calcext:value-type="float">
            <text:p>704.681</text:p>
          </table:table-cell>
          <table:table-cell office:value-type="float" office:value="698.314" calcext:value-type="float">
            <text:p>698.314</text:p>
          </table:table-cell>
          <table:table-cell office:value-type="float" office:value="714.111" calcext:value-type="float">
            <text:p>714.111</text:p>
          </table:table-cell>
          <table:table-cell office:value-type="float" office:value="736.777" calcext:value-type="float">
            <text:p>736.777</text:p>
          </table:table-cell>
          <table:table-cell office:value-type="float" office:value="746.801" calcext:value-type="float">
            <text:p>746.801</text:p>
          </table:table-cell>
          <table:table-cell office:value-type="float" office:value="752.081" calcext:value-type="float">
            <text:p>752.081</text:p>
          </table:table-cell>
          <table:table-cell office:value-type="float" office:value="782.269" calcext:value-type="float">
            <text:p>782.269</text:p>
          </table:table-cell>
          <table:table-cell office:value-type="float" office:value="839.144" calcext:value-type="float">
            <text:p>839.144</text:p>
          </table:table-cell>
          <table:table-cell office:value-type="float" office:value="917.726" calcext:value-type="float">
            <text:p>917.726</text:p>
          </table:table-cell>
          <table:table-cell office:value-type="float" office:value="989.694" calcext:value-type="float">
            <text:p>989.694</text:p>
          </table:table-cell>
          <table:table-cell office:value-type="float" office:value="1066.759" calcext:value-type="float">
            <text:p>1066.759</text:p>
          </table:table-cell>
          <table:table-cell office:value-type="float" office:value="1137.736" calcext:value-type="float">
            <text:p>1137.736</text:p>
          </table:table-cell>
          <table:table-cell office:value-type="float" office:value="1218.201" calcext:value-type="float">
            <text:p>1218.201</text:p>
          </table:table-cell>
          <table:table-cell office:value-type="float" office:value="1280.097" calcext:value-type="float">
            <text:p>1280.097</text:p>
          </table:table-cell>
          <table:table-cell office:value-type="float" office:value="1338.03" calcext:value-type="float">
            <text:p>1338.03</text:p>
          </table:table-cell>
          <table:table-cell office:value-type="float" office:value="1411.25" calcext:value-type="float">
            <text:p>1411.25</text:p>
          </table:table-cell>
          <table:table-cell office:value-type="float" office:value="1472.192" calcext:value-type="float">
            <text:p>1472.192</text:p>
          </table:table-cell>
          <table:table-cell office:value-type="float" office:value="1540.864" calcext:value-type="float">
            <text:p>1540.864</text:p>
          </table:table-cell>
          <table:table-cell office:value-type="float" office:value="1618.329" calcext:value-type="float">
            <text:p>1618.329</text:p>
          </table:table-cell>
          <table:table-cell office:value-type="float" office:value="1650.433" calcext:value-type="float">
            <text:p>1650.433</text:p>
          </table:table-cell>
          <table:table-cell office:value-type="float" office:value="1752.49" calcext:value-type="float">
            <text:p>1752.49</text:p>
          </table:table-cell>
          <table:table-cell office:value-type="float" office:value="1917.636" calcext:value-type="float">
            <text:p>1917.636</text:p>
          </table:table-cell>
          <table:table-cell office:value-type="float" office:value="2056.216" calcext:value-type="float">
            <text:p>2056.216</text:p>
          </table:table-cell>
          <table:table-cell office:value-type="float" office:value="2200.177" calcext:value-type="float">
            <text:p>2200.177</text:p>
          </table:table-cell>
          <table:table-cell office:value-type="float" office:value="2285.444" calcext:value-type="float">
            <text:p>2285.444</text:p>
          </table:table-cell>
          <table:table-cell office:value-type="float" office:value="2318.952" calcext:value-type="float">
            <text:p>2318.952</text:p>
          </table:table-cell>
          <table:table-cell office:value-type="float" office:value="2485.912" calcext:value-type="float">
            <text:p>2485.912</text:p>
          </table:table-cell>
          <table:table-cell office:value-type="float" office:value="2660.164" calcext:value-type="float">
            <text:p>2660.164</text:p>
          </table:table-cell>
          <table:table-cell office:value-type="float" office:value="2681.402" calcext:value-type="float">
            <text:p>2681.402</text:p>
          </table:table-cell>
          <table:table-cell office:value-type="float" office:value="2663.987" calcext:value-type="float">
            <text:p>2663.987</text:p>
          </table:table-cell>
          <table:table-cell office:value-type="float" office:value="2639.532" calcext:value-type="float">
            <text:p>2639.532</text:p>
          </table:table-cell>
          <table:table-cell office:value-type="float" office:value="2593.441" calcext:value-type="float">
            <text:p>2593.441</text:p>
          </table:table-cell>
          <table:table-cell office:value-type="float" office:value="2606.961" calcext:value-type="float">
            <text:p>2606.961</text:p>
          </table:table-cell>
          <table:table-cell office:value-type="float" office:value="75.95" calcext:value-type="float">
            <text:p>75.95</text:p>
          </table:table-cell>
          <table:table-cell office:value-type="float" office:value="50.2269230769231" calcext:value-type="float">
            <text:p>50.2269230769231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994.996" calcext:value-type="float">
            <text:p>994.996</text:p>
          </table:table-cell>
          <table:table-cell office:value-type="float" office:value="973.458" calcext:value-type="float">
            <text:p>973.458</text:p>
          </table:table-cell>
          <table:table-cell office:value-type="float" office:value="957.879" calcext:value-type="float">
            <text:p>957.879</text:p>
          </table:table-cell>
          <table:table-cell office:value-type="float" office:value="954.003" calcext:value-type="float">
            <text:p>954.003</text:p>
          </table:table-cell>
          <table:table-cell office:value-type="float" office:value="956.767" calcext:value-type="float">
            <text:p>956.767</text:p>
          </table:table-cell>
          <table:table-cell office:value-type="float" office:value="950.449" calcext:value-type="float">
            <text:p>950.449</text:p>
          </table:table-cell>
          <table:table-cell office:value-type="float" office:value="931.029" calcext:value-type="float">
            <text:p>931.029</text:p>
          </table:table-cell>
          <table:table-cell office:value-type="float" office:value="922.666" calcext:value-type="float">
            <text:p>922.666</text:p>
          </table:table-cell>
          <table:table-cell office:value-type="float" office:value="916.599" calcext:value-type="float">
            <text:p>916.599</text:p>
          </table:table-cell>
          <table:table-cell office:value-type="float" office:value="893.411" calcext:value-type="float">
            <text:p>893.411</text:p>
          </table:table-cell>
          <table:table-cell office:value-type="float" office:value="878.765" calcext:value-type="float">
            <text:p>878.765</text:p>
          </table:table-cell>
          <table:table-cell office:value-type="float" office:value="861.248" calcext:value-type="float">
            <text:p>861.248</text:p>
          </table:table-cell>
          <table:table-cell office:value-type="float" office:value="852.238" calcext:value-type="float">
            <text:p>852.238</text:p>
          </table:table-cell>
          <table:table-cell office:value-type="float" office:value="833.536" calcext:value-type="float">
            <text:p>833.536</text:p>
          </table:table-cell>
          <table:table-cell office:value-type="float" office:value="799.507" calcext:value-type="float">
            <text:p>799.507</text:p>
          </table:table-cell>
          <table:table-cell office:value-type="float" office:value="783.749" calcext:value-type="float">
            <text:p>783.749</text:p>
          </table:table-cell>
          <table:table-cell office:value-type="float" office:value="766.698" calcext:value-type="float">
            <text:p>766.698</text:p>
          </table:table-cell>
          <table:table-cell office:value-type="float" office:value="739.489" calcext:value-type="float">
            <text:p>739.489</text:p>
          </table:table-cell>
          <table:table-cell office:value-type="float" office:value="713.393" calcext:value-type="float">
            <text:p>713.393</text:p>
          </table:table-cell>
          <table:table-cell office:value-type="float" office:value="705.101" calcext:value-type="float">
            <text:p>705.101</text:p>
          </table:table-cell>
          <table:table-cell office:value-type="float" office:value="679.759" calcext:value-type="float">
            <text:p>679.759</text:p>
          </table:table-cell>
          <table:table-cell office:value-type="float" office:value="660.411" calcext:value-type="float">
            <text:p>660.411</text:p>
          </table:table-cell>
          <table:table-cell office:value-type="float" office:value="625.987" calcext:value-type="float">
            <text:p>625.987</text:p>
          </table:table-cell>
          <table:table-cell office:value-type="float" office:value="589.983" calcext:value-type="float">
            <text:p>589.983</text:p>
          </table:table-cell>
          <table:table-cell office:value-type="float" office:value="565.072" calcext:value-type="float">
            <text:p>565.072</text:p>
          </table:table-cell>
          <table:table-cell office:value-type="float" office:value="545.903" calcext:value-type="float">
            <text:p>545.903</text:p>
          </table:table-cell>
          <table:table-cell office:value-type="float" office:value="534.776" calcext:value-type="float">
            <text:p>534.776</text:p>
          </table:table-cell>
          <table:table-cell office:value-type="float" office:value="513.023" calcext:value-type="float">
            <text:p>513.023</text:p>
          </table:table-cell>
          <table:table-cell office:value-type="float" office:value="504.946" calcext:value-type="float">
            <text:p>504.946</text:p>
          </table:table-cell>
          <table:table-cell office:value-type="float" office:value="502.541" calcext:value-type="float">
            <text:p>502.541</text:p>
          </table:table-cell>
          <table:table-cell office:value-type="float" office:value="506.992" calcext:value-type="float">
            <text:p>506.992</text:p>
          </table:table-cell>
          <table:table-cell office:value-type="float" office:value="507.459" calcext:value-type="float">
            <text:p>507.459</text:p>
          </table:table-cell>
          <table:table-cell office:value-type="float" office:value="476.409" calcext:value-type="float">
            <text:p>476.409</text:p>
          </table:table-cell>
          <table:table-cell office:value-type="float" office:value="474.866" calcext:value-type="float">
            <text:p>474.866</text:p>
          </table:table-cell>
          <table:table-cell office:value-type="float" office:value="507.674" calcext:value-type="float">
            <text:p>507.674</text:p>
          </table:table-cell>
          <table:table-cell office:value-type="float" office:value="540.77" calcext:value-type="float">
            <text:p>540.77</text:p>
          </table:table-cell>
          <table:table-cell office:value-type="float" office:value="593.537" calcext:value-type="float">
            <text:p>593.537</text:p>
          </table:table-cell>
          <table:table-cell office:value-type="float" office:value="670.139" calcext:value-type="float">
            <text:p>670.139</text:p>
          </table:table-cell>
          <table:table-cell office:value-type="float" office:value="688.769" calcext:value-type="float">
            <text:p>688.769</text:p>
          </table:table-cell>
          <table:table-cell office:value-type="float" office:value="798.107" calcext:value-type="float">
            <text:p>798.107</text:p>
          </table:table-cell>
          <table:table-cell office:value-type="float" office:value="34.36125" calcext:value-type="float">
            <text:p>34.3612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GY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H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.468" calcext:value-type="float">
            <text:p>1.468</text:p>
          </table:table-cell>
          <table:table-cell office:value-type="float" office:value="2.215" calcext:value-type="float">
            <text:p>2.215</text:p>
          </table:table-cell>
          <table:table-cell office:value-type="float" office:value="2.823" calcext:value-type="float">
            <text:p>2.823</text:p>
          </table:table-cell>
          <table:table-cell table:number-columns-repeated="2" office:value-type="float" office:value="1.355" calcext:value-type="float">
            <text:p>1.355</text:p>
          </table:table-cell>
          <table:table-cell office:value-type="float" office:value="2.674" calcext:value-type="float">
            <text:p>2.674</text:p>
          </table:table-cell>
          <table:table-cell table:number-columns-repeated="2" office:value-type="float" office:value="2.994" calcext:value-type="float">
            <text:p>2.994</text:p>
          </table:table-cell>
          <table:table-cell office:value-type="float" office:value="2.246" calcext:value-type="float">
            <text:p>2.246</text:p>
          </table:table-cell>
          <table:table-cell office:value-type="float" office:value="1.639" calcext:value-type="float">
            <text:p>1.639</text:p>
          </table:table-cell>
          <table:table-cell office:value-type="float" office:value="2.634" calcext:value-type="float">
            <text:p>2.634</text:p>
          </table:table-cell>
          <table:table-cell office:value-type="float" office:value="4.781" calcext:value-type="float">
            <text:p>4.781</text:p>
          </table:table-cell>
          <table:table-cell office:value-type="float" office:value="7.721" calcext:value-type="float">
            <text:p>7.721</text:p>
          </table:table-cell>
          <table:table-cell table:number-columns-repeated="3" office:value-type="float" office:value="11.903" calcext:value-type="float">
            <text:p>11.903</text:p>
          </table:table-cell>
          <table:table-cell office:value-type="float" office:value="20.371" calcext:value-type="float">
            <text:p>20.371</text:p>
          </table:table-cell>
          <table:table-cell office:value-type="float" office:value="30.726" calcext:value-type="float">
            <text:p>30.726</text:p>
          </table:table-cell>
          <table:table-cell office:value-type="float" office:value="34.269" calcext:value-type="float">
            <text:p>34.269</text:p>
          </table:table-cell>
          <table:table-cell office:value-type="float" office:value="34.845" calcext:value-type="float">
            <text:p>34.845</text:p>
          </table:table-cell>
          <table:table-cell office:value-type="float" office:value="30.343" calcext:value-type="float">
            <text:p>30.343</text:p>
          </table:table-cell>
          <table:table-cell office:value-type="float" office:value="37.956" calcext:value-type="float">
            <text:p>37.956</text:p>
          </table:table-cell>
          <table:table-cell office:value-type="float" office:value="42.508" calcext:value-type="float">
            <text:p>42.508</text:p>
          </table:table-cell>
          <table:table-cell office:value-type="float" office:value="38.789" calcext:value-type="float">
            <text:p>38.789</text:p>
          </table:table-cell>
          <table:table-cell office:value-type="float" office:value="32.243" calcext:value-type="float">
            <text:p>32.243</text:p>
          </table:table-cell>
          <table:table-cell office:value-type="float" office:value="31.433" calcext:value-type="float">
            <text:p>31.433</text:p>
          </table:table-cell>
          <table:table-cell table:number-columns-repeated="2" office:value-type="float" office:value="30.541" calcext:value-type="float">
            <text:p>30.541</text:p>
          </table:table-cell>
          <table:table-cell office:value-type="float" office:value="22.929" calcext:value-type="float">
            <text:p>22.929</text:p>
          </table:table-cell>
          <table:table-cell office:value-type="float" office:value="24.176" calcext:value-type="float">
            <text:p>24.176</text:p>
          </table:table-cell>
          <table:table-cell office:value-type="float" office:value="26.21" calcext:value-type="float">
            <text:p>26.21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IB</text:p>
          </table:table-cell>
          <table:table-cell table:number-columns-repeated="2" office:value-type="float" office:value="983.73" calcext:value-type="float">
            <text:p>983.73</text:p>
          </table:table-cell>
          <table:table-cell office:value-type="float" office:value="894.686" calcext:value-type="float">
            <text:p>894.686</text:p>
          </table:table-cell>
          <table:table-cell office:value-type="float" office:value="839.563" calcext:value-type="float">
            <text:p>839.563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733.557" calcext:value-type="float">
            <text:p>733.557</text:p>
          </table:table-cell>
          <table:table-cell office:value-type="float" office:value="652.993" calcext:value-type="float">
            <text:p>652.993</text:p>
          </table:table-cell>
          <table:table-cell office:value-type="float" office:value="657.234" calcext:value-type="float">
            <text:p>657.234</text:p>
          </table:table-cell>
          <table:table-cell office:value-type="float" office:value="589.39" calcext:value-type="float">
            <text:p>589.39</text:p>
          </table:table-cell>
          <table:table-cell office:value-type="float" office:value="614.831" calcext:value-type="float">
            <text:p>614.831</text:p>
          </table:table-cell>
          <table:table-cell office:value-type="float" office:value="627.552" calcext:value-type="float">
            <text:p>627.552</text:p>
          </table:table-cell>
          <table:table-cell office:value-type="float" office:value="652.993" calcext:value-type="float">
            <text:p>652.993</text:p>
          </table:table-cell>
          <table:table-cell office:value-type="float" office:value="720.837" calcext:value-type="float">
            <text:p>720.837</text:p>
          </table:table-cell>
          <table:table-cell office:value-type="float" office:value="792.921" calcext:value-type="float">
            <text:p>792.921</text:p>
          </table:table-cell>
          <table:table-cell office:value-type="float" office:value="818.362" calcext:value-type="float">
            <text:p>818.362</text:p>
          </table:table-cell>
          <table:table-cell office:value-type="float" office:value="932.848" calcext:value-type="float">
            <text:p>932.848</text:p>
          </table:table-cell>
          <table:table-cell office:value-type="float" office:value="1038.853" calcext:value-type="float">
            <text:p>1038.853</text:p>
          </table:table-cell>
          <table:table-cell office:value-type="float" office:value="1144.859" calcext:value-type="float">
            <text:p>1144.859</text:p>
          </table:table-cell>
          <table:table-cell table:number-columns-repeated="2" office:value-type="float" office:value="1259.344" calcext:value-type="float">
            <text:p>1259.344</text:p>
          </table:table-cell>
          <table:table-cell office:value-type="float" office:value="1327.188" calcext:value-type="float">
            <text:p>1327.188</text:p>
          </table:table-cell>
          <table:table-cell office:value-type="float" office:value="1378.07" calcext:value-type="float">
            <text:p>1378.07</text:p>
          </table:table-cell>
          <table:table-cell office:value-type="float" office:value="1403.512" calcext:value-type="float">
            <text:p>1403.512</text:p>
          </table:table-cell>
          <table:table-cell office:value-type="float" office:value="1501.037" calcext:value-type="float">
            <text:p>1501.037</text:p>
          </table:table-cell>
          <table:table-cell office:value-type="float" office:value="1543.439" calcext:value-type="float">
            <text:p>1543.439</text:p>
          </table:table-cell>
          <table:table-cell office:value-type="float" office:value="1356.869" calcext:value-type="float">
            <text:p>1356.869</text:p>
          </table:table-cell>
          <table:table-cell office:value-type="float" office:value="1598.562" calcext:value-type="float">
            <text:p>1598.562</text:p>
          </table:table-cell>
          <table:table-cell office:value-type="float" office:value="1674.886" calcext:value-type="float">
            <text:p>1674.886</text:p>
          </table:table-cell>
          <table:table-cell office:value-type="float" office:value="1980.181" calcext:value-type="float">
            <text:p>1980.181</text:p>
          </table:table-cell>
          <table:table-cell office:value-type="float" office:value="2200.672" calcext:value-type="float">
            <text:p>2200.672</text:p>
          </table:table-cell>
          <table:table-cell office:value-type="float" office:value="2616.214" calcext:value-type="float">
            <text:p>2616.214</text:p>
          </table:table-cell>
          <table:table-cell office:value-type="float" office:value="2764.621" calcext:value-type="float">
            <text:p>2764.621</text:p>
          </table:table-cell>
          <table:table-cell office:value-type="float" office:value="2879.107" calcext:value-type="float">
            <text:p>2879.107</text:p>
          </table:table-cell>
          <table:table-cell office:value-type="float" office:value="2997.833" calcext:value-type="float">
            <text:p>2997.833</text:p>
          </table:table-cell>
          <table:table-cell office:value-type="float" office:value="3231.045" calcext:value-type="float">
            <text:p>3231.045</text:p>
          </table:table-cell>
          <table:table-cell office:value-type="float" office:value="3417.615" calcext:value-type="float">
            <text:p>3417.615</text:p>
          </table:table-cell>
          <table:table-cell office:value-type="float" office:value="3926.441" calcext:value-type="float">
            <text:p>3926.441</text:p>
          </table:table-cell>
          <table:table-cell office:value-type="float" office:value="3811.955" calcext:value-type="float">
            <text:p>3811.955</text:p>
          </table:table-cell>
          <table:table-cell office:value-type="float" office:value="3917.96" calcext:value-type="float">
            <text:p>3917.96</text:p>
          </table:table-cell>
          <table:table-cell office:value-type="float" office:value="4537.032" calcext:value-type="float">
            <text:p>4537.032</text:p>
          </table:table-cell>
          <table:table-cell office:value-type="float" office:value="122.28" calcext:value-type="float">
            <text:p>122.28</text:p>
          </table:table-cell>
          <table:table-cell office:value-type="float" office:value="81.03" calcext:value-type="float">
            <text:p>81.03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96" calcext:value-type="float">
            <text:p>0.296</text:p>
          </table:table-cell>
          <table:table-cell table:number-columns-repeated="7"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office:value-type="float" office:value="0.783" calcext:value-type="float">
            <text:p>0.783</text:p>
          </table:table-cell>
          <table:table-cell office:value-type="float" office:value="1.312" calcext:value-type="float">
            <text:p>1.312</text:p>
          </table:table-cell>
          <table:table-cell office:value-type="float" office:value="1.715" calcext:value-type="float">
            <text:p>1.715</text:p>
          </table:table-cell>
          <table:table-cell office:value-type="float" office:value="2.371" calcext:value-type="float">
            <text:p>2.371</text:p>
          </table:table-cell>
          <table:table-cell office:value-type="float" office:value="3.207" calcext:value-type="float">
            <text:p>3.207</text:p>
          </table:table-cell>
          <table:table-cell office:value-type="float" office:value="3.345" calcext:value-type="float">
            <text:p>3.345</text:p>
          </table:table-cell>
          <table:table-cell office:value-type="float" office:value="4.488" calcext:value-type="float">
            <text:p>4.488</text:p>
          </table:table-cell>
          <table:table-cell office:value-type="float" office:value="5.546" calcext:value-type="float">
            <text:p>5.546</text:p>
          </table:table-cell>
          <table:table-cell office:value-type="float" office:value="7.441" calcext:value-type="float">
            <text:p>7.441</text:p>
          </table:table-cell>
          <table:table-cell office:value-type="float" office:value="11.378" calcext:value-type="float">
            <text:p>11.378</text:p>
          </table:table-cell>
          <table:table-cell office:value-type="float" office:value="14.924" calcext:value-type="float">
            <text:p>14.924</text:p>
          </table:table-cell>
          <table:table-cell office:value-type="float" office:value="16.448" calcext:value-type="float">
            <text:p>16.448</text:p>
          </table:table-cell>
          <table:table-cell office:value-type="float" office:value="18.385" calcext:value-type="float">
            <text:p>18.385</text:p>
          </table:table-cell>
          <table:table-cell office:value-type="float" office:value="19.126" calcext:value-type="float">
            <text:p>19.126</text:p>
          </table:table-cell>
          <table:table-cell office:value-type="float" office:value="21.338" calcext:value-type="float">
            <text:p>21.338</text:p>
          </table:table-cell>
          <table:table-cell office:value-type="float" office:value="21.793" calcext:value-type="float">
            <text:p>21.793</text:p>
          </table:table-cell>
          <table:table-cell office:value-type="float" office:value="22.1" calcext:value-type="float">
            <text:p>22.1</text:p>
          </table:table-cell>
          <table:table-cell office:value-type="float" office:value="17.898" calcext:value-type="float">
            <text:p>17.898</text:p>
          </table:table-cell>
          <table:table-cell office:value-type="float" office:value="21.19" calcext:value-type="float">
            <text:p>21.19</text:p>
          </table:table-cell>
          <table:table-cell office:value-type="float" office:value="16.147" calcext:value-type="float">
            <text:p>16.14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0.057" calcext:value-type="float">
            <text:p>0.057</text:p>
          </table:table-cell>
          <table:table-cell table:number-columns-repeated="4" office:value-type="float" office:value="0.172" calcext:value-type="float">
            <text:p>0.172</text:p>
          </table:table-cell>
          <table:table-cell table:number-columns-repeated="3" office:value-type="float" office:value="0.517" calcext:value-type="float">
            <text:p>0.517</text:p>
          </table:table-cell>
          <table:table-cell table:number-columns-repeated="3" office:value-type="float" office:value="0.345" calcext:value-type="float">
            <text:p>0.345</text:p>
          </table:table-cell>
          <table:table-cell office:value-type="float" office:value="2.413" calcext:value-type="float">
            <text:p>2.413</text:p>
          </table:table-cell>
          <table:table-cell office:value-type="float" office:value="2.068" calcext:value-type="float">
            <text:p>2.068</text:p>
          </table:table-cell>
          <table:table-cell table:number-columns-repeated="3" office:value-type="float" office:value="2.7" calcext:value-type="float">
            <text:p>2.7</text:p>
          </table:table-cell>
          <table:table-cell table:number-columns-repeated="2" office:value-type="float" office:value="3.044" calcext:value-type="float">
            <text:p>3.044</text:p>
          </table:table-cell>
          <table:table-cell table:number-columns-repeated="2" office:value-type="float" office:value="0.977" calcext:value-type="float">
            <text:p>0.977</text:p>
          </table:table-cell>
          <table:table-cell table:number-columns-repeated="2" office:value-type="float" office:value="1.896" calcext:value-type="float">
            <text:p>1.896</text:p>
          </table:table-cell>
          <table:table-cell office:value-type="float" office:value="2.413" calcext:value-type="float">
            <text:p>2.413</text:p>
          </table:table-cell>
          <table:table-cell table:number-columns-repeated="3" office:value-type="float" office:value="2.068" calcext:value-type="float">
            <text:p>2.068</text:p>
          </table:table-cell>
          <table:table-cell office:value-type="float" office:value="4.883" calcext:value-type="float">
            <text:p>4.883</text:p>
          </table:table-cell>
          <table:table-cell table:number-columns-repeated="2" office:value-type="float" office:value="3.332" calcext:value-type="float">
            <text:p>3.332</text:p>
          </table:table-cell>
          <table:table-cell office:value-type="float" office:value="2.815" calcext:value-type="float">
            <text:p>2.815</text:p>
          </table:table-cell>
          <table:table-cell table:number-columns-repeated="3" office:value-type="float" office:value="4.768" calcext:value-type="float">
            <text:p>4.768</text:p>
          </table:table-cell>
          <table:table-cell office:value-type="float" office:value="1.953" calcext:value-type="float">
            <text:p>1.953</text:p>
          </table:table-cell>
          <table:table-cell table:number-columns-repeated="2" office:value-type="float" office:value="13.786" calcext:value-type="float">
            <text:p>13.786</text:p>
          </table:table-cell>
          <table:table-cell office:value-type="float" office:value="37.683" calcext:value-type="float">
            <text:p>37.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float" office:value="0.354" calcext:value-type="float">
            <text:p>0.354</text:p>
          </table:table-cell>
          <table:table-cell table:number-columns-repeated="4" office:value-type="float" office:value="0.284" calcext:value-type="float">
            <text:p>0.284</text:p>
          </table:table-cell>
          <table:table-cell table:number-columns-repeated="4" office:value-type="float" office:value="0.213" calcext:value-type="float">
            <text:p>0.213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96" calcext:value-type="float">
            <text:p>0.496</text:p>
          </table:table-cell>
          <table:table-cell office:value-type="float" office:value="0.709" calcext:value-type="float">
            <text:p>0.709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8" calcext:value-type="float">
            <text:p>0.638</text:p>
          </table:table-cell>
          <table:table-cell table:number-columns-repeated="3" office:value-type="float" office:value="0.567" calcext:value-type="float">
            <text:p>0.567</text:p>
          </table:table-cell>
          <table:table-cell office:value-type="float" office:value="0.425" calcext:value-type="float">
            <text:p>0.4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1.134" calcext:value-type="float">
            <text:p>1.134</text:p>
          </table:table-cell>
          <table:table-cell table:number-columns-repeated="2" office:value-type="float" office:value="1.276" calcext:value-type="float">
            <text:p>1.276</text:p>
          </table:table-cell>
          <table:table-cell table:number-columns-repeated="2" office:value-type="float" office:value="1.559" calcext:value-type="float">
            <text:p>1.559</text:p>
          </table:table-cell>
          <table:table-cell office:value-type="float" office:value="1.276" calcext:value-type="float">
            <text:p>1.276</text:p>
          </table:table-cell>
          <table:table-cell office:value-type="float" office:value="2.339" calcext:value-type="float">
            <text:p>2.339</text:p>
          </table:table-cell>
          <table:table-cell office:value-type="float" office:value="2.835" calcext:value-type="float">
            <text:p>2.835</text:p>
          </table:table-cell>
          <table:table-cell office:value-type="float" office:value="3.898" calcext:value-type="float">
            <text:p>3.898</text:p>
          </table:table-cell>
          <table:table-cell office:value-type="float" office:value="9.64" calcext:value-type="float">
            <text:p>9.64</text:p>
          </table:table-cell>
          <table:table-cell office:value-type="float" office:value="10.915" calcext:value-type="float">
            <text:p>10.915</text:p>
          </table:table-cell>
          <table:table-cell table:number-columns-repeated="2" office:value-type="float" office:value="14.885" calcext:value-type="float">
            <text:p>14.885</text:p>
          </table:table-cell>
          <table:table-cell office:value-type="float" office:value="19.395" calcext:value-type="float">
            <text:p>19.39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office:value-type="float" office:value="4.434" calcext:value-type="float">
            <text:p>4.434</text:p>
          </table:table-cell>
          <table:table-cell office:value-type="float" office:value="5.124" calcext:value-type="float">
            <text:p>5.124</text:p>
          </table:table-cell>
          <table:table-cell table:number-columns-repeated="4" office:value-type="float" office:value="1.971" calcext:value-type="float">
            <text:p>1.971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.281" calcext:value-type="float">
            <text:p>1.281</text:p>
          </table:table-cell>
          <table:table-cell table:number-columns-repeated="2" office:value-type="float" office:value="1.774" calcext:value-type="float">
            <text:p>1.774</text:p>
          </table:table-cell>
          <table:table-cell table:number-columns-repeated="5" office:value-type="float" office:value="0.591" calcext:value-type="float">
            <text:p>0.5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93" calcext:value-type="float">
            <text:p>0.493</text:p>
          </table:table-cell>
          <table:table-cell table:number-columns-repeated="3" office:value-type="float" office:value="1.182" calcext:value-type="float">
            <text:p>1.182</text:p>
          </table:table-cell>
          <table:table-cell table:number-columns-repeated="2" office:value-type="float" office:value="1.872" calcext:value-type="float">
            <text:p>1.872</text:p>
          </table:table-cell>
          <table:table-cell table:number-columns-repeated="2" office:value-type="float" office:value="8.572" calcext:value-type="float">
            <text:p>8.572</text:p>
          </table:table-cell>
          <table:table-cell table:number-columns-repeated="3" office:value-type="float" office:value="7.882" calcext:value-type="float">
            <text:p>7.882</text:p>
          </table:table-cell>
          <table:table-cell office:value-type="float" office:value="7.193" calcext:value-type="float">
            <text:p>7.193</text:p>
          </table:table-cell>
          <table:table-cell office:value-type="float" office:value="23.549" calcext:value-type="float">
            <text:p>23.549</text:p>
          </table:table-cell>
          <table:table-cell office:value-type="float" office:value="16.356" calcext:value-type="float">
            <text:p>16.356</text:p>
          </table:table-cell>
          <table:table-cell office:value-type="float" office:value="68.084" calcext:value-type="float">
            <text:p>68.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598.304" calcext:value-type="float">
            <text:p>598.304</text:p>
          </table:table-cell>
          <table:table-cell office:value-type="float" office:value="594.102" calcext:value-type="float">
            <text:p>594.102</text:p>
          </table:table-cell>
          <table:table-cell office:value-type="float" office:value="588.579" calcext:value-type="float">
            <text:p>588.579</text:p>
          </table:table-cell>
          <table:table-cell office:value-type="float" office:value="578.716" calcext:value-type="float">
            <text:p>578.716</text:p>
          </table:table-cell>
          <table:table-cell office:value-type="float" office:value="574.625" calcext:value-type="float">
            <text:p>574.625</text:p>
          </table:table-cell>
          <table:table-cell office:value-type="float" office:value="550.518" calcext:value-type="float">
            <text:p>550.518</text:p>
          </table:table-cell>
          <table:table-cell office:value-type="float" office:value="544.099" calcext:value-type="float">
            <text:p>544.099</text:p>
          </table:table-cell>
          <table:table-cell office:value-type="float" office:value="540.063" calcext:value-type="float">
            <text:p>540.063</text:p>
          </table:table-cell>
          <table:table-cell office:value-type="float" office:value="529.828" calcext:value-type="float">
            <text:p>529.828</text:p>
          </table:table-cell>
          <table:table-cell office:value-type="float" office:value="514.483" calcext:value-type="float">
            <text:p>514.483</text:p>
          </table:table-cell>
          <table:table-cell office:value-type="float" office:value="509.083" calcext:value-type="float">
            <text:p>509.083</text:p>
          </table:table-cell>
          <table:table-cell office:value-type="float" office:value="504.937" calcext:value-type="float">
            <text:p>504.937</text:p>
          </table:table-cell>
          <table:table-cell office:value-type="float" office:value="489.812" calcext:value-type="float">
            <text:p>489.81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56.559" calcext:value-type="float">
            <text:p>456.559</text:p>
          </table:table-cell>
          <table:table-cell office:value-type="float" office:value="445.305" calcext:value-type="float">
            <text:p>445.305</text:p>
          </table:table-cell>
          <table:table-cell office:value-type="float" office:value="440.814" calcext:value-type="float">
            <text:p>440.814</text:p>
          </table:table-cell>
          <table:table-cell office:value-type="float" office:value="435.111" calcext:value-type="float">
            <text:p>435.111</text:p>
          </table:table-cell>
          <table:table-cell office:value-type="float" office:value="429.684" calcext:value-type="float">
            <text:p>429.684</text:p>
          </table:table-cell>
          <table:table-cell office:value-type="float" office:value="427.755" calcext:value-type="float">
            <text:p>427.755</text:p>
          </table:table-cell>
          <table:table-cell office:value-type="float" office:value="435.869" calcext:value-type="float">
            <text:p>435.869</text:p>
          </table:table-cell>
          <table:table-cell office:value-type="float" office:value="447.564" calcext:value-type="float">
            <text:p>447.564</text:p>
          </table:table-cell>
          <table:table-cell office:value-type="float" office:value="474.439" calcext:value-type="float">
            <text:p>474.439</text:p>
          </table:table-cell>
          <table:table-cell office:value-type="float" office:value="514.373" calcext:value-type="float">
            <text:p>514.373</text:p>
          </table:table-cell>
          <table:table-cell office:value-type="float" office:value="545.408" calcext:value-type="float">
            <text:p>545.408</text:p>
          </table:table-cell>
          <table:table-cell office:value-type="float" office:value="562.007" calcext:value-type="float">
            <text:p>562.007</text:p>
          </table:table-cell>
          <table:table-cell office:value-type="float" office:value="639.078" calcext:value-type="float">
            <text:p>639.078</text:p>
          </table:table-cell>
          <table:table-cell office:value-type="float" office:value="848.32" calcext:value-type="float">
            <text:p>848.32</text:p>
          </table:table-cell>
          <table:table-cell office:value-type="float" office:value="1167.804" calcext:value-type="float">
            <text:p>1167.804</text:p>
          </table:table-cell>
          <table:table-cell office:value-type="float" office:value="1566.356" calcext:value-type="float">
            <text:p>1566.356</text:p>
          </table:table-cell>
          <table:table-cell office:value-type="float" office:value="2019.554" calcext:value-type="float">
            <text:p>2019.554</text:p>
          </table:table-cell>
          <table:table-cell office:value-type="float" office:value="2342.151" calcext:value-type="float">
            <text:p>2342.151</text:p>
          </table:table-cell>
          <table:table-cell office:value-type="float" office:value="2529.45" calcext:value-type="float">
            <text:p>2529.45</text:p>
          </table:table-cell>
          <table:table-cell office:value-type="float" office:value="2900.852" calcext:value-type="float">
            <text:p>2900.852</text:p>
          </table:table-cell>
          <table:table-cell office:value-type="float" office:value="3292.751" calcext:value-type="float">
            <text:p>3292.751</text:p>
          </table:table-cell>
          <table:table-cell office:value-type="float" office:value="3493.287" calcext:value-type="float">
            <text:p>3493.287</text:p>
          </table:table-cell>
          <table:table-cell office:value-type="float" office:value="3467.542" calcext:value-type="float">
            <text:p>3467.542</text:p>
          </table:table-cell>
          <table:table-cell office:value-type="float" office:value="3312.904" calcext:value-type="float">
            <text:p>3312.904</text:p>
          </table:table-cell>
          <table:table-cell office:value-type="float" office:value="3418.434" calcext:value-type="float">
            <text:p>3418.434</text:p>
          </table:table-cell>
          <table:table-cell office:value-type="float" office:value="3431.644" calcext:value-type="float">
            <text:p>3431.644</text:p>
          </table:table-cell>
          <table:table-cell office:value-type="float" office:value="72.0892857142857" calcext:value-type="float">
            <text:p>72.0892857142857</text:p>
          </table:table-cell>
          <table:table-cell office:value-type="float" office:value="34.5615384615385" calcext:value-type="float">
            <text:p>34.5615384615385</text:p>
          </table:table-cell>
        </table:table-row>
        <table:table-row table:style-name="ro1">
          <table:table-cell office:value-type="string" calcext:value-type="string">
            <text:p>GRD</text:p>
          </table:table-cell>
          <table:table-cell office:value-type="float" office:value="22.753" calcext:value-type="float">
            <text:p>22.753</text:p>
          </table:table-cell>
          <table:table-cell office:value-type="float" office:value="25.281" calcext:value-type="float">
            <text:p>25.281</text:p>
          </table:table-cell>
          <table:table-cell office:value-type="float" office:value="20.225" calcext:value-type="float">
            <text:p>20.225</text:p>
          </table:table-cell>
          <table:table-cell office:value-type="float" office:value="24.017" calcext:value-type="float">
            <text:p>24.017</text:p>
          </table:table-cell>
          <table:table-cell office:value-type="float" office:value="25.281" calcext:value-type="float">
            <text:p>25.281</text:p>
          </table:table-cell>
          <table:table-cell office:value-type="float" office:value="26.545" calcext:value-type="float">
            <text:p>26.545</text:p>
          </table:table-cell>
          <table:table-cell table:number-columns-repeated="2" office:value-type="float" office:value="15.169" calcext:value-type="float">
            <text:p>15.169</text:p>
          </table:table-cell>
          <table:table-cell office:value-type="float" office:value="12.641" calcext:value-type="float">
            <text:p>12.641</text:p>
          </table:table-cell>
          <table:table-cell office:value-type="float" office:value="16.433" calcext:value-type="float">
            <text:p>16.433</text:p>
          </table:table-cell>
          <table:table-cell office:value-type="float" office:value="7.584" calcext:value-type="float">
            <text:p>7.584</text:p>
          </table:table-cell>
          <table:table-cell office:value-type="float" office:value="8.848" calcext:value-type="float">
            <text:p>8.848</text:p>
          </table:table-cell>
          <table:table-cell table:number-columns-repeated="2" office:value-type="float" office:value="7.584" calcext:value-type="float">
            <text:p>7.584</text:p>
          </table:table-cell>
          <table:table-cell table:number-columns-repeated="2" office:value-type="float" office:value="6.32" calcext:value-type="float">
            <text:p>6.32</text:p>
          </table:table-cell>
          <table:table-cell table:number-columns-repeated="2" office:value-type="float" office:value="7.584" calcext:value-type="float">
            <text:p>7.584</text:p>
          </table:table-cell>
          <table:table-cell office:value-type="float" office:value="5.056" calcext:value-type="float">
            <text:p>5.056</text:p>
          </table:table-cell>
          <table:table-cell office:value-type="float" office:value="6.32" calcext:value-type="float">
            <text:p>6.32</text:p>
          </table:table-cell>
          <table:table-cell office:value-type="float" office:value="7.584" calcext:value-type="float">
            <text:p>7.584</text:p>
          </table:table-cell>
          <table:table-cell office:value-type="float" office:value="22.753" calcext:value-type="float">
            <text:p>22.753</text:p>
          </table:table-cell>
          <table:table-cell office:value-type="float" office:value="41.714" calcext:value-type="float">
            <text:p>41.714</text:p>
          </table:table-cell>
          <table:table-cell office:value-type="float" office:value="36.658" calcext:value-type="float">
            <text:p>36.658</text:p>
          </table:table-cell>
          <table:table-cell table:number-columns-repeated="2" office:value-type="float" office:value="46.77" calcext:value-type="float">
            <text:p>46.77</text:p>
          </table:table-cell>
          <table:table-cell office:value-type="float" office:value="51.826" calcext:value-type="float">
            <text:p>51.826</text:p>
          </table:table-cell>
          <table:table-cell office:value-type="float" office:value="59.411" calcext:value-type="float">
            <text:p>59.411</text:p>
          </table:table-cell>
          <table:table-cell office:value-type="float" office:value="96.068" calcext:value-type="float">
            <text:p>96.068</text:p>
          </table:table-cell>
          <table:table-cell table:number-columns-repeated="2" office:value-type="float" office:value="294.525" calcext:value-type="float">
            <text:p>294.525</text:p>
          </table:table-cell>
          <table:table-cell office:value-type="float" office:value="433.571" calcext:value-type="float">
            <text:p>433.571</text:p>
          </table:table-cell>
          <table:table-cell office:value-type="float" office:value="442.419" calcext:value-type="float">
            <text:p>442.419</text:p>
          </table:table-cell>
          <table:table-cell office:value-type="float" office:value="476.549" calcext:value-type="float">
            <text:p>476.549</text:p>
          </table:table-cell>
          <table:table-cell office:value-type="float" office:value="1035.261" calcext:value-type="float">
            <text:p>1035.261</text:p>
          </table:table-cell>
          <table:table-cell office:value-type="float" office:value="1380.348" calcext:value-type="float">
            <text:p>1380.348</text:p>
          </table:table-cell>
          <table:table-cell table:number-columns-repeated="2" office:value-type="float" office:value="1511.809" calcext:value-type="float">
            <text:p>1511.809</text:p>
          </table:table-cell>
          <table:table-cell office:value-type="float" office:value="1731.755" calcext:value-type="float">
            <text:p>1731.755</text:p>
          </table:table-cell>
          <table:table-cell office:value-type="float" office:value="1760.828" calcext:value-type="float">
            <text:p>1760.828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RL</text:p>
          </table:table-cell>
          <table:table-cell office:value-type="float" office:value="364.252" calcext:value-type="float">
            <text:p>364.252</text:p>
          </table:table-cell>
          <table:table-cell office:value-type="float" office:value="580.291" calcext:value-type="float">
            <text:p>580.291</text:p>
          </table:table-cell>
          <table:table-cell table:number-columns-repeated="3" office:value-type="float" office:value="628.021" calcext:value-type="float">
            <text:p>628.021</text:p>
          </table:table-cell>
          <table:table-cell office:value-type="float" office:value="414.494" calcext:value-type="float">
            <text:p>414.494</text:p>
          </table:table-cell>
          <table:table-cell office:value-type="float" office:value="520.001" calcext:value-type="float">
            <text:p>520.001</text:p>
          </table:table-cell>
          <table:table-cell office:value-type="float" office:value="728.504" calcext:value-type="float">
            <text:p>728.504</text:p>
          </table:table-cell>
          <table:table-cell office:value-type="float" office:value="582.803" calcext:value-type="float">
            <text:p>582.803</text:p>
          </table:table-cell>
          <table:table-cell office:value-type="float" office:value="482.32" calcext:value-type="float">
            <text:p>482.32</text:p>
          </table:table-cell>
          <table:table-cell office:value-type="float" office:value="580.291" calcext:value-type="float">
            <text:p>580.291</text:p>
          </table:table-cell>
          <table:table-cell office:value-type="float" office:value="625.509" calcext:value-type="float">
            <text:p>625.509</text:p>
          </table:table-cell>
          <table:table-cell office:value-type="float" office:value="640.581" calcext:value-type="float">
            <text:p>640.581</text:p>
          </table:table-cell>
          <table:table-cell office:value-type="float" office:value="535.074" calcext:value-type="float">
            <text:p>535.074</text:p>
          </table:table-cell>
          <table:table-cell office:value-type="float" office:value="429.566" calcext:value-type="float">
            <text:p>429.566</text:p>
          </table:table-cell>
          <table:table-cell office:value-type="float" office:value="409.47" calcext:value-type="float">
            <text:p>409.47</text:p>
          </table:table-cell>
          <table:table-cell office:value-type="float" office:value="489.856" calcext:value-type="float">
            <text:p>489.856</text:p>
          </table:table-cell>
          <table:table-cell office:value-type="float" office:value="391.885" calcext:value-type="float">
            <text:p>391.885</text:p>
          </table:table-cell>
          <table:table-cell office:value-type="float" office:value="346.667" calcext:value-type="float">
            <text:p>346.667</text:p>
          </table:table-cell>
          <table:table-cell table:number-columns-repeated="2" office:value-type="float" office:value="233.624" calcext:value-type="float">
            <text:p>233.624</text:p>
          </table:table-cell>
          <table:table-cell office:value-type="float" office:value="665.702" calcext:value-type="float">
            <text:p>665.702</text:p>
          </table:table-cell>
          <table:table-cell office:value-type="float" office:value="783.77" calcext:value-type="float">
            <text:p>783.77</text:p>
          </table:table-cell>
          <table:table-cell table:number-columns-repeated="3" office:value-type="float" office:value="703.383" calcext:value-type="float">
            <text:p>703.383</text:p>
          </table:table-cell>
          <table:table-cell office:value-type="float" office:value="846.572" calcext:value-type="float">
            <text:p>846.572</text:p>
          </table:table-cell>
          <table:table-cell office:value-type="float" office:value="1175.655" calcext:value-type="float">
            <text:p>1175.655</text:p>
          </table:table-cell>
          <table:table-cell office:value-type="float" office:value="640.581" calcext:value-type="float">
            <text:p>640.581</text:p>
          </table:table-cell>
          <table:table-cell office:value-type="float" office:value="906.862" calcext:value-type="float">
            <text:p>906.862</text:p>
          </table:table-cell>
          <table:table-cell table:number-columns-repeated="3" office:value-type="float" office:value="909.374" calcext:value-type="float">
            <text:p>909.374</text:p>
          </table:table-cell>
          <table:table-cell office:value-type="float" office:value="1567.54" calcext:value-type="float">
            <text:p>1567.54</text:p>
          </table:table-cell>
          <table:table-cell office:value-type="float" office:value="1750.922" calcext:value-type="float">
            <text:p>1750.922</text:p>
          </table:table-cell>
          <table:table-cell office:value-type="float" office:value="2429.184" calcext:value-type="float">
            <text:p>2429.184</text:p>
          </table:table-cell>
          <table:table-cell office:value-type="float" office:value="1994.594" calcext:value-type="float">
            <text:p>1994.594</text:p>
          </table:table-cell>
          <table:table-cell office:value-type="float" office:value="3476.723" calcext:value-type="float">
            <text:p>3476.723</text:p>
          </table:table-cell>
          <table:table-cell office:value-type="float" office:value="4742.813" calcext:value-type="float">
            <text:p>4742.813</text:p>
          </table:table-cell>
          <table:table-cell office:value-type="float" office:value="5991.318" calcext:value-type="float">
            <text:p>5991.318</text:p>
          </table:table-cell>
          <table:table-cell office:value-type="float" office:value="71.14" calcext:value-type="float">
            <text:p>71.1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21.221" calcext:value-type="float">
            <text:p>21.221</text:p>
          </table:table-cell>
          <table:table-cell office:value-type="float" office:value="17.01" calcext:value-type="float">
            <text:p>17.01</text:p>
          </table:table-cell>
          <table:table-cell office:value-type="float" office:value="15.679" calcext:value-type="float">
            <text:p>15.679</text:p>
          </table:table-cell>
          <table:table-cell office:value-type="float" office:value="16.024" calcext:value-type="float">
            <text:p>16.024</text:p>
          </table:table-cell>
          <table:table-cell office:value-type="float" office:value="17.55" calcext:value-type="float">
            <text:p>17.55</text:p>
          </table:table-cell>
          <table:table-cell office:value-type="float" office:value="17.769" calcext:value-type="float">
            <text:p>17.769</text:p>
          </table:table-cell>
          <table:table-cell office:value-type="float" office:value="19.186" calcext:value-type="float">
            <text:p>19.186</text:p>
          </table:table-cell>
          <table:table-cell office:value-type="float" office:value="18.92" calcext:value-type="float">
            <text:p>18.92</text:p>
          </table:table-cell>
          <table:table-cell office:value-type="float" office:value="20.36" calcext:value-type="float">
            <text:p>20.36</text:p>
          </table:table-cell>
          <table:table-cell office:value-type="float" office:value="21.949" calcext:value-type="float">
            <text:p>21.949</text:p>
          </table:table-cell>
          <table:table-cell office:value-type="float" office:value="20.556" calcext:value-type="float">
            <text:p>20.556</text:p>
          </table:table-cell>
          <table:table-cell office:value-type="float" office:value="18.607" calcext:value-type="float">
            <text:p>18.607</text:p>
          </table:table-cell>
          <table:table-cell office:value-type="float" office:value="18.364" calcext:value-type="float">
            <text:p>18.364</text:p>
          </table:table-cell>
          <table:table-cell office:value-type="float" office:value="16.36" calcext:value-type="float">
            <text:p>16.36</text:p>
          </table:table-cell>
          <table:table-cell office:value-type="float" office:value="15.757" calcext:value-type="float">
            <text:p>15.757</text:p>
          </table:table-cell>
          <table:table-cell office:value-type="float" office:value="14.615" calcext:value-type="float">
            <text:p>14.615</text:p>
          </table:table-cell>
          <table:table-cell office:value-type="float" office:value="12.564" calcext:value-type="float">
            <text:p>12.564</text:p>
          </table:table-cell>
          <table:table-cell office:value-type="float" office:value="11.695" calcext:value-type="float">
            <text:p>11.695</text:p>
          </table:table-cell>
          <table:table-cell office:value-type="float" office:value="11.757" calcext:value-type="float">
            <text:p>11.757</text:p>
          </table:table-cell>
          <table:table-cell office:value-type="float" office:value="12.196" calcext:value-type="float">
            <text:p>12.196</text:p>
          </table:table-cell>
          <table:table-cell office:value-type="float" office:value="12.885" calcext:value-type="float">
            <text:p>12.885</text:p>
          </table:table-cell>
          <table:table-cell office:value-type="float" office:value="13.135" calcext:value-type="float">
            <text:p>13.135</text:p>
          </table:table-cell>
          <table:table-cell office:value-type="float" office:value="13.08" calcext:value-type="float">
            <text:p>13.08</text:p>
          </table:table-cell>
          <table:table-cell office:value-type="float" office:value="12.368" calcext:value-type="float">
            <text:p>12.368</text:p>
          </table:table-cell>
          <table:table-cell office:value-type="float" office:value="11.468" calcext:value-type="float">
            <text:p>11.468</text:p>
          </table:table-cell>
          <table:table-cell office:value-type="float" office:value="11.233" calcext:value-type="float">
            <text:p>11.233</text:p>
          </table:table-cell>
          <table:table-cell office:value-type="float" office:value="11.444" calcext:value-type="float">
            <text:p>11.444</text:p>
          </table:table-cell>
          <table:table-cell office:value-type="float" office:value="13.174" calcext:value-type="float">
            <text:p>13.174</text:p>
          </table:table-cell>
          <table:table-cell office:value-type="float" office:value="16.681" calcext:value-type="float">
            <text:p>16.681</text:p>
          </table:table-cell>
          <table:table-cell office:value-type="float" office:value="21.104" calcext:value-type="float">
            <text:p>21.104</text:p>
          </table:table-cell>
          <table:table-cell office:value-type="float" office:value="26.067" calcext:value-type="float">
            <text:p>26.067</text:p>
          </table:table-cell>
          <table:table-cell office:value-type="float" office:value="27.1" calcext:value-type="float">
            <text:p>27.1</text:p>
          </table:table-cell>
          <table:table-cell office:value-type="float" office:value="27.624" calcext:value-type="float">
            <text:p>27.624</text:p>
          </table:table-cell>
          <table:table-cell office:value-type="float" office:value="27.765" calcext:value-type="float">
            <text:p>27.765</text:p>
          </table:table-cell>
          <table:table-cell office:value-type="float" office:value="30.975" calcext:value-type="float">
            <text:p>30.975</text:p>
          </table:table-cell>
          <table:table-cell office:value-type="float" office:value="39.57" calcext:value-type="float">
            <text:p>39.57</text:p>
          </table:table-cell>
          <table:table-cell office:value-type="float" office:value="32.626" calcext:value-type="float">
            <text:p>32.626</text:p>
          </table:table-cell>
          <table:table-cell office:value-type="float" office:value="56.783" calcext:value-type="float">
            <text:p>56.783</text:p>
          </table:table-cell>
          <table:table-cell office:value-type="float" office:value="71.03" calcext:value-type="float">
            <text:p>71.03</text:p>
          </table:table-cell>
          <table:table-cell office:value-type="float" office:value="78.357" calcext:value-type="float">
            <text:p>78.357</text:p>
          </table:table-cell>
          <table:table-cell office:value-type="float" office:value="35.85" calcext:value-type="float">
            <text:p>35.85</text:p>
          </table:table-cell>
          <table:table-cell office:value-type="float" office:value="0.561666666666667" calcext:value-type="float">
            <text:p>0.561666666666667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77.183" calcext:value-type="float">
            <text:p>77.183</text:p>
          </table:table-cell>
          <table:table-cell office:value-type="float" office:value="74.833" calcext:value-type="float">
            <text:p>74.833</text:p>
          </table:table-cell>
          <table:table-cell office:value-type="float" office:value="73.206" calcext:value-type="float">
            <text:p>73.206</text:p>
          </table:table-cell>
          <table:table-cell office:value-type="float" office:value="74.291" calcext:value-type="float">
            <text:p>74.291</text:p>
          </table:table-cell>
          <table:table-cell office:value-type="float" office:value="69.953" calcext:value-type="float">
            <text:p>69.953</text:p>
          </table:table-cell>
          <table:table-cell office:value-type="float" office:value="70.857" calcext:value-type="float">
            <text:p>70.857</text:p>
          </table:table-cell>
          <table:table-cell office:value-type="float" office:value="69.953" calcext:value-type="float">
            <text:p>69.953</text:p>
          </table:table-cell>
          <table:table-cell office:value-type="float" office:value="69.049" calcext:value-type="float">
            <text:p>69.049</text:p>
          </table:table-cell>
          <table:table-cell office:value-type="float" office:value="67.784" calcext:value-type="float">
            <text:p>67.784</text:p>
          </table:table-cell>
          <table:table-cell office:value-type="float" office:value="69.591" calcext:value-type="float">
            <text:p>69.591</text:p>
          </table:table-cell>
          <table:table-cell office:value-type="float" office:value="60.553" calcext:value-type="float">
            <text:p>60.553</text:p>
          </table:table-cell>
          <table:table-cell office:value-type="float" office:value="71.218" calcext:value-type="float">
            <text:p>71.218</text:p>
          </table:table-cell>
          <table:table-cell office:value-type="float" office:value="60.915" calcext:value-type="float">
            <text:p>60.915</text:p>
          </table:table-cell>
          <table:table-cell office:value-type="float" office:value="64.53" calcext:value-type="float">
            <text:p>64.53</text:p>
          </table:table-cell>
          <table:table-cell office:value-type="float" office:value="63.446" calcext:value-type="float">
            <text:p>63.446</text:p>
          </table:table-cell>
          <table:table-cell office:value-type="float" office:value="58.927" calcext:value-type="float">
            <text:p>58.927</text:p>
          </table:table-cell>
          <table:table-cell office:value-type="float" office:value="53.865" calcext:value-type="float">
            <text:p>53.865</text:p>
          </table:table-cell>
          <table:table-cell office:value-type="float" office:value="65.795" calcext:value-type="float">
            <text:p>65.795</text:p>
          </table:table-cell>
          <table:table-cell office:value-type="float" office:value="57.119" calcext:value-type="float">
            <text:p>57.119</text:p>
          </table:table-cell>
          <table:table-cell office:value-type="float" office:value="60.915" calcext:value-type="float">
            <text:p>60.915</text:p>
          </table:table-cell>
          <table:table-cell office:value-type="float" office:value="55.673" calcext:value-type="float">
            <text:p>55.673</text:p>
          </table:table-cell>
          <table:table-cell office:value-type="float" office:value="50.973" calcext:value-type="float">
            <text:p>50.973</text:p>
          </table:table-cell>
          <table:table-cell office:value-type="float" office:value="48.804" calcext:value-type="float">
            <text:p>48.804</text:p>
          </table:table-cell>
          <table:table-cell office:value-type="float" office:value="52.6" calcext:value-type="float">
            <text:p>52.6</text:p>
          </table:table-cell>
          <table:table-cell office:value-type="float" office:value="48.624" calcext:value-type="float">
            <text:p>48.624</text:p>
          </table:table-cell>
          <table:table-cell office:value-type="float" office:value="42.839" calcext:value-type="float">
            <text:p>42.839</text:p>
          </table:table-cell>
          <table:table-cell office:value-type="float" office:value="41.212" calcext:value-type="float">
            <text:p>41.212</text:p>
          </table:table-cell>
          <table:table-cell office:value-type="float" office:value="40.67" calcext:value-type="float">
            <text:p>40.67</text:p>
          </table:table-cell>
          <table:table-cell office:value-type="float" office:value="49.166" calcext:value-type="float">
            <text:p>49.166</text:p>
          </table:table-cell>
          <table:table-cell office:value-type="float" office:value="71.76" calcext:value-type="float">
            <text:p>71.76</text:p>
          </table:table-cell>
          <table:table-cell office:value-type="float" office:value="95.982" calcext:value-type="float">
            <text:p>95.982</text:p>
          </table:table-cell>
          <table:table-cell office:value-type="float" office:value="125.264" calcext:value-type="float">
            <text:p>125.264</text:p>
          </table:table-cell>
          <table:table-cell office:value-type="float" office:value="172.261" calcext:value-type="float">
            <text:p>172.261</text:p>
          </table:table-cell>
          <table:table-cell office:value-type="float" office:value="187.083" calcext:value-type="float">
            <text:p>187.083</text:p>
          </table:table-cell>
          <table:table-cell office:value-type="float" office:value="268.966" calcext:value-type="float">
            <text:p>268.966</text:p>
          </table:table-cell>
          <table:table-cell office:value-type="float" office:value="394.049" calcext:value-type="float">
            <text:p>394.049</text:p>
          </table:table-cell>
          <table:table-cell office:value-type="float" office:value="540.462" calcext:value-type="float">
            <text:p>540.462</text:p>
          </table:table-cell>
          <table:table-cell office:value-type="float" office:value="660.846" calcext:value-type="float">
            <text:p>660.846</text:p>
          </table:table-cell>
          <table:table-cell office:value-type="float" office:value="807.259" calcext:value-type="float">
            <text:p>807.259</text:p>
          </table:table-cell>
          <table:table-cell office:value-type="float" office:value="875.223" calcext:value-type="float">
            <text:p>875.223</text:p>
          </table:table-cell>
          <table:table-cell office:value-type="float" office:value="51.975" calcext:value-type="float">
            <text:p>51.975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" calcext:value-type="float">
            <text:p>0.5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.454" calcext:value-type="float">
            <text:p>0.4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53" calcext:value-type="float">
            <text:p>0.5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62" calcext:value-type="float">
            <text:p>0.662</text:p>
          </table:table-cell>
          <table:table-cell office:value-type="float" office:value="0.719" calcext:value-type="float">
            <text:p>0.719</text:p>
          </table:table-cell>
          <table:table-cell office:value-type="float" office:value="0.813" calcext:value-type="float">
            <text:p>0.813</text:p>
          </table:table-cell>
          <table:table-cell office:value-type="float" office:value="0.87" calcext:value-type="float">
            <text:p>0.8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32" calcext:value-type="float">
            <text:p>0.832</text:p>
          </table:table-cell>
          <table:table-cell office:value-type="float" office:value="0.794" calcext:value-type="float">
            <text:p>0.794</text:p>
          </table:table-cell>
          <table:table-cell office:value-type="float" office:value="1.173" calcext:value-type="float">
            <text:p>1.173</text:p>
          </table:table-cell>
          <table:table-cell office:value-type="float" office:value="1.192" calcext:value-type="float">
            <text:p>1.19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2" calcext:value-type="float">
            <text:p>1.192</text:p>
          </table:table-cell>
          <table:table-cell office:value-type="float" office:value="1.324" calcext:value-type="float">
            <text:p>1.324</text:p>
          </table:table-cell>
          <table:table-cell office:value-type="float" office:value="1.513" calcext:value-type="float">
            <text:p>1.513</text:p>
          </table:table-cell>
          <table:table-cell office:value-type="float" office:value="1.778" calcext:value-type="float">
            <text:p>1.77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19" calcext:value-type="float">
            <text:p>1.419</text:p>
          </table:table-cell>
          <table:table-cell office:value-type="float" office:value="1.494" calcext:value-type="float">
            <text:p>1.494</text:p>
          </table:table-cell>
          <table:table-cell office:value-type="float" office:value="1.627" calcext:value-type="float">
            <text:p>1.627</text:p>
          </table:table-cell>
          <table:table-cell office:value-type="float" office:value="1.702" calcext:value-type="float">
            <text:p>1.702</text:p>
          </table:table-cell>
          <table:table-cell office:value-type="float" office:value="1.929" calcext:value-type="float">
            <text:p>1.929</text:p>
          </table:table-cell>
          <table:table-cell office:value-type="float" office:value="1.891" calcext:value-type="float">
            <text:p>1.891</text:p>
          </table:table-cell>
          <table:table-cell office:value-type="float" office:value="1.948" calcext:value-type="float">
            <text:p>1.948</text:p>
          </table:table-cell>
          <table:table-cell office:value-type="float" office:value="2.308" calcext:value-type="float">
            <text:p>2.308</text:p>
          </table:table-cell>
          <table:table-cell office:value-type="float" office:value="64.9707142857143" calcext:value-type="float">
            <text:p>64.9707142857143</text:p>
          </table:table-cell>
          <table:table-cell office:value-type="float" office:value="5.54923076923077" calcext:value-type="float">
            <text:p>5.54923076923077</text:p>
          </table:table-cell>
        </table:table-row>
        <table:table-row table:style-name="ro1">
          <table:table-cell office:value-type="string" calcext:value-type="string">
            <text:p>HND</text:p>
          </table:table-cell>
          <table:table-cell table:number-columns-repeated="2" office:value-type="float" office:value="2.087" calcext:value-type="float">
            <text:p>2.087</text:p>
          </table:table-cell>
          <table:table-cell table:number-columns-repeated="6" office:value-type="float" office:value="5.565" calcext:value-type="float">
            <text:p>5.565</text:p>
          </table:table-cell>
          <table:table-cell office:value-type="float" office:value="8.007" calcext:value-type="float">
            <text:p>8.007</text:p>
          </table:table-cell>
          <table:table-cell table:number-columns-repeated="3" office:value-type="float" office:value="2.442" calcext:value-type="float">
            <text:p>2.442</text:p>
          </table:table-cell>
          <table:table-cell table:number-columns-repeated="2" office:value-type="float" office:value="5.167" calcext:value-type="float">
            <text:p>5.167</text:p>
          </table:table-cell>
          <table:table-cell office:value-type="float" office:value="6.161" calcext:value-type="float">
            <text:p>6.161</text:p>
          </table:table-cell>
          <table:table-cell table:number-columns-repeated="4" office:value-type="float" office:value="3.719" calcext:value-type="float">
            <text:p>3.719</text:p>
          </table:table-cell>
          <table:table-cell table:number-columns-repeated="2" office:value-type="float" office:value="0.994" calcext:value-type="float">
            <text:p>0.9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.508" calcext:value-type="float">
            <text:p>5.508</text:p>
          </table:table-cell>
          <table:table-cell office:value-type="float" office:value="8.39" calcext:value-type="float">
            <text:p>8.39</text:p>
          </table:table-cell>
          <table:table-cell table:number-columns-repeated="4" office:value-type="float" office:value="10.179" calcext:value-type="float">
            <text:p>10.179</text:p>
          </table:table-cell>
          <table:table-cell table:number-columns-repeated="2" office:value-type="float" office:value="4.671" calcext:value-type="float">
            <text:p>4.671</text:p>
          </table:table-cell>
          <table:table-cell office:value-type="float" office:value="1.789" calcext:value-type="float">
            <text:p>1.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292" calcext:value-type="float">
            <text:p>26.292</text:p>
          </table:table-cell>
          <table:table-cell office:value-type="float" office:value="0" calcext:value-type="float">
            <text:p>0</text:p>
          </table:table-cell>
          <table:table-cell office:value-type="float" office:value="49.35" calcext:value-type="float">
            <text:p>49.35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float" office:value="1090.068" calcext:value-type="float">
            <text:p>1090.068</text:p>
          </table:table-cell>
          <table:table-cell office:value-type="float" office:value="1058.394" calcext:value-type="float">
            <text:p>1058.394</text:p>
          </table:table-cell>
          <table:table-cell office:value-type="float" office:value="1025.529" calcext:value-type="float">
            <text:p>1025.529</text:p>
          </table:table-cell>
          <table:table-cell office:value-type="float" office:value="989.234" calcext:value-type="float">
            <text:p>989.234</text:p>
          </table:table-cell>
          <table:table-cell office:value-type="float" office:value="970.229" calcext:value-type="float">
            <text:p>970.229</text:p>
          </table:table-cell>
          <table:table-cell office:value-type="float" office:value="959.624" calcext:value-type="float">
            <text:p>959.624</text:p>
          </table:table-cell>
          <table:table-cell office:value-type="float" office:value="938.764" calcext:value-type="float">
            <text:p>938.764</text:p>
          </table:table-cell>
          <table:table-cell office:value-type="float" office:value="905.235" calcext:value-type="float">
            <text:p>905.235</text:p>
          </table:table-cell>
          <table:table-cell office:value-type="float" office:value="873.28" calcext:value-type="float">
            <text:p>873.28</text:p>
          </table:table-cell>
          <table:table-cell office:value-type="float" office:value="847.94" calcext:value-type="float">
            <text:p>847.94</text:p>
          </table:table-cell>
          <table:table-cell office:value-type="float" office:value="826.765" calcext:value-type="float">
            <text:p>826.765</text:p>
          </table:table-cell>
          <table:table-cell office:value-type="float" office:value="810.77" calcext:value-type="float">
            <text:p>810.77</text:p>
          </table:table-cell>
          <table:table-cell office:value-type="float" office:value="801.145" calcext:value-type="float">
            <text:p>801.145</text:p>
          </table:table-cell>
          <table:table-cell office:value-type="float" office:value="794.46" calcext:value-type="float">
            <text:p>794.46</text:p>
          </table:table-cell>
          <table:table-cell office:value-type="float" office:value="791.66" calcext:value-type="float">
            <text:p>791.66</text:p>
          </table:table-cell>
          <table:table-cell office:value-type="float" office:value="768.455" calcext:value-type="float">
            <text:p>768.455</text:p>
          </table:table-cell>
          <table:table-cell office:value-type="float" office:value="767.79" calcext:value-type="float">
            <text:p>767.79</text:p>
          </table:table-cell>
          <table:table-cell office:value-type="float" office:value="754.735" calcext:value-type="float">
            <text:p>754.735</text:p>
          </table:table-cell>
          <table:table-cell office:value-type="float" office:value="740.631" calcext:value-type="float">
            <text:p>740.631</text:p>
          </table:table-cell>
          <table:table-cell office:value-type="float" office:value="737.621" calcext:value-type="float">
            <text:p>737.621</text:p>
          </table:table-cell>
          <table:table-cell office:value-type="float" office:value="728.241" calcext:value-type="float">
            <text:p>728.241</text:p>
          </table:table-cell>
          <table:table-cell office:value-type="float" office:value="712.666" calcext:value-type="float">
            <text:p>712.666</text:p>
          </table:table-cell>
          <table:table-cell office:value-type="float" office:value="714.976" calcext:value-type="float">
            <text:p>714.976</text:p>
          </table:table-cell>
          <table:table-cell office:value-type="float" office:value="696.181" calcext:value-type="float">
            <text:p>696.181</text:p>
          </table:table-cell>
          <table:table-cell office:value-type="float" office:value="688.621" calcext:value-type="float">
            <text:p>688.621</text:p>
          </table:table-cell>
          <table:table-cell office:value-type="float" office:value="626.146" calcext:value-type="float">
            <text:p>626.146</text:p>
          </table:table-cell>
          <table:table-cell office:value-type="float" office:value="632.901" calcext:value-type="float">
            <text:p>632.901</text:p>
          </table:table-cell>
          <table:table-cell office:value-type="float" office:value="679.661" calcext:value-type="float">
            <text:p>679.661</text:p>
          </table:table-cell>
          <table:table-cell office:value-type="float" office:value="733.631" calcext:value-type="float">
            <text:p>733.631</text:p>
          </table:table-cell>
          <table:table-cell office:value-type="float" office:value="808.075" calcext:value-type="float">
            <text:p>808.075</text:p>
          </table:table-cell>
          <table:table-cell office:value-type="float" office:value="889.485" calcext:value-type="float">
            <text:p>889.485</text:p>
          </table:table-cell>
          <table:table-cell office:value-type="float" office:value="960.254" calcext:value-type="float">
            <text:p>960.254</text:p>
          </table:table-cell>
          <table:table-cell office:value-type="float" office:value="969.424" calcext:value-type="float">
            <text:p>969.424</text:p>
          </table:table-cell>
          <table:table-cell office:value-type="float" office:value="988.429" calcext:value-type="float">
            <text:p>988.429</text:p>
          </table:table-cell>
          <table:table-cell office:value-type="float" office:value="1048.139" calcext:value-type="float">
            <text:p>1048.139</text:p>
          </table:table-cell>
          <table:table-cell office:value-type="float" office:value="1146.803" calcext:value-type="float">
            <text:p>1146.803</text:p>
          </table:table-cell>
          <table:table-cell office:value-type="float" office:value="1255.303" calcext:value-type="float">
            <text:p>1255.303</text:p>
          </table:table-cell>
          <table:table-cell office:value-type="float" office:value="1197.343" calcext:value-type="float">
            <text:p>1197.343</text:p>
          </table:table-cell>
          <table:table-cell office:value-type="float" office:value="1320.682" calcext:value-type="float">
            <text:p>1320.682</text:p>
          </table:table-cell>
          <table:table-cell office:value-type="float" office:value="1562.881" calcext:value-type="float">
            <text:p>1562.881</text:p>
          </table:table-cell>
          <table:table-cell office:value-type="float" office:value="55.3771428571429" calcext:value-type="float">
            <text:p>55.3771428571429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HTI</text:p>
          </table:table-cell>
          <table:table-cell table:number-columns-repeated="2" office:value-type="float" office:value="4.666" calcext:value-type="float">
            <text:p>4.666</text:p>
          </table:table-cell>
          <table:table-cell office:value-type="float" office:value="5.397" calcext:value-type="float">
            <text:p>5.397</text:p>
          </table:table-cell>
          <table:table-cell table:number-columns-repeated="2" office:value-type="float" office:value="5.978" calcext:value-type="float">
            <text:p>5.978</text:p>
          </table:table-cell>
          <table:table-cell table:number-columns-repeated="2" office:value-type="float" office:value="5.731" calcext:value-type="float">
            <text:p>5.731</text:p>
          </table:table-cell>
          <table:table-cell office:value-type="float" office:value="4.208" calcext:value-type="float">
            <text:p>4.208</text:p>
          </table:table-cell>
          <table:table-cell office:value-type="float" office:value="4.864" calcext:value-type="float">
            <text:p>4.864</text:p>
          </table:table-cell>
          <table:table-cell office:value-type="float" office:value="3.478" calcext:value-type="float">
            <text:p>3.478</text:p>
          </table:table-cell>
          <table:table-cell table:number-columns-repeated="2" office:value-type="float" office:value="2.896" calcext:value-type="float">
            <text:p>2.896</text:p>
          </table:table-cell>
          <table:table-cell office:value-type="float" office:value="1.485" calcext:value-type="float">
            <text:p>1.485</text:p>
          </table:table-cell>
          <table:table-cell office:value-type="float" office:value="2.81" calcext:value-type="float">
            <text:p>2.81</text:p>
          </table:table-cell>
          <table:table-cell office:value-type="float" office:value="2.327" calcext:value-type="float">
            <text:p>2.327</text:p>
          </table:table-cell>
          <table:table-cell table:number-columns-repeated="2" office:value-type="float" office:value="2.018" calcext:value-type="float">
            <text:p>2.018</text:p>
          </table:table-cell>
          <table:table-cell table:number-columns-repeated="2" office:value-type="float" office:value="2.178" calcext:value-type="float">
            <text:p>2.178</text:p>
          </table:table-cell>
          <table:table-cell office:value-type="float" office:value="2.042" calcext:value-type="float">
            <text:p>2.042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47" calcext:value-type="float">
            <text:p>0.4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float" office:value="0.631" calcext:value-type="float">
            <text:p>0.6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5" calcext:value-type="float">
            <text:p>0.495</text:p>
          </table:table-cell>
          <table:table-cell table:number-columns-repeated="3" office:value-type="float" office:value="0.433" calcext:value-type="float">
            <text:p>0.433</text:p>
          </table:table-cell>
          <table:table-cell office:value-type="float" office:value="1.015" calcext:value-type="float">
            <text:p>1.015</text:p>
          </table:table-cell>
          <table:table-cell office:value-type="float" office:value="2.933" calcext:value-type="float">
            <text:p>2.933</text:p>
          </table:table-cell>
          <table:table-cell office:value-type="float" office:value="3.391" calcext:value-type="float">
            <text:p>3.391</text:p>
          </table:table-cell>
          <table:table-cell table:number-columns-repeated="3" office:value-type="float" office:value="3.948" calcext:value-type="float">
            <text:p>3.948</text:p>
          </table:table-cell>
          <table:table-cell office:value-type="float" office:value="8.281" calcext:value-type="float">
            <text:p>8.281</text:p>
          </table:table-cell>
          <table:table-cell office:value-type="float" office:value="1.075" calcext:value-type="float">
            <text:p>1.07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1029.195" calcext:value-type="float">
            <text:p>1029.195</text:p>
          </table:table-cell>
          <table:table-cell office:value-type="float" office:value="1004.002" calcext:value-type="float">
            <text:p>1004.002</text:p>
          </table:table-cell>
          <table:table-cell table:number-columns-repeated="3" office:value-type="float" office:value="978.379" calcext:value-type="float">
            <text:p>978.379</text:p>
          </table:table-cell>
          <table:table-cell office:value-type="float" office:value="902.295" calcext:value-type="float">
            <text:p>902.295</text:p>
          </table:table-cell>
          <table:table-cell office:value-type="float" office:value="871.467" calcext:value-type="float">
            <text:p>871.467</text:p>
          </table:table-cell>
          <table:table-cell office:value-type="float" office:value="807.662" calcext:value-type="float">
            <text:p>807.662</text:p>
          </table:table-cell>
          <table:table-cell office:value-type="float" office:value="760.864" calcext:value-type="float">
            <text:p>760.864</text:p>
          </table:table-cell>
          <table:table-cell table:number-columns-repeated="3" office:value-type="float" office:value="712.539" calcext:value-type="float">
            <text:p>712.539</text:p>
          </table:table-cell>
          <table:table-cell office:value-type="float" office:value="613.457" calcext:value-type="float">
            <text:p>613.457</text:p>
          </table:table-cell>
          <table:table-cell office:value-type="float" office:value="602.543" calcext:value-type="float">
            <text:p>602.543</text:p>
          </table:table-cell>
          <table:table-cell office:value-type="float" office:value="582.629" calcext:value-type="float">
            <text:p>582.629</text:p>
          </table:table-cell>
          <table:table-cell office:value-type="float" office:value="552.795" calcext:value-type="float">
            <text:p>552.795</text:p>
          </table:table-cell>
          <table:table-cell table:number-columns-repeated="3" office:value-type="float" office:value="524.517" calcext:value-type="float">
            <text:p>524.517</text:p>
          </table:table-cell>
          <table:table-cell office:value-type="float" office:value="436.853" calcext:value-type="float">
            <text:p>436.853</text:p>
          </table:table-cell>
          <table:table-cell office:value-type="float" office:value="413.276" calcext:value-type="float">
            <text:p>413.276</text:p>
          </table:table-cell>
          <table:table-cell office:value-type="float" office:value="381.44" calcext:value-type="float">
            <text:p>381.44</text:p>
          </table:table-cell>
          <table:table-cell office:value-type="float" office:value="356.054" calcext:value-type="float">
            <text:p>356.054</text:p>
          </table:table-cell>
          <table:table-cell table:number-columns-repeated="3" office:value-type="float" office:value="282.255" calcext:value-type="float">
            <text:p>282.255</text:p>
          </table:table-cell>
          <table:table-cell office:value-type="float" office:value="250.878" calcext:value-type="float">
            <text:p>250.878</text:p>
          </table:table-cell>
          <table:table-cell office:value-type="float" office:value="241.759" calcext:value-type="float">
            <text:p>241.759</text:p>
          </table:table-cell>
          <table:table-cell office:value-type="float" office:value="236.51" calcext:value-type="float">
            <text:p>236.51</text:p>
          </table:table-cell>
          <table:table-cell office:value-type="float" office:value="233.173" calcext:value-type="float">
            <text:p>233.173</text:p>
          </table:table-cell>
          <table:table-cell table:number-columns-repeated="3" office:value-type="float" office:value="282.996" calcext:value-type="float">
            <text:p>282.996</text:p>
          </table:table-cell>
          <table:table-cell office:value-type="float" office:value="251.501" calcext:value-type="float">
            <text:p>251.501</text:p>
          </table:table-cell>
          <table:table-cell office:value-type="float" office:value="267.204" calcext:value-type="float">
            <text:p>267.204</text:p>
          </table:table-cell>
          <table:table-cell office:value-type="float" office:value="300.79" calcext:value-type="float">
            <text:p>300.79</text:p>
          </table:table-cell>
          <table:table-cell office:value-type="float" office:value="346.653" calcext:value-type="float">
            <text:p>346.653</text:p>
          </table:table-cell>
          <table:table-cell office:value-type="float" office:value="393.57" calcext:value-type="float">
            <text:p>39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4" calcext:value-type="float">
            <text:p>65.04</text:p>
          </table:table-cell>
          <table:table-cell office:value-type="float" office:value="33.0233333333333" calcext:value-type="float">
            <text:p>33.0233333333333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1.16" calcext:value-type="float">
            <text:p>1.16</text:p>
          </table:table-cell>
          <table:table-cell office:value-type="float" office:value="1.128" calcext:value-type="float">
            <text:p>1.128</text:p>
          </table:table-cell>
          <table:table-cell office:value-type="float" office:value="1.021" calcext:value-type="float">
            <text:p>1.0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904" calcext:value-type="float">
            <text:p>0.904</text:p>
          </table:table-cell>
          <table:table-cell office:value-type="float" office:value="0.88" calcext:value-type="float">
            <text:p>0.8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" calcext:value-type="float">
            <text:p>0.7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" calcext:value-type="float">
            <text:p>0.67</text:p>
          </table:table-cell>
          <table:table-cell office:value-type="float" office:value="0.722" calcext:value-type="float">
            <text:p>0.722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98" calcext:value-type="float">
            <text:p>0.698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5" calcext:value-type="float">
            <text:p>0.665</text:p>
          </table:table-cell>
          <table:table-cell office:value-type="float" office:value="0.581" calcext:value-type="float">
            <text:p>0.58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1" calcext:value-type="float">
            <text:p>0.661</text:p>
          </table:table-cell>
          <table:table-cell office:value-type="float" office:value="0.689" calcext:value-type="float">
            <text:p>0.68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6" calcext:value-type="float">
            <text:p>0.686</text:p>
          </table:table-cell>
          <table:table-cell office:value-type="float" office:value="0.776" calcext:value-type="float">
            <text:p>0.77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4" calcext:value-type="float">
            <text:p>0.814</text:p>
          </table:table-cell>
          <table:table-cell office:value-type="float" office:value="0.923" calcext:value-type="float">
            <text:p>0.923</text:p>
          </table:table-cell>
          <table:table-cell office:value-type="float" office:value="1.101" calcext:value-type="float">
            <text:p>1.101</text:p>
          </table:table-cell>
          <table:table-cell office:value-type="float" office:value="1.275" calcext:value-type="float">
            <text:p>1.275</text:p>
          </table:table-cell>
          <table:table-cell office:value-type="float" office:value="1.381" calcext:value-type="float">
            <text:p>1.381</text:p>
          </table:table-cell>
          <table:table-cell office:value-type="float" office:value="1.565" calcext:value-type="float">
            <text:p>1.565</text:p>
          </table:table-cell>
          <table:table-cell office:value-type="float" office:value="58.9227272727273" calcext:value-type="float">
            <text:p>58.922727272727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IMN</text:p>
          </table:table-cell>
          <table:table-cell office:value-type="float" office:value="1152.424" calcext:value-type="float">
            <text:p>1152.424</text:p>
          </table:table-cell>
          <table:table-cell office:value-type="float" office:value="1202.603" calcext:value-type="float">
            <text:p>1202.603</text:p>
          </table:table-cell>
          <table:table-cell office:value-type="float" office:value="1289.578" calcext:value-type="float">
            <text:p>1289.578</text:p>
          </table:table-cell>
          <table:table-cell office:value-type="float" office:value="1297.941" calcext:value-type="float">
            <text:p>1297.941</text:p>
          </table:table-cell>
          <table:table-cell office:value-type="float" office:value="1294.596" calcext:value-type="float">
            <text:p>1294.596</text:p>
          </table:table-cell>
          <table:table-cell office:value-type="float" office:value="1346.447" calcext:value-type="float">
            <text:p>1346.447</text:p>
          </table:table-cell>
          <table:table-cell office:value-type="float" office:value="1351.464" calcext:value-type="float">
            <text:p>1351.464</text:p>
          </table:table-cell>
          <table:table-cell office:value-type="float" office:value="1244.418" calcext:value-type="float">
            <text:p>1244.418</text:p>
          </table:table-cell>
          <table:table-cell office:value-type="float" office:value="1224.346" calcext:value-type="float">
            <text:p>1224.346</text:p>
          </table:table-cell>
          <table:table-cell office:value-type="float" office:value="1132.353" calcext:value-type="float">
            <text:p>1132.353</text:p>
          </table:table-cell>
          <table:table-cell office:value-type="float" office:value="1100.574" calcext:value-type="float">
            <text:p>1100.574</text:p>
          </table:table-cell>
          <table:table-cell office:value-type="float" office:value="1093.883" calcext:value-type="float">
            <text:p>1093.883</text:p>
          </table:table-cell>
          <table:table-cell office:value-type="float" office:value="1003.563" calcext:value-type="float">
            <text:p>1003.563</text:p>
          </table:table-cell>
          <table:table-cell office:value-type="float" office:value="976.801" calcext:value-type="float">
            <text:p>976.801</text:p>
          </table:table-cell>
          <table:table-cell office:value-type="float" office:value="973.456" calcext:value-type="float">
            <text:p>973.456</text:p>
          </table:table-cell>
          <table:table-cell office:value-type="float" office:value="918.26" calcext:value-type="float">
            <text:p>918.26</text:p>
          </table:table-cell>
          <table:table-cell office:value-type="float" office:value="891.498" calcext:value-type="float">
            <text:p>891.498</text:p>
          </table:table-cell>
          <table:table-cell office:value-type="float" office:value="866.409" calcext:value-type="float">
            <text:p>866.409</text:p>
          </table:table-cell>
          <table:table-cell office:value-type="float" office:value="864.736" calcext:value-type="float">
            <text:p>864.736</text:p>
          </table:table-cell>
          <table:table-cell office:value-type="float" office:value="868.082" calcext:value-type="float">
            <text:p>868.082</text:p>
          </table:table-cell>
          <table:table-cell office:value-type="float" office:value="881.463" calcext:value-type="float">
            <text:p>881.463</text:p>
          </table:table-cell>
          <table:table-cell office:value-type="float" office:value="923.278" calcext:value-type="float">
            <text:p>923.278</text:p>
          </table:table-cell>
          <table:table-cell office:value-type="float" office:value="846.338" calcext:value-type="float">
            <text:p>846.338</text:p>
          </table:table-cell>
          <table:table-cell office:value-type="float" office:value="754.345" calcext:value-type="float">
            <text:p>754.345</text:p>
          </table:table-cell>
          <table:table-cell office:value-type="float" office:value="670.714" calcext:value-type="float">
            <text:p>670.714</text:p>
          </table:table-cell>
          <table:table-cell office:value-type="float" office:value="570.358" calcext:value-type="float">
            <text:p>570.358</text:p>
          </table:table-cell>
          <table:table-cell office:value-type="float" office:value="496.764" calcext:value-type="float">
            <text:p>496.764</text:p>
          </table:table-cell>
          <table:table-cell office:value-type="float" office:value="383.026" calcext:value-type="float">
            <text:p>383.026</text:p>
          </table:table-cell>
          <table:table-cell office:value-type="float" office:value="205.73" calcext:value-type="float">
            <text:p>205.73</text:p>
          </table:table-cell>
          <table:table-cell office:value-type="float" office:value="296.051" calcext:value-type="float">
            <text:p>296.051</text:p>
          </table:table-cell>
          <table:table-cell office:value-type="float" office:value="361.283" calcext:value-type="float">
            <text:p>361.283</text:p>
          </table:table-cell>
          <table:table-cell table:number-columns-repeated="2" office:value-type="float" office:value="429.859" calcext:value-type="float">
            <text:p>429.859</text:p>
          </table:table-cell>
          <table:table-cell office:value-type="float" office:value="506.799" calcext:value-type="float">
            <text:p>506.799</text:p>
          </table:table-cell>
          <table:table-cell office:value-type="float" office:value="5834.044" calcext:value-type="float">
            <text:p>5834.044</text:p>
          </table:table-cell>
          <table:table-cell office:value-type="float" office:value="6571.663" calcext:value-type="float">
            <text:p>6571.663</text:p>
          </table:table-cell>
          <table:table-cell office:value-type="float" office:value="7309.281" calcext:value-type="float">
            <text:p>7309.281</text:p>
          </table:table-cell>
          <table:table-cell office:value-type="float" office:value="7749.176" calcext:value-type="float">
            <text:p>7749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633333333333" calcext:value-type="float">
            <text:p>80.5633333333333</text:p>
          </table:table-cell>
          <table:table-cell office:value-type="float" office:value="52.4655555555556" calcext:value-type="float">
            <text:p>52.4655555555556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6.321" calcext:value-type="float">
            <text:p>6.321</text:p>
          </table:table-cell>
          <table:table-cell office:value-type="float" office:value="6.185" calcext:value-type="float">
            <text:p>6.185</text:p>
          </table:table-cell>
          <table:table-cell office:value-type="float" office:value="6.214" calcext:value-type="float">
            <text:p>6.214</text:p>
          </table:table-cell>
          <table:table-cell office:value-type="float" office:value="5.315" calcext:value-type="float">
            <text:p>5.315</text:p>
          </table:table-cell>
          <table:table-cell office:value-type="float" office:value="6.226" calcext:value-type="float">
            <text:p>6.226</text:p>
          </table:table-cell>
          <table:table-cell office:value-type="float" office:value="6.209" calcext:value-type="float">
            <text:p>6.209</text:p>
          </table:table-cell>
          <table:table-cell office:value-type="float" office:value="6.156" calcext:value-type="float">
            <text:p>6.156</text:p>
          </table:table-cell>
          <table:table-cell office:value-type="float" office:value="6.121" calcext:value-type="float">
            <text:p>6.121</text:p>
          </table:table-cell>
          <table:table-cell office:value-type="float" office:value="6.037" calcext:value-type="float">
            <text:p>6.037</text:p>
          </table:table-cell>
          <table:table-cell office:value-type="float" office:value="5.974" calcext:value-type="float">
            <text:p>5.974</text:p>
          </table:table-cell>
          <table:table-cell office:value-type="float" office:value="6.782" calcext:value-type="float">
            <text:p>6.782</text:p>
          </table:table-cell>
          <table:table-cell office:value-type="float" office:value="5.772" calcext:value-type="float">
            <text:p>5.772</text:p>
          </table:table-cell>
          <table:table-cell office:value-type="float" office:value="5.666" calcext:value-type="float">
            <text:p>5.666</text:p>
          </table:table-cell>
          <table:table-cell office:value-type="float" office:value="5.516" calcext:value-type="float">
            <text:p>5.516</text:p>
          </table:table-cell>
          <table:table-cell office:value-type="float" office:value="5.368" calcext:value-type="float">
            <text:p>5.368</text:p>
          </table:table-cell>
          <table:table-cell office:value-type="float" office:value="5.27" calcext:value-type="float">
            <text:p>5.27</text:p>
          </table:table-cell>
          <table:table-cell office:value-type="float" office:value="4.451" calcext:value-type="float">
            <text:p>4.451</text:p>
          </table:table-cell>
          <table:table-cell office:value-type="float" office:value="4.376" calcext:value-type="float">
            <text:p>4.376</text:p>
          </table:table-cell>
          <table:table-cell office:value-type="float" office:value="5.021" calcext:value-type="float">
            <text:p>5.021</text:p>
          </table:table-cell>
          <table:table-cell office:value-type="float" office:value="4.974" calcext:value-type="float">
            <text:p>4.974</text:p>
          </table:table-cell>
          <table:table-cell office:value-type="float" office:value="4.906" calcext:value-type="float">
            <text:p>4.906</text:p>
          </table:table-cell>
          <table:table-cell office:value-type="float" office:value="4.857" calcext:value-type="float">
            <text:p>4.857</text:p>
          </table:table-cell>
          <table:table-cell office:value-type="float" office:value="4.775" calcext:value-type="float">
            <text:p>4.775</text:p>
          </table:table-cell>
          <table:table-cell office:value-type="float" office:value="5.512" calcext:value-type="float">
            <text:p>5.512</text:p>
          </table:table-cell>
          <table:table-cell office:value-type="float" office:value="5.496" calcext:value-type="float">
            <text:p>5.496</text:p>
          </table:table-cell>
          <table:table-cell office:value-type="float" office:value="4.767" calcext:value-type="float">
            <text:p>4.767</text:p>
          </table:table-cell>
          <table:table-cell office:value-type="float" office:value="4.873" calcext:value-type="float">
            <text:p>4.873</text:p>
          </table:table-cell>
          <table:table-cell office:value-type="float" office:value="5.168" calcext:value-type="float">
            <text:p>5.168</text:p>
          </table:table-cell>
          <table:table-cell office:value-type="float" office:value="5.748" calcext:value-type="float">
            <text:p>5.748</text:p>
          </table:table-cell>
          <table:table-cell office:value-type="float" office:value="6.785" calcext:value-type="float">
            <text:p>6.785</text:p>
          </table:table-cell>
          <table:table-cell office:value-type="float" office:value="8.383" calcext:value-type="float">
            <text:p>8.383</text:p>
          </table:table-cell>
          <table:table-cell office:value-type="float" office:value="10.491" calcext:value-type="float">
            <text:p>10.491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.462" calcext:value-type="float">
            <text:p>16.462</text:p>
          </table:table-cell>
          <table:table-cell office:value-type="float" office:value="21.476" calcext:value-type="float">
            <text:p>21.476</text:p>
          </table:table-cell>
          <table:table-cell office:value-type="float" office:value="29.449" calcext:value-type="float">
            <text:p>29.449</text:p>
          </table:table-cell>
          <table:table-cell office:value-type="float" office:value="39.736" calcext:value-type="float">
            <text:p>39.736</text:p>
          </table:table-cell>
          <table:table-cell office:value-type="float" office:value="51.958" calcext:value-type="float">
            <text:p>51.958</text:p>
          </table:table-cell>
          <table:table-cell office:value-type="float" office:value="65.499" calcext:value-type="float">
            <text:p>65.499</text:p>
          </table:table-cell>
          <table:table-cell office:value-type="float" office:value="80.465" calcext:value-type="float">
            <text:p>80.465</text:p>
          </table:table-cell>
          <table:table-cell office:value-type="float" office:value="61.2464285714286" calcext:value-type="float">
            <text:p>61.246428571428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910.513" calcext:value-type="float">
            <text:p>910.513</text:p>
          </table:table-cell>
          <table:table-cell office:value-type="float" office:value="893.197" calcext:value-type="float">
            <text:p>893.197</text:p>
          </table:table-cell>
          <table:table-cell office:value-type="float" office:value="915.817" calcext:value-type="float">
            <text:p>915.817</text:p>
          </table:table-cell>
          <table:table-cell office:value-type="float" office:value="939.641" calcext:value-type="float">
            <text:p>939.641</text:p>
          </table:table-cell>
          <table:table-cell office:value-type="float" office:value="980.381" calcext:value-type="float">
            <text:p>980.381</text:p>
          </table:table-cell>
          <table:table-cell office:value-type="float" office:value="931.872" calcext:value-type="float">
            <text:p>931.872</text:p>
          </table:table-cell>
          <table:table-cell office:value-type="float" office:value="934.94" calcext:value-type="float">
            <text:p>934.94</text:p>
          </table:table-cell>
          <table:table-cell office:value-type="float" office:value="944.573" calcext:value-type="float">
            <text:p>944.573</text:p>
          </table:table-cell>
          <table:table-cell office:value-type="float" office:value="940.1" calcext:value-type="float">
            <text:p>940.1</text:p>
          </table:table-cell>
          <table:table-cell office:value-type="float" office:value="902.514" calcext:value-type="float">
            <text:p>902.514</text:p>
          </table:table-cell>
          <table:table-cell office:value-type="float" office:value="856.127" calcext:value-type="float">
            <text:p>856.127</text:p>
          </table:table-cell>
          <table:table-cell office:value-type="float" office:value="842.108" calcext:value-type="float">
            <text:p>842.108</text:p>
          </table:table-cell>
          <table:table-cell office:value-type="float" office:value="892.91" calcext:value-type="float">
            <text:p>892.91</text:p>
          </table:table-cell>
          <table:table-cell office:value-type="float" office:value="844.344" calcext:value-type="float">
            <text:p>844.344</text:p>
          </table:table-cell>
          <table:table-cell office:value-type="float" office:value="847.326" calcext:value-type="float">
            <text:p>847.326</text:p>
          </table:table-cell>
          <table:table-cell office:value-type="float" office:value="851.282" calcext:value-type="float">
            <text:p>851.282</text:p>
          </table:table-cell>
          <table:table-cell office:value-type="float" office:value="836.89" calcext:value-type="float">
            <text:p>836.89</text:p>
          </table:table-cell>
          <table:table-cell office:value-type="float" office:value="932.331" calcext:value-type="float">
            <text:p>932.331</text:p>
          </table:table-cell>
          <table:table-cell office:value-type="float" office:value="945.433" calcext:value-type="float">
            <text:p>945.433</text:p>
          </table:table-cell>
          <table:table-cell office:value-type="float" office:value="948.443" calcext:value-type="float">
            <text:p>948.443</text:p>
          </table:table-cell>
          <table:table-cell office:value-type="float" office:value="988.523" calcext:value-type="float">
            <text:p>988.523</text:p>
          </table:table-cell>
          <table:table-cell office:value-type="float" office:value="1048.069" calcext:value-type="float">
            <text:p>1048.069</text:p>
          </table:table-cell>
          <table:table-cell office:value-type="float" office:value="1141.818" calcext:value-type="float">
            <text:p>1141.818</text:p>
          </table:table-cell>
          <table:table-cell office:value-type="float" office:value="1359.334" calcext:value-type="float">
            <text:p>1359.334</text:p>
          </table:table-cell>
          <table:table-cell office:value-type="float" office:value="1543.735" calcext:value-type="float">
            <text:p>1543.735</text:p>
          </table:table-cell>
          <table:table-cell office:value-type="float" office:value="1695.11" calcext:value-type="float">
            <text:p>1695.11</text:p>
          </table:table-cell>
          <table:table-cell office:value-type="float" office:value="1750.93" calcext:value-type="float">
            <text:p>1750.93</text:p>
          </table:table-cell>
          <table:table-cell office:value-type="float" office:value="1858.067" calcext:value-type="float">
            <text:p>1858.067</text:p>
          </table:table-cell>
          <table:table-cell office:value-type="float" office:value="2148.231" calcext:value-type="float">
            <text:p>2148.231</text:p>
          </table:table-cell>
          <table:table-cell office:value-type="float" office:value="2525.034" calcext:value-type="float">
            <text:p>2525.034</text:p>
          </table:table-cell>
          <table:table-cell office:value-type="float" office:value="2780.994" calcext:value-type="float">
            <text:p>2780.994</text:p>
          </table:table-cell>
          <table:table-cell office:value-type="float" office:value="3053.813" calcext:value-type="float">
            <text:p>3053.813</text:p>
          </table:table-cell>
          <table:table-cell office:value-type="float" office:value="2755.536" calcext:value-type="float">
            <text:p>2755.536</text:p>
          </table:table-cell>
          <table:table-cell office:value-type="float" office:value="3538.843" calcext:value-type="float">
            <text:p>3538.843</text:p>
          </table:table-cell>
          <table:table-cell office:value-type="float" office:value="3891.362" calcext:value-type="float">
            <text:p>3891.362</text:p>
          </table:table-cell>
          <table:table-cell office:value-type="float" office:value="3926.569" calcext:value-type="float">
            <text:p>3926.569</text:p>
          </table:table-cell>
          <table:table-cell office:value-type="float" office:value="4020.117" calcext:value-type="float">
            <text:p>4020.117</text:p>
          </table:table-cell>
          <table:table-cell office:value-type="float" office:value="4072.181" calcext:value-type="float">
            <text:p>4072.181</text:p>
          </table:table-cell>
          <table:table-cell office:value-type="float" office:value="4153.631" calcext:value-type="float">
            <text:p>4153.631</text:p>
          </table:table-cell>
          <table:table-cell office:value-type="float" office:value="4766.698" calcext:value-type="float">
            <text:p>4766.698</text:p>
          </table:table-cell>
          <table:table-cell office:value-type="float" office:value="78.1871428571428" calcext:value-type="float">
            <text:p>78.1871428571428</text:p>
          </table:table-cell>
          <table:table-cell office:value-type="float" office:value="44.6761538461538" calcext:value-type="float">
            <text:p>44.6761538461538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48.614" calcext:value-type="float">
            <text:p>48.614</text:p>
          </table:table-cell>
          <table:table-cell office:value-type="float" office:value="46.915" calcext:value-type="float">
            <text:p>46.915</text:p>
          </table:table-cell>
          <table:table-cell office:value-type="float" office:value="45.603" calcext:value-type="float">
            <text:p>45.603</text:p>
          </table:table-cell>
          <table:table-cell office:value-type="float" office:value="44.111" calcext:value-type="float">
            <text:p>44.111</text:p>
          </table:table-cell>
          <table:table-cell office:value-type="float" office:value="42.982" calcext:value-type="float">
            <text:p>42.982</text:p>
          </table:table-cell>
          <table:table-cell office:value-type="float" office:value="41.379" calcext:value-type="float">
            <text:p>41.379</text:p>
          </table:table-cell>
          <table:table-cell office:value-type="float" office:value="40.138" calcext:value-type="float">
            <text:p>40.138</text:p>
          </table:table-cell>
          <table:table-cell office:value-type="float" office:value="38.453" calcext:value-type="float">
            <text:p>38.453</text:p>
          </table:table-cell>
          <table:table-cell office:value-type="float" office:value="37.426" calcext:value-type="float">
            <text:p>37.426</text:p>
          </table:table-cell>
          <table:table-cell office:value-type="float" office:value="36.364" calcext:value-type="float">
            <text:p>36.364</text:p>
          </table:table-cell>
          <table:table-cell office:value-type="float" office:value="35.564" calcext:value-type="float">
            <text:p>35.564</text:p>
          </table:table-cell>
          <table:table-cell office:value-type="float" office:value="34.187" calcext:value-type="float">
            <text:p>34.187</text:p>
          </table:table-cell>
          <table:table-cell office:value-type="float" office:value="33.095" calcext:value-type="float">
            <text:p>33.095</text:p>
          </table:table-cell>
          <table:table-cell office:value-type="float" office:value="31.868" calcext:value-type="float">
            <text:p>31.868</text:p>
          </table:table-cell>
          <table:table-cell office:value-type="float" office:value="30.763" calcext:value-type="float">
            <text:p>30.763</text:p>
          </table:table-cell>
          <table:table-cell office:value-type="float" office:value="29.54" calcext:value-type="float">
            <text:p>29.54</text:p>
          </table:table-cell>
          <table:table-cell office:value-type="float" office:value="28.238" calcext:value-type="float">
            <text:p>28.238</text:p>
          </table:table-cell>
          <table:table-cell office:value-type="float" office:value="27.7" calcext:value-type="float">
            <text:p>27.7</text:p>
          </table:table-cell>
          <table:table-cell office:value-type="float" office:value="27.161" calcext:value-type="float">
            <text:p>27.161</text:p>
          </table:table-cell>
          <table:table-cell office:value-type="float" office:value="26.63" calcext:value-type="float">
            <text:p>26.63</text:p>
          </table:table-cell>
          <table:table-cell office:value-type="float" office:value="26.006" calcext:value-type="float">
            <text:p>26.006</text:p>
          </table:table-cell>
          <table:table-cell office:value-type="float" office:value="25.086" calcext:value-type="float">
            <text:p>25.086</text:p>
          </table:table-cell>
          <table:table-cell office:value-type="float" office:value="24.131" calcext:value-type="float">
            <text:p>24.131</text:p>
          </table:table-cell>
          <table:table-cell office:value-type="float" office:value="23.747" calcext:value-type="float">
            <text:p>23.747</text:p>
          </table:table-cell>
          <table:table-cell office:value-type="float" office:value="23.343" calcext:value-type="float">
            <text:p>23.343</text:p>
          </table:table-cell>
          <table:table-cell office:value-type="float" office:value="23.157" calcext:value-type="float">
            <text:p>23.157</text:p>
          </table:table-cell>
          <table:table-cell office:value-type="float" office:value="22.446" calcext:value-type="float">
            <text:p>22.446</text:p>
          </table:table-cell>
          <table:table-cell office:value-type="float" office:value="21.967" calcext:value-type="float">
            <text:p>21.967</text:p>
          </table:table-cell>
          <table:table-cell office:value-type="float" office:value="21.635" calcext:value-type="float">
            <text:p>21.635</text:p>
          </table:table-cell>
          <table:table-cell office:value-type="float" office:value="21.641" calcext:value-type="float">
            <text:p>21.641</text:p>
          </table:table-cell>
          <table:table-cell office:value-type="float" office:value="21.198" calcext:value-type="float">
            <text:p>21.198</text:p>
          </table:table-cell>
          <table:table-cell office:value-type="float" office:value="20.998" calcext:value-type="float">
            <text:p>20.998</text:p>
          </table:table-cell>
          <table:table-cell office:value-type="float" office:value="20.415" calcext:value-type="float">
            <text:p>20.415</text:p>
          </table:table-cell>
          <table:table-cell office:value-type="float" office:value="19.928" calcext:value-type="float">
            <text:p>19.928</text:p>
          </table:table-cell>
          <table:table-cell office:value-type="float" office:value="19.219" calcext:value-type="float">
            <text:p>19.219</text:p>
          </table:table-cell>
          <table:table-cell office:value-type="float" office:value="17.986" calcext:value-type="float">
            <text:p>17.986</text:p>
          </table:table-cell>
          <table:table-cell office:value-type="float" office:value="17.386" calcext:value-type="float">
            <text:p>17.386</text:p>
          </table:table-cell>
          <table:table-cell office:value-type="float" office:value="16.504" calcext:value-type="float">
            <text:p>16.504</text:p>
          </table:table-cell>
          <table:table-cell office:value-type="float" office:value="15.998" calcext:value-type="float">
            <text:p>15.998</text:p>
          </table:table-cell>
          <table:table-cell office:value-type="float" office:value="15.948" calcext:value-type="float">
            <text:p>15.948</text:p>
          </table:table-cell>
          <table:table-cell office:value-type="float" office:value="70.16" calcext:value-type="float">
            <text:p>70.1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17.828" calcext:value-type="float">
            <text:p>17.828</text:p>
          </table:table-cell>
          <table:table-cell office:value-type="float" office:value="17.724" calcext:value-type="float">
            <text:p>17.724</text:p>
          </table:table-cell>
          <table:table-cell office:value-type="float" office:value="17.325" calcext:value-type="float">
            <text:p>17.325</text:p>
          </table:table-cell>
          <table:table-cell office:value-type="float" office:value="16.669" calcext:value-type="float">
            <text:p>16.669</text:p>
          </table:table-cell>
          <table:table-cell office:value-type="float" office:value="16.388" calcext:value-type="float">
            <text:p>16.388</text:p>
          </table:table-cell>
          <table:table-cell office:value-type="float" office:value="15.656" calcext:value-type="float">
            <text:p>15.656</text:p>
          </table:table-cell>
          <table:table-cell office:value-type="float" office:value="15.313" calcext:value-type="float">
            <text:p>15.313</text:p>
          </table:table-cell>
          <table:table-cell office:value-type="float" office:value="14.331" calcext:value-type="float">
            <text:p>14.331</text:p>
          </table:table-cell>
          <table:table-cell office:value-type="float" office:value="13.627" calcext:value-type="float">
            <text:p>13.627</text:p>
          </table:table-cell>
          <table:table-cell office:value-type="float" office:value="12.947" calcext:value-type="float">
            <text:p>12.947</text:p>
          </table:table-cell>
          <table:table-cell office:value-type="float" office:value="12.517" calcext:value-type="float">
            <text:p>12.517</text:p>
          </table:table-cell>
          <table:table-cell office:value-type="float" office:value="12.111" calcext:value-type="float">
            <text:p>12.111</text:p>
          </table:table-cell>
          <table:table-cell office:value-type="float" office:value="11.788" calcext:value-type="float">
            <text:p>11.788</text:p>
          </table:table-cell>
          <table:table-cell office:value-type="float" office:value="11.264" calcext:value-type="float">
            <text:p>11.264</text:p>
          </table:table-cell>
          <table:table-cell office:value-type="float" office:value="10.64" calcext:value-type="float">
            <text:p>10.64</text:p>
          </table:table-cell>
          <table:table-cell office:value-type="float" office:value="10.293" calcext:value-type="float">
            <text:p>10.293</text:p>
          </table:table-cell>
          <table:table-cell office:value-type="float" office:value="9.641" calcext:value-type="float">
            <text:p>9.641</text:p>
          </table:table-cell>
          <table:table-cell office:value-type="float" office:value="9.405" calcext:value-type="float">
            <text:p>9.405</text:p>
          </table:table-cell>
          <table:table-cell office:value-type="float" office:value="9.169" calcext:value-type="float">
            <text:p>9.169</text:p>
          </table:table-cell>
          <table:table-cell office:value-type="float" office:value="8.621" calcext:value-type="float">
            <text:p>8.621</text:p>
          </table:table-cell>
          <table:table-cell office:value-type="float" office:value="8.142" calcext:value-type="float">
            <text:p>8.142</text:p>
          </table:table-cell>
          <table:table-cell office:value-type="float" office:value="7.851" calcext:value-type="float">
            <text:p>7.851</text:p>
          </table:table-cell>
          <table:table-cell office:value-type="float" office:value="7.511" calcext:value-type="float">
            <text:p>7.511</text:p>
          </table:table-cell>
          <table:table-cell office:value-type="float" office:value="7.389" calcext:value-type="float">
            <text:p>7.389</text:p>
          </table:table-cell>
          <table:table-cell office:value-type="float" office:value="7.299" calcext:value-type="float">
            <text:p>7.299</text:p>
          </table:table-cell>
          <table:table-cell office:value-type="float" office:value="6.952" calcext:value-type="float">
            <text:p>6.952</text:p>
          </table:table-cell>
          <table:table-cell office:value-type="float" office:value="6.265" calcext:value-type="float">
            <text:p>6.265</text:p>
          </table:table-cell>
          <table:table-cell office:value-type="float" office:value="5.88" calcext:value-type="float">
            <text:p>5.88</text:p>
          </table:table-cell>
          <table:table-cell office:value-type="float" office:value="5.599" calcext:value-type="float">
            <text:p>5.599</text:p>
          </table:table-cell>
          <table:table-cell office:value-type="float" office:value="5.558" calcext:value-type="float">
            <text:p>5.558</text:p>
          </table:table-cell>
          <table:table-cell office:value-type="float" office:value="5.495" calcext:value-type="float">
            <text:p>5.495</text:p>
          </table:table-cell>
          <table:table-cell office:value-type="float" office:value="5.478" calcext:value-type="float">
            <text:p>5.478</text:p>
          </table:table-cell>
          <table:table-cell office:value-type="float" office:value="5.596" calcext:value-type="float">
            <text:p>5.596</text:p>
          </table:table-cell>
          <table:table-cell office:value-type="float" office:value="5.894" calcext:value-type="float">
            <text:p>5.894</text:p>
          </table:table-cell>
          <table:table-cell office:value-type="float" office:value="6.217" calcext:value-type="float">
            <text:p>6.217</text:p>
          </table:table-cell>
          <table:table-cell office:value-type="float" office:value="7.101" calcext:value-type="float">
            <text:p>7.101</text:p>
          </table:table-cell>
          <table:table-cell office:value-type="float" office:value="8.368" calcext:value-type="float">
            <text:p>8.368</text:p>
          </table:table-cell>
          <table:table-cell office:value-type="float" office:value="9.54" calcext:value-type="float">
            <text:p>9.54</text:p>
          </table:table-cell>
          <table:table-cell office:value-type="float" office:value="10.113" calcext:value-type="float">
            <text:p>10.113</text:p>
          </table:table-cell>
          <table:table-cell office:value-type="float" office:value="11.944" calcext:value-type="float">
            <text:p>11.944</text:p>
          </table:table-cell>
          <table:table-cell office:value-type="float" office:value="20.745" calcext:value-type="float">
            <text:p>20.74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349.791" calcext:value-type="float">
            <text:p>349.791</text:p>
          </table:table-cell>
          <table:table-cell office:value-type="float" office:value="350.178" calcext:value-type="float">
            <text:p>350.178</text:p>
          </table:table-cell>
          <table:table-cell table:number-columns-repeated="3" office:value-type="float" office:value="343.593" calcext:value-type="float">
            <text:p>343.593</text:p>
          </table:table-cell>
          <table:table-cell office:value-type="float" office:value="337.782" calcext:value-type="float">
            <text:p>337.782</text:p>
          </table:table-cell>
          <table:table-cell office:value-type="float" office:value="337.395" calcext:value-type="float">
            <text:p>337.395</text:p>
          </table:table-cell>
          <table:table-cell office:value-type="float" office:value="325.774" calcext:value-type="float">
            <text:p>325.774</text:p>
          </table:table-cell>
          <table:table-cell office:value-type="float" office:value="330.81" calcext:value-type="float">
            <text:p>330.81</text:p>
          </table:table-cell>
          <table:table-cell table:number-columns-repeated="3" office:value-type="float" office:value="319.964" calcext:value-type="float">
            <text:p>319.964</text:p>
          </table:table-cell>
          <table:table-cell office:value-type="float" office:value="350.565" calcext:value-type="float">
            <text:p>350.565</text:p>
          </table:table-cell>
          <table:table-cell office:value-type="float" office:value="365.285" calcext:value-type="float">
            <text:p>365.285</text:p>
          </table:table-cell>
          <table:table-cell office:value-type="float" office:value="373.807" calcext:value-type="float">
            <text:p>373.807</text:p>
          </table:table-cell>
          <table:table-cell office:value-type="float" office:value="384.266" calcext:value-type="float">
            <text:p>384.266</text:p>
          </table:table-cell>
          <table:table-cell table:number-columns-repeated="3" office:value-type="float" office:value="415.643" calcext:value-type="float">
            <text:p>415.643</text:p>
          </table:table-cell>
          <table:table-cell office:value-type="float" office:value="520.231" calcext:value-type="float">
            <text:p>520.231</text:p>
          </table:table-cell>
          <table:table-cell office:value-type="float" office:value="583.759" calcext:value-type="float">
            <text:p>583.759</text:p>
          </table:table-cell>
          <table:table-cell office:value-type="float" office:value="668.592" calcext:value-type="float">
            <text:p>668.592</text:p>
          </table:table-cell>
          <table:table-cell office:value-type="float" office:value="791.387" calcext:value-type="float">
            <text:p>791.387</text:p>
          </table:table-cell>
          <table:table-cell table:number-columns-repeated="3" office:value-type="float" office:value="718.562" calcext:value-type="float">
            <text:p>718.562</text:p>
          </table:table-cell>
          <table:table-cell office:value-type="float" office:value="1336.41" calcext:value-type="float">
            <text:p>1336.41</text:p>
          </table:table-cell>
          <table:table-cell office:value-type="float" office:value="1587.809" calcext:value-type="float">
            <text:p>1587.809</text:p>
          </table:table-cell>
          <table:table-cell office:value-type="float" office:value="1443.71" calcext:value-type="float">
            <text:p>1443.71</text:p>
          </table:table-cell>
          <table:table-cell table:number-columns-repeated="4" office:value-type="float" office:value="1925.979" calcext:value-type="float">
            <text:p>1925.979</text:p>
          </table:table-cell>
          <table:table-cell office:value-type="float" office:value="2606.967" calcext:value-type="float">
            <text:p>2606.967</text:p>
          </table:table-cell>
          <table:table-cell office:value-type="float" office:value="2799.1" calcext:value-type="float">
            <text:p>2799.1</text:p>
          </table:table-cell>
          <table:table-cell office:value-type="float" office:value="3326.304" calcext:value-type="float">
            <text:p>3326.304</text:p>
          </table:table-cell>
          <table:table-cell office:value-type="float" office:value="3168.646" calcext:value-type="float">
            <text:p>3168.646</text:p>
          </table:table-cell>
          <table:table-cell office:value-type="float" office:value="3636.583" calcext:value-type="float">
            <text:p>3636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125" calcext:value-type="float">
            <text:p>78.2125</text:p>
          </table:table-cell>
          <table:table-cell office:value-type="float" office:value="54.7225" calcext:value-type="float">
            <text:p>54.7225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55.691" calcext:value-type="float">
            <text:p>55.691</text:p>
          </table:table-cell>
          <table:table-cell office:value-type="float" office:value="55.046" calcext:value-type="float">
            <text:p>55.046</text:p>
          </table:table-cell>
          <table:table-cell office:value-type="float" office:value="54.461" calcext:value-type="float">
            <text:p>54.461</text:p>
          </table:table-cell>
          <table:table-cell office:value-type="float" office:value="54.753" calcext:value-type="float">
            <text:p>54.753</text:p>
          </table:table-cell>
          <table:table-cell office:value-type="float" office:value="56.968" calcext:value-type="float">
            <text:p>56.968</text:p>
          </table:table-cell>
          <table:table-cell office:value-type="float" office:value="56.798" calcext:value-type="float">
            <text:p>56.798</text:p>
          </table:table-cell>
          <table:table-cell office:value-type="float" office:value="58.644" calcext:value-type="float">
            <text:p>58.644</text:p>
          </table:table-cell>
          <table:table-cell office:value-type="float" office:value="63.441" calcext:value-type="float">
            <text:p>63.441</text:p>
          </table:table-cell>
          <table:table-cell office:value-type="float" office:value="63.533" calcext:value-type="float">
            <text:p>63.533</text:p>
          </table:table-cell>
          <table:table-cell office:value-type="float" office:value="66.147" calcext:value-type="float">
            <text:p>66.147</text:p>
          </table:table-cell>
          <table:table-cell office:value-type="float" office:value="66.101" calcext:value-type="float">
            <text:p>66.101</text:p>
          </table:table-cell>
          <table:table-cell office:value-type="float" office:value="66.116" calcext:value-type="float">
            <text:p>66.116</text:p>
          </table:table-cell>
          <table:table-cell office:value-type="float" office:value="66.808" calcext:value-type="float">
            <text:p>66.808</text:p>
          </table:table-cell>
          <table:table-cell office:value-type="float" office:value="66.147" calcext:value-type="float">
            <text:p>66.147</text:p>
          </table:table-cell>
          <table:table-cell office:value-type="float" office:value="64.179" calcext:value-type="float">
            <text:p>64.179</text:p>
          </table:table-cell>
          <table:table-cell office:value-type="float" office:value="68.899" calcext:value-type="float">
            <text:p>68.899</text:p>
          </table:table-cell>
          <table:table-cell office:value-type="float" office:value="70.975" calcext:value-type="float">
            <text:p>70.975</text:p>
          </table:table-cell>
          <table:table-cell office:value-type="float" office:value="76.203" calcext:value-type="float">
            <text:p>76.203</text:p>
          </table:table-cell>
          <table:table-cell office:value-type="float" office:value="81.123" calcext:value-type="float">
            <text:p>81.123</text:p>
          </table:table-cell>
          <table:table-cell office:value-type="float" office:value="89.672" calcext:value-type="float">
            <text:p>89.672</text:p>
          </table:table-cell>
          <table:table-cell office:value-type="float" office:value="95.192" calcext:value-type="float">
            <text:p>95.192</text:p>
          </table:table-cell>
          <table:table-cell office:value-type="float" office:value="104.002" calcext:value-type="float">
            <text:p>104.002</text:p>
          </table:table-cell>
          <table:table-cell office:value-type="float" office:value="117.333" calcext:value-type="float">
            <text:p>117.333</text:p>
          </table:table-cell>
          <table:table-cell office:value-type="float" office:value="127.035" calcext:value-type="float">
            <text:p>127.035</text:p>
          </table:table-cell>
          <table:table-cell office:value-type="float" office:value="138.706" calcext:value-type="float">
            <text:p>138.706</text:p>
          </table:table-cell>
          <table:table-cell office:value-type="float" office:value="145.579" calcext:value-type="float">
            <text:p>145.579</text:p>
          </table:table-cell>
          <table:table-cell office:value-type="float" office:value="171.564" calcext:value-type="float">
            <text:p>171.564</text:p>
          </table:table-cell>
          <table:table-cell office:value-type="float" office:value="200.394" calcext:value-type="float">
            <text:p>200.394</text:p>
          </table:table-cell>
          <table:table-cell office:value-type="float" office:value="234.928" calcext:value-type="float">
            <text:p>234.928</text:p>
          </table:table-cell>
          <table:table-cell office:value-type="float" office:value="294.202" calcext:value-type="float">
            <text:p>294.202</text:p>
          </table:table-cell>
          <table:table-cell office:value-type="float" office:value="333.18" calcext:value-type="float">
            <text:p>333.18</text:p>
          </table:table-cell>
          <table:table-cell office:value-type="float" office:value="404.923" calcext:value-type="float">
            <text:p>404.923</text:p>
          </table:table-cell>
          <table:table-cell office:value-type="float" office:value="463.644" calcext:value-type="float">
            <text:p>463.644</text:p>
          </table:table-cell>
          <table:table-cell office:value-type="float" office:value="567.538" calcext:value-type="float">
            <text:p>567.538</text:p>
          </table:table-cell>
          <table:table-cell office:value-type="float" office:value="627.304" calcext:value-type="float">
            <text:p>627.304</text:p>
          </table:table-cell>
          <table:table-cell office:value-type="float" office:value="839.276" calcext:value-type="float">
            <text:p>839.276</text:p>
          </table:table-cell>
          <table:table-cell office:value-type="float" office:value="1051.74" calcext:value-type="float">
            <text:p>1051.74</text:p>
          </table:table-cell>
          <table:table-cell office:value-type="float" office:value="1218.706" calcext:value-type="float">
            <text:p>1218.706</text:p>
          </table:table-cell>
          <table:table-cell office:value-type="float" office:value="1468.979" calcext:value-type="float">
            <text:p>1468.979</text:p>
          </table:table-cell>
          <table:table-cell office:value-type="float" office:value="1660.117" calcext:value-type="float">
            <text:p>1660.117</text:p>
          </table:table-cell>
          <table:table-cell office:value-type="float" office:value="70.7757142857143" calcext:value-type="float">
            <text:p>70.7757142857143</text:p>
          </table:table-cell>
          <table:table-cell office:value-type="float" office:value="45.93" calcext:value-type="float">
            <text:p>45.93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210.698" calcext:value-type="float">
            <text:p>210.698</text:p>
          </table:table-cell>
          <table:table-cell office:value-type="float" office:value="217.925" calcext:value-type="float">
            <text:p>217.925</text:p>
          </table:table-cell>
          <table:table-cell office:value-type="float" office:value="225.815" calcext:value-type="float">
            <text:p>225.815</text:p>
          </table:table-cell>
          <table:table-cell office:value-type="float" office:value="234.708" calcext:value-type="float">
            <text:p>234.708</text:p>
          </table:table-cell>
          <table:table-cell office:value-type="float" office:value="239.637" calcext:value-type="float">
            <text:p>239.637</text:p>
          </table:table-cell>
          <table:table-cell office:value-type="float" office:value="243.239" calcext:value-type="float">
            <text:p>243.239</text:p>
          </table:table-cell>
          <table:table-cell office:value-type="float" office:value="250.303" calcext:value-type="float">
            <text:p>250.303</text:p>
          </table:table-cell>
          <table:table-cell office:value-type="float" office:value="257.102" calcext:value-type="float">
            <text:p>257.102</text:p>
          </table:table-cell>
          <table:table-cell office:value-type="float" office:value="246.94" calcext:value-type="float">
            <text:p>246.94</text:p>
          </table:table-cell>
          <table:table-cell office:value-type="float" office:value="255.163" calcext:value-type="float">
            <text:p>255.163</text:p>
          </table:table-cell>
          <table:table-cell office:value-type="float" office:value="265.595" calcext:value-type="float">
            <text:p>265.595</text:p>
          </table:table-cell>
          <table:table-cell office:value-type="float" office:value="275.539" calcext:value-type="float">
            <text:p>275.539</text:p>
          </table:table-cell>
          <table:table-cell office:value-type="float" office:value="283.135" calcext:value-type="float">
            <text:p>283.135</text:p>
          </table:table-cell>
          <table:table-cell office:value-type="float" office:value="294.785" calcext:value-type="float">
            <text:p>294.785</text:p>
          </table:table-cell>
          <table:table-cell office:value-type="float" office:value="307.195" calcext:value-type="float">
            <text:p>307.195</text:p>
          </table:table-cell>
          <table:table-cell office:value-type="float" office:value="339.35" calcext:value-type="float">
            <text:p>339.35</text:p>
          </table:table-cell>
          <table:table-cell office:value-type="float" office:value="358.578" calcext:value-type="float">
            <text:p>358.578</text:p>
          </table:table-cell>
          <table:table-cell office:value-type="float" office:value="375.195" calcext:value-type="float">
            <text:p>375.195</text:p>
          </table:table-cell>
          <table:table-cell office:value-type="float" office:value="387.243" calcext:value-type="float">
            <text:p>387.243</text:p>
          </table:table-cell>
          <table:table-cell office:value-type="float" office:value="395.528" calcext:value-type="float">
            <text:p>395.528</text:p>
          </table:table-cell>
          <table:table-cell office:value-type="float" office:value="419.471" calcext:value-type="float">
            <text:p>419.471</text:p>
          </table:table-cell>
          <table:table-cell office:value-type="float" office:value="450.557" calcext:value-type="float">
            <text:p>450.557</text:p>
          </table:table-cell>
          <table:table-cell office:value-type="float" office:value="494.292" calcext:value-type="float">
            <text:p>494.292</text:p>
          </table:table-cell>
          <table:table-cell office:value-type="float" office:value="546.295" calcext:value-type="float">
            <text:p>546.295</text:p>
          </table:table-cell>
          <table:table-cell office:value-type="float" office:value="609.55" calcext:value-type="float">
            <text:p>609.55</text:p>
          </table:table-cell>
          <table:table-cell office:value-type="float" office:value="610.92" calcext:value-type="float">
            <text:p>610.92</text:p>
          </table:table-cell>
          <table:table-cell office:value-type="float" office:value="645.456" calcext:value-type="float">
            <text:p>645.456</text:p>
          </table:table-cell>
          <table:table-cell office:value-type="float" office:value="757.903" calcext:value-type="float">
            <text:p>757.903</text:p>
          </table:table-cell>
          <table:table-cell office:value-type="float" office:value="903.89" calcext:value-type="float">
            <text:p>903.89</text:p>
          </table:table-cell>
          <table:table-cell office:value-type="float" office:value="1098.922" calcext:value-type="float">
            <text:p>1098.922</text:p>
          </table:table-cell>
          <table:table-cell office:value-type="float" office:value="1320.576" calcext:value-type="float">
            <text:p>1320.576</text:p>
          </table:table-cell>
          <table:table-cell office:value-type="float" office:value="1525.202" calcext:value-type="float">
            <text:p>1525.202</text:p>
          </table:table-cell>
          <table:table-cell office:value-type="float" office:value="1610.998" calcext:value-type="float">
            <text:p>1610.998</text:p>
          </table:table-cell>
          <table:table-cell office:value-type="float" office:value="1699.113" calcext:value-type="float">
            <text:p>1699.113</text:p>
          </table:table-cell>
          <table:table-cell office:value-type="float" office:value="1918.098" calcext:value-type="float">
            <text:p>1918.098</text:p>
          </table:table-cell>
          <table:table-cell office:value-type="float" office:value="2133.616" calcext:value-type="float">
            <text:p>2133.616</text:p>
          </table:table-cell>
          <table:table-cell office:value-type="float" office:value="2352.348" calcext:value-type="float">
            <text:p>2352.348</text:p>
          </table:table-cell>
          <table:table-cell office:value-type="float" office:value="2267.255" calcext:value-type="float">
            <text:p>2267.255</text:p>
          </table:table-cell>
          <table:table-cell office:value-type="float" office:value="2400.437" calcext:value-type="float">
            <text:p>2400.437</text:p>
          </table:table-cell>
          <table:table-cell office:value-type="float" office:value="2624.079" calcext:value-type="float">
            <text:p>2624.079</text:p>
          </table:table-cell>
          <table:table-cell office:value-type="float" office:value="80.2378571428571" calcext:value-type="float">
            <text:p>80.2378571428571</text:p>
          </table:table-cell>
          <table:table-cell office:value-type="float" office:value="33.6138461538462" calcext:value-type="float">
            <text:p>33.6138461538462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17.632" calcext:value-type="float">
            <text:p>17.632</text:p>
          </table:table-cell>
          <table:table-cell table:number-columns-repeated="2" office:value-type="float" office:value="16.479" calcext:value-type="float">
            <text:p>16.479</text:p>
          </table:table-cell>
          <table:table-cell office:value-type="float" office:value="14.365" calcext:value-type="float">
            <text:p>14.365</text:p>
          </table:table-cell>
          <table:table-cell office:value-type="float" office:value="14.413" calcext:value-type="float">
            <text:p>14.413</text:p>
          </table:table-cell>
          <table:table-cell office:value-type="float" office:value="15.086" calcext:value-type="float">
            <text:p>15.086</text:p>
          </table:table-cell>
          <table:table-cell office:value-type="float" office:value="14.653" calcext:value-type="float">
            <text:p>14.653</text:p>
          </table:table-cell>
          <table:table-cell office:value-type="float" office:value="14.701" calcext:value-type="float">
            <text:p>14.701</text:p>
          </table:table-cell>
          <table:table-cell office:value-type="float" office:value="14.269" calcext:value-type="float">
            <text:p>14.269</text:p>
          </table:table-cell>
          <table:table-cell office:value-type="float" office:value="13.596" calcext:value-type="float">
            <text:p>13.59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4.221" calcext:value-type="float">
            <text:p>14.221</text:p>
          </table:table-cell>
          <table:table-cell office:value-type="float" office:value="12.78" calcext:value-type="float">
            <text:p>12.78</text:p>
          </table:table-cell>
          <table:table-cell office:value-type="float" office:value="13.885" calcext:value-type="float">
            <text:p>13.885</text:p>
          </table:table-cell>
          <table:table-cell office:value-type="float" office:value="13.933" calcext:value-type="float">
            <text:p>13.933</text:p>
          </table:table-cell>
          <table:table-cell office:value-type="float" office:value="15.662" calcext:value-type="float">
            <text:p>15.662</text:p>
          </table:table-cell>
          <table:table-cell office:value-type="float" office:value="15.374" calcext:value-type="float">
            <text:p>15.374</text:p>
          </table:table-cell>
          <table:table-cell office:value-type="float" office:value="14.077" calcext:value-type="float">
            <text:p>14.077</text:p>
          </table:table-cell>
          <table:table-cell office:value-type="float" office:value="12.155" calcext:value-type="float">
            <text:p>12.155</text:p>
          </table:table-cell>
          <table:table-cell office:value-type="float" office:value="13.789" calcext:value-type="float">
            <text:p>13.789</text:p>
          </table:table-cell>
          <table:table-cell office:value-type="float" office:value="13.645" calcext:value-type="float">
            <text:p>13.645</text:p>
          </table:table-cell>
          <table:table-cell office:value-type="float" office:value="17.2" calcext:value-type="float">
            <text:p>17.2</text:p>
          </table:table-cell>
          <table:table-cell office:value-type="float" office:value="16.912" calcext:value-type="float">
            <text:p>16.912</text:p>
          </table:table-cell>
          <table:table-cell office:value-type="float" office:value="18.401" calcext:value-type="float">
            <text:p>18.401</text:p>
          </table:table-cell>
          <table:table-cell office:value-type="float" office:value="23.782" calcext:value-type="float">
            <text:p>23.782</text:p>
          </table:table-cell>
          <table:table-cell office:value-type="float" office:value="33.006" calcext:value-type="float">
            <text:p>33.006</text:p>
          </table:table-cell>
          <table:table-cell office:value-type="float" office:value="29.595" calcext:value-type="float">
            <text:p>29.595</text:p>
          </table:table-cell>
          <table:table-cell office:value-type="float" office:value="39.54" calcext:value-type="float">
            <text:p>39.54</text:p>
          </table:table-cell>
          <table:table-cell office:value-type="float" office:value="34.784" calcext:value-type="float">
            <text:p>34.784</text:p>
          </table:table-cell>
          <table:table-cell office:value-type="float" office:value="63.034" calcext:value-type="float">
            <text:p>63.034</text:p>
          </table:table-cell>
          <table:table-cell office:value-type="float" office:value="75.189" calcext:value-type="float">
            <text:p>75.189</text:p>
          </table:table-cell>
          <table:table-cell office:value-type="float" office:value="102.622" calcext:value-type="float">
            <text:p>102.622</text:p>
          </table:table-cell>
          <table:table-cell office:value-type="float" office:value="118.765" calcext:value-type="float">
            <text:p>118.765</text:p>
          </table:table-cell>
          <table:table-cell office:value-type="float" office:value="155.711" calcext:value-type="float">
            <text:p>155.711</text:p>
          </table:table-cell>
          <table:table-cell office:value-type="float" office:value="162.437" calcext:value-type="float">
            <text:p>162.437</text:p>
          </table:table-cell>
          <table:table-cell office:value-type="float" office:value="197.749" calcext:value-type="float">
            <text:p>197.749</text:p>
          </table:table-cell>
          <table:table-cell office:value-type="float" office:value="221.147" calcext:value-type="float">
            <text:p>221.147</text:p>
          </table:table-cell>
          <table:table-cell office:value-type="float" office:value="266.308" calcext:value-type="float">
            <text:p>266.308</text:p>
          </table:table-cell>
          <table:table-cell office:value-type="float" office:value="307.818" calcext:value-type="float">
            <text:p>307.818</text:p>
          </table:table-cell>
          <table:table-cell office:value-type="float" office:value="352.067" calcext:value-type="float">
            <text:p>352.067</text:p>
          </table:table-cell>
          <table:table-cell office:value-type="float" office:value="24.03375" calcext:value-type="float">
            <text:p>24.03375</text:p>
          </table:table-cell>
          <table:table-cell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string" calcext:value-type="string">
            <text:p>JEY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80.5066666666667" calcext:value-type="float">
            <text:p>80.506666666666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427.555" calcext:value-type="float">
            <text:p>427.555</text:p>
          </table:table-cell>
          <table:table-cell office:value-type="float" office:value="432.869" calcext:value-type="float">
            <text:p>432.869</text:p>
          </table:table-cell>
          <table:table-cell office:value-type="float" office:value="376.11" calcext:value-type="float">
            <text:p>376.11</text:p>
          </table:table-cell>
          <table:table-cell office:value-type="float" office:value="446.669" calcext:value-type="float">
            <text:p>446.669</text:p>
          </table:table-cell>
          <table:table-cell office:value-type="float" office:value="454.223" calcext:value-type="float">
            <text:p>454.223</text:p>
          </table:table-cell>
          <table:table-cell office:value-type="float" office:value="456.31" calcext:value-type="float">
            <text:p>456.31</text:p>
          </table:table-cell>
          <table:table-cell office:value-type="float" office:value="475.995" calcext:value-type="float">
            <text:p>475.995</text:p>
          </table:table-cell>
          <table:table-cell office:value-type="float" office:value="477.845" calcext:value-type="float">
            <text:p>477.845</text:p>
          </table:table-cell>
          <table:table-cell office:value-type="float" office:value="484.634" calcext:value-type="float">
            <text:p>484.634</text:p>
          </table:table-cell>
          <table:table-cell office:value-type="float" office:value="553.301" calcext:value-type="float">
            <text:p>553.301</text:p>
          </table:table-cell>
          <table:table-cell office:value-type="float" office:value="483.215" calcext:value-type="float">
            <text:p>483.215</text:p>
          </table:table-cell>
          <table:table-cell office:value-type="float" office:value="474.061" calcext:value-type="float">
            <text:p>474.061</text:p>
          </table:table-cell>
          <table:table-cell office:value-type="float" office:value="466.34" calcext:value-type="float">
            <text:p>466.34</text:p>
          </table:table-cell>
          <table:table-cell office:value-type="float" office:value="438.656" calcext:value-type="float">
            <text:p>438.656</text:p>
          </table:table-cell>
          <table:table-cell office:value-type="float" office:value="426.985" calcext:value-type="float">
            <text:p>426.985</text:p>
          </table:table-cell>
          <table:table-cell office:value-type="float" office:value="408.329" calcext:value-type="float">
            <text:p>408.329</text:p>
          </table:table-cell>
          <table:table-cell office:value-type="float" office:value="391.204" calcext:value-type="float">
            <text:p>391.204</text:p>
          </table:table-cell>
          <table:table-cell office:value-type="float" office:value="380.242" calcext:value-type="float">
            <text:p>380.242</text:p>
          </table:table-cell>
          <table:table-cell office:value-type="float" office:value="370.49" calcext:value-type="float">
            <text:p>370.49</text:p>
          </table:table-cell>
          <table:table-cell office:value-type="float" office:value="347.147" calcext:value-type="float">
            <text:p>347.147</text:p>
          </table:table-cell>
          <table:table-cell office:value-type="float" office:value="327.963" calcext:value-type="float">
            <text:p>327.963</text:p>
          </table:table-cell>
          <table:table-cell office:value-type="float" office:value="301.628" calcext:value-type="float">
            <text:p>301.628</text:p>
          </table:table-cell>
          <table:table-cell office:value-type="float" office:value="279.746" calcext:value-type="float">
            <text:p>279.746</text:p>
          </table:table-cell>
          <table:table-cell office:value-type="float" office:value="228.204" calcext:value-type="float">
            <text:p>228.204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57.033" calcext:value-type="float">
            <text:p>157.033</text:p>
          </table:table-cell>
          <table:table-cell office:value-type="float" office:value="107.257" calcext:value-type="float">
            <text:p>107.257</text:p>
          </table:table-cell>
          <table:table-cell office:value-type="float" office:value="65.203" calcext:value-type="float">
            <text:p>65.203</text:p>
          </table:table-cell>
          <table:table-cell office:value-type="float" office:value="31.148" calcext:value-type="float">
            <text:p>31.1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3" calcext:value-type="float">
            <text:p>0.853</text:p>
          </table:table-cell>
          <table:table-cell office:value-type="float" office:value="0.9" calcext:value-type="float">
            <text:p>0.9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" calcext:value-type="float">
            <text:p>0.9</text:p>
          </table:table-cell>
          <table:table-cell office:value-type="float" office:value="0.915" calcext:value-type="float">
            <text:p>0.91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89" calcext:value-type="float">
            <text:p>0.989</text:p>
          </table:table-cell>
          <table:table-cell office:value-type="float" office:value="1" calcext:value-type="float">
            <text:p>1</text:p>
          </table:table-cell>
          <table:table-cell office:value-type="float" office:value="1.028" calcext:value-type="float">
            <text:p>1.028</text:p>
          </table:table-cell>
          <table:table-cell office:value-type="float" office:value="1.082" calcext:value-type="float">
            <text:p>1.0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189" calcext:value-type="float">
            <text:p>1.189</text:p>
          </table:table-cell>
          <table:table-cell office:value-type="float" office:value="1.291" calcext:value-type="float">
            <text:p>1.291</text:p>
          </table:table-cell>
          <table:table-cell office:value-type="float" office:value="1.36" calcext:value-type="float">
            <text:p>1.36</text:p>
          </table:table-cell>
          <table:table-cell office:value-type="float" office:value="1.455" calcext:value-type="float">
            <text:p>1.455</text:p>
          </table:table-cell>
          <table:table-cell office:value-type="float" office:value="1.567" calcext:value-type="float">
            <text:p>1.567</text:p>
          </table:table-cell>
          <table:table-cell office:value-type="float" office:value="1.663" calcext:value-type="float">
            <text:p>1.663</text:p>
          </table:table-cell>
          <table:table-cell office:value-type="float" office:value="1.748" calcext:value-type="float">
            <text:p>1.748</text:p>
          </table:table-cell>
          <table:table-cell office:value-type="float" office:value="1.809" calcext:value-type="float">
            <text:p>1.809</text:p>
          </table:table-cell>
          <table:table-cell office:value-type="float" office:value="1.916" calcext:value-type="float">
            <text:p>1.916</text:p>
          </table:table-cell>
          <table:table-cell office:value-type="float" office:value="2.118" calcext:value-type="float">
            <text:p>2.118</text:p>
          </table:table-cell>
          <table:table-cell office:value-type="float" office:value="2.328" calcext:value-type="float">
            <text:p>2.328</text:p>
          </table:table-cell>
          <table:table-cell office:value-type="float" office:value="2.507" calcext:value-type="float">
            <text:p>2.507</text:p>
          </table:table-cell>
          <table:table-cell office:value-type="float" office:value="2.726" calcext:value-type="float">
            <text:p>2.726</text:p>
          </table:table-cell>
          <table:table-cell office:value-type="float" office:value="3.011" calcext:value-type="float">
            <text:p>3.011</text:p>
          </table:table-cell>
          <table:table-cell office:value-type="float" office:value="3.588" calcext:value-type="float">
            <text:p>3.588</text:p>
          </table:table-cell>
          <table:table-cell office:value-type="float" office:value="4.536" calcext:value-type="float">
            <text:p>4.536</text:p>
          </table:table-cell>
          <table:table-cell office:value-type="float" office:value="6.907" calcext:value-type="float">
            <text:p>6.907</text:p>
          </table:table-cell>
          <table:table-cell office:value-type="float" office:value="11.287" calcext:value-type="float">
            <text:p>11.287</text:p>
          </table:table-cell>
          <table:table-cell office:value-type="float" office:value="17.692" calcext:value-type="float">
            <text:p>17.692</text:p>
          </table:table-cell>
          <table:table-cell office:value-type="float" office:value="26.585" calcext:value-type="float">
            <text:p>26.585</text:p>
          </table:table-cell>
          <table:table-cell office:value-type="float" office:value="35.191" calcext:value-type="float">
            <text:p>35.191</text:p>
          </table:table-cell>
          <table:table-cell office:value-type="float" office:value="79.8366666666667" calcext:value-type="float">
            <text:p>79.8366666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46.193" calcext:value-type="float">
            <text:p>46.193</text:p>
          </table:table-cell>
          <table:table-cell office:value-type="float" office:value="43.748" calcext:value-type="float">
            <text:p>43.748</text:p>
          </table:table-cell>
          <table:table-cell office:value-type="float" office:value="42.259" calcext:value-type="float">
            <text:p>42.259</text:p>
          </table:table-cell>
          <table:table-cell office:value-type="float" office:value="41.237" calcext:value-type="float">
            <text:p>41.237</text:p>
          </table:table-cell>
          <table:table-cell office:value-type="float" office:value="40.093" calcext:value-type="float">
            <text:p>40.093</text:p>
          </table:table-cell>
          <table:table-cell office:value-type="float" office:value="39.243" calcext:value-type="float">
            <text:p>39.243</text:p>
          </table:table-cell>
          <table:table-cell office:value-type="float" office:value="38.755" calcext:value-type="float">
            <text:p>38.755</text:p>
          </table:table-cell>
          <table:table-cell office:value-type="float" office:value="38.687" calcext:value-type="float">
            <text:p>38.687</text:p>
          </table:table-cell>
          <table:table-cell office:value-type="float" office:value="38.567" calcext:value-type="float">
            <text:p>38.567</text:p>
          </table:table-cell>
          <table:table-cell office:value-type="float" office:value="37.333" calcext:value-type="float">
            <text:p>37.333</text:p>
          </table:table-cell>
          <table:table-cell office:value-type="float" office:value="35.558" calcext:value-type="float">
            <text:p>35.558</text:p>
          </table:table-cell>
          <table:table-cell office:value-type="float" office:value="34.987" calcext:value-type="float">
            <text:p>34.987</text:p>
          </table:table-cell>
          <table:table-cell office:value-type="float" office:value="33.844" calcext:value-type="float">
            <text:p>33.844</text:p>
          </table:table-cell>
          <table:table-cell office:value-type="float" office:value="31.888" calcext:value-type="float">
            <text:p>31.888</text:p>
          </table:table-cell>
          <table:table-cell office:value-type="float" office:value="30.602" calcext:value-type="float">
            <text:p>30.602</text:p>
          </table:table-cell>
          <table:table-cell office:value-type="float" office:value="29.278" calcext:value-type="float">
            <text:p>29.278</text:p>
          </table:table-cell>
          <table:table-cell office:value-type="float" office:value="24.954" calcext:value-type="float">
            <text:p>24.954</text:p>
          </table:table-cell>
          <table:table-cell office:value-type="float" office:value="27.834" calcext:value-type="float">
            <text:p>27.834</text:p>
          </table:table-cell>
          <table:table-cell office:value-type="float" office:value="26.503" calcext:value-type="float">
            <text:p>26.503</text:p>
          </table:table-cell>
          <table:table-cell office:value-type="float" office:value="26.323" calcext:value-type="float">
            <text:p>26.323</text:p>
          </table:table-cell>
          <table:table-cell office:value-type="float" office:value="25.917" calcext:value-type="float">
            <text:p>25.917</text:p>
          </table:table-cell>
          <table:table-cell office:value-type="float" office:value="25.353" calcext:value-type="float">
            <text:p>25.353</text:p>
          </table:table-cell>
          <table:table-cell office:value-type="float" office:value="25.277" calcext:value-type="float">
            <text:p>25.277</text:p>
          </table:table-cell>
          <table:table-cell office:value-type="float" office:value="28.669" calcext:value-type="float">
            <text:p>28.669</text:p>
          </table:table-cell>
          <table:table-cell office:value-type="float" office:value="25.044" calcext:value-type="float">
            <text:p>25.044</text:p>
          </table:table-cell>
          <table:table-cell office:value-type="float" office:value="24.676" calcext:value-type="float">
            <text:p>24.676</text:p>
          </table:table-cell>
          <table:table-cell office:value-type="float" office:value="24.518" calcext:value-type="float">
            <text:p>24.518</text:p>
          </table:table-cell>
          <table:table-cell office:value-type="float" office:value="24.247" calcext:value-type="float">
            <text:p>24.247</text:p>
          </table:table-cell>
          <table:table-cell office:value-type="float" office:value="23.706" calcext:value-type="float">
            <text:p>23.706</text:p>
          </table:table-cell>
          <table:table-cell office:value-type="float" office:value="23.6" calcext:value-type="float">
            <text:p>23.6</text:p>
          </table:table-cell>
          <table:table-cell office:value-type="float" office:value="23.382" calcext:value-type="float">
            <text:p>23.382</text:p>
          </table:table-cell>
          <table:table-cell office:value-type="float" office:value="23.578" calcext:value-type="float">
            <text:p>23.578</text:p>
          </table:table-cell>
          <table:table-cell office:value-type="float" office:value="20.938" calcext:value-type="float">
            <text:p>20.938</text:p>
          </table:table-cell>
          <table:table-cell office:value-type="float" office:value="24.194" calcext:value-type="float">
            <text:p>24.194</text:p>
          </table:table-cell>
          <table:table-cell office:value-type="float" office:value="20.712" calcext:value-type="float">
            <text:p>20.712</text:p>
          </table:table-cell>
          <table:table-cell office:value-type="float" office:value="20.818" calcext:value-type="float">
            <text:p>20.818</text:p>
          </table:table-cell>
          <table:table-cell office:value-type="float" office:value="16.892" calcext:value-type="float">
            <text:p>16.892</text:p>
          </table:table-cell>
          <table:table-cell office:value-type="float" office:value="13.274" calcext:value-type="float">
            <text:p>13.274</text:p>
          </table:table-cell>
          <table:table-cell office:value-type="float" office:value="50.179" calcext:value-type="float">
            <text:p>50.179</text:p>
          </table:table-cell>
          <table:table-cell office:value-type="float" office:value="65.875" calcext:value-type="float">
            <text:p>65.875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0.904" calcext:value-type="float">
            <text:p>0.904</text:p>
          </table:table-cell>
          <table:table-cell office:value-type="float" office:value="1.034" calcext:value-type="float">
            <text:p>1.034</text:p>
          </table:table-cell>
          <table:table-cell office:value-type="float" office:value="1.172" calcext:value-type="float">
            <text:p>1.172</text:p>
          </table:table-cell>
          <table:table-cell office:value-type="float" office:value="1.216" calcext:value-type="float">
            <text:p>1.216</text:p>
          </table:table-cell>
          <table:table-cell office:value-type="float" office:value="1.263" calcext:value-type="float">
            <text:p>1.263</text:p>
          </table:table-cell>
          <table:table-cell office:value-type="float" office:value="1.273" calcext:value-type="float">
            <text:p>1.273</text:p>
          </table:table-cell>
          <table:table-cell office:value-type="float" office:value="1.185" calcext:value-type="float">
            <text:p>1.185</text:p>
          </table:table-cell>
          <table:table-cell office:value-type="float" office:value="1.268" calcext:value-type="float">
            <text:p>1.268</text:p>
          </table:table-cell>
          <table:table-cell office:value-type="float" office:value="1.393" calcext:value-type="float">
            <text:p>1.393</text:p>
          </table:table-cell>
          <table:table-cell office:value-type="float" office:value="1.499" calcext:value-type="float">
            <text:p>1.499</text:p>
          </table:table-cell>
          <table:table-cell office:value-type="float" office:value="1.886" calcext:value-type="float">
            <text:p>1.886</text:p>
          </table:table-cell>
          <table:table-cell office:value-type="float" office:value="2.333" calcext:value-type="float">
            <text:p>2.333</text:p>
          </table:table-cell>
          <table:table-cell office:value-type="float" office:value="2.637" calcext:value-type="float">
            <text:p>2.637</text:p>
          </table:table-cell>
          <table:table-cell office:value-type="float" office:value="3.302" calcext:value-type="float">
            <text:p>3.302</text:p>
          </table:table-cell>
          <table:table-cell office:value-type="float" office:value="5.097" calcext:value-type="float">
            <text:p>5.097</text:p>
          </table:table-cell>
          <table:table-cell office:value-type="float" office:value="7.173" calcext:value-type="float">
            <text:p>7.173</text:p>
          </table:table-cell>
          <table:table-cell office:value-type="float" office:value="11" calcext:value-type="float">
            <text:p>11</text:p>
          </table:table-cell>
          <table:table-cell office:value-type="float" office:value="16.111" calcext:value-type="float">
            <text:p>16.111</text:p>
          </table:table-cell>
          <table:table-cell office:value-type="float" office:value="19.153" calcext:value-type="float">
            <text:p>19.153</text:p>
          </table:table-cell>
          <table:table-cell office:value-type="float" office:value="21.416" calcext:value-type="float">
            <text:p>21.416</text:p>
          </table:table-cell>
          <table:table-cell office:value-type="float" office:value="27.945" calcext:value-type="float">
            <text:p>27.945</text:p>
          </table:table-cell>
          <table:table-cell office:value-type="float" office:value="34.515" calcext:value-type="float">
            <text:p>34.515</text:p>
          </table:table-cell>
          <table:table-cell office:value-type="float" office:value="41.798" calcext:value-type="float">
            <text:p>41.798</text:p>
          </table:table-cell>
          <table:table-cell office:value-type="float" office:value="45.318" calcext:value-type="float">
            <text:p>45.318</text:p>
          </table:table-cell>
          <table:table-cell office:value-type="float" office:value="49.423" calcext:value-type="float">
            <text:p>49.423</text:p>
          </table:table-cell>
          <table:table-cell office:value-type="float" office:value="48.966" calcext:value-type="float">
            <text:p>48.966</text:p>
          </table:table-cell>
          <table:table-cell office:value-type="float" office:value="50.462" calcext:value-type="float">
            <text:p>50.462</text:p>
          </table:table-cell>
          <table:table-cell office:value-type="float" office:value="46.981" calcext:value-type="float">
            <text:p>46.981</text:p>
          </table:table-cell>
          <table:table-cell office:value-type="float" office:value="46.901" calcext:value-type="float">
            <text:p>46.901</text:p>
          </table:table-cell>
          <table:table-cell office:value-type="float" office:value="45.705" calcext:value-type="float">
            <text:p>45.705</text:p>
          </table:table-cell>
          <table:table-cell office:value-type="float" office:value="45.256" calcext:value-type="float">
            <text:p>45.256</text:p>
          </table:table-cell>
          <table:table-cell office:value-type="float" office:value="41.042" calcext:value-type="float">
            <text:p>41.042</text:p>
          </table:table-cell>
          <table:table-cell office:value-type="float" office:value="41.452" calcext:value-type="float">
            <text:p>41.452</text:p>
          </table:table-cell>
          <table:table-cell office:value-type="float" office:value="40.483" calcext:value-type="float">
            <text:p>40.483</text:p>
          </table:table-cell>
          <table:table-cell office:value-type="float" office:value="42.816" calcext:value-type="float">
            <text:p>42.816</text:p>
          </table:table-cell>
          <table:table-cell office:value-type="float" office:value="40.008" calcext:value-type="float">
            <text:p>40.008</text:p>
          </table:table-cell>
          <table:table-cell office:value-type="float" office:value="37.54" calcext:value-type="float">
            <text:p>37.54</text:p>
          </table:table-cell>
          <table:table-cell office:value-type="float" office:value="36.638" calcext:value-type="float">
            <text:p>36.638</text:p>
          </table:table-cell>
          <table:table-cell office:value-type="float" office:value="35.443" calcext:value-type="float">
            <text:p>35.443</text:p>
          </table:table-cell>
          <table:table-cell office:value-type="float" office:value="33.85" calcext:value-type="float">
            <text:p>33.85</text:p>
          </table:table-cell>
          <table:table-cell office:value-type="float" office:value="12.4038461538462" calcext:value-type="float">
            <text:p>12.4038461538462</text:p>
          </table:table-cell>
          <table:table-cell office:value-type="float" office:value="0.047777777777778" calcext:value-type="float">
            <text:p>0.047777777777778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float" office:value="8.793" calcext:value-type="float">
            <text:p>8.793</text:p>
          </table:table-cell>
          <table:table-cell office:value-type="float" office:value="8.492" calcext:value-type="float">
            <text:p>8.492</text:p>
          </table:table-cell>
          <table:table-cell office:value-type="float" office:value="7.974" calcext:value-type="float">
            <text:p>7.974</text:p>
          </table:table-cell>
          <table:table-cell office:value-type="float" office:value="7.888" calcext:value-type="float">
            <text:p>7.888</text:p>
          </table:table-cell>
          <table:table-cell office:value-type="float" office:value="7.91" calcext:value-type="float">
            <text:p>7.91</text:p>
          </table:table-cell>
          <table:table-cell office:value-type="float" office:value="7.845" calcext:value-type="float">
            <text:p>7.845</text:p>
          </table:table-cell>
          <table:table-cell office:value-type="float" office:value="7.78" calcext:value-type="float">
            <text:p>7.78</text:p>
          </table:table-cell>
          <table:table-cell office:value-type="float" office:value="7.328" calcext:value-type="float">
            <text:p>7.328</text:p>
          </table:table-cell>
          <table:table-cell office:value-type="float" office:value="7.543" calcext:value-type="float">
            <text:p>7.543</text:p>
          </table:table-cell>
          <table:table-cell office:value-type="float" office:value="7.608" calcext:value-type="float">
            <text:p>7.608</text:p>
          </table:table-cell>
          <table:table-cell office:value-type="float" office:value="7.716" calcext:value-type="float">
            <text:p>7.716</text:p>
          </table:table-cell>
          <table:table-cell office:value-type="float" office:value="7.543" calcext:value-type="float">
            <text:p>7.543</text:p>
          </table:table-cell>
          <table:table-cell office:value-type="float" office:value="7.371" calcext:value-type="float">
            <text:p>7.371</text:p>
          </table:table-cell>
          <table:table-cell office:value-type="float" office:value="6.789" calcext:value-type="float">
            <text:p>6.789</text:p>
          </table:table-cell>
          <table:table-cell office:value-type="float" office:value="6.703" calcext:value-type="float">
            <text:p>6.703</text:p>
          </table:table-cell>
          <table:table-cell office:value-type="float" office:value="6.121" calcext:value-type="float">
            <text:p>6.121</text:p>
          </table:table-cell>
          <table:table-cell office:value-type="float" office:value="5.604" calcext:value-type="float">
            <text:p>5.604</text:p>
          </table:table-cell>
          <table:table-cell office:value-type="float" office:value="5" calcext:value-type="float">
            <text:p>5</text:p>
          </table:table-cell>
          <table:table-cell office:value-type="float" office:value="4.957" calcext:value-type="float">
            <text:p>4.957</text:p>
          </table:table-cell>
          <table:table-cell office:value-type="float" office:value="4.892" calcext:value-type="float">
            <text:p>4.892</text:p>
          </table:table-cell>
          <table:table-cell office:value-type="float" office:value="5.216" calcext:value-type="float">
            <text:p>5.216</text:p>
          </table:table-cell>
          <table:table-cell office:value-type="float" office:value="6.487" calcext:value-type="float">
            <text:p>6.487</text:p>
          </table:table-cell>
          <table:table-cell office:value-type="float" office:value="5.647" calcext:value-type="float">
            <text:p>5.647</text:p>
          </table:table-cell>
          <table:table-cell office:value-type="float" office:value="6.811" calcext:value-type="float">
            <text:p>6.811</text:p>
          </table:table-cell>
          <table:table-cell office:value-type="float" office:value="5.948" calcext:value-type="float">
            <text:p>5.948</text:p>
          </table:table-cell>
          <table:table-cell office:value-type="float" office:value="6.703" calcext:value-type="float">
            <text:p>6.703</text:p>
          </table:table-cell>
          <table:table-cell office:value-type="float" office:value="6.207" calcext:value-type="float">
            <text:p>6.207</text:p>
          </table:table-cell>
          <table:table-cell office:value-type="float" office:value="6.099" calcext:value-type="float">
            <text:p>6.099</text:p>
          </table:table-cell>
          <table:table-cell office:value-type="float" office:value="5.086" calcext:value-type="float">
            <text:p>5.086</text:p>
          </table:table-cell>
          <table:table-cell office:value-type="float" office:value="5.97" calcext:value-type="float">
            <text:p>5.97</text:p>
          </table:table-cell>
          <table:table-cell office:value-type="float" office:value="5.388" calcext:value-type="float">
            <text:p>5.388</text:p>
          </table:table-cell>
          <table:table-cell office:value-type="float" office:value="6.66" calcext:value-type="float">
            <text:p>6.66</text:p>
          </table:table-cell>
          <table:table-cell office:value-type="float" office:value="6.035" calcext:value-type="float">
            <text:p>6.035</text:p>
          </table:table-cell>
          <table:table-cell office:value-type="float" office:value="6.918" calcext:value-type="float">
            <text:p>6.918</text:p>
          </table:table-cell>
          <table:table-cell office:value-type="float" office:value="7.048" calcext:value-type="float">
            <text:p>7.048</text:p>
          </table:table-cell>
          <table:table-cell office:value-type="float" office:value="9.462" calcext:value-type="float">
            <text:p>9.462</text:p>
          </table:table-cell>
          <table:table-cell office:value-type="float" office:value="13.018" calcext:value-type="float">
            <text:p>13.018</text:p>
          </table:table-cell>
          <table:table-cell office:value-type="float" office:value="17.134" calcext:value-type="float">
            <text:p>17.134</text:p>
          </table:table-cell>
          <table:table-cell office:value-type="float" office:value="20.022" calcext:value-type="float">
            <text:p>20.022</text:p>
          </table:table-cell>
          <table:table-cell office:value-type="float" office:value="23.298" calcext:value-type="float">
            <text:p>23.298</text:p>
          </table:table-cell>
          <table:table-cell office:value-type="float" office:value="18.6014285714286" calcext:value-type="float">
            <text:p>18.601428571428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office:value-type="float" office:value="1.543" calcext:value-type="float">
            <text:p>1.543</text:p>
          </table:table-cell>
          <table:table-cell office:value-type="float" office:value="1.467" calcext:value-type="float">
            <text:p>1.467</text:p>
          </table:table-cell>
          <table:table-cell office:value-type="float" office:value="1.425" calcext:value-type="float">
            <text:p>1.425</text:p>
          </table:table-cell>
          <table:table-cell office:value-type="float" office:value="1.416" calcext:value-type="float">
            <text:p>1.416</text:p>
          </table:table-cell>
          <table:table-cell office:value-type="float" office:value="1.425" calcext:value-type="float">
            <text:p>1.425</text:p>
          </table:table-cell>
          <table:table-cell office:value-type="float" office:value="1.349" calcext:value-type="float">
            <text:p>1.349</text:p>
          </table:table-cell>
          <table:table-cell office:value-type="float" office:value="1.281" calcext:value-type="float">
            <text:p>1.281</text:p>
          </table:table-cell>
          <table:table-cell office:value-type="float" office:value="1.18" calcext:value-type="float">
            <text:p>1.18</text:p>
          </table:table-cell>
          <table:table-cell office:value-type="float" office:value="1.087" calcext:value-type="float">
            <text:p>1.087</text:p>
          </table:table-cell>
          <table:table-cell office:value-type="float" office:value="1.012" calcext:value-type="float">
            <text:p>1.0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6" calcext:value-type="float">
            <text:p>0.826</text:p>
          </table:table-cell>
          <table:table-cell office:value-type="float" office:value="0.809" calcext:value-type="float">
            <text:p>0.80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" calcext:value-type="float">
            <text:p>0.717</text:p>
          </table:table-cell>
          <table:table-cell office:value-type="float" office:value="0.658" calcext:value-type="float">
            <text:p>0.65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47" calcext:value-type="float">
            <text:p>0.44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1" calcext:value-type="float">
            <text:p>0.48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08" calcext:value-type="float">
            <text:p>0.708</text:p>
          </table:table-cell>
          <table:table-cell office:value-type="float" office:value="0.936" calcext:value-type="float">
            <text:p>0.936</text:p>
          </table:table-cell>
          <table:table-cell office:value-type="float" office:value="84.1684615384616" calcext:value-type="float">
            <text:p>84.1684615384616</text:p>
          </table:table-cell>
          <table:table-cell office:value-type="float" office:value="21.4566666666667" calcext:value-type="float">
            <text:p>21.4566666666667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KNA</text:p>
          </table:table-cell>
          <table:table-cell office:value-type="float" office:value="32.015" calcext:value-type="float">
            <text:p>32.015</text:p>
          </table:table-cell>
          <table:table-cell office:value-type="float" office:value="34.683" calcext:value-type="float">
            <text:p>34.683</text:p>
          </table:table-cell>
          <table:table-cell office:value-type="float" office:value="32.015" calcext:value-type="float">
            <text:p>32.015</text:p>
          </table:table-cell>
          <table:table-cell office:value-type="float" office:value="26.679" calcext:value-type="float">
            <text:p>26.679</text:p>
          </table:table-cell>
          <table:table-cell table:number-columns-repeated="2" office:value-type="float" office:value="21.343" calcext:value-type="float">
            <text:p>21.343</text:p>
          </table:table-cell>
          <table:table-cell table:number-columns-repeated="3" office:value-type="float" office:value="13.34" calcext:value-type="float">
            <text:p>13.34</text:p>
          </table:table-cell>
          <table:table-cell office:value-type="float" office:value="16.008" calcext:value-type="float">
            <text:p>16.008</text:p>
          </table:table-cell>
          <table:table-cell office:value-type="float" office:value="18.676" calcext:value-type="float">
            <text:p>18.676</text:p>
          </table:table-cell>
          <table:table-cell table:number-columns-repeated="2" office:value-type="float" office:value="16.008" calcext:value-type="float">
            <text:p>16.008</text:p>
          </table:table-cell>
          <table:table-cell office:value-type="float" office:value="13.34" calcext:value-type="float">
            <text:p>13.34</text:p>
          </table:table-cell>
          <table:table-cell table:number-columns-repeated="3" office:value-type="float" office:value="16.008" calcext:value-type="float">
            <text:p>16.008</text:p>
          </table:table-cell>
          <table:table-cell table:number-columns-repeated="2" office:value-type="float" office:value="13.34" calcext:value-type="float">
            <text:p>13.34</text:p>
          </table:table-cell>
          <table:table-cell office:value-type="float" office:value="32.015" calcext:value-type="float">
            <text:p>32.015</text:p>
          </table:table-cell>
          <table:table-cell office:value-type="float" office:value="34.683" calcext:value-type="float">
            <text:p>34.683</text:p>
          </table:table-cell>
          <table:table-cell office:value-type="float" office:value="48.023" calcext:value-type="float">
            <text:p>48.023</text:p>
          </table:table-cell>
          <table:table-cell office:value-type="float" office:value="45.355" calcext:value-type="float">
            <text:p>45.355</text:p>
          </table:table-cell>
          <table:table-cell office:value-type="float" office:value="56.027" calcext:value-type="float">
            <text:p>56.027</text:p>
          </table:table-cell>
          <table:table-cell office:value-type="float" office:value="93.378" calcext:value-type="float">
            <text:p>93.378</text:p>
          </table:table-cell>
          <table:table-cell office:value-type="float" office:value="112.053" calcext:value-type="float">
            <text:p>112.053</text:p>
          </table:table-cell>
          <table:table-cell office:value-type="float" office:value="106.717" calcext:value-type="float">
            <text:p>106.717</text:p>
          </table:table-cell>
          <table:table-cell office:value-type="float" office:value="181.419" calcext:value-type="float">
            <text:p>181.419</text:p>
          </table:table-cell>
          <table:table-cell table:number-columns-repeated="2" office:value-type="float" office:value="274.797" calcext:value-type="float">
            <text:p>274.797</text:p>
          </table:table-cell>
          <table:table-cell office:value-type="float" office:value="472.224" calcext:value-type="float">
            <text:p>472.224</text:p>
          </table:table-cell>
          <table:table-cell office:value-type="float" office:value="552.262" calcext:value-type="float">
            <text:p>552.262</text:p>
          </table:table-cell>
          <table:table-cell office:value-type="float" office:value="933.777" calcext:value-type="float">
            <text:p>933.777</text:p>
          </table:table-cell>
          <table:table-cell office:value-type="float" office:value="1077.845" calcext:value-type="float">
            <text:p>1077.845</text:p>
          </table:table-cell>
          <table:table-cell office:value-type="float" office:value="1216.577" calcext:value-type="float">
            <text:p>1216.577</text:p>
          </table:table-cell>
          <table:table-cell office:value-type="float" office:value="1523.39" calcext:value-type="float">
            <text:p>1523.39</text:p>
          </table:table-cell>
          <table:table-cell office:value-type="float" office:value="1995.614" calcext:value-type="float">
            <text:p>1995.614</text:p>
          </table:table-cell>
          <table:table-cell office:value-type="float" office:value="2414.479" calcext:value-type="float">
            <text:p>2414.479</text:p>
          </table:table-cell>
          <table:table-cell office:value-type="float" office:value="2702.616" calcext:value-type="float">
            <text:p>2702.616</text:p>
          </table:table-cell>
          <table:table-cell office:value-type="float" office:value="2539.872" calcext:value-type="float">
            <text:p>2539.872</text:p>
          </table:table-cell>
          <table:table-cell office:value-type="float" office:value="51.69" calcext:value-type="float">
            <text:p>51.6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79.663" calcext:value-type="float">
            <text:p>79.663</text:p>
          </table:table-cell>
          <table:table-cell office:value-type="float" office:value="68.807" calcext:value-type="float">
            <text:p>68.807</text:p>
          </table:table-cell>
          <table:table-cell office:value-type="float" office:value="86.148" calcext:value-type="float">
            <text:p>86.148</text:p>
          </table:table-cell>
          <table:table-cell office:value-type="float" office:value="89.487" calcext:value-type="float">
            <text:p>89.487</text:p>
          </table:table-cell>
          <table:table-cell office:value-type="float" office:value="92.327" calcext:value-type="float">
            <text:p>92.327</text:p>
          </table:table-cell>
          <table:table-cell office:value-type="float" office:value="97.679" calcext:value-type="float">
            <text:p>97.679</text:p>
          </table:table-cell>
          <table:table-cell office:value-type="float" office:value="103.398" calcext:value-type="float">
            <text:p>103.398</text:p>
          </table:table-cell>
          <table:table-cell office:value-type="float" office:value="108.516" calcext:value-type="float">
            <text:p>108.516</text:p>
          </table:table-cell>
          <table:table-cell office:value-type="float" office:value="128.068" calcext:value-type="float">
            <text:p>128.068</text:p>
          </table:table-cell>
          <table:table-cell office:value-type="float" office:value="118.83" calcext:value-type="float">
            <text:p>118.83</text:p>
          </table:table-cell>
          <table:table-cell office:value-type="float" office:value="123.176" calcext:value-type="float">
            <text:p>123.176</text:p>
          </table:table-cell>
          <table:table-cell office:value-type="float" office:value="127.333" calcext:value-type="float">
            <text:p>127.333</text:p>
          </table:table-cell>
          <table:table-cell office:value-type="float" office:value="129.037" calcext:value-type="float">
            <text:p>129.037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354" calcext:value-type="float">
            <text:p>132.354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4.436" calcext:value-type="float">
            <text:p>134.436</text:p>
          </table:table-cell>
          <table:table-cell office:value-type="float" office:value="133.172" calcext:value-type="float">
            <text:p>133.172</text:p>
          </table:table-cell>
          <table:table-cell office:value-type="float" office:value="131.777" calcext:value-type="float">
            <text:p>131.777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129.672" calcext:value-type="float">
            <text:p>129.672</text:p>
          </table:table-cell>
          <table:table-cell office:value-type="float" office:value="127.698" calcext:value-type="float">
            <text:p>127.698</text:p>
          </table:table-cell>
          <table:table-cell office:value-type="float" office:value="124.348" calcext:value-type="float">
            <text:p>124.348</text:p>
          </table:table-cell>
          <table:table-cell office:value-type="float" office:value="120.236" calcext:value-type="float">
            <text:p>120.236</text:p>
          </table:table-cell>
          <table:table-cell office:value-type="float" office:value="117.964" calcext:value-type="float">
            <text:p>117.964</text:p>
          </table:table-cell>
          <table:table-cell office:value-type="float" office:value="114.876" calcext:value-type="float">
            <text:p>114.876</text:p>
          </table:table-cell>
          <table:table-cell office:value-type="float" office:value="111.147" calcext:value-type="float">
            <text:p>111.147</text:p>
          </table:table-cell>
          <table:table-cell office:value-type="float" office:value="105.456" calcext:value-type="float">
            <text:p>105.456</text:p>
          </table:table-cell>
          <table:table-cell office:value-type="float" office:value="100.21" calcext:value-type="float">
            <text:p>100.21</text:p>
          </table:table-cell>
          <table:table-cell office:value-type="float" office:value="96.423" calcext:value-type="float">
            <text:p>96.423</text:p>
          </table:table-cell>
          <table:table-cell office:value-type="float" office:value="92.466" calcext:value-type="float">
            <text:p>92.466</text:p>
          </table:table-cell>
          <table:table-cell office:value-type="float" office:value="88.045" calcext:value-type="float">
            <text:p>88.045</text:p>
          </table:table-cell>
          <table:table-cell office:value-type="float" office:value="85.029" calcext:value-type="float">
            <text:p>85.029</text:p>
          </table:table-cell>
          <table:table-cell office:value-type="float" office:value="82.682" calcext:value-type="float">
            <text:p>82.682</text:p>
          </table:table-cell>
          <table:table-cell office:value-type="float" office:value="80" calcext:value-type="float">
            <text:p>80</text:p>
          </table:table-cell>
          <table:table-cell office:value-type="float" office:value="77.478" calcext:value-type="float">
            <text:p>77.478</text:p>
          </table:table-cell>
          <table:table-cell office:value-type="float" office:value="74.262" calcext:value-type="float">
            <text:p>74.262</text:p>
          </table:table-cell>
          <table:table-cell office:value-type="float" office:value="71.733" calcext:value-type="float">
            <text:p>71.733</text:p>
          </table:table-cell>
          <table:table-cell office:value-type="float" office:value="70.469" calcext:value-type="float">
            <text:p>70.469</text:p>
          </table:table-cell>
          <table:table-cell office:value-type="float" office:value="70.121" calcext:value-type="float">
            <text:p>70.121</text:p>
          </table:table-cell>
          <table:table-cell office:value-type="float" office:value="86.1357142857143" calcext:value-type="float">
            <text:p>86.1357142857143</text:p>
          </table:table-cell>
          <table:table-cell office:value-type="float" office:value="36.3930769230769" calcext:value-type="float">
            <text:p>36.3930769230769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float" office:value="6.106" calcext:value-type="float">
            <text:p>6.106</text:p>
          </table:table-cell>
          <table:table-cell office:value-type="float" office:value="6.436" calcext:value-type="float">
            <text:p>6.436</text:p>
          </table:table-cell>
          <table:table-cell office:value-type="float" office:value="6.469" calcext:value-type="float">
            <text:p>6.469</text:p>
          </table:table-cell>
          <table:table-cell office:value-type="float" office:value="6.535" calcext:value-type="float">
            <text:p>6.535</text:p>
          </table:table-cell>
          <table:table-cell office:value-type="float" office:value="7.426" calcext:value-type="float">
            <text:p>7.426</text:p>
          </table:table-cell>
          <table:table-cell office:value-type="float" office:value="6.502" calcext:value-type="float">
            <text:p>6.502</text:p>
          </table:table-cell>
          <table:table-cell office:value-type="float" office:value="6.37" calcext:value-type="float">
            <text:p>6.37</text:p>
          </table:table-cell>
          <table:table-cell office:value-type="float" office:value="6.766" calcext:value-type="float">
            <text:p>6.766</text:p>
          </table:table-cell>
          <table:table-cell office:value-type="float" office:value="6.238" calcext:value-type="float">
            <text:p>6.238</text:p>
          </table:table-cell>
          <table:table-cell office:value-type="float" office:value="6.469" calcext:value-type="float">
            <text:p>6.469</text:p>
          </table:table-cell>
          <table:table-cell office:value-type="float" office:value="6.865" calcext:value-type="float">
            <text:p>6.865</text:p>
          </table:table-cell>
          <table:table-cell office:value-type="float" office:value="7.261" calcext:value-type="float">
            <text:p>7.261</text:p>
          </table:table-cell>
          <table:table-cell office:value-type="float" office:value="6.172" calcext:value-type="float">
            <text:p>6.172</text:p>
          </table:table-cell>
          <table:table-cell office:value-type="float" office:value="7.756" calcext:value-type="float">
            <text:p>7.756</text:p>
          </table:table-cell>
          <table:table-cell office:value-type="float" office:value="8.548" calcext:value-type="float">
            <text:p>8.548</text:p>
          </table:table-cell>
          <table:table-cell office:value-type="float" office:value="9.34" calcext:value-type="float">
            <text:p>9.34</text:p>
          </table:table-cell>
          <table:table-cell office:value-type="float" office:value="11.056" calcext:value-type="float">
            <text:p>11.056</text:p>
          </table:table-cell>
          <table:table-cell office:value-type="float" office:value="11.584" calcext:value-type="float">
            <text:p>11.584</text:p>
          </table:table-cell>
          <table:table-cell office:value-type="float" office:value="12.772" calcext:value-type="float">
            <text:p>12.772</text:p>
          </table:table-cell>
          <table:table-cell office:value-type="float" office:value="15.413" calcext:value-type="float">
            <text:p>15.413</text:p>
          </table:table-cell>
          <table:table-cell office:value-type="float" office:value="15.842" calcext:value-type="float">
            <text:p>15.842</text:p>
          </table:table-cell>
          <table:table-cell office:value-type="float" office:value="18.68" calcext:value-type="float">
            <text:p>18.68</text:p>
          </table:table-cell>
          <table:table-cell office:value-type="float" office:value="23.102" calcext:value-type="float">
            <text:p>23.102</text:p>
          </table:table-cell>
          <table:table-cell office:value-type="float" office:value="26.04" calcext:value-type="float">
            <text:p>26.04</text:p>
          </table:table-cell>
          <table:table-cell office:value-type="float" office:value="29.307" calcext:value-type="float">
            <text:p>29.307</text:p>
          </table:table-cell>
          <table:table-cell office:value-type="float" office:value="34.753" calcext:value-type="float">
            <text:p>34.753</text:p>
          </table:table-cell>
          <table:table-cell office:value-type="float" office:value="38.647" calcext:value-type="float">
            <text:p>38.647</text:p>
          </table:table-cell>
          <table:table-cell office:value-type="float" office:value="46.469" calcext:value-type="float">
            <text:p>46.469</text:p>
          </table:table-cell>
          <table:table-cell office:value-type="float" office:value="54.918" calcext:value-type="float">
            <text:p>54.918</text:p>
          </table:table-cell>
          <table:table-cell office:value-type="float" office:value="67.327" calcext:value-type="float">
            <text:p>67.327</text:p>
          </table:table-cell>
          <table:table-cell office:value-type="float" office:value="78.35" calcext:value-type="float">
            <text:p>78.35</text:p>
          </table:table-cell>
          <table:table-cell office:value-type="float" office:value="92.806" calcext:value-type="float">
            <text:p>92.806</text:p>
          </table:table-cell>
          <table:table-cell office:value-type="float" office:value="104.984" calcext:value-type="float">
            <text:p>104.984</text:p>
          </table:table-cell>
          <table:table-cell office:value-type="float" office:value="130.859" calcext:value-type="float">
            <text:p>130.859</text:p>
          </table:table-cell>
          <table:table-cell office:value-type="float" office:value="168.912" calcext:value-type="float">
            <text:p>168.912</text:p>
          </table:table-cell>
          <table:table-cell office:value-type="float" office:value="229.869" calcext:value-type="float">
            <text:p>229.869</text:p>
          </table:table-cell>
          <table:table-cell office:value-type="float" office:value="291.222" calcext:value-type="float">
            <text:p>291.222</text:p>
          </table:table-cell>
          <table:table-cell office:value-type="float" office:value="361.883" calcext:value-type="float">
            <text:p>361.883</text:p>
          </table:table-cell>
          <table:table-cell office:value-type="float" office:value="435.546" calcext:value-type="float">
            <text:p>435.546</text:p>
          </table:table-cell>
          <table:table-cell office:value-type="float" office:value="514.425" calcext:value-type="float">
            <text:p>514.425</text:p>
          </table:table-cell>
          <table:table-cell office:value-type="float" office:value="77.08" calcext:value-type="float">
            <text:p>77.0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180.91" calcext:value-type="float">
            <text:p>180.91</text:p>
          </table:table-cell>
          <table:table-cell office:value-type="float" office:value="177.6" calcext:value-type="float">
            <text:p>177.6</text:p>
          </table:table-cell>
          <table:table-cell office:value-type="float" office:value="167.804" calcext:value-type="float">
            <text:p>167.804</text:p>
          </table:table-cell>
          <table:table-cell office:value-type="float" office:value="157.699" calcext:value-type="float">
            <text:p>157.699</text:p>
          </table:table-cell>
          <table:table-cell office:value-type="float" office:value="160.97" calcext:value-type="float">
            <text:p>160.97</text:p>
          </table:table-cell>
          <table:table-cell office:value-type="float" office:value="160.196" calcext:value-type="float">
            <text:p>160.196</text:p>
          </table:table-cell>
          <table:table-cell office:value-type="float" office:value="161.532" calcext:value-type="float">
            <text:p>161.53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5.008" calcext:value-type="float">
            <text:p>155.008</text:p>
          </table:table-cell>
          <table:table-cell office:value-type="float" office:value="167.417" calcext:value-type="float">
            <text:p>167.417</text:p>
          </table:table-cell>
          <table:table-cell office:value-type="float" office:value="185.401" calcext:value-type="float">
            <text:p>185.401</text:p>
          </table:table-cell>
          <table:table-cell office:value-type="float" office:value="183.659" calcext:value-type="float">
            <text:p>183.659</text:p>
          </table:table-cell>
          <table:table-cell office:value-type="float" office:value="188.479" calcext:value-type="float">
            <text:p>188.479</text:p>
          </table:table-cell>
          <table:table-cell office:value-type="float" office:value="188.441" calcext:value-type="float">
            <text:p>188.441</text:p>
          </table:table-cell>
          <table:table-cell office:value-type="float" office:value="189.138" calcext:value-type="float">
            <text:p>189.138</text:p>
          </table:table-cell>
          <table:table-cell office:value-type="float" office:value="194.578" calcext:value-type="float">
            <text:p>194.578</text:p>
          </table:table-cell>
          <table:table-cell office:value-type="float" office:value="195.681" calcext:value-type="float">
            <text:p>195.681</text:p>
          </table:table-cell>
          <table:table-cell office:value-type="float" office:value="183.117" calcext:value-type="float">
            <text:p>183.117</text:p>
          </table:table-cell>
          <table:table-cell office:value-type="float" office:value="179.11" calcext:value-type="float">
            <text:p>179.11</text:p>
          </table:table-cell>
          <table:table-cell office:value-type="float" office:value="173.031" calcext:value-type="float">
            <text:p>173.031</text:p>
          </table:table-cell>
          <table:table-cell office:value-type="float" office:value="168.578" calcext:value-type="float">
            <text:p>168.578</text:p>
          </table:table-cell>
          <table:table-cell office:value-type="float" office:value="170.437" calcext:value-type="float">
            <text:p>170.437</text:p>
          </table:table-cell>
          <table:table-cell office:value-type="float" office:value="141.534" calcext:value-type="float">
            <text:p>141.534</text:p>
          </table:table-cell>
          <table:table-cell office:value-type="float" office:value="157.137" calcext:value-type="float">
            <text:p>157.137</text:p>
          </table:table-cell>
          <table:table-cell office:value-type="float" office:value="152.452" calcext:value-type="float">
            <text:p>152.452</text:p>
          </table:table-cell>
          <table:table-cell office:value-type="float" office:value="148.271" calcext:value-type="float">
            <text:p>148.271</text:p>
          </table:table-cell>
          <table:table-cell office:value-type="float" office:value="142.908" calcext:value-type="float">
            <text:p>142.908</text:p>
          </table:table-cell>
          <table:table-cell office:value-type="float" office:value="139.695" calcext:value-type="float">
            <text:p>139.695</text:p>
          </table:table-cell>
          <table:table-cell office:value-type="float" office:value="133.906" calcext:value-type="float">
            <text:p>133.906</text:p>
          </table:table-cell>
          <table:table-cell office:value-type="float" office:value="158.531" calcext:value-type="float">
            <text:p>158.531</text:p>
          </table:table-cell>
          <table:table-cell office:value-type="float" office:value="129.454" calcext:value-type="float">
            <text:p>129.454</text:p>
          </table:table-cell>
          <table:table-cell office:value-type="float" office:value="129.764" calcext:value-type="float">
            <text:p>129.764</text:p>
          </table:table-cell>
          <table:table-cell office:value-type="float" office:value="126.531" calcext:value-type="float">
            <text:p>126.531</text:p>
          </table:table-cell>
          <table:table-cell office:value-type="float" office:value="128.815" calcext:value-type="float">
            <text:p>128.815</text:p>
          </table:table-cell>
          <table:table-cell office:value-type="float" office:value="120.239" calcext:value-type="float">
            <text:p>120.239</text:p>
          </table:table-cell>
          <table:table-cell office:value-type="float" office:value="116.251" calcext:value-type="float">
            <text:p>116.251</text:p>
          </table:table-cell>
          <table:table-cell office:value-type="float" office:value="91.626" calcext:value-type="float">
            <text:p>91.626</text:p>
          </table:table-cell>
          <table:table-cell office:value-type="float" office:value="112.863" calcext:value-type="float">
            <text:p>112.863</text:p>
          </table:table-cell>
          <table:table-cell office:value-type="float" office:value="113.696" calcext:value-type="float">
            <text:p>113.696</text:p>
          </table:table-cell>
          <table:table-cell office:value-type="float" office:value="118.342" calcext:value-type="float">
            <text:p>118.342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216.93" calcext:value-type="float">
            <text:p>216.93</text:p>
          </table:table-cell>
          <table:table-cell office:value-type="float" office:value="215.705" calcext:value-type="float">
            <text:p>215.705</text:p>
          </table:table-cell>
          <table:table-cell office:value-type="float" office:value="221.847" calcext:value-type="float">
            <text:p>221.847</text:p>
          </table:table-cell>
          <table:table-cell office:value-type="float" office:value="219.04" calcext:value-type="float">
            <text:p>219.04</text:p>
          </table:table-cell>
          <table:table-cell office:value-type="float" office:value="226.11" calcext:value-type="float">
            <text:p>226.11</text:p>
          </table:table-cell>
          <table:table-cell office:value-type="float" office:value="232.568" calcext:value-type="float">
            <text:p>232.568</text:p>
          </table:table-cell>
          <table:table-cell office:value-type="float" office:value="225.308" calcext:value-type="float">
            <text:p>225.308</text:p>
          </table:table-cell>
          <table:table-cell office:value-type="float" office:value="227.46" calcext:value-type="float">
            <text:p>227.46</text:p>
          </table:table-cell>
          <table:table-cell office:value-type="float" office:value="235.564" calcext:value-type="float">
            <text:p>235.564</text:p>
          </table:table-cell>
          <table:table-cell office:value-type="float" office:value="231.301" calcext:value-type="float">
            <text:p>231.301</text:p>
          </table:table-cell>
          <table:table-cell office:value-type="float" office:value="239.912" calcext:value-type="float">
            <text:p>239.912</text:p>
          </table:table-cell>
          <table:table-cell office:value-type="float" office:value="237.485" calcext:value-type="float">
            <text:p>237.485</text:p>
          </table:table-cell>
          <table:table-cell office:value-type="float" office:value="236.704" calcext:value-type="float">
            <text:p>236.704</text:p>
          </table:table-cell>
          <table:table-cell office:value-type="float" office:value="231.787" calcext:value-type="float">
            <text:p>231.787</text:p>
          </table:table-cell>
          <table:table-cell office:value-type="float" office:value="230.668" calcext:value-type="float">
            <text:p>230.668</text:p>
          </table:table-cell>
          <table:table-cell office:value-type="float" office:value="232.272" calcext:value-type="float">
            <text:p>232.272</text:p>
          </table:table-cell>
          <table:table-cell office:value-type="float" office:value="233.18" calcext:value-type="float">
            <text:p>233.18</text:p>
          </table:table-cell>
          <table:table-cell office:value-type="float" office:value="231.069" calcext:value-type="float">
            <text:p>231.069</text:p>
          </table:table-cell>
          <table:table-cell office:value-type="float" office:value="229.803" calcext:value-type="float">
            <text:p>229.803</text:p>
          </table:table-cell>
          <table:table-cell office:value-type="float" office:value="230.204" calcext:value-type="float">
            <text:p>230.204</text:p>
          </table:table-cell>
          <table:table-cell office:value-type="float" office:value="237.211" calcext:value-type="float">
            <text:p>237.211</text:p>
          </table:table-cell>
          <table:table-cell office:value-type="float" office:value="236.81" calcext:value-type="float">
            <text:p>236.81</text:p>
          </table:table-cell>
          <table:table-cell office:value-type="float" office:value="231.196" calcext:value-type="float">
            <text:p>231.196</text:p>
          </table:table-cell>
          <table:table-cell office:value-type="float" office:value="242.022" calcext:value-type="float">
            <text:p>242.022</text:p>
          </table:table-cell>
          <table:table-cell office:value-type="float" office:value="248.923" calcext:value-type="float">
            <text:p>248.923</text:p>
          </table:table-cell>
          <table:table-cell office:value-type="float" office:value="245.378" calcext:value-type="float">
            <text:p>245.378</text:p>
          </table:table-cell>
          <table:table-cell office:value-type="float" office:value="251.583" calcext:value-type="float">
            <text:p>251.583</text:p>
          </table:table-cell>
          <table:table-cell office:value-type="float" office:value="261.586" calcext:value-type="float">
            <text:p>261.586</text:p>
          </table:table-cell>
          <table:table-cell office:value-type="float" office:value="287.565" calcext:value-type="float">
            <text:p>287.565</text:p>
          </table:table-cell>
          <table:table-cell office:value-type="float" office:value="348.577" calcext:value-type="float">
            <text:p>348.577</text:p>
          </table:table-cell>
          <table:table-cell office:value-type="float" office:value="394.394" calcext:value-type="float">
            <text:p>394.394</text:p>
          </table:table-cell>
          <table:table-cell office:value-type="float" office:value="422.695" calcext:value-type="float">
            <text:p>422.695</text:p>
          </table:table-cell>
          <table:table-cell office:value-type="float" office:value="425.523" calcext:value-type="float">
            <text:p>425.523</text:p>
          </table:table-cell>
          <table:table-cell office:value-type="float" office:value="465.494" calcext:value-type="float">
            <text:p>465.494</text:p>
          </table:table-cell>
          <table:table-cell office:value-type="float" office:value="524.733" calcext:value-type="float">
            <text:p>524.733</text:p>
          </table:table-cell>
          <table:table-cell office:value-type="float" office:value="580.976" calcext:value-type="float">
            <text:p>580.976</text:p>
          </table:table-cell>
          <table:table-cell office:value-type="float" office:value="638.168" calcext:value-type="float">
            <text:p>638.168</text:p>
          </table:table-cell>
          <table:table-cell office:value-type="float" office:value="715.916" calcext:value-type="float">
            <text:p>715.916</text:p>
          </table:table-cell>
          <table:table-cell office:value-type="float" office:value="804.321" calcext:value-type="float">
            <text:p>804.321</text:p>
          </table:table-cell>
          <table:table-cell office:value-type="float" office:value="874.703" calcext:value-type="float">
            <text:p>874.703</text:p>
          </table:table-cell>
          <table:table-cell office:value-type="float" office:value="33.4385714285714" calcext:value-type="float">
            <text:p>33.4385714285714</text:p>
          </table:table-cell>
          <table:table-cell office:value-type="float" office:value="4.50846153846154" calcext:value-type="float">
            <text:p>4.50846153846154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0.138" calcext:value-type="float">
            <text:p>0.138</text:p>
          </table:table-cell>
          <table:table-cell table:number-columns-repeated="4" office:value-type="float" office:value="0.083" calcext:value-type="float">
            <text:p>0.083</text:p>
          </table:table-cell>
          <table:table-cell office:value-type="float" office:value="0.165" calcext:value-type="float">
            <text:p>0.165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221" calcext:value-type="float">
            <text:p>0.221</text:p>
          </table:table-cell>
          <table:table-cell table:number-columns-repeated="3" office:value-type="float" office:value="0.303" calcext:value-type="float">
            <text:p>0.303</text:p>
          </table:table-cell>
          <table:table-cell table:number-columns-repeated="2" office:value-type="float" office:value="0.414" calcext:value-type="float">
            <text:p>0.414</text:p>
          </table:table-cell>
          <table:table-cell table:number-columns-repeated="2" office:value-type="float" office:value="0.331" calcext:value-type="float">
            <text:p>0.331</text:p>
          </table:table-cell>
          <table:table-cell table:number-columns-repeated="3" office:value-type="float" office:value="0.248" calcext:value-type="float">
            <text:p>0.248</text:p>
          </table:table-cell>
          <table:table-cell office:value-type="float" office:value="1.986" calcext:value-type="float">
            <text:p>1.986</text:p>
          </table:table-cell>
          <table:table-cell table:number-columns-repeated="6" office:value-type="float" office:value="2.344" calcext:value-type="float">
            <text:p>2.344</text:p>
          </table:table-cell>
          <table:table-cell office:value-type="float" office:value="8.604" calcext:value-type="float">
            <text:p>8.604</text:p>
          </table:table-cell>
          <table:table-cell office:value-type="float" office:value="8.246" calcext:value-type="float">
            <text:p>8.246</text:p>
          </table:table-cell>
          <table:table-cell table:number-columns-repeated="5" office:value-type="float" office:value="9.625" calcext:value-type="float">
            <text:p>9.625</text:p>
          </table:table-cell>
          <table:table-cell office:value-type="float" office:value="1.379" calcext:value-type="float">
            <text:p>1.379</text:p>
          </table:table-cell>
          <table:table-cell office:value-type="float" office:value="4.854" calcext:value-type="float">
            <text:p>4.854</text:p>
          </table:table-cell>
          <table:table-cell office:value-type="float" office:value="15.802" calcext:value-type="float">
            <text:p>15.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office:value-type="float" office:value="77.089" calcext:value-type="float">
            <text:p>77.089</text:p>
          </table:table-cell>
          <table:table-cell office:value-type="float" office:value="72.922" calcext:value-type="float">
            <text:p>72.922</text:p>
          </table:table-cell>
          <table:table-cell table:number-columns-repeated="2" office:value-type="float" office:value="71.71" calcext:value-type="float">
            <text:p>71.71</text:p>
          </table:table-cell>
          <table:table-cell office:value-type="float" office:value="70.171" calcext:value-type="float">
            <text:p>70.171</text:p>
          </table:table-cell>
          <table:table-cell office:value-type="float" office:value="66.907" calcext:value-type="float">
            <text:p>66.907</text:p>
          </table:table-cell>
          <table:table-cell office:value-type="float" office:value="66.373" calcext:value-type="float">
            <text:p>66.373</text:p>
          </table:table-cell>
          <table:table-cell office:value-type="float" office:value="65.038" calcext:value-type="float">
            <text:p>65.038</text:p>
          </table:table-cell>
          <table:table-cell office:value-type="float" office:value="64.34" calcext:value-type="float">
            <text:p>64.34</text:p>
          </table:table-cell>
          <table:table-cell table:number-columns-repeated="2" office:value-type="float" office:value="65.079" calcext:value-type="float">
            <text:p>65.079</text:p>
          </table:table-cell>
          <table:table-cell office:value-type="float" office:value="63.971" calcext:value-type="float">
            <text:p>63.971</text:p>
          </table:table-cell>
          <table:table-cell office:value-type="float" office:value="68.734" calcext:value-type="float">
            <text:p>68.734</text:p>
          </table:table-cell>
          <table:table-cell office:value-type="float" office:value="71.012" calcext:value-type="float">
            <text:p>71.012</text:p>
          </table:table-cell>
          <table:table-cell office:value-type="float" office:value="70.581" calcext:value-type="float">
            <text:p>70.581</text:p>
          </table:table-cell>
          <table:table-cell office:value-type="float" office:value="73.722" calcext:value-type="float">
            <text:p>73.722</text:p>
          </table:table-cell>
          <table:table-cell table:number-columns-repeated="2" office:value-type="float" office:value="73.353" calcext:value-type="float">
            <text:p>73.353</text:p>
          </table:table-cell>
          <table:table-cell office:value-type="float" office:value="74.81" calcext:value-type="float">
            <text:p>74.81</text:p>
          </table:table-cell>
          <table:table-cell office:value-type="float" office:value="72.367" calcext:value-type="float">
            <text:p>72.367</text:p>
          </table:table-cell>
          <table:table-cell office:value-type="float" office:value="73.004" calcext:value-type="float">
            <text:p>73.004</text:p>
          </table:table-cell>
          <table:table-cell office:value-type="float" office:value="74.503" calcext:value-type="float">
            <text:p>74.503</text:p>
          </table:table-cell>
          <table:table-cell office:value-type="float" office:value="72.696" calcext:value-type="float">
            <text:p>72.696</text:p>
          </table:table-cell>
          <table:table-cell table:number-columns-repeated="2" office:value-type="float" office:value="74.728" calcext:value-type="float">
            <text:p>74.728</text:p>
          </table:table-cell>
          <table:table-cell office:value-type="float" office:value="74.913" calcext:value-type="float">
            <text:p>74.913</text:p>
          </table:table-cell>
          <table:table-cell office:value-type="float" office:value="80.846" calcext:value-type="float">
            <text:p>80.846</text:p>
          </table:table-cell>
          <table:table-cell office:value-type="float" office:value="81.996" calcext:value-type="float">
            <text:p>81.996</text:p>
          </table:table-cell>
          <table:table-cell office:value-type="float" office:value="84.131" calcext:value-type="float">
            <text:p>84.131</text:p>
          </table:table-cell>
          <table:table-cell office:value-type="float" office:value="85.773" calcext:value-type="float">
            <text:p>85.773</text:p>
          </table:table-cell>
          <table:table-cell table:number-columns-repeated="2" office:value-type="float" office:value="83.577" calcext:value-type="float">
            <text:p>83.577</text:p>
          </table:table-cell>
          <table:table-cell office:value-type="float" office:value="87.293" calcext:value-type="float">
            <text:p>87.293</text:p>
          </table:table-cell>
          <table:table-cell office:value-type="float" office:value="82.222" calcext:value-type="float">
            <text:p>82.222</text:p>
          </table:table-cell>
          <table:table-cell office:value-type="float" office:value="83.289" calcext:value-type="float">
            <text:p>83.289</text:p>
          </table:table-cell>
          <table:table-cell office:value-type="float" office:value="83.967" calcext:value-type="float">
            <text:p>83.967</text:p>
          </table:table-cell>
          <table:table-cell office:value-type="float" office:value="84.028" calcext:value-type="float">
            <text:p>84.028</text:p>
          </table:table-cell>
          <table:table-cell table:number-columns-repeated="2" office:value-type="float" office:value="84.87" calcext:value-type="float">
            <text:p>84.87</text:p>
          </table:table-cell>
          <table:table-cell office:value-type="float" office:value="77.952" calcext:value-type="float">
            <text:p>77.952</text:p>
          </table:table-cell>
          <table:table-cell office:value-type="float" office:value="26.7666666666667" calcext:value-type="float">
            <text:p>26.766666666666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LCA</text:p>
          </table:table-cell>
          <table:table-cell table:number-columns-repeated="2" office:value-type="float" office:value="69.724" calcext:value-type="float">
            <text:p>69.724</text:p>
          </table:table-cell>
          <table:table-cell table:number-columns-repeated="2" office:value-type="float" office:value="56.554" calcext:value-type="float">
            <text:p>56.554</text:p>
          </table:table-cell>
          <table:table-cell office:value-type="float" office:value="44.158" calcext:value-type="float">
            <text:p>44.158</text:p>
          </table:table-cell>
          <table:table-cell office:value-type="float" office:value="45.708" calcext:value-type="float">
            <text:p>45.708</text:p>
          </table:table-cell>
          <table:table-cell office:value-type="float" office:value="40.285" calcext:value-type="float">
            <text:p>40.285</text:p>
          </table:table-cell>
          <table:table-cell table:number-columns-repeated="2" office:value-type="float" office:value="38.735" calcext:value-type="float">
            <text:p>38.735</text:p>
          </table:table-cell>
          <table:table-cell table:number-columns-repeated="2" office:value-type="float" office:value="45.708" calcext:value-type="float">
            <text:p>45.708</text:p>
          </table:table-cell>
          <table:table-cell office:value-type="float" office:value="40.285" calcext:value-type="float">
            <text:p>40.285</text:p>
          </table:table-cell>
          <table:table-cell office:value-type="float" office:value="38.735" calcext:value-type="float">
            <text:p>38.735</text:p>
          </table:table-cell>
          <table:table-cell office:value-type="float" office:value="41.06" calcext:value-type="float">
            <text:p>41.06</text:p>
          </table:table-cell>
          <table:table-cell office:value-type="float" office:value="37.186" calcext:value-type="float">
            <text:p>37.186</text:p>
          </table:table-cell>
          <table:table-cell office:value-type="float" office:value="46.483" calcext:value-type="float">
            <text:p>46.483</text:p>
          </table:table-cell>
          <table:table-cell table:number-columns-repeated="2" office:value-type="float" office:value="38.735" calcext:value-type="float">
            <text:p>38.735</text:p>
          </table:table-cell>
          <table:table-cell office:value-type="float" office:value="48.807" calcext:value-type="float">
            <text:p>48.807</text:p>
          </table:table-cell>
          <table:table-cell office:value-type="float" office:value="52.68" calcext:value-type="float">
            <text:p>52.68</text:p>
          </table:table-cell>
          <table:table-cell office:value-type="float" office:value="55.779" calcext:value-type="float">
            <text:p>55.779</text:p>
          </table:table-cell>
          <table:table-cell office:value-type="float" office:value="72.823" calcext:value-type="float">
            <text:p>72.823</text:p>
          </table:table-cell>
          <table:table-cell office:value-type="float" office:value="75.921" calcext:value-type="float">
            <text:p>75.921</text:p>
          </table:table-cell>
          <table:table-cell office:value-type="float" office:value="86.767" calcext:value-type="float">
            <text:p>86.767</text:p>
          </table:table-cell>
          <table:table-cell office:value-type="float" office:value="107.685" calcext:value-type="float">
            <text:p>107.685</text:p>
          </table:table-cell>
          <table:table-cell table:number-columns-repeated="2" office:value-type="float" office:value="118.531" calcext:value-type="float">
            <text:p>118.531</text:p>
          </table:table-cell>
          <table:table-cell office:value-type="float" office:value="139.448" calcext:value-type="float">
            <text:p>139.448</text:p>
          </table:table-cell>
          <table:table-cell office:value-type="float" office:value="155.717" calcext:value-type="float">
            <text:p>155.717</text:p>
          </table:table-cell>
          <table:table-cell office:value-type="float" office:value="192.128" calcext:value-type="float">
            <text:p>192.128</text:p>
          </table:table-cell>
          <table:table-cell office:value-type="float" office:value="249.456" calcext:value-type="float">
            <text:p>249.456</text:p>
          </table:table-cell>
          <table:table-cell office:value-type="float" office:value="282.769" calcext:value-type="float">
            <text:p>282.769</text:p>
          </table:table-cell>
          <table:table-cell office:value-type="float" office:value="333.125" calcext:value-type="float">
            <text:p>333.125</text:p>
          </table:table-cell>
          <table:table-cell office:value-type="float" office:value="385.03" calcext:value-type="float">
            <text:p>385.03</text:p>
          </table:table-cell>
          <table:table-cell office:value-type="float" office:value="405.948" calcext:value-type="float">
            <text:p>405.948</text:p>
          </table:table-cell>
          <table:table-cell office:value-type="float" office:value="436.936" calcext:value-type="float">
            <text:p>436.936</text:p>
          </table:table-cell>
          <table:table-cell office:value-type="float" office:value="588.004" calcext:value-type="float">
            <text:p>588.004</text:p>
          </table:table-cell>
          <table:table-cell office:value-type="float" office:value="653.855" calcext:value-type="float">
            <text:p>653.855</text:p>
          </table:table-cell>
          <table:table-cell office:value-type="float" office:value="785.555" calcext:value-type="float">
            <text:p>785.555</text:p>
          </table:table-cell>
          <table:table-cell office:value-type="float" office:value="884.718" calcext:value-type="float">
            <text:p>884.718</text:p>
          </table:table-cell>
          <table:table-cell office:value-type="float" office:value="30.2333333333333" calcext:value-type="float">
            <text:p>30.23333333333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1303.318" calcext:value-type="float">
            <text:p>1303.318</text:p>
          </table:table-cell>
          <table:table-cell office:value-type="float" office:value="1407.883" calcext:value-type="float">
            <text:p>1407.883</text:p>
          </table:table-cell>
          <table:table-cell table:number-columns-repeated="2" office:value-type="float" office:value="1437.758" calcext:value-type="float">
            <text:p>1437.758</text:p>
          </table:table-cell>
          <table:table-cell office:value-type="float" office:value="1441.493" calcext:value-type="float">
            <text:p>1441.493</text:p>
          </table:table-cell>
          <table:table-cell office:value-type="float" office:value="1415.352" calcext:value-type="float">
            <text:p>1415.352</text:p>
          </table:table-cell>
          <table:table-cell office:value-type="float" office:value="1400.414" calcext:value-type="float">
            <text:p>1400.414</text:p>
          </table:table-cell>
          <table:table-cell office:value-type="float" office:value="1557.26" calcext:value-type="float">
            <text:p>1557.26</text:p>
          </table:table-cell>
          <table:table-cell office:value-type="float" office:value="1568.463" calcext:value-type="float">
            <text:p>1568.463</text:p>
          </table:table-cell>
          <table:table-cell table:number-columns-repeated="2" office:value-type="float" office:value="1624.48" calcext:value-type="float">
            <text:p>1624.48</text:p>
          </table:table-cell>
          <table:table-cell office:value-type="float" office:value="1620.746" calcext:value-type="float">
            <text:p>1620.746</text:p>
          </table:table-cell>
          <table:table-cell office:value-type="float" office:value="1717.841" calcext:value-type="float">
            <text:p>1717.841</text:p>
          </table:table-cell>
          <table:table-cell office:value-type="float" office:value="1714.106" calcext:value-type="float">
            <text:p>1714.106</text:p>
          </table:table-cell>
          <table:table-cell office:value-type="float" office:value="1456.43" calcext:value-type="float">
            <text:p>1456.43</text:p>
          </table:table-cell>
          <table:table-cell office:value-type="float" office:value="1359.335" calcext:value-type="float">
            <text:p>1359.335</text:p>
          </table:table-cell>
          <table:table-cell table:number-columns-repeated="2" office:value-type="float" office:value="1307.053" calcext:value-type="float">
            <text:p>1307.053</text:p>
          </table:table-cell>
          <table:table-cell office:value-type="float" office:value="1247.302" calcext:value-type="float">
            <text:p>1247.302</text:p>
          </table:table-cell>
          <table:table-cell office:value-type="float" office:value="1127.8" calcext:value-type="float">
            <text:p>1127.8</text:p>
          </table:table-cell>
          <table:table-cell office:value-type="float" office:value="1165.144" calcext:value-type="float">
            <text:p>1165.144</text:p>
          </table:table-cell>
          <table:table-cell office:value-type="float" office:value="1120.331" calcext:value-type="float">
            <text:p>1120.331</text:p>
          </table:table-cell>
          <table:table-cell office:value-type="float" office:value="1131.534" calcext:value-type="float">
            <text:p>1131.534</text:p>
          </table:table-cell>
          <table:table-cell table:number-columns-repeated="2" office:value-type="float" office:value="929.875" calcext:value-type="float">
            <text:p>929.875</text:p>
          </table:table-cell>
          <table:table-cell office:value-type="float" office:value="1019.501" calcext:value-type="float">
            <text:p>1019.501</text:p>
          </table:table-cell>
          <table:table-cell office:value-type="float" office:value="937.344" calcext:value-type="float">
            <text:p>937.344</text:p>
          </table:table-cell>
          <table:table-cell office:value-type="float" office:value="877.593" calcext:value-type="float">
            <text:p>877.593</text:p>
          </table:table-cell>
          <table:table-cell office:value-type="float" office:value="1041.908" calcext:value-type="float">
            <text:p>1041.908</text:p>
          </table:table-cell>
          <table:table-cell table:number-columns-repeated="2" office:value-type="float" office:value="877.593" calcext:value-type="float">
            <text:p>877.593</text:p>
          </table:table-cell>
          <table:table-cell office:value-type="float" office:value="1012.032" calcext:value-type="float">
            <text:p>1012.032</text:p>
          </table:table-cell>
          <table:table-cell office:value-type="float" office:value="1023.236" calcext:value-type="float">
            <text:p>1023.236</text:p>
          </table:table-cell>
          <table:table-cell office:value-type="float" office:value="1053.111" calcext:value-type="float">
            <text:p>1053.111</text:p>
          </table:table-cell>
          <table:table-cell office:value-type="float" office:value="1079.252" calcext:value-type="float">
            <text:p>1079.252</text:p>
          </table:table-cell>
          <table:table-cell office:value-type="float" office:value="1026.97" calcext:value-type="float">
            <text:p>1026.97</text:p>
          </table:table-cell>
          <table:table-cell office:value-type="float" office:value="1314.522" calcext:value-type="float">
            <text:p>1314.522</text:p>
          </table:table-cell>
          <table:table-cell office:value-type="float" office:value="1740.248" calcext:value-type="float">
            <text:p>1740.248</text:p>
          </table:table-cell>
          <table:table-cell office:value-type="float" office:value="1605.808" calcext:value-type="float">
            <text:p>1605.808</text:p>
          </table:table-cell>
          <table:table-cell office:value-type="float" office:value="1680.497" calcext:value-type="float">
            <text:p>1680.497</text:p>
          </table:table-cell>
          <table:table-cell office:value-type="float" office:value="68.4125" calcext:value-type="float">
            <text:p>68.4125</text:p>
          </table:table-cell>
          <table:table-cell office:value-type="float" office:value="32.83" calcext:value-type="float">
            <text:p>32.83</text:p>
          </table:table-cell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34.077" calcext:value-type="float">
            <text:p>34.077</text:p>
          </table:table-cell>
          <table:table-cell office:value-type="float" office:value="34.064" calcext:value-type="float">
            <text:p>34.064</text:p>
          </table:table-cell>
          <table:table-cell office:value-type="float" office:value="34.137" calcext:value-type="float">
            <text:p>34.137</text:p>
          </table:table-cell>
          <table:table-cell office:value-type="float" office:value="34.277" calcext:value-type="float">
            <text:p>34.277</text:p>
          </table:table-cell>
          <table:table-cell office:value-type="float" office:value="34.303" calcext:value-type="float">
            <text:p>34.303</text:p>
          </table:table-cell>
          <table:table-cell office:value-type="float" office:value="34.263" calcext:value-type="float">
            <text:p>34.263</text:p>
          </table:table-cell>
          <table:table-cell office:value-type="float" office:value="34.436" calcext:value-type="float">
            <text:p>34.436</text:p>
          </table:table-cell>
          <table:table-cell office:value-type="float" office:value="34.523" calcext:value-type="float">
            <text:p>34.523</text:p>
          </table:table-cell>
          <table:table-cell office:value-type="float" office:value="34.562" calcext:value-type="float">
            <text:p>34.562</text:p>
          </table:table-cell>
          <table:table-cell office:value-type="float" office:value="34.755" calcext:value-type="float">
            <text:p>34.755</text:p>
          </table:table-cell>
          <table:table-cell office:value-type="float" office:value="34.901" calcext:value-type="float">
            <text:p>34.901</text:p>
          </table:table-cell>
          <table:table-cell office:value-type="float" office:value="34.689" calcext:value-type="float">
            <text:p>34.689</text:p>
          </table:table-cell>
          <table:table-cell office:value-type="float" office:value="34.729" calcext:value-type="float">
            <text:p>34.729</text:p>
          </table:table-cell>
          <table:table-cell office:value-type="float" office:value="46.67" calcext:value-type="float">
            <text:p>46.67</text:p>
          </table:table-cell>
          <table:table-cell office:value-type="float" office:value="46.77" calcext:value-type="float">
            <text:p>46.77</text:p>
          </table:table-cell>
          <table:table-cell office:value-type="float" office:value="46.863" calcext:value-type="float">
            <text:p>46.863</text:p>
          </table:table-cell>
          <table:table-cell office:value-type="float" office:value="46.604" calcext:value-type="float">
            <text:p>46.604</text:p>
          </table:table-cell>
          <table:table-cell office:value-type="float" office:value="46.159" calcext:value-type="float">
            <text:p>46.159</text:p>
          </table:table-cell>
          <table:table-cell office:value-type="float" office:value="45.075" calcext:value-type="float">
            <text:p>45.075</text:p>
          </table:table-cell>
          <table:table-cell office:value-type="float" office:value="43.594" calcext:value-type="float">
            <text:p>43.594</text:p>
          </table:table-cell>
          <table:table-cell office:value-type="float" office:value="31.419" calcext:value-type="float">
            <text:p>31.419</text:p>
          </table:table-cell>
          <table:table-cell office:value-type="float" office:value="30.761" calcext:value-type="float">
            <text:p>30.761</text:p>
          </table:table-cell>
          <table:table-cell office:value-type="float" office:value="29.406" calcext:value-type="float">
            <text:p>29.406</text:p>
          </table:table-cell>
          <table:table-cell office:value-type="float" office:value="28.462" calcext:value-type="float">
            <text:p>28.462</text:p>
          </table:table-cell>
          <table:table-cell office:value-type="float" office:value="27.359" calcext:value-type="float">
            <text:p>27.359</text:p>
          </table:table-cell>
          <table:table-cell office:value-type="float" office:value="26.342" calcext:value-type="float">
            <text:p>26.342</text:p>
          </table:table-cell>
          <table:table-cell office:value-type="float" office:value="25.904" calcext:value-type="float">
            <text:p>25.904</text:p>
          </table:table-cell>
          <table:table-cell office:value-type="float" office:value="24.349" calcext:value-type="float">
            <text:p>24.349</text:p>
          </table:table-cell>
          <table:table-cell office:value-type="float" office:value="30.489" calcext:value-type="float">
            <text:p>30.489</text:p>
          </table:table-cell>
          <table:table-cell office:value-type="float" office:value="30.549" calcext:value-type="float">
            <text:p>30.549</text:p>
          </table:table-cell>
          <table:table-cell office:value-type="float" office:value="30.057" calcext:value-type="float">
            <text:p>30.057</text:p>
          </table:table-cell>
          <table:table-cell office:value-type="float" office:value="28.874" calcext:value-type="float">
            <text:p>28.874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864" calcext:value-type="float">
            <text:p>27.864</text:p>
          </table:table-cell>
          <table:table-cell office:value-type="float" office:value="28.861" calcext:value-type="float">
            <text:p>28.861</text:p>
          </table:table-cell>
          <table:table-cell office:value-type="float" office:value="21.903" calcext:value-type="float">
            <text:p>21.903</text:p>
          </table:table-cell>
          <table:table-cell office:value-type="float" office:value="22.043" calcext:value-type="float">
            <text:p>22.043</text:p>
          </table:table-cell>
          <table:table-cell office:value-type="float" office:value="22.634" calcext:value-type="float">
            <text:p>22.634</text:p>
          </table:table-cell>
          <table:table-cell office:value-type="float" office:value="24.156" calcext:value-type="float">
            <text:p>24.156</text:p>
          </table:table-cell>
          <table:table-cell office:value-type="float" office:value="24.8" calcext:value-type="float">
            <text:p>24.8</text:p>
          </table:table-cell>
          <table:table-cell office:value-type="float" office:value="74.39" calcext:value-type="float">
            <text:p>74.39</text:p>
          </table:table-cell>
          <table:table-cell office:value-type="float" office:value="18.4876923076923" calcext:value-type="float">
            <text:p>18.4876923076923</text:p>
          </table:table-cell>
        </table:table-row>
        <table:table-row table:style-name="ro1">
          <table:table-cell office:value-type="string" calcext:value-type="string">
            <text:p>LSO</text:p>
          </table:table-cell>
          <table:table-cell table:number-columns-repeated="2" office:value-type="float" office:value="4.764" calcext:value-type="float">
            <text:p>4.764</text:p>
          </table:table-cell>
          <table:table-cell table:number-columns-repeated="3" office:value-type="float" office:value="5.492" calcext:value-type="float">
            <text:p>5.492</text:p>
          </table:table-cell>
          <table:table-cell office:value-type="float" office:value="4.632" calcext:value-type="float">
            <text:p>4.632</text:p>
          </table:table-cell>
          <table:table-cell office:value-type="float" office:value="3.904" calcext:value-type="float">
            <text:p>3.904</text:p>
          </table:table-cell>
          <table:table-cell table:number-columns-repeated="2" office:value-type="float" office:value="2.051" calcext:value-type="float">
            <text:p>2.051</text:p>
          </table:table-cell>
          <table:table-cell table:number-columns-repeated="2" office:value-type="float" office:value="40.361" calcext:value-type="float">
            <text:p>40.361</text:p>
          </table:table-cell>
          <table:table-cell table:number-columns-repeated="2" office:value-type="float" office:value="83.634" calcext:value-type="float">
            <text:p>83.634</text:p>
          </table:table-cell>
          <table:table-cell office:value-type="float" office:value="91.64" calcext:value-type="float">
            <text:p>91.64</text:p>
          </table:table-cell>
          <table:table-cell office:value-type="float" office:value="108.512" calcext:value-type="float">
            <text:p>108.512</text:p>
          </table:table-cell>
          <table:table-cell office:value-type="float" office:value="136.633" calcext:value-type="float">
            <text:p>136.633</text:p>
          </table:table-cell>
          <table:table-cell office:value-type="float" office:value="122.407" calcext:value-type="float">
            <text:p>122.407</text:p>
          </table:table-cell>
          <table:table-cell office:value-type="float" office:value="151.19" calcext:value-type="float">
            <text:p>151.19</text:p>
          </table:table-cell>
          <table:table-cell office:value-type="float" office:value="160.519" calcext:value-type="float">
            <text:p>160.519</text:p>
          </table:table-cell>
          <table:table-cell office:value-type="float" office:value="165.879" calcext:value-type="float">
            <text:p>165.879</text:p>
          </table:table-cell>
          <table:table-cell office:value-type="float" office:value="184.008" calcext:value-type="float">
            <text:p>184.008</text:p>
          </table:table-cell>
          <table:table-cell office:value-type="float" office:value="167.136" calcext:value-type="float">
            <text:p>167.136</text:p>
          </table:table-cell>
          <table:table-cell office:value-type="float" office:value="139.015" calcext:value-type="float">
            <text:p>139.015</text:p>
          </table:table-cell>
          <table:table-cell office:value-type="float" office:value="218.15" calcext:value-type="float">
            <text:p>218.1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171.9" calcext:value-type="float">
            <text:p>171.9</text:p>
          </table:table-cell>
          <table:table-cell office:value-type="float" office:value="166.54" calcext:value-type="float">
            <text:p>166.54</text:p>
          </table:table-cell>
          <table:table-cell office:value-type="float" office:value="140.405" calcext:value-type="float">
            <text:p>140.405</text:p>
          </table:table-cell>
          <table:table-cell office:value-type="float" office:value="144.97" calcext:value-type="float">
            <text:p>144.97</text:p>
          </table:table-cell>
          <table:table-cell office:value-type="float" office:value="159.063" calcext:value-type="float">
            <text:p>159.063</text:p>
          </table:table-cell>
          <table:table-cell office:value-type="float" office:value="53.793" calcext:value-type="float">
            <text:p>53.793</text:p>
          </table:table-cell>
          <table:table-cell office:value-type="float" office:value="136.104" calcext:value-type="float">
            <text:p>136.104</text:p>
          </table:table-cell>
          <table:table-cell office:value-type="float" office:value="107.851" calcext:value-type="float">
            <text:p>107.851</text:p>
          </table:table-cell>
          <table:table-cell table:number-columns-repeated="2" office:value-type="float" office:value="123.929" calcext:value-type="float">
            <text:p>123.929</text:p>
          </table:table-cell>
          <table:table-cell office:value-type="float" office:value="119.364" calcext:value-type="float">
            <text:p>119.36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48.411" calcext:value-type="float">
            <text:p>148.411</text:p>
          </table:table-cell>
          <table:table-cell office:value-type="float" office:value="79.466" calcext:value-type="float">
            <text:p>79.466</text:p>
          </table:table-cell>
          <table:table-cell office:value-type="float" office:value="89.324" calcext:value-type="float">
            <text:p>89.324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float" office:value="625.205" calcext:value-type="float">
            <text:p>625.205</text:p>
          </table:table-cell>
          <table:table-cell office:value-type="float" office:value="624.196" calcext:value-type="float">
            <text:p>624.196</text:p>
          </table:table-cell>
          <table:table-cell office:value-type="float" office:value="626.267" calcext:value-type="float">
            <text:p>626.267</text:p>
          </table:table-cell>
          <table:table-cell office:value-type="float" office:value="621.699" calcext:value-type="float">
            <text:p>621.699</text:p>
          </table:table-cell>
          <table:table-cell office:value-type="float" office:value="634.074" calcext:value-type="float">
            <text:p>634.074</text:p>
          </table:table-cell>
          <table:table-cell office:value-type="float" office:value="627.541" calcext:value-type="float">
            <text:p>627.541</text:p>
          </table:table-cell>
          <table:table-cell office:value-type="float" office:value="645.811" calcext:value-type="float">
            <text:p>645.811</text:p>
          </table:table-cell>
          <table:table-cell office:value-type="float" office:value="653.14" calcext:value-type="float">
            <text:p>653.14</text:p>
          </table:table-cell>
          <table:table-cell office:value-type="float" office:value="639.438" calcext:value-type="float">
            <text:p>639.438</text:p>
          </table:table-cell>
          <table:table-cell office:value-type="float" office:value="616.017" calcext:value-type="float">
            <text:p>616.017</text:p>
          </table:table-cell>
          <table:table-cell office:value-type="float" office:value="603.27" calcext:value-type="float">
            <text:p>603.27</text:p>
          </table:table-cell>
          <table:table-cell office:value-type="float" office:value="599.234" calcext:value-type="float">
            <text:p>599.234</text:p>
          </table:table-cell>
          <table:table-cell office:value-type="float" office:value="618.354" calcext:value-type="float">
            <text:p>618.354</text:p>
          </table:table-cell>
          <table:table-cell office:value-type="float" office:value="584.895" calcext:value-type="float">
            <text:p>584.895</text:p>
          </table:table-cell>
          <table:table-cell office:value-type="float" office:value="592.117" calcext:value-type="float">
            <text:p>592.117</text:p>
          </table:table-cell>
          <table:table-cell office:value-type="float" office:value="606.457" calcext:value-type="float">
            <text:p>606.457</text:p>
          </table:table-cell>
          <table:table-cell office:value-type="float" office:value="600.615" calcext:value-type="float">
            <text:p>600.615</text:p>
          </table:table-cell>
          <table:table-cell office:value-type="float" office:value="600.827" calcext:value-type="float">
            <text:p>600.827</text:p>
          </table:table-cell>
          <table:table-cell office:value-type="float" office:value="596.048" calcext:value-type="float">
            <text:p>596.048</text:p>
          </table:table-cell>
          <table:table-cell office:value-type="float" office:value="585.054" calcext:value-type="float">
            <text:p>585.054</text:p>
          </table:table-cell>
          <table:table-cell office:value-type="float" office:value="581.602" calcext:value-type="float">
            <text:p>581.602</text:p>
          </table:table-cell>
          <table:table-cell office:value-type="float" office:value="555.419" calcext:value-type="float">
            <text:p>555.419</text:p>
          </table:table-cell>
          <table:table-cell office:value-type="float" office:value="545.594" calcext:value-type="float">
            <text:p>545.594</text:p>
          </table:table-cell>
          <table:table-cell office:value-type="float" office:value="543.575" calcext:value-type="float">
            <text:p>543.575</text:p>
          </table:table-cell>
          <table:table-cell office:value-type="float" office:value="518.667" calcext:value-type="float">
            <text:p>518.667</text:p>
          </table:table-cell>
          <table:table-cell office:value-type="float" office:value="490.466" calcext:value-type="float">
            <text:p>490.466</text:p>
          </table:table-cell>
          <table:table-cell office:value-type="float" office:value="491.9" calcext:value-type="float">
            <text:p>491.9</text:p>
          </table:table-cell>
          <table:table-cell office:value-type="float" office:value="499.654" calcext:value-type="float">
            <text:p>499.654</text:p>
          </table:table-cell>
          <table:table-cell office:value-type="float" office:value="517.711" calcext:value-type="float">
            <text:p>517.711</text:p>
          </table:table-cell>
          <table:table-cell office:value-type="float" office:value="517.233" calcext:value-type="float">
            <text:p>517.233</text:p>
          </table:table-cell>
          <table:table-cell office:value-type="float" office:value="536.406" calcext:value-type="float">
            <text:p>536.406</text:p>
          </table:table-cell>
          <table:table-cell office:value-type="float" office:value="581.018" calcext:value-type="float">
            <text:p>581.018</text:p>
          </table:table-cell>
          <table:table-cell office:value-type="float" office:value="600.349" calcext:value-type="float">
            <text:p>600.349</text:p>
          </table:table-cell>
          <table:table-cell office:value-type="float" office:value="631.843" calcext:value-type="float">
            <text:p>631.843</text:p>
          </table:table-cell>
          <table:table-cell office:value-type="float" office:value="669.87" calcext:value-type="float">
            <text:p>669.87</text:p>
          </table:table-cell>
          <table:table-cell office:value-type="float" office:value="724.838" calcext:value-type="float">
            <text:p>724.838</text:p>
          </table:table-cell>
          <table:table-cell office:value-type="float" office:value="804.715" calcext:value-type="float">
            <text:p>804.715</text:p>
          </table:table-cell>
          <table:table-cell office:value-type="float" office:value="892.664" calcext:value-type="float">
            <text:p>892.664</text:p>
          </table:table-cell>
          <table:table-cell office:value-type="float" office:value="960.166" calcext:value-type="float">
            <text:p>960.166</text:p>
          </table:table-cell>
          <table:table-cell office:value-type="float" office:value="1031.386" calcext:value-type="float">
            <text:p>1031.386</text:p>
          </table:table-cell>
          <table:table-cell office:value-type="float" office:value="71.33" calcext:value-type="float">
            <text:p>71.33</text:p>
          </table:table-cell>
          <table:table-cell office:value-type="float" office:value="24.8684615384615" calcext:value-type="float">
            <text:p>24.8684615384615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543.241" calcext:value-type="float">
            <text:p>543.241</text:p>
          </table:table-cell>
          <table:table-cell office:value-type="float" office:value="576.772" calcext:value-type="float">
            <text:p>576.772</text:p>
          </table:table-cell>
          <table:table-cell table:number-columns-repeated="3" office:value-type="float" office:value="599.951" calcext:value-type="float">
            <text:p>599.951</text:p>
          </table:table-cell>
          <table:table-cell office:value-type="float" office:value="607.377" calcext:value-type="float">
            <text:p>607.377</text:p>
          </table:table-cell>
          <table:table-cell office:value-type="float" office:value="613.678" calcext:value-type="float">
            <text:p>613.678</text:p>
          </table:table-cell>
          <table:table-cell office:value-type="float" office:value="631.906" calcext:value-type="float">
            <text:p>631.906</text:p>
          </table:table-cell>
          <table:table-cell office:value-type="float" office:value="613.003" calcext:value-type="float">
            <text:p>613.003</text:p>
          </table:table-cell>
          <table:table-cell table:number-columns-repeated="3" office:value-type="float" office:value="597.475" calcext:value-type="float">
            <text:p>597.475</text:p>
          </table:table-cell>
          <table:table-cell office:value-type="float" office:value="583.073" calcext:value-type="float">
            <text:p>583.073</text:p>
          </table:table-cell>
          <table:table-cell office:value-type="float" office:value="585.773" calcext:value-type="float">
            <text:p>585.773</text:p>
          </table:table-cell>
          <table:table-cell office:value-type="float" office:value="595.9" calcext:value-type="float">
            <text:p>595.9</text:p>
          </table:table-cell>
          <table:table-cell office:value-type="float" office:value="607.377" calcext:value-type="float">
            <text:p>607.377</text:p>
          </table:table-cell>
          <table:table-cell table:number-columns-repeated="3" office:value-type="float" office:value="602.876" calcext:value-type="float">
            <text:p>602.876</text:p>
          </table:table-cell>
          <table:table-cell office:value-type="float" office:value="614.128" calcext:value-type="float">
            <text:p>614.128</text:p>
          </table:table-cell>
          <table:table-cell office:value-type="float" office:value="618.179" calcext:value-type="float">
            <text:p>618.179</text:p>
          </table:table-cell>
          <table:table-cell office:value-type="float" office:value="593.2" calcext:value-type="float">
            <text:p>593.2</text:p>
          </table:table-cell>
          <table:table-cell office:value-type="float" office:value="603.326" calcext:value-type="float">
            <text:p>603.326</text:p>
          </table:table-cell>
          <table:table-cell table:number-columns-repeated="3" office:value-type="float" office:value="646.984" calcext:value-type="float">
            <text:p>646.984</text:p>
          </table:table-cell>
          <table:table-cell office:value-type="float" office:value="604.902" calcext:value-type="float">
            <text:p>604.902</text:p>
          </table:table-cell>
          <table:table-cell office:value-type="float" office:value="662.736" calcext:value-type="float">
            <text:p>662.736</text:p>
          </table:table-cell>
          <table:table-cell office:value-type="float" office:value="764.678" calcext:value-type="float">
            <text:p>764.678</text:p>
          </table:table-cell>
          <table:table-cell office:value-type="float" office:value="910.503" calcext:value-type="float">
            <text:p>910.503</text:p>
          </table:table-cell>
          <table:table-cell table:number-columns-repeated="3" office:value-type="float" office:value="1076.356" calcext:value-type="float">
            <text:p>1076.356</text:p>
          </table:table-cell>
          <table:table-cell office:value-type="float" office:value="1269.438" calcext:value-type="float">
            <text:p>1269.438</text:p>
          </table:table-cell>
          <table:table-cell office:value-type="float" office:value="1357.428" calcext:value-type="float">
            <text:p>1357.428</text:p>
          </table:table-cell>
          <table:table-cell office:value-type="float" office:value="1600.019" calcext:value-type="float">
            <text:p>1600.019</text:p>
          </table:table-cell>
          <table:table-cell office:value-type="float" office:value="1757.995" calcext:value-type="float">
            <text:p>1757.995</text:p>
          </table:table-cell>
          <table:table-cell office:value-type="float" office:value="1898.644" calcext:value-type="float">
            <text:p>1898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071428571429" calcext:value-type="float">
            <text:p>73.0071428571429</text:p>
          </table:table-cell>
          <table:table-cell office:value-type="float" office:value="31.565" calcext:value-type="float">
            <text:p>31.565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float" office:value="432.566" calcext:value-type="float">
            <text:p>432.566</text:p>
          </table:table-cell>
          <table:table-cell office:value-type="float" office:value="403.259" calcext:value-type="float">
            <text:p>403.259</text:p>
          </table:table-cell>
          <table:table-cell office:value-type="float" office:value="391.704" calcext:value-type="float">
            <text:p>391.704</text:p>
          </table:table-cell>
          <table:table-cell office:value-type="float" office:value="377.012" calcext:value-type="float">
            <text:p>377.012</text:p>
          </table:table-cell>
          <table:table-cell office:value-type="float" office:value="376.171" calcext:value-type="float">
            <text:p>376.171</text:p>
          </table:table-cell>
          <table:table-cell office:value-type="float" office:value="369.666" calcext:value-type="float">
            <text:p>369.666</text:p>
          </table:table-cell>
          <table:table-cell office:value-type="float" office:value="364.234" calcext:value-type="float">
            <text:p>364.234</text:p>
          </table:table-cell>
          <table:table-cell office:value-type="float" office:value="346.251" calcext:value-type="float">
            <text:p>346.251</text:p>
          </table:table-cell>
          <table:table-cell office:value-type="float" office:value="352.45" calcext:value-type="float">
            <text:p>352.45</text:p>
          </table:table-cell>
          <table:table-cell office:value-type="float" office:value="346.864" calcext:value-type="float">
            <text:p>346.864</text:p>
          </table:table-cell>
          <table:table-cell office:value-type="float" office:value="352.832" calcext:value-type="float">
            <text:p>352.832</text:p>
          </table:table-cell>
          <table:table-cell office:value-type="float" office:value="353.138" calcext:value-type="float">
            <text:p>353.138</text:p>
          </table:table-cell>
          <table:table-cell office:value-type="float" office:value="356.276" calcext:value-type="float">
            <text:p>356.276</text:p>
          </table:table-cell>
          <table:table-cell office:value-type="float" office:value="361.632" calcext:value-type="float">
            <text:p>361.632</text:p>
          </table:table-cell>
          <table:table-cell office:value-type="float" office:value="368.519" calcext:value-type="float">
            <text:p>368.519</text:p>
          </table:table-cell>
          <table:table-cell office:value-type="float" office:value="379.308" calcext:value-type="float">
            <text:p>379.308</text:p>
          </table:table-cell>
          <table:table-cell office:value-type="float" office:value="393.923" calcext:value-type="float">
            <text:p>393.923</text:p>
          </table:table-cell>
          <table:table-cell office:value-type="float" office:value="401.958" calcext:value-type="float">
            <text:p>401.958</text:p>
          </table:table-cell>
          <table:table-cell office:value-type="float" office:value="397.52" calcext:value-type="float">
            <text:p>397.52</text:p>
          </table:table-cell>
          <table:table-cell office:value-type="float" office:value="401.728" calcext:value-type="float">
            <text:p>401.728</text:p>
          </table:table-cell>
          <table:table-cell office:value-type="float" office:value="406.396" calcext:value-type="float">
            <text:p>406.396</text:p>
          </table:table-cell>
          <table:table-cell office:value-type="float" office:value="395.836" calcext:value-type="float">
            <text:p>395.836</text:p>
          </table:table-cell>
          <table:table-cell office:value-type="float" office:value="397.367" calcext:value-type="float">
            <text:p>397.367</text:p>
          </table:table-cell>
          <table:table-cell office:value-type="float" office:value="405.554" calcext:value-type="float">
            <text:p>405.554</text:p>
          </table:table-cell>
          <table:table-cell office:value-type="float" office:value="345.257" calcext:value-type="float">
            <text:p>345.257</text:p>
          </table:table-cell>
          <table:table-cell office:value-type="float" office:value="328.422" calcext:value-type="float">
            <text:p>328.422</text:p>
          </table:table-cell>
          <table:table-cell office:value-type="float" office:value="329.111" calcext:value-type="float">
            <text:p>329.111</text:p>
          </table:table-cell>
          <table:table-cell office:value-type="float" office:value="344.032" calcext:value-type="float">
            <text:p>344.032</text:p>
          </table:table-cell>
          <table:table-cell office:value-type="float" office:value="387.725" calcext:value-type="float">
            <text:p>387.725</text:p>
          </table:table-cell>
          <table:table-cell office:value-type="float" office:value="410.069" calcext:value-type="float">
            <text:p>410.069</text:p>
          </table:table-cell>
          <table:table-cell office:value-type="float" office:value="426.061" calcext:value-type="float">
            <text:p>426.061</text:p>
          </table:table-cell>
          <table:table-cell office:value-type="float" office:value="429.505" calcext:value-type="float">
            <text:p>429.505</text:p>
          </table:table-cell>
          <table:table-cell office:value-type="float" office:value="427.745" calcext:value-type="float">
            <text:p>427.745</text:p>
          </table:table-cell>
          <table:table-cell office:value-type="float" office:value="453.455" calcext:value-type="float">
            <text:p>453.455</text:p>
          </table:table-cell>
          <table:table-cell office:value-type="float" office:value="487.277" calcext:value-type="float">
            <text:p>487.277</text:p>
          </table:table-cell>
          <table:table-cell office:value-type="float" office:value="526.761" calcext:value-type="float">
            <text:p>526.761</text:p>
          </table:table-cell>
          <table:table-cell office:value-type="float" office:value="583.998" calcext:value-type="float">
            <text:p>583.998</text:p>
          </table:table-cell>
          <table:table-cell office:value-type="float" office:value="639.092" calcext:value-type="float">
            <text:p>639.092</text:p>
          </table:table-cell>
          <table:table-cell office:value-type="float" office:value="765.197" calcext:value-type="float">
            <text:p>765.197</text:p>
          </table:table-cell>
          <table:table-cell office:value-type="float" office:value="828.708" calcext:value-type="float">
            <text:p>828.708</text:p>
          </table:table-cell>
          <table:table-cell office:value-type="float" office:value="70.4130769230769" calcext:value-type="float">
            <text:p>70.4130769230769</text:p>
          </table:table-cell>
          <table:table-cell office:value-type="float" office:value="14.1716666666667" calcext:value-type="float">
            <text:p>14.1716666666667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0.217" calcext:value-type="float">
            <text:p>0.217</text:p>
          </table:table-cell>
          <table:table-cell table:number-columns-repeated="4" office:value-type="float" office:value="0.434" calcext:value-type="float">
            <text:p>0.434</text:p>
          </table:table-cell>
          <table:table-cell table:number-columns-repeated="3" office:value-type="float" office:value="0.217" calcext:value-type="float">
            <text:p>0.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993" calcext:value-type="float">
            <text:p>74.99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.156" calcext:value-type="float">
            <text:p>3.156</text:p>
          </table:table-cell>
          <table:table-cell office:value-type="float" office:value="3.232" calcext:value-type="float">
            <text:p>3.232</text:p>
          </table:table-cell>
          <table:table-cell office:value-type="float" office:value="3.221" calcext:value-type="float">
            <text:p>3.221</text:p>
          </table:table-cell>
          <table:table-cell office:value-type="float" office:value="3.263" calcext:value-type="float">
            <text:p>3.263</text:p>
          </table:table-cell>
          <table:table-cell office:value-type="float" office:value="3.286" calcext:value-type="float">
            <text:p>3.286</text:p>
          </table:table-cell>
          <table:table-cell office:value-type="float" office:value="3.282" calcext:value-type="float">
            <text:p>3.282</text:p>
          </table:table-cell>
          <table:table-cell office:value-type="float" office:value="3.382" calcext:value-type="float">
            <text:p>3.382</text:p>
          </table:table-cell>
          <table:table-cell office:value-type="float" office:value="3.282" calcext:value-type="float">
            <text:p>3.282</text:p>
          </table:table-cell>
          <table:table-cell office:value-type="float" office:value="3.324" calcext:value-type="float">
            <text:p>3.324</text:p>
          </table:table-cell>
          <table:table-cell office:value-type="float" office:value="3.416" calcext:value-type="float">
            <text:p>3.416</text:p>
          </table:table-cell>
          <table:table-cell office:value-type="float" office:value="3.362" calcext:value-type="float">
            <text:p>3.362</text:p>
          </table:table-cell>
          <table:table-cell office:value-type="float" office:value="3.408" calcext:value-type="float">
            <text:p>3.408</text:p>
          </table:table-cell>
          <table:table-cell office:value-type="float" office:value="3.447" calcext:value-type="float">
            <text:p>3.447</text:p>
          </table:table-cell>
          <table:table-cell office:value-type="float" office:value="3.68" calcext:value-type="float">
            <text:p>3.68</text:p>
          </table:table-cell>
          <table:table-cell office:value-type="float" office:value="3.971" calcext:value-type="float">
            <text:p>3.971</text:p>
          </table:table-cell>
          <table:table-cell office:value-type="float" office:value="4.196" calcext:value-type="float">
            <text:p>4.196</text:p>
          </table:table-cell>
          <table:table-cell office:value-type="float" office:value="4.326" calcext:value-type="float">
            <text:p>4.326</text:p>
          </table:table-cell>
          <table:table-cell office:value-type="float" office:value="4.774" calcext:value-type="float">
            <text:p>4.774</text:p>
          </table:table-cell>
          <table:table-cell office:value-type="float" office:value="5.095" calcext:value-type="float">
            <text:p>5.095</text:p>
          </table:table-cell>
          <table:table-cell office:value-type="float" office:value="5.248" calcext:value-type="float">
            <text:p>5.248</text:p>
          </table:table-cell>
          <table:table-cell office:value-type="float" office:value="5.868" calcext:value-type="float">
            <text:p>5.868</text:p>
          </table:table-cell>
          <table:table-cell office:value-type="float" office:value="6.656" calcext:value-type="float">
            <text:p>6.656</text:p>
          </table:table-cell>
          <table:table-cell office:value-type="float" office:value="7.689" calcext:value-type="float">
            <text:p>7.689</text:p>
          </table:table-cell>
          <table:table-cell office:value-type="float" office:value="9.391" calcext:value-type="float">
            <text:p>9.391</text:p>
          </table:table-cell>
          <table:table-cell office:value-type="float" office:value="11.319" calcext:value-type="float">
            <text:p>11.319</text:p>
          </table:table-cell>
          <table:table-cell office:value-type="float" office:value="12.643" calcext:value-type="float">
            <text:p>12.643</text:p>
          </table:table-cell>
          <table:table-cell office:value-type="float" office:value="13.366" calcext:value-type="float">
            <text:p>13.366</text:p>
          </table:table-cell>
          <table:table-cell office:value-type="float" office:value="16.438" calcext:value-type="float">
            <text:p>16.438</text:p>
          </table:table-cell>
          <table:table-cell office:value-type="float" office:value="20.557" calcext:value-type="float">
            <text:p>20.557</text:p>
          </table:table-cell>
          <table:table-cell office:value-type="float" office:value="26.238" calcext:value-type="float">
            <text:p>26.238</text:p>
          </table:table-cell>
          <table:table-cell office:value-type="float" office:value="31.517" calcext:value-type="float">
            <text:p>31.517</text:p>
          </table:table-cell>
          <table:table-cell office:value-type="float" office:value="37.615" calcext:value-type="float">
            <text:p>37.615</text:p>
          </table:table-cell>
          <table:table-cell office:value-type="float" office:value="40.771" calcext:value-type="float">
            <text:p>40.771</text:p>
          </table:table-cell>
          <table:table-cell office:value-type="float" office:value="43.043" calcext:value-type="float">
            <text:p>43.043</text:p>
          </table:table-cell>
          <table:table-cell office:value-type="float" office:value="54.959" calcext:value-type="float">
            <text:p>54.959</text:p>
          </table:table-cell>
          <table:table-cell office:value-type="float" office:value="70.696" calcext:value-type="float">
            <text:p>70.696</text:p>
          </table:table-cell>
          <table:table-cell office:value-type="float" office:value="86.342" calcext:value-type="float">
            <text:p>86.342</text:p>
          </table:table-cell>
          <table:table-cell office:value-type="float" office:value="103.151" calcext:value-type="float">
            <text:p>103.151</text:p>
          </table:table-cell>
          <table:table-cell office:value-type="float" office:value="121.268" calcext:value-type="float">
            <text:p>121.268</text:p>
          </table:table-cell>
          <table:table-cell office:value-type="float" office:value="135.062" calcext:value-type="float">
            <text:p>135.062</text:p>
          </table:table-cell>
          <table:table-cell office:value-type="float" office:value="65.99" calcext:value-type="float">
            <text:p>65.99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668.739" calcext:value-type="float">
            <text:p>668.739</text:p>
          </table:table-cell>
          <table:table-cell office:value-type="float" office:value="545.836" calcext:value-type="float">
            <text:p>545.836</text:p>
          </table:table-cell>
          <table:table-cell office:value-type="float" office:value="524.147" calcext:value-type="float">
            <text:p>524.147</text:p>
          </table:table-cell>
          <table:table-cell office:value-type="float" office:value="628.976" calcext:value-type="float">
            <text:p>628.976</text:p>
          </table:table-cell>
          <table:table-cell office:value-type="float" office:value="650.665" calcext:value-type="float">
            <text:p>650.665</text:p>
          </table:table-cell>
          <table:table-cell office:value-type="float" office:value="592.828" calcext:value-type="float">
            <text:p>592.828</text:p>
          </table:table-cell>
          <table:table-cell office:value-type="float" office:value="737.42" calcext:value-type="float">
            <text:p>737.42</text:p>
          </table:table-cell>
          <table:table-cell office:value-type="float" office:value="524.147" calcext:value-type="float">
            <text:p>524.147</text:p>
          </table:table-cell>
          <table:table-cell office:value-type="float" office:value="672.354" calcext:value-type="float">
            <text:p>672.354</text:p>
          </table:table-cell>
          <table:table-cell office:value-type="float" office:value="737.42" calcext:value-type="float">
            <text:p>737.42</text:p>
          </table:table-cell>
          <table:table-cell office:value-type="float" office:value="773.569" calcext:value-type="float">
            <text:p>773.569</text:p>
          </table:table-cell>
          <table:table-cell office:value-type="float" office:value="751.88" calcext:value-type="float">
            <text:p>751.88</text:p>
          </table:table-cell>
          <table:table-cell office:value-type="float" office:value="766.339" calcext:value-type="float">
            <text:p>766.339</text:p>
          </table:table-cell>
          <table:table-cell table:number-columns-repeated="2" office:value-type="float" office:value="621.747" calcext:value-type="float">
            <text:p>621.747</text:p>
          </table:table-cell>
          <table:table-cell office:value-type="float" office:value="390.399" calcext:value-type="float">
            <text:p>390.399</text:p>
          </table:table-cell>
          <table:table-cell office:value-type="float" office:value="1030.22" calcext:value-type="float">
            <text:p>1030.22</text:p>
          </table:table-cell>
          <table:table-cell office:value-type="float" office:value="1059.138" calcext:value-type="float">
            <text:p>1059.138</text:p>
          </table:table-cell>
          <table:table-cell office:value-type="float" office:value="1131.434" calcext:value-type="float">
            <text:p>1131.434</text:p>
          </table:table-cell>
          <table:table-cell office:value-type="float" office:value="1055.523" calcext:value-type="float">
            <text:p>1055.523</text:p>
          </table:table-cell>
          <table:table-cell table:number-columns-repeated="2" office:value-type="float" office:value="1341.093" calcext:value-type="float">
            <text:p>1341.093</text:p>
          </table:table-cell>
          <table:table-cell office:value-type="float" office:value="1778.485" calcext:value-type="float">
            <text:p>1778.485</text:p>
          </table:table-cell>
          <table:table-cell office:value-type="float" office:value="1196.501" calcext:value-type="float">
            <text:p>1196.501</text:p>
          </table:table-cell>
          <table:table-cell office:value-type="float" office:value="1315.789" calcext:value-type="float">
            <text:p>1315.789</text:p>
          </table:table-cell>
          <table:table-cell office:value-type="float" office:value="1301.33" calcext:value-type="float">
            <text:p>1301.33</text:p>
          </table:table-cell>
          <table:table-cell office:value-type="float" office:value="1456.767" calcext:value-type="float">
            <text:p>1456.767</text:p>
          </table:table-cell>
          <table:table-cell office:value-type="float" office:value="1460.382" calcext:value-type="float">
            <text:p>1460.382</text:p>
          </table:table-cell>
          <table:table-cell office:value-type="float" office:value="1807.403" calcext:value-type="float">
            <text:p>1807.403</text:p>
          </table:table-cell>
          <table:table-cell office:value-type="float" office:value="1370.012" calcext:value-type="float">
            <text:p>1370.012</text:p>
          </table:table-cell>
          <table:table-cell office:value-type="float" office:value="1138.664" calcext:value-type="float">
            <text:p>1138.664</text:p>
          </table:table-cell>
          <table:table-cell office:value-type="float" office:value="849.479" calcext:value-type="float">
            <text:p>849.479</text:p>
          </table:table-cell>
          <table:table-cell office:value-type="float" office:value="791.643" calcext:value-type="float">
            <text:p>791.643</text:p>
          </table:table-cell>
          <table:table-cell office:value-type="float" office:value="636.206" calcext:value-type="float">
            <text:p>636.206</text:p>
          </table:table-cell>
          <table:table-cell office:value-type="float" office:value="347.021" calcext:value-type="float">
            <text:p>347.021</text:p>
          </table:table-cell>
          <table:table-cell office:value-type="float" office:value="1832.707" calcext:value-type="float">
            <text:p>1832.707</text:p>
          </table:table-cell>
          <table:table-cell office:value-type="float" office:value="2197.802" calcext:value-type="float">
            <text:p>2197.8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148.11" calcext:value-type="float">
            <text:p>148.11</text:p>
          </table:table-cell>
          <table:table-cell office:value-type="float" office:value="143.744" calcext:value-type="float">
            <text:p>143.744</text:p>
          </table:table-cell>
          <table:table-cell office:value-type="float" office:value="137.922" calcext:value-type="float">
            <text:p>137.922</text:p>
          </table:table-cell>
          <table:table-cell office:value-type="float" office:value="136.182" calcext:value-type="float">
            <text:p>136.182</text:p>
          </table:table-cell>
          <table:table-cell office:value-type="float" office:value="135.721" calcext:value-type="float">
            <text:p>135.721</text:p>
          </table:table-cell>
          <table:table-cell office:value-type="float" office:value="129.259" calcext:value-type="float">
            <text:p>129.259</text:p>
          </table:table-cell>
          <table:table-cell office:value-type="float" office:value="126.561" calcext:value-type="float">
            <text:p>126.561</text:p>
          </table:table-cell>
          <table:table-cell office:value-type="float" office:value="124.786" calcext:value-type="float">
            <text:p>124.786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7.153" calcext:value-type="float">
            <text:p>117.153</text:p>
          </table:table-cell>
          <table:table-cell office:value-type="float" office:value="115.023" calcext:value-type="float">
            <text:p>115.023</text:p>
          </table:table-cell>
          <table:table-cell office:value-type="float" office:value="120.81" calcext:value-type="float">
            <text:p>120.81</text:p>
          </table:table-cell>
          <table:table-cell office:value-type="float" office:value="115.449" calcext:value-type="float">
            <text:p>115.449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06.61" calcext:value-type="float">
            <text:p>106.61</text:p>
          </table:table-cell>
          <table:table-cell office:value-type="float" office:value="103.415" calcext:value-type="float">
            <text:p>103.415</text:p>
          </table:table-cell>
          <table:table-cell office:value-type="float" office:value="100.717" calcext:value-type="float">
            <text:p>100.717</text:p>
          </table:table-cell>
          <table:table-cell office:value-type="float" office:value="97.699" calcext:value-type="float">
            <text:p>97.699</text:p>
          </table:table-cell>
          <table:table-cell office:value-type="float" office:value="90.208" calcext:value-type="float">
            <text:p>90.208</text:p>
          </table:table-cell>
          <table:table-cell office:value-type="float" office:value="86.126" calcext:value-type="float">
            <text:p>86.126</text:p>
          </table:table-cell>
          <table:table-cell office:value-type="float" office:value="89.605" calcext:value-type="float">
            <text:p>89.605</text:p>
          </table:table-cell>
          <table:table-cell office:value-type="float" office:value="85.984" calcext:value-type="float">
            <text:p>85.984</text:p>
          </table:table-cell>
          <table:table-cell office:value-type="float" office:value="83.143" calcext:value-type="float">
            <text:p>83.143</text:p>
          </table:table-cell>
          <table:table-cell office:value-type="float" office:value="80.587" calcext:value-type="float">
            <text:p>80.587</text:p>
          </table:table-cell>
          <table:table-cell office:value-type="float" office:value="77.925" calcext:value-type="float">
            <text:p>77.925</text:p>
          </table:table-cell>
          <table:table-cell office:value-type="float" office:value="82.575" calcext:value-type="float">
            <text:p>82.575</text:p>
          </table:table-cell>
          <table:table-cell office:value-type="float" office:value="82.859" calcext:value-type="float">
            <text:p>82.859</text:p>
          </table:table-cell>
          <table:table-cell office:value-type="float" office:value="73.913" calcext:value-type="float">
            <text:p>73.913</text:p>
          </table:table-cell>
          <table:table-cell office:value-type="float" office:value="70.47" calcext:value-type="float">
            <text:p>70.47</text:p>
          </table:table-cell>
          <table:table-cell office:value-type="float" office:value="71.996" calcext:value-type="float">
            <text:p>71.996</text:p>
          </table:table-cell>
          <table:table-cell office:value-type="float" office:value="72.245" calcext:value-type="float">
            <text:p>72.245</text:p>
          </table:table-cell>
          <table:table-cell office:value-type="float" office:value="74.02" calcext:value-type="float">
            <text:p>74.02</text:p>
          </table:table-cell>
          <table:table-cell office:value-type="float" office:value="73.7" calcext:value-type="float">
            <text:p>73.7</text:p>
          </table:table-cell>
          <table:table-cell office:value-type="float" office:value="73.878" calcext:value-type="float">
            <text:p>73.878</text:p>
          </table:table-cell>
          <table:table-cell office:value-type="float" office:value="86.303" calcext:value-type="float">
            <text:p>86.303</text:p>
          </table:table-cell>
          <table:table-cell office:value-type="float" office:value="100.965" calcext:value-type="float">
            <text:p>100.965</text:p>
          </table:table-cell>
          <table:table-cell office:value-type="float" office:value="110.905" calcext:value-type="float">
            <text:p>110.905</text:p>
          </table:table-cell>
          <table:table-cell office:value-type="float" office:value="121.307" calcext:value-type="float">
            <text:p>121.307</text:p>
          </table:table-cell>
          <table:table-cell office:value-type="float" office:value="123.082" calcext:value-type="float">
            <text:p>123.082</text:p>
          </table:table-cell>
          <table:table-cell office:value-type="float" office:value="130.928" calcext:value-type="float">
            <text:p>130.928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table:number-columns-repeated="3" office:value-type="float" office:value="1.297" calcext:value-type="float">
            <text:p>1.297</text:p>
          </table:table-cell>
          <table:table-cell table:number-columns-repeated="2" office:value-type="float" office:value="3.658" calcext:value-type="float">
            <text:p>3.658</text:p>
          </table:table-cell>
          <table:table-cell table:number-columns-repeated="5" office:value-type="float" office:value="2.362" calcext:value-type="float">
            <text:p>2.362</text:p>
          </table:table-cell>
          <table:table-cell table:number-columns-repeated="7" office:value-type="float" office:value="4.995" calcext:value-type="float">
            <text:p>4.995</text:p>
          </table:table-cell>
          <table:table-cell table:number-columns-repeated="7" office:value-type="float" office:value="7.543" calcext:value-type="float">
            <text:p>7.543</text:p>
          </table:table-cell>
          <table:table-cell table:number-columns-repeated="4" office:value-type="float" office:value="11.533" calcext:value-type="float">
            <text:p>11.533</text:p>
          </table:table-cell>
          <table:table-cell table:number-columns-repeated="3" office:value-type="float" office:value="14.996" calcext:value-type="float">
            <text:p>14.996</text:p>
          </table:table-cell>
          <table:table-cell table:number-columns-repeated="3" office:value-type="float" office:value="3.462" calcext:value-type="float">
            <text:p>3.462</text:p>
          </table:table-cell>
          <table:table-cell office:value-type="float" office:value="14.292" calcext:value-type="float">
            <text:p>14.292</text:p>
          </table:table-cell>
          <table:table-cell table:number-columns-repeated="3" office:value-type="float" office:value="10.83" calcext:value-type="float">
            <text:p>10.83</text:p>
          </table:table-cell>
          <table:table-cell office:value-type="float" office:value="19.207" calcext:value-type="float">
            <text:p>19.20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DV</text:p>
          </table:table-cell>
          <table:table-cell office:value-type="float" office:value="185.003" calcext:value-type="float">
            <text:p>185.003</text:p>
          </table:table-cell>
          <table:table-cell office:value-type="float" office:value="202.61" calcext:value-type="float">
            <text:p>202.61</text:p>
          </table:table-cell>
          <table:table-cell office:value-type="float" office:value="188.945" calcext:value-type="float">
            <text:p>188.945</text:p>
          </table:table-cell>
          <table:table-cell office:value-type="float" office:value="195.778" calcext:value-type="float">
            <text:p>195.778</text:p>
          </table:table-cell>
          <table:table-cell office:value-type="float" office:value="196.303" calcext:value-type="float">
            <text:p>196.303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23.633" calcext:value-type="float">
            <text:p>223.633</text:p>
          </table:table-cell>
          <table:table-cell office:value-type="float" office:value="230.991" calcext:value-type="float">
            <text:p>230.991</text:p>
          </table:table-cell>
          <table:table-cell office:value-type="float" office:value="226.261" calcext:value-type="float">
            <text:p>226.261</text:p>
          </table:table-cell>
          <table:table-cell office:value-type="float" office:value="224.159" calcext:value-type="float">
            <text:p>224.159</text:p>
          </table:table-cell>
          <table:table-cell office:value-type="float" office:value="254.642" calcext:value-type="float">
            <text:p>254.642</text:p>
          </table:table-cell>
          <table:table-cell office:value-type="float" office:value="238.612" calcext:value-type="float">
            <text:p>238.612</text:p>
          </table:table-cell>
          <table:table-cell office:value-type="float" office:value="230.728" calcext:value-type="float">
            <text:p>230.728</text:p>
          </table:table-cell>
          <table:table-cell office:value-type="float" office:value="228.363" calcext:value-type="float">
            <text:p>228.363</text:p>
          </table:table-cell>
          <table:table-cell office:value-type="float" office:value="237.298" calcext:value-type="float">
            <text:p>237.298</text:p>
          </table:table-cell>
          <table:table-cell office:value-type="float" office:value="229.94" calcext:value-type="float">
            <text:p>229.94</text:p>
          </table:table-cell>
          <table:table-cell office:value-type="float" office:value="233.093" calcext:value-type="float">
            <text:p>233.093</text:p>
          </table:table-cell>
          <table:table-cell office:value-type="float" office:value="210.231" calcext:value-type="float">
            <text:p>210.231</text:p>
          </table:table-cell>
          <table:table-cell office:value-type="float" office:value="220.217" calcext:value-type="float">
            <text:p>220.217</text:p>
          </table:table-cell>
          <table:table-cell office:value-type="float" office:value="213.122" calcext:value-type="float">
            <text:p>213.122</text:p>
          </table:table-cell>
          <table:table-cell office:value-type="float" office:value="212.333" calcext:value-type="float">
            <text:p>212.333</text:p>
          </table:table-cell>
          <table:table-cell office:value-type="float" office:value="201.559" calcext:value-type="float">
            <text:p>201.559</text:p>
          </table:table-cell>
          <table:table-cell office:value-type="float" office:value="214.173" calcext:value-type="float">
            <text:p>214.173</text:p>
          </table:table-cell>
          <table:table-cell office:value-type="float" office:value="218.377" calcext:value-type="float">
            <text:p>218.377</text:p>
          </table:table-cell>
          <table:table-cell office:value-type="float" office:value="228.101" calcext:value-type="float">
            <text:p>228.101</text:p>
          </table:table-cell>
          <table:table-cell office:value-type="float" office:value="238.349" calcext:value-type="float">
            <text:p>238.349</text:p>
          </table:table-cell>
          <table:table-cell office:value-type="float" office:value="256.219" calcext:value-type="float">
            <text:p>256.219</text:p>
          </table:table-cell>
          <table:table-cell office:value-type="float" office:value="274.351" calcext:value-type="float">
            <text:p>274.351</text:p>
          </table:table-cell>
          <table:table-cell office:value-type="float" office:value="294.586" calcext:value-type="float">
            <text:p>294.586</text:p>
          </table:table-cell>
          <table:table-cell office:value-type="float" office:value="288.016" calcext:value-type="float">
            <text:p>288.016</text:p>
          </table:table-cell>
          <table:table-cell office:value-type="float" office:value="298.528" calcext:value-type="float">
            <text:p>298.528</text:p>
          </table:table-cell>
          <table:table-cell office:value-type="float" office:value="304.572" calcext:value-type="float">
            <text:p>304.572</text:p>
          </table:table-cell>
          <table:table-cell office:value-type="float" office:value="312.193" calcext:value-type="float">
            <text:p>312.193</text:p>
          </table:table-cell>
          <table:table-cell office:value-type="float" office:value="331.639" calcext:value-type="float">
            <text:p>331.639</text:p>
          </table:table-cell>
          <table:table-cell office:value-type="float" office:value="341.625" calcext:value-type="float">
            <text:p>341.625</text:p>
          </table:table-cell>
          <table:table-cell office:value-type="float" office:value="348.458" calcext:value-type="float">
            <text:p>348.458</text:p>
          </table:table-cell>
          <table:table-cell office:value-type="float" office:value="396.811" calcext:value-type="float">
            <text:p>396.811</text:p>
          </table:table-cell>
          <table:table-cell office:value-type="float" office:value="428.608" calcext:value-type="float">
            <text:p>428.608</text:p>
          </table:table-cell>
          <table:table-cell office:value-type="float" office:value="466.975" calcext:value-type="float">
            <text:p>466.975</text:p>
          </table:table-cell>
          <table:table-cell office:value-type="float" office:value="525.577" calcext:value-type="float">
            <text:p>525.577</text:p>
          </table:table-cell>
          <table:table-cell office:value-type="float" office:value="72.9925" calcext:value-type="float">
            <text:p>72.9925</text:p>
          </table:table-cell>
          <table:table-cell office:value-type="float" office:value="4.84428571428572" calcext:value-type="float">
            <text:p>4.84428571428572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25.489" calcext:value-type="float">
            <text:p>25.489</text:p>
          </table:table-cell>
          <table:table-cell office:value-type="float" office:value="16.261" calcext:value-type="float">
            <text:p>16.261</text:p>
          </table:table-cell>
          <table:table-cell table:number-columns-repeated="2" office:value-type="float" office:value="19.319" calcext:value-type="float">
            <text:p>19.319</text:p>
          </table:table-cell>
          <table:table-cell office:value-type="float" office:value="20.257" calcext:value-type="float">
            <text:p>20.257</text:p>
          </table:table-cell>
          <table:table-cell table:number-columns-repeated="2" office:value-type="float" office:value="19.136" calcext:value-type="float">
            <text:p>19.136</text:p>
          </table:table-cell>
          <table:table-cell office:value-type="float" office:value="15.464" calcext:value-type="float">
            <text:p>15.464</text:p>
          </table:table-cell>
          <table:table-cell office:value-type="float" office:value="22.478" calcext:value-type="float">
            <text:p>22.478</text:p>
          </table:table-cell>
          <table:table-cell office:value-type="float" office:value="15.641" calcext:value-type="float">
            <text:p>15.641</text:p>
          </table:table-cell>
          <table:table-cell office:value-type="float" office:value="18.922" calcext:value-type="float">
            <text:p>18.922</text:p>
          </table:table-cell>
          <table:table-cell office:value-type="float" office:value="17.654" calcext:value-type="float">
            <text:p>17.654</text:p>
          </table:table-cell>
          <table:table-cell office:value-type="float" office:value="17.767" calcext:value-type="float">
            <text:p>17.767</text:p>
          </table:table-cell>
          <table:table-cell office:value-type="float" office:value="18.613" calcext:value-type="float">
            <text:p>18.613</text:p>
          </table:table-cell>
          <table:table-cell office:value-type="float" office:value="21.187" calcext:value-type="float">
            <text:p>21.187</text:p>
          </table:table-cell>
          <table:table-cell table:number-columns-repeated="2" office:value-type="float" office:value="17.055" calcext:value-type="float">
            <text:p>17.055</text:p>
          </table:table-cell>
          <table:table-cell office:value-type="float" office:value="16.789" calcext:value-type="float">
            <text:p>16.789</text:p>
          </table:table-cell>
          <table:table-cell office:value-type="float" office:value="16.652" calcext:value-type="float">
            <text:p>16.652</text:p>
          </table:table-cell>
          <table:table-cell office:value-type="float" office:value="17.422" calcext:value-type="float">
            <text:p>17.422</text:p>
          </table:table-cell>
          <table:table-cell office:value-type="float" office:value="16.576" calcext:value-type="float">
            <text:p>16.576</text:p>
          </table:table-cell>
          <table:table-cell office:value-type="float" office:value="13.647" calcext:value-type="float">
            <text:p>13.647</text:p>
          </table:table-cell>
          <table:table-cell office:value-type="float" office:value="14.406" calcext:value-type="float">
            <text:p>14.406</text:p>
          </table:table-cell>
          <table:table-cell office:value-type="float" office:value="21.955" calcext:value-type="float">
            <text:p>21.955</text:p>
          </table:table-cell>
          <table:table-cell office:value-type="float" office:value="22.137" calcext:value-type="float">
            <text:p>22.137</text:p>
          </table:table-cell>
          <table:table-cell office:value-type="float" office:value="19.362" calcext:value-type="float">
            <text:p>19.362</text:p>
          </table:table-cell>
          <table:table-cell office:value-type="float" office:value="18.535" calcext:value-type="float">
            <text:p>18.535</text:p>
          </table:table-cell>
          <table:table-cell office:value-type="float" office:value="19.569" calcext:value-type="float">
            <text:p>19.569</text:p>
          </table:table-cell>
          <table:table-cell office:value-type="float" office:value="21.155" calcext:value-type="float">
            <text:p>21.155</text:p>
          </table:table-cell>
          <table:table-cell office:value-type="float" office:value="23.317" calcext:value-type="float">
            <text:p>23.317</text:p>
          </table:table-cell>
          <table:table-cell office:value-type="float" office:value="35.575" calcext:value-type="float">
            <text:p>35.575</text:p>
          </table:table-cell>
          <table:table-cell office:value-type="float" office:value="42.459" calcext:value-type="float">
            <text:p>42.459</text:p>
          </table:table-cell>
          <table:table-cell office:value-type="float" office:value="44.292" calcext:value-type="float">
            <text:p>44.292</text:p>
          </table:table-cell>
          <table:table-cell office:value-type="float" office:value="46.567" calcext:value-type="float">
            <text:p>46.567</text:p>
          </table:table-cell>
          <table:table-cell office:value-type="float" office:value="62.184" calcext:value-type="float">
            <text:p>62.184</text:p>
          </table:table-cell>
          <table:table-cell office:value-type="float" office:value="79.951" calcext:value-type="float">
            <text:p>79.951</text:p>
          </table:table-cell>
          <table:table-cell office:value-type="float" office:value="102.467" calcext:value-type="float">
            <text:p>102.467</text:p>
          </table:table-cell>
          <table:table-cell office:value-type="float" office:value="113.392" calcext:value-type="float">
            <text:p>113.392</text:p>
          </table:table-cell>
          <table:table-cell office:value-type="float" office:value="136.947" calcext:value-type="float">
            <text:p>136.947</text:p>
          </table:table-cell>
          <table:table-cell office:value-type="float" office:value="147.835" calcext:value-type="float">
            <text:p>147.835</text:p>
          </table:table-cell>
          <table:table-cell office:value-type="float" office:value="62.89" calcext:value-type="float">
            <text:p>62.89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HL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4" office:value-type="float" office:value="7.189" calcext:value-type="float">
            <text:p>7.189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float" office:value="184.448" calcext:value-type="float">
            <text:p>184.448</text:p>
          </table:table-cell>
          <table:table-cell office:value-type="float" office:value="174.845" calcext:value-type="float">
            <text:p>174.845</text:p>
          </table:table-cell>
          <table:table-cell office:value-type="float" office:value="168.534" calcext:value-type="float">
            <text:p>168.534</text:p>
          </table:table-cell>
          <table:table-cell office:value-type="float" office:value="161.126" calcext:value-type="float">
            <text:p>161.126</text:p>
          </table:table-cell>
          <table:table-cell office:value-type="float" office:value="157.216" calcext:value-type="float">
            <text:p>157.216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0.837" calcext:value-type="float">
            <text:p>150.837</text:p>
          </table:table-cell>
          <table:table-cell office:value-type="float" office:value="139.519" calcext:value-type="float">
            <text:p>139.519</text:p>
          </table:table-cell>
          <table:table-cell office:value-type="float" office:value="140.823" calcext:value-type="float">
            <text:p>140.823</text:p>
          </table:table-cell>
          <table:table-cell office:value-type="float" office:value="142.332" calcext:value-type="float">
            <text:p>142.332</text:p>
          </table:table-cell>
          <table:table-cell office:value-type="float" office:value="144.527" calcext:value-type="float">
            <text:p>144.527</text:p>
          </table:table-cell>
          <table:table-cell office:value-type="float" office:value="143.361" calcext:value-type="float">
            <text:p>143.361</text:p>
          </table:table-cell>
          <table:table-cell office:value-type="float" office:value="141.851" calcext:value-type="float">
            <text:p>141.851</text:p>
          </table:table-cell>
          <table:table-cell office:value-type="float" office:value="135.472" calcext:value-type="float">
            <text:p>135.472</text:p>
          </table:table-cell>
          <table:table-cell office:value-type="float" office:value="144.389" calcext:value-type="float">
            <text:p>144.389</text:p>
          </table:table-cell>
          <table:table-cell office:value-type="float" office:value="142.057" calcext:value-type="float">
            <text:p>142.057</text:p>
          </table:table-cell>
          <table:table-cell office:value-type="float" office:value="136.844" calcext:value-type="float">
            <text:p>136.844</text:p>
          </table:table-cell>
          <table:table-cell office:value-type="float" office:value="128.75" calcext:value-type="float">
            <text:p>128.75</text:p>
          </table:table-cell>
          <table:table-cell office:value-type="float" office:value="131.768" calcext:value-type="float">
            <text:p>131.768</text:p>
          </table:table-cell>
          <table:table-cell office:value-type="float" office:value="130.396" calcext:value-type="float">
            <text:p>130.396</text:p>
          </table:table-cell>
          <table:table-cell office:value-type="float" office:value="129.985" calcext:value-type="float">
            <text:p>129.985</text:p>
          </table:table-cell>
          <table:table-cell office:value-type="float" office:value="127.996" calcext:value-type="float">
            <text:p>127.996</text:p>
          </table:table-cell>
          <table:table-cell office:value-type="float" office:value="128.407" calcext:value-type="float">
            <text:p>128.407</text:p>
          </table:table-cell>
          <table:table-cell office:value-type="float" office:value="126.006" calcext:value-type="float">
            <text:p>126.006</text:p>
          </table:table-cell>
          <table:table-cell office:value-type="float" office:value="132.111" calcext:value-type="float">
            <text:p>132.111</text:p>
          </table:table-cell>
          <table:table-cell office:value-type="float" office:value="131.631" calcext:value-type="float">
            <text:p>131.631</text:p>
          </table:table-cell>
          <table:table-cell office:value-type="float" office:value="136.844" calcext:value-type="float">
            <text:p>136.844</text:p>
          </table:table-cell>
          <table:table-cell office:value-type="float" office:value="141.989" calcext:value-type="float">
            <text:p>141.989</text:p>
          </table:table-cell>
          <table:table-cell office:value-type="float" office:value="149.122" calcext:value-type="float">
            <text:p>149.122</text:p>
          </table:table-cell>
          <table:table-cell office:value-type="float" office:value="163.458" calcext:value-type="float">
            <text:p>163.458</text:p>
          </table:table-cell>
          <table:table-cell office:value-type="float" office:value="175.051" calcext:value-type="float">
            <text:p>175.051</text:p>
          </table:table-cell>
          <table:table-cell office:value-type="float" office:value="172.787" calcext:value-type="float">
            <text:p>172.787</text:p>
          </table:table-cell>
          <table:table-cell office:value-type="float" office:value="181.224" calcext:value-type="float">
            <text:p>181.224</text:p>
          </table:table-cell>
          <table:table-cell office:value-type="float" office:value="235.207" calcext:value-type="float">
            <text:p>235.207</text:p>
          </table:table-cell>
          <table:table-cell office:value-type="float" office:value="302.223" calcext:value-type="float">
            <text:p>302.223</text:p>
          </table:table-cell>
          <table:table-cell office:value-type="float" office:value="394.962" calcext:value-type="float">
            <text:p>394.962</text:p>
          </table:table-cell>
          <table:table-cell office:value-type="float" office:value="438.107" calcext:value-type="float">
            <text:p>438.107</text:p>
          </table:table-cell>
          <table:table-cell office:value-type="float" office:value="451.62" calcext:value-type="float">
            <text:p>451.62</text:p>
          </table:table-cell>
          <table:table-cell office:value-type="float" office:value="530.503" calcext:value-type="float">
            <text:p>530.503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LI</text:p>
          </table:table-cell>
          <table:table-cell office:value-type="float" office:value="2.767" calcext:value-type="float">
            <text:p>2.767</text:p>
          </table:table-cell>
          <table:table-cell office:value-type="float" office:value="2.932" calcext:value-type="float">
            <text:p>2.932</text:p>
          </table:table-cell>
          <table:table-cell office:value-type="float" office:value="3.281" calcext:value-type="float">
            <text:p>3.281</text:p>
          </table:table-cell>
          <table:table-cell office:value-type="float" office:value="3.507" calcext:value-type="float">
            <text:p>3.507</text:p>
          </table:table-cell>
          <table:table-cell office:value-type="float" office:value="3.945" calcext:value-type="float">
            <text:p>3.945</text:p>
          </table:table-cell>
          <table:table-cell office:value-type="float" office:value="4.158" calcext:value-type="float">
            <text:p>4.158</text:p>
          </table:table-cell>
          <table:table-cell office:value-type="float" office:value="4.644" calcext:value-type="float">
            <text:p>4.644</text:p>
          </table:table-cell>
          <table:table-cell office:value-type="float" office:value="5.158" calcext:value-type="float">
            <text:p>5.158</text:p>
          </table:table-cell>
          <table:table-cell office:value-type="float" office:value="5.185" calcext:value-type="float">
            <text:p>5.185</text:p>
          </table:table-cell>
          <table:table-cell office:value-type="float" office:value="4.836" calcext:value-type="float">
            <text:p>4.836</text:p>
          </table:table-cell>
          <table:table-cell office:value-type="float" office:value="4.74" calcext:value-type="float">
            <text:p>4.74</text:p>
          </table:table-cell>
          <table:table-cell office:value-type="float" office:value="4.63" calcext:value-type="float">
            <text:p>4.63</text:p>
          </table:table-cell>
          <table:table-cell office:value-type="float" office:value="4.493" calcext:value-type="float">
            <text:p>4.493</text:p>
          </table:table-cell>
          <table:table-cell office:value-type="float" office:value="4.151" calcext:value-type="float">
            <text:p>4.151</text:p>
          </table:table-cell>
          <table:table-cell office:value-type="float" office:value="4.124" calcext:value-type="float">
            <text:p>4.124</text:p>
          </table:table-cell>
          <table:table-cell office:value-type="float" office:value="4.172" calcext:value-type="float">
            <text:p>4.172</text:p>
          </table:table-cell>
          <table:table-cell office:value-type="float" office:value="4.521" calcext:value-type="float">
            <text:p>4.521</text:p>
          </table:table-cell>
          <table:table-cell office:value-type="float" office:value="4.713" calcext:value-type="float">
            <text:p>4.713</text:p>
          </table:table-cell>
          <table:table-cell office:value-type="float" office:value="4.898" calcext:value-type="float">
            <text:p>4.898</text:p>
          </table:table-cell>
          <table:table-cell office:value-type="float" office:value="5.055" calcext:value-type="float">
            <text:p>5.055</text:p>
          </table:table-cell>
          <table:table-cell office:value-type="float" office:value="5.151" calcext:value-type="float">
            <text:p>5.151</text:p>
          </table:table-cell>
          <table:table-cell office:value-type="float" office:value="4.781" calcext:value-type="float">
            <text:p>4.781</text:p>
          </table:table-cell>
          <table:table-cell office:value-type="float" office:value="5.617" calcext:value-type="float">
            <text:p>5.617</text:p>
          </table:table-cell>
          <table:table-cell office:value-type="float" office:value="5.494" calcext:value-type="float">
            <text:p>5.494</text:p>
          </table:table-cell>
          <table:table-cell office:value-type="float" office:value="5.61" calcext:value-type="float">
            <text:p>5.61</text:p>
          </table:table-cell>
          <table:table-cell office:value-type="float" office:value="5.295" calcext:value-type="float">
            <text:p>5.295</text:p>
          </table:table-cell>
          <table:table-cell office:value-type="float" office:value="5.172" calcext:value-type="float">
            <text:p>5.172</text:p>
          </table:table-cell>
          <table:table-cell office:value-type="float" office:value="5.596" calcext:value-type="float">
            <text:p>5.596</text:p>
          </table:table-cell>
          <table:table-cell office:value-type="float" office:value="6.268" calcext:value-type="float">
            <text:p>6.268</text:p>
          </table:table-cell>
          <table:table-cell office:value-type="float" office:value="6.247" calcext:value-type="float">
            <text:p>6.247</text:p>
          </table:table-cell>
          <table:table-cell office:value-type="float" office:value="7.822" calcext:value-type="float">
            <text:p>7.822</text:p>
          </table:table-cell>
          <table:table-cell office:value-type="float" office:value="9.364" calcext:value-type="float">
            <text:p>9.36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1.549" calcext:value-type="float">
            <text:p>11.549</text:p>
          </table:table-cell>
          <table:table-cell office:value-type="float" office:value="14.357" calcext:value-type="float">
            <text:p>14.357</text:p>
          </table:table-cell>
          <table:table-cell office:value-type="float" office:value="16.207" calcext:value-type="float">
            <text:p>16.207</text:p>
          </table:table-cell>
          <table:table-cell office:value-type="float" office:value="20.07" calcext:value-type="float">
            <text:p>20.07</text:p>
          </table:table-cell>
          <table:table-cell office:value-type="float" office:value="20.358" calcext:value-type="float">
            <text:p>20.358</text:p>
          </table:table-cell>
          <table:table-cell office:value-type="float" office:value="17.823" calcext:value-type="float">
            <text:p>17.823</text:p>
          </table:table-cell>
          <table:table-cell office:value-type="float" office:value="24.988" calcext:value-type="float">
            <text:p>24.988</text:p>
          </table:table-cell>
          <table:table-cell office:value-type="float" office:value="4.27333333333333" calcext:value-type="float">
            <text:p>4.273333333333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float" office:value="166.634" calcext:value-type="float">
            <text:p>166.634</text:p>
          </table:table-cell>
          <table:table-cell office:value-type="float" office:value="181.858" calcext:value-type="float">
            <text:p>181.858</text:p>
          </table:table-cell>
          <table:table-cell office:value-type="float" office:value="204.556" calcext:value-type="float">
            <text:p>204.556</text:p>
          </table:table-cell>
          <table:table-cell office:value-type="float" office:value="194.591" calcext:value-type="float">
            <text:p>194.591</text:p>
          </table:table-cell>
          <table:table-cell office:value-type="float" office:value="193.761" calcext:value-type="float">
            <text:p>193.761</text:p>
          </table:table-cell>
          <table:table-cell office:value-type="float" office:value="189.886" calcext:value-type="float">
            <text:p>189.886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2.135" calcext:value-type="float">
            <text:p>182.135</text:p>
          </table:table-cell>
          <table:table-cell office:value-type="float" office:value="166.358" calcext:value-type="float">
            <text:p>166.358</text:p>
          </table:table-cell>
          <table:table-cell office:value-type="float" office:value="152.518" calcext:value-type="float">
            <text:p>152.518</text:p>
          </table:table-cell>
          <table:table-cell office:value-type="float" office:value="166.911" calcext:value-type="float">
            <text:p>166.911</text:p>
          </table:table-cell>
          <table:table-cell office:value-type="float" office:value="169.402" calcext:value-type="float">
            <text:p>169.402</text:p>
          </table:table-cell>
          <table:table-cell office:value-type="float" office:value="168.572" calcext:value-type="float">
            <text:p>168.572</text:p>
          </table:table-cell>
          <table:table-cell office:value-type="float" office:value="172.447" calcext:value-type="float">
            <text:p>172.447</text:p>
          </table:table-cell>
          <table:table-cell office:value-type="float" office:value="194.868" calcext:value-type="float">
            <text:p>194.868</text:p>
          </table:table-cell>
          <table:table-cell office:value-type="float" office:value="218.673" calcext:value-type="float">
            <text:p>218.673</text:p>
          </table:table-cell>
          <table:table-cell office:value-type="float" office:value="255.488" calcext:value-type="float">
            <text:p>255.488</text:p>
          </table:table-cell>
          <table:table-cell office:value-type="float" office:value="305.312" calcext:value-type="float">
            <text:p>305.312</text:p>
          </table:table-cell>
          <table:table-cell office:value-type="float" office:value="361.779" calcext:value-type="float">
            <text:p>361.779</text:p>
          </table:table-cell>
          <table:table-cell office:value-type="float" office:value="409.943" calcext:value-type="float">
            <text:p>409.943</text:p>
          </table:table-cell>
          <table:table-cell office:value-type="float" office:value="489.108" calcext:value-type="float">
            <text:p>489.108</text:p>
          </table:table-cell>
          <table:table-cell office:value-type="float" office:value="603.704" calcext:value-type="float">
            <text:p>603.704</text:p>
          </table:table-cell>
          <table:table-cell office:value-type="float" office:value="760.373" calcext:value-type="float">
            <text:p>760.373</text:p>
          </table:table-cell>
          <table:table-cell office:value-type="float" office:value="963.545" calcext:value-type="float">
            <text:p>963.545</text:p>
          </table:table-cell>
          <table:table-cell office:value-type="float" office:value="1136.823" calcext:value-type="float">
            <text:p>1136.823</text:p>
          </table:table-cell>
          <table:table-cell office:value-type="float" office:value="1217.095" calcext:value-type="float">
            <text:p>1217.095</text:p>
          </table:table-cell>
          <table:table-cell office:value-type="float" office:value="1377.64" calcext:value-type="float">
            <text:p>1377.64</text:p>
          </table:table-cell>
          <table:table-cell office:value-type="float" office:value="1630.083" calcext:value-type="float">
            <text:p>1630.083</text:p>
          </table:table-cell>
          <table:table-cell office:value-type="float" office:value="1839.068" calcext:value-type="float">
            <text:p>1839.068</text:p>
          </table:table-cell>
          <table:table-cell office:value-type="float" office:value="2010.685" calcext:value-type="float">
            <text:p>2010.685</text:p>
          </table:table-cell>
          <table:table-cell office:value-type="float" office:value="2134.692" calcext:value-type="float">
            <text:p>2134.692</text:p>
          </table:table-cell>
          <table:table-cell office:value-type="float" office:value="2165.97" calcext:value-type="float">
            <text:p>2165.97</text:p>
          </table:table-cell>
          <table:table-cell office:value-type="float" office:value="2214.41" calcext:value-type="float">
            <text:p>2214.41</text:p>
          </table:table-cell>
          <table:table-cell office:value-type="float" office:value="2208.874" calcext:value-type="float">
            <text:p>2208.874</text:p>
          </table:table-cell>
          <table:table-cell office:value-type="float" office:value="2167.077" calcext:value-type="float">
            <text:p>2167.077</text:p>
          </table:table-cell>
          <table:table-cell office:value-type="float" office:value="2052.205" calcext:value-type="float">
            <text:p>2052.205</text:p>
          </table:table-cell>
          <table:table-cell office:value-type="float" office:value="1994.353" calcext:value-type="float">
            <text:p>1994.353</text:p>
          </table:table-cell>
          <table:table-cell office:value-type="float" office:value="1823.567" calcext:value-type="float">
            <text:p>1823.567</text:p>
          </table:table-cell>
          <table:table-cell office:value-type="float" office:value="1749.384" calcext:value-type="float">
            <text:p>1749.384</text:p>
          </table:table-cell>
          <table:table-cell office:value-type="float" office:value="1698.453" calcext:value-type="float">
            <text:p>1698.453</text:p>
          </table:table-cell>
          <table:table-cell office:value-type="float" office:value="86.28" calcext:value-type="float">
            <text:p>86.28</text:p>
          </table:table-cell>
          <table:table-cell office:value-type="float" office:value="45.6053846153846" calcext:value-type="float">
            <text:p>45.6053846153846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8.065" calcext:value-type="float">
            <text:p>8.065</text:p>
          </table:table-cell>
          <table:table-cell office:value-type="float" office:value="8.166" calcext:value-type="float">
            <text:p>8.166</text:p>
          </table:table-cell>
          <table:table-cell office:value-type="float" office:value="7.929" calcext:value-type="float">
            <text:p>7.929</text:p>
          </table:table-cell>
          <table:table-cell office:value-type="float" office:value="7.588" calcext:value-type="float">
            <text:p>7.588</text:p>
          </table:table-cell>
          <table:table-cell office:value-type="float" office:value="7.418" calcext:value-type="float">
            <text:p>7.418</text:p>
          </table:table-cell>
          <table:table-cell office:value-type="float" office:value="7.056" calcext:value-type="float">
            <text:p>7.056</text:p>
          </table:table-cell>
          <table:table-cell office:value-type="float" office:value="6.785" calcext:value-type="float">
            <text:p>6.785</text:p>
          </table:table-cell>
          <table:table-cell office:value-type="float" office:value="6.72" calcext:value-type="float">
            <text:p>6.72</text:p>
          </table:table-cell>
          <table:table-cell office:value-type="float" office:value="5.362" calcext:value-type="float">
            <text:p>5.362</text:p>
          </table:table-cell>
          <table:table-cell office:value-type="float" office:value="5.933" calcext:value-type="float">
            <text:p>5.933</text:p>
          </table:table-cell>
          <table:table-cell office:value-type="float" office:value="5.888" calcext:value-type="float">
            <text:p>5.888</text:p>
          </table:table-cell>
          <table:table-cell office:value-type="float" office:value="5.875" calcext:value-type="float">
            <text:p>5.875</text:p>
          </table:table-cell>
          <table:table-cell office:value-type="float" office:value="5.925" calcext:value-type="float">
            <text:p>5.925</text:p>
          </table:table-cell>
          <table:table-cell office:value-type="float" office:value="5.914" calcext:value-type="float">
            <text:p>5.914</text:p>
          </table:table-cell>
          <table:table-cell office:value-type="float" office:value="5.474" calcext:value-type="float">
            <text:p>5.474</text:p>
          </table:table-cell>
          <table:table-cell office:value-type="float" office:value="6.024" calcext:value-type="float">
            <text:p>6.024</text:p>
          </table:table-cell>
          <table:table-cell office:value-type="float" office:value="4.971" calcext:value-type="float">
            <text:p>4.971</text:p>
          </table:table-cell>
          <table:table-cell office:value-type="float" office:value="4.483" calcext:value-type="float">
            <text:p>4.483</text:p>
          </table:table-cell>
          <table:table-cell office:value-type="float" office:value="4.15" calcext:value-type="float">
            <text:p>4.15</text:p>
          </table:table-cell>
          <table:table-cell office:value-type="float" office:value="3.829" calcext:value-type="float">
            <text:p>3.829</text:p>
          </table:table-cell>
          <table:table-cell office:value-type="float" office:value="3.558" calcext:value-type="float">
            <text:p>3.558</text:p>
          </table:table-cell>
          <table:table-cell office:value-type="float" office:value="3.48" calcext:value-type="float">
            <text:p>3.48</text:p>
          </table:table-cell>
          <table:table-cell office:value-type="float" office:value="3.649" calcext:value-type="float">
            <text:p>3.649</text:p>
          </table:table-cell>
          <table:table-cell office:value-type="float" office:value="3.639" calcext:value-type="float">
            <text:p>3.639</text:p>
          </table:table-cell>
          <table:table-cell office:value-type="float" office:value="3.654" calcext:value-type="float">
            <text:p>3.654</text:p>
          </table:table-cell>
          <table:table-cell office:value-type="float" office:value="3.545" calcext:value-type="float">
            <text:p>3.545</text:p>
          </table:table-cell>
          <table:table-cell office:value-type="float" office:value="3.735" calcext:value-type="float">
            <text:p>3.735</text:p>
          </table:table-cell>
          <table:table-cell office:value-type="float" office:value="3.548" calcext:value-type="float">
            <text:p>3.548</text:p>
          </table:table-cell>
          <table:table-cell office:value-type="float" office:value="3.748" calcext:value-type="float">
            <text:p>3.748</text:p>
          </table:table-cell>
          <table:table-cell office:value-type="float" office:value="3.991" calcext:value-type="float">
            <text:p>3.991</text:p>
          </table:table-cell>
          <table:table-cell office:value-type="float" office:value="3.928" calcext:value-type="float">
            <text:p>3.928</text:p>
          </table:table-cell>
          <table:table-cell office:value-type="float" office:value="3.761" calcext:value-type="float">
            <text:p>3.761</text:p>
          </table:table-cell>
          <table:table-cell office:value-type="float" office:value="3.681" calcext:value-type="float">
            <text:p>3.681</text:p>
          </table:table-cell>
          <table:table-cell office:value-type="float" office:value="3.498" calcext:value-type="float">
            <text:p>3.498</text:p>
          </table:table-cell>
          <table:table-cell office:value-type="float" office:value="3.386" calcext:value-type="float">
            <text:p>3.386</text:p>
          </table:table-cell>
          <table:table-cell office:value-type="float" office:value="3.013" calcext:value-type="float">
            <text:p>3.013</text:p>
          </table:table-cell>
          <table:table-cell office:value-type="float" office:value="2.552" calcext:value-type="float">
            <text:p>2.552</text:p>
          </table:table-cell>
          <table:table-cell office:value-type="float" office:value="2.521" calcext:value-type="float">
            <text:p>2.521</text:p>
          </table:table-cell>
          <table:table-cell office:value-type="float" office:value="2.552" calcext:value-type="float">
            <text:p>2.552</text:p>
          </table:table-cell>
          <table:table-cell office:value-type="float" office:value="2.703" calcext:value-type="float">
            <text:p>2.703</text:p>
          </table:table-cell>
          <table:table-cell office:value-type="float" office:value="37.98" calcext:value-type="float">
            <text:p>37.9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436.043" calcext:value-type="float">
            <text:p>436.043</text:p>
          </table:table-cell>
          <table:table-cell office:value-type="float" office:value="424.215" calcext:value-type="float">
            <text:p>424.215</text:p>
          </table:table-cell>
          <table:table-cell office:value-type="float" office:value="411.25" calcext:value-type="float">
            <text:p>411.25</text:p>
          </table:table-cell>
          <table:table-cell office:value-type="float" office:value="380.997" calcext:value-type="float">
            <text:p>380.997</text:p>
          </table:table-cell>
          <table:table-cell office:value-type="float" office:value="362.345" calcext:value-type="float">
            <text:p>362.345</text:p>
          </table:table-cell>
          <table:table-cell office:value-type="float" office:value="349.835" calcext:value-type="float">
            <text:p>349.835</text:p>
          </table:table-cell>
          <table:table-cell office:value-type="float" office:value="332.548" calcext:value-type="float">
            <text:p>332.548</text:p>
          </table:table-cell>
          <table:table-cell office:value-type="float" office:value="323.677" calcext:value-type="float">
            <text:p>323.677</text:p>
          </table:table-cell>
          <table:table-cell office:value-type="float" office:value="305.935" calcext:value-type="float">
            <text:p>305.935</text:p>
          </table:table-cell>
          <table:table-cell office:value-type="float" office:value="308.665" calcext:value-type="float">
            <text:p>308.665</text:p>
          </table:table-cell>
          <table:table-cell office:value-type="float" office:value="307.527" calcext:value-type="float">
            <text:p>307.527</text:p>
          </table:table-cell>
          <table:table-cell office:value-type="float" office:value="300.704" calcext:value-type="float">
            <text:p>300.704</text:p>
          </table:table-cell>
          <table:table-cell office:value-type="float" office:value="290.695" calcext:value-type="float">
            <text:p>290.695</text:p>
          </table:table-cell>
          <table:table-cell office:value-type="float" office:value="289.558" calcext:value-type="float">
            <text:p>289.558</text:p>
          </table:table-cell>
          <table:table-cell office:value-type="float" office:value="281.142" calcext:value-type="float">
            <text:p>281.142</text:p>
          </table:table-cell>
          <table:table-cell office:value-type="float" office:value="282.734" calcext:value-type="float">
            <text:p>282.734</text:p>
          </table:table-cell>
          <table:table-cell office:value-type="float" office:value="277.957" calcext:value-type="float">
            <text:p>277.957</text:p>
          </table:table-cell>
          <table:table-cell office:value-type="float" office:value="269.086" calcext:value-type="float">
            <text:p>269.086</text:p>
          </table:table-cell>
          <table:table-cell office:value-type="float" office:value="274.545" calcext:value-type="float">
            <text:p>274.545</text:p>
          </table:table-cell>
          <table:table-cell office:value-type="float" office:value="278.867" calcext:value-type="float">
            <text:p>278.867</text:p>
          </table:table-cell>
          <table:table-cell office:value-type="float" office:value="285.009" calcext:value-type="float">
            <text:p>285.009</text:p>
          </table:table-cell>
          <table:table-cell office:value-type="float" office:value="318.9" calcext:value-type="float">
            <text:p>318.9</text:p>
          </table:table-cell>
          <table:table-cell office:value-type="float" office:value="338.235" calcext:value-type="float">
            <text:p>338.235</text:p>
          </table:table-cell>
          <table:table-cell office:value-type="float" office:value="388.731" calcext:value-type="float">
            <text:p>388.731</text:p>
          </table:table-cell>
          <table:table-cell office:value-type="float" office:value="457.197" calcext:value-type="float">
            <text:p>457.197</text:p>
          </table:table-cell>
          <table:table-cell office:value-type="float" office:value="540.902" calcext:value-type="float">
            <text:p>540.902</text:p>
          </table:table-cell>
          <table:table-cell office:value-type="float" office:value="643.032" calcext:value-type="float">
            <text:p>643.032</text:p>
          </table:table-cell>
          <table:table-cell office:value-type="float" office:value="843.881" calcext:value-type="float">
            <text:p>843.881</text:p>
          </table:table-cell>
          <table:table-cell office:value-type="float" office:value="1116.606" calcext:value-type="float">
            <text:p>1116.606</text:p>
          </table:table-cell>
          <table:table-cell office:value-type="float" office:value="1452.111" calcext:value-type="float">
            <text:p>1452.111</text:p>
          </table:table-cell>
          <table:table-cell office:value-type="float" office:value="1744.626" calcext:value-type="float">
            <text:p>1744.626</text:p>
          </table:table-cell>
          <table:table-cell office:value-type="float" office:value="2057.385" calcext:value-type="float">
            <text:p>2057.385</text:p>
          </table:table-cell>
          <table:table-cell office:value-type="float" office:value="2226.389" calcext:value-type="float">
            <text:p>2226.389</text:p>
          </table:table-cell>
          <table:table-cell office:value-type="float" office:value="2481.828" calcext:value-type="float">
            <text:p>2481.828</text:p>
          </table:table-cell>
          <table:table-cell office:value-type="float" office:value="2816.195" calcext:value-type="float">
            <text:p>2816.195</text:p>
          </table:table-cell>
          <table:table-cell office:value-type="float" office:value="3111.44" calcext:value-type="float">
            <text:p>3111.44</text:p>
          </table:table-cell>
          <table:table-cell office:value-type="float" office:value="3387.35" calcext:value-type="float">
            <text:p>3387.35</text:p>
          </table:table-cell>
          <table:table-cell office:value-type="float" office:value="3542.024" calcext:value-type="float">
            <text:p>3542.024</text:p>
          </table:table-cell>
          <table:table-cell office:value-type="float" office:value="3628.459" calcext:value-type="float">
            <text:p>3628.459</text:p>
          </table:table-cell>
          <table:table-cell office:value-type="float" office:value="3893.678" calcext:value-type="float">
            <text:p>3893.678</text:p>
          </table:table-cell>
          <table:table-cell office:value-type="float" office:value="45.21" calcext:value-type="float">
            <text:p>45.21</text:p>
          </table:table-cell>
          <table:table-cell office:value-type="float" office:value="12.4745454545455" calcext:value-type="float">
            <text:p>12.4745454545455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float" office:value="127.827" calcext:value-type="float">
            <text:p>127.827</text:p>
          </table:table-cell>
          <table:table-cell office:value-type="float" office:value="111.049" calcext:value-type="float">
            <text:p>111.049</text:p>
          </table:table-cell>
          <table:table-cell office:value-type="float" office:value="124.051" calcext:value-type="float">
            <text:p>124.051</text:p>
          </table:table-cell>
          <table:table-cell office:value-type="float" office:value="111.478" calcext:value-type="float">
            <text:p>111.478</text:p>
          </table:table-cell>
          <table:table-cell office:value-type="float" office:value="117.443" calcext:value-type="float">
            <text:p>117.443</text:p>
          </table:table-cell>
          <table:table-cell office:value-type="float" office:value="92.427" calcext:value-type="float">
            <text:p>92.427</text:p>
          </table:table-cell>
          <table:table-cell office:value-type="float" office:value="81.356" calcext:value-type="float">
            <text:p>81.356</text:p>
          </table:table-cell>
          <table:table-cell office:value-type="float" office:value="75.735" calcext:value-type="float">
            <text:p>75.735</text:p>
          </table:table-cell>
          <table:table-cell office:value-type="float" office:value="94.143" calcext:value-type="float">
            <text:p>94.143</text:p>
          </table:table-cell>
          <table:table-cell office:value-type="float" office:value="72.774" calcext:value-type="float">
            <text:p>72.774</text:p>
          </table:table-cell>
          <table:table-cell office:value-type="float" office:value="77.666" calcext:value-type="float">
            <text:p>77.666</text:p>
          </table:table-cell>
          <table:table-cell table:number-columns-repeated="2" office:value-type="float" office:value="75.735" calcext:value-type="float">
            <text:p>75.735</text:p>
          </table:table-cell>
          <table:table-cell office:value-type="float" office:value="71.229" calcext:value-type="float">
            <text:p>71.229</text:p>
          </table:table-cell>
          <table:table-cell office:value-type="float" office:value="72.302" calcext:value-type="float">
            <text:p>72.302</text:p>
          </table:table-cell>
          <table:table-cell office:value-type="float" office:value="57.756" calcext:value-type="float">
            <text:p>57.756</text:p>
          </table:table-cell>
          <table:table-cell office:value-type="float" office:value="68.998" calcext:value-type="float">
            <text:p>68.998</text:p>
          </table:table-cell>
          <table:table-cell office:value-type="float" office:value="61.532" calcext:value-type="float">
            <text:p>61.532</text:p>
          </table:table-cell>
          <table:table-cell table:number-columns-repeated="2" office:value-type="float" office:value="71.616" calcext:value-type="float">
            <text:p>71.616</text:p>
          </table:table-cell>
          <table:table-cell office:value-type="float" office:value="87.792" calcext:value-type="float">
            <text:p>87.792</text:p>
          </table:table-cell>
          <table:table-cell office:value-type="float" office:value="81.613" calcext:value-type="float">
            <text:p>81.613</text:p>
          </table:table-cell>
          <table:table-cell office:value-type="float" office:value="69.384" calcext:value-type="float">
            <text:p>69.384</text:p>
          </table:table-cell>
          <table:table-cell office:value-type="float" office:value="76.851" calcext:value-type="float">
            <text:p>76.851</text:p>
          </table:table-cell>
          <table:table-cell office:value-type="float" office:value="65.394" calcext:value-type="float">
            <text:p>65.394</text:p>
          </table:table-cell>
          <table:table-cell office:value-type="float" office:value="63.592" calcext:value-type="float">
            <text:p>63.592</text:p>
          </table:table-cell>
          <table:table-cell office:value-type="float" office:value="70.328" calcext:value-type="float">
            <text:p>70.328</text:p>
          </table:table-cell>
          <table:table-cell office:value-type="float" office:value="45.956" calcext:value-type="float">
            <text:p>45.956</text:p>
          </table:table-cell>
          <table:table-cell office:value-type="float" office:value="52.092" calcext:value-type="float">
            <text:p>52.092</text:p>
          </table:table-cell>
          <table:table-cell office:value-type="float" office:value="63.763" calcext:value-type="float">
            <text:p>63.763</text:p>
          </table:table-cell>
          <table:table-cell office:value-type="float" office:value="45.055" calcext:value-type="float">
            <text:p>45.055</text:p>
          </table:table-cell>
          <table:table-cell office:value-type="float" office:value="67.153" calcext:value-type="float">
            <text:p>67.153</text:p>
          </table:table-cell>
          <table:table-cell office:value-type="float" office:value="54.838" calcext:value-type="float">
            <text:p>54.838</text:p>
          </table:table-cell>
          <table:table-cell office:value-type="float" office:value="74.963" calcext:value-type="float">
            <text:p>74.963</text:p>
          </table:table-cell>
          <table:table-cell office:value-type="float" office:value="100.064" calcext:value-type="float">
            <text:p>100.064</text:p>
          </table:table-cell>
          <table:table-cell office:value-type="float" office:value="110.191" calcext:value-type="float">
            <text:p>110.191</text:p>
          </table:table-cell>
          <table:table-cell office:value-type="float" office:value="98.52" calcext:value-type="float">
            <text:p>98.52</text:p>
          </table:table-cell>
          <table:table-cell office:value-type="float" office:value="176.314" calcext:value-type="float">
            <text:p>176.314</text:p>
          </table:table-cell>
          <table:table-cell office:value-type="float" office:value="154.216" calcext:value-type="float">
            <text:p>154.216</text:p>
          </table:table-cell>
          <table:table-cell office:value-type="float" office:value="225.403" calcext:value-type="float">
            <text:p>225.403</text:p>
          </table:table-cell>
          <table:table-cell office:value-type="float" office:value="68.07" calcext:value-type="float">
            <text:p>68.07</text:p>
          </table:table-cell>
          <table:table-cell office:value-type="float" office:value="27.5372727272727" calcext:value-type="float">
            <text:p>27.5372727272727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office:value-type="float" office:value="0.404" calcext:value-type="float">
            <text:p>0.404</text:p>
          </table:table-cell>
          <table:table-cell office:value-type="float" office:value="0.622" calcext:value-type="float">
            <text:p>0.622</text:p>
          </table:table-cell>
          <table:table-cell office:value-type="float" office:value="1.102" calcext:value-type="float">
            <text:p>1.102</text:p>
          </table:table-cell>
          <table:table-cell office:value-type="float" office:value="1.568" calcext:value-type="float">
            <text:p>1.568</text:p>
          </table:table-cell>
          <table:table-cell office:value-type="float" office:value="1.777" calcext:value-type="float">
            <text:p>1.777</text:p>
          </table:table-cell>
          <table:table-cell office:value-type="float" office:value="2.096" calcext:value-type="float">
            <text:p>2.096</text:p>
          </table:table-cell>
          <table:table-cell office:value-type="float" office:value="2.541" calcext:value-type="float">
            <text:p>2.541</text:p>
          </table:table-cell>
          <table:table-cell office:value-type="float" office:value="3.251" calcext:value-type="float">
            <text:p>3.251</text:p>
          </table:table-cell>
          <table:table-cell office:value-type="float" office:value="4.149" calcext:value-type="float">
            <text:p>4.149</text:p>
          </table:table-cell>
          <table:table-cell office:value-type="float" office:value="5.339" calcext:value-type="float">
            <text:p>5.339</text:p>
          </table:table-cell>
          <table:table-cell office:value-type="float" office:value="6.84" calcext:value-type="float">
            <text:p>6.84</text:p>
          </table:table-cell>
          <table:table-cell office:value-type="float" office:value="7.773" calcext:value-type="float">
            <text:p>7.773</text:p>
          </table:table-cell>
          <table:table-cell office:value-type="float" office:value="7.937" calcext:value-type="float">
            <text:p>7.937</text:p>
          </table:table-cell>
          <table:table-cell office:value-type="float" office:value="10.66" calcext:value-type="float">
            <text:p>10.66</text:p>
          </table:table-cell>
          <table:table-cell office:value-type="float" office:value="14.076" calcext:value-type="float">
            <text:p>14.076</text:p>
          </table:table-cell>
          <table:table-cell office:value-type="float" office:value="18.402" calcext:value-type="float">
            <text:p>18.402</text:p>
          </table:table-cell>
          <table:table-cell office:value-type="float" office:value="22.857" calcext:value-type="float">
            <text:p>22.857</text:p>
          </table:table-cell>
          <table:table-cell office:value-type="float" office:value="20.889" calcext:value-type="float">
            <text:p>20.889</text:p>
          </table:table-cell>
          <table:table-cell office:value-type="float" office:value="27.672" calcext:value-type="float">
            <text:p>27.672</text:p>
          </table:table-cell>
          <table:table-cell office:value-type="float" office:value="29.626" calcext:value-type="float">
            <text:p>29.626</text:p>
          </table:table-cell>
          <table:table-cell office:value-type="float" office:value="35.555" calcext:value-type="float">
            <text:p>35.555</text:p>
          </table:table-cell>
          <table:table-cell office:value-type="float" office:value="41.605" calcext:value-type="float">
            <text:p>41.605</text:p>
          </table:table-cell>
          <table:table-cell office:value-type="float" office:value="46.984" calcext:value-type="float">
            <text:p>46.984</text:p>
          </table:table-cell>
          <table:table-cell office:value-type="float" office:value="53.149" calcext:value-type="float">
            <text:p>53.149</text:p>
          </table:table-cell>
          <table:table-cell office:value-type="float" office:value="57.137" calcext:value-type="float">
            <text:p>57.137</text:p>
          </table:table-cell>
          <table:table-cell office:value-type="float" office:value="51.514" calcext:value-type="float">
            <text:p>51.514</text:p>
          </table:table-cell>
          <table:table-cell office:value-type="float" office:value="52.047" calcext:value-type="float">
            <text:p>52.047</text:p>
          </table:table-cell>
          <table:table-cell office:value-type="float" office:value="58.288" calcext:value-type="float">
            <text:p>58.288</text:p>
          </table:table-cell>
          <table:table-cell office:value-type="float" office:value="64.004" calcext:value-type="float">
            <text:p>64.004</text:p>
          </table:table-cell>
          <table:table-cell office:value-type="float" office:value="75.117" calcext:value-type="float">
            <text:p>75.117</text:p>
          </table:table-cell>
          <table:table-cell office:value-type="float" office:value="84.405" calcext:value-type="float">
            <text:p>84.405</text:p>
          </table:table-cell>
          <table:table-cell office:value-type="float" office:value="92.151" calcext:value-type="float">
            <text:p>92.151</text:p>
          </table:table-cell>
          <table:table-cell office:value-type="float" office:value="93.057" calcext:value-type="float">
            <text:p>93.057</text:p>
          </table:table-cell>
          <table:table-cell office:value-type="float" office:value="94.145" calcext:value-type="float">
            <text:p>94.145</text:p>
          </table:table-cell>
          <table:table-cell office:value-type="float" office:value="91.933" calcext:value-type="float">
            <text:p>91.933</text:p>
          </table:table-cell>
          <table:table-cell office:value-type="float" office:value="91.8" calcext:value-type="float">
            <text:p>91.8</text:p>
          </table:table-cell>
          <table:table-cell office:value-type="float" office:value="84.489" calcext:value-type="float">
            <text:p>84.489</text:p>
          </table:table-cell>
          <table:table-cell office:value-type="float" office:value="76.361" calcext:value-type="float">
            <text:p>76.361</text:p>
          </table:table-cell>
          <table:table-cell office:value-type="float" office:value="78.471" calcext:value-type="float">
            <text:p>78.471</text:p>
          </table:table-cell>
          <table:table-cell office:value-type="float" office:value="79.71" calcext:value-type="float">
            <text:p>79.71</text:p>
          </table:table-cell>
          <table:table-cell office:value-type="float" office:value="27.06" calcext:value-type="float">
            <text:p>27.0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table:number-columns-repeated="2" office:value-type="float" office:value="13.702" calcext:value-type="float">
            <text:p>13.702</text:p>
          </table:table-cell>
          <table:table-cell office:value-type="float" office:value="12.954" calcext:value-type="float">
            <text:p>12.954</text:p>
          </table:table-cell>
          <table:table-cell office:value-type="float" office:value="11.817" calcext:value-type="float">
            <text:p>11.817</text:p>
          </table:table-cell>
          <table:table-cell office:value-type="float" office:value="11.368" calcext:value-type="float">
            <text:p>11.368</text:p>
          </table:table-cell>
          <table:table-cell office:value-type="float" office:value="11.099" calcext:value-type="float">
            <text:p>11.099</text:p>
          </table:table-cell>
          <table:table-cell office:value-type="float" office:value="10.621" calcext:value-type="float">
            <text:p>10.621</text:p>
          </table:table-cell>
          <table:table-cell office:value-type="float" office:value="9.873" calcext:value-type="float">
            <text:p>9.873</text:p>
          </table:table-cell>
          <table:table-cell office:value-type="float" office:value="8.855" calcext:value-type="float">
            <text:p>8.855</text:p>
          </table:table-cell>
          <table:table-cell office:value-type="float" office:value="8.197" calcext:value-type="float">
            <text:p>8.197</text:p>
          </table:table-cell>
          <table:table-cell office:value-type="float" office:value="8.018" calcext:value-type="float">
            <text:p>8.018</text:p>
          </table:table-cell>
          <table:table-cell office:value-type="float" office:value="7.419" calcext:value-type="float">
            <text:p>7.419</text:p>
          </table:table-cell>
          <table:table-cell office:value-type="float" office:value="7.479" calcext:value-type="float">
            <text:p>7.479</text:p>
          </table:table-cell>
          <table:table-cell office:value-type="float" office:value="7.689" calcext:value-type="float">
            <text:p>7.689</text:p>
          </table:table-cell>
          <table:table-cell office:value-type="float" office:value="7.629" calcext:value-type="float">
            <text:p>7.629</text:p>
          </table:table-cell>
          <table:table-cell office:value-type="float" office:value="7.778" calcext:value-type="float">
            <text:p>7.778</text:p>
          </table:table-cell>
          <table:table-cell office:value-type="float" office:value="7.419" calcext:value-type="float">
            <text:p>7.419</text:p>
          </table:table-cell>
          <table:table-cell office:value-type="float" office:value="7.449" calcext:value-type="float">
            <text:p>7.449</text:p>
          </table:table-cell>
          <table:table-cell office:value-type="float" office:value="8.287" calcext:value-type="float">
            <text:p>8.287</text:p>
          </table:table-cell>
          <table:table-cell office:value-type="float" office:value="8.736" calcext:value-type="float">
            <text:p>8.736</text:p>
          </table:table-cell>
          <table:table-cell office:value-type="float" office:value="9.095" calcext:value-type="float">
            <text:p>9.095</text:p>
          </table:table-cell>
          <table:table-cell office:value-type="float" office:value="9.424" calcext:value-type="float">
            <text:p>9.424</text:p>
          </table:table-cell>
          <table:table-cell office:value-type="float" office:value="10.291" calcext:value-type="float">
            <text:p>10.291</text:p>
          </table:table-cell>
          <table:table-cell office:value-type="float" office:value="11.937" calcext:value-type="float">
            <text:p>11.937</text:p>
          </table:table-cell>
          <table:table-cell office:value-type="float" office:value="12.745" calcext:value-type="float">
            <text:p>12.745</text:p>
          </table:table-cell>
          <table:table-cell office:value-type="float" office:value="12.595" calcext:value-type="float">
            <text:p>12.595</text:p>
          </table:table-cell>
          <table:table-cell office:value-type="float" office:value="14.6" calcext:value-type="float">
            <text:p>14.6</text:p>
          </table:table-cell>
          <table:table-cell office:value-type="float" office:value="16.604" calcext:value-type="float">
            <text:p>16.604</text:p>
          </table:table-cell>
          <table:table-cell office:value-type="float" office:value="19.955" calcext:value-type="float">
            <text:p>19.955</text:p>
          </table:table-cell>
          <table:table-cell office:value-type="float" office:value="25.31" calcext:value-type="float">
            <text:p>25.31</text:p>
          </table:table-cell>
          <table:table-cell office:value-type="float" office:value="32.43" calcext:value-type="float">
            <text:p>32.43</text:p>
          </table:table-cell>
          <table:table-cell office:value-type="float" office:value="42.303" calcext:value-type="float">
            <text:p>42.303</text:p>
          </table:table-cell>
          <table:table-cell office:value-type="float" office:value="50.201" calcext:value-type="float">
            <text:p>50.201</text:p>
          </table:table-cell>
          <table:table-cell office:value-type="float" office:value="61.569" calcext:value-type="float">
            <text:p>61.569</text:p>
          </table:table-cell>
          <table:table-cell office:value-type="float" office:value="82.571" calcext:value-type="float">
            <text:p>82.571</text:p>
          </table:table-cell>
          <table:table-cell office:value-type="float" office:value="111.89" calcext:value-type="float">
            <text:p>111.89</text:p>
          </table:table-cell>
          <table:table-cell office:value-type="float" office:value="139.742" calcext:value-type="float">
            <text:p>139.742</text:p>
          </table:table-cell>
          <table:table-cell office:value-type="float" office:value="166.428" calcext:value-type="float">
            <text:p>166.428</text:p>
          </table:table-cell>
          <table:table-cell office:value-type="float" office:value="186.622" calcext:value-type="float">
            <text:p>186.622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26.8125" calcext:value-type="float">
            <text:p>26.812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SR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28.68" calcext:value-type="float">
            <text:p>28.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.68" calcext:value-type="float">
            <text:p>28.68</text:p>
          </table:table-cell>
          <table:table-cell office:value-type="float" office:value="143.402" calcext:value-type="float">
            <text:p>143.402</text:p>
          </table:table-cell>
          <table:table-cell office:value-type="float" office:value="172.082" calcext:value-type="float">
            <text:p>172.082</text:p>
          </table:table-cell>
          <table:table-cell table:number-columns-repeated="2" office:value-type="float" office:value="602.289" calcext:value-type="float">
            <text:p>602.289</text:p>
          </table:table-cell>
          <table:table-cell office:value-type="float" office:value="889.093" calcext:value-type="float">
            <text:p>889.093</text:p>
          </table:table-cell>
          <table:table-cell office:value-type="float" office:value="1261.938" calcext:value-type="float">
            <text:p>1261.938</text:p>
          </table:table-cell>
          <table:table-cell office:value-type="float" office:value="1548.742" calcext:value-type="float">
            <text:p>1548.742</text:p>
          </table:table-cell>
          <table:table-cell office:value-type="float" office:value="1720.825" calcext:value-type="float">
            <text:p>1720.825</text:p>
          </table:table-cell>
          <table:table-cell office:value-type="float" office:value="1806.866" calcext:value-type="float">
            <text:p>1806.866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101.301" calcext:value-type="float">
            <text:p>101.301</text:p>
          </table:table-cell>
          <table:table-cell office:value-type="float" office:value="95.019" calcext:value-type="float">
            <text:p>95.019</text:p>
          </table:table-cell>
          <table:table-cell office:value-type="float" office:value="92.888" calcext:value-type="float">
            <text:p>92.888</text:p>
          </table:table-cell>
          <table:table-cell office:value-type="float" office:value="87.727" calcext:value-type="float">
            <text:p>87.727</text:p>
          </table:table-cell>
          <table:table-cell office:value-type="float" office:value="85.82" calcext:value-type="float">
            <text:p>85.82</text:p>
          </table:table-cell>
          <table:table-cell office:value-type="float" office:value="86.381" calcext:value-type="float">
            <text:p>86.381</text:p>
          </table:table-cell>
          <table:table-cell office:value-type="float" office:value="79.426" calcext:value-type="float">
            <text:p>79.426</text:p>
          </table:table-cell>
          <table:table-cell office:value-type="float" office:value="73.48" calcext:value-type="float">
            <text:p>73.48</text:p>
          </table:table-cell>
          <table:table-cell office:value-type="float" office:value="71.012" calcext:value-type="float">
            <text:p>71.012</text:p>
          </table:table-cell>
          <table:table-cell office:value-type="float" office:value="66.525" calcext:value-type="float">
            <text:p>66.525</text:p>
          </table:table-cell>
          <table:table-cell office:value-type="float" office:value="61.476" calcext:value-type="float">
            <text:p>61.476</text:p>
          </table:table-cell>
          <table:table-cell office:value-type="float" office:value="58.672" calcext:value-type="float">
            <text:p>58.672</text:p>
          </table:table-cell>
          <table:table-cell office:value-type="float" office:value="55.531" calcext:value-type="float">
            <text:p>55.531</text:p>
          </table:table-cell>
          <table:table-cell table:number-columns-repeated="2" office:value-type="float" office:value="51.492" calcext:value-type="float">
            <text:p>51.492</text:p>
          </table:table-cell>
          <table:table-cell office:value-type="float" office:value="47.341" calcext:value-type="float">
            <text:p>47.341</text:p>
          </table:table-cell>
          <table:table-cell office:value-type="float" office:value="45.771" calcext:value-type="float">
            <text:p>45.771</text:p>
          </table:table-cell>
          <table:table-cell office:value-type="float" office:value="43.303" calcext:value-type="float">
            <text:p>43.303</text:p>
          </table:table-cell>
          <table:table-cell office:value-type="float" office:value="39.488" calcext:value-type="float">
            <text:p>39.488</text:p>
          </table:table-cell>
          <table:table-cell office:value-type="float" office:value="36.796" calcext:value-type="float">
            <text:p>36.796</text:p>
          </table:table-cell>
          <table:table-cell office:value-type="float" office:value="30.177" calcext:value-type="float">
            <text:p>30.177</text:p>
          </table:table-cell>
          <table:table-cell office:value-type="float" office:value="28.158" calcext:value-type="float">
            <text:p>28.158</text:p>
          </table:table-cell>
          <table:table-cell office:value-type="float" office:value="22.998" calcext:value-type="float">
            <text:p>22.998</text:p>
          </table:table-cell>
          <table:table-cell office:value-type="float" office:value="23.334" calcext:value-type="float">
            <text:p>23.334</text:p>
          </table:table-cell>
          <table:table-cell office:value-type="float" office:value="22.212" calcext:value-type="float">
            <text:p>22.212</text:p>
          </table:table-cell>
          <table:table-cell office:value-type="float" office:value="22.998" calcext:value-type="float">
            <text:p>22.998</text:p>
          </table:table-cell>
          <table:table-cell table:number-columns-repeated="2" office:value-type="float" office:value="25.69" calcext:value-type="float">
            <text:p>25.69</text:p>
          </table:table-cell>
          <table:table-cell office:value-type="float" office:value="30.626" calcext:value-type="float">
            <text:p>30.626</text:p>
          </table:table-cell>
          <table:table-cell office:value-type="float" office:value="39.488" calcext:value-type="float">
            <text:p>39.488</text:p>
          </table:table-cell>
          <table:table-cell office:value-type="float" office:value="46.668" calcext:value-type="float">
            <text:p>46.668</text:p>
          </table:table-cell>
          <table:table-cell office:value-type="float" office:value="43.527" calcext:value-type="float">
            <text:p>43.527</text:p>
          </table:table-cell>
          <table:table-cell office:value-type="float" office:value="48.463" calcext:value-type="float">
            <text:p>48.463</text:p>
          </table:table-cell>
          <table:table-cell table:number-columns-repeated="2" office:value-type="float" office:value="44.2" calcext:value-type="float">
            <text:p>44.2</text:p>
          </table:table-cell>
          <table:table-cell office:value-type="float" office:value="34.665" calcext:value-type="float">
            <text:p>34.665</text:p>
          </table:table-cell>
          <table:table-cell office:value-type="float" office:value="48.575" calcext:value-type="float">
            <text:p>48.575</text:p>
          </table:table-cell>
          <table:table-cell office:value-type="float" office:value="44.088" calcext:value-type="float">
            <text:p>44.088</text:p>
          </table:table-cell>
          <table:table-cell office:value-type="float" office:value="62.598" calcext:value-type="float">
            <text:p>62.598</text:p>
          </table:table-cell>
          <table:table-cell office:value-type="float" office:value="0" calcext:value-type="float">
            <text:p>0</text:p>
          </table:table-cell>
          <table:table-cell office:value-type="float" office:value="74.4966666666667" calcext:value-type="float">
            <text:p>74.496666666666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office:value-type="float" office:value="0.429" calcext:value-type="float">
            <text:p>0.4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8" calcext:value-type="float">
            <text:p>0.458</text:p>
          </table:table-cell>
          <table:table-cell office:value-type="float" office:value="0.56" calcext:value-type="float">
            <text:p>0.5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" calcext:value-type="float">
            <text:p>0.72</text:p>
          </table:table-cell>
          <table:table-cell office:value-type="float" office:value="0.923" calcext:value-type="float">
            <text:p>0.923</text:p>
          </table:table-cell>
          <table:table-cell office:value-type="float" office:value="1.105" calcext:value-type="float">
            <text:p>1.105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2.065" calcext:value-type="float">
            <text:p>2.065</text:p>
          </table:table-cell>
          <table:table-cell office:value-type="float" office:value="2.785" calcext:value-type="float">
            <text:p>2.785</text:p>
          </table:table-cell>
          <table:table-cell office:value-type="float" office:value="4.363" calcext:value-type="float">
            <text:p>4.363</text:p>
          </table:table-cell>
          <table:table-cell office:value-type="float" office:value="6.398" calcext:value-type="float">
            <text:p>6.398</text:p>
          </table:table-cell>
          <table:table-cell office:value-type="float" office:value="9.598" calcext:value-type="float">
            <text:p>9.598</text:p>
          </table:table-cell>
          <table:table-cell office:value-type="float" office:value="13.066" calcext:value-type="float">
            <text:p>13.066</text:p>
          </table:table-cell>
          <table:table-cell office:value-type="float" office:value="15.865" calcext:value-type="float">
            <text:p>15.865</text:p>
          </table:table-cell>
          <table:table-cell office:value-type="float" office:value="18.003" calcext:value-type="float">
            <text:p>18.003</text:p>
          </table:table-cell>
          <table:table-cell office:value-type="float" office:value="20.671" calcext:value-type="float">
            <text:p>20.671</text:p>
          </table:table-cell>
          <table:table-cell office:value-type="float" office:value="25.819" calcext:value-type="float">
            <text:p>25.819</text:p>
          </table:table-cell>
          <table:table-cell office:value-type="float" office:value="31.592" calcext:value-type="float">
            <text:p>31.592</text:p>
          </table:table-cell>
          <table:table-cell office:value-type="float" office:value="36.806" calcext:value-type="float">
            <text:p>36.806</text:p>
          </table:table-cell>
          <table:table-cell office:value-type="float" office:value="42.106" calcext:value-type="float">
            <text:p>42.106</text:p>
          </table:table-cell>
          <table:table-cell office:value-type="float" office:value="45.589" calcext:value-type="float">
            <text:p>45.589</text:p>
          </table:table-cell>
          <table:table-cell office:value-type="float" office:value="45.56" calcext:value-type="float">
            <text:p>45.56</text:p>
          </table:table-cell>
          <table:table-cell office:value-type="float" office:value="46.011" calcext:value-type="float">
            <text:p>46.011</text:p>
          </table:table-cell>
          <table:table-cell office:value-type="float" office:value="43.4" calcext:value-type="float">
            <text:p>43.4</text:p>
          </table:table-cell>
          <table:table-cell office:value-type="float" office:value="43.335" calcext:value-type="float">
            <text:p>43.335</text:p>
          </table:table-cell>
          <table:table-cell office:value-type="float" office:value="41.67" calcext:value-type="float">
            <text:p>41.67</text:p>
          </table:table-cell>
          <table:table-cell office:value-type="float" office:value="38.827" calcext:value-type="float">
            <text:p>38.827</text:p>
          </table:table-cell>
          <table:table-cell office:value-type="float" office:value="37.416" calcext:value-type="float">
            <text:p>37.416</text:p>
          </table:table-cell>
          <table:table-cell office:value-type="float" office:value="36.784" calcext:value-type="float">
            <text:p>36.784</text:p>
          </table:table-cell>
          <table:table-cell office:value-type="float" office:value="34.493" calcext:value-type="float">
            <text:p>34.493</text:p>
          </table:table-cell>
          <table:table-cell office:value-type="float" office:value="33.926" calcext:value-type="float">
            <text:p>33.926</text:p>
          </table:table-cell>
          <table:table-cell office:value-type="float" office:value="31.927" calcext:value-type="float">
            <text:p>31.927</text:p>
          </table:table-cell>
          <table:table-cell office:value-type="float" office:value="30.567" calcext:value-type="float">
            <text:p>30.567</text:p>
          </table:table-cell>
          <table:table-cell office:value-type="float" office:value="29.135" calcext:value-type="float">
            <text:p>29.135</text:p>
          </table:table-cell>
          <table:table-cell office:value-type="float" office:value="28.248" calcext:value-type="float">
            <text:p>28.248</text:p>
          </table:table-cell>
          <table:table-cell office:value-type="float" office:value="28.509" calcext:value-type="float">
            <text:p>28.509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154.232" calcext:value-type="float">
            <text:p>154.232</text:p>
          </table:table-cell>
          <table:table-cell office:value-type="float" office:value="152.759" calcext:value-type="float">
            <text:p>152.759</text:p>
          </table:table-cell>
          <table:table-cell office:value-type="float" office:value="152.977" calcext:value-type="float">
            <text:p>152.977</text:p>
          </table:table-cell>
          <table:table-cell office:value-type="float" office:value="152.101" calcext:value-type="float">
            <text:p>152.101</text:p>
          </table:table-cell>
          <table:table-cell office:value-type="float" office:value="152.358" calcext:value-type="float">
            <text:p>152.358</text:p>
          </table:table-cell>
          <table:table-cell office:value-type="float" office:value="153.121" calcext:value-type="float">
            <text:p>153.121</text:p>
          </table:table-cell>
          <table:table-cell office:value-type="float" office:value="153.496" calcext:value-type="float">
            <text:p>153.496</text:p>
          </table:table-cell>
          <table:table-cell office:value-type="float" office:value="151.669" calcext:value-type="float">
            <text:p>151.669</text:p>
          </table:table-cell>
          <table:table-cell office:value-type="float" office:value="150.1" calcext:value-type="float">
            <text:p>150.1</text:p>
          </table:table-cell>
          <table:table-cell office:value-type="float" office:value="147.951" calcext:value-type="float">
            <text:p>147.951</text:p>
          </table:table-cell>
          <table:table-cell office:value-type="float" office:value="146.775" calcext:value-type="float">
            <text:p>146.775</text:p>
          </table:table-cell>
          <table:table-cell office:value-type="float" office:value="143.253" calcext:value-type="float">
            <text:p>143.253</text:p>
          </table:table-cell>
          <table:table-cell office:value-type="float" office:value="139.949" calcext:value-type="float">
            <text:p>139.949</text:p>
          </table:table-cell>
          <table:table-cell office:value-type="float" office:value="136.166" calcext:value-type="float">
            <text:p>136.166</text:p>
          </table:table-cell>
          <table:table-cell office:value-type="float" office:value="131.284" calcext:value-type="float">
            <text:p>131.284</text:p>
          </table:table-cell>
          <table:table-cell office:value-type="float" office:value="126.124" calcext:value-type="float">
            <text:p>126.124</text:p>
          </table:table-cell>
          <table:table-cell office:value-type="float" office:value="123.09" calcext:value-type="float">
            <text:p>123.09</text:p>
          </table:table-cell>
          <table:table-cell office:value-type="float" office:value="120.724" calcext:value-type="float">
            <text:p>120.724</text:p>
          </table:table-cell>
          <table:table-cell office:value-type="float" office:value="119.059" calcext:value-type="float">
            <text:p>119.059</text:p>
          </table:table-cell>
          <table:table-cell office:value-type="float" office:value="115.07" calcext:value-type="float">
            <text:p>115.07</text:p>
          </table:table-cell>
          <table:table-cell office:value-type="float" office:value="110.899" calcext:value-type="float">
            <text:p>110.899</text:p>
          </table:table-cell>
          <table:table-cell office:value-type="float" office:value="109.239" calcext:value-type="float">
            <text:p>109.239</text:p>
          </table:table-cell>
          <table:table-cell office:value-type="float" office:value="105.961" calcext:value-type="float">
            <text:p>105.961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98.303" calcext:value-type="float">
            <text:p>98.303</text:p>
          </table:table-cell>
          <table:table-cell office:value-type="float" office:value="96.865" calcext:value-type="float">
            <text:p>96.865</text:p>
          </table:table-cell>
          <table:table-cell office:value-type="float" office:value="97.597" calcext:value-type="float">
            <text:p>97.597</text:p>
          </table:table-cell>
          <table:table-cell office:value-type="float" office:value="96.538" calcext:value-type="float">
            <text:p>96.538</text:p>
          </table:table-cell>
          <table:table-cell office:value-type="float" office:value="97.253" calcext:value-type="float">
            <text:p>97.253</text:p>
          </table:table-cell>
          <table:table-cell office:value-type="float" office:value="99.375" calcext:value-type="float">
            <text:p>99.375</text:p>
          </table:table-cell>
          <table:table-cell office:value-type="float" office:value="99.571" calcext:value-type="float">
            <text:p>99.571</text:p>
          </table:table-cell>
          <table:table-cell office:value-type="float" office:value="100.556" calcext:value-type="float">
            <text:p>100.556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718" calcext:value-type="float">
            <text:p>100.718</text:p>
          </table:table-cell>
          <table:table-cell office:value-type="float" office:value="100.478" calcext:value-type="float">
            <text:p>100.478</text:p>
          </table:table-cell>
          <table:table-cell office:value-type="float" office:value="98.678" calcext:value-type="float">
            <text:p>98.678</text:p>
          </table:table-cell>
          <table:table-cell office:value-type="float" office:value="96.699" calcext:value-type="float">
            <text:p>96.699</text:p>
          </table:table-cell>
          <table:table-cell office:value-type="float" office:value="95.862" calcext:value-type="float">
            <text:p>95.862</text:p>
          </table:table-cell>
          <table:table-cell office:value-type="float" office:value="95.274" calcext:value-type="float">
            <text:p>95.274</text:p>
          </table:table-cell>
          <table:table-cell office:value-type="float" office:value="95.3" calcext:value-type="float">
            <text:p>95.3</text:p>
          </table:table-cell>
          <table:table-cell office:value-type="float" office:value="79.3414285714286" calcext:value-type="float">
            <text:p>79.3414285714286</text:p>
          </table:table-cell>
          <table:table-cell office:value-type="float" office:value="20.1276923076923" calcext:value-type="float">
            <text:p>20.1276923076923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6.46" calcext:value-type="float">
            <text:p>6.46</text:p>
          </table:table-cell>
          <table:table-cell office:value-type="float" office:value="6.074" calcext:value-type="float">
            <text:p>6.074</text:p>
          </table:table-cell>
          <table:table-cell office:value-type="float" office:value="19.711" calcext:value-type="float">
            <text:p>19.711</text:p>
          </table:table-cell>
          <table:table-cell office:value-type="float" office:value="26.392" calcext:value-type="float">
            <text:p>26.392</text:p>
          </table:table-cell>
          <table:table-cell table:number-columns-repeated="2" office:value-type="float" office:value="34.012" calcext:value-type="float">
            <text:p>34.012</text:p>
          </table:table-cell>
          <table:table-cell office:value-type="float" office:value="47.705" calcext:value-type="float">
            <text:p>47.705</text:p>
          </table:table-cell>
          <table:table-cell office:value-type="float" office:value="44.613" calcext:value-type="float">
            <text:p>44.613</text:p>
          </table:table-cell>
          <table:table-cell office:value-type="float" office:value="54.496" calcext:value-type="float">
            <text:p>54.496</text:p>
          </table:table-cell>
          <table:table-cell office:value-type="float" office:value="95.078" calcext:value-type="float">
            <text:p>95.078</text:p>
          </table:table-cell>
          <table:table-cell office:value-type="float" office:value="145.378" calcext:value-type="float">
            <text:p>145.378</text:p>
          </table:table-cell>
          <table:table-cell office:value-type="float" office:value="168.568" calcext:value-type="float">
            <text:p>168.568</text:p>
          </table:table-cell>
          <table:table-cell office:value-type="float" office:value="181.874" calcext:value-type="float">
            <text:p>181.874</text:p>
          </table:table-cell>
          <table:table-cell office:value-type="float" office:value="167.795" calcext:value-type="float">
            <text:p>167.795</text:p>
          </table:table-cell>
          <table:table-cell office:value-type="float" office:value="187.34" calcext:value-type="float">
            <text:p>187.34</text:p>
          </table:table-cell>
          <table:table-cell office:value-type="float" office:value="216.659" calcext:value-type="float">
            <text:p>216.659</text:p>
          </table:table-cell>
          <table:table-cell office:value-type="float" office:value="191.261" calcext:value-type="float">
            <text:p>191.261</text:p>
          </table:table-cell>
          <table:table-cell office:value-type="float" office:value="256.744" calcext:value-type="float">
            <text:p>256.744</text:p>
          </table:table-cell>
          <table:table-cell office:value-type="float" office:value="294.566" calcext:value-type="float">
            <text:p>294.566</text:p>
          </table:table-cell>
          <table:table-cell table:number-columns-repeated="2" office:value-type="float" office:value="354.914" calcext:value-type="float">
            <text:p>354.914</text:p>
          </table:table-cell>
          <table:table-cell office:value-type="float" office:value="419.68" calcext:value-type="float">
            <text:p>419.68</text:p>
          </table:table-cell>
          <table:table-cell office:value-type="float" office:value="380.478" calcext:value-type="float">
            <text:p>380.478</text:p>
          </table:table-cell>
          <table:table-cell office:value-type="float" office:value="490.409" calcext:value-type="float">
            <text:p>490.409</text:p>
          </table:table-cell>
          <table:table-cell office:value-type="float" office:value="425.588" calcext:value-type="float">
            <text:p>425.588</text:p>
          </table:table-cell>
          <table:table-cell office:value-type="float" office:value="411.509" calcext:value-type="float">
            <text:p>411.509</text:p>
          </table:table-cell>
          <table:table-cell office:value-type="float" office:value="363.252" calcext:value-type="float">
            <text:p>363.252</text:p>
          </table:table-cell>
          <table:table-cell office:value-type="float" office:value="383.239" calcext:value-type="float">
            <text:p>383.239</text:p>
          </table:table-cell>
          <table:table-cell table:number-columns-repeated="2" office:value-type="float" office:value="313.338" calcext:value-type="float">
            <text:p>313.338</text:p>
          </table:table-cell>
          <table:table-cell office:value-type="float" office:value="242.83" calcext:value-type="float">
            <text:p>242.83</text:p>
          </table:table-cell>
          <table:table-cell office:value-type="float" office:value="232.45" calcext:value-type="float">
            <text:p>232.45</text:p>
          </table:table-cell>
          <table:table-cell office:value-type="float" office:value="212.076" calcext:value-type="float">
            <text:p>212.076</text:p>
          </table:table-cell>
          <table:table-cell office:value-type="float" office:value="201.199" calcext:value-type="float">
            <text:p>201.199</text:p>
          </table:table-cell>
          <table:table-cell office:value-type="float" office:value="203.518" calcext:value-type="float">
            <text:p>203.518</text:p>
          </table:table-cell>
          <table:table-cell office:value-type="float" office:value="210.917" calcext:value-type="float">
            <text:p>210.917</text:p>
          </table:table-cell>
          <table:table-cell office:value-type="float" office:value="236.315" calcext:value-type="float">
            <text:p>236.315</text:p>
          </table:table-cell>
          <table:table-cell office:value-type="float" office:value="195.623" calcext:value-type="float">
            <text:p>195.623</text:p>
          </table:table-cell>
          <table:table-cell office:value-type="float" office:value="172.157" calcext:value-type="float">
            <text:p>172.157</text:p>
          </table:table-cell>
          <table:table-cell office:value-type="float" office:value="160.783" calcext:value-type="float">
            <text:p>160.783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150.184" calcext:value-type="float">
            <text:p>150.184</text:p>
          </table:table-cell>
          <table:table-cell office:value-type="float" office:value="142.75" calcext:value-type="float">
            <text:p>142.75</text:p>
          </table:table-cell>
          <table:table-cell office:value-type="float" office:value="130.854" calcext:value-type="float">
            <text:p>130.854</text:p>
          </table:table-cell>
          <table:table-cell office:value-type="float" office:value="114.993" calcext:value-type="float">
            <text:p>114.993</text:p>
          </table:table-cell>
          <table:table-cell office:value-type="float" office:value="112.019" calcext:value-type="float">
            <text:p>112.019</text:p>
          </table:table-cell>
          <table:table-cell office:value-type="float" office:value="121.932" calcext:value-type="float">
            <text:p>121.932</text:p>
          </table:table-cell>
          <table:table-cell office:value-type="float" office:value="123.915" calcext:value-type="float">
            <text:p>123.915</text:p>
          </table:table-cell>
          <table:table-cell office:value-type="float" office:value="65.427" calcext:value-type="float">
            <text:p>65.427</text:p>
          </table:table-cell>
          <table:table-cell office:value-type="float" office:value="67.41" calcext:value-type="float">
            <text:p>67.41</text:p>
          </table:table-cell>
          <table:table-cell table:number-columns-repeated="3" office:value-type="float" office:value="73.357" calcext:value-type="float">
            <text:p>73.357</text:p>
          </table:table-cell>
          <table:table-cell office:value-type="float" office:value="64.436" calcext:value-type="float">
            <text:p>64.436</text:p>
          </table:table-cell>
          <table:table-cell office:value-type="float" office:value="57.496" calcext:value-type="float">
            <text:p>57.496</text:p>
          </table:table-cell>
          <table:table-cell office:value-type="float" office:value="48.575" calcext:value-type="float">
            <text:p>48.575</text:p>
          </table:table-cell>
          <table:table-cell office:value-type="float" office:value="49.566" calcext:value-type="float">
            <text:p>49.566</text:p>
          </table:table-cell>
          <table:table-cell table:number-columns-repeated="3" office:value-type="float" office:value="50.557" calcext:value-type="float">
            <text:p>50.557</text:p>
          </table:table-cell>
          <table:table-cell office:value-type="float" office:value="60.966" calcext:value-type="float">
            <text:p>60.966</text:p>
          </table:table-cell>
          <table:table-cell office:value-type="float" office:value="64.436" calcext:value-type="float">
            <text:p>64.436</text:p>
          </table:table-cell>
          <table:table-cell office:value-type="float" office:value="71.87" calcext:value-type="float">
            <text:p>71.87</text:p>
          </table:table-cell>
          <table:table-cell office:value-type="float" office:value="71.375" calcext:value-type="float">
            <text:p>71.375</text:p>
          </table:table-cell>
          <table:table-cell table:number-columns-repeated="3" office:value-type="float" office:value="59.479" calcext:value-type="float">
            <text:p>59.479</text:p>
          </table:table-cell>
          <table:table-cell office:value-type="float" office:value="39.157" calcext:value-type="float">
            <text:p>39.157</text:p>
          </table:table-cell>
          <table:table-cell office:value-type="float" office:value="30.731" calcext:value-type="float">
            <text:p>30.731</text:p>
          </table:table-cell>
          <table:table-cell office:value-type="float" office:value="77.323" calcext:value-type="float">
            <text:p>77.323</text:p>
          </table:table-cell>
          <table:table-cell table:number-columns-repeated="4" office:value-type="float" office:value="61.957" calcext:value-type="float">
            <text:p>61.957</text:p>
          </table:table-cell>
          <table:table-cell office:value-type="float" office:value="67.905" calcext:value-type="float">
            <text:p>67.905</text:p>
          </table:table-cell>
          <table:table-cell office:value-type="float" office:value="135.315" calcext:value-type="float">
            <text:p>135.315</text:p>
          </table:table-cell>
          <table:table-cell office:value-type="float" office:value="102.601" calcext:value-type="float">
            <text:p>102.601</text:p>
          </table:table-cell>
          <table:table-cell office:value-type="float" office:value="127.88" calcext:value-type="float">
            <text:p>127.88</text:p>
          </table:table-cell>
          <table:table-cell table:number-columns-repeated="3" office:value-type="float" office:value="143.741" calcext:value-type="float">
            <text:p>143.741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0.597" calcext:value-type="float">
            <text:p>0.597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6" calcext:value-type="float">
            <text:p>0.796</text:p>
          </table:table-cell>
          <table:table-cell office:value-type="float" office:value="0.586" calcext:value-type="float">
            <text:p>0.586</text:p>
          </table:table-cell>
          <table:table-cell office:value-type="float" office:value="0.694" calcext:value-type="float">
            <text:p>0.694</text:p>
          </table:table-cell>
          <table:table-cell office:value-type="float" office:value="0.58" calcext:value-type="float">
            <text:p>0.58</text:p>
          </table:table-cell>
          <table:table-cell office:value-type="float" office:value="0.523" calcext:value-type="float">
            <text:p>0.523</text:p>
          </table:table-cell>
          <table:table-cell office:value-type="float" office:value="0.637" calcext:value-type="float">
            <text:p>0.637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4" calcext:value-type="float">
            <text:p>0.4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43" calcext:value-type="float">
            <text:p>0.443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26" calcext:value-type="float">
            <text:p>0.426</text:p>
          </table:table-cell>
          <table:table-cell office:value-type="float" office:value="0.529" calcext:value-type="float">
            <text:p>0.529</text:p>
          </table:table-cell>
          <table:table-cell office:value-type="float" office:value="0.398" calcext:value-type="float">
            <text:p>0.398</text:p>
          </table:table-cell>
          <table:table-cell office:value-type="float" office:value="0.506" calcext:value-type="float">
            <text:p>0.50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49" calcext:value-type="float">
            <text:p>0.949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1.609" calcext:value-type="float">
            <text:p>1.609</text:p>
          </table:table-cell>
          <table:table-cell office:value-type="float" office:value="1.472" calcext:value-type="float">
            <text:p>1.472</text:p>
          </table:table-cell>
          <table:table-cell office:value-type="float" office:value="2.763" calcext:value-type="float">
            <text:p>2.763</text:p>
          </table:table-cell>
          <table:table-cell office:value-type="float" office:value="2.973" calcext:value-type="float">
            <text:p>2.973</text:p>
          </table:table-cell>
          <table:table-cell office:value-type="float" office:value="3.229" calcext:value-type="float">
            <text:p>3.229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0.401" calcext:value-type="float">
            <text:p>0.40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.604" calcext:value-type="float">
            <text:p>0.604</text:p>
          </table:table-cell>
          <table:table-cell office:value-type="float" office:value="1.31" calcext:value-type="float">
            <text:p>1.31</text:p>
          </table:table-cell>
          <table:table-cell office:value-type="float" office:value="1.687" calcext:value-type="float">
            <text:p>1.687</text:p>
          </table:table-cell>
          <table:table-cell office:value-type="float" office:value="1.932" calcext:value-type="float">
            <text:p>1.932</text:p>
          </table:table-cell>
          <table:table-cell office:value-type="float" office:value="1.819" calcext:value-type="float">
            <text:p>1.819</text:p>
          </table:table-cell>
          <table:table-cell office:value-type="float" office:value="2.5" calcext:value-type="float">
            <text:p>2.5</text:p>
          </table:table-cell>
          <table:table-cell office:value-type="float" office:value="3.282" calcext:value-type="float">
            <text:p>3.282</text:p>
          </table:table-cell>
          <table:table-cell office:value-type="float" office:value="3.992" calcext:value-type="float">
            <text:p>3.992</text:p>
          </table:table-cell>
          <table:table-cell office:value-type="float" office:value="4.192" calcext:value-type="float">
            <text:p>4.192</text:p>
          </table:table-cell>
          <table:table-cell office:value-type="float" office:value="3.779" calcext:value-type="float">
            <text:p>3.779</text:p>
          </table:table-cell>
          <table:table-cell office:value-type="float" office:value="4.056" calcext:value-type="float">
            <text:p>4.056</text:p>
          </table:table-cell>
          <table:table-cell office:value-type="float" office:value="5.253" calcext:value-type="float">
            <text:p>5.253</text:p>
          </table:table-cell>
          <table:table-cell office:value-type="float" office:value="4.5" calcext:value-type="float">
            <text:p>4.5</text:p>
          </table:table-cell>
          <table:table-cell office:value-type="float" office:value="7.699" calcext:value-type="float">
            <text:p>7.699</text:p>
          </table:table-cell>
          <table:table-cell office:value-type="float" office:value="8.3" calcext:value-type="float">
            <text:p>8.3</text:p>
          </table:table-cell>
          <table:table-cell office:value-type="float" office:value="8.146" calcext:value-type="float">
            <text:p>8.146</text:p>
          </table:table-cell>
          <table:table-cell office:value-type="float" office:value="9.028" calcext:value-type="float">
            <text:p>9.028</text:p>
          </table:table-cell>
          <table:table-cell office:value-type="float" office:value="9.513" calcext:value-type="float">
            <text:p>9.513</text:p>
          </table:table-cell>
          <table:table-cell office:value-type="float" office:value="8.896" calcext:value-type="float">
            <text:p>8.896</text:p>
          </table:table-cell>
          <table:table-cell office:value-type="float" office:value="9.301" calcext:value-type="float">
            <text:p>9.301</text:p>
          </table:table-cell>
          <table:table-cell office:value-type="float" office:value="6.064" calcext:value-type="float">
            <text:p>6.064</text:p>
          </table:table-cell>
          <table:table-cell office:value-type="float" office:value="5.514" calcext:value-type="float">
            <text:p>5.514</text:p>
          </table:table-cell>
          <table:table-cell office:value-type="float" office:value="4.598" calcext:value-type="float">
            <text:p>4.598</text:p>
          </table:table-cell>
          <table:table-cell office:value-type="float" office:value="4.638" calcext:value-type="float">
            <text:p>4.638</text:p>
          </table:table-cell>
          <table:table-cell office:value-type="float" office:value="3.592" calcext:value-type="float">
            <text:p>3.592</text:p>
          </table:table-cell>
          <table:table-cell office:value-type="float" office:value="3.852" calcext:value-type="float">
            <text:p>3.852</text:p>
          </table:table-cell>
          <table:table-cell office:value-type="float" office:value="3.736" calcext:value-type="float">
            <text:p>3.736</text:p>
          </table:table-cell>
          <table:table-cell office:value-type="float" office:value="3.39" calcext:value-type="float">
            <text:p>3.39</text:p>
          </table:table-cell>
          <table:table-cell office:value-type="float" office:value="3.164" calcext:value-type="float">
            <text:p>3.164</text:p>
          </table:table-cell>
          <table:table-cell office:value-type="float" office:value="3.714" calcext:value-type="float">
            <text:p>3.714</text:p>
          </table:table-cell>
          <table:table-cell office:value-type="float" office:value="3.31" calcext:value-type="float">
            <text:p>3.31</text:p>
          </table:table-cell>
          <table:table-cell office:value-type="float" office:value="3.673" calcext:value-type="float">
            <text:p>3.673</text:p>
          </table:table-cell>
          <table:table-cell office:value-type="float" office:value="4.805" calcext:value-type="float">
            <text:p>4.80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table:number-columns-repeated="6" office:value-type="float" office:value="2.174" calcext:value-type="float">
            <text:p>2.174</text:p>
          </table:table-cell>
          <table:table-cell table:number-columns-repeated="7" office:value-type="float" office:value="1.577" calcext:value-type="float">
            <text:p>1.577</text:p>
          </table:table-cell>
          <table:table-cell table:number-columns-repeated="7" office:value-type="float" office:value="1.343" calcext:value-type="float">
            <text:p>1.343</text:p>
          </table:table-cell>
          <table:table-cell table:number-columns-repeated="7" office:value-type="float" office:value="1.087" calcext:value-type="float">
            <text:p>1.087</text:p>
          </table:table-cell>
          <table:table-cell table:number-columns-repeated="7" office:value-type="float" office:value="0.959" calcext:value-type="float">
            <text:p>0.959</text:p>
          </table:table-cell>
          <table:table-cell table:number-columns-repeated="6" office:value-type="float" office:value="0.831" calcext:value-type="float">
            <text:p>0.831</text:p>
          </table:table-cell>
          <table:table-cell office:value-type="float" office:value="73.265" calcext:value-type="float">
            <text:p>73.26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245.811" calcext:value-type="float">
            <text:p>1245.811</text:p>
          </table:table-cell>
          <table:table-cell office:value-type="float" office:value="1252.932" calcext:value-type="float">
            <text:p>1252.932</text:p>
          </table:table-cell>
          <table:table-cell office:value-type="float" office:value="1255.028" calcext:value-type="float">
            <text:p>1255.028</text:p>
          </table:table-cell>
          <table:table-cell office:value-type="float" office:value="1259.886" calcext:value-type="float">
            <text:p>1259.886</text:p>
          </table:table-cell>
          <table:table-cell office:value-type="float" office:value="1267.747" calcext:value-type="float">
            <text:p>1267.747</text:p>
          </table:table-cell>
          <table:table-cell office:value-type="float" office:value="1263.779" calcext:value-type="float">
            <text:p>1263.779</text:p>
          </table:table-cell>
          <table:table-cell office:value-type="float" office:value="1228.491" calcext:value-type="float">
            <text:p>1228.491</text:p>
          </table:table-cell>
          <table:table-cell office:value-type="float" office:value="1224.715" calcext:value-type="float">
            <text:p>1224.715</text:p>
          </table:table-cell>
          <table:table-cell office:value-type="float" office:value="1197.488" calcext:value-type="float">
            <text:p>1197.488</text:p>
          </table:table-cell>
          <table:table-cell office:value-type="float" office:value="1163.756" calcext:value-type="float">
            <text:p>1163.756</text:p>
          </table:table-cell>
          <table:table-cell office:value-type="float" office:value="1122.953" calcext:value-type="float">
            <text:p>1122.953</text:p>
          </table:table-cell>
          <table:table-cell office:value-type="float" office:value="1068.998" calcext:value-type="float">
            <text:p>1068.998</text:p>
          </table:table-cell>
          <table:table-cell office:value-type="float" office:value="1009.17" calcext:value-type="float">
            <text:p>1009.17</text:p>
          </table:table-cell>
          <table:table-cell office:value-type="float" office:value="966.479" calcext:value-type="float">
            <text:p>966.479</text:p>
          </table:table-cell>
          <table:table-cell office:value-type="float" office:value="928.288" calcext:value-type="float">
            <text:p>928.288</text:p>
          </table:table-cell>
          <table:table-cell office:value-type="float" office:value="899.63" calcext:value-type="float">
            <text:p>899.63</text:p>
          </table:table-cell>
          <table:table-cell office:value-type="float" office:value="882.094" calcext:value-type="float">
            <text:p>882.094</text:p>
          </table:table-cell>
          <table:table-cell office:value-type="float" office:value="856.506" calcext:value-type="float">
            <text:p>856.506</text:p>
          </table:table-cell>
          <table:table-cell office:value-type="float" office:value="828.78" calcext:value-type="float">
            <text:p>828.78</text:p>
          </table:table-cell>
          <table:table-cell office:value-type="float" office:value="815.329" calcext:value-type="float">
            <text:p>815.329</text:p>
          </table:table-cell>
          <table:table-cell office:value-type="float" office:value="786.455" calcext:value-type="float">
            <text:p>786.455</text:p>
          </table:table-cell>
          <table:table-cell office:value-type="float" office:value="785.614" calcext:value-type="float">
            <text:p>785.614</text:p>
          </table:table-cell>
          <table:table-cell office:value-type="float" office:value="760.825" calcext:value-type="float">
            <text:p>760.825</text:p>
          </table:table-cell>
          <table:table-cell office:value-type="float" office:value="736.551" calcext:value-type="float">
            <text:p>736.551</text:p>
          </table:table-cell>
          <table:table-cell office:value-type="float" office:value="719.315" calcext:value-type="float">
            <text:p>719.315</text:p>
          </table:table-cell>
          <table:table-cell office:value-type="float" office:value="707.893" calcext:value-type="float">
            <text:p>707.893</text:p>
          </table:table-cell>
          <table:table-cell office:value-type="float" office:value="702.32" calcext:value-type="float">
            <text:p>702.32</text:p>
          </table:table-cell>
          <table:table-cell office:value-type="float" office:value="701.546" calcext:value-type="float">
            <text:p>701.546</text:p>
          </table:table-cell>
          <table:table-cell office:value-type="float" office:value="720.962" calcext:value-type="float">
            <text:p>720.962</text:p>
          </table:table-cell>
          <table:table-cell office:value-type="float" office:value="733.772" calcext:value-type="float">
            <text:p>733.772</text:p>
          </table:table-cell>
          <table:table-cell office:value-type="float" office:value="770.375" calcext:value-type="float">
            <text:p>770.375</text:p>
          </table:table-cell>
          <table:table-cell office:value-type="float" office:value="796.246" calcext:value-type="float">
            <text:p>796.246</text:p>
          </table:table-cell>
          <table:table-cell office:value-type="float" office:value="842.764" calcext:value-type="float">
            <text:p>842.764</text:p>
          </table:table-cell>
          <table:table-cell office:value-type="float" office:value="868.052" calcext:value-type="float">
            <text:p>868.052</text:p>
          </table:table-cell>
          <table:table-cell office:value-type="float" office:value="948.685" calcext:value-type="float">
            <text:p>948.685</text:p>
          </table:table-cell>
          <table:table-cell office:value-type="float" office:value="1023.711" calcext:value-type="float">
            <text:p>1023.711</text:p>
          </table:table-cell>
          <table:table-cell office:value-type="float" office:value="1104.319" calcext:value-type="float">
            <text:p>1104.319</text:p>
          </table:table-cell>
          <table:table-cell office:value-type="float" office:value="1258.131" calcext:value-type="float">
            <text:p>1258.131</text:p>
          </table:table-cell>
          <table:table-cell office:value-type="float" office:value="1359.752" calcext:value-type="float">
            <text:p>1359.752</text:p>
          </table:table-cell>
          <table:table-cell office:value-type="float" office:value="1486.911" calcext:value-type="float">
            <text:p>1486.911</text:p>
          </table:table-cell>
          <table:table-cell office:value-type="float" office:value="77.605" calcext:value-type="float">
            <text:p>77.605</text:p>
          </table:table-cell>
          <table:table-cell office:value-type="float" office:value="29.995" calcext:value-type="float">
            <text:p>29.995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528.654" calcext:value-type="float">
            <text:p>528.654</text:p>
          </table:table-cell>
          <table:table-cell office:value-type="float" office:value="559.235" calcext:value-type="float">
            <text:p>559.235</text:p>
          </table:table-cell>
          <table:table-cell office:value-type="float" office:value="591.881" calcext:value-type="float">
            <text:p>591.881</text:p>
          </table:table-cell>
          <table:table-cell office:value-type="float" office:value="619.926" calcext:value-type="float">
            <text:p>619.926</text:p>
          </table:table-cell>
          <table:table-cell office:value-type="float" office:value="614.934" calcext:value-type="float">
            <text:p>614.934</text:p>
          </table:table-cell>
          <table:table-cell office:value-type="float" office:value="609.654" calcext:value-type="float">
            <text:p>609.654</text:p>
          </table:table-cell>
          <table:table-cell office:value-type="float" office:value="703.383" calcext:value-type="float">
            <text:p>703.383</text:p>
          </table:table-cell>
          <table:table-cell office:value-type="float" office:value="742.04" calcext:value-type="float">
            <text:p>742.04</text:p>
          </table:table-cell>
          <table:table-cell office:value-type="float" office:value="773.797" calcext:value-type="float">
            <text:p>773.797</text:p>
          </table:table-cell>
          <table:table-cell office:value-type="float" office:value="805.737" calcext:value-type="float">
            <text:p>805.737</text:p>
          </table:table-cell>
          <table:table-cell office:value-type="float" office:value="819.145" calcext:value-type="float">
            <text:p>819.145</text:p>
          </table:table-cell>
          <table:table-cell office:value-type="float" office:value="873.824" calcext:value-type="float">
            <text:p>873.824</text:p>
          </table:table-cell>
          <table:table-cell office:value-type="float" office:value="803.907" calcext:value-type="float">
            <text:p>803.907</text:p>
          </table:table-cell>
          <table:table-cell office:value-type="float" office:value="888.487" calcext:value-type="float">
            <text:p>888.487</text:p>
          </table:table-cell>
          <table:table-cell office:value-type="float" office:value="901.086" calcext:value-type="float">
            <text:p>901.086</text:p>
          </table:table-cell>
          <table:table-cell office:value-type="float" office:value="879.261" calcext:value-type="float">
            <text:p>879.261</text:p>
          </table:table-cell>
          <table:table-cell office:value-type="float" office:value="860.338" calcext:value-type="float">
            <text:p>860.338</text:p>
          </table:table-cell>
          <table:table-cell office:value-type="float" office:value="866.297" calcext:value-type="float">
            <text:p>866.297</text:p>
          </table:table-cell>
          <table:table-cell office:value-type="float" office:value="850.614" calcext:value-type="float">
            <text:p>850.614</text:p>
          </table:table-cell>
          <table:table-cell office:value-type="float" office:value="956.236" calcext:value-type="float">
            <text:p>956.236</text:p>
          </table:table-cell>
          <table:table-cell office:value-type="float" office:value="797.634" calcext:value-type="float">
            <text:p>797.634</text:p>
          </table:table-cell>
          <table:table-cell office:value-type="float" office:value="759.709" calcext:value-type="float">
            <text:p>759.709</text:p>
          </table:table-cell>
          <table:table-cell office:value-type="float" office:value="754.272" calcext:value-type="float">
            <text:p>754.272</text:p>
          </table:table-cell>
          <table:table-cell office:value-type="float" office:value="690.994" calcext:value-type="float">
            <text:p>690.994</text:p>
          </table:table-cell>
          <table:table-cell office:value-type="float" office:value="646.142" calcext:value-type="float">
            <text:p>646.142</text:p>
          </table:table-cell>
          <table:table-cell office:value-type="float" office:value="625.023" calcext:value-type="float">
            <text:p>625.023</text:p>
          </table:table-cell>
          <table:table-cell office:value-type="float" office:value="617.417" calcext:value-type="float">
            <text:p>617.417</text:p>
          </table:table-cell>
          <table:table-cell office:value-type="float" office:value="614.882" calcext:value-type="float">
            <text:p>614.882</text:p>
          </table:table-cell>
          <table:table-cell office:value-type="float" office:value="617.94" calcext:value-type="float">
            <text:p>617.94</text:p>
          </table:table-cell>
          <table:table-cell office:value-type="float" office:value="610.255" calcext:value-type="float">
            <text:p>610.255</text:p>
          </table:table-cell>
          <table:table-cell office:value-type="float" office:value="630.564" calcext:value-type="float">
            <text:p>630.564</text:p>
          </table:table-cell>
          <table:table-cell office:value-type="float" office:value="634.929" calcext:value-type="float">
            <text:p>634.929</text:p>
          </table:table-cell>
          <table:table-cell office:value-type="float" office:value="652.938" calcext:value-type="float">
            <text:p>652.938</text:p>
          </table:table-cell>
          <table:table-cell office:value-type="float" office:value="691.699" calcext:value-type="float">
            <text:p>691.699</text:p>
          </table:table-cell>
          <table:table-cell office:value-type="float" office:value="775.835" calcext:value-type="float">
            <text:p>775.835</text:p>
          </table:table-cell>
          <table:table-cell office:value-type="float" office:value="879.81" calcext:value-type="float">
            <text:p>879.81</text:p>
          </table:table-cell>
          <table:table-cell office:value-type="float" office:value="980.726" calcext:value-type="float">
            <text:p>980.726</text:p>
          </table:table-cell>
          <table:table-cell office:value-type="float" office:value="1062.144" calcext:value-type="float">
            <text:p>1062.144</text:p>
          </table:table-cell>
          <table:table-cell office:value-type="float" office:value="1144.006" calcext:value-type="float">
            <text:p>1144.006</text:p>
          </table:table-cell>
          <table:table-cell office:value-type="float" office:value="1177.488" calcext:value-type="float">
            <text:p>1177.488</text:p>
          </table:table-cell>
          <table:table-cell office:value-type="float" office:value="78.395" calcext:value-type="float">
            <text:p>78.395</text:p>
          </table:table-cell>
          <table:table-cell office:value-type="float" office:value="29.1827272727273" calcext:value-type="float">
            <text:p>29.1827272727273</text:p>
          </table:table-cell>
        </table:table-row>
        <table:table-row table:style-name="ro1">
          <table:table-cell office:value-type="string" calcext:value-type="string">
            <text:p>NPL</text:p>
          </table:table-cell>
          <table:table-cell office:value-type="float" office:value="7.929" calcext:value-type="float">
            <text:p>7.929</text:p>
          </table:table-cell>
          <table:table-cell office:value-type="float" office:value="8.011" calcext:value-type="float">
            <text:p>8.011</text:p>
          </table:table-cell>
          <table:table-cell office:value-type="float" office:value="7.919" calcext:value-type="float">
            <text:p>7.919</text:p>
          </table:table-cell>
          <table:table-cell office:value-type="float" office:value="8.03" calcext:value-type="float">
            <text:p>8.03</text:p>
          </table:table-cell>
          <table:table-cell office:value-type="float" office:value="8.251" calcext:value-type="float">
            <text:p>8.251</text:p>
          </table:table-cell>
          <table:table-cell office:value-type="float" office:value="8.227" calcext:value-type="float">
            <text:p>8.227</text:p>
          </table:table-cell>
          <table:table-cell office:value-type="float" office:value="8.357" calcext:value-type="float">
            <text:p>8.357</text:p>
          </table:table-cell>
          <table:table-cell office:value-type="float" office:value="8.213" calcext:value-type="float">
            <text:p>8.213</text:p>
          </table:table-cell>
          <table:table-cell office:value-type="float" office:value="7.727" calcext:value-type="float">
            <text:p>7.727</text:p>
          </table:table-cell>
          <table:table-cell office:value-type="float" office:value="7.77" calcext:value-type="float">
            <text:p>7.77</text:p>
          </table:table-cell>
          <table:table-cell office:value-type="float" office:value="7.645" calcext:value-type="float">
            <text:p>7.645</text:p>
          </table:table-cell>
          <table:table-cell office:value-type="float" office:value="7.847" calcext:value-type="float">
            <text:p>7.847</text:p>
          </table:table-cell>
          <table:table-cell office:value-type="float" office:value="8.208" calcext:value-type="float">
            <text:p>8.208</text:p>
          </table:table-cell>
          <table:table-cell office:value-type="float" office:value="8.001" calcext:value-type="float">
            <text:p>8.001</text:p>
          </table:table-cell>
          <table:table-cell office:value-type="float" office:value="7.987" calcext:value-type="float">
            <text:p>7.987</text:p>
          </table:table-cell>
          <table:table-cell office:value-type="float" office:value="7.808" calcext:value-type="float">
            <text:p>7.808</text:p>
          </table:table-cell>
          <table:table-cell office:value-type="float" office:value="7.987" calcext:value-type="float">
            <text:p>7.987</text:p>
          </table:table-cell>
          <table:table-cell office:value-type="float" office:value="7.813" calcext:value-type="float">
            <text:p>7.813</text:p>
          </table:table-cell>
          <table:table-cell office:value-type="float" office:value="7.289" calcext:value-type="float">
            <text:p>7.289</text:p>
          </table:table-cell>
          <table:table-cell office:value-type="float" office:value="6.831" calcext:value-type="float">
            <text:p>6.831</text:p>
          </table:table-cell>
          <table:table-cell office:value-type="float" office:value="6.942" calcext:value-type="float">
            <text:p>6.942</text:p>
          </table:table-cell>
          <table:table-cell office:value-type="float" office:value="6.773" calcext:value-type="float">
            <text:p>6.773</text:p>
          </table:table-cell>
          <table:table-cell office:value-type="float" office:value="7.163" calcext:value-type="float">
            <text:p>7.163</text:p>
          </table:table-cell>
          <table:table-cell office:value-type="float" office:value="7.009" calcext:value-type="float">
            <text:p>7.009</text:p>
          </table:table-cell>
          <table:table-cell office:value-type="float" office:value="7.004" calcext:value-type="float">
            <text:p>7.004</text:p>
          </table:table-cell>
          <table:table-cell office:value-type="float" office:value="7.39" calcext:value-type="float">
            <text:p>7.39</text:p>
          </table:table-cell>
          <table:table-cell office:value-type="float" office:value="7.548" calcext:value-type="float">
            <text:p>7.548</text:p>
          </table:table-cell>
          <table:table-cell office:value-type="float" office:value="7.496" calcext:value-type="float">
            <text:p>7.496</text:p>
          </table:table-cell>
          <table:table-cell office:value-type="float" office:value="7.457" calcext:value-type="float">
            <text:p>7.457</text:p>
          </table:table-cell>
          <table:table-cell office:value-type="float" office:value="7.428" calcext:value-type="float">
            <text:p>7.428</text:p>
          </table:table-cell>
          <table:table-cell office:value-type="float" office:value="7.366" calcext:value-type="float">
            <text:p>7.366</text:p>
          </table:table-cell>
          <table:table-cell table:number-columns-repeated="2" office:value-type="float" office:value="8.256" calcext:value-type="float">
            <text:p>8.256</text:p>
          </table:table-cell>
          <table:table-cell office:value-type="float" office:value="8.449" calcext:value-type="float">
            <text:p>8.449</text:p>
          </table:table-cell>
          <table:table-cell office:value-type="float" office:value="8.997" calcext:value-type="float">
            <text:p>8.997</text:p>
          </table:table-cell>
          <table:table-cell office:value-type="float" office:value="9.773" calcext:value-type="float">
            <text:p>9.773</text:p>
          </table:table-cell>
          <table:table-cell office:value-type="float" office:value="10.942" calcext:value-type="float">
            <text:p>10.942</text:p>
          </table:table-cell>
          <table:table-cell office:value-type="float" office:value="12.618" calcext:value-type="float">
            <text:p>12.618</text:p>
          </table:table-cell>
          <table:table-cell office:value-type="float" office:value="14.322" calcext:value-type="float">
            <text:p>14.322</text:p>
          </table:table-cell>
          <table:table-cell office:value-type="float" office:value="17.345" calcext:value-type="float">
            <text:p>17.345</text:p>
          </table:table-cell>
          <table:table-cell office:value-type="float" office:value="49.08" calcext:value-type="float">
            <text:p>49.0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30.844" calcext:value-type="float">
            <text:p>30.844</text:p>
          </table:table-cell>
          <table:table-cell office:value-type="float" office:value="28.613" calcext:value-type="float">
            <text:p>28.613</text:p>
          </table:table-cell>
          <table:table-cell office:value-type="float" office:value="27.135" calcext:value-type="float">
            <text:p>27.135</text:p>
          </table:table-cell>
          <table:table-cell office:value-type="float" office:value="26.075" calcext:value-type="float">
            <text:p>26.075</text:p>
          </table:table-cell>
          <table:table-cell office:value-type="float" office:value="24.736" calcext:value-type="float">
            <text:p>24.736</text:p>
          </table:table-cell>
          <table:table-cell office:value-type="float" office:value="23.76" calcext:value-type="float">
            <text:p>23.76</text:p>
          </table:table-cell>
          <table:table-cell office:value-type="float" office:value="22.115" calcext:value-type="float">
            <text:p>22.115</text:p>
          </table:table-cell>
          <table:table-cell office:value-type="float" office:value="20.246" calcext:value-type="float">
            <text:p>20.246</text:p>
          </table:table-cell>
          <table:table-cell office:value-type="float" office:value="17.541" calcext:value-type="float">
            <text:p>17.541</text:p>
          </table:table-cell>
          <table:table-cell office:value-type="float" office:value="19.354" calcext:value-type="float">
            <text:p>19.354</text:p>
          </table:table-cell>
          <table:table-cell office:value-type="float" office:value="19.215" calcext:value-type="float">
            <text:p>19.215</text:p>
          </table:table-cell>
          <table:table-cell office:value-type="float" office:value="18.266" calcext:value-type="float">
            <text:p>18.266</text:p>
          </table:table-cell>
          <table:table-cell office:value-type="float" office:value="17.82" calcext:value-type="float">
            <text:p>17.82</text:p>
          </table:table-cell>
          <table:table-cell office:value-type="float" office:value="17.486" calcext:value-type="float">
            <text:p>17.486</text:p>
          </table:table-cell>
          <table:table-cell office:value-type="float" office:value="17.207" calcext:value-type="float">
            <text:p>17.207</text:p>
          </table:table-cell>
          <table:table-cell office:value-type="float" office:value="19.41" calcext:value-type="float">
            <text:p>19.41</text:p>
          </table:table-cell>
          <table:table-cell office:value-type="float" office:value="16.314" calcext:value-type="float">
            <text:p>16.314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195" calcext:value-type="float">
            <text:p>14.195</text:p>
          </table:table-cell>
          <table:table-cell office:value-type="float" office:value="12.94" calcext:value-type="float">
            <text:p>12.94</text:p>
          </table:table-cell>
          <table:table-cell office:value-type="float" office:value="12.438" calcext:value-type="float">
            <text:p>12.438</text:p>
          </table:table-cell>
          <table:table-cell office:value-type="float" office:value="11.434" calcext:value-type="float">
            <text:p>11.434</text:p>
          </table:table-cell>
          <table:table-cell office:value-type="float" office:value="11.211" calcext:value-type="float">
            <text:p>11.211</text:p>
          </table:table-cell>
          <table:table-cell office:value-type="float" office:value="9.844" calcext:value-type="float">
            <text:p>9.844</text:p>
          </table:table-cell>
          <table:table-cell office:value-type="float" office:value="11.992" calcext:value-type="float">
            <text:p>11.992</text:p>
          </table:table-cell>
          <table:table-cell office:value-type="float" office:value="11.267" calcext:value-type="float">
            <text:p>11.267</text:p>
          </table:table-cell>
          <table:table-cell office:value-type="float" office:value="11.183" calcext:value-type="float">
            <text:p>11.183</text:p>
          </table:table-cell>
          <table:table-cell office:value-type="float" office:value="11.071" calcext:value-type="float">
            <text:p>11.071</text:p>
          </table:table-cell>
          <table:table-cell office:value-type="float" office:value="11.406" calcext:value-type="float">
            <text:p>11.406</text:p>
          </table:table-cell>
          <table:table-cell table:number-columns-repeated="2" office:value-type="float" office:value="11.127" calcext:value-type="float">
            <text:p>11.127</text:p>
          </table:table-cell>
          <table:table-cell office:value-type="float" office:value="11.155" calcext:value-type="float">
            <text:p>11.155</text:p>
          </table:table-cell>
          <table:table-cell office:value-type="float" office:value="11.35" calcext:value-type="float">
            <text:p>11.35</text:p>
          </table:table-cell>
          <table:table-cell office:value-type="float" office:value="12.075" calcext:value-type="float">
            <text:p>12.075</text:p>
          </table:table-cell>
          <table:table-cell office:value-type="float" office:value="11.685" calcext:value-type="float">
            <text:p>11.685</text:p>
          </table:table-cell>
          <table:table-cell office:value-type="float" office:value="11.434" calcext:value-type="float">
            <text:p>11.434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11.657" calcext:value-type="float">
            <text:p>11.657</text:p>
          </table:table-cell>
          <table:table-cell office:value-type="float" office:value="11.908" calcext:value-type="float">
            <text:p>11.908</text:p>
          </table:table-cell>
          <table:table-cell office:value-type="float" office:value="77.5890909090909" calcext:value-type="float">
            <text:p>77.5890909090909</text:p>
          </table:table-cell>
          <table:table-cell office:value-type="float" office:value="7.034" calcext:value-type="float">
            <text:p>7.034</text:p>
          </table:table-cell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1.586" calcext:value-type="float">
            <text:p>1.586</text:p>
          </table:table-cell>
          <table:table-cell table:number-columns-repeated="3" office:value-type="float" office:value="1.696" calcext:value-type="float">
            <text:p>1.696</text:p>
          </table:table-cell>
          <table:table-cell office:value-type="float" office:value="2.297" calcext:value-type="float">
            <text:p>2.297</text:p>
          </table:table-cell>
          <table:table-cell office:value-type="float" office:value="2.544" calcext:value-type="float">
            <text:p>2.544</text:p>
          </table:table-cell>
          <table:table-cell office:value-type="float" office:value="2.106" calcext:value-type="float">
            <text:p>2.106</text:p>
          </table:table-cell>
          <table:table-cell office:value-type="float" office:value="2.243" calcext:value-type="float">
            <text:p>2.243</text:p>
          </table:table-cell>
          <table:table-cell table:number-columns-repeated="3" office:value-type="float" office:value="2.68" calcext:value-type="float">
            <text:p>2.68</text:p>
          </table:table-cell>
          <table:table-cell office:value-type="float" office:value="3.036" calcext:value-type="float">
            <text:p>3.036</text:p>
          </table:table-cell>
          <table:table-cell office:value-type="float" office:value="3.063" calcext:value-type="float">
            <text:p>3.063</text:p>
          </table:table-cell>
          <table:table-cell office:value-type="float" office:value="3.008" calcext:value-type="float">
            <text:p>3.008</text:p>
          </table:table-cell>
          <table:table-cell office:value-type="float" office:value="2.926" calcext:value-type="float">
            <text:p>2.926</text:p>
          </table:table-cell>
          <table:table-cell table:number-columns-repeated="3" office:value-type="float" office:value="2.844" calcext:value-type="float">
            <text:p>2.844</text:p>
          </table:table-cell>
          <table:table-cell office:value-type="float" office:value="3.528" calcext:value-type="float">
            <text:p>3.528</text:p>
          </table:table-cell>
          <table:table-cell office:value-type="float" office:value="4.102" calcext:value-type="float">
            <text:p>4.102</text:p>
          </table:table-cell>
          <table:table-cell office:value-type="float" office:value="4.239" calcext:value-type="float">
            <text:p>4.239</text:p>
          </table:table-cell>
          <table:table-cell office:value-type="float" office:value="4.841" calcext:value-type="float">
            <text:p>4.841</text:p>
          </table:table-cell>
          <table:table-cell table:number-columns-repeated="3" office:value-type="float" office:value="5.497" calcext:value-type="float">
            <text:p>5.497</text:p>
          </table:table-cell>
          <table:table-cell office:value-type="float" office:value="7.166" calcext:value-type="float">
            <text:p>7.166</text:p>
          </table:table-cell>
          <table:table-cell office:value-type="float" office:value="8.205" calcext:value-type="float">
            <text:p>8.205</text:p>
          </table:table-cell>
          <table:table-cell office:value-type="float" office:value="9.764" calcext:value-type="float">
            <text:p>9.764</text:p>
          </table:table-cell>
          <table:table-cell office:value-type="float" office:value="11.459" calcext:value-type="float">
            <text:p>11.459</text:p>
          </table:table-cell>
          <table:table-cell table:number-columns-repeated="3" office:value-type="float" office:value="13.812" calcext:value-type="float">
            <text:p>13.812</text:p>
          </table:table-cell>
          <table:table-cell office:value-type="float" office:value="19.883" calcext:value-type="float">
            <text:p>19.883</text:p>
          </table:table-cell>
          <table:table-cell office:value-type="float" office:value="22.81" calcext:value-type="float">
            <text:p>22.81</text:p>
          </table:table-cell>
          <table:table-cell office:value-type="float" office:value="26.994" calcext:value-type="float">
            <text:p>26.994</text:p>
          </table:table-cell>
          <table:table-cell office:value-type="float" office:value="31.042" calcext:value-type="float">
            <text:p>31.042</text:p>
          </table:table-cell>
          <table:table-cell table:number-columns-repeated="3" office:value-type="float" office:value="34.625" calcext:value-type="float">
            <text:p>34.625</text:p>
          </table:table-cell>
          <table:table-cell office:value-type="float" office:value="51.691" calcext:value-type="float">
            <text:p>51.691</text:p>
          </table:table-cell>
          <table:table-cell office:value-type="float" office:value="59.77" calcext:value-type="float">
            <text:p>59.7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OWID_AFR</text:p>
          </table:table-cell>
          <table:table-cell office:value-type="float" office:value="5.278" calcext:value-type="float">
            <text:p>5.278</text:p>
          </table:table-cell>
          <table:table-cell office:value-type="float" office:value="6.336" calcext:value-type="float">
            <text:p>6.336</text:p>
          </table:table-cell>
          <table:table-cell office:value-type="float" office:value="7.975" calcext:value-type="float">
            <text:p>7.975</text:p>
          </table:table-cell>
          <table:table-cell office:value-type="float" office:value="9.532" calcext:value-type="float">
            <text:p>9.532</text:p>
          </table:table-cell>
          <table:table-cell office:value-type="float" office:value="10.476" calcext:value-type="float">
            <text:p>10.476</text:p>
          </table:table-cell>
          <table:table-cell office:value-type="float" office:value="10.928" calcext:value-type="float">
            <text:p>10.928</text:p>
          </table:table-cell>
          <table:table-cell office:value-type="float" office:value="12.157" calcext:value-type="float">
            <text:p>12.157</text:p>
          </table:table-cell>
          <table:table-cell office:value-type="float" office:value="14.315" calcext:value-type="float">
            <text:p>14.315</text:p>
          </table:table-cell>
          <table:table-cell office:value-type="float" office:value="16.022" calcext:value-type="float">
            <text:p>16.022</text:p>
          </table:table-cell>
          <table:table-cell office:value-type="float" office:value="16.613" calcext:value-type="float">
            <text:p>16.613</text:p>
          </table:table-cell>
          <table:table-cell office:value-type="float" office:value="17.908" calcext:value-type="float">
            <text:p>17.908</text:p>
          </table:table-cell>
          <table:table-cell office:value-type="float" office:value="21.104" calcext:value-type="float">
            <text:p>21.104</text:p>
          </table:table-cell>
          <table:table-cell office:value-type="float" office:value="21.731" calcext:value-type="float">
            <text:p>21.731</text:p>
          </table:table-cell>
          <table:table-cell office:value-type="float" office:value="23.69" calcext:value-type="float">
            <text:p>23.69</text:p>
          </table:table-cell>
          <table:table-cell office:value-type="float" office:value="24.79" calcext:value-type="float">
            <text:p>24.79</text:p>
          </table:table-cell>
          <table:table-cell office:value-type="float" office:value="26.024" calcext:value-type="float">
            <text:p>26.024</text:p>
          </table:table-cell>
          <table:table-cell office:value-type="float" office:value="27.521" calcext:value-type="float">
            <text:p>27.521</text:p>
          </table:table-cell>
          <table:table-cell office:value-type="float" office:value="27.024" calcext:value-type="float">
            <text:p>27.024</text:p>
          </table:table-cell>
          <table:table-cell office:value-type="float" office:value="25.333" calcext:value-type="float">
            <text:p>25.333</text:p>
          </table:table-cell>
          <table:table-cell office:value-type="float" office:value="27.029" calcext:value-type="float">
            <text:p>27.029</text:p>
          </table:table-cell>
          <table:table-cell office:value-type="float" office:value="26.672" calcext:value-type="float">
            <text:p>26.672</text:p>
          </table:table-cell>
          <table:table-cell office:value-type="float" office:value="27.365" calcext:value-type="float">
            <text:p>27.365</text:p>
          </table:table-cell>
          <table:table-cell office:value-type="float" office:value="28.569" calcext:value-type="float">
            <text:p>28.569</text:p>
          </table:table-cell>
          <table:table-cell office:value-type="float" office:value="29.381" calcext:value-type="float">
            <text:p>29.381</text:p>
          </table:table-cell>
          <table:table-cell office:value-type="float" office:value="30.72" calcext:value-type="float">
            <text:p>30.72</text:p>
          </table:table-cell>
          <table:table-cell office:value-type="float" office:value="30.156" calcext:value-type="float">
            <text:p>30.156</text:p>
          </table:table-cell>
          <table:table-cell office:value-type="float" office:value="30.076" calcext:value-type="float">
            <text:p>30.076</text:p>
          </table:table-cell>
          <table:table-cell office:value-type="float" office:value="30.665" calcext:value-type="float">
            <text:p>30.665</text:p>
          </table:table-cell>
          <table:table-cell office:value-type="float" office:value="30.458" calcext:value-type="float">
            <text:p>30.458</text:p>
          </table:table-cell>
          <table:table-cell office:value-type="float" office:value="30.942" calcext:value-type="float">
            <text:p>30.942</text:p>
          </table:table-cell>
          <table:table-cell office:value-type="float" office:value="31.286" calcext:value-type="float">
            <text:p>31.286</text:p>
          </table:table-cell>
          <table:table-cell office:value-type="float" office:value="31.225" calcext:value-type="float">
            <text:p>31.225</text:p>
          </table:table-cell>
          <table:table-cell office:value-type="float" office:value="31.161" calcext:value-type="float">
            <text:p>31.161</text:p>
          </table:table-cell>
          <table:table-cell office:value-type="float" office:value="30.626" calcext:value-type="float">
            <text:p>30.626</text:p>
          </table:table-cell>
          <table:table-cell office:value-type="float" office:value="32.383" calcext:value-type="float">
            <text:p>32.383</text:p>
          </table:table-cell>
          <table:table-cell office:value-type="float" office:value="33.022" calcext:value-type="float">
            <text:p>33.022</text:p>
          </table:table-cell>
          <table:table-cell office:value-type="float" office:value="32.73" calcext:value-type="float">
            <text:p>32.73</text:p>
          </table:table-cell>
          <table:table-cell office:value-type="float" office:value="32.292" calcext:value-type="float">
            <text:p>32.292</text:p>
          </table:table-cell>
          <table:table-cell office:value-type="float" office:value="32.498" calcext:value-type="float">
            <text:p>32.498</text:p>
          </table:table-cell>
          <table:table-cell office:value-type="float" office:value="33.072" calcext:value-type="float">
            <text:p>33.072</text:p>
          </table:table-cell>
          <table:table-cell office:value-type="float" office:value="14.3407142857143" calcext:value-type="float">
            <text:p>14.3407142857143</text:p>
          </table:table-cell>
          <table:table-cell office:value-type="float" office:value="0.066153846153846" calcext:value-type="float">
            <text:p>0.066153846153846</text:p>
          </table:table-cell>
        </table:table-row>
        <table:table-row table:style-name="ro1">
          <table:table-cell office:value-type="string" calcext:value-type="string">
            <text:p>OWID_ASI</text:p>
          </table:table-cell>
          <table:table-cell office:value-type="float" office:value="18.482" calcext:value-type="float">
            <text:p>18.482</text:p>
          </table:table-cell>
          <table:table-cell office:value-type="float" office:value="17.938" calcext:value-type="float">
            <text:p>17.938</text:p>
          </table:table-cell>
          <table:table-cell office:value-type="float" office:value="17.851" calcext:value-type="float">
            <text:p>17.851</text:p>
          </table:table-cell>
          <table:table-cell office:value-type="float" office:value="17.654" calcext:value-type="float">
            <text:p>17.654</text:p>
          </table:table-cell>
          <table:table-cell office:value-type="float" office:value="18.021" calcext:value-type="float">
            <text:p>18.021</text:p>
          </table:table-cell>
          <table:table-cell office:value-type="float" office:value="17.85" calcext:value-type="float">
            <text:p>17.85</text:p>
          </table:table-cell>
          <table:table-cell office:value-type="float" office:value="17.644" calcext:value-type="float">
            <text:p>17.644</text:p>
          </table:table-cell>
          <table:table-cell office:value-type="float" office:value="17.625" calcext:value-type="float">
            <text:p>17.625</text:p>
          </table:table-cell>
          <table:table-cell office:value-type="float" office:value="17.716" calcext:value-type="float">
            <text:p>17.716</text:p>
          </table:table-cell>
          <table:table-cell office:value-type="float" office:value="17.547" calcext:value-type="float">
            <text:p>17.547</text:p>
          </table:table-cell>
          <table:table-cell office:value-type="float" office:value="17.631" calcext:value-type="float">
            <text:p>17.631</text:p>
          </table:table-cell>
          <table:table-cell office:value-type="float" office:value="16.948" calcext:value-type="float">
            <text:p>16.948</text:p>
          </table:table-cell>
          <table:table-cell office:value-type="float" office:value="16.834" calcext:value-type="float">
            <text:p>16.834</text:p>
          </table:table-cell>
          <table:table-cell office:value-type="float" office:value="16.784" calcext:value-type="float">
            <text:p>16.784</text:p>
          </table:table-cell>
          <table:table-cell office:value-type="float" office:value="16.465" calcext:value-type="float">
            <text:p>16.465</text:p>
          </table:table-cell>
          <table:table-cell office:value-type="float" office:value="16.92" calcext:value-type="float">
            <text:p>16.92</text:p>
          </table:table-cell>
          <table:table-cell office:value-type="float" office:value="16.425" calcext:value-type="float">
            <text:p>16.425</text:p>
          </table:table-cell>
          <table:table-cell office:value-type="float" office:value="16.193" calcext:value-type="float">
            <text:p>16.193</text:p>
          </table:table-cell>
          <table:table-cell office:value-type="float" office:value="16.397" calcext:value-type="float">
            <text:p>16.397</text:p>
          </table:table-cell>
          <table:table-cell office:value-type="float" office:value="16.26" calcext:value-type="float">
            <text:p>16.26</text:p>
          </table:table-cell>
          <table:table-cell office:value-type="float" office:value="16.057" calcext:value-type="float">
            <text:p>16.057</text:p>
          </table:table-cell>
          <table:table-cell office:value-type="float" office:value="15.917" calcext:value-type="float">
            <text:p>15.917</text:p>
          </table:table-cell>
          <table:table-cell office:value-type="float" office:value="15.093" calcext:value-type="float">
            <text:p>15.093</text:p>
          </table:table-cell>
          <table:table-cell office:value-type="float" office:value="15.342" calcext:value-type="float">
            <text:p>15.342</text:p>
          </table:table-cell>
          <table:table-cell office:value-type="float" office:value="14.704" calcext:value-type="float">
            <text:p>14.704</text:p>
          </table:table-cell>
          <table:table-cell office:value-type="float" office:value="15.135" calcext:value-type="float">
            <text:p>15.135</text:p>
          </table:table-cell>
          <table:table-cell office:value-type="float" office:value="15.258" calcext:value-type="float">
            <text:p>15.258</text:p>
          </table:table-cell>
          <table:table-cell office:value-type="float" office:value="15.613" calcext:value-type="float">
            <text:p>15.613</text:p>
          </table:table-cell>
          <table:table-cell office:value-type="float" office:value="15.226" calcext:value-type="float">
            <text:p>15.226</text:p>
          </table:table-cell>
          <table:table-cell office:value-type="float" office:value="17.693" calcext:value-type="float">
            <text:p>17.693</text:p>
          </table:table-cell>
          <table:table-cell office:value-type="float" office:value="19.082" calcext:value-type="float">
            <text:p>19.082</text:p>
          </table:table-cell>
          <table:table-cell office:value-type="float" office:value="21.174" calcext:value-type="float">
            <text:p>21.174</text:p>
          </table:table-cell>
          <table:table-cell office:value-type="float" office:value="22.067" calcext:value-type="float">
            <text:p>22.067</text:p>
          </table:table-cell>
          <table:table-cell office:value-type="float" office:value="24.217" calcext:value-type="float">
            <text:p>24.217</text:p>
          </table:table-cell>
          <table:table-cell office:value-type="float" office:value="27.258" calcext:value-type="float">
            <text:p>27.258</text:p>
          </table:table-cell>
          <table:table-cell office:value-type="float" office:value="32.772" calcext:value-type="float">
            <text:p>32.772</text:p>
          </table:table-cell>
          <table:table-cell office:value-type="float" office:value="37.339" calcext:value-type="float">
            <text:p>37.339</text:p>
          </table:table-cell>
          <table:table-cell office:value-type="float" office:value="43.417" calcext:value-type="float">
            <text:p>43.417</text:p>
          </table:table-cell>
          <table:table-cell office:value-type="float" office:value="50.632" calcext:value-type="float">
            <text:p>50.632</text:p>
          </table:table-cell>
          <table:table-cell office:value-type="float" office:value="58.405" calcext:value-type="float">
            <text:p>58.405</text:p>
          </table:table-cell>
          <table:table-cell office:value-type="float" office:value="67.3128571428571" calcext:value-type="float">
            <text:p>67.3128571428571</text:p>
          </table:table-cell>
          <table:table-cell office:value-type="float" office:value="5.44769230769231" calcext:value-type="float">
            <text:p>5.44769230769231</text:p>
          </table:table-cell>
        </table:table-row>
        <table:table-row table:style-name="ro1">
          <table:table-cell office:value-type="string" calcext:value-type="string">
            <text:p>OWID_CYN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OWID_EUN</text:p>
          </table:table-cell>
          <table:table-cell office:value-type="float" office:value="585.932" calcext:value-type="float">
            <text:p>585.932</text:p>
          </table:table-cell>
          <table:table-cell office:value-type="float" office:value="590.738" calcext:value-type="float">
            <text:p>590.738</text:p>
          </table:table-cell>
          <table:table-cell office:value-type="float" office:value="591.759" calcext:value-type="float">
            <text:p>591.759</text:p>
          </table:table-cell>
          <table:table-cell office:value-type="float" office:value="595.154" calcext:value-type="float">
            <text:p>595.154</text:p>
          </table:table-cell>
          <table:table-cell office:value-type="float" office:value="594.518" calcext:value-type="float">
            <text:p>594.518</text:p>
          </table:table-cell>
          <table:table-cell office:value-type="float" office:value="573.202" calcext:value-type="float">
            <text:p>573.202</text:p>
          </table:table-cell>
          <table:table-cell office:value-type="float" office:value="591.544" calcext:value-type="float">
            <text:p>591.544</text:p>
          </table:table-cell>
          <table:table-cell office:value-type="float" office:value="572.745" calcext:value-type="float">
            <text:p>572.745</text:p>
          </table:table-cell>
          <table:table-cell office:value-type="float" office:value="580.475" calcext:value-type="float">
            <text:p>580.475</text:p>
          </table:table-cell>
          <table:table-cell office:value-type="float" office:value="571.953" calcext:value-type="float">
            <text:p>571.953</text:p>
          </table:table-cell>
          <table:table-cell office:value-type="float" office:value="563.392" calcext:value-type="float">
            <text:p>563.392</text:p>
          </table:table-cell>
          <table:table-cell office:value-type="float" office:value="558.764" calcext:value-type="float">
            <text:p>558.764</text:p>
          </table:table-cell>
          <table:table-cell office:value-type="float" office:value="570.902" calcext:value-type="float">
            <text:p>570.902</text:p>
          </table:table-cell>
          <table:table-cell office:value-type="float" office:value="550.185" calcext:value-type="float">
            <text:p>550.185</text:p>
          </table:table-cell>
          <table:table-cell office:value-type="float" office:value="564.164" calcext:value-type="float">
            <text:p>564.164</text:p>
          </table:table-cell>
          <table:table-cell office:value-type="float" office:value="544.291" calcext:value-type="float">
            <text:p>544.291</text:p>
          </table:table-cell>
          <table:table-cell office:value-type="float" office:value="535.839" calcext:value-type="float">
            <text:p>535.839</text:p>
          </table:table-cell>
          <table:table-cell office:value-type="float" office:value="546.895" calcext:value-type="float">
            <text:p>546.895</text:p>
          </table:table-cell>
          <table:table-cell office:value-type="float" office:value="540.887" calcext:value-type="float">
            <text:p>540.887</text:p>
          </table:table-cell>
          <table:table-cell office:value-type="float" office:value="542.147" calcext:value-type="float">
            <text:p>542.147</text:p>
          </table:table-cell>
          <table:table-cell office:value-type="float" office:value="555.809" calcext:value-type="float">
            <text:p>555.809</text:p>
          </table:table-cell>
          <table:table-cell office:value-type="float" office:value="564.102" calcext:value-type="float">
            <text:p>564.102</text:p>
          </table:table-cell>
          <table:table-cell office:value-type="float" office:value="588.847" calcext:value-type="float">
            <text:p>588.847</text:p>
          </table:table-cell>
          <table:table-cell office:value-type="float" office:value="589.956" calcext:value-type="float">
            <text:p>589.956</text:p>
          </table:table-cell>
          <table:table-cell office:value-type="float" office:value="603.516" calcext:value-type="float">
            <text:p>603.516</text:p>
          </table:table-cell>
          <table:table-cell office:value-type="float" office:value="592.872" calcext:value-type="float">
            <text:p>592.872</text:p>
          </table:table-cell>
          <table:table-cell office:value-type="float" office:value="653.852" calcext:value-type="float">
            <text:p>653.852</text:p>
          </table:table-cell>
          <table:table-cell office:value-type="float" office:value="723.822" calcext:value-type="float">
            <text:p>723.822</text:p>
          </table:table-cell>
          <table:table-cell office:value-type="float" office:value="834.479" calcext:value-type="float">
            <text:p>834.479</text:p>
          </table:table-cell>
          <table:table-cell office:value-type="float" office:value="960.367" calcext:value-type="float">
            <text:p>960.367</text:p>
          </table:table-cell>
          <table:table-cell office:value-type="float" office:value="1074.21" calcext:value-type="float">
            <text:p>1074.21</text:p>
          </table:table-cell>
          <table:table-cell office:value-type="float" office:value="1149.643" calcext:value-type="float">
            <text:p>1149.643</text:p>
          </table:table-cell>
          <table:table-cell office:value-type="float" office:value="1181.771" calcext:value-type="float">
            <text:p>1181.771</text:p>
          </table:table-cell>
          <table:table-cell office:value-type="float" office:value="1286.635" calcext:value-type="float">
            <text:p>1286.635</text:p>
          </table:table-cell>
          <table:table-cell office:value-type="float" office:value="1402.077" calcext:value-type="float">
            <text:p>1402.077</text:p>
          </table:table-cell>
          <table:table-cell office:value-type="float" office:value="1512.548" calcext:value-type="float">
            <text:p>1512.548</text:p>
          </table:table-cell>
          <table:table-cell office:value-type="float" office:value="1517.785" calcext:value-type="float">
            <text:p>1517.785</text:p>
          </table:table-cell>
          <table:table-cell office:value-type="float" office:value="1639.578" calcext:value-type="float">
            <text:p>1639.578</text:p>
          </table:table-cell>
          <table:table-cell office:value-type="float" office:value="1696.764" calcext:value-type="float">
            <text:p>1696.764</text:p>
          </table:table-cell>
          <table:table-cell office:value-type="float" office:value="1828.045" calcext:value-type="float">
            <text:p>1828.045</text:p>
          </table:table-cell>
          <table:table-cell office:value-type="float" office:value="72.5778571428571" calcext:value-type="float">
            <text:p>72.5778571428571</text:p>
          </table:table-cell>
          <table:table-cell office:value-type="float" office:value="30.0461538461539" calcext:value-type="float">
            <text:p>30.0461538461539</text:p>
          </table:table-cell>
        </table:table-row>
        <table:table-row table:style-name="ro1">
          <table:table-cell office:value-type="string" calcext:value-type="string">
            <text:p>OWID_EUR</text:p>
          </table:table-cell>
          <table:table-cell office:value-type="float" office:value="491.45" calcext:value-type="float">
            <text:p>491.45</text:p>
          </table:table-cell>
          <table:table-cell office:value-type="float" office:value="495.134" calcext:value-type="float">
            <text:p>495.134</text:p>
          </table:table-cell>
          <table:table-cell office:value-type="float" office:value="495.728" calcext:value-type="float">
            <text:p>495.728</text:p>
          </table:table-cell>
          <table:table-cell office:value-type="float" office:value="497.799" calcext:value-type="float">
            <text:p>497.799</text:p>
          </table:table-cell>
          <table:table-cell office:value-type="float" office:value="498.223" calcext:value-type="float">
            <text:p>498.223</text:p>
          </table:table-cell>
          <table:table-cell office:value-type="float" office:value="487.284" calcext:value-type="float">
            <text:p>487.284</text:p>
          </table:table-cell>
          <table:table-cell office:value-type="float" office:value="499.356" calcext:value-type="float">
            <text:p>499.356</text:p>
          </table:table-cell>
          <table:table-cell office:value-type="float" office:value="488.306" calcext:value-type="float">
            <text:p>488.306</text:p>
          </table:table-cell>
          <table:table-cell office:value-type="float" office:value="491.853" calcext:value-type="float">
            <text:p>491.853</text:p>
          </table:table-cell>
          <table:table-cell office:value-type="float" office:value="487.448" calcext:value-type="float">
            <text:p>487.448</text:p>
          </table:table-cell>
          <table:table-cell office:value-type="float" office:value="483.322" calcext:value-type="float">
            <text:p>483.322</text:p>
          </table:table-cell>
          <table:table-cell office:value-type="float" office:value="481.003" calcext:value-type="float">
            <text:p>481.003</text:p>
          </table:table-cell>
          <table:table-cell office:value-type="float" office:value="487.199" calcext:value-type="float">
            <text:p>487.199</text:p>
          </table:table-cell>
          <table:table-cell office:value-type="float" office:value="477.048" calcext:value-type="float">
            <text:p>477.048</text:p>
          </table:table-cell>
          <table:table-cell office:value-type="float" office:value="489.59" calcext:value-type="float">
            <text:p>489.59</text:p>
          </table:table-cell>
          <table:table-cell office:value-type="float" office:value="483.822" calcext:value-type="float">
            <text:p>483.822</text:p>
          </table:table-cell>
          <table:table-cell office:value-type="float" office:value="484.021" calcext:value-type="float">
            <text:p>484.021</text:p>
          </table:table-cell>
          <table:table-cell office:value-type="float" office:value="496.516" calcext:value-type="float">
            <text:p>496.516</text:p>
          </table:table-cell>
          <table:table-cell office:value-type="float" office:value="498.499" calcext:value-type="float">
            <text:p>498.499</text:p>
          </table:table-cell>
          <table:table-cell office:value-type="float" office:value="505.888" calcext:value-type="float">
            <text:p>505.888</text:p>
          </table:table-cell>
          <table:table-cell office:value-type="float" office:value="517.846" calcext:value-type="float">
            <text:p>517.846</text:p>
          </table:table-cell>
          <table:table-cell office:value-type="float" office:value="527.073" calcext:value-type="float">
            <text:p>527.073</text:p>
          </table:table-cell>
          <table:table-cell office:value-type="float" office:value="547.502" calcext:value-type="float">
            <text:p>547.502</text:p>
          </table:table-cell>
          <table:table-cell office:value-type="float" office:value="550.353" calcext:value-type="float">
            <text:p>550.353</text:p>
          </table:table-cell>
          <table:table-cell office:value-type="float" office:value="563.51" calcext:value-type="float">
            <text:p>563.51</text:p>
          </table:table-cell>
          <table:table-cell office:value-type="float" office:value="563.106" calcext:value-type="float">
            <text:p>563.106</text:p>
          </table:table-cell>
          <table:table-cell office:value-type="float" office:value="605.132" calcext:value-type="float">
            <text:p>605.132</text:p>
          </table:table-cell>
          <table:table-cell office:value-type="float" office:value="655.87" calcext:value-type="float">
            <text:p>655.87</text:p>
          </table:table-cell>
          <table:table-cell office:value-type="float" office:value="737.554" calcext:value-type="float">
            <text:p>737.554</text:p>
          </table:table-cell>
          <table:table-cell office:value-type="float" office:value="826.323" calcext:value-type="float">
            <text:p>826.323</text:p>
          </table:table-cell>
          <table:table-cell office:value-type="float" office:value="911.291" calcext:value-type="float">
            <text:p>911.291</text:p>
          </table:table-cell>
          <table:table-cell office:value-type="float" office:value="963.454" calcext:value-type="float">
            <text:p>963.454</text:p>
          </table:table-cell>
          <table:table-cell office:value-type="float" office:value="984.968" calcext:value-type="float">
            <text:p>984.968</text:p>
          </table:table-cell>
          <table:table-cell office:value-type="float" office:value="1062.954" calcext:value-type="float">
            <text:p>1062.954</text:p>
          </table:table-cell>
          <table:table-cell office:value-type="float" office:value="1150.965" calcext:value-type="float">
            <text:p>1150.965</text:p>
          </table:table-cell>
          <table:table-cell office:value-type="float" office:value="1223.037" calcext:value-type="float">
            <text:p>1223.037</text:p>
          </table:table-cell>
          <table:table-cell office:value-type="float" office:value="1229.252" calcext:value-type="float">
            <text:p>1229.252</text:p>
          </table:table-cell>
          <table:table-cell office:value-type="float" office:value="1302.981" calcext:value-type="float">
            <text:p>1302.981</text:p>
          </table:table-cell>
          <table:table-cell office:value-type="float" office:value="1333.786" calcext:value-type="float">
            <text:p>1333.786</text:p>
          </table:table-cell>
          <table:table-cell office:value-type="float" office:value="1416.077" calcext:value-type="float">
            <text:p>1416.077</text:p>
          </table:table-cell>
          <table:table-cell office:value-type="float" office:value="65.2478571428571" calcext:value-type="float">
            <text:p>65.2478571428571</text:p>
          </table:table-cell>
          <table:table-cell office:value-type="float" office:value="24.3461538461538" calcext:value-type="float">
            <text:p>24.3461538461538</text:p>
          </table:table-cell>
        </table:table-row>
        <table:table-row table:style-name="ro1">
          <table:table-cell office:value-type="string" calcext:value-type="string">
            <text:p>OWID_HIC</text:p>
          </table:table-cell>
          <table:table-cell office:value-type="float" office:value="340.286" calcext:value-type="float">
            <text:p>340.286</text:p>
          </table:table-cell>
          <table:table-cell office:value-type="float" office:value="354.823" calcext:value-type="float">
            <text:p>354.823</text:p>
          </table:table-cell>
          <table:table-cell office:value-type="float" office:value="368.461" calcext:value-type="float">
            <text:p>368.461</text:p>
          </table:table-cell>
          <table:table-cell office:value-type="float" office:value="374.613" calcext:value-type="float">
            <text:p>374.613</text:p>
          </table:table-cell>
          <table:table-cell office:value-type="float" office:value="376.294" calcext:value-type="float">
            <text:p>376.294</text:p>
          </table:table-cell>
          <table:table-cell office:value-type="float" office:value="368.878" calcext:value-type="float">
            <text:p>368.878</text:p>
          </table:table-cell>
          <table:table-cell office:value-type="float" office:value="376.647" calcext:value-type="float">
            <text:p>376.647</text:p>
          </table:table-cell>
          <table:table-cell office:value-type="float" office:value="372.064" calcext:value-type="float">
            <text:p>372.064</text:p>
          </table:table-cell>
          <table:table-cell office:value-type="float" office:value="373.874" calcext:value-type="float">
            <text:p>373.874</text:p>
          </table:table-cell>
          <table:table-cell office:value-type="float" office:value="373.219" calcext:value-type="float">
            <text:p>373.219</text:p>
          </table:table-cell>
          <table:table-cell office:value-type="float" office:value="371.161" calcext:value-type="float">
            <text:p>371.161</text:p>
          </table:table-cell>
          <table:table-cell office:value-type="float" office:value="370.405" calcext:value-type="float">
            <text:p>370.405</text:p>
          </table:table-cell>
          <table:table-cell office:value-type="float" office:value="376.241" calcext:value-type="float">
            <text:p>376.241</text:p>
          </table:table-cell>
          <table:table-cell office:value-type="float" office:value="371.193" calcext:value-type="float">
            <text:p>371.193</text:p>
          </table:table-cell>
          <table:table-cell office:value-type="float" office:value="379.147" calcext:value-type="float">
            <text:p>379.147</text:p>
          </table:table-cell>
          <table:table-cell office:value-type="float" office:value="379.19" calcext:value-type="float">
            <text:p>379.19</text:p>
          </table:table-cell>
          <table:table-cell office:value-type="float" office:value="383.885" calcext:value-type="float">
            <text:p>383.885</text:p>
          </table:table-cell>
          <table:table-cell office:value-type="float" office:value="394.983" calcext:value-type="float">
            <text:p>394.983</text:p>
          </table:table-cell>
          <table:table-cell office:value-type="float" office:value="402.02" calcext:value-type="float">
            <text:p>402.02</text:p>
          </table:table-cell>
          <table:table-cell office:value-type="float" office:value="414.966" calcext:value-type="float">
            <text:p>414.966</text:p>
          </table:table-cell>
          <table:table-cell office:value-type="float" office:value="431.533" calcext:value-type="float">
            <text:p>431.533</text:p>
          </table:table-cell>
          <table:table-cell office:value-type="float" office:value="451.097" calcext:value-type="float">
            <text:p>451.097</text:p>
          </table:table-cell>
          <table:table-cell office:value-type="float" office:value="481.857" calcext:value-type="float">
            <text:p>481.857</text:p>
          </table:table-cell>
          <table:table-cell office:value-type="float" office:value="490.001" calcext:value-type="float">
            <text:p>490.001</text:p>
          </table:table-cell>
          <table:table-cell office:value-type="float" office:value="497.764" calcext:value-type="float">
            <text:p>497.764</text:p>
          </table:table-cell>
          <table:table-cell office:value-type="float" office:value="510.299" calcext:value-type="float">
            <text:p>510.299</text:p>
          </table:table-cell>
          <table:table-cell office:value-type="float" office:value="573.607" calcext:value-type="float">
            <text:p>573.607</text:p>
          </table:table-cell>
          <table:table-cell office:value-type="float" office:value="628.954" calcext:value-type="float">
            <text:p>628.954</text:p>
          </table:table-cell>
          <table:table-cell office:value-type="float" office:value="719.25" calcext:value-type="float">
            <text:p>719.25</text:p>
          </table:table-cell>
          <table:table-cell office:value-type="float" office:value="817.339" calcext:value-type="float">
            <text:p>817.339</text:p>
          </table:table-cell>
          <table:table-cell office:value-type="float" office:value="902.462" calcext:value-type="float">
            <text:p>902.462</text:p>
          </table:table-cell>
          <table:table-cell office:value-type="float" office:value="949.892" calcext:value-type="float">
            <text:p>949.892</text:p>
          </table:table-cell>
          <table:table-cell office:value-type="float" office:value="976.013" calcext:value-type="float">
            <text:p>976.013</text:p>
          </table:table-cell>
          <table:table-cell office:value-type="float" office:value="1105.309" calcext:value-type="float">
            <text:p>1105.309</text:p>
          </table:table-cell>
          <table:table-cell office:value-type="float" office:value="1226.866" calcext:value-type="float">
            <text:p>1226.866</text:p>
          </table:table-cell>
          <table:table-cell office:value-type="float" office:value="1290.064" calcext:value-type="float">
            <text:p>1290.064</text:p>
          </table:table-cell>
          <table:table-cell office:value-type="float" office:value="1325.227" calcext:value-type="float">
            <text:p>1325.227</text:p>
          </table:table-cell>
          <table:table-cell office:value-type="float" office:value="1434.01" calcext:value-type="float">
            <text:p>1434.01</text:p>
          </table:table-cell>
          <table:table-cell office:value-type="float" office:value="1494.807" calcext:value-type="float">
            <text:p>1494.807</text:p>
          </table:table-cell>
          <table:table-cell office:value-type="float" office:value="1560.735" calcext:value-type="float">
            <text:p>1560.735</text:p>
          </table:table-cell>
          <table:table-cell office:value-type="float" office:value="76.4021428571428" calcext:value-type="float">
            <text:p>76.4021428571428</text:p>
          </table:table-cell>
          <table:table-cell office:value-type="float" office:value="24.8007692307692" calcext:value-type="float">
            <text:p>24.8007692307692</text:p>
          </table:table-cell>
        </table:table-row>
        <table:table-row table:style-name="ro1">
          <table:table-cell office:value-type="string" calcext:value-type="string">
            <text:p>OWID_INT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OWID_KOS</text:p>
          </table:table-cell>
          <table:table-cell office:value-type="float" office:value="4.97" calcext:value-type="float">
            <text:p>4.97</text:p>
          </table:table-cell>
          <table:table-cell office:value-type="float" office:value="5.291" calcext:value-type="float">
            <text:p>5.291</text:p>
          </table:table-cell>
          <table:table-cell office:value-type="float" office:value="4.97" calcext:value-type="float">
            <text:p>4.97</text:p>
          </table:table-cell>
          <table:table-cell office:value-type="float" office:value="4.569" calcext:value-type="float">
            <text:p>4.569</text:p>
          </table:table-cell>
          <table:table-cell office:value-type="float" office:value="4.329" calcext:value-type="float">
            <text:p>4.329</text:p>
          </table:table-cell>
          <table:table-cell table:number-columns-repeated="2" office:value-type="float" office:value="4.489" calcext:value-type="float">
            <text:p>4.489</text:p>
          </table:table-cell>
          <table:table-cell office:value-type="float" office:value="4.649" calcext:value-type="float">
            <text:p>4.649</text:p>
          </table:table-cell>
          <table:table-cell office:value-type="float" office:value="4.89" calcext:value-type="float">
            <text:p>4.89</text:p>
          </table:table-cell>
          <table:table-cell office:value-type="float" office:value="4.409" calcext:value-type="float">
            <text:p>4.409</text:p>
          </table:table-cell>
          <table:table-cell office:value-type="float" office:value="4.89" calcext:value-type="float">
            <text:p>4.89</text:p>
          </table:table-cell>
          <table:table-cell office:value-type="float" office:value="5.211" calcext:value-type="float">
            <text:p>5.211</text:p>
          </table:table-cell>
          <table:table-cell table:number-columns-repeated="2" office:value-type="float" office:value="5.531" calcext:value-type="float">
            <text:p>5.531</text:p>
          </table:table-cell>
          <table:table-cell office:value-type="float" office:value="5.611" calcext:value-type="float">
            <text:p>5.611</text:p>
          </table:table-cell>
          <table:table-cell office:value-type="float" office:value="4.73" calcext:value-type="float">
            <text:p>4.73</text:p>
          </table:table-cell>
          <table:table-cell office:value-type="float" office:value="5.05" calcext:value-type="float">
            <text:p>5.05</text:p>
          </table:table-cell>
          <table:table-cell office:value-type="float" office:value="5.211" calcext:value-type="float">
            <text:p>5.211</text:p>
          </table:table-cell>
          <table:table-cell office:value-type="float" office:value="4.97" calcext:value-type="float">
            <text:p>4.97</text:p>
          </table:table-cell>
          <table:table-cell office:value-type="float" office:value="4.569" calcext:value-type="float">
            <text:p>4.569</text:p>
          </table:table-cell>
          <table:table-cell office:value-type="float" office:value="4.649" calcext:value-type="float">
            <text:p>4.649</text:p>
          </table:table-cell>
          <table:table-cell office:value-type="float" office:value="5.371" calcext:value-type="float">
            <text:p>5.371</text:p>
          </table:table-cell>
          <table:table-cell office:value-type="float" office:value="5.05" calcext:value-type="float">
            <text:p>5.05</text:p>
          </table:table-cell>
          <table:table-cell office:value-type="float" office:value="5.211" calcext:value-type="float">
            <text:p>5.211</text:p>
          </table:table-cell>
          <table:table-cell office:value-type="float" office:value="5.531" calcext:value-type="float">
            <text:p>5.531</text:p>
          </table:table-cell>
          <table:table-cell office:value-type="float" office:value="6.172" calcext:value-type="float">
            <text:p>6.172</text:p>
          </table:table-cell>
          <table:table-cell office:value-type="float" office:value="6.253" calcext:value-type="float">
            <text:p>6.253</text:p>
          </table:table-cell>
          <table:table-cell office:value-type="float" office:value="6.573" calcext:value-type="float">
            <text:p>6.573</text:p>
          </table:table-cell>
          <table:table-cell office:value-type="float" office:value="7.615" calcext:value-type="float">
            <text:p>7.615</text:p>
          </table:table-cell>
          <table:table-cell office:value-type="float" office:value="11.543" calcext:value-type="float">
            <text:p>11.543</text:p>
          </table:table-cell>
          <table:table-cell office:value-type="float" office:value="13.868" calcext:value-type="float">
            <text:p>13.868</text:p>
          </table:table-cell>
          <table:table-cell office:value-type="float" office:value="16.353" calcext:value-type="float">
            <text:p>16.353</text:p>
          </table:table-cell>
          <table:table-cell office:value-type="float" office:value="17.716" calcext:value-type="float">
            <text:p>17.716</text:p>
          </table:table-cell>
          <table:table-cell office:value-type="float" office:value="20.441" calcext:value-type="float">
            <text:p>20.441</text:p>
          </table:table-cell>
          <table:table-cell office:value-type="float" office:value="28.057" calcext:value-type="float">
            <text:p>28.057</text:p>
          </table:table-cell>
          <table:table-cell office:value-type="float" office:value="33.989" calcext:value-type="float">
            <text:p>33.989</text:p>
          </table:table-cell>
          <table:table-cell office:value-type="float" office:value="41.925" calcext:value-type="float">
            <text:p>41.925</text:p>
          </table:table-cell>
          <table:table-cell office:value-type="float" office:value="50.101" calcext:value-type="float">
            <text:p>50.101</text:p>
          </table:table-cell>
          <table:table-cell office:value-type="float" office:value="67.496" calcext:value-type="float">
            <text:p>67.496</text:p>
          </table:table-cell>
          <table:table-cell office:value-type="float" office:value="89.54" calcext:value-type="float">
            <text:p>89.54</text:p>
          </table:table-cell>
          <table:table-cell office:value-type="float" office:value="49.9858333333333" calcext:value-type="float">
            <text:p>49.98583333333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OWID_LIC</text:p>
          </table:table-cell>
          <table:table-cell office:value-type="float" office:value="1.235" calcext:value-type="float">
            <text:p>1.235</text:p>
          </table:table-cell>
          <table:table-cell office:value-type="float" office:value="1.254" calcext:value-type="float">
            <text:p>1.254</text:p>
          </table:table-cell>
          <table:table-cell office:value-type="float" office:value="1.401" calcext:value-type="float">
            <text:p>1.401</text:p>
          </table:table-cell>
          <table:table-cell office:value-type="float" office:value="1.503" calcext:value-type="float">
            <text:p>1.503</text:p>
          </table:table-cell>
          <table:table-cell office:value-type="float" office:value="1.51" calcext:value-type="float">
            <text:p>1.51</text:p>
          </table:table-cell>
          <table:table-cell office:value-type="float" office:value="1.556" calcext:value-type="float">
            <text:p>1.556</text:p>
          </table:table-cell>
          <table:table-cell office:value-type="float" office:value="1.615" calcext:value-type="float">
            <text:p>1.615</text:p>
          </table:table-cell>
          <table:table-cell office:value-type="float" office:value="1.669" calcext:value-type="float">
            <text:p>1.669</text:p>
          </table:table-cell>
          <table:table-cell office:value-type="float" office:value="1.693" calcext:value-type="float">
            <text:p>1.693</text:p>
          </table:table-cell>
          <table:table-cell office:value-type="float" office:value="1.857" calcext:value-type="float">
            <text:p>1.857</text:p>
          </table:table-cell>
          <table:table-cell office:value-type="float" office:value="2.051" calcext:value-type="float">
            <text:p>2.051</text:p>
          </table:table-cell>
          <table:table-cell office:value-type="float" office:value="2.121" calcext:value-type="float">
            <text:p>2.121</text:p>
          </table:table-cell>
          <table:table-cell office:value-type="float" office:value="1.985" calcext:value-type="float">
            <text:p>1.985</text:p>
          </table:table-cell>
          <table:table-cell office:value-type="float" office:value="2.212" calcext:value-type="float">
            <text:p>2.212</text:p>
          </table:table-cell>
          <table:table-cell office:value-type="float" office:value="2.953" calcext:value-type="float">
            <text:p>2.953</text:p>
          </table:table-cell>
          <table:table-cell office:value-type="float" office:value="3.735" calcext:value-type="float">
            <text:p>3.735</text:p>
          </table:table-cell>
          <table:table-cell office:value-type="float" office:value="4.297" calcext:value-type="float">
            <text:p>4.297</text:p>
          </table:table-cell>
          <table:table-cell office:value-type="float" office:value="4.628" calcext:value-type="float">
            <text:p>4.628</text:p>
          </table:table-cell>
          <table:table-cell office:value-type="float" office:value="5.221" calcext:value-type="float">
            <text:p>5.221</text:p>
          </table:table-cell>
          <table:table-cell office:value-type="float" office:value="6.62" calcext:value-type="float">
            <text:p>6.62</text:p>
          </table:table-cell>
          <table:table-cell office:value-type="float" office:value="7.7" calcext:value-type="float">
            <text:p>7.7</text:p>
          </table:table-cell>
          <table:table-cell office:value-type="float" office:value="8.504" calcext:value-type="float">
            <text:p>8.504</text:p>
          </table:table-cell>
          <table:table-cell office:value-type="float" office:value="10.403" calcext:value-type="float">
            <text:p>10.403</text:p>
          </table:table-cell>
          <table:table-cell office:value-type="float" office:value="11.754" calcext:value-type="float">
            <text:p>11.754</text:p>
          </table:table-cell>
          <table:table-cell office:value-type="float" office:value="13.601" calcext:value-type="float">
            <text:p>13.601</text:p>
          </table:table-cell>
          <table:table-cell office:value-type="float" office:value="14.188" calcext:value-type="float">
            <text:p>14.188</text:p>
          </table:table-cell>
          <table:table-cell office:value-type="float" office:value="14.818" calcext:value-type="float">
            <text:p>14.818</text:p>
          </table:table-cell>
          <table:table-cell office:value-type="float" office:value="16.143" calcext:value-type="float">
            <text:p>16.143</text:p>
          </table:table-cell>
          <table:table-cell office:value-type="float" office:value="18.108" calcext:value-type="float">
            <text:p>18.108</text:p>
          </table:table-cell>
          <table:table-cell office:value-type="float" office:value="18.523" calcext:value-type="float">
            <text:p>18.523</text:p>
          </table:table-cell>
          <table:table-cell office:value-type="float" office:value="19.462" calcext:value-type="float">
            <text:p>19.462</text:p>
          </table:table-cell>
          <table:table-cell office:value-type="float" office:value="19.352" calcext:value-type="float">
            <text:p>19.352</text:p>
          </table:table-cell>
          <table:table-cell office:value-type="float" office:value="19.668" calcext:value-type="float">
            <text:p>19.668</text:p>
          </table:table-cell>
          <table:table-cell office:value-type="float" office:value="18.784" calcext:value-type="float">
            <text:p>18.784</text:p>
          </table:table-cell>
          <table:table-cell office:value-type="float" office:value="21.258" calcext:value-type="float">
            <text:p>21.258</text:p>
          </table:table-cell>
          <table:table-cell office:value-type="float" office:value="20.767" calcext:value-type="float">
            <text:p>20.767</text:p>
          </table:table-cell>
          <table:table-cell office:value-type="float" office:value="20.618" calcext:value-type="float">
            <text:p>20.618</text:p>
          </table:table-cell>
          <table:table-cell office:value-type="float" office:value="19.537" calcext:value-type="float">
            <text:p>19.537</text:p>
          </table:table-cell>
          <table:table-cell office:value-type="float" office:value="19.426" calcext:value-type="float">
            <text:p>19.426</text:p>
          </table:table-cell>
          <table:table-cell office:value-type="float" office:value="19.034" calcext:value-type="float">
            <text:p>19.034</text:p>
          </table:table-cell>
          <table:table-cell office:value-type="float" office:value="8.57384615384615" calcext:value-type="float">
            <text:p>8.5738461538461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OWID_LMC</text:p>
          </table:table-cell>
          <table:table-cell office:value-type="float" office:value="14.45" calcext:value-type="float">
            <text:p>14.45</text:p>
          </table:table-cell>
          <table:table-cell office:value-type="float" office:value="14.205" calcext:value-type="float">
            <text:p>14.205</text:p>
          </table:table-cell>
          <table:table-cell office:value-type="float" office:value="14.174" calcext:value-type="float">
            <text:p>14.174</text:p>
          </table:table-cell>
          <table:table-cell office:value-type="float" office:value="13.661" calcext:value-type="float">
            <text:p>13.661</text:p>
          </table:table-cell>
          <table:table-cell office:value-type="float" office:value="13.999" calcext:value-type="float">
            <text:p>13.999</text:p>
          </table:table-cell>
          <table:table-cell office:value-type="float" office:value="13.938" calcext:value-type="float">
            <text:p>13.938</text:p>
          </table:table-cell>
          <table:table-cell office:value-type="float" office:value="13.906" calcext:value-type="float">
            <text:p>13.906</text:p>
          </table:table-cell>
          <table:table-cell office:value-type="float" office:value="14.051" calcext:value-type="float">
            <text:p>14.051</text:p>
          </table:table-cell>
          <table:table-cell office:value-type="float" office:value="14.231" calcext:value-type="float">
            <text:p>14.231</text:p>
          </table:table-cell>
          <table:table-cell office:value-type="float" office:value="14.141" calcext:value-type="float">
            <text:p>14.141</text:p>
          </table:table-cell>
          <table:table-cell office:value-type="float" office:value="14.871" calcext:value-type="float">
            <text:p>14.871</text:p>
          </table:table-cell>
          <table:table-cell office:value-type="float" office:value="14.581" calcext:value-type="float">
            <text:p>14.581</text:p>
          </table:table-cell>
          <table:table-cell office:value-type="float" office:value="14.45" calcext:value-type="float">
            <text:p>14.45</text:p>
          </table:table-cell>
          <table:table-cell office:value-type="float" office:value="14.69" calcext:value-type="float">
            <text:p>14.69</text:p>
          </table:table-cell>
          <table:table-cell office:value-type="float" office:value="14.638" calcext:value-type="float">
            <text:p>14.638</text:p>
          </table:table-cell>
          <table:table-cell office:value-type="float" office:value="15.359" calcext:value-type="float">
            <text:p>15.359</text:p>
          </table:table-cell>
          <table:table-cell office:value-type="float" office:value="15.337" calcext:value-type="float">
            <text:p>15.337</text:p>
          </table:table-cell>
          <table:table-cell office:value-type="float" office:value="14.9" calcext:value-type="float">
            <text:p>14.9</text:p>
          </table:table-cell>
          <table:table-cell office:value-type="float" office:value="15.138" calcext:value-type="float">
            <text:p>15.13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394" calcext:value-type="float">
            <text:p>15.394</text:p>
          </table:table-cell>
          <table:table-cell office:value-type="float" office:value="15.527" calcext:value-type="float">
            <text:p>15.527</text:p>
          </table:table-cell>
          <table:table-cell office:value-type="float" office:value="14.764" calcext:value-type="float">
            <text:p>14.764</text:p>
          </table:table-cell>
          <table:table-cell office:value-type="float" office:value="15.195" calcext:value-type="float">
            <text:p>15.195</text:p>
          </table:table-cell>
          <table:table-cell office:value-type="float" office:value="15.206" calcext:value-type="float">
            <text:p>15.206</text:p>
          </table:table-cell>
          <table:table-cell office:value-type="float" office:value="14.907" calcext:value-type="float">
            <text:p>14.907</text:p>
          </table:table-cell>
          <table:table-cell office:value-type="float" office:value="14.977" calcext:value-type="float">
            <text:p>14.977</text:p>
          </table:table-cell>
          <table:table-cell office:value-type="float" office:value="15.102" calcext:value-type="float">
            <text:p>15.102</text:p>
          </table:table-cell>
          <table:table-cell office:value-type="float" office:value="15.566" calcext:value-type="float">
            <text:p>15.566</text:p>
          </table:table-cell>
          <table:table-cell office:value-type="float" office:value="16.705" calcext:value-type="float">
            <text:p>16.705</text:p>
          </table:table-cell>
          <table:table-cell office:value-type="float" office:value="17.875" calcext:value-type="float">
            <text:p>17.875</text:p>
          </table:table-cell>
          <table:table-cell office:value-type="float" office:value="19.085" calcext:value-type="float">
            <text:p>19.085</text:p>
          </table:table-cell>
          <table:table-cell office:value-type="float" office:value="20.858" calcext:value-type="float">
            <text:p>20.858</text:p>
          </table:table-cell>
          <table:table-cell office:value-type="float" office:value="22.939" calcext:value-type="float">
            <text:p>22.939</text:p>
          </table:table-cell>
          <table:table-cell office:value-type="float" office:value="25.649" calcext:value-type="float">
            <text:p>25.649</text:p>
          </table:table-cell>
          <table:table-cell office:value-type="float" office:value="29.922" calcext:value-type="float">
            <text:p>29.922</text:p>
          </table:table-cell>
          <table:table-cell office:value-type="float" office:value="35.386" calcext:value-type="float">
            <text:p>35.386</text:p>
          </table:table-cell>
          <table:table-cell office:value-type="float" office:value="41.799" calcext:value-type="float">
            <text:p>41.799</text:p>
          </table:table-cell>
          <table:table-cell office:value-type="float" office:value="49.618" calcext:value-type="float">
            <text:p>49.618</text:p>
          </table:table-cell>
          <table:table-cell office:value-type="float" office:value="57.56" calcext:value-type="float">
            <text:p>57.56</text:p>
          </table:table-cell>
          <table:table-cell office:value-type="float" office:value="49.5192857142857" calcext:value-type="float">
            <text:p>49.5192857142857</text:p>
          </table:table-cell>
          <table:table-cell office:value-type="float" office:value="0.517692307692308" calcext:value-type="float">
            <text:p>0.517692307692308</text:p>
          </table:table-cell>
        </table:table-row>
        <table:table-row table:style-name="ro1">
          <table:table-cell office:value-type="string" calcext:value-type="string">
            <text:p>OWID_NAM</text:p>
          </table:table-cell>
          <table:table-cell office:value-type="float" office:value="159.761" calcext:value-type="float">
            <text:p>159.761</text:p>
          </table:table-cell>
          <table:table-cell office:value-type="float" office:value="182.127" calcext:value-type="float">
            <text:p>182.127</text:p>
          </table:table-cell>
          <table:table-cell office:value-type="float" office:value="207.204" calcext:value-type="float">
            <text:p>207.204</text:p>
          </table:table-cell>
          <table:table-cell office:value-type="float" office:value="216.175" calcext:value-type="float">
            <text:p>216.175</text:p>
          </table:table-cell>
          <table:table-cell office:value-type="float" office:value="218.312" calcext:value-type="float">
            <text:p>218.312</text:p>
          </table:table-cell>
          <table:table-cell office:value-type="float" office:value="215.159" calcext:value-type="float">
            <text:p>215.159</text:p>
          </table:table-cell>
          <table:table-cell office:value-type="float" office:value="214.172" calcext:value-type="float">
            <text:p>214.172</text:p>
          </table:table-cell>
          <table:table-cell office:value-type="float" office:value="216.359" calcext:value-type="float">
            <text:p>216.359</text:p>
          </table:table-cell>
          <table:table-cell office:value-type="float" office:value="214.323" calcext:value-type="float">
            <text:p>214.323</text:p>
          </table:table-cell>
          <table:table-cell office:value-type="float" office:value="216.692" calcext:value-type="float">
            <text:p>216.692</text:p>
          </table:table-cell>
          <table:table-cell office:value-type="float" office:value="215.979" calcext:value-type="float">
            <text:p>215.979</text:p>
          </table:table-cell>
          <table:table-cell office:value-type="float" office:value="215.912" calcext:value-type="float">
            <text:p>215.912</text:p>
          </table:table-cell>
          <table:table-cell office:value-type="float" office:value="218.12" calcext:value-type="float">
            <text:p>218.12</text:p>
          </table:table-cell>
          <table:table-cell office:value-type="float" office:value="219.695" calcext:value-type="float">
            <text:p>219.695</text:p>
          </table:table-cell>
          <table:table-cell office:value-type="float" office:value="219.058" calcext:value-type="float">
            <text:p>219.058</text:p>
          </table:table-cell>
          <table:table-cell office:value-type="float" office:value="223.407" calcext:value-type="float">
            <text:p>223.407</text:p>
          </table:table-cell>
          <table:table-cell office:value-type="float" office:value="230.202" calcext:value-type="float">
            <text:p>230.202</text:p>
          </table:table-cell>
          <table:table-cell office:value-type="float" office:value="235.459" calcext:value-type="float">
            <text:p>235.459</text:p>
          </table:table-cell>
          <table:table-cell office:value-type="float" office:value="245.183" calcext:value-type="float">
            <text:p>245.183</text:p>
          </table:table-cell>
          <table:table-cell office:value-type="float" office:value="260.902" calcext:value-type="float">
            <text:p>260.902</text:p>
          </table:table-cell>
          <table:table-cell office:value-type="float" office:value="277.317" calcext:value-type="float">
            <text:p>277.317</text:p>
          </table:table-cell>
          <table:table-cell office:value-type="float" office:value="302.652" calcext:value-type="float">
            <text:p>302.652</text:p>
          </table:table-cell>
          <table:table-cell office:value-type="float" office:value="337.35" calcext:value-type="float">
            <text:p>337.35</text:p>
          </table:table-cell>
          <table:table-cell office:value-type="float" office:value="348.888" calcext:value-type="float">
            <text:p>348.888</text:p>
          </table:table-cell>
          <table:table-cell office:value-type="float" office:value="345.778" calcext:value-type="float">
            <text:p>345.778</text:p>
          </table:table-cell>
          <table:table-cell office:value-type="float" office:value="368.475" calcext:value-type="float">
            <text:p>368.475</text:p>
          </table:table-cell>
          <table:table-cell office:value-type="float" office:value="441.314" calcext:value-type="float">
            <text:p>441.314</text:p>
          </table:table-cell>
          <table:table-cell office:value-type="float" office:value="485.969" calcext:value-type="float">
            <text:p>485.969</text:p>
          </table:table-cell>
          <table:table-cell office:value-type="float" office:value="563.652" calcext:value-type="float">
            <text:p>563.652</text:p>
          </table:table-cell>
          <table:table-cell office:value-type="float" office:value="644.919" calcext:value-type="float">
            <text:p>644.919</text:p>
          </table:table-cell>
          <table:table-cell office:value-type="float" office:value="715.776" calcext:value-type="float">
            <text:p>715.776</text:p>
          </table:table-cell>
          <table:table-cell office:value-type="float" office:value="734.266" calcext:value-type="float">
            <text:p>734.266</text:p>
          </table:table-cell>
          <table:table-cell office:value-type="float" office:value="754.209" calcext:value-type="float">
            <text:p>754.209</text:p>
          </table:table-cell>
          <table:table-cell office:value-type="float" office:value="909.743" calcext:value-type="float">
            <text:p>909.743</text:p>
          </table:table-cell>
          <table:table-cell office:value-type="float" office:value="1038.16" calcext:value-type="float">
            <text:p>1038.16</text:p>
          </table:table-cell>
          <table:table-cell office:value-type="float" office:value="1065.702" calcext:value-type="float">
            <text:p>1065.702</text:p>
          </table:table-cell>
          <table:table-cell office:value-type="float" office:value="1123.912" calcext:value-type="float">
            <text:p>1123.912</text:p>
          </table:table-cell>
          <table:table-cell office:value-type="float" office:value="1232.184" calcext:value-type="float">
            <text:p>1232.184</text:p>
          </table:table-cell>
          <table:table-cell office:value-type="float" office:value="1305.8" calcext:value-type="float">
            <text:p>1305.8</text:p>
          </table:table-cell>
          <table:table-cell office:value-type="float" office:value="1326.564" calcext:value-type="float">
            <text:p>1326.564</text:p>
          </table:table-cell>
          <table:table-cell office:value-type="float" office:value="68.1828571428571" calcext:value-type="float">
            <text:p>68.1828571428571</text:p>
          </table:table-cell>
          <table:table-cell office:value-type="float" office:value="14.4538461538462" calcext:value-type="float">
            <text:p>14.4538461538462</text:p>
          </table:table-cell>
        </table:table-row>
        <table:table-row table:style-name="ro1">
          <table:table-cell office:value-type="string" calcext:value-type="string">
            <text:p>OWID_OCE</text:p>
          </table:table-cell>
          <table:table-cell office:value-type="float" office:value="41.059" calcext:value-type="float">
            <text:p>41.059</text:p>
          </table:table-cell>
          <table:table-cell office:value-type="float" office:value="40.332" calcext:value-type="float">
            <text:p>40.332</text:p>
          </table:table-cell>
          <table:table-cell office:value-type="float" office:value="40.732" calcext:value-type="float">
            <text:p>40.732</text:p>
          </table:table-cell>
          <table:table-cell office:value-type="float" office:value="40.547" calcext:value-type="float">
            <text:p>40.547</text:p>
          </table:table-cell>
          <table:table-cell office:value-type="float" office:value="40.881" calcext:value-type="float">
            <text:p>40.881</text:p>
          </table:table-cell>
          <table:table-cell office:value-type="float" office:value="41.763" calcext:value-type="float">
            <text:p>41.763</text:p>
          </table:table-cell>
          <table:table-cell office:value-type="float" office:value="42.675" calcext:value-type="float">
            <text:p>42.675</text:p>
          </table:table-cell>
          <table:table-cell office:value-type="float" office:value="39.43" calcext:value-type="float">
            <text:p>39.43</text:p>
          </table:table-cell>
          <table:table-cell office:value-type="float" office:value="39.8" calcext:value-type="float">
            <text:p>39.8</text:p>
          </table:table-cell>
          <table:table-cell office:value-type="float" office:value="40.084" calcext:value-type="float">
            <text:p>40.084</text:p>
          </table:table-cell>
          <table:table-cell office:value-type="float" office:value="41.039" calcext:value-type="float">
            <text:p>41.039</text:p>
          </table:table-cell>
          <table:table-cell office:value-type="float" office:value="42.586" calcext:value-type="float">
            <text:p>42.586</text:p>
          </table:table-cell>
          <table:table-cell office:value-type="float" office:value="44.265" calcext:value-type="float">
            <text:p>44.265</text:p>
          </table:table-cell>
          <table:table-cell office:value-type="float" office:value="47.478" calcext:value-type="float">
            <text:p>47.478</text:p>
          </table:table-cell>
          <table:table-cell office:value-type="float" office:value="53.137" calcext:value-type="float">
            <text:p>53.137</text:p>
          </table:table-cell>
          <table:table-cell office:value-type="float" office:value="59.893" calcext:value-type="float">
            <text:p>59.893</text:p>
          </table:table-cell>
          <table:table-cell office:value-type="float" office:value="67.158" calcext:value-type="float">
            <text:p>67.158</text:p>
          </table:table-cell>
          <table:table-cell office:value-type="float" office:value="74.678" calcext:value-type="float">
            <text:p>74.678</text:p>
          </table:table-cell>
          <table:table-cell office:value-type="float" office:value="81.5" calcext:value-type="float">
            <text:p>81.5</text:p>
          </table:table-cell>
          <table:table-cell office:value-type="float" office:value="89.763" calcext:value-type="float">
            <text:p>89.763</text:p>
          </table:table-cell>
          <table:table-cell office:value-type="float" office:value="98.671" calcext:value-type="float">
            <text:p>98.671</text:p>
          </table:table-cell>
          <table:table-cell office:value-type="float" office:value="115.234" calcext:value-type="float">
            <text:p>115.234</text:p>
          </table:table-cell>
          <table:table-cell office:value-type="float" office:value="129.844" calcext:value-type="float">
            <text:p>129.844</text:p>
          </table:table-cell>
          <table:table-cell office:value-type="float" office:value="149.24" calcext:value-type="float">
            <text:p>149.24</text:p>
          </table:table-cell>
          <table:table-cell office:value-type="float" office:value="167.994" calcext:value-type="float">
            <text:p>167.994</text:p>
          </table:table-cell>
          <table:table-cell office:value-type="float" office:value="187.255" calcext:value-type="float">
            <text:p>187.255</text:p>
          </table:table-cell>
          <table:table-cell office:value-type="float" office:value="211.942" calcext:value-type="float">
            <text:p>211.942</text:p>
          </table:table-cell>
          <table:table-cell office:value-type="float" office:value="251.99" calcext:value-type="float">
            <text:p>251.99</text:p>
          </table:table-cell>
          <table:table-cell office:value-type="float" office:value="296.024" calcext:value-type="float">
            <text:p>296.024</text:p>
          </table:table-cell>
          <table:table-cell office:value-type="float" office:value="380.486" calcext:value-type="float">
            <text:p>380.486</text:p>
          </table:table-cell>
          <table:table-cell office:value-type="float" office:value="373.217" calcext:value-type="float">
            <text:p>373.217</text:p>
          </table:table-cell>
          <table:table-cell office:value-type="float" office:value="542.99" calcext:value-type="float">
            <text:p>542.99</text:p>
          </table:table-cell>
          <table:table-cell office:value-type="float" office:value="608.314" calcext:value-type="float">
            <text:p>608.314</text:p>
          </table:table-cell>
          <table:table-cell office:value-type="float" office:value="719.42" calcext:value-type="float">
            <text:p>719.42</text:p>
          </table:table-cell>
          <table:table-cell office:value-type="float" office:value="898.014" calcext:value-type="float">
            <text:p>898.014</text:p>
          </table:table-cell>
          <table:table-cell office:value-type="float" office:value="1077.518" calcext:value-type="float">
            <text:p>1077.518</text:p>
          </table:table-cell>
          <table:table-cell office:value-type="float" office:value="1224.94" calcext:value-type="float">
            <text:p>1224.94</text:p>
          </table:table-cell>
          <table:table-cell office:value-type="float" office:value="1523.575" calcext:value-type="float">
            <text:p>1523.575</text:p>
          </table:table-cell>
          <table:table-cell office:value-type="float" office:value="1697.784" calcext:value-type="float">
            <text:p>1697.784</text:p>
          </table:table-cell>
          <table:table-cell office:value-type="float" office:value="1840.687" calcext:value-type="float">
            <text:p>1840.687</text:p>
          </table:table-cell>
          <table:table-cell office:value-type="float" office:value="60.9257142857143" calcext:value-type="float">
            <text:p>60.9257142857143</text:p>
          </table:table-cell>
          <table:table-cell office:value-type="float" office:value="7.00538461538461" calcext:value-type="float">
            <text:p>7.00538461538461</text:p>
          </table:table-cell>
        </table:table-row>
        <table:table-row table:style-name="ro1">
          <table:table-cell office:value-type="string" calcext:value-type="string">
            <text:p>OWID_SAM</text:p>
          </table:table-cell>
          <table:table-cell office:value-type="float" office:value="44.229" calcext:value-type="float">
            <text:p>44.229</text:p>
          </table:table-cell>
          <table:table-cell office:value-type="float" office:value="43.304" calcext:value-type="float">
            <text:p>43.304</text:p>
          </table:table-cell>
          <table:table-cell office:value-type="float" office:value="42.87" calcext:value-type="float">
            <text:p>42.87</text:p>
          </table:table-cell>
          <table:table-cell office:value-type="float" office:value="43.047" calcext:value-type="float">
            <text:p>43.047</text:p>
          </table:table-cell>
          <table:table-cell office:value-type="float" office:value="42.95" calcext:value-type="float">
            <text:p>42.95</text:p>
          </table:table-cell>
          <table:table-cell office:value-type="float" office:value="43.33" calcext:value-type="float">
            <text:p>43.33</text:p>
          </table:table-cell>
          <table:table-cell office:value-type="float" office:value="44.133" calcext:value-type="float">
            <text:p>44.133</text:p>
          </table:table-cell>
          <table:table-cell office:value-type="float" office:value="42.372" calcext:value-type="float">
            <text:p>42.372</text:p>
          </table:table-cell>
          <table:table-cell office:value-type="float" office:value="41.697" calcext:value-type="float">
            <text:p>41.697</text:p>
          </table:table-cell>
          <table:table-cell office:value-type="float" office:value="40.437" calcext:value-type="float">
            <text:p>40.437</text:p>
          </table:table-cell>
          <table:table-cell office:value-type="float" office:value="39.206" calcext:value-type="float">
            <text:p>39.206</text:p>
          </table:table-cell>
          <table:table-cell office:value-type="float" office:value="39.552" calcext:value-type="float">
            <text:p>39.552</text:p>
          </table:table-cell>
          <table:table-cell office:value-type="float" office:value="37.649" calcext:value-type="float">
            <text:p>37.649</text:p>
          </table:table-cell>
          <table:table-cell office:value-type="float" office:value="35.739" calcext:value-type="float">
            <text:p>35.739</text:p>
          </table:table-cell>
          <table:table-cell office:value-type="float" office:value="36.095" calcext:value-type="float">
            <text:p>36.095</text:p>
          </table:table-cell>
          <table:table-cell office:value-type="float" office:value="35.028" calcext:value-type="float">
            <text:p>35.028</text:p>
          </table:table-cell>
          <table:table-cell office:value-type="float" office:value="35.577" calcext:value-type="float">
            <text:p>35.577</text:p>
          </table:table-cell>
          <table:table-cell office:value-type="float" office:value="36.583" calcext:value-type="float">
            <text:p>36.583</text:p>
          </table:table-cell>
          <table:table-cell office:value-type="float" office:value="36" calcext:value-type="float">
            <text:p>36</text:p>
          </table:table-cell>
          <table:table-cell office:value-type="float" office:value="36.851" calcext:value-type="float">
            <text:p>36.851</text:p>
          </table:table-cell>
          <table:table-cell office:value-type="float" office:value="39.66" calcext:value-type="float">
            <text:p>39.66</text:p>
          </table:table-cell>
          <table:table-cell office:value-type="float" office:value="40.296" calcext:value-type="float">
            <text:p>40.296</text:p>
          </table:table-cell>
          <table:table-cell office:value-type="float" office:value="43.074" calcext:value-type="float">
            <text:p>43.074</text:p>
          </table:table-cell>
          <table:table-cell office:value-type="float" office:value="47.855" calcext:value-type="float">
            <text:p>47.855</text:p>
          </table:table-cell>
          <table:table-cell office:value-type="float" office:value="49.351" calcext:value-type="float">
            <text:p>49.351</text:p>
          </table:table-cell>
          <table:table-cell office:value-type="float" office:value="51.895" calcext:value-type="float">
            <text:p>51.895</text:p>
          </table:table-cell>
          <table:table-cell office:value-type="float" office:value="60.217" calcext:value-type="float">
            <text:p>60.217</text:p>
          </table:table-cell>
          <table:table-cell office:value-type="float" office:value="70.356" calcext:value-type="float">
            <text:p>70.356</text:p>
          </table:table-cell>
          <table:table-cell office:value-type="float" office:value="86.937" calcext:value-type="float">
            <text:p>86.937</text:p>
          </table:table-cell>
          <table:table-cell office:value-type="float" office:value="108.252" calcext:value-type="float">
            <text:p>108.252</text:p>
          </table:table-cell>
          <table:table-cell office:value-type="float" office:value="125.978" calcext:value-type="float">
            <text:p>125.978</text:p>
          </table:table-cell>
          <table:table-cell office:value-type="float" office:value="133.162" calcext:value-type="float">
            <text:p>133.162</text:p>
          </table:table-cell>
          <table:table-cell office:value-type="float" office:value="143.268" calcext:value-type="float">
            <text:p>143.268</text:p>
          </table:table-cell>
          <table:table-cell office:value-type="float" office:value="160.392" calcext:value-type="float">
            <text:p>160.392</text:p>
          </table:table-cell>
          <table:table-cell office:value-type="float" office:value="183.188" calcext:value-type="float">
            <text:p>183.188</text:p>
          </table:table-cell>
          <table:table-cell office:value-type="float" office:value="205.993" calcext:value-type="float">
            <text:p>205.993</text:p>
          </table:table-cell>
          <table:table-cell office:value-type="float" office:value="232.773" calcext:value-type="float">
            <text:p>232.773</text:p>
          </table:table-cell>
          <table:table-cell office:value-type="float" office:value="260.806" calcext:value-type="float">
            <text:p>260.806</text:p>
          </table:table-cell>
          <table:table-cell office:value-type="float" office:value="305.791" calcext:value-type="float">
            <text:p>305.791</text:p>
          </table:table-cell>
          <table:table-cell office:value-type="float" office:value="395.314" calcext:value-type="float">
            <text:p>395.314</text:p>
          </table:table-cell>
          <table:table-cell office:value-type="float" office:value="75.9785714285714" calcext:value-type="float">
            <text:p>75.9785714285714</text:p>
          </table:table-cell>
          <table:table-cell office:value-type="float" office:value="12.7284615384615" calcext:value-type="float">
            <text:p>12.7284615384615</text:p>
          </table:table-cell>
        </table:table-row>
        <table:table-row table:style-name="ro1">
          <table:table-cell office:value-type="string" calcext:value-type="string">
            <text:p>OWID_UMC</text:p>
          </table:table-cell>
          <table:table-cell office:value-type="float" office:value="46.02" calcext:value-type="float">
            <text:p>46.02</text:p>
          </table:table-cell>
          <table:table-cell office:value-type="float" office:value="45.109" calcext:value-type="float">
            <text:p>45.109</text:p>
          </table:table-cell>
          <table:table-cell office:value-type="float" office:value="45.314" calcext:value-type="float">
            <text:p>45.314</text:p>
          </table:table-cell>
          <table:table-cell office:value-type="float" office:value="46.253" calcext:value-type="float">
            <text:p>46.253</text:p>
          </table:table-cell>
          <table:table-cell office:value-type="float" office:value="46.812" calcext:value-type="float">
            <text:p>46.812</text:p>
          </table:table-cell>
          <table:table-cell office:value-type="float" office:value="46.468" calcext:value-type="float">
            <text:p>46.468</text:p>
          </table:table-cell>
          <table:table-cell office:value-type="float" office:value="46.544" calcext:value-type="float">
            <text:p>46.544</text:p>
          </table:table-cell>
          <table:table-cell office:value-type="float" office:value="46.567" calcext:value-type="float">
            <text:p>46.567</text:p>
          </table:table-cell>
          <table:table-cell office:value-type="float" office:value="47.015" calcext:value-type="float">
            <text:p>47.015</text:p>
          </table:table-cell>
          <table:table-cell office:value-type="float" office:value="46.449" calcext:value-type="float">
            <text:p>46.449</text:p>
          </table:table-cell>
          <table:table-cell office:value-type="float" office:value="45.693" calcext:value-type="float">
            <text:p>45.693</text:p>
          </table:table-cell>
          <table:table-cell office:value-type="float" office:value="46.281" calcext:value-type="float">
            <text:p>46.281</text:p>
          </table:table-cell>
          <table:table-cell office:value-type="float" office:value="45.874" calcext:value-type="float">
            <text:p>45.874</text:p>
          </table:table-cell>
          <table:table-cell office:value-type="float" office:value="45.983" calcext:value-type="float">
            <text:p>45.983</text:p>
          </table:table-cell>
          <table:table-cell office:value-type="float" office:value="45.764" calcext:value-type="float">
            <text:p>45.764</text:p>
          </table:table-cell>
          <table:table-cell office:value-type="float" office:value="45.347" calcext:value-type="float">
            <text:p>45.347</text:p>
          </table:table-cell>
          <table:table-cell office:value-type="float" office:value="44.751" calcext:value-type="float">
            <text:p>44.751</text:p>
          </table:table-cell>
          <table:table-cell office:value-type="float" office:value="44.449" calcext:value-type="float">
            <text:p>44.449</text:p>
          </table:table-cell>
          <table:table-cell office:value-type="float" office:value="42.946" calcext:value-type="float">
            <text:p>42.946</text:p>
          </table:table-cell>
          <table:table-cell office:value-type="float" office:value="42.889" calcext:value-type="float">
            <text:p>42.889</text:p>
          </table:table-cell>
          <table:table-cell office:value-type="float" office:value="42.106" calcext:value-type="float">
            <text:p>42.106</text:p>
          </table:table-cell>
          <table:table-cell office:value-type="float" office:value="41.537" calcext:value-type="float">
            <text:p>41.537</text:p>
          </table:table-cell>
          <table:table-cell office:value-type="float" office:value="41.354" calcext:value-type="float">
            <text:p>41.354</text:p>
          </table:table-cell>
          <table:table-cell office:value-type="float" office:value="42.144" calcext:value-type="float">
            <text:p>42.144</text:p>
          </table:table-cell>
          <table:table-cell office:value-type="float" office:value="41.195" calcext:value-type="float">
            <text:p>41.195</text:p>
          </table:table-cell>
          <table:table-cell office:value-type="float" office:value="41.909" calcext:value-type="float">
            <text:p>41.909</text:p>
          </table:table-cell>
          <table:table-cell office:value-type="float" office:value="42.908" calcext:value-type="float">
            <text:p>42.908</text:p>
          </table:table-cell>
          <table:table-cell office:value-type="float" office:value="44.778" calcext:value-type="float">
            <text:p>44.778</text:p>
          </table:table-cell>
          <table:table-cell office:value-type="float" office:value="45.564" calcext:value-type="float">
            <text:p>45.564</text:p>
          </table:table-cell>
          <table:table-cell office:value-type="float" office:value="52.261" calcext:value-type="float">
            <text:p>52.261</text:p>
          </table:table-cell>
          <table:table-cell office:value-type="float" office:value="57.163" calcext:value-type="float">
            <text:p>57.163</text:p>
          </table:table-cell>
          <table:table-cell office:value-type="float" office:value="60.616" calcext:value-type="float">
            <text:p>60.616</text:p>
          </table:table-cell>
          <table:table-cell office:value-type="float" office:value="61.194" calcext:value-type="float">
            <text:p>61.194</text:p>
          </table:table-cell>
          <table:table-cell office:value-type="float" office:value="64.904" calcext:value-type="float">
            <text:p>64.904</text:p>
          </table:table-cell>
          <table:table-cell office:value-type="float" office:value="72.225" calcext:value-type="float">
            <text:p>72.225</text:p>
          </table:table-cell>
          <table:table-cell office:value-type="float" office:value="81.784" calcext:value-type="float">
            <text:p>81.784</text:p>
          </table:table-cell>
          <table:table-cell office:value-type="float" office:value="88.748" calcext:value-type="float">
            <text:p>88.748</text:p>
          </table:table-cell>
          <table:table-cell office:value-type="float" office:value="96.663" calcext:value-type="float">
            <text:p>96.663</text:p>
          </table:table-cell>
          <table:table-cell office:value-type="float" office:value="107.9" calcext:value-type="float">
            <text:p>107.9</text:p>
          </table:table-cell>
          <table:table-cell office:value-type="float" office:value="127.771" calcext:value-type="float">
            <text:p>127.771</text:p>
          </table:table-cell>
          <table:table-cell office:value-type="float" office:value="78.0971428571429" calcext:value-type="float">
            <text:p>78.0971428571429</text:p>
          </table:table-cell>
          <table:table-cell office:value-type="float" office:value="10.5061538461538" calcext:value-type="float">
            <text:p>10.5061538461538</text:p>
          </table:table-cell>
        </table:table-row>
        <table:table-row table:style-name="ro1">
          <table:table-cell office:value-type="string" calcext:value-type="string">
            <text:p>OWID_WRL</text:p>
          </table:table-cell>
          <table:table-cell office:value-type="float" office:value="73.408" calcext:value-type="float">
            <text:p>73.408</text:p>
          </table:table-cell>
          <table:table-cell office:value-type="float" office:value="75.259" calcext:value-type="float">
            <text:p>75.259</text:p>
          </table:table-cell>
          <table:table-cell office:value-type="float" office:value="77.428" calcext:value-type="float">
            <text:p>77.428</text:p>
          </table:table-cell>
          <table:table-cell office:value-type="float" office:value="78.468" calcext:value-type="float">
            <text:p>78.468</text:p>
          </table:table-cell>
          <table:table-cell office:value-type="float" office:value="79.049" calcext:value-type="float">
            <text:p>79.049</text:p>
          </table:table-cell>
          <table:table-cell office:value-type="float" office:value="77.773" calcext:value-type="float">
            <text:p>77.773</text:p>
          </table:table-cell>
          <table:table-cell office:value-type="float" office:value="78.987" calcext:value-type="float">
            <text:p>78.987</text:p>
          </table:table-cell>
          <table:table-cell office:value-type="float" office:value="78.353" calcext:value-type="float">
            <text:p>78.353</text:p>
          </table:table-cell>
          <table:table-cell office:value-type="float" office:value="78.852" calcext:value-type="float">
            <text:p>78.852</text:p>
          </table:table-cell>
          <table:table-cell office:value-type="float" office:value="78.547" calcext:value-type="float">
            <text:p>78.547</text:p>
          </table:table-cell>
          <table:table-cell office:value-type="float" office:value="78.314" calcext:value-type="float">
            <text:p>78.314</text:p>
          </table:table-cell>
          <table:table-cell office:value-type="float" office:value="78.268" calcext:value-type="float">
            <text:p>78.268</text:p>
          </table:table-cell>
          <table:table-cell office:value-type="float" office:value="78.97" calcext:value-type="float">
            <text:p>78.97</text:p>
          </table:table-cell>
          <table:table-cell office:value-type="float" office:value="78.348" calcext:value-type="float">
            <text:p>78.348</text:p>
          </table:table-cell>
          <table:table-cell office:value-type="float" office:value="79.546" calcext:value-type="float">
            <text:p>79.546</text:p>
          </table:table-cell>
          <table:table-cell office:value-type="float" office:value="79.79" calcext:value-type="float">
            <text:p>79.79</text:p>
          </table:table-cell>
          <table:table-cell office:value-type="float" office:value="80.361" calcext:value-type="float">
            <text:p>80.361</text:p>
          </table:table-cell>
          <table:table-cell office:value-type="float" office:value="81.82" calcext:value-type="float">
            <text:p>81.82</text:p>
          </table:table-cell>
          <table:table-cell office:value-type="float" office:value="82.577" calcext:value-type="float">
            <text:p>82.577</text:p>
          </table:table-cell>
          <table:table-cell office:value-type="float" office:value="84.777" calcext:value-type="float">
            <text:p>84.777</text:p>
          </table:table-cell>
          <table:table-cell office:value-type="float" office:value="87.179" calcext:value-type="float">
            <text:p>87.179</text:p>
          </table:table-cell>
          <table:table-cell office:value-type="float" office:value="90.14" calcext:value-type="float">
            <text:p>90.14</text:p>
          </table:table-cell>
          <table:table-cell office:value-type="float" office:value="94.665" calcext:value-type="float">
            <text:p>94.665</text:p>
          </table:table-cell>
          <table:table-cell office:value-type="float" office:value="96.47" calcext:value-type="float">
            <text:p>96.47</text:p>
          </table:table-cell>
          <table:table-cell office:value-type="float" office:value="97.526" calcext:value-type="float">
            <text:p>97.526</text:p>
          </table:table-cell>
          <table:table-cell office:value-type="float" office:value="99.61" calcext:value-type="float">
            <text:p>99.61</text:p>
          </table:table-cell>
          <table:table-cell office:value-type="float" office:value="109.779" calcext:value-type="float">
            <text:p>109.779</text:p>
          </table:table-cell>
          <table:table-cell office:value-type="float" office:value="119.08" calcext:value-type="float">
            <text:p>119.08</text:p>
          </table:table-cell>
          <table:table-cell office:value-type="float" office:value="133.624" calcext:value-type="float">
            <text:p>133.624</text:p>
          </table:table-cell>
          <table:table-cell office:value-type="float" office:value="151.412" calcext:value-type="float">
            <text:p>151.412</text:p>
          </table:table-cell>
          <table:table-cell office:value-type="float" office:value="166.683" calcext:value-type="float">
            <text:p>166.683</text:p>
          </table:table-cell>
          <table:table-cell office:value-type="float" office:value="175.605" calcext:value-type="float">
            <text:p>175.605</text:p>
          </table:table-cell>
          <table:table-cell office:value-type="float" office:value="180.597" calcext:value-type="float">
            <text:p>180.597</text:p>
          </table:table-cell>
          <table:table-cell office:value-type="float" office:value="202.535" calcext:value-type="float">
            <text:p>202.535</text:p>
          </table:table-cell>
          <table:table-cell office:value-type="float" office:value="224.984" calcext:value-type="float">
            <text:p>224.984</text:p>
          </table:table-cell>
          <table:table-cell office:value-type="float" office:value="239.555" calcext:value-type="float">
            <text:p>239.555</text:p>
          </table:table-cell>
          <table:table-cell office:value-type="float" office:value="249.504" calcext:value-type="float">
            <text:p>249.504</text:p>
          </table:table-cell>
          <table:table-cell office:value-type="float" office:value="271.438" calcext:value-type="float">
            <text:p>271.438</text:p>
          </table:table-cell>
          <table:table-cell office:value-type="float" office:value="287.704" calcext:value-type="float">
            <text:p>287.704</text:p>
          </table:table-cell>
          <table:table-cell office:value-type="float" office:value="307.542" calcext:value-type="float">
            <text:p>307.542</text:p>
          </table:table-cell>
          <table:table-cell office:value-type="float" office:value="58.3857142857143" calcext:value-type="float">
            <text:p>58.3857142857143</text:p>
          </table:table-cell>
          <table:table-cell office:value-type="float" office:value="7.39923076923077" calcext:value-type="float">
            <text:p>7.39923076923077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1.528" calcext:value-type="float">
            <text:p>1.528</text:p>
          </table:table-cell>
          <table:table-cell office:value-type="float" office:value="1.616" calcext:value-type="float">
            <text:p>1.616</text:p>
          </table:table-cell>
          <table:table-cell office:value-type="float" office:value="1.628" calcext:value-type="float">
            <text:p>1.628</text:p>
          </table:table-cell>
          <table:table-cell office:value-type="float" office:value="1.672" calcext:value-type="float">
            <text:p>1.672</text:p>
          </table:table-cell>
          <table:table-cell office:value-type="float" office:value="1.774" calcext:value-type="float">
            <text:p>1.774</text:p>
          </table:table-cell>
          <table:table-cell office:value-type="float" office:value="1.62" calcext:value-type="float">
            <text:p>1.62</text:p>
          </table:table-cell>
          <table:table-cell office:value-type="float" office:value="1.554" calcext:value-type="float">
            <text:p>1.554</text:p>
          </table:table-cell>
          <table:table-cell office:value-type="float" office:value="1.536" calcext:value-type="float">
            <text:p>1.536</text:p>
          </table:table-cell>
          <table:table-cell office:value-type="float" office:value="1.487" calcext:value-type="float">
            <text:p>1.487</text:p>
          </table:table-cell>
          <table:table-cell office:value-type="float" office:value="1.464" calcext:value-type="float">
            <text:p>1.464</text:p>
          </table:table-cell>
          <table:table-cell office:value-type="float" office:value="1.411" calcext:value-type="float">
            <text:p>1.411</text:p>
          </table:table-cell>
          <table:table-cell office:value-type="float" office:value="1.352" calcext:value-type="float">
            <text:p>1.352</text:p>
          </table:table-cell>
          <table:table-cell office:value-type="float" office:value="1.364" calcext:value-type="float">
            <text:p>1.364</text:p>
          </table:table-cell>
          <table:table-cell office:value-type="float" office:value="1.402" calcext:value-type="float">
            <text:p>1.402</text:p>
          </table:table-cell>
          <table:table-cell office:value-type="float" office:value="1.371" calcext:value-type="float">
            <text:p>1.371</text:p>
          </table:table-cell>
          <table:table-cell office:value-type="float" office:value="1.348" calcext:value-type="float">
            <text:p>1.348</text:p>
          </table:table-cell>
          <table:table-cell office:value-type="float" office:value="1.097" calcext:value-type="float">
            <text:p>1.097</text:p>
          </table:table-cell>
          <table:table-cell office:value-type="float" office:value="1.306" calcext:value-type="float">
            <text:p>1.306</text:p>
          </table:table-cell>
          <table:table-cell office:value-type="float" office:value="1.379" calcext:value-type="float">
            <text:p>1.379</text:p>
          </table:table-cell>
          <table:table-cell office:value-type="float" office:value="1.392" calcext:value-type="float">
            <text:p>1.392</text:p>
          </table:table-cell>
          <table:table-cell office:value-type="float" office:value="1.354" calcext:value-type="float">
            <text:p>1.354</text:p>
          </table:table-cell>
          <table:table-cell office:value-type="float" office:value="1.391" calcext:value-type="float">
            <text:p>1.391</text:p>
          </table:table-cell>
          <table:table-cell office:value-type="float" office:value="1.419" calcext:value-type="float">
            <text:p>1.419</text:p>
          </table:table-cell>
          <table:table-cell office:value-type="float" office:value="1.643" calcext:value-type="float">
            <text:p>1.643</text:p>
          </table:table-cell>
          <table:table-cell office:value-type="float" office:value="1.479" calcext:value-type="float">
            <text:p>1.479</text:p>
          </table:table-cell>
          <table:table-cell office:value-type="float" office:value="1.426" calcext:value-type="float">
            <text:p>1.426</text:p>
          </table:table-cell>
          <table:table-cell office:value-type="float" office:value="1.455" calcext:value-type="float">
            <text:p>1.455</text:p>
          </table:table-cell>
          <table:table-cell office:value-type="float" office:value="1.479" calcext:value-type="float">
            <text:p>1.479</text:p>
          </table:table-cell>
          <table:table-cell office:value-type="float" office:value="1.557" calcext:value-type="float">
            <text:p>1.557</text:p>
          </table:table-cell>
          <table:table-cell office:value-type="float" office:value="1.68" calcext:value-type="float">
            <text:p>1.68</text:p>
          </table:table-cell>
          <table:table-cell office:value-type="float" office:value="1.809" calcext:value-type="float">
            <text:p>1.809</text:p>
          </table:table-cell>
          <table:table-cell office:value-type="float" office:value="1.958" calcext:value-type="float">
            <text:p>1.958</text:p>
          </table:table-cell>
          <table:table-cell office:value-type="float" office:value="2.233" calcext:value-type="float">
            <text:p>2.233</text:p>
          </table:table-cell>
          <table:table-cell office:value-type="float" office:value="2.432" calcext:value-type="float">
            <text:p>2.432</text:p>
          </table:table-cell>
          <table:table-cell office:value-type="float" office:value="2.781" calcext:value-type="float">
            <text:p>2.781</text:p>
          </table:table-cell>
          <table:table-cell office:value-type="float" office:value="3.164" calcext:value-type="float">
            <text:p>3.164</text:p>
          </table:table-cell>
          <table:table-cell office:value-type="float" office:value="3.657" calcext:value-type="float">
            <text:p>3.657</text:p>
          </table:table-cell>
          <table:table-cell office:value-type="float" office:value="4.157" calcext:value-type="float">
            <text:p>4.157</text:p>
          </table:table-cell>
          <table:table-cell office:value-type="float" office:value="4.777" calcext:value-type="float">
            <text:p>4.777</text:p>
          </table:table-cell>
          <table:table-cell office:value-type="float" office:value="5.374" calcext:value-type="float">
            <text:p>5.374</text:p>
          </table:table-cell>
          <table:table-cell office:value-type="float" office:value="43.33" calcext:value-type="float">
            <text:p>43.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44.961" calcext:value-type="float">
            <text:p>44.961</text:p>
          </table:table-cell>
          <table:table-cell office:value-type="float" office:value="47.667" calcext:value-type="float">
            <text:p>47.667</text:p>
          </table:table-cell>
          <table:table-cell office:value-type="float" office:value="47.178" calcext:value-type="float">
            <text:p>47.178</text:p>
          </table:table-cell>
          <table:table-cell office:value-type="float" office:value="40.331" calcext:value-type="float">
            <text:p>40.331</text:p>
          </table:table-cell>
          <table:table-cell office:value-type="float" office:value="56.959" calcext:value-type="float">
            <text:p>56.959</text:p>
          </table:table-cell>
          <table:table-cell office:value-type="float" office:value="50.178" calcext:value-type="float">
            <text:p>50.178</text:p>
          </table:table-cell>
          <table:table-cell office:value-type="float" office:value="48.547" calcext:value-type="float">
            <text:p>48.547</text:p>
          </table:table-cell>
          <table:table-cell office:value-type="float" office:value="51.286" calcext:value-type="float">
            <text:p>51.286</text:p>
          </table:table-cell>
          <table:table-cell office:value-type="float" office:value="59.176" calcext:value-type="float">
            <text:p>59.176</text:p>
          </table:table-cell>
          <table:table-cell office:value-type="float" office:value="54.579" calcext:value-type="float">
            <text:p>54.579</text:p>
          </table:table-cell>
          <table:table-cell office:value-type="float" office:value="66.186" calcext:value-type="float">
            <text:p>66.186</text:p>
          </table:table-cell>
          <table:table-cell table:number-columns-repeated="2" office:value-type="float" office:value="56.34" calcext:value-type="float">
            <text:p>56.34</text:p>
          </table:table-cell>
          <table:table-cell office:value-type="float" office:value="71.957" calcext:value-type="float">
            <text:p>71.957</text:p>
          </table:table-cell>
          <table:table-cell office:value-type="float" office:value="61.133" calcext:value-type="float">
            <text:p>61.133</text:p>
          </table:table-cell>
          <table:table-cell office:value-type="float" office:value="56.535" calcext:value-type="float">
            <text:p>56.535</text:p>
          </table:table-cell>
          <table:table-cell office:value-type="float" office:value="80.206" calcext:value-type="float">
            <text:p>80.206</text:p>
          </table:table-cell>
          <table:table-cell office:value-type="float" office:value="68.599" calcext:value-type="float">
            <text:p>68.599</text:p>
          </table:table-cell>
          <table:table-cell office:value-type="float" office:value="74.402" calcext:value-type="float">
            <text:p>74.402</text:p>
          </table:table-cell>
          <table:table-cell office:value-type="float" office:value="84.933" calcext:value-type="float">
            <text:p>84.933</text:p>
          </table:table-cell>
          <table:table-cell office:value-type="float" office:value="71.729" calcext:value-type="float">
            <text:p>71.729</text:p>
          </table:table-cell>
          <table:table-cell office:value-type="float" office:value="109.386" calcext:value-type="float">
            <text:p>109.386</text:p>
          </table:table-cell>
          <table:table-cell office:value-type="float" office:value="120.244" calcext:value-type="float">
            <text:p>120.244</text:p>
          </table:table-cell>
          <table:table-cell office:value-type="float" office:value="92.432" calcext:value-type="float">
            <text:p>92.432</text:p>
          </table:table-cell>
          <table:table-cell office:value-type="float" office:value="147.598" calcext:value-type="float">
            <text:p>147.598</text:p>
          </table:table-cell>
          <table:table-cell office:value-type="float" office:value="153.369" calcext:value-type="float">
            <text:p>153.369</text:p>
          </table:table-cell>
          <table:table-cell office:value-type="float" office:value="161.553" calcext:value-type="float">
            <text:p>161.553</text:p>
          </table:table-cell>
          <table:table-cell office:value-type="float" office:value="197.482" calcext:value-type="float">
            <text:p>197.482</text:p>
          </table:table-cell>
          <table:table-cell office:value-type="float" office:value="203.775" calcext:value-type="float">
            <text:p>203.775</text:p>
          </table:table-cell>
          <table:table-cell office:value-type="float" office:value="180.333" calcext:value-type="float">
            <text:p>180.333</text:p>
          </table:table-cell>
          <table:table-cell office:value-type="float" office:value="339.342" calcext:value-type="float">
            <text:p>339.342</text:p>
          </table:table-cell>
          <table:table-cell office:value-type="float" office:value="345.733" calcext:value-type="float">
            <text:p>345.733</text:p>
          </table:table-cell>
          <table:table-cell office:value-type="float" office:value="359.231" calcext:value-type="float">
            <text:p>359.231</text:p>
          </table:table-cell>
          <table:table-cell office:value-type="float" office:value="384.955" calcext:value-type="float">
            <text:p>384.955</text:p>
          </table:table-cell>
          <table:table-cell office:value-type="float" office:value="340.81" calcext:value-type="float">
            <text:p>340.81</text:p>
          </table:table-cell>
          <table:table-cell office:value-type="float" office:value="403.116" calcext:value-type="float">
            <text:p>403.116</text:p>
          </table:table-cell>
          <table:table-cell office:value-type="float" office:value="696.389" calcext:value-type="float">
            <text:p>696.389</text:p>
          </table:table-cell>
          <table:table-cell office:value-type="float" office:value="701.801" calcext:value-type="float">
            <text:p>701.801</text:p>
          </table:table-cell>
          <table:table-cell office:value-type="float" office:value="796.874" calcext:value-type="float">
            <text:p>796.874</text:p>
          </table:table-cell>
          <table:table-cell office:value-type="float" office:value="897.588" calcext:value-type="float">
            <text:p>897.588</text:p>
          </table:table-cell>
          <table:table-cell office:value-type="float" office:value="69.1554545454545" calcext:value-type="float">
            <text:p>69.1554545454545</text:p>
          </table:table-cell>
          <table:table-cell office:value-type="float" office:value="9.49545454545455" calcext:value-type="float">
            <text:p>9.49545454545455</text:p>
          </table:table-cell>
        </table:table-row>
        <table:table-row table:style-name="ro1">
          <table:table-cell office:value-type="string" calcext:value-type="string">
            <text:p>PCN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41.239" calcext:value-type="float">
            <text:p>41.239</text:p>
          </table:table-cell>
          <table:table-cell office:value-type="float" office:value="41.453" calcext:value-type="float">
            <text:p>41.453</text:p>
          </table:table-cell>
          <table:table-cell office:value-type="float" office:value="42.19" calcext:value-type="float">
            <text:p>42.19</text:p>
          </table:table-cell>
          <table:table-cell office:value-type="float" office:value="42.383" calcext:value-type="float">
            <text:p>42.383</text:p>
          </table:table-cell>
          <table:table-cell office:value-type="float" office:value="39.997" calcext:value-type="float">
            <text:p>39.997</text:p>
          </table:table-cell>
          <table:table-cell office:value-type="float" office:value="36.165" calcext:value-type="float">
            <text:p>36.165</text:p>
          </table:table-cell>
          <table:table-cell office:value-type="float" office:value="44.031" calcext:value-type="float">
            <text:p>44.031</text:p>
          </table:table-cell>
          <table:table-cell office:value-type="float" office:value="37.646" calcext:value-type="float">
            <text:p>37.646</text:p>
          </table:table-cell>
          <table:table-cell office:value-type="float" office:value="43.894" calcext:value-type="float">
            <text:p>43.894</text:p>
          </table:table-cell>
          <table:table-cell office:value-type="float" office:value="42.824" calcext:value-type="float">
            <text:p>42.824</text:p>
          </table:table-cell>
          <table:table-cell office:value-type="float" office:value="43.68" calcext:value-type="float">
            <text:p>43.68</text:p>
          </table:table-cell>
          <table:table-cell table:number-columns-repeated="2" office:value-type="float" office:value="46.926" calcext:value-type="float">
            <text:p>46.926</text:p>
          </table:table-cell>
          <table:table-cell office:value-type="float" office:value="37.192" calcext:value-type="float">
            <text:p>37.192</text:p>
          </table:table-cell>
          <table:table-cell office:value-type="float" office:value="43.522" calcext:value-type="float">
            <text:p>43.522</text:p>
          </table:table-cell>
          <table:table-cell office:value-type="float" office:value="37.621" calcext:value-type="float">
            <text:p>37.621</text:p>
          </table:table-cell>
          <table:table-cell office:value-type="float" office:value="39.196" calcext:value-type="float">
            <text:p>39.196</text:p>
          </table:table-cell>
          <table:table-cell office:value-type="float" office:value="46.648" calcext:value-type="float">
            <text:p>46.648</text:p>
          </table:table-cell>
          <table:table-cell table:number-columns-repeated="2" office:value-type="float" office:value="46.879" calcext:value-type="float">
            <text:p>46.879</text:p>
          </table:table-cell>
          <table:table-cell office:value-type="float" office:value="53.088" calcext:value-type="float">
            <text:p>53.088</text:p>
          </table:table-cell>
          <table:table-cell office:value-type="float" office:value="54.39" calcext:value-type="float">
            <text:p>54.39</text:p>
          </table:table-cell>
          <table:table-cell office:value-type="float" office:value="56.069" calcext:value-type="float">
            <text:p>56.069</text:p>
          </table:table-cell>
          <table:table-cell office:value-type="float" office:value="54.407" calcext:value-type="float">
            <text:p>54.407</text:p>
          </table:table-cell>
          <table:table-cell office:value-type="float" office:value="64.527" calcext:value-type="float">
            <text:p>64.527</text:p>
          </table:table-cell>
          <table:table-cell office:value-type="float" office:value="59.863" calcext:value-type="float">
            <text:p>59.863</text:p>
          </table:table-cell>
          <table:table-cell office:value-type="float" office:value="68.698" calcext:value-type="float">
            <text:p>68.698</text:p>
          </table:table-cell>
          <table:table-cell office:value-type="float" office:value="67.486" calcext:value-type="float">
            <text:p>67.486</text:p>
          </table:table-cell>
          <table:table-cell office:value-type="float" office:value="77.07" calcext:value-type="float">
            <text:p>77.07</text:p>
          </table:table-cell>
          <table:table-cell office:value-type="float" office:value="88.666" calcext:value-type="float">
            <text:p>88.666</text:p>
          </table:table-cell>
          <table:table-cell office:value-type="float" office:value="102.545" calcext:value-type="float">
            <text:p>102.545</text:p>
          </table:table-cell>
          <table:table-cell office:value-type="float" office:value="95.796" calcext:value-type="float">
            <text:p>95.796</text:p>
          </table:table-cell>
          <table:table-cell office:value-type="float" office:value="100.117" calcext:value-type="float">
            <text:p>100.117</text:p>
          </table:table-cell>
          <table:table-cell office:value-type="float" office:value="99.83" calcext:value-type="float">
            <text:p>99.83</text:p>
          </table:table-cell>
          <table:table-cell office:value-type="float" office:value="112.977" calcext:value-type="float">
            <text:p>112.977</text:p>
          </table:table-cell>
          <table:table-cell office:value-type="float" office:value="132.963" calcext:value-type="float">
            <text:p>132.96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95.785" calcext:value-type="float">
            <text:p>195.785</text:p>
          </table:table-cell>
          <table:table-cell office:value-type="float" office:value="246.27" calcext:value-type="float">
            <text:p>246.27</text:p>
          </table:table-cell>
          <table:table-cell office:value-type="float" office:value="0" calcext:value-type="float">
            <text:p>0</text:p>
          </table:table-cell>
          <table:table-cell office:value-type="float" office:value="73.4714285714286" calcext:value-type="float">
            <text:p>73.4714285714286</text:p>
          </table:table-cell>
          <table:table-cell office:value-type="float" office:value="12.6092307692308" calcext:value-type="float">
            <text:p>12.6092307692308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5.632" calcext:value-type="float">
            <text:p>5.632</text:p>
          </table:table-cell>
          <table:table-cell office:value-type="float" office:value="4.959" calcext:value-type="float">
            <text:p>4.959</text:p>
          </table:table-cell>
          <table:table-cell office:value-type="float" office:value="4.491" calcext:value-type="float">
            <text:p>4.491</text:p>
          </table:table-cell>
          <table:table-cell office:value-type="float" office:value="4.01" calcext:value-type="float">
            <text:p>4.01</text:p>
          </table:table-cell>
          <table:table-cell office:value-type="float" office:value="3.818" calcext:value-type="float">
            <text:p>3.818</text:p>
          </table:table-cell>
          <table:table-cell office:value-type="float" office:value="3.575" calcext:value-type="float">
            <text:p>3.575</text:p>
          </table:table-cell>
          <table:table-cell office:value-type="float" office:value="3.113" calcext:value-type="float">
            <text:p>3.113</text:p>
          </table:table-cell>
          <table:table-cell office:value-type="float" office:value="3.287" calcext:value-type="float">
            <text:p>3.287</text:p>
          </table:table-cell>
          <table:table-cell office:value-type="float" office:value="3.246" calcext:value-type="float">
            <text:p>3.246</text:p>
          </table:table-cell>
          <table:table-cell office:value-type="float" office:value="2.987" calcext:value-type="float">
            <text:p>2.987</text:p>
          </table:table-cell>
          <table:table-cell office:value-type="float" office:value="2.658" calcext:value-type="float">
            <text:p>2.658</text:p>
          </table:table-cell>
          <table:table-cell office:value-type="float" office:value="2.337" calcext:value-type="float">
            <text:p>2.337</text:p>
          </table:table-cell>
          <table:table-cell office:value-type="float" office:value="2.121" calcext:value-type="float">
            <text:p>2.121</text:p>
          </table:table-cell>
          <table:table-cell office:value-type="float" office:value="2.205" calcext:value-type="float">
            <text:p>2.205</text:p>
          </table:table-cell>
          <table:table-cell office:value-type="float" office:value="1.701" calcext:value-type="float">
            <text:p>1.701</text:p>
          </table:table-cell>
          <table:table-cell office:value-type="float" office:value="1.312" calcext:value-type="float">
            <text:p>1.312</text:p>
          </table:table-cell>
          <table:table-cell office:value-type="float" office:value="1.626" calcext:value-type="float">
            <text:p>1.626</text:p>
          </table:table-cell>
          <table:table-cell office:value-type="float" office:value="1.537" calcext:value-type="float">
            <text:p>1.537</text:p>
          </table:table-cell>
          <table:table-cell office:value-type="float" office:value="1.267" calcext:value-type="float">
            <text:p>1.267</text:p>
          </table:table-cell>
          <table:table-cell office:value-type="float" office:value="1.193" calcext:value-type="float">
            <text:p>1.193</text:p>
          </table:table-cell>
          <table:table-cell office:value-type="float" office:value="1.095" calcext:value-type="float">
            <text:p>1.095</text:p>
          </table:table-cell>
          <table:table-cell office:value-type="float" office:value="1.118" calcext:value-type="float">
            <text:p>1.118</text:p>
          </table:table-cell>
          <table:table-cell office:value-type="float" office:value="1.141" calcext:value-type="float">
            <text:p>1.141</text:p>
          </table:table-cell>
          <table:table-cell office:value-type="float" office:value="0.731" calcext:value-type="float">
            <text:p>0.731</text:p>
          </table:table-cell>
          <table:table-cell office:value-type="float" office:value="1.063" calcext:value-type="float">
            <text:p>1.063</text:p>
          </table:table-cell>
          <table:table-cell office:value-type="float" office:value="1.368" calcext:value-type="float">
            <text:p>1.368</text:p>
          </table:table-cell>
          <table:table-cell office:value-type="float" office:value="1.366" calcext:value-type="float">
            <text:p>1.366</text:p>
          </table:table-cell>
          <table:table-cell office:value-type="float" office:value="1.791" calcext:value-type="float">
            <text:p>1.791</text:p>
          </table:table-cell>
          <table:table-cell office:value-type="float" office:value="2.581" calcext:value-type="float">
            <text:p>2.581</text:p>
          </table:table-cell>
          <table:table-cell office:value-type="float" office:value="4.319" calcext:value-type="float">
            <text:p>4.319</text:p>
          </table:table-cell>
          <table:table-cell office:value-type="float" office:value="7.651" calcext:value-type="float">
            <text:p>7.651</text:p>
          </table:table-cell>
          <table:table-cell office:value-type="float" office:value="11.713" calcext:value-type="float">
            <text:p>11.713</text:p>
          </table:table-cell>
          <table:table-cell office:value-type="float" office:value="17.098" calcext:value-type="float">
            <text:p>17.098</text:p>
          </table:table-cell>
          <table:table-cell office:value-type="float" office:value="21.905" calcext:value-type="float">
            <text:p>21.905</text:p>
          </table:table-cell>
          <table:table-cell office:value-type="float" office:value="28.312" calcext:value-type="float">
            <text:p>28.312</text:p>
          </table:table-cell>
          <table:table-cell office:value-type="float" office:value="41.109" calcext:value-type="float">
            <text:p>41.109</text:p>
          </table:table-cell>
          <table:table-cell office:value-type="float" office:value="61.309" calcext:value-type="float">
            <text:p>61.309</text:p>
          </table:table-cell>
          <table:table-cell office:value-type="float" office:value="85.787" calcext:value-type="float">
            <text:p>85.787</text:p>
          </table:table-cell>
          <table:table-cell office:value-type="float" office:value="114.995" calcext:value-type="float">
            <text:p>114.995</text:p>
          </table:table-cell>
          <table:table-cell office:value-type="float" office:value="146.034" calcext:value-type="float">
            <text:p>146.034</text:p>
          </table:table-cell>
          <table:table-cell office:value-type="string" calcext:value-type="string">
            <text:p>#DIV/0!</text:p>
          </table:table-cell>
          <table:table-cell office:value-type="float" office:value="1.85666666666667" calcext:value-type="float">
            <text:p>1.85666666666667</text:p>
          </table:table-cell>
        </table:table-row>
        <table:table-row table:style-name="ro1">
          <table:table-cell office:value-type="string" calcext:value-type="string">
            <text:p>PLW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float" office:value="8.303" calcext:value-type="float">
            <text:p>8.303</text:p>
          </table:table-cell>
          <table:table-cell office:value-type="float" office:value="7.958" calcext:value-type="float">
            <text:p>7.958</text:p>
          </table:table-cell>
          <table:table-cell table:number-columns-repeated="2" office:value-type="float" office:value="7.582" calcext:value-type="float">
            <text:p>7.582</text:p>
          </table:table-cell>
          <table:table-cell office:value-type="float" office:value="7.974" calcext:value-type="float">
            <text:p>7.974</text:p>
          </table:table-cell>
          <table:table-cell office:value-type="float" office:value="7.018" calcext:value-type="float">
            <text:p>7.018</text:p>
          </table:table-cell>
          <table:table-cell office:value-type="float" office:value="7.567" calcext:value-type="float">
            <text:p>7.567</text:p>
          </table:table-cell>
          <table:table-cell office:value-type="float" office:value="7.285" calcext:value-type="float">
            <text:p>7.285</text:p>
          </table:table-cell>
          <table:table-cell office:value-type="float" office:value="7.535" calcext:value-type="float">
            <text:p>7.535</text:p>
          </table:table-cell>
          <table:table-cell table:number-columns-repeated="2" office:value-type="float" office:value="6.971" calcext:value-type="float">
            <text:p>6.971</text:p>
          </table:table-cell>
          <table:table-cell office:value-type="float" office:value="6.094" calcext:value-type="float">
            <text:p>6.094</text:p>
          </table:table-cell>
          <table:table-cell office:value-type="float" office:value="6.251" calcext:value-type="float">
            <text:p>6.251</text:p>
          </table:table-cell>
          <table:table-cell office:value-type="float" office:value="4.7" calcext:value-type="float">
            <text:p>4.7</text:p>
          </table:table-cell>
          <table:table-cell office:value-type="float" office:value="4.136" calcext:value-type="float">
            <text:p>4.136</text:p>
          </table:table-cell>
          <table:table-cell office:value-type="float" office:value="2.052" calcext:value-type="float">
            <text:p>2.052</text:p>
          </table:table-cell>
          <table:table-cell table:number-columns-repeated="2" office:value-type="float" office:value="2.648" calcext:value-type="float">
            <text:p>2.648</text:p>
          </table:table-cell>
          <table:table-cell office:value-type="float" office:value="1.206" calcext:value-type="float">
            <text:p>1.206</text:p>
          </table:table-cell>
          <table:table-cell office:value-type="float" office:value="1.05" calcext:value-type="float">
            <text:p>1.0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59" calcext:value-type="float">
            <text:p>1.159</text:p>
          </table:table-cell>
          <table:table-cell office:value-type="float" office:value="1.457" calcext:value-type="float">
            <text:p>1.457</text:p>
          </table:table-cell>
          <table:table-cell table:number-columns-repeated="3" office:value-type="float" office:value="1.661" calcext:value-type="float">
            <text:p>1.661</text:p>
          </table:table-cell>
          <table:table-cell office:value-type="float" office:value="1.974" calcext:value-type="float">
            <text:p>1.974</text:p>
          </table:table-cell>
          <table:table-cell office:value-type="float" office:value="1.943" calcext:value-type="float">
            <text:p>1.943</text:p>
          </table:table-cell>
          <table:table-cell office:value-type="float" office:value="1.52" calcext:value-type="float">
            <text:p>1.52</text:p>
          </table:table-cell>
          <table:table-cell office:value-type="float" office:value="1.551" calcext:value-type="float">
            <text:p>1.551</text:p>
          </table:table-cell>
          <table:table-cell table:number-columns-repeated="2" office:value-type="float" office:value="0.752" calcext:value-type="float">
            <text:p>0.752</text:p>
          </table:table-cell>
          <table:table-cell office:value-type="float" office:value="1.253" calcext:value-type="float">
            <text:p>1.253</text:p>
          </table:table-cell>
          <table:table-cell office:value-type="float" office:value="0.971" calcext:value-type="float">
            <text:p>0.97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24" calcext:value-type="float">
            <text:p>0.924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2.632" calcext:value-type="float">
            <text:p>2.632</text:p>
          </table:table-cell>
          <table:table-cell office:value-type="float" office:value="2.616" calcext:value-type="float">
            <text:p>2.61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616.103" calcext:value-type="float">
            <text:p>616.103</text:p>
          </table:table-cell>
          <table:table-cell office:value-type="float" office:value="613.121" calcext:value-type="float">
            <text:p>613.121</text:p>
          </table:table-cell>
          <table:table-cell office:value-type="float" office:value="613.752" calcext:value-type="float">
            <text:p>613.752</text:p>
          </table:table-cell>
          <table:table-cell office:value-type="float" office:value="611.436" calcext:value-type="float">
            <text:p>611.436</text:p>
          </table:table-cell>
          <table:table-cell office:value-type="float" office:value="618.314" calcext:value-type="float">
            <text:p>618.314</text:p>
          </table:table-cell>
          <table:table-cell office:value-type="float" office:value="618.757" calcext:value-type="float">
            <text:p>618.757</text:p>
          </table:table-cell>
          <table:table-cell office:value-type="float" office:value="619.773" calcext:value-type="float">
            <text:p>619.773</text:p>
          </table:table-cell>
          <table:table-cell office:value-type="float" office:value="617.781" calcext:value-type="float">
            <text:p>617.781</text:p>
          </table:table-cell>
          <table:table-cell office:value-type="float" office:value="618.178" calcext:value-type="float">
            <text:p>618.178</text:p>
          </table:table-cell>
          <table:table-cell office:value-type="float" office:value="610.721" calcext:value-type="float">
            <text:p>610.721</text:p>
          </table:table-cell>
          <table:table-cell office:value-type="float" office:value="603.869" calcext:value-type="float">
            <text:p>603.869</text:p>
          </table:table-cell>
          <table:table-cell office:value-type="float" office:value="592.742" calcext:value-type="float">
            <text:p>592.742</text:p>
          </table:table-cell>
          <table:table-cell office:value-type="float" office:value="585.663" calcext:value-type="float">
            <text:p>585.663</text:p>
          </table:table-cell>
          <table:table-cell office:value-type="float" office:value="578.447" calcext:value-type="float">
            <text:p>578.447</text:p>
          </table:table-cell>
          <table:table-cell office:value-type="float" office:value="562.252" calcext:value-type="float">
            <text:p>562.252</text:p>
          </table:table-cell>
          <table:table-cell office:value-type="float" office:value="541.982" calcext:value-type="float">
            <text:p>541.982</text:p>
          </table:table-cell>
          <table:table-cell office:value-type="float" office:value="523.231" calcext:value-type="float">
            <text:p>523.231</text:p>
          </table:table-cell>
          <table:table-cell office:value-type="float" office:value="506.714" calcext:value-type="float">
            <text:p>506.714</text:p>
          </table:table-cell>
          <table:table-cell office:value-type="float" office:value="493.584" calcext:value-type="float">
            <text:p>493.584</text:p>
          </table:table-cell>
          <table:table-cell office:value-type="float" office:value="486.906" calcext:value-type="float">
            <text:p>486.906</text:p>
          </table:table-cell>
          <table:table-cell office:value-type="float" office:value="473.099" calcext:value-type="float">
            <text:p>473.099</text:p>
          </table:table-cell>
          <table:table-cell office:value-type="float" office:value="449.473" calcext:value-type="float">
            <text:p>449.473</text:p>
          </table:table-cell>
          <table:table-cell office:value-type="float" office:value="430.779" calcext:value-type="float">
            <text:p>430.779</text:p>
          </table:table-cell>
          <table:table-cell office:value-type="float" office:value="413.2" calcext:value-type="float">
            <text:p>413.2</text:p>
          </table:table-cell>
          <table:table-cell office:value-type="float" office:value="380.684" calcext:value-type="float">
            <text:p>380.684</text:p>
          </table:table-cell>
          <table:table-cell office:value-type="float" office:value="343.935" calcext:value-type="float">
            <text:p>343.935</text:p>
          </table:table-cell>
          <table:table-cell office:value-type="float" office:value="326.613" calcext:value-type="float">
            <text:p>326.613</text:p>
          </table:table-cell>
          <table:table-cell office:value-type="float" office:value="311.657" calcext:value-type="float">
            <text:p>311.657</text:p>
          </table:table-cell>
          <table:table-cell office:value-type="float" office:value="302.413" calcext:value-type="float">
            <text:p>302.413</text:p>
          </table:table-cell>
          <table:table-cell office:value-type="float" office:value="291.739" calcext:value-type="float">
            <text:p>291.739</text:p>
          </table:table-cell>
          <table:table-cell office:value-type="float" office:value="285.053" calcext:value-type="float">
            <text:p>285.053</text:p>
          </table:table-cell>
          <table:table-cell office:value-type="float" office:value="289.755" calcext:value-type="float">
            <text:p>289.755</text:p>
          </table:table-cell>
          <table:table-cell office:value-type="float" office:value="293.258" calcext:value-type="float">
            <text:p>293.258</text:p>
          </table:table-cell>
          <table:table-cell office:value-type="float" office:value="298.535" calcext:value-type="float">
            <text:p>298.535</text:p>
          </table:table-cell>
          <table:table-cell office:value-type="float" office:value="305.402" calcext:value-type="float">
            <text:p>305.402</text:p>
          </table:table-cell>
          <table:table-cell office:value-type="float" office:value="311.563" calcext:value-type="float">
            <text:p>311.563</text:p>
          </table:table-cell>
          <table:table-cell office:value-type="float" office:value="320.071" calcext:value-type="float">
            <text:p>320.071</text:p>
          </table:table-cell>
          <table:table-cell office:value-type="float" office:value="313.623" calcext:value-type="float">
            <text:p>313.623</text:p>
          </table:table-cell>
          <table:table-cell office:value-type="float" office:value="309.329" calcext:value-type="float">
            <text:p>309.329</text:p>
          </table:table-cell>
          <table:table-cell office:value-type="float" office:value="324.172" calcext:value-type="float">
            <text:p>324.172</text:p>
          </table:table-cell>
          <table:table-cell office:value-type="float" office:value="57.4308333333333" calcext:value-type="float">
            <text:p>57.4308333333333</text:p>
          </table:table-cell>
          <table:table-cell office:value-type="float" office:value="18.8563636363636" calcext:value-type="float">
            <text:p>18.8563636363636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306.679" calcext:value-type="float">
            <text:p>306.679</text:p>
          </table:table-cell>
          <table:table-cell office:value-type="float" office:value="303.138" calcext:value-type="float">
            <text:p>303.138</text:p>
          </table:table-cell>
          <table:table-cell office:value-type="float" office:value="293.725" calcext:value-type="float">
            <text:p>293.725</text:p>
          </table:table-cell>
          <table:table-cell office:value-type="float" office:value="325.829" calcext:value-type="float">
            <text:p>325.829</text:p>
          </table:table-cell>
          <table:table-cell office:value-type="float" office:value="338.319" calcext:value-type="float">
            <text:p>338.319</text:p>
          </table:table-cell>
          <table:table-cell office:value-type="float" office:value="346.482" calcext:value-type="float">
            <text:p>346.482</text:p>
          </table:table-cell>
          <table:table-cell office:value-type="float" office:value="353.647" calcext:value-type="float">
            <text:p>353.647</text:p>
          </table:table-cell>
          <table:table-cell office:value-type="float" office:value="362.302" calcext:value-type="float">
            <text:p>362.302</text:p>
          </table:table-cell>
          <table:table-cell office:value-type="float" office:value="371.996" calcext:value-type="float">
            <text:p>371.996</text:p>
          </table:table-cell>
          <table:table-cell office:value-type="float" office:value="388.954" calcext:value-type="float">
            <text:p>388.954</text:p>
          </table:table-cell>
          <table:table-cell office:value-type="float" office:value="385.077" calcext:value-type="float">
            <text:p>385.077</text:p>
          </table:table-cell>
          <table:table-cell office:value-type="float" office:value="386.383" calcext:value-type="float">
            <text:p>386.383</text:p>
          </table:table-cell>
          <table:table-cell office:value-type="float" office:value="387.76" calcext:value-type="float">
            <text:p>387.76</text:p>
          </table:table-cell>
          <table:table-cell office:value-type="float" office:value="390.205" calcext:value-type="float">
            <text:p>390.205</text:p>
          </table:table-cell>
          <table:table-cell office:value-type="float" office:value="397.426" calcext:value-type="float">
            <text:p>397.426</text:p>
          </table:table-cell>
          <table:table-cell office:value-type="float" office:value="419.189" calcext:value-type="float">
            <text:p>419.189</text:p>
          </table:table-cell>
          <table:table-cell office:value-type="float" office:value="431.862" calcext:value-type="float">
            <text:p>431.862</text:p>
          </table:table-cell>
          <table:table-cell office:value-type="float" office:value="427.493" calcext:value-type="float">
            <text:p>427.493</text:p>
          </table:table-cell>
          <table:table-cell office:value-type="float" office:value="432.93" calcext:value-type="float">
            <text:p>432.93</text:p>
          </table:table-cell>
          <table:table-cell office:value-type="float" office:value="439.084" calcext:value-type="float">
            <text:p>439.084</text:p>
          </table:table-cell>
          <table:table-cell office:value-type="float" office:value="469.474" calcext:value-type="float">
            <text:p>469.474</text:p>
          </table:table-cell>
          <table:table-cell office:value-type="float" office:value="513.548" calcext:value-type="float">
            <text:p>513.548</text:p>
          </table:table-cell>
          <table:table-cell office:value-type="float" office:value="589.585" calcext:value-type="float">
            <text:p>589.585</text:p>
          </table:table-cell>
          <table:table-cell office:value-type="float" office:value="706.184" calcext:value-type="float">
            <text:p>706.184</text:p>
          </table:table-cell>
          <table:table-cell office:value-type="float" office:value="775.787" calcext:value-type="float">
            <text:p>775.787</text:p>
          </table:table-cell>
          <table:table-cell office:value-type="float" office:value="768.284" calcext:value-type="float">
            <text:p>768.284</text:p>
          </table:table-cell>
          <table:table-cell office:value-type="float" office:value="818.611" calcext:value-type="float">
            <text:p>818.611</text:p>
          </table:table-cell>
          <table:table-cell office:value-type="float" office:value="979.031" calcext:value-type="float">
            <text:p>979.031</text:p>
          </table:table-cell>
          <table:table-cell office:value-type="float" office:value="1230.944" calcext:value-type="float">
            <text:p>1230.944</text:p>
          </table:table-cell>
          <table:table-cell office:value-type="float" office:value="1485.386" calcext:value-type="float">
            <text:p>1485.386</text:p>
          </table:table-cell>
          <table:table-cell office:value-type="float" office:value="1736.68" calcext:value-type="float">
            <text:p>1736.68</text:p>
          </table:table-cell>
          <table:table-cell office:value-type="float" office:value="1923.177" calcext:value-type="float">
            <text:p>1923.177</text:p>
          </table:table-cell>
          <table:table-cell office:value-type="float" office:value="2026.415" calcext:value-type="float">
            <text:p>2026.415</text:p>
          </table:table-cell>
          <table:table-cell office:value-type="float" office:value="2085.705" calcext:value-type="float">
            <text:p>2085.705</text:p>
          </table:table-cell>
          <table:table-cell office:value-type="float" office:value="2207.432" calcext:value-type="float">
            <text:p>2207.432</text:p>
          </table:table-cell>
          <table:table-cell office:value-type="float" office:value="2385.907" calcext:value-type="float">
            <text:p>2385.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6028571428572" calcext:value-type="float">
            <text:p>90.6028571428572</text:p>
          </table:table-cell>
          <table:table-cell office:value-type="float" office:value="30.1130769230769" calcext:value-type="float">
            <text:p>30.1130769230769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float" office:value="13.218" calcext:value-type="float">
            <text:p>13.218</text:p>
          </table:table-cell>
          <table:table-cell office:value-type="float" office:value="13.178" calcext:value-type="float">
            <text:p>13.178</text:p>
          </table:table-cell>
          <table:table-cell office:value-type="float" office:value="11.754" calcext:value-type="float">
            <text:p>11.754</text:p>
          </table:table-cell>
          <table:table-cell table:number-columns-repeated="2" office:value-type="float" office:value="12.961" calcext:value-type="float">
            <text:p>12.961</text:p>
          </table:table-cell>
          <table:table-cell office:value-type="float" office:value="8.429" calcext:value-type="float">
            <text:p>8.429</text:p>
          </table:table-cell>
          <table:table-cell office:value-type="float" office:value="8.33" calcext:value-type="float">
            <text:p>8.33</text:p>
          </table:table-cell>
          <table:table-cell office:value-type="float" office:value="7.084" calcext:value-type="float">
            <text:p>7.084</text:p>
          </table:table-cell>
          <table:table-cell office:value-type="float" office:value="7.539" calcext:value-type="float">
            <text:p>7.539</text:p>
          </table:table-cell>
          <table:table-cell office:value-type="float" office:value="8.924" calcext:value-type="float">
            <text:p>8.924</text:p>
          </table:table-cell>
          <table:table-cell table:number-columns-repeated="2" office:value-type="float" office:value="7.717" calcext:value-type="float">
            <text:p>7.717</text:p>
          </table:table-cell>
          <table:table-cell office:value-type="float" office:value="7.935" calcext:value-type="float">
            <text:p>7.935</text:p>
          </table:table-cell>
          <table:table-cell office:value-type="float" office:value="8.845" calcext:value-type="float">
            <text:p>8.845</text:p>
          </table:table-cell>
          <table:table-cell office:value-type="float" office:value="10.388" calcext:value-type="float">
            <text:p>10.388</text:p>
          </table:table-cell>
          <table:table-cell office:value-type="float" office:value="8.39" calcext:value-type="float">
            <text:p>8.39</text:p>
          </table:table-cell>
          <table:table-cell table:number-columns-repeated="3" office:value-type="float" office:value="8.825" calcext:value-type="float">
            <text:p>8.825</text:p>
          </table:table-cell>
          <table:table-cell office:value-type="float" office:value="17.314" calcext:value-type="float">
            <text:p>17.314</text:p>
          </table:table-cell>
          <table:table-cell office:value-type="float" office:value="17.156" calcext:value-type="float">
            <text:p>17.156</text:p>
          </table:table-cell>
          <table:table-cell office:value-type="float" office:value="15.612" calcext:value-type="float">
            <text:p>15.612</text:p>
          </table:table-cell>
          <table:table-cell office:value-type="float" office:value="20.262" calcext:value-type="float">
            <text:p>20.262</text:p>
          </table:table-cell>
          <table:table-cell table:number-columns-repeated="3" office:value-type="float" office:value="18.442" calcext:value-type="float">
            <text:p>18.442</text:p>
          </table:table-cell>
          <table:table-cell office:value-type="float" office:value="17.037" calcext:value-type="float">
            <text:p>17.037</text:p>
          </table:table-cell>
          <table:table-cell office:value-type="float" office:value="15.256" calcext:value-type="float">
            <text:p>15.256</text:p>
          </table:table-cell>
          <table:table-cell office:value-type="float" office:value="20.401" calcext:value-type="float">
            <text:p>20.401</text:p>
          </table:table-cell>
          <table:table-cell table:number-columns-repeated="4" office:value-type="float" office:value="21.232" calcext:value-type="float">
            <text:p>21.232</text:p>
          </table:table-cell>
          <table:table-cell office:value-type="float" office:value="78.338" calcext:value-type="float">
            <text:p>78.338</text:p>
          </table:table-cell>
          <table:table-cell office:value-type="float" office:value="96.879" calcext:value-type="float">
            <text:p>96.879</text:p>
          </table:table-cell>
          <table:table-cell office:value-type="float" office:value="111.007" calcext:value-type="float">
            <text:p>111.007</text:p>
          </table:table-cell>
          <table:table-cell office:value-type="float" office:value="130.042" calcext:value-type="float">
            <text:p>130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95" calcext:value-type="float">
            <text:p>48.195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50.411" calcext:value-type="float">
            <text:p>50.411</text:p>
          </table:table-cell>
          <table:table-cell office:value-type="float" office:value="53.174" calcext:value-type="float">
            <text:p>53.174</text:p>
          </table:table-cell>
          <table:table-cell table:number-columns-repeated="3" office:value-type="float" office:value="54.377" calcext:value-type="float">
            <text:p>54.377</text:p>
          </table:table-cell>
          <table:table-cell office:value-type="float" office:value="59.246" calcext:value-type="float">
            <text:p>59.246</text:p>
          </table:table-cell>
          <table:table-cell office:value-type="float" office:value="70.242" calcext:value-type="float">
            <text:p>70.242</text:p>
          </table:table-cell>
          <table:table-cell office:value-type="float" office:value="59.055" calcext:value-type="float">
            <text:p>59.055</text:p>
          </table:table-cell>
          <table:table-cell office:value-type="float" office:value="57.988" calcext:value-type="float">
            <text:p>57.988</text:p>
          </table:table-cell>
          <table:table-cell table:number-columns-repeated="3" office:value-type="float" office:value="57.605" calcext:value-type="float">
            <text:p>57.605</text:p>
          </table:table-cell>
          <table:table-cell office:value-type="float" office:value="58.043" calcext:value-type="float">
            <text:p>58.043</text:p>
          </table:table-cell>
          <table:table-cell office:value-type="float" office:value="58.262" calcext:value-type="float">
            <text:p>58.262</text:p>
          </table:table-cell>
          <table:table-cell office:value-type="float" office:value="58.426" calcext:value-type="float">
            <text:p>58.426</text:p>
          </table:table-cell>
          <table:table-cell office:value-type="float" office:value="49.7" calcext:value-type="float">
            <text:p>49.7</text:p>
          </table:table-cell>
          <table:table-cell table:number-columns-repeated="3" office:value-type="float" office:value="41.604" calcext:value-type="float">
            <text:p>41.604</text:p>
          </table:table-cell>
          <table:table-cell office:value-type="float" office:value="63.677" calcext:value-type="float">
            <text:p>63.677</text:p>
          </table:table-cell>
          <table:table-cell office:value-type="float" office:value="63.103" calcext:value-type="float">
            <text:p>63.103</text:p>
          </table:table-cell>
          <table:table-cell office:value-type="float" office:value="62.829" calcext:value-type="float">
            <text:p>62.829</text:p>
          </table:table-cell>
          <table:table-cell table:number-columns-repeated="4" office:value-type="float" office:value="70.789" calcext:value-type="float">
            <text:p>70.789</text:p>
          </table:table-cell>
          <table:table-cell office:value-type="float" office:value="53.338" calcext:value-type="float">
            <text:p>53.338</text:p>
          </table:table-cell>
          <table:table-cell office:value-type="float" office:value="65.483" calcext:value-type="float">
            <text:p>65.483</text:p>
          </table:table-cell>
          <table:table-cell office:value-type="float" office:value="64.471" calcext:value-type="float">
            <text:p>64.471</text:p>
          </table:table-cell>
          <table:table-cell table:number-columns-repeated="4" office:value-type="float" office:value="56.511" calcext:value-type="float">
            <text:p>56.511</text:p>
          </table:table-cell>
          <table:table-cell office:value-type="float" office:value="30.881" calcext:value-type="float">
            <text:p>30.881</text:p>
          </table:table-cell>
          <table:table-cell office:value-type="float" office:value="44.804" calcext:value-type="float">
            <text:p>44.804</text:p>
          </table:table-cell>
          <table:table-cell office:value-type="float" office:value="45.57" calcext:value-type="float">
            <text:p>45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57" calcext:value-type="float">
            <text:p>39.57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PYF</text:p>
          </table:table-cell>
          <table:table-cell office:value-type="float" office:value="358.996" calcext:value-type="float">
            <text:p>358.996</text:p>
          </table:table-cell>
          <table:table-cell office:value-type="float" office:value="360.007" calcext:value-type="float">
            <text:p>360.007</text:p>
          </table:table-cell>
          <table:table-cell table:number-columns-repeated="3" office:value-type="float" office:value="361.018" calcext:value-type="float">
            <text:p>361.018</text:p>
          </table:table-cell>
          <table:table-cell office:value-type="float" office:value="361.524" calcext:value-type="float">
            <text:p>361.524</text:p>
          </table:table-cell>
          <table:table-cell office:value-type="float" office:value="365.569" calcext:value-type="float">
            <text:p>365.569</text:p>
          </table:table-cell>
          <table:table-cell table:number-columns-repeated="2" office:value-type="float" office:value="6.573" calcext:value-type="float">
            <text:p>6.573</text:p>
          </table:table-cell>
          <table:table-cell table:number-columns-repeated="3" office:value-type="float" office:value="5.562" calcext:value-type="float">
            <text:p>5.562</text:p>
          </table:table-cell>
          <table:table-cell office:value-type="float" office:value="5.056" calcext:value-type="float">
            <text:p>5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1.517" calcext:value-type="float">
            <text:p>1.517</text:p>
          </table:table-cell>
          <table:table-cell table:number-columns-repeated="5" office:value-type="float" office:value="4.045" calcext:value-type="float">
            <text:p>4.045</text:p>
          </table:table-cell>
          <table:table-cell office:value-type="float" office:value="8.09" calcext:value-type="float">
            <text:p>8.09</text:p>
          </table:table-cell>
          <table:table-cell office:value-type="float" office:value="20.225" calcext:value-type="float">
            <text:p>20.225</text:p>
          </table:table-cell>
          <table:table-cell table:number-columns-repeated="4" office:value-type="float" office:value="17.191" calcext:value-type="float">
            <text:p>17.191</text:p>
          </table:table-cell>
          <table:table-cell office:value-type="float" office:value="20.225" calcext:value-type="float">
            <text:p>20.225</text:p>
          </table:table-cell>
          <table:table-cell office:value-type="float" office:value="16.18" calcext:value-type="float">
            <text:p>16.18</text:p>
          </table:table-cell>
          <table:table-cell office:value-type="float" office:value="3.539" calcext:value-type="float">
            <text:p>3.539</text:p>
          </table:table-cell>
          <table:table-cell table:number-columns-repeated="4" office:value-type="float" office:value="3.034" calcext:value-type="float">
            <text:p>3.0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.518" calcext:value-type="float">
            <text:p>46.518</text:p>
          </table:table-cell>
          <table:table-cell table:number-columns-repeated="4" office:value-type="float" office:value="76.855" calcext:value-type="float">
            <text:p>76.855</text:p>
          </table:table-cell>
          <table:table-cell office:value-type="float" office:value="61.51" calcext:value-type="float">
            <text:p>61.5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QAT</text:p>
          </table:table-cell>
          <table:table-cell office:value-type="float" office:value="53.087" calcext:value-type="float">
            <text:p>53.087</text:p>
          </table:table-cell>
          <table:table-cell office:value-type="float" office:value="52.892" calcext:value-type="float">
            <text:p>52.892</text:p>
          </table:table-cell>
          <table:table-cell office:value-type="float" office:value="53.038" calcext:value-type="float">
            <text:p>53.038</text:p>
          </table:table-cell>
          <table:table-cell office:value-type="float" office:value="53.233" calcext:value-type="float">
            <text:p>53.233</text:p>
          </table:table-cell>
          <table:table-cell office:value-type="float" office:value="53.184" calcext:value-type="float">
            <text:p>53.184</text:p>
          </table:table-cell>
          <table:table-cell office:value-type="float" office:value="53.477" calcext:value-type="float">
            <text:p>53.477</text:p>
          </table:table-cell>
          <table:table-cell office:value-type="float" office:value="53.525" calcext:value-type="float">
            <text:p>53.525</text:p>
          </table:table-cell>
          <table:table-cell office:value-type="float" office:value="53.672" calcext:value-type="float">
            <text:p>53.672</text:p>
          </table:table-cell>
          <table:table-cell office:value-type="float" office:value="54.062" calcext:value-type="float">
            <text:p>54.062</text:p>
          </table:table-cell>
          <table:table-cell office:value-type="float" office:value="54.5" calcext:value-type="float">
            <text:p>54.5</text:p>
          </table:table-cell>
          <table:table-cell office:value-type="float" office:value="54.452" calcext:value-type="float">
            <text:p>54.452</text:p>
          </table:table-cell>
          <table:table-cell office:value-type="float" office:value="55.134" calcext:value-type="float">
            <text:p>55.134</text:p>
          </table:table-cell>
          <table:table-cell office:value-type="float" office:value="55.378" calcext:value-type="float">
            <text:p>55.378</text:p>
          </table:table-cell>
          <table:table-cell office:value-type="float" office:value="55.816" calcext:value-type="float">
            <text:p>55.816</text:p>
          </table:table-cell>
          <table:table-cell office:value-type="float" office:value="55.914" calcext:value-type="float">
            <text:p>55.914</text:p>
          </table:table-cell>
          <table:table-cell office:value-type="float" office:value="56.401" calcext:value-type="float">
            <text:p>56.401</text:p>
          </table:table-cell>
          <table:table-cell office:value-type="float" office:value="56.45" calcext:value-type="float">
            <text:p>56.45</text:p>
          </table:table-cell>
          <table:table-cell office:value-type="float" office:value="57.474" calcext:value-type="float">
            <text:p>57.474</text:p>
          </table:table-cell>
          <table:table-cell office:value-type="float" office:value="57.669" calcext:value-type="float">
            <text:p>57.669</text:p>
          </table:table-cell>
          <table:table-cell office:value-type="float" office:value="58.059" calcext:value-type="float">
            <text:p>58.059</text:p>
          </table:table-cell>
          <table:table-cell office:value-type="float" office:value="58.839" calcext:value-type="float">
            <text:p>58.839</text:p>
          </table:table-cell>
          <table:table-cell office:value-type="float" office:value="59.814" calcext:value-type="float">
            <text:p>59.814</text:p>
          </table:table-cell>
          <table:table-cell office:value-type="float" office:value="60.691" calcext:value-type="float">
            <text:p>60.691</text:p>
          </table:table-cell>
          <table:table-cell office:value-type="float" office:value="64.786" calcext:value-type="float">
            <text:p>64.786</text:p>
          </table:table-cell>
          <table:table-cell office:value-type="float" office:value="69.661" calcext:value-type="float">
            <text:p>69.661</text:p>
          </table:table-cell>
          <table:table-cell office:value-type="float" office:value="75.803" calcext:value-type="float">
            <text:p>75.803</text:p>
          </table:table-cell>
          <table:table-cell office:value-type="float" office:value="83.895" calcext:value-type="float">
            <text:p>83.895</text:p>
          </table:table-cell>
          <table:table-cell office:value-type="float" office:value="92.865" calcext:value-type="float">
            <text:p>92.865</text:p>
          </table:table-cell>
          <table:table-cell office:value-type="float" office:value="105.442" calcext:value-type="float">
            <text:p>105.442</text:p>
          </table:table-cell>
          <table:table-cell office:value-type="float" office:value="122.747" calcext:value-type="float">
            <text:p>122.747</text:p>
          </table:table-cell>
          <table:table-cell office:value-type="float" office:value="146.78" calcext:value-type="float">
            <text:p>146.78</text:p>
          </table:table-cell>
          <table:table-cell office:value-type="float" office:value="173.787" calcext:value-type="float">
            <text:p>173.787</text:p>
          </table:table-cell>
          <table:table-cell office:value-type="float" office:value="208.008" calcext:value-type="float">
            <text:p>208.008</text:p>
          </table:table-cell>
          <table:table-cell office:value-type="float" office:value="248.663" calcext:value-type="float">
            <text:p>248.663</text:p>
          </table:table-cell>
          <table:table-cell office:value-type="float" office:value="313.401" calcext:value-type="float">
            <text:p>313.401</text:p>
          </table:table-cell>
          <table:table-cell office:value-type="float" office:value="402.61" calcext:value-type="float">
            <text:p>402.61</text:p>
          </table:table-cell>
          <table:table-cell office:value-type="float" office:value="511.659" calcext:value-type="float">
            <text:p>511.659</text:p>
          </table:table-cell>
          <table:table-cell office:value-type="float" office:value="631.14" calcext:value-type="float">
            <text:p>631.14</text:p>
          </table:table-cell>
          <table:table-cell office:value-type="float" office:value="760.517" calcext:value-type="float">
            <text:p>760.517</text:p>
          </table:table-cell>
          <table:table-cell office:value-type="float" office:value="891.698" calcext:value-type="float">
            <text:p>891.698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82.341" calcext:value-type="float">
            <text:p>82.341</text:p>
          </table:table-cell>
          <table:table-cell office:value-type="float" office:value="75.209" calcext:value-type="float">
            <text:p>75.209</text:p>
          </table:table-cell>
          <table:table-cell office:value-type="float" office:value="73.08" calcext:value-type="float">
            <text:p>73.08</text:p>
          </table:table-cell>
          <table:table-cell office:value-type="float" office:value="71.31" calcext:value-type="float">
            <text:p>71.31</text:p>
          </table:table-cell>
          <table:table-cell office:value-type="float" office:value="67.867" calcext:value-type="float">
            <text:p>67.867</text:p>
          </table:table-cell>
          <table:table-cell office:value-type="float" office:value="65.679" calcext:value-type="float">
            <text:p>65.679</text:p>
          </table:table-cell>
          <table:table-cell office:value-type="float" office:value="64.177" calcext:value-type="float">
            <text:p>64.177</text:p>
          </table:table-cell>
          <table:table-cell office:value-type="float" office:value="65.208" calcext:value-type="float">
            <text:p>65.208</text:p>
          </table:table-cell>
          <table:table-cell office:value-type="float" office:value="64.334" calcext:value-type="float">
            <text:p>64.334</text:p>
          </table:table-cell>
          <table:table-cell office:value-type="float" office:value="58.793" calcext:value-type="float">
            <text:p>58.793</text:p>
          </table:table-cell>
          <table:table-cell office:value-type="float" office:value="47.664" calcext:value-type="float">
            <text:p>47.664</text:p>
          </table:table-cell>
          <table:table-cell office:value-type="float" office:value="53.124" calcext:value-type="float">
            <text:p>53.124</text:p>
          </table:table-cell>
          <table:table-cell office:value-type="float" office:value="50.816" calcext:value-type="float">
            <text:p>50.816</text:p>
          </table:table-cell>
          <table:table-cell office:value-type="float" office:value="47.269" calcext:value-type="float">
            <text:p>47.269</text:p>
          </table:table-cell>
          <table:table-cell office:value-type="float" office:value="43.908" calcext:value-type="float">
            <text:p>43.908</text:p>
          </table:table-cell>
          <table:table-cell office:value-type="float" office:value="42.265" calcext:value-type="float">
            <text:p>42.265</text:p>
          </table:table-cell>
          <table:table-cell office:value-type="float" office:value="40.861" calcext:value-type="float">
            <text:p>40.861</text:p>
          </table:table-cell>
          <table:table-cell office:value-type="float" office:value="46.335" calcext:value-type="float">
            <text:p>46.335</text:p>
          </table:table-cell>
          <table:table-cell office:value-type="float" office:value="37.761" calcext:value-type="float">
            <text:p>37.761</text:p>
          </table:table-cell>
          <table:table-cell office:value-type="float" office:value="37.238" calcext:value-type="float">
            <text:p>37.238</text:p>
          </table:table-cell>
          <table:table-cell office:value-type="float" office:value="36.342" calcext:value-type="float">
            <text:p>36.342</text:p>
          </table:table-cell>
          <table:table-cell office:value-type="float" office:value="36.506" calcext:value-type="float">
            <text:p>36.506</text:p>
          </table:table-cell>
          <table:table-cell office:value-type="float" office:value="36.23" calcext:value-type="float">
            <text:p>36.23</text:p>
          </table:table-cell>
          <table:table-cell office:value-type="float" office:value="36.036" calcext:value-type="float">
            <text:p>36.036</text:p>
          </table:table-cell>
          <table:table-cell office:value-type="float" office:value="35.028" calcext:value-type="float">
            <text:p>35.028</text:p>
          </table:table-cell>
          <table:table-cell office:value-type="float" office:value="33.907" calcext:value-type="float">
            <text:p>33.907</text:p>
          </table:table-cell>
          <table:table-cell office:value-type="float" office:value="34.968" calcext:value-type="float">
            <text:p>34.968</text:p>
          </table:table-cell>
          <table:table-cell office:value-type="float" office:value="37.343" calcext:value-type="float">
            <text:p>37.343</text:p>
          </table:table-cell>
          <table:table-cell office:value-type="float" office:value="40.48" calcext:value-type="float">
            <text:p>40.48</text:p>
          </table:table-cell>
          <table:table-cell office:value-type="float" office:value="45.872" calcext:value-type="float">
            <text:p>45.872</text:p>
          </table:table-cell>
          <table:table-cell office:value-type="float" office:value="52.975" calcext:value-type="float">
            <text:p>52.975</text:p>
          </table:table-cell>
          <table:table-cell office:value-type="float" office:value="59.345" calcext:value-type="float">
            <text:p>59.345</text:p>
          </table:table-cell>
          <table:table-cell office:value-type="float" office:value="63.894" calcext:value-type="float">
            <text:p>63.894</text:p>
          </table:table-cell>
          <table:table-cell office:value-type="float" office:value="72.781" calcext:value-type="float">
            <text:p>72.781</text:p>
          </table:table-cell>
          <table:table-cell office:value-type="float" office:value="93.365" calcext:value-type="float">
            <text:p>93.365</text:p>
          </table:table-cell>
          <table:table-cell office:value-type="float" office:value="120.416" calcext:value-type="float">
            <text:p>120.416</text:p>
          </table:table-cell>
          <table:table-cell office:value-type="float" office:value="154.181" calcext:value-type="float">
            <text:p>154.181</text:p>
          </table:table-cell>
          <table:table-cell office:value-type="float" office:value="185.953" calcext:value-type="float">
            <text:p>185.953</text:p>
          </table:table-cell>
          <table:table-cell office:value-type="float" office:value="220.196" calcext:value-type="float">
            <text:p>220.196</text:p>
          </table:table-cell>
          <table:table-cell office:value-type="float" office:value="248.233" calcext:value-type="float">
            <text:p>248.233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225.137" calcext:value-type="float">
            <text:p>225.137</text:p>
          </table:table-cell>
          <table:table-cell office:value-type="float" office:value="225.03" calcext:value-type="float">
            <text:p>225.03</text:p>
          </table:table-cell>
          <table:table-cell office:value-type="float" office:value="223.553" calcext:value-type="float">
            <text:p>223.553</text:p>
          </table:table-cell>
          <table:table-cell office:value-type="float" office:value="222.824" calcext:value-type="float">
            <text:p>222.824</text:p>
          </table:table-cell>
          <table:table-cell office:value-type="float" office:value="222.067" calcext:value-type="float">
            <text:p>222.067</text:p>
          </table:table-cell>
          <table:table-cell office:value-type="float" office:value="220.5" calcext:value-type="float">
            <text:p>220.5</text:p>
          </table:table-cell>
          <table:table-cell office:value-type="float" office:value="219.086" calcext:value-type="float">
            <text:p>219.086</text:p>
          </table:table-cell>
          <table:table-cell office:value-type="float" office:value="217.159" calcext:value-type="float">
            <text:p>217.159</text:p>
          </table:table-cell>
          <table:table-cell office:value-type="float" office:value="214.167" calcext:value-type="float">
            <text:p>214.167</text:p>
          </table:table-cell>
          <table:table-cell office:value-type="float" office:value="212.275" calcext:value-type="float">
            <text:p>212.275</text:p>
          </table:table-cell>
          <table:table-cell office:value-type="float" office:value="209.769" calcext:value-type="float">
            <text:p>209.769</text:p>
          </table:table-cell>
          <table:table-cell office:value-type="float" office:value="207.292" calcext:value-type="float">
            <text:p>207.292</text:p>
          </table:table-cell>
          <table:table-cell office:value-type="float" office:value="204.981" calcext:value-type="float">
            <text:p>204.981</text:p>
          </table:table-cell>
          <table:table-cell office:value-type="float" office:value="202.4" calcext:value-type="float">
            <text:p>202.4</text:p>
          </table:table-cell>
          <table:table-cell office:value-type="float" office:value="200.229" calcext:value-type="float">
            <text:p>200.229</text:p>
          </table:table-cell>
          <table:table-cell office:value-type="float" office:value="198.719" calcext:value-type="float">
            <text:p>198.719</text:p>
          </table:table-cell>
          <table:table-cell office:value-type="float" office:value="195.824" calcext:value-type="float">
            <text:p>195.824</text:p>
          </table:table-cell>
          <table:table-cell office:value-type="float" office:value="193.197" calcext:value-type="float">
            <text:p>193.197</text:p>
          </table:table-cell>
          <table:table-cell office:value-type="float" office:value="191.431" calcext:value-type="float">
            <text:p>191.431</text:p>
          </table:table-cell>
          <table:table-cell office:value-type="float" office:value="189.019" calcext:value-type="float">
            <text:p>189.019</text:p>
          </table:table-cell>
          <table:table-cell office:value-type="float" office:value="186.811" calcext:value-type="float">
            <text:p>186.811</text:p>
          </table:table-cell>
          <table:table-cell office:value-type="float" office:value="183.9" calcext:value-type="float">
            <text:p>183.9</text:p>
          </table:table-cell>
          <table:table-cell office:value-type="float" office:value="181.245" calcext:value-type="float">
            <text:p>181.245</text:p>
          </table:table-cell>
          <table:table-cell office:value-type="float" office:value="178.401" calcext:value-type="float">
            <text:p>178.401</text:p>
          </table:table-cell>
          <table:table-cell office:value-type="float" office:value="176.09" calcext:value-type="float">
            <text:p>176.09</text:p>
          </table:table-cell>
          <table:table-cell office:value-type="float" office:value="172.04" calcext:value-type="float">
            <text:p>172.04</text:p>
          </table:table-cell>
          <table:table-cell office:value-type="float" office:value="168.41" calcext:value-type="float">
            <text:p>168.41</text:p>
          </table:table-cell>
          <table:table-cell office:value-type="float" office:value="164.587" calcext:value-type="float">
            <text:p>164.587</text:p>
          </table:table-cell>
          <table:table-cell office:value-type="float" office:value="160.592" calcext:value-type="float">
            <text:p>160.592</text:p>
          </table:table-cell>
          <table:table-cell office:value-type="float" office:value="156.155" calcext:value-type="float">
            <text:p>156.155</text:p>
          </table:table-cell>
          <table:table-cell office:value-type="float" office:value="152.199" calcext:value-type="float">
            <text:p>152.199</text:p>
          </table:table-cell>
          <table:table-cell office:value-type="float" office:value="147.142" calcext:value-type="float">
            <text:p>147.142</text:p>
          </table:table-cell>
          <table:table-cell office:value-type="float" office:value="141.802" calcext:value-type="float">
            <text:p>141.802</text:p>
          </table:table-cell>
          <table:table-cell office:value-type="float" office:value="135.102" calcext:value-type="float">
            <text:p>135.102</text:p>
          </table:table-cell>
          <table:table-cell office:value-type="float" office:value="129.236" calcext:value-type="float">
            <text:p>129.236</text:p>
          </table:table-cell>
          <table:table-cell office:value-type="float" office:value="124.023" calcext:value-type="float">
            <text:p>124.023</text:p>
          </table:table-cell>
          <table:table-cell office:value-type="float" office:value="118.408" calcext:value-type="float">
            <text:p>118.408</text:p>
          </table:table-cell>
          <table:table-cell office:value-type="float" office:value="114.615" calcext:value-type="float">
            <text:p>114.615</text:p>
          </table:table-cell>
          <table:table-cell office:value-type="float" office:value="111.5" calcext:value-type="float">
            <text:p>111.5</text:p>
          </table:table-cell>
          <table:table-cell office:value-type="float" office:value="109.564" calcext:value-type="float">
            <text:p>109.564</text:p>
          </table:table-cell>
          <table:table-cell office:value-type="float" office:value="50.49" calcext:value-type="float">
            <text:p>50.49</text:p>
          </table:table-cell>
          <table:table-cell office:value-type="float" office:value="5.01222222222222" calcext:value-type="float">
            <text:p>5.01222222222222</text:p>
          </table:table-cell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0.915" calcext:value-type="float">
            <text:p>0.91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" calcext:value-type="float">
            <text:p>0.85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6" calcext:value-type="float">
            <text:p>1.076</text:p>
          </table:table-cell>
          <table:table-cell office:value-type="float" office:value="1.098" calcext:value-type="float">
            <text:p>1.098</text:p>
          </table:table-cell>
          <table:table-cell office:value-type="float" office:value="1.463" calcext:value-type="float">
            <text:p>1.463</text:p>
          </table:table-cell>
          <table:table-cell office:value-type="float" office:value="1.775" calcext:value-type="float">
            <text:p>1.775</text:p>
          </table:table-cell>
          <table:table-cell office:value-type="float" office:value="1.937" calcext:value-type="float">
            <text:p>1.937</text:p>
          </table:table-cell>
          <table:table-cell office:value-type="float" office:value="2.367" calcext:value-type="float">
            <text:p>2.367</text:p>
          </table:table-cell>
          <table:table-cell office:value-type="float" office:value="2.206" calcext:value-type="float">
            <text:p>2.206</text:p>
          </table:table-cell>
          <table:table-cell office:value-type="float" office:value="3.379" calcext:value-type="float">
            <text:p>3.379</text:p>
          </table:table-cell>
          <table:table-cell office:value-type="float" office:value="4.562" calcext:value-type="float">
            <text:p>4.562</text:p>
          </table:table-cell>
          <table:table-cell office:value-type="float" office:value="5.52" calcext:value-type="float">
            <text:p>5.52</text:p>
          </table:table-cell>
          <table:table-cell office:value-type="float" office:value="6.747" calcext:value-type="float">
            <text:p>6.747</text:p>
          </table:table-cell>
          <table:table-cell office:value-type="float" office:value="8.92" calcext:value-type="float">
            <text:p>8.92</text:p>
          </table:table-cell>
          <table:table-cell office:value-type="float" office:value="10.201" calcext:value-type="float">
            <text:p>10.201</text:p>
          </table:table-cell>
          <table:table-cell office:value-type="float" office:value="13.504" calcext:value-type="float">
            <text:p>13.504</text:p>
          </table:table-cell>
          <table:table-cell office:value-type="float" office:value="15.807" calcext:value-type="float">
            <text:p>15.807</text:p>
          </table:table-cell>
          <table:table-cell office:value-type="float" office:value="19.465" calcext:value-type="float">
            <text:p>19.465</text:p>
          </table:table-cell>
          <table:table-cell office:value-type="float" office:value="23.027" calcext:value-type="float">
            <text:p>23.027</text:p>
          </table:table-cell>
          <table:table-cell office:value-type="float" office:value="28.149" calcext:value-type="float">
            <text:p>28.149</text:p>
          </table:table-cell>
          <table:table-cell office:value-type="float" office:value="33.346" calcext:value-type="float">
            <text:p>33.346</text:p>
          </table:table-cell>
          <table:table-cell office:value-type="float" office:value="37.069" calcext:value-type="float">
            <text:p>37.069</text:p>
          </table:table-cell>
          <table:table-cell office:value-type="float" office:value="44.117" calcext:value-type="float">
            <text:p>44.117</text:p>
          </table:table-cell>
          <table:table-cell office:value-type="float" office:value="51.164" calcext:value-type="float">
            <text:p>51.164</text:p>
          </table:table-cell>
          <table:table-cell office:value-type="float" office:value="68.574" calcext:value-type="float">
            <text:p>68.574</text:p>
          </table:table-cell>
          <table:table-cell office:value-type="float" office:value="79.496" calcext:value-type="float">
            <text:p>79.496</text:p>
          </table:table-cell>
          <table:table-cell office:value-type="float" office:value="85.941" calcext:value-type="float">
            <text:p>85.941</text:p>
          </table:table-cell>
          <table:table-cell office:value-type="float" office:value="87.609" calcext:value-type="float">
            <text:p>87.609</text:p>
          </table:table-cell>
          <table:table-cell office:value-type="float" office:value="92.053" calcext:value-type="float">
            <text:p>92.053</text:p>
          </table:table-cell>
          <table:table-cell office:value-type="float" office:value="92.44" calcext:value-type="float">
            <text:p>92.44</text:p>
          </table:table-cell>
          <table:table-cell office:value-type="float" office:value="97.594" calcext:value-type="float">
            <text:p>97.594</text:p>
          </table:table-cell>
          <table:table-cell office:value-type="float" office:value="86.651" calcext:value-type="float">
            <text:p>86.651</text:p>
          </table:table-cell>
          <table:table-cell office:value-type="float" office:value="83.757" calcext:value-type="float">
            <text:p>83.757</text:p>
          </table:table-cell>
          <table:table-cell office:value-type="float" office:value="82.154" calcext:value-type="float">
            <text:p>82.154</text:p>
          </table:table-cell>
          <table:table-cell office:value-type="float" office:value="83.068" calcext:value-type="float">
            <text:p>83.068</text:p>
          </table:table-cell>
          <table:table-cell office:value-type="float" office:value="79.647" calcext:value-type="float">
            <text:p>79.647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877" calcext:value-type="float">
            <text:p>0.87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1.039" calcext:value-type="float">
            <text:p>1.039</text:p>
          </table:table-cell>
          <table:table-cell office:value-type="float" office:value="1.124" calcext:value-type="float">
            <text:p>1.124</text:p>
          </table:table-cell>
          <table:table-cell office:value-type="float" office:value="1.164" calcext:value-type="float">
            <text:p>1.164</text:p>
          </table:table-cell>
          <table:table-cell office:value-type="float" office:value="1.261" calcext:value-type="float">
            <text:p>1.261</text:p>
          </table:table-cell>
          <table:table-cell office:value-type="float" office:value="1.326" calcext:value-type="float">
            <text:p>1.326</text:p>
          </table:table-cell>
          <table:table-cell office:value-type="float" office:value="1.411" calcext:value-type="float">
            <text:p>1.411</text:p>
          </table:table-cell>
          <table:table-cell office:value-type="float" office:value="1.504" calcext:value-type="float">
            <text:p>1.504</text:p>
          </table:table-cell>
          <table:table-cell office:value-type="float" office:value="1.674" calcext:value-type="float">
            <text:p>1.674</text:p>
          </table:table-cell>
          <table:table-cell office:value-type="float" office:value="1.835" calcext:value-type="float">
            <text:p>1.835</text:p>
          </table:table-cell>
          <table:table-cell office:value-type="float" office:value="1.965" calcext:value-type="float">
            <text:p>1.965</text:p>
          </table:table-cell>
          <table:table-cell office:value-type="float" office:value="2.219" calcext:value-type="float">
            <text:p>2.219</text:p>
          </table:table-cell>
          <table:table-cell office:value-type="float" office:value="2.433" calcext:value-type="float">
            <text:p>2.433</text:p>
          </table:table-cell>
          <table:table-cell office:value-type="float" office:value="2.765" calcext:value-type="float">
            <text:p>2.765</text:p>
          </table:table-cell>
          <table:table-cell office:value-type="float" office:value="3.4" calcext:value-type="float">
            <text:p>3.4</text:p>
          </table:table-cell>
          <table:table-cell office:value-type="float" office:value="4.062" calcext:value-type="float">
            <text:p>4.062</text:p>
          </table:table-cell>
          <table:table-cell office:value-type="float" office:value="4.879" calcext:value-type="float">
            <text:p>4.879</text:p>
          </table:table-cell>
          <table:table-cell office:value-type="float" office:value="5.898" calcext:value-type="float">
            <text:p>5.898</text:p>
          </table:table-cell>
          <table:table-cell office:value-type="float" office:value="6.743" calcext:value-type="float">
            <text:p>6.743</text:p>
          </table:table-cell>
          <table:table-cell office:value-type="float" office:value="7.895" calcext:value-type="float">
            <text:p>7.895</text:p>
          </table:table-cell>
          <table:table-cell office:value-type="float" office:value="9.423" calcext:value-type="float">
            <text:p>9.423</text:p>
          </table:table-cell>
          <table:table-cell office:value-type="float" office:value="10.959" calcext:value-type="float">
            <text:p>10.959</text:p>
          </table:table-cell>
          <table:table-cell office:value-type="float" office:value="12.947" calcext:value-type="float">
            <text:p>12.947</text:p>
          </table:table-cell>
          <table:table-cell office:value-type="float" office:value="14.827" calcext:value-type="float">
            <text:p>14.827</text:p>
          </table:table-cell>
          <table:table-cell office:value-type="float" office:value="16.796" calcext:value-type="float">
            <text:p>16.796</text:p>
          </table:table-cell>
          <table:table-cell office:value-type="float" office:value="18.902" calcext:value-type="float">
            <text:p>18.902</text:p>
          </table:table-cell>
          <table:table-cell office:value-type="float" office:value="21.469" calcext:value-type="float">
            <text:p>21.469</text:p>
          </table:table-cell>
          <table:table-cell office:value-type="float" office:value="26.408" calcext:value-type="float">
            <text:p>26.408</text:p>
          </table:table-cell>
          <table:table-cell office:value-type="float" office:value="34.424" calcext:value-type="float">
            <text:p>34.424</text:p>
          </table:table-cell>
          <table:table-cell office:value-type="float" office:value="43.725" calcext:value-type="float">
            <text:p>43.725</text:p>
          </table:table-cell>
          <table:table-cell office:value-type="float" office:value="53.492" calcext:value-type="float">
            <text:p>53.492</text:p>
          </table:table-cell>
          <table:table-cell office:value-type="float" office:value="64.632" calcext:value-type="float">
            <text:p>64.632</text:p>
          </table:table-cell>
          <table:table-cell office:value-type="float" office:value="73.614" calcext:value-type="float">
            <text:p>73.614</text:p>
          </table:table-cell>
          <table:table-cell office:value-type="float" office:value="83.461" calcext:value-type="float">
            <text:p>83.461</text:p>
          </table:table-cell>
          <table:table-cell office:value-type="float" office:value="70.8392857142857" calcext:value-type="float">
            <text:p>70.8392857142857</text:p>
          </table:table-cell>
          <table:table-cell office:value-type="float" office:value="8.57692307692308" calcext:value-type="float">
            <text:p>8.57692307692308</text:p>
          </table:table-cell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4.04" calcext:value-type="float">
            <text:p>4.04</text:p>
          </table:table-cell>
          <table:table-cell table:number-columns-repeated="4" office:value-type="float" office:value="4.558" calcext:value-type="float">
            <text:p>4.558</text:p>
          </table:table-cell>
          <table:table-cell office:value-type="float" office:value="4.275" calcext:value-type="float">
            <text:p>4.275</text:p>
          </table:table-cell>
          <table:table-cell office:value-type="float" office:value="3.455" calcext:value-type="float">
            <text:p>3.455</text:p>
          </table:table-cell>
          <table:table-cell office:value-type="float" office:value="3.744" calcext:value-type="float">
            <text:p>3.744</text:p>
          </table:table-cell>
          <table:table-cell office:value-type="float" office:value="2.917" calcext:value-type="float">
            <text:p>2.917</text:p>
          </table:table-cell>
          <table:table-cell table:number-columns-repeated="3" office:value-type="float" office:value="3.308" calcext:value-type="float">
            <text:p>3.308</text:p>
          </table:table-cell>
          <table:table-cell office:value-type="float" office:value="2.249" calcext:value-type="float">
            <text:p>2.249</text:p>
          </table:table-cell>
          <table:table-cell office:value-type="float" office:value="2.997" calcext:value-type="float">
            <text:p>2.997</text:p>
          </table:table-cell>
          <table:table-cell table:number-columns-repeated="2" office:value-type="float" office:value="2.246" calcext:value-type="float">
            <text:p>2.246</text:p>
          </table:table-cell>
          <table:table-cell table:number-columns-repeated="3" office:value-type="float" office:value="1.855" calcext:value-type="float">
            <text:p>1.855</text:p>
          </table:table-cell>
          <table:table-cell office:value-type="float" office:value="3.257" calcext:value-type="float">
            <text:p>3.257</text:p>
          </table:table-cell>
          <table:table-cell office:value-type="float" office:value="2.51" calcext:value-type="float">
            <text:p>2.51</text:p>
          </table:table-cell>
          <table:table-cell office:value-type="float" office:value="2.942" calcext:value-type="float">
            <text:p>2.942</text:p>
          </table:table-cell>
          <table:table-cell table:number-columns-repeated="4" office:value-type="float" office:value="3.143" calcext:value-type="float">
            <text:p>3.143</text:p>
          </table:table-cell>
          <table:table-cell office:value-type="float" office:value="0.843" calcext:value-type="float">
            <text:p>0.843</text:p>
          </table:table-cell>
          <table:table-cell office:value-type="float" office:value="1.244" calcext:value-type="float">
            <text:p>1.244</text:p>
          </table:table-cell>
          <table:table-cell office:value-type="float" office:value="1.53" calcext:value-type="float">
            <text:p>1.53</text:p>
          </table:table-cell>
          <table:table-cell table:number-columns-repeated="4"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3.117" calcext:value-type="float">
            <text:p>3.117</text:p>
          </table:table-cell>
          <table:table-cell office:value-type="float" office:value="2.398" calcext:value-type="float">
            <text:p>2.398</text:p>
          </table:table-cell>
          <table:table-cell office:value-type="float" office:value="2.942" calcext:value-type="float">
            <text:p>2.9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0.141" calcext:value-type="float">
            <text:p>0.141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266" calcext:value-type="float">
            <text:p>0.26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82" calcext:value-type="float">
            <text:p>0.48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32" calcext:value-type="float">
            <text:p>0.532</text:p>
          </table:table-cell>
          <table:table-cell office:value-type="float" office:value="0.54" calcext:value-type="float">
            <text:p>0.5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56" calcext:value-type="float">
            <text:p>0.756</text:p>
          </table:table-cell>
          <table:table-cell office:value-type="float" office:value="0.847" calcext:value-type="float">
            <text:p>0.847</text:p>
          </table:table-cell>
          <table:table-cell office:value-type="float" office:value="0.98" calcext:value-type="float">
            <text:p>0.98</text:p>
          </table:table-cell>
          <table:table-cell office:value-type="float" office:value="1.171" calcext:value-type="float">
            <text:p>1.171</text:p>
          </table:table-cell>
          <table:table-cell office:value-type="float" office:value="1.437" calcext:value-type="float">
            <text:p>1.437</text:p>
          </table:table-cell>
          <table:table-cell office:value-type="float" office:value="1.761" calcext:value-type="float">
            <text:p>1.761</text:p>
          </table:table-cell>
          <table:table-cell office:value-type="float" office:value="2.085" calcext:value-type="float">
            <text:p>2.085</text:p>
          </table:table-cell>
          <table:table-cell office:value-type="float" office:value="2.376" calcext:value-type="float">
            <text:p>2.376</text:p>
          </table:table-cell>
          <table:table-cell office:value-type="float" office:value="2.658" calcext:value-type="float">
            <text:p>2.658</text:p>
          </table:table-cell>
          <table:table-cell office:value-type="float" office:value="3.73" calcext:value-type="float">
            <text:p>3.73</text:p>
          </table:table-cell>
          <table:table-cell office:value-type="float" office:value="5.101" calcext:value-type="float">
            <text:p>5.101</text:p>
          </table:table-cell>
          <table:table-cell office:value-type="float" office:value="6.255" calcext:value-type="float">
            <text:p>6.255</text:p>
          </table:table-cell>
          <table:table-cell office:value-type="float" office:value="8.175" calcext:value-type="float">
            <text:p>8.175</text:p>
          </table:table-cell>
          <table:table-cell office:value-type="float" office:value="10.459" calcext:value-type="float">
            <text:p>10.459</text:p>
          </table:table-cell>
          <table:table-cell office:value-type="float" office:value="12.378" calcext:value-type="float">
            <text:p>12.378</text:p>
          </table:table-cell>
          <table:table-cell office:value-type="float" office:value="14.264" calcext:value-type="float">
            <text:p>14.264</text:p>
          </table:table-cell>
          <table:table-cell office:value-type="float" office:value="17.288" calcext:value-type="float">
            <text:p>17.288</text:p>
          </table:table-cell>
          <table:table-cell office:value-type="float" office:value="19.954" calcext:value-type="float">
            <text:p>19.954</text:p>
          </table:table-cell>
          <table:table-cell office:value-type="float" office:value="23.925" calcext:value-type="float">
            <text:p>23.925</text:p>
          </table:table-cell>
          <table:table-cell office:value-type="float" office:value="27.307" calcext:value-type="float">
            <text:p>27.307</text:p>
          </table:table-cell>
          <table:table-cell office:value-type="float" office:value="30.065" calcext:value-type="float">
            <text:p>30.065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23.679" calcext:value-type="float">
            <text:p>223.679</text:p>
          </table:table-cell>
          <table:table-cell office:value-type="float" office:value="219.121" calcext:value-type="float">
            <text:p>219.121</text:p>
          </table:table-cell>
          <table:table-cell office:value-type="float" office:value="210.634" calcext:value-type="float">
            <text:p>210.634</text:p>
          </table:table-cell>
          <table:table-cell office:value-type="float" office:value="183.968" calcext:value-type="float">
            <text:p>183.968</text:p>
          </table:table-cell>
          <table:table-cell office:value-type="float" office:value="178.86" calcext:value-type="float">
            <text:p>178.86</text:p>
          </table:table-cell>
          <table:table-cell office:value-type="float" office:value="167.308" calcext:value-type="float">
            <text:p>167.308</text:p>
          </table:table-cell>
          <table:table-cell office:value-type="float" office:value="153.581" calcext:value-type="float">
            <text:p>153.581</text:p>
          </table:table-cell>
          <table:table-cell office:value-type="float" office:value="137.471" calcext:value-type="float">
            <text:p>137.471</text:p>
          </table:table-cell>
          <table:table-cell office:value-type="float" office:value="126.496" calcext:value-type="float">
            <text:p>126.496</text:p>
          </table:table-cell>
          <table:table-cell office:value-type="float" office:value="118.323" calcext:value-type="float">
            <text:p>118.323</text:p>
          </table:table-cell>
          <table:table-cell office:value-type="float" office:value="113.503" calcext:value-type="float">
            <text:p>113.503</text:p>
          </table:table-cell>
          <table:table-cell office:value-type="float" office:value="108.736" calcext:value-type="float">
            <text:p>108.736</text:p>
          </table:table-cell>
          <table:table-cell office:value-type="float" office:value="100.275" calcext:value-type="float">
            <text:p>100.275</text:p>
          </table:table-cell>
          <table:table-cell office:value-type="float" office:value="93.123" calcext:value-type="float">
            <text:p>93.123</text:p>
          </table:table-cell>
          <table:table-cell office:value-type="float" office:value="86.967" calcext:value-type="float">
            <text:p>86.967</text:p>
          </table:table-cell>
          <table:table-cell office:value-type="float" office:value="78.402" calcext:value-type="float">
            <text:p>78.402</text:p>
          </table:table-cell>
          <table:table-cell office:value-type="float" office:value="77.301" calcext:value-type="float">
            <text:p>77.301</text:p>
          </table:table-cell>
          <table:table-cell office:value-type="float" office:value="69.757" calcext:value-type="float">
            <text:p>69.757</text:p>
          </table:table-cell>
          <table:table-cell office:value-type="float" office:value="66.745" calcext:value-type="float">
            <text:p>66.745</text:p>
          </table:table-cell>
          <table:table-cell office:value-type="float" office:value="62.973" calcext:value-type="float">
            <text:p>62.973</text:p>
          </table:table-cell>
          <table:table-cell office:value-type="float" office:value="58.729" calcext:value-type="float">
            <text:p>58.729</text:p>
          </table:table-cell>
          <table:table-cell office:value-type="float" office:value="55.088" calcext:value-type="float">
            <text:p>55.088</text:p>
          </table:table-cell>
          <table:table-cell office:value-type="float" office:value="54.224" calcext:value-type="float">
            <text:p>54.224</text:p>
          </table:table-cell>
          <table:table-cell office:value-type="float" office:value="50.373" calcext:value-type="float">
            <text:p>50.373</text:p>
          </table:table-cell>
          <table:table-cell office:value-type="float" office:value="49.771" calcext:value-type="float">
            <text:p>49.771</text:p>
          </table:table-cell>
          <table:table-cell office:value-type="float" office:value="48.566" calcext:value-type="float">
            <text:p>48.566</text:p>
          </table:table-cell>
          <table:table-cell office:value-type="float" office:value="50.792" calcext:value-type="float">
            <text:p>50.792</text:p>
          </table:table-cell>
          <table:table-cell office:value-type="float" office:value="53.019" calcext:value-type="float">
            <text:p>53.019</text:p>
          </table:table-cell>
          <table:table-cell office:value-type="float" office:value="53.176" calcext:value-type="float">
            <text:p>53.176</text:p>
          </table:table-cell>
          <table:table-cell office:value-type="float" office:value="52.888" calcext:value-type="float">
            <text:p>52.888</text:p>
          </table:table-cell>
          <table:table-cell office:value-type="float" office:value="54.957" calcext:value-type="float">
            <text:p>54.957</text:p>
          </table:table-cell>
          <table:table-cell office:value-type="float" office:value="60.406" calcext:value-type="float">
            <text:p>60.406</text:p>
          </table:table-cell>
          <table:table-cell office:value-type="float" office:value="66.169" calcext:value-type="float">
            <text:p>66.169</text:p>
          </table:table-cell>
          <table:table-cell office:value-type="float" office:value="70.988" calcext:value-type="float">
            <text:p>70.988</text:p>
          </table:table-cell>
          <table:table-cell office:value-type="float" office:value="83.484" calcext:value-type="float">
            <text:p>83.484</text:p>
          </table:table-cell>
          <table:table-cell office:value-type="float" office:value="95.638" calcext:value-type="float">
            <text:p>95.638</text:p>
          </table:table-cell>
          <table:table-cell office:value-type="float" office:value="108.788" calcext:value-type="float">
            <text:p>108.788</text:p>
          </table:table-cell>
          <table:table-cell office:value-type="float" office:value="99.777" calcext:value-type="float">
            <text:p>99.777</text:p>
          </table:table-cell>
          <table:table-cell office:value-type="float" office:value="129.43" calcext:value-type="float">
            <text:p>129.43</text:p>
          </table:table-cell>
          <table:table-cell office:value-type="float" office:value="140.327" calcext:value-type="float">
            <text:p>140.32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HN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LB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0.406" calcext:value-type="float">
            <text:p>0.406</text:p>
          </table:table-cell>
          <table:table-cell table:number-columns-repeated="5" office:value-type="float" office:value="0.812" calcext:value-type="float">
            <text:p>0.812</text:p>
          </table:table-cell>
          <table:table-cell table:number-columns-repeated="2"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12" calcext:value-type="float">
            <text:p>0.812</text:p>
          </table:table-cell>
          <table:table-cell office:value-type="float" office:value="26.35" calcext:value-type="float">
            <text:p>26.3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table:number-columns-repeated="2" office:value-type="float" office:value="0.035" calcext:value-type="float">
            <text:p>0.035</text:p>
          </table:table-cell>
          <table:table-cell table:number-columns-repeated="3"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316" calcext:value-type="float">
            <text:p>0.316</text:p>
          </table:table-cell>
          <table:table-cell table:number-columns-repeated="3" office:value-type="float" office:value="0.333" calcext:value-type="float">
            <text:p>0.33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16" calcext:value-type="float">
            <text:p>0.3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246" calcext:value-type="float">
            <text:p>0.246</text:p>
          </table:table-cell>
          <table:table-cell office:value-type="float" office:value="0.544" calcext:value-type="float">
            <text:p>0.544</text:p>
          </table:table-cell>
          <table:table-cell office:value-type="float" office:value="0.877" calcext:value-type="float">
            <text:p>0.877</text:p>
          </table:table-cell>
          <table:table-cell office:value-type="float" office:value="1.474" calcext:value-type="float">
            <text:p>1.474</text:p>
          </table:table-cell>
          <table:table-cell office:value-type="float" office:value="1.544" calcext:value-type="float">
            <text:p>1.544</text:p>
          </table:table-cell>
          <table:table-cell office:value-type="float" office:value="1.79" calcext:value-type="float">
            <text:p>1.79</text:p>
          </table:table-cell>
          <table:table-cell office:value-type="float" office:value="2.439" calcext:value-type="float">
            <text:p>2.439</text:p>
          </table:table-cell>
          <table:table-cell office:value-type="float" office:value="3.088" calcext:value-type="float">
            <text:p>3.088</text:p>
          </table:table-cell>
          <table:table-cell office:value-type="float" office:value="3.632" calcext:value-type="float">
            <text:p>3.632</text:p>
          </table:table-cell>
          <table:table-cell office:value-type="float" office:value="4.124" calcext:value-type="float">
            <text:p>4.124</text:p>
          </table:table-cell>
          <table:table-cell office:value-type="float" office:value="4.194" calcext:value-type="float">
            <text:p>4.194</text:p>
          </table:table-cell>
          <table:table-cell office:value-type="float" office:value="4.72" calcext:value-type="float">
            <text:p>4.72</text:p>
          </table:table-cell>
          <table:table-cell office:value-type="float" office:value="5.159" calcext:value-type="float">
            <text:p>5.159</text:p>
          </table:table-cell>
          <table:table-cell office:value-type="float" office:value="5.58" calcext:value-type="float">
            <text:p>5.58</text:p>
          </table:table-cell>
          <table:table-cell office:value-type="float" office:value="6.545" calcext:value-type="float">
            <text:p>6.545</text:p>
          </table:table-cell>
          <table:table-cell office:value-type="float" office:value="7.107" calcext:value-type="float">
            <text:p>7.107</text:p>
          </table:table-cell>
          <table:table-cell office:value-type="float" office:value="7.159" calcext:value-type="float">
            <text:p>7.159</text:p>
          </table:table-cell>
          <table:table-cell office:value-type="float" office:value="7.633" calcext:value-type="float">
            <text:p>7.633</text:p>
          </table:table-cell>
          <table:table-cell office:value-type="float" office:value="7.738" calcext:value-type="float">
            <text:p>7.738</text:p>
          </table:table-cell>
          <table:table-cell office:value-type="float" office:value="7.879" calcext:value-type="float">
            <text:p>7.879</text:p>
          </table:table-cell>
          <table:table-cell office:value-type="float" office:value="7.317" calcext:value-type="float">
            <text:p>7.317</text:p>
          </table:table-cell>
          <table:table-cell office:value-type="float" office:value="6.475" calcext:value-type="float">
            <text:p>6.475</text:p>
          </table:table-cell>
          <table:table-cell office:value-type="float" office:value="5.58" calcext:value-type="float">
            <text:p>5.58</text:p>
          </table:table-cell>
          <table:table-cell office:value-type="float" office:value="5.106" calcext:value-type="float">
            <text:p>5.106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table:number-columns-repeated="3" office:value-type="float" office:value="38.615" calcext:value-type="float">
            <text:p>38.615</text:p>
          </table:table-cell>
          <table:table-cell office:value-type="float" office:value="19.373" calcext:value-type="float">
            <text:p>19.3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.016" calcext:value-type="float">
            <text:p>29.016</text:p>
          </table:table-cell>
          <table:table-cell office:value-type="float" office:value="30.616" calcext:value-type="float">
            <text:p>30.616</text:p>
          </table:table-cell>
          <table:table-cell table:number-columns-repeated="2" office:value-type="float" office:value="32.085" calcext:value-type="float">
            <text:p>32.085</text:p>
          </table:table-cell>
          <table:table-cell office:value-type="float" office:value="34.649" calcext:value-type="float">
            <text:p>34.649</text:p>
          </table:table-cell>
          <table:table-cell office:value-type="float" office:value="35.81" calcext:value-type="float">
            <text:p>35.81</text:p>
          </table:table-cell>
          <table:table-cell office:value-type="float" office:value="36.84" calcext:value-type="float">
            <text:p>36.84</text:p>
          </table:table-cell>
          <table:table-cell office:value-type="float" office:value="8.832" calcext:value-type="float">
            <text:p>8.832</text:p>
          </table:table-cell>
          <table:table-cell office:value-type="float" office:value="7.232" calcext:value-type="float">
            <text:p>7.232</text:p>
          </table:table-cell>
          <table:table-cell table:number-columns-repeated="2" office:value-type="float" office:value="7.802" calcext:value-type="float">
            <text:p>7.802</text:p>
          </table:table-cell>
          <table:table-cell office:value-type="float" office:value="6.071" calcext:value-type="float">
            <text:p>6.071</text:p>
          </table:table-cell>
          <table:table-cell office:value-type="float" office:value="6.662" calcext:value-type="float">
            <text:p>6.662</text:p>
          </table:table-cell>
          <table:table-cell office:value-type="float" office:value="5.632" calcext:value-type="float">
            <text:p>5.632</text:p>
          </table:table-cell>
          <table:table-cell table:number-columns-repeated="2" office:value-type="float" office:value="4.624" calcext:value-type="float">
            <text:p>4.624</text:p>
          </table:table-cell>
          <table:table-cell table:number-columns-repeated="2" office:value-type="float" office:value="2.586" calcext:value-type="float">
            <text:p>2.586</text:p>
          </table:table-cell>
          <table:table-cell office:value-type="float" office:value="6.224" calcext:value-type="float">
            <text:p>6.224</text:p>
          </table:table-cell>
          <table:table-cell table:number-columns-repeated="3" office:value-type="float" office:value="4.471" calcext:value-type="float">
            <text:p>4.471</text:p>
          </table:table-cell>
          <table:table-cell table:number-columns-repeated="3" office:value-type="float" office:value="7.057" calcext:value-type="float">
            <text:p>7.057</text:p>
          </table:table-cell>
          <table:table-cell office:value-type="float" office:value="2.586" calcext:value-type="float">
            <text:p>2.586</text:p>
          </table:table-cell>
          <table:table-cell table:number-columns-repeated="2" office:value-type="float" office:value="6.334" calcext:value-type="float">
            <text:p>6.334</text:p>
          </table:table-cell>
          <table:table-cell office:value-type="float" office:value="11.484" calcext:value-type="float">
            <text:p>11.484</text:p>
          </table:table-cell>
          <table:table-cell office:value-type="float" office:value="68.805" calcext:value-type="float">
            <text:p>68.805</text:p>
          </table:table-cell>
          <table:table-cell office:value-type="float" office:value="15.185" calcext:value-type="float">
            <text:p>15.185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float" office:value="890.494" calcext:value-type="float">
            <text:p>890.494</text:p>
          </table:table-cell>
          <table:table-cell office:value-type="float" office:value="882.094" calcext:value-type="float">
            <text:p>882.094</text:p>
          </table:table-cell>
          <table:table-cell table:number-columns-repeated="3" office:value-type="float" office:value="915.697" calcext:value-type="float">
            <text:p>915.697</text:p>
          </table:table-cell>
          <table:table-cell office:value-type="float" office:value="999.706" calcext:value-type="float">
            <text:p>999.706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940.9" calcext:value-type="float">
            <text:p>940.9</text:p>
          </table:table-cell>
          <table:table-cell office:value-type="float" office:value="1003.906" calcext:value-type="float">
            <text:p>1003.906</text:p>
          </table:table-cell>
          <table:table-cell table:number-columns-repeated="3" office:value-type="float" office:value="1327.341" calcext:value-type="float">
            <text:p>1327.341</text:p>
          </table:table-cell>
          <table:table-cell office:value-type="float" office:value="1037.51" calcext:value-type="float">
            <text:p>1037.51</text:p>
          </table:table-cell>
          <table:table-cell office:value-type="float" office:value="1726.383" calcext:value-type="float">
            <text:p>1726.383</text:p>
          </table:table-cell>
          <table:table-cell office:value-type="float" office:value="2096.022" calcext:value-type="float">
            <text:p>2096.022</text:p>
          </table:table-cell>
          <table:table-cell office:value-type="float" office:value="2343.848" calcext:value-type="float">
            <text:p>2343.848</text:p>
          </table:table-cell>
          <table:table-cell table:number-columns-repeated="3" office:value-type="float" office:value="2280.842" calcext:value-type="float">
            <text:p>2280.842</text:p>
          </table:table-cell>
          <table:table-cell office:value-type="float" office:value="2923.51" calcext:value-type="float">
            <text:p>2923.51</text:p>
          </table:table-cell>
          <table:table-cell office:value-type="float" office:value="1852.396" calcext:value-type="float">
            <text:p>1852.396</text:p>
          </table:table-cell>
          <table:table-cell office:value-type="float" office:value="2285.042" calcext:value-type="float">
            <text:p>2285.042</text:p>
          </table:table-cell>
          <table:table-cell office:value-type="float" office:value="2234.637" calcext:value-type="float">
            <text:p>2234.637</text:p>
          </table:table-cell>
          <table:table-cell table:number-columns-repeated="3" office:value-type="float" office:value="2180.031" calcext:value-type="float">
            <text:p>2180.031</text:p>
          </table:table-cell>
          <table:table-cell office:value-type="float" office:value="2083.421" calcext:value-type="float">
            <text:p>2083.421</text:p>
          </table:table-cell>
          <table:table-cell office:value-type="float" office:value="2087.621" calcext:value-type="float">
            <text:p>2087.621</text:p>
          </table:table-cell>
          <table:table-cell office:value-type="float" office:value="1919.603" calcext:value-type="float">
            <text:p>1919.603</text:p>
          </table:table-cell>
          <table:table-cell office:value-type="float" office:value="1516.361" calcext:value-type="float">
            <text:p>1516.361</text:p>
          </table:table-cell>
          <table:table-cell table:number-columns-repeated="3" office:value-type="float" office:value="2839.501" calcext:value-type="float">
            <text:p>2839.501</text:p>
          </table:table-cell>
          <table:table-cell office:value-type="float" office:value="3490.57" calcext:value-type="float">
            <text:p>3490.57</text:p>
          </table:table-cell>
          <table:table-cell office:value-type="float" office:value="4305.456" calcext:value-type="float">
            <text:p>4305.456</text:p>
          </table:table-cell>
          <table:table-cell table:number-columns-repeated="2" office:value-type="float" office:value="4364.263" calcext:value-type="float">
            <text:p>4364.263</text:p>
          </table:table-cell>
          <table:table-cell office:value-type="float" office:value="3750.998" calcext:value-type="float">
            <text:p>3750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5" calcext:value-type="float">
            <text:p>71.6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06" calcext:value-type="float">
            <text:p>0.306</text:p>
          </table:table-cell>
          <table:table-cell table:number-columns-repeated="7" office:value-type="float" office:value="0.201" calcext:value-type="float">
            <text:p>0.201</text:p>
          </table:table-cell>
          <table:table-cell table:number-columns-repeated="6" office:value-type="float" office:value="0.83" calcext:value-type="float">
            <text:p>0.83</text:p>
          </table:table-cell>
          <table:table-cell office:value-type="float" office:value="3.999" calcext:value-type="float">
            <text:p>3.999</text:p>
          </table:table-cell>
          <table:table-cell table:number-columns-repeated="6" office:value-type="float" office:value="3.17" calcext:value-type="float">
            <text:p>3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366" calcext:value-type="float">
            <text:p>6.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PM</text:p>
          </table:table-cell>
          <table:table-cell office:value-type="float" office:value="742.629" calcext:value-type="float">
            <text:p>742.629</text:p>
          </table:table-cell>
          <table:table-cell office:value-type="float" office:value="643.612" calcext:value-type="float">
            <text:p>643.612</text:p>
          </table:table-cell>
          <table:table-cell table:number-columns-repeated="3" office:value-type="float" office:value="618.858" calcext:value-type="float">
            <text:p>618.858</text:p>
          </table:table-cell>
          <table:table-cell table:number-columns-repeated="2" office:value-type="float" office:value="519.841" calcext:value-type="float">
            <text:p>519.841</text:p>
          </table:table-cell>
          <table:table-cell office:value-type="float" office:value="173.28" calcext:value-type="float">
            <text:p>173.28</text:p>
          </table:table-cell>
          <table:table-cell office:value-type="float" office:value="148.526" calcext:value-type="float">
            <text:p>148.526</text:p>
          </table:table-cell>
          <table:table-cell table:number-columns-repeated="3" office:value-type="float" office:value="198.035" calcext:value-type="float">
            <text:p>198.035</text:p>
          </table:table-cell>
          <table:table-cell office:value-type="float" office:value="173.28" calcext:value-type="float">
            <text:p>173.28</text:p>
          </table:table-cell>
          <table:table-cell table:number-columns-repeated="3" office:value-type="float" office:value="123.772" calcext:value-type="float">
            <text:p>123.772</text:p>
          </table:table-cell>
          <table:table-cell table:number-columns-repeated="3" office:value-type="float" office:value="49.509" calcext:value-type="float">
            <text:p>49.509</text:p>
          </table:table-cell>
          <table:table-cell office:value-type="float" office:value="24.754" calcext:value-type="float">
            <text:p>24.7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49.509" calcext:value-type="float">
            <text:p>49.509</text:p>
          </table:table-cell>
          <table:table-cell office:value-type="float" office:value="99.017" calcext:value-type="float">
            <text:p>99.017</text:p>
          </table:table-cell>
          <table:table-cell table:number-columns-repeated="5" office:value-type="float" office:value="49.509" calcext:value-type="float">
            <text:p>49.509</text:p>
          </table:table-cell>
          <table:table-cell office:value-type="float" office:value="371.315" calcext:value-type="float">
            <text:p>371.315</text:p>
          </table:table-cell>
          <table:table-cell table:number-columns-repeated="4" office:value-type="float" office:value="321.806" calcext:value-type="float">
            <text:p>321.806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float" office:value="322.926" calcext:value-type="float">
            <text:p>322.926</text:p>
          </table:table-cell>
          <table:table-cell office:value-type="float" office:value="308.435" calcext:value-type="float">
            <text:p>308.435</text:p>
          </table:table-cell>
          <table:table-cell office:value-type="float" office:value="297.251" calcext:value-type="float">
            <text:p>297.251</text:p>
          </table:table-cell>
          <table:table-cell office:value-type="float" office:value="284.818" calcext:value-type="float">
            <text:p>284.818</text:p>
          </table:table-cell>
          <table:table-cell office:value-type="float" office:value="275.879" calcext:value-type="float">
            <text:p>275.879</text:p>
          </table:table-cell>
          <table:table-cell office:value-type="float" office:value="263.093" calcext:value-type="float">
            <text:p>263.093</text:p>
          </table:table-cell>
          <table:table-cell office:value-type="float" office:value="255.027" calcext:value-type="float">
            <text:p>255.027</text:p>
          </table:table-cell>
          <table:table-cell office:value-type="float" office:value="244.528" calcext:value-type="float">
            <text:p>244.528</text:p>
          </table:table-cell>
          <table:table-cell office:value-type="float" office:value="237.044" calcext:value-type="float">
            <text:p>237.044</text:p>
          </table:table-cell>
          <table:table-cell office:value-type="float" office:value="228.437" calcext:value-type="float">
            <text:p>228.437</text:p>
          </table:table-cell>
          <table:table-cell office:value-type="float" office:value="222.117" calcext:value-type="float">
            <text:p>222.117</text:p>
          </table:table-cell>
          <table:table-cell office:value-type="float" office:value="215.88" calcext:value-type="float">
            <text:p>215.88</text:p>
          </table:table-cell>
          <table:table-cell office:value-type="float" office:value="207.606" calcext:value-type="float">
            <text:p>207.606</text:p>
          </table:table-cell>
          <table:table-cell office:value-type="float" office:value="200.599" calcext:value-type="float">
            <text:p>200.599</text:p>
          </table:table-cell>
          <table:table-cell office:value-type="float" office:value="194.03" calcext:value-type="float">
            <text:p>194.03</text:p>
          </table:table-cell>
          <table:table-cell office:value-type="float" office:value="187.897" calcext:value-type="float">
            <text:p>187.897</text:p>
          </table:table-cell>
          <table:table-cell office:value-type="float" office:value="183.989" calcext:value-type="float">
            <text:p>183.989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74.924" calcext:value-type="float">
            <text:p>174.924</text:p>
          </table:table-cell>
          <table:table-cell office:value-type="float" office:value="150.663" calcext:value-type="float">
            <text:p>150.663</text:p>
          </table:table-cell>
          <table:table-cell office:value-type="float" office:value="166.234" calcext:value-type="float">
            <text:p>166.234</text:p>
          </table:table-cell>
          <table:table-cell office:value-type="float" office:value="164.342" calcext:value-type="float">
            <text:p>164.342</text:p>
          </table:table-cell>
          <table:table-cell office:value-type="float" office:value="161.265" calcext:value-type="float">
            <text:p>161.265</text:p>
          </table:table-cell>
          <table:table-cell office:value-type="float" office:value="161.141" calcext:value-type="float">
            <text:p>161.141</text:p>
          </table:table-cell>
          <table:table-cell office:value-type="float" office:value="162.866" calcext:value-type="float">
            <text:p>162.866</text:p>
          </table:table-cell>
          <table:table-cell office:value-type="float" office:value="166.484" calcext:value-type="float">
            <text:p>166.484</text:p>
          </table:table-cell>
          <table:table-cell office:value-type="float" office:value="192.45" calcext:value-type="float">
            <text:p>192.45</text:p>
          </table:table-cell>
          <table:table-cell office:value-type="float" office:value="179.56" calcext:value-type="float">
            <text:p>179.56</text:p>
          </table:table-cell>
          <table:table-cell office:value-type="float" office:value="190.704" calcext:value-type="float">
            <text:p>190.704</text:p>
          </table:table-cell>
          <table:table-cell office:value-type="float" office:value="206.753" calcext:value-type="float">
            <text:p>206.753</text:p>
          </table:table-cell>
          <table:table-cell office:value-type="float" office:value="227.522" calcext:value-type="float">
            <text:p>227.522</text:p>
          </table:table-cell>
          <table:table-cell office:value-type="float" office:value="238.166" calcext:value-type="float">
            <text:p>238.166</text:p>
          </table:table-cell>
          <table:table-cell office:value-type="float" office:value="257.522" calcext:value-type="float">
            <text:p>257.522</text:p>
          </table:table-cell>
          <table:table-cell office:value-type="float" office:value="289.039" calcext:value-type="float">
            <text:p>289.039</text:p>
          </table:table-cell>
          <table:table-cell office:value-type="float" office:value="362.8" calcext:value-type="float">
            <text:p>362.8</text:p>
          </table:table-cell>
          <table:table-cell office:value-type="float" office:value="480.969" calcext:value-type="float">
            <text:p>480.969</text:p>
          </table:table-cell>
          <table:table-cell office:value-type="float" office:value="630.093" calcext:value-type="float">
            <text:p>630.093</text:p>
          </table:table-cell>
          <table:table-cell office:value-type="float" office:value="741.255" calcext:value-type="float">
            <text:p>741.255</text:p>
          </table:table-cell>
          <table:table-cell office:value-type="float" office:value="866.867" calcext:value-type="float">
            <text:p>866.867</text:p>
          </table:table-cell>
          <table:table-cell office:value-type="float" office:value="992.478" calcext:value-type="float">
            <text:p>992.478</text:p>
          </table:table-cell>
          <table:table-cell office:value-type="float" office:value="48.18" calcext:value-type="float">
            <text:p>48.1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float" office:value="0.954" calcext:value-type="float">
            <text:p>0.954</text:p>
          </table:table-cell>
          <table:table-cell office:value-type="float" office:value="0.753" calcext:value-type="float">
            <text:p>0.753</text:p>
          </table:table-cell>
          <table:table-cell table:number-columns-repeated="3" office:value-type="float" office:value="1.092" calcext:value-type="float">
            <text:p>1.092</text:p>
          </table:table-cell>
          <table:table-cell table:number-columns-repeated="2" office:value-type="float" office:value="0.854" calcext:value-type="float">
            <text:p>0.854</text:p>
          </table:table-cell>
          <table:table-cell table:number-columns-repeated="2" office:value-type="float" office:value="0.816" calcext:value-type="float">
            <text:p>0.816</text:p>
          </table:table-cell>
          <table:table-cell table:number-columns-repeated="3" office:value-type="float" office:value="0.866" calcext:value-type="float">
            <text:p>0.866</text:p>
          </table:table-cell>
          <table:table-cell office:value-type="float" office:value="1.017" calcext:value-type="float">
            <text:p>1.017</text:p>
          </table:table-cell>
          <table:table-cell office:value-type="float" office:value="0.979" calcext:value-type="float">
            <text:p>0.979</text:p>
          </table:table-cell>
          <table:table-cell office:value-type="float" office:value="1.594" calcext:value-type="float">
            <text:p>1.594</text:p>
          </table:table-cell>
          <table:table-cell office:value-type="float" office:value="2.598" calcext:value-type="float">
            <text:p>2.598</text:p>
          </table:table-cell>
          <table:table-cell table:number-columns-repeated="3" office:value-type="float" office:value="5.473" calcext:value-type="float">
            <text:p>5.473</text:p>
          </table:table-cell>
          <table:table-cell office:value-type="float" office:value="8.912" calcext:value-type="float">
            <text:p>8.912</text:p>
          </table:table-cell>
          <table:table-cell office:value-type="float" office:value="11.636" calcext:value-type="float">
            <text:p>11.636</text:p>
          </table:table-cell>
          <table:table-cell office:value-type="float" office:value="12.966" calcext:value-type="float">
            <text:p>12.966</text:p>
          </table:table-cell>
          <table:table-cell office:value-type="float" office:value="15.389" calcext:value-type="float">
            <text:p>15.389</text:p>
          </table:table-cell>
          <table:table-cell table:number-columns-repeated="2" office:value-type="float" office:value="15.916" calcext:value-type="float">
            <text:p>15.916</text:p>
          </table:table-cell>
          <table:table-cell office:value-type="float" office:value="19.255" calcext:value-type="float">
            <text:p>19.255</text:p>
          </table:table-cell>
          <table:table-cell office:value-type="float" office:value="15.426" calcext:value-type="float">
            <text:p>15.426</text:p>
          </table:table-cell>
          <table:table-cell office:value-type="float" office:value="12.916" calcext:value-type="float">
            <text:p>12.916</text:p>
          </table:table-cell>
          <table:table-cell office:value-type="float" office:value="14.435" calcext:value-type="float">
            <text:p>14.435</text:p>
          </table:table-cell>
          <table:table-cell office:value-type="float" office:value="12.138" calcext:value-type="float">
            <text:p>12.138</text:p>
          </table:table-cell>
          <table:table-cell table:number-columns-repeated="2" office:value-type="float" office:value="8.347" calcext:value-type="float">
            <text:p>8.347</text:p>
          </table:table-cell>
          <table:table-cell table:number-columns-repeated="2" office:value-type="float" office:value="5.008" calcext:value-type="float">
            <text:p>5.008</text:p>
          </table:table-cell>
          <table:table-cell office:value-type="float" office:value="11.108" calcext:value-type="float">
            <text:p>11.108</text:p>
          </table:table-cell>
          <table:table-cell office:value-type="float" office:value="8.749" calcext:value-type="float">
            <text:p>8.749</text:p>
          </table:table-cell>
          <table:table-cell office:value-type="float" office:value="8.724" calcext:value-type="float">
            <text:p>8.724</text:p>
          </table:table-cell>
          <table:table-cell office:value-type="float" office:value="10.041" calcext:value-type="float">
            <text:p>10.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T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4" calcext:value-type="float">
            <text:p>0.64</text:p>
          </table:table-cell>
          <table:table-cell table:number-columns-repeated="4" office:value-type="float" office:value="1.279" calcext:value-type="float">
            <text:p>1.279</text:p>
          </table:table-cell>
          <table:table-cell table:number-columns-repeated="3"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.279" calcext:value-type="float">
            <text:p>1.279</text:p>
          </table:table-cell>
          <table:table-cell office:value-type="float" office:value="1.919" calcext:value-type="float">
            <text:p>1.919</text:p>
          </table:table-cell>
          <table:table-cell office:value-type="float" office:value="2.558" calcext:value-type="float">
            <text:p>2.558</text:p>
          </table:table-cell>
          <table:table-cell office:value-type="float" office:value="3.837" calcext:value-type="float">
            <text:p>3.837</text:p>
          </table:table-cell>
          <table:table-cell office:value-type="float" office:value="5.756" calcext:value-type="float">
            <text:p>5.756</text:p>
          </table:table-cell>
          <table:table-cell office:value-type="float" office:value="12.791" calcext:value-type="float">
            <text:p>12.791</text:p>
          </table:table-cell>
          <table:table-cell office:value-type="float" office:value="14.71" calcext:value-type="float">
            <text:p>14.71</text:p>
          </table:table-cell>
          <table:table-cell office:value-type="float" office:value="15.35" calcext:value-type="float">
            <text:p>15.35</text:p>
          </table:table-cell>
          <table:table-cell office:value-type="float" office:value="34.537" calcext:value-type="float">
            <text:p>34.537</text:p>
          </table:table-cell>
          <table:table-cell office:value-type="float" office:value="52.445" calcext:value-type="float">
            <text:p>52.445</text:p>
          </table:table-cell>
          <table:table-cell office:value-type="float" office:value="86.982" calcext:value-type="float">
            <text:p>86.982</text:p>
          </table:table-cell>
          <table:table-cell office:value-type="float" office:value="97.854" calcext:value-type="float">
            <text:p>97.854</text:p>
          </table:table-cell>
          <table:table-cell office:value-type="float" office:value="94.657" calcext:value-type="float">
            <text:p>94.657</text:p>
          </table:table-cell>
          <table:table-cell office:value-type="float" office:value="98.494" calcext:value-type="float">
            <text:p>98.494</text:p>
          </table:table-cell>
          <table:table-cell office:value-type="float" office:value="118.96" calcext:value-type="float">
            <text:p>118.96</text:p>
          </table:table-cell>
          <table:table-cell office:value-type="float" office:value="140.706" calcext:value-type="float">
            <text:p>140.706</text:p>
          </table:table-cell>
          <table:table-cell office:value-type="float" office:value="137.508" calcext:value-type="float">
            <text:p>137.508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331.937" calcext:value-type="float">
            <text:p>331.937</text:p>
          </table:table-cell>
          <table:table-cell office:value-type="float" office:value="532.123" calcext:value-type="float">
            <text:p>532.123</text:p>
          </table:table-cell>
          <table:table-cell office:value-type="float" office:value="626.78" calcext:value-type="float">
            <text:p>626.78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61.073" calcext:value-type="float">
            <text:p>61.073</text:p>
          </table:table-cell>
          <table:table-cell office:value-type="float" office:value="65.901" calcext:value-type="float">
            <text:p>65.901</text:p>
          </table:table-cell>
          <table:table-cell office:value-type="float" office:value="60.349" calcext:value-type="float">
            <text:p>60.349</text:p>
          </table:table-cell>
          <table:table-cell office:value-type="float" office:value="60.832" calcext:value-type="float">
            <text:p>60.832</text:p>
          </table:table-cell>
          <table:table-cell office:value-type="float" office:value="60.107" calcext:value-type="float">
            <text:p>60.107</text:p>
          </table:table-cell>
          <table:table-cell office:value-type="float" office:value="55.279" calcext:value-type="float">
            <text:p>55.279</text:p>
          </table:table-cell>
          <table:table-cell office:value-type="float" office:value="49.245" calcext:value-type="float">
            <text:p>49.245</text:p>
          </table:table-cell>
          <table:table-cell office:value-type="float" office:value="48.52" calcext:value-type="float">
            <text:p>48.52</text:p>
          </table:table-cell>
          <table:table-cell office:value-type="float" office:value="53.107" calcext:value-type="float">
            <text:p>53.107</text:p>
          </table:table-cell>
          <table:table-cell office:value-type="float" office:value="49.969" calcext:value-type="float">
            <text:p>49.969</text:p>
          </table:table-cell>
          <table:table-cell office:value-type="float" office:value="42.003" calcext:value-type="float">
            <text:p>42.003</text:p>
          </table:table-cell>
          <table:table-cell office:value-type="float" office:value="46.589" calcext:value-type="float">
            <text:p>46.589</text:p>
          </table:table-cell>
          <table:table-cell office:value-type="float" office:value="36.209" calcext:value-type="float">
            <text:p>36.209</text:p>
          </table:table-cell>
          <table:table-cell office:value-type="float" office:value="57.211" calcext:value-type="float">
            <text:p>57.211</text:p>
          </table:table-cell>
          <table:table-cell office:value-type="float" office:value="57.935" calcext:value-type="float">
            <text:p>57.935</text:p>
          </table:table-cell>
          <table:table-cell office:value-type="float" office:value="42.003" calcext:value-type="float">
            <text:p>42.003</text:p>
          </table:table-cell>
          <table:table-cell office:value-type="float" office:value="46.831" calcext:value-type="float">
            <text:p>46.831</text:p>
          </table:table-cell>
          <table:table-cell office:value-type="float" office:value="57.693" calcext:value-type="float">
            <text:p>57.693</text:p>
          </table:table-cell>
          <table:table-cell table:number-columns-repeated="2" office:value-type="float" office:value="51.659" calcext:value-type="float">
            <text:p>51.659</text:p>
          </table:table-cell>
          <table:table-cell office:value-type="float" office:value="50.452" calcext:value-type="float">
            <text:p>50.452</text:p>
          </table:table-cell>
          <table:table-cell office:value-type="float" office:value="47.072" calcext:value-type="float">
            <text:p>47.072</text:p>
          </table:table-cell>
          <table:table-cell office:value-type="float" office:value="52.866" calcext:value-type="float">
            <text:p>52.866</text:p>
          </table:table-cell>
          <table:table-cell office:value-type="float" office:value="48.762" calcext:value-type="float">
            <text:p>48.762</text:p>
          </table:table-cell>
          <table:table-cell office:value-type="float" office:value="41.52" calcext:value-type="float">
            <text:p>41.52</text:p>
          </table:table-cell>
          <table:table-cell office:value-type="float" office:value="39.106" calcext:value-type="float">
            <text:p>39.106</text:p>
          </table:table-cell>
          <table:table-cell office:value-type="float" office:value="64.452" calcext:value-type="float">
            <text:p>64.452</text:p>
          </table:table-cell>
          <table:table-cell office:value-type="float" office:value="70.729" calcext:value-type="float">
            <text:p>70.729</text:p>
          </table:table-cell>
          <table:table-cell office:value-type="float" office:value="123.836" calcext:value-type="float">
            <text:p>123.836</text:p>
          </table:table-cell>
          <table:table-cell office:value-type="float" office:value="175.494" calcext:value-type="float">
            <text:p>175.494</text:p>
          </table:table-cell>
          <table:table-cell office:value-type="float" office:value="213.152" calcext:value-type="float">
            <text:p>213.152</text:p>
          </table:table-cell>
          <table:table-cell office:value-type="float" office:value="249.603" calcext:value-type="float">
            <text:p>249.603</text:p>
          </table:table-cell>
          <table:table-cell office:value-type="float" office:value="317.917" calcext:value-type="float">
            <text:p>317.917</text:p>
          </table:table-cell>
          <table:table-cell office:value-type="float" office:value="472.41" calcext:value-type="float">
            <text:p>472.41</text:p>
          </table:table-cell>
          <table:table-cell office:value-type="float" office:value="644.284" calcext:value-type="float">
            <text:p>644.284</text:p>
          </table:table-cell>
          <table:table-cell office:value-type="float" office:value="807.467" calcext:value-type="float">
            <text:p>807.467</text:p>
          </table:table-cell>
          <table:table-cell office:value-type="float" office:value="910.542" calcext:value-type="float">
            <text:p>910.542</text:p>
          </table:table-cell>
          <table:table-cell office:value-type="float" office:value="1049.103" calcext:value-type="float">
            <text:p>1049.103</text:p>
          </table:table-cell>
          <table:table-cell office:value-type="float" office:value="1141.075" calcext:value-type="float">
            <text:p>1141.075</text:p>
          </table:table-cell>
          <table:table-cell office:value-type="float" office:value="1161.11" calcext:value-type="float">
            <text:p>1161.11</text:p>
          </table:table-cell>
          <table:table-cell office:value-type="float" office:value="44.2483333333333" calcext:value-type="float">
            <text:p>44.24833333333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float" office:value="2003.711" calcext:value-type="float">
            <text:p>2003.711</text:p>
          </table:table-cell>
          <table:table-cell office:value-type="float" office:value="1918.322" calcext:value-type="float">
            <text:p>1918.322</text:p>
          </table:table-cell>
          <table:table-cell office:value-type="float" office:value="2060.715" calcext:value-type="float">
            <text:p>2060.715</text:p>
          </table:table-cell>
          <table:table-cell office:value-type="float" office:value="2058.936" calcext:value-type="float">
            <text:p>2058.936</text:p>
          </table:table-cell>
          <table:table-cell office:value-type="float" office:value="2046.248" calcext:value-type="float">
            <text:p>2046.248</text:p>
          </table:table-cell>
          <table:table-cell office:value-type="float" office:value="1967.687" calcext:value-type="float">
            <text:p>1967.687</text:p>
          </table:table-cell>
          <table:table-cell office:value-type="float" office:value="1940.14" calcext:value-type="float">
            <text:p>1940.14</text:p>
          </table:table-cell>
          <table:table-cell office:value-type="float" office:value="1897.288" calcext:value-type="float">
            <text:p>1897.288</text:p>
          </table:table-cell>
          <table:table-cell office:value-type="float" office:value="1899.721" calcext:value-type="float">
            <text:p>1899.721</text:p>
          </table:table-cell>
          <table:table-cell office:value-type="float" office:value="1648.499" calcext:value-type="float">
            <text:p>1648.499</text:p>
          </table:table-cell>
          <table:table-cell office:value-type="float" office:value="1532.999" calcext:value-type="float">
            <text:p>1532.999</text:p>
          </table:table-cell>
          <table:table-cell office:value-type="float" office:value="1464.824" calcext:value-type="float">
            <text:p>1464.824</text:p>
          </table:table-cell>
          <table:table-cell office:value-type="float" office:value="1419.748" calcext:value-type="float">
            <text:p>1419.748</text:p>
          </table:table-cell>
          <table:table-cell office:value-type="float" office:value="1348.512" calcext:value-type="float">
            <text:p>1348.512</text:p>
          </table:table-cell>
          <table:table-cell office:value-type="float" office:value="1239.317" calcext:value-type="float">
            <text:p>1239.317</text:p>
          </table:table-cell>
          <table:table-cell office:value-type="float" office:value="1191.155" calcext:value-type="float">
            <text:p>1191.155</text:p>
          </table:table-cell>
          <table:table-cell office:value-type="float" office:value="1129.651" calcext:value-type="float">
            <text:p>1129.651</text:p>
          </table:table-cell>
          <table:table-cell office:value-type="float" office:value="1065.295" calcext:value-type="float">
            <text:p>1065.295</text:p>
          </table:table-cell>
          <table:table-cell office:value-type="float" office:value="1015.485" calcext:value-type="float">
            <text:p>1015.485</text:p>
          </table:table-cell>
          <table:table-cell office:value-type="float" office:value="988.33" calcext:value-type="float">
            <text:p>988.33</text:p>
          </table:table-cell>
          <table:table-cell office:value-type="float" office:value="949.35" calcext:value-type="float">
            <text:p>949.35</text:p>
          </table:table-cell>
          <table:table-cell office:value-type="float" office:value="848.841" calcext:value-type="float">
            <text:p>848.841</text:p>
          </table:table-cell>
          <table:table-cell office:value-type="float" office:value="830.24" calcext:value-type="float">
            <text:p>830.24</text:p>
          </table:table-cell>
          <table:table-cell office:value-type="float" office:value="829.351" calcext:value-type="float">
            <text:p>829.351</text:p>
          </table:table-cell>
          <table:table-cell office:value-type="float" office:value="733.942" calcext:value-type="float">
            <text:p>733.942</text:p>
          </table:table-cell>
          <table:table-cell office:value-type="float" office:value="644.943" calcext:value-type="float">
            <text:p>644.943</text:p>
          </table:table-cell>
          <table:table-cell office:value-type="float" office:value="638.821" calcext:value-type="float">
            <text:p>638.821</text:p>
          </table:table-cell>
          <table:table-cell office:value-type="float" office:value="653.158" calcext:value-type="float">
            <text:p>653.158</text:p>
          </table:table-cell>
          <table:table-cell office:value-type="float" office:value="747.467" calcext:value-type="float">
            <text:p>747.467</text:p>
          </table:table-cell>
          <table:table-cell office:value-type="float" office:value="654.989" calcext:value-type="float">
            <text:p>654.989</text:p>
          </table:table-cell>
          <table:table-cell office:value-type="float" office:value="607.141" calcext:value-type="float">
            <text:p>607.141</text:p>
          </table:table-cell>
          <table:table-cell office:value-type="float" office:value="659.462" calcext:value-type="float">
            <text:p>659.462</text:p>
          </table:table-cell>
          <table:table-cell office:value-type="float" office:value="655.172" calcext:value-type="float">
            <text:p>655.172</text:p>
          </table:table-cell>
          <table:table-cell office:value-type="float" office:value="656.872" calcext:value-type="float">
            <text:p>656.872</text:p>
          </table:table-cell>
          <table:table-cell office:value-type="float" office:value="628.122" calcext:value-type="float">
            <text:p>628.122</text:p>
          </table:table-cell>
          <table:table-cell office:value-type="float" office:value="582.916" calcext:value-type="float">
            <text:p>582.916</text:p>
          </table:table-cell>
          <table:table-cell office:value-type="float" office:value="580.378" calcext:value-type="float">
            <text:p>580.378</text:p>
          </table:table-cell>
          <table:table-cell office:value-type="float" office:value="522.667" calcext:value-type="float">
            <text:p>522.667</text:p>
          </table:table-cell>
          <table:table-cell office:value-type="float" office:value="531.876" calcext:value-type="float">
            <text:p>531.876</text:p>
          </table:table-cell>
          <table:table-cell office:value-type="float" office:value="586.186" calcext:value-type="float">
            <text:p>586.186</text:p>
          </table:table-cell>
          <table:table-cell office:value-type="float" office:value="49.818" calcext:value-type="float">
            <text:p>49.818</text:p>
          </table:table-cell>
          <table:table-cell office:value-type="float" office:value="18.1277777777778" calcext:value-type="float">
            <text:p>18.1277777777778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float" office:value="999.171" calcext:value-type="float">
            <text:p>999.171</text:p>
          </table:table-cell>
          <table:table-cell office:value-type="float" office:value="961.236" calcext:value-type="float">
            <text:p>961.236</text:p>
          </table:table-cell>
          <table:table-cell office:value-type="float" office:value="918.902" calcext:value-type="float">
            <text:p>918.902</text:p>
          </table:table-cell>
          <table:table-cell office:value-type="float" office:value="896.636" calcext:value-type="float">
            <text:p>896.636</text:p>
          </table:table-cell>
          <table:table-cell office:value-type="float" office:value="871.964" calcext:value-type="float">
            <text:p>871.964</text:p>
          </table:table-cell>
          <table:table-cell office:value-type="float" office:value="853.958" calcext:value-type="float">
            <text:p>853.958</text:p>
          </table:table-cell>
          <table:table-cell office:value-type="float" office:value="817.466" calcext:value-type="float">
            <text:p>817.466</text:p>
          </table:table-cell>
          <table:table-cell office:value-type="float" office:value="791.489" calcext:value-type="float">
            <text:p>791.489</text:p>
          </table:table-cell>
          <table:table-cell office:value-type="float" office:value="761.319" calcext:value-type="float">
            <text:p>761.319</text:p>
          </table:table-cell>
          <table:table-cell office:value-type="float" office:value="732.18" calcext:value-type="float">
            <text:p>732.18</text:p>
          </table:table-cell>
          <table:table-cell office:value-type="float" office:value="702.629" calcext:value-type="float">
            <text:p>702.629</text:p>
          </table:table-cell>
          <table:table-cell office:value-type="float" office:value="679.538" calcext:value-type="float">
            <text:p>679.538</text:p>
          </table:table-cell>
          <table:table-cell office:value-type="float" office:value="673.078" calcext:value-type="float">
            <text:p>673.078</text:p>
          </table:table-cell>
          <table:table-cell office:value-type="float" office:value="656.584" calcext:value-type="float">
            <text:p>656.584</text:p>
          </table:table-cell>
          <table:table-cell office:value-type="float" office:value="631.844" calcext:value-type="float">
            <text:p>631.844</text:p>
          </table:table-cell>
          <table:table-cell office:value-type="float" office:value="609.028" calcext:value-type="float">
            <text:p>609.028</text:p>
          </table:table-cell>
          <table:table-cell office:value-type="float" office:value="605.935" calcext:value-type="float">
            <text:p>605.935</text:p>
          </table:table-cell>
          <table:table-cell office:value-type="float" office:value="592.74" calcext:value-type="float">
            <text:p>592.74</text:p>
          </table:table-cell>
          <table:table-cell office:value-type="float" office:value="591.709" calcext:value-type="float">
            <text:p>591.709</text:p>
          </table:table-cell>
          <table:table-cell office:value-type="float" office:value="585.249" calcext:value-type="float">
            <text:p>585.249</text:p>
          </table:table-cell>
          <table:table-cell office:value-type="float" office:value="574.254" calcext:value-type="float">
            <text:p>574.254</text:p>
          </table:table-cell>
          <table:table-cell office:value-type="float" office:value="556.179" calcext:value-type="float">
            <text:p>556.179</text:p>
          </table:table-cell>
          <table:table-cell office:value-type="float" office:value="540.51" calcext:value-type="float">
            <text:p>540.51</text:p>
          </table:table-cell>
          <table:table-cell office:value-type="float" office:value="535.494" calcext:value-type="float">
            <text:p>535.494</text:p>
          </table:table-cell>
          <table:table-cell office:value-type="float" office:value="521.749" calcext:value-type="float">
            <text:p>521.749</text:p>
          </table:table-cell>
          <table:table-cell office:value-type="float" office:value="515.083" calcext:value-type="float">
            <text:p>515.083</text:p>
          </table:table-cell>
          <table:table-cell office:value-type="float" office:value="522.711" calcext:value-type="float">
            <text:p>522.711</text:p>
          </table:table-cell>
          <table:table-cell office:value-type="float" office:value="540.51" calcext:value-type="float">
            <text:p>540.51</text:p>
          </table:table-cell>
          <table:table-cell office:value-type="float" office:value="582.019" calcext:value-type="float">
            <text:p>582.019</text:p>
          </table:table-cell>
          <table:table-cell office:value-type="float" office:value="622.566" calcext:value-type="float">
            <text:p>622.566</text:p>
          </table:table-cell>
          <table:table-cell office:value-type="float" office:value="670.054" calcext:value-type="float">
            <text:p>670.054</text:p>
          </table:table-cell>
          <table:table-cell office:value-type="float" office:value="709.57" calcext:value-type="float">
            <text:p>709.57</text:p>
          </table:table-cell>
          <table:table-cell office:value-type="float" office:value="721.391" calcext:value-type="float">
            <text:p>721.391</text:p>
          </table:table-cell>
          <table:table-cell office:value-type="float" office:value="742.901" calcext:value-type="float">
            <text:p>742.901</text:p>
          </table:table-cell>
          <table:table-cell office:value-type="float" office:value="851.622" calcext:value-type="float">
            <text:p>851.622</text:p>
          </table:table-cell>
          <table:table-cell office:value-type="float" office:value="1002.813" calcext:value-type="float">
            <text:p>1002.813</text:p>
          </table:table-cell>
          <table:table-cell office:value-type="float" office:value="1148.232" calcext:value-type="float">
            <text:p>1148.232</text:p>
          </table:table-cell>
          <table:table-cell office:value-type="float" office:value="1297.431" calcext:value-type="float">
            <text:p>1297.431</text:p>
          </table:table-cell>
          <table:table-cell office:value-type="float" office:value="1493.087" calcext:value-type="float">
            <text:p>1493.087</text:p>
          </table:table-cell>
          <table:table-cell office:value-type="float" office:value="1665.171" calcext:value-type="float">
            <text:p>1665.171</text:p>
          </table:table-cell>
          <table:table-cell office:value-type="float" office:value="60.1707142857143" calcext:value-type="float">
            <text:p>60.1707142857143</text:p>
          </table:table-cell>
          <table:table-cell office:value-type="float" office:value="22.8576923076923" calcext:value-type="float">
            <text:p>22.8576923076923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180.846" calcext:value-type="float">
            <text:p>180.846</text:p>
          </table:table-cell>
          <table:table-cell office:value-type="float" office:value="186.26" calcext:value-type="float">
            <text:p>186.26</text:p>
          </table:table-cell>
          <table:table-cell table:number-columns-repeated="4" office:value-type="float" office:value="186.963" calcext:value-type="float">
            <text:p>186.963</text:p>
          </table:table-cell>
          <table:table-cell office:value-type="float" office:value="206.662" calcext:value-type="float">
            <text:p>206.662</text:p>
          </table:table-cell>
          <table:table-cell office:value-type="float" office:value="216.448" calcext:value-type="float">
            <text:p>216.448</text:p>
          </table:table-cell>
          <table:table-cell office:value-type="float" office:value="226.656" calcext:value-type="float">
            <text:p>226.656</text:p>
          </table:table-cell>
          <table:table-cell table:number-columns-repeated="4" office:value-type="float" office:value="240.041" calcext:value-type="float">
            <text:p>240.041</text:p>
          </table:table-cell>
          <table:table-cell office:value-type="float" office:value="269.006" calcext:value-type="float">
            <text:p>269.006</text:p>
          </table:table-cell>
          <table:table-cell office:value-type="float" office:value="278.975" calcext:value-type="float">
            <text:p>278.975</text:p>
          </table:table-cell>
          <table:table-cell office:value-type="float" office:value="291.053" calcext:value-type="float">
            <text:p>291.053</text:p>
          </table:table-cell>
          <table:table-cell table:number-columns-repeated="4" office:value-type="float" office:value="304.663" calcext:value-type="float">
            <text:p>304.663</text:p>
          </table:table-cell>
          <table:table-cell office:value-type="float" office:value="349.784" calcext:value-type="float">
            <text:p>349.784</text:p>
          </table:table-cell>
          <table:table-cell office:value-type="float" office:value="358.839" calcext:value-type="float">
            <text:p>358.839</text:p>
          </table:table-cell>
          <table:table-cell office:value-type="float" office:value="373.419" calcext:value-type="float">
            <text:p>373.419</text:p>
          </table:table-cell>
          <table:table-cell table:number-columns-repeated="4" office:value-type="float" office:value="315.349" calcext:value-type="float">
            <text:p>315.349</text:p>
          </table:table-cell>
          <table:table-cell office:value-type="float" office:value="435.792" calcext:value-type="float">
            <text:p>435.792</text:p>
          </table:table-cell>
          <table:table-cell office:value-type="float" office:value="497.869" calcext:value-type="float">
            <text:p>497.869</text:p>
          </table:table-cell>
          <table:table-cell table:number-columns-repeated="5" office:value-type="float" office:value="583.104" calcext:value-type="float">
            <text:p>583.104</text:p>
          </table:table-cell>
          <table:table-cell office:value-type="float" office:value="888.527" calcext:value-type="float">
            <text:p>888.527</text:p>
          </table:table-cell>
          <table:table-cell office:value-type="float" office:value="1006.79" calcext:value-type="float">
            <text:p>1006.79</text:p>
          </table:table-cell>
          <table:table-cell office:value-type="float" office:value="850.423" calcext:value-type="float">
            <text:p>850.423</text:p>
          </table:table-cell>
          <table:table-cell office:value-type="float" office:value="1432.289" calcext:value-type="float">
            <text:p>1432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15" calcext:value-type="float">
            <text:p>76.315</text:p>
          </table:table-cell>
          <table:table-cell office:value-type="float" office:value="24.898" calcext:value-type="float">
            <text:p>24.898</text:p>
          </table:table-cell>
        </table:table-row>
        <table:table-row table:style-name="ro1">
          <table:table-cell office:value-type="string" calcext:value-type="string">
            <text:p>SWZ</text:p>
          </table:table-cell>
          <table:table-cell office:value-type="float" office:value="30.098" calcext:value-type="float">
            <text:p>30.098</text:p>
          </table:table-cell>
          <table:table-cell office:value-type="float" office:value="49.107" calcext:value-type="float">
            <text:p>49.107</text:p>
          </table:table-cell>
          <table:table-cell office:value-type="float" office:value="77.255" calcext:value-type="float">
            <text:p>77.255</text:p>
          </table:table-cell>
          <table:table-cell office:value-type="float" office:value="102.357" calcext:value-type="float">
            <text:p>102.357</text:p>
          </table:table-cell>
          <table:table-cell office:value-type="float" office:value="117.71" calcext:value-type="float">
            <text:p>117.71</text:p>
          </table:table-cell>
          <table:table-cell office:value-type="float" office:value="154.632" calcext:value-type="float">
            <text:p>154.632</text:p>
          </table:table-cell>
          <table:table-cell office:value-type="float" office:value="207.394" calcext:value-type="float">
            <text:p>207.394</text:p>
          </table:table-cell>
          <table:table-cell office:value-type="float" office:value="304.633" calcext:value-type="float">
            <text:p>304.633</text:p>
          </table:table-cell>
          <table:table-cell office:value-type="float" office:value="416.739" calcext:value-type="float">
            <text:p>416.739</text:p>
          </table:table-cell>
          <table:table-cell office:value-type="float" office:value="489.12" calcext:value-type="float">
            <text:p>489.12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26.205" calcext:value-type="float">
            <text:p>626.205</text:p>
          </table:table-cell>
          <table:table-cell office:value-type="float" office:value="689.447" calcext:value-type="float">
            <text:p>689.447</text:p>
          </table:table-cell>
          <table:table-cell office:value-type="float" office:value="776.572" calcext:value-type="float">
            <text:p>776.572</text:p>
          </table:table-cell>
          <table:table-cell office:value-type="float" office:value="846.516" calcext:value-type="float">
            <text:p>846.516</text:p>
          </table:table-cell>
          <table:table-cell office:value-type="float" office:value="914.51" calcext:value-type="float">
            <text:p>914.51</text:p>
          </table:table-cell>
          <table:table-cell office:value-type="float" office:value="938.759" calcext:value-type="float">
            <text:p>938.759</text:p>
          </table:table-cell>
          <table:table-cell office:value-type="float" office:value="918.775" calcext:value-type="float">
            <text:p>918.775</text:p>
          </table:table-cell>
          <table:table-cell office:value-type="float" office:value="900.862" calcext:value-type="float">
            <text:p>900.862</text:p>
          </table:table-cell>
          <table:table-cell office:value-type="float" office:value="930.594" calcext:value-type="float">
            <text:p>930.594</text:p>
          </table:table-cell>
          <table:table-cell office:value-type="float" office:value="897.207" calcext:value-type="float">
            <text:p>897.207</text:p>
          </table:table-cell>
          <table:table-cell office:value-type="float" office:value="815.199" calcext:value-type="float">
            <text:p>815.199</text:p>
          </table:table-cell>
          <table:table-cell office:value-type="float" office:value="682.135" calcext:value-type="float">
            <text:p>682.135</text:p>
          </table:table-cell>
          <table:table-cell office:value-type="float" office:value="618.65" calcext:value-type="float">
            <text:p>618.65</text:p>
          </table:table-cell>
          <table:table-cell office:value-type="float" office:value="568.69" calcext:value-type="float">
            <text:p>568.69</text:p>
          </table:table-cell>
          <table:table-cell office:value-type="float" office:value="537.008" calcext:value-type="float">
            <text:p>537.008</text:p>
          </table:table-cell>
          <table:table-cell office:value-type="float" office:value="416.129" calcext:value-type="float">
            <text:p>416.129</text:p>
          </table:table-cell>
          <table:table-cell office:value-type="float" office:value="338.631" calcext:value-type="float">
            <text:p>338.631</text:p>
          </table:table-cell>
          <table:table-cell office:value-type="float" office:value="314.747" calcext:value-type="float">
            <text:p>314.747</text:p>
          </table:table-cell>
          <table:table-cell office:value-type="float" office:value="291.473" calcext:value-type="float">
            <text:p>291.473</text:p>
          </table:table-cell>
          <table:table-cell office:value-type="float" office:value="262.716" calcext:value-type="float">
            <text:p>262.716</text:p>
          </table:table-cell>
          <table:table-cell office:value-type="float" office:value="226.647" calcext:value-type="float">
            <text:p>226.647</text:p>
          </table:table-cell>
          <table:table-cell office:value-type="float" office:value="224.576" calcext:value-type="float">
            <text:p>224.576</text:p>
          </table:table-cell>
          <table:table-cell office:value-type="float" office:value="229.084" calcext:value-type="float">
            <text:p>229.084</text:p>
          </table:table-cell>
          <table:table-cell office:value-type="float" office:value="219.458" calcext:value-type="float">
            <text:p>219.458</text:p>
          </table:table-cell>
          <table:table-cell office:value-type="float" office:value="170.595" calcext:value-type="float">
            <text:p>170.595</text:p>
          </table:table-cell>
          <table:table-cell office:value-type="float" office:value="144.884" calcext:value-type="float">
            <text:p>144.884</text:p>
          </table:table-cell>
          <table:table-cell office:value-type="float" office:value="129.408" calcext:value-type="float">
            <text:p>129.408</text:p>
          </table:table-cell>
          <table:table-cell office:value-type="float" office:value="121.732" calcext:value-type="float">
            <text:p>121.732</text:p>
          </table:table-cell>
          <table:table-cell office:value-type="float" office:value="122.828" calcext:value-type="float">
            <text:p>122.828</text:p>
          </table:table-cell>
          <table:table-cell office:value-type="float" office:value="28.6433333333333" calcext:value-type="float">
            <text:p>28.643333333333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XM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YC</text:p>
          </table:table-cell>
          <table:table-cell table:number-columns-repeated="2" office:value-type="float" office:value="491.067" calcext:value-type="float">
            <text:p>491.067</text:p>
          </table:table-cell>
          <table:table-cell table:number-columns-repeated="3" office:value-type="float" office:value="580.614" calcext:value-type="float">
            <text:p>580.614</text:p>
          </table:table-cell>
          <table:table-cell office:value-type="float" office:value="395.742" calcext:value-type="float">
            <text:p>395.742</text:p>
          </table:table-cell>
          <table:table-cell office:value-type="float" office:value="392.854" calcext:value-type="float">
            <text:p>392.854</text:p>
          </table:table-cell>
          <table:table-cell office:value-type="float" office:value="307.639" calcext:value-type="float">
            <text:p>307.639</text:p>
          </table:table-cell>
          <table:table-cell office:value-type="float" office:value="388.521" calcext:value-type="float">
            <text:p>388.521</text:p>
          </table:table-cell>
          <table:table-cell table:number-columns-repeated="3" office:value-type="float" office:value="298.973" calcext:value-type="float">
            <text:p>298.973</text:p>
          </table:table-cell>
          <table:table-cell office:value-type="float" office:value="342.303" calcext:value-type="float">
            <text:p>342.303</text:p>
          </table:table-cell>
          <table:table-cell office:value-type="float" office:value="333.637" calcext:value-type="float">
            <text:p>333.637</text:p>
          </table:table-cell>
          <table:table-cell office:value-type="float" office:value="303.306" calcext:value-type="float">
            <text:p>303.306</text:p>
          </table:table-cell>
          <table:table-cell table:number-columns-repeated="4" office:value-type="float" office:value="348.08" calcext:value-type="float">
            <text:p>348.08</text:p>
          </table:table-cell>
          <table:table-cell office:value-type="float" office:value="327.859" calcext:value-type="float">
            <text:p>327.859</text:p>
          </table:table-cell>
          <table:table-cell office:value-type="float" office:value="335.081" calcext:value-type="float">
            <text:p>335.081</text:p>
          </table:table-cell>
          <table:table-cell office:value-type="float" office:value="342.303" calcext:value-type="float">
            <text:p>342.303</text:p>
          </table:table-cell>
          <table:table-cell table:number-columns-repeated="4" office:value-type="float" office:value="291.752" calcext:value-type="float">
            <text:p>291.752</text:p>
          </table:table-cell>
          <table:table-cell office:value-type="float" office:value="410.185" calcext:value-type="float">
            <text:p>410.185</text:p>
          </table:table-cell>
          <table:table-cell office:value-type="float" office:value="431.85" calcext:value-type="float">
            <text:p>431.85</text:p>
          </table:table-cell>
          <table:table-cell office:value-type="float" office:value="504.066" calcext:value-type="float">
            <text:p>504.066</text:p>
          </table:table-cell>
          <table:table-cell table:number-columns-repeated="4" office:value-type="float" office:value="778.485" calcext:value-type="float">
            <text:p>778.485</text:p>
          </table:table-cell>
          <table:table-cell office:value-type="float" office:value="543.062" calcext:value-type="float">
            <text:p>543.062</text:p>
          </table:table-cell>
          <table:table-cell office:value-type="float" office:value="1673.96" calcext:value-type="float">
            <text:p>1673.96</text:p>
          </table:table-cell>
          <table:table-cell office:value-type="float" office:value="2468.333" calcext:value-type="float">
            <text:p>2468.333</text:p>
          </table:table-cell>
          <table:table-cell office:value-type="float" office:value="3148.606" calcext:value-type="float">
            <text:p>3148.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float" office:value="5.542" calcext:value-type="float">
            <text:p>5.542</text:p>
          </table:table-cell>
          <table:table-cell office:value-type="float" office:value="5.417" calcext:value-type="float">
            <text:p>5.417</text:p>
          </table:table-cell>
          <table:table-cell office:value-type="float" office:value="5.378" calcext:value-type="float">
            <text:p>5.378</text:p>
          </table:table-cell>
          <table:table-cell office:value-type="float" office:value="6.05" calcext:value-type="float">
            <text:p>6.05</text:p>
          </table:table-cell>
          <table:table-cell office:value-type="float" office:value="5.112" calcext:value-type="float">
            <text:p>5.112</text:p>
          </table:table-cell>
          <table:table-cell office:value-type="float" office:value="5.011" calcext:value-type="float">
            <text:p>5.011</text:p>
          </table:table-cell>
          <table:table-cell office:value-type="float" office:value="4.932" calcext:value-type="float">
            <text:p>4.932</text:p>
          </table:table-cell>
          <table:table-cell office:value-type="float" office:value="4.956" calcext:value-type="float">
            <text:p>4.956</text:p>
          </table:table-cell>
          <table:table-cell office:value-type="float" office:value="5.089" calcext:value-type="float">
            <text:p>5.089</text:p>
          </table:table-cell>
          <table:table-cell office:value-type="float" office:value="5.073" calcext:value-type="float">
            <text:p>5.073</text:p>
          </table:table-cell>
          <table:table-cell office:value-type="float" office:value="5.089" calcext:value-type="float">
            <text:p>5.089</text:p>
          </table:table-cell>
          <table:table-cell office:value-type="float" office:value="5.104" calcext:value-type="float">
            <text:p>5.104</text:p>
          </table:table-cell>
          <table:table-cell office:value-type="float" office:value="4.401" calcext:value-type="float">
            <text:p>4.401</text:p>
          </table:table-cell>
          <table:table-cell office:value-type="float" office:value="4.862" calcext:value-type="float">
            <text:p>4.862</text:p>
          </table:table-cell>
          <table:table-cell office:value-type="float" office:value="4.628" calcext:value-type="float">
            <text:p>4.628</text:p>
          </table:table-cell>
          <table:table-cell office:value-type="float" office:value="4.354" calcext:value-type="float">
            <text:p>4.354</text:p>
          </table:table-cell>
          <table:table-cell office:value-type="float" office:value="4.143" calcext:value-type="float">
            <text:p>4.143</text:p>
          </table:table-cell>
          <table:table-cell office:value-type="float" office:value="3.94" calcext:value-type="float">
            <text:p>3.94</text:p>
          </table:table-cell>
          <table:table-cell office:value-type="float" office:value="3.744" calcext:value-type="float">
            <text:p>3.744</text:p>
          </table:table-cell>
          <table:table-cell office:value-type="float" office:value="4.174" calcext:value-type="float">
            <text:p>4.174</text:p>
          </table:table-cell>
          <table:table-cell office:value-type="float" office:value="3.424" calcext:value-type="float">
            <text:p>3.424</text:p>
          </table:table-cell>
          <table:table-cell office:value-type="float" office:value="3.267" calcext:value-type="float">
            <text:p>3.267</text:p>
          </table:table-cell>
          <table:table-cell office:value-type="float" office:value="3.095" calcext:value-type="float">
            <text:p>3.095</text:p>
          </table:table-cell>
          <table:table-cell office:value-type="float" office:value="2.939" calcext:value-type="float">
            <text:p>2.939</text:p>
          </table:table-cell>
          <table:table-cell office:value-type="float" office:value="2.798" calcext:value-type="float">
            <text:p>2.798</text:p>
          </table:table-cell>
          <table:table-cell office:value-type="float" office:value="2.642" calcext:value-type="float">
            <text:p>2.642</text:p>
          </table:table-cell>
          <table:table-cell office:value-type="float" office:value="2.509" calcext:value-type="float">
            <text:p>2.509</text:p>
          </table:table-cell>
          <table:table-cell office:value-type="float" office:value="2.392" calcext:value-type="float">
            <text:p>2.392</text:p>
          </table:table-cell>
          <table:table-cell office:value-type="float" office:value="2.29" calcext:value-type="float">
            <text:p>2.29</text:p>
          </table:table-cell>
          <table:table-cell office:value-type="float" office:value="2.204" calcext:value-type="float">
            <text:p>2.204</text:p>
          </table:table-cell>
          <table:table-cell office:value-type="float" office:value="2.118" calcext:value-type="float">
            <text:p>2.118</text:p>
          </table:table-cell>
          <table:table-cell office:value-type="float" office:value="2.025" calcext:value-type="float">
            <text:p>2.025</text:p>
          </table:table-cell>
          <table:table-cell office:value-type="float" office:value="1.939" calcext:value-type="float">
            <text:p>1.939</text:p>
          </table:table-cell>
          <table:table-cell office:value-type="float" office:value="1.853" calcext:value-type="float">
            <text:p>1.853</text:p>
          </table:table-cell>
          <table:table-cell office:value-type="float" office:value="1.743" calcext:value-type="float">
            <text:p>1.743</text:p>
          </table:table-cell>
          <table:table-cell office:value-type="float" office:value="1.665" calcext:value-type="float">
            <text:p>1.665</text:p>
          </table:table-cell>
          <table:table-cell office:value-type="float" office:value="1.556" calcext:value-type="float">
            <text:p>1.556</text:p>
          </table:table-cell>
          <table:table-cell office:value-type="float" office:value="1.454" calcext:value-type="float">
            <text:p>1.454</text:p>
          </table:table-cell>
          <table:table-cell office:value-type="float" office:value="1.344" calcext:value-type="float">
            <text:p>1.344</text:p>
          </table:table-cell>
          <table:table-cell office:value-type="float" office:value="1.29" calcext:value-type="float">
            <text:p>1.29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float" office:value="25.493" calcext:value-type="float">
            <text:p>25.493</text:p>
          </table:table-cell>
          <table:table-cell table:number-columns-repeated="2" office:value-type="float" office:value="36.419" calcext:value-type="float">
            <text:p>36.419</text:p>
          </table:table-cell>
          <table:table-cell table:number-columns-repeated="2" office:value-type="float" office:value="25.493" calcext:value-type="float">
            <text:p>25.493</text:p>
          </table:table-cell>
          <table:table-cell table:number-columns-repeated="2" office:value-type="float" office:value="40.061" calcext:value-type="float">
            <text:p>40.061</text:p>
          </table:table-cell>
          <table:table-cell office:value-type="float" office:value="54.628" calcext:value-type="float">
            <text:p>54.628</text:p>
          </table:table-cell>
          <table:table-cell table:number-columns-repeated="2" office:value-type="float" office:value="58.27" calcext:value-type="float">
            <text:p>58.27</text:p>
          </table:table-cell>
          <table:table-cell office:value-type="float" office:value="98.331" calcext:value-type="float">
            <text:p>98.331</text:p>
          </table:table-cell>
          <table:table-cell office:value-type="float" office:value="123.825" calcext:value-type="float">
            <text:p>123.825</text:p>
          </table:table-cell>
          <table:table-cell office:value-type="float" office:value="109.257" calcext:value-type="float">
            <text:p>109.257</text:p>
          </table:table-cell>
          <table:table-cell office:value-type="float" office:value="123.825" calcext:value-type="float">
            <text:p>123.825</text:p>
          </table:table-cell>
          <table:table-cell office:value-type="float" office:value="134.75" calcext:value-type="float">
            <text:p>134.75</text:p>
          </table:table-cell>
          <table:table-cell office:value-type="float" office:value="116.541" calcext:value-type="float">
            <text:p>116.541</text:p>
          </table:table-cell>
          <table:table-cell office:value-type="float" office:value="142.034" calcext:value-type="float">
            <text:p>142.034</text:p>
          </table:table-cell>
          <table:table-cell office:value-type="float" office:value="120.183" calcext:value-type="float">
            <text:p>120.183</text:p>
          </table:table-cell>
          <table:table-cell office:value-type="float" office:value="94.689" calcext:value-type="float">
            <text:p>94.689</text:p>
          </table:table-cell>
          <table:table-cell office:value-type="float" office:value="127.466" calcext:value-type="float">
            <text:p>127.466</text:p>
          </table:table-cell>
          <table:table-cell office:value-type="float" office:value="112.899" calcext:value-type="float">
            <text:p>112.899</text:p>
          </table:table-cell>
          <table:table-cell office:value-type="float" office:value="98.331" calcext:value-type="float">
            <text:p>98.331</text:p>
          </table:table-cell>
          <table:table-cell office:value-type="float" office:value="207.588" calcext:value-type="float">
            <text:p>207.588</text:p>
          </table:table-cell>
          <table:table-cell office:value-type="float" office:value="222.156" calcext:value-type="float">
            <text:p>222.156</text:p>
          </table:table-cell>
          <table:table-cell table:number-columns-repeated="2" office:value-type="float" office:value="262.217" calcext:value-type="float">
            <text:p>262.217</text:p>
          </table:table-cell>
          <table:table-cell office:value-type="float" office:value="378.758" calcext:value-type="float">
            <text:p>378.758</text:p>
          </table:table-cell>
          <table:table-cell office:value-type="float" office:value="404.251" calcext:value-type="float">
            <text:p>404.251</text:p>
          </table:table-cell>
          <table:table-cell office:value-type="float" office:value="382.399" calcext:value-type="float">
            <text:p>382.399</text:p>
          </table:table-cell>
          <table:table-cell office:value-type="float" office:value="273.142" calcext:value-type="float">
            <text:p>273.142</text:p>
          </table:table-cell>
          <table:table-cell office:value-type="float" office:value="236.723" calcext:value-type="float">
            <text:p>236.723</text:p>
          </table:table-cell>
          <table:table-cell office:value-type="float" office:value="630.049" calcext:value-type="float">
            <text:p>630.049</text:p>
          </table:table-cell>
          <table:table-cell office:value-type="float" office:value="1183.617" calcext:value-type="float">
            <text:p>1183.617</text:p>
          </table:table-cell>
          <table:table-cell office:value-type="float" office:value="1041.583" calcext:value-type="float">
            <text:p>1041.583</text:p>
          </table:table-cell>
          <table:table-cell table:number-columns-repeated="2" office:value-type="float" office:value="1016.09" calcext:value-type="float">
            <text:p>1016.09</text:p>
          </table:table-cell>
          <table:table-cell office:value-type="float" office:value="1718.976" calcext:value-type="float">
            <text:p>1718.976</text:p>
          </table:table-cell>
          <table:table-cell office:value-type="float" office:value="1715.335" calcext:value-type="float">
            <text:p>1715.335</text:p>
          </table:table-cell>
          <table:table-cell office:value-type="float" office:value="1718.976" calcext:value-type="float">
            <text:p>1718.976</text:p>
          </table:table-cell>
          <table:table-cell office:value-type="float" office:value="1627.929" calcext:value-type="float">
            <text:p>1627.929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5.034" calcext:value-type="float">
            <text:p>5.03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4.054" calcext:value-type="float">
            <text:p>4.054</text:p>
          </table:table-cell>
          <table:table-cell table:number-columns-repeated="4" office:value-type="float" office:value="4.071" calcext:value-type="float">
            <text:p>4.071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GO</text:p>
          </table:table-cell>
          <table:table-cell office:value-type="float" office:value="0.91" calcext:value-type="float">
            <text:p>0.91</text:p>
          </table:table-cell>
          <table:table-cell office:value-type="float" office:value="0.842" calcext:value-type="float">
            <text:p>0.84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2" calcext:value-type="float">
            <text:p>0.842</text:p>
          </table:table-cell>
          <table:table-cell office:value-type="float" office:value="1.062" calcext:value-type="float">
            <text:p>1.062</text:p>
          </table:table-cell>
          <table:table-cell office:value-type="float" office:value="1.095" calcext:value-type="float">
            <text:p>1.095</text:p>
          </table:table-cell>
          <table:table-cell office:value-type="float" office:value="1.028" calcext:value-type="float">
            <text:p>1.028</text:p>
          </table:table-cell>
          <table:table-cell office:value-type="float" office:value="1.297" calcext:value-type="float">
            <text:p>1.297</text:p>
          </table:table-cell>
          <table:table-cell office:value-type="float" office:value="1.264" calcext:value-type="float">
            <text:p>1.264</text:p>
          </table:table-cell>
          <table:table-cell office:value-type="float" office:value="1.483" calcext:value-type="float">
            <text:p>1.483</text:p>
          </table:table-cell>
          <table:table-cell office:value-type="float" office:value="1.365" calcext:value-type="float">
            <text:p>1.365</text:p>
          </table:table-cell>
          <table:table-cell office:value-type="float" office:value="1.618" calcext:value-type="float">
            <text:p>1.618</text:p>
          </table:table-cell>
          <table:table-cell office:value-type="float" office:value="1.702" calcext:value-type="float">
            <text:p>1.702</text:p>
          </table:table-cell>
          <table:table-cell office:value-type="float" office:value="1.516" calcext:value-type="float">
            <text:p>1.516</text:p>
          </table:table-cell>
          <table:table-cell office:value-type="float" office:value="1.55" calcext:value-type="float">
            <text:p>1.55</text:p>
          </table:table-cell>
          <table:table-cell office:value-type="float" office:value="1.837" calcext:value-type="float">
            <text:p>1.837</text:p>
          </table:table-cell>
          <table:table-cell table:number-columns-repeated="2" office:value-type="float" office:value="2.999" calcext:value-type="float">
            <text:p>2.999</text:p>
          </table:table-cell>
          <table:table-cell office:value-type="float" office:value="4.684" calcext:value-type="float">
            <text:p>4.684</text:p>
          </table:table-cell>
          <table:table-cell office:value-type="float" office:value="5.493" calcext:value-type="float">
            <text:p>5.493</text:p>
          </table:table-cell>
          <table:table-cell office:value-type="float" office:value="8.341" calcext:value-type="float">
            <text:p>8.341</text:p>
          </table:table-cell>
          <table:table-cell office:value-type="float" office:value="11.222" calcext:value-type="float">
            <text:p>11.222</text:p>
          </table:table-cell>
          <table:table-cell office:value-type="float" office:value="15.822" calcext:value-type="float">
            <text:p>15.822</text:p>
          </table:table-cell>
          <table:table-cell office:value-type="float" office:value="14.407" calcext:value-type="float">
            <text:p>14.407</text:p>
          </table:table-cell>
          <table:table-cell office:value-type="float" office:value="24.297" calcext:value-type="float">
            <text:p>24.297</text:p>
          </table:table-cell>
          <table:table-cell office:value-type="float" office:value="26.791" calcext:value-type="float">
            <text:p>26.791</text:p>
          </table:table-cell>
          <table:table-cell office:value-type="float" office:value="29.689" calcext:value-type="float">
            <text:p>29.689</text:p>
          </table:table-cell>
          <table:table-cell office:value-type="float" office:value="33.936" calcext:value-type="float">
            <text:p>33.936</text:p>
          </table:table-cell>
          <table:table-cell office:value-type="float" office:value="30.616" calcext:value-type="float">
            <text:p>30.616</text:p>
          </table:table-cell>
          <table:table-cell office:value-type="float" office:value="33.885" calcext:value-type="float">
            <text:p>33.885</text:p>
          </table:table-cell>
          <table:table-cell office:value-type="float" office:value="46.472" calcext:value-type="float">
            <text:p>46.472</text:p>
          </table:table-cell>
          <table:table-cell office:value-type="float" office:value="36.581" calcext:value-type="float">
            <text:p>36.581</text:p>
          </table:table-cell>
          <table:table-cell office:value-type="float" office:value="48.814" calcext:value-type="float">
            <text:p>48.814</text:p>
          </table:table-cell>
          <table:table-cell office:value-type="float" office:value="48.629" calcext:value-type="float">
            <text:p>48.629</text:p>
          </table:table-cell>
          <table:table-cell office:value-type="float" office:value="46.607" calcext:value-type="float">
            <text:p>46.607</text:p>
          </table:table-cell>
          <table:table-cell office:value-type="float" office:value="60.491" calcext:value-type="float">
            <text:p>60.491</text:p>
          </table:table-cell>
          <table:table-cell office:value-type="float" office:value="60.912" calcext:value-type="float">
            <text:p>60.912</text:p>
          </table:table-cell>
          <table:table-cell office:value-type="float" office:value="57.121" calcext:value-type="float">
            <text:p>57.121</text:p>
          </table:table-cell>
          <table:table-cell office:value-type="float" office:value="63.221" calcext:value-type="float">
            <text:p>63.221</text:p>
          </table:table-cell>
          <table:table-cell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79.17" calcext:value-type="float">
            <text:p>79.17</text:p>
          </table:table-cell>
          <table:table-cell office:value-type="float" office:value="62.989" calcext:value-type="float">
            <text:p>62.989</text:p>
          </table:table-cell>
          <table:table-cell office:value-type="float" office:value="60.618" calcext:value-type="float">
            <text:p>60.618</text:p>
          </table:table-cell>
          <table:table-cell office:value-type="float" office:value="72.659" calcext:value-type="float">
            <text:p>72.659</text:p>
          </table:table-cell>
          <table:table-cell office:value-type="float" office:value="78.48" calcext:value-type="float">
            <text:p>78.48</text:p>
          </table:table-cell>
          <table:table-cell office:value-type="float" office:value="75.972" calcext:value-type="float">
            <text:p>75.972</text:p>
          </table:table-cell>
          <table:table-cell office:value-type="float" office:value="67.178" calcext:value-type="float">
            <text:p>67.178</text:p>
          </table:table-cell>
          <table:table-cell office:value-type="float" office:value="73.172" calcext:value-type="float">
            <text:p>73.172</text:p>
          </table:table-cell>
          <table:table-cell office:value-type="float" office:value="71.583" calcext:value-type="float">
            <text:p>71.583</text:p>
          </table:table-cell>
          <table:table-cell office:value-type="float" office:value="69.882" calcext:value-type="float">
            <text:p>69.882</text:p>
          </table:table-cell>
          <table:table-cell office:value-type="float" office:value="65.575" calcext:value-type="float">
            <text:p>65.575</text:p>
          </table:table-cell>
          <table:table-cell office:value-type="float" office:value="47.799" calcext:value-type="float">
            <text:p>47.799</text:p>
          </table:table-cell>
          <table:table-cell office:value-type="float" office:value="47.54" calcext:value-type="float">
            <text:p>47.54</text:p>
          </table:table-cell>
          <table:table-cell office:value-type="float" office:value="53.384" calcext:value-type="float">
            <text:p>53.384</text:p>
          </table:table-cell>
          <table:table-cell office:value-type="float" office:value="44.294" calcext:value-type="float">
            <text:p>44.294</text:p>
          </table:table-cell>
          <table:table-cell office:value-type="float" office:value="50.478" calcext:value-type="float">
            <text:p>50.478</text:p>
          </table:table-cell>
          <table:table-cell office:value-type="float" office:value="42.148" calcext:value-type="float">
            <text:p>42.148</text:p>
          </table:table-cell>
          <table:table-cell office:value-type="float" office:value="40.81" calcext:value-type="float">
            <text:p>40.81</text:p>
          </table:table-cell>
          <table:table-cell office:value-type="float" office:value="46.731" calcext:value-type="float">
            <text:p>46.731</text:p>
          </table:table-cell>
          <table:table-cell office:value-type="float" office:value="44.948" calcext:value-type="float">
            <text:p>44.948</text:p>
          </table:table-cell>
          <table:table-cell office:value-type="float" office:value="44.16" calcext:value-type="float">
            <text:p>44.16</text:p>
          </table:table-cell>
          <table:table-cell office:value-type="float" office:value="42.448" calcext:value-type="float">
            <text:p>42.448</text:p>
          </table:table-cell>
          <table:table-cell office:value-type="float" office:value="33.705" calcext:value-type="float">
            <text:p>33.705</text:p>
          </table:table-cell>
          <table:table-cell office:value-type="float" office:value="39.16" calcext:value-type="float">
            <text:p>39.16</text:p>
          </table:table-cell>
          <table:table-cell office:value-type="float" office:value="38.413" calcext:value-type="float">
            <text:p>38.413</text:p>
          </table:table-cell>
          <table:table-cell office:value-type="float" office:value="42.64" calcext:value-type="float">
            <text:p>42.64</text:p>
          </table:table-cell>
          <table:table-cell office:value-type="float" office:value="37.483" calcext:value-type="float">
            <text:p>37.483</text:p>
          </table:table-cell>
          <table:table-cell office:value-type="float" office:value="37.134" calcext:value-type="float">
            <text:p>37.134</text:p>
          </table:table-cell>
          <table:table-cell office:value-type="float" office:value="37.222" calcext:value-type="float">
            <text:p>37.222</text:p>
          </table:table-cell>
          <table:table-cell office:value-type="float" office:value="37.42" calcext:value-type="float">
            <text:p>37.42</text:p>
          </table:table-cell>
          <table:table-cell office:value-type="float" office:value="38.319" calcext:value-type="float">
            <text:p>38.319</text:p>
          </table:table-cell>
          <table:table-cell office:value-type="float" office:value="38.819" calcext:value-type="float">
            <text:p>38.819</text:p>
          </table:table-cell>
          <table:table-cell office:value-type="float" office:value="35.027" calcext:value-type="float">
            <text:p>35.027</text:p>
          </table:table-cell>
          <table:table-cell office:value-type="float" office:value="41.004" calcext:value-type="float">
            <text:p>41.004</text:p>
          </table:table-cell>
          <table:table-cell office:value-type="float" office:value="42.61" calcext:value-type="float">
            <text:p>42.61</text:p>
          </table:table-cell>
          <table:table-cell office:value-type="float" office:value="37.351" calcext:value-type="float">
            <text:p>37.351</text:p>
          </table:table-cell>
          <table:table-cell office:value-type="float" office:value="50.905" calcext:value-type="float">
            <text:p>50.905</text:p>
          </table:table-cell>
          <table:table-cell office:value-type="float" office:value="59.922" calcext:value-type="float">
            <text:p>59.922</text:p>
          </table:table-cell>
          <table:table-cell office:value-type="float" office:value="70.648" calcext:value-type="float">
            <text:p>70.648</text:p>
          </table:table-cell>
          <table:table-cell office:value-type="float" office:value="81.674" calcext:value-type="float">
            <text:p>81.674</text:p>
          </table:table-cell>
          <table:table-cell office:value-type="float" office:value="72.96" calcext:value-type="float">
            <text:p>72.9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TJK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LS</text:p>
          </table:table-cell>
          <table:table-cell table:number-columns-repeated="2" office:value-type="float" office:value="0.532" calcext:value-type="float">
            <text:p>0.532</text:p>
          </table:table-cell>
          <table:table-cell table:number-columns-repeated="5" office:value-type="float" office:value="0.638" calcext:value-type="float">
            <text:p>0.638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13" calcext:value-type="float">
            <text:p>0.213</text:p>
          </table:table-cell>
          <table:table-cell table:number-columns-repeated="6" office:value-type="float" office:value="0.106" calcext:value-type="float">
            <text:p>0.106</text:p>
          </table:table-cell>
          <table:table-cell office:value-type="float" office:value="0.319" calcext:value-type="float">
            <text:p>0.319</text:p>
          </table:table-cell>
          <table:table-cell table:number-columns-repeated="3" office:value-type="float" office:value="0.425" calcext:value-type="float">
            <text:p>0.425</text:p>
          </table:table-cell>
          <table:table-cell table:number-columns-repeated="3" office:value-type="float" office:value="0.319" calcext:value-type="float">
            <text:p>0.319</text:p>
          </table:table-cell>
          <table:table-cell office:value-type="float" office:value="0.106" calcext:value-type="float">
            <text:p>0.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638" calcext:value-type="float">
            <text:p>0.638</text:p>
          </table:table-cell>
          <table:table-cell table:number-columns-repeated="3" office:value-type="float" office:value="0.957" calcext:value-type="float">
            <text:p>0.957</text:p>
          </table:table-cell>
          <table:table-cell office:value-type="float" office:value="1.169" calcext:value-type="float">
            <text:p>1.169</text:p>
          </table:table-cell>
          <table:table-cell office:value-type="float" office:value="1.913" calcext:value-type="float">
            <text:p>1.913</text:p>
          </table:table-cell>
          <table:table-cell office:value-type="float" office:value="1.701" calcext:value-type="float">
            <text:p>1.701</text:p>
          </table:table-cell>
          <table:table-cell office:value-type="float" office:value="1.807" calcext:value-type="float">
            <text:p>1.807</text:p>
          </table:table-cell>
          <table:table-cell office:value-type="float" office:value="49.53" calcext:value-type="float">
            <text:p>49.53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69.21" calcext:value-type="float">
            <text:p>69.2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TO</text:p>
          </table:table-cell>
          <table:table-cell office:value-type="float" office:value="443.319" calcext:value-type="float">
            <text:p>443.319</text:p>
          </table:table-cell>
          <table:table-cell office:value-type="float" office:value="456.756" calcext:value-type="float">
            <text:p>456.756</text:p>
          </table:table-cell>
          <table:table-cell office:value-type="float" office:value="483.63" calcext:value-type="float">
            <text:p>483.63</text:p>
          </table:table-cell>
          <table:table-cell office:value-type="float" office:value="494.014" calcext:value-type="float">
            <text:p>494.014</text:p>
          </table:table-cell>
          <table:table-cell office:value-type="float" office:value="508.774" calcext:value-type="float">
            <text:p>508.774</text:p>
          </table:table-cell>
          <table:table-cell office:value-type="float" office:value="543.283" calcext:value-type="float">
            <text:p>543.283</text:p>
          </table:table-cell>
          <table:table-cell office:value-type="float" office:value="533.408" calcext:value-type="float">
            <text:p>533.408</text:p>
          </table:table-cell>
          <table:table-cell office:value-type="float" office:value="556.109" calcext:value-type="float">
            <text:p>556.109</text:p>
          </table:table-cell>
          <table:table-cell office:value-type="float" office:value="566.39" calcext:value-type="float">
            <text:p>566.39</text:p>
          </table:table-cell>
          <table:table-cell office:value-type="float" office:value="557.636" calcext:value-type="float">
            <text:p>557.636</text:p>
          </table:table-cell>
          <table:table-cell office:value-type="float" office:value="561.504" calcext:value-type="float">
            <text:p>561.504</text:p>
          </table:table-cell>
          <table:table-cell office:value-type="float" office:value="557.127" calcext:value-type="float">
            <text:p>557.127</text:p>
          </table:table-cell>
          <table:table-cell office:value-type="float" office:value="475.589" calcext:value-type="float">
            <text:p>475.589</text:p>
          </table:table-cell>
          <table:table-cell office:value-type="float" office:value="535.037" calcext:value-type="float">
            <text:p>535.037</text:p>
          </table:table-cell>
          <table:table-cell office:value-type="float" office:value="517.223" calcext:value-type="float">
            <text:p>517.223</text:p>
          </table:table-cell>
          <table:table-cell office:value-type="float" office:value="487.702" calcext:value-type="float">
            <text:p>487.702</text:p>
          </table:table-cell>
          <table:table-cell office:value-type="float" office:value="468.259" calcext:value-type="float">
            <text:p>468.259</text:p>
          </table:table-cell>
          <table:table-cell office:value-type="float" office:value="482.918" calcext:value-type="float">
            <text:p>482.918</text:p>
          </table:table-cell>
          <table:table-cell office:value-type="float" office:value="490.145" calcext:value-type="float">
            <text:p>490.145</text:p>
          </table:table-cell>
          <table:table-cell office:value-type="float" office:value="536.055" calcext:value-type="float">
            <text:p>536.055</text:p>
          </table:table-cell>
          <table:table-cell office:value-type="float" office:value="482.409" calcext:value-type="float">
            <text:p>482.409</text:p>
          </table:table-cell>
          <table:table-cell office:value-type="float" office:value="456.96" calcext:value-type="float">
            <text:p>456.96</text:p>
          </table:table-cell>
          <table:table-cell office:value-type="float" office:value="493.708" calcext:value-type="float">
            <text:p>493.708</text:p>
          </table:table-cell>
          <table:table-cell office:value-type="float" office:value="519.87" calcext:value-type="float">
            <text:p>519.87</text:p>
          </table:table-cell>
          <table:table-cell office:value-type="float" office:value="465.307" calcext:value-type="float">
            <text:p>465.307</text:p>
          </table:table-cell>
          <table:table-cell office:value-type="float" office:value="448.613" calcext:value-type="float">
            <text:p>448.613</text:p>
          </table:table-cell>
          <table:table-cell office:value-type="float" office:value="420.517" calcext:value-type="float">
            <text:p>420.517</text:p>
          </table:table-cell>
          <table:table-cell office:value-type="float" office:value="383.565" calcext:value-type="float">
            <text:p>383.565</text:p>
          </table:table-cell>
          <table:table-cell office:value-type="float" office:value="384.482" calcext:value-type="float">
            <text:p>384.482</text:p>
          </table:table-cell>
          <table:table-cell office:value-type="float" office:value="339.997" calcext:value-type="float">
            <text:p>339.997</text:p>
          </table:table-cell>
          <table:table-cell office:value-type="float" office:value="300.806" calcext:value-type="float">
            <text:p>300.806</text:p>
          </table:table-cell>
          <table:table-cell office:value-type="float" office:value="288.794" calcext:value-type="float">
            <text:p>288.794</text:p>
          </table:table-cell>
          <table:table-cell office:value-type="float" office:value="288.081" calcext:value-type="float">
            <text:p>288.081</text:p>
          </table:table-cell>
          <table:table-cell office:value-type="float" office:value="304.674" calcext:value-type="float">
            <text:p>304.674</text:p>
          </table:table-cell>
          <table:table-cell office:value-type="float" office:value="332.871" calcext:value-type="float">
            <text:p>332.871</text:p>
          </table:table-cell>
          <table:table-cell office:value-type="float" office:value="344.476" calcext:value-type="float">
            <text:p>344.476</text:p>
          </table:table-cell>
          <table:table-cell office:value-type="float" office:value="384.38" calcext:value-type="float">
            <text:p>384.38</text:p>
          </table:table-cell>
          <table:table-cell office:value-type="float" office:value="424.589" calcext:value-type="float">
            <text:p>424.589</text:p>
          </table:table-cell>
          <table:table-cell office:value-type="float" office:value="443.218" calcext:value-type="float">
            <text:p>443.218</text:p>
          </table:table-cell>
          <table:table-cell office:value-type="float" office:value="437.008" calcext:value-type="float">
            <text:p>437.008</text:p>
          </table:table-cell>
          <table:table-cell office:value-type="float" office:value="50.7964285714286" calcext:value-type="float">
            <text:p>50.7964285714286</text:p>
          </table:table-cell>
          <table:table-cell office:value-type="float" office:value="5.48384615384615" calcext:value-type="float">
            <text:p>5.48384615384615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float" office:value="12.065" calcext:value-type="float">
            <text:p>12.065</text:p>
          </table:table-cell>
          <table:table-cell office:value-type="float" office:value="12.531" calcext:value-type="float">
            <text:p>12.531</text:p>
          </table:table-cell>
          <table:table-cell office:value-type="float" office:value="12.819" calcext:value-type="float">
            <text:p>12.819</text:p>
          </table:table-cell>
          <table:table-cell office:value-type="float" office:value="13.345" calcext:value-type="float">
            <text:p>13.345</text:p>
          </table:table-cell>
          <table:table-cell office:value-type="float" office:value="14.183" calcext:value-type="float">
            <text:p>14.183</text:p>
          </table:table-cell>
          <table:table-cell office:value-type="float" office:value="13.573" calcext:value-type="float">
            <text:p>13.573</text:p>
          </table:table-cell>
          <table:table-cell office:value-type="float" office:value="13.453" calcext:value-type="float">
            <text:p>13.453</text:p>
          </table:table-cell>
          <table:table-cell office:value-type="float" office:value="13.836" calcext:value-type="float">
            <text:p>13.836</text:p>
          </table:table-cell>
          <table:table-cell office:value-type="float" office:value="13.142" calcext:value-type="float">
            <text:p>13.142</text:p>
          </table:table-cell>
          <table:table-cell office:value-type="float" office:value="14.219" calcext:value-type="float">
            <text:p>14.219</text:p>
          </table:table-cell>
          <table:table-cell office:value-type="float" office:value="13.836" calcext:value-type="float">
            <text:p>13.836</text:p>
          </table:table-cell>
          <table:table-cell table:number-columns-repeated="2" office:value-type="float" office:value="13.68" calcext:value-type="float">
            <text:p>13.68</text:p>
          </table:table-cell>
          <table:table-cell office:value-type="float" office:value="14.446" calcext:value-type="float">
            <text:p>14.446</text:p>
          </table:table-cell>
          <table:table-cell office:value-type="float" office:value="15.284" calcext:value-type="float">
            <text:p>15.284</text:p>
          </table:table-cell>
          <table:table-cell office:value-type="float" office:value="18.097" calcext:value-type="float">
            <text:p>18.097</text:p>
          </table:table-cell>
          <table:table-cell office:value-type="float" office:value="15.212" calcext:value-type="float">
            <text:p>15.212</text:p>
          </table:table-cell>
          <table:table-cell office:value-type="float" office:value="16.984" calcext:value-type="float">
            <text:p>16.984</text:p>
          </table:table-cell>
          <table:table-cell office:value-type="float" office:value="17.295" calcext:value-type="float">
            <text:p>17.295</text:p>
          </table:table-cell>
          <table:table-cell office:value-type="float" office:value="18.157" calcext:value-type="float">
            <text:p>18.157</text:p>
          </table:table-cell>
          <table:table-cell office:value-type="float" office:value="18.516" calcext:value-type="float">
            <text:p>18.516</text:p>
          </table:table-cell>
          <table:table-cell office:value-type="float" office:value="19.796" calcext:value-type="float">
            <text:p>19.796</text:p>
          </table:table-cell>
          <table:table-cell office:value-type="float" office:value="19.21" calcext:value-type="float">
            <text:p>19.21</text:p>
          </table:table-cell>
          <table:table-cell office:value-type="float" office:value="23.04" calcext:value-type="float">
            <text:p>23.04</text:p>
          </table:table-cell>
          <table:table-cell office:value-type="float" office:value="23.243" calcext:value-type="float">
            <text:p>23.243</text:p>
          </table:table-cell>
          <table:table-cell office:value-type="float" office:value="21.113" calcext:value-type="float">
            <text:p>21.113</text:p>
          </table:table-cell>
          <table:table-cell office:value-type="float" office:value="27.756" calcext:value-type="float">
            <text:p>27.756</text:p>
          </table:table-cell>
          <table:table-cell office:value-type="float" office:value="31.622" calcext:value-type="float">
            <text:p>31.622</text:p>
          </table:table-cell>
          <table:table-cell office:value-type="float" office:value="27.468" calcext:value-type="float">
            <text:p>27.468</text:p>
          </table:table-cell>
          <table:table-cell office:value-type="float" office:value="30.604" calcext:value-type="float">
            <text:p>30.604</text:p>
          </table:table-cell>
          <table:table-cell office:value-type="float" office:value="51.023" calcext:value-type="float">
            <text:p>51.023</text:p>
          </table:table-cell>
          <table:table-cell office:value-type="float" office:value="60.419" calcext:value-type="float">
            <text:p>60.419</text:p>
          </table:table-cell>
          <table:table-cell office:value-type="float" office:value="65.41" calcext:value-type="float">
            <text:p>65.41</text:p>
          </table:table-cell>
          <table:table-cell office:value-type="float" office:value="64.392" calcext:value-type="float">
            <text:p>64.392</text:p>
          </table:table-cell>
          <table:table-cell office:value-type="float" office:value="83.602" calcext:value-type="float">
            <text:p>83.602</text:p>
          </table:table-cell>
          <table:table-cell office:value-type="float" office:value="111.155" calcext:value-type="float">
            <text:p>111.155</text:p>
          </table:table-cell>
          <table:table-cell office:value-type="float" office:value="135.164" calcext:value-type="float">
            <text:p>135.164</text:p>
          </table:table-cell>
          <table:table-cell office:value-type="float" office:value="140.466" calcext:value-type="float">
            <text:p>140.466</text:p>
          </table:table-cell>
          <table:table-cell office:value-type="float" office:value="160.574" calcext:value-type="float">
            <text:p>160.574</text:p>
          </table:table-cell>
          <table:table-cell office:value-type="float" office:value="186.45" calcext:value-type="float">
            <text:p>186.45</text:p>
          </table:table-cell>
          <table:table-cell office:value-type="float" office:value="57.645" calcext:value-type="float">
            <text:p>57.645</text:p>
          </table:table-cell>
          <table:table-cell office:value-type="float" office:value="7.25636363636364" calcext:value-type="float">
            <text:p>7.25636363636364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278.804" calcext:value-type="float">
            <text:p>278.804</text:p>
          </table:table-cell>
          <table:table-cell office:value-type="float" office:value="274.235" calcext:value-type="float">
            <text:p>274.235</text:p>
          </table:table-cell>
          <table:table-cell office:value-type="float" office:value="270.024" calcext:value-type="float">
            <text:p>270.024</text:p>
          </table:table-cell>
          <table:table-cell office:value-type="float" office:value="264.338" calcext:value-type="float">
            <text:p>264.338</text:p>
          </table:table-cell>
          <table:table-cell office:value-type="float" office:value="260.477" calcext:value-type="float">
            <text:p>260.477</text:p>
          </table:table-cell>
          <table:table-cell office:value-type="float" office:value="253.281" calcext:value-type="float">
            <text:p>253.281</text:p>
          </table:table-cell>
          <table:table-cell office:value-type="float" office:value="249.033" calcext:value-type="float">
            <text:p>249.033</text:p>
          </table:table-cell>
          <table:table-cell office:value-type="float" office:value="246.207" calcext:value-type="float">
            <text:p>246.207</text:p>
          </table:table-cell>
          <table:table-cell office:value-type="float" office:value="242.762" calcext:value-type="float">
            <text:p>242.762</text:p>
          </table:table-cell>
          <table:table-cell office:value-type="float" office:value="237.833" calcext:value-type="float">
            <text:p>237.833</text:p>
          </table:table-cell>
          <table:table-cell office:value-type="float" office:value="235.954" calcext:value-type="float">
            <text:p>235.954</text:p>
          </table:table-cell>
          <table:table-cell office:value-type="float" office:value="233.6" calcext:value-type="float">
            <text:p>233.6</text:p>
          </table:table-cell>
          <table:table-cell office:value-type="float" office:value="231.522" calcext:value-type="float">
            <text:p>231.522</text:p>
          </table:table-cell>
          <table:table-cell office:value-type="float" office:value="229.49" calcext:value-type="float">
            <text:p>229.49</text:p>
          </table:table-cell>
          <table:table-cell office:value-type="float" office:value="227.806" calcext:value-type="float">
            <text:p>227.806</text:p>
          </table:table-cell>
          <table:table-cell office:value-type="float" office:value="225.125" calcext:value-type="float">
            <text:p>225.125</text:p>
          </table:table-cell>
          <table:table-cell office:value-type="float" office:value="224.42" calcext:value-type="float">
            <text:p>224.42</text:p>
          </table:table-cell>
          <table:table-cell office:value-type="float" office:value="221.714" calcext:value-type="float">
            <text:p>221.714</text:p>
          </table:table-cell>
          <table:table-cell office:value-type="float" office:value="219.957" calcext:value-type="float">
            <text:p>219.957</text:p>
          </table:table-cell>
          <table:table-cell office:value-type="float" office:value="219.9" calcext:value-type="float">
            <text:p>219.9</text:p>
          </table:table-cell>
          <table:table-cell office:value-type="float" office:value="217.182" calcext:value-type="float">
            <text:p>217.182</text:p>
          </table:table-cell>
          <table:table-cell office:value-type="float" office:value="215.876" calcext:value-type="float">
            <text:p>215.876</text:p>
          </table:table-cell>
          <table:table-cell office:value-type="float" office:value="217.004" calcext:value-type="float">
            <text:p>217.004</text:p>
          </table:table-cell>
          <table:table-cell office:value-type="float" office:value="218.295" calcext:value-type="float">
            <text:p>218.295</text:p>
          </table:table-cell>
          <table:table-cell office:value-type="float" office:value="188.656" calcext:value-type="float">
            <text:p>188.656</text:p>
          </table:table-cell>
          <table:table-cell office:value-type="float" office:value="228.465" calcext:value-type="float">
            <text:p>228.465</text:p>
          </table:table-cell>
          <table:table-cell office:value-type="float" office:value="240.79" calcext:value-type="float">
            <text:p>240.7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29.404" calcext:value-type="float">
            <text:p>229.404</text:p>
          </table:table-cell>
          <table:table-cell office:value-type="float" office:value="326.152" calcext:value-type="float">
            <text:p>326.152</text:p>
          </table:table-cell>
          <table:table-cell office:value-type="float" office:value="362.9" calcext:value-type="float">
            <text:p>362.9</text:p>
          </table:table-cell>
          <table:table-cell office:value-type="float" office:value="424.602" calcext:value-type="float">
            <text:p>424.602</text:p>
          </table:table-cell>
          <table:table-cell office:value-type="float" office:value="412.695" calcext:value-type="float">
            <text:p>412.695</text:p>
          </table:table-cell>
          <table:table-cell office:value-type="float" office:value="444.225" calcext:value-type="float">
            <text:p>444.225</text:p>
          </table:table-cell>
          <table:table-cell office:value-type="float" office:value="482.102" calcext:value-type="float">
            <text:p>482.102</text:p>
          </table:table-cell>
          <table:table-cell office:value-type="float" office:value="593.755" calcext:value-type="float">
            <text:p>593.755</text:p>
          </table:table-cell>
          <table:table-cell office:value-type="float" office:value="580.397" calcext:value-type="float">
            <text:p>580.397</text:p>
          </table:table-cell>
          <table:table-cell office:value-type="float" office:value="618.072" calcext:value-type="float">
            <text:p>618.072</text:p>
          </table:table-cell>
          <table:table-cell office:value-type="float" office:value="667.637" calcext:value-type="float">
            <text:p>667.637</text:p>
          </table:table-cell>
          <table:table-cell office:value-type="float" office:value="715.02" calcext:value-type="float">
            <text:p>715.02</text:p>
          </table:table-cell>
          <table:table-cell office:value-type="float" office:value="66.9507692307692" calcext:value-type="float">
            <text:p>66.9507692307692</text:p>
          </table:table-cell>
          <table:table-cell office:value-type="float" office:value="28.1408333333333" calcext:value-type="float">
            <text:p>28.1408333333333</text:p>
          </table:table-cell>
        </table:table-row>
        <table:table-row table:style-name="ro1">
          <table:table-cell office:value-type="string" calcext:value-type="string">
            <text:p>TUV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float" office:value="0.389" calcext:value-type="float">
            <text:p>0.38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5" calcext:value-type="float">
            <text:p>0.425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7" calcext:value-type="float">
            <text:p>0.467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407" calcext:value-type="float">
            <text:p>0.407</text:p>
          </table:table-cell>
          <table:table-cell table:number-columns-repeated="2" office:value-type="float" office:value="0.443" calcext:value-type="float">
            <text:p>0.44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9" calcext:value-type="float">
            <text:p>0.689</text:p>
          </table:table-cell>
          <table:table-cell table:number-columns-repeated="2" office:value-type="float" office:value="0.743" calcext:value-type="float">
            <text:p>0.743</text:p>
          </table:table-cell>
          <table:table-cell office:value-type="float" office:value="0.808" calcext:value-type="float">
            <text:p>0.808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82" calcext:value-type="float">
            <text:p>0.982</text:p>
          </table:table-cell>
          <table:table-cell office:value-type="float" office:value="1.072" calcext:value-type="float">
            <text:p>1.072</text:p>
          </table:table-cell>
          <table:table-cell office:value-type="float" office:value="1.144" calcext:value-type="float">
            <text:p>1.144</text:p>
          </table:table-cell>
          <table:table-cell office:value-type="float" office:value="1.258" calcext:value-type="float">
            <text:p>1.258</text:p>
          </table:table-cell>
          <table:table-cell office:value-type="float" office:value="1.371" calcext:value-type="float">
            <text:p>1.371</text:p>
          </table:table-cell>
          <table:table-cell office:value-type="float" office:value="1.509" calcext:value-type="float">
            <text:p>1.509</text:p>
          </table:table-cell>
          <table:table-cell office:value-type="float" office:value="1.749" calcext:value-type="float">
            <text:p>1.749</text:p>
          </table:table-cell>
          <table:table-cell office:value-type="float" office:value="78.4609090909091" calcext:value-type="float">
            <text:p>78.4609090909091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TZA</text:p>
          </table:table-cell>
          <table:table-cell table:number-columns-repeated="6"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91" calcext:value-type="float">
            <text:p>0.091</text:p>
          </table:table-cell>
          <table:table-cell table:number-columns-repeated="7" office:value-type="float" office:value="0.404" calcext:value-type="float">
            <text:p>0.4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6.558" calcext:value-type="float">
            <text:p>6.558</text:p>
          </table:table-cell>
          <table:table-cell office:value-type="float" office:value="2.922" calcext:value-type="float">
            <text:p>2.9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2" calcext:value-type="float">
            <text:p>0.852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1" calcext:value-type="float">
            <text:p>0.691</text:p>
          </table:table-cell>
          <table:table-cell office:value-type="float" office:value="0.618" calcext:value-type="float">
            <text:p>0.618</text:p>
          </table:table-cell>
          <table:table-cell office:value-type="float" office:value="0.706" calcext:value-type="float">
            <text:p>0.706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3" calcext:value-type="float">
            <text:p>0.743</text:p>
          </table:table-cell>
          <table:table-cell table:number-columns-repeated="2" office:value-type="float" office:value="0.888" calcext:value-type="float">
            <text:p>0.888</text:p>
          </table:table-cell>
          <table:table-cell office:value-type="float" office:value="0.964" calcext:value-type="float">
            <text:p>0.964</text:p>
          </table:table-cell>
          <table:table-cell office:value-type="float" office:value="1.043" calcext:value-type="float">
            <text:p>1.043</text:p>
          </table:table-cell>
          <table:table-cell office:value-type="float" office:value="1.249" calcext:value-type="float">
            <text:p>1.249</text:p>
          </table:table-cell>
          <table:table-cell office:value-type="float" office:value="1.385" calcext:value-type="float">
            <text:p>1.385</text:p>
          </table:table-cell>
          <table:table-cell office:value-type="float" office:value="1.534" calcext:value-type="float">
            <text:p>1.534</text:p>
          </table:table-cell>
          <table:table-cell office:value-type="float" office:value="1.922" calcext:value-type="float">
            <text:p>1.922</text:p>
          </table:table-cell>
          <table:table-cell office:value-type="float" office:value="2.486" calcext:value-type="float">
            <text:p>2.486</text:p>
          </table:table-cell>
          <table:table-cell office:value-type="float" office:value="3.298" calcext:value-type="float">
            <text:p>3.298</text:p>
          </table:table-cell>
          <table:table-cell office:value-type="float" office:value="3.695" calcext:value-type="float">
            <text:p>3.695</text:p>
          </table:table-cell>
          <table:table-cell office:value-type="float" office:value="4.514" calcext:value-type="float">
            <text:p>4.514</text:p>
          </table:table-cell>
          <table:table-cell office:value-type="float" office:value="5.757" calcext:value-type="float">
            <text:p>5.757</text:p>
          </table:table-cell>
          <table:table-cell office:value-type="float" office:value="7.636" calcext:value-type="float">
            <text:p>7.636</text:p>
          </table:table-cell>
          <table:table-cell office:value-type="float" office:value="10.316" calcext:value-type="float">
            <text:p>10.316</text:p>
          </table:table-cell>
          <table:table-cell office:value-type="float" office:value="13.545" calcext:value-type="float">
            <text:p>13.545</text:p>
          </table:table-cell>
          <table:table-cell office:value-type="float" office:value="16.028" calcext:value-type="float">
            <text:p>16.028</text:p>
          </table:table-cell>
          <table:table-cell office:value-type="float" office:value="17.498" calcext:value-type="float">
            <text:p>17.498</text:p>
          </table:table-cell>
          <table:table-cell office:value-type="float" office:value="19.369" calcext:value-type="float">
            <text:p>19.369</text:p>
          </table:table-cell>
          <table:table-cell office:value-type="float" office:value="21.703" calcext:value-type="float">
            <text:p>21.703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544" calcext:value-type="float">
            <text:p>26.544</text:p>
          </table:table-cell>
          <table:table-cell office:value-type="float" office:value="28.412" calcext:value-type="float">
            <text:p>28.412</text:p>
          </table:table-cell>
          <table:table-cell office:value-type="float" office:value="30.898" calcext:value-type="float">
            <text:p>30.898</text:p>
          </table:table-cell>
          <table:table-cell office:value-type="float" office:value="32.959" calcext:value-type="float">
            <text:p>32.959</text:p>
          </table:table-cell>
          <table:table-cell office:value-type="float" office:value="32.674" calcext:value-type="float">
            <text:p>32.674</text:p>
          </table:table-cell>
          <table:table-cell office:value-type="float" office:value="34.172" calcext:value-type="float">
            <text:p>34.172</text:p>
          </table:table-cell>
          <table:table-cell office:value-type="float" office:value="34.223" calcext:value-type="float">
            <text:p>34.223</text:p>
          </table:table-cell>
          <table:table-cell office:value-type="float" office:value="29.197" calcext:value-type="float">
            <text:p>29.197</text:p>
          </table:table-cell>
          <table:table-cell office:value-type="float" office:value="30.843" calcext:value-type="float">
            <text:p>30.843</text:p>
          </table:table-cell>
          <table:table-cell office:value-type="float" office:value="27.957" calcext:value-type="float">
            <text:p>27.957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290.054" calcext:value-type="float">
            <text:p>290.054</text:p>
          </table:table-cell>
          <table:table-cell office:value-type="float" office:value="277.861" calcext:value-type="float">
            <text:p>277.861</text:p>
          </table:table-cell>
          <table:table-cell office:value-type="float" office:value="269.937" calcext:value-type="float">
            <text:p>269.937</text:p>
          </table:table-cell>
          <table:table-cell office:value-type="float" office:value="265.924" calcext:value-type="float">
            <text:p>265.924</text:p>
          </table:table-cell>
          <table:table-cell office:value-type="float" office:value="262.525" calcext:value-type="float">
            <text:p>262.525</text:p>
          </table:table-cell>
          <table:table-cell office:value-type="float" office:value="257.763" calcext:value-type="float">
            <text:p>257.763</text:p>
          </table:table-cell>
          <table:table-cell office:value-type="float" office:value="251.167" calcext:value-type="float">
            <text:p>251.167</text:p>
          </table:table-cell>
          <table:table-cell office:value-type="float" office:value="242.273" calcext:value-type="float">
            <text:p>242.273</text:p>
          </table:table-cell>
          <table:table-cell office:value-type="float" office:value="238.07" calcext:value-type="float">
            <text:p>238.07</text:p>
          </table:table-cell>
          <table:table-cell office:value-type="float" office:value="229.61" calcext:value-type="float">
            <text:p>229.61</text:p>
          </table:table-cell>
          <table:table-cell office:value-type="float" office:value="219.093" calcext:value-type="float">
            <text:p>219.093</text:p>
          </table:table-cell>
          <table:table-cell office:value-type="float" office:value="214.196" calcext:value-type="float">
            <text:p>214.196</text:p>
          </table:table-cell>
          <table:table-cell office:value-type="float" office:value="212.152" calcext:value-type="float">
            <text:p>212.152</text:p>
          </table:table-cell>
          <table:table-cell office:value-type="float" office:value="207.258" calcext:value-type="float">
            <text:p>207.258</text:p>
          </table:table-cell>
          <table:table-cell office:value-type="float" office:value="202.545" calcext:value-type="float">
            <text:p>202.545</text:p>
          </table:table-cell>
          <table:table-cell office:value-type="float" office:value="192.797" calcext:value-type="float">
            <text:p>192.797</text:p>
          </table:table-cell>
          <table:table-cell office:value-type="float" office:value="184.246" calcext:value-type="float">
            <text:p>184.246</text:p>
          </table:table-cell>
          <table:table-cell office:value-type="float" office:value="175.043" calcext:value-type="float">
            <text:p>175.043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63.734" calcext:value-type="float">
            <text:p>163.734</text:p>
          </table:table-cell>
          <table:table-cell office:value-type="float" office:value="159.018" calcext:value-type="float">
            <text:p>159.018</text:p>
          </table:table-cell>
          <table:table-cell office:value-type="float" office:value="152.865" calcext:value-type="float">
            <text:p>152.865</text:p>
          </table:table-cell>
          <table:table-cell office:value-type="float" office:value="145.027" calcext:value-type="float">
            <text:p>145.027</text:p>
          </table:table-cell>
          <table:table-cell office:value-type="float" office:value="137.182" calcext:value-type="float">
            <text:p>137.182</text:p>
          </table:table-cell>
          <table:table-cell office:value-type="float" office:value="129.442" calcext:value-type="float">
            <text:p>129.442</text:p>
          </table:table-cell>
          <table:table-cell office:value-type="float" office:value="126.481" calcext:value-type="float">
            <text:p>126.481</text:p>
          </table:table-cell>
          <table:table-cell office:value-type="float" office:value="123.93" calcext:value-type="float">
            <text:p>123.93</text:p>
          </table:table-cell>
          <table:table-cell office:value-type="float" office:value="111.238" calcext:value-type="float">
            <text:p>111.238</text:p>
          </table:table-cell>
          <table:table-cell office:value-type="float" office:value="108.04" calcext:value-type="float">
            <text:p>108.04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04.467" calcext:value-type="float">
            <text:p>104.467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100.326" calcext:value-type="float">
            <text:p>100.326</text:p>
          </table:table-cell>
          <table:table-cell office:value-type="float" office:value="100.05" calcext:value-type="float">
            <text:p>100.05</text:p>
          </table:table-cell>
          <table:table-cell office:value-type="float" office:value="98.308" calcext:value-type="float">
            <text:p>98.308</text:p>
          </table:table-cell>
          <table:table-cell office:value-type="float" office:value="95.334" calcext:value-type="float">
            <text:p>95.334</text:p>
          </table:table-cell>
          <table:table-cell office:value-type="float" office:value="97.569" calcext:value-type="float">
            <text:p>97.569</text:p>
          </table:table-cell>
          <table:table-cell office:value-type="float" office:value="97.96" calcext:value-type="float">
            <text:p>97.96</text:p>
          </table:table-cell>
          <table:table-cell office:value-type="float" office:value="91.939" calcext:value-type="float">
            <text:p>91.939</text:p>
          </table:table-cell>
          <table:table-cell office:value-type="float" office:value="95.018" calcext:value-type="float">
            <text:p>95.018</text:p>
          </table:table-cell>
          <table:table-cell office:value-type="float" office:value="33.8521428571429" calcext:value-type="float">
            <text:p>33.8521428571429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URY</text:p>
          </table:table-cell>
          <table:table-cell office:value-type="float" office:value="62.715" calcext:value-type="float">
            <text:p>62.715</text:p>
          </table:table-cell>
          <table:table-cell office:value-type="float" office:value="65.543" calcext:value-type="float">
            <text:p>65.543</text:p>
          </table:table-cell>
          <table:table-cell office:value-type="float" office:value="67.716" calcext:value-type="float">
            <text:p>67.716</text:p>
          </table:table-cell>
          <table:table-cell office:value-type="float" office:value="67.224" calcext:value-type="float">
            <text:p>67.224</text:p>
          </table:table-cell>
          <table:table-cell office:value-type="float" office:value="64.642" calcext:value-type="float">
            <text:p>64.642</text:p>
          </table:table-cell>
          <table:table-cell office:value-type="float" office:value="65.543" calcext:value-type="float">
            <text:p>65.543</text:p>
          </table:table-cell>
          <table:table-cell office:value-type="float" office:value="67.429" calcext:value-type="float">
            <text:p>67.429</text:p>
          </table:table-cell>
          <table:table-cell office:value-type="float" office:value="68.618" calcext:value-type="float">
            <text:p>68.618</text:p>
          </table:table-cell>
          <table:table-cell office:value-type="float" office:value="66.486" calcext:value-type="float">
            <text:p>66.486</text:p>
          </table:table-cell>
          <table:table-cell office:value-type="float" office:value="65.871" calcext:value-type="float">
            <text:p>65.871</text:p>
          </table:table-cell>
          <table:table-cell office:value-type="float" office:value="64.027" calcext:value-type="float">
            <text:p>64.027</text:p>
          </table:table-cell>
          <table:table-cell office:value-type="float" office:value="64.929" calcext:value-type="float">
            <text:p>64.929</text:p>
          </table:table-cell>
          <table:table-cell office:value-type="float" office:value="57.632" calcext:value-type="float">
            <text:p>57.632</text:p>
          </table:table-cell>
          <table:table-cell office:value-type="float" office:value="67.142" calcext:value-type="float">
            <text:p>67.142</text:p>
          </table:table-cell>
          <table:table-cell office:value-type="float" office:value="67.757" calcext:value-type="float">
            <text:p>67.757</text:p>
          </table:table-cell>
          <table:table-cell office:value-type="float" office:value="69.069" calcext:value-type="float">
            <text:p>69.069</text:p>
          </table:table-cell>
          <table:table-cell office:value-type="float" office:value="71.733" calcext:value-type="float">
            <text:p>71.733</text:p>
          </table:table-cell>
          <table:table-cell office:value-type="float" office:value="76.734" calcext:value-type="float">
            <text:p>76.734</text:p>
          </table:table-cell>
          <table:table-cell office:value-type="float" office:value="79.972" calcext:value-type="float">
            <text:p>79.972</text:p>
          </table:table-cell>
          <table:table-cell office:value-type="float" office:value="94.769" calcext:value-type="float">
            <text:p>94.769</text:p>
          </table:table-cell>
          <table:table-cell office:value-type="float" office:value="92.556" calcext:value-type="float">
            <text:p>92.556</text:p>
          </table:table-cell>
          <table:table-cell office:value-type="float" office:value="97.885" calcext:value-type="float">
            <text:p>97.885</text:p>
          </table:table-cell>
          <table:table-cell office:value-type="float" office:value="104.32" calcext:value-type="float">
            <text:p>104.32</text:p>
          </table:table-cell>
          <table:table-cell office:value-type="float" office:value="116.412" calcext:value-type="float">
            <text:p>116.412</text:p>
          </table:table-cell>
          <table:table-cell office:value-type="float" office:value="116.576" calcext:value-type="float">
            <text:p>116.576</text:p>
          </table:table-cell>
          <table:table-cell office:value-type="float" office:value="119.732" calcext:value-type="float">
            <text:p>119.732</text:p>
          </table:table-cell>
          <table:table-cell office:value-type="float" office:value="129.529" calcext:value-type="float">
            <text:p>129.529</text:p>
          </table:table-cell>
          <table:table-cell office:value-type="float" office:value="149.942" calcext:value-type="float">
            <text:p>149.942</text:p>
          </table:table-cell>
          <table:table-cell office:value-type="float" office:value="189.785" calcext:value-type="float">
            <text:p>189.785</text:p>
          </table:table-cell>
          <table:table-cell office:value-type="float" office:value="226.717" calcext:value-type="float">
            <text:p>226.717</text:p>
          </table:table-cell>
          <table:table-cell office:value-type="float" office:value="272.339" calcext:value-type="float">
            <text:p>272.339</text:p>
          </table:table-cell>
          <table:table-cell office:value-type="float" office:value="294.925" calcext:value-type="float">
            <text:p>294.925</text:p>
          </table:table-cell>
          <table:table-cell office:value-type="float" office:value="322.511" calcext:value-type="float">
            <text:p>322.511</text:p>
          </table:table-cell>
          <table:table-cell office:value-type="float" office:value="368.461" calcext:value-type="float">
            <text:p>368.461</text:p>
          </table:table-cell>
          <table:table-cell office:value-type="float" office:value="459.664" calcext:value-type="float">
            <text:p>459.664</text:p>
          </table:table-cell>
          <table:table-cell office:value-type="float" office:value="619.977" calcext:value-type="float">
            <text:p>619.977</text:p>
          </table:table-cell>
          <table:table-cell office:value-type="float" office:value="791.111" calcext:value-type="float">
            <text:p>791.111</text:p>
          </table:table-cell>
          <table:table-cell office:value-type="float" office:value="970.607" calcext:value-type="float">
            <text:p>970.607</text:p>
          </table:table-cell>
          <table:table-cell office:value-type="float" office:value="1194.537" calcext:value-type="float">
            <text:p>1194.537</text:p>
          </table:table-cell>
          <table:table-cell office:value-type="float" office:value="1400.759" calcext:value-type="float">
            <text:p>1400.759</text:p>
          </table:table-cell>
          <table:table-cell office:value-type="float" office:value="79.4414285714286" calcext:value-type="float">
            <text:p>79.4414285714286</text:p>
          </table:table-cell>
          <table:table-cell office:value-type="float" office:value="43.8584615384615" calcext:value-type="float">
            <text:p>43.858461538461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58.936" calcext:value-type="float">
            <text:p>258.936</text:p>
          </table:table-cell>
          <table:table-cell office:value-type="float" office:value="303.406" calcext:value-type="float">
            <text:p>303.406</text:p>
          </table:table-cell>
          <table:table-cell office:value-type="float" office:value="346.991" calcext:value-type="float">
            <text:p>346.991</text:p>
          </table:table-cell>
          <table:table-cell office:value-type="float" office:value="363.352" calcext:value-type="float">
            <text:p>363.352</text:p>
          </table:table-cell>
          <table:table-cell office:value-type="float" office:value="366.636" calcext:value-type="float">
            <text:p>366.636</text:p>
          </table:table-cell>
          <table:table-cell office:value-type="float" office:value="361.055" calcext:value-type="float">
            <text:p>361.055</text:p>
          </table:table-cell>
          <table:table-cell office:value-type="float" office:value="359.261" calcext:value-type="float">
            <text:p>359.261</text:p>
          </table:table-cell>
          <table:table-cell office:value-type="float" office:value="364.522" calcext:value-type="float">
            <text:p>364.522</text:p>
          </table:table-cell>
          <table:table-cell office:value-type="float" office:value="357.559" calcext:value-type="float">
            <text:p>357.559</text:p>
          </table:table-cell>
          <table:table-cell office:value-type="float" office:value="364.888" calcext:value-type="float">
            <text:p>364.888</text:p>
          </table:table-cell>
          <table:table-cell office:value-type="float" office:value="361.087" calcext:value-type="float">
            <text:p>361.087</text:p>
          </table:table-cell>
          <table:table-cell office:value-type="float" office:value="361.416" calcext:value-type="float">
            <text:p>361.416</text:p>
          </table:table-cell>
          <table:table-cell office:value-type="float" office:value="364.634" calcext:value-type="float">
            <text:p>364.634</text:p>
          </table:table-cell>
          <table:table-cell office:value-type="float" office:value="365.821" calcext:value-type="float">
            <text:p>365.821</text:p>
          </table:table-cell>
          <table:table-cell office:value-type="float" office:value="362.914" calcext:value-type="float">
            <text:p>362.914</text:p>
          </table:table-cell>
          <table:table-cell office:value-type="float" office:value="371.278" calcext:value-type="float">
            <text:p>371.278</text:p>
          </table:table-cell>
          <table:table-cell office:value-type="float" office:value="380.79" calcext:value-type="float">
            <text:p>380.79</text:p>
          </table:table-cell>
          <table:table-cell office:value-type="float" office:value="390.087" calcext:value-type="float">
            <text:p>390.087</text:p>
          </table:table-cell>
          <table:table-cell office:value-type="float" office:value="405.659" calcext:value-type="float">
            <text:p>405.659</text:p>
          </table:table-cell>
          <table:table-cell office:value-type="float" office:value="429.175" calcext:value-type="float">
            <text:p>429.175</text:p>
          </table:table-cell>
          <table:table-cell office:value-type="float" office:value="456.171" calcext:value-type="float">
            <text:p>456.171</text:p>
          </table:table-cell>
          <table:table-cell office:value-type="float" office:value="498.045" calcext:value-type="float">
            <text:p>498.045</text:p>
          </table:table-cell>
          <table:table-cell office:value-type="float" office:value="552.768" calcext:value-type="float">
            <text:p>552.768</text:p>
          </table:table-cell>
          <table:table-cell office:value-type="float" office:value="564.164" calcext:value-type="float">
            <text:p>564.164</text:p>
          </table:table-cell>
          <table:table-cell office:value-type="float" office:value="555.85" calcext:value-type="float">
            <text:p>555.85</text:p>
          </table:table-cell>
          <table:table-cell office:value-type="float" office:value="596.919" calcext:value-type="float">
            <text:p>596.919</text:p>
          </table:table-cell>
          <table:table-cell office:value-type="float" office:value="726.615" calcext:value-type="float">
            <text:p>726.615</text:p>
          </table:table-cell>
          <table:table-cell office:value-type="float" office:value="802.01" calcext:value-type="float">
            <text:p>802.01</text:p>
          </table:table-cell>
          <table:table-cell office:value-type="float" office:value="911.571" calcext:value-type="float">
            <text:p>911.571</text:p>
          </table:table-cell>
          <table:table-cell office:value-type="float" office:value="1049.45" calcext:value-type="float">
            <text:p>1049.45</text:p>
          </table:table-cell>
          <table:table-cell office:value-type="float" office:value="1158.037" calcext:value-type="float">
            <text:p>1158.037</text:p>
          </table:table-cell>
          <table:table-cell office:value-type="float" office:value="1183.521" calcext:value-type="float">
            <text:p>1183.521</text:p>
          </table:table-cell>
          <table:table-cell office:value-type="float" office:value="1211.674" calcext:value-type="float">
            <text:p>1211.674</text:p>
          </table:table-cell>
          <table:table-cell office:value-type="float" office:value="1480.747" calcext:value-type="float">
            <text:p>1480.747</text:p>
          </table:table-cell>
          <table:table-cell office:value-type="float" office:value="1671.489" calcext:value-type="float">
            <text:p>1671.489</text:p>
          </table:table-cell>
          <table:table-cell office:value-type="float" office:value="1725.688" calcext:value-type="float">
            <text:p>1725.688</text:p>
          </table:table-cell>
          <table:table-cell office:value-type="float" office:value="1809.912" calcext:value-type="float">
            <text:p>1809.912</text:p>
          </table:table-cell>
          <table:table-cell office:value-type="float" office:value="1993.708" calcext:value-type="float">
            <text:p>1993.708</text:p>
          </table:table-cell>
          <table:table-cell office:value-type="float" office:value="2106.242" calcext:value-type="float">
            <text:p>2106.242</text:p>
          </table:table-cell>
          <table:table-cell office:value-type="float" office:value="2130.669" calcext:value-type="float">
            <text:p>2130.669</text:p>
          </table:table-cell>
          <table:table-cell office:value-type="float" office:value="73.8685714285714" calcext:value-type="float">
            <text:p>73.8685714285714</text:p>
          </table:table-cell>
          <table:table-cell office:value-type="float" office:value="21.7976923076923" calcext:value-type="float">
            <text:p>21.7976923076923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6.18" calcext:value-type="float">
            <text:p>6.18</text:p>
          </table:table-cell>
          <table:table-cell office:value-type="float" office:value="6.138" calcext:value-type="float">
            <text:p>6.138</text:p>
          </table:table-cell>
          <table:table-cell office:value-type="float" office:value="6.365" calcext:value-type="float">
            <text:p>6.365</text:p>
          </table:table-cell>
          <table:table-cell office:value-type="float" office:value="6.34" calcext:value-type="float">
            <text:p>6.34</text:p>
          </table:table-cell>
          <table:table-cell office:value-type="float" office:value="6.323" calcext:value-type="float">
            <text:p>6.323</text:p>
          </table:table-cell>
          <table:table-cell office:value-type="float" office:value="6.277" calcext:value-type="float">
            <text:p>6.277</text:p>
          </table:table-cell>
          <table:table-cell office:value-type="float" office:value="6.293" calcext:value-type="float">
            <text:p>6.293</text:p>
          </table:table-cell>
          <table:table-cell office:value-type="float" office:value="6.23" calcext:value-type="float">
            <text:p>6.23</text:p>
          </table:table-cell>
          <table:table-cell office:value-type="float" office:value="6.167" calcext:value-type="float">
            <text:p>6.167</text:p>
          </table:table-cell>
          <table:table-cell office:value-type="float" office:value="5.696" calcext:value-type="float">
            <text:p>5.696</text:p>
          </table:table-cell>
          <table:table-cell office:value-type="float" office:value="5.973" calcext:value-type="float">
            <text:p>5.973</text:p>
          </table:table-cell>
          <table:table-cell office:value-type="float" office:value="5.952" calcext:value-type="float">
            <text:p>5.952</text:p>
          </table:table-cell>
          <table:table-cell office:value-type="float" office:value="5.902" calcext:value-type="float">
            <text:p>5.902</text:p>
          </table:table-cell>
          <table:table-cell office:value-type="float" office:value="5.856" calcext:value-type="float">
            <text:p>5.856</text:p>
          </table:table-cell>
          <table:table-cell office:value-type="float" office:value="5.889" calcext:value-type="float">
            <text:p>5.889</text:p>
          </table:table-cell>
          <table:table-cell office:value-type="float" office:value="5.995" calcext:value-type="float">
            <text:p>5.995</text:p>
          </table:table-cell>
          <table:table-cell office:value-type="float" office:value="6.285" calcext:value-type="float">
            <text:p>6.285</text:p>
          </table:table-cell>
          <table:table-cell office:value-type="float" office:value="5.792" calcext:value-type="float">
            <text:p>5.792</text:p>
          </table:table-cell>
          <table:table-cell office:value-type="float" office:value="5.586" calcext:value-type="float">
            <text:p>5.586</text:p>
          </table:table-cell>
          <table:table-cell office:value-type="float" office:value="5.515" calcext:value-type="float">
            <text:p>5.515</text:p>
          </table:table-cell>
          <table:table-cell office:value-type="float" office:value="5.464" calcext:value-type="float">
            <text:p>5.464</text:p>
          </table:table-cell>
          <table:table-cell office:value-type="float" office:value="5.317" calcext:value-type="float">
            <text:p>5.317</text:p>
          </table:table-cell>
          <table:table-cell office:value-type="float" office:value="5.182" calcext:value-type="float">
            <text:p>5.182</text:p>
          </table:table-cell>
          <table:table-cell office:value-type="float" office:value="4.963" calcext:value-type="float">
            <text:p>4.963</text:p>
          </table:table-cell>
          <table:table-cell office:value-type="float" office:value="5.047" calcext:value-type="float">
            <text:p>5.047</text:p>
          </table:table-cell>
          <table:table-cell office:value-type="float" office:value="4.917" calcext:value-type="float">
            <text:p>4.917</text:p>
          </table:table-cell>
          <table:table-cell office:value-type="float" office:value="4.711" calcext:value-type="float">
            <text:p>4.711</text:p>
          </table:table-cell>
          <table:table-cell office:value-type="float" office:value="4.61" calcext:value-type="float">
            <text:p>4.61</text:p>
          </table:table-cell>
          <table:table-cell office:value-type="float" office:value="4.462" calcext:value-type="float">
            <text:p>4.462</text:p>
          </table:table-cell>
          <table:table-cell office:value-type="float" office:value="4.277" calcext:value-type="float">
            <text:p>4.277</text:p>
          </table:table-cell>
          <table:table-cell office:value-type="float" office:value="4.146" calcext:value-type="float">
            <text:p>4.146</text:p>
          </table:table-cell>
          <table:table-cell office:value-type="float" office:value="3.919" calcext:value-type="float">
            <text:p>3.919</text:p>
          </table:table-cell>
          <table:table-cell office:value-type="float" office:value="3.688" calcext:value-type="float">
            <text:p>3.688</text:p>
          </table:table-cell>
          <table:table-cell office:value-type="float" office:value="3.347" calcext:value-type="float">
            <text:p>3.347</text:p>
          </table:table-cell>
          <table:table-cell office:value-type="float" office:value="3.3" calcext:value-type="float">
            <text:p>3.3</text:p>
          </table:table-cell>
          <table:table-cell office:value-type="float" office:value="3.094" calcext:value-type="float">
            <text:p>3.094</text:p>
          </table:table-cell>
          <table:table-cell office:value-type="float" office:value="3.107" calcext:value-type="float">
            <text:p>3.107</text:p>
          </table:table-cell>
          <table:table-cell office:value-type="float" office:value="3.599" calcext:value-type="float">
            <text:p>3.599</text:p>
          </table:table-cell>
          <table:table-cell office:value-type="float" office:value="3.965" calcext:value-type="float">
            <text:p>3.965</text:p>
          </table:table-cell>
          <table:table-cell office:value-type="float" office:value="5.148" calcext:value-type="float">
            <text:p>5.148</text:p>
          </table:table-cell>
          <table:table-cell office:value-type="float" office:value="55.4485714285714" calcext:value-type="float">
            <text:p>55.448571428571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CT</text:p>
          </table:table-cell>
          <table:table-cell office:value-type="float" office:value="148.931" calcext:value-type="float">
            <text:p>148.931</text:p>
          </table:table-cell>
          <table:table-cell office:value-type="float" office:value="141.228" calcext:value-type="float">
            <text:p>141.228</text:p>
          </table:table-cell>
          <table:table-cell table:number-columns-repeated="2" office:value-type="float" office:value="101.427" calcext:value-type="float">
            <text:p>101.427</text:p>
          </table:table-cell>
          <table:table-cell office:value-type="float" office:value="157.918" calcext:value-type="float">
            <text:p>157.918</text:p>
          </table:table-cell>
          <table:table-cell office:value-type="float" office:value="125.821" calcext:value-type="float">
            <text:p>125.821</text:p>
          </table:table-cell>
          <table:table-cell office:value-type="float" office:value="154.067" calcext:value-type="float">
            <text:p>154.067</text:p>
          </table:table-cell>
          <table:table-cell office:value-type="float" office:value="106.563" calcext:value-type="float">
            <text:p>106.563</text:p>
          </table:table-cell>
          <table:table-cell office:value-type="float" office:value="84.737" calcext:value-type="float">
            <text:p>84.737</text:p>
          </table:table-cell>
          <table:table-cell table:number-columns-repeated="2" office:value-type="float" office:value="145.08" calcext:value-type="float">
            <text:p>145.08</text:p>
          </table:table-cell>
          <table:table-cell table:number-columns-repeated="2" office:value-type="float" office:value="127.105" calcext:value-type="float">
            <text:p>127.105</text:p>
          </table:table-cell>
          <table:table-cell table:number-columns-repeated="3" office:value-type="float" office:value="100.143" calcext:value-type="float">
            <text:p>100.143</text:p>
          </table:table-cell>
          <table:table-cell table:number-columns-repeated="2" office:value-type="float" office:value="84.737" calcext:value-type="float">
            <text:p>84.737</text:p>
          </table:table-cell>
          <table:table-cell table:number-columns-repeated="2" office:value-type="float" office:value="46.22" calcext:value-type="float">
            <text:p>46.22</text:p>
          </table:table-cell>
          <table:table-cell office:value-type="float" office:value="78.317" calcext:value-type="float">
            <text:p>78.317</text:p>
          </table:table-cell>
          <table:table-cell table:number-columns-repeated="2" office:value-type="float" office:value="111.698" calcext:value-type="float">
            <text:p>111.698</text:p>
          </table:table-cell>
          <table:table-cell table:number-columns-repeated="4" office:value-type="float" office:value="89.872" calcext:value-type="float">
            <text:p>89.872</text:p>
          </table:table-cell>
          <table:table-cell office:value-type="float" office:value="75.75" calcext:value-type="float">
            <text:p>75.75</text:p>
          </table:table-cell>
          <table:table-cell table:number-columns-repeated="2" office:value-type="float" office:value="51.356" calcext:value-type="float">
            <text:p>51.356</text:p>
          </table:table-cell>
          <table:table-cell table:number-columns-repeated="2" office:value-type="float" office:value="28.246" calcext:value-type="float">
            <text:p>28.246</text:p>
          </table:table-cell>
          <table:table-cell office:value-type="float" office:value="159.202" calcext:value-type="float">
            <text:p>159.202</text:p>
          </table:table-cell>
          <table:table-cell office:value-type="float" office:value="209.274" calcext:value-type="float">
            <text:p>209.274</text:p>
          </table:table-cell>
          <table:table-cell office:value-type="float" office:value="190.016" calcext:value-type="float">
            <text:p>190.016</text:p>
          </table:table-cell>
          <table:table-cell office:value-type="float" office:value="242.655" calcext:value-type="float">
            <text:p>242.655</text:p>
          </table:table-cell>
          <table:table-cell office:value-type="float" office:value="509.704" calcext:value-type="float">
            <text:p>509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28.442" calcext:value-type="float">
            <text:p>28.442</text:p>
          </table:table-cell>
          <table:table-cell office:value-type="float" office:value="23.664" calcext:value-type="float">
            <text:p>23.664</text:p>
          </table:table-cell>
          <table:table-cell office:value-type="float" office:value="21.4" calcext:value-type="float">
            <text:p>21.4</text:p>
          </table:table-cell>
          <table:table-cell office:value-type="float" office:value="20.34" calcext:value-type="float">
            <text:p>20.34</text:p>
          </table:table-cell>
          <table:table-cell office:value-type="float" office:value="21.012" calcext:value-type="float">
            <text:p>21.012</text:p>
          </table:table-cell>
          <table:table-cell office:value-type="float" office:value="18.026" calcext:value-type="float">
            <text:p>18.026</text:p>
          </table:table-cell>
          <table:table-cell office:value-type="float" office:value="20.728" calcext:value-type="float">
            <text:p>20.728</text:p>
          </table:table-cell>
          <table:table-cell office:value-type="float" office:value="16.478" calcext:value-type="float">
            <text:p>16.478</text:p>
          </table:table-cell>
          <table:table-cell office:value-type="float" office:value="16.891" calcext:value-type="float">
            <text:p>16.891</text:p>
          </table:table-cell>
          <table:table-cell office:value-type="float" office:value="17.185" calcext:value-type="float">
            <text:p>17.185</text:p>
          </table:table-cell>
          <table:table-cell office:value-type="float" office:value="18.683" calcext:value-type="float">
            <text:p>18.683</text:p>
          </table:table-cell>
          <table:table-cell table:number-columns-repeated="2" office:value-type="float" office:value="18.737" calcext:value-type="float">
            <text:p>18.737</text:p>
          </table:table-cell>
          <table:table-cell office:value-type="float" office:value="18.056" calcext:value-type="float">
            <text:p>18.056</text:p>
          </table:table-cell>
          <table:table-cell office:value-type="float" office:value="18.011" calcext:value-type="float">
            <text:p>18.011</text:p>
          </table:table-cell>
          <table:table-cell office:value-type="float" office:value="16.587" calcext:value-type="float">
            <text:p>16.587</text:p>
          </table:table-cell>
          <table:table-cell office:value-type="float" office:value="16.349" calcext:value-type="float">
            <text:p>16.349</text:p>
          </table:table-cell>
          <table:table-cell office:value-type="float" office:value="14.418" calcext:value-type="float">
            <text:p>14.418</text:p>
          </table:table-cell>
          <table:table-cell table:number-columns-repeated="2" office:value-type="float" office:value="14.328" calcext:value-type="float">
            <text:p>14.328</text:p>
          </table:table-cell>
          <table:table-cell office:value-type="float" office:value="14.174" calcext:value-type="float">
            <text:p>14.174</text:p>
          </table:table-cell>
          <table:table-cell office:value-type="float" office:value="13.606" calcext:value-type="float">
            <text:p>13.606</text:p>
          </table:table-cell>
          <table:table-cell office:value-type="float" office:value="12.422" calcext:value-type="float">
            <text:p>12.422</text:p>
          </table:table-cell>
          <table:table-cell office:value-type="float" office:value="12.945" calcext:value-type="float">
            <text:p>12.945</text:p>
          </table:table-cell>
          <table:table-cell office:value-type="float" office:value="11.023" calcext:value-type="float">
            <text:p>11.023</text:p>
          </table:table-cell>
          <table:table-cell table:number-columns-repeated="2" office:value-type="float" office:value="8.809" calcext:value-type="float">
            <text:p>8.809</text:p>
          </table:table-cell>
          <table:table-cell office:value-type="float" office:value="10.182" calcext:value-type="float">
            <text:p>10.182</text:p>
          </table:table-cell>
          <table:table-cell office:value-type="float" office:value="8.983" calcext:value-type="float">
            <text:p>8.983</text:p>
          </table:table-cell>
          <table:table-cell office:value-type="float" office:value="9.854" calcext:value-type="float">
            <text:p>9.854</text:p>
          </table:table-cell>
          <table:table-cell office:value-type="float" office:value="8.142" calcext:value-type="float">
            <text:p>8.142</text:p>
          </table:table-cell>
          <table:table-cell office:value-type="float" office:value="9.102" calcext:value-type="float">
            <text:p>9.102</text:p>
          </table:table-cell>
          <table:table-cell office:value-type="float" office:value="8.162" calcext:value-type="float">
            <text:p>8.162</text:p>
          </table:table-cell>
          <table:table-cell office:value-type="float" office:value="8.709" calcext:value-type="float">
            <text:p>8.709</text:p>
          </table:table-cell>
          <table:table-cell office:value-type="float" office:value="6.898" calcext:value-type="float">
            <text:p>6.898</text:p>
          </table:table-cell>
          <table:table-cell office:value-type="float" office:value="8.446" calcext:value-type="float">
            <text:p>8.446</text:p>
          </table:table-cell>
          <table:table-cell office:value-type="float" office:value="6.315" calcext:value-type="float">
            <text:p>6.315</text:p>
          </table:table-cell>
          <table:table-cell office:value-type="float" office:value="6.923" calcext:value-type="float">
            <text:p>6.923</text:p>
          </table:table-cell>
          <table:table-cell office:value-type="float" office:value="7.958" calcext:value-type="float">
            <text:p>7.958</text:p>
          </table:table-cell>
          <table:table-cell office:value-type="float" office:value="11.526" calcext:value-type="float">
            <text:p>11.526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office:value-type="float" office:value="206.611" calcext:value-type="float">
            <text:p>206.611</text:p>
          </table:table-cell>
          <table:table-cell table:number-columns-repeated="4" office:value-type="float" office:value="169.045" calcext:value-type="float">
            <text:p>169.045</text:p>
          </table:table-cell>
          <table:table-cell table:number-columns-repeated="2" office:value-type="float" office:value="201.915" calcext:value-type="float">
            <text:p>201.915</text:p>
          </table:table-cell>
          <table:table-cell table:number-columns-repeated="5" office:value-type="float" office:value="32.87" calcext:value-type="float">
            <text:p>32.87</text:p>
          </table:table-cell>
          <table:table-cell table:number-columns-repeated="3" office:value-type="float" office:value="122.088" calcext:value-type="float">
            <text:p>122.088</text:p>
          </table:table-cell>
          <table:table-cell table:number-columns-repeated="4" office:value-type="float" office:value="328.699" calcext:value-type="float">
            <text:p>328.699</text:p>
          </table:table-cell>
          <table:table-cell table:number-columns-repeated="3" office:value-type="float" office:value="206.611" calcext:value-type="float">
            <text:p>206.611</text:p>
          </table:table-cell>
          <table:table-cell table:number-columns-repeated="4" office:value-type="float" office:value="610.44" calcext:value-type="float">
            <text:p>610.44</text:p>
          </table:table-cell>
          <table:table-cell table:number-columns-repeated="3" office:value-type="float" office:value="868.704" calcext:value-type="float">
            <text:p>868.704</text:p>
          </table:table-cell>
          <table:table-cell office:value-type="float" office:value="1789.06" calcext:value-type="float">
            <text:p>1789.06</text:p>
          </table:table-cell>
          <table:table-cell table:number-columns-repeated="3" office:value-type="float" office:value="2235.151" calcext:value-type="float">
            <text:p>2235.151</text:p>
          </table:table-cell>
          <table:table-cell table:number-columns-repeated="3" office:value-type="float" office:value="3235.334" calcext:value-type="float">
            <text:p>3235.334</text:p>
          </table:table-cell>
          <table:table-cell office:value-type="float" office:value="3803.513" calcext:value-type="float">
            <text:p>3803.5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140.883" calcext:value-type="float">
            <text:p>140.883</text:p>
          </table:table-cell>
          <table:table-cell office:value-type="float" office:value="142.699" calcext:value-type="float">
            <text:p>142.699</text:p>
          </table:table-cell>
          <table:table-cell office:value-type="float" office:value="144.711" calcext:value-type="float">
            <text:p>144.711</text:p>
          </table:table-cell>
          <table:table-cell office:value-type="float" office:value="141.7" calcext:value-type="float">
            <text:p>141.7</text:p>
          </table:table-cell>
          <table:table-cell office:value-type="float" office:value="143.706" calcext:value-type="float">
            <text:p>143.706</text:p>
          </table:table-cell>
          <table:table-cell office:value-type="float" office:value="144.901" calcext:value-type="float">
            <text:p>144.901</text:p>
          </table:table-cell>
          <table:table-cell office:value-type="float" office:value="144.708" calcext:value-type="float">
            <text:p>144.708</text:p>
          </table:table-cell>
          <table:table-cell office:value-type="float" office:value="144.841" calcext:value-type="float">
            <text:p>144.841</text:p>
          </table:table-cell>
          <table:table-cell office:value-type="float" office:value="147.188" calcext:value-type="float">
            <text:p>147.188</text:p>
          </table:table-cell>
          <table:table-cell office:value-type="float" office:value="147.693" calcext:value-type="float">
            <text:p>147.693</text:p>
          </table:table-cell>
          <table:table-cell office:value-type="float" office:value="150.812" calcext:value-type="float">
            <text:p>150.812</text:p>
          </table:table-cell>
          <table:table-cell office:value-type="float" office:value="151.283" calcext:value-type="float">
            <text:p>151.283</text:p>
          </table:table-cell>
          <table:table-cell office:value-type="float" office:value="152.427" calcext:value-type="float">
            <text:p>152.427</text:p>
          </table:table-cell>
          <table:table-cell office:value-type="float" office:value="154.435" calcext:value-type="float">
            <text:p>154.435</text:p>
          </table:table-cell>
          <table:table-cell office:value-type="float" office:value="155.786" calcext:value-type="float">
            <text:p>155.786</text:p>
          </table:table-cell>
          <table:table-cell office:value-type="float" office:value="183.072" calcext:value-type="float">
            <text:p>183.072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3.292" calcext:value-type="float">
            <text:p>183.292</text:p>
          </table:table-cell>
          <table:table-cell office:value-type="float" office:value="185.434" calcext:value-type="float">
            <text:p>185.434</text:p>
          </table:table-cell>
          <table:table-cell office:value-type="float" office:value="184.852" calcext:value-type="float">
            <text:p>184.852</text:p>
          </table:table-cell>
          <table:table-cell office:value-type="float" office:value="186.46" calcext:value-type="float">
            <text:p>186.46</text:p>
          </table:table-cell>
          <table:table-cell office:value-type="float" office:value="187.956" calcext:value-type="float">
            <text:p>187.956</text:p>
          </table:table-cell>
          <table:table-cell office:value-type="float" office:value="162.221" calcext:value-type="float">
            <text:p>162.221</text:p>
          </table:table-cell>
          <table:table-cell office:value-type="float" office:value="163.561" calcext:value-type="float">
            <text:p>163.561</text:p>
          </table:table-cell>
          <table:table-cell office:value-type="float" office:value="163.111" calcext:value-type="float">
            <text:p>163.111</text:p>
          </table:table-cell>
          <table:table-cell office:value-type="float" office:value="161.813" calcext:value-type="float">
            <text:p>161.813</text:p>
          </table:table-cell>
          <table:table-cell office:value-type="float" office:value="161.66" calcext:value-type="float">
            <text:p>161.66</text:p>
          </table:table-cell>
          <table:table-cell office:value-type="float" office:value="158.917" calcext:value-type="float">
            <text:p>158.917</text:p>
          </table:table-cell>
          <table:table-cell office:value-type="float" office:value="155.038" calcext:value-type="float">
            <text:p>155.038</text:p>
          </table:table-cell>
          <table:table-cell office:value-type="float" office:value="160.118" calcext:value-type="float">
            <text:p>160.118</text:p>
          </table:table-cell>
          <table:table-cell office:value-type="float" office:value="160.639" calcext:value-type="float">
            <text:p>160.639</text:p>
          </table:table-cell>
          <table:table-cell office:value-type="float" office:value="159.546" calcext:value-type="float">
            <text:p>159.546</text:p>
          </table:table-cell>
          <table:table-cell office:value-type="float" office:value="162.063" calcext:value-type="float">
            <text:p>162.063</text:p>
          </table:table-cell>
          <table:table-cell office:value-type="float" office:value="163.612" calcext:value-type="float">
            <text:p>163.612</text:p>
          </table:table-cell>
          <table:table-cell office:value-type="float" office:value="174.217" calcext:value-type="float">
            <text:p>174.217</text:p>
          </table:table-cell>
          <table:table-cell office:value-type="float" office:value="178.769" calcext:value-type="float">
            <text:p>178.769</text:p>
          </table:table-cell>
          <table:table-cell office:value-type="float" office:value="187.463" calcext:value-type="float">
            <text:p>187.463</text:p>
          </table:table-cell>
          <table:table-cell office:value-type="float" office:value="187.118" calcext:value-type="float">
            <text:p>187.118</text:p>
          </table:table-cell>
          <table:table-cell office:value-type="float" office:value="189.618" calcext:value-type="float">
            <text:p>189.618</text:p>
          </table:table-cell>
          <table:table-cell office:value-type="float" office:value="198.688" calcext:value-type="float">
            <text:p>198.688</text:p>
          </table:table-cell>
          <table:table-cell office:value-type="float" office:value="79.22625" calcext:value-type="float">
            <text:p>79.22625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VUT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 office:value-type="float" office:value="0.454" calcext:value-type="float">
            <text:p>0.45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WLF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YEM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.183" calcext:value-type="float">
            <text:p>0.183</text:p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" calcext:value-type="float">
            <text:p>0.15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" calcext:value-type="float">
            <text:p>0.1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" calcext:value-type="float">
            <text:p>0.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office:value-type="float" office:value="0.239" calcext:value-type="float">
            <text:p>0.239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63.237" calcext:value-type="float">
            <text:p>63.237</text:p>
          </table:table-cell>
          <table:table-cell office:value-type="float" office:value="84.817" calcext:value-type="float">
            <text:p>84.817</text:p>
          </table:table-cell>
          <table:table-cell office:value-type="float" office:value="116.288" calcext:value-type="float">
            <text:p>116.288</text:p>
          </table:table-cell>
          <table:table-cell office:value-type="float" office:value="147.566" calcext:value-type="float">
            <text:p>147.566</text:p>
          </table:table-cell>
          <table:table-cell office:value-type="float" office:value="167.235" calcext:value-type="float">
            <text:p>167.235</text:p>
          </table:table-cell>
          <table:table-cell office:value-type="float" office:value="177.009" calcext:value-type="float">
            <text:p>177.009</text:p>
          </table:table-cell>
          <table:table-cell office:value-type="float" office:value="197.885" calcext:value-type="float">
            <text:p>197.885</text:p>
          </table:table-cell>
          <table:table-cell office:value-type="float" office:value="224.726" calcext:value-type="float">
            <text:p>224.726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257.596" calcext:value-type="float">
            <text:p>257.596</text:p>
          </table:table-cell>
          <table:table-cell office:value-type="float" office:value="259.468" calcext:value-type="float">
            <text:p>259.468</text:p>
          </table:table-cell>
          <table:table-cell office:value-type="float" office:value="323.114" calcext:value-type="float">
            <text:p>323.114</text:p>
          </table:table-cell>
          <table:table-cell office:value-type="float" office:value="339.548" calcext:value-type="float">
            <text:p>339.548</text:p>
          </table:table-cell>
          <table:table-cell office:value-type="float" office:value="365.03" calcext:value-type="float">
            <text:p>365.03</text:p>
          </table:table-cell>
          <table:table-cell office:value-type="float" office:value="380.607" calcext:value-type="float">
            <text:p>380.607</text:p>
          </table:table-cell>
          <table:table-cell office:value-type="float" office:value="386.311" calcext:value-type="float">
            <text:p>386.311</text:p>
          </table:table-cell>
          <table:table-cell office:value-type="float" office:value="390.346" calcext:value-type="float">
            <text:p>390.346</text:p>
          </table:table-cell>
          <table:table-cell office:value-type="float" office:value="387.793" calcext:value-type="float">
            <text:p>387.793</text:p>
          </table:table-cell>
          <table:table-cell office:value-type="float" office:value="334.473" calcext:value-type="float">
            <text:p>334.473</text:p>
          </table:table-cell>
          <table:table-cell office:value-type="float" office:value="323.107" calcext:value-type="float">
            <text:p>323.107</text:p>
          </table:table-cell>
          <table:table-cell office:value-type="float" office:value="303.04" calcext:value-type="float">
            <text:p>303.04</text:p>
          </table:table-cell>
          <table:table-cell office:value-type="float" office:value="290.451" calcext:value-type="float">
            <text:p>290.451</text:p>
          </table:table-cell>
          <table:table-cell office:value-type="float" office:value="281.817" calcext:value-type="float">
            <text:p>281.817</text:p>
          </table:table-cell>
          <table:table-cell office:value-type="float" office:value="277.377" calcext:value-type="float">
            <text:p>277.377</text:p>
          </table:table-cell>
          <table:table-cell office:value-type="float" office:value="274.398" calcext:value-type="float">
            <text:p>274.398</text:p>
          </table:table-cell>
          <table:table-cell office:value-type="float" office:value="250.934" calcext:value-type="float">
            <text:p>250.934</text:p>
          </table:table-cell>
          <table:table-cell office:value-type="float" office:value="239.673" calcext:value-type="float">
            <text:p>239.673</text:p>
          </table:table-cell>
          <table:table-cell office:value-type="float" office:value="220.146" calcext:value-type="float">
            <text:p>220.146</text:p>
          </table:table-cell>
          <table:table-cell office:value-type="float" office:value="191.409" calcext:value-type="float">
            <text:p>191.409</text:p>
          </table:table-cell>
          <table:table-cell office:value-type="float" office:value="171.951" calcext:value-type="float">
            <text:p>171.951</text:p>
          </table:table-cell>
          <table:table-cell office:value-type="float" office:value="155.075" calcext:value-type="float">
            <text:p>155.075</text:p>
          </table:table-cell>
          <table:table-cell office:value-type="float" office:value="143.095" calcext:value-type="float">
            <text:p>143.095</text:p>
          </table:table-cell>
          <table:table-cell office:value-type="float" office:value="140.13" calcext:value-type="float">
            <text:p>140.13</text:p>
          </table:table-cell>
          <table:table-cell office:value-type="float" office:value="138.46" calcext:value-type="float">
            <text:p>138.46</text:p>
          </table:table-cell>
          <table:table-cell office:value-type="float" office:value="140.511" calcext:value-type="float">
            <text:p>140.511</text:p>
          </table:table-cell>
          <table:table-cell office:value-type="float" office:value="145.474" calcext:value-type="float">
            <text:p>145.474</text:p>
          </table:table-cell>
          <table:table-cell office:value-type="float" office:value="138.051" calcext:value-type="float">
            <text:p>138.051</text:p>
          </table:table-cell>
          <table:table-cell office:value-type="float" office:value="132.115" calcext:value-type="float">
            <text:p>132.115</text:p>
          </table:table-cell>
          <table:table-cell office:value-type="float" office:value="127.275" calcext:value-type="float">
            <text:p>127.275</text:p>
          </table:table-cell>
          <table:table-cell office:value-type="float" office:value="127.573" calcext:value-type="float">
            <text:p>127.573</text:p>
          </table:table-cell>
          <table:table-cell office:value-type="float" office:value="31.5644444444444" calcext:value-type="float">
            <text:p>31.5644444444444</text:p>
          </table:table-cell>
          <table:table-cell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ZMB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5" calcext:value-type="float">
            <text:p>0.815</text:p>
          </table:table-cell>
          <table:table-cell office:value-type="float" office:value="1.087" calcext:value-type="float">
            <text:p>1.087</text:p>
          </table:table-cell>
          <table:table-cell office:value-type="float" office:value="1.178" calcext:value-type="float">
            <text:p>1.178</text:p>
          </table:table-cell>
          <table:table-cell office:value-type="float" office:value="1.276" calcext:value-type="float">
            <text:p>1.276</text:p>
          </table:table-cell>
          <table:table-cell office:value-type="float" office:value="1.336" calcext:value-type="float">
            <text:p>1.336</text:p>
          </table:table-cell>
          <table:table-cell office:value-type="float" office:value="1.548" calcext:value-type="float">
            <text:p>1.548</text:p>
          </table:table-cell>
          <table:table-cell office:value-type="float" office:value="1.82" calcext:value-type="float">
            <text:p>1.82</text:p>
          </table:table-cell>
          <table:table-cell office:value-type="float" office:value="2.582" calcext:value-type="float">
            <text:p>2.582</text:p>
          </table:table-cell>
          <table:table-cell office:value-type="float" office:value="3.488" calcext:value-type="float">
            <text:p>3.488</text:p>
          </table:table-cell>
          <table:table-cell office:value-type="float" office:value="5.021" calcext:value-type="float">
            <text:p>5.021</text:p>
          </table:table-cell>
          <table:table-cell office:value-type="float" office:value="5.776" calcext:value-type="float">
            <text:p>5.776</text:p>
          </table:table-cell>
          <table:table-cell office:value-type="float" office:value="6.848" calcext:value-type="float">
            <text:p>6.848</text:p>
          </table:table-cell>
          <table:table-cell office:value-type="float" office:value="10.049" calcext:value-type="float">
            <text:p>10.049</text:p>
          </table:table-cell>
          <table:table-cell office:value-type="float" office:value="13.908" calcext:value-type="float">
            <text:p>13.908</text:p>
          </table:table-cell>
          <table:table-cell office:value-type="float" office:value="19.457" calcext:value-type="float">
            <text:p>19.457</text:p>
          </table:table-cell>
          <table:table-cell office:value-type="float" office:value="28.004" calcext:value-type="float">
            <text:p>28.004</text:p>
          </table:table-cell>
          <table:table-cell office:value-type="float" office:value="34.075" calcext:value-type="float">
            <text:p>34.075</text:p>
          </table:table-cell>
          <table:table-cell office:value-type="float" office:value="41.006" calcext:value-type="float">
            <text:p>41.006</text:p>
          </table:table-cell>
          <table:table-cell office:value-type="float" office:value="44.419" calcext:value-type="float">
            <text:p>44.419</text:p>
          </table:table-cell>
          <table:table-cell office:value-type="float" office:value="55.253" calcext:value-type="float">
            <text:p>55.253</text:p>
          </table:table-cell>
          <table:table-cell office:value-type="float" office:value="72.498" calcext:value-type="float">
            <text:p>72.498</text:p>
          </table:table-cell>
          <table:table-cell office:value-type="float" office:value="91.518" calcext:value-type="float">
            <text:p>91.518</text:p>
          </table:table-cell>
          <table:table-cell office:value-type="float" office:value="109.472" calcext:value-type="float">
            <text:p>109.472</text:p>
          </table:table-cell>
          <table:table-cell office:value-type="float" office:value="121.628" calcext:value-type="float">
            <text:p>121.628</text:p>
          </table:table-cell>
          <table:table-cell office:value-type="float" office:value="125.426" calcext:value-type="float">
            <text:p>125.426</text:p>
          </table:table-cell>
          <table:table-cell office:value-type="float" office:value="131.066" calcext:value-type="float">
            <text:p>131.066</text:p>
          </table:table-cell>
          <table:table-cell office:value-type="float" office:value="146.174" calcext:value-type="float">
            <text:p>146.174</text:p>
          </table:table-cell>
          <table:table-cell office:value-type="float" office:value="164.28" calcext:value-type="float">
            <text:p>164.28</text:p>
          </table:table-cell>
          <table:table-cell office:value-type="float" office:value="180.702" calcext:value-type="float">
            <text:p>180.702</text:p>
          </table:table-cell>
          <table:table-cell office:value-type="float" office:value="191.34" calcext:value-type="float">
            <text:p>191.34</text:p>
          </table:table-cell>
          <table:table-cell office:value-type="float" office:value="199.079" calcext:value-type="float">
            <text:p>199.079</text:p>
          </table:table-cell>
          <table:table-cell office:value-type="float" office:value="200.514" calcext:value-type="float">
            <text:p>200.514</text:p>
          </table:table-cell>
          <table:table-cell office:value-type="float" office:value="201.933" calcext:value-type="float">
            <text:p>201.933</text:p>
          </table:table-cell>
          <table:table-cell office:value-type="float" office:value="204.584" calcext:value-type="float">
            <text:p>204.584</text:p>
          </table:table-cell>
          <table:table-cell office:value-type="float" office:value="198.974" calcext:value-type="float">
            <text:p>198.974</text:p>
          </table:table-cell>
          <table:table-cell office:value-type="float" office:value="187.958" calcext:value-type="float">
            <text:p>187.958</text:p>
          </table:table-cell>
          <table:table-cell office:value-type="float" office:value="181.223" calcext:value-type="float">
            <text:p>181.223</text:p>
          </table:table-cell>
          <table:table-cell office:value-type="float" office:value="178.399" calcext:value-type="float">
            <text:p>178.399</text:p>
          </table:table-cell>
          <table:table-cell office:value-type="float" office:value="175.371" calcext:value-type="float">
            <text:p>175.371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office:value-type="float" office:value="15.05" calcext:value-type="float">
            <text:p>15.05</text:p>
          </table:table-cell>
          <table:table-cell office:value-type="float" office:value="24.658" calcext:value-type="float">
            <text:p>24.658</text:p>
          </table:table-cell>
          <table:table-cell office:value-type="float" office:value="34.124" calcext:value-type="float">
            <text:p>34.124</text:p>
          </table:table-cell>
          <table:table-cell office:value-type="float" office:value="44.365" calcext:value-type="float">
            <text:p>44.365</text:p>
          </table:table-cell>
          <table:table-cell office:value-type="float" office:value="48.227" calcext:value-type="float">
            <text:p>48.227</text:p>
          </table:table-cell>
          <table:table-cell office:value-type="float" office:value="45.624" calcext:value-type="float">
            <text:p>45.624</text:p>
          </table:table-cell>
          <table:table-cell office:value-type="float" office:value="66.032" calcext:value-type="float">
            <text:p>66.032</text:p>
          </table:table-cell>
          <table:table-cell office:value-type="float" office:value="144.739" calcext:value-type="float">
            <text:p>144.739</text:p>
          </table:table-cell>
          <table:table-cell office:value-type="float" office:value="183.993" calcext:value-type="float">
            <text:p>183.993</text:p>
          </table:table-cell>
          <table:table-cell office:value-type="float" office:value="173.941" calcext:value-type="float">
            <text:p>173.941</text:p>
          </table:table-cell>
          <table:table-cell office:value-type="float" office:value="250.641" calcext:value-type="float">
            <text:p>250.641</text:p>
          </table:table-cell>
          <table:table-cell table:number-columns-repeated="2" office:value-type="float" office:value="265.928" calcext:value-type="float">
            <text:p>265.928</text:p>
          </table:table-cell>
          <table:table-cell office:value-type="float" office:value="287.86" calcext:value-type="float">
            <text:p>287.86</text:p>
          </table:table-cell>
          <table:table-cell office:value-type="float" office:value="256.159" calcext:value-type="float">
            <text:p>256.159</text:p>
          </table:table-cell>
          <table:table-cell office:value-type="float" office:value="248.379" calcext:value-type="float">
            <text:p>248.379</text:p>
          </table:table-cell>
          <table:table-cell office:value-type="float" office:value="319.466" calcext:value-type="float">
            <text:p>319.466</text:p>
          </table:table-cell>
          <table:table-cell office:value-type="float" office:value="232.524" calcext:value-type="float">
            <text:p>232.524</text:p>
          </table:table-cell>
          <table:table-cell office:value-type="float" office:value="232.221" calcext:value-type="float">
            <text:p>232.221</text:p>
          </table:table-cell>
          <table:table-cell office:value-type="float" office:value="264.461" calcext:value-type="float">
            <text:p>264.461</text:p>
          </table:table-cell>
          <table:table-cell office:value-type="float" office:value="243.797" calcext:value-type="float">
            <text:p>243.797</text:p>
          </table:table-cell>
          <table:table-cell office:value-type="float" office:value="205.537" calcext:value-type="float">
            <text:p>205.537</text:p>
          </table:table-cell>
          <table:table-cell office:value-type="float" office:value="182.564" calcext:value-type="float">
            <text:p>182.564</text:p>
          </table:table-cell>
          <table:table-cell office:value-type="float" office:value="124.653" calcext:value-type="float">
            <text:p>124.653</text:p>
          </table:table-cell>
          <table:table-cell office:value-type="float" office:value="134.213" calcext:value-type="float">
            <text:p>134.213</text:p>
          </table:table-cell>
          <table:table-cell office:value-type="float" office:value="120.005" calcext:value-type="float">
            <text:p>120.005</text:p>
          </table:table-cell>
          <table:table-cell office:value-type="float" office:value="98.159" calcext:value-type="float">
            <text:p>98.159</text:p>
          </table:table-cell>
          <table:table-cell office:value-type="float" office:value="92.574" calcext:value-type="float">
            <text:p>92.574</text:p>
          </table:table-cell>
          <table:table-cell office:value-type="float" office:value="77.088" calcext:value-type="float">
            <text:p>77.088</text:p>
          </table:table-cell>
          <table:table-cell office:value-type="float" office:value="98.291" calcext:value-type="float">
            <text:p>98.291</text:p>
          </table:table-cell>
          <table:table-cell office:value-type="float" office:value="99.598" calcext:value-type="float">
            <text:p>99.598</text:p>
          </table:table-cell>
          <table:table-cell office:value-type="float" office:value="99.086" calcext:value-type="float">
            <text:p>99.086</text:p>
          </table:table-cell>
          <table:table-cell office:value-type="float" office:value="93.36" calcext:value-type="float">
            <text:p>93.36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95.887" calcext:value-type="float">
            <text:p>95.887</text:p>
          </table:table-cell>
          <table:table-cell office:value-type="float" office:value="108.94" calcext:value-type="float">
            <text:p>108.94</text:p>
          </table:table-cell>
          <table:table-cell office:value-type="float" office:value="79.985" calcext:value-type="float">
            <text:p>79.985</text:p>
          </table:table-cell>
          <table:table-cell office:value-type="float" office:value="75.952" calcext:value-type="float">
            <text:p>75.952</text:p>
          </table:table-cell>
          <table:table-cell office:value-type="float" office:value="72.923" calcext:value-type="float">
            <text:p>72.923</text:p>
          </table:table-cell>
          <table:table-cell office:value-type="float" office:value="0" calcext:value-type="float">
            <text:p>0</text:p>
          </table:table-cell>
          <table:table-cell office:value-type="float" office:value="27.3830769230769" calcext:value-type="float">
            <text:p>27.3830769230769</text:p>
          </table:table-cell>
          <table:table-cell office:value-type="string" calcext:value-type="string">
            <text:p>#DIV/0!</text:p>
          </table:table-cell>
        </table:table-row>
      </table:table>
      <table:table table:name="hospos" table:style-name="ta1">
        <table:table-column table:style-name="co1" table:number-columns-repeated="42" table:default-cell-style-name="Default"/>
        <table:table-row table:style-name="ro1">
          <table:table-cell/>
          <table:table-cell table:style-name="ce1" office:value-type="date" office:date-value="2021-12-01" calcext:value-type="date">
            <text:p>2021-12-01</text:p>
          </table:table-cell>
          <table:table-cell table:style-name="ce1" office:value-type="date" office:date-value="2021-12-02" calcext:value-type="date">
            <text:p>2021-12-02</text:p>
          </table:table-cell>
          <table:table-cell table:style-name="ce1" office:value-type="date" office:date-value="2021-12-03" calcext:value-type="date">
            <text:p>2021-12-03</text:p>
          </table:table-cell>
          <table:table-cell table:style-name="ce1" office:value-type="date" office:date-value="2021-12-04" calcext:value-type="date">
            <text:p>2021-12-04</text:p>
          </table:table-cell>
          <table:table-cell table:style-name="ce1" office:value-type="date" office:date-value="2021-12-05" calcext:value-type="date">
            <text:p>2021-12-05</text:p>
          </table:table-cell>
          <table:table-cell table:style-name="ce1" office:value-type="date" office:date-value="2021-12-06" calcext:value-type="date">
            <text:p>2021-12-06</text:p>
          </table:table-cell>
          <table:table-cell table:style-name="ce1" office:value-type="date" office:date-value="2021-12-07" calcext:value-type="date">
            <text:p>2021-12-07</text:p>
          </table:table-cell>
          <table:table-cell table:style-name="ce1" office:value-type="date" office:date-value="2021-12-08" calcext:value-type="date">
            <text:p>2021-12-08</text:p>
          </table:table-cell>
          <table:table-cell table:style-name="ce1" office:value-type="date" office:date-value="2021-12-09" calcext:value-type="date">
            <text:p>2021-12-09</text:p>
          </table:table-cell>
          <table:table-cell table:style-name="ce1" office:value-type="date" office:date-value="2021-12-10" calcext:value-type="date">
            <text:p>2021-12-10</text:p>
          </table:table-cell>
          <table:table-cell table:style-name="ce1" office:value-type="date" office:date-value="2021-12-11" calcext:value-type="date">
            <text:p>2021-12-11</text:p>
          </table:table-cell>
          <table:table-cell table:style-name="ce1" office:value-type="date" office:date-value="2021-12-12" calcext:value-type="date">
            <text:p>2021-12-12</text:p>
          </table:table-cell>
          <table:table-cell table:style-name="ce1" office:value-type="date" office:date-value="2021-12-13" calcext:value-type="date">
            <text:p>2021-12-13</text:p>
          </table:table-cell>
          <table:table-cell table:style-name="ce1" office:value-type="date" office:date-value="2021-12-14" calcext:value-type="date">
            <text:p>2021-12-14</text:p>
          </table:table-cell>
          <table:table-cell table:style-name="ce1" office:value-type="date" office:date-value="2021-12-15" calcext:value-type="date">
            <text:p>2021-12-15</text:p>
          </table:table-cell>
          <table:table-cell table:style-name="ce1" office:value-type="date" office:date-value="2021-12-16" calcext:value-type="date">
            <text:p>2021-12-16</text:p>
          </table:table-cell>
          <table:table-cell table:style-name="ce1" office:value-type="date" office:date-value="2021-12-17" calcext:value-type="date">
            <text:p>2021-12-17</text:p>
          </table:table-cell>
          <table:table-cell table:style-name="ce1" office:value-type="date" office:date-value="2021-12-18" calcext:value-type="date">
            <text:p>2021-12-18</text:p>
          </table:table-cell>
          <table:table-cell table:style-name="ce1" office:value-type="date" office:date-value="2021-12-19" calcext:value-type="date">
            <text:p>2021-12-19</text:p>
          </table:table-cell>
          <table:table-cell table:style-name="ce1" office:value-type="date" office:date-value="2021-12-20" calcext:value-type="date">
            <text:p>2021-12-20</text:p>
          </table:table-cell>
          <table:table-cell table:style-name="ce1" office:value-type="date" office:date-value="2021-12-21" calcext:value-type="date">
            <text:p>2021-12-21</text:p>
          </table:table-cell>
          <table:table-cell table:style-name="ce1" office:value-type="date" office:date-value="2021-12-22" calcext:value-type="date">
            <text:p>2021-12-22</text:p>
          </table:table-cell>
          <table:table-cell table:style-name="ce1" office:value-type="date" office:date-value="2021-12-23" calcext:value-type="date">
            <text:p>2021-12-23</text:p>
          </table:table-cell>
          <table:table-cell table:style-name="ce1" office:value-type="date" office:date-value="2021-12-24" calcext:value-type="date">
            <text:p>2021-12-24</text:p>
          </table:table-cell>
          <table:table-cell table:style-name="ce1" office:value-type="date" office:date-value="2021-12-25" calcext:value-type="date">
            <text:p>2021-12-25</text:p>
          </table:table-cell>
          <table:table-cell table:style-name="ce1" office:value-type="date" office:date-value="2021-12-26" calcext:value-type="date">
            <text:p>2021-12-26</text:p>
          </table:table-cell>
          <table:table-cell table:style-name="ce1" office:value-type="date" office:date-value="2021-12-27" calcext:value-type="date">
            <text:p>2021-12-27</text:p>
          </table:table-cell>
          <table:table-cell table:style-name="ce1" office:value-type="date" office:date-value="2021-12-28" calcext:value-type="date">
            <text:p>2021-12-28</text:p>
          </table:table-cell>
          <table:table-cell table:style-name="ce1" office:value-type="date" office:date-value="2021-12-29" calcext:value-type="date">
            <text:p>2021-12-29</text:p>
          </table:table-cell>
          <table:table-cell table:style-name="ce1" office:value-type="date" office:date-value="2021-12-30" calcext:value-type="date">
            <text:p>2021-12-30</text:p>
          </table:table-cell>
          <table:table-cell table:style-name="ce1" office:value-type="date" office:date-value="2021-12-31" calcext:value-type="date">
            <text:p>2021-12-31</text:p>
          </table:table-cell>
          <table:table-cell table:style-name="ce1" office:value-type="date" office:date-value="2022-01-01" calcext:value-type="date">
            <text:p>2022-01-01</text:p>
          </table:table-cell>
          <table:table-cell table:style-name="ce1" office:value-type="date" office:date-value="2022-01-02" calcext:value-type="date">
            <text:p>2022-01-02</text:p>
          </table:table-cell>
          <table:table-cell table:style-name="ce1" office:value-type="date" office:date-value="2022-01-03" calcext:value-type="date">
            <text:p>2022-01-03</text:p>
          </table:table-cell>
          <table:table-cell table:style-name="ce1" office:value-type="date" office:date-value="2022-01-04" calcext:value-type="date">
            <text:p>2022-01-04</text:p>
          </table:table-cell>
          <table:table-cell table:style-name="ce1" office:value-type="date" office:date-value="2022-01-05" calcext:value-type="date">
            <text:p>2022-01-05</text:p>
          </table:table-cell>
          <table:table-cell table:style-name="ce1" office:value-type="date" office:date-value="2022-01-06" calcext:value-type="date">
            <text:p>2022-01-06</text:p>
          </table:table-cell>
          <table:table-cell table:style-name="ce1" office:value-type="date" office:date-value="2022-01-07" calcext:value-type="date">
            <text:p>2022-01-07</text:p>
          </table:table-cell>
          <table:table-cell table:style-name="ce1" office:value-type="date" office:date-value="2022-01-08" calcext:value-type="date">
            <text:p>2022-01-08</text:p>
          </table:table-cell>
          <table:table-cell table:style-name="ce1" office:value-type="date" office:date-value="2022-01-09" calcext:value-type="date">
            <text:p>2022-01-09</text:p>
          </table:table-cell>
          <table:table-cell table:style-name="ce1"/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194.028" calcext:value-type="float">
            <text:p>194.028</text:p>
          </table:table-cell>
          <table:table-cell office:value-type="float" office:value="191.535" calcext:value-type="float">
            <text:p>191.535</text:p>
          </table:table-cell>
          <table:table-cell office:value-type="float" office:value="189.386" calcext:value-type="float">
            <text:p>189.386</text:p>
          </table:table-cell>
          <table:table-cell office:value-type="float" office:value="188.526" calcext:value-type="float">
            <text:p>188.526</text:p>
          </table:table-cell>
          <table:table-cell office:value-type="float" office:value="186.893" calcext:value-type="float">
            <text:p>186.893</text:p>
          </table:table-cell>
          <table:table-cell office:value-type="float" office:value="180.961" calcext:value-type="float">
            <text:p>180.961</text:p>
          </table:table-cell>
          <table:table-cell office:value-type="float" office:value="176.319" calcext:value-type="float">
            <text:p>176.319</text:p>
          </table:table-cell>
          <table:table-cell office:value-type="float" office:value="171.591" calcext:value-type="float">
            <text:p>171.591</text:p>
          </table:table-cell>
          <table:table-cell office:value-type="float" office:value="170.215" calcext:value-type="float">
            <text:p>170.215</text:p>
          </table:table-cell>
          <table:table-cell office:value-type="float" office:value="169.699" calcext:value-type="float">
            <text:p>169.699</text:p>
          </table:table-cell>
          <table:table-cell office:value-type="float" office:value="165.659" calcext:value-type="float">
            <text:p>165.659</text:p>
          </table:table-cell>
          <table:table-cell office:value-type="float" office:value="164.026" calcext:value-type="float">
            <text:p>164.026</text:p>
          </table:table-cell>
          <table:table-cell office:value-type="float" office:value="162.134" calcext:value-type="float">
            <text:p>162.134</text:p>
          </table:table-cell>
          <table:table-cell office:value-type="float" office:value="158.352" calcext:value-type="float">
            <text:p>158.352</text:p>
          </table:table-cell>
          <table:table-cell office:value-type="float" office:value="152.85" calcext:value-type="float">
            <text:p>152.85</text:p>
          </table:table-cell>
          <table:table-cell office:value-type="float" office:value="142.276" calcext:value-type="float">
            <text:p>142.276</text:p>
          </table:table-cell>
          <table:table-cell office:value-type="float" office:value="132.562" calcext:value-type="float">
            <text:p>132.562</text:p>
          </table:table-cell>
          <table:table-cell office:value-type="float" office:value="124.824" calcext:value-type="float">
            <text:p>124.824</text:p>
          </table:table-cell>
          <table:table-cell office:value-type="float" office:value="118.205" calcext:value-type="float">
            <text:p>118.205</text:p>
          </table:table-cell>
          <table:table-cell office:value-type="float" office:value="114.336" calcext:value-type="float">
            <text:p>114.336</text:p>
          </table:table-cell>
          <table:table-cell office:value-type="float" office:value="104.278" calcext:value-type="float">
            <text:p>104.278</text:p>
          </table:table-cell>
          <table:table-cell office:value-type="float" office:value="99.034" calcext:value-type="float">
            <text:p>99.034</text:p>
          </table:table-cell>
          <table:table-cell office:value-type="float" office:value="95.596" calcext:value-type="float">
            <text:p>95.596</text:p>
          </table:table-cell>
          <table:table-cell office:value-type="float" office:value="90.953" calcext:value-type="float">
            <text:p>90.953</text:p>
          </table:table-cell>
          <table:table-cell office:value-type="float" office:value="87.429" calcext:value-type="float">
            <text:p>87.429</text:p>
          </table:table-cell>
          <table:table-cell office:value-type="float" office:value="85.623" calcext:value-type="float">
            <text:p>85.623</text:p>
          </table:table-cell>
          <table:table-cell office:value-type="float" office:value="81.669" calcext:value-type="float">
            <text:p>81.669</text:p>
          </table:table-cell>
          <table:table-cell office:value-type="float" office:value="81.497" calcext:value-type="float">
            <text:p>81.497</text:p>
          </table:table-cell>
          <table:table-cell office:value-type="float" office:value="79.434" calcext:value-type="float">
            <text:p>79.434</text:p>
          </table:table-cell>
          <table:table-cell office:value-type="float" office:value="80.981" calcext:value-type="float">
            <text:p>80.981</text:p>
          </table:table-cell>
          <table:table-cell office:value-type="float" office:value="83.904" calcext:value-type="float">
            <text:p>83.904</text:p>
          </table:table-cell>
          <table:table-cell office:value-type="float" office:value="85.623" calcext:value-type="float">
            <text:p>85.623</text:p>
          </table:table-cell>
          <table:table-cell office:value-type="float" office:value="89.148" calcext:value-type="float">
            <text:p>89.148</text:p>
          </table:table-cell>
          <table:table-cell office:value-type="float" office:value="93.962" calcext:value-type="float">
            <text:p>93.962</text:p>
          </table:table-cell>
          <table:table-cell office:value-type="float" office:value="98.089" calcext:value-type="float">
            <text:p>98.089</text:p>
          </table:table-cell>
          <table:table-cell office:value-type="float" office:value="101.957" calcext:value-type="float">
            <text:p>101.957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105.912" calcext:value-type="float">
            <text:p>105.9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91.217" calcext:value-type="float">
            <text:p>91.217</text:p>
          </table:table-cell>
          <table:table-cell office:value-type="float" office:value="95.118" calcext:value-type="float">
            <text:p>95.118</text:p>
          </table:table-cell>
          <table:table-cell table:number-columns-repeated="2" office:value-type="float" office:value="96.724" calcext:value-type="float">
            <text:p>96.724</text:p>
          </table:table-cell>
          <table:table-cell office:value-type="float" office:value="95.462" calcext:value-type="float">
            <text:p>95.462</text:p>
          </table:table-cell>
          <table:table-cell office:value-type="float" office:value="94.888" calcext:value-type="float">
            <text:p>94.888</text:p>
          </table:table-cell>
          <table:table-cell office:value-type="float" office:value="97.413" calcext:value-type="float">
            <text:p>97.413</text:p>
          </table:table-cell>
          <table:table-cell office:value-type="float" office:value="96.839" calcext:value-type="float">
            <text:p>96.839</text:p>
          </table:table-cell>
          <table:table-cell office:value-type="float" office:value="97.298" calcext:value-type="float">
            <text:p>97.298</text:p>
          </table:table-cell>
          <table:table-cell office:value-type="float" office:value="97.757" calcext:value-type="float">
            <text:p>97.757</text:p>
          </table:table-cell>
          <table:table-cell office:value-type="float" office:value="97.527" calcext:value-type="float">
            <text:p>97.527</text:p>
          </table:table-cell>
          <table:table-cell office:value-type="float" office:value="97.413" calcext:value-type="float">
            <text:p>97.413</text:p>
          </table:table-cell>
          <table:table-cell office:value-type="float" office:value="96.954" calcext:value-type="float">
            <text:p>96.954</text:p>
          </table:table-cell>
          <table:table-cell office:value-type="float" office:value="93.971" calcext:value-type="float">
            <text:p>93.971</text:p>
          </table:table-cell>
          <table:table-cell office:value-type="float" office:value="92.594" calcext:value-type="float">
            <text:p>92.594</text:p>
          </table:table-cell>
          <table:table-cell office:value-type="float" office:value="89.037" calcext:value-type="float">
            <text:p>89.037</text:p>
          </table:table-cell>
          <table:table-cell office:value-type="float" office:value="84.677" calcext:value-type="float">
            <text:p>84.677</text:p>
          </table:table-cell>
          <table:table-cell table:number-columns-repeated="2" office:value-type="float" office:value="84.103" calcext:value-type="float">
            <text:p>84.103</text:p>
          </table:table-cell>
          <table:table-cell office:value-type="float" office:value="83.07" calcext:value-type="float">
            <text:p>83.07</text:p>
          </table:table-cell>
          <table:table-cell office:value-type="float" office:value="85.48" calcext:value-type="float">
            <text:p>85.48</text:p>
          </table:table-cell>
          <table:table-cell office:value-type="float" office:value="83.759" calcext:value-type="float">
            <text:p>83.759</text:p>
          </table:table-cell>
          <table:table-cell office:value-type="float" office:value="83.07" calcext:value-type="float">
            <text:p>83.07</text:p>
          </table:table-cell>
          <table:table-cell office:value-type="float" office:value="81.12" calcext:value-type="float">
            <text:p>81.12</text:p>
          </table:table-cell>
          <table:table-cell office:value-type="float" office:value="80.661" calcext:value-type="float">
            <text:p>80.661</text:p>
          </table:table-cell>
          <table:table-cell office:value-type="float" office:value="81.235" calcext:value-type="float">
            <text:p>81.235</text:p>
          </table:table-cell>
          <table:table-cell office:value-type="float" office:value="77.219" calcext:value-type="float">
            <text:p>77.219</text:p>
          </table:table-cell>
          <table:table-cell office:value-type="float" office:value="76.186" calcext:value-type="float">
            <text:p>76.186</text:p>
          </table:table-cell>
          <table:table-cell office:value-type="float" office:value="75.842" calcext:value-type="float">
            <text:p>75.842</text:p>
          </table:table-cell>
          <table:table-cell office:value-type="float" office:value="72.744" calcext:value-type="float">
            <text:p>72.744</text:p>
          </table:table-cell>
          <table:table-cell office:value-type="float" office:value="72.629" calcext:value-type="float">
            <text:p>72.629</text:p>
          </table:table-cell>
          <table:table-cell office:value-type="float" office:value="71.826" calcext:value-type="float">
            <text:p>71.826</text:p>
          </table:table-cell>
          <table:table-cell office:value-type="float" office:value="69.531" calcext:value-type="float">
            <text:p>69.531</text:p>
          </table:table-cell>
          <table:table-cell office:value-type="float" office:value="71.023" calcext:value-type="float">
            <text:p>71.023</text:p>
          </table:table-cell>
          <table:table-cell office:value-type="float" office:value="68.269" calcext:value-type="float">
            <text:p>68.269</text:p>
          </table:table-cell>
          <table:table-cell office:value-type="float" office:value="62.991" calcext:value-type="float">
            <text:p>62.991</text:p>
          </table:table-cell>
          <table:table-cell office:value-type="float" office:value="56.336" calcext:value-type="float">
            <text:p>56.3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342" calcext:value-type="float">
            <text:p>92.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0.495" calcext:value-type="float">
            <text:p>120.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.387" calcext:value-type="float">
            <text:p>137.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.864" calcext:value-type="float">
            <text:p>114.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.621" calcext:value-type="float">
            <text:p>121.62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473.4" calcext:value-type="float">
            <text:p>473.4</text:p>
          </table:table-cell>
          <table:table-cell office:value-type="float" office:value="480.02" calcext:value-type="float">
            <text:p>480.02</text:p>
          </table:table-cell>
          <table:table-cell office:value-type="float" office:value="468.178" calcext:value-type="float">
            <text:p>468.178</text:p>
          </table:table-cell>
          <table:table-cell office:value-type="float" office:value="460.159" calcext:value-type="float">
            <text:p>460.159</text:p>
          </table:table-cell>
          <table:table-cell office:value-type="float" office:value="457.455" calcext:value-type="float">
            <text:p>457.455</text:p>
          </table:table-cell>
          <table:table-cell office:value-type="float" office:value="443.002" calcext:value-type="float">
            <text:p>443.002</text:p>
          </table:table-cell>
          <table:table-cell office:value-type="float" office:value="435.076" calcext:value-type="float">
            <text:p>435.076</text:p>
          </table:table-cell>
          <table:table-cell office:value-type="float" office:value="430.321" calcext:value-type="float">
            <text:p>430.321</text:p>
          </table:table-cell>
          <table:table-cell office:value-type="float" office:value="412.791" calcext:value-type="float">
            <text:p>412.791</text:p>
          </table:table-cell>
          <table:table-cell office:value-type="float" office:value="413.071" calcext:value-type="float">
            <text:p>413.071</text:p>
          </table:table-cell>
          <table:table-cell office:value-type="float" office:value="406.637" calcext:value-type="float">
            <text:p>406.637</text:p>
          </table:table-cell>
          <table:table-cell office:value-type="float" office:value="394.422" calcext:value-type="float">
            <text:p>394.422</text:p>
          </table:table-cell>
          <table:table-cell office:value-type="float" office:value="389.48" calcext:value-type="float">
            <text:p>389.48</text:p>
          </table:table-cell>
          <table:table-cell office:value-type="float" office:value="380.435" calcext:value-type="float">
            <text:p>380.435</text:p>
          </table:table-cell>
          <table:table-cell office:value-type="float" office:value="365.143" calcext:value-type="float">
            <text:p>365.143</text:p>
          </table:table-cell>
          <table:table-cell office:value-type="float" office:value="354.887" calcext:value-type="float">
            <text:p>354.887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4.116" calcext:value-type="float">
            <text:p>324.116</text:p>
          </table:table-cell>
          <table:table-cell office:value-type="float" office:value="317.962" calcext:value-type="float">
            <text:p>317.962</text:p>
          </table:table-cell>
          <table:table-cell office:value-type="float" office:value="300.339" calcext:value-type="float">
            <text:p>300.339</text:p>
          </table:table-cell>
          <table:table-cell office:value-type="float" office:value="288.497" calcext:value-type="float">
            <text:p>288.497</text:p>
          </table:table-cell>
          <table:table-cell office:value-type="float" office:value="276.748" calcext:value-type="float">
            <text:p>276.748</text:p>
          </table:table-cell>
          <table:table-cell office:value-type="float" office:value="259.032" calcext:value-type="float">
            <text:p>259.032</text:p>
          </table:table-cell>
          <table:table-cell office:value-type="float" office:value="231.338" calcext:value-type="float">
            <text:p>231.338</text:p>
          </table:table-cell>
          <table:table-cell office:value-type="float" office:value="226.956" calcext:value-type="float">
            <text:p>226.956</text:p>
          </table:table-cell>
          <table:table-cell office:value-type="float" office:value="223.133" calcext:value-type="float">
            <text:p>223.133</text:p>
          </table:table-cell>
          <table:table-cell office:value-type="float" office:value="222.667" calcext:value-type="float">
            <text:p>222.667</text:p>
          </table:table-cell>
          <table:table-cell office:value-type="float" office:value="216.14" calcext:value-type="float">
            <text:p>216.14</text:p>
          </table:table-cell>
          <table:table-cell office:value-type="float" office:value="212.876" calcext:value-type="float">
            <text:p>212.876</text:p>
          </table:table-cell>
          <table:table-cell office:value-type="float" office:value="209.519" calcext:value-type="float">
            <text:p>209.519</text:p>
          </table:table-cell>
          <table:table-cell office:value-type="float" office:value="213.808" calcext:value-type="float">
            <text:p>213.808</text:p>
          </table:table-cell>
          <table:table-cell office:value-type="float" office:value="211.011" calcext:value-type="float">
            <text:p>211.011</text:p>
          </table:table-cell>
          <table:table-cell office:value-type="float" office:value="204.577" calcext:value-type="float">
            <text:p>204.577</text:p>
          </table:table-cell>
          <table:table-cell office:value-type="float" office:value="181.733" calcext:value-type="float">
            <text:p>181.733</text:p>
          </table:table-cell>
          <table:table-cell office:value-type="float" office:value="172.222" calcext:value-type="float">
            <text:p>172.222</text:p>
          </table:table-cell>
          <table:table-cell office:value-type="float" office:value="163.084" calcext:value-type="float">
            <text:p>163.084</text:p>
          </table:table-cell>
          <table:table-cell office:value-type="float" office:value="155.344" calcext:value-type="float">
            <text:p>155.344</text:p>
          </table:table-cell>
          <table:table-cell office:value-type="float" office:value="143.689" calcext:value-type="float">
            <text:p>143.689</text:p>
          </table:table-cell>
          <table:table-cell office:value-type="float" office:value="126.812" calcext:value-type="float">
            <text:p>126.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121.167" calcext:value-type="float">
            <text:p>121.167</text:p>
          </table:table-cell>
          <table:table-cell office:value-type="float" office:value="121.12" calcext:value-type="float">
            <text:p>121.12</text:p>
          </table:table-cell>
          <table:table-cell office:value-type="float" office:value="120.631" calcext:value-type="float">
            <text:p>120.631</text:p>
          </table:table-cell>
          <table:table-cell office:value-type="float" office:value="120.035" calcext:value-type="float">
            <text:p>120.035</text:p>
          </table:table-cell>
          <table:table-cell office:value-type="float" office:value="120.262" calcext:value-type="float">
            <text:p>120.262</text:p>
          </table:table-cell>
          <table:table-cell office:value-type="float" office:value="120.786" calcext:value-type="float">
            <text:p>120.786</text:p>
          </table:table-cell>
          <table:table-cell office:value-type="float" office:value="121.596" calcext:value-type="float">
            <text:p>121.596</text:p>
          </table:table-cell>
          <table:table-cell office:value-type="float" office:value="122.192" calcext:value-type="float">
            <text:p>122.192</text:p>
          </table:table-cell>
          <table:table-cell office:value-type="float" office:value="119.832" calcext:value-type="float">
            <text:p>119.832</text:p>
          </table:table-cell>
          <table:table-cell office:value-type="float" office:value="117.568" calcext:value-type="float">
            <text:p>117.568</text:p>
          </table:table-cell>
          <table:table-cell office:value-type="float" office:value="114.397" calcext:value-type="float">
            <text:p>114.397</text:p>
          </table:table-cell>
          <table:table-cell office:value-type="float" office:value="112.967" calcext:value-type="float">
            <text:p>112.967</text:p>
          </table:table-cell>
          <table:table-cell office:value-type="float" office:value="110.166" calcext:value-type="float">
            <text:p>110.166</text:p>
          </table:table-cell>
          <table:table-cell office:value-type="float" office:value="105.649" calcext:value-type="float">
            <text:p>105.649</text:p>
          </table:table-cell>
          <table:table-cell office:value-type="float" office:value="102.991" calcext:value-type="float">
            <text:p>102.991</text:p>
          </table:table-cell>
          <table:table-cell office:value-type="float" office:value="99.165" calcext:value-type="float">
            <text:p>99.165</text:p>
          </table:table-cell>
          <table:table-cell office:value-type="float" office:value="95.423" calcext:value-type="float">
            <text:p>95.423</text:p>
          </table:table-cell>
          <table:table-cell office:value-type="float" office:value="92.562" calcext:value-type="float">
            <text:p>92.562</text:p>
          </table:table-cell>
          <table:table-cell office:value-type="float" office:value="89.713" calcext:value-type="float">
            <text:p>89.713</text:p>
          </table:table-cell>
          <table:table-cell office:value-type="float" office:value="88.498" calcext:value-type="float">
            <text:p>88.498</text:p>
          </table:table-cell>
          <table:table-cell office:value-type="float" office:value="85.804" calcext:value-type="float">
            <text:p>85.804</text:p>
          </table:table-cell>
          <table:table-cell office:value-type="float" office:value="80.822" calcext:value-type="float">
            <text:p>80.822</text:p>
          </table:table-cell>
          <table:table-cell office:value-type="float" office:value="76.436" calcext:value-type="float">
            <text:p>76.436</text:p>
          </table:table-cell>
          <table:table-cell office:value-type="float" office:value="72.193" calcext:value-type="float">
            <text:p>72.193</text:p>
          </table:table-cell>
          <table:table-cell office:value-type="float" office:value="64.886" calcext:value-type="float">
            <text:p>64.886</text:p>
          </table:table-cell>
          <table:table-cell office:value-type="float" office:value="60.107" calcext:value-type="float">
            <text:p>60.107</text:p>
          </table:table-cell>
          <table:table-cell office:value-type="float" office:value="58.855" calcext:value-type="float">
            <text:p>58.855</text:p>
          </table:table-cell>
          <table:table-cell office:value-type="float" office:value="56.889" calcext:value-type="float">
            <text:p>56.889</text:p>
          </table:table-cell>
          <table:table-cell office:value-type="float" office:value="54.624" calcext:value-type="float">
            <text:p>54.624</text:p>
          </table:table-cell>
          <table:table-cell office:value-type="float" office:value="53.277" calcext:value-type="float">
            <text:p>53.277</text:p>
          </table:table-cell>
          <table:table-cell office:value-type="float" office:value="52.36" calcext:value-type="float">
            <text:p>52.36</text:p>
          </table:table-cell>
          <table:table-cell office:value-type="float" office:value="51.907" calcext:value-type="float">
            <text:p>51.907</text:p>
          </table:table-cell>
          <table:table-cell office:value-type="float" office:value="51.418" calcext:value-type="float">
            <text:p>51.418</text:p>
          </table:table-cell>
          <table:table-cell office:value-type="float" office:value="50.989" calcext:value-type="float">
            <text:p>50.989</text:p>
          </table:table-cell>
          <table:table-cell office:value-type="float" office:value="49.654" calcext:value-type="float">
            <text:p>49.654</text:p>
          </table:table-cell>
          <table:table-cell office:value-type="float" office:value="46.889" calcext:value-type="float">
            <text:p>46.889</text:p>
          </table:table-cell>
          <table:table-cell office:value-type="float" office:value="43.349" calcext:value-type="float">
            <text:p>43.349</text:p>
          </table:table-cell>
          <table:table-cell office:value-type="float" office:value="38.927" calcext:value-type="float">
            <text:p>38.927</text:p>
          </table:table-cell>
          <table:table-cell office:value-type="float" office:value="37.64" calcext:value-type="float">
            <text:p>37.64</text:p>
          </table:table-cell>
          <table:table-cell office:value-type="float" office:value="36.126" calcext:value-type="float">
            <text:p>36.126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float" office:value="99.771" calcext:value-type="float">
            <text:p>99.771</text:p>
          </table:table-cell>
          <table:table-cell office:value-type="float" office:value="99.943" calcext:value-type="float">
            <text:p>99.943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105.104" calcext:value-type="float">
            <text:p>105.104</text:p>
          </table:table-cell>
          <table:table-cell office:value-type="float" office:value="105.792" calcext:value-type="float">
            <text:p>105.792</text:p>
          </table:table-cell>
          <table:table-cell office:value-type="float" office:value="110.264" calcext:value-type="float">
            <text:p>110.264</text:p>
          </table:table-cell>
          <table:table-cell office:value-type="float" office:value="109.576" calcext:value-type="float">
            <text:p>109.576</text:p>
          </table:table-cell>
          <table:table-cell office:value-type="float" office:value="112.501" calcext:value-type="float">
            <text:p>112.501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114.737" calcext:value-type="float">
            <text:p>114.737</text:p>
          </table:table-cell>
          <table:table-cell office:value-type="float" office:value="113.017" calcext:value-type="float">
            <text:p>113.017</text:p>
          </table:table-cell>
          <table:table-cell office:value-type="float" office:value="115.597" calcext:value-type="float">
            <text:p>115.597</text:p>
          </table:table-cell>
          <table:table-cell office:value-type="float" office:value="116.629" calcext:value-type="float">
            <text:p>116.629</text:p>
          </table:table-cell>
          <table:table-cell office:value-type="float" office:value="117.661" calcext:value-type="float">
            <text:p>117.661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128.67" calcext:value-type="float">
            <text:p>128.67</text:p>
          </table:table-cell>
          <table:table-cell office:value-type="float" office:value="130.047" calcext:value-type="float">
            <text:p>130.047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33.831" calcext:value-type="float">
            <text:p>133.831</text:p>
          </table:table-cell>
          <table:table-cell office:value-type="float" office:value="134.863" calcext:value-type="float">
            <text:p>134.863</text:p>
          </table:table-cell>
          <table:table-cell office:value-type="float" office:value="139.68" calcext:value-type="float">
            <text:p>139.68</text:p>
          </table:table-cell>
          <table:table-cell office:value-type="float" office:value="139.852" calcext:value-type="float">
            <text:p>139.852</text:p>
          </table:table-cell>
          <table:table-cell office:value-type="float" office:value="144.496" calcext:value-type="float">
            <text:p>144.496</text:p>
          </table:table-cell>
          <table:table-cell office:value-type="float" office:value="138.303" calcext:value-type="float">
            <text:p>138.303</text:p>
          </table:table-cell>
          <table:table-cell office:value-type="float" office:value="140.884" calcext:value-type="float">
            <text:p>140.884</text:p>
          </table:table-cell>
          <table:table-cell office:value-type="float" office:value="143.292" calcext:value-type="float">
            <text:p>143.292</text:p>
          </table:table-cell>
          <table:table-cell office:value-type="float" office:value="152.237" calcext:value-type="float">
            <text:p>152.237</text:p>
          </table:table-cell>
          <table:table-cell office:value-type="float" office:value="158.774" calcext:value-type="float">
            <text:p>158.774</text:p>
          </table:table-cell>
          <table:table-cell office:value-type="float" office:value="165.655" calcext:value-type="float">
            <text:p>165.655</text:p>
          </table:table-cell>
          <table:table-cell office:value-type="float" office:value="170.299" calcext:value-type="float">
            <text:p>170.299</text:p>
          </table:table-cell>
          <table:table-cell office:value-type="float" office:value="175.288" calcext:value-type="float">
            <text:p>175.288</text:p>
          </table:table-cell>
          <table:table-cell office:value-type="float" office:value="183.889" calcext:value-type="float">
            <text:p>183.889</text:p>
          </table:table-cell>
          <table:table-cell office:value-type="float" office:value="194.382" calcext:value-type="float">
            <text:p>194.382</text:p>
          </table:table-cell>
          <table:table-cell office:value-type="float" office:value="201.607" calcext:value-type="float">
            <text:p>201.607</text:p>
          </table:table-cell>
          <table:table-cell office:value-type="float" office:value="202.811" calcext:value-type="float">
            <text:p>202.811</text:p>
          </table:table-cell>
          <table:table-cell office:value-type="float" office:value="197.65" calcext:value-type="float">
            <text:p>197.65</text:p>
          </table:table-cell>
          <table:table-cell office:value-type="float" office:value="194.038" calcext:value-type="float">
            <text:p>194.03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65.825" calcext:value-type="float">
            <text:p>65.825</text:p>
          </table:table-cell>
          <table:table-cell office:value-type="float" office:value="67.558" calcext:value-type="float">
            <text:p>67.558</text:p>
          </table:table-cell>
          <table:table-cell office:value-type="float" office:value="69.526" calcext:value-type="float">
            <text:p>69.526</text:p>
          </table:table-cell>
          <table:table-cell office:value-type="float" office:value="71.28" calcext:value-type="float">
            <text:p>71.28</text:p>
          </table:table-cell>
          <table:table-cell office:value-type="float" office:value="73.312" calcext:value-type="float">
            <text:p>73.312</text:p>
          </table:table-cell>
          <table:table-cell office:value-type="float" office:value="74.788" calcext:value-type="float">
            <text:p>74.788</text:p>
          </table:table-cell>
          <table:table-cell office:value-type="float" office:value="75.045" calcext:value-type="float">
            <text:p>75.045</text:p>
          </table:table-cell>
          <table:table-cell office:value-type="float" office:value="76.478" calcext:value-type="float">
            <text:p>76.478</text:p>
          </table:table-cell>
          <table:table-cell office:value-type="float" office:value="80.137" calcext:value-type="float">
            <text:p>80.137</text:p>
          </table:table-cell>
          <table:table-cell office:value-type="float" office:value="83.345" calcext:value-type="float">
            <text:p>83.345</text:p>
          </table:table-cell>
          <table:table-cell office:value-type="float" office:value="86.554" calcext:value-type="float">
            <text:p>86.554</text:p>
          </table:table-cell>
          <table:table-cell office:value-type="float" office:value="89.849" calcext:value-type="float">
            <text:p>89.849</text:p>
          </table:table-cell>
          <table:table-cell office:value-type="float" office:value="93.614" calcext:value-type="float">
            <text:p>93.614</text:p>
          </table:table-cell>
          <table:table-cell office:value-type="float" office:value="98.32" calcext:value-type="float">
            <text:p>98.32</text:p>
          </table:table-cell>
          <table:table-cell office:value-type="float" office:value="102.214" calcext:value-type="float">
            <text:p>102.214</text:p>
          </table:table-cell>
          <table:table-cell office:value-type="float" office:value="104.053" calcext:value-type="float">
            <text:p>104.053</text:p>
          </table:table-cell>
          <table:table-cell office:value-type="float" office:value="105.765" calcext:value-type="float">
            <text:p>105.765</text:p>
          </table:table-cell>
          <table:table-cell office:value-type="float" office:value="107.433" calcext:value-type="float">
            <text:p>107.433</text:p>
          </table:table-cell>
          <table:table-cell office:value-type="float" office:value="110.728" calcext:value-type="float">
            <text:p>110.728</text:p>
          </table:table-cell>
          <table:table-cell office:value-type="float" office:value="114.664" calcext:value-type="float">
            <text:p>114.664</text:p>
          </table:table-cell>
          <table:table-cell office:value-type="float" office:value="120.034" calcext:value-type="float">
            <text:p>120.034</text:p>
          </table:table-cell>
          <table:table-cell office:value-type="float" office:value="125.746" calcext:value-type="float">
            <text:p>125.746</text:p>
          </table:table-cell>
          <table:table-cell office:value-type="float" office:value="132.719" calcext:value-type="float">
            <text:p>132.719</text:p>
          </table:table-cell>
          <table:table-cell office:value-type="float" office:value="139.629" calcext:value-type="float">
            <text:p>139.629</text:p>
          </table:table-cell>
          <table:table-cell office:value-type="float" office:value="146.646" calcext:value-type="float">
            <text:p>146.646</text:p>
          </table:table-cell>
          <table:table-cell office:value-type="float" office:value="155.61" calcext:value-type="float">
            <text:p>155.61</text:p>
          </table:table-cell>
          <table:table-cell office:value-type="float" office:value="165.044" calcext:value-type="float">
            <text:p>165.044</text:p>
          </table:table-cell>
          <table:table-cell office:value-type="float" office:value="177.088" calcext:value-type="float">
            <text:p>177.088</text:p>
          </table:table-cell>
          <table:table-cell office:value-type="float" office:value="188.34" calcext:value-type="float">
            <text:p>188.34</text:p>
          </table:table-cell>
          <table:table-cell office:value-type="float" office:value="198.737" calcext:value-type="float">
            <text:p>198.737</text:p>
          </table:table-cell>
          <table:table-cell office:value-type="float" office:value="208.877" calcext:value-type="float">
            <text:p>208.877</text:p>
          </table:table-cell>
          <table:table-cell office:value-type="float" office:value="219.124" calcext:value-type="float">
            <text:p>219.124</text:p>
          </table:table-cell>
          <table:table-cell office:value-type="float" office:value="222.461" calcext:value-type="float">
            <text:p>222.461</text:p>
          </table:table-cell>
          <table:table-cell office:value-type="float" office:value="233.521" calcext:value-type="float">
            <text:p>233.521</text:p>
          </table:table-cell>
          <table:table-cell office:value-type="float" office:value="242.998" calcext:value-type="float">
            <text:p>242.998</text:p>
          </table:table-cell>
          <table:table-cell office:value-type="float" office:value="253.01" calcext:value-type="float">
            <text:p>253.01</text:p>
          </table:table-cell>
          <table:table-cell office:value-type="float" office:value="258.444" calcext:value-type="float">
            <text:p>258.4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582" calcext:value-type="float">
            <text:p>101.5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.274" calcext:value-type="float">
            <text:p>160.2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.641" calcext:value-type="float">
            <text:p>119.6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.433" calcext:value-type="float">
            <text:p>132.4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8.234" calcext:value-type="float">
            <text:p>148.234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79.44" calcext:value-type="float">
            <text:p>79.44</text:p>
          </table:table-cell>
          <table:table-cell office:value-type="float" office:value="81.991" calcext:value-type="float">
            <text:p>81.991</text:p>
          </table:table-cell>
          <table:table-cell office:value-type="float" office:value="88.057" calcext:value-type="float">
            <text:p>88.057</text:p>
          </table:table-cell>
          <table:table-cell office:value-type="float" office:value="92.596" calcext:value-type="float">
            <text:p>92.596</text:p>
          </table:table-cell>
          <table:table-cell office:value-type="float" office:value="94.747" calcext:value-type="float">
            <text:p>94.747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107.487" calcext:value-type="float">
            <text:p>107.487</text:p>
          </table:table-cell>
          <table:table-cell office:value-type="float" office:value="111.877" calcext:value-type="float">
            <text:p>111.877</text:p>
          </table:table-cell>
          <table:table-cell office:value-type="float" office:value="116.327" calcext:value-type="float">
            <text:p>116.327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119.783" calcext:value-type="float">
            <text:p>119.783</text:p>
          </table:table-cell>
          <table:table-cell office:value-type="float" office:value="121.311" calcext:value-type="float">
            <text:p>121.311</text:p>
          </table:table-cell>
          <table:table-cell office:value-type="float" office:value="122.512" calcext:value-type="float">
            <text:p>122.512</text:p>
          </table:table-cell>
          <table:table-cell office:value-type="float" office:value="122.467" calcext:value-type="float">
            <text:p>122.467</text:p>
          </table:table-cell>
          <table:table-cell office:value-type="float" office:value="124.915" calcext:value-type="float">
            <text:p>124.915</text:p>
          </table:table-cell>
          <table:table-cell office:value-type="float" office:value="126.279" calcext:value-type="float">
            <text:p>126.279</text:p>
          </table:table-cell>
          <table:table-cell office:value-type="float" office:value="128.593" calcext:value-type="float">
            <text:p>128.593</text:p>
          </table:table-cell>
          <table:table-cell office:value-type="float" office:value="129.023" calcext:value-type="float">
            <text:p>129.023</text:p>
          </table:table-cell>
          <table:table-cell office:value-type="float" office:value="129.216" calcext:value-type="float">
            <text:p>129.216</text:p>
          </table:table-cell>
          <table:table-cell office:value-type="float" office:value="128.638" calcext:value-type="float">
            <text:p>128.638</text:p>
          </table:table-cell>
          <table:table-cell office:value-type="float" office:value="128.623" calcext:value-type="float">
            <text:p>128.623</text:p>
          </table:table-cell>
          <table:table-cell office:value-type="float" office:value="127.896" calcext:value-type="float">
            <text:p>127.896</text:p>
          </table:table-cell>
          <table:table-cell office:value-type="float" office:value="127.97" calcext:value-type="float">
            <text:p>127.97</text:p>
          </table:table-cell>
          <table:table-cell office:value-type="float" office:value="127.214" calcext:value-type="float">
            <text:p>127.214</text:p>
          </table:table-cell>
          <table:table-cell office:value-type="float" office:value="126.383" calcext:value-type="float">
            <text:p>126.383</text:p>
          </table:table-cell>
          <table:table-cell office:value-type="float" office:value="126.695" calcext:value-type="float">
            <text:p>126.695</text:p>
          </table:table-cell>
          <table:table-cell office:value-type="float" office:value="129.186" calcext:value-type="float">
            <text:p>129.186</text:p>
          </table:table-cell>
          <table:table-cell office:value-type="float" office:value="135.846" calcext:value-type="float">
            <text:p>135.846</text:p>
          </table:table-cell>
          <table:table-cell office:value-type="float" office:value="143.929" calcext:value-type="float">
            <text:p>143.929</text:p>
          </table:table-cell>
          <table:table-cell office:value-type="float" office:value="152.458" calcext:value-type="float">
            <text:p>152.458</text:p>
          </table:table-cell>
          <table:table-cell office:value-type="float" office:value="160.319" calcext:value-type="float">
            <text:p>160.319</text:p>
          </table:table-cell>
          <table:table-cell office:value-type="float" office:value="165.391" calcext:value-type="float">
            <text:p>165.391</text:p>
          </table:table-cell>
          <table:table-cell office:value-type="float" office:value="167.557" calcext:value-type="float">
            <text:p>167.557</text:p>
          </table:table-cell>
          <table:table-cell office:value-type="float" office:value="175.358" calcext:value-type="float">
            <text:p>175.358</text:p>
          </table:table-cell>
          <table:table-cell office:value-type="float" office:value="186.794" calcext:value-type="float">
            <text:p>186.794</text:p>
          </table:table-cell>
          <table:table-cell office:value-type="float" office:value="194.714" calcext:value-type="float">
            <text:p>194.71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207.455" calcext:value-type="float">
            <text:p>207.455</text:p>
          </table:table-cell>
          <table:table-cell office:value-type="float" office:value="213.135" calcext:value-type="float">
            <text:p>213.135</text:p>
          </table:table-cell>
          <table:table-cell office:value-type="float" office:value="215.953" calcext:value-type="float">
            <text:p>215.953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78.819" calcext:value-type="float">
            <text:p>78.819</text:p>
          </table:table-cell>
          <table:table-cell office:value-type="float" office:value="79.728" calcext:value-type="float">
            <text:p>79.728</text:p>
          </table:table-cell>
          <table:table-cell office:value-type="float" office:value="79.742" calcext:value-type="float">
            <text:p>79.742</text:p>
          </table:table-cell>
          <table:table-cell office:value-type="float" office:value="80.124" calcext:value-type="float">
            <text:p>80.124</text:p>
          </table:table-cell>
          <table:table-cell office:value-type="float" office:value="81.971" calcext:value-type="float">
            <text:p>81.971</text:p>
          </table:table-cell>
          <table:table-cell office:value-type="float" office:value="82.924" calcext:value-type="float">
            <text:p>82.924</text:p>
          </table:table-cell>
          <table:table-cell office:value-type="float" office:value="84.522" calcext:value-type="float">
            <text:p>84.522</text:p>
          </table:table-cell>
          <table:table-cell office:value-type="float" office:value="85.387" calcext:value-type="float">
            <text:p>85.387</text:p>
          </table:table-cell>
          <table:table-cell office:value-type="float" office:value="86.956" calcext:value-type="float">
            <text:p>86.956</text:p>
          </table:table-cell>
          <table:table-cell office:value-type="float" office:value="88.173" calcext:value-type="float">
            <text:p>88.173</text:p>
          </table:table-cell>
          <table:table-cell office:value-type="float" office:value="88.803" calcext:value-type="float">
            <text:p>88.803</text:p>
          </table:table-cell>
          <table:table-cell office:value-type="float" office:value="89.155" calcext:value-type="float">
            <text:p>89.155</text:p>
          </table:table-cell>
          <table:table-cell office:value-type="float" office:value="89.756" calcext:value-type="float">
            <text:p>89.756</text:p>
          </table:table-cell>
          <table:table-cell office:value-type="float" office:value="89.727" calcext:value-type="float">
            <text:p>89.727</text:p>
          </table:table-cell>
          <table:table-cell office:value-type="float" office:value="90.562" calcext:value-type="float">
            <text:p>90.562</text:p>
          </table:table-cell>
          <table:table-cell office:value-type="float" office:value="90.02" calcext:value-type="float">
            <text:p>90.02</text:p>
          </table:table-cell>
          <table:table-cell office:value-type="float" office:value="90.841" calcext:value-type="float">
            <text:p>90.841</text:p>
          </table:table-cell>
          <table:table-cell office:value-type="float" office:value="91.486" calcext:value-type="float">
            <text:p>91.486</text:p>
          </table:table-cell>
          <table:table-cell office:value-type="float" office:value="93.744" calcext:value-type="float">
            <text:p>93.744</text:p>
          </table:table-cell>
          <table:table-cell office:value-type="float" office:value="98.025" calcext:value-type="float">
            <text:p>98.025</text:p>
          </table:table-cell>
          <table:table-cell office:value-type="float" office:value="102.379" calcext:value-type="float">
            <text:p>102.379</text:p>
          </table:table-cell>
          <table:table-cell office:value-type="float" office:value="109.167" calcext:value-type="float">
            <text:p>109.167</text:p>
          </table:table-cell>
          <table:table-cell office:value-type="float" office:value="116.176" calcext:value-type="float">
            <text:p>116.176</text:p>
          </table:table-cell>
          <table:table-cell office:value-type="float" office:value="120.574" calcext:value-type="float">
            <text:p>120.574</text:p>
          </table:table-cell>
          <table:table-cell office:value-type="float" office:value="128.814" calcext:value-type="float">
            <text:p>128.814</text:p>
          </table:table-cell>
          <table:table-cell office:value-type="float" office:value="136.232" calcext:value-type="float">
            <text:p>136.232</text:p>
          </table:table-cell>
          <table:table-cell office:value-type="float" office:value="147.037" calcext:value-type="float">
            <text:p>147.037</text:p>
          </table:table-cell>
          <table:table-cell office:value-type="float" office:value="162.314" calcext:value-type="float">
            <text:p>162.314</text:p>
          </table:table-cell>
          <table:table-cell office:value-type="float" office:value="179.776" calcext:value-type="float">
            <text:p>179.776</text:p>
          </table:table-cell>
          <table:table-cell office:value-type="float" office:value="193.939" calcext:value-type="float">
            <text:p>193.939</text:p>
          </table:table-cell>
          <table:table-cell office:value-type="float" office:value="206.826" calcext:value-type="float">
            <text:p>206.826</text:p>
          </table:table-cell>
          <table:table-cell office:value-type="float" office:value="216.312" calcext:value-type="float">
            <text:p>216.312</text:p>
          </table:table-cell>
          <table:table-cell office:value-type="float" office:value="224.522" calcext:value-type="float">
            <text:p>224.522</text:p>
          </table:table-cell>
          <table:table-cell office:value-type="float" office:value="231.823" calcext:value-type="float">
            <text:p>231.82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527" calcext:value-type="float">
            <text:p>283.5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6.751" calcext:value-type="float">
            <text:p>256.7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8.686" calcext:value-type="float">
            <text:p>218.6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7.304" calcext:value-type="float">
            <text:p>207.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0.092" calcext:value-type="float">
            <text:p>270.09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.393" calcext:value-type="float">
            <text:p>368.3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3.855" calcext:value-type="float">
            <text:p>353.8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4.181" calcext:value-type="float">
            <text:p>314.1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2.577" calcext:value-type="float">
            <text:p>252.577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479" calcext:value-type="float">
            <text:p>95.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.825" calcext:value-type="float">
            <text:p>87.8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74" calcext:value-type="float">
            <text:p>66.6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012" calcext:value-type="float">
            <text:p>86.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.959" calcext:value-type="float">
            <text:p>162.959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701" calcext:value-type="float">
            <text:p>35.7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224" calcext:value-type="float">
            <text:p>19.2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462" calcext:value-type="float">
            <text:p>27.4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716" calcext:value-type="float">
            <text:p>24.7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.641" calcext:value-type="float">
            <text:p>79.64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9.149" calcext:value-type="float">
            <text:p>9.149</text:p>
          </table:table-cell>
          <table:table-cell office:value-type="float" office:value="8.61" calcext:value-type="float">
            <text:p>8.61</text:p>
          </table:table-cell>
          <table:table-cell office:value-type="float" office:value="9.364" calcext:value-type="float">
            <text:p>9.364</text:p>
          </table:table-cell>
          <table:table-cell office:value-type="float" office:value="8.718" calcext:value-type="float">
            <text:p>8.718</text:p>
          </table:table-cell>
          <table:table-cell office:value-type="float" office:value="9.149" calcext:value-type="float">
            <text:p>9.149</text:p>
          </table:table-cell>
          <table:table-cell table:number-columns-repeated="2" office:value-type="float" office:value="9.794" calcext:value-type="float">
            <text:p>9.794</text:p>
          </table:table-cell>
          <table:table-cell office:value-type="float" office:value="10.01" calcext:value-type="float">
            <text:p>10.01</text:p>
          </table:table-cell>
          <table:table-cell office:value-type="float" office:value="10.44" calcext:value-type="float">
            <text:p>10.44</text:p>
          </table:table-cell>
          <table:table-cell office:value-type="float" office:value="10.117" calcext:value-type="float">
            <text:p>10.117</text:p>
          </table:table-cell>
          <table:table-cell office:value-type="float" office:value="11.409" calcext:value-type="float">
            <text:p>11.409</text:p>
          </table:table-cell>
          <table:table-cell office:value-type="float" office:value="10.655" calcext:value-type="float">
            <text:p>10.655</text:p>
          </table:table-cell>
          <table:table-cell office:value-type="float" office:value="10.44" calcext:value-type="float">
            <text:p>10.44</text:p>
          </table:table-cell>
          <table:table-cell office:value-type="float" office:value="9.902" calcext:value-type="float">
            <text:p>9.902</text:p>
          </table:table-cell>
          <table:table-cell office:value-type="float" office:value="9.794" calcext:value-type="float">
            <text:p>9.794</text:p>
          </table:table-cell>
          <table:table-cell office:value-type="float" office:value="9.687" calcext:value-type="float">
            <text:p>9.687</text:p>
          </table:table-cell>
          <table:table-cell office:value-type="float" office:value="10.117" calcext:value-type="float">
            <text:p>10.117</text:p>
          </table:table-cell>
          <table:table-cell office:value-type="float" office:value="9.256" calcext:value-type="float">
            <text:p>9.256</text:p>
          </table:table-cell>
          <table:table-cell office:value-type="float" office:value="9.579" calcext:value-type="float">
            <text:p>9.579</text:p>
          </table:table-cell>
          <table:table-cell office:value-type="float" office:value="10.225" calcext:value-type="float">
            <text:p>10.225</text:p>
          </table:table-cell>
          <table:table-cell office:value-type="float" office:value="9.687" calcext:value-type="float">
            <text:p>9.687</text:p>
          </table:table-cell>
          <table:table-cell office:value-type="float" office:value="10.225" calcext:value-type="float">
            <text:p>10.225</text:p>
          </table:table-cell>
          <table:table-cell office:value-type="float" office:value="11.409" calcext:value-type="float">
            <text:p>11.409</text:p>
          </table:table-cell>
          <table:table-cell office:value-type="float" office:value="12.485" calcext:value-type="float">
            <text:p>12.485</text:p>
          </table:table-cell>
          <table:table-cell office:value-type="float" office:value="13.023" calcext:value-type="float">
            <text:p>13.023</text:p>
          </table:table-cell>
          <table:table-cell office:value-type="float" office:value="14.1" calcext:value-type="float">
            <text:p>14.1</text:p>
          </table:table-cell>
          <table:table-cell office:value-type="float" office:value="16.037" calcext:value-type="float">
            <text:p>16.037</text:p>
          </table:table-cell>
          <table:table-cell office:value-type="float" office:value="19.266" calcext:value-type="float">
            <text:p>19.266</text:p>
          </table:table-cell>
          <table:table-cell office:value-type="float" office:value="21.634" calcext:value-type="float">
            <text:p>21.634</text:p>
          </table:table-cell>
          <table:table-cell office:value-type="float" office:value="23.679" calcext:value-type="float">
            <text:p>23.679</text:p>
          </table:table-cell>
          <table:table-cell office:value-type="float" office:value="25.186" calcext:value-type="float">
            <text:p>25.186</text:p>
          </table:table-cell>
          <table:table-cell office:value-type="float" office:value="27.661" calcext:value-type="float">
            <text:p>27.661</text:p>
          </table:table-cell>
          <table:table-cell office:value-type="float" office:value="32.289" calcext:value-type="float">
            <text:p>32.289</text:p>
          </table:table-cell>
          <table:table-cell office:value-type="float" office:value="36.379" calcext:value-type="float">
            <text:p>36.379</text:p>
          </table:table-cell>
          <table:table-cell office:value-type="float" office:value="43.483" calcext:value-type="float">
            <text:p>43.483</text:p>
          </table:table-cell>
          <table:table-cell office:value-type="float" office:value="51.34" calcext:value-type="float">
            <text:p>51.34</text:p>
          </table:table-cell>
          <table:table-cell office:value-type="float" office:value="59.305" calcext:value-type="float">
            <text:p>59.305</text:p>
          </table:table-cell>
          <table:table-cell office:value-type="float" office:value="67.377" calcext:value-type="float">
            <text:p>67.377</text:p>
          </table:table-cell>
          <table:table-cell office:value-type="float" office:value="78.894" calcext:value-type="float">
            <text:p>78.894</text:p>
          </table:table-cell>
          <table:table-cell office:value-type="float" office:value="79.539" calcext:value-type="float">
            <text:p>79.539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53.191" calcext:value-type="float">
            <text:p>53.191</text:p>
          </table:table-cell>
          <table:table-cell office:value-type="float" office:value="54.549" calcext:value-type="float">
            <text:p>54.549</text:p>
          </table:table-cell>
          <table:table-cell office:value-type="float" office:value="55.228" calcext:value-type="float">
            <text:p>55.228</text:p>
          </table:table-cell>
          <table:table-cell office:value-type="float" office:value="56.289" calcext:value-type="float">
            <text:p>56.289</text:p>
          </table:table-cell>
          <table:table-cell office:value-type="float" office:value="57.432" calcext:value-type="float">
            <text:p>57.432</text:p>
          </table:table-cell>
          <table:table-cell office:value-type="float" office:value="59.486" calcext:value-type="float">
            <text:p>59.486</text:p>
          </table:table-cell>
          <table:table-cell office:value-type="float" office:value="60.695" calcext:value-type="float">
            <text:p>60.695</text:p>
          </table:table-cell>
          <table:table-cell office:value-type="float" office:value="61.739" calcext:value-type="float">
            <text:p>61.739</text:p>
          </table:table-cell>
          <table:table-cell office:value-type="float" office:value="63.097" calcext:value-type="float">
            <text:p>63.097</text:p>
          </table:table-cell>
          <table:table-cell office:value-type="float" office:value="64.472" calcext:value-type="float">
            <text:p>64.472</text:p>
          </table:table-cell>
          <table:table-cell office:value-type="float" office:value="65.946" calcext:value-type="float">
            <text:p>65.946</text:p>
          </table:table-cell>
          <table:table-cell office:value-type="float" office:value="66.99" calcext:value-type="float">
            <text:p>66.99</text:p>
          </table:table-cell>
          <table:table-cell office:value-type="float" office:value="67.951" calcext:value-type="float">
            <text:p>67.951</text:p>
          </table:table-cell>
          <table:table-cell office:value-type="float" office:value="69.988" calcext:value-type="float">
            <text:p>69.988</text:p>
          </table:table-cell>
          <table:table-cell office:value-type="float" office:value="72.423" calcext:value-type="float">
            <text:p>72.423</text:p>
          </table:table-cell>
          <table:table-cell office:value-type="float" office:value="73.086" calcext:value-type="float">
            <text:p>73.086</text:p>
          </table:table-cell>
          <table:table-cell office:value-type="float" office:value="74.775" calcext:value-type="float">
            <text:p>74.775</text:p>
          </table:table-cell>
          <table:table-cell office:value-type="float" office:value="75.587" calcext:value-type="float">
            <text:p>75.587</text:p>
          </table:table-cell>
          <table:table-cell office:value-type="float" office:value="77.045" calcext:value-type="float">
            <text:p>77.045</text:p>
          </table:table-cell>
          <table:table-cell office:value-type="float" office:value="77.972" calcext:value-type="float">
            <text:p>77.972</text:p>
          </table:table-cell>
          <table:table-cell office:value-type="float" office:value="80.01" calcext:value-type="float">
            <text:p>80.01</text:p>
          </table:table-cell>
          <table:table-cell office:value-type="float" office:value="81.816" calcext:value-type="float">
            <text:p>81.816</text:p>
          </table:table-cell>
          <table:table-cell office:value-type="float" office:value="83.29" calcext:value-type="float">
            <text:p>83.29</text:p>
          </table:table-cell>
          <table:table-cell office:value-type="float" office:value="85.874" calcext:value-type="float">
            <text:p>85.874</text:p>
          </table:table-cell>
          <table:table-cell office:value-type="float" office:value="88.823" calcext:value-type="float">
            <text:p>88.823</text:p>
          </table:table-cell>
          <table:table-cell office:value-type="float" office:value="92.185" calcext:value-type="float">
            <text:p>92.185</text:p>
          </table:table-cell>
          <table:table-cell office:value-type="float" office:value="97.254" calcext:value-type="float">
            <text:p>97.254</text:p>
          </table:table-cell>
          <table:table-cell office:value-type="float" office:value="101.942" calcext:value-type="float">
            <text:p>101.942</text:p>
          </table:table-cell>
          <table:table-cell office:value-type="float" office:value="106.846" calcext:value-type="float">
            <text:p>106.846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893" calcext:value-type="float">
            <text:p>283.8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1.318" calcext:value-type="float">
            <text:p>361.3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1.318" calcext:value-type="float">
            <text:p>361.3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8.084" calcext:value-type="float">
            <text:p>258.0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8.084" calcext:value-type="float">
            <text:p>258.084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47" calcext:value-type="float">
            <text:p>73.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.65" calcext:value-type="float">
            <text:p>84.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692" calcext:value-type="float">
            <text:p>60.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.318" calcext:value-type="float">
            <text:p>46.3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.901" calcext:value-type="float">
            <text:p>55.90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.22" calcext:value-type="float">
            <text:p>232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1.453" calcext:value-type="float">
            <text:p>161.4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8.671" calcext:value-type="float">
            <text:p>198.6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.897" calcext:value-type="float">
            <text:p>181.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2.381" calcext:value-type="float">
            <text:p>192.38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491" calcext:value-type="float">
            <text:p>17.4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434" calcext:value-type="float">
            <text:p>19.4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151" calcext:value-type="float">
            <text:p>29.1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.66" calcext:value-type="float">
            <text:p>114.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.037" calcext:value-type="float">
            <text:p>136.037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24.381" calcext:value-type="float">
            <text:p>124.381</text:p>
          </table:table-cell>
          <table:table-cell office:value-type="float" office:value="127.176" calcext:value-type="float">
            <text:p>127.176</text:p>
          </table:table-cell>
          <table:table-cell office:value-type="float" office:value="122.575" calcext:value-type="float">
            <text:p>122.575</text:p>
          </table:table-cell>
          <table:table-cell office:value-type="float" office:value="118.325" calcext:value-type="float">
            <text:p>118.325</text:p>
          </table:table-cell>
          <table:table-cell office:value-type="float" office:value="118.033" calcext:value-type="float">
            <text:p>118.033</text:p>
          </table:table-cell>
          <table:table-cell office:value-type="float" office:value="115.821" calcext:value-type="float">
            <text:p>115.821</text:p>
          </table:table-cell>
          <table:table-cell office:value-type="float" office:value="114.773" calcext:value-type="float">
            <text:p>114.773</text:p>
          </table:table-cell>
          <table:table-cell office:value-type="float" office:value="114.132" calcext:value-type="float">
            <text:p>114.132</text:p>
          </table:table-cell>
          <table:table-cell office:value-type="float" office:value="110.929" calcext:value-type="float">
            <text:p>110.929</text:p>
          </table:table-cell>
          <table:table-cell office:value-type="float" office:value="111.745" calcext:value-type="float">
            <text:p>111.745</text:p>
          </table:table-cell>
          <table:table-cell office:value-type="float" office:value="112.909" calcext:value-type="float">
            <text:p>112.909</text:p>
          </table:table-cell>
          <table:table-cell office:value-type="float" office:value="112.502" calcext:value-type="float">
            <text:p>112.502</text:p>
          </table:table-cell>
          <table:table-cell office:value-type="float" office:value="110.871" calcext:value-type="float">
            <text:p>110.871</text:p>
          </table:table-cell>
          <table:table-cell office:value-type="float" office:value="106.795" calcext:value-type="float">
            <text:p>106.795</text:p>
          </table:table-cell>
          <table:table-cell office:value-type="float" office:value="101.612" calcext:value-type="float">
            <text:p>101.612</text:p>
          </table:table-cell>
          <table:table-cell office:value-type="float" office:value="96.255" calcext:value-type="float">
            <text:p>96.255</text:p>
          </table:table-cell>
          <table:table-cell office:value-type="float" office:value="91.189" calcext:value-type="float">
            <text:p>91.189</text:p>
          </table:table-cell>
          <table:table-cell office:value-type="float" office:value="85.541" calcext:value-type="float">
            <text:p>85.541</text:p>
          </table:table-cell>
          <table:table-cell office:value-type="float" office:value="81.348" calcext:value-type="float">
            <text:p>81.348</text:p>
          </table:table-cell>
          <table:table-cell office:value-type="float" office:value="79.368" calcext:value-type="float">
            <text:p>79.368</text:p>
          </table:table-cell>
          <table:table-cell office:value-type="float" office:value="76.923" calcext:value-type="float">
            <text:p>76.923</text:p>
          </table:table-cell>
          <table:table-cell office:value-type="float" office:value="74.419" calcext:value-type="float">
            <text:p>74.419</text:p>
          </table:table-cell>
          <table:table-cell office:value-type="float" office:value="71.915" calcext:value-type="float">
            <text:p>71.915</text:p>
          </table:table-cell>
          <table:table-cell office:value-type="float" office:value="69.527" calcext:value-type="float">
            <text:p>69.527</text:p>
          </table:table-cell>
          <table:table-cell office:value-type="float" office:value="67.023" calcext:value-type="float">
            <text:p>67.023</text:p>
          </table:table-cell>
          <table:table-cell office:value-type="float" office:value="65.568" calcext:value-type="float">
            <text:p>65.568</text:p>
          </table:table-cell>
          <table:table-cell office:value-type="float" office:value="64.228" calcext:value-type="float">
            <text:p>64.228</text:p>
          </table:table-cell>
          <table:table-cell office:value-type="float" office:value="64.112" calcext:value-type="float">
            <text:p>64.112</text:p>
          </table:table-cell>
          <table:table-cell office:value-type="float" office:value="64.287" calcext:value-type="float">
            <text:p>64.287</text:p>
          </table:table-cell>
          <table:table-cell office:value-type="float" office:value="62.831" calcext:value-type="float">
            <text:p>62.831</text:p>
          </table:table-cell>
          <table:table-cell office:value-type="float" office:value="62.249" calcext:value-type="float">
            <text:p>62.249</text:p>
          </table:table-cell>
          <table:table-cell office:value-type="float" office:value="60.618" calcext:value-type="float">
            <text:p>60.618</text:p>
          </table:table-cell>
          <table:table-cell office:value-type="float" office:value="60.094" calcext:value-type="float">
            <text:p>60.094</text:p>
          </table:table-cell>
          <table:table-cell office:value-type="float" office:value="58.871" calcext:value-type="float">
            <text:p>58.871</text:p>
          </table:table-cell>
          <table:table-cell office:value-type="float" office:value="55.61" calcext:value-type="float">
            <text:p>55.61</text:p>
          </table:table-cell>
          <table:table-cell office:value-type="float" office:value="53.572" calcext:value-type="float">
            <text:p>53.572</text:p>
          </table:table-cell>
          <table:table-cell office:value-type="float" office:value="51.942" calcext:value-type="float">
            <text:p>51.942</text:p>
          </table:table-cell>
          <table:table-cell office:value-type="float" office:value="50.777" calcext:value-type="float">
            <text:p>50.777</text:p>
          </table:table-cell>
          <table:table-cell office:value-type="float" office:value="51.709" calcext:value-type="float">
            <text:p>51.709</text:p>
          </table:table-cell>
          <table:table-cell office:value-type="float" office:value="51.418" calcext:value-type="float">
            <text:p>51.418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614" calcext:value-type="float">
            <text:p>40.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105" calcext:value-type="float">
            <text:p>42.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321" calcext:value-type="float">
            <text:p>47.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888" calcext:value-type="float">
            <text:p>36.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535" calcext:value-type="float">
            <text:p>33.53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278" calcext:value-type="float">
            <text:p>14.2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472" calcext:value-type="float">
            <text:p>14.4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055" calcext:value-type="float">
            <text:p>15.0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734" calcext:value-type="float">
            <text:p>15.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443" calcext:value-type="float">
            <text:p>15.443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396" calcext:value-type="float">
            <text:p>273.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1.389" calcext:value-type="float">
            <text:p>221.3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93" calcext:value-type="float">
            <text:p>157.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.505" calcext:value-type="float">
            <text:p>135.5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.028" calcext:value-type="float">
            <text:p>135.028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40.766" calcext:value-type="float">
            <text:p>140.766</text:p>
          </table:table-cell>
          <table:table-cell office:value-type="float" office:value="143.379" calcext:value-type="float">
            <text:p>143.379</text:p>
          </table:table-cell>
          <table:table-cell office:value-type="float" office:value="149.789" calcext:value-type="float">
            <text:p>149.789</text:p>
          </table:table-cell>
          <table:table-cell office:value-type="float" office:value="152.282" calcext:value-type="float">
            <text:p>152.282</text:p>
          </table:table-cell>
          <table:table-cell office:value-type="float" office:value="154.643" calcext:value-type="float">
            <text:p>154.643</text:p>
          </table:table-cell>
          <table:table-cell office:value-type="float" office:value="156.46" calcext:value-type="float">
            <text:p>156.46</text:p>
          </table:table-cell>
          <table:table-cell office:value-type="float" office:value="159.458" calcext:value-type="float">
            <text:p>159.458</text:p>
          </table:table-cell>
          <table:table-cell office:value-type="float" office:value="162.053" calcext:value-type="float">
            <text:p>162.053</text:p>
          </table:table-cell>
          <table:table-cell office:value-type="float" office:value="165.285" calcext:value-type="float">
            <text:p>165.285</text:p>
          </table:table-cell>
          <table:table-cell office:value-type="float" office:value="166.989" calcext:value-type="float">
            <text:p>166.989</text:p>
          </table:table-cell>
          <table:table-cell office:value-type="float" office:value="168.301" calcext:value-type="float">
            <text:p>168.301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9.283" calcext:value-type="float">
            <text:p>169.283</text:p>
          </table:table-cell>
          <table:table-cell office:value-type="float" office:value="168.505" calcext:value-type="float">
            <text:p>168.505</text:p>
          </table:table-cell>
          <table:table-cell office:value-type="float" office:value="168.109" calcext:value-type="float">
            <text:p>168.109</text:p>
          </table:table-cell>
          <table:table-cell office:value-type="float" office:value="167.565" calcext:value-type="float">
            <text:p>167.565</text:p>
          </table:table-cell>
          <table:table-cell office:value-type="float" office:value="167.463" calcext:value-type="float">
            <text:p>167.463</text:p>
          </table:table-cell>
          <table:table-cell office:value-type="float" office:value="167.433" calcext:value-type="float">
            <text:p>167.433</text:p>
          </table:table-cell>
          <table:table-cell office:value-type="float" office:value="167.61" calcext:value-type="float">
            <text:p>167.61</text:p>
          </table:table-cell>
          <table:table-cell office:value-type="float" office:value="169.325" calcext:value-type="float">
            <text:p>169.325</text:p>
          </table:table-cell>
          <table:table-cell office:value-type="float" office:value="171.521" calcext:value-type="float">
            <text:p>171.521</text:p>
          </table:table-cell>
          <table:table-cell office:value-type="float" office:value="174.723" calcext:value-type="float">
            <text:p>174.723</text:p>
          </table:table-cell>
          <table:table-cell office:value-type="float" office:value="179.226" calcext:value-type="float">
            <text:p>179.226</text:p>
          </table:table-cell>
          <table:table-cell office:value-type="float" office:value="183.248" calcext:value-type="float">
            <text:p>183.248</text:p>
          </table:table-cell>
          <table:table-cell office:value-type="float" office:value="186.988" calcext:value-type="float">
            <text:p>186.988</text:p>
          </table:table-cell>
          <table:table-cell office:value-type="float" office:value="193.881" calcext:value-type="float">
            <text:p>193.881</text:p>
          </table:table-cell>
          <table:table-cell office:value-type="float" office:value="204.175" calcext:value-type="float">
            <text:p>204.175</text:p>
          </table:table-cell>
          <table:table-cell office:value-type="float" office:value="219.308" calcext:value-type="float">
            <text:p>219.308</text:p>
          </table:table-cell>
          <table:table-cell office:value-type="float" office:value="237.95" calcext:value-type="float">
            <text:p>237.95</text:p>
          </table:table-cell>
          <table:table-cell office:value-type="float" office:value="257.204" calcext:value-type="float">
            <text:p>257.204</text:p>
          </table:table-cell>
          <table:table-cell office:value-type="float" office:value="278.594" calcext:value-type="float">
            <text:p>278.594</text:p>
          </table:table-cell>
          <table:table-cell office:value-type="float" office:value="298.476" calcext:value-type="float">
            <text:p>298.476</text:p>
          </table:table-cell>
          <table:table-cell office:value-type="float" office:value="317.805" calcext:value-type="float">
            <text:p>317.805</text:p>
          </table:table-cell>
          <table:table-cell office:value-type="float" office:value="335.632" calcext:value-type="float">
            <text:p>335.632</text:p>
          </table:table-cell>
          <table:table-cell office:value-type="float" office:value="352.7" calcext:value-type="float">
            <text:p>352.7</text:p>
          </table:table-cell>
          <table:table-cell office:value-type="float" office:value="369.569" calcext:value-type="float">
            <text:p>369.569</text:p>
          </table:table-cell>
          <table:table-cell office:value-type="float" office:value="385.507" calcext:value-type="float">
            <text:p>385.507</text:p>
          </table:table-cell>
          <table:table-cell office:value-type="float" office:value="400.742" calcext:value-type="float">
            <text:p>400.742</text:p>
          </table:table-cell>
          <table:table-cell office:value-type="float" office:value="416.806" calcext:value-type="float">
            <text:p>416.806</text:p>
          </table:table-cell>
          <table:table-cell office:value-type="float" office:value="432.077" calcext:value-type="float">
            <text:p>432.077</text:p>
          </table:table-cell>
          <table:table-cell/>
        </table:table-row>
        <table:table-row table:style-name="ro1">
          <table:table-cell office:value-type="string" calcext:value-type="string">
            <text:p>ZA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769" calcext:value-type="float">
            <text:p>68.7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4.156" calcext:value-type="float">
            <text:p>134.1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023" calcext:value-type="float">
            <text:p>157.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.543" calcext:value-type="float">
            <text:p>153.5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.346" calcext:value-type="float">
            <text:p>125.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.28" calcext:value-type="float">
            <text:p>76.2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8.6732in" svg:height="5.926in" svg:x="109.6028in" svg:y="5.0071in">
            <draw:object draw:notify-on-update-of-ranges="Sheet3.CJ1:Sheet3.DW1 Sheet3.CI2:Sheet3.CI2 Sheet3.CJ2:Sheet3.DW2 Sheet3.CI3:Sheet3.CI3 Sheet3.CJ3:Sheet3.DW3 Sheet3.CI4:Sheet3.CI4 Sheet3.CJ4:Sheet3.DW4 Sheet3.CI5:Sheet3.CI5 Sheet3.CJ5:Sheet3.DW5 Sheet3.CI6:Sheet3.CI6 Sheet3.CJ6:Sheet3.DW6 Sheet3.CI7:Sheet3.CI7 Sheet3.CJ7:Sheet3.DW7 Sheet3.CI8:Sheet3.CI8 Sheet3.CJ8:Sheet3.DW8 Sheet3.CI9:Sheet3.CI9 Sheet3.CJ9:Sheet3.DW9 Sheet3.CI10:Sheet3.CI10 Sheet3.CJ10:Sheet3.DW10 Sheet3.CI11:Sheet3.CI11 Sheet3.CJ11:Sheet3.DW11 Sheet3.CI12:Sheet3.CI12 Sheet3.CJ12:Sheet3.DW12 Sheet3.CI13:Sheet3.CI13 Sheet3.CJ13:Sheet3.DW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024in" svg:height="5.5016in" svg:x="125.5705in" svg:y="5.5961in">
            <draw:object draw:notify-on-update-of-ranges="Sheet3.DY2:Sheet3.DY13 Sheet3.EC2:Sheet3.EC13 Sheet3.ED1:Sheet3.ED1 Sheet3.ED2:Sheet3.E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.1453in" svg:height="2.8941in" svg:x="74.1689in" svg:y="2.1724in">
            <draw:object draw:notify-on-update-of-ranges="Sheet3.CI1:Sheet3.CI1 Sheet3.DP1:Sheet3.DW1 Sheet3.CI2:Sheet3.CI2 Sheet3.DP2:Sheet3.DW2 Sheet3.CI3:Sheet3.CI3 Sheet3.DP3:Sheet3.DW3 Sheet3.CI4:Sheet3.CI4 Sheet3.DP4:Sheet3.DW4 Sheet3.CI5:Sheet3.CI5 Sheet3.DP5:Sheet3.DW5 Sheet3.CI6:Sheet3.CI6 Sheet3.DP6:Sheet3.DW6 Sheet3.CI7:Sheet3.CI7 Sheet3.DP7:Sheet3.DW7 Sheet3.CI8:Sheet3.CI8 Sheet3.DP8:Sheet3.DW8 Sheet3.CI9:Sheet3.CI9 Sheet3.DP9:Sheet3.DW9 Sheet3.CI10:Sheet3.CI10 Sheet3.DP10:Sheet3.DW10 Sheet3.CI11:Sheet3.CI11 Sheet3.DP11:Sheet3.DW11 Sheet3.CI12:Sheet3.CI12 Sheet3.DP12:Sheet3.DW12 Sheet3.CI13:Sheet3.CI13 Sheet3.DP13:Sheet3.D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.1122in" svg:height="3.3484in" svg:x="116.4835in" svg:y="0.0394in">
            <draw:object draw:notify-on-update-of-ranges="Sheet3.DY1:Sheet3.DY1 Sheet3.DY2:Sheet3.DY13 Sheet3.DZ1:Sheet3.DZ1 Sheet3.DZ2:Sheet3.DZ13 Sheet3.EA2:Sheet3.EA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.1122in" svg:height="3.3484in" svg:x="121.2992in" svg:y="0.0398in">
            <draw:object draw:notify-on-update-of-ranges="Sheet3.DY2:Sheet3.DY13 Sheet3.EB2:Sheet3.EB13 Sheet3.DZ1:Sheet3.DZ1 Sheet3.DZ2:Sheet3.DZ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1" table:default-cell-style-name="Default"/>
        <table:table-row table:style-name="ro1">
          <table:table-cell/>
          <table:table-cell table:style-name="ce1" table:formula="of:=[$hospos.B1]" office:value-type="date" office:date-value="2021-12-01" calcext:value-type="date">
            <text:p>2021-12-01</text:p>
          </table:table-cell>
          <table:table-cell table:style-name="ce1" table:formula="of:=[$hospos.C1]" office:value-type="date" office:date-value="2021-12-02" calcext:value-type="date">
            <text:p>2021-12-02</text:p>
          </table:table-cell>
          <table:table-cell table:style-name="ce1" table:formula="of:=[$hospos.D1]" office:value-type="date" office:date-value="2021-12-03" calcext:value-type="date">
            <text:p>2021-12-03</text:p>
          </table:table-cell>
          <table:table-cell table:style-name="ce1" table:formula="of:=[$hospos.E1]" office:value-type="date" office:date-value="2021-12-04" calcext:value-type="date">
            <text:p>2021-12-04</text:p>
          </table:table-cell>
          <table:table-cell table:style-name="ce1" table:formula="of:=[$hospos.F1]" office:value-type="date" office:date-value="2021-12-05" calcext:value-type="date">
            <text:p>2021-12-05</text:p>
          </table:table-cell>
          <table:table-cell table:style-name="ce1" table:formula="of:=[$hospos.G1]" office:value-type="date" office:date-value="2021-12-06" calcext:value-type="date">
            <text:p>2021-12-06</text:p>
          </table:table-cell>
          <table:table-cell table:style-name="ce1" table:formula="of:=[$hospos.H1]" office:value-type="date" office:date-value="2021-12-07" calcext:value-type="date">
            <text:p>2021-12-07</text:p>
          </table:table-cell>
          <table:table-cell table:style-name="ce1" table:formula="of:=[$hospos.I1]" office:value-type="date" office:date-value="2021-12-08" calcext:value-type="date">
            <text:p>2021-12-08</text:p>
          </table:table-cell>
          <table:table-cell table:style-name="ce1" table:formula="of:=[$hospos.J1]" office:value-type="date" office:date-value="2021-12-09" calcext:value-type="date">
            <text:p>2021-12-09</text:p>
          </table:table-cell>
          <table:table-cell table:style-name="ce1" table:formula="of:=[$hospos.K1]" office:value-type="date" office:date-value="2021-12-10" calcext:value-type="date">
            <text:p>2021-12-10</text:p>
          </table:table-cell>
          <table:table-cell table:style-name="ce1" table:formula="of:=[$hospos.L1]" office:value-type="date" office:date-value="2021-12-11" calcext:value-type="date">
            <text:p>2021-12-11</text:p>
          </table:table-cell>
          <table:table-cell table:style-name="ce1" table:formula="of:=[$hospos.M1]" office:value-type="date" office:date-value="2021-12-12" calcext:value-type="date">
            <text:p>2021-12-12</text:p>
          </table:table-cell>
          <table:table-cell table:style-name="ce1" table:formula="of:=[$hospos.N1]" office:value-type="date" office:date-value="2021-12-13" calcext:value-type="date">
            <text:p>2021-12-13</text:p>
          </table:table-cell>
          <table:table-cell table:style-name="ce1" table:formula="of:=[$hospos.O1]" office:value-type="date" office:date-value="2021-12-14" calcext:value-type="date">
            <text:p>2021-12-14</text:p>
          </table:table-cell>
          <table:table-cell table:style-name="ce1" table:formula="of:=[$hospos.P1]" office:value-type="date" office:date-value="2021-12-15" calcext:value-type="date">
            <text:p>2021-12-15</text:p>
          </table:table-cell>
          <table:table-cell table:style-name="ce1" table:formula="of:=[$hospos.Q1]" office:value-type="date" office:date-value="2021-12-16" calcext:value-type="date">
            <text:p>2021-12-16</text:p>
          </table:table-cell>
          <table:table-cell table:style-name="ce1" table:formula="of:=[$hospos.R1]" office:value-type="date" office:date-value="2021-12-17" calcext:value-type="date">
            <text:p>2021-12-17</text:p>
          </table:table-cell>
          <table:table-cell table:style-name="ce1" table:formula="of:=[$hospos.S1]" office:value-type="date" office:date-value="2021-12-18" calcext:value-type="date">
            <text:p>2021-12-18</text:p>
          </table:table-cell>
          <table:table-cell table:style-name="ce1" table:formula="of:=[$hospos.T1]" office:value-type="date" office:date-value="2021-12-19" calcext:value-type="date">
            <text:p>2021-12-19</text:p>
          </table:table-cell>
          <table:table-cell table:style-name="ce1" table:formula="of:=[$hospos.U1]" office:value-type="date" office:date-value="2021-12-20" calcext:value-type="date">
            <text:p>2021-12-20</text:p>
          </table:table-cell>
          <table:table-cell table:style-name="ce1" table:formula="of:=[$hospos.V1]" office:value-type="date" office:date-value="2021-12-21" calcext:value-type="date">
            <text:p>2021-12-21</text:p>
          </table:table-cell>
          <table:table-cell table:style-name="ce1" table:formula="of:=[$hospos.W1]" office:value-type="date" office:date-value="2021-12-22" calcext:value-type="date">
            <text:p>2021-12-22</text:p>
          </table:table-cell>
          <table:table-cell table:style-name="ce1" table:formula="of:=[$hospos.X1]" office:value-type="date" office:date-value="2021-12-23" calcext:value-type="date">
            <text:p>2021-12-23</text:p>
          </table:table-cell>
          <table:table-cell table:style-name="ce1" table:formula="of:=[$hospos.Y1]" office:value-type="date" office:date-value="2021-12-24" calcext:value-type="date">
            <text:p>2021-12-24</text:p>
          </table:table-cell>
          <table:table-cell table:style-name="ce1" table:formula="of:=[$hospos.Z1]" office:value-type="date" office:date-value="2021-12-25" calcext:value-type="date">
            <text:p>2021-12-25</text:p>
          </table:table-cell>
          <table:table-cell table:style-name="ce1" table:formula="of:=[$hospos.AA1]" office:value-type="date" office:date-value="2021-12-26" calcext:value-type="date">
            <text:p>2021-12-26</text:p>
          </table:table-cell>
          <table:table-cell table:style-name="ce1" table:formula="of:=[$hospos.AB1]" office:value-type="date" office:date-value="2021-12-27" calcext:value-type="date">
            <text:p>2021-12-27</text:p>
          </table:table-cell>
          <table:table-cell table:style-name="ce1" table:formula="of:=[$hospos.AC1]" office:value-type="date" office:date-value="2021-12-28" calcext:value-type="date">
            <text:p>2021-12-28</text:p>
          </table:table-cell>
          <table:table-cell table:style-name="ce1" table:formula="of:=[$hospos.AD1]" office:value-type="date" office:date-value="2021-12-29" calcext:value-type="date">
            <text:p>2021-12-29</text:p>
          </table:table-cell>
          <table:table-cell table:style-name="ce1" table:formula="of:=[$hospos.AE1]" office:value-type="date" office:date-value="2021-12-30" calcext:value-type="date">
            <text:p>2021-12-30</text:p>
          </table:table-cell>
          <table:table-cell table:style-name="ce1" table:formula="of:=[$hospos.AF1]" office:value-type="date" office:date-value="2021-12-31" calcext:value-type="date">
            <text:p>2021-12-31</text:p>
          </table:table-cell>
          <table:table-cell table:style-name="ce1" table:formula="of:=[$hospos.AG1]" office:value-type="date" office:date-value="2022-01-01" calcext:value-type="date">
            <text:p>2022-01-01</text:p>
          </table:table-cell>
          <table:table-cell table:style-name="ce1" table:formula="of:=[$hospos.AH1]" office:value-type="date" office:date-value="2022-01-02" calcext:value-type="date">
            <text:p>2022-01-02</text:p>
          </table:table-cell>
          <table:table-cell table:style-name="ce1" table:formula="of:=[$hospos.AI1]" office:value-type="date" office:date-value="2022-01-03" calcext:value-type="date">
            <text:p>2022-01-03</text:p>
          </table:table-cell>
          <table:table-cell table:style-name="ce1" table:formula="of:=[$hospos.AJ1]" office:value-type="date" office:date-value="2022-01-04" calcext:value-type="date">
            <text:p>2022-01-04</text:p>
          </table:table-cell>
          <table:table-cell table:style-name="ce1" table:formula="of:=[$hospos.AK1]" office:value-type="date" office:date-value="2022-01-05" calcext:value-type="date">
            <text:p>2022-01-05</text:p>
          </table:table-cell>
          <table:table-cell table:style-name="ce1" table:formula="of:=[$hospos.AL1]" office:value-type="date" office:date-value="2022-01-06" calcext:value-type="date">
            <text:p>2022-01-06</text:p>
          </table:table-cell>
          <table:table-cell table:style-name="ce1" table:formula="of:=[$hospos.AM1]" office:value-type="date" office:date-value="2022-01-07" calcext:value-type="date">
            <text:p>2022-01-07</text:p>
          </table:table-cell>
          <table:table-cell table:style-name="ce1" table:formula="of:=[$hospos.AN1]" office:value-type="date" office:date-value="2022-01-08" calcext:value-type="date">
            <text:p>2022-01-08</text:p>
          </table:table-cell>
          <table:table-cell table:style-name="ce1" table:formula="of:=[$hospos.AO1]" office:value-type="date" office:date-value="2022-01-09" calcext:value-type="date">
            <text:p>2022-01-09</text:p>
          </table:table-cell>
          <table:table-cell table:style-name="ce1" office:value-type="string" calcext:value-type="string">
            <text:p>fzkkvac</text:p>
          </table:table-cell>
          <table:table-cell table:style-name="ce1" office:value-type="string" calcext:value-type="string">
            <text:p>boosters</text:p>
          </table:table-cell>
          <table:table-cell table:style-name="ce1" table:number-columns-repeated="2"/>
          <table:table-cell table:style-name="ce1" table:formula="of:=[$hospos.B1]" office:value-type="date" office:date-value="2021-12-01" calcext:value-type="date">
            <text:p>2021-12-01</text:p>
          </table:table-cell>
          <table:table-cell table:style-name="ce1" table:formula="of:=[$hospos.C1]" office:value-type="date" office:date-value="2021-12-02" calcext:value-type="date">
            <text:p>2021-12-02</text:p>
          </table:table-cell>
          <table:table-cell table:style-name="ce1" table:formula="of:=[$hospos.D1]" office:value-type="date" office:date-value="2021-12-03" calcext:value-type="date">
            <text:p>2021-12-03</text:p>
          </table:table-cell>
          <table:table-cell table:style-name="ce1" table:formula="of:=[$hospos.E1]" office:value-type="date" office:date-value="2021-12-04" calcext:value-type="date">
            <text:p>2021-12-04</text:p>
          </table:table-cell>
          <table:table-cell table:style-name="ce1" table:formula="of:=[$hospos.F1]" office:value-type="date" office:date-value="2021-12-05" calcext:value-type="date">
            <text:p>2021-12-05</text:p>
          </table:table-cell>
          <table:table-cell table:style-name="ce1" table:formula="of:=[$hospos.G1]" office:value-type="date" office:date-value="2021-12-06" calcext:value-type="date">
            <text:p>2021-12-06</text:p>
          </table:table-cell>
          <table:table-cell table:style-name="ce1" table:formula="of:=[$hospos.H1]" office:value-type="date" office:date-value="2021-12-07" calcext:value-type="date">
            <text:p>2021-12-07</text:p>
          </table:table-cell>
          <table:table-cell table:style-name="ce1" table:formula="of:=[$hospos.I1]" office:value-type="date" office:date-value="2021-12-08" calcext:value-type="date">
            <text:p>2021-12-08</text:p>
          </table:table-cell>
          <table:table-cell table:style-name="ce1" table:formula="of:=[$hospos.J1]" office:value-type="date" office:date-value="2021-12-09" calcext:value-type="date">
            <text:p>2021-12-09</text:p>
          </table:table-cell>
          <table:table-cell table:style-name="ce1" table:formula="of:=[$hospos.K1]" office:value-type="date" office:date-value="2021-12-10" calcext:value-type="date">
            <text:p>2021-12-10</text:p>
          </table:table-cell>
          <table:table-cell table:style-name="ce1" table:formula="of:=[$hospos.L1]" office:value-type="date" office:date-value="2021-12-11" calcext:value-type="date">
            <text:p>2021-12-11</text:p>
          </table:table-cell>
          <table:table-cell table:style-name="ce1" table:formula="of:=[$hospos.M1]" office:value-type="date" office:date-value="2021-12-12" calcext:value-type="date">
            <text:p>2021-12-12</text:p>
          </table:table-cell>
          <table:table-cell table:style-name="ce1" table:formula="of:=[$hospos.N1]" office:value-type="date" office:date-value="2021-12-13" calcext:value-type="date">
            <text:p>2021-12-13</text:p>
          </table:table-cell>
          <table:table-cell table:style-name="ce1" table:formula="of:=[$hospos.O1]" office:value-type="date" office:date-value="2021-12-14" calcext:value-type="date">
            <text:p>2021-12-14</text:p>
          </table:table-cell>
          <table:table-cell table:style-name="ce1" table:formula="of:=[$hospos.P1]" office:value-type="date" office:date-value="2021-12-15" calcext:value-type="date">
            <text:p>2021-12-15</text:p>
          </table:table-cell>
          <table:table-cell table:style-name="ce1" table:formula="of:=[$hospos.Q1]" office:value-type="date" office:date-value="2021-12-16" calcext:value-type="date">
            <text:p>2021-12-16</text:p>
          </table:table-cell>
          <table:table-cell table:style-name="ce1" table:formula="of:=[$hospos.R1]" office:value-type="date" office:date-value="2021-12-17" calcext:value-type="date">
            <text:p>2021-12-17</text:p>
          </table:table-cell>
          <table:table-cell table:style-name="ce1" table:formula="of:=[$hospos.S1]" office:value-type="date" office:date-value="2021-12-18" calcext:value-type="date">
            <text:p>2021-12-18</text:p>
          </table:table-cell>
          <table:table-cell table:style-name="ce1" table:formula="of:=[$hospos.T1]" office:value-type="date" office:date-value="2021-12-19" calcext:value-type="date">
            <text:p>2021-12-19</text:p>
          </table:table-cell>
          <table:table-cell table:style-name="ce1" table:formula="of:=[$hospos.U1]" office:value-type="date" office:date-value="2021-12-20" calcext:value-type="date">
            <text:p>2021-12-20</text:p>
          </table:table-cell>
          <table:table-cell table:style-name="ce1" table:formula="of:=[$hospos.V1]" office:value-type="date" office:date-value="2021-12-21" calcext:value-type="date">
            <text:p>2021-12-21</text:p>
          </table:table-cell>
          <table:table-cell table:style-name="ce1" table:formula="of:=[$hospos.W1]" office:value-type="date" office:date-value="2021-12-22" calcext:value-type="date">
            <text:p>2021-12-22</text:p>
          </table:table-cell>
          <table:table-cell table:style-name="ce1" table:formula="of:=[$hospos.X1]" office:value-type="date" office:date-value="2021-12-23" calcext:value-type="date">
            <text:p>2021-12-23</text:p>
          </table:table-cell>
          <table:table-cell table:style-name="ce1" table:formula="of:=[$hospos.Y1]" office:value-type="date" office:date-value="2021-12-24" calcext:value-type="date">
            <text:p>2021-12-24</text:p>
          </table:table-cell>
          <table:table-cell table:style-name="ce1" table:formula="of:=[$hospos.Z1]" office:value-type="date" office:date-value="2021-12-25" calcext:value-type="date">
            <text:p>2021-12-25</text:p>
          </table:table-cell>
          <table:table-cell table:style-name="ce1" table:formula="of:=[$hospos.AA1]" office:value-type="date" office:date-value="2021-12-26" calcext:value-type="date">
            <text:p>2021-12-26</text:p>
          </table:table-cell>
          <table:table-cell table:style-name="ce1" table:formula="of:=[$hospos.AB1]" office:value-type="date" office:date-value="2021-12-27" calcext:value-type="date">
            <text:p>2021-12-27</text:p>
          </table:table-cell>
          <table:table-cell table:style-name="ce1" table:formula="of:=[$hospos.AC1]" office:value-type="date" office:date-value="2021-12-28" calcext:value-type="date">
            <text:p>2021-12-28</text:p>
          </table:table-cell>
          <table:table-cell table:style-name="ce1" table:formula="of:=[$hospos.AD1]" office:value-type="date" office:date-value="2021-12-29" calcext:value-type="date">
            <text:p>2021-12-29</text:p>
          </table:table-cell>
          <table:table-cell table:style-name="ce1" table:formula="of:=[$hospos.AE1]" office:value-type="date" office:date-value="2021-12-30" calcext:value-type="date">
            <text:p>2021-12-30</text:p>
          </table:table-cell>
          <table:table-cell table:style-name="ce1" table:formula="of:=[$hospos.AF1]" office:value-type="date" office:date-value="2021-12-31" calcext:value-type="date">
            <text:p>2021-12-31</text:p>
          </table:table-cell>
          <table:table-cell table:style-name="ce1" table:formula="of:=[$hospos.AG1]" office:value-type="date" office:date-value="2022-01-01" calcext:value-type="date">
            <text:p>2022-01-01</text:p>
          </table:table-cell>
          <table:table-cell table:style-name="ce1" table:formula="of:=[$hospos.AH1]" office:value-type="date" office:date-value="2022-01-02" calcext:value-type="date">
            <text:p>2022-01-02</text:p>
          </table:table-cell>
          <table:table-cell table:style-name="ce1" table:formula="of:=[$hospos.AI1]" office:value-type="date" office:date-value="2022-01-03" calcext:value-type="date">
            <text:p>2022-01-03</text:p>
          </table:table-cell>
          <table:table-cell table:style-name="ce1" table:formula="of:=[$hospos.AJ1]" office:value-type="date" office:date-value="2022-01-04" calcext:value-type="date">
            <text:p>2022-01-04</text:p>
          </table:table-cell>
          <table:table-cell table:style-name="ce1" table:formula="of:=[$hospos.AK1]" office:value-type="date" office:date-value="2022-01-05" calcext:value-type="date">
            <text:p>2022-01-05</text:p>
          </table:table-cell>
          <table:table-cell table:style-name="ce1" table:formula="of:=[$hospos.AL1]" office:value-type="date" office:date-value="2022-01-06" calcext:value-type="date">
            <text:p>2022-01-06</text:p>
          </table:table-cell>
          <table:table-cell table:style-name="ce1" table:formula="of:=[$hospos.AM1]" office:value-type="date" office:date-value="2022-01-07" calcext:value-type="date">
            <text:p>2022-01-07</text:p>
          </table:table-cell>
          <table:table-cell table:style-name="ce1" table:formula="of:=[$hospos.AN1]" office:value-type="date" office:date-value="2022-01-08" calcext:value-type="date">
            <text:p>2022-01-08</text:p>
          </table:table-cell>
          <table:table-cell table:style-name="ce1" table:formula="of:=[$hospos.AO1]" office:value-type="date" office:date-value="2022-01-09" calcext:value-type="date">
            <text:p>2022-01-09</text:p>
          </table:table-cell>
          <table:table-cell table:style-name="ce1" table:formula="of:=[$hospos.AP1]" office:value-type="date" office:date-value="1899-12-30" calcext:value-type="date">
            <text:p>1899-12-30</text:p>
          </table:table-cell>
          <table:table-cell table:style-name="ce1"/>
          <table:table-cell table:style-name="ce1" table:formula="of:=[.AT1]" office:value-type="date" office:date-value="2021-12-01" calcext:value-type="date">
            <text:p>2021-12-01</text:p>
          </table:table-cell>
          <table:table-cell table:style-name="ce1" table:formula="of:=[.AU1]" office:value-type="date" office:date-value="2021-12-02" calcext:value-type="date">
            <text:p>2021-12-02</text:p>
          </table:table-cell>
          <table:table-cell table:style-name="ce1" table:formula="of:=[.AV1]" office:value-type="date" office:date-value="2021-12-03" calcext:value-type="date">
            <text:p>2021-12-03</text:p>
          </table:table-cell>
          <table:table-cell table:style-name="ce1" table:formula="of:=[.AW1]" office:value-type="date" office:date-value="2021-12-04" calcext:value-type="date">
            <text:p>2021-12-04</text:p>
          </table:table-cell>
          <table:table-cell table:style-name="ce1" table:formula="of:=[.AX1]" office:value-type="date" office:date-value="2021-12-05" calcext:value-type="date">
            <text:p>2021-12-05</text:p>
          </table:table-cell>
          <table:table-cell table:style-name="ce1" table:formula="of:=[.AY1]" office:value-type="date" office:date-value="2021-12-06" calcext:value-type="date">
            <text:p>2021-12-06</text:p>
          </table:table-cell>
          <table:table-cell table:style-name="ce1" table:formula="of:=[.AZ1]" office:value-type="date" office:date-value="2021-12-07" calcext:value-type="date">
            <text:p>2021-12-07</text:p>
          </table:table-cell>
          <table:table-cell table:style-name="ce1" table:formula="of:=[.BA1]" office:value-type="date" office:date-value="2021-12-08" calcext:value-type="date">
            <text:p>2021-12-08</text:p>
          </table:table-cell>
          <table:table-cell table:style-name="ce1" table:formula="of:=[.BB1]" office:value-type="date" office:date-value="2021-12-09" calcext:value-type="date">
            <text:p>2021-12-09</text:p>
          </table:table-cell>
          <table:table-cell table:style-name="ce1" table:formula="of:=[.BC1]" office:value-type="date" office:date-value="2021-12-10" calcext:value-type="date">
            <text:p>2021-12-10</text:p>
          </table:table-cell>
          <table:table-cell table:style-name="ce1" table:formula="of:=[.BD1]" office:value-type="date" office:date-value="2021-12-11" calcext:value-type="date">
            <text:p>2021-12-11</text:p>
          </table:table-cell>
          <table:table-cell table:style-name="ce1" table:formula="of:=[.BE1]" office:value-type="date" office:date-value="2021-12-12" calcext:value-type="date">
            <text:p>2021-12-12</text:p>
          </table:table-cell>
          <table:table-cell table:style-name="ce1" table:formula="of:=[.BF1]" office:value-type="date" office:date-value="2021-12-13" calcext:value-type="date">
            <text:p>2021-12-13</text:p>
          </table:table-cell>
          <table:table-cell table:style-name="ce1" table:formula="of:=[.BG1]" office:value-type="date" office:date-value="2021-12-14" calcext:value-type="date">
            <text:p>2021-12-14</text:p>
          </table:table-cell>
          <table:table-cell table:style-name="ce1" table:formula="of:=[.BH1]" office:value-type="date" office:date-value="2021-12-15" calcext:value-type="date">
            <text:p>2021-12-15</text:p>
          </table:table-cell>
          <table:table-cell table:style-name="ce1" table:formula="of:=[.BI1]" office:value-type="date" office:date-value="2021-12-16" calcext:value-type="date">
            <text:p>2021-12-16</text:p>
          </table:table-cell>
          <table:table-cell table:style-name="ce1" table:formula="of:=[.BJ1]" office:value-type="date" office:date-value="2021-12-17" calcext:value-type="date">
            <text:p>2021-12-17</text:p>
          </table:table-cell>
          <table:table-cell table:style-name="ce1" table:formula="of:=[.BK1]" office:value-type="date" office:date-value="2021-12-18" calcext:value-type="date">
            <text:p>2021-12-18</text:p>
          </table:table-cell>
          <table:table-cell table:style-name="ce1" table:formula="of:=[.BL1]" office:value-type="date" office:date-value="2021-12-19" calcext:value-type="date">
            <text:p>2021-12-19</text:p>
          </table:table-cell>
          <table:table-cell table:style-name="ce1" table:formula="of:=[.BM1]" office:value-type="date" office:date-value="2021-12-20" calcext:value-type="date">
            <text:p>2021-12-20</text:p>
          </table:table-cell>
          <table:table-cell table:style-name="ce1" table:formula="of:=[.BN1]" office:value-type="date" office:date-value="2021-12-21" calcext:value-type="date">
            <text:p>2021-12-21</text:p>
          </table:table-cell>
          <table:table-cell table:style-name="ce1" table:formula="of:=[.BO1]" office:value-type="date" office:date-value="2021-12-22" calcext:value-type="date">
            <text:p>2021-12-22</text:p>
          </table:table-cell>
          <table:table-cell table:style-name="ce1" table:formula="of:=[.BP1]" office:value-type="date" office:date-value="2021-12-23" calcext:value-type="date">
            <text:p>2021-12-23</text:p>
          </table:table-cell>
          <table:table-cell table:style-name="ce1" table:formula="of:=[.BQ1]" office:value-type="date" office:date-value="2021-12-24" calcext:value-type="date">
            <text:p>2021-12-24</text:p>
          </table:table-cell>
          <table:table-cell table:style-name="ce1" table:formula="of:=[.BR1]" office:value-type="date" office:date-value="2021-12-25" calcext:value-type="date">
            <text:p>2021-12-25</text:p>
          </table:table-cell>
          <table:table-cell table:style-name="ce1" table:formula="of:=[.BS1]" office:value-type="date" office:date-value="2021-12-26" calcext:value-type="date">
            <text:p>2021-12-26</text:p>
          </table:table-cell>
          <table:table-cell table:style-name="ce1" table:formula="of:=[.BT1]" office:value-type="date" office:date-value="2021-12-27" calcext:value-type="date">
            <text:p>2021-12-27</text:p>
          </table:table-cell>
          <table:table-cell table:style-name="ce1" table:formula="of:=[.BU1]" office:value-type="date" office:date-value="2021-12-28" calcext:value-type="date">
            <text:p>2021-12-28</text:p>
          </table:table-cell>
          <table:table-cell table:style-name="ce1" table:formula="of:=[.BV1]" office:value-type="date" office:date-value="2021-12-29" calcext:value-type="date">
            <text:p>2021-12-29</text:p>
          </table:table-cell>
          <table:table-cell table:style-name="ce1" table:formula="of:=[.BW1]" office:value-type="date" office:date-value="2021-12-30" calcext:value-type="date">
            <text:p>2021-12-30</text:p>
          </table:table-cell>
          <table:table-cell table:style-name="ce1" table:formula="of:=[.BX1]" office:value-type="date" office:date-value="2021-12-31" calcext:value-type="date">
            <text:p>2021-12-31</text:p>
          </table:table-cell>
          <table:table-cell table:style-name="ce1" table:formula="of:=[.BY1]" office:value-type="date" office:date-value="2022-01-01" calcext:value-type="date">
            <text:p>2022-01-01</text:p>
          </table:table-cell>
          <table:table-cell table:style-name="ce1" table:formula="of:=[.BZ1]" office:value-type="date" office:date-value="2022-01-02" calcext:value-type="date">
            <text:p>2022-01-02</text:p>
          </table:table-cell>
          <table:table-cell table:style-name="ce1" table:formula="of:=[.CA1]" office:value-type="date" office:date-value="2022-01-03" calcext:value-type="date">
            <text:p>2022-01-03</text:p>
          </table:table-cell>
          <table:table-cell table:style-name="ce1" table:formula="of:=[.CB1]" office:value-type="date" office:date-value="2022-01-04" calcext:value-type="date">
            <text:p>2022-01-04</text:p>
          </table:table-cell>
          <table:table-cell table:style-name="ce1" table:formula="of:=[.CC1]" office:value-type="date" office:date-value="2022-01-05" calcext:value-type="date">
            <text:p>2022-01-05</text:p>
          </table:table-cell>
          <table:table-cell table:style-name="ce1" table:formula="of:=[.CD1]" office:value-type="date" office:date-value="2022-01-06" calcext:value-type="date">
            <text:p>2022-01-06</text:p>
          </table:table-cell>
          <table:table-cell table:style-name="ce1" table:formula="of:=[.CE1]" office:value-type="date" office:date-value="2022-01-07" calcext:value-type="date">
            <text:p>2022-01-07</text:p>
          </table:table-cell>
          <table:table-cell table:style-name="ce1" table:formula="of:=[.CF1]" office:value-type="date" office:date-value="2022-01-08" calcext:value-type="date">
            <text:p>2022-01-08</text:p>
          </table:table-cell>
          <table:table-cell table:style-name="ce1" table:formula="of:=[.CG1]" office:value-type="date" office:date-value="2022-01-09" calcext:value-type="date">
            <text:p>2022-01-09</text:p>
          </table:table-cell>
          <table:table-cell table:style-name="ce1" table:number-columns-repeated="2"/>
          <table:table-cell table:style-name="ce1" office:value-type="string" calcext:value-type="string">
            <text:p>Hosp Ratio</text:p>
          </table:table-cell>
          <table:table-cell table:style-name="ce1" office:value-type="string" calcext:value-type="string">
            <text:p>Boosters</text:p>
          </table:table-cell>
          <table:table-cell office:value-type="string" calcext:value-type="string">
            <text:p>vacc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r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ZE</text:p>
          </table:table-cell>
          <table:table-cell table:formula="of:=SUMIF([cases.$A$2:.$A$239];[.$A2];[$cases.B$2:$cases.B$239])" office:value-type="float" office:value="1705.912" calcext:value-type="float">
            <text:p>1705.912</text:p>
          </table:table-cell>
          <table:table-cell table:formula="of:=SUMIF([cases.$A$2:.$A$239];[.$A2];[$cases.C$2:$cases.C$239])" office:value-type="float" office:value="1747.992" calcext:value-type="float">
            <text:p>1747.992</text:p>
          </table:table-cell>
          <table:table-cell table:formula="of:=SUMIF([cases.$A$2:.$A$239];[.$A2];[$cases.D$2:$cases.D$239])" office:value-type="float" office:value="1626.641" calcext:value-type="float">
            <text:p>1626.641</text:p>
          </table:table-cell>
          <table:table-cell table:formula="of:=SUMIF([cases.$A$2:.$A$239];[.$A2];[$cases.E$2:$cases.E$239])" office:value-type="float" office:value="1591.022" calcext:value-type="float">
            <text:p>1591.022</text:p>
          </table:table-cell>
          <table:table-cell table:formula="of:=SUMIF([cases.$A$2:.$A$239];[.$A2];[$cases.F$2:$cases.F$239])" office:value-type="float" office:value="1443.164" calcext:value-type="float">
            <text:p>1443.164</text:p>
          </table:table-cell>
          <table:table-cell table:formula="of:=SUMIF([cases.$A$2:.$A$239];[.$A2];[$cases.G$2:$cases.G$239])" office:value-type="float" office:value="1518.132" calcext:value-type="float">
            <text:p>1518.132</text:p>
          </table:table-cell>
          <table:table-cell table:formula="of:=SUMIF([cases.$A$2:.$A$239];[.$A2];[$cases.H$2:$cases.H$239])" office:value-type="float" office:value="1500.216" calcext:value-type="float">
            <text:p>1500.216</text:p>
          </table:table-cell>
          <table:table-cell table:formula="of:=SUMIF([cases.$A$2:.$A$239];[.$A2];[$cases.I$2:$cases.I$239])" office:value-type="float" office:value="1466.968" calcext:value-type="float">
            <text:p>1466.968</text:p>
          </table:table-cell>
          <table:table-cell table:formula="of:=SUMIF([cases.$A$2:.$A$239];[.$A2];[$cases.J$2:$cases.J$239])" office:value-type="float" office:value="1400.684" calcext:value-type="float">
            <text:p>1400.684</text:p>
          </table:table-cell>
          <table:table-cell table:formula="of:=SUMIF([cases.$A$2:.$A$239];[.$A2];[$cases.K$2:$cases.K$239])" office:value-type="float" office:value="1342.234" calcext:value-type="float">
            <text:p>1342.234</text:p>
          </table:table-cell>
          <table:table-cell table:formula="of:=SUMIF([cases.$A$2:.$A$239];[.$A2];[$cases.L$2:$cases.L$239])" office:value-type="float" office:value="1271.661" calcext:value-type="float">
            <text:p>1271.661</text:p>
          </table:table-cell>
          <table:table-cell table:formula="of:=SUMIF([cases.$A$2:.$A$239];[.$A2];[$cases.M$2:$cases.M$239])" office:value-type="float" office:value="1246.379" calcext:value-type="float">
            <text:p>1246.379</text:p>
          </table:table-cell>
          <table:table-cell table:formula="of:=SUMIF([cases.$A$2:.$A$239];[.$A2];[$cases.N$2:$cases.N$239])" office:value-type="float" office:value="1216.634" calcext:value-type="float">
            <text:p>1216.634</text:p>
          </table:table-cell>
          <table:table-cell table:formula="of:=SUMIF([cases.$A$2:.$A$239];[.$A2];[$cases.O$2:$cases.O$239])" office:value-type="float" office:value="1167.841" calcext:value-type="float">
            <text:p>1167.841</text:p>
          </table:table-cell>
          <table:table-cell table:formula="of:=SUMIF([cases.$A$2:.$A$239];[.$A2];[$cases.P$2:$cases.P$239])" office:value-type="float" office:value="1130.437" calcext:value-type="float">
            <text:p>1130.437</text:p>
          </table:table-cell>
          <table:table-cell table:formula="of:=SUMIF([cases.$A$2:.$A$239];[.$A2];[$cases.Q$2:$cases.Q$239])" office:value-type="float" office:value="1069.468" calcext:value-type="float">
            <text:p>1069.468</text:p>
          </table:table-cell>
          <table:table-cell table:formula="of:=SUMIF([cases.$A$2:.$A$239];[.$A2];[$cases.R$2:$cases.R$239])" office:value-type="float" office:value="1005.929" calcext:value-type="float">
            <text:p>1005.929</text:p>
          </table:table-cell>
          <table:table-cell table:formula="of:=SUMIF([cases.$A$2:.$A$239];[.$A2];[$cases.S$2:$cases.S$239])" office:value-type="float" office:value="959.947" calcext:value-type="float">
            <text:p>959.947</text:p>
          </table:table-cell>
          <table:table-cell table:formula="of:=SUMIF([cases.$A$2:.$A$239];[.$A2];[$cases.T$2:$cases.T$239])" office:value-type="float" office:value="918.573" calcext:value-type="float">
            <text:p>918.573</text:p>
          </table:table-cell>
          <table:table-cell table:formula="of:=SUMIF([cases.$A$2:.$A$239];[.$A2];[$cases.U$2:$cases.U$239])" office:value-type="float" office:value="913.618" calcext:value-type="float">
            <text:p>913.618</text:p>
          </table:table-cell>
          <table:table-cell table:formula="of:=SUMIF([cases.$A$2:.$A$239];[.$A2];[$cases.V$2:$cases.V$239])" office:value-type="float" office:value="754.624" calcext:value-type="float">
            <text:p>754.624</text:p>
          </table:table-cell>
          <table:table-cell table:formula="of:=SUMIF([cases.$A$2:.$A$239];[.$A2];[$cases.W$2:$cases.W$239])" office:value-type="float" office:value="531.664" calcext:value-type="float">
            <text:p>531.664</text:p>
          </table:table-cell>
          <table:table-cell table:formula="of:=SUMIF([cases.$A$2:.$A$239];[.$A2];[$cases.X$2:$cases.X$239])" office:value-type="float" office:value="376.453" calcext:value-type="float">
            <text:p>376.453</text:p>
          </table:table-cell>
          <table:table-cell table:formula="of:=SUMIF([cases.$A$2:.$A$239];[.$A2];[$cases.Y$2:$cases.Y$239])" office:value-type="float" office:value="249.574" calcext:value-type="float">
            <text:p>249.574</text:p>
          </table:table-cell>
          <table:table-cell table:formula="of:=SUMIF([cases.$A$2:.$A$239];[.$A2];[$cases.Z$2:$cases.Z$239])" office:value-type="float" office:value="631.422" calcext:value-type="float">
            <text:p>631.422</text:p>
          </table:table-cell>
          <table:table-cell table:formula="of:=SUMIF([cases.$A$2:.$A$239];[.$A2];[$cases.AA$2:$cases.AA$239])" office:value-type="float" office:value="566.031" calcext:value-type="float">
            <text:p>566.031</text:p>
          </table:table-cell>
          <table:table-cell table:formula="of:=SUMIF([cases.$A$2:.$A$239];[.$A2];[$cases.AB$2:$cases.AB$239])" office:value-type="float" office:value="543.066" calcext:value-type="float">
            <text:p>543.066</text:p>
          </table:table-cell>
          <table:table-cell table:formula="of:=SUMIF([cases.$A$2:.$A$239];[.$A2];[$cases.AC$2:$cases.AC$239])" office:value-type="float" office:value="634.805" calcext:value-type="float">
            <text:p>634.805</text:p>
          </table:table-cell>
          <table:table-cell table:formula="of:=SUMIF([cases.$A$2:.$A$239];[.$A2];[$cases.AD$2:$cases.AD$239])" office:value-type="float" office:value="756.488" calcext:value-type="float">
            <text:p>756.488</text:p>
          </table:table-cell>
          <table:table-cell table:formula="of:=SUMIF([cases.$A$2:.$A$239];[.$A2];[$cases.AE$2:$cases.AE$239])" office:value-type="float" office:value="838.69" calcext:value-type="float">
            <text:p>838.69</text:p>
          </table:table-cell>
          <table:table-cell table:formula="of:=SUMIF([cases.$A$2:.$A$239];[.$A2];[$cases.AF$2:$cases.AF$239])" office:value-type="float" office:value="915.656" calcext:value-type="float">
            <text:p>915.656</text:p>
          </table:table-cell>
          <table:table-cell table:formula="of:=SUMIF([cases.$A$2:.$A$239];[.$A2];[$cases.AG$2:$cases.AG$239])" office:value-type="float" office:value="480.713" calcext:value-type="float">
            <text:p>480.713</text:p>
          </table:table-cell>
          <table:table-cell table:formula="of:=SUMIF([cases.$A$2:.$A$239];[.$A2];[$cases.AH$2:$cases.AH$239])" office:value-type="float" office:value="480.753" calcext:value-type="float">
            <text:p>480.753</text:p>
          </table:table-cell>
          <table:table-cell table:formula="of:=SUMIF([cases.$A$2:.$A$239];[.$A2];[$cases.AI$2:$cases.AI$239])" office:value-type="float" office:value="479.594" calcext:value-type="float">
            <text:p>479.594</text:p>
          </table:table-cell>
          <table:table-cell table:formula="of:=SUMIF([cases.$A$2:.$A$239];[.$A2];[$cases.AJ$2:$cases.AJ$239])" office:value-type="float" office:value="512.842" calcext:value-type="float">
            <text:p>512.842</text:p>
          </table:table-cell>
          <table:table-cell table:formula="of:=SUMIF([cases.$A$2:.$A$239];[.$A2];[$cases.AK$2:$cases.AK$239])" office:value-type="float" office:value="527.415" calcext:value-type="float">
            <text:p>527.415</text:p>
          </table:table-cell>
          <table:table-cell table:formula="of:=SUMIF([cases.$A$2:.$A$239];[.$A2];[$cases.AL$2:$cases.AL$239])" office:value-type="float" office:value="544.079" calcext:value-type="float">
            <text:p>544.079</text:p>
          </table:table-cell>
          <table:table-cell table:formula="of:=SUMIF([cases.$A$2:.$A$239];[.$A2];[$cases.AM$2:$cases.AM$239])" office:value-type="float" office:value="556.08" calcext:value-type="float">
            <text:p>556.08</text:p>
          </table:table-cell>
          <table:table-cell table:formula="of:=SUMIF([cases.$A$2:.$A$239];[.$A2];[$cases.AN$2:$cases.AN$239])" office:value-type="float" office:value="578.579" calcext:value-type="float">
            <text:p>578.579</text:p>
          </table:table-cell>
          <table:table-cell table:formula="of:=SUMIF([cases.$A$2:.$A$239];[.$A2];[$cases.AO$2:$cases.AO$239])" office:value-type="float" office:value="616.929" calcext:value-type="float">
            <text:p>616.929</text:p>
          </table:table-cell>
          <table:table-cell table:formula="of:=SUMIF([cases.$A$2:.$A$239];[.$A2];[$cases.AP$2:$cases.AP$239])" office:value-type="float" office:value="63.6614285714286" calcext:value-type="float">
            <text:p>63.6614285714286</text:p>
          </table:table-cell>
          <table:table-cell table:formula="of:=SUMIF([cases.$A$2:.$A$239];[.$A2];[$cases.AQ$2:$cases.AQ$239])" office:value-type="float" office:value="23.3746153846154" calcext:value-type="float">
            <text:p>23.3746153846154</text:p>
          </table:table-cell>
          <table:table-cell table:number-columns-repeated="2"/>
          <table:table-cell table:formula="of:=SUMIF([hospos.$A$2:.$A$27];[.$A2];[$hospos.B$2:$hospos.B$27])" office:value-type="float" office:value="473.4" calcext:value-type="float">
            <text:p>473.4</text:p>
          </table:table-cell>
          <table:table-cell table:formula="of:=SUMIF([hospos.$A$2:.$A$27];[.$A2];[$hospos.C$2:$hospos.C$27])" office:value-type="float" office:value="480.02" calcext:value-type="float">
            <text:p>480.02</text:p>
          </table:table-cell>
          <table:table-cell table:formula="of:=SUMIF([hospos.$A$2:.$A$27];[.$A2];[$hospos.D$2:$hospos.D$27])" office:value-type="float" office:value="468.178" calcext:value-type="float">
            <text:p>468.178</text:p>
          </table:table-cell>
          <table:table-cell table:formula="of:=SUMIF([hospos.$A$2:.$A$27];[.$A2];[$hospos.E$2:$hospos.E$27])" office:value-type="float" office:value="460.159" calcext:value-type="float">
            <text:p>460.159</text:p>
          </table:table-cell>
          <table:table-cell table:formula="of:=SUMIF([hospos.$A$2:.$A$27];[.$A2];[$hospos.F$2:$hospos.F$27])" office:value-type="float" office:value="457.455" calcext:value-type="float">
            <text:p>457.455</text:p>
          </table:table-cell>
          <table:table-cell table:formula="of:=SUMIF([hospos.$A$2:.$A$27];[.$A2];[$hospos.G$2:$hospos.G$27])" office:value-type="float" office:value="443.002" calcext:value-type="float">
            <text:p>443.002</text:p>
          </table:table-cell>
          <table:table-cell table:formula="of:=SUMIF([hospos.$A$2:.$A$27];[.$A2];[$hospos.H$2:$hospos.H$27])" office:value-type="float" office:value="435.076" calcext:value-type="float">
            <text:p>435.076</text:p>
          </table:table-cell>
          <table:table-cell table:formula="of:=SUMIF([hospos.$A$2:.$A$27];[.$A2];[$hospos.I$2:$hospos.I$27])" office:value-type="float" office:value="430.321" calcext:value-type="float">
            <text:p>430.321</text:p>
          </table:table-cell>
          <table:table-cell table:formula="of:=SUMIF([hospos.$A$2:.$A$27];[.$A2];[$hospos.J$2:$hospos.J$27])" office:value-type="float" office:value="412.791" calcext:value-type="float">
            <text:p>412.791</text:p>
          </table:table-cell>
          <table:table-cell table:formula="of:=SUMIF([hospos.$A$2:.$A$27];[.$A2];[$hospos.K$2:$hospos.K$27])" office:value-type="float" office:value="413.071" calcext:value-type="float">
            <text:p>413.071</text:p>
          </table:table-cell>
          <table:table-cell table:formula="of:=SUMIF([hospos.$A$2:.$A$27];[.$A2];[$hospos.L$2:$hospos.L$27])" office:value-type="float" office:value="406.637" calcext:value-type="float">
            <text:p>406.637</text:p>
          </table:table-cell>
          <table:table-cell table:formula="of:=SUMIF([hospos.$A$2:.$A$27];[.$A2];[$hospos.M$2:$hospos.M$27])" office:value-type="float" office:value="394.422" calcext:value-type="float">
            <text:p>394.422</text:p>
          </table:table-cell>
          <table:table-cell table:formula="of:=SUMIF([hospos.$A$2:.$A$27];[.$A2];[$hospos.N$2:$hospos.N$27])" office:value-type="float" office:value="389.48" calcext:value-type="float">
            <text:p>389.48</text:p>
          </table:table-cell>
          <table:table-cell table:formula="of:=SUMIF([hospos.$A$2:.$A$27];[.$A2];[$hospos.O$2:$hospos.O$27])" office:value-type="float" office:value="380.435" calcext:value-type="float">
            <text:p>380.435</text:p>
          </table:table-cell>
          <table:table-cell table:formula="of:=SUMIF([hospos.$A$2:.$A$27];[.$A2];[$hospos.P$2:$hospos.P$27])" office:value-type="float" office:value="365.143" calcext:value-type="float">
            <text:p>365.143</text:p>
          </table:table-cell>
          <table:table-cell table:formula="of:=SUMIF([hospos.$A$2:.$A$27];[.$A2];[$hospos.Q$2:$hospos.Q$27])" office:value-type="float" office:value="354.887" calcext:value-type="float">
            <text:p>354.887</text:p>
          </table:table-cell>
          <table:table-cell table:formula="of:=SUMIF([hospos.$A$2:.$A$27];[.$A2];[$hospos.R$2:$hospos.R$27])" office:value-type="float" office:value="336.89" calcext:value-type="float">
            <text:p>336.89</text:p>
          </table:table-cell>
          <table:table-cell table:formula="of:=SUMIF([hospos.$A$2:.$A$27];[.$A2];[$hospos.S$2:$hospos.S$27])" office:value-type="float" office:value="324.116" calcext:value-type="float">
            <text:p>324.116</text:p>
          </table:table-cell>
          <table:table-cell table:formula="of:=SUMIF([hospos.$A$2:.$A$27];[.$A2];[$hospos.T$2:$hospos.T$27])" office:value-type="float" office:value="317.962" calcext:value-type="float">
            <text:p>317.962</text:p>
          </table:table-cell>
          <table:table-cell table:formula="of:=SUMIF([hospos.$A$2:.$A$27];[.$A2];[$hospos.U$2:$hospos.U$27])" office:value-type="float" office:value="300.339" calcext:value-type="float">
            <text:p>300.339</text:p>
          </table:table-cell>
          <table:table-cell table:formula="of:=SUMIF([hospos.$A$2:.$A$27];[.$A2];[$hospos.V$2:$hospos.V$27])" office:value-type="float" office:value="288.497" calcext:value-type="float">
            <text:p>288.497</text:p>
          </table:table-cell>
          <table:table-cell table:formula="of:=SUMIF([hospos.$A$2:.$A$27];[.$A2];[$hospos.W$2:$hospos.W$27])" office:value-type="float" office:value="276.748" calcext:value-type="float">
            <text:p>276.748</text:p>
          </table:table-cell>
          <table:table-cell table:formula="of:=SUMIF([hospos.$A$2:.$A$27];[.$A2];[$hospos.X$2:$hospos.X$27])" office:value-type="float" office:value="259.032" calcext:value-type="float">
            <text:p>259.032</text:p>
          </table:table-cell>
          <table:table-cell table:formula="of:=SUMIF([hospos.$A$2:.$A$27];[.$A2];[$hospos.Y$2:$hospos.Y$27])" office:value-type="float" office:value="231.338" calcext:value-type="float">
            <text:p>231.338</text:p>
          </table:table-cell>
          <table:table-cell table:formula="of:=SUMIF([hospos.$A$2:.$A$27];[.$A2];[$hospos.Z$2:$hospos.Z$27])" office:value-type="float" office:value="226.956" calcext:value-type="float">
            <text:p>226.956</text:p>
          </table:table-cell>
          <table:table-cell table:formula="of:=SUMIF([hospos.$A$2:.$A$27];[.$A2];[$hospos.AA$2:$hospos.AA$27])" office:value-type="float" office:value="223.133" calcext:value-type="float">
            <text:p>223.133</text:p>
          </table:table-cell>
          <table:table-cell table:formula="of:=SUMIF([hospos.$A$2:.$A$27];[.$A2];[$hospos.AB$2:$hospos.AB$27])" office:value-type="float" office:value="222.667" calcext:value-type="float">
            <text:p>222.667</text:p>
          </table:table-cell>
          <table:table-cell table:formula="of:=SUMIF([hospos.$A$2:.$A$27];[.$A2];[$hospos.AC$2:$hospos.AC$27])" office:value-type="float" office:value="216.14" calcext:value-type="float">
            <text:p>216.14</text:p>
          </table:table-cell>
          <table:table-cell table:formula="of:=SUMIF([hospos.$A$2:.$A$27];[.$A2];[$hospos.AD$2:$hospos.AD$27])" office:value-type="float" office:value="212.876" calcext:value-type="float">
            <text:p>212.876</text:p>
          </table:table-cell>
          <table:table-cell table:formula="of:=SUMIF([hospos.$A$2:.$A$27];[.$A2];[$hospos.AE$2:$hospos.AE$27])" office:value-type="float" office:value="209.519" calcext:value-type="float">
            <text:p>209.519</text:p>
          </table:table-cell>
          <table:table-cell table:formula="of:=SUMIF([hospos.$A$2:.$A$27];[.$A2];[$hospos.AF$2:$hospos.AF$27])" office:value-type="float" office:value="213.808" calcext:value-type="float">
            <text:p>213.808</text:p>
          </table:table-cell>
          <table:table-cell table:formula="of:=SUMIF([hospos.$A$2:.$A$27];[.$A2];[$hospos.AG$2:$hospos.AG$27])" office:value-type="float" office:value="211.011" calcext:value-type="float">
            <text:p>211.011</text:p>
          </table:table-cell>
          <table:table-cell table:formula="of:=SUMIF([hospos.$A$2:.$A$27];[.$A2];[$hospos.AH$2:$hospos.AH$27])" office:value-type="float" office:value="204.577" calcext:value-type="float">
            <text:p>204.577</text:p>
          </table:table-cell>
          <table:table-cell table:formula="of:=SUMIF([hospos.$A$2:.$A$27];[.$A2];[$hospos.AI$2:$hospos.AI$27])" office:value-type="float" office:value="181.733" calcext:value-type="float">
            <text:p>181.733</text:p>
          </table:table-cell>
          <table:table-cell table:formula="of:=SUMIF([hospos.$A$2:.$A$27];[.$A2];[$hospos.AJ$2:$hospos.AJ$27])" office:value-type="float" office:value="172.222" calcext:value-type="float">
            <text:p>172.222</text:p>
          </table:table-cell>
          <table:table-cell table:formula="of:=SUMIF([hospos.$A$2:.$A$27];[.$A2];[$hospos.AK$2:$hospos.AK$27])" office:value-type="float" office:value="163.084" calcext:value-type="float">
            <text:p>163.084</text:p>
          </table:table-cell>
          <table:table-cell table:formula="of:=SUMIF([hospos.$A$2:.$A$27];[.$A2];[$hospos.AL$2:$hospos.AL$27])" office:value-type="float" office:value="155.344" calcext:value-type="float">
            <text:p>155.344</text:p>
          </table:table-cell>
          <table:table-cell table:formula="of:=SUMIF([hospos.$A$2:.$A$27];[.$A2];[$hospos.AM$2:$hospos.AM$27])" office:value-type="float" office:value="143.689" calcext:value-type="float">
            <text:p>143.689</text:p>
          </table:table-cell>
          <table:table-cell table:formula="of:=SUMIF([hospos.$A$2:.$A$27];[.$A2];[$hospos.AN$2:$hospos.AN$27])" office:value-type="float" office:value="126.812" calcext:value-type="float">
            <text:p>126.812</text:p>
          </table:table-cell>
          <table:table-cell table:formula="of:=SUMIF([hospos.$A$2:.$A$27];[.$A2];[$hospos.AO$2:$hospos.AO$27])" office:value-type="float" office:value="0" calcext:value-type="float">
            <text:p>0</text:p>
          </table:table-cell>
          <table:table-cell table:formula="of:=SUMIF([hospos.$A$2:.$A$27];[.$A2];[$hospos.AP$2:$hospos.AP$27])" office:value-type="float" office:value="0" calcext:value-type="float">
            <text:p>0</text:p>
          </table:table-cell>
          <table:table-cell table:formula="of:=[.A2]" office:value-type="string" office:string-value="CZE" calcext:value-type="string">
            <text:p>CZE</text:p>
          </table:table-cell>
          <table:table-cell table:formula="of:=IF(AND([.B2]&gt;0;[.AT2]&gt;0);[.AT2]/[.B2]/7;&quot;&quot;)" office:value-type="float" office:value="0.0396436459961425" calcext:value-type="float">
            <text:p>0.039643645996143</text:p>
          </table:table-cell>
          <table:table-cell table:formula="of:=IF(AND([.C2]&gt;0;[.AU2]&gt;0);[.AU2]/[.C2]/7;&quot;&quot;)" office:value-type="float" office:value="0.0392303201126125" calcext:value-type="float">
            <text:p>0.039230320112613</text:p>
          </table:table-cell>
          <table:table-cell table:formula="of:=IF(AND([.D2]&gt;0;[.AV2]&gt;0);[.AV2]/[.D2]/7;&quot;&quot;)" office:value-type="float" office:value="0.0411169836666919" calcext:value-type="float">
            <text:p>0.041116983666692</text:p>
          </table:table-cell>
          <table:table-cell table:formula="of:=IF(AND([.E2]&gt;0;[.AW2]&gt;0);[.AW2]/[.E2]/7;&quot;&quot;)" office:value-type="float" office:value="0.0413174676402966" calcext:value-type="float">
            <text:p>0.041317467640297</text:p>
          </table:table-cell>
          <table:table-cell table:formula="of:=IF(AND([.F2]&gt;0;[.AX2]&gt;0);[.AX2]/[.F2]/7;&quot;&quot;)" office:value-type="float" office:value="0.0452829437858166" calcext:value-type="float">
            <text:p>0.045282943785817</text:p>
          </table:table-cell>
          <table:table-cell table:formula="of:=IF(AND([.G2]&gt;0;[.AY2]&gt;0);[.AY2]/[.G2]/7;&quot;&quot;)" office:value-type="float" office:value="0.0416867571462824" calcext:value-type="float">
            <text:p>0.041686757146282</text:p>
          </table:table-cell>
          <table:table-cell table:formula="of:=IF(AND([.H2]&gt;0;[.AZ2]&gt;0);[.AZ2]/[.H2]/7;&quot;&quot;)" office:value-type="float" office:value="0.0414298436263273" calcext:value-type="float">
            <text:p>0.041429843626327</text:p>
          </table:table-cell>
          <table:table-cell table:formula="of:=IF(AND([.I2]&gt;0;[.BA2]&gt;0);[.BA2]/[.I2]/7;&quot;&quot;)" office:value-type="float" office:value="0.0419057733852603" calcext:value-type="float">
            <text:p>0.04190577338526</text:p>
          </table:table-cell>
          <table:table-cell table:formula="of:=IF(AND([.J2]&gt;0;[.BB2]&gt;0);[.BB2]/[.J2]/7;&quot;&quot;)" office:value-type="float" office:value="0.0421009612854454" calcext:value-type="float">
            <text:p>0.042100961285446</text:p>
          </table:table-cell>
          <table:table-cell table:formula="of:=IF(AND([.K2]&gt;0;[.BC2]&gt;0);[.BC2]/[.K2]/7;&quot;&quot;)" office:value-type="float" office:value="0.0439641246288969" calcext:value-type="float">
            <text:p>0.043964124628897</text:p>
          </table:table-cell>
          <table:table-cell table:formula="of:=IF(AND([.L2]&gt;0;[.BD2]&gt;0);[.BD2]/[.L2]/7;&quot;&quot;)" office:value-type="float" office:value="0.0456811996278883" calcext:value-type="float">
            <text:p>0.045681199627888</text:p>
          </table:table-cell>
          <table:table-cell table:formula="of:=IF(AND([.M2]&gt;0;[.BE2]&gt;0);[.BE2]/[.M2]/7;&quot;&quot;)" office:value-type="float" office:value="0.0452077578328903" calcext:value-type="float">
            <text:p>0.04520775783289</text:p>
          </table:table-cell>
          <table:table-cell table:formula="of:=IF(AND([.N2]&gt;0;[.BF2]&gt;0);[.BF2]/[.N2]/7;&quot;&quot;)" office:value-type="float" office:value="0.0457327347419191" calcext:value-type="float">
            <text:p>0.045732734741919</text:p>
          </table:table-cell>
          <table:table-cell table:formula="of:=IF(AND([.O2]&gt;0;[.BG2]&gt;0);[.BG2]/[.O2]/7;&quot;&quot;)" office:value-type="float" office:value="0.0465370347015194" calcext:value-type="float">
            <text:p>0.04653703470152</text:p>
          </table:table-cell>
          <table:table-cell table:formula="of:=IF(AND([.P2]&gt;0;[.BH2]&gt;0);[.BH2]/[.P2]/7;&quot;&quot;)" office:value-type="float" office:value="0.0461443545410188" calcext:value-type="float">
            <text:p>0.046144354541019</text:p>
          </table:table-cell>
          <table:table-cell table:formula="of:=IF(AND([.Q2]&gt;0;[.BI2]&gt;0);[.BI2]/[.Q2]/7;&quot;&quot;)" office:value-type="float" office:value="0.0474050115170747" calcext:value-type="float">
            <text:p>0.047405011517075</text:p>
          </table:table-cell>
          <table:table-cell table:formula="of:=IF(AND([.R2]&gt;0;[.BJ2]&gt;0);[.BJ2]/[.R2]/7;&quot;&quot;)" office:value-type="float" office:value="0.0478434788709172" calcext:value-type="float">
            <text:p>0.047843478870917</text:p>
          </table:table-cell>
          <table:table-cell table:formula="of:=IF(AND([.S2]&gt;0;[.BK2]&gt;0);[.BK2]/[.S2]/7;&quot;&quot;)" office:value-type="float" office:value="0.0482342105494217" calcext:value-type="float">
            <text:p>0.048234210549422</text:p>
          </table:table-cell>
          <table:table-cell table:formula="of:=IF(AND([.T2]&gt;0;[.BL2]&gt;0);[.BL2]/[.T2]/7;&quot;&quot;)" office:value-type="float" office:value="0.0494496821234054" calcext:value-type="float">
            <text:p>0.049449682123405</text:p>
          </table:table-cell>
          <table:table-cell table:formula="of:=IF(AND([.U2]&gt;0;[.BM2]&gt;0);[.BM2]/[.U2]/7;&quot;&quot;)" office:value-type="float" office:value="0.0469622658798003" calcext:value-type="float">
            <text:p>0.0469622658798</text:p>
          </table:table-cell>
          <table:table-cell table:formula="of:=IF(AND([.V2]&gt;0;[.BN2]&gt;0);[.BN2]/[.V2]/7;&quot;&quot;)" office:value-type="float" office:value="0.0546150892932866" calcext:value-type="float">
            <text:p>0.054615089293287</text:p>
          </table:table-cell>
          <table:table-cell table:formula="of:=IF(AND([.W2]&gt;0;[.BO2]&gt;0);[.BO2]/[.W2]/7;&quot;&quot;)" office:value-type="float" office:value="0.0743616806318061" calcext:value-type="float">
            <text:p>0.074361680631806</text:p>
          </table:table-cell>
          <table:table-cell table:formula="of:=IF(AND([.X2]&gt;0;[.BP2]&gt;0);[.BP2]/[.X2]/7;&quot;&quot;)" office:value-type="float" office:value="0.0982979852161397" calcext:value-type="float">
            <text:p>0.09829798521614</text:p>
          </table:table-cell>
          <table:table-cell table:formula="of:=IF(AND([.Y2]&gt;0;[.BQ2]&gt;0);[.BQ2]/[.Y2]/7;&quot;&quot;)" office:value-type="float" office:value="0.132418784465873" calcext:value-type="float">
            <text:p>0.132418784465873</text:p>
          </table:table-cell>
          <table:table-cell table:formula="of:=IF(AND([.Z2]&gt;0;[.BR2]&gt;0);[.BR2]/[.Z2]/7;&quot;&quot;)" office:value-type="float" office:value="0.0513480457036431" calcext:value-type="float">
            <text:p>0.051348045703643</text:p>
          </table:table-cell>
          <table:table-cell table:formula="of:=IF(AND([.AA2]&gt;0;[.BS2]&gt;0);[.BS2]/[.AA2]/7;&quot;&quot;)" office:value-type="float" office:value="0.0563151891983705" calcext:value-type="float">
            <text:p>0.056315189198371</text:p>
          </table:table-cell>
          <table:table-cell table:formula="of:=IF(AND([.AB2]&gt;0;[.BT2]&gt;0);[.BT2]/[.AB2]/7;&quot;&quot;)" office:value-type="float" office:value="0.0585740433548987" calcext:value-type="float">
            <text:p>0.058574043354899</text:p>
          </table:table-cell>
          <table:table-cell table:formula="of:=IF(AND([.AC2]&gt;0;[.BU2]&gt;0);[.BU2]/[.AC2]/7;&quot;&quot;)" office:value-type="float" office:value="0.0486403586253146" calcext:value-type="float">
            <text:p>0.048640358625315</text:p>
          </table:table-cell>
          <table:table-cell table:formula="of:=IF(AND([.AD2]&gt;0;[.BV2]&gt;0);[.BV2]/[.AD2]/7;&quot;&quot;)" office:value-type="float" office:value="0.0402000522716251" calcext:value-type="float">
            <text:p>0.040200052271625</text:p>
          </table:table-cell>
          <table:table-cell table:formula="of:=IF(AND([.AE2]&gt;0;[.BW2]&gt;0);[.BW2]/[.AE2]/7;&quot;&quot;)" office:value-type="float" office:value="0.0356881394964596" calcext:value-type="float">
            <text:p>0.03568813949646</text:p>
          </table:table-cell>
          <table:table-cell table:formula="of:=IF(AND([.AF2]&gt;0;[.BX2]&gt;0);[.BX2]/[.AF2]/7;&quot;&quot;)" office:value-type="float" office:value="0.0333575054387237" calcext:value-type="float">
            <text:p>0.033357505438724</text:p>
          </table:table-cell>
          <table:table-cell table:formula="of:=IF(AND([.AG2]&gt;0;[.BY2]&gt;0);[.BY2]/[.AG2]/7;&quot;&quot;)" office:value-type="float" office:value="0.0627077457265116" calcext:value-type="float">
            <text:p>0.062707745726512</text:p>
          </table:table-cell>
          <table:table-cell table:formula="of:=IF(AND([.AH2]&gt;0;[.BZ2]&gt;0);[.BZ2]/[.AH2]/7;&quot;&quot;)" office:value-type="float" office:value="0.0607906465779428" calcext:value-type="float">
            <text:p>0.060790646577943</text:p>
          </table:table-cell>
          <table:table-cell table:formula="of:=IF(AND([.AI2]&gt;0;[.CA2]&gt;0);[.CA2]/[.AI2]/7;&quot;&quot;)" office:value-type="float" office:value="0.0541329898682159" calcext:value-type="float">
            <text:p>0.054132989868216</text:p>
          </table:table-cell>
          <table:table-cell table:formula="of:=IF(AND([.AJ2]&gt;0;[.CB2]&gt;0);[.CB2]/[.AJ2]/7;&quot;&quot;)" office:value-type="float" office:value="0.0479741184558653" calcext:value-type="float">
            <text:p>0.047974118455865</text:p>
          </table:table-cell>
          <table:table-cell table:formula="of:=IF(AND([.AK2]&gt;0;[.CC2]&gt;0);[.CC2]/[.AK2]/7;&quot;&quot;)" office:value-type="float" office:value="0.0441734009948793" calcext:value-type="float">
            <text:p>0.044173400994879</text:p>
          </table:table-cell>
          <table:table-cell table:formula="of:=IF(AND([.AL2]&gt;0;[.CD2]&gt;0);[.CD2]/[.AL2]/7;&quot;&quot;)" office:value-type="float" office:value="0.0407881943614806" calcext:value-type="float">
            <text:p>0.040788194361481</text:p>
          </table:table-cell>
          <table:table-cell table:formula="of:=IF(AND([.AM2]&gt;0;[.CE2]&gt;0);[.CE2]/[.AM2]/7;&quot;&quot;)" office:value-type="float" office:value="0.0369137534167746" calcext:value-type="float">
            <text:p>0.036913753416775</text:p>
          </table:table-cell>
          <table:table-cell table:formula="of:=IF(AND([.AN2]&gt;0;[.CF2]&gt;0);[.CF2]/[.AN2]/7;&quot;&quot;)" office:value-type="float" office:value="0.0313111951868284" calcext:value-type="float">
            <text:p>0.031311195186829</text:p>
          </table:table-cell>
          <table:table-cell table:formula="of:=IF(AND([.AO2]&gt;0;[.CG2]&gt;0);[.CG2]/[.AO2]/7;&quot;&quot;)">
            <text:p/>
          </table:table-cell>
          <table:table-cell/>
          <table:table-cell table:formula="of:=[.CI2]" office:value-type="string" office:string-value="CZE" calcext:value-type="string">
            <text:p>CZE</text:p>
          </table:table-cell>
          <table:table-cell table:formula="of:=AVERAGE([.DL2:.DW2])" office:value-type="float" office:value="0.044367067435937" calcext:value-type="float">
            <text:p>0.044367067435937</text:p>
          </table:table-cell>
          <table:table-cell table:formula="of:=[.AQ2]" office:value-type="float" office:value="23.3746153846154" calcext:value-type="float">
            <text:p>23.3746153846154</text:p>
          </table:table-cell>
          <table:table-cell table:formula="of:=[.AP2]" office:value-type="float" office:value="63.6614285714286" calcext:value-type="float">
            <text:p>63.6614285714286</text:p>
          </table:table-cell>
          <table:table-cell table:formula="of:=[.EA2]*[.$EF$29]+[.EB2]*[.$EF$30]+[.$EF$28]" office:value-type="float" office:value="0.0270239921472945" calcext:value-type="float">
            <text:p>0.027023992147295</text:p>
          </table:table-cell>
          <table:table-cell table:formula="of:=[.DZ2]" office:value-type="float" office:value="0.044367067435937" calcext:value-type="float">
            <text:p>0.044367067435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table:formula="of:=SUMIF([cases.$A$2:.$A$239];[.$A3];[$cases.B$2:$cases.B$239])" office:value-type="float" office:value="258.936" calcext:value-type="float">
            <text:p>258.936</text:p>
          </table:table-cell>
          <table:table-cell table:formula="of:=SUMIF([cases.$A$2:.$A$239];[.$A3];[$cases.C$2:$cases.C$239])" office:value-type="float" office:value="303.406" calcext:value-type="float">
            <text:p>303.406</text:p>
          </table:table-cell>
          <table:table-cell table:formula="of:=SUMIF([cases.$A$2:.$A$239];[.$A3];[$cases.D$2:$cases.D$239])" office:value-type="float" office:value="346.991" calcext:value-type="float">
            <text:p>346.991</text:p>
          </table:table-cell>
          <table:table-cell table:formula="of:=SUMIF([cases.$A$2:.$A$239];[.$A3];[$cases.E$2:$cases.E$239])" office:value-type="float" office:value="363.352" calcext:value-type="float">
            <text:p>363.352</text:p>
          </table:table-cell>
          <table:table-cell table:formula="of:=SUMIF([cases.$A$2:.$A$239];[.$A3];[$cases.F$2:$cases.F$239])" office:value-type="float" office:value="366.636" calcext:value-type="float">
            <text:p>366.636</text:p>
          </table:table-cell>
          <table:table-cell table:formula="of:=SUMIF([cases.$A$2:.$A$239];[.$A3];[$cases.G$2:$cases.G$239])" office:value-type="float" office:value="361.055" calcext:value-type="float">
            <text:p>361.055</text:p>
          </table:table-cell>
          <table:table-cell table:formula="of:=SUMIF([cases.$A$2:.$A$239];[.$A3];[$cases.H$2:$cases.H$239])" office:value-type="float" office:value="359.261" calcext:value-type="float">
            <text:p>359.261</text:p>
          </table:table-cell>
          <table:table-cell table:formula="of:=SUMIF([cases.$A$2:.$A$239];[.$A3];[$cases.I$2:$cases.I$239])" office:value-type="float" office:value="364.522" calcext:value-type="float">
            <text:p>364.522</text:p>
          </table:table-cell>
          <table:table-cell table:formula="of:=SUMIF([cases.$A$2:.$A$239];[.$A3];[$cases.J$2:$cases.J$239])" office:value-type="float" office:value="357.559" calcext:value-type="float">
            <text:p>357.559</text:p>
          </table:table-cell>
          <table:table-cell table:formula="of:=SUMIF([cases.$A$2:.$A$239];[.$A3];[$cases.K$2:$cases.K$239])" office:value-type="float" office:value="364.888" calcext:value-type="float">
            <text:p>364.888</text:p>
          </table:table-cell>
          <table:table-cell table:formula="of:=SUMIF([cases.$A$2:.$A$239];[.$A3];[$cases.L$2:$cases.L$239])" office:value-type="float" office:value="361.087" calcext:value-type="float">
            <text:p>361.087</text:p>
          </table:table-cell>
          <table:table-cell table:formula="of:=SUMIF([cases.$A$2:.$A$239];[.$A3];[$cases.M$2:$cases.M$239])" office:value-type="float" office:value="361.416" calcext:value-type="float">
            <text:p>361.416</text:p>
          </table:table-cell>
          <table:table-cell table:formula="of:=SUMIF([cases.$A$2:.$A$239];[.$A3];[$cases.N$2:$cases.N$239])" office:value-type="float" office:value="364.634" calcext:value-type="float">
            <text:p>364.634</text:p>
          </table:table-cell>
          <table:table-cell table:formula="of:=SUMIF([cases.$A$2:.$A$239];[.$A3];[$cases.O$2:$cases.O$239])" office:value-type="float" office:value="365.821" calcext:value-type="float">
            <text:p>365.821</text:p>
          </table:table-cell>
          <table:table-cell table:formula="of:=SUMIF([cases.$A$2:.$A$239];[.$A3];[$cases.P$2:$cases.P$239])" office:value-type="float" office:value="362.914" calcext:value-type="float">
            <text:p>362.914</text:p>
          </table:table-cell>
          <table:table-cell table:formula="of:=SUMIF([cases.$A$2:.$A$239];[.$A3];[$cases.Q$2:$cases.Q$239])" office:value-type="float" office:value="371.278" calcext:value-type="float">
            <text:p>371.278</text:p>
          </table:table-cell>
          <table:table-cell table:formula="of:=SUMIF([cases.$A$2:.$A$239];[.$A3];[$cases.R$2:$cases.R$239])" office:value-type="float" office:value="380.79" calcext:value-type="float">
            <text:p>380.79</text:p>
          </table:table-cell>
          <table:table-cell table:formula="of:=SUMIF([cases.$A$2:.$A$239];[.$A3];[$cases.S$2:$cases.S$239])" office:value-type="float" office:value="390.087" calcext:value-type="float">
            <text:p>390.087</text:p>
          </table:table-cell>
          <table:table-cell table:formula="of:=SUMIF([cases.$A$2:.$A$239];[.$A3];[$cases.T$2:$cases.T$239])" office:value-type="float" office:value="405.659" calcext:value-type="float">
            <text:p>405.659</text:p>
          </table:table-cell>
          <table:table-cell table:formula="of:=SUMIF([cases.$A$2:.$A$239];[.$A3];[$cases.U$2:$cases.U$239])" office:value-type="float" office:value="429.175" calcext:value-type="float">
            <text:p>429.175</text:p>
          </table:table-cell>
          <table:table-cell table:formula="of:=SUMIF([cases.$A$2:.$A$239];[.$A3];[$cases.V$2:$cases.V$239])" office:value-type="float" office:value="456.171" calcext:value-type="float">
            <text:p>456.171</text:p>
          </table:table-cell>
          <table:table-cell table:formula="of:=SUMIF([cases.$A$2:.$A$239];[.$A3];[$cases.W$2:$cases.W$239])" office:value-type="float" office:value="498.045" calcext:value-type="float">
            <text:p>498.045</text:p>
          </table:table-cell>
          <table:table-cell table:formula="of:=SUMIF([cases.$A$2:.$A$239];[.$A3];[$cases.X$2:$cases.X$239])" office:value-type="float" office:value="552.768" calcext:value-type="float">
            <text:p>552.768</text:p>
          </table:table-cell>
          <table:table-cell table:formula="of:=SUMIF([cases.$A$2:.$A$239];[.$A3];[$cases.Y$2:$cases.Y$239])" office:value-type="float" office:value="564.164" calcext:value-type="float">
            <text:p>564.164</text:p>
          </table:table-cell>
          <table:table-cell table:formula="of:=SUMIF([cases.$A$2:.$A$239];[.$A3];[$cases.Z$2:$cases.Z$239])" office:value-type="float" office:value="555.85" calcext:value-type="float">
            <text:p>555.85</text:p>
          </table:table-cell>
          <table:table-cell table:formula="of:=SUMIF([cases.$A$2:.$A$239];[.$A3];[$cases.AA$2:$cases.AA$239])" office:value-type="float" office:value="596.919" calcext:value-type="float">
            <text:p>596.919</text:p>
          </table:table-cell>
          <table:table-cell table:formula="of:=SUMIF([cases.$A$2:.$A$239];[.$A3];[$cases.AB$2:$cases.AB$239])" office:value-type="float" office:value="726.615" calcext:value-type="float">
            <text:p>726.615</text:p>
          </table:table-cell>
          <table:table-cell table:formula="of:=SUMIF([cases.$A$2:.$A$239];[.$A3];[$cases.AC$2:$cases.AC$239])" office:value-type="float" office:value="802.01" calcext:value-type="float">
            <text:p>802.01</text:p>
          </table:table-cell>
          <table:table-cell table:formula="of:=SUMIF([cases.$A$2:.$A$239];[.$A3];[$cases.AD$2:$cases.AD$239])" office:value-type="float" office:value="911.571" calcext:value-type="float">
            <text:p>911.571</text:p>
          </table:table-cell>
          <table:table-cell table:formula="of:=SUMIF([cases.$A$2:.$A$239];[.$A3];[$cases.AE$2:$cases.AE$239])" office:value-type="float" office:value="1049.45" calcext:value-type="float">
            <text:p>1049.45</text:p>
          </table:table-cell>
          <table:table-cell table:formula="of:=SUMIF([cases.$A$2:.$A$239];[.$A3];[$cases.AF$2:$cases.AF$239])" office:value-type="float" office:value="1158.037" calcext:value-type="float">
            <text:p>1158.037</text:p>
          </table:table-cell>
          <table:table-cell table:formula="of:=SUMIF([cases.$A$2:.$A$239];[.$A3];[$cases.AG$2:$cases.AG$239])" office:value-type="float" office:value="1183.521" calcext:value-type="float">
            <text:p>1183.521</text:p>
          </table:table-cell>
          <table:table-cell table:formula="of:=SUMIF([cases.$A$2:.$A$239];[.$A3];[$cases.AH$2:$cases.AH$239])" office:value-type="float" office:value="1211.674" calcext:value-type="float">
            <text:p>1211.674</text:p>
          </table:table-cell>
          <table:table-cell table:formula="of:=SUMIF([cases.$A$2:.$A$239];[.$A3];[$cases.AI$2:$cases.AI$239])" office:value-type="float" office:value="1480.747" calcext:value-type="float">
            <text:p>1480.747</text:p>
          </table:table-cell>
          <table:table-cell table:formula="of:=SUMIF([cases.$A$2:.$A$239];[.$A3];[$cases.AJ$2:$cases.AJ$239])" office:value-type="float" office:value="1671.489" calcext:value-type="float">
            <text:p>1671.489</text:p>
          </table:table-cell>
          <table:table-cell table:formula="of:=SUMIF([cases.$A$2:.$A$239];[.$A3];[$cases.AK$2:$cases.AK$239])" office:value-type="float" office:value="1725.688" calcext:value-type="float">
            <text:p>1725.688</text:p>
          </table:table-cell>
          <table:table-cell table:formula="of:=SUMIF([cases.$A$2:.$A$239];[.$A3];[$cases.AL$2:$cases.AL$239])" office:value-type="float" office:value="1809.912" calcext:value-type="float">
            <text:p>1809.912</text:p>
          </table:table-cell>
          <table:table-cell table:formula="of:=SUMIF([cases.$A$2:.$A$239];[.$A3];[$cases.AM$2:$cases.AM$239])" office:value-type="float" office:value="1993.708" calcext:value-type="float">
            <text:p>1993.708</text:p>
          </table:table-cell>
          <table:table-cell table:formula="of:=SUMIF([cases.$A$2:.$A$239];[.$A3];[$cases.AN$2:$cases.AN$239])" office:value-type="float" office:value="2106.242" calcext:value-type="float">
            <text:p>2106.242</text:p>
          </table:table-cell>
          <table:table-cell table:formula="of:=SUMIF([cases.$A$2:.$A$239];[.$A3];[$cases.AO$2:$cases.AO$239])" office:value-type="float" office:value="2130.669" calcext:value-type="float">
            <text:p>2130.669</text:p>
          </table:table-cell>
          <table:table-cell table:formula="of:=SUMIF([cases.$A$2:.$A$239];[.$A3];[$cases.AP$2:$cases.AP$239])" office:value-type="float" office:value="73.8685714285714" calcext:value-type="float">
            <text:p>73.8685714285714</text:p>
          </table:table-cell>
          <table:table-cell table:formula="of:=SUMIF([cases.$A$2:.$A$239];[.$A3];[$cases.AQ$2:$cases.AQ$239])" office:value-type="float" office:value="21.7976923076923" calcext:value-type="float">
            <text:p>21.7976923076923</text:p>
          </table:table-cell>
          <table:table-cell table:number-columns-repeated="2"/>
          <table:table-cell table:formula="of:=SUMIF([hospos.$A$2:.$A$27];[.$A3];[$hospos.B$2:$hospos.B$27])" office:value-type="float" office:value="140.766" calcext:value-type="float">
            <text:p>140.766</text:p>
          </table:table-cell>
          <table:table-cell table:formula="of:=SUMIF([hospos.$A$2:.$A$27];[.$A3];[$hospos.C$2:$hospos.C$27])" office:value-type="float" office:value="143.379" calcext:value-type="float">
            <text:p>143.379</text:p>
          </table:table-cell>
          <table:table-cell table:formula="of:=SUMIF([hospos.$A$2:.$A$27];[.$A3];[$hospos.D$2:$hospos.D$27])" office:value-type="float" office:value="149.789" calcext:value-type="float">
            <text:p>149.789</text:p>
          </table:table-cell>
          <table:table-cell table:formula="of:=SUMIF([hospos.$A$2:.$A$27];[.$A3];[$hospos.E$2:$hospos.E$27])" office:value-type="float" office:value="152.282" calcext:value-type="float">
            <text:p>152.282</text:p>
          </table:table-cell>
          <table:table-cell table:formula="of:=SUMIF([hospos.$A$2:.$A$27];[.$A3];[$hospos.F$2:$hospos.F$27])" office:value-type="float" office:value="154.643" calcext:value-type="float">
            <text:p>154.643</text:p>
          </table:table-cell>
          <table:table-cell table:formula="of:=SUMIF([hospos.$A$2:.$A$27];[.$A3];[$hospos.G$2:$hospos.G$27])" office:value-type="float" office:value="156.46" calcext:value-type="float">
            <text:p>156.46</text:p>
          </table:table-cell>
          <table:table-cell table:formula="of:=SUMIF([hospos.$A$2:.$A$27];[.$A3];[$hospos.H$2:$hospos.H$27])" office:value-type="float" office:value="159.458" calcext:value-type="float">
            <text:p>159.458</text:p>
          </table:table-cell>
          <table:table-cell table:formula="of:=SUMIF([hospos.$A$2:.$A$27];[.$A3];[$hospos.I$2:$hospos.I$27])" office:value-type="float" office:value="162.053" calcext:value-type="float">
            <text:p>162.053</text:p>
          </table:table-cell>
          <table:table-cell table:formula="of:=SUMIF([hospos.$A$2:.$A$27];[.$A3];[$hospos.J$2:$hospos.J$27])" office:value-type="float" office:value="165.285" calcext:value-type="float">
            <text:p>165.285</text:p>
          </table:table-cell>
          <table:table-cell table:formula="of:=SUMIF([hospos.$A$2:.$A$27];[.$A3];[$hospos.K$2:$hospos.K$27])" office:value-type="float" office:value="166.989" calcext:value-type="float">
            <text:p>166.989</text:p>
          </table:table-cell>
          <table:table-cell table:formula="of:=SUMIF([hospos.$A$2:.$A$27];[.$A3];[$hospos.L$2:$hospos.L$27])" office:value-type="float" office:value="168.301" calcext:value-type="float">
            <text:p>168.301</text:p>
          </table:table-cell>
          <table:table-cell table:formula="of:=SUMIF([hospos.$A$2:.$A$27];[.$A3];[$hospos.M$2:$hospos.M$27])" office:value-type="float" office:value="169.65" calcext:value-type="float">
            <text:p>169.65</text:p>
          </table:table-cell>
          <table:table-cell table:formula="of:=SUMIF([hospos.$A$2:.$A$27];[.$A3];[$hospos.N$2:$hospos.N$27])" office:value-type="float" office:value="169.283" calcext:value-type="float">
            <text:p>169.283</text:p>
          </table:table-cell>
          <table:table-cell table:formula="of:=SUMIF([hospos.$A$2:.$A$27];[.$A3];[$hospos.O$2:$hospos.O$27])" office:value-type="float" office:value="168.505" calcext:value-type="float">
            <text:p>168.505</text:p>
          </table:table-cell>
          <table:table-cell table:formula="of:=SUMIF([hospos.$A$2:.$A$27];[.$A3];[$hospos.P$2:$hospos.P$27])" office:value-type="float" office:value="168.109" calcext:value-type="float">
            <text:p>168.109</text:p>
          </table:table-cell>
          <table:table-cell table:formula="of:=SUMIF([hospos.$A$2:.$A$27];[.$A3];[$hospos.Q$2:$hospos.Q$27])" office:value-type="float" office:value="167.565" calcext:value-type="float">
            <text:p>167.565</text:p>
          </table:table-cell>
          <table:table-cell table:formula="of:=SUMIF([hospos.$A$2:.$A$27];[.$A3];[$hospos.R$2:$hospos.R$27])" office:value-type="float" office:value="167.463" calcext:value-type="float">
            <text:p>167.463</text:p>
          </table:table-cell>
          <table:table-cell table:formula="of:=SUMIF([hospos.$A$2:.$A$27];[.$A3];[$hospos.S$2:$hospos.S$27])" office:value-type="float" office:value="167.433" calcext:value-type="float">
            <text:p>167.433</text:p>
          </table:table-cell>
          <table:table-cell table:formula="of:=SUMIF([hospos.$A$2:.$A$27];[.$A3];[$hospos.T$2:$hospos.T$27])" office:value-type="float" office:value="167.61" calcext:value-type="float">
            <text:p>167.61</text:p>
          </table:table-cell>
          <table:table-cell table:formula="of:=SUMIF([hospos.$A$2:.$A$27];[.$A3];[$hospos.U$2:$hospos.U$27])" office:value-type="float" office:value="169.325" calcext:value-type="float">
            <text:p>169.325</text:p>
          </table:table-cell>
          <table:table-cell table:formula="of:=SUMIF([hospos.$A$2:.$A$27];[.$A3];[$hospos.V$2:$hospos.V$27])" office:value-type="float" office:value="171.521" calcext:value-type="float">
            <text:p>171.521</text:p>
          </table:table-cell>
          <table:table-cell table:formula="of:=SUMIF([hospos.$A$2:.$A$27];[.$A3];[$hospos.W$2:$hospos.W$27])" office:value-type="float" office:value="174.723" calcext:value-type="float">
            <text:p>174.723</text:p>
          </table:table-cell>
          <table:table-cell table:formula="of:=SUMIF([hospos.$A$2:.$A$27];[.$A3];[$hospos.X$2:$hospos.X$27])" office:value-type="float" office:value="179.226" calcext:value-type="float">
            <text:p>179.226</text:p>
          </table:table-cell>
          <table:table-cell table:formula="of:=SUMIF([hospos.$A$2:.$A$27];[.$A3];[$hospos.Y$2:$hospos.Y$27])" office:value-type="float" office:value="183.248" calcext:value-type="float">
            <text:p>183.248</text:p>
          </table:table-cell>
          <table:table-cell table:formula="of:=SUMIF([hospos.$A$2:.$A$27];[.$A3];[$hospos.Z$2:$hospos.Z$27])" office:value-type="float" office:value="186.988" calcext:value-type="float">
            <text:p>186.988</text:p>
          </table:table-cell>
          <table:table-cell table:formula="of:=SUMIF([hospos.$A$2:.$A$27];[.$A3];[$hospos.AA$2:$hospos.AA$27])" office:value-type="float" office:value="193.881" calcext:value-type="float">
            <text:p>193.881</text:p>
          </table:table-cell>
          <table:table-cell table:formula="of:=SUMIF([hospos.$A$2:.$A$27];[.$A3];[$hospos.AB$2:$hospos.AB$27])" office:value-type="float" office:value="204.175" calcext:value-type="float">
            <text:p>204.175</text:p>
          </table:table-cell>
          <table:table-cell table:formula="of:=SUMIF([hospos.$A$2:.$A$27];[.$A3];[$hospos.AC$2:$hospos.AC$27])" office:value-type="float" office:value="219.308" calcext:value-type="float">
            <text:p>219.308</text:p>
          </table:table-cell>
          <table:table-cell table:formula="of:=SUMIF([hospos.$A$2:.$A$27];[.$A3];[$hospos.AD$2:$hospos.AD$27])" office:value-type="float" office:value="237.95" calcext:value-type="float">
            <text:p>237.95</text:p>
          </table:table-cell>
          <table:table-cell table:formula="of:=SUMIF([hospos.$A$2:.$A$27];[.$A3];[$hospos.AE$2:$hospos.AE$27])" office:value-type="float" office:value="257.204" calcext:value-type="float">
            <text:p>257.204</text:p>
          </table:table-cell>
          <table:table-cell table:formula="of:=SUMIF([hospos.$A$2:.$A$27];[.$A3];[$hospos.AF$2:$hospos.AF$27])" office:value-type="float" office:value="278.594" calcext:value-type="float">
            <text:p>278.594</text:p>
          </table:table-cell>
          <table:table-cell table:formula="of:=SUMIF([hospos.$A$2:.$A$27];[.$A3];[$hospos.AG$2:$hospos.AG$27])" office:value-type="float" office:value="298.476" calcext:value-type="float">
            <text:p>298.476</text:p>
          </table:table-cell>
          <table:table-cell table:formula="of:=SUMIF([hospos.$A$2:.$A$27];[.$A3];[$hospos.AH$2:$hospos.AH$27])" office:value-type="float" office:value="317.805" calcext:value-type="float">
            <text:p>317.805</text:p>
          </table:table-cell>
          <table:table-cell table:formula="of:=SUMIF([hospos.$A$2:.$A$27];[.$A3];[$hospos.AI$2:$hospos.AI$27])" office:value-type="float" office:value="335.632" calcext:value-type="float">
            <text:p>335.632</text:p>
          </table:table-cell>
          <table:table-cell table:formula="of:=SUMIF([hospos.$A$2:.$A$27];[.$A3];[$hospos.AJ$2:$hospos.AJ$27])" office:value-type="float" office:value="352.7" calcext:value-type="float">
            <text:p>352.7</text:p>
          </table:table-cell>
          <table:table-cell table:formula="of:=SUMIF([hospos.$A$2:.$A$27];[.$A3];[$hospos.AK$2:$hospos.AK$27])" office:value-type="float" office:value="369.569" calcext:value-type="float">
            <text:p>369.569</text:p>
          </table:table-cell>
          <table:table-cell table:formula="of:=SUMIF([hospos.$A$2:.$A$27];[.$A3];[$hospos.AL$2:$hospos.AL$27])" office:value-type="float" office:value="385.507" calcext:value-type="float">
            <text:p>385.507</text:p>
          </table:table-cell>
          <table:table-cell table:formula="of:=SUMIF([hospos.$A$2:.$A$27];[.$A3];[$hospos.AM$2:$hospos.AM$27])" office:value-type="float" office:value="400.742" calcext:value-type="float">
            <text:p>400.742</text:p>
          </table:table-cell>
          <table:table-cell table:formula="of:=SUMIF([hospos.$A$2:.$A$27];[.$A3];[$hospos.AN$2:$hospos.AN$27])" office:value-type="float" office:value="416.806" calcext:value-type="float">
            <text:p>416.806</text:p>
          </table:table-cell>
          <table:table-cell table:formula="of:=SUMIF([hospos.$A$2:.$A$27];[.$A3];[$hospos.AO$2:$hospos.AO$27])" office:value-type="float" office:value="432.077" calcext:value-type="float">
            <text:p>432.077</text:p>
          </table:table-cell>
          <table:table-cell table:formula="of:=SUMIF([hospos.$A$2:.$A$27];[.$A3];[$hospos.AP$2:$hospos.AP$27])" office:value-type="float" office:value="0" calcext:value-type="float">
            <text:p>0</text:p>
          </table:table-cell>
          <table:table-cell table:formula="of:=[.A3]" office:value-type="string" office:string-value="USA" calcext:value-type="string">
            <text:p>USA</text:p>
          </table:table-cell>
          <table:table-cell table:formula="of:=IF(AND([.B3]&gt;0;[.AT3]&gt;0);[.AT3]/[.B3]/7;&quot;&quot;)" office:value-type="float" office:value="0.0776617719105438" calcext:value-type="float">
            <text:p>0.077661771910544</text:p>
          </table:table-cell>
          <table:table-cell table:formula="of:=IF(AND([.C3]&gt;0;[.AU3]&gt;0);[.AU3]/[.C3]/7;&quot;&quot;)" office:value-type="float" office:value="0.0675092591633464" calcext:value-type="float">
            <text:p>0.067509259163347</text:p>
          </table:table-cell>
          <table:table-cell table:formula="of:=IF(AND([.D3]&gt;0;[.AV3]&gt;0);[.AV3]/[.D3]/7;&quot;&quot;)" office:value-type="float" office:value="0.0616685406002708" calcext:value-type="float">
            <text:p>0.061668540600271</text:p>
          </table:table-cell>
          <table:table-cell table:formula="of:=IF(AND([.E3]&gt;0;[.AW3]&gt;0);[.AW3]/[.E3]/7;&quot;&quot;)" office:value-type="float" office:value="0.059871891247527" calcext:value-type="float">
            <text:p>0.059871891247527</text:p>
          </table:table-cell>
          <table:table-cell table:formula="of:=IF(AND([.F3]&gt;0;[.AX3]&gt;0);[.AX3]/[.F3]/7;&quot;&quot;)" office:value-type="float" office:value="0.0602555590363662" calcext:value-type="float">
            <text:p>0.060255559036366</text:p>
          </table:table-cell>
          <table:table-cell table:formula="of:=IF(AND([.G3]&gt;0;[.AY3]&gt;0);[.AY3]/[.G3]/7;&quot;&quot;)" office:value-type="float" office:value="0.0619058829580772" calcext:value-type="float">
            <text:p>0.061905882958077</text:p>
          </table:table-cell>
          <table:table-cell table:formula="of:=IF(AND([.H3]&gt;0;[.AZ3]&gt;0);[.AZ3]/[.H3]/7;&quot;&quot;)" office:value-type="float" office:value="0.0634071449049974" calcext:value-type="float">
            <text:p>0.063407144904998</text:p>
          </table:table-cell>
          <table:table-cell table:formula="of:=IF(AND([.I3]&gt;0;[.BA3]&gt;0);[.BA3]/[.I3]/7;&quot;&quot;)" office:value-type="float" office:value="0.0635090023960929" calcext:value-type="float">
            <text:p>0.063509002396093</text:p>
          </table:table-cell>
          <table:table-cell table:formula="of:=IF(AND([.J3]&gt;0;[.BB3]&gt;0);[.BB3]/[.J3]/7;&quot;&quot;)" office:value-type="float" office:value="0.066037053625116" calcext:value-type="float">
            <text:p>0.066037053625116</text:p>
          </table:table-cell>
          <table:table-cell table:formula="of:=IF(AND([.K3]&gt;0;[.BC3]&gt;0);[.BC3]/[.K3]/7;&quot;&quot;)" office:value-type="float" office:value="0.0653777910717026" calcext:value-type="float">
            <text:p>0.065377791071703</text:p>
          </table:table-cell>
          <table:table-cell table:formula="of:=IF(AND([.L3]&gt;0;[.BD3]&gt;0);[.BD3]/[.L3]/7;&quot;&quot;)" office:value-type="float" office:value="0.0665850612179336" calcext:value-type="float">
            <text:p>0.066585061217934</text:p>
          </table:table-cell>
          <table:table-cell table:formula="of:=IF(AND([.M3]&gt;0;[.BE3]&gt;0);[.BE3]/[.M3]/7;&quot;&quot;)" office:value-type="float" office:value="0.0670576684090198" calcext:value-type="float">
            <text:p>0.06705766840902</text:p>
          </table:table-cell>
          <table:table-cell table:formula="of:=IF(AND([.N3]&gt;0;[.BF3]&gt;0);[.BF3]/[.N3]/7;&quot;&quot;)" office:value-type="float" office:value="0.0663220810848295" calcext:value-type="float">
            <text:p>0.06632208108483</text:p>
          </table:table-cell>
          <table:table-cell table:formula="of:=IF(AND([.O3]&gt;0;[.BG3]&gt;0);[.BG3]/[.O3]/7;&quot;&quot;)" office:value-type="float" office:value="0.0658030644964145" calcext:value-type="float">
            <text:p>0.065803064496415</text:p>
          </table:table-cell>
          <table:table-cell table:formula="of:=IF(AND([.P3]&gt;0;[.BH3]&gt;0);[.BH3]/[.P3]/7;&quot;&quot;)" office:value-type="float" office:value="0.0661742766290951" calcext:value-type="float">
            <text:p>0.066174276629095</text:p>
          </table:table-cell>
          <table:table-cell table:formula="of:=IF(AND([.Q3]&gt;0;[.BI3]&gt;0);[.BI3]/[.Q3]/7;&quot;&quot;)" office:value-type="float" office:value="0.0644742137774313" calcext:value-type="float">
            <text:p>0.064474213777431</text:p>
          </table:table-cell>
          <table:table-cell table:formula="of:=IF(AND([.R3]&gt;0;[.BJ3]&gt;0);[.BJ3]/[.R3]/7;&quot;&quot;)" office:value-type="float" office:value="0.0628254043285951" calcext:value-type="float">
            <text:p>0.062825404328595</text:p>
          </table:table-cell>
          <table:table-cell table:formula="of:=IF(AND([.S3]&gt;0;[.BK3]&gt;0);[.BK3]/[.S3]/7;&quot;&quot;)" office:value-type="float" office:value="0.0613170908028209" calcext:value-type="float">
            <text:p>0.061317090802821</text:p>
          </table:table-cell>
          <table:table-cell table:formula="of:=IF(AND([.T3]&gt;0;[.BL3]&gt;0);[.BL3]/[.T3]/7;&quot;&quot;)" office:value-type="float" office:value="0.0590256489176518" calcext:value-type="float">
            <text:p>0.059025648917652</text:p>
          </table:table-cell>
          <table:table-cell table:formula="of:=IF(AND([.U3]&gt;0;[.BM3]&gt;0);[.BM3]/[.U3]/7;&quot;&quot;)" office:value-type="float" office:value="0.0563622897752332" calcext:value-type="float">
            <text:p>0.056362289775233</text:p>
          </table:table-cell>
          <table:table-cell table:formula="of:=IF(AND([.V3]&gt;0;[.BN3]&gt;0);[.BN3]/[.V3]/7;&quot;&quot;)" office:value-type="float" office:value="0.0537145061829884" calcext:value-type="float">
            <text:p>0.053714506182988</text:p>
          </table:table-cell>
          <table:table-cell table:formula="of:=IF(AND([.W3]&gt;0;[.BO3]&gt;0);[.BO3]/[.W3]/7;&quot;&quot;)" office:value-type="float" office:value="0.0501168138851481" calcext:value-type="float">
            <text:p>0.050116813885148</text:p>
          </table:table-cell>
          <table:table-cell table:formula="of:=IF(AND([.X3]&gt;0;[.BP3]&gt;0);[.BP3]/[.X3]/7;&quot;&quot;)" office:value-type="float" office:value="0.0463190964124448" calcext:value-type="float">
            <text:p>0.046319096412445</text:p>
          </table:table-cell>
          <table:table-cell table:formula="of:=IF(AND([.Y3]&gt;0;[.BQ3]&gt;0);[.BQ3]/[.Y3]/7;&quot;&quot;)" office:value-type="float" office:value="0.0464019074494043" calcext:value-type="float">
            <text:p>0.046401907449404</text:p>
          </table:table-cell>
          <table:table-cell table:formula="of:=IF(AND([.Z3]&gt;0;[.BR3]&gt;0);[.BR3]/[.Z3]/7;&quot;&quot;)" office:value-type="float" office:value="0.0480571582775415" calcext:value-type="float">
            <text:p>0.048057158277542</text:p>
          </table:table-cell>
          <table:table-cell table:formula="of:=IF(AND([.AA3]&gt;0;[.BS3]&gt;0);[.BS3]/[.AA3]/7;&quot;&quot;)" office:value-type="float" office:value="0.0464004089571378" calcext:value-type="float">
            <text:p>0.046400408957138</text:p>
          </table:table-cell>
          <table:table-cell table:formula="of:=IF(AND([.AB3]&gt;0;[.BT3]&gt;0);[.BT3]/[.AB3]/7;&quot;&quot;)" office:value-type="float" office:value="0.0401421070895277" calcext:value-type="float">
            <text:p>0.040142107089528</text:p>
          </table:table-cell>
          <table:table-cell table:formula="of:=IF(AND([.AC3]&gt;0;[.BU3]&gt;0);[.BU3]/[.AC3]/7;&quot;&quot;)" office:value-type="float" office:value="0.0390639945707838" calcext:value-type="float">
            <text:p>0.039063994570784</text:p>
          </table:table-cell>
          <table:table-cell table:formula="of:=IF(AND([.AD3]&gt;0;[.BV3]&gt;0);[.BV3]/[.AD3]/7;&quot;&quot;)" office:value-type="float" office:value="0.0372904108872015" calcext:value-type="float">
            <text:p>0.037290410887202</text:p>
          </table:table-cell>
          <table:table-cell table:formula="of:=IF(AND([.AE3]&gt;0;[.BW3]&gt;0);[.BW3]/[.AE3]/7;&quot;&quot;)" office:value-type="float" office:value="0.0350120811581577" calcext:value-type="float">
            <text:p>0.035012081158158</text:p>
          </table:table-cell>
          <table:table-cell table:formula="of:=IF(AND([.AF3]&gt;0;[.BX3]&gt;0);[.BX3]/[.AF3]/7;&quot;&quot;)" office:value-type="float" office:value="0.0343677644644712" calcext:value-type="float">
            <text:p>0.034367764464471</text:p>
          </table:table-cell>
          <table:table-cell table:formula="of:=IF(AND([.AG3]&gt;0;[.BY3]&gt;0);[.BY3]/[.AG3]/7;&quot;&quot;)" office:value-type="float" office:value="0.0360276062456252" calcext:value-type="float">
            <text:p>0.036027606245625</text:p>
          </table:table-cell>
          <table:table-cell table:formula="of:=IF(AND([.AH3]&gt;0;[.BZ3]&gt;0);[.BZ3]/[.AH3]/7;&quot;&quot;)" office:value-type="float" office:value="0.0374694136258715" calcext:value-type="float">
            <text:p>0.037469413625872</text:p>
          </table:table-cell>
          <table:table-cell table:formula="of:=IF(AND([.AI3]&gt;0;[.CA3]&gt;0);[.CA3]/[.AI3]/7;&quot;&quot;)" office:value-type="float" office:value="0.0323805677616963" calcext:value-type="float">
            <text:p>0.032380567761696</text:p>
          </table:table-cell>
          <table:table-cell table:formula="of:=IF(AND([.AJ3]&gt;0;[.CB3]&gt;0);[.CB3]/[.AJ3]/7;&quot;&quot;)" office:value-type="float" office:value="0.0301442093161931" calcext:value-type="float">
            <text:p>0.030144209316193</text:p>
          </table:table-cell>
          <table:table-cell table:formula="of:=IF(AND([.AK3]&gt;0;[.CC3]&gt;0);[.CC3]/[.AK3]/7;&quot;&quot;)" office:value-type="float" office:value="0.030593926265102" calcext:value-type="float">
            <text:p>0.030593926265102</text:p>
          </table:table-cell>
          <table:table-cell table:formula="of:=IF(AND([.AL3]&gt;0;[.CD3]&gt;0);[.CD3]/[.AL3]/7;&quot;&quot;)" office:value-type="float" office:value="0.0304282355006368" calcext:value-type="float">
            <text:p>0.030428235500637</text:p>
          </table:table-cell>
          <table:table-cell table:formula="of:=IF(AND([.AM3]&gt;0;[.CE3]&gt;0);[.CE3]/[.AM3]/7;&quot;&quot;)" office:value-type="float" office:value="0.0287147652228196" calcext:value-type="float">
            <text:p>0.02871476522282</text:p>
          </table:table-cell>
          <table:table-cell table:formula="of:=IF(AND([.AN3]&gt;0;[.CF3]&gt;0);[.CF3]/[.AN3]/7;&quot;&quot;)" office:value-type="float" office:value="0.0282701200933769" calcext:value-type="float">
            <text:p>0.028270120093377</text:p>
          </table:table-cell>
          <table:table-cell table:style-name="ce3" table:formula="of:=IF(AND([.AO3]&gt;0;[.CG3]&gt;0);[.CG3]/[.AO3]/7;&quot;&quot;)" office:value-type="float" office:value="0.0289699083782069" calcext:value-type="float">
            <text:p>0.028969908378207</text:p>
          </table:table-cell>
          <table:table-cell/>
          <table:table-cell table:formula="of:=[.CI3]" office:value-type="string" office:string-value="USA" calcext:value-type="string">
            <text:p>USA</text:p>
          </table:table-cell>
          <table:table-cell table:formula="of:=AVERAGE([.DL3:.DW3])" office:value-type="float" office:value="0.0324724174099466" calcext:value-type="float">
            <text:p>0.032472417409947</text:p>
          </table:table-cell>
          <table:table-cell table:formula="of:=[.AQ3]" office:value-type="float" office:value="21.7976923076923" calcext:value-type="float">
            <text:p>21.7976923076923</text:p>
          </table:table-cell>
          <table:table-cell table:formula="of:=[.AP3]" office:value-type="float" office:value="73.8685714285714" calcext:value-type="float">
            <text:p>73.8685714285714</text:p>
          </table:table-cell>
          <table:table-cell table:formula="of:=[.EA3]*[.$EF$29]+[.EB3]*[.$EF$30]+[.$EF$28]" office:value-type="float" office:value="0.0219004700871453" calcext:value-type="float">
            <text:p>0.021900470087145</text:p>
          </table:table-cell>
          <table:table-cell table:formula="of:=[.DZ3]" office:value-type="float" office:value="0.0324724174099466" calcext:value-type="float">
            <text:p>0.032472417409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K</text:p>
          </table:table-cell>
          <table:table-cell table:formula="of:=SUMIF([cases.$A$2:.$A$239];[.$A4];[$cases.B$2:$cases.B$239])" office:value-type="float" office:value="739.535" calcext:value-type="float">
            <text:p>739.535</text:p>
          </table:table-cell>
          <table:table-cell table:formula="of:=SUMIF([cases.$A$2:.$A$239];[.$A4];[$cases.C$2:$cases.C$239])" office:value-type="float" office:value="746.662" calcext:value-type="float">
            <text:p>746.662</text:p>
          </table:table-cell>
          <table:table-cell table:formula="of:=SUMIF([cases.$A$2:.$A$239];[.$A4];[$cases.D$2:$cases.D$239])" office:value-type="float" office:value="758.531" calcext:value-type="float">
            <text:p>758.531</text:p>
          </table:table-cell>
          <table:table-cell table:formula="of:=SUMIF([cases.$A$2:.$A$239];[.$A4];[$cases.E$2:$cases.E$239])" office:value-type="float" office:value="772.809" calcext:value-type="float">
            <text:p>772.809</text:p>
          </table:table-cell>
          <table:table-cell table:formula="of:=SUMIF([cases.$A$2:.$A$239];[.$A4];[$cases.F$2:$cases.F$239])" office:value-type="float" office:value="741.747" calcext:value-type="float">
            <text:p>741.747</text:p>
          </table:table-cell>
          <table:table-cell table:formula="of:=SUMIF([cases.$A$2:.$A$239];[.$A4];[$cases.G$2:$cases.G$239])" office:value-type="float" office:value="811.046" calcext:value-type="float">
            <text:p>811.046</text:p>
          </table:table-cell>
          <table:table-cell table:formula="of:=SUMIF([cases.$A$2:.$A$239];[.$A4];[$cases.H$2:$cases.H$239])" office:value-type="float" office:value="864.52" calcext:value-type="float">
            <text:p>864.52</text:p>
          </table:table-cell>
          <table:table-cell table:formula="of:=SUMIF([cases.$A$2:.$A$239];[.$A4];[$cases.I$2:$cases.I$239])" office:value-type="float" office:value="901.602" calcext:value-type="float">
            <text:p>901.602</text:p>
          </table:table-cell>
          <table:table-cell table:formula="of:=SUMIF([cases.$A$2:.$A$239];[.$A4];[$cases.J$2:$cases.J$239])" office:value-type="float" office:value="958.246" calcext:value-type="float">
            <text:p>958.246</text:p>
          </table:table-cell>
          <table:table-cell table:formula="of:=SUMIF([cases.$A$2:.$A$239];[.$A4];[$cases.K$2:$cases.K$239])" office:value-type="float" office:value="1008.377" calcext:value-type="float">
            <text:p>1008.377</text:p>
          </table:table-cell>
          <table:table-cell table:formula="of:=SUMIF([cases.$A$2:.$A$239];[.$A4];[$cases.L$2:$cases.L$239])" office:value-type="float" office:value="1039.857" calcext:value-type="float">
            <text:p>1039.857</text:p>
          </table:table-cell>
          <table:table-cell table:formula="of:=SUMIF([cases.$A$2:.$A$239];[.$A4];[$cases.M$2:$cases.M$239])" office:value-type="float" office:value="1112.67" calcext:value-type="float">
            <text:p>1112.67</text:p>
          </table:table-cell>
          <table:table-cell table:formula="of:=SUMIF([cases.$A$2:.$A$239];[.$A4];[$cases.N$2:$cases.N$239])" office:value-type="float" office:value="1128.717" calcext:value-type="float">
            <text:p>1128.717</text:p>
          </table:table-cell>
          <table:table-cell table:formula="of:=SUMIF([cases.$A$2:.$A$239];[.$A4];[$cases.O$2:$cases.O$239])" office:value-type="float" office:value="1177.619" calcext:value-type="float">
            <text:p>1177.619</text:p>
          </table:table-cell>
          <table:table-cell table:formula="of:=SUMIF([cases.$A$2:.$A$239];[.$A4];[$cases.P$2:$cases.P$239])" office:value-type="float" office:value="1230.306" calcext:value-type="float">
            <text:p>1230.306</text:p>
          </table:table-cell>
          <table:table-cell table:formula="of:=SUMIF([cases.$A$2:.$A$239];[.$A4];[$cases.Q$2:$cases.Q$239])" office:value-type="float" office:value="1304.373" calcext:value-type="float">
            <text:p>1304.373</text:p>
          </table:table-cell>
          <table:table-cell table:formula="of:=SUMIF([cases.$A$2:.$A$239];[.$A4];[$cases.R$2:$cases.R$239])" office:value-type="float" office:value="1417.291" calcext:value-type="float">
            <text:p>1417.291</text:p>
          </table:table-cell>
          <table:table-cell table:formula="of:=SUMIF([cases.$A$2:.$A$239];[.$A4];[$cases.S$2:$cases.S$239])" office:value-type="float" office:value="1490.719" calcext:value-type="float">
            <text:p>1490.719</text:p>
          </table:table-cell>
          <table:table-cell table:formula="of:=SUMIF([cases.$A$2:.$A$239];[.$A4];[$cases.T$2:$cases.T$239])" office:value-type="float" office:value="1545.347" calcext:value-type="float">
            <text:p>1545.347</text:p>
          </table:table-cell>
          <table:table-cell table:formula="of:=SUMIF([cases.$A$2:.$A$239];[.$A4];[$cases.U$2:$cases.U$239])" office:value-type="float" office:value="1601.45" calcext:value-type="float">
            <text:p>1601.45</text:p>
          </table:table-cell>
          <table:table-cell table:formula="of:=SUMIF([cases.$A$2:.$A$239];[.$A4];[$cases.V$2:$cases.V$239])" office:value-type="float" office:value="1902.828" calcext:value-type="float">
            <text:p>1902.828</text:p>
          </table:table-cell>
          <table:table-cell table:formula="of:=SUMIF([cases.$A$2:.$A$239];[.$A4];[$cases.W$2:$cases.W$239])" office:value-type="float" office:value="2016.189" calcext:value-type="float">
            <text:p>2016.189</text:p>
          </table:table-cell>
          <table:table-cell table:formula="of:=SUMIF([cases.$A$2:.$A$239];[.$A4];[$cases.X$2:$cases.X$239])" office:value-type="float" office:value="2077.329" calcext:value-type="float">
            <text:p>2077.329</text:p>
          </table:table-cell>
          <table:table-cell table:formula="of:=SUMIF([cases.$A$2:.$A$239];[.$A4];[$cases.Y$2:$cases.Y$239])" office:value-type="float" office:value="2078.189" calcext:value-type="float">
            <text:p>2078.189</text:p>
          </table:table-cell>
          <table:table-cell table:formula="of:=SUMIF([cases.$A$2:.$A$239];[.$A4];[$cases.Z$2:$cases.Z$239])" office:value-type="float" office:value="1866.999" calcext:value-type="float">
            <text:p>1866.999</text:p>
          </table:table-cell>
          <table:table-cell table:formula="of:=SUMIF([cases.$A$2:.$A$239];[.$A4];[$cases.AA$2:$cases.AA$239])" office:value-type="float" office:value="1665.196" calcext:value-type="float">
            <text:p>1665.196</text:p>
          </table:table-cell>
          <table:table-cell table:formula="of:=SUMIF([cases.$A$2:.$A$239];[.$A4];[$cases.AB$2:$cases.AB$239])" office:value-type="float" office:value="2425.84" calcext:value-type="float">
            <text:p>2425.84</text:p>
          </table:table-cell>
          <table:table-cell table:formula="of:=SUMIF([cases.$A$2:.$A$239];[.$A4];[$cases.AC$2:$cases.AC$239])" office:value-type="float" office:value="2239.617" calcext:value-type="float">
            <text:p>2239.617</text:p>
          </table:table-cell>
          <table:table-cell table:formula="of:=SUMIF([cases.$A$2:.$A$239];[.$A4];[$cases.AD$2:$cases.AD$239])" office:value-type="float" office:value="2481.476" calcext:value-type="float">
            <text:p>2481.476</text:p>
          </table:table-cell>
          <table:table-cell table:formula="of:=SUMIF([cases.$A$2:.$A$239];[.$A4];[$cases.AE$2:$cases.AE$239])" office:value-type="float" office:value="2700.58" calcext:value-type="float">
            <text:p>2700.58</text:p>
          </table:table-cell>
          <table:table-cell table:formula="of:=SUMIF([cases.$A$2:.$A$239];[.$A4];[$cases.AF$2:$cases.AF$239])" office:value-type="float" office:value="2884.051" calcext:value-type="float">
            <text:p>2884.051</text:p>
          </table:table-cell>
          <table:table-cell table:formula="of:=SUMIF([cases.$A$2:.$A$239];[.$A4];[$cases.AG$2:$cases.AG$239])" office:value-type="float" office:value="3397.282" calcext:value-type="float">
            <text:p>3397.282</text:p>
          </table:table-cell>
          <table:table-cell table:formula="of:=SUMIF([cases.$A$2:.$A$239];[.$A4];[$cases.AH$2:$cases.AH$239])" office:value-type="float" office:value="3592.745" calcext:value-type="float">
            <text:p>3592.745</text:p>
          </table:table-cell>
          <table:table-cell table:formula="of:=SUMIF([cases.$A$2:.$A$239];[.$A4];[$cases.AI$2:$cases.AI$239])" office:value-type="float" office:value="2800.621" calcext:value-type="float">
            <text:p>2800.621</text:p>
          </table:table-cell>
          <table:table-cell table:formula="of:=SUMIF([cases.$A$2:.$A$239];[.$A4];[$cases.AJ$2:$cases.AJ$239])" office:value-type="float" office:value="3097.305" calcext:value-type="float">
            <text:p>3097.305</text:p>
          </table:table-cell>
          <table:table-cell table:formula="of:=SUMIF([cases.$A$2:.$A$239];[.$A4];[$cases.AK$2:$cases.AK$239])" office:value-type="float" office:value="3221.528" calcext:value-type="float">
            <text:p>3221.528</text:p>
          </table:table-cell>
          <table:table-cell table:formula="of:=SUMIF([cases.$A$2:.$A$239];[.$A4];[$cases.AL$2:$cases.AL$239])" office:value-type="float" office:value="3334.372" calcext:value-type="float">
            <text:p>3334.372</text:p>
          </table:table-cell>
          <table:table-cell table:formula="of:=SUMIF([cases.$A$2:.$A$239];[.$A4];[$cases.AM$2:$cases.AM$239])" office:value-type="float" office:value="3323.707" calcext:value-type="float">
            <text:p>3323.707</text:p>
          </table:table-cell>
          <table:table-cell table:formula="of:=SUMIF([cases.$A$2:.$A$239];[.$A4];[$cases.AN$2:$cases.AN$239])" office:value-type="float" office:value="3119.815" calcext:value-type="float">
            <text:p>3119.815</text:p>
          </table:table-cell>
          <table:table-cell table:formula="of:=SUMIF([cases.$A$2:.$A$239];[.$A4];[$cases.AO$2:$cases.AO$239])" office:value-type="float" office:value="3397.356" calcext:value-type="float">
            <text:p>3397.356</text:p>
          </table:table-cell>
          <table:table-cell table:formula="of:=SUMIF([cases.$A$2:.$A$239];[.$A4];[$cases.AP$2:$cases.AP$239])" office:value-type="float" office:value="82.655" calcext:value-type="float">
            <text:p>82.655</text:p>
          </table:table-cell>
          <table:table-cell table:formula="of:=SUMIF([cases.$A$2:.$A$239];[.$A4];[$cases.AQ$2:$cases.AQ$239])" office:value-type="float" office:value="48.8354545454545" calcext:value-type="float">
            <text:p>48.8354545454545</text:p>
          </table:table-cell>
          <table:table-cell table:number-columns-repeated="2"/>
          <table:table-cell table:formula="of:=SUMIF([hospos.$A$2:.$A$27];[.$A4];[$hospos.B$2:$hospos.B$27])" office:value-type="float" office:value="99.771" calcext:value-type="float">
            <text:p>99.771</text:p>
          </table:table-cell>
          <table:table-cell table:formula="of:=SUMIF([hospos.$A$2:.$A$27];[.$A4];[$hospos.C$2:$hospos.C$27])" office:value-type="float" office:value="99.943" calcext:value-type="float">
            <text:p>99.943</text:p>
          </table:table-cell>
          <table:table-cell table:formula="of:=SUMIF([hospos.$A$2:.$A$27];[.$A4];[$hospos.D$2:$hospos.D$27])" office:value-type="float" office:value="102.007" calcext:value-type="float">
            <text:p>102.007</text:p>
          </table:table-cell>
          <table:table-cell table:formula="of:=SUMIF([hospos.$A$2:.$A$27];[.$A4];[$hospos.E$2:$hospos.E$27])" office:value-type="float" office:value="105.104" calcext:value-type="float">
            <text:p>105.104</text:p>
          </table:table-cell>
          <table:table-cell table:formula="of:=SUMIF([hospos.$A$2:.$A$27];[.$A4];[$hospos.F$2:$hospos.F$27])" office:value-type="float" office:value="105.792" calcext:value-type="float">
            <text:p>105.792</text:p>
          </table:table-cell>
          <table:table-cell table:formula="of:=SUMIF([hospos.$A$2:.$A$27];[.$A4];[$hospos.G$2:$hospos.G$27])" office:value-type="float" office:value="110.264" calcext:value-type="float">
            <text:p>110.264</text:p>
          </table:table-cell>
          <table:table-cell table:formula="of:=SUMIF([hospos.$A$2:.$A$27];[.$A4];[$hospos.H$2:$hospos.H$27])" office:value-type="float" office:value="109.576" calcext:value-type="float">
            <text:p>109.576</text:p>
          </table:table-cell>
          <table:table-cell table:formula="of:=SUMIF([hospos.$A$2:.$A$27];[.$A4];[$hospos.I$2:$hospos.I$27])" office:value-type="float" office:value="112.501" calcext:value-type="float">
            <text:p>112.501</text:p>
          </table:table-cell>
          <table:table-cell table:formula="of:=SUMIF([hospos.$A$2:.$A$27];[.$A4];[$hospos.J$2:$hospos.J$27])" office:value-type="float" office:value="111.985" calcext:value-type="float">
            <text:p>111.985</text:p>
          </table:table-cell>
          <table:table-cell table:formula="of:=SUMIF([hospos.$A$2:.$A$27];[.$A4];[$hospos.K$2:$hospos.K$27])" office:value-type="float" office:value="114.737" calcext:value-type="float">
            <text:p>114.737</text:p>
          </table:table-cell>
          <table:table-cell table:formula="of:=SUMIF([hospos.$A$2:.$A$27];[.$A4];[$hospos.L$2:$hospos.L$27])" office:value-type="float" office:value="113.017" calcext:value-type="float">
            <text:p>113.017</text:p>
          </table:table-cell>
          <table:table-cell table:formula="of:=SUMIF([hospos.$A$2:.$A$27];[.$A4];[$hospos.M$2:$hospos.M$27])" office:value-type="float" office:value="115.597" calcext:value-type="float">
            <text:p>115.597</text:p>
          </table:table-cell>
          <table:table-cell table:formula="of:=SUMIF([hospos.$A$2:.$A$27];[.$A4];[$hospos.N$2:$hospos.N$27])" office:value-type="float" office:value="116.629" calcext:value-type="float">
            <text:p>116.629</text:p>
          </table:table-cell>
          <table:table-cell table:formula="of:=SUMIF([hospos.$A$2:.$A$27];[.$A4];[$hospos.O$2:$hospos.O$27])" office:value-type="float" office:value="117.661" calcext:value-type="float">
            <text:p>117.661</text:p>
          </table:table-cell>
          <table:table-cell table:formula="of:=SUMIF([hospos.$A$2:.$A$27];[.$A4];[$hospos.P$2:$hospos.P$27])" office:value-type="float" office:value="124.026" calcext:value-type="float">
            <text:p>124.026</text:p>
          </table:table-cell>
          <table:table-cell table:formula="of:=SUMIF([hospos.$A$2:.$A$27];[.$A4];[$hospos.Q$2:$hospos.Q$27])" office:value-type="float" office:value="128.67" calcext:value-type="float">
            <text:p>128.67</text:p>
          </table:table-cell>
          <table:table-cell table:formula="of:=SUMIF([hospos.$A$2:.$A$27];[.$A4];[$hospos.R$2:$hospos.R$27])" office:value-type="float" office:value="130.047" calcext:value-type="float">
            <text:p>130.047</text:p>
          </table:table-cell>
          <table:table-cell table:formula="of:=SUMIF([hospos.$A$2:.$A$27];[.$A4];[$hospos.S$2:$hospos.S$27])" office:value-type="float" office:value="134.175" calcext:value-type="float">
            <text:p>134.175</text:p>
          </table:table-cell>
          <table:table-cell table:formula="of:=SUMIF([hospos.$A$2:.$A$27];[.$A4];[$hospos.T$2:$hospos.T$27])" office:value-type="float" office:value="133.831" calcext:value-type="float">
            <text:p>133.831</text:p>
          </table:table-cell>
          <table:table-cell table:formula="of:=SUMIF([hospos.$A$2:.$A$27];[.$A4];[$hospos.U$2:$hospos.U$27])" office:value-type="float" office:value="134.863" calcext:value-type="float">
            <text:p>134.863</text:p>
          </table:table-cell>
          <table:table-cell table:formula="of:=SUMIF([hospos.$A$2:.$A$27];[.$A4];[$hospos.V$2:$hospos.V$27])" office:value-type="float" office:value="139.68" calcext:value-type="float">
            <text:p>139.68</text:p>
          </table:table-cell>
          <table:table-cell table:formula="of:=SUMIF([hospos.$A$2:.$A$27];[.$A4];[$hospos.W$2:$hospos.W$27])" office:value-type="float" office:value="139.852" calcext:value-type="float">
            <text:p>139.852</text:p>
          </table:table-cell>
          <table:table-cell table:formula="of:=SUMIF([hospos.$A$2:.$A$27];[.$A4];[$hospos.X$2:$hospos.X$27])" office:value-type="float" office:value="144.496" calcext:value-type="float">
            <text:p>144.496</text:p>
          </table:table-cell>
          <table:table-cell table:formula="of:=SUMIF([hospos.$A$2:.$A$27];[.$A4];[$hospos.Y$2:$hospos.Y$27])" office:value-type="float" office:value="138.303" calcext:value-type="float">
            <text:p>138.303</text:p>
          </table:table-cell>
          <table:table-cell table:formula="of:=SUMIF([hospos.$A$2:.$A$27];[.$A4];[$hospos.Z$2:$hospos.Z$27])" office:value-type="float" office:value="140.884" calcext:value-type="float">
            <text:p>140.884</text:p>
          </table:table-cell>
          <table:table-cell table:formula="of:=SUMIF([hospos.$A$2:.$A$27];[.$A4];[$hospos.AA$2:$hospos.AA$27])" office:value-type="float" office:value="143.292" calcext:value-type="float">
            <text:p>143.292</text:p>
          </table:table-cell>
          <table:table-cell table:formula="of:=SUMIF([hospos.$A$2:.$A$27];[.$A4];[$hospos.AB$2:$hospos.AB$27])" office:value-type="float" office:value="152.237" calcext:value-type="float">
            <text:p>152.237</text:p>
          </table:table-cell>
          <table:table-cell table:formula="of:=SUMIF([hospos.$A$2:.$A$27];[.$A4];[$hospos.AC$2:$hospos.AC$27])" office:value-type="float" office:value="158.774" calcext:value-type="float">
            <text:p>158.774</text:p>
          </table:table-cell>
          <table:table-cell table:formula="of:=SUMIF([hospos.$A$2:.$A$27];[.$A4];[$hospos.AD$2:$hospos.AD$27])" office:value-type="float" office:value="165.655" calcext:value-type="float">
            <text:p>165.655</text:p>
          </table:table-cell>
          <table:table-cell table:formula="of:=SUMIF([hospos.$A$2:.$A$27];[.$A4];[$hospos.AE$2:$hospos.AE$27])" office:value-type="float" office:value="170.299" calcext:value-type="float">
            <text:p>170.299</text:p>
          </table:table-cell>
          <table:table-cell table:formula="of:=SUMIF([hospos.$A$2:.$A$27];[.$A4];[$hospos.AF$2:$hospos.AF$27])" office:value-type="float" office:value="175.288" calcext:value-type="float">
            <text:p>175.288</text:p>
          </table:table-cell>
          <table:table-cell table:formula="of:=SUMIF([hospos.$A$2:.$A$27];[.$A4];[$hospos.AG$2:$hospos.AG$27])" office:value-type="float" office:value="183.889" calcext:value-type="float">
            <text:p>183.889</text:p>
          </table:table-cell>
          <table:table-cell table:formula="of:=SUMIF([hospos.$A$2:.$A$27];[.$A4];[$hospos.AH$2:$hospos.AH$27])" office:value-type="float" office:value="194.382" calcext:value-type="float">
            <text:p>194.382</text:p>
          </table:table-cell>
          <table:table-cell table:formula="of:=SUMIF([hospos.$A$2:.$A$27];[.$A4];[$hospos.AI$2:$hospos.AI$27])" office:value-type="float" office:value="201.607" calcext:value-type="float">
            <text:p>201.607</text:p>
          </table:table-cell>
          <table:table-cell table:formula="of:=SUMIF([hospos.$A$2:.$A$27];[.$A4];[$hospos.AJ$2:$hospos.AJ$27])" office:value-type="float" office:value="202.811" calcext:value-type="float">
            <text:p>202.811</text:p>
          </table:table-cell>
          <table:table-cell table:formula="of:=SUMIF([hospos.$A$2:.$A$27];[.$A4];[$hospos.AK$2:$hospos.AK$27])" office:value-type="float" office:value="197.65" calcext:value-type="float">
            <text:p>197.65</text:p>
          </table:table-cell>
          <table:table-cell table:formula="of:=SUMIF([hospos.$A$2:.$A$27];[.$A4];[$hospos.AL$2:$hospos.AL$27])" office:value-type="float" office:value="194.038" calcext:value-type="float">
            <text:p>194.038</text:p>
          </table:table-cell>
          <table:table-cell table:formula="of:=SUMIF([hospos.$A$2:.$A$27];[.$A4];[$hospos.AM$2:$hospos.AM$27])" office:value-type="float" office:value="0" calcext:value-type="float">
            <text:p>0</text:p>
          </table:table-cell>
          <table:table-cell table:formula="of:=SUMIF([hospos.$A$2:.$A$27];[.$A4];[$hospos.AN$2:$hospos.AN$27])" office:value-type="float" office:value="0" calcext:value-type="float">
            <text:p>0</text:p>
          </table:table-cell>
          <table:table-cell table:formula="of:=SUMIF([hospos.$A$2:.$A$27];[.$A4];[$hospos.AO$2:$hospos.AO$27])" office:value-type="float" office:value="0" calcext:value-type="float">
            <text:p>0</text:p>
          </table:table-cell>
          <table:table-cell table:formula="of:=SUMIF([hospos.$A$2:.$A$27];[.$A4];[$hospos.AP$2:$hospos.AP$27])" office:value-type="float" office:value="0" calcext:value-type="float">
            <text:p>0</text:p>
          </table:table-cell>
          <table:table-cell table:formula="of:=[.A4]" office:value-type="string" office:string-value="DNK" calcext:value-type="string">
            <text:p>DNK</text:p>
          </table:table-cell>
          <table:table-cell table:formula="of:=IF(AND([.B4]&gt;0;[.AT4]&gt;0);[.AT4]/[.B4]/7;&quot;&quot;)" office:value-type="float" office:value="0.0192729214979683" calcext:value-type="float">
            <text:p>0.019272921497968</text:p>
          </table:table-cell>
          <table:table-cell table:formula="of:=IF(AND([.C4]&gt;0;[.AU4]&gt;0);[.AU4]/[.C4]/7;&quot;&quot;)" office:value-type="float" office:value="0.0191218669606481" calcext:value-type="float">
            <text:p>0.019121866960648</text:p>
          </table:table-cell>
          <table:table-cell table:formula="of:=IF(AND([.D4]&gt;0;[.AV4]&gt;0);[.AV4]/[.D4]/7;&quot;&quot;)" office:value-type="float" office:value="0.019211381698874" calcext:value-type="float">
            <text:p>0.019211381698874</text:p>
          </table:table-cell>
          <table:table-cell table:formula="of:=IF(AND([.E4]&gt;0;[.AW4]&gt;0);[.AW4]/[.E4]/7;&quot;&quot;)" office:value-type="float" office:value="0.0194289367008629" calcext:value-type="float">
            <text:p>0.019428936700863</text:p>
          </table:table-cell>
          <table:table-cell table:formula="of:=IF(AND([.F4]&gt;0;[.AX4]&gt;0);[.AX4]/[.F4]/7;&quot;&quot;)" office:value-type="float" office:value="0.0203750643509753" calcext:value-type="float">
            <text:p>0.020375064350975</text:p>
          </table:table-cell>
          <table:table-cell table:formula="of:=IF(AND([.G4]&gt;0;[.AY4]&gt;0);[.AY4]/[.G4]/7;&quot;&quot;)" office:value-type="float" office:value="0.0194218330402961" calcext:value-type="float">
            <text:p>0.019421833040296</text:p>
          </table:table-cell>
          <table:table-cell table:formula="of:=IF(AND([.H4]&gt;0;[.AZ4]&gt;0);[.AZ4]/[.H4]/7;&quot;&quot;)" office:value-type="float" office:value="0.0181068272402192" calcext:value-type="float">
            <text:p>0.018106827240219</text:p>
          </table:table-cell>
          <table:table-cell table:formula="of:=IF(AND([.I4]&gt;0;[.BA4]&gt;0);[.BA4]/[.I4]/7;&quot;&quot;)" office:value-type="float" office:value="0.0178255720690187" calcext:value-type="float">
            <text:p>0.017825572069019</text:p>
          </table:table-cell>
          <table:table-cell table:formula="of:=IF(AND([.J4]&gt;0;[.BB4]&gt;0);[.BB4]/[.J4]/7;&quot;&quot;)" office:value-type="float" office:value="0.0166949375659874" calcext:value-type="float">
            <text:p>0.016694937565987</text:p>
          </table:table-cell>
          <table:table-cell table:formula="of:=IF(AND([.K4]&gt;0;[.BC4]&gt;0);[.BC4]/[.K4]/7;&quot;&quot;)" office:value-type="float" office:value="0.0162548332617662" calcext:value-type="float">
            <text:p>0.016254833261766</text:p>
          </table:table-cell>
          <table:table-cell table:formula="of:=IF(AND([.L4]&gt;0;[.BD4]&gt;0);[.BD4]/[.L4]/7;&quot;&quot;)" office:value-type="float" office:value="0.0155264480734233" calcext:value-type="float">
            <text:p>0.015526448073423</text:p>
          </table:table-cell>
          <table:table-cell table:formula="of:=IF(AND([.M4]&gt;0;[.BE4]&gt;0);[.BE4]/[.M4]/7;&quot;&quot;)" office:value-type="float" office:value="0.0148416485955918" calcext:value-type="float">
            <text:p>0.014841648595592</text:p>
          </table:table-cell>
          <table:table-cell table:formula="of:=IF(AND([.N4]&gt;0;[.BF4]&gt;0);[.BF4]/[.N4]/7;&quot;&quot;)" office:value-type="float" office:value="0.0147612605412036" calcext:value-type="float">
            <text:p>0.014761260541204</text:p>
          </table:table-cell>
          <table:table-cell table:formula="of:=IF(AND([.O4]&gt;0;[.BG4]&gt;0);[.BG4]/[.O4]/7;&quot;&quot;)" office:value-type="float" office:value="0.0142734740911231" calcext:value-type="float">
            <text:p>0.014273474091123</text:p>
          </table:table-cell>
          <table:table-cell table:formula="of:=IF(AND([.P4]&gt;0;[.BH4]&gt;0);[.BH4]/[.P4]/7;&quot;&quot;)" office:value-type="float" office:value="0.0144012952875138" calcext:value-type="float">
            <text:p>0.014401295287514</text:p>
          </table:table-cell>
          <table:table-cell table:formula="of:=IF(AND([.Q4]&gt;0;[.BI4]&gt;0);[.BI4]/[.Q4]/7;&quot;&quot;)" office:value-type="float" office:value="0.0140921565928063" calcext:value-type="float">
            <text:p>0.014092156592806</text:p>
          </table:table-cell>
          <table:table-cell table:formula="of:=IF(AND([.R4]&gt;0;[.BJ4]&gt;0);[.BJ4]/[.R4]/7;&quot;&quot;)" office:value-type="float" office:value="0.0131082063296407" calcext:value-type="float">
            <text:p>0.013108206329641</text:p>
          </table:table-cell>
          <table:table-cell table:formula="of:=IF(AND([.S4]&gt;0;[.BK4]&gt;0);[.BK4]/[.S4]/7;&quot;&quot;)" office:value-type="float" office:value="0.0128581289584805" calcext:value-type="float">
            <text:p>0.012858128958481</text:p>
          </table:table-cell>
          <table:table-cell table:formula="of:=IF(AND([.T4]&gt;0;[.BL4]&gt;0);[.BL4]/[.T4]/7;&quot;&quot;)" office:value-type="float" office:value="0.0123717937044006" calcext:value-type="float">
            <text:p>0.012371793704401</text:p>
          </table:table-cell>
          <table:table-cell table:formula="of:=IF(AND([.U4]&gt;0;[.BM4]&gt;0);[.BM4]/[.U4]/7;&quot;&quot;)" office:value-type="float" office:value="0.0120304367024527" calcext:value-type="float">
            <text:p>0.012030436702453</text:p>
          </table:table-cell>
          <table:table-cell table:formula="of:=IF(AND([.V4]&gt;0;[.BN4]&gt;0);[.BN4]/[.V4]/7;&quot;&quot;)" office:value-type="float" office:value="0.0104866470927933" calcext:value-type="float">
            <text:p>0.010486647092793</text:p>
          </table:table-cell>
          <table:table-cell table:formula="of:=IF(AND([.W4]&gt;0;[.BO4]&gt;0);[.BO4]/[.W4]/7;&quot;&quot;)" office:value-type="float" office:value="0.00990921840306496" calcext:value-type="float">
            <text:p>0.009909218403065</text:p>
          </table:table-cell>
          <table:table-cell table:formula="of:=IF(AND([.X4]&gt;0;[.BP4]&gt;0);[.BP4]/[.X4]/7;&quot;&quot;)" office:value-type="float" office:value="0.00993693618790558" calcext:value-type="float">
            <text:p>0.009936936187906</text:p>
          </table:table-cell>
          <table:table-cell table:formula="of:=IF(AND([.Y4]&gt;0;[.BQ4]&gt;0);[.BQ4]/[.Y4]/7;&quot;&quot;)" office:value-type="float" office:value="0.00950711000230077" calcext:value-type="float">
            <text:p>0.009507110002301</text:p>
          </table:table-cell>
          <table:table-cell table:formula="of:=IF(AND([.Z4]&gt;0;[.BR4]&gt;0);[.BR4]/[.Z4]/7;&quot;&quot;)" office:value-type="float" office:value="0.0107800195470301" calcext:value-type="float">
            <text:p>0.01078001954703</text:p>
          </table:table-cell>
          <table:table-cell table:formula="of:=IF(AND([.AA4]&gt;0;[.BS4]&gt;0);[.BS4]/[.AA4]/7;&quot;&quot;)" office:value-type="float" office:value="0.0122930187883503" calcext:value-type="float">
            <text:p>0.01229301878835</text:p>
          </table:table-cell>
          <table:table-cell table:formula="of:=IF(AND([.AB4]&gt;0;[.BT4]&gt;0);[.BT4]/[.AB4]/7;&quot;&quot;)" office:value-type="float" office:value="0.00896520086120389" calcext:value-type="float">
            <text:p>0.008965200861204</text:p>
          </table:table-cell>
          <table:table-cell table:formula="of:=IF(AND([.AC4]&gt;0;[.BU4]&gt;0);[.BU4]/[.AC4]/7;&quot;&quot;)" office:value-type="float" office:value="0.0101276245000819" calcext:value-type="float">
            <text:p>0.010127624500082</text:p>
          </table:table-cell>
          <table:table-cell table:formula="of:=IF(AND([.AD4]&gt;0;[.BV4]&gt;0);[.BV4]/[.AD4]/7;&quot;&quot;)" office:value-type="float" office:value="0.00953666285710601" calcext:value-type="float">
            <text:p>0.009536662857106</text:p>
          </table:table-cell>
          <table:table-cell table:formula="of:=IF(AND([.AE4]&gt;0;[.BW4]&gt;0);[.BW4]/[.AE4]/7;&quot;&quot;)" office:value-type="float" office:value="0.0090085939210942" calcext:value-type="float">
            <text:p>0.009008593921094</text:p>
          </table:table-cell>
          <table:table-cell table:formula="of:=IF(AND([.AF4]&gt;0;[.BX4]&gt;0);[.BX4]/[.AF4]/7;&quot;&quot;)" office:value-type="float" office:value="0.00868262830898027" calcext:value-type="float">
            <text:p>0.00868262830898</text:p>
          </table:table-cell>
          <table:table-cell table:formula="of:=IF(AND([.AG4]&gt;0;[.BY4]&gt;0);[.BY4]/[.AG4]/7;&quot;&quot;)" office:value-type="float" office:value="0.00773261011092313" calcext:value-type="float">
            <text:p>0.007732610110923</text:p>
          </table:table-cell>
          <table:table-cell table:formula="of:=IF(AND([.AH4]&gt;0;[.BZ4]&gt;0);[.BZ4]/[.AH4]/7;&quot;&quot;)" office:value-type="float" office:value="0.00772914780839084" calcext:value-type="float">
            <text:p>0.007729147808391</text:p>
          </table:table-cell>
          <table:table-cell table:formula="of:=IF(AND([.AI4]&gt;0;[.CA4]&gt;0);[.CA4]/[.AI4]/7;&quot;&quot;)" office:value-type="float" office:value="0.0102837906307208" calcext:value-type="float">
            <text:p>0.010283790630721</text:p>
          </table:table-cell>
          <table:table-cell table:formula="of:=IF(AND([.AJ4]&gt;0;[.CB4]&gt;0);[.CB4]/[.AJ4]/7;&quot;&quot;)" office:value-type="float" office:value="0.00935426120449875" calcext:value-type="float">
            <text:p>0.009354261204499</text:p>
          </table:table-cell>
          <table:table-cell table:formula="of:=IF(AND([.AK4]&gt;0;[.CC4]&gt;0);[.CC4]/[.AK4]/7;&quot;&quot;)" office:value-type="float" office:value="0.00876469622046255" calcext:value-type="float">
            <text:p>0.008764696220463</text:p>
          </table:table-cell>
          <table:table-cell table:formula="of:=IF(AND([.AL4]&gt;0;[.CD4]&gt;0);[.CD4]/[.AL4]/7;&quot;&quot;)" office:value-type="float" office:value="0.00831332385400138" calcext:value-type="float">
            <text:p>0.008313323854001</text:p>
          </table:table-cell>
          <table:table-cell table:formula="of:=IF(AND([.AM4]&gt;0;[.CE4]&gt;0);[.CE4]/[.AM4]/7;&quot;&quot;)">
            <text:p/>
          </table:table-cell>
          <table:table-cell table:formula="of:=IF(AND([.AN4]&gt;0;[.CF4]&gt;0);[.CF4]/[.AN4]/7;&quot;&quot;)">
            <text:p/>
          </table:table-cell>
          <table:table-cell table:formula="of:=IF(AND([.AO4]&gt;0;[.CG4]&gt;0);[.CG4]/[.AO4]/7;&quot;&quot;)">
            <text:p/>
          </table:table-cell>
          <table:table-cell/>
          <table:table-cell table:formula="of:=[.CI4]" office:value-type="string" office:string-value="DNK" calcext:value-type="string">
            <text:p>DNK</text:p>
          </table:table-cell>
          <table:table-cell table:formula="of:=AVERAGE([.DL4:.DW4])" office:value-type="float" office:value="0.00882285721290866" calcext:value-type="float">
            <text:p>0.008822857212909</text:p>
          </table:table-cell>
          <table:table-cell table:formula="of:=[.AQ4]" office:value-type="float" office:value="48.8354545454545" calcext:value-type="float">
            <text:p>48.8354545454545</text:p>
          </table:table-cell>
          <table:table-cell table:formula="of:=[.AP4]" office:value-type="float" office:value="82.655" calcext:value-type="float">
            <text:p>82.655</text:p>
          </table:table-cell>
          <table:table-cell table:formula="of:=[.EA4]*[.$EF$29]+[.EB4]*[.$EF$30]+[.$EF$28]" office:value-type="float" office:value="0.00493406791674598" calcext:value-type="float">
            <text:p>0.004934067916746</text:p>
          </table:table-cell>
          <table:table-cell table:formula="of:=[.DZ4]" office:value-type="float" office:value="0.00882285721290866" calcext:value-type="float">
            <text:p>0.008822857212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R</text:p>
          </table:table-cell>
          <table:table-cell table:formula="of:=SUMIF([cases.$A$2:.$A$239];[.$A5];[$cases.B$2:$cases.B$239])" office:value-type="float" office:value="55.691" calcext:value-type="float">
            <text:p>55.691</text:p>
          </table:table-cell>
          <table:table-cell table:formula="of:=SUMIF([cases.$A$2:.$A$239];[.$A5];[$cases.C$2:$cases.C$239])" office:value-type="float" office:value="55.046" calcext:value-type="float">
            <text:p>55.046</text:p>
          </table:table-cell>
          <table:table-cell table:formula="of:=SUMIF([cases.$A$2:.$A$239];[.$A5];[$cases.D$2:$cases.D$239])" office:value-type="float" office:value="54.461" calcext:value-type="float">
            <text:p>54.461</text:p>
          </table:table-cell>
          <table:table-cell table:formula="of:=SUMIF([cases.$A$2:.$A$239];[.$A5];[$cases.E$2:$cases.E$239])" office:value-type="float" office:value="54.753" calcext:value-type="float">
            <text:p>54.753</text:p>
          </table:table-cell>
          <table:table-cell table:formula="of:=SUMIF([cases.$A$2:.$A$239];[.$A5];[$cases.F$2:$cases.F$239])" office:value-type="float" office:value="56.968" calcext:value-type="float">
            <text:p>56.968</text:p>
          </table:table-cell>
          <table:table-cell table:formula="of:=SUMIF([cases.$A$2:.$A$239];[.$A5];[$cases.G$2:$cases.G$239])" office:value-type="float" office:value="56.798" calcext:value-type="float">
            <text:p>56.798</text:p>
          </table:table-cell>
          <table:table-cell table:formula="of:=SUMIF([cases.$A$2:.$A$239];[.$A5];[$cases.H$2:$cases.H$239])" office:value-type="float" office:value="58.644" calcext:value-type="float">
            <text:p>58.644</text:p>
          </table:table-cell>
          <table:table-cell table:formula="of:=SUMIF([cases.$A$2:.$A$239];[.$A5];[$cases.I$2:$cases.I$239])" office:value-type="float" office:value="63.441" calcext:value-type="float">
            <text:p>63.441</text:p>
          </table:table-cell>
          <table:table-cell table:formula="of:=SUMIF([cases.$A$2:.$A$239];[.$A5];[$cases.J$2:$cases.J$239])" office:value-type="float" office:value="63.533" calcext:value-type="float">
            <text:p>63.533</text:p>
          </table:table-cell>
          <table:table-cell table:formula="of:=SUMIF([cases.$A$2:.$A$239];[.$A5];[$cases.K$2:$cases.K$239])" office:value-type="float" office:value="66.147" calcext:value-type="float">
            <text:p>66.147</text:p>
          </table:table-cell>
          <table:table-cell table:formula="of:=SUMIF([cases.$A$2:.$A$239];[.$A5];[$cases.L$2:$cases.L$239])" office:value-type="float" office:value="66.101" calcext:value-type="float">
            <text:p>66.101</text:p>
          </table:table-cell>
          <table:table-cell table:formula="of:=SUMIF([cases.$A$2:.$A$239];[.$A5];[$cases.M$2:$cases.M$239])" office:value-type="float" office:value="66.116" calcext:value-type="float">
            <text:p>66.116</text:p>
          </table:table-cell>
          <table:table-cell table:formula="of:=SUMIF([cases.$A$2:.$A$239];[.$A5];[$cases.N$2:$cases.N$239])" office:value-type="float" office:value="66.808" calcext:value-type="float">
            <text:p>66.808</text:p>
          </table:table-cell>
          <table:table-cell table:formula="of:=SUMIF([cases.$A$2:.$A$239];[.$A5];[$cases.O$2:$cases.O$239])" office:value-type="float" office:value="66.147" calcext:value-type="float">
            <text:p>66.147</text:p>
          </table:table-cell>
          <table:table-cell table:formula="of:=SUMIF([cases.$A$2:.$A$239];[.$A5];[$cases.P$2:$cases.P$239])" office:value-type="float" office:value="64.179" calcext:value-type="float">
            <text:p>64.179</text:p>
          </table:table-cell>
          <table:table-cell table:formula="of:=SUMIF([cases.$A$2:.$A$239];[.$A5];[$cases.Q$2:$cases.Q$239])" office:value-type="float" office:value="68.899" calcext:value-type="float">
            <text:p>68.899</text:p>
          </table:table-cell>
          <table:table-cell table:formula="of:=SUMIF([cases.$A$2:.$A$239];[.$A5];[$cases.R$2:$cases.R$239])" office:value-type="float" office:value="70.975" calcext:value-type="float">
            <text:p>70.975</text:p>
          </table:table-cell>
          <table:table-cell table:formula="of:=SUMIF([cases.$A$2:.$A$239];[.$A5];[$cases.S$2:$cases.S$239])" office:value-type="float" office:value="76.203" calcext:value-type="float">
            <text:p>76.203</text:p>
          </table:table-cell>
          <table:table-cell table:formula="of:=SUMIF([cases.$A$2:.$A$239];[.$A5];[$cases.T$2:$cases.T$239])" office:value-type="float" office:value="81.123" calcext:value-type="float">
            <text:p>81.123</text:p>
          </table:table-cell>
          <table:table-cell table:formula="of:=SUMIF([cases.$A$2:.$A$239];[.$A5];[$cases.U$2:$cases.U$239])" office:value-type="float" office:value="89.672" calcext:value-type="float">
            <text:p>89.672</text:p>
          </table:table-cell>
          <table:table-cell table:formula="of:=SUMIF([cases.$A$2:.$A$239];[.$A5];[$cases.V$2:$cases.V$239])" office:value-type="float" office:value="95.192" calcext:value-type="float">
            <text:p>95.192</text:p>
          </table:table-cell>
          <table:table-cell table:formula="of:=SUMIF([cases.$A$2:.$A$239];[.$A5];[$cases.W$2:$cases.W$239])" office:value-type="float" office:value="104.002" calcext:value-type="float">
            <text:p>104.002</text:p>
          </table:table-cell>
          <table:table-cell table:formula="of:=SUMIF([cases.$A$2:.$A$239];[.$A5];[$cases.X$2:$cases.X$239])" office:value-type="float" office:value="117.333" calcext:value-type="float">
            <text:p>117.333</text:p>
          </table:table-cell>
          <table:table-cell table:formula="of:=SUMIF([cases.$A$2:.$A$239];[.$A5];[$cases.Y$2:$cases.Y$239])" office:value-type="float" office:value="127.035" calcext:value-type="float">
            <text:p>127.035</text:p>
          </table:table-cell>
          <table:table-cell table:formula="of:=SUMIF([cases.$A$2:.$A$239];[.$A5];[$cases.Z$2:$cases.Z$239])" office:value-type="float" office:value="138.706" calcext:value-type="float">
            <text:p>138.706</text:p>
          </table:table-cell>
          <table:table-cell table:formula="of:=SUMIF([cases.$A$2:.$A$239];[.$A5];[$cases.AA$2:$cases.AA$239])" office:value-type="float" office:value="145.579" calcext:value-type="float">
            <text:p>145.579</text:p>
          </table:table-cell>
          <table:table-cell table:formula="of:=SUMIF([cases.$A$2:.$A$239];[.$A5];[$cases.AB$2:$cases.AB$239])" office:value-type="float" office:value="171.564" calcext:value-type="float">
            <text:p>171.564</text:p>
          </table:table-cell>
          <table:table-cell table:formula="of:=SUMIF([cases.$A$2:.$A$239];[.$A5];[$cases.AC$2:$cases.AC$239])" office:value-type="float" office:value="200.394" calcext:value-type="float">
            <text:p>200.394</text:p>
          </table:table-cell>
          <table:table-cell table:formula="of:=SUMIF([cases.$A$2:.$A$239];[.$A5];[$cases.AD$2:$cases.AD$239])" office:value-type="float" office:value="234.928" calcext:value-type="float">
            <text:p>234.928</text:p>
          </table:table-cell>
          <table:table-cell table:formula="of:=SUMIF([cases.$A$2:.$A$239];[.$A5];[$cases.AE$2:$cases.AE$239])" office:value-type="float" office:value="294.202" calcext:value-type="float">
            <text:p>294.202</text:p>
          </table:table-cell>
          <table:table-cell table:formula="of:=SUMIF([cases.$A$2:.$A$239];[.$A5];[$cases.AF$2:$cases.AF$239])" office:value-type="float" office:value="333.18" calcext:value-type="float">
            <text:p>333.18</text:p>
          </table:table-cell>
          <table:table-cell table:formula="of:=SUMIF([cases.$A$2:.$A$239];[.$A5];[$cases.AG$2:$cases.AG$239])" office:value-type="float" office:value="404.923" calcext:value-type="float">
            <text:p>404.923</text:p>
          </table:table-cell>
          <table:table-cell table:formula="of:=SUMIF([cases.$A$2:.$A$239];[.$A5];[$cases.AH$2:$cases.AH$239])" office:value-type="float" office:value="463.644" calcext:value-type="float">
            <text:p>463.644</text:p>
          </table:table-cell>
          <table:table-cell table:formula="of:=SUMIF([cases.$A$2:.$A$239];[.$A5];[$cases.AI$2:$cases.AI$239])" office:value-type="float" office:value="567.538" calcext:value-type="float">
            <text:p>567.538</text:p>
          </table:table-cell>
          <table:table-cell table:formula="of:=SUMIF([cases.$A$2:.$A$239];[.$A5];[$cases.AJ$2:$cases.AJ$239])" office:value-type="float" office:value="627.304" calcext:value-type="float">
            <text:p>627.304</text:p>
          </table:table-cell>
          <table:table-cell table:formula="of:=SUMIF([cases.$A$2:.$A$239];[.$A5];[$cases.AK$2:$cases.AK$239])" office:value-type="float" office:value="839.276" calcext:value-type="float">
            <text:p>839.276</text:p>
          </table:table-cell>
          <table:table-cell table:formula="of:=SUMIF([cases.$A$2:.$A$239];[.$A5];[$cases.AL$2:$cases.AL$239])" office:value-type="float" office:value="1051.74" calcext:value-type="float">
            <text:p>1051.74</text:p>
          </table:table-cell>
          <table:table-cell table:formula="of:=SUMIF([cases.$A$2:.$A$239];[.$A5];[$cases.AM$2:$cases.AM$239])" office:value-type="float" office:value="1218.706" calcext:value-type="float">
            <text:p>1218.706</text:p>
          </table:table-cell>
          <table:table-cell table:formula="of:=SUMIF([cases.$A$2:.$A$239];[.$A5];[$cases.AN$2:$cases.AN$239])" office:value-type="float" office:value="1468.979" calcext:value-type="float">
            <text:p>1468.979</text:p>
          </table:table-cell>
          <table:table-cell table:formula="of:=SUMIF([cases.$A$2:.$A$239];[.$A5];[$cases.AO$2:$cases.AO$239])" office:value-type="float" office:value="1660.117" calcext:value-type="float">
            <text:p>1660.117</text:p>
          </table:table-cell>
          <table:table-cell table:formula="of:=SUMIF([cases.$A$2:.$A$239];[.$A5];[$cases.AP$2:$cases.AP$239])" office:value-type="float" office:value="70.7757142857143" calcext:value-type="float">
            <text:p>70.7757142857143</text:p>
          </table:table-cell>
          <table:table-cell table:formula="of:=SUMIF([cases.$A$2:.$A$239];[.$A5];[$cases.AQ$2:$cases.AQ$239])" office:value-type="float" office:value="45.93" calcext:value-type="float">
            <text:p>45.93</text:p>
          </table:table-cell>
          <table:table-cell table:number-columns-repeated="2"/>
          <table:table-cell table:formula="of:=SUMIF([hospos.$A$2:.$A$27];[.$A5];[$hospos.B$2:$hospos.B$27])" office:value-type="float" office:value="9.149" calcext:value-type="float">
            <text:p>9.149</text:p>
          </table:table-cell>
          <table:table-cell table:formula="of:=SUMIF([hospos.$A$2:.$A$27];[.$A5];[$hospos.C$2:$hospos.C$27])" office:value-type="float" office:value="8.61" calcext:value-type="float">
            <text:p>8.61</text:p>
          </table:table-cell>
          <table:table-cell table:formula="of:=SUMIF([hospos.$A$2:.$A$27];[.$A5];[$hospos.D$2:$hospos.D$27])" office:value-type="float" office:value="9.364" calcext:value-type="float">
            <text:p>9.364</text:p>
          </table:table-cell>
          <table:table-cell table:formula="of:=SUMIF([hospos.$A$2:.$A$27];[.$A5];[$hospos.E$2:$hospos.E$27])" office:value-type="float" office:value="8.718" calcext:value-type="float">
            <text:p>8.718</text:p>
          </table:table-cell>
          <table:table-cell table:formula="of:=SUMIF([hospos.$A$2:.$A$27];[.$A5];[$hospos.F$2:$hospos.F$27])" office:value-type="float" office:value="9.149" calcext:value-type="float">
            <text:p>9.149</text:p>
          </table:table-cell>
          <table:table-cell table:formula="of:=SUMIF([hospos.$A$2:.$A$27];[.$A5];[$hospos.G$2:$hospos.G$27])" office:value-type="float" office:value="9.794" calcext:value-type="float">
            <text:p>9.794</text:p>
          </table:table-cell>
          <table:table-cell table:formula="of:=SUMIF([hospos.$A$2:.$A$27];[.$A5];[$hospos.H$2:$hospos.H$27])" office:value-type="float" office:value="9.794" calcext:value-type="float">
            <text:p>9.794</text:p>
          </table:table-cell>
          <table:table-cell table:formula="of:=SUMIF([hospos.$A$2:.$A$27];[.$A5];[$hospos.I$2:$hospos.I$27])" office:value-type="float" office:value="10.01" calcext:value-type="float">
            <text:p>10.01</text:p>
          </table:table-cell>
          <table:table-cell table:formula="of:=SUMIF([hospos.$A$2:.$A$27];[.$A5];[$hospos.J$2:$hospos.J$27])" office:value-type="float" office:value="10.44" calcext:value-type="float">
            <text:p>10.44</text:p>
          </table:table-cell>
          <table:table-cell table:formula="of:=SUMIF([hospos.$A$2:.$A$27];[.$A5];[$hospos.K$2:$hospos.K$27])" office:value-type="float" office:value="10.117" calcext:value-type="float">
            <text:p>10.117</text:p>
          </table:table-cell>
          <table:table-cell table:formula="of:=SUMIF([hospos.$A$2:.$A$27];[.$A5];[$hospos.L$2:$hospos.L$27])" office:value-type="float" office:value="11.409" calcext:value-type="float">
            <text:p>11.409</text:p>
          </table:table-cell>
          <table:table-cell table:formula="of:=SUMIF([hospos.$A$2:.$A$27];[.$A5];[$hospos.M$2:$hospos.M$27])" office:value-type="float" office:value="10.655" calcext:value-type="float">
            <text:p>10.655</text:p>
          </table:table-cell>
          <table:table-cell table:formula="of:=SUMIF([hospos.$A$2:.$A$27];[.$A5];[$hospos.N$2:$hospos.N$27])" office:value-type="float" office:value="10.44" calcext:value-type="float">
            <text:p>10.44</text:p>
          </table:table-cell>
          <table:table-cell table:formula="of:=SUMIF([hospos.$A$2:.$A$27];[.$A5];[$hospos.O$2:$hospos.O$27])" office:value-type="float" office:value="9.902" calcext:value-type="float">
            <text:p>9.902</text:p>
          </table:table-cell>
          <table:table-cell table:formula="of:=SUMIF([hospos.$A$2:.$A$27];[.$A5];[$hospos.P$2:$hospos.P$27])" office:value-type="float" office:value="9.794" calcext:value-type="float">
            <text:p>9.794</text:p>
          </table:table-cell>
          <table:table-cell table:formula="of:=SUMIF([hospos.$A$2:.$A$27];[.$A5];[$hospos.Q$2:$hospos.Q$27])" office:value-type="float" office:value="9.687" calcext:value-type="float">
            <text:p>9.687</text:p>
          </table:table-cell>
          <table:table-cell table:formula="of:=SUMIF([hospos.$A$2:.$A$27];[.$A5];[$hospos.R$2:$hospos.R$27])" office:value-type="float" office:value="10.117" calcext:value-type="float">
            <text:p>10.117</text:p>
          </table:table-cell>
          <table:table-cell table:formula="of:=SUMIF([hospos.$A$2:.$A$27];[.$A5];[$hospos.S$2:$hospos.S$27])" office:value-type="float" office:value="9.256" calcext:value-type="float">
            <text:p>9.256</text:p>
          </table:table-cell>
          <table:table-cell table:formula="of:=SUMIF([hospos.$A$2:.$A$27];[.$A5];[$hospos.T$2:$hospos.T$27])" office:value-type="float" office:value="9.579" calcext:value-type="float">
            <text:p>9.579</text:p>
          </table:table-cell>
          <table:table-cell table:formula="of:=SUMIF([hospos.$A$2:.$A$27];[.$A5];[$hospos.U$2:$hospos.U$27])" office:value-type="float" office:value="10.225" calcext:value-type="float">
            <text:p>10.225</text:p>
          </table:table-cell>
          <table:table-cell table:formula="of:=SUMIF([hospos.$A$2:.$A$27];[.$A5];[$hospos.V$2:$hospos.V$27])" office:value-type="float" office:value="9.687" calcext:value-type="float">
            <text:p>9.687</text:p>
          </table:table-cell>
          <table:table-cell table:formula="of:=SUMIF([hospos.$A$2:.$A$27];[.$A5];[$hospos.W$2:$hospos.W$27])" office:value-type="float" office:value="10.225" calcext:value-type="float">
            <text:p>10.225</text:p>
          </table:table-cell>
          <table:table-cell table:formula="of:=SUMIF([hospos.$A$2:.$A$27];[.$A5];[$hospos.X$2:$hospos.X$27])" office:value-type="float" office:value="11.409" calcext:value-type="float">
            <text:p>11.409</text:p>
          </table:table-cell>
          <table:table-cell table:formula="of:=SUMIF([hospos.$A$2:.$A$27];[.$A5];[$hospos.Y$2:$hospos.Y$27])" office:value-type="float" office:value="12.485" calcext:value-type="float">
            <text:p>12.485</text:p>
          </table:table-cell>
          <table:table-cell table:formula="of:=SUMIF([hospos.$A$2:.$A$27];[.$A5];[$hospos.Z$2:$hospos.Z$27])" office:value-type="float" office:value="13.023" calcext:value-type="float">
            <text:p>13.023</text:p>
          </table:table-cell>
          <table:table-cell table:formula="of:=SUMIF([hospos.$A$2:.$A$27];[.$A5];[$hospos.AA$2:$hospos.AA$27])" office:value-type="float" office:value="14.1" calcext:value-type="float">
            <text:p>14.1</text:p>
          </table:table-cell>
          <table:table-cell table:formula="of:=SUMIF([hospos.$A$2:.$A$27];[.$A5];[$hospos.AB$2:$hospos.AB$27])" office:value-type="float" office:value="16.037" calcext:value-type="float">
            <text:p>16.037</text:p>
          </table:table-cell>
          <table:table-cell table:formula="of:=SUMIF([hospos.$A$2:.$A$27];[.$A5];[$hospos.AC$2:$hospos.AC$27])" office:value-type="float" office:value="19.266" calcext:value-type="float">
            <text:p>19.266</text:p>
          </table:table-cell>
          <table:table-cell table:formula="of:=SUMIF([hospos.$A$2:.$A$27];[.$A5];[$hospos.AD$2:$hospos.AD$27])" office:value-type="float" office:value="21.634" calcext:value-type="float">
            <text:p>21.634</text:p>
          </table:table-cell>
          <table:table-cell table:formula="of:=SUMIF([hospos.$A$2:.$A$27];[.$A5];[$hospos.AE$2:$hospos.AE$27])" office:value-type="float" office:value="23.679" calcext:value-type="float">
            <text:p>23.679</text:p>
          </table:table-cell>
          <table:table-cell table:formula="of:=SUMIF([hospos.$A$2:.$A$27];[.$A5];[$hospos.AF$2:$hospos.AF$27])" office:value-type="float" office:value="25.186" calcext:value-type="float">
            <text:p>25.186</text:p>
          </table:table-cell>
          <table:table-cell table:formula="of:=SUMIF([hospos.$A$2:.$A$27];[.$A5];[$hospos.AG$2:$hospos.AG$27])" office:value-type="float" office:value="27.661" calcext:value-type="float">
            <text:p>27.661</text:p>
          </table:table-cell>
          <table:table-cell table:formula="of:=SUMIF([hospos.$A$2:.$A$27];[.$A5];[$hospos.AH$2:$hospos.AH$27])" office:value-type="float" office:value="32.289" calcext:value-type="float">
            <text:p>32.289</text:p>
          </table:table-cell>
          <table:table-cell table:formula="of:=SUMIF([hospos.$A$2:.$A$27];[.$A5];[$hospos.AI$2:$hospos.AI$27])" office:value-type="float" office:value="36.379" calcext:value-type="float">
            <text:p>36.379</text:p>
          </table:table-cell>
          <table:table-cell table:formula="of:=SUMIF([hospos.$A$2:.$A$27];[.$A5];[$hospos.AJ$2:$hospos.AJ$27])" office:value-type="float" office:value="43.483" calcext:value-type="float">
            <text:p>43.483</text:p>
          </table:table-cell>
          <table:table-cell table:formula="of:=SUMIF([hospos.$A$2:.$A$27];[.$A5];[$hospos.AK$2:$hospos.AK$27])" office:value-type="float" office:value="51.34" calcext:value-type="float">
            <text:p>51.34</text:p>
          </table:table-cell>
          <table:table-cell table:formula="of:=SUMIF([hospos.$A$2:.$A$27];[.$A5];[$hospos.AL$2:$hospos.AL$27])" office:value-type="float" office:value="59.305" calcext:value-type="float">
            <text:p>59.305</text:p>
          </table:table-cell>
          <table:table-cell table:formula="of:=SUMIF([hospos.$A$2:.$A$27];[.$A5];[$hospos.AM$2:$hospos.AM$27])" office:value-type="float" office:value="67.377" calcext:value-type="float">
            <text:p>67.377</text:p>
          </table:table-cell>
          <table:table-cell table:formula="of:=SUMIF([hospos.$A$2:.$A$27];[.$A5];[$hospos.AN$2:$hospos.AN$27])" office:value-type="float" office:value="78.894" calcext:value-type="float">
            <text:p>78.894</text:p>
          </table:table-cell>
          <table:table-cell table:formula="of:=SUMIF([hospos.$A$2:.$A$27];[.$A5];[$hospos.AO$2:$hospos.AO$27])" office:value-type="float" office:value="79.539" calcext:value-type="float">
            <text:p>79.539</text:p>
          </table:table-cell>
          <table:table-cell table:formula="of:=SUMIF([hospos.$A$2:.$A$27];[.$A5];[$hospos.AP$2:$hospos.AP$27])" office:value-type="float" office:value="0" calcext:value-type="float">
            <text:p>0</text:p>
          </table:table-cell>
          <table:table-cell table:formula="of:=[.A5]" office:value-type="string" office:string-value="ISR" calcext:value-type="string">
            <text:p>ISR</text:p>
          </table:table-cell>
          <table:table-cell table:formula="of:=IF(AND([.B5]&gt;0;[.AT5]&gt;0);[.AT5]/[.B5]/7;&quot;&quot;)" office:value-type="float" office:value="0.0234687831067857" calcext:value-type="float">
            <text:p>0.023468783106786</text:p>
          </table:table-cell>
          <table:table-cell table:formula="of:=IF(AND([.C5]&gt;0;[.AU5]&gt;0);[.AU5]/[.C5]/7;&quot;&quot;)" office:value-type="float" office:value="0.0223449478617883" calcext:value-type="float">
            <text:p>0.022344947861788</text:p>
          </table:table-cell>
          <table:table-cell table:formula="of:=IF(AND([.D5]&gt;0;[.AV5]&gt;0);[.AV5]/[.D5]/7;&quot;&quot;)" office:value-type="float" office:value="0.0245627932963825" calcext:value-type="float">
            <text:p>0.024562793296383</text:p>
          </table:table-cell>
          <table:table-cell table:formula="of:=IF(AND([.E5]&gt;0;[.AW5]&gt;0);[.AW5]/[.E5]/7;&quot;&quot;)" office:value-type="float" office:value="0.0227463074430364" calcext:value-type="float">
            <text:p>0.022746307443036</text:p>
          </table:table-cell>
          <table:table-cell table:formula="of:=IF(AND([.F5]&gt;0;[.AX5]&gt;0);[.AX5]/[.F5]/7;&quot;&quot;)" office:value-type="float" office:value="0.0229427046763095" calcext:value-type="float">
            <text:p>0.02294270467631</text:p>
          </table:table-cell>
          <table:table-cell table:formula="of:=IF(AND([.G5]&gt;0;[.AY5]&gt;0);[.AY5]/[.G5]/7;&quot;&quot;)" office:value-type="float" office:value="0.0246336641632251" calcext:value-type="float">
            <text:p>0.024633664163225</text:p>
          </table:table-cell>
          <table:table-cell table:formula="of:=IF(AND([.H5]&gt;0;[.AZ5]&gt;0);[.AZ5]/[.H5]/7;&quot;&quot;)" office:value-type="float" office:value="0.0238582439319088" calcext:value-type="float">
            <text:p>0.023858243931909</text:p>
          </table:table-cell>
          <table:table-cell table:formula="of:=IF(AND([.I5]&gt;0;[.BA5]&gt;0);[.BA5]/[.I5]/7;&quot;&quot;)" office:value-type="float" office:value="0.0225406283003105" calcext:value-type="float">
            <text:p>0.022540628300311</text:p>
          </table:table-cell>
          <table:table-cell table:formula="of:=IF(AND([.J5]&gt;0;[.BB5]&gt;0);[.BB5]/[.J5]/7;&quot;&quot;)" office:value-type="float" office:value="0.0234748645810614" calcext:value-type="float">
            <text:p>0.023474864581061</text:p>
          </table:table-cell>
          <table:table-cell table:formula="of:=IF(AND([.K5]&gt;0;[.BC5]&gt;0);[.BC5]/[.K5]/7;&quot;&quot;)" office:value-type="float" office:value="0.0218496033725749" calcext:value-type="float">
            <text:p>0.021849603372575</text:p>
          </table:table-cell>
          <table:table-cell table:formula="of:=IF(AND([.L5]&gt;0;[.BD5]&gt;0);[.BD5]/[.L5]/7;&quot;&quot;)" office:value-type="float" office:value="0.0246570724021897" calcext:value-type="float">
            <text:p>0.02465707240219</text:p>
          </table:table-cell>
          <table:table-cell table:formula="of:=IF(AND([.M5]&gt;0;[.BE5]&gt;0);[.BE5]/[.M5]/7;&quot;&quot;)" office:value-type="float" office:value="0.0230223071139037" calcext:value-type="float">
            <text:p>0.023022307113904</text:p>
          </table:table-cell>
          <table:table-cell table:formula="of:=IF(AND([.N5]&gt;0;[.BF5]&gt;0);[.BF5]/[.N5]/7;&quot;&quot;)" office:value-type="float" office:value="0.0223241014762988" calcext:value-type="float">
            <text:p>0.022324101476299</text:p>
          </table:table-cell>
          <table:table-cell table:formula="of:=IF(AND([.O5]&gt;0;[.BG5]&gt;0);[.BG5]/[.O5]/7;&quot;&quot;)" office:value-type="float" office:value="0.0213852696051435" calcext:value-type="float">
            <text:p>0.021385269605144</text:p>
          </table:table-cell>
          <table:table-cell table:formula="of:=IF(AND([.P5]&gt;0;[.BH5]&gt;0);[.BH5]/[.P5]/7;&quot;&quot;)" office:value-type="float" office:value="0.0218006334960479" calcext:value-type="float">
            <text:p>0.021800633496048</text:p>
          </table:table-cell>
          <table:table-cell table:formula="of:=IF(AND([.Q5]&gt;0;[.BI5]&gt;0);[.BI5]/[.Q5]/7;&quot;&quot;)" office:value-type="float" office:value="0.0200853008440927" calcext:value-type="float">
            <text:p>0.020085300844093</text:p>
          </table:table-cell>
          <table:table-cell table:formula="of:=IF(AND([.R5]&gt;0;[.BJ5]&gt;0);[.BJ5]/[.R5]/7;&quot;&quot;)" office:value-type="float" office:value="0.0203633069994465" calcext:value-type="float">
            <text:p>0.020363306999447</text:p>
          </table:table-cell>
          <table:table-cell table:formula="of:=IF(AND([.S5]&gt;0;[.BK5]&gt;0);[.BK5]/[.S5]/7;&quot;&quot;)" office:value-type="float" office:value="0.0173521477407151" calcext:value-type="float">
            <text:p>0.017352147740715</text:p>
          </table:table-cell>
          <table:table-cell table:formula="of:=IF(AND([.T5]&gt;0;[.BL5]&gt;0);[.BL5]/[.T5]/7;&quot;&quot;)" office:value-type="float" office:value="0.0168685646663532" calcext:value-type="float">
            <text:p>0.016868564666353</text:p>
          </table:table-cell>
          <table:table-cell table:formula="of:=IF(AND([.U5]&gt;0;[.BM5]&gt;0);[.BM5]/[.U5]/7;&quot;&quot;)" office:value-type="float" office:value="0.0162895249990441" calcext:value-type="float">
            <text:p>0.016289524999044</text:p>
          </table:table-cell>
          <table:table-cell table:formula="of:=IF(AND([.V5]&gt;0;[.BN5]&gt;0);[.BN5]/[.V5]/7;&quot;&quot;)" office:value-type="float" office:value="0.0145375361675051" calcext:value-type="float">
            <text:p>0.014537536167505</text:p>
          </table:table-cell>
          <table:table-cell table:formula="of:=IF(AND([.W5]&gt;0;[.BO5]&gt;0);[.BO5]/[.W5]/7;&quot;&quot;)" office:value-type="float" office:value="0.0140450595730302" calcext:value-type="float">
            <text:p>0.01404505957303</text:p>
          </table:table-cell>
          <table:table-cell table:formula="of:=IF(AND([.X5]&gt;0;[.BP5]&gt;0);[.BP5]/[.X5]/7;&quot;&quot;)" office:value-type="float" office:value="0.0138908673847694" calcext:value-type="float">
            <text:p>0.013890867384769</text:p>
          </table:table-cell>
          <table:table-cell table:formula="of:=IF(AND([.Y5]&gt;0;[.BQ5]&gt;0);[.BQ5]/[.Y5]/7;&quot;&quot;)" office:value-type="float" office:value="0.0140400002249099" calcext:value-type="float">
            <text:p>0.01404000022491</text:p>
          </table:table-cell>
          <table:table-cell table:formula="of:=IF(AND([.Z5]&gt;0;[.BR5]&gt;0);[.BR5]/[.Z5]/7;&quot;&quot;)" office:value-type="float" office:value="0.0134127476203522" calcext:value-type="float">
            <text:p>0.013412747620352</text:p>
          </table:table-cell>
          <table:table-cell table:formula="of:=IF(AND([.AA5]&gt;0;[.BS5]&gt;0);[.BS5]/[.AA5]/7;&quot;&quot;)" office:value-type="float" office:value="0.0138363755368955" calcext:value-type="float">
            <text:p>0.013836375536896</text:p>
          </table:table-cell>
          <table:table-cell table:formula="of:=IF(AND([.AB5]&gt;0;[.BT5]&gt;0);[.BT5]/[.AB5]/7;&quot;&quot;)" office:value-type="float" office:value="0.0133536173089926" calcext:value-type="float">
            <text:p>0.013353617308993</text:p>
          </table:table-cell>
          <table:table-cell table:formula="of:=IF(AND([.AC5]&gt;0;[.BU5]&gt;0);[.BU5]/[.AC5]/7;&quot;&quot;)" office:value-type="float" office:value="0.0137343718588666" calcext:value-type="float">
            <text:p>0.013734371858867</text:p>
          </table:table-cell>
          <table:table-cell table:formula="of:=IF(AND([.AD5]&gt;0;[.BV5]&gt;0);[.BV5]/[.AD5]/7;&quot;&quot;)" office:value-type="float" office:value="0.0131553983712943" calcext:value-type="float">
            <text:p>0.013155398371294</text:p>
          </table:table-cell>
          <table:table-cell table:formula="of:=IF(AND([.AE5]&gt;0;[.BW5]&gt;0);[.BW5]/[.AE5]/7;&quot;&quot;)" office:value-type="float" office:value="0.0114979309648279" calcext:value-type="float">
            <text:p>0.011497930964828</text:p>
          </table:table-cell>
          <table:table-cell table:formula="of:=IF(AND([.AF5]&gt;0;[.BX5]&gt;0);[.BX5]/[.AF5]/7;&quot;&quot;)" office:value-type="float" office:value="0.0107989675250615" calcext:value-type="float">
            <text:p>0.010798967525062</text:p>
          </table:table-cell>
          <table:table-cell table:formula="of:=IF(AND([.AG5]&gt;0;[.BY5]&gt;0);[.BY5]/[.AG5]/7;&quot;&quot;)" office:value-type="float" office:value="0.00975882187124819" calcext:value-type="float">
            <text:p>0.009758821871248</text:p>
          </table:table-cell>
          <table:table-cell table:formula="of:=IF(AND([.AH5]&gt;0;[.BZ5]&gt;0);[.BZ5]/[.AH5]/7;&quot;&quot;)" office:value-type="float" office:value="0.00994882773359363" calcext:value-type="float">
            <text:p>0.009948827733594</text:p>
          </table:table-cell>
          <table:table-cell table:formula="of:=IF(AND([.AI5]&gt;0;[.CA5]&gt;0);[.CA5]/[.AI5]/7;&quot;&quot;)" office:value-type="float" office:value="0.00915709608872005" calcext:value-type="float">
            <text:p>0.00915709608872</text:p>
          </table:table-cell>
          <table:table-cell table:formula="of:=IF(AND([.AJ5]&gt;0;[.CB5]&gt;0);[.CB5]/[.AJ5]/7;&quot;&quot;)" office:value-type="float" office:value="0.0099024669743173" calcext:value-type="float">
            <text:p>0.009902466974317</text:p>
          </table:table-cell>
          <table:table-cell table:formula="of:=IF(AND([.AK5]&gt;0;[.CC5]&gt;0);[.CC5]/[.AK5]/7;&quot;&quot;)" office:value-type="float" office:value="0.00873882455150119" calcext:value-type="float">
            <text:p>0.008738824551501</text:p>
          </table:table-cell>
          <table:table-cell table:formula="of:=IF(AND([.AL5]&gt;0;[.CD5]&gt;0);[.CD5]/[.AL5]/7;&quot;&quot;)" office:value-type="float" office:value="0.00805535860302247" calcext:value-type="float">
            <text:p>0.008055358603022</text:p>
          </table:table-cell>
          <table:table-cell table:formula="of:=IF(AND([.AM5]&gt;0;[.CE5]&gt;0);[.CE5]/[.AM5]/7;&quot;&quot;)" office:value-type="float" office:value="0.00789795546611382" calcext:value-type="float">
            <text:p>0.007897955466114</text:p>
          </table:table-cell>
          <table:table-cell table:formula="of:=IF(AND([.AN5]&gt;0;[.CF5]&gt;0);[.CF5]/[.AN5]/7;&quot;&quot;)" office:value-type="float" office:value="0.00767238430812927" calcext:value-type="float">
            <text:p>0.007672384308129</text:p>
          </table:table-cell>
          <table:table-cell table:formula="of:=IF(AND([.AO5]&gt;0;[.CG5]&gt;0);[.CG5]/[.AO5]/7;&quot;&quot;)" office:value-type="float" office:value="0.00684452619045181" calcext:value-type="float">
            <text:p>0.006844526190452</text:p>
          </table:table-cell>
          <table:table-cell/>
          <table:table-cell table:formula="of:=[.CI5]" office:value-type="string" office:string-value="ISR" calcext:value-type="string">
            <text:p>ISR</text:p>
          </table:table-cell>
          <table:table-cell table:formula="of:=AVERAGE([.DL5:.DW5])" office:value-type="float" office:value="0.00945237988735679" calcext:value-type="float">
            <text:p>0.009452379887357</text:p>
          </table:table-cell>
          <table:table-cell table:formula="of:=[.AQ5]" office:value-type="float" office:value="45.93" calcext:value-type="float">
            <text:p>45.93</text:p>
          </table:table-cell>
          <table:table-cell table:formula="of:=[.AP5]" office:value-type="float" office:value="70.7757142857143" calcext:value-type="float">
            <text:p>70.7757142857143</text:p>
          </table:table-cell>
          <table:table-cell table:formula="of:=[.EA5]*[.$EF$29]+[.EB5]*[.$EF$30]+[.$EF$28]" office:value-type="float" office:value="0.0129932148901514" calcext:value-type="float">
            <text:p>0.012993214890152</text:p>
          </table:table-cell>
          <table:table-cell table:formula="of:=[.DZ5]" office:value-type="float" office:value="0.00945237988735679" calcext:value-type="float">
            <text:p>0.009452379887357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</text:p>
          </table:table-cell>
          <table:table-cell table:formula="of:=SUMIF([cases.$A$2:.$A$239];[.$A6];[$cases.B$2:$cases.B$239])" office:value-type="float" office:value="512.457" calcext:value-type="float">
            <text:p>512.457</text:p>
          </table:table-cell>
          <table:table-cell table:formula="of:=SUMIF([cases.$A$2:.$A$239];[.$A6];[$cases.C$2:$cases.C$239])" office:value-type="float" office:value="544.138" calcext:value-type="float">
            <text:p>544.138</text:p>
          </table:table-cell>
          <table:table-cell table:formula="of:=SUMIF([cases.$A$2:.$A$239];[.$A6];[$cases.D$2:$cases.D$239])" office:value-type="float" office:value="576.815" calcext:value-type="float">
            <text:p>576.815</text:p>
          </table:table-cell>
          <table:table-cell table:formula="of:=SUMIF([cases.$A$2:.$A$239];[.$A6];[$cases.E$2:$cases.E$239])" office:value-type="float" office:value="607.341" calcext:value-type="float">
            <text:p>607.341</text:p>
          </table:table-cell>
          <table:table-cell table:formula="of:=SUMIF([cases.$A$2:.$A$239];[.$A6];[$cases.F$2:$cases.F$239])" office:value-type="float" office:value="629.741" calcext:value-type="float">
            <text:p>629.741</text:p>
          </table:table-cell>
          <table:table-cell table:formula="of:=SUMIF([cases.$A$2:.$A$239];[.$A6];[$cases.G$2:$cases.G$239])" office:value-type="float" office:value="636.248" calcext:value-type="float">
            <text:p>636.248</text:p>
          </table:table-cell>
          <table:table-cell table:formula="of:=SUMIF([cases.$A$2:.$A$239];[.$A6];[$cases.H$2:$cases.H$239])" office:value-type="float" office:value="661.289" calcext:value-type="float">
            <text:p>661.289</text:p>
          </table:table-cell>
          <table:table-cell table:formula="of:=SUMIF([cases.$A$2:.$A$239];[.$A6];[$cases.I$2:$cases.I$239])" office:value-type="float" office:value="686.143" calcext:value-type="float">
            <text:p>686.143</text:p>
          </table:table-cell>
          <table:table-cell table:formula="of:=SUMIF([cases.$A$2:.$A$239];[.$A6];[$cases.J$2:$cases.J$239])" office:value-type="float" office:value="704.022" calcext:value-type="float">
            <text:p>704.022</text:p>
          </table:table-cell>
          <table:table-cell table:formula="of:=SUMIF([cases.$A$2:.$A$239];[.$A6];[$cases.K$2:$cases.K$239])" office:value-type="float" office:value="715.214" calcext:value-type="float">
            <text:p>715.214</text:p>
          </table:table-cell>
          <table:table-cell table:formula="of:=SUMIF([cases.$A$2:.$A$239];[.$A6];[$cases.L$2:$cases.L$239])" office:value-type="float" office:value="720.416" calcext:value-type="float">
            <text:p>720.416</text:p>
          </table:table-cell>
          <table:table-cell table:formula="of:=SUMIF([cases.$A$2:.$A$239];[.$A6];[$cases.M$2:$cases.M$239])" office:value-type="float" office:value="724.007" calcext:value-type="float">
            <text:p>724.007</text:p>
          </table:table-cell>
          <table:table-cell table:formula="of:=SUMIF([cases.$A$2:.$A$239];[.$A6];[$cases.N$2:$cases.N$239])" office:value-type="float" office:value="725.037" calcext:value-type="float">
            <text:p>725.037</text:p>
          </table:table-cell>
          <table:table-cell table:formula="of:=SUMIF([cases.$A$2:.$A$239];[.$A6];[$cases.O$2:$cases.O$239])" office:value-type="float" office:value="734.33" calcext:value-type="float">
            <text:p>734.33</text:p>
          </table:table-cell>
          <table:table-cell table:formula="of:=SUMIF([cases.$A$2:.$A$239];[.$A6];[$cases.P$2:$cases.P$239])" office:value-type="float" office:value="743.596" calcext:value-type="float">
            <text:p>743.596</text:p>
          </table:table-cell>
          <table:table-cell table:formula="of:=SUMIF([cases.$A$2:.$A$239];[.$A6];[$cases.Q$2:$cases.Q$239])" office:value-type="float" office:value="752.097" calcext:value-type="float">
            <text:p>752.097</text:p>
          </table:table-cell>
          <table:table-cell table:formula="of:=SUMIF([cases.$A$2:.$A$239];[.$A6];[$cases.R$2:$cases.R$239])" office:value-type="float" office:value="758.428" calcext:value-type="float">
            <text:p>758.428</text:p>
          </table:table-cell>
          <table:table-cell table:formula="of:=SUMIF([cases.$A$2:.$A$239];[.$A6];[$cases.S$2:$cases.S$239])" office:value-type="float" office:value="768.21" calcext:value-type="float">
            <text:p>768.21</text:p>
          </table:table-cell>
          <table:table-cell table:formula="of:=SUMIF([cases.$A$2:.$A$239];[.$A6];[$cases.T$2:$cases.T$239])" office:value-type="float" office:value="778.01" calcext:value-type="float">
            <text:p>778.01</text:p>
          </table:table-cell>
          <table:table-cell table:formula="of:=SUMIF([cases.$A$2:.$A$239];[.$A6];[$cases.U$2:$cases.U$239])" office:value-type="float" office:value="784.39" calcext:value-type="float">
            <text:p>784.39</text:p>
          </table:table-cell>
          <table:table-cell table:formula="of:=SUMIF([cases.$A$2:.$A$239];[.$A6];[$cases.V$2:$cases.V$239])" office:value-type="float" office:value="804.417" calcext:value-type="float">
            <text:p>804.417</text:p>
          </table:table-cell>
          <table:table-cell table:formula="of:=SUMIF([cases.$A$2:.$A$239];[.$A6];[$cases.W$2:$cases.W$239])" office:value-type="float" office:value="843.741" calcext:value-type="float">
            <text:p>843.741</text:p>
          </table:table-cell>
          <table:table-cell table:formula="of:=SUMIF([cases.$A$2:.$A$239];[.$A6];[$cases.X$2:$cases.X$239])" office:value-type="float" office:value="908.879" calcext:value-type="float">
            <text:p>908.879</text:p>
          </table:table-cell>
          <table:table-cell table:formula="of:=SUMIF([cases.$A$2:.$A$239];[.$A6];[$cases.Y$2:$cases.Y$239])" office:value-type="float" office:value="985.149" calcext:value-type="float">
            <text:p>985.149</text:p>
          </table:table-cell>
          <table:table-cell table:formula="of:=SUMIF([cases.$A$2:.$A$239];[.$A6];[$cases.Z$2:$cases.Z$239])" office:value-type="float" office:value="1082.775" calcext:value-type="float">
            <text:p>1082.775</text:p>
          </table:table-cell>
          <table:table-cell table:formula="of:=SUMIF([cases.$A$2:.$A$239];[.$A6];[$cases.AA$2:$cases.AA$239])" office:value-type="float" office:value="1038.754" calcext:value-type="float">
            <text:p>1038.754</text:p>
          </table:table-cell>
          <table:table-cell table:formula="of:=SUMIF([cases.$A$2:.$A$239];[.$A6];[$cases.AB$2:$cases.AB$239])" office:value-type="float" office:value="1071.35" calcext:value-type="float">
            <text:p>1071.35</text:p>
          </table:table-cell>
          <table:table-cell table:formula="of:=SUMIF([cases.$A$2:.$A$239];[.$A6];[$cases.AC$2:$cases.AC$239])" office:value-type="float" office:value="1297.963" calcext:value-type="float">
            <text:p>1297.963</text:p>
          </table:table-cell>
          <table:table-cell table:formula="of:=SUMIF([cases.$A$2:.$A$239];[.$A6];[$cases.AD$2:$cases.AD$239])" office:value-type="float" office:value="1560.334" calcext:value-type="float">
            <text:p>1560.334</text:p>
          </table:table-cell>
          <table:table-cell table:formula="of:=SUMIF([cases.$A$2:.$A$239];[.$A6];[$cases.AE$2:$cases.AE$239])" office:value-type="float" office:value="1803.866" calcext:value-type="float">
            <text:p>1803.866</text:p>
          </table:table-cell>
          <table:table-cell table:formula="of:=SUMIF([cases.$A$2:.$A$239];[.$A6];[$cases.AF$2:$cases.AF$239])" office:value-type="float" office:value="2096.429" calcext:value-type="float">
            <text:p>2096.429</text:p>
          </table:table-cell>
          <table:table-cell table:formula="of:=SUMIF([cases.$A$2:.$A$239];[.$A6];[$cases.AG$2:$cases.AG$239])" office:value-type="float" office:value="2339.069" calcext:value-type="float">
            <text:p>2339.069</text:p>
          </table:table-cell>
          <table:table-cell table:formula="of:=SUMIF([cases.$A$2:.$A$239];[.$A6];[$cases.AH$2:$cases.AH$239])" office:value-type="float" office:value="2404.192" calcext:value-type="float">
            <text:p>2404.192</text:p>
          </table:table-cell>
          <table:table-cell table:formula="of:=SUMIF([cases.$A$2:.$A$239];[.$A6];[$cases.AI$2:$cases.AI$239])" office:value-type="float" office:value="2482.594" calcext:value-type="float">
            <text:p>2482.594</text:p>
          </table:table-cell>
          <table:table-cell table:formula="of:=SUMIF([cases.$A$2:.$A$239];[.$A6];[$cases.AJ$2:$cases.AJ$239])" office:value-type="float" office:value="2677.397" calcext:value-type="float">
            <text:p>2677.397</text:p>
          </table:table-cell>
          <table:table-cell table:formula="of:=SUMIF([cases.$A$2:.$A$239];[.$A6];[$cases.AK$2:$cases.AK$239])" office:value-type="float" office:value="2940.458" calcext:value-type="float">
            <text:p>2940.458</text:p>
          </table:table-cell>
          <table:table-cell table:formula="of:=SUMIF([cases.$A$2:.$A$239];[.$A6];[$cases.AL$2:$cases.AL$239])" office:value-type="float" office:value="3059.629" calcext:value-type="float">
            <text:p>3059.629</text:p>
          </table:table-cell>
          <table:table-cell table:formula="of:=SUMIF([cases.$A$2:.$A$239];[.$A6];[$cases.AM$2:$cases.AM$239])" office:value-type="float" office:value="3273.813" calcext:value-type="float">
            <text:p>3273.813</text:p>
          </table:table-cell>
          <table:table-cell table:formula="of:=SUMIF([cases.$A$2:.$A$239];[.$A6];[$cases.AN$2:$cases.AN$239])" office:value-type="float" office:value="3442.202" calcext:value-type="float">
            <text:p>3442.202</text:p>
          </table:table-cell>
          <table:table-cell table:formula="of:=SUMIF([cases.$A$2:.$A$239];[.$A6];[$cases.AO$2:$cases.AO$239])" office:value-type="float" office:value="3945.779" calcext:value-type="float">
            <text:p>3945.779</text:p>
          </table:table-cell>
          <table:table-cell table:formula="of:=SUMIF([cases.$A$2:.$A$239];[.$A6];[$cases.AP$2:$cases.AP$239])" office:value-type="float" office:value="78.495" calcext:value-type="float">
            <text:p>78.495</text:p>
          </table:table-cell>
          <table:table-cell table:formula="of:=SUMIF([cases.$A$2:.$A$239];[.$A6];[$cases.AQ$2:$cases.AQ$239])" office:value-type="float" office:value="33.5781818181818" calcext:value-type="float">
            <text:p>33.5781818181818</text:p>
          </table:table-cell>
          <table:table-cell table:number-columns-repeated="2"/>
          <table:table-cell table:formula="of:=SUMIF([hospos.$A$2:.$A$27];[.$A6];[$hospos.B$2:$hospos.B$27])" office:value-type="float" office:value="79.44" calcext:value-type="float">
            <text:p>79.44</text:p>
          </table:table-cell>
          <table:table-cell table:formula="of:=SUMIF([hospos.$A$2:.$A$27];[.$A6];[$hospos.C$2:$hospos.C$27])" office:value-type="float" office:value="81.991" calcext:value-type="float">
            <text:p>81.991</text:p>
          </table:table-cell>
          <table:table-cell table:formula="of:=SUMIF([hospos.$A$2:.$A$27];[.$A6];[$hospos.D$2:$hospos.D$27])" office:value-type="float" office:value="88.057" calcext:value-type="float">
            <text:p>88.057</text:p>
          </table:table-cell>
          <table:table-cell table:formula="of:=SUMIF([hospos.$A$2:.$A$27];[.$A6];[$hospos.E$2:$hospos.E$27])" office:value-type="float" office:value="92.596" calcext:value-type="float">
            <text:p>92.596</text:p>
          </table:table-cell>
          <table:table-cell table:formula="of:=SUMIF([hospos.$A$2:.$A$27];[.$A6];[$hospos.F$2:$hospos.F$27])" office:value-type="float" office:value="94.747" calcext:value-type="float">
            <text:p>94.747</text:p>
          </table:table-cell>
          <table:table-cell table:formula="of:=SUMIF([hospos.$A$2:.$A$27];[.$A6];[$hospos.G$2:$hospos.G$27])" office:value-type="float" office:value="100.397" calcext:value-type="float">
            <text:p>100.397</text:p>
          </table:table-cell>
          <table:table-cell table:formula="of:=SUMIF([hospos.$A$2:.$A$27];[.$A6];[$hospos.H$2:$hospos.H$27])" office:value-type="float" office:value="107.487" calcext:value-type="float">
            <text:p>107.487</text:p>
          </table:table-cell>
          <table:table-cell table:formula="of:=SUMIF([hospos.$A$2:.$A$27];[.$A6];[$hospos.I$2:$hospos.I$27])" office:value-type="float" office:value="111.877" calcext:value-type="float">
            <text:p>111.877</text:p>
          </table:table-cell>
          <table:table-cell table:formula="of:=SUMIF([hospos.$A$2:.$A$27];[.$A6];[$hospos.J$2:$hospos.J$27])" office:value-type="float" office:value="116.327" calcext:value-type="float">
            <text:p>116.327</text:p>
          </table:table-cell>
          <table:table-cell table:formula="of:=SUMIF([hospos.$A$2:.$A$27];[.$A6];[$hospos.K$2:$hospos.K$27])" office:value-type="float" office:value="118.403" calcext:value-type="float">
            <text:p>118.403</text:p>
          </table:table-cell>
          <table:table-cell table:formula="of:=SUMIF([hospos.$A$2:.$A$27];[.$A6];[$hospos.L$2:$hospos.L$27])" office:value-type="float" office:value="119.783" calcext:value-type="float">
            <text:p>119.783</text:p>
          </table:table-cell>
          <table:table-cell table:formula="of:=SUMIF([hospos.$A$2:.$A$27];[.$A6];[$hospos.M$2:$hospos.M$27])" office:value-type="float" office:value="121.311" calcext:value-type="float">
            <text:p>121.311</text:p>
          </table:table-cell>
          <table:table-cell table:formula="of:=SUMIF([hospos.$A$2:.$A$27];[.$A6];[$hospos.N$2:$hospos.N$27])" office:value-type="float" office:value="122.512" calcext:value-type="float">
            <text:p>122.512</text:p>
          </table:table-cell>
          <table:table-cell table:formula="of:=SUMIF([hospos.$A$2:.$A$27];[.$A6];[$hospos.O$2:$hospos.O$27])" office:value-type="float" office:value="122.467" calcext:value-type="float">
            <text:p>122.467</text:p>
          </table:table-cell>
          <table:table-cell table:formula="of:=SUMIF([hospos.$A$2:.$A$27];[.$A6];[$hospos.P$2:$hospos.P$27])" office:value-type="float" office:value="124.915" calcext:value-type="float">
            <text:p>124.915</text:p>
          </table:table-cell>
          <table:table-cell table:formula="of:=SUMIF([hospos.$A$2:.$A$27];[.$A6];[$hospos.Q$2:$hospos.Q$27])" office:value-type="float" office:value="126.279" calcext:value-type="float">
            <text:p>126.279</text:p>
          </table:table-cell>
          <table:table-cell table:formula="of:=SUMIF([hospos.$A$2:.$A$27];[.$A6];[$hospos.R$2:$hospos.R$27])" office:value-type="float" office:value="128.593" calcext:value-type="float">
            <text:p>128.593</text:p>
          </table:table-cell>
          <table:table-cell table:formula="of:=SUMIF([hospos.$A$2:.$A$27];[.$A6];[$hospos.S$2:$hospos.S$27])" office:value-type="float" office:value="129.023" calcext:value-type="float">
            <text:p>129.023</text:p>
          </table:table-cell>
          <table:table-cell table:formula="of:=SUMIF([hospos.$A$2:.$A$27];[.$A6];[$hospos.T$2:$hospos.T$27])" office:value-type="float" office:value="129.216" calcext:value-type="float">
            <text:p>129.216</text:p>
          </table:table-cell>
          <table:table-cell table:formula="of:=SUMIF([hospos.$A$2:.$A$27];[.$A6];[$hospos.U$2:$hospos.U$27])" office:value-type="float" office:value="128.638" calcext:value-type="float">
            <text:p>128.638</text:p>
          </table:table-cell>
          <table:table-cell table:formula="of:=SUMIF([hospos.$A$2:.$A$27];[.$A6];[$hospos.V$2:$hospos.V$27])" office:value-type="float" office:value="128.623" calcext:value-type="float">
            <text:p>128.623</text:p>
          </table:table-cell>
          <table:table-cell table:formula="of:=SUMIF([hospos.$A$2:.$A$27];[.$A6];[$hospos.W$2:$hospos.W$27])" office:value-type="float" office:value="127.896" calcext:value-type="float">
            <text:p>127.896</text:p>
          </table:table-cell>
          <table:table-cell table:formula="of:=SUMIF([hospos.$A$2:.$A$27];[.$A6];[$hospos.X$2:$hospos.X$27])" office:value-type="float" office:value="127.97" calcext:value-type="float">
            <text:p>127.97</text:p>
          </table:table-cell>
          <table:table-cell table:formula="of:=SUMIF([hospos.$A$2:.$A$27];[.$A6];[$hospos.Y$2:$hospos.Y$27])" office:value-type="float" office:value="127.214" calcext:value-type="float">
            <text:p>127.214</text:p>
          </table:table-cell>
          <table:table-cell table:formula="of:=SUMIF([hospos.$A$2:.$A$27];[.$A6];[$hospos.Z$2:$hospos.Z$27])" office:value-type="float" office:value="126.383" calcext:value-type="float">
            <text:p>126.383</text:p>
          </table:table-cell>
          <table:table-cell table:formula="of:=SUMIF([hospos.$A$2:.$A$27];[.$A6];[$hospos.AA$2:$hospos.AA$27])" office:value-type="float" office:value="126.695" calcext:value-type="float">
            <text:p>126.695</text:p>
          </table:table-cell>
          <table:table-cell table:formula="of:=SUMIF([hospos.$A$2:.$A$27];[.$A6];[$hospos.AB$2:$hospos.AB$27])" office:value-type="float" office:value="129.186" calcext:value-type="float">
            <text:p>129.186</text:p>
          </table:table-cell>
          <table:table-cell table:formula="of:=SUMIF([hospos.$A$2:.$A$27];[.$A6];[$hospos.AC$2:$hospos.AC$27])" office:value-type="float" office:value="135.846" calcext:value-type="float">
            <text:p>135.846</text:p>
          </table:table-cell>
          <table:table-cell table:formula="of:=SUMIF([hospos.$A$2:.$A$27];[.$A6];[$hospos.AD$2:$hospos.AD$27])" office:value-type="float" office:value="143.929" calcext:value-type="float">
            <text:p>143.929</text:p>
          </table:table-cell>
          <table:table-cell table:formula="of:=SUMIF([hospos.$A$2:.$A$27];[.$A6];[$hospos.AE$2:$hospos.AE$27])" office:value-type="float" office:value="152.458" calcext:value-type="float">
            <text:p>152.458</text:p>
          </table:table-cell>
          <table:table-cell table:formula="of:=SUMIF([hospos.$A$2:.$A$27];[.$A6];[$hospos.AF$2:$hospos.AF$27])" office:value-type="float" office:value="160.319" calcext:value-type="float">
            <text:p>160.319</text:p>
          </table:table-cell>
          <table:table-cell table:formula="of:=SUMIF([hospos.$A$2:.$A$27];[.$A6];[$hospos.AG$2:$hospos.AG$27])" office:value-type="float" office:value="165.391" calcext:value-type="float">
            <text:p>165.391</text:p>
          </table:table-cell>
          <table:table-cell table:formula="of:=SUMIF([hospos.$A$2:.$A$27];[.$A6];[$hospos.AH$2:$hospos.AH$27])" office:value-type="float" office:value="167.557" calcext:value-type="float">
            <text:p>167.557</text:p>
          </table:table-cell>
          <table:table-cell table:formula="of:=SUMIF([hospos.$A$2:.$A$27];[.$A6];[$hospos.AI$2:$hospos.AI$27])" office:value-type="float" office:value="175.358" calcext:value-type="float">
            <text:p>175.358</text:p>
          </table:table-cell>
          <table:table-cell table:formula="of:=SUMIF([hospos.$A$2:.$A$27];[.$A6];[$hospos.AJ$2:$hospos.AJ$27])" office:value-type="float" office:value="186.794" calcext:value-type="float">
            <text:p>186.794</text:p>
          </table:table-cell>
          <table:table-cell table:formula="of:=SUMIF([hospos.$A$2:.$A$27];[.$A6];[$hospos.AK$2:$hospos.AK$27])" office:value-type="float" office:value="194.714" calcext:value-type="float">
            <text:p>194.714</text:p>
          </table:table-cell>
          <table:table-cell table:formula="of:=SUMIF([hospos.$A$2:.$A$27];[.$A6];[$hospos.AL$2:$hospos.AL$27])" office:value-type="float" office:value="201.818" calcext:value-type="float">
            <text:p>201.818</text:p>
          </table:table-cell>
          <table:table-cell table:formula="of:=SUMIF([hospos.$A$2:.$A$27];[.$A6];[$hospos.AM$2:$hospos.AM$27])" office:value-type="float" office:value="207.455" calcext:value-type="float">
            <text:p>207.455</text:p>
          </table:table-cell>
          <table:table-cell table:formula="of:=SUMIF([hospos.$A$2:.$A$27];[.$A6];[$hospos.AN$2:$hospos.AN$27])" office:value-type="float" office:value="213.135" calcext:value-type="float">
            <text:p>213.135</text:p>
          </table:table-cell>
          <table:table-cell table:formula="of:=SUMIF([hospos.$A$2:.$A$27];[.$A6];[$hospos.AO$2:$hospos.AO$27])" office:value-type="float" office:value="215.953" calcext:value-type="float">
            <text:p>215.953</text:p>
          </table:table-cell>
          <table:table-cell table:formula="of:=SUMIF([hospos.$A$2:.$A$27];[.$A6];[$hospos.AP$2:$hospos.AP$27])" office:value-type="float" office:value="0" calcext:value-type="float">
            <text:p>0</text:p>
          </table:table-cell>
          <table:table-cell table:formula="of:=[.A6]" office:value-type="string" office:string-value="FRA" calcext:value-type="string">
            <text:p>FRA</text:p>
          </table:table-cell>
          <table:table-cell table:formula="of:=IF(AND([.B6]&gt;0;[.AT6]&gt;0);[.AT6]/[.B6]/7;&quot;&quot;)" office:value-type="float" office:value="0.0221454120610538" calcext:value-type="float">
            <text:p>0.022145412061054</text:p>
          </table:table-cell>
          <table:table-cell table:formula="of:=IF(AND([.C6]&gt;0;[.AU6]&gt;0);[.AU6]/[.C6]/7;&quot;&quot;)" office:value-type="float" office:value="0.0215257894137149" calcext:value-type="float">
            <text:p>0.021525789413715</text:p>
          </table:table-cell>
          <table:table-cell table:formula="of:=IF(AND([.D6]&gt;0;[.AV6]&gt;0);[.AV6]/[.D6]/7;&quot;&quot;)" office:value-type="float" office:value="0.0218086759681552" calcext:value-type="float">
            <text:p>0.021808675968155</text:p>
          </table:table-cell>
          <table:table-cell table:formula="of:=IF(AND([.E6]&gt;0;[.AW6]&gt;0);[.AW6]/[.E6]/7;&quot;&quot;)" office:value-type="float" office:value="0.0217801860898573" calcext:value-type="float">
            <text:p>0.021780186089857</text:p>
          </table:table-cell>
          <table:table-cell table:formula="of:=IF(AND([.F6]&gt;0;[.AX6]&gt;0);[.AX6]/[.F6]/7;&quot;&quot;)" office:value-type="float" office:value="0.0214934166812796" calcext:value-type="float">
            <text:p>0.02149341668128</text:p>
          </table:table-cell>
          <table:table-cell table:formula="of:=IF(AND([.G6]&gt;0;[.AY6]&gt;0);[.AY6]/[.G6]/7;&quot;&quot;)" office:value-type="float" office:value="0.0225421982802753" calcext:value-type="float">
            <text:p>0.022542198280275</text:p>
          </table:table-cell>
          <table:table-cell table:formula="of:=IF(AND([.H6]&gt;0;[.AZ6]&gt;0);[.AZ6]/[.H6]/7;&quot;&quot;)" office:value-type="float" office:value="0.0232202345937793" calcext:value-type="float">
            <text:p>0.023220234593779</text:p>
          </table:table-cell>
          <table:table-cell table:formula="of:=IF(AND([.I6]&gt;0;[.BA6]&gt;0);[.BA6]/[.I6]/7;&quot;&quot;)" office:value-type="float" office:value="0.0232931452648042" calcext:value-type="float">
            <text:p>0.023293145264804</text:p>
          </table:table-cell>
          <table:table-cell table:formula="of:=IF(AND([.J6]&gt;0;[.BB6]&gt;0);[.BB6]/[.J6]/7;&quot;&quot;)" office:value-type="float" office:value="0.0236045789153505" calcext:value-type="float">
            <text:p>0.023604578915351</text:p>
          </table:table-cell>
          <table:table-cell table:formula="of:=IF(AND([.K6]&gt;0;[.BC6]&gt;0);[.BC6]/[.K6]/7;&quot;&quot;)" office:value-type="float" office:value="0.0236498646359192" calcext:value-type="float">
            <text:p>0.023649864635919</text:p>
          </table:table-cell>
          <table:table-cell table:formula="of:=IF(AND([.L6]&gt;0;[.BD6]&gt;0);[.BD6]/[.L6]/7;&quot;&quot;)" office:value-type="float" office:value="0.0237527444460661" calcext:value-type="float">
            <text:p>0.023752744446066</text:p>
          </table:table-cell>
          <table:table-cell table:formula="of:=IF(AND([.M6]&gt;0;[.BE6]&gt;0);[.BE6]/[.M6]/7;&quot;&quot;)" office:value-type="float" office:value="0.0239364299753219" calcext:value-type="float">
            <text:p>0.023936429975322</text:p>
          </table:table-cell>
          <table:table-cell table:formula="of:=IF(AND([.N6]&gt;0;[.BF6]&gt;0);[.BF6]/[.N6]/7;&quot;&quot;)" office:value-type="float" office:value="0.0241390636418752" calcext:value-type="float">
            <text:p>0.024139063641875</text:p>
          </table:table-cell>
          <table:table-cell table:formula="of:=IF(AND([.O6]&gt;0;[.BG6]&gt;0);[.BG6]/[.O6]/7;&quot;&quot;)" office:value-type="float" office:value="0.0238248276854898" calcext:value-type="float">
            <text:p>0.02382482768549</text:p>
          </table:table-cell>
          <table:table-cell table:formula="of:=IF(AND([.P6]&gt;0;[.BH6]&gt;0);[.BH6]/[.P6]/7;&quot;&quot;)" office:value-type="float" office:value="0.0239982463595824" calcext:value-type="float">
            <text:p>0.023998246359582</text:p>
          </table:table-cell>
          <table:table-cell table:formula="of:=IF(AND([.Q6]&gt;0;[.BI6]&gt;0);[.BI6]/[.Q6]/7;&quot;&quot;)" office:value-type="float" office:value="0.0239860777836597" calcext:value-type="float">
            <text:p>0.02398607778366</text:p>
          </table:table-cell>
          <table:table-cell table:formula="of:=IF(AND([.R6]&gt;0;[.BJ6]&gt;0);[.BJ6]/[.R6]/7;&quot;&quot;)" office:value-type="float" office:value="0.0242217172512467" calcext:value-type="float">
            <text:p>0.024221717251247</text:p>
          </table:table-cell>
          <table:table-cell table:formula="of:=IF(AND([.S6]&gt;0;[.BK6]&gt;0);[.BK6]/[.S6]/7;&quot;&quot;)" office:value-type="float" office:value="0.023993253332887" calcext:value-type="float">
            <text:p>0.023993253332887</text:p>
          </table:table-cell>
          <table:table-cell table:formula="of:=IF(AND([.T6]&gt;0;[.BL6]&gt;0);[.BL6]/[.T6]/7;&quot;&quot;)" office:value-type="float" office:value="0.0237264669752684" calcext:value-type="float">
            <text:p>0.023726466975268</text:p>
          </table:table-cell>
          <table:table-cell table:formula="of:=IF(AND([.U6]&gt;0;[.BM6]&gt;0);[.BM6]/[.U6]/7;&quot;&quot;)" office:value-type="float" office:value="0.0234282144632863" calcext:value-type="float">
            <text:p>0.023428214463286</text:p>
          </table:table-cell>
          <table:table-cell table:formula="of:=IF(AND([.V6]&gt;0;[.BN6]&gt;0);[.BN6]/[.V6]/7;&quot;&quot;)" office:value-type="float" office:value="0.022842274946594" calcext:value-type="float">
            <text:p>0.022842274946594</text:p>
          </table:table-cell>
          <table:table-cell table:formula="of:=IF(AND([.W6]&gt;0;[.BO6]&gt;0);[.BO6]/[.W6]/7;&quot;&quot;)" office:value-type="float" office:value="0.0216545801885379" calcext:value-type="float">
            <text:p>0.021654580188538</text:p>
          </table:table-cell>
          <table:table-cell table:formula="of:=IF(AND([.X6]&gt;0;[.BP6]&gt;0);[.BP6]/[.X6]/7;&quot;&quot;)" office:value-type="float" office:value="0.020114260062592" calcext:value-type="float">
            <text:p>0.020114260062592</text:p>
          </table:table-cell>
          <table:table-cell table:formula="of:=IF(AND([.Y6]&gt;0;[.BQ6]&gt;0);[.BQ6]/[.Y6]/7;&quot;&quot;)" office:value-type="float" office:value="0.0184473907717803" calcext:value-type="float">
            <text:p>0.01844739077178</text:p>
          </table:table-cell>
          <table:table-cell table:formula="of:=IF(AND([.Z6]&gt;0;[.BR6]&gt;0);[.BR6]/[.Z6]/7;&quot;&quot;)" office:value-type="float" office:value="0.0166744838823526" calcext:value-type="float">
            <text:p>0.016674483882353</text:p>
          </table:table-cell>
          <table:table-cell table:formula="of:=IF(AND([.AA6]&gt;0;[.BS6]&gt;0);[.BS6]/[.AA6]/7;&quot;&quot;)" office:value-type="float" office:value="0.0174240346745098" calcext:value-type="float">
            <text:p>0.01742403467451</text:p>
          </table:table-cell>
          <table:table-cell table:formula="of:=IF(AND([.AB6]&gt;0;[.BT6]&gt;0);[.BT6]/[.AB6]/7;&quot;&quot;)" office:value-type="float" office:value="0.0172260632446379" calcext:value-type="float">
            <text:p>0.017226063244638</text:p>
          </table:table-cell>
          <table:table-cell table:formula="of:=IF(AND([.AC6]&gt;0;[.BU6]&gt;0);[.BU6]/[.AC6]/7;&quot;&quot;)" office:value-type="float" office:value="0.0149515598122377" calcext:value-type="float">
            <text:p>0.014951559812238</text:p>
          </table:table-cell>
          <table:table-cell table:formula="of:=IF(AND([.AD6]&gt;0;[.BV6]&gt;0);[.BV6]/[.AD6]/7;&quot;&quot;)" office:value-type="float" office:value="0.0131774900209094" calcext:value-type="float">
            <text:p>0.01317749002091</text:p>
          </table:table-cell>
          <table:table-cell table:formula="of:=IF(AND([.AE6]&gt;0;[.BW6]&gt;0);[.BW6]/[.AE6]/7;&quot;&quot;)" office:value-type="float" office:value="0.0120739091959792" calcext:value-type="float">
            <text:p>0.012073909195979</text:p>
          </table:table-cell>
          <table:table-cell table:formula="of:=IF(AND([.AF6]&gt;0;[.BX6]&gt;0);[.BX6]/[.AF6]/7;&quot;&quot;)" office:value-type="float" office:value="0.01092463149752" calcext:value-type="float">
            <text:p>0.01092463149752</text:p>
          </table:table-cell>
          <table:table-cell table:formula="of:=IF(AND([.AG6]&gt;0;[.BY6]&gt;0);[.BY6]/[.AG6]/7;&quot;&quot;)" office:value-type="float" office:value="0.0101011495232871" calcext:value-type="float">
            <text:p>0.010101149523287</text:p>
          </table:table-cell>
          <table:table-cell table:formula="of:=IF(AND([.AH6]&gt;0;[.BZ6]&gt;0);[.BZ6]/[.AH6]/7;&quot;&quot;)" office:value-type="float" office:value="0.00995624071859248" calcext:value-type="float">
            <text:p>0.009956240718592</text:p>
          </table:table-cell>
          <table:table-cell table:formula="of:=IF(AND([.AI6]&gt;0;[.CA6]&gt;0);[.CA6]/[.AI6]/7;&quot;&quot;)" office:value-type="float" office:value="0.0100907127211066" calcext:value-type="float">
            <text:p>0.010090712721107</text:p>
          </table:table-cell>
          <table:table-cell table:formula="of:=IF(AND([.AJ6]&gt;0;[.CB6]&gt;0);[.CB6]/[.AJ6]/7;&quot;&quot;)" office:value-type="float" office:value="0.0099667166067853" calcext:value-type="float">
            <text:p>0.009966716606785</text:p>
          </table:table-cell>
          <table:table-cell table:formula="of:=IF(AND([.AK6]&gt;0;[.CC6]&gt;0);[.CC6]/[.AK6]/7;&quot;&quot;)" office:value-type="float" office:value="0.00945984799452525" calcext:value-type="float">
            <text:p>0.009459847994525</text:p>
          </table:table-cell>
          <table:table-cell table:formula="of:=IF(AND([.AL6]&gt;0;[.CD6]&gt;0);[.CD6]/[.AL6]/7;&quot;&quot;)" office:value-type="float" office:value="0.00942308458219701" calcext:value-type="float">
            <text:p>0.009423084582197</text:p>
          </table:table-cell>
          <table:table-cell table:formula="of:=IF(AND([.AM6]&gt;0;[.CE6]&gt;0);[.CE6]/[.AM6]/7;&quot;&quot;)" office:value-type="float" office:value="0.00905257220599606" calcext:value-type="float">
            <text:p>0.009052572205996</text:p>
          </table:table-cell>
          <table:table-cell table:formula="of:=IF(AND([.AN6]&gt;0;[.CF6]&gt;0);[.CF6]/[.AN6]/7;&quot;&quot;)" office:value-type="float" office:value="0.00884545914006707" calcext:value-type="float">
            <text:p>0.008845459140067</text:p>
          </table:table-cell>
          <table:table-cell table:formula="of:=IF(AND([.AO6]&gt;0;[.CG6]&gt;0);[.CG6]/[.AO6]/7;&quot;&quot;)" office:value-type="float" office:value="0.00781859008612205" calcext:value-type="float">
            <text:p>0.007818590086122</text:p>
          </table:table-cell>
          <table:table-cell/>
          <table:table-cell table:formula="of:=[.CI6]" office:value-type="string" office:string-value="FRA" calcext:value-type="string">
            <text:p>FRA</text:p>
          </table:table-cell>
          <table:table-cell table:formula="of:=AVERAGE([.DL6:.DW6])" office:value-type="float" office:value="0.0100742003577573" calcext:value-type="float">
            <text:p>0.010074200357757</text:p>
          </table:table-cell>
          <table:table-cell table:formula="of:=[.AQ6]" office:value-type="float" office:value="33.5781818181818" calcext:value-type="float">
            <text:p>33.5781818181818</text:p>
          </table:table-cell>
          <table:table-cell table:formula="of:=[.AP6]" office:value-type="float" office:value="78.495" calcext:value-type="float">
            <text:p>78.495</text:p>
          </table:table-cell>
          <table:table-cell table:formula="of:=[.EA6]*[.$EF$29]+[.EB6]*[.$EF$30]+[.$EF$28]" office:value-type="float" office:value="0.0140529699504517" calcext:value-type="float">
            <text:p>0.014052969950452</text:p>
          </table:table-cell>
          <table:table-cell table:formula="of:=[.DZ6]" office:value-type="float" office:value="0.0100742003577573" calcext:value-type="float">
            <text:p>0.010074200357757</text:p>
          </table:table-cell>
          <table:table-cell table:number-matrix-columns-spanned="3" table:number-matrix-rows-spanned="5" table:formula="of:=LINEST([.$DZ$3:.$DZ$13] ; [.$EA$3:.$EB$13] ; 1 ; 1)" office:value-type="float" office:value="-0.000570269129739972" calcext:value-type="float">
            <text:p>-0.00057026912974</text:p>
          </table:table-cell>
          <table:table-cell office:value-type="float" office:value="-0.000442187969933042" calcext:value-type="float">
            <text:p>-0.000442187969933</text:p>
          </table:table-cell>
          <table:table-cell office:value-type="float" office:value="0.0736641133416152" calcext:value-type="float">
            <text:p>0.073664113341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</text:p>
          </table:table-cell>
          <table:table-cell table:formula="of:=SUMIF([cases.$A$2:.$A$239];[.$A7];[$cases.B$2:$cases.B$239])" office:value-type="float" office:value="210.698" calcext:value-type="float">
            <text:p>210.698</text:p>
          </table:table-cell>
          <table:table-cell table:formula="of:=SUMIF([cases.$A$2:.$A$239];[.$A7];[$cases.C$2:$cases.C$239])" office:value-type="float" office:value="217.925" calcext:value-type="float">
            <text:p>217.925</text:p>
          </table:table-cell>
          <table:table-cell table:formula="of:=SUMIF([cases.$A$2:.$A$239];[.$A7];[$cases.D$2:$cases.D$239])" office:value-type="float" office:value="225.815" calcext:value-type="float">
            <text:p>225.815</text:p>
          </table:table-cell>
          <table:table-cell table:formula="of:=SUMIF([cases.$A$2:.$A$239];[.$A7];[$cases.E$2:$cases.E$239])" office:value-type="float" office:value="234.708" calcext:value-type="float">
            <text:p>234.708</text:p>
          </table:table-cell>
          <table:table-cell table:formula="of:=SUMIF([cases.$A$2:.$A$239];[.$A7];[$cases.F$2:$cases.F$239])" office:value-type="float" office:value="239.637" calcext:value-type="float">
            <text:p>239.637</text:p>
          </table:table-cell>
          <table:table-cell table:formula="of:=SUMIF([cases.$A$2:.$A$239];[.$A7];[$cases.G$2:$cases.G$239])" office:value-type="float" office:value="243.239" calcext:value-type="float">
            <text:p>243.239</text:p>
          </table:table-cell>
          <table:table-cell table:formula="of:=SUMIF([cases.$A$2:.$A$239];[.$A7];[$cases.H$2:$cases.H$239])" office:value-type="float" office:value="250.303" calcext:value-type="float">
            <text:p>250.303</text:p>
          </table:table-cell>
          <table:table-cell table:formula="of:=SUMIF([cases.$A$2:.$A$239];[.$A7];[$cases.I$2:$cases.I$239])" office:value-type="float" office:value="257.102" calcext:value-type="float">
            <text:p>257.102</text:p>
          </table:table-cell>
          <table:table-cell table:formula="of:=SUMIF([cases.$A$2:.$A$239];[.$A7];[$cases.J$2:$cases.J$239])" office:value-type="float" office:value="246.94" calcext:value-type="float">
            <text:p>246.94</text:p>
          </table:table-cell>
          <table:table-cell table:formula="of:=SUMIF([cases.$A$2:.$A$239];[.$A7];[$cases.K$2:$cases.K$239])" office:value-type="float" office:value="255.163" calcext:value-type="float">
            <text:p>255.163</text:p>
          </table:table-cell>
          <table:table-cell table:formula="of:=SUMIF([cases.$A$2:.$A$239];[.$A7];[$cases.L$2:$cases.L$239])" office:value-type="float" office:value="265.595" calcext:value-type="float">
            <text:p>265.595</text:p>
          </table:table-cell>
          <table:table-cell table:formula="of:=SUMIF([cases.$A$2:.$A$239];[.$A7];[$cases.M$2:$cases.M$239])" office:value-type="float" office:value="275.539" calcext:value-type="float">
            <text:p>275.539</text:p>
          </table:table-cell>
          <table:table-cell table:formula="of:=SUMIF([cases.$A$2:.$A$239];[.$A7];[$cases.N$2:$cases.N$239])" office:value-type="float" office:value="283.135" calcext:value-type="float">
            <text:p>283.135</text:p>
          </table:table-cell>
          <table:table-cell table:formula="of:=SUMIF([cases.$A$2:.$A$239];[.$A7];[$cases.O$2:$cases.O$239])" office:value-type="float" office:value="294.785" calcext:value-type="float">
            <text:p>294.785</text:p>
          </table:table-cell>
          <table:table-cell table:formula="of:=SUMIF([cases.$A$2:.$A$239];[.$A7];[$cases.P$2:$cases.P$239])" office:value-type="float" office:value="307.195" calcext:value-type="float">
            <text:p>307.195</text:p>
          </table:table-cell>
          <table:table-cell table:formula="of:=SUMIF([cases.$A$2:.$A$239];[.$A7];[$cases.Q$2:$cases.Q$239])" office:value-type="float" office:value="339.35" calcext:value-type="float">
            <text:p>339.35</text:p>
          </table:table-cell>
          <table:table-cell table:formula="of:=SUMIF([cases.$A$2:.$A$239];[.$A7];[$cases.R$2:$cases.R$239])" office:value-type="float" office:value="358.578" calcext:value-type="float">
            <text:p>358.578</text:p>
          </table:table-cell>
          <table:table-cell table:formula="of:=SUMIF([cases.$A$2:.$A$239];[.$A7];[$cases.S$2:$cases.S$239])" office:value-type="float" office:value="375.195" calcext:value-type="float">
            <text:p>375.195</text:p>
          </table:table-cell>
          <table:table-cell table:formula="of:=SUMIF([cases.$A$2:.$A$239];[.$A7];[$cases.T$2:$cases.T$239])" office:value-type="float" office:value="387.243" calcext:value-type="float">
            <text:p>387.243</text:p>
          </table:table-cell>
          <table:table-cell table:formula="of:=SUMIF([cases.$A$2:.$A$239];[.$A7];[$cases.U$2:$cases.U$239])" office:value-type="float" office:value="395.528" calcext:value-type="float">
            <text:p>395.528</text:p>
          </table:table-cell>
          <table:table-cell table:formula="of:=SUMIF([cases.$A$2:.$A$239];[.$A7];[$cases.V$2:$cases.V$239])" office:value-type="float" office:value="419.471" calcext:value-type="float">
            <text:p>419.471</text:p>
          </table:table-cell>
          <table:table-cell table:formula="of:=SUMIF([cases.$A$2:.$A$239];[.$A7];[$cases.W$2:$cases.W$239])" office:value-type="float" office:value="450.557" calcext:value-type="float">
            <text:p>450.557</text:p>
          </table:table-cell>
          <table:table-cell table:formula="of:=SUMIF([cases.$A$2:.$A$239];[.$A7];[$cases.X$2:$cases.X$239])" office:value-type="float" office:value="494.292" calcext:value-type="float">
            <text:p>494.292</text:p>
          </table:table-cell>
          <table:table-cell table:formula="of:=SUMIF([cases.$A$2:.$A$239];[.$A7];[$cases.Y$2:$cases.Y$239])" office:value-type="float" office:value="546.295" calcext:value-type="float">
            <text:p>546.295</text:p>
          </table:table-cell>
          <table:table-cell table:formula="of:=SUMIF([cases.$A$2:.$A$239];[.$A7];[$cases.Z$2:$cases.Z$239])" office:value-type="float" office:value="609.55" calcext:value-type="float">
            <text:p>609.55</text:p>
          </table:table-cell>
          <table:table-cell table:formula="of:=SUMIF([cases.$A$2:.$A$239];[.$A7];[$cases.AA$2:$cases.AA$239])" office:value-type="float" office:value="610.92" calcext:value-type="float">
            <text:p>610.92</text:p>
          </table:table-cell>
          <table:table-cell table:formula="of:=SUMIF([cases.$A$2:.$A$239];[.$A7];[$cases.AB$2:$cases.AB$239])" office:value-type="float" office:value="645.456" calcext:value-type="float">
            <text:p>645.456</text:p>
          </table:table-cell>
          <table:table-cell table:formula="of:=SUMIF([cases.$A$2:.$A$239];[.$A7];[$cases.AC$2:$cases.AC$239])" office:value-type="float" office:value="757.903" calcext:value-type="float">
            <text:p>757.903</text:p>
          </table:table-cell>
          <table:table-cell table:formula="of:=SUMIF([cases.$A$2:.$A$239];[.$A7];[$cases.AD$2:$cases.AD$239])" office:value-type="float" office:value="903.89" calcext:value-type="float">
            <text:p>903.89</text:p>
          </table:table-cell>
          <table:table-cell table:formula="of:=SUMIF([cases.$A$2:.$A$239];[.$A7];[$cases.AE$2:$cases.AE$239])" office:value-type="float" office:value="1098.922" calcext:value-type="float">
            <text:p>1098.922</text:p>
          </table:table-cell>
          <table:table-cell table:formula="of:=SUMIF([cases.$A$2:.$A$239];[.$A7];[$cases.AF$2:$cases.AF$239])" office:value-type="float" office:value="1320.576" calcext:value-type="float">
            <text:p>1320.576</text:p>
          </table:table-cell>
          <table:table-cell table:formula="of:=SUMIF([cases.$A$2:.$A$239];[.$A7];[$cases.AG$2:$cases.AG$239])" office:value-type="float" office:value="1525.202" calcext:value-type="float">
            <text:p>1525.202</text:p>
          </table:table-cell>
          <table:table-cell table:formula="of:=SUMIF([cases.$A$2:.$A$239];[.$A7];[$cases.AH$2:$cases.AH$239])" office:value-type="float" office:value="1610.998" calcext:value-type="float">
            <text:p>1610.998</text:p>
          </table:table-cell>
          <table:table-cell table:formula="of:=SUMIF([cases.$A$2:.$A$239];[.$A7];[$cases.AI$2:$cases.AI$239])" office:value-type="float" office:value="1699.113" calcext:value-type="float">
            <text:p>1699.113</text:p>
          </table:table-cell>
          <table:table-cell table:formula="of:=SUMIF([cases.$A$2:.$A$239];[.$A7];[$cases.AJ$2:$cases.AJ$239])" office:value-type="float" office:value="1918.098" calcext:value-type="float">
            <text:p>1918.098</text:p>
          </table:table-cell>
          <table:table-cell table:formula="of:=SUMIF([cases.$A$2:.$A$239];[.$A7];[$cases.AK$2:$cases.AK$239])" office:value-type="float" office:value="2133.616" calcext:value-type="float">
            <text:p>2133.616</text:p>
          </table:table-cell>
          <table:table-cell table:formula="of:=SUMIF([cases.$A$2:.$A$239];[.$A7];[$cases.AL$2:$cases.AL$239])" office:value-type="float" office:value="2352.348" calcext:value-type="float">
            <text:p>2352.348</text:p>
          </table:table-cell>
          <table:table-cell table:formula="of:=SUMIF([cases.$A$2:.$A$239];[.$A7];[$cases.AM$2:$cases.AM$239])" office:value-type="float" office:value="2267.255" calcext:value-type="float">
            <text:p>2267.255</text:p>
          </table:table-cell>
          <table:table-cell table:formula="of:=SUMIF([cases.$A$2:.$A$239];[.$A7];[$cases.AN$2:$cases.AN$239])" office:value-type="float" office:value="2400.437" calcext:value-type="float">
            <text:p>2400.437</text:p>
          </table:table-cell>
          <table:table-cell table:formula="of:=SUMIF([cases.$A$2:.$A$239];[.$A7];[$cases.AO$2:$cases.AO$239])" office:value-type="float" office:value="2624.079" calcext:value-type="float">
            <text:p>2624.079</text:p>
          </table:table-cell>
          <table:table-cell table:formula="of:=SUMIF([cases.$A$2:.$A$239];[.$A7];[$cases.AP$2:$cases.AP$239])" office:value-type="float" office:value="80.2378571428571" calcext:value-type="float">
            <text:p>80.2378571428571</text:p>
          </table:table-cell>
          <table:table-cell table:formula="of:=SUMIF([cases.$A$2:.$A$239];[.$A7];[$cases.AQ$2:$cases.AQ$239])" office:value-type="float" office:value="33.6138461538462" calcext:value-type="float">
            <text:p>33.6138461538462</text:p>
          </table:table-cell>
          <table:table-cell table:number-columns-repeated="2"/>
          <table:table-cell table:formula="of:=SUMIF([hospos.$A$2:.$A$27];[.$A7];[$hospos.B$2:$hospos.B$27])" office:value-type="float" office:value="53.191" calcext:value-type="float">
            <text:p>53.191</text:p>
          </table:table-cell>
          <table:table-cell table:formula="of:=SUMIF([hospos.$A$2:.$A$27];[.$A7];[$hospos.C$2:$hospos.C$27])" office:value-type="float" office:value="54.549" calcext:value-type="float">
            <text:p>54.549</text:p>
          </table:table-cell>
          <table:table-cell table:formula="of:=SUMIF([hospos.$A$2:.$A$27];[.$A7];[$hospos.D$2:$hospos.D$27])" office:value-type="float" office:value="55.228" calcext:value-type="float">
            <text:p>55.228</text:p>
          </table:table-cell>
          <table:table-cell table:formula="of:=SUMIF([hospos.$A$2:.$A$27];[.$A7];[$hospos.E$2:$hospos.E$27])" office:value-type="float" office:value="56.289" calcext:value-type="float">
            <text:p>56.289</text:p>
          </table:table-cell>
          <table:table-cell table:formula="of:=SUMIF([hospos.$A$2:.$A$27];[.$A7];[$hospos.F$2:$hospos.F$27])" office:value-type="float" office:value="57.432" calcext:value-type="float">
            <text:p>57.432</text:p>
          </table:table-cell>
          <table:table-cell table:formula="of:=SUMIF([hospos.$A$2:.$A$27];[.$A7];[$hospos.G$2:$hospos.G$27])" office:value-type="float" office:value="59.486" calcext:value-type="float">
            <text:p>59.486</text:p>
          </table:table-cell>
          <table:table-cell table:formula="of:=SUMIF([hospos.$A$2:.$A$27];[.$A7];[$hospos.H$2:$hospos.H$27])" office:value-type="float" office:value="60.695" calcext:value-type="float">
            <text:p>60.695</text:p>
          </table:table-cell>
          <table:table-cell table:formula="of:=SUMIF([hospos.$A$2:.$A$27];[.$A7];[$hospos.I$2:$hospos.I$27])" office:value-type="float" office:value="61.739" calcext:value-type="float">
            <text:p>61.739</text:p>
          </table:table-cell>
          <table:table-cell table:formula="of:=SUMIF([hospos.$A$2:.$A$27];[.$A7];[$hospos.J$2:$hospos.J$27])" office:value-type="float" office:value="63.097" calcext:value-type="float">
            <text:p>63.097</text:p>
          </table:table-cell>
          <table:table-cell table:formula="of:=SUMIF([hospos.$A$2:.$A$27];[.$A7];[$hospos.K$2:$hospos.K$27])" office:value-type="float" office:value="64.472" calcext:value-type="float">
            <text:p>64.472</text:p>
          </table:table-cell>
          <table:table-cell table:formula="of:=SUMIF([hospos.$A$2:.$A$27];[.$A7];[$hospos.L$2:$hospos.L$27])" office:value-type="float" office:value="65.946" calcext:value-type="float">
            <text:p>65.946</text:p>
          </table:table-cell>
          <table:table-cell table:formula="of:=SUMIF([hospos.$A$2:.$A$27];[.$A7];[$hospos.M$2:$hospos.M$27])" office:value-type="float" office:value="66.99" calcext:value-type="float">
            <text:p>66.99</text:p>
          </table:table-cell>
          <table:table-cell table:formula="of:=SUMIF([hospos.$A$2:.$A$27];[.$A7];[$hospos.N$2:$hospos.N$27])" office:value-type="float" office:value="67.951" calcext:value-type="float">
            <text:p>67.951</text:p>
          </table:table-cell>
          <table:table-cell table:formula="of:=SUMIF([hospos.$A$2:.$A$27];[.$A7];[$hospos.O$2:$hospos.O$27])" office:value-type="float" office:value="69.988" calcext:value-type="float">
            <text:p>69.988</text:p>
          </table:table-cell>
          <table:table-cell table:formula="of:=SUMIF([hospos.$A$2:.$A$27];[.$A7];[$hospos.P$2:$hospos.P$27])" office:value-type="float" office:value="72.423" calcext:value-type="float">
            <text:p>72.423</text:p>
          </table:table-cell>
          <table:table-cell table:formula="of:=SUMIF([hospos.$A$2:.$A$27];[.$A7];[$hospos.Q$2:$hospos.Q$27])" office:value-type="float" office:value="73.086" calcext:value-type="float">
            <text:p>73.086</text:p>
          </table:table-cell>
          <table:table-cell table:formula="of:=SUMIF([hospos.$A$2:.$A$27];[.$A7];[$hospos.R$2:$hospos.R$27])" office:value-type="float" office:value="74.775" calcext:value-type="float">
            <text:p>74.775</text:p>
          </table:table-cell>
          <table:table-cell table:formula="of:=SUMIF([hospos.$A$2:.$A$27];[.$A7];[$hospos.S$2:$hospos.S$27])" office:value-type="float" office:value="75.587" calcext:value-type="float">
            <text:p>75.587</text:p>
          </table:table-cell>
          <table:table-cell table:formula="of:=SUMIF([hospos.$A$2:.$A$27];[.$A7];[$hospos.T$2:$hospos.T$27])" office:value-type="float" office:value="77.045" calcext:value-type="float">
            <text:p>77.045</text:p>
          </table:table-cell>
          <table:table-cell table:formula="of:=SUMIF([hospos.$A$2:.$A$27];[.$A7];[$hospos.U$2:$hospos.U$27])" office:value-type="float" office:value="77.972" calcext:value-type="float">
            <text:p>77.972</text:p>
          </table:table-cell>
          <table:table-cell table:formula="of:=SUMIF([hospos.$A$2:.$A$27];[.$A7];[$hospos.V$2:$hospos.V$27])" office:value-type="float" office:value="80.01" calcext:value-type="float">
            <text:p>80.01</text:p>
          </table:table-cell>
          <table:table-cell table:formula="of:=SUMIF([hospos.$A$2:.$A$27];[.$A7];[$hospos.W$2:$hospos.W$27])" office:value-type="float" office:value="81.816" calcext:value-type="float">
            <text:p>81.816</text:p>
          </table:table-cell>
          <table:table-cell table:formula="of:=SUMIF([hospos.$A$2:.$A$27];[.$A7];[$hospos.X$2:$hospos.X$27])" office:value-type="float" office:value="83.29" calcext:value-type="float">
            <text:p>83.29</text:p>
          </table:table-cell>
          <table:table-cell table:formula="of:=SUMIF([hospos.$A$2:.$A$27];[.$A7];[$hospos.Y$2:$hospos.Y$27])" office:value-type="float" office:value="85.874" calcext:value-type="float">
            <text:p>85.874</text:p>
          </table:table-cell>
          <table:table-cell table:formula="of:=SUMIF([hospos.$A$2:.$A$27];[.$A7];[$hospos.Z$2:$hospos.Z$27])" office:value-type="float" office:value="88.823" calcext:value-type="float">
            <text:p>88.823</text:p>
          </table:table-cell>
          <table:table-cell table:formula="of:=SUMIF([hospos.$A$2:.$A$27];[.$A7];[$hospos.AA$2:$hospos.AA$27])" office:value-type="float" office:value="92.185" calcext:value-type="float">
            <text:p>92.185</text:p>
          </table:table-cell>
          <table:table-cell table:formula="of:=SUMIF([hospos.$A$2:.$A$27];[.$A7];[$hospos.AB$2:$hospos.AB$27])" office:value-type="float" office:value="97.254" calcext:value-type="float">
            <text:p>97.254</text:p>
          </table:table-cell>
          <table:table-cell table:formula="of:=SUMIF([hospos.$A$2:.$A$27];[.$A7];[$hospos.AC$2:$hospos.AC$27])" office:value-type="float" office:value="101.942" calcext:value-type="float">
            <text:p>101.942</text:p>
          </table:table-cell>
          <table:table-cell table:formula="of:=SUMIF([hospos.$A$2:.$A$27];[.$A7];[$hospos.AD$2:$hospos.AD$27])" office:value-type="float" office:value="106.846" calcext:value-type="float">
            <text:p>106.846</text:p>
          </table:table-cell>
          <table:table-cell table:formula="of:=SUMIF([hospos.$A$2:.$A$27];[.$A7];[$hospos.AE$2:$hospos.AE$27])" office:value-type="float" office:value="0" calcext:value-type="float">
            <text:p>0</text:p>
          </table:table-cell>
          <table:table-cell table:formula="of:=SUMIF([hospos.$A$2:.$A$27];[.$A7];[$hospos.AF$2:$hospos.AF$27])" office:value-type="float" office:value="0" calcext:value-type="float">
            <text:p>0</text:p>
          </table:table-cell>
          <table:table-cell table:formula="of:=SUMIF([hospos.$A$2:.$A$27];[.$A7];[$hospos.AG$2:$hospos.AG$27])" office:value-type="float" office:value="0" calcext:value-type="float">
            <text:p>0</text:p>
          </table:table-cell>
          <table:table-cell table:formula="of:=SUMIF([hospos.$A$2:.$A$27];[.$A7];[$hospos.AH$2:$hospos.AH$27])" office:value-type="float" office:value="0" calcext:value-type="float">
            <text:p>0</text:p>
          </table:table-cell>
          <table:table-cell table:formula="of:=SUMIF([hospos.$A$2:.$A$27];[.$A7];[$hospos.AI$2:$hospos.AI$27])" office:value-type="float" office:value="0" calcext:value-type="float">
            <text:p>0</text:p>
          </table:table-cell>
          <table:table-cell table:formula="of:=SUMIF([hospos.$A$2:.$A$27];[.$A7];[$hospos.AJ$2:$hospos.AJ$27])" office:value-type="float" office:value="0" calcext:value-type="float">
            <text:p>0</text:p>
          </table:table-cell>
          <table:table-cell table:formula="of:=SUMIF([hospos.$A$2:.$A$27];[.$A7];[$hospos.AK$2:$hospos.AK$27])" office:value-type="float" office:value="0" calcext:value-type="float">
            <text:p>0</text:p>
          </table:table-cell>
          <table:table-cell table:formula="of:=SUMIF([hospos.$A$2:.$A$27];[.$A7];[$hospos.AL$2:$hospos.AL$27])" office:value-type="float" office:value="0" calcext:value-type="float">
            <text:p>0</text:p>
          </table:table-cell>
          <table:table-cell table:formula="of:=SUMIF([hospos.$A$2:.$A$27];[.$A7];[$hospos.AM$2:$hospos.AM$27])" office:value-type="float" office:value="0" calcext:value-type="float">
            <text:p>0</text:p>
          </table:table-cell>
          <table:table-cell table:formula="of:=SUMIF([hospos.$A$2:.$A$27];[.$A7];[$hospos.AN$2:$hospos.AN$27])" office:value-type="float" office:value="0" calcext:value-type="float">
            <text:p>0</text:p>
          </table:table-cell>
          <table:table-cell table:formula="of:=SUMIF([hospos.$A$2:.$A$27];[.$A7];[$hospos.AO$2:$hospos.AO$27])" office:value-type="float" office:value="0" calcext:value-type="float">
            <text:p>0</text:p>
          </table:table-cell>
          <table:table-cell table:formula="of:=SUMIF([hospos.$A$2:.$A$27];[.$A7];[$hospos.AP$2:$hospos.AP$27])" office:value-type="float" office:value="0" calcext:value-type="float">
            <text:p>0</text:p>
          </table:table-cell>
          <table:table-cell table:formula="of:=[.A7]" office:value-type="string" office:string-value="ITA" calcext:value-type="string">
            <text:p>ITA</text:p>
          </table:table-cell>
          <table:table-cell table:formula="of:=IF(AND([.B7]&gt;0;[.AT7]&gt;0);[.AT7]/[.B7]/7;&quot;&quot;)" office:value-type="float" office:value="0.0360644822718502" calcext:value-type="float">
            <text:p>0.03606448227185</text:p>
          </table:table-cell>
          <table:table-cell table:formula="of:=IF(AND([.C7]&gt;0;[.AU7]&gt;0);[.AU7]/[.C7]/7;&quot;&quot;)" office:value-type="float" office:value="0.0357586981104246" calcext:value-type="float">
            <text:p>0.035758698110425</text:p>
          </table:table-cell>
          <table:table-cell table:formula="of:=IF(AND([.D7]&gt;0;[.AV7]&gt;0);[.AV7]/[.D7]/7;&quot;&quot;)" office:value-type="float" office:value="0.034938840580627" calcext:value-type="float">
            <text:p>0.034938840580627</text:p>
          </table:table-cell>
          <table:table-cell table:formula="of:=IF(AND([.E7]&gt;0;[.AW7]&gt;0);[.AW7]/[.E7]/7;&quot;&quot;)" office:value-type="float" office:value="0.0342608079583385" calcext:value-type="float">
            <text:p>0.034260807958339</text:p>
          </table:table-cell>
          <table:table-cell table:formula="of:=IF(AND([.F7]&gt;0;[.AX7]&gt;0);[.AX7]/[.F7]/7;&quot;&quot;)" office:value-type="float" office:value="0.0342374985021989" calcext:value-type="float">
            <text:p>0.034237498502199</text:p>
          </table:table-cell>
          <table:table-cell table:formula="of:=IF(AND([.G7]&gt;0;[.AY7]&gt;0);[.AY7]/[.G7]/7;&quot;&quot;)" office:value-type="float" office:value="0.0349368316758414" calcext:value-type="float">
            <text:p>0.034936831675842</text:p>
          </table:table-cell>
          <table:table-cell table:formula="of:=IF(AND([.H7]&gt;0;[.AZ7]&gt;0);[.AZ7]/[.H7]/7;&quot;&quot;)" office:value-type="float" office:value="0.0346408724055017" calcext:value-type="float">
            <text:p>0.034640872405502</text:p>
          </table:table-cell>
          <table:table-cell table:formula="of:=IF(AND([.I7]&gt;0;[.BA7]&gt;0);[.BA7]/[.I7]/7;&quot;&quot;)" office:value-type="float" office:value="0.0343048951111121" calcext:value-type="float">
            <text:p>0.034304895111112</text:p>
          </table:table-cell>
          <table:table-cell table:formula="of:=IF(AND([.J7]&gt;0;[.BB7]&gt;0);[.BB7]/[.J7]/7;&quot;&quot;)" office:value-type="float" office:value="0.0365022156914924" calcext:value-type="float">
            <text:p>0.036502215691493</text:p>
          </table:table-cell>
          <table:table-cell table:formula="of:=IF(AND([.K7]&gt;0;[.BC7]&gt;0);[.BC7]/[.K7]/7;&quot;&quot;)" office:value-type="float" office:value="0.0360956945728249" calcext:value-type="float">
            <text:p>0.036095694572825</text:p>
          </table:table-cell>
          <table:table-cell table:formula="of:=IF(AND([.L7]&gt;0;[.BD7]&gt;0);[.BD7]/[.L7]/7;&quot;&quot;)" office:value-type="float" office:value="0.0354707624121581" calcext:value-type="float">
            <text:p>0.035470762412158</text:p>
          </table:table-cell>
          <table:table-cell table:formula="of:=IF(AND([.M7]&gt;0;[.BE7]&gt;0);[.BE7]/[.M7]/7;&quot;&quot;)" office:value-type="float" office:value="0.0347319254261647" calcext:value-type="float">
            <text:p>0.034731925426165</text:p>
          </table:table-cell>
          <table:table-cell table:formula="of:=IF(AND([.N7]&gt;0;[.BF7]&gt;0);[.BF7]/[.N7]/7;&quot;&quot;)" office:value-type="float" office:value="0.0342850079088976" calcext:value-type="float">
            <text:p>0.034285007908898</text:p>
          </table:table-cell>
          <table:table-cell table:formula="of:=IF(AND([.O7]&gt;0;[.BG7]&gt;0);[.BG7]/[.O7]/7;&quot;&quot;)" office:value-type="float" office:value="0.033917213271658" calcext:value-type="float">
            <text:p>0.033917213271658</text:p>
          </table:table-cell>
          <table:table-cell table:formula="of:=IF(AND([.P7]&gt;0;[.BH7]&gt;0);[.BH7]/[.P7]/7;&quot;&quot;)" office:value-type="float" office:value="0.0336793986137237" calcext:value-type="float">
            <text:p>0.033679398613724</text:p>
          </table:table-cell>
          <table:table-cell table:formula="of:=IF(AND([.Q7]&gt;0;[.BI7]&gt;0);[.BI7]/[.Q7]/7;&quot;&quot;)" office:value-type="float" office:value="0.0307672230524743" calcext:value-type="float">
            <text:p>0.030767223052474</text:p>
          </table:table-cell>
          <table:table-cell table:formula="of:=IF(AND([.R7]&gt;0;[.BJ7]&gt;0);[.BJ7]/[.R7]/7;&quot;&quot;)" office:value-type="float" office:value="0.0297902906958677" calcext:value-type="float">
            <text:p>0.029790290695868</text:p>
          </table:table-cell>
          <table:table-cell table:formula="of:=IF(AND([.S7]&gt;0;[.BK7]&gt;0);[.BK7]/[.S7]/7;&quot;&quot;)" office:value-type="float" office:value="0.0287800819764199" calcext:value-type="float">
            <text:p>0.02878008197642</text:p>
          </table:table-cell>
          <table:table-cell table:formula="of:=IF(AND([.T7]&gt;0;[.BL7]&gt;0);[.BL7]/[.T7]/7;&quot;&quot;)" office:value-type="float" office:value="0.028422537196098" calcext:value-type="float">
            <text:p>0.028422537196098</text:p>
          </table:table-cell>
          <table:table-cell table:formula="of:=IF(AND([.U7]&gt;0;[.BM7]&gt;0);[.BM7]/[.U7]/7;&quot;&quot;)" office:value-type="float" office:value="0.0281619939494982" calcext:value-type="float">
            <text:p>0.028161993949498</text:p>
          </table:table-cell>
          <table:table-cell table:formula="of:=IF(AND([.V7]&gt;0;[.BN7]&gt;0);[.BN7]/[.V7]/7;&quot;&quot;)" office:value-type="float" office:value="0.0272486059822968" calcext:value-type="float">
            <text:p>0.027248605982297</text:p>
          </table:table-cell>
          <table:table-cell table:formula="of:=IF(AND([.W7]&gt;0;[.BO7]&gt;0);[.BO7]/[.W7]/7;&quot;&quot;)" office:value-type="float" office:value="0.0259412238629075" calcext:value-type="float">
            <text:p>0.025941223862908</text:p>
          </table:table-cell>
          <table:table-cell table:formula="of:=IF(AND([.X7]&gt;0;[.BP7]&gt;0);[.BP7]/[.X7]/7;&quot;&quot;)" office:value-type="float" office:value="0.0240719482179995" calcext:value-type="float">
            <text:p>0.024071948218</text:p>
          </table:table-cell>
          <table:table-cell table:formula="of:=IF(AND([.Y7]&gt;0;[.BQ7]&gt;0);[.BQ7]/[.Y7]/7;&quot;&quot;)" office:value-type="float" office:value="0.0224562082495983" calcext:value-type="float">
            <text:p>0.022456208249598</text:p>
          </table:table-cell>
          <table:table-cell table:formula="of:=IF(AND([.Z7]&gt;0;[.BR7]&gt;0);[.BR7]/[.Z7]/7;&quot;&quot;)" office:value-type="float" office:value="0.0208169961446969" calcext:value-type="float">
            <text:p>0.020816996144697</text:p>
          </table:table-cell>
          <table:table-cell table:formula="of:=IF(AND([.AA7]&gt;0;[.BS7]&gt;0);[.BS7]/[.AA7]/7;&quot;&quot;)" office:value-type="float" office:value="0.0215564815594279" calcext:value-type="float">
            <text:p>0.021556481559428</text:p>
          </table:table-cell>
          <table:table-cell table:formula="of:=IF(AND([.AB7]&gt;0;[.BT7]&gt;0);[.BT7]/[.AB7]/7;&quot;&quot;)" office:value-type="float" office:value="0.0215249816740856" calcext:value-type="float">
            <text:p>0.021524981674086</text:p>
          </table:table-cell>
          <table:table-cell table:formula="of:=IF(AND([.AC7]&gt;0;[.BU7]&gt;0);[.BU7]/[.AC7]/7;&quot;&quot;)" office:value-type="float" office:value="0.0192150484391048" calcext:value-type="float">
            <text:p>0.019215048439105</text:p>
          </table:table-cell>
          <table:table-cell table:formula="of:=IF(AND([.AD7]&gt;0;[.BV7]&gt;0);[.BV7]/[.AD7]/7;&quot;&quot;)" office:value-type="float" office:value="0.0168866944934829" calcext:value-type="float">
            <text:p>0.016886694493483</text:p>
          </table:table-cell>
          <table:table-cell table:formula="of:=IF(AND([.AE7]&gt;0;[.BW7]&gt;0);[.BW7]/[.AE7]/7;&quot;&quot;)">
            <text:p/>
          </table:table-cell>
          <table:table-cell table:formula="of:=IF(AND([.AF7]&gt;0;[.BX7]&gt;0);[.BX7]/[.AF7]/7;&quot;&quot;)">
            <text:p/>
          </table:table-cell>
          <table:table-cell table:formula="of:=IF(AND([.AG7]&gt;0;[.BY7]&gt;0);[.BY7]/[.AG7]/7;&quot;&quot;)">
            <text:p/>
          </table:table-cell>
          <table:table-cell table:formula="of:=IF(AND([.AH7]&gt;0;[.BZ7]&gt;0);[.BZ7]/[.AH7]/7;&quot;&quot;)">
            <text:p/>
          </table:table-cell>
          <table:table-cell table:formula="of:=IF(AND([.AI7]&gt;0;[.CA7]&gt;0);[.CA7]/[.AI7]/7;&quot;&quot;)">
            <text:p/>
          </table:table-cell>
          <table:table-cell table:formula="of:=IF(AND([.AJ7]&gt;0;[.CB7]&gt;0);[.CB7]/[.AJ7]/7;&quot;&quot;)">
            <text:p/>
          </table:table-cell>
          <table:table-cell table:formula="of:=IF(AND([.AK7]&gt;0;[.CC7]&gt;0);[.CC7]/[.AK7]/7;&quot;&quot;)">
            <text:p/>
          </table:table-cell>
          <table:table-cell table:formula="of:=IF(AND([.AL7]&gt;0;[.CD7]&gt;0);[.CD7]/[.AL7]/7;&quot;&quot;)">
            <text:p/>
          </table:table-cell>
          <table:table-cell table:formula="of:=IF(AND([.AM7]&gt;0;[.CE7]&gt;0);[.CE7]/[.AM7]/7;&quot;&quot;)">
            <text:p/>
          </table:table-cell>
          <table:table-cell table:formula="of:=IF(AND([.AN7]&gt;0;[.CF7]&gt;0);[.CF7]/[.AN7]/7;&quot;&quot;)">
            <text:p/>
          </table:table-cell>
          <table:table-cell table:formula="of:=IF(AND([.AO7]&gt;0;[.CG7]&gt;0);[.CG7]/[.AO7]/7;&quot;&quot;)">
            <text:p/>
          </table:table-cell>
          <table:table-cell/>
          <table:table-cell table:formula="of:=[.CI7]" office:value-type="string" office:string-value="ITA" calcext:value-type="string">
            <text:p>ITA</text:p>
          </table:table-cell>
          <table:table-cell table:formula="of:=AVERAGE([.DL7:.DW7])" office:value-type="float" office:value="0.0168866944934829" calcext:value-type="float">
            <text:p>0.016886694493483</text:p>
          </table:table-cell>
          <table:table-cell table:formula="of:=[.AQ7]" office:value-type="float" office:value="33.6138461538462" calcext:value-type="float">
            <text:p>33.6138461538462</text:p>
          </table:table-cell>
          <table:table-cell table:formula="of:=[.AP7]" office:value-type="float" office:value="80.2378571428571" calcext:value-type="float">
            <text:p>80.2378571428571</text:p>
          </table:table-cell>
          <table:table-cell table:formula="of:=[.EA7]*[.$EF$29]+[.EB7]*[.$EF$30]+[.$EF$28]" office:value-type="float" office:value="0.0130433019841471" calcext:value-type="float">
            <text:p>0.013043301984147</text:p>
          </table:table-cell>
          <table:table-cell table:formula="of:=[.DZ7]" office:value-type="float" office:value="0.0168866944934829" calcext:value-type="float">
            <text:p>0.016886694493483</text:p>
          </table:table-cell>
          <table:table-cell office:value-type="float" office:value="0.000371907111657064" calcext:value-type="float">
            <text:p>0.000371907111657</text:p>
          </table:table-cell>
          <table:table-cell office:value-type="float" office:value="0.00024668252683236" calcext:value-type="float">
            <text:p>0.000246682526832</text:p>
          </table:table-cell>
          <table:table-cell office:value-type="float" office:value="0.031690730450552" calcext:value-type="float">
            <text:p>0.031690730450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 table:formula="of:=SUMIF([cases.$A$2:.$A$239];[.$A8];[$cases.B$2:$cases.B$239])" office:value-type="float" office:value="192.16" calcext:value-type="float">
            <text:p>192.16</text:p>
          </table:table-cell>
          <table:table-cell table:formula="of:=SUMIF([cases.$A$2:.$A$239];[.$A8];[$cases.C$2:$cases.C$239])" office:value-type="float" office:value="208.18" calcext:value-type="float">
            <text:p>208.18</text:p>
          </table:table-cell>
          <table:table-cell table:formula="of:=SUMIF([cases.$A$2:.$A$239];[.$A8];[$cases.D$2:$cases.D$239])" office:value-type="float" office:value="219.873" calcext:value-type="float">
            <text:p>219.873</text:p>
          </table:table-cell>
          <table:table-cell table:formula="of:=SUMIF([cases.$A$2:.$A$239];[.$A8];[$cases.E$2:$cases.E$239])" office:value-type="float" office:value="219.873" calcext:value-type="float">
            <text:p>219.873</text:p>
          </table:table-cell>
          <table:table-cell table:formula="of:=SUMIF([cases.$A$2:.$A$239];[.$A8];[$cases.F$2:$cases.F$239])" office:value-type="float" office:value="219.873" calcext:value-type="float">
            <text:p>219.873</text:p>
          </table:table-cell>
          <table:table-cell table:formula="of:=SUMIF([cases.$A$2:.$A$239];[.$A8];[$cases.G$2:$cases.G$239])" office:value-type="float" office:value="149.855" calcext:value-type="float">
            <text:p>149.855</text:p>
          </table:table-cell>
          <table:table-cell table:formula="of:=SUMIF([cases.$A$2:.$A$239];[.$A8];[$cases.H$2:$cases.H$239])" office:value-type="float" office:value="252.377" calcext:value-type="float">
            <text:p>252.377</text:p>
          </table:table-cell>
          <table:table-cell table:formula="of:=SUMIF([cases.$A$2:.$A$239];[.$A8];[$cases.I$2:$cases.I$239])" office:value-type="float" office:value="220.178" calcext:value-type="float">
            <text:p>220.178</text:p>
          </table:table-cell>
          <table:table-cell table:formula="of:=SUMIF([cases.$A$2:.$A$239];[.$A8];[$cases.J$2:$cases.J$239])" office:value-type="float" office:value="256.582" calcext:value-type="float">
            <text:p>256.582</text:p>
          </table:table-cell>
          <table:table-cell table:formula="of:=SUMIF([cases.$A$2:.$A$239];[.$A8];[$cases.K$2:$cases.K$239])" office:value-type="float" office:value="266.842" calcext:value-type="float">
            <text:p>266.842</text:p>
          </table:table-cell>
          <table:table-cell table:formula="of:=SUMIF([cases.$A$2:.$A$239];[.$A8];[$cases.L$2:$cases.L$239])" office:value-type="float" office:value="266.588" calcext:value-type="float">
            <text:p>266.588</text:p>
          </table:table-cell>
          <table:table-cell table:formula="of:=SUMIF([cases.$A$2:.$A$239];[.$A8];[$cases.M$2:$cases.M$239])" office:value-type="float" office:value="266.588" calcext:value-type="float">
            <text:p>266.588</text:p>
          </table:table-cell>
          <table:table-cell table:formula="of:=SUMIF([cases.$A$2:.$A$239];[.$A8];[$cases.N$2:$cases.N$239])" office:value-type="float" office:value="418.787" calcext:value-type="float">
            <text:p>418.787</text:p>
          </table:table-cell>
          <table:table-cell table:formula="of:=SUMIF([cases.$A$2:.$A$239];[.$A8];[$cases.O$2:$cases.O$239])" office:value-type="float" office:value="364.78" calcext:value-type="float">
            <text:p>364.78</text:p>
          </table:table-cell>
          <table:table-cell table:formula="of:=SUMIF([cases.$A$2:.$A$239];[.$A8];[$cases.P$2:$cases.P$239])" office:value-type="float" office:value="447.722" calcext:value-type="float">
            <text:p>447.722</text:p>
          </table:table-cell>
          <table:table-cell table:formula="of:=SUMIF([cases.$A$2:.$A$239];[.$A8];[$cases.Q$2:$cases.Q$239])" office:value-type="float" office:value="455.325" calcext:value-type="float">
            <text:p>455.325</text:p>
          </table:table-cell>
          <table:table-cell table:formula="of:=SUMIF([cases.$A$2:.$A$239];[.$A8];[$cases.R$2:$cases.R$239])" office:value-type="float" office:value="505.03" calcext:value-type="float">
            <text:p>505.03</text:p>
          </table:table-cell>
          <table:table-cell table:formula="of:=SUMIF([cases.$A$2:.$A$239];[.$A8];[$cases.S$2:$cases.S$239])" office:value-type="float" office:value="505.283" calcext:value-type="float">
            <text:p>505.283</text:p>
          </table:table-cell>
          <table:table-cell table:formula="of:=SUMIF([cases.$A$2:.$A$239];[.$A8];[$cases.T$2:$cases.T$239])" office:value-type="float" office:value="505.283" calcext:value-type="float">
            <text:p>505.283</text:p>
          </table:table-cell>
          <table:table-cell table:formula="of:=SUMIF([cases.$A$2:.$A$239];[.$A8];[$cases.U$2:$cases.U$239])" office:value-type="float" office:value="596.666" calcext:value-type="float">
            <text:p>596.666</text:p>
          </table:table-cell>
          <table:table-cell table:formula="of:=SUMIF([cases.$A$2:.$A$239];[.$A8];[$cases.V$2:$cases.V$239])" office:value-type="float" office:value="669.056" calcext:value-type="float">
            <text:p>669.056</text:p>
          </table:table-cell>
          <table:table-cell table:formula="of:=SUMIF([cases.$A$2:.$A$239];[.$A8];[$cases.W$2:$cases.W$239])" office:value-type="float" office:value="769.604" calcext:value-type="float">
            <text:p>769.604</text:p>
          </table:table-cell>
          <table:table-cell table:formula="of:=SUMIF([cases.$A$2:.$A$239];[.$A8];[$cases.X$2:$cases.X$239])" office:value-type="float" office:value="904.108" calcext:value-type="float">
            <text:p>904.108</text:p>
          </table:table-cell>
          <table:table-cell table:formula="of:=SUMIF([cases.$A$2:.$A$239];[.$A8];[$cases.Y$2:$cases.Y$239])" office:value-type="float" office:value="802.16" calcext:value-type="float">
            <text:p>802.16</text:p>
          </table:table-cell>
          <table:table-cell table:formula="of:=SUMIF([cases.$A$2:.$A$239];[.$A8];[$cases.Z$2:$cases.Z$239])" office:value-type="float" office:value="802.16" calcext:value-type="float">
            <text:p>802.16</text:p>
          </table:table-cell>
          <table:table-cell table:formula="of:=SUMIF([cases.$A$2:.$A$239];[.$A8];[$cases.AA$2:$cases.AA$239])" office:value-type="float" office:value="802.16" calcext:value-type="float">
            <text:p>802.16</text:p>
          </table:table-cell>
          <table:table-cell table:formula="of:=SUMIF([cases.$A$2:.$A$239];[.$A8];[$cases.AB$2:$cases.AB$239])" office:value-type="float" office:value="1214.471" calcext:value-type="float">
            <text:p>1214.471</text:p>
          </table:table-cell>
          <table:table-cell table:formula="of:=SUMIF([cases.$A$2:.$A$239];[.$A8];[$cases.AC$2:$cases.AC$239])" office:value-type="float" office:value="1366.811" calcext:value-type="float">
            <text:p>1366.811</text:p>
          </table:table-cell>
          <table:table-cell table:formula="of:=SUMIF([cases.$A$2:.$A$239];[.$A8];[$cases.AD$2:$cases.AD$239])" office:value-type="float" office:value="1491.251" calcext:value-type="float">
            <text:p>1491.251</text:p>
          </table:table-cell>
          <table:table-cell table:formula="of:=SUMIF([cases.$A$2:.$A$239];[.$A8];[$cases.AE$2:$cases.AE$239])" office:value-type="float" office:value="1762.558" calcext:value-type="float">
            <text:p>1762.558</text:p>
          </table:table-cell>
          <table:table-cell table:formula="of:=SUMIF([cases.$A$2:.$A$239];[.$A8];[$cases.AF$2:$cases.AF$239])" office:value-type="float" office:value="1762.558" calcext:value-type="float">
            <text:p>1762.558</text:p>
          </table:table-cell>
          <table:table-cell table:formula="of:=SUMIF([cases.$A$2:.$A$239];[.$A8];[$cases.AG$2:$cases.AG$239])" office:value-type="float" office:value="1762.558" calcext:value-type="float">
            <text:p>1762.558</text:p>
          </table:table-cell>
          <table:table-cell table:formula="of:=SUMIF([cases.$A$2:.$A$239];[.$A8];[$cases.AH$2:$cases.AH$239])" office:value-type="float" office:value="1762.558" calcext:value-type="float">
            <text:p>1762.558</text:p>
          </table:table-cell>
          <table:table-cell table:formula="of:=SUMIF([cases.$A$2:.$A$239];[.$A8];[$cases.AI$2:$cases.AI$239])" office:value-type="float" office:value="2245.868" calcext:value-type="float">
            <text:p>2245.868</text:p>
          </table:table-cell>
          <table:table-cell table:formula="of:=SUMIF([cases.$A$2:.$A$239];[.$A8];[$cases.AJ$2:$cases.AJ$239])" office:value-type="float" office:value="2301.195" calcext:value-type="float">
            <text:p>2301.195</text:p>
          </table:table-cell>
          <table:table-cell table:formula="of:=SUMIF([cases.$A$2:.$A$239];[.$A8];[$cases.AK$2:$cases.AK$239])" office:value-type="float" office:value="2412.498" calcext:value-type="float">
            <text:p>2412.498</text:p>
          </table:table-cell>
          <table:table-cell table:formula="of:=SUMIF([cases.$A$2:.$A$239];[.$A8];[$cases.AL$2:$cases.AL$239])" office:value-type="float" office:value="1918.366" calcext:value-type="float">
            <text:p>1918.366</text:p>
          </table:table-cell>
          <table:table-cell table:formula="of:=SUMIF([cases.$A$2:.$A$239];[.$A8];[$cases.AM$2:$cases.AM$239])" office:value-type="float" office:value="2659.282" calcext:value-type="float">
            <text:p>2659.282</text:p>
          </table:table-cell>
          <table:table-cell table:formula="of:=SUMIF([cases.$A$2:.$A$239];[.$A8];[$cases.AN$2:$cases.AN$239])" office:value-type="float" office:value="0" calcext:value-type="float">
            <text:p>0</text:p>
          </table:table-cell>
          <table:table-cell table:formula="of:=SUMIF([cases.$A$2:.$A$239];[.$A8];[$cases.AO$2:$cases.AO$239])" office:value-type="float" office:value="0" calcext:value-type="float">
            <text:p>0</text:p>
          </table:table-cell>
          <table:table-cell table:formula="of:=SUMIF([cases.$A$2:.$A$239];[.$A8];[$cases.AP$2:$cases.AP$239])" office:value-type="float" office:value="85.01625" calcext:value-type="float">
            <text:p>85.01625</text:p>
          </table:table-cell>
          <table:table-cell table:formula="of:=SUMIF([cases.$A$2:.$A$239];[.$A8];[$cases.AQ$2:$cases.AQ$239])" office:value-type="float" office:value="30.2985714285714" calcext:value-type="float">
            <text:p>30.2985714285714</text:p>
          </table:table-cell>
          <table:table-cell table:number-columns-repeated="2"/>
          <table:table-cell table:formula="of:=SUMIF([hospos.$A$2:.$A$27];[.$A8];[$hospos.B$2:$hospos.B$27])" office:value-type="float" office:value="65.825" calcext:value-type="float">
            <text:p>65.825</text:p>
          </table:table-cell>
          <table:table-cell table:formula="of:=SUMIF([hospos.$A$2:.$A$27];[.$A8];[$hospos.C$2:$hospos.C$27])" office:value-type="float" office:value="67.558" calcext:value-type="float">
            <text:p>67.558</text:p>
          </table:table-cell>
          <table:table-cell table:formula="of:=SUMIF([hospos.$A$2:.$A$27];[.$A8];[$hospos.D$2:$hospos.D$27])" office:value-type="float" office:value="69.526" calcext:value-type="float">
            <text:p>69.526</text:p>
          </table:table-cell>
          <table:table-cell table:formula="of:=SUMIF([hospos.$A$2:.$A$27];[.$A8];[$hospos.E$2:$hospos.E$27])" office:value-type="float" office:value="71.28" calcext:value-type="float">
            <text:p>71.28</text:p>
          </table:table-cell>
          <table:table-cell table:formula="of:=SUMIF([hospos.$A$2:.$A$27];[.$A8];[$hospos.F$2:$hospos.F$27])" office:value-type="float" office:value="73.312" calcext:value-type="float">
            <text:p>73.312</text:p>
          </table:table-cell>
          <table:table-cell table:formula="of:=SUMIF([hospos.$A$2:.$A$27];[.$A8];[$hospos.G$2:$hospos.G$27])" office:value-type="float" office:value="74.788" calcext:value-type="float">
            <text:p>74.788</text:p>
          </table:table-cell>
          <table:table-cell table:formula="of:=SUMIF([hospos.$A$2:.$A$27];[.$A8];[$hospos.H$2:$hospos.H$27])" office:value-type="float" office:value="75.045" calcext:value-type="float">
            <text:p>75.045</text:p>
          </table:table-cell>
          <table:table-cell table:formula="of:=SUMIF([hospos.$A$2:.$A$27];[.$A8];[$hospos.I$2:$hospos.I$27])" office:value-type="float" office:value="76.478" calcext:value-type="float">
            <text:p>76.478</text:p>
          </table:table-cell>
          <table:table-cell table:formula="of:=SUMIF([hospos.$A$2:.$A$27];[.$A8];[$hospos.J$2:$hospos.J$27])" office:value-type="float" office:value="80.137" calcext:value-type="float">
            <text:p>80.137</text:p>
          </table:table-cell>
          <table:table-cell table:formula="of:=SUMIF([hospos.$A$2:.$A$27];[.$A8];[$hospos.K$2:$hospos.K$27])" office:value-type="float" office:value="83.345" calcext:value-type="float">
            <text:p>83.345</text:p>
          </table:table-cell>
          <table:table-cell table:formula="of:=SUMIF([hospos.$A$2:.$A$27];[.$A8];[$hospos.L$2:$hospos.L$27])" office:value-type="float" office:value="86.554" calcext:value-type="float">
            <text:p>86.554</text:p>
          </table:table-cell>
          <table:table-cell table:formula="of:=SUMIF([hospos.$A$2:.$A$27];[.$A8];[$hospos.M$2:$hospos.M$27])" office:value-type="float" office:value="89.849" calcext:value-type="float">
            <text:p>89.849</text:p>
          </table:table-cell>
          <table:table-cell table:formula="of:=SUMIF([hospos.$A$2:.$A$27];[.$A8];[$hospos.N$2:$hospos.N$27])" office:value-type="float" office:value="93.614" calcext:value-type="float">
            <text:p>93.614</text:p>
          </table:table-cell>
          <table:table-cell table:formula="of:=SUMIF([hospos.$A$2:.$A$27];[.$A8];[$hospos.O$2:$hospos.O$27])" office:value-type="float" office:value="98.32" calcext:value-type="float">
            <text:p>98.32</text:p>
          </table:table-cell>
          <table:table-cell table:formula="of:=SUMIF([hospos.$A$2:.$A$27];[.$A8];[$hospos.P$2:$hospos.P$27])" office:value-type="float" office:value="102.214" calcext:value-type="float">
            <text:p>102.214</text:p>
          </table:table-cell>
          <table:table-cell table:formula="of:=SUMIF([hospos.$A$2:.$A$27];[.$A8];[$hospos.Q$2:$hospos.Q$27])" office:value-type="float" office:value="104.053" calcext:value-type="float">
            <text:p>104.053</text:p>
          </table:table-cell>
          <table:table-cell table:formula="of:=SUMIF([hospos.$A$2:.$A$27];[.$A8];[$hospos.R$2:$hospos.R$27])" office:value-type="float" office:value="105.765" calcext:value-type="float">
            <text:p>105.765</text:p>
          </table:table-cell>
          <table:table-cell table:formula="of:=SUMIF([hospos.$A$2:.$A$27];[.$A8];[$hospos.S$2:$hospos.S$27])" office:value-type="float" office:value="107.433" calcext:value-type="float">
            <text:p>107.433</text:p>
          </table:table-cell>
          <table:table-cell table:formula="of:=SUMIF([hospos.$A$2:.$A$27];[.$A8];[$hospos.T$2:$hospos.T$27])" office:value-type="float" office:value="110.728" calcext:value-type="float">
            <text:p>110.728</text:p>
          </table:table-cell>
          <table:table-cell table:formula="of:=SUMIF([hospos.$A$2:.$A$27];[.$A8];[$hospos.U$2:$hospos.U$27])" office:value-type="float" office:value="114.664" calcext:value-type="float">
            <text:p>114.664</text:p>
          </table:table-cell>
          <table:table-cell table:formula="of:=SUMIF([hospos.$A$2:.$A$27];[.$A8];[$hospos.V$2:$hospos.V$27])" office:value-type="float" office:value="120.034" calcext:value-type="float">
            <text:p>120.034</text:p>
          </table:table-cell>
          <table:table-cell table:formula="of:=SUMIF([hospos.$A$2:.$A$27];[.$A8];[$hospos.W$2:$hospos.W$27])" office:value-type="float" office:value="125.746" calcext:value-type="float">
            <text:p>125.746</text:p>
          </table:table-cell>
          <table:table-cell table:formula="of:=SUMIF([hospos.$A$2:.$A$27];[.$A8];[$hospos.X$2:$hospos.X$27])" office:value-type="float" office:value="132.719" calcext:value-type="float">
            <text:p>132.719</text:p>
          </table:table-cell>
          <table:table-cell table:formula="of:=SUMIF([hospos.$A$2:.$A$27];[.$A8];[$hospos.Y$2:$hospos.Y$27])" office:value-type="float" office:value="139.629" calcext:value-type="float">
            <text:p>139.629</text:p>
          </table:table-cell>
          <table:table-cell table:formula="of:=SUMIF([hospos.$A$2:.$A$27];[.$A8];[$hospos.Z$2:$hospos.Z$27])" office:value-type="float" office:value="146.646" calcext:value-type="float">
            <text:p>146.646</text:p>
          </table:table-cell>
          <table:table-cell table:formula="of:=SUMIF([hospos.$A$2:.$A$27];[.$A8];[$hospos.AA$2:$hospos.AA$27])" office:value-type="float" office:value="155.61" calcext:value-type="float">
            <text:p>155.61</text:p>
          </table:table-cell>
          <table:table-cell table:formula="of:=SUMIF([hospos.$A$2:.$A$27];[.$A8];[$hospos.AB$2:$hospos.AB$27])" office:value-type="float" office:value="165.044" calcext:value-type="float">
            <text:p>165.044</text:p>
          </table:table-cell>
          <table:table-cell table:formula="of:=SUMIF([hospos.$A$2:.$A$27];[.$A8];[$hospos.AC$2:$hospos.AC$27])" office:value-type="float" office:value="177.088" calcext:value-type="float">
            <text:p>177.088</text:p>
          </table:table-cell>
          <table:table-cell table:formula="of:=SUMIF([hospos.$A$2:.$A$27];[.$A8];[$hospos.AD$2:$hospos.AD$27])" office:value-type="float" office:value="188.34" calcext:value-type="float">
            <text:p>188.34</text:p>
          </table:table-cell>
          <table:table-cell table:formula="of:=SUMIF([hospos.$A$2:.$A$27];[.$A8];[$hospos.AE$2:$hospos.AE$27])" office:value-type="float" office:value="198.737" calcext:value-type="float">
            <text:p>198.737</text:p>
          </table:table-cell>
          <table:table-cell table:formula="of:=SUMIF([hospos.$A$2:.$A$27];[.$A8];[$hospos.AF$2:$hospos.AF$27])" office:value-type="float" office:value="208.877" calcext:value-type="float">
            <text:p>208.877</text:p>
          </table:table-cell>
          <table:table-cell table:formula="of:=SUMIF([hospos.$A$2:.$A$27];[.$A8];[$hospos.AG$2:$hospos.AG$27])" office:value-type="float" office:value="219.124" calcext:value-type="float">
            <text:p>219.124</text:p>
          </table:table-cell>
          <table:table-cell table:formula="of:=SUMIF([hospos.$A$2:.$A$27];[.$A8];[$hospos.AH$2:$hospos.AH$27])" office:value-type="float" office:value="222.461" calcext:value-type="float">
            <text:p>222.461</text:p>
          </table:table-cell>
          <table:table-cell table:formula="of:=SUMIF([hospos.$A$2:.$A$27];[.$A8];[$hospos.AI$2:$hospos.AI$27])" office:value-type="float" office:value="233.521" calcext:value-type="float">
            <text:p>233.521</text:p>
          </table:table-cell>
          <table:table-cell table:formula="of:=SUMIF([hospos.$A$2:.$A$27];[.$A8];[$hospos.AJ$2:$hospos.AJ$27])" office:value-type="float" office:value="242.998" calcext:value-type="float">
            <text:p>242.998</text:p>
          </table:table-cell>
          <table:table-cell table:formula="of:=SUMIF([hospos.$A$2:.$A$27];[.$A8];[$hospos.AK$2:$hospos.AK$27])" office:value-type="float" office:value="253.01" calcext:value-type="float">
            <text:p>253.01</text:p>
          </table:table-cell>
          <table:table-cell table:formula="of:=SUMIF([hospos.$A$2:.$A$27];[.$A8];[$hospos.AL$2:$hospos.AL$27])" office:value-type="float" office:value="258.444" calcext:value-type="float">
            <text:p>258.444</text:p>
          </table:table-cell>
          <table:table-cell table:formula="of:=SUMIF([hospos.$A$2:.$A$27];[.$A8];[$hospos.AM$2:$hospos.AM$27])" office:value-type="float" office:value="0" calcext:value-type="float">
            <text:p>0</text:p>
          </table:table-cell>
          <table:table-cell table:formula="of:=SUMIF([hospos.$A$2:.$A$27];[.$A8];[$hospos.AN$2:$hospos.AN$27])" office:value-type="float" office:value="0" calcext:value-type="float">
            <text:p>0</text:p>
          </table:table-cell>
          <table:table-cell table:formula="of:=SUMIF([hospos.$A$2:.$A$27];[.$A8];[$hospos.AO$2:$hospos.AO$27])" office:value-type="float" office:value="0" calcext:value-type="float">
            <text:p>0</text:p>
          </table:table-cell>
          <table:table-cell table:formula="of:=SUMIF([hospos.$A$2:.$A$27];[.$A8];[$hospos.AP$2:$hospos.AP$27])" office:value-type="float" office:value="0" calcext:value-type="float">
            <text:p>0</text:p>
          </table:table-cell>
          <table:table-cell table:formula="of:=[.A8]" office:value-type="string" office:string-value="ESP" calcext:value-type="string">
            <text:p>ESP</text:p>
          </table:table-cell>
          <table:table-cell table:formula="of:=IF(AND([.B8]&gt;0;[.AT8]&gt;0);[.AT8]/[.B8]/7;&quot;&quot;)" office:value-type="float" office:value="0.0489361543951469" calcext:value-type="float">
            <text:p>0.048936154395147</text:p>
          </table:table-cell>
          <table:table-cell table:formula="of:=IF(AND([.C8]&gt;0;[.AU8]&gt;0);[.AU8]/[.C8]/7;&quot;&quot;)" office:value-type="float" office:value="0.0463596063845848" calcext:value-type="float">
            <text:p>0.046359606384585</text:p>
          </table:table-cell>
          <table:table-cell table:formula="of:=IF(AND([.D8]&gt;0;[.AV8]&gt;0);[.AV8]/[.D8]/7;&quot;&quot;)" office:value-type="float" office:value="0.0451728302896932" calcext:value-type="float">
            <text:p>0.045172830289693</text:p>
          </table:table-cell>
          <table:table-cell table:formula="of:=IF(AND([.E8]&gt;0;[.AW8]&gt;0);[.AW8]/[.E8]/7;&quot;&quot;)" office:value-type="float" office:value="0.0463124491995704" calcext:value-type="float">
            <text:p>0.04631244919957</text:p>
          </table:table-cell>
          <table:table-cell table:formula="of:=IF(AND([.F8]&gt;0;[.AX8]&gt;0);[.AX8]/[.F8]/7;&quot;&quot;)" office:value-type="float" office:value="0.0476326918591317" calcext:value-type="float">
            <text:p>0.047632691859132</text:p>
          </table:table-cell>
          <table:table-cell table:formula="of:=IF(AND([.G8]&gt;0;[.AY8]&gt;0);[.AY8]/[.G8]/7;&quot;&quot;)" office:value-type="float" office:value="0.0712955857328751" calcext:value-type="float">
            <text:p>0.071295585732875</text:p>
          </table:table-cell>
          <table:table-cell table:formula="of:=IF(AND([.H8]&gt;0;[.AZ8]&gt;0);[.AZ8]/[.H8]/7;&quot;&quot;)" office:value-type="float" office:value="0.0424789671234474" calcext:value-type="float">
            <text:p>0.042478967123447</text:p>
          </table:table-cell>
          <table:table-cell table:formula="of:=IF(AND([.I8]&gt;0;[.BA8]&gt;0);[.BA8]/[.I8]/7;&quot;&quot;)" office:value-type="float" office:value="0.0496208911491092" calcext:value-type="float">
            <text:p>0.049620891149109</text:p>
          </table:table-cell>
          <table:table-cell table:formula="of:=IF(AND([.J8]&gt;0;[.BB8]&gt;0);[.BB8]/[.J8]/7;&quot;&quot;)" office:value-type="float" office:value="0.0446178720921298" calcext:value-type="float">
            <text:p>0.04461787209213</text:p>
          </table:table-cell>
          <table:table-cell table:formula="of:=IF(AND([.K8]&gt;0;[.BC8]&gt;0);[.BC8]/[.K8]/7;&quot;&quot;)" office:value-type="float" office:value="0.044619769644316" calcext:value-type="float">
            <text:p>0.044619769644316</text:p>
          </table:table-cell>
          <table:table-cell table:formula="of:=IF(AND([.L8]&gt;0;[.BD8]&gt;0);[.BD8]/[.L8]/7;&quot;&quot;)" office:value-type="float" office:value="0.0463818969453132" calcext:value-type="float">
            <text:p>0.046381896945313</text:p>
          </table:table-cell>
          <table:table-cell table:formula="of:=IF(AND([.M8]&gt;0;[.BE8]&gt;0);[.BE8]/[.M8]/7;&quot;&quot;)" office:value-type="float" office:value="0.0481475963980803" calcext:value-type="float">
            <text:p>0.04814759639808</text:p>
          </table:table-cell>
          <table:table-cell table:formula="of:=IF(AND([.N8]&gt;0;[.BF8]&gt;0);[.BF8]/[.N8]/7;&quot;&quot;)" office:value-type="float" office:value="0.0319337242355388" calcext:value-type="float">
            <text:p>0.031933724235539</text:p>
          </table:table-cell>
          <table:table-cell table:formula="of:=IF(AND([.O8]&gt;0;[.BG8]&gt;0);[.BG8]/[.O8]/7;&quot;&quot;)" office:value-type="float" office:value="0.0385046172644177" calcext:value-type="float">
            <text:p>0.038504617264418</text:p>
          </table:table-cell>
          <table:table-cell table:formula="of:=IF(AND([.P8]&gt;0;[.BH8]&gt;0);[.BH8]/[.P8]/7;&quot;&quot;)" office:value-type="float" office:value="0.0326139881444289" calcext:value-type="float">
            <text:p>0.032613988144429</text:p>
          </table:table-cell>
          <table:table-cell table:formula="of:=IF(AND([.Q8]&gt;0;[.BI8]&gt;0);[.BI8]/[.Q8]/7;&quot;&quot;)" office:value-type="float" office:value="0.0326463828819289" calcext:value-type="float">
            <text:p>0.032646382881929</text:p>
          </table:table-cell>
          <table:table-cell table:formula="of:=IF(AND([.R8]&gt;0;[.BJ8]&gt;0);[.BJ8]/[.R8]/7;&quot;&quot;)" office:value-type="float" office:value="0.0299176003688607" calcext:value-type="float">
            <text:p>0.029917600368861</text:p>
          </table:table-cell>
          <table:table-cell table:formula="of:=IF(AND([.S8]&gt;0;[.BK8]&gt;0);[.BK8]/[.S8]/7;&quot;&quot;)" office:value-type="float" office:value="0.0303742089652164" calcext:value-type="float">
            <text:p>0.030374208965216</text:p>
          </table:table-cell>
          <table:table-cell table:formula="of:=IF(AND([.T8]&gt;0;[.BL8]&gt;0);[.BL8]/[.T8]/7;&quot;&quot;)" office:value-type="float" office:value="0.0313057944048894" calcext:value-type="float">
            <text:p>0.031305794404889</text:p>
          </table:table-cell>
          <table:table-cell table:formula="of:=IF(AND([.U8]&gt;0;[.BM8]&gt;0);[.BM8]/[.U8]/7;&quot;&quot;)" office:value-type="float" office:value="0.0274535023423011" calcext:value-type="float">
            <text:p>0.027453502342301</text:p>
          </table:table-cell>
          <table:table-cell table:formula="of:=IF(AND([.V8]&gt;0;[.BN8]&gt;0);[.BN8]/[.V8]/7;&quot;&quot;)" office:value-type="float" office:value="0.0256297145316898" calcext:value-type="float">
            <text:p>0.02562971453169</text:p>
          </table:table-cell>
          <table:table-cell table:formula="of:=IF(AND([.W8]&gt;0;[.BO8]&gt;0);[.BO8]/[.W8]/7;&quot;&quot;)" office:value-type="float" office:value="0.02334150327404" calcext:value-type="float">
            <text:p>0.02334150327404</text:p>
          </table:table-cell>
          <table:table-cell table:formula="of:=IF(AND([.X8]&gt;0;[.BP8]&gt;0);[.BP8]/[.X8]/7;&quot;&quot;)" office:value-type="float" office:value="0.0209707879399996" calcext:value-type="float">
            <text:p>0.02097078794</text:p>
          </table:table-cell>
          <table:table-cell table:formula="of:=IF(AND([.Y8]&gt;0;[.BQ8]&gt;0);[.BQ8]/[.Y8]/7;&quot;&quot;)" office:value-type="float" office:value="0.024866610152588" calcext:value-type="float">
            <text:p>0.024866610152588</text:p>
          </table:table-cell>
          <table:table-cell table:formula="of:=IF(AND([.Z8]&gt;0;[.BR8]&gt;0);[.BR8]/[.Z8]/7;&quot;&quot;)" office:value-type="float" office:value="0.0261162717804784" calcext:value-type="float">
            <text:p>0.026116271780479</text:p>
          </table:table-cell>
          <table:table-cell table:formula="of:=IF(AND([.AA8]&gt;0;[.BS8]&gt;0);[.BS8]/[.AA8]/7;&quot;&quot;)" office:value-type="float" office:value="0.0277126757754064" calcext:value-type="float">
            <text:p>0.027712675775406</text:p>
          </table:table-cell>
          <table:table-cell table:formula="of:=IF(AND([.AB8]&gt;0;[.BT8]&gt;0);[.BT8]/[.AB8]/7;&quot;&quot;)" office:value-type="float" office:value="0.0194139788317006" calcext:value-type="float">
            <text:p>0.019413978831701</text:p>
          </table:table-cell>
          <table:table-cell table:formula="of:=IF(AND([.AC8]&gt;0;[.BU8]&gt;0);[.BU8]/[.AC8]/7;&quot;&quot;)" office:value-type="float" office:value="0.0185089860370495" calcext:value-type="float">
            <text:p>0.01850898603705</text:p>
          </table:table-cell>
          <table:table-cell table:formula="of:=IF(AND([.AD8]&gt;0;[.BV8]&gt;0);[.BV8]/[.AD8]/7;&quot;&quot;)" office:value-type="float" office:value="0.0180423780340897" calcext:value-type="float">
            <text:p>0.01804237803409</text:p>
          </table:table-cell>
          <table:table-cell table:formula="of:=IF(AND([.AE8]&gt;0;[.BW8]&gt;0);[.BW8]/[.AE8]/7;&quot;&quot;)" office:value-type="float" office:value="0.0161078387207683" calcext:value-type="float">
            <text:p>0.016107838720768</text:p>
          </table:table-cell>
          <table:table-cell table:formula="of:=IF(AND([.AF8]&gt;0;[.BX8]&gt;0);[.BX8]/[.AF8]/7;&quot;&quot;)" office:value-type="float" office:value="0.0169296961737267" calcext:value-type="float">
            <text:p>0.016929696173727</text:p>
          </table:table-cell>
          <table:table-cell table:formula="of:=IF(AND([.AG8]&gt;0;[.BY8]&gt;0);[.BY8]/[.AG8]/7;&quot;&quot;)" office:value-type="float" office:value="0.0177602260869875" calcext:value-type="float">
            <text:p>0.017760226086988</text:p>
          </table:table-cell>
          <table:table-cell table:formula="of:=IF(AND([.AH8]&gt;0;[.BZ8]&gt;0);[.BZ8]/[.AH8]/7;&quot;&quot;)" office:value-type="float" office:value="0.0180306933769799" calcext:value-type="float">
            <text:p>0.01803069337698</text:p>
          </table:table-cell>
          <table:table-cell table:formula="of:=IF(AND([.AI8]&gt;0;[.CA8]&gt;0);[.CA8]/[.AI8]/7;&quot;&quot;)" office:value-type="float" office:value="0.0148540087205227" calcext:value-type="float">
            <text:p>0.014854008720523</text:p>
          </table:table-cell>
          <table:table-cell table:formula="of:=IF(AND([.AJ8]&gt;0;[.CB8]&gt;0);[.CB8]/[.AJ8]/7;&quot;&quot;)" office:value-type="float" office:value="0.0150852057300663" calcext:value-type="float">
            <text:p>0.015085205730066</text:p>
          </table:table-cell>
          <table:table-cell table:formula="of:=IF(AND([.AK8]&gt;0;[.CC8]&gt;0);[.CC8]/[.AK8]/7;&quot;&quot;)" office:value-type="float" office:value="0.0149820997631027" calcext:value-type="float">
            <text:p>0.014982099763103</text:p>
          </table:table-cell>
          <table:table-cell table:formula="of:=IF(AND([.AL8]&gt;0;[.CD8]&gt;0);[.CD8]/[.AL8]/7;&quot;&quot;)" office:value-type="float" office:value="0.019245843300273" calcext:value-type="float">
            <text:p>0.019245843300273</text:p>
          </table:table-cell>
          <table:table-cell table:formula="of:=IF(AND([.AM8]&gt;0;[.CE8]&gt;0);[.CE8]/[.AM8]/7;&quot;&quot;)">
            <text:p/>
          </table:table-cell>
          <table:table-cell table:formula="of:=IF(AND([.AN8]&gt;0;[.CF8]&gt;0);[.CF8]/[.AN8]/7;&quot;&quot;)">
            <text:p/>
          </table:table-cell>
          <table:table-cell table:formula="of:=IF(AND([.AO8]&gt;0;[.CG8]&gt;0);[.CG8]/[.AO8]/7;&quot;&quot;)">
            <text:p/>
          </table:table-cell>
          <table:table-cell/>
          <table:table-cell table:formula="of:=[.CI8]" office:value-type="string" office:string-value="ESP" calcext:value-type="string">
            <text:p>ESP</text:p>
          </table:table-cell>
          <table:table-cell table:formula="of:=AVERAGE([.DL8:.DW8])" office:value-type="float" office:value="0.0167819988785019" calcext:value-type="float">
            <text:p>0.016781998878502</text:p>
          </table:table-cell>
          <table:table-cell table:formula="of:=[.AQ8]" office:value-type="float" office:value="30.2985714285714" calcext:value-type="float">
            <text:p>30.2985714285714</text:p>
          </table:table-cell>
          <table:table-cell table:formula="of:=[.AP8]" office:value-type="float" office:value="85.01625" calcext:value-type="float">
            <text:p>85.01625</text:p>
          </table:table-cell>
          <table:table-cell table:formula="of:=[.EA8]*[.$EF$29]+[.EB8]*[.$EF$30]+[.$EF$28]" office:value-type="float" office:value="0.0117843066484881" calcext:value-type="float">
            <text:p>0.011784306648488</text:p>
          </table:table-cell>
          <table:table-cell table:formula="of:=[.DZ8]" office:value-type="float" office:value="0.0167819988785019" calcext:value-type="float">
            <text:p>0.016781998878502</text:p>
          </table:table-cell>
          <table:table-cell office:value-type="float" office:value="0.380949958564497" calcext:value-type="float">
            <text:p>0.380949958564497</text:p>
          </table:table-cell>
          <table:table-cell office:value-type="float" office:value="0.00706767300704072" calcext:value-type="float">
            <text:p>0.007067673007041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R</text:p>
          </table:table-cell>
          <table:table-cell table:formula="of:=SUMIF([cases.$A$2:.$A$239];[.$A9];[$cases.B$2:$cases.B$239])" office:value-type="float" office:value="634.098" calcext:value-type="float">
            <text:p>634.098</text:p>
          </table:table-cell>
          <table:table-cell table:formula="of:=SUMIF([cases.$A$2:.$A$239];[.$A9];[$cases.C$2:$cases.C$239])" office:value-type="float" office:value="647.434" calcext:value-type="float">
            <text:p>647.434</text:p>
          </table:table-cell>
          <table:table-cell table:formula="of:=SUMIF([cases.$A$2:.$A$239];[.$A9];[$cases.D$2:$cases.D$239])" office:value-type="float" office:value="650.064" calcext:value-type="float">
            <text:p>650.064</text:p>
          </table:table-cell>
          <table:table-cell table:formula="of:=SUMIF([cases.$A$2:.$A$239];[.$A9];[$cases.E$2:$cases.E$239])" office:value-type="float" office:value="654.023" calcext:value-type="float">
            <text:p>654.023</text:p>
          </table:table-cell>
          <table:table-cell table:formula="of:=SUMIF([cases.$A$2:.$A$239];[.$A9];[$cases.F$2:$cases.F$239])" office:value-type="float" office:value="668.219" calcext:value-type="float">
            <text:p>668.219</text:p>
          </table:table-cell>
          <table:table-cell table:formula="of:=SUMIF([cases.$A$2:.$A$239];[.$A9];[$cases.G$2:$cases.G$239])" office:value-type="float" office:value="686.504" calcext:value-type="float">
            <text:p>686.504</text:p>
          </table:table-cell>
          <table:table-cell table:formula="of:=SUMIF([cases.$A$2:.$A$239];[.$A9];[$cases.H$2:$cases.H$239])" office:value-type="float" office:value="697.65" calcext:value-type="float">
            <text:p>697.65</text:p>
          </table:table-cell>
          <table:table-cell table:formula="of:=SUMIF([cases.$A$2:.$A$239];[.$A9];[$cases.I$2:$cases.I$239])" office:value-type="float" office:value="704.681" calcext:value-type="float">
            <text:p>704.681</text:p>
          </table:table-cell>
          <table:table-cell table:formula="of:=SUMIF([cases.$A$2:.$A$239];[.$A9];[$cases.J$2:$cases.J$239])" office:value-type="float" office:value="698.314" calcext:value-type="float">
            <text:p>698.314</text:p>
          </table:table-cell>
          <table:table-cell table:formula="of:=SUMIF([cases.$A$2:.$A$239];[.$A9];[$cases.K$2:$cases.K$239])" office:value-type="float" office:value="714.111" calcext:value-type="float">
            <text:p>714.111</text:p>
          </table:table-cell>
          <table:table-cell table:formula="of:=SUMIF([cases.$A$2:.$A$239];[.$A9];[$cases.L$2:$cases.L$239])" office:value-type="float" office:value="736.777" calcext:value-type="float">
            <text:p>736.777</text:p>
          </table:table-cell>
          <table:table-cell table:formula="of:=SUMIF([cases.$A$2:.$A$239];[.$A9];[$cases.M$2:$cases.M$239])" office:value-type="float" office:value="746.801" calcext:value-type="float">
            <text:p>746.801</text:p>
          </table:table-cell>
          <table:table-cell table:formula="of:=SUMIF([cases.$A$2:.$A$239];[.$A9];[$cases.N$2:$cases.N$239])" office:value-type="float" office:value="752.081" calcext:value-type="float">
            <text:p>752.081</text:p>
          </table:table-cell>
          <table:table-cell table:formula="of:=SUMIF([cases.$A$2:.$A$239];[.$A9];[$cases.O$2:$cases.O$239])" office:value-type="float" office:value="782.269" calcext:value-type="float">
            <text:p>782.269</text:p>
          </table:table-cell>
          <table:table-cell table:formula="of:=SUMIF([cases.$A$2:.$A$239];[.$A9];[$cases.P$2:$cases.P$239])" office:value-type="float" office:value="839.144" calcext:value-type="float">
            <text:p>839.144</text:p>
          </table:table-cell>
          <table:table-cell table:formula="of:=SUMIF([cases.$A$2:.$A$239];[.$A9];[$cases.Q$2:$cases.Q$239])" office:value-type="float" office:value="917.726" calcext:value-type="float">
            <text:p>917.726</text:p>
          </table:table-cell>
          <table:table-cell table:formula="of:=SUMIF([cases.$A$2:.$A$239];[.$A9];[$cases.R$2:$cases.R$239])" office:value-type="float" office:value="989.694" calcext:value-type="float">
            <text:p>989.694</text:p>
          </table:table-cell>
          <table:table-cell table:formula="of:=SUMIF([cases.$A$2:.$A$239];[.$A9];[$cases.S$2:$cases.S$239])" office:value-type="float" office:value="1066.759" calcext:value-type="float">
            <text:p>1066.759</text:p>
          </table:table-cell>
          <table:table-cell table:formula="of:=SUMIF([cases.$A$2:.$A$239];[.$A9];[$cases.T$2:$cases.T$239])" office:value-type="float" office:value="1137.736" calcext:value-type="float">
            <text:p>1137.736</text:p>
          </table:table-cell>
          <table:table-cell table:formula="of:=SUMIF([cases.$A$2:.$A$239];[.$A9];[$cases.U$2:$cases.U$239])" office:value-type="float" office:value="1218.201" calcext:value-type="float">
            <text:p>1218.201</text:p>
          </table:table-cell>
          <table:table-cell table:formula="of:=SUMIF([cases.$A$2:.$A$239];[.$A9];[$cases.V$2:$cases.V$239])" office:value-type="float" office:value="1280.097" calcext:value-type="float">
            <text:p>1280.097</text:p>
          </table:table-cell>
          <table:table-cell table:formula="of:=SUMIF([cases.$A$2:.$A$239];[.$A9];[$cases.W$2:$cases.W$239])" office:value-type="float" office:value="1338.03" calcext:value-type="float">
            <text:p>1338.03</text:p>
          </table:table-cell>
          <table:table-cell table:formula="of:=SUMIF([cases.$A$2:.$A$239];[.$A9];[$cases.X$2:$cases.X$239])" office:value-type="float" office:value="1411.25" calcext:value-type="float">
            <text:p>1411.25</text:p>
          </table:table-cell>
          <table:table-cell table:formula="of:=SUMIF([cases.$A$2:.$A$239];[.$A9];[$cases.Y$2:$cases.Y$239])" office:value-type="float" office:value="1472.192" calcext:value-type="float">
            <text:p>1472.192</text:p>
          </table:table-cell>
          <table:table-cell table:formula="of:=SUMIF([cases.$A$2:.$A$239];[.$A9];[$cases.Z$2:$cases.Z$239])" office:value-type="float" office:value="1540.864" calcext:value-type="float">
            <text:p>1540.864</text:p>
          </table:table-cell>
          <table:table-cell table:formula="of:=SUMIF([cases.$A$2:.$A$239];[.$A9];[$cases.AA$2:$cases.AA$239])" office:value-type="float" office:value="1618.329" calcext:value-type="float">
            <text:p>1618.329</text:p>
          </table:table-cell>
          <table:table-cell table:formula="of:=SUMIF([cases.$A$2:.$A$239];[.$A9];[$cases.AB$2:$cases.AB$239])" office:value-type="float" office:value="1650.433" calcext:value-type="float">
            <text:p>1650.433</text:p>
          </table:table-cell>
          <table:table-cell table:formula="of:=SUMIF([cases.$A$2:.$A$239];[.$A9];[$cases.AC$2:$cases.AC$239])" office:value-type="float" office:value="1752.49" calcext:value-type="float">
            <text:p>1752.49</text:p>
          </table:table-cell>
          <table:table-cell table:formula="of:=SUMIF([cases.$A$2:.$A$239];[.$A9];[$cases.AD$2:$cases.AD$239])" office:value-type="float" office:value="1917.636" calcext:value-type="float">
            <text:p>1917.636</text:p>
          </table:table-cell>
          <table:table-cell table:formula="of:=SUMIF([cases.$A$2:.$A$239];[.$A9];[$cases.AE$2:$cases.AE$239])" office:value-type="float" office:value="2056.216" calcext:value-type="float">
            <text:p>2056.216</text:p>
          </table:table-cell>
          <table:table-cell table:formula="of:=SUMIF([cases.$A$2:.$A$239];[.$A9];[$cases.AF$2:$cases.AF$239])" office:value-type="float" office:value="2200.177" calcext:value-type="float">
            <text:p>2200.177</text:p>
          </table:table-cell>
          <table:table-cell table:formula="of:=SUMIF([cases.$A$2:.$A$239];[.$A9];[$cases.AG$2:$cases.AG$239])" office:value-type="float" office:value="2285.444" calcext:value-type="float">
            <text:p>2285.444</text:p>
          </table:table-cell>
          <table:table-cell table:formula="of:=SUMIF([cases.$A$2:.$A$239];[.$A9];[$cases.AH$2:$cases.AH$239])" office:value-type="float" office:value="2318.952" calcext:value-type="float">
            <text:p>2318.952</text:p>
          </table:table-cell>
          <table:table-cell table:formula="of:=SUMIF([cases.$A$2:.$A$239];[.$A9];[$cases.AI$2:$cases.AI$239])" office:value-type="float" office:value="2485.912" calcext:value-type="float">
            <text:p>2485.912</text:p>
          </table:table-cell>
          <table:table-cell table:formula="of:=SUMIF([cases.$A$2:.$A$239];[.$A9];[$cases.AJ$2:$cases.AJ$239])" office:value-type="float" office:value="2660.164" calcext:value-type="float">
            <text:p>2660.164</text:p>
          </table:table-cell>
          <table:table-cell table:formula="of:=SUMIF([cases.$A$2:.$A$239];[.$A9];[$cases.AK$2:$cases.AK$239])" office:value-type="float" office:value="2681.402" calcext:value-type="float">
            <text:p>2681.402</text:p>
          </table:table-cell>
          <table:table-cell table:formula="of:=SUMIF([cases.$A$2:.$A$239];[.$A9];[$cases.AL$2:$cases.AL$239])" office:value-type="float" office:value="2663.987" calcext:value-type="float">
            <text:p>2663.987</text:p>
          </table:table-cell>
          <table:table-cell table:formula="of:=SUMIF([cases.$A$2:.$A$239];[.$A9];[$cases.AM$2:$cases.AM$239])" office:value-type="float" office:value="2639.532" calcext:value-type="float">
            <text:p>2639.532</text:p>
          </table:table-cell>
          <table:table-cell table:formula="of:=SUMIF([cases.$A$2:.$A$239];[.$A9];[$cases.AN$2:$cases.AN$239])" office:value-type="float" office:value="2593.441" calcext:value-type="float">
            <text:p>2593.441</text:p>
          </table:table-cell>
          <table:table-cell table:formula="of:=SUMIF([cases.$A$2:.$A$239];[.$A9];[$cases.AO$2:$cases.AO$239])" office:value-type="float" office:value="2606.961" calcext:value-type="float">
            <text:p>2606.961</text:p>
          </table:table-cell>
          <table:table-cell table:formula="of:=SUMIF([cases.$A$2:.$A$239];[.$A9];[$cases.AP$2:$cases.AP$239])" office:value-type="float" office:value="75.95" calcext:value-type="float">
            <text:p>75.95</text:p>
          </table:table-cell>
          <table:table-cell table:formula="of:=SUMIF([cases.$A$2:.$A$239];[.$A9];[$cases.AQ$2:$cases.AQ$239])" office:value-type="float" office:value="50.2269230769231" calcext:value-type="float">
            <text:p>50.2269230769231</text:p>
          </table:table-cell>
          <table:table-cell table:number-columns-repeated="2"/>
          <table:table-cell table:formula="of:=SUMIF([hospos.$A$2:.$A$27];[.$A9];[$hospos.B$2:$hospos.B$27])" office:value-type="float" office:value="78.819" calcext:value-type="float">
            <text:p>78.819</text:p>
          </table:table-cell>
          <table:table-cell table:formula="of:=SUMIF([hospos.$A$2:.$A$27];[.$A9];[$hospos.C$2:$hospos.C$27])" office:value-type="float" office:value="79.728" calcext:value-type="float">
            <text:p>79.728</text:p>
          </table:table-cell>
          <table:table-cell table:formula="of:=SUMIF([hospos.$A$2:.$A$27];[.$A9];[$hospos.D$2:$hospos.D$27])" office:value-type="float" office:value="79.742" calcext:value-type="float">
            <text:p>79.742</text:p>
          </table:table-cell>
          <table:table-cell table:formula="of:=SUMIF([hospos.$A$2:.$A$27];[.$A9];[$hospos.E$2:$hospos.E$27])" office:value-type="float" office:value="80.124" calcext:value-type="float">
            <text:p>80.124</text:p>
          </table:table-cell>
          <table:table-cell table:formula="of:=SUMIF([hospos.$A$2:.$A$27];[.$A9];[$hospos.F$2:$hospos.F$27])" office:value-type="float" office:value="81.971" calcext:value-type="float">
            <text:p>81.971</text:p>
          </table:table-cell>
          <table:table-cell table:formula="of:=SUMIF([hospos.$A$2:.$A$27];[.$A9];[$hospos.G$2:$hospos.G$27])" office:value-type="float" office:value="82.924" calcext:value-type="float">
            <text:p>82.924</text:p>
          </table:table-cell>
          <table:table-cell table:formula="of:=SUMIF([hospos.$A$2:.$A$27];[.$A9];[$hospos.H$2:$hospos.H$27])" office:value-type="float" office:value="84.522" calcext:value-type="float">
            <text:p>84.522</text:p>
          </table:table-cell>
          <table:table-cell table:formula="of:=SUMIF([hospos.$A$2:.$A$27];[.$A9];[$hospos.I$2:$hospos.I$27])" office:value-type="float" office:value="85.387" calcext:value-type="float">
            <text:p>85.387</text:p>
          </table:table-cell>
          <table:table-cell table:formula="of:=SUMIF([hospos.$A$2:.$A$27];[.$A9];[$hospos.J$2:$hospos.J$27])" office:value-type="float" office:value="86.956" calcext:value-type="float">
            <text:p>86.956</text:p>
          </table:table-cell>
          <table:table-cell table:formula="of:=SUMIF([hospos.$A$2:.$A$27];[.$A9];[$hospos.K$2:$hospos.K$27])" office:value-type="float" office:value="88.173" calcext:value-type="float">
            <text:p>88.173</text:p>
          </table:table-cell>
          <table:table-cell table:formula="of:=SUMIF([hospos.$A$2:.$A$27];[.$A9];[$hospos.L$2:$hospos.L$27])" office:value-type="float" office:value="88.803" calcext:value-type="float">
            <text:p>88.803</text:p>
          </table:table-cell>
          <table:table-cell table:formula="of:=SUMIF([hospos.$A$2:.$A$27];[.$A9];[$hospos.M$2:$hospos.M$27])" office:value-type="float" office:value="89.155" calcext:value-type="float">
            <text:p>89.155</text:p>
          </table:table-cell>
          <table:table-cell table:formula="of:=SUMIF([hospos.$A$2:.$A$27];[.$A9];[$hospos.N$2:$hospos.N$27])" office:value-type="float" office:value="89.756" calcext:value-type="float">
            <text:p>89.756</text:p>
          </table:table-cell>
          <table:table-cell table:formula="of:=SUMIF([hospos.$A$2:.$A$27];[.$A9];[$hospos.O$2:$hospos.O$27])" office:value-type="float" office:value="89.727" calcext:value-type="float">
            <text:p>89.727</text:p>
          </table:table-cell>
          <table:table-cell table:formula="of:=SUMIF([hospos.$A$2:.$A$27];[.$A9];[$hospos.P$2:$hospos.P$27])" office:value-type="float" office:value="90.562" calcext:value-type="float">
            <text:p>90.562</text:p>
          </table:table-cell>
          <table:table-cell table:formula="of:=SUMIF([hospos.$A$2:.$A$27];[.$A9];[$hospos.Q$2:$hospos.Q$27])" office:value-type="float" office:value="90.02" calcext:value-type="float">
            <text:p>90.02</text:p>
          </table:table-cell>
          <table:table-cell table:formula="of:=SUMIF([hospos.$A$2:.$A$27];[.$A9];[$hospos.R$2:$hospos.R$27])" office:value-type="float" office:value="90.841" calcext:value-type="float">
            <text:p>90.841</text:p>
          </table:table-cell>
          <table:table-cell table:formula="of:=SUMIF([hospos.$A$2:.$A$27];[.$A9];[$hospos.S$2:$hospos.S$27])" office:value-type="float" office:value="91.486" calcext:value-type="float">
            <text:p>91.486</text:p>
          </table:table-cell>
          <table:table-cell table:formula="of:=SUMIF([hospos.$A$2:.$A$27];[.$A9];[$hospos.T$2:$hospos.T$27])" office:value-type="float" office:value="93.744" calcext:value-type="float">
            <text:p>93.744</text:p>
          </table:table-cell>
          <table:table-cell table:formula="of:=SUMIF([hospos.$A$2:.$A$27];[.$A9];[$hospos.U$2:$hospos.U$27])" office:value-type="float" office:value="98.025" calcext:value-type="float">
            <text:p>98.025</text:p>
          </table:table-cell>
          <table:table-cell table:formula="of:=SUMIF([hospos.$A$2:.$A$27];[.$A9];[$hospos.V$2:$hospos.V$27])" office:value-type="float" office:value="102.379" calcext:value-type="float">
            <text:p>102.379</text:p>
          </table:table-cell>
          <table:table-cell table:formula="of:=SUMIF([hospos.$A$2:.$A$27];[.$A9];[$hospos.W$2:$hospos.W$27])" office:value-type="float" office:value="109.167" calcext:value-type="float">
            <text:p>109.167</text:p>
          </table:table-cell>
          <table:table-cell table:formula="of:=SUMIF([hospos.$A$2:.$A$27];[.$A9];[$hospos.X$2:$hospos.X$27])" office:value-type="float" office:value="116.176" calcext:value-type="float">
            <text:p>116.176</text:p>
          </table:table-cell>
          <table:table-cell table:formula="of:=SUMIF([hospos.$A$2:.$A$27];[.$A9];[$hospos.Y$2:$hospos.Y$27])" office:value-type="float" office:value="120.574" calcext:value-type="float">
            <text:p>120.574</text:p>
          </table:table-cell>
          <table:table-cell table:formula="of:=SUMIF([hospos.$A$2:.$A$27];[.$A9];[$hospos.Z$2:$hospos.Z$27])" office:value-type="float" office:value="128.814" calcext:value-type="float">
            <text:p>128.814</text:p>
          </table:table-cell>
          <table:table-cell table:formula="of:=SUMIF([hospos.$A$2:.$A$27];[.$A9];[$hospos.AA$2:$hospos.AA$27])" office:value-type="float" office:value="136.232" calcext:value-type="float">
            <text:p>136.232</text:p>
          </table:table-cell>
          <table:table-cell table:formula="of:=SUMIF([hospos.$A$2:.$A$27];[.$A9];[$hospos.AB$2:$hospos.AB$27])" office:value-type="float" office:value="147.037" calcext:value-type="float">
            <text:p>147.037</text:p>
          </table:table-cell>
          <table:table-cell table:formula="of:=SUMIF([hospos.$A$2:.$A$27];[.$A9];[$hospos.AC$2:$hospos.AC$27])" office:value-type="float" office:value="162.314" calcext:value-type="float">
            <text:p>162.314</text:p>
          </table:table-cell>
          <table:table-cell table:formula="of:=SUMIF([hospos.$A$2:.$A$27];[.$A9];[$hospos.AD$2:$hospos.AD$27])" office:value-type="float" office:value="179.776" calcext:value-type="float">
            <text:p>179.776</text:p>
          </table:table-cell>
          <table:table-cell table:formula="of:=SUMIF([hospos.$A$2:.$A$27];[.$A9];[$hospos.AE$2:$hospos.AE$27])" office:value-type="float" office:value="193.939" calcext:value-type="float">
            <text:p>193.939</text:p>
          </table:table-cell>
          <table:table-cell table:formula="of:=SUMIF([hospos.$A$2:.$A$27];[.$A9];[$hospos.AF$2:$hospos.AF$27])" office:value-type="float" office:value="206.826" calcext:value-type="float">
            <text:p>206.826</text:p>
          </table:table-cell>
          <table:table-cell table:formula="of:=SUMIF([hospos.$A$2:.$A$27];[.$A9];[$hospos.AG$2:$hospos.AG$27])" office:value-type="float" office:value="216.312" calcext:value-type="float">
            <text:p>216.312</text:p>
          </table:table-cell>
          <table:table-cell table:formula="of:=SUMIF([hospos.$A$2:.$A$27];[.$A9];[$hospos.AH$2:$hospos.AH$27])" office:value-type="float" office:value="224.522" calcext:value-type="float">
            <text:p>224.522</text:p>
          </table:table-cell>
          <table:table-cell table:formula="of:=SUMIF([hospos.$A$2:.$A$27];[.$A9];[$hospos.AI$2:$hospos.AI$27])" office:value-type="float" office:value="231.823" calcext:value-type="float">
            <text:p>231.823</text:p>
          </table:table-cell>
          <table:table-cell table:formula="of:=SUMIF([hospos.$A$2:.$A$27];[.$A9];[$hospos.AJ$2:$hospos.AJ$27])" office:value-type="float" office:value="0" calcext:value-type="float">
            <text:p>0</text:p>
          </table:table-cell>
          <table:table-cell table:formula="of:=SUMIF([hospos.$A$2:.$A$27];[.$A9];[$hospos.AK$2:$hospos.AK$27])" office:value-type="float" office:value="0" calcext:value-type="float">
            <text:p>0</text:p>
          </table:table-cell>
          <table:table-cell table:formula="of:=SUMIF([hospos.$A$2:.$A$27];[.$A9];[$hospos.AL$2:$hospos.AL$27])" office:value-type="float" office:value="0" calcext:value-type="float">
            <text:p>0</text:p>
          </table:table-cell>
          <table:table-cell table:formula="of:=SUMIF([hospos.$A$2:.$A$27];[.$A9];[$hospos.AM$2:$hospos.AM$27])" office:value-type="float" office:value="0" calcext:value-type="float">
            <text:p>0</text:p>
          </table:table-cell>
          <table:table-cell table:formula="of:=SUMIF([hospos.$A$2:.$A$27];[.$A9];[$hospos.AN$2:$hospos.AN$27])" office:value-type="float" office:value="0" calcext:value-type="float">
            <text:p>0</text:p>
          </table:table-cell>
          <table:table-cell table:formula="of:=SUMIF([hospos.$A$2:.$A$27];[.$A9];[$hospos.AO$2:$hospos.AO$27])" office:value-type="float" office:value="0" calcext:value-type="float">
            <text:p>0</text:p>
          </table:table-cell>
          <table:table-cell table:formula="of:=SUMIF([hospos.$A$2:.$A$27];[.$A9];[$hospos.AP$2:$hospos.AP$27])" office:value-type="float" office:value="0" calcext:value-type="float">
            <text:p>0</text:p>
          </table:table-cell>
          <table:table-cell table:formula="of:=[.A9]" office:value-type="string" office:string-value="GBR" calcext:value-type="string">
            <text:p>GBR</text:p>
          </table:table-cell>
          <table:table-cell table:formula="of:=IF(AND([.B9]&gt;0;[.AT9]&gt;0);[.AT9]/[.B9]/7;&quot;&quot;)" office:value-type="float" office:value="0.0177572822227119" calcext:value-type="float">
            <text:p>0.017757282222712</text:p>
          </table:table-cell>
          <table:table-cell table:formula="of:=IF(AND([.C9]&gt;0;[.AU9]&gt;0);[.AU9]/[.C9]/7;&quot;&quot;)" office:value-type="float" office:value="0.0175920855032548" calcext:value-type="float">
            <text:p>0.017592085503255</text:p>
          </table:table-cell>
          <table:table-cell table:formula="of:=IF(AND([.D9]&gt;0;[.AV9]&gt;0);[.AV9]/[.D9]/7;&quot;&quot;)" office:value-type="float" office:value="0.0175239888468124" calcext:value-type="float">
            <text:p>0.017523988846813</text:p>
          </table:table-cell>
          <table:table-cell table:formula="of:=IF(AND([.E9]&gt;0;[.AW9]&gt;0);[.AW9]/[.E9]/7;&quot;&quot;)" office:value-type="float" office:value="0.0175013504330669" calcext:value-type="float">
            <text:p>0.017501350433067</text:p>
          </table:table-cell>
          <table:table-cell table:formula="of:=IF(AND([.F9]&gt;0;[.AX9]&gt;0);[.AX9]/[.F9]/7;&quot;&quot;)" office:value-type="float" office:value="0.0175244087000562" calcext:value-type="float">
            <text:p>0.017524408700056</text:p>
          </table:table-cell>
          <table:table-cell table:formula="of:=IF(AND([.G9]&gt;0;[.AY9]&gt;0);[.AY9]/[.G9]/7;&quot;&quot;)" office:value-type="float" office:value="0.0172559602191476" calcext:value-type="float">
            <text:p>0.017255960219148</text:p>
          </table:table-cell>
          <table:table-cell table:formula="of:=IF(AND([.H9]&gt;0;[.AZ9]&gt;0);[.AZ9]/[.H9]/7;&quot;&quot;)" office:value-type="float" office:value="0.0173074914764874" calcext:value-type="float">
            <text:p>0.017307491476487</text:p>
          </table:table-cell>
          <table:table-cell table:formula="of:=IF(AND([.I9]&gt;0;[.BA9]&gt;0);[.BA9]/[.I9]/7;&quot;&quot;)" office:value-type="float" office:value="0.017310162835585" calcext:value-type="float">
            <text:p>0.017310162835585</text:p>
          </table:table-cell>
          <table:table-cell table:formula="of:=IF(AND([.J9]&gt;0;[.BB9]&gt;0);[.BB9]/[.J9]/7;&quot;&quot;)" office:value-type="float" office:value="0.0177889684501323" calcext:value-type="float">
            <text:p>0.017788968450132</text:p>
          </table:table-cell>
          <table:table-cell table:formula="of:=IF(AND([.K9]&gt;0;[.BC9]&gt;0);[.BC9]/[.K9]/7;&quot;&quot;)" office:value-type="float" office:value="0.0176389144784814" calcext:value-type="float">
            <text:p>0.017638914478482</text:p>
          </table:table-cell>
          <table:table-cell table:formula="of:=IF(AND([.L9]&gt;0;[.BD9]&gt;0);[.BD9]/[.L9]/7;&quot;&quot;)" office:value-type="float" office:value="0.0172184295345035" calcext:value-type="float">
            <text:p>0.017218429534504</text:p>
          </table:table-cell>
          <table:table-cell table:formula="of:=IF(AND([.M9]&gt;0;[.BE9]&gt;0);[.BE9]/[.M9]/7;&quot;&quot;)" office:value-type="float" office:value="0.0170546485227371" calcext:value-type="float">
            <text:p>0.017054648522737</text:p>
          </table:table-cell>
          <table:table-cell table:formula="of:=IF(AND([.N9]&gt;0;[.BF9]&gt;0);[.BF9]/[.N9]/7;&quot;&quot;)" office:value-type="float" office:value="0.0170490754510295" calcext:value-type="float">
            <text:p>0.01704907545103</text:p>
          </table:table-cell>
          <table:table-cell table:formula="of:=IF(AND([.O9]&gt;0;[.BG9]&gt;0);[.BG9]/[.O9]/7;&quot;&quot;)" office:value-type="float" office:value="0.0163858504646648" calcext:value-type="float">
            <text:p>0.016385850464665</text:p>
          </table:table-cell>
          <table:table-cell table:formula="of:=IF(AND([.P9]&gt;0;[.BH9]&gt;0);[.BH9]/[.P9]/7;&quot;&quot;)" office:value-type="float" office:value="0.015417411757015" calcext:value-type="float">
            <text:p>0.015417411757015</text:p>
          </table:table-cell>
          <table:table-cell table:formula="of:=IF(AND([.Q9]&gt;0;[.BI9]&gt;0);[.BI9]/[.Q9]/7;&quot;&quot;)" office:value-type="float" office:value="0.0140128970956473" calcext:value-type="float">
            <text:p>0.014012897095647</text:p>
          </table:table-cell>
          <table:table-cell table:formula="of:=IF(AND([.R9]&gt;0;[.BJ9]&gt;0);[.BJ9]/[.R9]/7;&quot;&quot;)" office:value-type="float" office:value="0.0131124223389105" calcext:value-type="float">
            <text:p>0.013112422338911</text:p>
          </table:table-cell>
          <table:table-cell table:formula="of:=IF(AND([.S9]&gt;0;[.BK9]&gt;0);[.BK9]/[.S9]/7;&quot;&quot;)" office:value-type="float" office:value="0.0122515287627558" calcext:value-type="float">
            <text:p>0.012251528762756</text:p>
          </table:table-cell>
          <table:table-cell table:formula="of:=IF(AND([.T9]&gt;0;[.BL9]&gt;0);[.BL9]/[.T9]/7;&quot;&quot;)" office:value-type="float" office:value="0.0117707447070322" calcext:value-type="float">
            <text:p>0.011770744707032</text:p>
          </table:table-cell>
          <table:table-cell table:formula="of:=IF(AND([.U9]&gt;0;[.BM9]&gt;0);[.BM9]/[.U9]/7;&quot;&quot;)" office:value-type="float" office:value="0.0114952880752613" calcext:value-type="float">
            <text:p>0.011495288075261</text:p>
          </table:table-cell>
          <table:table-cell table:formula="of:=IF(AND([.V9]&gt;0;[.BN9]&gt;0);[.BN9]/[.V9]/7;&quot;&quot;)" office:value-type="float" office:value="0.0114253618503687" calcext:value-type="float">
            <text:p>0.011425361850369</text:p>
          </table:table-cell>
          <table:table-cell table:formula="of:=IF(AND([.W9]&gt;0;[.BO9]&gt;0);[.BO9]/[.W9]/7;&quot;&quot;)" office:value-type="float" office:value="0.0116554081106445" calcext:value-type="float">
            <text:p>0.011655408110645</text:p>
          </table:table-cell>
          <table:table-cell table:formula="of:=IF(AND([.X9]&gt;0;[.BP9]&gt;0);[.BP9]/[.X9]/7;&quot;&quot;)" office:value-type="float" office:value="0.0117601923320258" calcext:value-type="float">
            <text:p>0.011760192332026</text:p>
          </table:table-cell>
          <table:table-cell table:formula="of:=IF(AND([.Y9]&gt;0;[.BQ9]&gt;0);[.BQ9]/[.Y9]/7;&quot;&quot;)" office:value-type="float" office:value="0.0117001431490303" calcext:value-type="float">
            <text:p>0.01170014314903</text:p>
          </table:table-cell>
          <table:table-cell table:formula="of:=IF(AND([.Z9]&gt;0;[.BR9]&gt;0);[.BR9]/[.Z9]/7;&quot;&quot;)" office:value-type="float" office:value="0.0119426503572022" calcext:value-type="float">
            <text:p>0.011942650357202</text:p>
          </table:table-cell>
          <table:table-cell table:formula="of:=IF(AND([.AA9]&gt;0;[.BS9]&gt;0);[.BS9]/[.AA9]/7;&quot;&quot;)" office:value-type="float" office:value="0.0120258082786098" calcext:value-type="float">
            <text:p>0.01202580827861</text:p>
          </table:table-cell>
          <table:table-cell table:formula="of:=IF(AND([.AB9]&gt;0;[.BT9]&gt;0);[.BT9]/[.AB9]/7;&quot;&quot;)" office:value-type="float" office:value="0.0127271362813793" calcext:value-type="float">
            <text:p>0.012727136281379</text:p>
          </table:table-cell>
          <table:table-cell table:formula="of:=IF(AND([.AC9]&gt;0;[.BU9]&gt;0);[.BU9]/[.AC9]/7;&quot;&quot;)" office:value-type="float" office:value="0.0132312962046655" calcext:value-type="float">
            <text:p>0.013231296204666</text:p>
          </table:table-cell>
          <table:table-cell table:formula="of:=IF(AND([.AD9]&gt;0;[.BV9]&gt;0);[.BV9]/[.AD9]/7;&quot;&quot;)" office:value-type="float" office:value="0.0133926802137036" calcext:value-type="float">
            <text:p>0.013392680213704</text:p>
          </table:table-cell>
          <table:table-cell table:formula="of:=IF(AND([.AE9]&gt;0;[.BW9]&gt;0);[.BW9]/[.AE9]/7;&quot;&quot;)" office:value-type="float" office:value="0.0134740569223133" calcext:value-type="float">
            <text:p>0.013474056922313</text:p>
          </table:table-cell>
          <table:table-cell table:formula="of:=IF(AND([.AF9]&gt;0;[.BX9]&gt;0);[.BX9]/[.AF9]/7;&quot;&quot;)" office:value-type="float" office:value="0.0134291793017432" calcext:value-type="float">
            <text:p>0.013429179301743</text:p>
          </table:table-cell>
          <table:table-cell table:formula="of:=IF(AND([.AG9]&gt;0;[.BY9]&gt;0);[.BY9]/[.AG9]/7;&quot;&quot;)" office:value-type="float" office:value="0.0135210988699414" calcext:value-type="float">
            <text:p>0.013521098869941</text:p>
          </table:table-cell>
          <table:table-cell table:formula="of:=IF(AND([.AH9]&gt;0;[.BZ9]&gt;0);[.BZ9]/[.AH9]/7;&quot;&quot;)" office:value-type="float" office:value="0.0138314943252691" calcext:value-type="float">
            <text:p>0.013831494325269</text:p>
          </table:table-cell>
          <table:table-cell table:formula="of:=IF(AND([.AI9]&gt;0;[.CA9]&gt;0);[.CA9]/[.AI9]/7;&quot;&quot;)" office:value-type="float" office:value="0.0133221012765421" calcext:value-type="float">
            <text:p>0.013322101276542</text:p>
          </table:table-cell>
          <table:table-cell table:formula="of:=IF(AND([.AJ9]&gt;0;[.CB9]&gt;0);[.CB9]/[.AJ9]/7;&quot;&quot;)">
            <text:p/>
          </table:table-cell>
          <table:table-cell table:formula="of:=IF(AND([.AK9]&gt;0;[.CC9]&gt;0);[.CC9]/[.AK9]/7;&quot;&quot;)">
            <text:p/>
          </table:table-cell>
          <table:table-cell table:formula="of:=IF(AND([.AL9]&gt;0;[.CD9]&gt;0);[.CD9]/[.AL9]/7;&quot;&quot;)">
            <text:p/>
          </table:table-cell>
          <table:table-cell table:formula="of:=IF(AND([.AM9]&gt;0;[.CE9]&gt;0);[.CE9]/[.AM9]/7;&quot;&quot;)">
            <text:p/>
          </table:table-cell>
          <table:table-cell table:formula="of:=IF(AND([.AN9]&gt;0;[.CF9]&gt;0);[.CF9]/[.AN9]/7;&quot;&quot;)">
            <text:p/>
          </table:table-cell>
          <table:table-cell table:formula="of:=IF(AND([.AO9]&gt;0;[.CG9]&gt;0);[.CG9]/[.AO9]/7;&quot;&quot;)">
            <text:p/>
          </table:table-cell>
          <table:table-cell/>
          <table:table-cell table:formula="of:=[.CI9]" office:value-type="string" office:string-value="GBR" calcext:value-type="string">
            <text:p>GBR</text:p>
          </table:table-cell>
          <table:table-cell table:formula="of:=AVERAGE([.DL9:.DW9])" office:value-type="float" office:value="0.0134951018182521" calcext:value-type="float">
            <text:p>0.013495101818252</text:p>
          </table:table-cell>
          <table:table-cell table:formula="of:=[.AQ9]" office:value-type="float" office:value="50.2269230769231" calcext:value-type="float">
            <text:p>50.2269230769231</text:p>
          </table:table-cell>
          <table:table-cell table:formula="of:=[.AP9]" office:value-type="float" office:value="75.95" calcext:value-type="float">
            <text:p>75.95</text:p>
          </table:table-cell>
          <table:table-cell table:formula="of:=[.EA9]*[.$EF$29]+[.EB9]*[.$EF$30]+[.$EF$28]" office:value-type="float" office:value="0.00814243178649668" calcext:value-type="float">
            <text:p>0.008142431786497</text:p>
          </table:table-cell>
          <table:table-cell table:formula="of:=[.DZ9]" office:value-type="float" office:value="0.0134951018182521" calcext:value-type="float">
            <text:p>0.013495101818252</text:p>
          </table:table-cell>
          <table:table-cell office:value-type="float" office:value="2.46151317706801" calcext:value-type="float">
            <text:p>2.46151317706801</text:p>
          </table:table-cell>
          <table:table-cell office:value-type="float" office:value="8" calcext:value-type="float">
            <text:p>8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</text:p>
          </table:table-cell>
          <table:table-cell table:formula="of:=SUMIF([cases.$A$2:.$A$239];[.$A10];[$cases.B$2:$cases.B$239])" office:value-type="float" office:value="910.513" calcext:value-type="float">
            <text:p>910.513</text:p>
          </table:table-cell>
          <table:table-cell table:formula="of:=SUMIF([cases.$A$2:.$A$239];[.$A10];[$cases.C$2:$cases.C$239])" office:value-type="float" office:value="893.197" calcext:value-type="float">
            <text:p>893.197</text:p>
          </table:table-cell>
          <table:table-cell table:formula="of:=SUMIF([cases.$A$2:.$A$239];[.$A10];[$cases.D$2:$cases.D$239])" office:value-type="float" office:value="915.817" calcext:value-type="float">
            <text:p>915.817</text:p>
          </table:table-cell>
          <table:table-cell table:formula="of:=SUMIF([cases.$A$2:.$A$239];[.$A10];[$cases.E$2:$cases.E$239])" office:value-type="float" office:value="939.641" calcext:value-type="float">
            <text:p>939.641</text:p>
          </table:table-cell>
          <table:table-cell table:formula="of:=SUMIF([cases.$A$2:.$A$239];[.$A10];[$cases.F$2:$cases.F$239])" office:value-type="float" office:value="980.381" calcext:value-type="float">
            <text:p>980.381</text:p>
          </table:table-cell>
          <table:table-cell table:formula="of:=SUMIF([cases.$A$2:.$A$239];[.$A10];[$cases.G$2:$cases.G$239])" office:value-type="float" office:value="931.872" calcext:value-type="float">
            <text:p>931.872</text:p>
          </table:table-cell>
          <table:table-cell table:formula="of:=SUMIF([cases.$A$2:.$A$239];[.$A10];[$cases.H$2:$cases.H$239])" office:value-type="float" office:value="934.94" calcext:value-type="float">
            <text:p>934.94</text:p>
          </table:table-cell>
          <table:table-cell table:formula="of:=SUMIF([cases.$A$2:.$A$239];[.$A10];[$cases.I$2:$cases.I$239])" office:value-type="float" office:value="944.573" calcext:value-type="float">
            <text:p>944.573</text:p>
          </table:table-cell>
          <table:table-cell table:formula="of:=SUMIF([cases.$A$2:.$A$239];[.$A10];[$cases.J$2:$cases.J$239])" office:value-type="float" office:value="940.1" calcext:value-type="float">
            <text:p>940.1</text:p>
          </table:table-cell>
          <table:table-cell table:formula="of:=SUMIF([cases.$A$2:.$A$239];[.$A10];[$cases.K$2:$cases.K$239])" office:value-type="float" office:value="902.514" calcext:value-type="float">
            <text:p>902.514</text:p>
          </table:table-cell>
          <table:table-cell table:formula="of:=SUMIF([cases.$A$2:.$A$239];[.$A10];[$cases.L$2:$cases.L$239])" office:value-type="float" office:value="856.127" calcext:value-type="float">
            <text:p>856.127</text:p>
          </table:table-cell>
          <table:table-cell table:formula="of:=SUMIF([cases.$A$2:.$A$239];[.$A10];[$cases.M$2:$cases.M$239])" office:value-type="float" office:value="842.108" calcext:value-type="float">
            <text:p>842.108</text:p>
          </table:table-cell>
          <table:table-cell table:formula="of:=SUMIF([cases.$A$2:.$A$239];[.$A10];[$cases.N$2:$cases.N$239])" office:value-type="float" office:value="892.91" calcext:value-type="float">
            <text:p>892.91</text:p>
          </table:table-cell>
          <table:table-cell table:formula="of:=SUMIF([cases.$A$2:.$A$239];[.$A10];[$cases.O$2:$cases.O$239])" office:value-type="float" office:value="844.344" calcext:value-type="float">
            <text:p>844.344</text:p>
          </table:table-cell>
          <table:table-cell table:formula="of:=SUMIF([cases.$A$2:.$A$239];[.$A10];[$cases.P$2:$cases.P$239])" office:value-type="float" office:value="847.326" calcext:value-type="float">
            <text:p>847.326</text:p>
          </table:table-cell>
          <table:table-cell table:formula="of:=SUMIF([cases.$A$2:.$A$239];[.$A10];[$cases.Q$2:$cases.Q$239])" office:value-type="float" office:value="851.282" calcext:value-type="float">
            <text:p>851.282</text:p>
          </table:table-cell>
          <table:table-cell table:formula="of:=SUMIF([cases.$A$2:.$A$239];[.$A10];[$cases.R$2:$cases.R$239])" office:value-type="float" office:value="836.89" calcext:value-type="float">
            <text:p>836.89</text:p>
          </table:table-cell>
          <table:table-cell table:formula="of:=SUMIF([cases.$A$2:.$A$239];[.$A10];[$cases.S$2:$cases.S$239])" office:value-type="float" office:value="932.331" calcext:value-type="float">
            <text:p>932.331</text:p>
          </table:table-cell>
          <table:table-cell table:formula="of:=SUMIF([cases.$A$2:.$A$239];[.$A10];[$cases.T$2:$cases.T$239])" office:value-type="float" office:value="945.433" calcext:value-type="float">
            <text:p>945.433</text:p>
          </table:table-cell>
          <table:table-cell table:formula="of:=SUMIF([cases.$A$2:.$A$239];[.$A10];[$cases.U$2:$cases.U$239])" office:value-type="float" office:value="948.443" calcext:value-type="float">
            <text:p>948.443</text:p>
          </table:table-cell>
          <table:table-cell table:formula="of:=SUMIF([cases.$A$2:.$A$239];[.$A10];[$cases.V$2:$cases.V$239])" office:value-type="float" office:value="988.523" calcext:value-type="float">
            <text:p>988.523</text:p>
          </table:table-cell>
          <table:table-cell table:formula="of:=SUMIF([cases.$A$2:.$A$239];[.$A10];[$cases.W$2:$cases.W$239])" office:value-type="float" office:value="1048.069" calcext:value-type="float">
            <text:p>1048.069</text:p>
          </table:table-cell>
          <table:table-cell table:formula="of:=SUMIF([cases.$A$2:.$A$239];[.$A10];[$cases.X$2:$cases.X$239])" office:value-type="float" office:value="1141.818" calcext:value-type="float">
            <text:p>1141.818</text:p>
          </table:table-cell>
          <table:table-cell table:formula="of:=SUMIF([cases.$A$2:.$A$239];[.$A10];[$cases.Y$2:$cases.Y$239])" office:value-type="float" office:value="1359.334" calcext:value-type="float">
            <text:p>1359.334</text:p>
          </table:table-cell>
          <table:table-cell table:formula="of:=SUMIF([cases.$A$2:.$A$239];[.$A10];[$cases.Z$2:$cases.Z$239])" office:value-type="float" office:value="1543.735" calcext:value-type="float">
            <text:p>1543.735</text:p>
          </table:table-cell>
          <table:table-cell table:formula="of:=SUMIF([cases.$A$2:.$A$239];[.$A10];[$cases.AA$2:$cases.AA$239])" office:value-type="float" office:value="1695.11" calcext:value-type="float">
            <text:p>1695.11</text:p>
          </table:table-cell>
          <table:table-cell table:formula="of:=SUMIF([cases.$A$2:.$A$239];[.$A10];[$cases.AB$2:$cases.AB$239])" office:value-type="float" office:value="1750.93" calcext:value-type="float">
            <text:p>1750.93</text:p>
          </table:table-cell>
          <table:table-cell table:formula="of:=SUMIF([cases.$A$2:.$A$239];[.$A10];[$cases.AC$2:$cases.AC$239])" office:value-type="float" office:value="1858.067" calcext:value-type="float">
            <text:p>1858.067</text:p>
          </table:table-cell>
          <table:table-cell table:formula="of:=SUMIF([cases.$A$2:.$A$239];[.$A10];[$cases.AD$2:$cases.AD$239])" office:value-type="float" office:value="2148.231" calcext:value-type="float">
            <text:p>2148.231</text:p>
          </table:table-cell>
          <table:table-cell table:formula="of:=SUMIF([cases.$A$2:.$A$239];[.$A10];[$cases.AE$2:$cases.AE$239])" office:value-type="float" office:value="2525.034" calcext:value-type="float">
            <text:p>2525.034</text:p>
          </table:table-cell>
          <table:table-cell table:formula="of:=SUMIF([cases.$A$2:.$A$239];[.$A10];[$cases.AF$2:$cases.AF$239])" office:value-type="float" office:value="2780.994" calcext:value-type="float">
            <text:p>2780.994</text:p>
          </table:table-cell>
          <table:table-cell table:formula="of:=SUMIF([cases.$A$2:.$A$239];[.$A10];[$cases.AG$2:$cases.AG$239])" office:value-type="float" office:value="3053.813" calcext:value-type="float">
            <text:p>3053.813</text:p>
          </table:table-cell>
          <table:table-cell table:formula="of:=SUMIF([cases.$A$2:.$A$239];[.$A10];[$cases.AH$2:$cases.AH$239])" office:value-type="float" office:value="2755.536" calcext:value-type="float">
            <text:p>2755.536</text:p>
          </table:table-cell>
          <table:table-cell table:formula="of:=SUMIF([cases.$A$2:.$A$239];[.$A10];[$cases.AI$2:$cases.AI$239])" office:value-type="float" office:value="3538.843" calcext:value-type="float">
            <text:p>3538.843</text:p>
          </table:table-cell>
          <table:table-cell table:formula="of:=SUMIF([cases.$A$2:.$A$239];[.$A10];[$cases.AJ$2:$cases.AJ$239])" office:value-type="float" office:value="3891.362" calcext:value-type="float">
            <text:p>3891.362</text:p>
          </table:table-cell>
          <table:table-cell table:formula="of:=SUMIF([cases.$A$2:.$A$239];[.$A10];[$cases.AK$2:$cases.AK$239])" office:value-type="float" office:value="3926.569" calcext:value-type="float">
            <text:p>3926.569</text:p>
          </table:table-cell>
          <table:table-cell table:formula="of:=SUMIF([cases.$A$2:.$A$239];[.$A10];[$cases.AL$2:$cases.AL$239])" office:value-type="float" office:value="4020.117" calcext:value-type="float">
            <text:p>4020.117</text:p>
          </table:table-cell>
          <table:table-cell table:formula="of:=SUMIF([cases.$A$2:.$A$239];[.$A10];[$cases.AM$2:$cases.AM$239])" office:value-type="float" office:value="4072.181" calcext:value-type="float">
            <text:p>4072.181</text:p>
          </table:table-cell>
          <table:table-cell table:formula="of:=SUMIF([cases.$A$2:.$A$239];[.$A10];[$cases.AN$2:$cases.AN$239])" office:value-type="float" office:value="4153.631" calcext:value-type="float">
            <text:p>4153.631</text:p>
          </table:table-cell>
          <table:table-cell table:formula="of:=SUMIF([cases.$A$2:.$A$239];[.$A10];[$cases.AO$2:$cases.AO$239])" office:value-type="float" office:value="4766.698" calcext:value-type="float">
            <text:p>4766.698</text:p>
          </table:table-cell>
          <table:table-cell table:formula="of:=SUMIF([cases.$A$2:.$A$239];[.$A10];[$cases.AP$2:$cases.AP$239])" office:value-type="float" office:value="78.1871428571428" calcext:value-type="float">
            <text:p>78.1871428571428</text:p>
          </table:table-cell>
          <table:table-cell table:formula="of:=SUMIF([cases.$A$2:.$A$239];[.$A10];[$cases.AQ$2:$cases.AQ$239])" office:value-type="float" office:value="44.6761538461538" calcext:value-type="float">
            <text:p>44.6761538461538</text:p>
          </table:table-cell>
          <table:table-cell table:number-columns-repeated="2"/>
          <table:table-cell table:formula="of:=SUMIF([hospos.$A$2:.$A$27];[.$A10];[$hospos.B$2:$hospos.B$27])" office:value-type="float" office:value="0" calcext:value-type="float">
            <text:p>0</text:p>
          </table:table-cell>
          <table:table-cell table:formula="of:=SUMIF([hospos.$A$2:.$A$27];[.$A10];[$hospos.C$2:$hospos.C$27])" office:value-type="float" office:value="0" calcext:value-type="float">
            <text:p>0</text:p>
          </table:table-cell>
          <table:table-cell table:formula="of:=SUMIF([hospos.$A$2:.$A$27];[.$A10];[$hospos.D$2:$hospos.D$27])" office:value-type="float" office:value="0" calcext:value-type="float">
            <text:p>0</text:p>
          </table:table-cell>
          <table:table-cell table:formula="of:=SUMIF([hospos.$A$2:.$A$27];[.$A10];[$hospos.E$2:$hospos.E$27])" office:value-type="float" office:value="0" calcext:value-type="float">
            <text:p>0</text:p>
          </table:table-cell>
          <table:table-cell table:formula="of:=SUMIF([hospos.$A$2:.$A$27];[.$A10];[$hospos.F$2:$hospos.F$27])" office:value-type="float" office:value="95.479" calcext:value-type="float">
            <text:p>95.479</text:p>
          </table:table-cell>
          <table:table-cell table:formula="of:=SUMIF([hospos.$A$2:.$A$27];[.$A10];[$hospos.G$2:$hospos.G$27])" office:value-type="float" office:value="0" calcext:value-type="float">
            <text:p>0</text:p>
          </table:table-cell>
          <table:table-cell table:formula="of:=SUMIF([hospos.$A$2:.$A$27];[.$A10];[$hospos.H$2:$hospos.H$27])" office:value-type="float" office:value="0" calcext:value-type="float">
            <text:p>0</text:p>
          </table:table-cell>
          <table:table-cell table:formula="of:=SUMIF([hospos.$A$2:.$A$27];[.$A10];[$hospos.I$2:$hospos.I$27])" office:value-type="float" office:value="0" calcext:value-type="float">
            <text:p>0</text:p>
          </table:table-cell>
          <table:table-cell table:formula="of:=SUMIF([hospos.$A$2:.$A$27];[.$A10];[$hospos.J$2:$hospos.J$27])" office:value-type="float" office:value="0" calcext:value-type="float">
            <text:p>0</text:p>
          </table:table-cell>
          <table:table-cell table:formula="of:=SUMIF([hospos.$A$2:.$A$27];[.$A10];[$hospos.K$2:$hospos.K$27])" office:value-type="float" office:value="0" calcext:value-type="float">
            <text:p>0</text:p>
          </table:table-cell>
          <table:table-cell table:formula="of:=SUMIF([hospos.$A$2:.$A$27];[.$A10];[$hospos.L$2:$hospos.L$27])" office:value-type="float" office:value="0" calcext:value-type="float">
            <text:p>0</text:p>
          </table:table-cell>
          <table:table-cell table:formula="of:=SUMIF([hospos.$A$2:.$A$27];[.$A10];[$hospos.M$2:$hospos.M$27])" office:value-type="float" office:value="87.825" calcext:value-type="float">
            <text:p>87.825</text:p>
          </table:table-cell>
          <table:table-cell table:formula="of:=SUMIF([hospos.$A$2:.$A$27];[.$A10];[$hospos.N$2:$hospos.N$27])" office:value-type="float" office:value="0" calcext:value-type="float">
            <text:p>0</text:p>
          </table:table-cell>
          <table:table-cell table:formula="of:=SUMIF([hospos.$A$2:.$A$27];[.$A10];[$hospos.O$2:$hospos.O$27])" office:value-type="float" office:value="0" calcext:value-type="float">
            <text:p>0</text:p>
          </table:table-cell>
          <table:table-cell table:formula="of:=SUMIF([hospos.$A$2:.$A$27];[.$A10];[$hospos.P$2:$hospos.P$27])" office:value-type="float" office:value="0" calcext:value-type="float">
            <text:p>0</text:p>
          </table:table-cell>
          <table:table-cell table:formula="of:=SUMIF([hospos.$A$2:.$A$27];[.$A10];[$hospos.Q$2:$hospos.Q$27])" office:value-type="float" office:value="0" calcext:value-type="float">
            <text:p>0</text:p>
          </table:table-cell>
          <table:table-cell table:formula="of:=SUMIF([hospos.$A$2:.$A$27];[.$A10];[$hospos.R$2:$hospos.R$27])" office:value-type="float" office:value="0" calcext:value-type="float">
            <text:p>0</text:p>
          </table:table-cell>
          <table:table-cell table:formula="of:=SUMIF([hospos.$A$2:.$A$27];[.$A10];[$hospos.S$2:$hospos.S$27])" office:value-type="float" office:value="0" calcext:value-type="float">
            <text:p>0</text:p>
          </table:table-cell>
          <table:table-cell table:formula="of:=SUMIF([hospos.$A$2:.$A$27];[.$A10];[$hospos.T$2:$hospos.T$27])" office:value-type="float" office:value="66.674" calcext:value-type="float">
            <text:p>66.674</text:p>
          </table:table-cell>
          <table:table-cell table:formula="of:=SUMIF([hospos.$A$2:.$A$27];[.$A10];[$hospos.U$2:$hospos.U$27])" office:value-type="float" office:value="0" calcext:value-type="float">
            <text:p>0</text:p>
          </table:table-cell>
          <table:table-cell table:formula="of:=SUMIF([hospos.$A$2:.$A$27];[.$A10];[$hospos.V$2:$hospos.V$27])" office:value-type="float" office:value="0" calcext:value-type="float">
            <text:p>0</text:p>
          </table:table-cell>
          <table:table-cell table:formula="of:=SUMIF([hospos.$A$2:.$A$27];[.$A10];[$hospos.W$2:$hospos.W$27])" office:value-type="float" office:value="0" calcext:value-type="float">
            <text:p>0</text:p>
          </table:table-cell>
          <table:table-cell table:formula="of:=SUMIF([hospos.$A$2:.$A$27];[.$A10];[$hospos.X$2:$hospos.X$27])" office:value-type="float" office:value="0" calcext:value-type="float">
            <text:p>0</text:p>
          </table:table-cell>
          <table:table-cell table:formula="of:=SUMIF([hospos.$A$2:.$A$27];[.$A10];[$hospos.Y$2:$hospos.Y$27])" office:value-type="float" office:value="0" calcext:value-type="float">
            <text:p>0</text:p>
          </table:table-cell>
          <table:table-cell table:formula="of:=SUMIF([hospos.$A$2:.$A$27];[.$A10];[$hospos.Z$2:$hospos.Z$27])" office:value-type="float" office:value="0" calcext:value-type="float">
            <text:p>0</text:p>
          </table:table-cell>
          <table:table-cell table:formula="of:=SUMIF([hospos.$A$2:.$A$27];[.$A10];[$hospos.AA$2:$hospos.AA$27])" office:value-type="float" office:value="86.012" calcext:value-type="float">
            <text:p>86.012</text:p>
          </table:table-cell>
          <table:table-cell table:formula="of:=SUMIF([hospos.$A$2:.$A$27];[.$A10];[$hospos.AB$2:$hospos.AB$27])" office:value-type="float" office:value="0" calcext:value-type="float">
            <text:p>0</text:p>
          </table:table-cell>
          <table:table-cell table:formula="of:=SUMIF([hospos.$A$2:.$A$27];[.$A10];[$hospos.AC$2:$hospos.AC$27])" office:value-type="float" office:value="0" calcext:value-type="float">
            <text:p>0</text:p>
          </table:table-cell>
          <table:table-cell table:formula="of:=SUMIF([hospos.$A$2:.$A$27];[.$A10];[$hospos.AD$2:$hospos.AD$27])" office:value-type="float" office:value="0" calcext:value-type="float">
            <text:p>0</text:p>
          </table:table-cell>
          <table:table-cell table:formula="of:=SUMIF([hospos.$A$2:.$A$27];[.$A10];[$hospos.AE$2:$hospos.AE$27])" office:value-type="float" office:value="0" calcext:value-type="float">
            <text:p>0</text:p>
          </table:table-cell>
          <table:table-cell table:formula="of:=SUMIF([hospos.$A$2:.$A$27];[.$A10];[$hospos.AF$2:$hospos.AF$27])" office:value-type="float" office:value="0" calcext:value-type="float">
            <text:p>0</text:p>
          </table:table-cell>
          <table:table-cell table:formula="of:=SUMIF([hospos.$A$2:.$A$27];[.$A10];[$hospos.AG$2:$hospos.AG$27])" office:value-type="float" office:value="0" calcext:value-type="float">
            <text:p>0</text:p>
          </table:table-cell>
          <table:table-cell table:formula="of:=SUMIF([hospos.$A$2:.$A$27];[.$A10];[$hospos.AH$2:$hospos.AH$27])" office:value-type="float" office:value="162.959" calcext:value-type="float">
            <text:p>162.959</text:p>
          </table:table-cell>
          <table:table-cell table:formula="of:=SUMIF([hospos.$A$2:.$A$27];[.$A10];[$hospos.AI$2:$hospos.AI$27])" office:value-type="float" office:value="0" calcext:value-type="float">
            <text:p>0</text:p>
          </table:table-cell>
          <table:table-cell table:formula="of:=SUMIF([hospos.$A$2:.$A$27];[.$A10];[$hospos.AJ$2:$hospos.AJ$27])" office:value-type="float" office:value="0" calcext:value-type="float">
            <text:p>0</text:p>
          </table:table-cell>
          <table:table-cell table:formula="of:=SUMIF([hospos.$A$2:.$A$27];[.$A10];[$hospos.AK$2:$hospos.AK$27])" office:value-type="float" office:value="0" calcext:value-type="float">
            <text:p>0</text:p>
          </table:table-cell>
          <table:table-cell table:formula="of:=SUMIF([hospos.$A$2:.$A$27];[.$A10];[$hospos.AL$2:$hospos.AL$27])" office:value-type="float" office:value="0" calcext:value-type="float">
            <text:p>0</text:p>
          </table:table-cell>
          <table:table-cell table:formula="of:=SUMIF([hospos.$A$2:.$A$27];[.$A10];[$hospos.AM$2:$hospos.AM$27])" office:value-type="float" office:value="0" calcext:value-type="float">
            <text:p>0</text:p>
          </table:table-cell>
          <table:table-cell table:formula="of:=SUMIF([hospos.$A$2:.$A$27];[.$A10];[$hospos.AN$2:$hospos.AN$27])" office:value-type="float" office:value="0" calcext:value-type="float">
            <text:p>0</text:p>
          </table:table-cell>
          <table:table-cell table:formula="of:=SUMIF([hospos.$A$2:.$A$27];[.$A10];[$hospos.AO$2:$hospos.AO$27])" office:value-type="float" office:value="0" calcext:value-type="float">
            <text:p>0</text:p>
          </table:table-cell>
          <table:table-cell table:formula="of:=SUMIF([hospos.$A$2:.$A$27];[.$A10];[$hospos.AP$2:$hospos.AP$27])" office:value-type="float" office:value="0" calcext:value-type="float">
            <text:p>0</text:p>
          </table:table-cell>
          <table:table-cell table:formula="of:=[.A10]" office:value-type="string" office:string-value="IRL" calcext:value-type="string">
            <text:p>IRL</text:p>
          </table:table-cell>
          <table:table-cell table:formula="of:=IF(AND([.B10]&gt;0;[.AT10]&gt;0);[.AT10]/[.B10]/7;&quot;&quot;)">
            <text:p/>
          </table:table-cell>
          <table:table-cell table:formula="of:=IF(AND([.C10]&gt;0;[.AU10]&gt;0);[.AU10]/[.C10]/7;&quot;&quot;)">
            <text:p/>
          </table:table-cell>
          <table:table-cell table:formula="of:=IF(AND([.D10]&gt;0;[.AV10]&gt;0);[.AV10]/[.D10]/7;&quot;&quot;)">
            <text:p/>
          </table:table-cell>
          <table:table-cell table:formula="of:=IF(AND([.E10]&gt;0;[.AW10]&gt;0);[.AW10]/[.E10]/7;&quot;&quot;)">
            <text:p/>
          </table:table-cell>
          <table:table-cell table:formula="of:=IF(AND([.F10]&gt;0;[.AX10]&gt;0);[.AX10]/[.F10]/7;&quot;&quot;)" office:value-type="float" office:value="0.0139128126135218" calcext:value-type="float">
            <text:p>0.013912812613522</text:p>
          </table:table-cell>
          <table:table-cell table:formula="of:=IF(AND([.G10]&gt;0;[.AY10]&gt;0);[.AY10]/[.G10]/7;&quot;&quot;)">
            <text:p/>
          </table:table-cell>
          <table:table-cell table:formula="of:=IF(AND([.H10]&gt;0;[.AZ10]&gt;0);[.AZ10]/[.H10]/7;&quot;&quot;)">
            <text:p/>
          </table:table-cell>
          <table:table-cell table:formula="of:=IF(AND([.I10]&gt;0;[.BA10]&gt;0);[.BA10]/[.I10]/7;&quot;&quot;)">
            <text:p/>
          </table:table-cell>
          <table:table-cell table:formula="of:=IF(AND([.J10]&gt;0;[.BB10]&gt;0);[.BB10]/[.J10]/7;&quot;&quot;)">
            <text:p/>
          </table:table-cell>
          <table:table-cell table:formula="of:=IF(AND([.K10]&gt;0;[.BC10]&gt;0);[.BC10]/[.K10]/7;&quot;&quot;)">
            <text:p/>
          </table:table-cell>
          <table:table-cell table:formula="of:=IF(AND([.L10]&gt;0;[.BD10]&gt;0);[.BD10]/[.L10]/7;&quot;&quot;)">
            <text:p/>
          </table:table-cell>
          <table:table-cell table:formula="of:=IF(AND([.M10]&gt;0;[.BE10]&gt;0);[.BE10]/[.M10]/7;&quot;&quot;)" office:value-type="float" office:value="0.014898835507356" calcext:value-type="float">
            <text:p>0.014898835507356</text:p>
          </table:table-cell>
          <table:table-cell table:formula="of:=IF(AND([.N10]&gt;0;[.BF10]&gt;0);[.BF10]/[.N10]/7;&quot;&quot;)">
            <text:p/>
          </table:table-cell>
          <table:table-cell table:formula="of:=IF(AND([.O10]&gt;0;[.BG10]&gt;0);[.BG10]/[.O10]/7;&quot;&quot;)">
            <text:p/>
          </table:table-cell>
          <table:table-cell table:formula="of:=IF(AND([.P10]&gt;0;[.BH10]&gt;0);[.BH10]/[.P10]/7;&quot;&quot;)">
            <text:p/>
          </table:table-cell>
          <table:table-cell table:formula="of:=IF(AND([.Q10]&gt;0;[.BI10]&gt;0);[.BI10]/[.Q10]/7;&quot;&quot;)">
            <text:p/>
          </table:table-cell>
          <table:table-cell table:formula="of:=IF(AND([.R10]&gt;0;[.BJ10]&gt;0);[.BJ10]/[.R10]/7;&quot;&quot;)">
            <text:p/>
          </table:table-cell>
          <table:table-cell table:formula="of:=IF(AND([.S10]&gt;0;[.BK10]&gt;0);[.BK10]/[.S10]/7;&quot;&quot;)">
            <text:p/>
          </table:table-cell>
          <table:table-cell table:formula="of:=IF(AND([.T10]&gt;0;[.BL10]&gt;0);[.BL10]/[.T10]/7;&quot;&quot;)" office:value-type="float" office:value="0.0100745977164507" calcext:value-type="float">
            <text:p>0.010074597716451</text:p>
          </table:table-cell>
          <table:table-cell table:formula="of:=IF(AND([.U10]&gt;0;[.BM10]&gt;0);[.BM10]/[.U10]/7;&quot;&quot;)">
            <text:p/>
          </table:table-cell>
          <table:table-cell table:formula="of:=IF(AND([.V10]&gt;0;[.BN10]&gt;0);[.BN10]/[.V10]/7;&quot;&quot;)">
            <text:p/>
          </table:table-cell>
          <table:table-cell table:formula="of:=IF(AND([.W10]&gt;0;[.BO10]&gt;0);[.BO10]/[.W10]/7;&quot;&quot;)">
            <text:p/>
          </table:table-cell>
          <table:table-cell table:formula="of:=IF(AND([.X10]&gt;0;[.BP10]&gt;0);[.BP10]/[.X10]/7;&quot;&quot;)">
            <text:p/>
          </table:table-cell>
          <table:table-cell table:formula="of:=IF(AND([.Y10]&gt;0;[.BQ10]&gt;0);[.BQ10]/[.Y10]/7;&quot;&quot;)">
            <text:p/>
          </table:table-cell>
          <table:table-cell table:formula="of:=IF(AND([.Z10]&gt;0;[.BR10]&gt;0);[.BR10]/[.Z10]/7;&quot;&quot;)">
            <text:p/>
          </table:table-cell>
          <table:table-cell table:formula="of:=IF(AND([.AA10]&gt;0;[.BS10]&gt;0);[.BS10]/[.AA10]/7;&quot;&quot;)" office:value-type="float" office:value="0.00724874997577064" calcext:value-type="float">
            <text:p>0.007248749975771</text:p>
          </table:table-cell>
          <table:table-cell table:formula="of:=IF(AND([.AB10]&gt;0;[.BT10]&gt;0);[.BT10]/[.AB10]/7;&quot;&quot;)">
            <text:p/>
          </table:table-cell>
          <table:table-cell table:formula="of:=IF(AND([.AC10]&gt;0;[.BU10]&gt;0);[.BU10]/[.AC10]/7;&quot;&quot;)">
            <text:p/>
          </table:table-cell>
          <table:table-cell table:formula="of:=IF(AND([.AD10]&gt;0;[.BV10]&gt;0);[.BV10]/[.AD10]/7;&quot;&quot;)">
            <text:p/>
          </table:table-cell>
          <table:table-cell table:formula="of:=IF(AND([.AE10]&gt;0;[.BW10]&gt;0);[.BW10]/[.AE10]/7;&quot;&quot;)">
            <text:p/>
          </table:table-cell>
          <table:table-cell table:formula="of:=IF(AND([.AF10]&gt;0;[.BX10]&gt;0);[.BX10]/[.AF10]/7;&quot;&quot;)">
            <text:p/>
          </table:table-cell>
          <table:table-cell table:formula="of:=IF(AND([.AG10]&gt;0;[.BY10]&gt;0);[.BY10]/[.AG10]/7;&quot;&quot;)">
            <text:p/>
          </table:table-cell>
          <table:table-cell table:formula="of:=IF(AND([.AH10]&gt;0;[.BZ10]&gt;0);[.BZ10]/[.AH10]/7;&quot;&quot;)" office:value-type="float" office:value="0.00844839520980932" calcext:value-type="float">
            <text:p>0.008448395209809</text:p>
          </table:table-cell>
          <table:table-cell table:formula="of:=IF(AND([.AI10]&gt;0;[.CA10]&gt;0);[.CA10]/[.AI10]/7;&quot;&quot;)">
            <text:p/>
          </table:table-cell>
          <table:table-cell table:formula="of:=IF(AND([.AJ10]&gt;0;[.CB10]&gt;0);[.CB10]/[.AJ10]/7;&quot;&quot;)">
            <text:p/>
          </table:table-cell>
          <table:table-cell table:formula="of:=IF(AND([.AK10]&gt;0;[.CC10]&gt;0);[.CC10]/[.AK10]/7;&quot;&quot;)">
            <text:p/>
          </table:table-cell>
          <table:table-cell table:formula="of:=IF(AND([.AL10]&gt;0;[.CD10]&gt;0);[.CD10]/[.AL10]/7;&quot;&quot;)">
            <text:p/>
          </table:table-cell>
          <table:table-cell table:formula="of:=IF(AND([.AM10]&gt;0;[.CE10]&gt;0);[.CE10]/[.AM10]/7;&quot;&quot;)">
            <text:p/>
          </table:table-cell>
          <table:table-cell table:formula="of:=IF(AND([.AN10]&gt;0;[.CF10]&gt;0);[.CF10]/[.AN10]/7;&quot;&quot;)">
            <text:p/>
          </table:table-cell>
          <table:table-cell table:formula="of:=IF(AND([.AO10]&gt;0;[.CG10]&gt;0);[.CG10]/[.AO10]/7;&quot;&quot;)">
            <text:p/>
          </table:table-cell>
          <table:table-cell/>
          <table:table-cell table:formula="of:=[.CI10]" office:value-type="string" office:string-value="IRL" calcext:value-type="string">
            <text:p>IRL</text:p>
          </table:table-cell>
          <table:table-cell table:formula="of:=AVERAGE([.DL10:.DW10])" office:value-type="float" office:value="0.00844839520980932" calcext:value-type="float">
            <text:p>0.008448395209809</text:p>
          </table:table-cell>
          <table:table-cell table:formula="of:=[.AQ10]" office:value-type="float" office:value="44.6761538461538" calcext:value-type="float">
            <text:p>44.6761538461538</text:p>
          </table:table-cell>
          <table:table-cell table:formula="of:=[.AP10]" office:value-type="float" office:value="78.1871428571428" calcext:value-type="float">
            <text:p>78.1871428571428</text:p>
          </table:table-cell>
          <table:table-cell table:formula="of:=[.EA10]*[.$EF$29]+[.EB10]*[.$EF$30]+[.$EF$28]" office:value-type="float" office:value="0.00932114165397054" calcext:value-type="float">
            <text:p>0.009321141653971</text:p>
          </table:table-cell>
          <table:table-cell table:formula="of:=[.DZ10]" office:value-type="float" office:value="0.00844839520980932" calcext:value-type="float">
            <text:p>0.008448395209809</text:p>
          </table:table-cell>
          <table:table-cell office:value-type="float" office:value="0.000245915020980556" calcext:value-type="float">
            <text:p>0.000245915020981</text:p>
          </table:table-cell>
          <table:table-cell office:value-type="float" office:value="0.000399616013875616" calcext:value-type="float">
            <text:p>0.000399616013876</text:p>
          </table:table-cell>
          <table:table-cell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</text:p>
          </table:table-cell>
          <table:table-cell table:formula="of:=SUMIF([cases.$A$2:.$A$239];[.$A11];[$cases.B$2:$cases.B$239])" office:value-type="float" office:value="598.304" calcext:value-type="float">
            <text:p>598.304</text:p>
          </table:table-cell>
          <table:table-cell table:formula="of:=SUMIF([cases.$A$2:.$A$239];[.$A11];[$cases.C$2:$cases.C$239])" office:value-type="float" office:value="594.102" calcext:value-type="float">
            <text:p>594.102</text:p>
          </table:table-cell>
          <table:table-cell table:formula="of:=SUMIF([cases.$A$2:.$A$239];[.$A11];[$cases.D$2:$cases.D$239])" office:value-type="float" office:value="588.579" calcext:value-type="float">
            <text:p>588.579</text:p>
          </table:table-cell>
          <table:table-cell table:formula="of:=SUMIF([cases.$A$2:.$A$239];[.$A11];[$cases.E$2:$cases.E$239])" office:value-type="float" office:value="578.716" calcext:value-type="float">
            <text:p>578.716</text:p>
          </table:table-cell>
          <table:table-cell table:formula="of:=SUMIF([cases.$A$2:.$A$239];[.$A11];[$cases.F$2:$cases.F$239])" office:value-type="float" office:value="574.625" calcext:value-type="float">
            <text:p>574.625</text:p>
          </table:table-cell>
          <table:table-cell table:formula="of:=SUMIF([cases.$A$2:.$A$239];[.$A11];[$cases.G$2:$cases.G$239])" office:value-type="float" office:value="550.518" calcext:value-type="float">
            <text:p>550.518</text:p>
          </table:table-cell>
          <table:table-cell table:formula="of:=SUMIF([cases.$A$2:.$A$239];[.$A11];[$cases.H$2:$cases.H$239])" office:value-type="float" office:value="544.099" calcext:value-type="float">
            <text:p>544.099</text:p>
          </table:table-cell>
          <table:table-cell table:formula="of:=SUMIF([cases.$A$2:.$A$239];[.$A11];[$cases.I$2:$cases.I$239])" office:value-type="float" office:value="540.063" calcext:value-type="float">
            <text:p>540.063</text:p>
          </table:table-cell>
          <table:table-cell table:formula="of:=SUMIF([cases.$A$2:.$A$239];[.$A11];[$cases.J$2:$cases.J$239])" office:value-type="float" office:value="529.828" calcext:value-type="float">
            <text:p>529.828</text:p>
          </table:table-cell>
          <table:table-cell table:formula="of:=SUMIF([cases.$A$2:.$A$239];[.$A11];[$cases.K$2:$cases.K$239])" office:value-type="float" office:value="514.483" calcext:value-type="float">
            <text:p>514.483</text:p>
          </table:table-cell>
          <table:table-cell table:formula="of:=SUMIF([cases.$A$2:.$A$239];[.$A11];[$cases.L$2:$cases.L$239])" office:value-type="float" office:value="509.083" calcext:value-type="float">
            <text:p>509.083</text:p>
          </table:table-cell>
          <table:table-cell table:formula="of:=SUMIF([cases.$A$2:.$A$239];[.$A11];[$cases.M$2:$cases.M$239])" office:value-type="float" office:value="504.937" calcext:value-type="float">
            <text:p>504.937</text:p>
          </table:table-cell>
          <table:table-cell table:formula="of:=SUMIF([cases.$A$2:.$A$239];[.$A11];[$cases.N$2:$cases.N$239])" office:value-type="float" office:value="489.812" calcext:value-type="float">
            <text:p>489.812</text:p>
          </table:table-cell>
          <table:table-cell table:formula="of:=SUMIF([cases.$A$2:.$A$239];[.$A11];[$cases.O$2:$cases.O$239])" office:value-type="float" office:value="471.891" calcext:value-type="float">
            <text:p>471.891</text:p>
          </table:table-cell>
          <table:table-cell table:formula="of:=SUMIF([cases.$A$2:.$A$239];[.$A11];[$cases.P$2:$cases.P$239])" office:value-type="float" office:value="456.559" calcext:value-type="float">
            <text:p>456.559</text:p>
          </table:table-cell>
          <table:table-cell table:formula="of:=SUMIF([cases.$A$2:.$A$239];[.$A11];[$cases.Q$2:$cases.Q$239])" office:value-type="float" office:value="445.305" calcext:value-type="float">
            <text:p>445.305</text:p>
          </table:table-cell>
          <table:table-cell table:formula="of:=SUMIF([cases.$A$2:.$A$239];[.$A11];[$cases.R$2:$cases.R$239])" office:value-type="float" office:value="440.814" calcext:value-type="float">
            <text:p>440.814</text:p>
          </table:table-cell>
          <table:table-cell table:formula="of:=SUMIF([cases.$A$2:.$A$239];[.$A11];[$cases.S$2:$cases.S$239])" office:value-type="float" office:value="435.111" calcext:value-type="float">
            <text:p>435.111</text:p>
          </table:table-cell>
          <table:table-cell table:formula="of:=SUMIF([cases.$A$2:.$A$239];[.$A11];[$cases.T$2:$cases.T$239])" office:value-type="float" office:value="429.684" calcext:value-type="float">
            <text:p>429.684</text:p>
          </table:table-cell>
          <table:table-cell table:formula="of:=SUMIF([cases.$A$2:.$A$239];[.$A11];[$cases.U$2:$cases.U$239])" office:value-type="float" office:value="427.755" calcext:value-type="float">
            <text:p>427.755</text:p>
          </table:table-cell>
          <table:table-cell table:formula="of:=SUMIF([cases.$A$2:.$A$239];[.$A11];[$cases.V$2:$cases.V$239])" office:value-type="float" office:value="435.869" calcext:value-type="float">
            <text:p>435.869</text:p>
          </table:table-cell>
          <table:table-cell table:formula="of:=SUMIF([cases.$A$2:.$A$239];[.$A11];[$cases.W$2:$cases.W$239])" office:value-type="float" office:value="447.564" calcext:value-type="float">
            <text:p>447.564</text:p>
          </table:table-cell>
          <table:table-cell table:formula="of:=SUMIF([cases.$A$2:.$A$239];[.$A11];[$cases.X$2:$cases.X$239])" office:value-type="float" office:value="474.439" calcext:value-type="float">
            <text:p>474.439</text:p>
          </table:table-cell>
          <table:table-cell table:formula="of:=SUMIF([cases.$A$2:.$A$239];[.$A11];[$cases.Y$2:$cases.Y$239])" office:value-type="float" office:value="514.373" calcext:value-type="float">
            <text:p>514.373</text:p>
          </table:table-cell>
          <table:table-cell table:formula="of:=SUMIF([cases.$A$2:.$A$239];[.$A11];[$cases.Z$2:$cases.Z$239])" office:value-type="float" office:value="545.408" calcext:value-type="float">
            <text:p>545.408</text:p>
          </table:table-cell>
          <table:table-cell table:formula="of:=SUMIF([cases.$A$2:.$A$239];[.$A11];[$cases.AA$2:$cases.AA$239])" office:value-type="float" office:value="562.007" calcext:value-type="float">
            <text:p>562.007</text:p>
          </table:table-cell>
          <table:table-cell table:formula="of:=SUMIF([cases.$A$2:.$A$239];[.$A11];[$cases.AB$2:$cases.AB$239])" office:value-type="float" office:value="639.078" calcext:value-type="float">
            <text:p>639.078</text:p>
          </table:table-cell>
          <table:table-cell table:formula="of:=SUMIF([cases.$A$2:.$A$239];[.$A11];[$cases.AC$2:$cases.AC$239])" office:value-type="float" office:value="848.32" calcext:value-type="float">
            <text:p>848.32</text:p>
          </table:table-cell>
          <table:table-cell table:formula="of:=SUMIF([cases.$A$2:.$A$239];[.$A11];[$cases.AD$2:$cases.AD$239])" office:value-type="float" office:value="1167.804" calcext:value-type="float">
            <text:p>1167.804</text:p>
          </table:table-cell>
          <table:table-cell table:formula="of:=SUMIF([cases.$A$2:.$A$239];[.$A11];[$cases.AE$2:$cases.AE$239])" office:value-type="float" office:value="1566.356" calcext:value-type="float">
            <text:p>1566.356</text:p>
          </table:table-cell>
          <table:table-cell table:formula="of:=SUMIF([cases.$A$2:.$A$239];[.$A11];[$cases.AF$2:$cases.AF$239])" office:value-type="float" office:value="2019.554" calcext:value-type="float">
            <text:p>2019.554</text:p>
          </table:table-cell>
          <table:table-cell table:formula="of:=SUMIF([cases.$A$2:.$A$239];[.$A11];[$cases.AG$2:$cases.AG$239])" office:value-type="float" office:value="2342.151" calcext:value-type="float">
            <text:p>2342.151</text:p>
          </table:table-cell>
          <table:table-cell table:formula="of:=SUMIF([cases.$A$2:.$A$239];[.$A11];[$cases.AH$2:$cases.AH$239])" office:value-type="float" office:value="2529.45" calcext:value-type="float">
            <text:p>2529.45</text:p>
          </table:table-cell>
          <table:table-cell table:formula="of:=SUMIF([cases.$A$2:.$A$239];[.$A11];[$cases.AI$2:$cases.AI$239])" office:value-type="float" office:value="2900.852" calcext:value-type="float">
            <text:p>2900.852</text:p>
          </table:table-cell>
          <table:table-cell table:formula="of:=SUMIF([cases.$A$2:.$A$239];[.$A11];[$cases.AJ$2:$cases.AJ$239])" office:value-type="float" office:value="3292.751" calcext:value-type="float">
            <text:p>3292.751</text:p>
          </table:table-cell>
          <table:table-cell table:formula="of:=SUMIF([cases.$A$2:.$A$239];[.$A11];[$cases.AK$2:$cases.AK$239])" office:value-type="float" office:value="3493.287" calcext:value-type="float">
            <text:p>3493.287</text:p>
          </table:table-cell>
          <table:table-cell table:formula="of:=SUMIF([cases.$A$2:.$A$239];[.$A11];[$cases.AL$2:$cases.AL$239])" office:value-type="float" office:value="3467.542" calcext:value-type="float">
            <text:p>3467.542</text:p>
          </table:table-cell>
          <table:table-cell table:formula="of:=SUMIF([cases.$A$2:.$A$239];[.$A11];[$cases.AM$2:$cases.AM$239])" office:value-type="float" office:value="3312.904" calcext:value-type="float">
            <text:p>3312.904</text:p>
          </table:table-cell>
          <table:table-cell table:formula="of:=SUMIF([cases.$A$2:.$A$239];[.$A11];[$cases.AN$2:$cases.AN$239])" office:value-type="float" office:value="3418.434" calcext:value-type="float">
            <text:p>3418.434</text:p>
          </table:table-cell>
          <table:table-cell table:formula="of:=SUMIF([cases.$A$2:.$A$239];[.$A11];[$cases.AO$2:$cases.AO$239])" office:value-type="float" office:value="3431.644" calcext:value-type="float">
            <text:p>3431.644</text:p>
          </table:table-cell>
          <table:table-cell table:formula="of:=SUMIF([cases.$A$2:.$A$239];[.$A11];[$cases.AP$2:$cases.AP$239])" office:value-type="float" office:value="72.0892857142857" calcext:value-type="float">
            <text:p>72.0892857142857</text:p>
          </table:table-cell>
          <table:table-cell table:formula="of:=SUMIF([cases.$A$2:.$A$239];[.$A11];[$cases.AQ$2:$cases.AQ$239])" office:value-type="float" office:value="34.5615384615385" calcext:value-type="float">
            <text:p>34.5615384615385</text:p>
          </table:table-cell>
          <table:table-cell table:number-columns-repeated="2"/>
          <table:table-cell table:formula="of:=SUMIF([hospos.$A$2:.$A$27];[.$A11];[$hospos.B$2:$hospos.B$27])" office:value-type="float" office:value="0" calcext:value-type="float">
            <text:p>0</text:p>
          </table:table-cell>
          <table:table-cell table:formula="of:=SUMIF([hospos.$A$2:.$A$27];[.$A11];[$hospos.C$2:$hospos.C$27])" office:value-type="float" office:value="0" calcext:value-type="float">
            <text:p>0</text:p>
          </table:table-cell>
          <table:table-cell table:formula="of:=SUMIF([hospos.$A$2:.$A$27];[.$A11];[$hospos.D$2:$hospos.D$27])" office:value-type="float" office:value="0" calcext:value-type="float">
            <text:p>0</text:p>
          </table:table-cell>
          <table:table-cell table:formula="of:=SUMIF([hospos.$A$2:.$A$27];[.$A11];[$hospos.E$2:$hospos.E$27])" office:value-type="float" office:value="0" calcext:value-type="float">
            <text:p>0</text:p>
          </table:table-cell>
          <table:table-cell table:formula="of:=SUMIF([hospos.$A$2:.$A$27];[.$A11];[$hospos.F$2:$hospos.F$27])" office:value-type="float" office:value="283.527" calcext:value-type="float">
            <text:p>283.527</text:p>
          </table:table-cell>
          <table:table-cell table:formula="of:=SUMIF([hospos.$A$2:.$A$27];[.$A11];[$hospos.G$2:$hospos.G$27])" office:value-type="float" office:value="0" calcext:value-type="float">
            <text:p>0</text:p>
          </table:table-cell>
          <table:table-cell table:formula="of:=SUMIF([hospos.$A$2:.$A$27];[.$A11];[$hospos.H$2:$hospos.H$27])" office:value-type="float" office:value="0" calcext:value-type="float">
            <text:p>0</text:p>
          </table:table-cell>
          <table:table-cell table:formula="of:=SUMIF([hospos.$A$2:.$A$27];[.$A11];[$hospos.I$2:$hospos.I$27])" office:value-type="float" office:value="0" calcext:value-type="float">
            <text:p>0</text:p>
          </table:table-cell>
          <table:table-cell table:formula="of:=SUMIF([hospos.$A$2:.$A$27];[.$A11];[$hospos.J$2:$hospos.J$27])" office:value-type="float" office:value="0" calcext:value-type="float">
            <text:p>0</text:p>
          </table:table-cell>
          <table:table-cell table:formula="of:=SUMIF([hospos.$A$2:.$A$27];[.$A11];[$hospos.K$2:$hospos.K$27])" office:value-type="float" office:value="0" calcext:value-type="float">
            <text:p>0</text:p>
          </table:table-cell>
          <table:table-cell table:formula="of:=SUMIF([hospos.$A$2:.$A$27];[.$A11];[$hospos.L$2:$hospos.L$27])" office:value-type="float" office:value="0" calcext:value-type="float">
            <text:p>0</text:p>
          </table:table-cell>
          <table:table-cell table:formula="of:=SUMIF([hospos.$A$2:.$A$27];[.$A11];[$hospos.M$2:$hospos.M$27])" office:value-type="float" office:value="256.751" calcext:value-type="float">
            <text:p>256.751</text:p>
          </table:table-cell>
          <table:table-cell table:formula="of:=SUMIF([hospos.$A$2:.$A$27];[.$A11];[$hospos.N$2:$hospos.N$27])" office:value-type="float" office:value="0" calcext:value-type="float">
            <text:p>0</text:p>
          </table:table-cell>
          <table:table-cell table:formula="of:=SUMIF([hospos.$A$2:.$A$27];[.$A11];[$hospos.O$2:$hospos.O$27])" office:value-type="float" office:value="0" calcext:value-type="float">
            <text:p>0</text:p>
          </table:table-cell>
          <table:table-cell table:formula="of:=SUMIF([hospos.$A$2:.$A$27];[.$A11];[$hospos.P$2:$hospos.P$27])" office:value-type="float" office:value="0" calcext:value-type="float">
            <text:p>0</text:p>
          </table:table-cell>
          <table:table-cell table:formula="of:=SUMIF([hospos.$A$2:.$A$27];[.$A11];[$hospos.Q$2:$hospos.Q$27])" office:value-type="float" office:value="0" calcext:value-type="float">
            <text:p>0</text:p>
          </table:table-cell>
          <table:table-cell table:formula="of:=SUMIF([hospos.$A$2:.$A$27];[.$A11];[$hospos.R$2:$hospos.R$27])" office:value-type="float" office:value="0" calcext:value-type="float">
            <text:p>0</text:p>
          </table:table-cell>
          <table:table-cell table:formula="of:=SUMIF([hospos.$A$2:.$A$27];[.$A11];[$hospos.S$2:$hospos.S$27])" office:value-type="float" office:value="0" calcext:value-type="float">
            <text:p>0</text:p>
          </table:table-cell>
          <table:table-cell table:formula="of:=SUMIF([hospos.$A$2:.$A$27];[.$A11];[$hospos.T$2:$hospos.T$27])" office:value-type="float" office:value="218.686" calcext:value-type="float">
            <text:p>218.686</text:p>
          </table:table-cell>
          <table:table-cell table:formula="of:=SUMIF([hospos.$A$2:.$A$27];[.$A11];[$hospos.U$2:$hospos.U$27])" office:value-type="float" office:value="0" calcext:value-type="float">
            <text:p>0</text:p>
          </table:table-cell>
          <table:table-cell table:formula="of:=SUMIF([hospos.$A$2:.$A$27];[.$A11];[$hospos.V$2:$hospos.V$27])" office:value-type="float" office:value="0" calcext:value-type="float">
            <text:p>0</text:p>
          </table:table-cell>
          <table:table-cell table:formula="of:=SUMIF([hospos.$A$2:.$A$27];[.$A11];[$hospos.W$2:$hospos.W$27])" office:value-type="float" office:value="0" calcext:value-type="float">
            <text:p>0</text:p>
          </table:table-cell>
          <table:table-cell table:formula="of:=SUMIF([hospos.$A$2:.$A$27];[.$A11];[$hospos.X$2:$hospos.X$27])" office:value-type="float" office:value="0" calcext:value-type="float">
            <text:p>0</text:p>
          </table:table-cell>
          <table:table-cell table:formula="of:=SUMIF([hospos.$A$2:.$A$27];[.$A11];[$hospos.Y$2:$hospos.Y$27])" office:value-type="float" office:value="0" calcext:value-type="float">
            <text:p>0</text:p>
          </table:table-cell>
          <table:table-cell table:formula="of:=SUMIF([hospos.$A$2:.$A$27];[.$A11];[$hospos.Z$2:$hospos.Z$27])" office:value-type="float" office:value="0" calcext:value-type="float">
            <text:p>0</text:p>
          </table:table-cell>
          <table:table-cell table:formula="of:=SUMIF([hospos.$A$2:.$A$27];[.$A11];[$hospos.AA$2:$hospos.AA$27])" office:value-type="float" office:value="207.304" calcext:value-type="float">
            <text:p>207.304</text:p>
          </table:table-cell>
          <table:table-cell table:formula="of:=SUMIF([hospos.$A$2:.$A$27];[.$A11];[$hospos.AB$2:$hospos.AB$27])" office:value-type="float" office:value="0" calcext:value-type="float">
            <text:p>0</text:p>
          </table:table-cell>
          <table:table-cell table:formula="of:=SUMIF([hospos.$A$2:.$A$27];[.$A11];[$hospos.AC$2:$hospos.AC$27])" office:value-type="float" office:value="0" calcext:value-type="float">
            <text:p>0</text:p>
          </table:table-cell>
          <table:table-cell table:formula="of:=SUMIF([hospos.$A$2:.$A$27];[.$A11];[$hospos.AD$2:$hospos.AD$27])" office:value-type="float" office:value="0" calcext:value-type="float">
            <text:p>0</text:p>
          </table:table-cell>
          <table:table-cell table:formula="of:=SUMIF([hospos.$A$2:.$A$27];[.$A11];[$hospos.AE$2:$hospos.AE$27])" office:value-type="float" office:value="0" calcext:value-type="float">
            <text:p>0</text:p>
          </table:table-cell>
          <table:table-cell table:formula="of:=SUMIF([hospos.$A$2:.$A$27];[.$A11];[$hospos.AF$2:$hospos.AF$27])" office:value-type="float" office:value="0" calcext:value-type="float">
            <text:p>0</text:p>
          </table:table-cell>
          <table:table-cell table:formula="of:=SUMIF([hospos.$A$2:.$A$27];[.$A11];[$hospos.AG$2:$hospos.AG$27])" office:value-type="float" office:value="0" calcext:value-type="float">
            <text:p>0</text:p>
          </table:table-cell>
          <table:table-cell table:formula="of:=SUMIF([hospos.$A$2:.$A$27];[.$A11];[$hospos.AH$2:$hospos.AH$27])" office:value-type="float" office:value="270.092" calcext:value-type="float">
            <text:p>270.092</text:p>
          </table:table-cell>
          <table:table-cell table:formula="of:=SUMIF([hospos.$A$2:.$A$27];[.$A11];[$hospos.AI$2:$hospos.AI$27])" office:value-type="float" office:value="0" calcext:value-type="float">
            <text:p>0</text:p>
          </table:table-cell>
          <table:table-cell table:formula="of:=SUMIF([hospos.$A$2:.$A$27];[.$A11];[$hospos.AJ$2:$hospos.AJ$27])" office:value-type="float" office:value="0" calcext:value-type="float">
            <text:p>0</text:p>
          </table:table-cell>
          <table:table-cell table:formula="of:=SUMIF([hospos.$A$2:.$A$27];[.$A11];[$hospos.AK$2:$hospos.AK$27])" office:value-type="float" office:value="0" calcext:value-type="float">
            <text:p>0</text:p>
          </table:table-cell>
          <table:table-cell table:formula="of:=SUMIF([hospos.$A$2:.$A$27];[.$A11];[$hospos.AL$2:$hospos.AL$27])" office:value-type="float" office:value="0" calcext:value-type="float">
            <text:p>0</text:p>
          </table:table-cell>
          <table:table-cell table:formula="of:=SUMIF([hospos.$A$2:.$A$27];[.$A11];[$hospos.AM$2:$hospos.AM$27])" office:value-type="float" office:value="0" calcext:value-type="float">
            <text:p>0</text:p>
          </table:table-cell>
          <table:table-cell table:formula="of:=SUMIF([hospos.$A$2:.$A$27];[.$A11];[$hospos.AN$2:$hospos.AN$27])" office:value-type="float" office:value="0" calcext:value-type="float">
            <text:p>0</text:p>
          </table:table-cell>
          <table:table-cell table:formula="of:=SUMIF([hospos.$A$2:.$A$27];[.$A11];[$hospos.AO$2:$hospos.AO$27])" office:value-type="float" office:value="0" calcext:value-type="float">
            <text:p>0</text:p>
          </table:table-cell>
          <table:table-cell table:formula="of:=SUMIF([hospos.$A$2:.$A$27];[.$A11];[$hospos.AP$2:$hospos.AP$27])" office:value-type="float" office:value="0" calcext:value-type="float">
            <text:p>0</text:p>
          </table:table-cell>
          <table:table-cell table:formula="of:=[.A11]" office:value-type="string" office:string-value="GRC" calcext:value-type="string">
            <text:p>GRC</text:p>
          </table:table-cell>
          <table:table-cell table:formula="of:=IF(AND([.B11]&gt;0;[.AT11]&gt;0);[.AT11]/[.B11]/7;&quot;&quot;)">
            <text:p/>
          </table:table-cell>
          <table:table-cell table:formula="of:=IF(AND([.C11]&gt;0;[.AU11]&gt;0);[.AU11]/[.C11]/7;&quot;&quot;)">
            <text:p/>
          </table:table-cell>
          <table:table-cell table:formula="of:=IF(AND([.D11]&gt;0;[.AV11]&gt;0);[.AV11]/[.D11]/7;&quot;&quot;)">
            <text:p/>
          </table:table-cell>
          <table:table-cell table:formula="of:=IF(AND([.E11]&gt;0;[.AW11]&gt;0);[.AW11]/[.E11]/7;&quot;&quot;)">
            <text:p/>
          </table:table-cell>
          <table:table-cell table:formula="of:=IF(AND([.F11]&gt;0;[.AX11]&gt;0);[.AX11]/[.F11]/7;&quot;&quot;)" office:value-type="float" office:value="0.0704874607663383" calcext:value-type="float">
            <text:p>0.070487460766338</text:p>
          </table:table-cell>
          <table:table-cell table:formula="of:=IF(AND([.G11]&gt;0;[.AY11]&gt;0);[.AY11]/[.G11]/7;&quot;&quot;)">
            <text:p/>
          </table:table-cell>
          <table:table-cell table:formula="of:=IF(AND([.H11]&gt;0;[.AZ11]&gt;0);[.AZ11]/[.H11]/7;&quot;&quot;)">
            <text:p/>
          </table:table-cell>
          <table:table-cell table:formula="of:=IF(AND([.I11]&gt;0;[.BA11]&gt;0);[.BA11]/[.I11]/7;&quot;&quot;)">
            <text:p/>
          </table:table-cell>
          <table:table-cell table:formula="of:=IF(AND([.J11]&gt;0;[.BB11]&gt;0);[.BB11]/[.J11]/7;&quot;&quot;)">
            <text:p/>
          </table:table-cell>
          <table:table-cell table:formula="of:=IF(AND([.K11]&gt;0;[.BC11]&gt;0);[.BC11]/[.K11]/7;&quot;&quot;)">
            <text:p/>
          </table:table-cell>
          <table:table-cell table:formula="of:=IF(AND([.L11]&gt;0;[.BD11]&gt;0);[.BD11]/[.L11]/7;&quot;&quot;)">
            <text:p/>
          </table:table-cell>
          <table:table-cell table:formula="of:=IF(AND([.M11]&gt;0;[.BE11]&gt;0);[.BE11]/[.M11]/7;&quot;&quot;)" office:value-type="float" office:value="0.0726401794396415" calcext:value-type="float">
            <text:p>0.072640179439642</text:p>
          </table:table-cell>
          <table:table-cell table:formula="of:=IF(AND([.N11]&gt;0;[.BF11]&gt;0);[.BF11]/[.N11]/7;&quot;&quot;)">
            <text:p/>
          </table:table-cell>
          <table:table-cell table:formula="of:=IF(AND([.O11]&gt;0;[.BG11]&gt;0);[.BG11]/[.O11]/7;&quot;&quot;)">
            <text:p/>
          </table:table-cell>
          <table:table-cell table:formula="of:=IF(AND([.P11]&gt;0;[.BH11]&gt;0);[.BH11]/[.P11]/7;&quot;&quot;)">
            <text:p/>
          </table:table-cell>
          <table:table-cell table:formula="of:=IF(AND([.Q11]&gt;0;[.BI11]&gt;0);[.BI11]/[.Q11]/7;&quot;&quot;)">
            <text:p/>
          </table:table-cell>
          <table:table-cell table:formula="of:=IF(AND([.R11]&gt;0;[.BJ11]&gt;0);[.BJ11]/[.R11]/7;&quot;&quot;)">
            <text:p/>
          </table:table-cell>
          <table:table-cell table:formula="of:=IF(AND([.S11]&gt;0;[.BK11]&gt;0);[.BK11]/[.S11]/7;&quot;&quot;)">
            <text:p/>
          </table:table-cell>
          <table:table-cell table:formula="of:=IF(AND([.T11]&gt;0;[.BL11]&gt;0);[.BL11]/[.T11]/7;&quot;&quot;)" office:value-type="float" office:value="0.0727065870333946" calcext:value-type="float">
            <text:p>0.072706587033395</text:p>
          </table:table-cell>
          <table:table-cell table:formula="of:=IF(AND([.U11]&gt;0;[.BM11]&gt;0);[.BM11]/[.U11]/7;&quot;&quot;)">
            <text:p/>
          </table:table-cell>
          <table:table-cell table:formula="of:=IF(AND([.V11]&gt;0;[.BN11]&gt;0);[.BN11]/[.V11]/7;&quot;&quot;)">
            <text:p/>
          </table:table-cell>
          <table:table-cell table:formula="of:=IF(AND([.W11]&gt;0;[.BO11]&gt;0);[.BO11]/[.W11]/7;&quot;&quot;)">
            <text:p/>
          </table:table-cell>
          <table:table-cell table:formula="of:=IF(AND([.X11]&gt;0;[.BP11]&gt;0);[.BP11]/[.X11]/7;&quot;&quot;)">
            <text:p/>
          </table:table-cell>
          <table:table-cell table:formula="of:=IF(AND([.Y11]&gt;0;[.BQ11]&gt;0);[.BQ11]/[.Y11]/7;&quot;&quot;)">
            <text:p/>
          </table:table-cell>
          <table:table-cell table:formula="of:=IF(AND([.Z11]&gt;0;[.BR11]&gt;0);[.BR11]/[.Z11]/7;&quot;&quot;)">
            <text:p/>
          </table:table-cell>
          <table:table-cell table:formula="of:=IF(AND([.AA11]&gt;0;[.BS11]&gt;0);[.BS11]/[.AA11]/7;&quot;&quot;)" office:value-type="float" office:value="0.0526948190020002" calcext:value-type="float">
            <text:p>0.052694819002</text:p>
          </table:table-cell>
          <table:table-cell table:formula="of:=IF(AND([.AB11]&gt;0;[.BT11]&gt;0);[.BT11]/[.AB11]/7;&quot;&quot;)">
            <text:p/>
          </table:table-cell>
          <table:table-cell table:formula="of:=IF(AND([.AC11]&gt;0;[.BU11]&gt;0);[.BU11]/[.AC11]/7;&quot;&quot;)">
            <text:p/>
          </table:table-cell>
          <table:table-cell table:formula="of:=IF(AND([.AD11]&gt;0;[.BV11]&gt;0);[.BV11]/[.AD11]/7;&quot;&quot;)">
            <text:p/>
          </table:table-cell>
          <table:table-cell table:formula="of:=IF(AND([.AE11]&gt;0;[.BW11]&gt;0);[.BW11]/[.AE11]/7;&quot;&quot;)">
            <text:p/>
          </table:table-cell>
          <table:table-cell table:formula="of:=IF(AND([.AF11]&gt;0;[.BX11]&gt;0);[.BX11]/[.AF11]/7;&quot;&quot;)">
            <text:p/>
          </table:table-cell>
          <table:table-cell table:formula="of:=IF(AND([.AG11]&gt;0;[.BY11]&gt;0);[.BY11]/[.AG11]/7;&quot;&quot;)">
            <text:p/>
          </table:table-cell>
          <table:table-cell table:formula="of:=IF(AND([.AH11]&gt;0;[.BZ11]&gt;0);[.BZ11]/[.AH11]/7;&quot;&quot;)" office:value-type="float" office:value="0.0152541348627454" calcext:value-type="float">
            <text:p>0.015254134862746</text:p>
          </table:table-cell>
          <table:table-cell table:formula="of:=IF(AND([.AI11]&gt;0;[.CA11]&gt;0);[.CA11]/[.AI11]/7;&quot;&quot;)">
            <text:p/>
          </table:table-cell>
          <table:table-cell table:formula="of:=IF(AND([.AJ11]&gt;0;[.CB11]&gt;0);[.CB11]/[.AJ11]/7;&quot;&quot;)">
            <text:p/>
          </table:table-cell>
          <table:table-cell table:formula="of:=IF(AND([.AK11]&gt;0;[.CC11]&gt;0);[.CC11]/[.AK11]/7;&quot;&quot;)">
            <text:p/>
          </table:table-cell>
          <table:table-cell table:formula="of:=IF(AND([.AL11]&gt;0;[.CD11]&gt;0);[.CD11]/[.AL11]/7;&quot;&quot;)">
            <text:p/>
          </table:table-cell>
          <table:table-cell table:formula="of:=IF(AND([.AM11]&gt;0;[.CE11]&gt;0);[.CE11]/[.AM11]/7;&quot;&quot;)">
            <text:p/>
          </table:table-cell>
          <table:table-cell table:formula="of:=IF(AND([.AN11]&gt;0;[.CF11]&gt;0);[.CF11]/[.AN11]/7;&quot;&quot;)">
            <text:p/>
          </table:table-cell>
          <table:table-cell table:formula="of:=IF(AND([.AO11]&gt;0;[.CG11]&gt;0);[.CG11]/[.AO11]/7;&quot;&quot;)">
            <text:p/>
          </table:table-cell>
          <table:table-cell/>
          <table:table-cell table:formula="of:=[.CI11]" office:value-type="string" office:string-value="GRC" calcext:value-type="string">
            <text:p>GRC</text:p>
          </table:table-cell>
          <table:table-cell table:formula="of:=AVERAGE([.DL11:.DW11])" office:value-type="float" office:value="0.0152541348627454" calcext:value-type="float">
            <text:p>0.015254134862746</text:p>
          </table:table-cell>
          <table:table-cell table:formula="of:=[.AQ11]" office:value-type="float" office:value="34.5615384615385" calcext:value-type="float">
            <text:p>34.5615384615385</text:p>
          </table:table-cell>
          <table:table-cell table:formula="of:=[.AP11]" office:value-type="float" office:value="72.0892857142857" calcext:value-type="float">
            <text:p>72.0892857142857</text:p>
          </table:table-cell>
          <table:table-cell table:formula="of:=[.EA11]*[.$EF$29]+[.EB11]*[.$EF$30]+[.$EF$28]" office:value-type="float" office:value="0.0172711225836829" calcext:value-type="float">
            <text:p>0.017271122583683</text:p>
          </table:table-cell>
          <table:table-cell table:formula="of:=[.DZ11]" office:value-type="float" office:value="0.0152541348627454" calcext:value-type="float">
            <text:p>0.015254134862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T</text:p>
          </table:table-cell>
          <table:table-cell table:formula="of:=SUMIF([cases.$A$2:.$A$239];[.$A12];[$cases.B$2:$cases.B$239])" office:value-type="float" office:value="306.679" calcext:value-type="float">
            <text:p>306.679</text:p>
          </table:table-cell>
          <table:table-cell table:formula="of:=SUMIF([cases.$A$2:.$A$239];[.$A12];[$cases.C$2:$cases.C$239])" office:value-type="float" office:value="303.138" calcext:value-type="float">
            <text:p>303.138</text:p>
          </table:table-cell>
          <table:table-cell table:formula="of:=SUMIF([cases.$A$2:.$A$239];[.$A12];[$cases.D$2:$cases.D$239])" office:value-type="float" office:value="293.725" calcext:value-type="float">
            <text:p>293.725</text:p>
          </table:table-cell>
          <table:table-cell table:formula="of:=SUMIF([cases.$A$2:.$A$239];[.$A12];[$cases.E$2:$cases.E$239])" office:value-type="float" office:value="325.829" calcext:value-type="float">
            <text:p>325.829</text:p>
          </table:table-cell>
          <table:table-cell table:formula="of:=SUMIF([cases.$A$2:.$A$239];[.$A12];[$cases.F$2:$cases.F$239])" office:value-type="float" office:value="338.319" calcext:value-type="float">
            <text:p>338.319</text:p>
          </table:table-cell>
          <table:table-cell table:formula="of:=SUMIF([cases.$A$2:.$A$239];[.$A12];[$cases.G$2:$cases.G$239])" office:value-type="float" office:value="346.482" calcext:value-type="float">
            <text:p>346.482</text:p>
          </table:table-cell>
          <table:table-cell table:formula="of:=SUMIF([cases.$A$2:.$A$239];[.$A12];[$cases.H$2:$cases.H$239])" office:value-type="float" office:value="353.647" calcext:value-type="float">
            <text:p>353.647</text:p>
          </table:table-cell>
          <table:table-cell table:formula="of:=SUMIF([cases.$A$2:.$A$239];[.$A12];[$cases.I$2:$cases.I$239])" office:value-type="float" office:value="362.302" calcext:value-type="float">
            <text:p>362.302</text:p>
          </table:table-cell>
          <table:table-cell table:formula="of:=SUMIF([cases.$A$2:.$A$239];[.$A12];[$cases.J$2:$cases.J$239])" office:value-type="float" office:value="371.996" calcext:value-type="float">
            <text:p>371.996</text:p>
          </table:table-cell>
          <table:table-cell table:formula="of:=SUMIF([cases.$A$2:.$A$239];[.$A12];[$cases.K$2:$cases.K$239])" office:value-type="float" office:value="388.954" calcext:value-type="float">
            <text:p>388.954</text:p>
          </table:table-cell>
          <table:table-cell table:formula="of:=SUMIF([cases.$A$2:.$A$239];[.$A12];[$cases.L$2:$cases.L$239])" office:value-type="float" office:value="385.077" calcext:value-type="float">
            <text:p>385.077</text:p>
          </table:table-cell>
          <table:table-cell table:formula="of:=SUMIF([cases.$A$2:.$A$239];[.$A12];[$cases.M$2:$cases.M$239])" office:value-type="float" office:value="386.383" calcext:value-type="float">
            <text:p>386.383</text:p>
          </table:table-cell>
          <table:table-cell table:formula="of:=SUMIF([cases.$A$2:.$A$239];[.$A12];[$cases.N$2:$cases.N$239])" office:value-type="float" office:value="387.76" calcext:value-type="float">
            <text:p>387.76</text:p>
          </table:table-cell>
          <table:table-cell table:formula="of:=SUMIF([cases.$A$2:.$A$239];[.$A12];[$cases.O$2:$cases.O$239])" office:value-type="float" office:value="390.205" calcext:value-type="float">
            <text:p>390.205</text:p>
          </table:table-cell>
          <table:table-cell table:formula="of:=SUMIF([cases.$A$2:.$A$239];[.$A12];[$cases.P$2:$cases.P$239])" office:value-type="float" office:value="397.426" calcext:value-type="float">
            <text:p>397.426</text:p>
          </table:table-cell>
          <table:table-cell table:formula="of:=SUMIF([cases.$A$2:.$A$239];[.$A12];[$cases.Q$2:$cases.Q$239])" office:value-type="float" office:value="419.189" calcext:value-type="float">
            <text:p>419.189</text:p>
          </table:table-cell>
          <table:table-cell table:formula="of:=SUMIF([cases.$A$2:.$A$239];[.$A12];[$cases.R$2:$cases.R$239])" office:value-type="float" office:value="431.862" calcext:value-type="float">
            <text:p>431.862</text:p>
          </table:table-cell>
          <table:table-cell table:formula="of:=SUMIF([cases.$A$2:.$A$239];[.$A12];[$cases.S$2:$cases.S$239])" office:value-type="float" office:value="427.493" calcext:value-type="float">
            <text:p>427.493</text:p>
          </table:table-cell>
          <table:table-cell table:formula="of:=SUMIF([cases.$A$2:.$A$239];[.$A12];[$cases.T$2:$cases.T$239])" office:value-type="float" office:value="432.93" calcext:value-type="float">
            <text:p>432.93</text:p>
          </table:table-cell>
          <table:table-cell table:formula="of:=SUMIF([cases.$A$2:.$A$239];[.$A12];[$cases.U$2:$cases.U$239])" office:value-type="float" office:value="439.084" calcext:value-type="float">
            <text:p>439.084</text:p>
          </table:table-cell>
          <table:table-cell table:formula="of:=SUMIF([cases.$A$2:.$A$239];[.$A12];[$cases.V$2:$cases.V$239])" office:value-type="float" office:value="469.474" calcext:value-type="float">
            <text:p>469.474</text:p>
          </table:table-cell>
          <table:table-cell table:formula="of:=SUMIF([cases.$A$2:.$A$239];[.$A12];[$cases.W$2:$cases.W$239])" office:value-type="float" office:value="513.548" calcext:value-type="float">
            <text:p>513.548</text:p>
          </table:table-cell>
          <table:table-cell table:formula="of:=SUMIF([cases.$A$2:.$A$239];[.$A12];[$cases.X$2:$cases.X$239])" office:value-type="float" office:value="589.585" calcext:value-type="float">
            <text:p>589.585</text:p>
          </table:table-cell>
          <table:table-cell table:formula="of:=SUMIF([cases.$A$2:.$A$239];[.$A12];[$cases.Y$2:$cases.Y$239])" office:value-type="float" office:value="706.184" calcext:value-type="float">
            <text:p>706.184</text:p>
          </table:table-cell>
          <table:table-cell table:formula="of:=SUMIF([cases.$A$2:.$A$239];[.$A12];[$cases.Z$2:$cases.Z$239])" office:value-type="float" office:value="775.787" calcext:value-type="float">
            <text:p>775.787</text:p>
          </table:table-cell>
          <table:table-cell table:formula="of:=SUMIF([cases.$A$2:.$A$239];[.$A12];[$cases.AA$2:$cases.AA$239])" office:value-type="float" office:value="768.284" calcext:value-type="float">
            <text:p>768.284</text:p>
          </table:table-cell>
          <table:table-cell table:formula="of:=SUMIF([cases.$A$2:.$A$239];[.$A12];[$cases.AB$2:$cases.AB$239])" office:value-type="float" office:value="818.611" calcext:value-type="float">
            <text:p>818.611</text:p>
          </table:table-cell>
          <table:table-cell table:formula="of:=SUMIF([cases.$A$2:.$A$239];[.$A12];[$cases.AC$2:$cases.AC$239])" office:value-type="float" office:value="979.031" calcext:value-type="float">
            <text:p>979.031</text:p>
          </table:table-cell>
          <table:table-cell table:formula="of:=SUMIF([cases.$A$2:.$A$239];[.$A12];[$cases.AD$2:$cases.AD$239])" office:value-type="float" office:value="1230.944" calcext:value-type="float">
            <text:p>1230.944</text:p>
          </table:table-cell>
          <table:table-cell table:formula="of:=SUMIF([cases.$A$2:.$A$239];[.$A12];[$cases.AE$2:$cases.AE$239])" office:value-type="float" office:value="1485.386" calcext:value-type="float">
            <text:p>1485.386</text:p>
          </table:table-cell>
          <table:table-cell table:formula="of:=SUMIF([cases.$A$2:.$A$239];[.$A12];[$cases.AF$2:$cases.AF$239])" office:value-type="float" office:value="1736.68" calcext:value-type="float">
            <text:p>1736.68</text:p>
          </table:table-cell>
          <table:table-cell table:formula="of:=SUMIF([cases.$A$2:.$A$239];[.$A12];[$cases.AG$2:$cases.AG$239])" office:value-type="float" office:value="1923.177" calcext:value-type="float">
            <text:p>1923.177</text:p>
          </table:table-cell>
          <table:table-cell table:formula="of:=SUMIF([cases.$A$2:.$A$239];[.$A12];[$cases.AH$2:$cases.AH$239])" office:value-type="float" office:value="2026.415" calcext:value-type="float">
            <text:p>2026.415</text:p>
          </table:table-cell>
          <table:table-cell table:formula="of:=SUMIF([cases.$A$2:.$A$239];[.$A12];[$cases.AI$2:$cases.AI$239])" office:value-type="float" office:value="2085.705" calcext:value-type="float">
            <text:p>2085.705</text:p>
          </table:table-cell>
          <table:table-cell table:formula="of:=SUMIF([cases.$A$2:.$A$239];[.$A12];[$cases.AJ$2:$cases.AJ$239])" office:value-type="float" office:value="2207.432" calcext:value-type="float">
            <text:p>2207.432</text:p>
          </table:table-cell>
          <table:table-cell table:formula="of:=SUMIF([cases.$A$2:.$A$239];[.$A12];[$cases.AK$2:$cases.AK$239])" office:value-type="float" office:value="2385.907" calcext:value-type="float">
            <text:p>2385.907</text:p>
          </table:table-cell>
          <table:table-cell table:formula="of:=SUMIF([cases.$A$2:.$A$239];[.$A12];[$cases.AL$2:$cases.AL$239])" office:value-type="float" office:value="0" calcext:value-type="float">
            <text:p>0</text:p>
          </table:table-cell>
          <table:table-cell table:formula="of:=SUMIF([cases.$A$2:.$A$239];[.$A12];[$cases.AM$2:$cases.AM$239])" office:value-type="float" office:value="0" calcext:value-type="float">
            <text:p>0</text:p>
          </table:table-cell>
          <table:table-cell table:formula="of:=SUMIF([cases.$A$2:.$A$239];[.$A12];[$cases.AN$2:$cases.AN$239])" office:value-type="float" office:value="0" calcext:value-type="float">
            <text:p>0</text:p>
          </table:table-cell>
          <table:table-cell table:formula="of:=SUMIF([cases.$A$2:.$A$239];[.$A12];[$cases.AO$2:$cases.AO$239])" office:value-type="float" office:value="0" calcext:value-type="float">
            <text:p>0</text:p>
          </table:table-cell>
          <table:table-cell table:formula="of:=SUMIF([cases.$A$2:.$A$239];[.$A12];[$cases.AP$2:$cases.AP$239])" office:value-type="float" office:value="90.6028571428572" calcext:value-type="float">
            <text:p>90.6028571428572</text:p>
          </table:table-cell>
          <table:table-cell table:formula="of:=SUMIF([cases.$A$2:.$A$239];[.$A12];[$cases.AQ$2:$cases.AQ$239])" office:value-type="float" office:value="30.1130769230769" calcext:value-type="float">
            <text:p>30.1130769230769</text:p>
          </table:table-cell>
          <table:table-cell table:number-columns-repeated="2"/>
          <table:table-cell table:formula="of:=SUMIF([hospos.$A$2:.$A$27];[.$A12];[$hospos.B$2:$hospos.B$27])" office:value-type="float" office:value="0" calcext:value-type="float">
            <text:p>0</text:p>
          </table:table-cell>
          <table:table-cell table:formula="of:=SUMIF([hospos.$A$2:.$A$27];[.$A12];[$hospos.C$2:$hospos.C$27])" office:value-type="float" office:value="0" calcext:value-type="float">
            <text:p>0</text:p>
          </table:table-cell>
          <table:table-cell table:formula="of:=SUMIF([hospos.$A$2:.$A$27];[.$A12];[$hospos.D$2:$hospos.D$27])" office:value-type="float" office:value="0" calcext:value-type="float">
            <text:p>0</text:p>
          </table:table-cell>
          <table:table-cell table:formula="of:=SUMIF([hospos.$A$2:.$A$27];[.$A12];[$hospos.E$2:$hospos.E$27])" office:value-type="float" office:value="0" calcext:value-type="float">
            <text:p>0</text:p>
          </table:table-cell>
          <table:table-cell table:formula="of:=SUMIF([hospos.$A$2:.$A$27];[.$A12];[$hospos.F$2:$hospos.F$27])" office:value-type="float" office:value="14.278" calcext:value-type="float">
            <text:p>14.278</text:p>
          </table:table-cell>
          <table:table-cell table:formula="of:=SUMIF([hospos.$A$2:.$A$27];[.$A12];[$hospos.G$2:$hospos.G$27])" office:value-type="float" office:value="0" calcext:value-type="float">
            <text:p>0</text:p>
          </table:table-cell>
          <table:table-cell table:formula="of:=SUMIF([hospos.$A$2:.$A$27];[.$A12];[$hospos.H$2:$hospos.H$27])" office:value-type="float" office:value="0" calcext:value-type="float">
            <text:p>0</text:p>
          </table:table-cell>
          <table:table-cell table:formula="of:=SUMIF([hospos.$A$2:.$A$27];[.$A12];[$hospos.I$2:$hospos.I$27])" office:value-type="float" office:value="0" calcext:value-type="float">
            <text:p>0</text:p>
          </table:table-cell>
          <table:table-cell table:formula="of:=SUMIF([hospos.$A$2:.$A$27];[.$A12];[$hospos.J$2:$hospos.J$27])" office:value-type="float" office:value="0" calcext:value-type="float">
            <text:p>0</text:p>
          </table:table-cell>
          <table:table-cell table:formula="of:=SUMIF([hospos.$A$2:.$A$27];[.$A12];[$hospos.K$2:$hospos.K$27])" office:value-type="float" office:value="0" calcext:value-type="float">
            <text:p>0</text:p>
          </table:table-cell>
          <table:table-cell table:formula="of:=SUMIF([hospos.$A$2:.$A$27];[.$A12];[$hospos.L$2:$hospos.L$27])" office:value-type="float" office:value="0" calcext:value-type="float">
            <text:p>0</text:p>
          </table:table-cell>
          <table:table-cell table:formula="of:=SUMIF([hospos.$A$2:.$A$27];[.$A12];[$hospos.M$2:$hospos.M$27])" office:value-type="float" office:value="14.472" calcext:value-type="float">
            <text:p>14.472</text:p>
          </table:table-cell>
          <table:table-cell table:formula="of:=SUMIF([hospos.$A$2:.$A$27];[.$A12];[$hospos.N$2:$hospos.N$27])" office:value-type="float" office:value="0" calcext:value-type="float">
            <text:p>0</text:p>
          </table:table-cell>
          <table:table-cell table:formula="of:=SUMIF([hospos.$A$2:.$A$27];[.$A12];[$hospos.O$2:$hospos.O$27])" office:value-type="float" office:value="0" calcext:value-type="float">
            <text:p>0</text:p>
          </table:table-cell>
          <table:table-cell table:formula="of:=SUMIF([hospos.$A$2:.$A$27];[.$A12];[$hospos.P$2:$hospos.P$27])" office:value-type="float" office:value="0" calcext:value-type="float">
            <text:p>0</text:p>
          </table:table-cell>
          <table:table-cell table:formula="of:=SUMIF([hospos.$A$2:.$A$27];[.$A12];[$hospos.Q$2:$hospos.Q$27])" office:value-type="float" office:value="0" calcext:value-type="float">
            <text:p>0</text:p>
          </table:table-cell>
          <table:table-cell table:formula="of:=SUMIF([hospos.$A$2:.$A$27];[.$A12];[$hospos.R$2:$hospos.R$27])" office:value-type="float" office:value="0" calcext:value-type="float">
            <text:p>0</text:p>
          </table:table-cell>
          <table:table-cell table:formula="of:=SUMIF([hospos.$A$2:.$A$27];[.$A12];[$hospos.S$2:$hospos.S$27])" office:value-type="float" office:value="0" calcext:value-type="float">
            <text:p>0</text:p>
          </table:table-cell>
          <table:table-cell table:formula="of:=SUMIF([hospos.$A$2:.$A$27];[.$A12];[$hospos.T$2:$hospos.T$27])" office:value-type="float" office:value="15.055" calcext:value-type="float">
            <text:p>15.055</text:p>
          </table:table-cell>
          <table:table-cell table:formula="of:=SUMIF([hospos.$A$2:.$A$27];[.$A12];[$hospos.U$2:$hospos.U$27])" office:value-type="float" office:value="0" calcext:value-type="float">
            <text:p>0</text:p>
          </table:table-cell>
          <table:table-cell table:formula="of:=SUMIF([hospos.$A$2:.$A$27];[.$A12];[$hospos.V$2:$hospos.V$27])" office:value-type="float" office:value="0" calcext:value-type="float">
            <text:p>0</text:p>
          </table:table-cell>
          <table:table-cell table:formula="of:=SUMIF([hospos.$A$2:.$A$27];[.$A12];[$hospos.W$2:$hospos.W$27])" office:value-type="float" office:value="0" calcext:value-type="float">
            <text:p>0</text:p>
          </table:table-cell>
          <table:table-cell table:formula="of:=SUMIF([hospos.$A$2:.$A$27];[.$A12];[$hospos.X$2:$hospos.X$27])" office:value-type="float" office:value="0" calcext:value-type="float">
            <text:p>0</text:p>
          </table:table-cell>
          <table:table-cell table:formula="of:=SUMIF([hospos.$A$2:.$A$27];[.$A12];[$hospos.Y$2:$hospos.Y$27])" office:value-type="float" office:value="0" calcext:value-type="float">
            <text:p>0</text:p>
          </table:table-cell>
          <table:table-cell table:formula="of:=SUMIF([hospos.$A$2:.$A$27];[.$A12];[$hospos.Z$2:$hospos.Z$27])" office:value-type="float" office:value="0" calcext:value-type="float">
            <text:p>0</text:p>
          </table:table-cell>
          <table:table-cell table:formula="of:=SUMIF([hospos.$A$2:.$A$27];[.$A12];[$hospos.AA$2:$hospos.AA$27])" office:value-type="float" office:value="15.734" calcext:value-type="float">
            <text:p>15.734</text:p>
          </table:table-cell>
          <table:table-cell table:formula="of:=SUMIF([hospos.$A$2:.$A$27];[.$A12];[$hospos.AB$2:$hospos.AB$27])" office:value-type="float" office:value="0" calcext:value-type="float">
            <text:p>0</text:p>
          </table:table-cell>
          <table:table-cell table:formula="of:=SUMIF([hospos.$A$2:.$A$27];[.$A12];[$hospos.AC$2:$hospos.AC$27])" office:value-type="float" office:value="0" calcext:value-type="float">
            <text:p>0</text:p>
          </table:table-cell>
          <table:table-cell table:formula="of:=SUMIF([hospos.$A$2:.$A$27];[.$A12];[$hospos.AD$2:$hospos.AD$27])" office:value-type="float" office:value="0" calcext:value-type="float">
            <text:p>0</text:p>
          </table:table-cell>
          <table:table-cell table:formula="of:=SUMIF([hospos.$A$2:.$A$27];[.$A12];[$hospos.AE$2:$hospos.AE$27])" office:value-type="float" office:value="0" calcext:value-type="float">
            <text:p>0</text:p>
          </table:table-cell>
          <table:table-cell table:formula="of:=SUMIF([hospos.$A$2:.$A$27];[.$A12];[$hospos.AF$2:$hospos.AF$27])" office:value-type="float" office:value="0" calcext:value-type="float">
            <text:p>0</text:p>
          </table:table-cell>
          <table:table-cell table:formula="of:=SUMIF([hospos.$A$2:.$A$27];[.$A12];[$hospos.AG$2:$hospos.AG$27])" office:value-type="float" office:value="0" calcext:value-type="float">
            <text:p>0</text:p>
          </table:table-cell>
          <table:table-cell table:formula="of:=SUMIF([hospos.$A$2:.$A$27];[.$A12];[$hospos.AH$2:$hospos.AH$27])" office:value-type="float" office:value="15.443" calcext:value-type="float">
            <text:p>15.443</text:p>
          </table:table-cell>
          <table:table-cell table:formula="of:=SUMIF([hospos.$A$2:.$A$27];[.$A12];[$hospos.AI$2:$hospos.AI$27])" office:value-type="float" office:value="0" calcext:value-type="float">
            <text:p>0</text:p>
          </table:table-cell>
          <table:table-cell table:formula="of:=SUMIF([hospos.$A$2:.$A$27];[.$A12];[$hospos.AJ$2:$hospos.AJ$27])" office:value-type="float" office:value="0" calcext:value-type="float">
            <text:p>0</text:p>
          </table:table-cell>
          <table:table-cell table:formula="of:=SUMIF([hospos.$A$2:.$A$27];[.$A12];[$hospos.AK$2:$hospos.AK$27])" office:value-type="float" office:value="0" calcext:value-type="float">
            <text:p>0</text:p>
          </table:table-cell>
          <table:table-cell table:formula="of:=SUMIF([hospos.$A$2:.$A$27];[.$A12];[$hospos.AL$2:$hospos.AL$27])" office:value-type="float" office:value="0" calcext:value-type="float">
            <text:p>0</text:p>
          </table:table-cell>
          <table:table-cell table:formula="of:=SUMIF([hospos.$A$2:.$A$27];[.$A12];[$hospos.AM$2:$hospos.AM$27])" office:value-type="float" office:value="0" calcext:value-type="float">
            <text:p>0</text:p>
          </table:table-cell>
          <table:table-cell table:formula="of:=SUMIF([hospos.$A$2:.$A$27];[.$A12];[$hospos.AN$2:$hospos.AN$27])" office:value-type="float" office:value="0" calcext:value-type="float">
            <text:p>0</text:p>
          </table:table-cell>
          <table:table-cell table:formula="of:=SUMIF([hospos.$A$2:.$A$27];[.$A12];[$hospos.AO$2:$hospos.AO$27])" office:value-type="float" office:value="0" calcext:value-type="float">
            <text:p>0</text:p>
          </table:table-cell>
          <table:table-cell table:formula="of:=SUMIF([hospos.$A$2:.$A$27];[.$A12];[$hospos.AP$2:$hospos.AP$27])" office:value-type="float" office:value="0" calcext:value-type="float">
            <text:p>0</text:p>
          </table:table-cell>
          <table:table-cell table:formula="of:=[.A12]" office:value-type="string" office:string-value="PRT" calcext:value-type="string">
            <text:p>PRT</text:p>
          </table:table-cell>
          <table:table-cell table:formula="of:=IF(AND([.B12]&gt;0;[.AT12]&gt;0);[.AT12]/[.B12]/7;&quot;&quot;)">
            <text:p/>
          </table:table-cell>
          <table:table-cell table:formula="of:=IF(AND([.C12]&gt;0;[.AU12]&gt;0);[.AU12]/[.C12]/7;&quot;&quot;)">
            <text:p/>
          </table:table-cell>
          <table:table-cell table:formula="of:=IF(AND([.D12]&gt;0;[.AV12]&gt;0);[.AV12]/[.D12]/7;&quot;&quot;)">
            <text:p/>
          </table:table-cell>
          <table:table-cell table:formula="of:=IF(AND([.E12]&gt;0;[.AW12]&gt;0);[.AW12]/[.E12]/7;&quot;&quot;)">
            <text:p/>
          </table:table-cell>
          <table:table-cell table:formula="of:=IF(AND([.F12]&gt;0;[.AX12]&gt;0);[.AX12]/[.F12]/7;&quot;&quot;)" office:value-type="float" office:value="0.00602896758891545" calcext:value-type="float">
            <text:p>0.006028967588915</text:p>
          </table:table-cell>
          <table:table-cell table:formula="of:=IF(AND([.G12]&gt;0;[.AY12]&gt;0);[.AY12]/[.G12]/7;&quot;&quot;)">
            <text:p/>
          </table:table-cell>
          <table:table-cell table:formula="of:=IF(AND([.H12]&gt;0;[.AZ12]&gt;0);[.AZ12]/[.H12]/7;&quot;&quot;)">
            <text:p/>
          </table:table-cell>
          <table:table-cell table:formula="of:=IF(AND([.I12]&gt;0;[.BA12]&gt;0);[.BA12]/[.I12]/7;&quot;&quot;)">
            <text:p/>
          </table:table-cell>
          <table:table-cell table:formula="of:=IF(AND([.J12]&gt;0;[.BB12]&gt;0);[.BB12]/[.J12]/7;&quot;&quot;)">
            <text:p/>
          </table:table-cell>
          <table:table-cell table:formula="of:=IF(AND([.K12]&gt;0;[.BC12]&gt;0);[.BC12]/[.K12]/7;&quot;&quot;)">
            <text:p/>
          </table:table-cell>
          <table:table-cell table:formula="of:=IF(AND([.L12]&gt;0;[.BD12]&gt;0);[.BD12]/[.L12]/7;&quot;&quot;)">
            <text:p/>
          </table:table-cell>
          <table:table-cell table:formula="of:=IF(AND([.M12]&gt;0;[.BE12]&gt;0);[.BE12]/[.M12]/7;&quot;&quot;)" office:value-type="float" office:value="0.00535072343097023" calcext:value-type="float">
            <text:p>0.00535072343097</text:p>
          </table:table-cell>
          <table:table-cell table:formula="of:=IF(AND([.N12]&gt;0;[.BF12]&gt;0);[.BF12]/[.N12]/7;&quot;&quot;)">
            <text:p/>
          </table:table-cell>
          <table:table-cell table:formula="of:=IF(AND([.O12]&gt;0;[.BG12]&gt;0);[.BG12]/[.O12]/7;&quot;&quot;)">
            <text:p/>
          </table:table-cell>
          <table:table-cell table:formula="of:=IF(AND([.P12]&gt;0;[.BH12]&gt;0);[.BH12]/[.P12]/7;&quot;&quot;)">
            <text:p/>
          </table:table-cell>
          <table:table-cell table:formula="of:=IF(AND([.Q12]&gt;0;[.BI12]&gt;0);[.BI12]/[.Q12]/7;&quot;&quot;)">
            <text:p/>
          </table:table-cell>
          <table:table-cell table:formula="of:=IF(AND([.R12]&gt;0;[.BJ12]&gt;0);[.BJ12]/[.R12]/7;&quot;&quot;)">
            <text:p/>
          </table:table-cell>
          <table:table-cell table:formula="of:=IF(AND([.S12]&gt;0;[.BK12]&gt;0);[.BK12]/[.S12]/7;&quot;&quot;)">
            <text:p/>
          </table:table-cell>
          <table:table-cell table:formula="of:=IF(AND([.T12]&gt;0;[.BL12]&gt;0);[.BL12]/[.T12]/7;&quot;&quot;)" office:value-type="float" office:value="0.00496781069852929" calcext:value-type="float">
            <text:p>0.004967810698529</text:p>
          </table:table-cell>
          <table:table-cell table:formula="of:=IF(AND([.U12]&gt;0;[.BM12]&gt;0);[.BM12]/[.U12]/7;&quot;&quot;)">
            <text:p/>
          </table:table-cell>
          <table:table-cell table:formula="of:=IF(AND([.V12]&gt;0;[.BN12]&gt;0);[.BN12]/[.V12]/7;&quot;&quot;)">
            <text:p/>
          </table:table-cell>
          <table:table-cell table:formula="of:=IF(AND([.W12]&gt;0;[.BO12]&gt;0);[.BO12]/[.W12]/7;&quot;&quot;)">
            <text:p/>
          </table:table-cell>
          <table:table-cell table:formula="of:=IF(AND([.X12]&gt;0;[.BP12]&gt;0);[.BP12]/[.X12]/7;&quot;&quot;)">
            <text:p/>
          </table:table-cell>
          <table:table-cell table:formula="of:=IF(AND([.Y12]&gt;0;[.BQ12]&gt;0);[.BQ12]/[.Y12]/7;&quot;&quot;)">
            <text:p/>
          </table:table-cell>
          <table:table-cell table:formula="of:=IF(AND([.Z12]&gt;0;[.BR12]&gt;0);[.BR12]/[.Z12]/7;&quot;&quot;)">
            <text:p/>
          </table:table-cell>
          <table:table-cell table:formula="of:=IF(AND([.AA12]&gt;0;[.BS12]&gt;0);[.BS12]/[.AA12]/7;&quot;&quot;)" office:value-type="float" office:value="0.00292562943613857" calcext:value-type="float">
            <text:p>0.002925629436139</text:p>
          </table:table-cell>
          <table:table-cell table:formula="of:=IF(AND([.AB12]&gt;0;[.BT12]&gt;0);[.BT12]/[.AB12]/7;&quot;&quot;)">
            <text:p/>
          </table:table-cell>
          <table:table-cell table:formula="of:=IF(AND([.AC12]&gt;0;[.BU12]&gt;0);[.BU12]/[.AC12]/7;&quot;&quot;)">
            <text:p/>
          </table:table-cell>
          <table:table-cell table:formula="of:=IF(AND([.AD12]&gt;0;[.BV12]&gt;0);[.BV12]/[.AD12]/7;&quot;&quot;)">
            <text:p/>
          </table:table-cell>
          <table:table-cell table:formula="of:=IF(AND([.AE12]&gt;0;[.BW12]&gt;0);[.BW12]/[.AE12]/7;&quot;&quot;)">
            <text:p/>
          </table:table-cell>
          <table:table-cell table:formula="of:=IF(AND([.AF12]&gt;0;[.BX12]&gt;0);[.BX12]/[.AF12]/7;&quot;&quot;)">
            <text:p/>
          </table:table-cell>
          <table:table-cell table:formula="of:=IF(AND([.AG12]&gt;0;[.BY12]&gt;0);[.BY12]/[.AG12]/7;&quot;&quot;)">
            <text:p/>
          </table:table-cell>
          <table:table-cell table:formula="of:=IF(AND([.AH12]&gt;0;[.BZ12]&gt;0);[.BZ12]/[.AH12]/7;&quot;&quot;)" office:value-type="float" office:value="0.00108869252208598" calcext:value-type="float">
            <text:p>0.001088692522086</text:p>
          </table:table-cell>
          <table:table-cell table:formula="of:=IF(AND([.AI12]&gt;0;[.CA12]&gt;0);[.CA12]/[.AI12]/7;&quot;&quot;)">
            <text:p/>
          </table:table-cell>
          <table:table-cell table:formula="of:=IF(AND([.AJ12]&gt;0;[.CB12]&gt;0);[.CB12]/[.AJ12]/7;&quot;&quot;)">
            <text:p/>
          </table:table-cell>
          <table:table-cell table:formula="of:=IF(AND([.AK12]&gt;0;[.CC12]&gt;0);[.CC12]/[.AK12]/7;&quot;&quot;)">
            <text:p/>
          </table:table-cell>
          <table:table-cell table:formula="of:=IF(AND([.AL12]&gt;0;[.CD12]&gt;0);[.CD12]/[.AL12]/7;&quot;&quot;)">
            <text:p/>
          </table:table-cell>
          <table:table-cell table:formula="of:=IF(AND([.AM12]&gt;0;[.CE12]&gt;0);[.CE12]/[.AM12]/7;&quot;&quot;)">
            <text:p/>
          </table:table-cell>
          <table:table-cell table:formula="of:=IF(AND([.AN12]&gt;0;[.CF12]&gt;0);[.CF12]/[.AN12]/7;&quot;&quot;)">
            <text:p/>
          </table:table-cell>
          <table:table-cell table:formula="of:=IF(AND([.AO12]&gt;0;[.CG12]&gt;0);[.CG12]/[.AO12]/7;&quot;&quot;)">
            <text:p/>
          </table:table-cell>
          <table:table-cell/>
          <table:table-cell table:formula="of:=[.CI12]" office:value-type="string" office:string-value="PRT" calcext:value-type="string">
            <text:p>PRT</text:p>
          </table:table-cell>
          <table:table-cell table:formula="of:=AVERAGE([.DL12:.DW12])" office:value-type="float" office:value="0.00108869252208598" calcext:value-type="float">
            <text:p>0.001088692522086</text:p>
          </table:table-cell>
          <table:table-cell table:formula="of:=[.AQ12]" office:value-type="float" office:value="30.1130769230769" calcext:value-type="float">
            <text:p>30.1130769230769</text:p>
          </table:table-cell>
          <table:table-cell table:formula="of:=[.AP12]" office:value-type="float" office:value="90.6028571428572" calcext:value-type="float">
            <text:p>90.6028571428572</text:p>
          </table:table-cell>
          <table:table-cell table:formula="of:=[.EA12]*[.$EF$29]+[.EB12]*[.$EF$30]+[.$EF$28]" office:value-type="float" office:value="0.00868046049375014" calcext:value-type="float">
            <text:p>0.00868046049375</text:p>
          </table:table-cell>
          <table:table-cell table:formula="of:=[.DZ12]" office:value-type="float" office:value="0.00108869252208598" calcext:value-type="float">
            <text:p>0.001088692522086</text:p>
          </table:table-cell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</text:p>
          </table:table-cell>
          <table:table-cell table:formula="of:=SUMIF([cases.$A$2:.$A$239];[.$A13];[$cases.B$2:$cases.B$239])" office:value-type="float" office:value="543.241" calcext:value-type="float">
            <text:p>543.241</text:p>
          </table:table-cell>
          <table:table-cell table:formula="of:=SUMIF([cases.$A$2:.$A$239];[.$A13];[$cases.C$2:$cases.C$239])" office:value-type="float" office:value="576.772" calcext:value-type="float">
            <text:p>576.772</text:p>
          </table:table-cell>
          <table:table-cell table:formula="of:=SUMIF([cases.$A$2:.$A$239];[.$A13];[$cases.D$2:$cases.D$239])" office:value-type="float" office:value="599.951" calcext:value-type="float">
            <text:p>599.951</text:p>
          </table:table-cell>
          <table:table-cell table:formula="of:=SUMIF([cases.$A$2:.$A$239];[.$A13];[$cases.E$2:$cases.E$239])" office:value-type="float" office:value="599.951" calcext:value-type="float">
            <text:p>599.951</text:p>
          </table:table-cell>
          <table:table-cell table:formula="of:=SUMIF([cases.$A$2:.$A$239];[.$A13];[$cases.F$2:$cases.F$239])" office:value-type="float" office:value="599.951" calcext:value-type="float">
            <text:p>599.951</text:p>
          </table:table-cell>
          <table:table-cell table:formula="of:=SUMIF([cases.$A$2:.$A$239];[.$A13];[$cases.G$2:$cases.G$239])" office:value-type="float" office:value="607.377" calcext:value-type="float">
            <text:p>607.377</text:p>
          </table:table-cell>
          <table:table-cell table:formula="of:=SUMIF([cases.$A$2:.$A$239];[.$A13];[$cases.H$2:$cases.H$239])" office:value-type="float" office:value="613.678" calcext:value-type="float">
            <text:p>613.678</text:p>
          </table:table-cell>
          <table:table-cell table:formula="of:=SUMIF([cases.$A$2:.$A$239];[.$A13];[$cases.I$2:$cases.I$239])" office:value-type="float" office:value="631.906" calcext:value-type="float">
            <text:p>631.906</text:p>
          </table:table-cell>
          <table:table-cell table:formula="of:=SUMIF([cases.$A$2:.$A$239];[.$A13];[$cases.J$2:$cases.J$239])" office:value-type="float" office:value="613.003" calcext:value-type="float">
            <text:p>613.003</text:p>
          </table:table-cell>
          <table:table-cell table:formula="of:=SUMIF([cases.$A$2:.$A$239];[.$A13];[$cases.K$2:$cases.K$239])" office:value-type="float" office:value="597.475" calcext:value-type="float">
            <text:p>597.475</text:p>
          </table:table-cell>
          <table:table-cell table:formula="of:=SUMIF([cases.$A$2:.$A$239];[.$A13];[$cases.L$2:$cases.L$239])" office:value-type="float" office:value="597.475" calcext:value-type="float">
            <text:p>597.475</text:p>
          </table:table-cell>
          <table:table-cell table:formula="of:=SUMIF([cases.$A$2:.$A$239];[.$A13];[$cases.M$2:$cases.M$239])" office:value-type="float" office:value="597.475" calcext:value-type="float">
            <text:p>597.475</text:p>
          </table:table-cell>
          <table:table-cell table:formula="of:=SUMIF([cases.$A$2:.$A$239];[.$A13];[$cases.N$2:$cases.N$239])" office:value-type="float" office:value="583.073" calcext:value-type="float">
            <text:p>583.073</text:p>
          </table:table-cell>
          <table:table-cell table:formula="of:=SUMIF([cases.$A$2:.$A$239];[.$A13];[$cases.O$2:$cases.O$239])" office:value-type="float" office:value="585.773" calcext:value-type="float">
            <text:p>585.773</text:p>
          </table:table-cell>
          <table:table-cell table:formula="of:=SUMIF([cases.$A$2:.$A$239];[.$A13];[$cases.P$2:$cases.P$239])" office:value-type="float" office:value="595.9" calcext:value-type="float">
            <text:p>595.9</text:p>
          </table:table-cell>
          <table:table-cell table:formula="of:=SUMIF([cases.$A$2:.$A$239];[.$A13];[$cases.Q$2:$cases.Q$239])" office:value-type="float" office:value="607.377" calcext:value-type="float">
            <text:p>607.377</text:p>
          </table:table-cell>
          <table:table-cell table:formula="of:=SUMIF([cases.$A$2:.$A$239];[.$A13];[$cases.R$2:$cases.R$239])" office:value-type="float" office:value="602.876" calcext:value-type="float">
            <text:p>602.876</text:p>
          </table:table-cell>
          <table:table-cell table:formula="of:=SUMIF([cases.$A$2:.$A$239];[.$A13];[$cases.S$2:$cases.S$239])" office:value-type="float" office:value="602.876" calcext:value-type="float">
            <text:p>602.876</text:p>
          </table:table-cell>
          <table:table-cell table:formula="of:=SUMIF([cases.$A$2:.$A$239];[.$A13];[$cases.T$2:$cases.T$239])" office:value-type="float" office:value="602.876" calcext:value-type="float">
            <text:p>602.876</text:p>
          </table:table-cell>
          <table:table-cell table:formula="of:=SUMIF([cases.$A$2:.$A$239];[.$A13];[$cases.U$2:$cases.U$239])" office:value-type="float" office:value="614.128" calcext:value-type="float">
            <text:p>614.128</text:p>
          </table:table-cell>
          <table:table-cell table:formula="of:=SUMIF([cases.$A$2:.$A$239];[.$A13];[$cases.V$2:$cases.V$239])" office:value-type="float" office:value="618.179" calcext:value-type="float">
            <text:p>618.179</text:p>
          </table:table-cell>
          <table:table-cell table:formula="of:=SUMIF([cases.$A$2:.$A$239];[.$A13];[$cases.W$2:$cases.W$239])" office:value-type="float" office:value="593.2" calcext:value-type="float">
            <text:p>593.2</text:p>
          </table:table-cell>
          <table:table-cell table:formula="of:=SUMIF([cases.$A$2:.$A$239];[.$A13];[$cases.X$2:$cases.X$239])" office:value-type="float" office:value="603.326" calcext:value-type="float">
            <text:p>603.326</text:p>
          </table:table-cell>
          <table:table-cell table:formula="of:=SUMIF([cases.$A$2:.$A$239];[.$A13];[$cases.Y$2:$cases.Y$239])" office:value-type="float" office:value="646.984" calcext:value-type="float">
            <text:p>646.984</text:p>
          </table:table-cell>
          <table:table-cell table:formula="of:=SUMIF([cases.$A$2:.$A$239];[.$A13];[$cases.Z$2:$cases.Z$239])" office:value-type="float" office:value="646.984" calcext:value-type="float">
            <text:p>646.984</text:p>
          </table:table-cell>
          <table:table-cell table:formula="of:=SUMIF([cases.$A$2:.$A$239];[.$A13];[$cases.AA$2:$cases.AA$239])" office:value-type="float" office:value="646.984" calcext:value-type="float">
            <text:p>646.984</text:p>
          </table:table-cell>
          <table:table-cell table:formula="of:=SUMIF([cases.$A$2:.$A$239];[.$A13];[$cases.AB$2:$cases.AB$239])" office:value-type="float" office:value="604.902" calcext:value-type="float">
            <text:p>604.902</text:p>
          </table:table-cell>
          <table:table-cell table:formula="of:=SUMIF([cases.$A$2:.$A$239];[.$A13];[$cases.AC$2:$cases.AC$239])" office:value-type="float" office:value="662.736" calcext:value-type="float">
            <text:p>662.736</text:p>
          </table:table-cell>
          <table:table-cell table:formula="of:=SUMIF([cases.$A$2:.$A$239];[.$A13];[$cases.AD$2:$cases.AD$239])" office:value-type="float" office:value="764.678" calcext:value-type="float">
            <text:p>764.678</text:p>
          </table:table-cell>
          <table:table-cell table:formula="of:=SUMIF([cases.$A$2:.$A$239];[.$A13];[$cases.AE$2:$cases.AE$239])" office:value-type="float" office:value="910.503" calcext:value-type="float">
            <text:p>910.503</text:p>
          </table:table-cell>
          <table:table-cell table:formula="of:=SUMIF([cases.$A$2:.$A$239];[.$A13];[$cases.AF$2:$cases.AF$239])" office:value-type="float" office:value="1076.356" calcext:value-type="float">
            <text:p>1076.356</text:p>
          </table:table-cell>
          <table:table-cell table:formula="of:=SUMIF([cases.$A$2:.$A$239];[.$A13];[$cases.AG$2:$cases.AG$239])" office:value-type="float" office:value="1076.356" calcext:value-type="float">
            <text:p>1076.356</text:p>
          </table:table-cell>
          <table:table-cell table:formula="of:=SUMIF([cases.$A$2:.$A$239];[.$A13];[$cases.AH$2:$cases.AH$239])" office:value-type="float" office:value="1076.356" calcext:value-type="float">
            <text:p>1076.356</text:p>
          </table:table-cell>
          <table:table-cell table:formula="of:=SUMIF([cases.$A$2:.$A$239];[.$A13];[$cases.AI$2:$cases.AI$239])" office:value-type="float" office:value="1269.438" calcext:value-type="float">
            <text:p>1269.438</text:p>
          </table:table-cell>
          <table:table-cell table:formula="of:=SUMIF([cases.$A$2:.$A$239];[.$A13];[$cases.AJ$2:$cases.AJ$239])" office:value-type="float" office:value="1357.428" calcext:value-type="float">
            <text:p>1357.428</text:p>
          </table:table-cell>
          <table:table-cell table:formula="of:=SUMIF([cases.$A$2:.$A$239];[.$A13];[$cases.AK$2:$cases.AK$239])" office:value-type="float" office:value="1600.019" calcext:value-type="float">
            <text:p>1600.019</text:p>
          </table:table-cell>
          <table:table-cell table:formula="of:=SUMIF([cases.$A$2:.$A$239];[.$A13];[$cases.AL$2:$cases.AL$239])" office:value-type="float" office:value="1757.995" calcext:value-type="float">
            <text:p>1757.995</text:p>
          </table:table-cell>
          <table:table-cell table:formula="of:=SUMIF([cases.$A$2:.$A$239];[.$A13];[$cases.AM$2:$cases.AM$239])" office:value-type="float" office:value="1898.644" calcext:value-type="float">
            <text:p>1898.644</text:p>
          </table:table-cell>
          <table:table-cell table:formula="of:=SUMIF([cases.$A$2:.$A$239];[.$A13];[$cases.AN$2:$cases.AN$239])" office:value-type="float" office:value="0" calcext:value-type="float">
            <text:p>0</text:p>
          </table:table-cell>
          <table:table-cell table:formula="of:=SUMIF([cases.$A$2:.$A$239];[.$A13];[$cases.AO$2:$cases.AO$239])" office:value-type="float" office:value="0" calcext:value-type="float">
            <text:p>0</text:p>
          </table:table-cell>
          <table:table-cell table:formula="of:=SUMIF([cases.$A$2:.$A$239];[.$A13];[$cases.AP$2:$cases.AP$239])" office:value-type="float" office:value="73.0071428571429" calcext:value-type="float">
            <text:p>73.0071428571429</text:p>
          </table:table-cell>
          <table:table-cell table:formula="of:=SUMIF([cases.$A$2:.$A$239];[.$A13];[$cases.AQ$2:$cases.AQ$239])" office:value-type="float" office:value="31.565" calcext:value-type="float">
            <text:p>31.565</text:p>
          </table:table-cell>
          <table:table-cell table:number-columns-repeated="2"/>
          <table:table-cell table:formula="of:=SUMIF([hospos.$A$2:.$A$27];[.$A13];[$hospos.B$2:$hospos.B$27])" office:value-type="float" office:value="0" calcext:value-type="float">
            <text:p>0</text:p>
          </table:table-cell>
          <table:table-cell table:formula="of:=SUMIF([hospos.$A$2:.$A$27];[.$A13];[$hospos.C$2:$hospos.C$27])" office:value-type="float" office:value="0" calcext:value-type="float">
            <text:p>0</text:p>
          </table:table-cell>
          <table:table-cell table:formula="of:=SUMIF([hospos.$A$2:.$A$27];[.$A13];[$hospos.D$2:$hospos.D$27])" office:value-type="float" office:value="0" calcext:value-type="float">
            <text:p>0</text:p>
          </table:table-cell>
          <table:table-cell table:formula="of:=SUMIF([hospos.$A$2:.$A$27];[.$A13];[$hospos.E$2:$hospos.E$27])" office:value-type="float" office:value="0" calcext:value-type="float">
            <text:p>0</text:p>
          </table:table-cell>
          <table:table-cell table:formula="of:=SUMIF([hospos.$A$2:.$A$27];[.$A13];[$hospos.F$2:$hospos.F$27])" office:value-type="float" office:value="73.47" calcext:value-type="float">
            <text:p>73.47</text:p>
          </table:table-cell>
          <table:table-cell table:formula="of:=SUMIF([hospos.$A$2:.$A$27];[.$A13];[$hospos.G$2:$hospos.G$27])" office:value-type="float" office:value="0" calcext:value-type="float">
            <text:p>0</text:p>
          </table:table-cell>
          <table:table-cell table:formula="of:=SUMIF([hospos.$A$2:.$A$27];[.$A13];[$hospos.H$2:$hospos.H$27])" office:value-type="float" office:value="0" calcext:value-type="float">
            <text:p>0</text:p>
          </table:table-cell>
          <table:table-cell table:formula="of:=SUMIF([hospos.$A$2:.$A$27];[.$A13];[$hospos.I$2:$hospos.I$27])" office:value-type="float" office:value="0" calcext:value-type="float">
            <text:p>0</text:p>
          </table:table-cell>
          <table:table-cell table:formula="of:=SUMIF([hospos.$A$2:.$A$27];[.$A13];[$hospos.J$2:$hospos.J$27])" office:value-type="float" office:value="0" calcext:value-type="float">
            <text:p>0</text:p>
          </table:table-cell>
          <table:table-cell table:formula="of:=SUMIF([hospos.$A$2:.$A$27];[.$A13];[$hospos.K$2:$hospos.K$27])" office:value-type="float" office:value="0" calcext:value-type="float">
            <text:p>0</text:p>
          </table:table-cell>
          <table:table-cell table:formula="of:=SUMIF([hospos.$A$2:.$A$27];[.$A13];[$hospos.L$2:$hospos.L$27])" office:value-type="float" office:value="0" calcext:value-type="float">
            <text:p>0</text:p>
          </table:table-cell>
          <table:table-cell table:formula="of:=SUMIF([hospos.$A$2:.$A$27];[.$A13];[$hospos.M$2:$hospos.M$27])" office:value-type="float" office:value="84.65" calcext:value-type="float">
            <text:p>84.65</text:p>
          </table:table-cell>
          <table:table-cell table:formula="of:=SUMIF([hospos.$A$2:.$A$27];[.$A13];[$hospos.N$2:$hospos.N$27])" office:value-type="float" office:value="0" calcext:value-type="float">
            <text:p>0</text:p>
          </table:table-cell>
          <table:table-cell table:formula="of:=SUMIF([hospos.$A$2:.$A$27];[.$A13];[$hospos.O$2:$hospos.O$27])" office:value-type="float" office:value="0" calcext:value-type="float">
            <text:p>0</text:p>
          </table:table-cell>
          <table:table-cell table:formula="of:=SUMIF([hospos.$A$2:.$A$27];[.$A13];[$hospos.P$2:$hospos.P$27])" office:value-type="float" office:value="0" calcext:value-type="float">
            <text:p>0</text:p>
          </table:table-cell>
          <table:table-cell table:formula="of:=SUMIF([hospos.$A$2:.$A$27];[.$A13];[$hospos.Q$2:$hospos.Q$27])" office:value-type="float" office:value="0" calcext:value-type="float">
            <text:p>0</text:p>
          </table:table-cell>
          <table:table-cell table:formula="of:=SUMIF([hospos.$A$2:.$A$27];[.$A13];[$hospos.R$2:$hospos.R$27])" office:value-type="float" office:value="0" calcext:value-type="float">
            <text:p>0</text:p>
          </table:table-cell>
          <table:table-cell table:formula="of:=SUMIF([hospos.$A$2:.$A$27];[.$A13];[$hospos.S$2:$hospos.S$27])" office:value-type="float" office:value="0" calcext:value-type="float">
            <text:p>0</text:p>
          </table:table-cell>
          <table:table-cell table:formula="of:=SUMIF([hospos.$A$2:.$A$27];[.$A13];[$hospos.T$2:$hospos.T$27])" office:value-type="float" office:value="60.692" calcext:value-type="float">
            <text:p>60.692</text:p>
          </table:table-cell>
          <table:table-cell table:formula="of:=SUMIF([hospos.$A$2:.$A$27];[.$A13];[$hospos.U$2:$hospos.U$27])" office:value-type="float" office:value="0" calcext:value-type="float">
            <text:p>0</text:p>
          </table:table-cell>
          <table:table-cell table:formula="of:=SUMIF([hospos.$A$2:.$A$27];[.$A13];[$hospos.V$2:$hospos.V$27])" office:value-type="float" office:value="0" calcext:value-type="float">
            <text:p>0</text:p>
          </table:table-cell>
          <table:table-cell table:formula="of:=SUMIF([hospos.$A$2:.$A$27];[.$A13];[$hospos.W$2:$hospos.W$27])" office:value-type="float" office:value="0" calcext:value-type="float">
            <text:p>0</text:p>
          </table:table-cell>
          <table:table-cell table:formula="of:=SUMIF([hospos.$A$2:.$A$27];[.$A13];[$hospos.X$2:$hospos.X$27])" office:value-type="float" office:value="0" calcext:value-type="float">
            <text:p>0</text:p>
          </table:table-cell>
          <table:table-cell table:formula="of:=SUMIF([hospos.$A$2:.$A$27];[.$A13];[$hospos.Y$2:$hospos.Y$27])" office:value-type="float" office:value="0" calcext:value-type="float">
            <text:p>0</text:p>
          </table:table-cell>
          <table:table-cell table:formula="of:=SUMIF([hospos.$A$2:.$A$27];[.$A13];[$hospos.Z$2:$hospos.Z$27])" office:value-type="float" office:value="0" calcext:value-type="float">
            <text:p>0</text:p>
          </table:table-cell>
          <table:table-cell table:formula="of:=SUMIF([hospos.$A$2:.$A$27];[.$A13];[$hospos.AA$2:$hospos.AA$27])" office:value-type="float" office:value="46.318" calcext:value-type="float">
            <text:p>46.318</text:p>
          </table:table-cell>
          <table:table-cell table:formula="of:=SUMIF([hospos.$A$2:.$A$27];[.$A13];[$hospos.AB$2:$hospos.AB$27])" office:value-type="float" office:value="0" calcext:value-type="float">
            <text:p>0</text:p>
          </table:table-cell>
          <table:table-cell table:formula="of:=SUMIF([hospos.$A$2:.$A$27];[.$A13];[$hospos.AC$2:$hospos.AC$27])" office:value-type="float" office:value="0" calcext:value-type="float">
            <text:p>0</text:p>
          </table:table-cell>
          <table:table-cell table:formula="of:=SUMIF([hospos.$A$2:.$A$27];[.$A13];[$hospos.AD$2:$hospos.AD$27])" office:value-type="float" office:value="0" calcext:value-type="float">
            <text:p>0</text:p>
          </table:table-cell>
          <table:table-cell table:formula="of:=SUMIF([hospos.$A$2:.$A$27];[.$A13];[$hospos.AE$2:$hospos.AE$27])" office:value-type="float" office:value="0" calcext:value-type="float">
            <text:p>0</text:p>
          </table:table-cell>
          <table:table-cell table:formula="of:=SUMIF([hospos.$A$2:.$A$27];[.$A13];[$hospos.AF$2:$hospos.AF$27])" office:value-type="float" office:value="0" calcext:value-type="float">
            <text:p>0</text:p>
          </table:table-cell>
          <table:table-cell table:formula="of:=SUMIF([hospos.$A$2:.$A$27];[.$A13];[$hospos.AG$2:$hospos.AG$27])" office:value-type="float" office:value="0" calcext:value-type="float">
            <text:p>0</text:p>
          </table:table-cell>
          <table:table-cell table:formula="of:=SUMIF([hospos.$A$2:.$A$27];[.$A13];[$hospos.AH$2:$hospos.AH$27])" office:value-type="float" office:value="55.901" calcext:value-type="float">
            <text:p>55.901</text:p>
          </table:table-cell>
          <table:table-cell table:formula="of:=SUMIF([hospos.$A$2:.$A$27];[.$A13];[$hospos.AI$2:$hospos.AI$27])" office:value-type="float" office:value="0" calcext:value-type="float">
            <text:p>0</text:p>
          </table:table-cell>
          <table:table-cell table:formula="of:=SUMIF([hospos.$A$2:.$A$27];[.$A13];[$hospos.AJ$2:$hospos.AJ$27])" office:value-type="float" office:value="0" calcext:value-type="float">
            <text:p>0</text:p>
          </table:table-cell>
          <table:table-cell table:formula="of:=SUMIF([hospos.$A$2:.$A$27];[.$A13];[$hospos.AK$2:$hospos.AK$27])" office:value-type="float" office:value="0" calcext:value-type="float">
            <text:p>0</text:p>
          </table:table-cell>
          <table:table-cell table:formula="of:=SUMIF([hospos.$A$2:.$A$27];[.$A13];[$hospos.AL$2:$hospos.AL$27])" office:value-type="float" office:value="0" calcext:value-type="float">
            <text:p>0</text:p>
          </table:table-cell>
          <table:table-cell table:formula="of:=SUMIF([hospos.$A$2:.$A$27];[.$A13];[$hospos.AM$2:$hospos.AM$27])" office:value-type="float" office:value="0" calcext:value-type="float">
            <text:p>0</text:p>
          </table:table-cell>
          <table:table-cell table:formula="of:=SUMIF([hospos.$A$2:.$A$27];[.$A13];[$hospos.AN$2:$hospos.AN$27])" office:value-type="float" office:value="0" calcext:value-type="float">
            <text:p>0</text:p>
          </table:table-cell>
          <table:table-cell table:formula="of:=SUMIF([hospos.$A$2:.$A$27];[.$A13];[$hospos.AO$2:$hospos.AO$27])" office:value-type="float" office:value="0" calcext:value-type="float">
            <text:p>0</text:p>
          </table:table-cell>
          <table:table-cell table:formula="of:=SUMIF([hospos.$A$2:.$A$27];[.$A13];[$hospos.AP$2:$hospos.AP$27])" office:value-type="float" office:value="0" calcext:value-type="float">
            <text:p>0</text:p>
          </table:table-cell>
          <table:table-cell table:formula="of:=[.A13]" office:value-type="string" office:string-value="LUX" calcext:value-type="string">
            <text:p>LUX</text:p>
          </table:table-cell>
          <table:table-cell table:formula="of:=IF(AND([.B13]&gt;0;[.AT13]&gt;0);[.AT13]/[.B13]/7;&quot;&quot;)">
            <text:p/>
          </table:table-cell>
          <table:table-cell table:formula="of:=IF(AND([.C13]&gt;0;[.AU13]&gt;0);[.AU13]/[.C13]/7;&quot;&quot;)">
            <text:p/>
          </table:table-cell>
          <table:table-cell table:formula="of:=IF(AND([.D13]&gt;0;[.AV13]&gt;0);[.AV13]/[.D13]/7;&quot;&quot;)">
            <text:p/>
          </table:table-cell>
          <table:table-cell table:formula="of:=IF(AND([.E13]&gt;0;[.AW13]&gt;0);[.AW13]/[.E13]/7;&quot;&quot;)">
            <text:p/>
          </table:table-cell>
          <table:table-cell table:formula="of:=IF(AND([.F13]&gt;0;[.AX13]&gt;0);[.AX13]/[.F13]/7;&quot;&quot;)" office:value-type="float" office:value="0.0174942858428676" calcext:value-type="float">
            <text:p>0.017494285842868</text:p>
          </table:table-cell>
          <table:table-cell table:formula="of:=IF(AND([.G13]&gt;0;[.AY13]&gt;0);[.AY13]/[.G13]/7;&quot;&quot;)">
            <text:p/>
          </table:table-cell>
          <table:table-cell table:formula="of:=IF(AND([.H13]&gt;0;[.AZ13]&gt;0);[.AZ13]/[.H13]/7;&quot;&quot;)">
            <text:p/>
          </table:table-cell>
          <table:table-cell table:formula="of:=IF(AND([.I13]&gt;0;[.BA13]&gt;0);[.BA13]/[.I13]/7;&quot;&quot;)">
            <text:p/>
          </table:table-cell>
          <table:table-cell table:formula="of:=IF(AND([.J13]&gt;0;[.BB13]&gt;0);[.BB13]/[.J13]/7;&quot;&quot;)">
            <text:p/>
          </table:table-cell>
          <table:table-cell table:formula="of:=IF(AND([.K13]&gt;0;[.BC13]&gt;0);[.BC13]/[.K13]/7;&quot;&quot;)">
            <text:p/>
          </table:table-cell>
          <table:table-cell table:formula="of:=IF(AND([.L13]&gt;0;[.BD13]&gt;0);[.BD13]/[.L13]/7;&quot;&quot;)">
            <text:p/>
          </table:table-cell>
          <table:table-cell table:formula="of:=IF(AND([.M13]&gt;0;[.BE13]&gt;0);[.BE13]/[.M13]/7;&quot;&quot;)" office:value-type="float" office:value="0.0202399383118242" calcext:value-type="float">
            <text:p>0.020239938311824</text:p>
          </table:table-cell>
          <table:table-cell table:formula="of:=IF(AND([.N13]&gt;0;[.BF13]&gt;0);[.BF13]/[.N13]/7;&quot;&quot;)">
            <text:p/>
          </table:table-cell>
          <table:table-cell table:formula="of:=IF(AND([.O13]&gt;0;[.BG13]&gt;0);[.BG13]/[.O13]/7;&quot;&quot;)">
            <text:p/>
          </table:table-cell>
          <table:table-cell table:formula="of:=IF(AND([.P13]&gt;0;[.BH13]&gt;0);[.BH13]/[.P13]/7;&quot;&quot;)">
            <text:p/>
          </table:table-cell>
          <table:table-cell table:formula="of:=IF(AND([.Q13]&gt;0;[.BI13]&gt;0);[.BI13]/[.Q13]/7;&quot;&quot;)">
            <text:p/>
          </table:table-cell>
          <table:table-cell table:formula="of:=IF(AND([.R13]&gt;0;[.BJ13]&gt;0);[.BJ13]/[.R13]/7;&quot;&quot;)">
            <text:p/>
          </table:table-cell>
          <table:table-cell table:formula="of:=IF(AND([.S13]&gt;0;[.BK13]&gt;0);[.BK13]/[.S13]/7;&quot;&quot;)">
            <text:p/>
          </table:table-cell>
          <table:table-cell table:formula="of:=IF(AND([.T13]&gt;0;[.BL13]&gt;0);[.BL13]/[.T13]/7;&quot;&quot;)" office:value-type="float" office:value="0.0143815406721875" calcext:value-type="float">
            <text:p>0.014381540672188</text:p>
          </table:table-cell>
          <table:table-cell table:formula="of:=IF(AND([.U13]&gt;0;[.BM13]&gt;0);[.BM13]/[.U13]/7;&quot;&quot;)">
            <text:p/>
          </table:table-cell>
          <table:table-cell table:formula="of:=IF(AND([.V13]&gt;0;[.BN13]&gt;0);[.BN13]/[.V13]/7;&quot;&quot;)">
            <text:p/>
          </table:table-cell>
          <table:table-cell table:formula="of:=IF(AND([.W13]&gt;0;[.BO13]&gt;0);[.BO13]/[.W13]/7;&quot;&quot;)">
            <text:p/>
          </table:table-cell>
          <table:table-cell table:formula="of:=IF(AND([.X13]&gt;0;[.BP13]&gt;0);[.BP13]/[.X13]/7;&quot;&quot;)">
            <text:p/>
          </table:table-cell>
          <table:table-cell table:formula="of:=IF(AND([.Y13]&gt;0;[.BQ13]&gt;0);[.BQ13]/[.Y13]/7;&quot;&quot;)">
            <text:p/>
          </table:table-cell>
          <table:table-cell table:formula="of:=IF(AND([.Z13]&gt;0;[.BR13]&gt;0);[.BR13]/[.Z13]/7;&quot;&quot;)">
            <text:p/>
          </table:table-cell>
          <table:table-cell table:formula="of:=IF(AND([.AA13]&gt;0;[.BS13]&gt;0);[.BS13]/[.AA13]/7;&quot;&quot;)" office:value-type="float" office:value="0.0102272345882698" calcext:value-type="float">
            <text:p>0.01022723458827</text:p>
          </table:table-cell>
          <table:table-cell table:formula="of:=IF(AND([.AB13]&gt;0;[.BT13]&gt;0);[.BT13]/[.AB13]/7;&quot;&quot;)">
            <text:p/>
          </table:table-cell>
          <table:table-cell table:formula="of:=IF(AND([.AC13]&gt;0;[.BU13]&gt;0);[.BU13]/[.AC13]/7;&quot;&quot;)">
            <text:p/>
          </table:table-cell>
          <table:table-cell table:formula="of:=IF(AND([.AD13]&gt;0;[.BV13]&gt;0);[.BV13]/[.AD13]/7;&quot;&quot;)">
            <text:p/>
          </table:table-cell>
          <table:table-cell table:formula="of:=IF(AND([.AE13]&gt;0;[.BW13]&gt;0);[.BW13]/[.AE13]/7;&quot;&quot;)">
            <text:p/>
          </table:table-cell>
          <table:table-cell table:formula="of:=IF(AND([.AF13]&gt;0;[.BX13]&gt;0);[.BX13]/[.AF13]/7;&quot;&quot;)">
            <text:p/>
          </table:table-cell>
          <table:table-cell table:formula="of:=IF(AND([.AG13]&gt;0;[.BY13]&gt;0);[.BY13]/[.AG13]/7;&quot;&quot;)">
            <text:p/>
          </table:table-cell>
          <table:table-cell table:formula="of:=IF(AND([.AH13]&gt;0;[.BZ13]&gt;0);[.BZ13]/[.AH13]/7;&quot;&quot;)" office:value-type="float" office:value="0.00741934559091708" calcext:value-type="float">
            <text:p>0.007419345590917</text:p>
          </table:table-cell>
          <table:table-cell table:formula="of:=IF(AND([.AI13]&gt;0;[.CA13]&gt;0);[.CA13]/[.AI13]/7;&quot;&quot;)">
            <text:p/>
          </table:table-cell>
          <table:table-cell table:formula="of:=IF(AND([.AJ13]&gt;0;[.CB13]&gt;0);[.CB13]/[.AJ13]/7;&quot;&quot;)">
            <text:p/>
          </table:table-cell>
          <table:table-cell table:formula="of:=IF(AND([.AK13]&gt;0;[.CC13]&gt;0);[.CC13]/[.AK13]/7;&quot;&quot;)">
            <text:p/>
          </table:table-cell>
          <table:table-cell table:formula="of:=IF(AND([.AL13]&gt;0;[.CD13]&gt;0);[.CD13]/[.AL13]/7;&quot;&quot;)">
            <text:p/>
          </table:table-cell>
          <table:table-cell table:formula="of:=IF(AND([.AM13]&gt;0;[.CE13]&gt;0);[.CE13]/[.AM13]/7;&quot;&quot;)">
            <text:p/>
          </table:table-cell>
          <table:table-cell table:formula="of:=IF(AND([.AN13]&gt;0;[.CF13]&gt;0);[.CF13]/[.AN13]/7;&quot;&quot;)">
            <text:p/>
          </table:table-cell>
          <table:table-cell table:formula="of:=IF(AND([.AO13]&gt;0;[.CG13]&gt;0);[.CG13]/[.AO13]/7;&quot;&quot;)">
            <text:p/>
          </table:table-cell>
          <table:table-cell/>
          <table:table-cell table:formula="of:=[.CI13]" office:value-type="string" office:string-value="LUX" calcext:value-type="string">
            <text:p>LUX</text:p>
          </table:table-cell>
          <table:table-cell table:formula="of:=AVERAGE([.DL13:.DW13])" office:value-type="float" office:value="0.00741934559091708" calcext:value-type="float">
            <text:p>0.007419345590917</text:p>
          </table:table-cell>
          <table:table-cell table:formula="of:=[.AQ13]" office:value-type="float" office:value="31.565" calcext:value-type="float">
            <text:p>31.565</text:p>
          </table:table-cell>
          <table:table-cell table:formula="of:=[.AP13]" office:value-type="float" office:value="73.0071428571429" calcext:value-type="float">
            <text:p>73.0071428571429</text:p>
          </table:table-cell>
          <table:table-cell table:formula="of:=[.EA13]*[.$EF$29]+[.EB13]*[.$EF$30]+[.$EF$28]" office:value-type="float" office:value="0.0180727302487341" calcext:value-type="float">
            <text:p>0.018072730248734</text:p>
          </table:table-cell>
          <table:table-cell table:formula="of:=[.DZ13]" office:value-type="float" office:value="0.00741934559091708" calcext:value-type="float">
            <text:p>0.007419345590917</text:p>
          </table:table-cell>
          <table:table-cell office:value-type="string" calcext:value-type="string">
            <text:p>R^2</text:p>
          </table:table-cell>
          <table:table-cell table:formula="of:=[.$EE$8]" office:value-type="float" office:value="0.380949958564497" calcext:value-type="float">
            <text:p>0.380949958564497</text:p>
          </table:table-cell>
          <table:table-cell table:number-columns-repeated="5"/>
        </table:table-row>
        <table:table-row table:style-name="ro1">
          <table:table-cell table:number-columns-repeated="134"/>
          <table:table-cell office:value-type="string" calcext:value-type="string">
            <text:p>Standard Error</text:p>
          </table:table-cell>
          <table:table-cell table:formula="of:=[.$EF$8]" office:value-type="float" office:value="0.00706767300704072" calcext:value-type="float">
            <text:p>0.007067673007041</text:p>
          </table:table-cell>
          <table:table-cell table:number-columns-repeated="5"/>
        </table:table-row>
        <table:table-row table:style-name="ro1">
          <table:table-cell table:number-columns-repeated="134"/>
          <table:table-cell office:value-type="string" calcext:value-type="string">
            <text:p>Count of X variables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34"/>
          <table:table-cell office:value-type="string" calcext:value-type="string">
            <text:p>Observations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34"/>
          <table:table-cell office:value-type="string" calcext:value-type="string">
            <text:p>Adjusted R^2</text:p>
          </table:table-cell>
          <table:table-cell table:formula="of:=1 - (1 - [.$EE$8])*([.$EF$16] - 1)/([.$EF$16] - [.$EF$15] - 1)" office:value-type="float" office:value="0.243383282689941" calcext:value-type="float">
            <text:p>0.243383282689941</text:p>
          </table:table-cell>
          <table:table-cell table:number-columns-repeated="5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34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13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134"/>
          <table:table-cell office:value-type="string" calcext:value-type="string">
            <text:p>Regression</text:p>
          </table:table-cell>
          <table:table-cell table:formula="of:=[.$EF$15]" office:value-type="float" office:value="2" calcext:value-type="float">
            <text:p>2</text:p>
          </table:table-cell>
          <table:table-cell table:formula="of:=[.$EE$10]" office:value-type="float" office:value="0.000245915020980556" calcext:value-type="float">
            <text:p>0.000245915020981</text:p>
          </table:table-cell>
          <table:table-cell table:formula="of:=[.$EE$10] / [.$EF$21]" office:value-type="float" office:value="0.000122957510490278" calcext:value-type="float">
            <text:p>0.00012295751049</text:p>
          </table:table-cell>
          <table:table-cell table:formula="of:=[.$EE$9]" office:value-type="float" office:value="2.46151317706801" calcext:value-type="float">
            <text:p>2.46151317706801</text:p>
          </table:table-cell>
          <table:table-cell table:formula="of:=LEGACY.FDIST([.$EE$9] ; [.$EF$21] ; [.$EF$9])" office:value-type="float" office:value="0.146859832320192" calcext:value-type="float">
            <text:p>0.146859832320192</text:p>
          </table:table-cell>
          <table:table-cell/>
        </table:table-row>
        <table:table-row table:style-name="ro1">
          <table:table-cell table:number-columns-repeated="134"/>
          <table:table-cell office:value-type="string" calcext:value-type="string">
            <text:p>Residual</text:p>
          </table:table-cell>
          <table:table-cell table:formula="of:=[.$EF$9]" office:value-type="float" office:value="8" calcext:value-type="float">
            <text:p>8</text:p>
          </table:table-cell>
          <table:table-cell table:formula="of:=[.$EF$10]" office:value-type="float" office:value="0.000399616013875616" calcext:value-type="float">
            <text:p>0.000399616013876</text:p>
          </table:table-cell>
          <table:table-cell table:formula="of:=[.$EF$10] / [.$EF$9]" office:value-type="float" office:value="0.000049952001734452" calcext:value-type="float">
            <text:p>4.9952001734452E-05</text:p>
          </table:table-cell>
          <table:table-cell table:number-columns-repeated="3"/>
        </table:table-row>
        <table:table-row table:style-name="ro1">
          <table:table-cell table:number-columns-repeated="134"/>
          <table:table-cell office:value-type="string" calcext:value-type="string">
            <text:p>Total</text:p>
          </table:table-cell>
          <table:table-cell table:formula="of:=[.$EF$21] + [.$EF$9]" office:value-type="float" office:value="10" calcext:value-type="float">
            <text:p>10</text:p>
          </table:table-cell>
          <table:table-cell table:formula="of:=[.$EE$10] + [.$EF$10]" office:value-type="float" office:value="0.000645531034856171" calcext:value-type="float">
            <text:p>0.000645531034856</text:p>
          </table:table-cell>
          <table:table-cell table:number-columns-repeated="4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34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3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EF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EF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13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3" table:formula="of:=INDEX([.$EE$6:.$EG$6]; 1 ; 31 - ROW())" office:value-type="float" office:value="0.0736641133416152" calcext:value-type="float">
            <text:p>0.073664113341615</text:p>
          </table:table-cell>
          <table:table-cell table:number-matrix-columns-spanned="1" table:number-matrix-rows-spanned="3" table:formula="of:=INDEX([.$EE$7:.$EG$7]; 1 ; 31 - ROW())" office:value-type="float" office:value="0.031690730450552" calcext:value-type="float">
            <text:p>0.031690730450552</text:p>
          </table:table-cell>
          <table:table-cell table:number-matrix-columns-spanned="1" table:number-matrix-rows-spanned="3" table:formula="of:=[.$EF$28:.$EF$30] / [.$EG$28:.$EG$30]" office:value-type="float" office:value="2.32446877349689" calcext:value-type="float">
            <text:p>2.32446877349689</text:p>
          </table:table-cell>
          <table:table-cell table:number-matrix-columns-spanned="1" table:number-matrix-rows-spanned="3" table:formula="of:=LEGACY.TDIST(ABS([.$EH$28:.$EH$30]) ; [.$EF$9] ; 2 )" office:value-type="float" office:value="0.0485793498149093" calcext:value-type="float">
            <text:p>0.048579349814909</text:p>
          </table:table-cell>
          <table:table-cell table:number-matrix-columns-spanned="1" table:number-matrix-rows-spanned="3" table:formula="of:=[.$EF$28:.$EF$30] - [.$EG$28:.$EG$30] * TINV(1 - [.$EF$25] ; [.$EF$9])" office:value-type="float" office:value="0.000585157875001574" calcext:value-type="float">
            <text:p>0.000585157875002</text:p>
          </table:table-cell>
          <table:table-cell table:number-matrix-columns-spanned="1" table:number-matrix-rows-spanned="3" table:formula="of:=[.$EF$28:.$EF$30] + [.$EG$28:.$EG$30] * TINV(1 - [.$EF$25] ; [.$EF$9])" office:value-type="float" office:value="0.146743068808229" calcext:value-type="float">
            <text:p>0.146743068808229</text:p>
          </table:table-cell>
        </table:table-row>
        <table:table-row table:style-name="ro1">
          <table:table-cell table:number-columns-repeated="134"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000442187969933042" calcext:value-type="float">
            <text:p>-0.000442187969933</text:p>
          </table:table-cell>
          <table:table-cell office:value-type="float" office:value="0.00024668252683236" calcext:value-type="float">
            <text:p>0.000246682526832</text:p>
          </table:table-cell>
          <table:table-cell office:value-type="float" office:value="-1.79253867556474" calcext:value-type="float">
            <text:p>-1.79253867556474</text:p>
          </table:table-cell>
          <table:table-cell office:value-type="float" office:value="0.110809071650698" calcext:value-type="float">
            <text:p>0.110809071650698</text:p>
          </table:table-cell>
          <table:table-cell office:value-type="float" office:value="-0.00101103889689108" calcext:value-type="float">
            <text:p>-0.001011038896891</text:p>
          </table:table-cell>
          <table:table-cell office:value-type="float" office:value="0.000126662957024994" calcext:value-type="float">
            <text:p>0.000126662957025</text:p>
          </table:table-cell>
        </table:table-row>
        <table:table-row table:style-name="ro1">
          <table:table-cell table:number-columns-repeated="134"/>
          <table:table-cell table:formula="of:=&quot;X2&quot;" office:value-type="string" office:string-value="X2" calcext:value-type="string">
            <text:p>X2</text:p>
          </table:table-cell>
          <table:table-cell office:value-type="float" office:value="-0.000570269129739972" calcext:value-type="float">
            <text:p>-0.00057026912974</text:p>
          </table:table-cell>
          <table:table-cell office:value-type="float" office:value="0.000371907111657064" calcext:value-type="float">
            <text:p>0.000371907111657</text:p>
          </table:table-cell>
          <table:table-cell office:value-type="float" office:value="-1.53336441241763" calcext:value-type="float">
            <text:p>-1.53336441241763</text:p>
          </table:table-cell>
          <table:table-cell office:value-type="float" office:value="0.163727911562159" calcext:value-type="float">
            <text:p>0.163727911562159</text:p>
          </table:table-cell>
          <table:table-cell office:value-type="float" office:value="-0.001427888467133" calcext:value-type="float">
            <text:p>-0.001427888467133</text:p>
          </table:table-cell>
          <table:table-cell office:value-type="float" office:value="0.000287350207653057" calcext:value-type="float">
            <text:p>0.000287350207653</text:p>
          </table:table-cell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34"/>
          <table:table-cell table:formula="of:=&quot;X1&quot;" office:value-type="string" office:string-value="X1" calcext:value-type="string">
            <text:p>X1</text:p>
          </table:table-cell>
          <table:table-cell table:formula="of:=&quot;X2&quot;" office:value-type="string" office:string-value="X2" calcext:value-type="string">
            <text:p>X2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2"/>
        </table:table-row>
        <table:table-row table:style-name="ro1">
          <table:table-cell table:number-columns-repeated="134"/>
          <table:table-cell table:number-matrix-columns-spanned="2" table:number-matrix-rows-spanned="12" table:formula="of:=[.$EA$2:.$EB$13]" office:value-type="float" office:value="23.3746153846154" calcext:value-type="float">
            <text:p>23.3746153846154</text:p>
          </table:table-cell>
          <table:table-cell office:value-type="float" office:value="63.6614285714286" calcext:value-type="float">
            <text:p>63.6614285714286</text:p>
          </table:table-cell>
          <table:table-cell table:number-matrix-columns-spanned="1" table:number-matrix-rows-spanned="12" table:formula="of:=MMULT([.$EE$33:.$EF$44] ; [.$EF$29:.$EF$30]) + [.$EF$28]" office:value-type="float" office:value="0.0270239921472945" calcext:value-type="float">
            <text:p>0.027023992147295</text:p>
          </table:table-cell>
          <table:table-cell table:number-matrix-columns-spanned="1" table:number-matrix-rows-spanned="12" table:formula="of:=[.$DZ$2:.$DZ$13]" office:value-type="float" office:value="0.044367067435937" calcext:value-type="float">
            <text:p>0.044367067435937</text:p>
          </table:table-cell>
          <table:table-cell table:number-matrix-columns-spanned="1" table:number-matrix-rows-spanned="12" table:formula="of:=[.$EH$33:.$EH$44] - [.$EG$33:.$EG$44]" office:value-type="float" office:value="0.0173430752886425" calcext:value-type="float">
            <text:p>0.017343075288643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21.7976923076923" calcext:value-type="float">
            <text:p>21.7976923076923</text:p>
          </table:table-cell>
          <table:table-cell office:value-type="float" office:value="73.8685714285714" calcext:value-type="float">
            <text:p>73.8685714285714</text:p>
          </table:table-cell>
          <table:table-cell office:value-type="float" office:value="0.0219004700871453" calcext:value-type="float">
            <text:p>0.021900470087145</text:p>
          </table:table-cell>
          <table:table-cell office:value-type="float" office:value="0.0324724174099466" calcext:value-type="float">
            <text:p>0.032472417409947</text:p>
          </table:table-cell>
          <table:table-cell office:value-type="float" office:value="0.0105719473228012" calcext:value-type="float">
            <text:p>0.010571947322801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48.8354545454545" calcext:value-type="float">
            <text:p>48.8354545454545</text:p>
          </table:table-cell>
          <table:table-cell office:value-type="float" office:value="82.655" calcext:value-type="float">
            <text:p>82.655</text:p>
          </table:table-cell>
          <table:table-cell office:value-type="float" office:value="0.00493406791674598" calcext:value-type="float">
            <text:p>0.004934067916746</text:p>
          </table:table-cell>
          <table:table-cell office:value-type="float" office:value="0.00882285721290866" calcext:value-type="float">
            <text:p>0.008822857212909</text:p>
          </table:table-cell>
          <table:table-cell office:value-type="float" office:value="0.00388878929616268" calcext:value-type="float">
            <text:p>0.003888789296163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45.93" calcext:value-type="float">
            <text:p>45.93</text:p>
          </table:table-cell>
          <table:table-cell office:value-type="float" office:value="70.7757142857143" calcext:value-type="float">
            <text:p>70.7757142857143</text:p>
          </table:table-cell>
          <table:table-cell office:value-type="float" office:value="0.0129932148901514" calcext:value-type="float">
            <text:p>0.012993214890152</text:p>
          </table:table-cell>
          <table:table-cell office:value-type="float" office:value="0.00945237988735679" calcext:value-type="float">
            <text:p>0.009452379887357</text:p>
          </table:table-cell>
          <table:table-cell office:value-type="float" office:value="-0.00354083500279464" calcext:value-type="float">
            <text:p>-0.003540835002795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3.5781818181818" calcext:value-type="float">
            <text:p>33.5781818181818</text:p>
          </table:table-cell>
          <table:table-cell office:value-type="float" office:value="78.495" calcext:value-type="float">
            <text:p>78.495</text:p>
          </table:table-cell>
          <table:table-cell office:value-type="float" office:value="0.0140529699504517" calcext:value-type="float">
            <text:p>0.014052969950452</text:p>
          </table:table-cell>
          <table:table-cell office:value-type="float" office:value="0.0100742003577573" calcext:value-type="float">
            <text:p>0.010074200357757</text:p>
          </table:table-cell>
          <table:table-cell office:value-type="float" office:value="-0.00397876959269445" calcext:value-type="float">
            <text:p>-0.003978769592694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3.6138461538462" calcext:value-type="float">
            <text:p>33.6138461538462</text:p>
          </table:table-cell>
          <table:table-cell office:value-type="float" office:value="80.2378571428571" calcext:value-type="float">
            <text:p>80.2378571428571</text:p>
          </table:table-cell>
          <table:table-cell office:value-type="float" office:value="0.0130433019841471" calcext:value-type="float">
            <text:p>0.013043301984147</text:p>
          </table:table-cell>
          <table:table-cell office:value-type="float" office:value="0.0168866944934829" calcext:value-type="float">
            <text:p>0.016886694493483</text:p>
          </table:table-cell>
          <table:table-cell office:value-type="float" office:value="0.00384339250933585" calcext:value-type="float">
            <text:p>0.003843392509336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0.2985714285714" calcext:value-type="float">
            <text:p>30.2985714285714</text:p>
          </table:table-cell>
          <table:table-cell office:value-type="float" office:value="85.01625" calcext:value-type="float">
            <text:p>85.01625</text:p>
          </table:table-cell>
          <table:table-cell office:value-type="float" office:value="0.0117843066484881" calcext:value-type="float">
            <text:p>0.011784306648488</text:p>
          </table:table-cell>
          <table:table-cell office:value-type="float" office:value="0.0167819988785019" calcext:value-type="float">
            <text:p>0.016781998878502</text:p>
          </table:table-cell>
          <table:table-cell office:value-type="float" office:value="0.00499769223001378" calcext:value-type="float">
            <text:p>0.004997692230014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50.2269230769231" calcext:value-type="float">
            <text:p>50.2269230769231</text:p>
          </table:table-cell>
          <table:table-cell office:value-type="float" office:value="75.95" calcext:value-type="float">
            <text:p>75.95</text:p>
          </table:table-cell>
          <table:table-cell office:value-type="float" office:value="0.00814243178649668" calcext:value-type="float">
            <text:p>0.008142431786497</text:p>
          </table:table-cell>
          <table:table-cell office:value-type="float" office:value="0.0134951018182521" calcext:value-type="float">
            <text:p>0.013495101818252</text:p>
          </table:table-cell>
          <table:table-cell office:value-type="float" office:value="0.00535267003175544" calcext:value-type="float">
            <text:p>0.005352670031755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44.6761538461538" calcext:value-type="float">
            <text:p>44.6761538461538</text:p>
          </table:table-cell>
          <table:table-cell office:value-type="float" office:value="78.1871428571428" calcext:value-type="float">
            <text:p>78.1871428571428</text:p>
          </table:table-cell>
          <table:table-cell office:value-type="float" office:value="0.00932114165397054" calcext:value-type="float">
            <text:p>0.009321141653971</text:p>
          </table:table-cell>
          <table:table-cell office:value-type="float" office:value="0.00844839520980932" calcext:value-type="float">
            <text:p>0.008448395209809</text:p>
          </table:table-cell>
          <table:table-cell office:value-type="float" office:value="-0.000872746444161212" calcext:value-type="float">
            <text:p>-0.000872746444161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4.5615384615385" calcext:value-type="float">
            <text:p>34.5615384615385</text:p>
          </table:table-cell>
          <table:table-cell office:value-type="float" office:value="72.0892857142857" calcext:value-type="float">
            <text:p>72.0892857142857</text:p>
          </table:table-cell>
          <table:table-cell office:value-type="float" office:value="0.0172711225836829" calcext:value-type="float">
            <text:p>0.017271122583683</text:p>
          </table:table-cell>
          <table:table-cell office:value-type="float" office:value="0.0152541348627454" calcext:value-type="float">
            <text:p>0.015254134862746</text:p>
          </table:table-cell>
          <table:table-cell office:value-type="float" office:value="-0.00201698772093745" calcext:value-type="float">
            <text:p>-0.002016987720937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0.1130769230769" calcext:value-type="float">
            <text:p>30.1130769230769</text:p>
          </table:table-cell>
          <table:table-cell office:value-type="float" office:value="90.6028571428572" calcext:value-type="float">
            <text:p>90.6028571428572</text:p>
          </table:table-cell>
          <table:table-cell office:value-type="float" office:value="0.00868046049375014" calcext:value-type="float">
            <text:p>0.00868046049375</text:p>
          </table:table-cell>
          <table:table-cell office:value-type="float" office:value="0.00108869252208598" calcext:value-type="float">
            <text:p>0.001088692522086</text:p>
          </table:table-cell>
          <table:table-cell office:value-type="float" office:value="-0.00759176797166416" calcext:value-type="float">
            <text:p>-0.007591767971664</text:p>
          </table:table-cell>
          <table:table-cell table:number-columns-repeated="2"/>
        </table:table-row>
        <table:table-row table:style-name="ro1">
          <table:table-cell table:number-columns-repeated="134"/>
          <table:table-cell office:value-type="float" office:value="31.565" calcext:value-type="float">
            <text:p>31.565</text:p>
          </table:table-cell>
          <table:table-cell office:value-type="float" office:value="73.0071428571429" calcext:value-type="float">
            <text:p>73.0071428571429</text:p>
          </table:table-cell>
          <table:table-cell office:value-type="float" office:value="0.0180727302487341" calcext:value-type="float">
            <text:p>0.018072730248734</text:p>
          </table:table-cell>
          <table:table-cell office:value-type="float" office:value="0.00741934559091708" calcext:value-type="float">
            <text:p>0.007419345590917</text:p>
          </table:table-cell>
          <table:table-cell office:value-type="float" office:value="-0.010653384657817" calcext:value-type="float">
            <text:p>-0.0106533846578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1:49:37.187472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9:46:13.450897277</meta:creation-date>
    <dc:date>2022-01-12T12:28:56.751544680</dc:date>
    <meta:editing-duration>PT2H38M43S</meta:editing-duration>
    <meta:editing-cycles>10</meta:editing-cycles>
    <meta:generator>LibreOffice/6.4.7.2$Linux_X86_64 LibreOffice_project/40$Build-2</meta:generator>
    <meta:document-statistic meta:table-count="3" meta:cell-count="1322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chart-properties chart:solid-type="cuboid" chart:symbol-type="named-symbol" chart:symbol-name="x" chart:symbol-width="0.25cm" chart:symbol-height="0.25cm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031cm" svg:height="15.053cm" xlink:href=".." xlink:type="simple" chart:class="chart:line" chart:style-name="ch1">
        <chart:title svg:x="6.394cm" svg:y="0.437cm" chart:style-name="ch2">
          <text:p>Poměr týd, hospitalizovaných k týd. případům</text:p>
        </chart:title>
        <chart:legend chart:legend-position="end" svg:x="19.946cm" svg:y="4.488cm" style:legend-expansion="high" chart:style-name="ch3"/>
        <chart:plot-area chart:style-name="ch4" table:cell-range-address="Sheet3.CI1:Sheet3.DW13" chart:data-source-has-labels="both" svg:x="0.44cm" svg:y="1.517cm" svg:width="19.066cm" svg:height="13.235cm">
          <chartooo:coordinate-region svg:x="1.352cm" svg:y="1.717cm" svg:width="18.154cm" svg:height="12.388cm"/>
          <chart:axis chart:dimension="x" chart:name="primary-x" chart:style-name="ch5" chartooo:axis-type="auto">
            <chartooo:date-scale/>
            <chart:categories table:cell-range-address="Sheet3.CJ1:Sheet3.DW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CJ2:Sheet3.DW2" chart:label-cell-address="Sheet3.CI2:Sheet3.CI2" chart:class="chart:line">
            <chart:data-point chart:repeated="40"/>
          </chart:series>
          <chart:series chart:style-name="ch9" chart:values-cell-range-address="Sheet3.CJ3:Sheet3.DW3" chart:label-cell-address="Sheet3.CI3:Sheet3.CI3" chart:class="chart:line">
            <chart:data-point chart:repeated="40"/>
          </chart:series>
          <chart:series chart:style-name="ch10" chart:values-cell-range-address="Sheet3.CJ4:Sheet3.DW4" chart:label-cell-address="Sheet3.CI4:Sheet3.CI4" chart:class="chart:line">
            <chart:data-point chart:repeated="40"/>
          </chart:series>
          <chart:series chart:style-name="ch11" chart:values-cell-range-address="Sheet3.CJ5:Sheet3.DW5" chart:label-cell-address="Sheet3.CI5:Sheet3.CI5" chart:class="chart:line">
            <chart:data-point chart:repeated="40"/>
          </chart:series>
          <chart:series chart:style-name="ch12" chart:values-cell-range-address="Sheet3.CJ6:Sheet3.DW6" chart:label-cell-address="Sheet3.CI6:Sheet3.CI6" chart:class="chart:line">
            <chart:data-point chart:repeated="40"/>
          </chart:series>
          <chart:series chart:style-name="ch13" chart:values-cell-range-address="Sheet3.CJ7:Sheet3.DW7" chart:label-cell-address="Sheet3.CI7:Sheet3.CI7" chart:class="chart:line">
            <chart:data-point chart:repeated="40"/>
          </chart:series>
          <chart:series chart:style-name="ch14" chart:values-cell-range-address="Sheet3.CJ8:Sheet3.DW8" chart:label-cell-address="Sheet3.CI8:Sheet3.CI8" chart:class="chart:line">
            <chart:data-point chart:repeated="40"/>
          </chart:series>
          <chart:series chart:style-name="ch15" chart:values-cell-range-address="Sheet3.CJ9:Sheet3.DW9" chart:label-cell-address="Sheet3.CI9:Sheet3.CI9" chart:class="chart:line">
            <chart:data-point chart:repeated="40"/>
          </chart:series>
          <chart:series chart:style-name="ch16" chart:values-cell-range-address="Sheet3.CJ10:Sheet3.DW10" chart:label-cell-address="Sheet3.CI10:Sheet3.CI10" chart:class="chart:line">
            <chart:data-point chart:repeated="40"/>
          </chart:series>
          <chart:series chart:style-name="ch17" chart:values-cell-range-address="Sheet3.CJ11:Sheet3.DW11" chart:label-cell-address="Sheet3.CI11:Sheet3.CI11" chart:class="chart:line">
            <chart:data-point chart:repeated="40"/>
          </chart:series>
          <chart:series chart:style-name="ch18" chart:values-cell-range-address="Sheet3.CJ12:Sheet3.DW12" chart:label-cell-address="Sheet3.CI12:Sheet3.CI12" chart:class="chart:line">
            <chart:data-point chart:repeated="25"/>
            <chart:data-point chart:style-name="ch19"/>
            <chart:data-point chart:repeated="6"/>
            <chart:data-point chart:style-name="ch19"/>
            <chart:data-point chart:repeated="7"/>
          </chart:series>
          <chart:series chart:style-name="ch20" chart:values-cell-range-address="Sheet3.CJ13:Sheet3.DW13" chart:label-cell-address="Sheet3.CI13:Sheet3.CI13" chart:class="chart:line">
            <chart:data-point chart:repeated="4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float" office:value="44531">
                <text:p>44531</text:p>
                <draw:g>
                  <svg:desc>Sheet3.CJ1:Sheet3.DW1</svg:desc>
                </draw:g>
              </table:table-cell>
              <table:table-cell office:value-type="float" office:value="44532">
                <text:p>44532</text:p>
              </table:table-cell>
              <table:table-cell office:value-type="float" office:value="44533">
                <text:p>44533</text:p>
              </table:table-cell>
              <table:table-cell office:value-type="float" office:value="44534">
                <text:p>44534</text:p>
              </table:table-cell>
              <table:table-cell office:value-type="float" office:value="44535">
                <text:p>44535</text:p>
              </table:table-cell>
              <table:table-cell office:value-type="float" office:value="44536">
                <text:p>44536</text:p>
              </table:table-cell>
              <table:table-cell office:value-type="float" office:value="44537">
                <text:p>44537</text:p>
              </table:table-cell>
              <table:table-cell office:value-type="float" office:value="44538">
                <text:p>44538</text:p>
              </table:table-cell>
              <table:table-cell office:value-type="float" office:value="44539">
                <text:p>44539</text:p>
              </table:table-cell>
              <table:table-cell office:value-type="float" office:value="44540">
                <text:p>44540</text:p>
              </table:table-cell>
              <table:table-cell office:value-type="float" office:value="44541">
                <text:p>44541</text:p>
              </table:table-cell>
              <table:table-cell office:value-type="float" office:value="44542">
                <text:p>44542</text:p>
              </table:table-cell>
              <table:table-cell office:value-type="float" office:value="44543">
                <text:p>44543</text:p>
              </table:table-cell>
              <table:table-cell office:value-type="float" office:value="44544">
                <text:p>44544</text:p>
              </table:table-cell>
              <table:table-cell office:value-type="float" office:value="44545">
                <text:p>44545</text:p>
              </table:table-cell>
              <table:table-cell office:value-type="float" office:value="44546">
                <text:p>44546</text:p>
              </table:table-cell>
              <table:table-cell office:value-type="float" office:value="44547">
                <text:p>44547</text:p>
              </table:table-cell>
              <table:table-cell office:value-type="float" office:value="44548">
                <text:p>44548</text:p>
              </table:table-cell>
              <table:table-cell office:value-type="float" office:value="44549">
                <text:p>44549</text:p>
              </table:table-cell>
              <table:table-cell office:value-type="float" office:value="44550">
                <text:p>44550</text:p>
              </table:table-cell>
              <table:table-cell office:value-type="float" office:value="44551">
                <text:p>44551</text:p>
              </table:table-cell>
              <table:table-cell office:value-type="float" office:value="44552">
                <text:p>44552</text:p>
              </table:table-cell>
              <table:table-cell office:value-type="float" office:value="44553">
                <text:p>44553</text:p>
              </table:table-cell>
              <table:table-cell office:value-type="float" office:value="44554">
                <text:p>44554</text:p>
              </table:table-cell>
              <table:table-cell office:value-type="float" office:value="44555">
                <text:p>44555</text:p>
              </table:table-cell>
              <table:table-cell office:value-type="float" office:value="44556">
                <text:p>44556</text:p>
              </table:table-cell>
              <table:table-cell office:value-type="float" office:value="44557">
                <text:p>44557</text:p>
              </table:table-cell>
              <table:table-cell office:value-type="float" office:value="44558">
                <text:p>44558</text:p>
              </table:table-cell>
              <table:table-cell office:value-type="float" office:value="44559">
                <text:p>44559</text:p>
              </table:table-cell>
              <table:table-cell office:value-type="float" office:value="44560">
                <text:p>44560</text:p>
              </table:table-cell>
              <table:table-cell office:value-type="float" office:value="44561">
                <text:p>44561</text:p>
              </table:table-cell>
              <table:table-cell office:value-type="float" office:value="44562">
                <text:p>44562</text:p>
              </table:table-cell>
              <table:table-cell office:value-type="float" office:value="44563">
                <text:p>44563</text:p>
              </table:table-cell>
              <table:table-cell office:value-type="float" office:value="44564">
                <text:p>44564</text:p>
              </table:table-cell>
              <table:table-cell office:value-type="float" office:value="44565">
                <text:p>44565</text:p>
              </table:table-cell>
              <table:table-cell office:value-type="float" office:value="44566">
                <text:p>44566</text:p>
              </table:table-cell>
              <table:table-cell office:value-type="float" office:value="44567">
                <text:p>44567</text:p>
              </table:table-cell>
              <table:table-cell office:value-type="float" office:value="44568">
                <text:p>44568</text:p>
              </table:table-cell>
              <table:table-cell office:value-type="float" office:value="44569">
                <text:p>44569</text:p>
              </table:table-cell>
              <table:table-cell office:value-type="float" office:value="44570">
                <text:p>44570</text:p>
              </table:table-cell>
            </table:table-row>
          </table:table-header-rows>
          <table:table-rows>
            <table:table-row>
              <table:table-cell office:value-type="string">
                <text:p>CZE</text:p>
                <draw:g>
                  <svg:desc>Sheet3.CI2:Sheet3.CI2</svg:desc>
                </draw:g>
              </table:table-cell>
              <table:table-cell office:value-type="float" office:value="0.0396436459961425">
                <text:p>0.0396436459961425</text:p>
                <draw:g>
                  <svg:desc>Sheet3.CJ2:Sheet3.DW2</svg:desc>
                </draw:g>
              </table:table-cell>
              <table:table-cell office:value-type="float" office:value="0.0392303201126125">
                <text:p>0.0392303201126125</text:p>
              </table:table-cell>
              <table:table-cell office:value-type="float" office:value="0.0411169836666919">
                <text:p>0.0411169836666919</text:p>
              </table:table-cell>
              <table:table-cell office:value-type="float" office:value="0.0413174676402966">
                <text:p>0.0413174676402966</text:p>
              </table:table-cell>
              <table:table-cell office:value-type="float" office:value="0.0452829437858166">
                <text:p>0.0452829437858166</text:p>
              </table:table-cell>
              <table:table-cell office:value-type="float" office:value="0.0416867571462824">
                <text:p>0.0416867571462824</text:p>
              </table:table-cell>
              <table:table-cell office:value-type="float" office:value="0.0414298436263273">
                <text:p>0.0414298436263273</text:p>
              </table:table-cell>
              <table:table-cell office:value-type="float" office:value="0.0419057733852603">
                <text:p>0.0419057733852603</text:p>
              </table:table-cell>
              <table:table-cell office:value-type="float" office:value="0.0421009612854454">
                <text:p>0.0421009612854454</text:p>
              </table:table-cell>
              <table:table-cell office:value-type="float" office:value="0.0439641246288969">
                <text:p>0.0439641246288969</text:p>
              </table:table-cell>
              <table:table-cell office:value-type="float" office:value="0.0456811996278883">
                <text:p>0.0456811996278883</text:p>
              </table:table-cell>
              <table:table-cell office:value-type="float" office:value="0.0452077578328903">
                <text:p>0.0452077578328903</text:p>
              </table:table-cell>
              <table:table-cell office:value-type="float" office:value="0.0457327347419191">
                <text:p>0.0457327347419191</text:p>
              </table:table-cell>
              <table:table-cell office:value-type="float" office:value="0.0465370347015194">
                <text:p>0.0465370347015194</text:p>
              </table:table-cell>
              <table:table-cell office:value-type="float" office:value="0.0461443545410188">
                <text:p>0.0461443545410188</text:p>
              </table:table-cell>
              <table:table-cell office:value-type="float" office:value="0.0474050115170747">
                <text:p>0.0474050115170747</text:p>
              </table:table-cell>
              <table:table-cell office:value-type="float" office:value="0.0478434788709172">
                <text:p>0.0478434788709172</text:p>
              </table:table-cell>
              <table:table-cell office:value-type="float" office:value="0.0482342105494217">
                <text:p>0.0482342105494217</text:p>
              </table:table-cell>
              <table:table-cell office:value-type="float" office:value="0.0494496821234054">
                <text:p>0.0494496821234054</text:p>
              </table:table-cell>
              <table:table-cell office:value-type="float" office:value="0.0469622658798003">
                <text:p>0.0469622658798003</text:p>
              </table:table-cell>
              <table:table-cell office:value-type="float" office:value="0.0546150892932866">
                <text:p>0.0546150892932866</text:p>
              </table:table-cell>
              <table:table-cell office:value-type="float" office:value="0.0743616806318061">
                <text:p>0.0743616806318061</text:p>
              </table:table-cell>
              <table:table-cell office:value-type="float" office:value="0.0982979852161397">
                <text:p>0.0982979852161397</text:p>
              </table:table-cell>
              <table:table-cell office:value-type="float" office:value="0.132418784465873">
                <text:p>0.132418784465873</text:p>
              </table:table-cell>
              <table:table-cell office:value-type="float" office:value="0.0513480457036431">
                <text:p>0.0513480457036431</text:p>
              </table:table-cell>
              <table:table-cell office:value-type="float" office:value="0.0563151891983705">
                <text:p>0.0563151891983705</text:p>
              </table:table-cell>
              <table:table-cell office:value-type="float" office:value="0.0585740433548987">
                <text:p>0.0585740433548987</text:p>
              </table:table-cell>
              <table:table-cell office:value-type="float" office:value="0.0486403586253146">
                <text:p>0.0486403586253146</text:p>
              </table:table-cell>
              <table:table-cell office:value-type="float" office:value="0.0402000522716251">
                <text:p>0.0402000522716251</text:p>
              </table:table-cell>
              <table:table-cell office:value-type="float" office:value="0.0356881394964596">
                <text:p>0.0356881394964596</text:p>
              </table:table-cell>
              <table:table-cell office:value-type="float" office:value="0.0333575054387237">
                <text:p>0.0333575054387237</text:p>
              </table:table-cell>
              <table:table-cell office:value-type="float" office:value="0.0627077457265116">
                <text:p>0.0627077457265116</text:p>
              </table:table-cell>
              <table:table-cell office:value-type="float" office:value="0.0607906465779428">
                <text:p>0.0607906465779428</text:p>
              </table:table-cell>
              <table:table-cell office:value-type="float" office:value="0.0541329898682159">
                <text:p>0.0541329898682159</text:p>
              </table:table-cell>
              <table:table-cell office:value-type="float" office:value="0.0479741184558653">
                <text:p>0.0479741184558653</text:p>
              </table:table-cell>
              <table:table-cell office:value-type="float" office:value="0.0441734009948793">
                <text:p>0.0441734009948793</text:p>
              </table:table-cell>
              <table:table-cell office:value-type="float" office:value="0.0407881943614806">
                <text:p>0.0407881943614806</text:p>
              </table:table-cell>
              <table:table-cell office:value-type="float" office:value="0.0369137534167746">
                <text:p>0.0369137534167746</text:p>
              </table:table-cell>
              <table:table-cell office:value-type="float" office:value="0.0313111951868284">
                <text:p>0.031311195186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A</text:p>
                <draw:g>
                  <svg:desc>Sheet3.CI3:Sheet3.CI3</svg:desc>
                </draw:g>
              </table:table-cell>
              <table:table-cell office:value-type="float" office:value="0.0776617719105438">
                <text:p>0.0776617719105438</text:p>
                <draw:g>
                  <svg:desc>Sheet3.CJ3:Sheet3.DW3</svg:desc>
                </draw:g>
              </table:table-cell>
              <table:table-cell office:value-type="float" office:value="0.0675092591633464">
                <text:p>0.0675092591633464</text:p>
              </table:table-cell>
              <table:table-cell office:value-type="float" office:value="0.0616685406002708">
                <text:p>0.0616685406002708</text:p>
              </table:table-cell>
              <table:table-cell office:value-type="float" office:value="0.059871891247527">
                <text:p>0.059871891247527</text:p>
              </table:table-cell>
              <table:table-cell office:value-type="float" office:value="0.0602555590363662">
                <text:p>0.0602555590363662</text:p>
              </table:table-cell>
              <table:table-cell office:value-type="float" office:value="0.0619058829580772">
                <text:p>0.0619058829580772</text:p>
              </table:table-cell>
              <table:table-cell office:value-type="float" office:value="0.0634071449049974">
                <text:p>0.0634071449049974</text:p>
              </table:table-cell>
              <table:table-cell office:value-type="float" office:value="0.0635090023960929">
                <text:p>0.0635090023960929</text:p>
              </table:table-cell>
              <table:table-cell office:value-type="float" office:value="0.066037053625116">
                <text:p>0.066037053625116</text:p>
              </table:table-cell>
              <table:table-cell office:value-type="float" office:value="0.0653777910717026">
                <text:p>0.0653777910717026</text:p>
              </table:table-cell>
              <table:table-cell office:value-type="float" office:value="0.0665850612179336">
                <text:p>0.0665850612179336</text:p>
              </table:table-cell>
              <table:table-cell office:value-type="float" office:value="0.0670576684090198">
                <text:p>0.0670576684090198</text:p>
              </table:table-cell>
              <table:table-cell office:value-type="float" office:value="0.0663220810848295">
                <text:p>0.0663220810848295</text:p>
              </table:table-cell>
              <table:table-cell office:value-type="float" office:value="0.0658030644964145">
                <text:p>0.0658030644964145</text:p>
              </table:table-cell>
              <table:table-cell office:value-type="float" office:value="0.0661742766290951">
                <text:p>0.0661742766290951</text:p>
              </table:table-cell>
              <table:table-cell office:value-type="float" office:value="0.0644742137774313">
                <text:p>0.0644742137774313</text:p>
              </table:table-cell>
              <table:table-cell office:value-type="float" office:value="0.0628254043285951">
                <text:p>0.0628254043285951</text:p>
              </table:table-cell>
              <table:table-cell office:value-type="float" office:value="0.0613170908028209">
                <text:p>0.0613170908028209</text:p>
              </table:table-cell>
              <table:table-cell office:value-type="float" office:value="0.0590256489176518">
                <text:p>0.0590256489176518</text:p>
              </table:table-cell>
              <table:table-cell office:value-type="float" office:value="0.0563622897752332">
                <text:p>0.0563622897752332</text:p>
              </table:table-cell>
              <table:table-cell office:value-type="float" office:value="0.0537145061829884">
                <text:p>0.0537145061829884</text:p>
              </table:table-cell>
              <table:table-cell office:value-type="float" office:value="0.0501168138851481">
                <text:p>0.0501168138851481</text:p>
              </table:table-cell>
              <table:table-cell office:value-type="float" office:value="0.0463190964124448">
                <text:p>0.0463190964124448</text:p>
              </table:table-cell>
              <table:table-cell office:value-type="float" office:value="0.0464019074494043">
                <text:p>0.0464019074494043</text:p>
              </table:table-cell>
              <table:table-cell office:value-type="float" office:value="0.0480571582775415">
                <text:p>0.0480571582775415</text:p>
              </table:table-cell>
              <table:table-cell office:value-type="float" office:value="0.0464004089571378">
                <text:p>0.0464004089571378</text:p>
              </table:table-cell>
              <table:table-cell office:value-type="float" office:value="0.0401421070895277">
                <text:p>0.0401421070895277</text:p>
              </table:table-cell>
              <table:table-cell office:value-type="float" office:value="0.0390639945707838">
                <text:p>0.0390639945707838</text:p>
              </table:table-cell>
              <table:table-cell office:value-type="float" office:value="0.0372904108872015">
                <text:p>0.0372904108872015</text:p>
              </table:table-cell>
              <table:table-cell office:value-type="float" office:value="0.0350120811581577">
                <text:p>0.0350120811581577</text:p>
              </table:table-cell>
              <table:table-cell office:value-type="float" office:value="0.0343677644644712">
                <text:p>0.0343677644644712</text:p>
              </table:table-cell>
              <table:table-cell office:value-type="float" office:value="0.0360276062456252">
                <text:p>0.0360276062456252</text:p>
              </table:table-cell>
              <table:table-cell office:value-type="float" office:value="0.0374694136258715">
                <text:p>0.0374694136258715</text:p>
              </table:table-cell>
              <table:table-cell office:value-type="float" office:value="0.0323805677616963">
                <text:p>0.0323805677616963</text:p>
              </table:table-cell>
              <table:table-cell office:value-type="float" office:value="0.0301442093161931">
                <text:p>0.0301442093161931</text:p>
              </table:table-cell>
              <table:table-cell office:value-type="float" office:value="0.030593926265102">
                <text:p>0.030593926265102</text:p>
              </table:table-cell>
              <table:table-cell office:value-type="float" office:value="0.0304282355006368">
                <text:p>0.0304282355006368</text:p>
              </table:table-cell>
              <table:table-cell office:value-type="float" office:value="0.0287147652228196">
                <text:p>0.0287147652228196</text:p>
              </table:table-cell>
              <table:table-cell office:value-type="float" office:value="0.0282701200933769">
                <text:p>0.0282701200933769</text:p>
              </table:table-cell>
              <table:table-cell office:value-type="float" office:value="0.0289699083782069">
                <text:p>0.0289699083782069</text:p>
              </table:table-cell>
            </table:table-row>
            <table:table-row>
              <table:table-cell office:value-type="string">
                <text:p>DNK</text:p>
                <draw:g>
                  <svg:desc>Sheet3.CI4:Sheet3.CI4</svg:desc>
                </draw:g>
              </table:table-cell>
              <table:table-cell office:value-type="float" office:value="0.0192729214979683">
                <text:p>0.0192729214979683</text:p>
                <draw:g>
                  <svg:desc>Sheet3.CJ4:Sheet3.DW4</svg:desc>
                </draw:g>
              </table:table-cell>
              <table:table-cell office:value-type="float" office:value="0.0191218669606481">
                <text:p>0.0191218669606481</text:p>
              </table:table-cell>
              <table:table-cell office:value-type="float" office:value="0.019211381698874">
                <text:p>0.019211381698874</text:p>
              </table:table-cell>
              <table:table-cell office:value-type="float" office:value="0.0194289367008629">
                <text:p>0.0194289367008629</text:p>
              </table:table-cell>
              <table:table-cell office:value-type="float" office:value="0.0203750643509753">
                <text:p>0.0203750643509753</text:p>
              </table:table-cell>
              <table:table-cell office:value-type="float" office:value="0.0194218330402961">
                <text:p>0.0194218330402961</text:p>
              </table:table-cell>
              <table:table-cell office:value-type="float" office:value="0.0181068272402192">
                <text:p>0.0181068272402192</text:p>
              </table:table-cell>
              <table:table-cell office:value-type="float" office:value="0.0178255720690187">
                <text:p>0.0178255720690187</text:p>
              </table:table-cell>
              <table:table-cell office:value-type="float" office:value="0.0166949375659874">
                <text:p>0.0166949375659874</text:p>
              </table:table-cell>
              <table:table-cell office:value-type="float" office:value="0.0162548332617662">
                <text:p>0.0162548332617662</text:p>
              </table:table-cell>
              <table:table-cell office:value-type="float" office:value="0.0155264480734233">
                <text:p>0.0155264480734233</text:p>
              </table:table-cell>
              <table:table-cell office:value-type="float" office:value="0.0148416485955918">
                <text:p>0.0148416485955918</text:p>
              </table:table-cell>
              <table:table-cell office:value-type="float" office:value="0.0147612605412036">
                <text:p>0.0147612605412036</text:p>
              </table:table-cell>
              <table:table-cell office:value-type="float" office:value="0.0142734740911231">
                <text:p>0.0142734740911231</text:p>
              </table:table-cell>
              <table:table-cell office:value-type="float" office:value="0.0144012952875138">
                <text:p>0.0144012952875138</text:p>
              </table:table-cell>
              <table:table-cell office:value-type="float" office:value="0.0140921565928063">
                <text:p>0.0140921565928063</text:p>
              </table:table-cell>
              <table:table-cell office:value-type="float" office:value="0.0131082063296407">
                <text:p>0.0131082063296407</text:p>
              </table:table-cell>
              <table:table-cell office:value-type="float" office:value="0.0128581289584805">
                <text:p>0.0128581289584805</text:p>
              </table:table-cell>
              <table:table-cell office:value-type="float" office:value="0.0123717937044006">
                <text:p>0.0123717937044006</text:p>
              </table:table-cell>
              <table:table-cell office:value-type="float" office:value="0.0120304367024527">
                <text:p>0.0120304367024527</text:p>
              </table:table-cell>
              <table:table-cell office:value-type="float" office:value="0.0104866470927933">
                <text:p>0.0104866470927933</text:p>
              </table:table-cell>
              <table:table-cell office:value-type="float" office:value="0.00990921840306496">
                <text:p>0.00990921840306496</text:p>
              </table:table-cell>
              <table:table-cell office:value-type="float" office:value="0.00993693618790558">
                <text:p>0.00993693618790558</text:p>
              </table:table-cell>
              <table:table-cell office:value-type="float" office:value="0.00950711000230077">
                <text:p>0.00950711000230077</text:p>
              </table:table-cell>
              <table:table-cell office:value-type="float" office:value="0.0107800195470301">
                <text:p>0.0107800195470301</text:p>
              </table:table-cell>
              <table:table-cell office:value-type="float" office:value="0.0122930187883503">
                <text:p>0.0122930187883503</text:p>
              </table:table-cell>
              <table:table-cell office:value-type="float" office:value="0.00896520086120389">
                <text:p>0.00896520086120389</text:p>
              </table:table-cell>
              <table:table-cell office:value-type="float" office:value="0.0101276245000819">
                <text:p>0.0101276245000819</text:p>
              </table:table-cell>
              <table:table-cell office:value-type="float" office:value="0.00953666285710601">
                <text:p>0.00953666285710601</text:p>
              </table:table-cell>
              <table:table-cell office:value-type="float" office:value="0.0090085939210942">
                <text:p>0.0090085939210942</text:p>
              </table:table-cell>
              <table:table-cell office:value-type="float" office:value="0.00868262830898027">
                <text:p>0.00868262830898027</text:p>
              </table:table-cell>
              <table:table-cell office:value-type="float" office:value="0.00773261011092313">
                <text:p>0.00773261011092313</text:p>
              </table:table-cell>
              <table:table-cell office:value-type="float" office:value="0.00772914780839084">
                <text:p>0.00772914780839084</text:p>
              </table:table-cell>
              <table:table-cell office:value-type="float" office:value="0.0102837906307208">
                <text:p>0.0102837906307208</text:p>
              </table:table-cell>
              <table:table-cell office:value-type="float" office:value="0.00935426120449875">
                <text:p>0.00935426120449875</text:p>
              </table:table-cell>
              <table:table-cell office:value-type="float" office:value="0.00876469622046255">
                <text:p>0.00876469622046255</text:p>
              </table:table-cell>
              <table:table-cell office:value-type="float" office:value="0.00831332385400138">
                <text:p>0.008313323854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R</text:p>
                <draw:g>
                  <svg:desc>Sheet3.CI5:Sheet3.CI5</svg:desc>
                </draw:g>
              </table:table-cell>
              <table:table-cell office:value-type="float" office:value="0.0234687831067857">
                <text:p>0.0234687831067857</text:p>
                <draw:g>
                  <svg:desc>Sheet3.CJ5:Sheet3.DW5</svg:desc>
                </draw:g>
              </table:table-cell>
              <table:table-cell office:value-type="float" office:value="0.0223449478617883">
                <text:p>0.0223449478617883</text:p>
              </table:table-cell>
              <table:table-cell office:value-type="float" office:value="0.0245627932963825">
                <text:p>0.0245627932963825</text:p>
              </table:table-cell>
              <table:table-cell office:value-type="float" office:value="0.0227463074430364">
                <text:p>0.0227463074430364</text:p>
              </table:table-cell>
              <table:table-cell office:value-type="float" office:value="0.0229427046763095">
                <text:p>0.0229427046763095</text:p>
              </table:table-cell>
              <table:table-cell office:value-type="float" office:value="0.0246336641632251">
                <text:p>0.0246336641632251</text:p>
              </table:table-cell>
              <table:table-cell office:value-type="float" office:value="0.0238582439319088">
                <text:p>0.0238582439319088</text:p>
              </table:table-cell>
              <table:table-cell office:value-type="float" office:value="0.0225406283003105">
                <text:p>0.0225406283003105</text:p>
              </table:table-cell>
              <table:table-cell office:value-type="float" office:value="0.0234748645810614">
                <text:p>0.0234748645810614</text:p>
              </table:table-cell>
              <table:table-cell office:value-type="float" office:value="0.0218496033725749">
                <text:p>0.0218496033725749</text:p>
              </table:table-cell>
              <table:table-cell office:value-type="float" office:value="0.0246570724021897">
                <text:p>0.0246570724021897</text:p>
              </table:table-cell>
              <table:table-cell office:value-type="float" office:value="0.0230223071139037">
                <text:p>0.0230223071139037</text:p>
              </table:table-cell>
              <table:table-cell office:value-type="float" office:value="0.0223241014762988">
                <text:p>0.0223241014762988</text:p>
              </table:table-cell>
              <table:table-cell office:value-type="float" office:value="0.0213852696051435">
                <text:p>0.0213852696051435</text:p>
              </table:table-cell>
              <table:table-cell office:value-type="float" office:value="0.0218006334960479">
                <text:p>0.0218006334960479</text:p>
              </table:table-cell>
              <table:table-cell office:value-type="float" office:value="0.0200853008440927">
                <text:p>0.0200853008440927</text:p>
              </table:table-cell>
              <table:table-cell office:value-type="float" office:value="0.0203633069994465">
                <text:p>0.0203633069994465</text:p>
              </table:table-cell>
              <table:table-cell office:value-type="float" office:value="0.0173521477407151">
                <text:p>0.0173521477407151</text:p>
              </table:table-cell>
              <table:table-cell office:value-type="float" office:value="0.0168685646663532">
                <text:p>0.0168685646663532</text:p>
              </table:table-cell>
              <table:table-cell office:value-type="float" office:value="0.0162895249990441">
                <text:p>0.0162895249990441</text:p>
              </table:table-cell>
              <table:table-cell office:value-type="float" office:value="0.0145375361675051">
                <text:p>0.0145375361675051</text:p>
              </table:table-cell>
              <table:table-cell office:value-type="float" office:value="0.0140450595730302">
                <text:p>0.0140450595730302</text:p>
              </table:table-cell>
              <table:table-cell office:value-type="float" office:value="0.0138908673847694">
                <text:p>0.0138908673847694</text:p>
              </table:table-cell>
              <table:table-cell office:value-type="float" office:value="0.0140400002249099">
                <text:p>0.0140400002249099</text:p>
              </table:table-cell>
              <table:table-cell office:value-type="float" office:value="0.0134127476203522">
                <text:p>0.0134127476203522</text:p>
              </table:table-cell>
              <table:table-cell office:value-type="float" office:value="0.0138363755368955">
                <text:p>0.0138363755368955</text:p>
              </table:table-cell>
              <table:table-cell office:value-type="float" office:value="0.0133536173089926">
                <text:p>0.0133536173089926</text:p>
              </table:table-cell>
              <table:table-cell office:value-type="float" office:value="0.0137343718588666">
                <text:p>0.0137343718588666</text:p>
              </table:table-cell>
              <table:table-cell office:value-type="float" office:value="0.0131553983712943">
                <text:p>0.0131553983712943</text:p>
              </table:table-cell>
              <table:table-cell office:value-type="float" office:value="0.0114979309648279">
                <text:p>0.0114979309648279</text:p>
              </table:table-cell>
              <table:table-cell office:value-type="float" office:value="0.0107989675250615">
                <text:p>0.0107989675250615</text:p>
              </table:table-cell>
              <table:table-cell office:value-type="float" office:value="0.00975882187124819">
                <text:p>0.00975882187124819</text:p>
              </table:table-cell>
              <table:table-cell office:value-type="float" office:value="0.00994882773359363">
                <text:p>0.00994882773359363</text:p>
              </table:table-cell>
              <table:table-cell office:value-type="float" office:value="0.00915709608872005">
                <text:p>0.00915709608872005</text:p>
              </table:table-cell>
              <table:table-cell office:value-type="float" office:value="0.0099024669743173">
                <text:p>0.0099024669743173</text:p>
              </table:table-cell>
              <table:table-cell office:value-type="float" office:value="0.00873882455150119">
                <text:p>0.00873882455150119</text:p>
              </table:table-cell>
              <table:table-cell office:value-type="float" office:value="0.00805535860302247">
                <text:p>0.00805535860302247</text:p>
              </table:table-cell>
              <table:table-cell office:value-type="float" office:value="0.00789795546611382">
                <text:p>0.00789795546611382</text:p>
              </table:table-cell>
              <table:table-cell office:value-type="float" office:value="0.00767238430812927">
                <text:p>0.00767238430812927</text:p>
              </table:table-cell>
              <table:table-cell office:value-type="float" office:value="0.00684452619045181">
                <text:p>0.00684452619045181</text:p>
              </table:table-cell>
            </table:table-row>
            <table:table-row>
              <table:table-cell office:value-type="string">
                <text:p>FRA</text:p>
                <draw:g>
                  <svg:desc>Sheet3.CI6:Sheet3.CI6</svg:desc>
                </draw:g>
              </table:table-cell>
              <table:table-cell office:value-type="float" office:value="0.0221454120610538">
                <text:p>0.0221454120610538</text:p>
                <draw:g>
                  <svg:desc>Sheet3.CJ6:Sheet3.DW6</svg:desc>
                </draw:g>
              </table:table-cell>
              <table:table-cell office:value-type="float" office:value="0.0215257894137149">
                <text:p>0.0215257894137149</text:p>
              </table:table-cell>
              <table:table-cell office:value-type="float" office:value="0.0218086759681552">
                <text:p>0.0218086759681552</text:p>
              </table:table-cell>
              <table:table-cell office:value-type="float" office:value="0.0217801860898573">
                <text:p>0.0217801860898573</text:p>
              </table:table-cell>
              <table:table-cell office:value-type="float" office:value="0.0214934166812796">
                <text:p>0.0214934166812796</text:p>
              </table:table-cell>
              <table:table-cell office:value-type="float" office:value="0.0225421982802753">
                <text:p>0.0225421982802753</text:p>
              </table:table-cell>
              <table:table-cell office:value-type="float" office:value="0.0232202345937793">
                <text:p>0.0232202345937793</text:p>
              </table:table-cell>
              <table:table-cell office:value-type="float" office:value="0.0232931452648042">
                <text:p>0.0232931452648042</text:p>
              </table:table-cell>
              <table:table-cell office:value-type="float" office:value="0.0236045789153505">
                <text:p>0.0236045789153505</text:p>
              </table:table-cell>
              <table:table-cell office:value-type="float" office:value="0.0236498646359192">
                <text:p>0.0236498646359192</text:p>
              </table:table-cell>
              <table:table-cell office:value-type="float" office:value="0.0237527444460661">
                <text:p>0.0237527444460661</text:p>
              </table:table-cell>
              <table:table-cell office:value-type="float" office:value="0.0239364299753219">
                <text:p>0.0239364299753219</text:p>
              </table:table-cell>
              <table:table-cell office:value-type="float" office:value="0.0241390636418752">
                <text:p>0.0241390636418752</text:p>
              </table:table-cell>
              <table:table-cell office:value-type="float" office:value="0.0238248276854898">
                <text:p>0.0238248276854898</text:p>
              </table:table-cell>
              <table:table-cell office:value-type="float" office:value="0.0239982463595824">
                <text:p>0.0239982463595824</text:p>
              </table:table-cell>
              <table:table-cell office:value-type="float" office:value="0.0239860777836597">
                <text:p>0.0239860777836597</text:p>
              </table:table-cell>
              <table:table-cell office:value-type="float" office:value="0.0242217172512467">
                <text:p>0.0242217172512467</text:p>
              </table:table-cell>
              <table:table-cell office:value-type="float" office:value="0.023993253332887">
                <text:p>0.023993253332887</text:p>
              </table:table-cell>
              <table:table-cell office:value-type="float" office:value="0.0237264669752684">
                <text:p>0.0237264669752684</text:p>
              </table:table-cell>
              <table:table-cell office:value-type="float" office:value="0.0234282144632863">
                <text:p>0.0234282144632863</text:p>
              </table:table-cell>
              <table:table-cell office:value-type="float" office:value="0.022842274946594">
                <text:p>0.022842274946594</text:p>
              </table:table-cell>
              <table:table-cell office:value-type="float" office:value="0.0216545801885379">
                <text:p>0.0216545801885379</text:p>
              </table:table-cell>
              <table:table-cell office:value-type="float" office:value="0.020114260062592">
                <text:p>0.020114260062592</text:p>
              </table:table-cell>
              <table:table-cell office:value-type="float" office:value="0.0184473907717803">
                <text:p>0.0184473907717803</text:p>
              </table:table-cell>
              <table:table-cell office:value-type="float" office:value="0.0166744838823526">
                <text:p>0.0166744838823526</text:p>
              </table:table-cell>
              <table:table-cell office:value-type="float" office:value="0.0174240346745098">
                <text:p>0.0174240346745098</text:p>
              </table:table-cell>
              <table:table-cell office:value-type="float" office:value="0.0172260632446379">
                <text:p>0.0172260632446379</text:p>
              </table:table-cell>
              <table:table-cell office:value-type="float" office:value="0.0149515598122377">
                <text:p>0.0149515598122377</text:p>
              </table:table-cell>
              <table:table-cell office:value-type="float" office:value="0.0131774900209094">
                <text:p>0.0131774900209094</text:p>
              </table:table-cell>
              <table:table-cell office:value-type="float" office:value="0.0120739091959792">
                <text:p>0.0120739091959792</text:p>
              </table:table-cell>
              <table:table-cell office:value-type="float" office:value="0.01092463149752">
                <text:p>0.01092463149752</text:p>
              </table:table-cell>
              <table:table-cell office:value-type="float" office:value="0.0101011495232871">
                <text:p>0.0101011495232871</text:p>
              </table:table-cell>
              <table:table-cell office:value-type="float" office:value="0.00995624071859248">
                <text:p>0.00995624071859248</text:p>
              </table:table-cell>
              <table:table-cell office:value-type="float" office:value="0.0100907127211066">
                <text:p>0.0100907127211066</text:p>
              </table:table-cell>
              <table:table-cell office:value-type="float" office:value="0.0099667166067853">
                <text:p>0.0099667166067853</text:p>
              </table:table-cell>
              <table:table-cell office:value-type="float" office:value="0.00945984799452525">
                <text:p>0.00945984799452525</text:p>
              </table:table-cell>
              <table:table-cell office:value-type="float" office:value="0.00942308458219701">
                <text:p>0.00942308458219701</text:p>
              </table:table-cell>
              <table:table-cell office:value-type="float" office:value="0.00905257220599606">
                <text:p>0.00905257220599606</text:p>
              </table:table-cell>
              <table:table-cell office:value-type="float" office:value="0.00884545914006707">
                <text:p>0.00884545914006707</text:p>
              </table:table-cell>
              <table:table-cell office:value-type="float" office:value="0.00781859008612205">
                <text:p>0.00781859008612205</text:p>
              </table:table-cell>
            </table:table-row>
            <table:table-row>
              <table:table-cell office:value-type="string">
                <text:p>ITA</text:p>
                <draw:g>
                  <svg:desc>Sheet3.CI7:Sheet3.CI7</svg:desc>
                </draw:g>
              </table:table-cell>
              <table:table-cell office:value-type="float" office:value="0.0360644822718502">
                <text:p>0.0360644822718502</text:p>
                <draw:g>
                  <svg:desc>Sheet3.CJ7:Sheet3.DW7</svg:desc>
                </draw:g>
              </table:table-cell>
              <table:table-cell office:value-type="float" office:value="0.0357586981104246">
                <text:p>0.0357586981104246</text:p>
              </table:table-cell>
              <table:table-cell office:value-type="float" office:value="0.034938840580627">
                <text:p>0.034938840580627</text:p>
              </table:table-cell>
              <table:table-cell office:value-type="float" office:value="0.0342608079583385">
                <text:p>0.0342608079583385</text:p>
              </table:table-cell>
              <table:table-cell office:value-type="float" office:value="0.0342374985021989">
                <text:p>0.0342374985021989</text:p>
              </table:table-cell>
              <table:table-cell office:value-type="float" office:value="0.0349368316758414">
                <text:p>0.0349368316758414</text:p>
              </table:table-cell>
              <table:table-cell office:value-type="float" office:value="0.0346408724055017">
                <text:p>0.0346408724055017</text:p>
              </table:table-cell>
              <table:table-cell office:value-type="float" office:value="0.0343048951111121">
                <text:p>0.0343048951111121</text:p>
              </table:table-cell>
              <table:table-cell office:value-type="float" office:value="0.0365022156914924">
                <text:p>0.0365022156914924</text:p>
              </table:table-cell>
              <table:table-cell office:value-type="float" office:value="0.0360956945728249">
                <text:p>0.0360956945728249</text:p>
              </table:table-cell>
              <table:table-cell office:value-type="float" office:value="0.0354707624121581">
                <text:p>0.0354707624121581</text:p>
              </table:table-cell>
              <table:table-cell office:value-type="float" office:value="0.0347319254261647">
                <text:p>0.0347319254261647</text:p>
              </table:table-cell>
              <table:table-cell office:value-type="float" office:value="0.0342850079088976">
                <text:p>0.0342850079088976</text:p>
              </table:table-cell>
              <table:table-cell office:value-type="float" office:value="0.033917213271658">
                <text:p>0.033917213271658</text:p>
              </table:table-cell>
              <table:table-cell office:value-type="float" office:value="0.0336793986137237">
                <text:p>0.0336793986137237</text:p>
              </table:table-cell>
              <table:table-cell office:value-type="float" office:value="0.0307672230524743">
                <text:p>0.0307672230524743</text:p>
              </table:table-cell>
              <table:table-cell office:value-type="float" office:value="0.0297902906958677">
                <text:p>0.0297902906958677</text:p>
              </table:table-cell>
              <table:table-cell office:value-type="float" office:value="0.0287800819764199">
                <text:p>0.0287800819764199</text:p>
              </table:table-cell>
              <table:table-cell office:value-type="float" office:value="0.028422537196098">
                <text:p>0.028422537196098</text:p>
              </table:table-cell>
              <table:table-cell office:value-type="float" office:value="0.0281619939494982">
                <text:p>0.0281619939494982</text:p>
              </table:table-cell>
              <table:table-cell office:value-type="float" office:value="0.0272486059822968">
                <text:p>0.0272486059822968</text:p>
              </table:table-cell>
              <table:table-cell office:value-type="float" office:value="0.0259412238629075">
                <text:p>0.0259412238629075</text:p>
              </table:table-cell>
              <table:table-cell office:value-type="float" office:value="0.0240719482179995">
                <text:p>0.0240719482179995</text:p>
              </table:table-cell>
              <table:table-cell office:value-type="float" office:value="0.0224562082495983">
                <text:p>0.0224562082495983</text:p>
              </table:table-cell>
              <table:table-cell office:value-type="float" office:value="0.0208169961446969">
                <text:p>0.0208169961446969</text:p>
              </table:table-cell>
              <table:table-cell office:value-type="float" office:value="0.0215564815594279">
                <text:p>0.0215564815594279</text:p>
              </table:table-cell>
              <table:table-cell office:value-type="float" office:value="0.0215249816740856">
                <text:p>0.0215249816740856</text:p>
              </table:table-cell>
              <table:table-cell office:value-type="float" office:value="0.0192150484391048">
                <text:p>0.0192150484391048</text:p>
              </table:table-cell>
              <table:table-cell office:value-type="float" office:value="0.0168866944934829">
                <text:p>0.016886694493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  <draw:g>
                  <svg:desc>Sheet3.CI8:Sheet3.CI8</svg:desc>
                </draw:g>
              </table:table-cell>
              <table:table-cell office:value-type="float" office:value="0.0489361543951469">
                <text:p>0.0489361543951469</text:p>
                <draw:g>
                  <svg:desc>Sheet3.CJ8:Sheet3.DW8</svg:desc>
                </draw:g>
              </table:table-cell>
              <table:table-cell office:value-type="float" office:value="0.0463596063845848">
                <text:p>0.0463596063845848</text:p>
              </table:table-cell>
              <table:table-cell office:value-type="float" office:value="0.0451728302896932">
                <text:p>0.0451728302896932</text:p>
              </table:table-cell>
              <table:table-cell office:value-type="float" office:value="0.0463124491995704">
                <text:p>0.0463124491995704</text:p>
              </table:table-cell>
              <table:table-cell office:value-type="float" office:value="0.0476326918591317">
                <text:p>0.0476326918591317</text:p>
              </table:table-cell>
              <table:table-cell office:value-type="float" office:value="0.0712955857328751">
                <text:p>0.0712955857328751</text:p>
              </table:table-cell>
              <table:table-cell office:value-type="float" office:value="0.0424789671234474">
                <text:p>0.0424789671234474</text:p>
              </table:table-cell>
              <table:table-cell office:value-type="float" office:value="0.0496208911491092">
                <text:p>0.0496208911491092</text:p>
              </table:table-cell>
              <table:table-cell office:value-type="float" office:value="0.0446178720921298">
                <text:p>0.0446178720921298</text:p>
              </table:table-cell>
              <table:table-cell office:value-type="float" office:value="0.044619769644316">
                <text:p>0.044619769644316</text:p>
              </table:table-cell>
              <table:table-cell office:value-type="float" office:value="0.0463818969453132">
                <text:p>0.0463818969453132</text:p>
              </table:table-cell>
              <table:table-cell office:value-type="float" office:value="0.0481475963980803">
                <text:p>0.0481475963980803</text:p>
              </table:table-cell>
              <table:table-cell office:value-type="float" office:value="0.0319337242355388">
                <text:p>0.0319337242355388</text:p>
              </table:table-cell>
              <table:table-cell office:value-type="float" office:value="0.0385046172644177">
                <text:p>0.0385046172644177</text:p>
              </table:table-cell>
              <table:table-cell office:value-type="float" office:value="0.0326139881444289">
                <text:p>0.0326139881444289</text:p>
              </table:table-cell>
              <table:table-cell office:value-type="float" office:value="0.0326463828819289">
                <text:p>0.0326463828819289</text:p>
              </table:table-cell>
              <table:table-cell office:value-type="float" office:value="0.0299176003688607">
                <text:p>0.0299176003688607</text:p>
              </table:table-cell>
              <table:table-cell office:value-type="float" office:value="0.0303742089652164">
                <text:p>0.0303742089652164</text:p>
              </table:table-cell>
              <table:table-cell office:value-type="float" office:value="0.0313057944048894">
                <text:p>0.0313057944048894</text:p>
              </table:table-cell>
              <table:table-cell office:value-type="float" office:value="0.0274535023423011">
                <text:p>0.0274535023423011</text:p>
              </table:table-cell>
              <table:table-cell office:value-type="float" office:value="0.0256297145316898">
                <text:p>0.0256297145316898</text:p>
              </table:table-cell>
              <table:table-cell office:value-type="float" office:value="0.02334150327404">
                <text:p>0.02334150327404</text:p>
              </table:table-cell>
              <table:table-cell office:value-type="float" office:value="0.0209707879399996">
                <text:p>0.0209707879399996</text:p>
              </table:table-cell>
              <table:table-cell office:value-type="float" office:value="0.024866610152588">
                <text:p>0.024866610152588</text:p>
              </table:table-cell>
              <table:table-cell office:value-type="float" office:value="0.0261162717804784">
                <text:p>0.0261162717804784</text:p>
              </table:table-cell>
              <table:table-cell office:value-type="float" office:value="0.0277126757754064">
                <text:p>0.0277126757754064</text:p>
              </table:table-cell>
              <table:table-cell office:value-type="float" office:value="0.0194139788317006">
                <text:p>0.0194139788317006</text:p>
              </table:table-cell>
              <table:table-cell office:value-type="float" office:value="0.0185089860370495">
                <text:p>0.0185089860370495</text:p>
              </table:table-cell>
              <table:table-cell office:value-type="float" office:value="0.0180423780340897">
                <text:p>0.0180423780340897</text:p>
              </table:table-cell>
              <table:table-cell office:value-type="float" office:value="0.0161078387207683">
                <text:p>0.0161078387207683</text:p>
              </table:table-cell>
              <table:table-cell office:value-type="float" office:value="0.0169296961737267">
                <text:p>0.0169296961737267</text:p>
              </table:table-cell>
              <table:table-cell office:value-type="float" office:value="0.0177602260869875">
                <text:p>0.0177602260869875</text:p>
              </table:table-cell>
              <table:table-cell office:value-type="float" office:value="0.0180306933769799">
                <text:p>0.0180306933769799</text:p>
              </table:table-cell>
              <table:table-cell office:value-type="float" office:value="0.0148540087205227">
                <text:p>0.0148540087205227</text:p>
              </table:table-cell>
              <table:table-cell office:value-type="float" office:value="0.0150852057300663">
                <text:p>0.0150852057300663</text:p>
              </table:table-cell>
              <table:table-cell office:value-type="float" office:value="0.0149820997631027">
                <text:p>0.0149820997631027</text:p>
              </table:table-cell>
              <table:table-cell office:value-type="float" office:value="0.019245843300273">
                <text:p>0.0192458433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R</text:p>
                <draw:g>
                  <svg:desc>Sheet3.CI9:Sheet3.CI9</svg:desc>
                </draw:g>
              </table:table-cell>
              <table:table-cell office:value-type="float" office:value="0.0177572822227119">
                <text:p>0.0177572822227119</text:p>
                <draw:g>
                  <svg:desc>Sheet3.CJ9:Sheet3.DW9</svg:desc>
                </draw:g>
              </table:table-cell>
              <table:table-cell office:value-type="float" office:value="0.0175920855032548">
                <text:p>0.0175920855032548</text:p>
              </table:table-cell>
              <table:table-cell office:value-type="float" office:value="0.0175239888468124">
                <text:p>0.0175239888468124</text:p>
              </table:table-cell>
              <table:table-cell office:value-type="float" office:value="0.0175013504330669">
                <text:p>0.0175013504330669</text:p>
              </table:table-cell>
              <table:table-cell office:value-type="float" office:value="0.0175244087000562">
                <text:p>0.0175244087000562</text:p>
              </table:table-cell>
              <table:table-cell office:value-type="float" office:value="0.0172559602191476">
                <text:p>0.0172559602191476</text:p>
              </table:table-cell>
              <table:table-cell office:value-type="float" office:value="0.0173074914764874">
                <text:p>0.0173074914764874</text:p>
              </table:table-cell>
              <table:table-cell office:value-type="float" office:value="0.017310162835585">
                <text:p>0.017310162835585</text:p>
              </table:table-cell>
              <table:table-cell office:value-type="float" office:value="0.0177889684501323">
                <text:p>0.0177889684501323</text:p>
              </table:table-cell>
              <table:table-cell office:value-type="float" office:value="0.0176389144784814">
                <text:p>0.0176389144784814</text:p>
              </table:table-cell>
              <table:table-cell office:value-type="float" office:value="0.0172184295345035">
                <text:p>0.0172184295345035</text:p>
              </table:table-cell>
              <table:table-cell office:value-type="float" office:value="0.0170546485227371">
                <text:p>0.0170546485227371</text:p>
              </table:table-cell>
              <table:table-cell office:value-type="float" office:value="0.0170490754510295">
                <text:p>0.0170490754510295</text:p>
              </table:table-cell>
              <table:table-cell office:value-type="float" office:value="0.0163858504646648">
                <text:p>0.0163858504646648</text:p>
              </table:table-cell>
              <table:table-cell office:value-type="float" office:value="0.015417411757015">
                <text:p>0.015417411757015</text:p>
              </table:table-cell>
              <table:table-cell office:value-type="float" office:value="0.0140128970956473">
                <text:p>0.0140128970956473</text:p>
              </table:table-cell>
              <table:table-cell office:value-type="float" office:value="0.0131124223389105">
                <text:p>0.0131124223389105</text:p>
              </table:table-cell>
              <table:table-cell office:value-type="float" office:value="0.0122515287627558">
                <text:p>0.0122515287627558</text:p>
              </table:table-cell>
              <table:table-cell office:value-type="float" office:value="0.0117707447070322">
                <text:p>0.0117707447070322</text:p>
              </table:table-cell>
              <table:table-cell office:value-type="float" office:value="0.0114952880752613">
                <text:p>0.0114952880752613</text:p>
              </table:table-cell>
              <table:table-cell office:value-type="float" office:value="0.0114253618503687">
                <text:p>0.0114253618503687</text:p>
              </table:table-cell>
              <table:table-cell office:value-type="float" office:value="0.0116554081106445">
                <text:p>0.0116554081106445</text:p>
              </table:table-cell>
              <table:table-cell office:value-type="float" office:value="0.0117601923320258">
                <text:p>0.0117601923320258</text:p>
              </table:table-cell>
              <table:table-cell office:value-type="float" office:value="0.0117001431490303">
                <text:p>0.0117001431490303</text:p>
              </table:table-cell>
              <table:table-cell office:value-type="float" office:value="0.0119426503572022">
                <text:p>0.0119426503572022</text:p>
              </table:table-cell>
              <table:table-cell office:value-type="float" office:value="0.0120258082786098">
                <text:p>0.0120258082786098</text:p>
              </table:table-cell>
              <table:table-cell office:value-type="float" office:value="0.0127271362813793">
                <text:p>0.0127271362813793</text:p>
              </table:table-cell>
              <table:table-cell office:value-type="float" office:value="0.0132312962046655">
                <text:p>0.0132312962046655</text:p>
              </table:table-cell>
              <table:table-cell office:value-type="float" office:value="0.0133926802137036">
                <text:p>0.0133926802137036</text:p>
              </table:table-cell>
              <table:table-cell office:value-type="float" office:value="0.0134740569223133">
                <text:p>0.0134740569223133</text:p>
              </table:table-cell>
              <table:table-cell office:value-type="float" office:value="0.0134291793017432">
                <text:p>0.0134291793017432</text:p>
              </table:table-cell>
              <table:table-cell office:value-type="float" office:value="0.0135210988699414">
                <text:p>0.0135210988699414</text:p>
              </table:table-cell>
              <table:table-cell office:value-type="float" office:value="0.0138314943252691">
                <text:p>0.0138314943252691</text:p>
              </table:table-cell>
              <table:table-cell office:value-type="float" office:value="0.0133221012765421">
                <text:p>0.01332210127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  <draw:g>
                  <svg:desc>Sheet3.CI10:Sheet3.CI10</svg:desc>
                </draw:g>
              </table:table-cell>
              <table:table-cell office:value-type="float" office:value="NaN">
                <text:p>NaN</text:p>
                <draw:g>
                  <svg:desc>Sheet3.CJ10:Sheet3.DW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9128126135218">
                <text:p>0.013912812613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98835507356">
                <text:p>0.014898835507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0745977164507">
                <text:p>0.010074597716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4874997577064">
                <text:p>0.0072487499757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4839520980932">
                <text:p>0.0084483952098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  <draw:g>
                  <svg:desc>Sheet3.CI11:Sheet3.CI11</svg:desc>
                </draw:g>
              </table:table-cell>
              <table:table-cell office:value-type="float" office:value="NaN">
                <text:p>NaN</text:p>
                <draw:g>
                  <svg:desc>Sheet3.CJ11:Sheet3.DW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04874607663383">
                <text:p>0.070487460766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6401794396415">
                <text:p>0.072640179439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7065870333946">
                <text:p>0.072706587033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6948190020002">
                <text:p>0.052694819002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2541348627454">
                <text:p>0.015254134862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  <draw:g>
                  <svg:desc>Sheet3.CI12:Sheet3.CI12</svg:desc>
                </draw:g>
              </table:table-cell>
              <table:table-cell office:value-type="float" office:value="NaN">
                <text:p>NaN</text:p>
                <draw:g>
                  <svg:desc>Sheet3.CJ12:Sheet3.DW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2896758891545">
                <text:p>0.0060289675889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5072343097023">
                <text:p>0.0053507234309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6781069852929">
                <text:p>0.0049678106985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2562943613857">
                <text:p>0.0029256294361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869252208598">
                <text:p>0.0010886925220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  <draw:g>
                  <svg:desc>Sheet3.CI13:Sheet3.CI13</svg:desc>
                </draw:g>
              </table:table-cell>
              <table:table-cell office:value-type="float" office:value="NaN">
                <text:p>NaN</text:p>
                <draw:g>
                  <svg:desc>Sheet3.CJ13:Sheet3.DW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4942858428676">
                <text:p>0.0174942858428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399383118242">
                <text:p>0.020239938311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3815406721875">
                <text:p>0.01438154067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272345882698">
                <text:p>0.010227234588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1934559091708">
                <text:p>0.0074193455909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46cm" svg:height="8.506cm" xlink:href=".." xlink:type="simple" chart:class="chart:scatter" chart:style-name="ch1">
        <chart:title svg:x="2.348cm" svg:y="0.306cm" chart:style-name="ch2">
          <text:p>% hospitalizace vs boosters</text:p>
        </chart:title>
        <chart:plot-area chart:style-name="ch3" table:cell-range-address="Sheet3.DY1:Sheet3.DY13 Sheet3.DZ2:Sheet3.EA13 Sheet3.DZ1:Sheet3.DZ1" chart:data-source-has-labels="both" svg:x="0.208cm" svg:y="1.255cm" svg:width="10.03cm" svg:height="7.081cm">
          <chartooo:coordinate-region svg:x="1.306cm" svg:y="1.455cm" svg:width="8.745cm" svg:height="6.234cm"/>
          <chart:axis chart:dimension="x" chart:name="primary-x" chart:style-name="ch4" chartooo:axis-type="auto">
            <chart:categories table:cell-range-address="Sheet3.DY2:Sheet3.DY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Z2:Sheet3.DZ13" chart:label-cell-address="Sheet3.DZ1:Sheet3.DZ1" chart:class="chart:scatter">
            <chart:domain table:cell-range-address="Sheet3.EA2:Sheet3.E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A</text:p>
              </table:table-cell>
              <table:table-cell office:value-type="string">
                <text:p>Hosp Ratio</text:p>
                <draw:g>
                  <svg:desc>Sheet3.DZ1:Sheet3.D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</text:p>
                <draw:g>
                  <svg:desc>Sheet3.DY2:Sheet3.DY13</svg:desc>
                </draw:g>
              </table:table-cell>
              <table:table-cell office:value-type="float" office:value="23.3746153846154">
                <text:p>23.3746153846154</text:p>
                <draw:g>
                  <svg:desc>Sheet3.EA2:Sheet3.EA13</svg:desc>
                </draw:g>
              </table:table-cell>
              <table:table-cell office:value-type="float" office:value="0.044367067435937">
                <text:p>0.044367067435937</text:p>
                <draw:g>
                  <svg:desc>Sheet3.DZ2:Sheet3.DZ13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21.7976923076923">
                <text:p>21.7976923076923</text:p>
              </table:table-cell>
              <table:table-cell office:value-type="float" office:value="0.0324724174099466">
                <text:p>0.0324724174099466</text:p>
              </table:table-cell>
            </table:table-row>
            <table:table-row>
              <table:table-cell office:value-type="string">
                <text:p>DNK</text:p>
              </table:table-cell>
              <table:table-cell office:value-type="float" office:value="48.8354545454545">
                <text:p>48.8354545454545</text:p>
              </table:table-cell>
              <table:table-cell office:value-type="float" office:value="0.00882285721290866">
                <text:p>0.00882285721290866</text:p>
              </table:table-cell>
            </table:table-row>
            <table:table-row>
              <table:table-cell office:value-type="string">
                <text:p>ISR</text:p>
              </table:table-cell>
              <table:table-cell office:value-type="float" office:value="45.93">
                <text:p>45.93</text:p>
              </table:table-cell>
              <table:table-cell office:value-type="float" office:value="0.00945237988735679">
                <text:p>0.00945237988735679</text:p>
              </table:table-cell>
            </table:table-row>
            <table:table-row>
              <table:table-cell office:value-type="string">
                <text:p>FRA</text:p>
              </table:table-cell>
              <table:table-cell office:value-type="float" office:value="33.5781818181818">
                <text:p>33.5781818181818</text:p>
              </table:table-cell>
              <table:table-cell office:value-type="float" office:value="0.0100742003577573">
                <text:p>0.0100742003577573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33.6138461538462">
                <text:p>33.6138461538462</text:p>
              </table:table-cell>
              <table:table-cell office:value-type="float" office:value="0.0168866944934829">
                <text:p>0.0168866944934829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30.2985714285714">
                <text:p>30.2985714285714</text:p>
              </table:table-cell>
              <table:table-cell office:value-type="float" office:value="0.0167819988785019">
                <text:p>0.0167819988785019</text:p>
              </table:table-cell>
            </table:table-row>
            <table:table-row>
              <table:table-cell office:value-type="string">
                <text:p>GBR</text:p>
              </table:table-cell>
              <table:table-cell office:value-type="float" office:value="50.2269230769231">
                <text:p>50.2269230769231</text:p>
              </table:table-cell>
              <table:table-cell office:value-type="float" office:value="0.0134951018182521">
                <text:p>0.0134951018182521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44.6761538461538">
                <text:p>44.6761538461538</text:p>
              </table:table-cell>
              <table:table-cell office:value-type="float" office:value="0.00844839520980932">
                <text:p>0.00844839520980932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34.5615384615385">
                <text:p>34.5615384615385</text:p>
              </table:table-cell>
              <table:table-cell office:value-type="float" office:value="0.0152541348627454">
                <text:p>0.0152541348627454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30.1130769230769">
                <text:p>30.1130769230769</text:p>
              </table:table-cell>
              <table:table-cell office:value-type="float" office:value="0.00108869252208598">
                <text:p>0.0010886925220859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31.565">
                <text:p>31.565</text:p>
              </table:table-cell>
              <table:table-cell office:value-type="float" office:value="0.00741934559091708">
                <text:p>0.00741934559091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7cm" svg:height="13.975cm" xlink:href=".." xlink:type="simple" chart:class="chart:scatter" chart:style-name="ch1">
        <chart:title svg:x="5.145cm" svg:y="0.415cm" chart:style-name="ch2">
          <text:p>Poměr hospitalizací versus očkování</text:p>
        </chart:title>
        <chart:plot-area chart:style-name="ch3" table:cell-range-address="Sheet3.DY2:Sheet3.DY13 Sheet3.EC2:Sheet3.ED13 Sheet3.ED1:Sheet3.ED1" chart:data-source-has-labels="both" svg:x="1.366cm" svg:y="1.473cm" svg:width="16.066cm" svg:height="11.242cm">
          <chartooo:coordinate-region svg:x="2.464cm" svg:y="1.672cm" svg:width="14.637cm" svg:height="10.396cm"/>
          <chart:axis chart:dimension="x" chart:name="primary-x" chart:style-name="ch4" chartooo:axis-type="auto">
            <chart:title svg:x="6.418cm" svg:y="12.994cm" chart:style-name="ch5">
              <text:p>Předpověď ze stavu očkování a boosterů</text:p>
            </chart:title>
            <chart:categories table:cell-range-address="Sheet3.DY2:Sheet3.DY13"/>
          </chart:axis>
          <chart:axis chart:dimension="y" chart:name="primary-y" chart:style-name="ch4">
            <chart:title svg:x="0.451cm" svg:y="8.567cm" chart:style-name="ch6">
              <text:p>Poměr hospitalizací</text:p>
            </chart:title>
            <chart:grid chart:style-name="ch7" chart:class="major"/>
          </chart:axis>
          <chart:series chart:style-name="ch8" chart:values-cell-range-address="Sheet3.ED2:Sheet3.ED13" chart:label-cell-address="Sheet3.ED1:Sheet3.ED1" chart:class="chart:scatter">
            <chart:domain table:cell-range-address="Sheet3.EC2:Sheet3.EC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C</text:p>
              </table:table-cell>
              <table:table-cell office:value-type="string">
                <text:p>real</text:p>
                <draw:g>
                  <svg:desc>Sheet3.ED1:Sheet3.E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</text:p>
                <draw:g>
                  <svg:desc>Sheet3.DY2:Sheet3.DY13</svg:desc>
                </draw:g>
              </table:table-cell>
              <table:table-cell office:value-type="float" office:value="0.0270239921472945">
                <text:p>0.0270239921472945</text:p>
                <draw:g>
                  <svg:desc>Sheet3.EC2:Sheet3.EC13</svg:desc>
                </draw:g>
              </table:table-cell>
              <table:table-cell office:value-type="float" office:value="0.044367067435937">
                <text:p>0.044367067435937</text:p>
                <draw:g>
                  <svg:desc>Sheet3.ED2:Sheet3.ED13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0.0219004700871453">
                <text:p>0.0219004700871453</text:p>
              </table:table-cell>
              <table:table-cell office:value-type="float" office:value="0.0324724174099466">
                <text:p>0.0324724174099466</text:p>
              </table:table-cell>
            </table:table-row>
            <table:table-row>
              <table:table-cell office:value-type="string">
                <text:p>DNK</text:p>
              </table:table-cell>
              <table:table-cell office:value-type="float" office:value="0.00493406791674598">
                <text:p>0.00493406791674598</text:p>
              </table:table-cell>
              <table:table-cell office:value-type="float" office:value="0.00882285721290866">
                <text:p>0.00882285721290866</text:p>
              </table:table-cell>
            </table:table-row>
            <table:table-row>
              <table:table-cell office:value-type="string">
                <text:p>ISR</text:p>
              </table:table-cell>
              <table:table-cell office:value-type="float" office:value="0.0129932148901514">
                <text:p>0.0129932148901514</text:p>
              </table:table-cell>
              <table:table-cell office:value-type="float" office:value="0.00945237988735679">
                <text:p>0.00945237988735679</text:p>
              </table:table-cell>
            </table:table-row>
            <table:table-row>
              <table:table-cell office:value-type="string">
                <text:p>FRA</text:p>
              </table:table-cell>
              <table:table-cell office:value-type="float" office:value="0.0140529699504517">
                <text:p>0.0140529699504517</text:p>
              </table:table-cell>
              <table:table-cell office:value-type="float" office:value="0.0100742003577573">
                <text:p>0.0100742003577573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0.0130433019841471">
                <text:p>0.0130433019841471</text:p>
              </table:table-cell>
              <table:table-cell office:value-type="float" office:value="0.0168866944934829">
                <text:p>0.0168866944934829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0.0117843066484881">
                <text:p>0.0117843066484881</text:p>
              </table:table-cell>
              <table:table-cell office:value-type="float" office:value="0.0167819988785019">
                <text:p>0.0167819988785019</text:p>
              </table:table-cell>
            </table:table-row>
            <table:table-row>
              <table:table-cell office:value-type="string">
                <text:p>GBR</text:p>
              </table:table-cell>
              <table:table-cell office:value-type="float" office:value="0.00814243178649668">
                <text:p>0.00814243178649668</text:p>
              </table:table-cell>
              <table:table-cell office:value-type="float" office:value="0.0134951018182521">
                <text:p>0.0134951018182521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0.00932114165397054">
                <text:p>0.00932114165397054</text:p>
              </table:table-cell>
              <table:table-cell office:value-type="float" office:value="0.00844839520980932">
                <text:p>0.00844839520980932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0.0172711225836829">
                <text:p>0.0172711225836829</text:p>
              </table:table-cell>
              <table:table-cell office:value-type="float" office:value="0.0152541348627454">
                <text:p>0.0152541348627454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0.00868046049375014">
                <text:p>0.00868046049375014</text:p>
              </table:table-cell>
              <table:table-cell office:value-type="float" office:value="0.00108869252208598">
                <text:p>0.0010886925220859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0.0180727302487341">
                <text:p>0.0180727302487341</text:p>
              </table:table-cell>
              <table:table-cell office:value-type="float" office:value="0.00741934559091708">
                <text:p>0.00741934559091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3.07cm" svg:height="7.352cm" xlink:href=".." xlink:type="simple" chart:class="chart:line" chart:style-name="ch1">
        <chart:title svg:x="3.078cm" svg:y="0.283cm" chart:style-name="ch2">
          <text:p>Procento hospitalizací v o-zemích</text:p>
        </chart:title>
        <chart:legend chart:legend-position="end" svg:x="10.985cm" svg:y="0.638cm" style:legend-expansion="high" chart:style-name="ch3"/>
        <chart:plot-area chart:style-name="ch4" table:cell-range-address="Sheet3.CI1:Sheet3.CI13 Sheet3.DP1:Sheet3.DW13" chart:data-source-has-labels="both" svg:x="0.261cm" svg:y="1.209cm" svg:width="10.463cm" svg:height="5.996cm">
          <chartooo:coordinate-region svg:x="1.173cm" svg:y="1.409cm" svg:width="9.551cm" svg:height="5.149cm"/>
          <chart:axis chart:dimension="x" chart:name="primary-x" chart:style-name="ch5" chartooo:axis-type="auto">
            <chartooo:date-scale/>
            <chart:categories table:cell-range-address="Sheet3.DP1:Sheet3.DW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P2:Sheet3.DW2" chart:label-cell-address="Sheet3.CI2:Sheet3.CI2" chart:class="chart:line">
            <chart:data-point chart:repeated="8"/>
          </chart:series>
          <chart:series chart:style-name="ch9" chart:values-cell-range-address="Sheet3.DP3:Sheet3.DW3" chart:label-cell-address="Sheet3.CI3:Sheet3.CI3" chart:class="chart:line">
            <chart:data-point chart:repeated="8"/>
          </chart:series>
          <chart:series chart:style-name="ch10" chart:values-cell-range-address="Sheet3.DP4:Sheet3.DW4" chart:label-cell-address="Sheet3.CI4:Sheet3.CI4" chart:class="chart:line">
            <chart:data-point chart:repeated="8"/>
          </chart:series>
          <chart:series chart:style-name="ch11" chart:values-cell-range-address="Sheet3.DP5:Sheet3.DW5" chart:label-cell-address="Sheet3.CI5:Sheet3.CI5" chart:class="chart:line">
            <chart:data-point chart:repeated="8"/>
          </chart:series>
          <chart:series chart:style-name="ch12" chart:values-cell-range-address="Sheet3.DP6:Sheet3.DW6" chart:label-cell-address="Sheet3.CI6:Sheet3.CI6" chart:class="chart:line">
            <chart:data-point chart:repeated="8"/>
          </chart:series>
          <chart:series chart:style-name="ch13" chart:values-cell-range-address="Sheet3.DP7:Sheet3.DW7" chart:label-cell-address="Sheet3.CI7:Sheet3.CI7" chart:class="chart:line">
            <chart:data-point chart:repeated="8"/>
          </chart:series>
          <chart:series chart:style-name="ch14" chart:values-cell-range-address="Sheet3.DP8:Sheet3.DW8" chart:label-cell-address="Sheet3.CI8:Sheet3.CI8" chart:class="chart:line">
            <chart:data-point chart:repeated="8"/>
          </chart:series>
          <chart:series chart:style-name="ch15" chart:values-cell-range-address="Sheet3.DP9:Sheet3.DW9" chart:label-cell-address="Sheet3.CI9:Sheet3.CI9" chart:class="chart:line">
            <chart:data-point chart:repeated="8"/>
          </chart:series>
          <chart:series chart:style-name="ch16" chart:values-cell-range-address="Sheet3.DP10:Sheet3.DW10" chart:label-cell-address="Sheet3.CI10:Sheet3.CI10" chart:class="chart:line">
            <chart:data-point chart:repeated="8"/>
          </chart:series>
          <chart:series chart:style-name="ch17" chart:values-cell-range-address="Sheet3.DP11:Sheet3.DW11" chart:label-cell-address="Sheet3.CI11:Sheet3.CI11" chart:class="chart:line">
            <chart:data-point chart:repeated="8"/>
          </chart:series>
          <chart:series chart:style-name="ch18" chart:values-cell-range-address="Sheet3.DP12:Sheet3.DW12" chart:label-cell-address="Sheet3.CI12:Sheet3.CI12" chart:class="chart:line">
            <chart:data-point chart:repeated="8"/>
          </chart:series>
          <chart:series chart:style-name="ch19" chart:values-cell-range-address="Sheet3.DP13:Sheet3.DW13" chart:label-cell-address="Sheet3.CI13:Sheet3.CI13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4563">
                <text:p>44563</text:p>
                <draw:g>
                  <svg:desc>Sheet3.DP1:Sheet3.DW1</svg:desc>
                </draw:g>
              </table:table-cell>
              <table:table-cell office:value-type="float" office:value="44564">
                <text:p>44564</text:p>
              </table:table-cell>
              <table:table-cell office:value-type="float" office:value="44565">
                <text:p>44565</text:p>
              </table:table-cell>
              <table:table-cell office:value-type="float" office:value="44566">
                <text:p>44566</text:p>
              </table:table-cell>
              <table:table-cell office:value-type="float" office:value="44567">
                <text:p>44567</text:p>
              </table:table-cell>
              <table:table-cell office:value-type="float" office:value="44568">
                <text:p>44568</text:p>
              </table:table-cell>
              <table:table-cell office:value-type="float" office:value="44569">
                <text:p>44569</text:p>
              </table:table-cell>
              <table:table-cell office:value-type="float" office:value="44570">
                <text:p>44570</text:p>
              </table:table-cell>
            </table:table-row>
          </table:table-header-rows>
          <table:table-rows>
            <table:table-row>
              <table:table-cell office:value-type="string">
                <text:p>CZE</text:p>
                <draw:g>
                  <svg:desc>Sheet3.CI2:Sheet3.CI2</svg:desc>
                </draw:g>
              </table:table-cell>
              <table:table-cell office:value-type="float" office:value="0.0607906465779428">
                <text:p>0.0607906465779428</text:p>
                <draw:g>
                  <svg:desc>Sheet3.DP2:Sheet3.DW2</svg:desc>
                </draw:g>
              </table:table-cell>
              <table:table-cell office:value-type="float" office:value="0.0541329898682159">
                <text:p>0.0541329898682159</text:p>
              </table:table-cell>
              <table:table-cell office:value-type="float" office:value="0.0479741184558653">
                <text:p>0.0479741184558653</text:p>
              </table:table-cell>
              <table:table-cell office:value-type="float" office:value="0.0441734009948793">
                <text:p>0.0441734009948793</text:p>
              </table:table-cell>
              <table:table-cell office:value-type="float" office:value="0.0407881943614806">
                <text:p>0.0407881943614806</text:p>
              </table:table-cell>
              <table:table-cell office:value-type="float" office:value="0.0369137534167746">
                <text:p>0.0369137534167746</text:p>
              </table:table-cell>
              <table:table-cell office:value-type="float" office:value="0.0313111951868284">
                <text:p>0.0313111951868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A</text:p>
                <draw:g>
                  <svg:desc>Sheet3.CI3:Sheet3.CI3</svg:desc>
                </draw:g>
              </table:table-cell>
              <table:table-cell office:value-type="float" office:value="0.0374694136258715">
                <text:p>0.0374694136258715</text:p>
                <draw:g>
                  <svg:desc>Sheet3.DP3:Sheet3.DW3</svg:desc>
                </draw:g>
              </table:table-cell>
              <table:table-cell office:value-type="float" office:value="0.0323805677616963">
                <text:p>0.0323805677616963</text:p>
              </table:table-cell>
              <table:table-cell office:value-type="float" office:value="0.0301442093161931">
                <text:p>0.0301442093161931</text:p>
              </table:table-cell>
              <table:table-cell office:value-type="float" office:value="0.030593926265102">
                <text:p>0.030593926265102</text:p>
              </table:table-cell>
              <table:table-cell office:value-type="float" office:value="0.0304282355006368">
                <text:p>0.0304282355006368</text:p>
              </table:table-cell>
              <table:table-cell office:value-type="float" office:value="0.0287147652228196">
                <text:p>0.0287147652228196</text:p>
              </table:table-cell>
              <table:table-cell office:value-type="float" office:value="0.0282701200933769">
                <text:p>0.0282701200933769</text:p>
              </table:table-cell>
              <table:table-cell office:value-type="float" office:value="0.0289699083782069">
                <text:p>0.0289699083782069</text:p>
              </table:table-cell>
            </table:table-row>
            <table:table-row>
              <table:table-cell office:value-type="string">
                <text:p>DNK</text:p>
                <draw:g>
                  <svg:desc>Sheet3.CI4:Sheet3.CI4</svg:desc>
                </draw:g>
              </table:table-cell>
              <table:table-cell office:value-type="float" office:value="0.00772914780839084">
                <text:p>0.00772914780839084</text:p>
                <draw:g>
                  <svg:desc>Sheet3.DP4:Sheet3.DW4</svg:desc>
                </draw:g>
              </table:table-cell>
              <table:table-cell office:value-type="float" office:value="0.0102837906307208">
                <text:p>0.0102837906307208</text:p>
              </table:table-cell>
              <table:table-cell office:value-type="float" office:value="0.00935426120449875">
                <text:p>0.00935426120449875</text:p>
              </table:table-cell>
              <table:table-cell office:value-type="float" office:value="0.00876469622046255">
                <text:p>0.00876469622046255</text:p>
              </table:table-cell>
              <table:table-cell office:value-type="float" office:value="0.00831332385400138">
                <text:p>0.008313323854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R</text:p>
                <draw:g>
                  <svg:desc>Sheet3.CI5:Sheet3.CI5</svg:desc>
                </draw:g>
              </table:table-cell>
              <table:table-cell office:value-type="float" office:value="0.00994882773359363">
                <text:p>0.00994882773359363</text:p>
                <draw:g>
                  <svg:desc>Sheet3.DP5:Sheet3.DW5</svg:desc>
                </draw:g>
              </table:table-cell>
              <table:table-cell office:value-type="float" office:value="0.00915709608872005">
                <text:p>0.00915709608872005</text:p>
              </table:table-cell>
              <table:table-cell office:value-type="float" office:value="0.0099024669743173">
                <text:p>0.0099024669743173</text:p>
              </table:table-cell>
              <table:table-cell office:value-type="float" office:value="0.00873882455150119">
                <text:p>0.00873882455150119</text:p>
              </table:table-cell>
              <table:table-cell office:value-type="float" office:value="0.00805535860302247">
                <text:p>0.00805535860302247</text:p>
              </table:table-cell>
              <table:table-cell office:value-type="float" office:value="0.00789795546611382">
                <text:p>0.00789795546611382</text:p>
              </table:table-cell>
              <table:table-cell office:value-type="float" office:value="0.00767238430812927">
                <text:p>0.00767238430812927</text:p>
              </table:table-cell>
              <table:table-cell office:value-type="float" office:value="0.00684452619045181">
                <text:p>0.00684452619045181</text:p>
              </table:table-cell>
            </table:table-row>
            <table:table-row>
              <table:table-cell office:value-type="string">
                <text:p>FRA</text:p>
                <draw:g>
                  <svg:desc>Sheet3.CI6:Sheet3.CI6</svg:desc>
                </draw:g>
              </table:table-cell>
              <table:table-cell office:value-type="float" office:value="0.00995624071859248">
                <text:p>0.00995624071859248</text:p>
                <draw:g>
                  <svg:desc>Sheet3.DP6:Sheet3.DW6</svg:desc>
                </draw:g>
              </table:table-cell>
              <table:table-cell office:value-type="float" office:value="0.0100907127211066">
                <text:p>0.0100907127211066</text:p>
              </table:table-cell>
              <table:table-cell office:value-type="float" office:value="0.0099667166067853">
                <text:p>0.0099667166067853</text:p>
              </table:table-cell>
              <table:table-cell office:value-type="float" office:value="0.00945984799452525">
                <text:p>0.00945984799452525</text:p>
              </table:table-cell>
              <table:table-cell office:value-type="float" office:value="0.00942308458219701">
                <text:p>0.00942308458219701</text:p>
              </table:table-cell>
              <table:table-cell office:value-type="float" office:value="0.00905257220599606">
                <text:p>0.00905257220599606</text:p>
              </table:table-cell>
              <table:table-cell office:value-type="float" office:value="0.00884545914006707">
                <text:p>0.00884545914006707</text:p>
              </table:table-cell>
              <table:table-cell office:value-type="float" office:value="0.00781859008612205">
                <text:p>0.00781859008612205</text:p>
              </table:table-cell>
            </table:table-row>
            <table:table-row>
              <table:table-cell office:value-type="string">
                <text:p>ITA</text:p>
                <draw:g>
                  <svg:desc>Sheet3.CI7:Sheet3.CI7</svg:desc>
                </draw:g>
              </table:table-cell>
              <table:table-cell office:value-type="float" office:value="NaN">
                <text:p>NaN</text:p>
                <draw:g>
                  <svg:desc>Sheet3.DP7:Sheet3.DW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P</text:p>
                <draw:g>
                  <svg:desc>Sheet3.CI8:Sheet3.CI8</svg:desc>
                </draw:g>
              </table:table-cell>
              <table:table-cell office:value-type="float" office:value="0.0180306933769799">
                <text:p>0.0180306933769799</text:p>
                <draw:g>
                  <svg:desc>Sheet3.DP8:Sheet3.DW8</svg:desc>
                </draw:g>
              </table:table-cell>
              <table:table-cell office:value-type="float" office:value="0.0148540087205227">
                <text:p>0.0148540087205227</text:p>
              </table:table-cell>
              <table:table-cell office:value-type="float" office:value="0.0150852057300663">
                <text:p>0.0150852057300663</text:p>
              </table:table-cell>
              <table:table-cell office:value-type="float" office:value="0.0149820997631027">
                <text:p>0.0149820997631027</text:p>
              </table:table-cell>
              <table:table-cell office:value-type="float" office:value="0.019245843300273">
                <text:p>0.019245843300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BR</text:p>
                <draw:g>
                  <svg:desc>Sheet3.CI9:Sheet3.CI9</svg:desc>
                </draw:g>
              </table:table-cell>
              <table:table-cell office:value-type="float" office:value="0.0138314943252691">
                <text:p>0.0138314943252691</text:p>
                <draw:g>
                  <svg:desc>Sheet3.DP9:Sheet3.DW9</svg:desc>
                </draw:g>
              </table:table-cell>
              <table:table-cell office:value-type="float" office:value="0.0133221012765421">
                <text:p>0.01332210127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L</text:p>
                <draw:g>
                  <svg:desc>Sheet3.CI10:Sheet3.CI10</svg:desc>
                </draw:g>
              </table:table-cell>
              <table:table-cell office:value-type="float" office:value="0.00844839520980932">
                <text:p>0.00844839520980932</text:p>
                <draw:g>
                  <svg:desc>Sheet3.DP10:Sheet3.DW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C</text:p>
                <draw:g>
                  <svg:desc>Sheet3.CI11:Sheet3.CI11</svg:desc>
                </draw:g>
              </table:table-cell>
              <table:table-cell office:value-type="float" office:value="0.0152541348627454">
                <text:p>0.0152541348627454</text:p>
                <draw:g>
                  <svg:desc>Sheet3.DP11:Sheet3.DW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T</text:p>
                <draw:g>
                  <svg:desc>Sheet3.CI12:Sheet3.CI12</svg:desc>
                </draw:g>
              </table:table-cell>
              <table:table-cell office:value-type="float" office:value="0.00108869252208598">
                <text:p>0.00108869252208598</text:p>
                <draw:g>
                  <svg:desc>Sheet3.DP12:Sheet3.DW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</text:p>
                <draw:g>
                  <svg:desc>Sheet3.CI13:Sheet3.CI13</svg:desc>
                </draw:g>
              </table:table-cell>
              <table:table-cell office:value-type="float" office:value="0.00741934559091708">
                <text:p>0.00741934559091708</text:p>
                <draw:g>
                  <svg:desc>Sheet3.DP13:Sheet3.DW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46cm" svg:height="8.506cm" xlink:href=".." xlink:type="simple" chart:class="chart:scatter" chart:column-mapping="0" chart:style-name="ch1">
        <chart:title svg:x="2.309cm" svg:y="0.306cm" chart:style-name="ch2">
          <text:p>% hospitalizace vs očkování</text:p>
        </chart:title>
        <chart:plot-area chart:style-name="ch3" table:cell-range-address="Sheet3.DY1:Sheet3.DZ13 Sheet3.EB2:Sheet3.EB13" chart:data-source-has-labels="both" svg:x="0.208cm" svg:y="1.255cm" svg:width="10.03cm" svg:height="7.081cm">
          <chartooo:coordinate-region svg:x="1.306cm" svg:y="1.455cm" svg:width="8.746cm" svg:height="6.234cm"/>
          <chart:axis chart:dimension="x" chart:name="primary-x" chart:style-name="ch4" chartooo:axis-type="auto">
            <chart:categories table:cell-range-address="Sheet3.DY2:Sheet3.DY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Z2:Sheet3.DZ13" chart:label-cell-address="Sheet3.DZ1:Sheet3.DZ1" chart:class="chart:scatter">
            <chart:domain table:cell-range-address="Sheet3.EB2:Sheet3.EB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B</text:p>
              </table:table-cell>
              <table:table-cell office:value-type="string">
                <text:p>Hosp Ratio</text:p>
                <draw:g>
                  <svg:desc>Sheet3.DZ1:Sheet3.D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ZE</text:p>
                <draw:g>
                  <svg:desc>Sheet3.DY2:Sheet3.DY13</svg:desc>
                </draw:g>
              </table:table-cell>
              <table:table-cell office:value-type="float" office:value="63.6614285714286">
                <text:p>63.6614285714286</text:p>
                <draw:g>
                  <svg:desc>Sheet3.EB2:Sheet3.EB13</svg:desc>
                </draw:g>
              </table:table-cell>
              <table:table-cell office:value-type="float" office:value="0.044367067435937">
                <text:p>0.044367067435937</text:p>
                <draw:g>
                  <svg:desc>Sheet3.DZ2:Sheet3.DZ13</svg:desc>
                </draw:g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3.8685714285714">
                <text:p>73.8685714285714</text:p>
              </table:table-cell>
              <table:table-cell office:value-type="float" office:value="0.0324724174099466">
                <text:p>0.0324724174099466</text:p>
              </table:table-cell>
            </table:table-row>
            <table:table-row>
              <table:table-cell office:value-type="string">
                <text:p>DNK</text:p>
              </table:table-cell>
              <table:table-cell office:value-type="float" office:value="82.655">
                <text:p>82.655</text:p>
              </table:table-cell>
              <table:table-cell office:value-type="float" office:value="0.00882285721290866">
                <text:p>0.00882285721290866</text:p>
              </table:table-cell>
            </table:table-row>
            <table:table-row>
              <table:table-cell office:value-type="string">
                <text:p>ISR</text:p>
              </table:table-cell>
              <table:table-cell office:value-type="float" office:value="70.7757142857143">
                <text:p>70.7757142857143</text:p>
              </table:table-cell>
              <table:table-cell office:value-type="float" office:value="0.00945237988735679">
                <text:p>0.00945237988735679</text:p>
              </table:table-cell>
            </table:table-row>
            <table:table-row>
              <table:table-cell office:value-type="string">
                <text:p>FRA</text:p>
              </table:table-cell>
              <table:table-cell office:value-type="float" office:value="78.495">
                <text:p>78.495</text:p>
              </table:table-cell>
              <table:table-cell office:value-type="float" office:value="0.0100742003577573">
                <text:p>0.0100742003577573</text:p>
              </table:table-cell>
            </table:table-row>
            <table:table-row>
              <table:table-cell office:value-type="string">
                <text:p>ITA</text:p>
              </table:table-cell>
              <table:table-cell office:value-type="float" office:value="80.2378571428571">
                <text:p>80.2378571428571</text:p>
              </table:table-cell>
              <table:table-cell office:value-type="float" office:value="0.0168866944934829">
                <text:p>0.0168866944934829</text:p>
              </table:table-cell>
            </table:table-row>
            <table:table-row>
              <table:table-cell office:value-type="string">
                <text:p>ESP</text:p>
              </table:table-cell>
              <table:table-cell office:value-type="float" office:value="85.01625">
                <text:p>85.01625</text:p>
              </table:table-cell>
              <table:table-cell office:value-type="float" office:value="0.0167819988785019">
                <text:p>0.0167819988785019</text:p>
              </table:table-cell>
            </table:table-row>
            <table:table-row>
              <table:table-cell office:value-type="string">
                <text:p>GBR</text:p>
              </table:table-cell>
              <table:table-cell office:value-type="float" office:value="75.95">
                <text:p>75.95</text:p>
              </table:table-cell>
              <table:table-cell office:value-type="float" office:value="0.0134951018182521">
                <text:p>0.0134951018182521</text:p>
              </table:table-cell>
            </table:table-row>
            <table:table-row>
              <table:table-cell office:value-type="string">
                <text:p>IRL</text:p>
              </table:table-cell>
              <table:table-cell office:value-type="float" office:value="78.1871428571428">
                <text:p>78.1871428571428</text:p>
              </table:table-cell>
              <table:table-cell office:value-type="float" office:value="0.00844839520980932">
                <text:p>0.00844839520980932</text:p>
              </table:table-cell>
            </table:table-row>
            <table:table-row>
              <table:table-cell office:value-type="string">
                <text:p>GRC</text:p>
              </table:table-cell>
              <table:table-cell office:value-type="float" office:value="72.0892857142857">
                <text:p>72.0892857142857</text:p>
              </table:table-cell>
              <table:table-cell office:value-type="float" office:value="0.0152541348627454">
                <text:p>0.0152541348627454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90.6028571428572">
                <text:p>90.6028571428572</text:p>
              </table:table-cell>
              <table:table-cell office:value-type="float" office:value="0.00108869252208598">
                <text:p>0.00108869252208598</text:p>
              </table:table-cell>
            </table:table-row>
            <table:table-row>
              <table:table-cell office:value-type="string">
                <text:p>LUX</text:p>
              </table:table-cell>
              <table:table-cell office:value-type="float" office:value="73.0071428571429">
                <text:p>73.0071428571429</text:p>
              </table:table-cell>
              <table:table-cell office:value-type="float" office:value="0.00741934559091708">
                <text:p>0.007419345590917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